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59cm"/>
    </style:style>
    <style:style style:name="co2" style:family="table-column">
      <style:table-column-properties fo:break-before="auto" style:column-width="1.233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2.678cm"/>
    </style:style>
    <style:style style:name="co5" style:family="table-column">
      <style:table-column-properties fo:break-before="auto" style:column-width="3.57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078cm"/>
    </style:style>
    <style:style style:name="co8" style:family="table-column">
      <style:table-column-properties fo:break-before="auto" style:column-width="0.688cm"/>
    </style:style>
    <style:style style:name="co9" style:family="table-column">
      <style:table-column-properties fo:break-before="auto" style:column-width="2.342cm"/>
    </style:style>
    <style:style style:name="co10" style:family="table-column">
      <style:table-column-properties fo:break-before="auto" style:column-width="0.933cm"/>
    </style:style>
    <style:style style:name="co11" style:family="table-column">
      <style:table-column-properties fo:break-before="auto" style:column-width="1.575cm"/>
    </style:style>
    <style:style style:name="co12" style:family="table-column">
      <style:table-column-properties fo:break-before="auto" style:column-width="2.588cm"/>
    </style:style>
    <style:style style:name="co13" style:family="table-column">
      <style:table-column-properties fo:break-before="auto" style:column-width="1.381cm"/>
    </style:style>
    <style:style style:name="co14" style:family="table-column">
      <style:table-column-properties fo:break-before="auto" style:column-width="2.487cm"/>
    </style:style>
    <style:style style:name="co15" style:family="table-column">
      <style:table-column-properties fo:break-before="auto" style:column-width="0.961cm"/>
    </style:style>
    <style:style style:name="co16" style:family="table-column">
      <style:table-column-properties fo:break-before="auto" style:column-width="2.646cm"/>
    </style:style>
    <style:style style:name="co17" style:family="table-column">
      <style:table-column-properties fo:break-before="auto" style:column-width="1.905cm"/>
    </style:style>
    <style:style style:name="co18" style:family="table-column">
      <style:table-column-properties fo:break-before="auto" style:column-width="1.062cm"/>
    </style:style>
    <style:style style:name="co19" style:family="table-column">
      <style:table-column-properties fo:break-before="auto" style:column-width="0.407cm"/>
    </style:style>
    <style:style style:name="co20" style:family="table-column">
      <style:table-column-properties fo:break-before="auto" style:column-width="1.042cm"/>
    </style:style>
    <style:style style:name="co21" style:family="table-column">
      <style:table-column-properties fo:break-before="auto" style:column-width="2.214cm"/>
    </style:style>
    <style:style style:name="co22" style:family="table-column">
      <style:table-column-properties fo:break-before="auto" style:column-width="1.152cm"/>
    </style:style>
    <style:style style:name="co23" style:family="table-column">
      <style:table-column-properties fo:break-before="auto" style:column-width="1.824cm"/>
    </style:style>
    <style:style style:name="co24" style:family="table-column">
      <style:table-column-properties fo:break-before="auto" style:column-width="2.559cm"/>
    </style:style>
    <style:style style:name="co25" style:family="table-column">
      <style:table-column-properties fo:break-before="auto" style:column-width="1.401cm"/>
    </style:style>
    <style:style style:name="co26" style:family="table-column">
      <style:table-column-properties fo:break-before="auto" style:column-width="2.26cm"/>
    </style:style>
    <style:style style:name="co27" style:family="table-column">
      <style:table-column-properties fo:break-before="auto" style:column-width="0.907cm"/>
    </style:style>
    <style:style style:name="co28" style:family="table-column">
      <style:table-column-properties fo:break-before="auto" style:column-width="2.314cm"/>
    </style:style>
    <style:style style:name="co29" style:family="table-column">
      <style:table-column-properties fo:break-before="auto" style:column-width="2.75cm"/>
    </style:style>
    <style:style style:name="co30" style:family="table-column">
      <style:table-column-properties fo:break-before="auto" style:column-width="4.057cm"/>
    </style:style>
    <style:style style:name="co31" style:family="table-column">
      <style:table-column-properties fo:break-before="auto" style:column-width="0.926cm"/>
    </style:style>
    <style:style style:name="co32" style:family="table-column">
      <style:table-column-properties fo:break-before="auto" style:column-width="0.743cm"/>
    </style:style>
    <style:style style:name="co33" style:family="table-column">
      <style:table-column-properties fo:break-before="auto" style:column-width="1.397cm"/>
    </style:style>
    <style:style style:name="co34" style:family="table-column">
      <style:table-column-properties fo:break-before="auto" style:column-width="2.043cm"/>
    </style:style>
    <style:style style:name="co35" style:family="table-column">
      <style:table-column-properties fo:break-before="auto" style:column-width="3.076cm"/>
    </style:style>
    <style:style style:name="co36" style:family="table-column">
      <style:table-column-properties fo:break-before="auto" style:column-width="2.995cm"/>
    </style:style>
    <style:style style:name="co37" style:family="table-column">
      <style:table-column-properties fo:break-before="auto" style:column-width="1.42cm"/>
    </style:style>
    <style:style style:name="co38" style:family="table-column">
      <style:table-column-properties fo:break-before="auto" style:column-width="1.827cm"/>
    </style:style>
    <style:style style:name="co39" style:family="table-column">
      <style:table-column-properties fo:break-before="auto" style:column-width="1.439cm"/>
    </style:style>
    <style:style style:name="co40" style:family="table-column">
      <style:table-column-properties fo:break-before="auto" style:column-width="1.73cm"/>
    </style:style>
    <style:style style:name="co41" style:family="table-column">
      <style:table-column-properties fo:break-before="auto" style:column-width="1.443cm"/>
    </style:style>
    <style:style style:name="co42" style:family="table-column">
      <style:table-column-properties fo:break-before="auto" style:column-width="0.762cm"/>
    </style:style>
    <style:style style:name="co43" style:family="table-column">
      <style:table-column-properties fo:break-before="auto" style:column-width="1.524cm"/>
    </style:style>
    <style:style style:name="co44" style:family="table-column">
      <style:table-column-properties fo:break-before="auto" style:column-width="1.75cm"/>
    </style:style>
    <style:style style:name="co45" style:family="table-column">
      <style:table-column-properties fo:break-before="auto" style:column-width="1.924cm"/>
    </style:style>
    <style:style style:name="co46" style:family="table-column">
      <style:table-column-properties fo:break-before="auto" style:column-width="1.323cm"/>
    </style:style>
    <style:style style:name="co47" style:family="table-column">
      <style:table-column-properties fo:break-before="auto" style:column-width="15.67cm"/>
    </style:style>
    <style:style style:name="co48" style:family="table-column">
      <style:table-column-properties fo:break-before="auto" style:column-width="18.366cm"/>
    </style:style>
    <style:style style:name="co49" style:family="table-column">
      <style:table-column-properties fo:break-before="auto" style:column-width="0.55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778cm" fo:break-before="auto" style:use-optimal-row-height="true"/>
    </style:style>
    <style:style style:name="ro6" style:family="table-row">
      <style:table-row-properties style:row-height="1.3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9" style:family="table-cell" style:parent-style-name="Default">
      <style:table-cell-properties fo:background-color="#fc5c00"/>
      <style:text-properties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ext-properties fo:font-size="10pt" style:font-size-asian="10pt" style:font-size-complex="10pt"/>
    </style:style>
    <style:style style:name="ce27" style:family="table-cell" style:parent-style-name="Default">
      <style:table-cell-properties fo:background-color="#fc5c00"/>
      <style:text-properties fo:font-weight="bold" style:font-weight-asian="bold" style:font-weight-complex="bold"/>
    </style:style>
    <style:style style:name="ce2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0369a3" style:cell-protect="protected" style:print-content="true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 style:data-style-name="N100">
      <style:table-cell-properties fo:background-color="#f5cd53" style:cell-protect="protected" style:print-content="true" style:text-align-source="fix" style:repeat-content="false" fo:border="0.74pt solid #000000"/>
      <style:paragraph-properties fo:text-align="end" fo:margin-left="0cm"/>
      <style:text-properties style:font-name="Liberation Mono"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f5cd53" style:cell-protect="protected" style:print-content="true" fo:border-left="0.74pt solid #000000" fo:border-right="0.74pt solid #000000" fo:border-top="none"/>
      <style:text-properties style:font-name="Liberation Mono"/>
    </style:style>
    <style:style style:name="ce15" style:family="table-cell" style:parent-style-name="Default">
      <style:table-cell-properties fo:border-bottom="0.74pt solid #000000" fo:background-color="#f5cd53" style:cell-protect="protected" style:print-content="true" fo:border-left="0.74pt solid #000000" fo:border-right="0.74pt solid #000000" fo:border-top="none"/>
      <style:text-properties style:font-name="Liberation Mono"/>
    </style:style>
    <style:style style:name="ce16" style:family="table-cell" style:parent-style-name="Default">
      <style:table-cell-properties fo:border-bottom="none" style:cell-protect="protected" style:print-content="true" fo:border-left="none" fo:border-right="none" fo:border-top="0.74pt solid #000000"/>
      <style:text-properties style:font-name="Liberation Mono"/>
    </style:style>
    <style:style style:name="ce18" style:family="table-cell" style:parent-style-name="Default">
      <style:table-cell-properties fo:background-color="#c9211e" style:cell-protect="protected formula-hidden" style:print-content="true" fo:border="0.74pt solid #000000"/>
      <style:text-properties fo:color="#ffffff" style:font-name="Liberation Mono" fo:font-weight="bold" style:font-weight-asian="bold" style:font-weight-complex="bold"/>
    </style:style>
    <style:style style:name="ce20" style:family="table-cell" style:parent-style-name="Default">
      <style:table-cell-properties fo:background-color="#f7fc00" style:cell-protect="protected formula-hidden" style:print-content="true" fo:border="0.74pt solid #000000"/>
      <style:text-properties fo:color="#ffffff" style:font-name="Liberation Mono" fo:font-weight="bold" style:font-weight-asian="bold" style:font-weight-complex="bold"/>
    </style:style>
    <style:style style:name="ce21" style:family="table-cell" style:parent-style-name="Default">
      <style:table-cell-properties fo:background-color="#2cee0e" style:cell-protect="protected formula-hidden" style:print-content="true" style:text-align-source="fix" style:repeat-content="false" fo:border="0.74pt solid #000000"/>
      <style:paragraph-properties fo:text-align="center" fo:margin-left="0cm"/>
      <style:text-properties fo:color="#ffffff" style:font-name="Liberation Mono" fo:font-weight="bold" style:font-weight-asian="bold" style:font-weight-complex="bold"/>
    </style:style>
    <style:style style:name="ce29" style:family="table-cell" style:parent-style-name="Default" style:data-style-name="N0">
      <style:table-cell-properties fo:border-bottom="none" fo:background-color="#18a303" style:cell-protect="protected formula-hidden" style:print-content="true" style:text-align-source="fix" style:repeat-content="false" fo:border-left="0.74pt solid #000000" fo:border-right="0.74pt solid #000000" fo:border-top="none"/>
      <style:paragraph-properties fo:text-align="start" fo:margin-left="0cm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style:cell-protect="protected" style:print-content="true"/>
      <style:text-properties style:font-name="Liberation Mono"/>
    </style:style>
    <style:style style:name="ce30" style:family="table-cell" style:parent-style-name="Default">
      <style:table-cell-properties style:cell-protect="protected formula-hidden" style:print-content="true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fo:border-bottom="0.74pt solid #000000" style:cell-protect="protected" style:print-content="true" style:text-align-source="fix" style:repeat-content="false" fo:border-left="0.74pt solid #000000" fo:border-right="none" fo:border-top="0.74pt solid #000000"/>
      <style:paragraph-properties fo:text-align="end" fo:margin-left="0cm"/>
      <style:text-properties style:font-name="Liberation Mono"/>
    </style:style>
    <style:style style:name="ce35" style:family="table-cell" style:parent-style-name="Default">
      <style:table-cell-properties fo:border-bottom="none" style:cell-protect="protected" style:print-content="true" style:text-align-source="fix" style:repeat-content="false" fo:border-left="0.74pt solid #000000" fo:border-right="0.74pt solid #000000" fo:border-top="none"/>
      <style:paragraph-properties fo:text-align="end" fo:margin-left="0cm"/>
      <style:text-properties style:font-name="Liberation Mono"/>
    </style:style>
    <style:style style:name="ce37" style:family="table-cell" style:parent-style-name="Default">
      <style:table-cell-properties fo:border-bottom="0.74pt solid #000000" style:cell-protect="protected" style:print-content="true" style:text-align-source="fix" style:repeat-content="false" fo:border-left="0.74pt solid #000000" fo:border-right="0.74pt solid #000000" fo:border-top="none"/>
      <style:paragraph-properties fo:text-align="end" fo:margin-left="0cm"/>
      <style:text-properties style:font-name="Liberation Mono"/>
    </style:style>
    <style:style style:name="ce36" style:family="table-cell" style:parent-style-name="Default">
      <style:table-cell-properties fo:border-bottom="none" fo:background-color="#63bbee" style:cell-protect="protected" style:print-content="true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45" style:family="table-cell" style:parent-style-name="Default" style:data-style-name="N100">
      <style:table-cell-properties fo:background-color="#f5cd53" style:cell-protect="protected" style:print-content="true" style:text-align-source="fix" style:repeat-content="false" fo:border="0.74pt solid #000000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264" style:family="table-cell" style:parent-style-name="Default" style:data-style-name="N100">
      <style:table-cell-properties fo:border-bottom="none" fo:background-color="#dc85e9" style:cell-protect="none" style:print-content="true" style:text-align-source="fix" style:repeat-content="false" fo:border-left="0.74pt solid #000000" fo:border-right="0.74pt solid #000000" fo:border-top="none"/>
      <style:paragraph-properties fo:text-align="start" fo:margin-left="0cm"/>
      <style:text-properties style:use-window-font-color="true" style:font-name="Liberation Mono" fo:font-weight="bold" style:font-weight-asian="bold" style:font-weight-complex="bold"/>
    </style:style>
    <style:style style:name="ce49" style:family="table-cell" style:parent-style-name="Default" style:data-style-name="N100">
      <style:table-cell-properties fo:border-bottom="0.74pt solid #000000" fo:background-color="#dc85e9" style:cell-protect="none" style:print-content="true" style:text-align-source="fix" style:repeat-content="false" fo:border-left="0.74pt solid #000000" fo:border-right="0.74pt solid #000000" fo:border-top="none"/>
      <style:paragraph-properties fo:text-align="start" fo:margin-left="0cm"/>
      <style:text-properties style:use-window-font-color="true" style:font-name="Liberation Mono" fo:font-weight="bold" style:font-weight-asian="bold" style:font-weight-complex="bold"/>
    </style:style>
    <style:style style:name="ce50" style:family="table-cell" style:parent-style-name="Default">
      <style:table-cell-properties fo:border-bottom="none" fo:background-color="#ccf4c6" style:cell-protect="protected" style:print-content="true" fo:border-left="0.74pt solid #000000" fo:border-right="0.74pt solid #000000" fo:border-top="0.74pt solid #000000"/>
      <style:text-properties style:font-name="Liberation Mono"/>
    </style:style>
    <style:style style:name="ce52" style:family="table-cell" style:parent-style-name="Default">
      <style:table-cell-properties fo:border-bottom="none" fo:background-color="#ccf4c6" style:cell-protect="protected" style:print-content="true" fo:border-left="0.74pt solid #000000" fo:border-right="0.74pt solid #000000" fo:border-top="none"/>
      <style:text-properties style:font-name="Liberation Mono"/>
    </style:style>
    <style:style style:name="ce53" style:family="table-cell" style:parent-style-name="Default">
      <style:table-cell-properties fo:border-bottom="0.74pt solid #000000" fo:background-color="#ccf4c6" style:cell-protect="protected" style:print-content="true" fo:border-left="0.74pt solid #000000" fo:border-right="0.74pt solid #000000" fo:border-top="none"/>
      <style:text-properties style:font-name="Liberation Mono"/>
    </style:style>
    <style:style style:name="ce55" style:family="table-cell" style:parent-style-name="Default">
      <style:table-cell-properties style:cell-protect="protected formula-hidden" style:print-content="true"/>
      <style:text-properties style:font-name="Liberation Mono" fo:font-weight="bold" style:font-weight-asian="bold" style:font-weight-complex="bold"/>
    </style:style>
    <style:style style:name="ce51" style:family="table-cell" style:parent-style-name="Default">
      <style:table-cell-properties style:cell-protect="protected" style:print-content="true"/>
      <style:text-properties style:font-name="Liberation Mono" fo:font-weight="bold" style:font-weight-asian="bold" style:font-weight-complex="bold"/>
    </style:style>
    <style:style style:name="ce150" style:family="table-cell" style:parent-style-name="Default">
      <style:table-cell-properties style:cell-protect="protected formula-hidden" style:print-content="true"/>
      <style:text-properties style:font-name="Liberation Mono" fo:font-size="14pt" style:font-size-asian="14pt" style:font-size-complex="14pt"/>
    </style:style>
    <style:style style:name="ce54" style:family="table-cell" style:parent-style-name="Default">
      <style:table-cell-properties fo:background-color="#ffd74c" style:cell-protect="protected" style:print-content="true" fo:border="0.74pt solid #000000"/>
      <style:text-properties style:font-name="Liberation Mono" fo:font-weight="bold" style:font-weight-asian="bold" style:font-weight-complex="bold"/>
    </style:style>
    <style:style style:name="ce56" style:family="table-cell" style:parent-style-name="Default">
      <style:table-cell-properties style:cell-protect="protected" style:print-content="true" fo:border="none"/>
      <style:text-properties style:font-name="Liberation Mono" fo:font-weight="normal" style:font-weight-asian="normal" style:font-weight-complex="normal"/>
    </style:style>
    <style:style style:name="ce66" style:family="table-cell" style:parent-style-name="Default">
      <style:table-cell-properties fo:border-bottom="0.74pt solid #000000" style:cell-protect="protected" style:print-content="true" fo:border-left="none" fo:border-right="none" fo:border-top="none"/>
      <style:text-properties style:font-name="Liberation Mono"/>
    </style:style>
    <style:style style:name="ce64" style:family="table-cell" style:parent-style-name="Default" style:data-style-name="N100">
      <style:table-cell-properties fo:background-color="#f5cd53" style:cell-protect="protected" style:print-content="true" style:text-align-source="fix" style:repeat-content="false" fo:wrap-option="wrap" fo:border="0.74pt solid #000000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68" style:family="table-cell" style:parent-style-name="Default" style:data-style-name="N0">
      <style:table-cell-properties fo:border-bottom="none" fo:background-color="#c9211e" style:cell-protect="none" style:print-content="true" fo:border-left="0.74pt solid #000000" fo:border-right="0.74pt solid #000000" fo:border-top="none"/>
      <style:text-properties fo:color="#ffffff" style:font-name="Liberation Mono" fo:font-weight="bold" style:font-weight-asian="bold" style:font-weight-complex="bold"/>
    </style:style>
    <style:style style:name="ce61" style:family="table-cell" style:parent-style-name="Default">
      <style:table-cell-properties fo:border-bottom="none" fo:background-color="#c9211e" style:cell-protect="none" style:print-content="true" fo:border-left="0.74pt solid #000000" fo:border-right="0.74pt solid #000000" fo:border-top="none"/>
      <style:text-properties fo:color="#ffffff" style:font-name="Liberation Mono" fo:font-weight="bold" style:font-weight-asian="bold" style:font-weight-complex="bold"/>
    </style:style>
    <style:style style:name="ce65" style:family="table-cell" style:parent-style-name="Default">
      <style:table-cell-properties fo:border-bottom="0.74pt solid #000000" style:cell-protect="protected" style:print-content="true" fo:border-left="none" fo:border-right="none" fo:border-top="0.74pt solid #000000"/>
      <style:text-properties style:font-name="Liberation Mono"/>
    </style:style>
    <style:style style:name="ce75" style:family="table-cell" style:parent-style-name="Default">
      <style:table-cell-properties fo:border-bottom="none" style:cell-protect="protected" style:print-content="true" fo:border-left="none" fo:border-right="0.74pt solid #000000" fo:border-top="none"/>
      <style:text-properties style:font-name="Liberation Mono"/>
    </style:style>
    <style:style style:name="ce74" style:family="table-cell" style:parent-style-name="Default">
      <style:table-cell-properties fo:border-bottom="0.74pt solid #000000" style:cell-protect="protected" style:print-content="true" fo:border-left="none" fo:border-right="0.74pt solid #000000" fo:border-top="none"/>
      <style:text-properties style:font-name="Liberation Mono"/>
    </style:style>
    <style:style style:name="ce73" style:family="table-cell" style:parent-style-name="Default">
      <style:table-cell-properties fo:border-bottom="none" style:cell-protect="protected" style:print-content="true" fo:border-left="0.74pt solid #000000" fo:border-right="0.74pt solid #000000" fo:border-top="0.74pt solid #000000"/>
      <style:text-properties style:font-name="Liberation Mono"/>
    </style:style>
    <style:style style:name="ce77" style:family="table-cell" style:parent-style-name="Default" style:data-style-name="N0">
      <style:table-cell-properties fo:border-bottom="none" fo:background-color="#c9211e" style:cell-protect="protected" style:print-content="true" fo:border-left="0.74pt solid #000000" fo:border-right="0.74pt solid #000000" fo:border-top="none"/>
      <style:text-properties fo:color="#ffffff" style:font-name="Liberation Mono" fo:font-weight="bold" style:font-weight-asian="bold" style:font-weight-complex="bold"/>
    </style:style>
    <style:style style:name="ce82" style:family="table-cell" style:parent-style-name="Default">
      <style:table-cell-properties style:cell-protect="protected formula-hidden" style:print-content="true"/>
      <style:text-properties style:font-name="Liberation Mono"/>
    </style:style>
    <style:style style:name="ce87" style:family="table-cell" style:parent-style-name="Default">
      <style:table-cell-properties style:cell-protect="protected" style:print-content="true" fo:border="none"/>
      <style:text-properties style:font-name="Liberation Mono"/>
    </style:style>
    <style:style style:name="ce78" style:family="table-cell" style:parent-style-name="Default" style:data-style-name="N100">
      <style:table-cell-properties fo:background-color="#d36118" style:cell-protect="protected" style:print-content="true" style:text-align-source="fix" style:repeat-content="false" fo:wrap-option="wrap" fo:border="0.74pt solid #000000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288" style:family="table-cell" style:parent-style-name="Default">
      <style:table-cell-properties fo:border-bottom="none" fo:background-color="#dc85e9" style:cell-protect="none" style:print-content="true" fo:border-left="0.74pt solid #000000" fo:border-right="0.74pt solid #000000" fo:border-top="none"/>
      <style:text-properties style:font-name="Liberation Mono"/>
    </style:style>
    <style:style style:name="ce83" style:family="table-cell" style:parent-style-name="Default">
      <style:table-cell-properties fo:border-bottom="none" fo:background-color="#f7fc00" style:cell-protect="protected" style:print-content="true" fo:border-left="0.74pt solid #000000" fo:border-right="0.74pt solid #000000" fo:border-top="none"/>
      <style:text-properties style:font-name="Liberation Mono" fo:font-weight="bold" style:font-weight-asian="bold" style:font-weight-complex="bold"/>
    </style:style>
    <style:style style:name="ce84" style:family="table-cell" style:parent-style-name="Default">
      <style:table-cell-properties fo:border-bottom="0.74pt solid #000000" fo:background-color="#f7fc00" style:cell-protect="protected" style:print-content="true" fo:border-left="0.74pt solid #000000" fo:border-right="0.74pt solid #000000" fo:border-top="none"/>
      <style:text-properties style:font-name="Liberation Mono" fo:font-weight="bold" style:font-weight-asian="bold" style:font-weight-complex="bold"/>
    </style:style>
    <style:style style:name="ce86" style:family="table-cell" style:parent-style-name="Default">
      <style:table-cell-properties fo:background-color="#0369a3" style:cell-protect="protected" style:print-content="true" style:text-align-source="fix" style:repeat-content="false" fo:wrap-option="wrap" fo:border="0.74pt solid #000000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157" style:family="table-cell" style:parent-style-name="Default">
      <style:table-cell-properties fo:background-color="#c9211e" style:cell-protect="protected formula-hidden" style:print-content="true"/>
      <style:text-properties style:font-name="Liberation Mono" fo:font-size="14pt" fo:font-weight="bold" style:font-size-asian="14pt" style:font-weight-asian="bold" style:font-size-complex="14pt" style:font-weight-complex="bold"/>
    </style:style>
    <style:style style:name="ce94" style:family="table-cell" style:parent-style-name="Default">
      <style:table-cell-properties fo:border-bottom="none" fo:background-color="#2cee0e" style:cell-protect="protected" style:print-content="true" fo:border-left="0.74pt solid #000000" fo:border-right="0.74pt solid #000000" fo:border-top="none"/>
      <style:text-properties fo:color="#000000" style:font-name="Liberation Mono" fo:font-weight="bold" style:font-weight-asian="bold" style:font-weight-complex="bold"/>
    </style:style>
    <style:style style:name="ce98" style:family="table-cell" style:parent-style-name="Default" style:data-style-name="N0">
      <style:table-cell-properties fo:border-bottom="none" fo:background-color="#2cee0e" style:cell-protect="protected" style:print-content="true" fo:border-left="0.74pt solid #000000" fo:border-right="0.74pt solid #000000" fo:border-top="none"/>
      <style:text-properties fo:color="#000000" style:font-name="Liberation Mono" fo:font-weight="bold" style:font-weight-asian="bold" style:font-weight-complex="bold"/>
    </style:style>
    <style:style style:name="ce99" style:family="table-cell" style:parent-style-name="Default">
      <style:table-cell-properties fo:border-bottom="0.74pt solid #000000" fo:background-color="#2cee0e" style:cell-protect="protected" style:print-content="true" fo:border-left="0.74pt solid #000000" fo:border-right="0.74pt solid #000000" fo:border-top="none"/>
      <style:text-properties fo:color="#000000" style:font-name="Liberation Mono" fo:font-weight="bold" style:font-weight-asian="bold" style:font-weight-complex="bold"/>
    </style:style>
    <style:style style:name="ce101" style:family="table-cell" style:parent-style-name="Default" style:data-style-name="N0">
      <style:table-cell-properties fo:background-color="#2cee0e" style:cell-protect="protected" style:print-content="true"/>
      <style:text-properties fo:color="#000000" style:font-name="Liberation Mono" fo:font-size="14pt" fo:font-weight="bold" style:font-size-asian="14pt" style:font-weight-asian="bold" style:font-size-complex="14pt" style:font-weight-complex="bold"/>
    </style:style>
    <style:style style:name="ce297" style:family="table-cell" style:parent-style-name="Default">
      <style:table-cell-properties fo:background-color="#18a303" style:cell-protect="none" style:print-content="true"/>
      <style:text-properties fo:color="#000000" style:font-name="Liberation Mono" fo:font-size="14pt" fo:font-weight="bold" style:font-size-asian="14pt" style:font-weight-asian="bold" style:font-size-complex="14pt" style:font-weight-complex="bold"/>
    </style:style>
    <style:style style:name="ce102" style:family="table-cell" style:parent-style-name="Default" style:data-style-name="N0">
      <style:table-cell-properties fo:background-color="#f5cd53" style:cell-protect="protected" style:print-content="true" style:text-align-source="fix" style:repeat-content="false" fo:wrap-option="wrap" fo:border="0.74pt solid #000000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104" style:family="table-cell" style:parent-style-name="Default">
      <style:table-cell-properties fo:border-bottom="none" fo:background-color="#2cee0e" style:cell-protect="protected" style:print-content="true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000000" style:font-name="Liberation Mono" fo:font-weight="bold" style:font-weight-asian="bold" style:font-weight-complex="bold"/>
    </style:style>
    <style:style style:name="ce105" style:family="table-cell" style:parent-style-name="Default" style:data-style-name="N0">
      <style:table-cell-properties fo:border-bottom="none" fo:background-color="#2cee0e" style:cell-protect="protected" style:print-content="true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000000" style:font-name="Liberation Mono" fo:font-weight="bold" style:font-weight-asian="bold" style:font-weight-complex="bold"/>
    </style:style>
    <style:style style:name="ce106" style:family="table-cell" style:parent-style-name="Default">
      <style:table-cell-properties fo:border-bottom="0.74pt solid #000000" fo:background-color="#2cee0e" style:cell-protect="protected" style:print-content="true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000000" style:font-name="Liberation Mono" fo:font-weight="bold" style:font-weight-asian="bold" style:font-weight-complex="bold"/>
    </style:style>
    <style:style style:name="ce112" style:family="table-cell" style:parent-style-name="Default">
      <style:table-cell-properties fo:border-bottom="none" fo:background-color="#ccf4c6" style:cell-protect="protected" style:print-content="true" fo:border-left="0.74pt solid #000000" fo:border-right="0.74pt solid #000000" fo:border-top="0.74pt solid #000000"/>
      <style:text-properties fo:color="#000000" style:font-name="Liberation Mono"/>
    </style:style>
    <style:style style:name="ce114" style:family="table-cell" style:parent-style-name="Default">
      <style:table-cell-properties fo:border-bottom="none" fo:background-color="#ccf4c6" style:cell-protect="protected" style:print-content="true" fo:border-left="0.74pt solid #000000" fo:border-right="0.74pt solid #000000" fo:border-top="none"/>
      <style:text-properties fo:color="#000000" style:font-name="Liberation Mono"/>
    </style:style>
    <style:style style:name="ce115" style:family="table-cell" style:parent-style-name="Default">
      <style:table-cell-properties fo:border-bottom="0.74pt solid #000000" fo:background-color="#ccf4c6" style:cell-protect="protected" style:print-content="true" fo:border-left="0.74pt solid #000000" fo:border-right="0.74pt solid #000000" fo:border-top="none"/>
      <style:text-properties fo:color="#000000" style:font-name="Liberation Mono"/>
    </style:style>
    <style:style style:name="ce304" style:family="table-cell" style:parent-style-name="Default">
      <style:table-cell-properties fo:background-color="#dc85e9" style:cell-protect="none" style:print-content="true" fo:border="0.74pt solid #000000"/>
      <style:text-properties style:font-name="Liberation Mono"/>
    </style:style>
    <style:style style:name="ce117" style:family="table-cell" style:parent-style-name="Default">
      <style:table-cell-properties fo:background-color="#aadcf7" style:cell-protect="protected formula-hidden" style:print-content="true" style:text-align-source="fix" style:repeat-content="false" fo:border="0.74pt solid #000000"/>
      <style:paragraph-properties fo:text-align="start" fo:margin-left="0cm"/>
      <style:text-properties style:use-window-font-color="true" style:font-name="Liberation Mono" fo:font-weight="bold" style:font-weight-asian="bold" style:font-weight-complex="bold"/>
    </style:style>
    <style:style style:name="ce128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end" fo:margin-left="0cm"/>
      <style:text-properties style:font-name="Liberation Mono"/>
    </style:style>
    <style:style style:name="ce12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end" fo:margin-left="0cm"/>
      <style:text-properties style:font-name="Liberation Mono" fo:font-weight="bold" style:font-weight-asian="bold" style:font-weight-complex="bold"/>
    </style:style>
    <style:style style:name="ce109" style:family="table-cell" style:parent-style-name="Default" style:data-style-name="N0">
      <style:table-cell-properties fo:background-color="#c9211e" style:cell-protect="protected" style:print-content="true"/>
      <style:text-properties style:font-name="Liberation Mono" fo:font-size="14pt" fo:font-weight="bold" style:font-size-asian="14pt" style:font-weight-asian="bold" style:font-size-complex="14pt" style:font-weight-complex="bold"/>
    </style:style>
    <style:style style:name="ce119" style:family="table-cell" style:parent-style-name="Default">
      <style:table-cell-properties fo:background-color="#8e03a3" style:cell-protect="none" style:print-content="true"/>
      <style:text-properties style:font-name="Liberation Mono" fo:font-size="14pt" fo:font-weight="bold" style:font-size-asian="14pt" style:font-weight-asian="bold" style:font-size-complex="14pt" style:font-weight-complex="bold"/>
    </style:style>
    <style:style style:name="ce110" style:family="table-cell" style:parent-style-name="Default">
      <style:table-cell-properties fo:border-bottom="none" fo:background-color="#63bbee" style:cell-protect="protected" style:print-content="true" style:text-align-source="fix" style:repeat-content="false" fo:border-left="0.74pt solid #000000" fo:border-right="0.74pt solid #000000" fo:border-top="0.74pt solid #000000"/>
      <style:paragraph-properties fo:text-align="end" fo:margin-left="0cm"/>
      <style:text-properties style:font-name="Liberation Mono"/>
    </style:style>
    <style:style style:name="ce124" style:family="table-cell" style:parent-style-name="Default" style:data-style-name="N0">
      <style:table-cell-properties fo:border-bottom="none" fo:background-color="#ccf4c6" style:cell-protect="protected" style:print-content="true" style:text-align-source="fix" style:repeat-content="false" fo:border-left="0.74pt solid #000000" fo:border-right="0.74pt solid #000000" fo:border-top="none"/>
      <style:paragraph-properties fo:text-align="start" fo:margin-left="0cm"/>
      <style:text-properties style:font-name="Liberation Mono"/>
    </style:style>
    <style:style style:name="ce125" style:family="table-cell" style:parent-style-name="Default" style:data-style-name="N0">
      <style:table-cell-properties fo:border-bottom="0.74pt solid #000000" fo:background-color="#ccf4c6" style:cell-protect="protected" style:print-content="true" style:text-align-source="fix" style:repeat-content="false" fo:border-left="0.74pt solid #000000" fo:border-right="0.74pt solid #000000" fo:border-top="none"/>
      <style:paragraph-properties fo:text-align="start" fo:margin-left="0cm"/>
      <style:text-properties style:font-name="Liberation Mono"/>
    </style:style>
    <style:style style:name="ce126" style:family="table-cell" style:parent-style-name="Default" style:data-style-name="N0">
      <style:table-cell-properties fo:border-bottom="none" fo:background-color="#ccf4c6" style:cell-protect="protected" style:print-content="true" style:text-align-source="fix" style:repeat-content="false" fo:border-left="0.74pt solid #000000" fo:border-right="0.74pt solid #000000" fo:border-top="0.74pt solid #000000"/>
      <style:paragraph-properties fo:text-align="start" fo:margin-left="0cm"/>
      <style:text-properties style:font-name="Liberation Mono"/>
    </style:style>
    <style:style style:name="ce136" style:family="table-cell" style:parent-style-name="Default" style:data-style-name="N0">
      <style:table-cell-properties fo:border-bottom="0.74pt solid #000000" fo:background-color="#ccf4c6" style:cell-protect="hidden-and-protected" style:print-content="true" style:text-align-source="fix" style:repeat-content="false" fo:border-left="0.74pt solid #000000" fo:border-right="0.74pt solid #000000" fo:border-top="none"/>
      <style:paragraph-properties fo:text-align="start" fo:margin-left="0cm"/>
      <style:text-properties style:use-window-font-color="true" style:font-name="Liberation Mono" fo:font-weight="bold" style:font-weight-asian="bold" style:font-weight-complex="bold"/>
    </style:style>
    <style:style style:name="ce147" style:family="table-cell" style:parent-style-name="Default">
      <style:table-cell-properties fo:background-color="#c9211e" style:cell-protect="protected" style:print-content="true" style:text-align-source="fix" style:repeat-content="false"/>
      <style:paragraph-properties fo:text-align="start" fo:margin-left="0cm"/>
      <style:text-properties style:font-name="Liberation Mono"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style:cell-protect="protected" style:print-content="true"/>
      <style:text-properties style:font-name="Liberation Mono" fo:font-size="14pt" style:font-size-asian="14pt" style:font-size-complex="14pt"/>
    </style:style>
    <style:style style:name="ce142" style:family="table-cell" style:parent-style-name="Default">
      <style:table-cell-properties style:cell-protect="protected" style:print-content="true" style:text-align-source="fix" style:repeat-content="false"/>
      <style:paragraph-properties fo:text-align="end" fo:margin-left="0cm"/>
      <style:text-properties style:font-name="Liberation Mono"/>
    </style:style>
    <style:style style:name="ce145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0.74pt solid #000000" fo:border-top="0.74pt solid #000000"/>
      <style:paragraph-properties fo:text-align="end" fo:margin-left="0cm"/>
      <style:text-properties style:font-name="Liberation Mono"/>
    </style:style>
    <style:style style:name="ce146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74pt solid #000000" fo:border-top="none"/>
      <style:paragraph-properties fo:text-align="end" fo:margin-left="0cm"/>
      <style:text-properties style:font-name="Liberation Mono"/>
    </style:style>
    <style:style style:name="ce193" style:family="table-cell" style:parent-style-name="Default">
      <style:table-cell-properties fo:border-bottom="none" style:cell-protect="protected" style:print-content="true" style:text-align-source="fix" style:repeat-content="false" fo:border-left="0.74pt solid #000000" fo:border-right="0.74pt solid #000000" fo:border-top="0.74pt solid #000000"/>
      <style:paragraph-properties fo:text-align="start" fo:margin-left="0cm"/>
      <style:text-properties style:font-name="Liberation Mono"/>
    </style:style>
    <style:style style:name="ce194" style:family="table-cell" style:parent-style-name="Default">
      <style:table-cell-properties fo:background-color="#c9211e" style:cell-protect="protected" style:print-content="true" style:text-align-source="fix" style:repeat-content="false"/>
      <style:paragraph-properties fo:text-align="end" fo:margin-left="0cm"/>
      <style:text-properties style:font-name="Liberation Mono" fo:font-size="14pt" fo:font-weight="bold" style:font-size-asian="14pt" style:font-weight-asian="bold" style:font-size-complex="14pt" style:font-weight-complex="bold"/>
    </style:style>
    <style:style style:name="ce161" style:family="table-cell" style:parent-style-name="Default">
      <style:table-cell-properties style:cell-protect="protected" style:print-content="true" style:text-align-source="fix" style:repeat-content="false"/>
      <style:paragraph-properties fo:text-align="start" fo:margin-left="0cm"/>
      <style:text-properties style:font-name="Liberation Mono"/>
    </style:style>
    <style:style style:name="ce172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start" fo:margin-left="0cm"/>
      <style:text-properties style:font-name="Liberation Mono"/>
    </style:style>
    <style:style style:name="ce199" style:family="table-cell" style:parent-style-name="Default">
      <style:table-cell-properties fo:border-bottom="none" style:cell-protect="protected" style:print-content="true" style:text-align-source="fix" style:repeat-content="false" fo:border-left="0.74pt solid #000000" fo:border-right="0.74pt solid #000000" fo:border-top="0.74pt solid #000000"/>
      <style:paragraph-properties fo:text-align="end" fo:margin-left="0cm"/>
      <style:text-properties style:font-name="Liberation Mono"/>
    </style:style>
    <style:style style:name="ce160" style:family="table-cell" style:parent-style-name="Default" style:data-style-name="N0">
      <style:table-cell-properties fo:border-bottom="0.74pt solid #000000" fo:background-color="#2cee0e" style:cell-protect="protected" style:print-content="true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000000" style:font-name="Liberation Mono" fo:font-weight="bold" style:font-weight-asian="bold" style:font-weight-complex="bold"/>
    </style:style>
    <style:style style:name="ce93" style:family="table-cell" style:parent-style-name="Default">
      <style:table-cell-properties fo:background-color="#c9211e" style:cell-protect="protected" style:print-content="true"/>
      <style:text-properties style:font-name="Liberation Mono" fo:font-size="14pt" fo:font-weight="bold" style:font-size-asian="14pt" style:font-weight-asian="bold" style:font-size-complex="14pt" style:font-weight-complex="bold"/>
    </style:style>
    <style:style style:name="ce196" style:family="table-cell" style:parent-style-name="Default">
      <style:table-cell-properties fo:border-bottom="none" style:cell-protect="protected" style:print-content="true" style:text-align-source="fix" style:repeat-content="false" fo:border-left="none" fo:border-right="none" fo:border-top="0.74pt solid #000000"/>
      <style:paragraph-properties fo:text-align="end" fo:margin-left="0cm"/>
      <style:text-properties style:font-name="Liberation Mono"/>
    </style:style>
    <style:style style:name="ce19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end" fo:margin-left="0cm"/>
      <style:text-properties style:font-name="Liberation Mono"/>
    </style:style>
    <style:style style:name="ce202" style:family="table-cell" style:parent-style-name="Default">
      <style:table-cell-properties fo:border-bottom="none" style:cell-protect="protected" style:print-content="true" fo:border-left="none" fo:border-right="none" fo:border-top="0.74pt solid #000000"/>
      <style:text-properties style:font-name="Liberation Mono"/>
    </style:style>
    <style:style style:name="ce13" style:family="table-cell" style:parent-style-name="Default">
      <style:table-cell-properties fo:background-color="#f5cd53" style:cell-protect="protected" style:print-content="true" style:text-align-source="fix" style:repeat-content="false" fo:border="0.74pt solid #000000"/>
      <style:paragraph-properties fo:text-align="end" fo:margin-left="0cm"/>
      <style:text-properties style:font-name="Liberation Mono" fo:font-weight="bold" style:font-weight-asian="bold" style:font-weight-complex="bold"/>
    </style:style>
    <style:style style:name="ce39" style:family="table-cell" style:parent-style-name="Default">
      <style:table-cell-properties fo:background-color="#f5cd53" style:cell-protect="protected" style:print-content="true" style:text-align-source="fix" style:repeat-content="false" fo:border="0.74pt solid #000000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180" style:family="table-cell" style:parent-style-name="Default" style:data-style-name="N0">
      <style:table-cell-properties fo:border-bottom="none" fo:background-color="#18a303" style:cell-protect="protected" style:print-content="true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000000" style:font-name="Liberation Mono" fo:font-weight="bold" style:font-weight-asian="bold" style:font-weight-complex="bold"/>
    </style:style>
    <style:style style:name="ce204" style:family="table-cell" style:parent-style-name="Default" style:data-style-name="N100">
      <style:table-cell-properties fo:border-bottom="none" fo:background-color="#ccf4c6" style:cell-protect="protected" style:print-content="true" style:text-align-source="fix" style:repeat-content="false" fo:border-left="0.74pt solid #000000" fo:border-right="0.74pt solid #000000" fo:border-top="0.74pt solid #000000"/>
      <style:paragraph-properties fo:text-align="start" fo:margin-left="0cm"/>
      <style:text-properties style:font-name="Liberation Mono"/>
    </style:style>
    <style:style style:name="ce223" style:family="table-cell" style:parent-style-name="Default" style:data-style-name="N100">
      <style:table-cell-properties fo:border-bottom="none" fo:background-color="#ccf4c6" style:cell-protect="protected" style:print-content="true" style:text-align-source="fix" style:repeat-content="false" fo:border-left="0.74pt solid #000000" fo:border-right="0.74pt solid #000000" fo:border-top="none"/>
      <style:paragraph-properties fo:text-align="start" fo:margin-left="0cm"/>
      <style:text-properties style:font-name="Liberation Mono"/>
    </style:style>
    <style:style style:name="ce59" style:family="table-cell" style:parent-style-name="Default">
      <style:table-cell-properties fo:background-color="#f5cd53" style:cell-protect="protected" style:print-content="true" style:text-align-source="fix" style:repeat-content="false" fo:wrap-option="wrap" fo:border="0.74pt solid #000000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224" style:family="table-cell" style:parent-style-name="Default" style:data-style-name="N0">
      <style:table-cell-properties fo:border-bottom="none" fo:background-color="#ccf4c6" style:cell-protect="protected" style:print-content="true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Liberation Mono"/>
    </style:style>
    <style:style style:name="ce201" style:family="table-cell" style:parent-style-name="Default" style:data-style-name="N0">
      <style:table-cell-properties fo:border-bottom="none" fo:background-color="#ccf4c6" style:cell-protect="protected" style:print-content="true" fo:border-left="0.74pt solid #000000" fo:border-right="0.74pt solid #000000" fo:border-top="none"/>
      <style:text-properties style:font-name="Liberation Mono"/>
    </style:style>
    <style:style style:name="ce227" style:family="table-cell" style:parent-style-name="Default" style:data-style-name="N0">
      <style:table-cell-properties fo:border-bottom="0.74pt solid #000000" fo:background-color="#ccf4c6" style:cell-protect="protected" style:print-content="true" fo:border-left="0.74pt solid #000000" fo:border-right="0.74pt solid #000000" fo:border-top="none"/>
      <style:text-properties style:font-name="Liberation Mono"/>
    </style:style>
    <style:style style:name="ce228" style:family="table-cell" style:parent-style-name="Default" style:data-style-name="N0">
      <style:table-cell-properties fo:border-bottom="none" fo:background-color="#ccf4c6" style:cell-protect="protected" style:print-content="true" fo:border-left="0.74pt solid #000000" fo:border-right="0.74pt solid #000000" fo:border-top="0.74pt solid #000000"/>
      <style:text-properties style:font-name="Liberation Mono"/>
    </style:style>
    <style:style style:name="ce80" style:family="table-cell" style:parent-style-name="Default">
      <style:table-cell-properties fo:background-color="#d36118" style:cell-protect="protected" style:print-content="true" style:text-align-source="fix" style:repeat-content="false" fo:wrap-option="wrap" fo:border="0.74pt solid #000000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229" style:family="table-cell" style:parent-style-name="Default">
      <style:table-cell-properties fo:border-bottom="none" fo:background-color="#aadcf7" style:cell-protect="protected formula-hidden" style:print-content="true" style:text-align-source="fix" style:repeat-content="false" fo:border-left="none" fo:border-right="0.74pt solid #000000" fo:border-top="none"/>
      <style:paragraph-properties fo:text-align="start" fo:margin-left="0cm"/>
      <style:text-properties style:use-window-font-color="true" style:font-name="Liberation Mono" fo:font-weight="bold" style:font-weight-asian="bold" style:font-weight-complex="bold"/>
    </style:style>
    <style:style style:name="ce230" style:family="table-cell" style:parent-style-name="Default">
      <style:table-cell-properties fo:border-bottom="none" fo:background-color="#ccf4c6" style:cell-protect="protected" style:print-content="true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231" style:family="table-cell" style:parent-style-name="Default">
      <style:table-cell-properties fo:border-bottom="none" fo:background-color="#ccf4c6" style:cell-protect="protected" style:print-content="true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232" style:family="table-cell" style:parent-style-name="Default">
      <style:table-cell-properties fo:border-bottom="0.74pt solid #000000" fo:background-color="#ccf4c6" style:cell-protect="protected" style:print-content="true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85" style:family="table-cell" style:parent-style-name="Default">
      <style:text-properties style:font-name="Liberation Mono" fo:font-size="14pt" style:font-size-asian="14pt" style:font-size-complex="14pt"/>
    </style:style>
    <style:style style:name="ce234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c9211e" style:font-name="Liberation Mono" fo:font-size="20pt" fo:font-weight="bold" style:font-size-asian="20pt" style:font-weight-asian="bold" style:font-size-complex="20pt" style:font-weight-complex="bold"/>
    </style:style>
    <style:style style:name="ce235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fo:color="#c9211e" style:font-name="Liberation Mono" fo:font-weight="bold" style:font-weight-asian="bold" style:font-weight-complex="bold"/>
    </style:style>
    <style:style style:name="ce236" style:family="table-cell" style:parent-style-name="Default" style:data-style-name="N0">
      <style:table-cell-properties style:cell-protect="protected" style:print-content="true" style:text-align-source="fix" style:repeat-content="false"/>
      <style:paragraph-properties fo:text-align="center" fo:margin-left="0cm"/>
      <style:text-properties fo:color="#fc5c00" style:font-name="Liberation Mono" fo:font-size="28pt" fo:font-weight="bold" style:font-size-asian="28pt" style:font-weight-asian="bold" style:font-size-complex="28pt" style:font-weight-complex="bold"/>
    </style:style>
    <style:style style:name="ce220" style:family="table-cell" style:parent-style-name="Default">
      <style:table-cell-properties fo:background-color="#0369a3" style:cell-protect="protected" style:print-content="true" style:text-align-source="fix" style:repeat-content="false" fo:border="0.74pt solid #000000"/>
      <style:paragraph-properties fo:text-align="center" fo:margin-left="0cm"/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ce238" style:family="table-cell" style:parent-style-name="Default">
      <style:table-cell-properties style:cell-protect="protected" style:print-content="true" style:text-align-source="fix" style:repeat-content="false"/>
      <style:paragraph-properties fo:text-align="end" fo:margin-left="0cm"/>
      <style:text-properties style:font-name="Liberation Mono" fo:font-weight="bold" style:font-weight-asian="bold" style:font-weight-complex="bold"/>
    </style:style>
    <style:style style:name="ce221" style:family="table-cell" style:parent-style-name="Default">
      <style:table-cell-properties fo:border-bottom="none" fo:background-color="#63bbee" style:cell-protect="protected" style:print-content="true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style:font-name="Liberation Mono" fo:font-size="18pt" fo:font-weight="bold" style:font-size-asian="18pt" style:font-weight-asian="bold" style:font-size-complex="18pt" style:font-weight-complex="bold"/>
    </style:style>
    <style:style style:name="ce219" style:family="table-cell" style:parent-style-name="Default" style:data-style-name="N100">
      <style:table-cell-properties fo:border-bottom="none" fo:background-color="#dc85e9" style:cell-protect="none" style:print-content="true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000000" style:font-name="Liberation Mono" fo:font-weight="bold" style:font-weight-asian="bold" style:font-weight-complex="bold"/>
    </style:style>
    <style:style style:name="ce225" style:family="table-cell" style:parent-style-name="Default">
      <style:table-cell-properties fo:border-bottom="none" fo:background-color="#dc85e9" style:cell-protect="none" style:print-content="true" fo:border-left="0.74pt solid #000000" fo:border-right="0.74pt solid #000000" fo:border-top="none"/>
      <style:text-properties fo:color="#000000" style:font-name="Liberation Mono" fo:font-weight="bold" style:font-weight-asian="bold" style:font-weight-complex="bold"/>
    </style:style>
    <style:style style:name="ce242" style:family="table-cell" style:parent-style-name="Default">
      <style:table-cell-properties fo:border-bottom="0.74pt solid #000000" fo:background-color="#dc85e9" style:cell-protect="none" style:print-content="true" fo:border-left="0.74pt solid #000000" fo:border-right="0.74pt solid #000000" fo:border-top="none"/>
      <style:text-properties fo:color="#000000" style:font-name="Liberation Mono" fo:font-weight="bold" style:font-weight-asian="bold" style:font-weight-complex="bold"/>
    </style:style>
    <style:style style:name="ce243" style:family="table-cell" style:parent-style-name="Default">
      <style:table-cell-properties fo:border-bottom="none" fo:background-color="#dc85e9" style:cell-protect="protected" style:print-content="true" fo:border-left="0.74pt solid #000000" fo:border-right="0.74pt solid #000000" fo:border-top="none"/>
      <style:text-properties style:font-name="Liberation Mono"/>
    </style:style>
    <style:style style:name="ce244" style:family="table-cell" style:parent-style-name="Default">
      <style:table-cell-properties fo:border-bottom="0.74pt solid #000000" fo:background-color="#dc85e9" style:cell-protect="protected" style:print-content="true" fo:border-left="0.74pt solid #000000" fo:border-right="0.74pt solid #000000" fo:border-top="none"/>
      <style:text-properties style:font-name="Liberation Mono"/>
    </style:style>
    <style:style style:name="ce226" style:family="table-cell" style:parent-style-name="Default">
      <style:table-cell-properties fo:border-bottom="0.74pt solid #000000" fo:background-color="#aadcf7" style:cell-protect="protected formula-hidden" style:print-content="true" style:text-align-source="fix" style:repeat-content="false" fo:border-left="none" fo:border-right="0.74pt solid #000000" fo:border-top="none"/>
      <style:paragraph-properties fo:text-align="start" fo:margin-left="0cm"/>
      <style:text-properties style:use-window-font-color="true" style:font-name="Liberation Mono" fo:font-weight="bold" style:font-weight-asian="bold" style:font-weight-complex="bold"/>
    </style:style>
    <style:style style:name="ce233" style:family="table-cell" style:parent-style-name="Default">
      <style:text-properties style:font-name="Liberation Mono"/>
    </style:style>
    <style:style style:name="ce222" style:family="table-cell" style:parent-style-name="Default">
      <style:table-cell-properties fo:border-bottom="none" fo:background-color="#dc85e9" style:cell-protect="none" style:print-content="true" fo:border-left="0.74pt solid #000000" fo:border-right="0.74pt solid #000000" fo:border-top="none"/>
      <style:text-properties fo:color="#000000" style:font-name="Liberation Mono" fo:font-weight="bold" style:font-weight-asian="bold" style:font-weight-complex="bold"/>
    </style:style>
    <style:style style:name="ce248" style:family="table-cell" style:parent-style-name="Default">
      <style:table-cell-properties fo:border-bottom="none" fo:background-color="#0369a3" style:cell-protect="protected formula-hidden" style:print-content="true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style:font-name="Liberation Mono" fo:font-size="18pt" fo:font-weight="bold" style:font-size-asian="18pt" style:font-weight-asian="bold" style:font-size-complex="18pt" style:font-weight-complex="bold"/>
    </style:style>
    <style:style style:name="ce138" style:family="table-cell" style:parent-style-name="Default">
      <style:table-cell-properties fo:background-color="#f5cd53" style:cell-protect="protected formula-hidden" style:print-content="true" style:text-align-source="fix" style:repeat-content="false" fo:border="0.74pt solid #000000"/>
      <style:paragraph-properties fo:text-align="end" fo:margin-left="0cm"/>
      <style:text-properties style:font-name="Liberation Mono" fo:font-weight="bold" style:font-weight-asian="bold" style:font-weight-complex="bold"/>
    </style:style>
    <style:style style:name="ce139" style:family="table-cell" style:parent-style-name="Default">
      <style:table-cell-properties fo:border-bottom="none" fo:background-color="#f5cd53" style:cell-protect="protected formula-hidden" style:print-content="true" fo:border-left="0.74pt solid #000000" fo:border-right="0.74pt solid #000000" fo:border-top="none"/>
      <style:text-properties style:font-name="Liberation Mono"/>
    </style:style>
    <style:style style:name="ce140" style:family="table-cell" style:parent-style-name="Default">
      <style:table-cell-properties fo:border-bottom="0.74pt solid #000000" fo:background-color="#f5cd53" style:cell-protect="protected formula-hidden" style:print-content="true" fo:border-left="0.74pt solid #000000" fo:border-right="0.74pt solid #000000" fo:border-top="none"/>
      <style:text-properties style:font-name="Liberation Mono"/>
    </style:style>
    <style:style style:name="ce254" style:family="table-cell" style:parent-style-name="Default">
      <style:table-cell-properties fo:background-color="#ffd74c" style:cell-protect="protected formula-hidden" style:print-content="true" style:text-align-source="fix" style:repeat-content="false" fo:border="0.74pt solid #000000"/>
      <style:paragraph-properties fo:text-align="end" fo:margin-left="0cm"/>
      <style:text-properties style:font-name="Liberation Mono"/>
    </style:style>
    <style:style style:name="ce250" style:family="table-cell" style:parent-style-name="Default">
      <style:table-cell-properties fo:border-bottom="none" style:cell-protect="protected formula-hidden" style:print-content="true" fo:border-left="0.74pt solid #000000" fo:border-right="0.74pt solid #000000" fo:border-top="0.74pt solid #000000"/>
      <style:text-properties style:font-name="Liberation Mono"/>
    </style:style>
    <style:style style:name="ce251" style:family="table-cell" style:parent-style-name="Default">
      <style:table-cell-properties fo:border-bottom="none" style:cell-protect="protected formula-hidden" style:print-content="true" fo:border-left="0.74pt solid #000000" fo:border-right="0.74pt solid #000000" fo:border-top="none"/>
      <style:text-properties style:font-name="Liberation Mono"/>
    </style:style>
    <style:style style:name="ce252" style:family="table-cell" style:parent-style-name="Default">
      <style:table-cell-properties fo:border-bottom="0.74pt solid #000000" style:cell-protect="protected formula-hidden" style:print-content="true" fo:border-left="0.74pt solid #000000" fo:border-right="0.74pt solid #000000" fo:border-top="none"/>
      <style:text-properties style:font-name="Liberation Mono"/>
    </style:style>
    <style:style style:name="ce143" style:family="table-cell" style:parent-style-name="Default">
      <style:table-cell-properties fo:border-bottom="none" fo:background-color="#63bbee" style:cell-protect="protected formula-hidden" style:print-content="true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144" style:family="table-cell" style:parent-style-name="Default">
      <style:table-cell-properties fo:background-color="#f5cd53" style:cell-protect="protected formula-hidden" style:print-content="true" style:text-align-source="fix" style:repeat-content="false" fo:border="0.74pt solid #000000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265" style:family="table-cell" style:parent-style-name="Default" style:data-style-name="N100">
      <style:table-cell-properties fo:border-bottom="0.74pt solid #000000" fo:background-color="#dc85e9" style:cell-protect="none" style:print-content="true" style:text-align-source="fix" style:repeat-content="false" fo:border-left="0.74pt solid #000000" fo:border-right="0.74pt solid #000000" fo:border-top="none"/>
      <style:paragraph-properties fo:text-align="start" fo:margin-left="0cm"/>
      <style:text-properties style:use-window-font-color="true" style:font-name="Liberation Mono" fo:font-weight="bold" style:font-weight-asian="bold" style:font-weight-complex="bold"/>
    </style:style>
    <style:style style:name="ce267" style:family="table-cell" style:parent-style-name="Default">
      <style:table-cell-properties fo:border-bottom="none" fo:background-color="#ccf4c6" style:cell-protect="protected formula-hidden" style:print-content="true" fo:border-left="0.74pt solid #000000" fo:border-right="0.74pt solid #000000" fo:border-top="0.74pt solid #000000"/>
      <style:text-properties style:font-name="Liberation Mono"/>
    </style:style>
    <style:style style:name="ce268" style:family="table-cell" style:parent-style-name="Default">
      <style:table-cell-properties fo:border-bottom="none" fo:background-color="#ccf4c6" style:cell-protect="protected formula-hidden" style:print-content="true" fo:border-left="0.74pt solid #000000" fo:border-right="0.74pt solid #000000" fo:border-top="none"/>
      <style:text-properties style:font-name="Liberation Mono"/>
    </style:style>
    <style:style style:name="ce269" style:family="table-cell" style:parent-style-name="Default">
      <style:table-cell-properties fo:border-bottom="0.74pt solid #000000" fo:background-color="#ccf4c6" style:cell-protect="protected formula-hidden" style:print-content="true" fo:border-left="0.74pt solid #000000" fo:border-right="0.74pt solid #000000" fo:border-top="none"/>
      <style:text-properties style:font-name="Liberation Mono"/>
    </style:style>
    <style:style style:name="ce272" style:family="table-cell" style:parent-style-name="Default">
      <style:table-cell-properties fo:border-bottom="0.74pt solid #000000" fo:background-color="#ffd74c" style:cell-protect="protected formula-hidden" style:print-content="true" fo:border-left="none" fo:border-right="0.74pt solid #000000" fo:border-top="0.74pt solid #000000"/>
      <style:text-properties style:font-name="Liberation Mono" fo:font-weight="bold" style:font-weight-asian="bold" style:font-weight-complex="bold"/>
    </style:style>
    <style:style style:name="ce262" style:family="table-cell" style:parent-style-name="Default">
      <style:table-cell-properties fo:border-bottom="none" style:cell-protect="protected" style:print-content="true" fo:border-left="0.74pt solid #000000" fo:border-right="0.74pt solid #000000" fo:border-top="none"/>
      <style:text-properties style:font-name="Liberation Mono"/>
    </style:style>
    <style:style style:name="ce263" style:family="table-cell" style:parent-style-name="Default">
      <style:table-cell-properties fo:border-bottom="0.74pt solid #000000" style:cell-protect="protected" style:print-content="true" fo:border-left="0.74pt solid #000000" fo:border-right="0.74pt solid #000000" fo:border-top="none"/>
      <style:text-properties style:font-name="Liberation Mono"/>
    </style:style>
    <style:style style:name="ce151" style:family="table-cell" style:parent-style-name="Default">
      <style:table-cell-properties fo:background-color="#f5cd53" style:cell-protect="protected formula-hidden" style:print-content="true" style:text-align-source="fix" style:repeat-content="false" fo:wrap-option="wrap" fo:border="0.74pt solid #000000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152" style:family="table-cell" style:parent-style-name="Default">
      <style:table-cell-properties fo:border-bottom="none" fo:background-color="#c9211e" style:cell-protect="protected formula-hidden" style:print-content="true" fo:border-left="0.74pt solid #000000" fo:border-right="0.74pt solid #000000" fo:border-top="none"/>
      <style:text-properties fo:color="#ffffff" style:font-name="Liberation Mono" fo:font-weight="bold" style:font-weight-asian="bold" style:font-weight-complex="bold"/>
    </style:style>
    <style:style style:name="ce283" style:family="table-cell" style:parent-style-name="Default">
      <style:table-cell-properties fo:border-bottom="0.74pt solid #000000" fo:background-color="#ffd74c" style:cell-protect="protected formula-hidden" style:print-content="true" fo:border-left="none" fo:border-right="none" fo:border-top="0.74pt solid #000000"/>
      <style:text-properties style:font-name="Liberation Mono"/>
    </style:style>
    <style:style style:name="ce284" style:family="table-cell" style:parent-style-name="Default">
      <style:table-cell-properties fo:border-bottom="none" style:cell-protect="protected formula-hidden" style:print-content="true" fo:border-left="none" fo:border-right="0.74pt solid #000000" fo:border-top="none"/>
      <style:text-properties style:font-name="Liberation Mono"/>
    </style:style>
    <style:style style:name="ce285" style:family="table-cell" style:parent-style-name="Default">
      <style:table-cell-properties fo:border-bottom="0.74pt solid #000000" style:cell-protect="protected formula-hidden" style:print-content="true" fo:border-left="none" fo:border-right="0.74pt solid #000000" fo:border-top="none"/>
      <style:text-properties style:font-name="Liberation Mono"/>
    </style:style>
    <style:style style:name="ce154" style:family="table-cell" style:parent-style-name="Default">
      <style:table-cell-properties fo:border-bottom="none" style:cell-protect="protected formula-hidden" style:print-content="true" fo:border-left="0.74pt solid #000000" fo:border-right="0.74pt solid #000000" fo:border-top="0.74pt solid #000000"/>
      <style:text-properties style:font-name="Liberation Mono"/>
    </style:style>
    <style:style style:name="ce155" style:family="table-cell" style:parent-style-name="Default">
      <style:table-cell-properties fo:background-color="#d36118" style:cell-protect="protected formula-hidden" style:print-content="true" style:text-align-source="fix" style:repeat-content="false" fo:wrap-option="wrap" fo:border="0.74pt solid #000000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291" style:family="table-cell" style:parent-style-name="Default">
      <style:table-cell-properties fo:border-bottom="none" fo:background-color="#f7fc00" style:cell-protect="protected formula-hidden" style:print-content="true" fo:border-left="0.74pt solid #000000" fo:border-right="0.74pt solid #000000" fo:border-top="none"/>
      <style:text-properties style:font-name="Liberation Mono"/>
    </style:style>
    <style:style style:name="ce156" style:family="table-cell" style:parent-style-name="Default">
      <style:table-cell-properties fo:background-color="#0369a3" style:cell-protect="protected formula-hidden" style:print-content="true" style:text-align-source="fix" style:repeat-content="false" fo:wrap-option="wrap" fo:border="0.74pt solid #000000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293" style:family="table-cell" style:parent-style-name="Default">
      <style:table-cell-properties fo:border-bottom="none" fo:background-color="#2cee0e" style:cell-protect="protected formula-hidden" style:print-content="true" fo:border-left="0.74pt solid #000000" fo:border-right="0.74pt solid #000000" fo:border-top="none"/>
      <style:text-properties fo:color="#000000" style:font-name="Liberation Mono" fo:font-weight="bold" style:font-weight-asian="bold" style:font-weight-complex="bold"/>
    </style:style>
    <style:style style:name="ce296" style:family="table-cell" style:parent-style-name="Default" style:data-style-name="N0">
      <style:table-cell-properties fo:background-color="#2cee0e" style:cell-protect="protected formula-hidden" style:print-content="true"/>
      <style:text-properties fo:color="#000000" style:font-name="Liberation Mono" fo:font-size="14pt" fo:font-weight="bold" style:font-size-asian="14pt" style:font-weight-asian="bold" style:font-size-complex="14pt" style:font-weight-complex="bold"/>
    </style:style>
    <style:style style:name="ce298" style:family="table-cell" style:parent-style-name="Default">
      <style:table-cell-properties fo:border-bottom="none" fo:background-color="#2cee0e" style:cell-protect="protected formula-hidden" style:print-content="true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000000" style:font-name="Liberation Mono" fo:font-weight="bold" style:font-weight-asian="bold" style:font-weight-complex="bold"/>
    </style:style>
    <style:style style:name="ce282" style:family="table-cell" style:parent-style-name="Default">
      <style:table-cell-properties fo:border-bottom="none" fo:background-color="#ccf4c6" style:cell-protect="protected formula-hidden" style:print-content="true" fo:border-left="0.74pt solid #000000" fo:border-right="0.74pt solid #000000" fo:border-top="0.74pt solid #000000"/>
      <style:text-properties fo:color="#000000" style:font-name="Liberation Mono"/>
    </style:style>
    <style:style style:name="ce163" style:family="table-cell" style:parent-style-name="Default">
      <style:table-cell-properties fo:border-bottom="none" fo:background-color="#ccf4c6" style:cell-protect="protected formula-hidden" style:print-content="true" fo:border-left="0.74pt solid #000000" fo:border-right="0.74pt solid #000000" fo:border-top="none"/>
      <style:text-properties fo:color="#000000" style:font-name="Liberation Mono"/>
    </style:style>
    <style:style style:name="ce164" style:family="table-cell" style:parent-style-name="Default">
      <style:table-cell-properties fo:border-bottom="0.74pt solid #000000" fo:background-color="#ccf4c6" style:cell-protect="protected formula-hidden" style:print-content="true" fo:border-left="0.74pt solid #000000" fo:border-right="0.74pt solid #000000" fo:border-top="none"/>
      <style:text-properties fo:color="#000000" style:font-name="Liberation Mono"/>
    </style:style>
    <style:style style:name="ce165" style:family="table-cell" style:parent-style-name="Default" style:data-style-name="N0">
      <style:table-cell-properties fo:background-color="#c9211e" style:cell-protect="protected formula-hidden" style:print-content="true"/>
      <style:text-properties style:font-name="Liberation Mono" fo:font-size="14pt" fo:font-weight="bold" style:font-size-asian="14pt" style:font-weight-asian="bold" style:font-size-complex="14pt" style:font-weight-complex="bold"/>
    </style:style>
    <style:style style:name="ce166" style:family="table-cell" style:parent-style-name="Default">
      <style:table-cell-properties fo:background-color="#8e03a3" style:cell-protect="protected formula-hidden" style:print-content="true"/>
      <style:text-properties style:font-name="Liberation Mono" fo:font-size="14pt" fo:font-weight="bold" style:font-size-asian="14pt" style:font-weight-asian="bold" style:font-size-complex="14pt" style:font-weight-complex="bold"/>
    </style:style>
    <style:style style:name="ce167" style:family="table-cell" style:parent-style-name="Default">
      <style:table-cell-properties fo:border-bottom="none" fo:background-color="#63bbee" style:cell-protect="protected formula-hidden" style:print-content="true" style:text-align-source="fix" style:repeat-content="false" fo:border-left="0.74pt solid #000000" fo:border-right="0.74pt solid #000000" fo:border-top="0.74pt solid #000000"/>
      <style:paragraph-properties fo:text-align="end" fo:margin-left="0cm"/>
      <style:text-properties style:font-name="Liberation Mono"/>
    </style:style>
    <style:style style:name="ce168" style:family="table-cell" style:parent-style-name="Default" style:data-style-name="N0">
      <style:table-cell-properties fo:border-bottom="none" fo:background-color="#ccf4c6" style:cell-protect="protected formula-hidden" style:print-content="true" style:text-align-source="fix" style:repeat-content="false" fo:border-left="0.74pt solid #000000" fo:border-right="0.74pt solid #000000" fo:border-top="none"/>
      <style:paragraph-properties fo:text-align="start" fo:margin-left="0cm"/>
      <style:text-properties style:font-name="Liberation Mono"/>
    </style:style>
    <style:style style:name="ce290" style:family="table-cell" style:parent-style-name="Default" style:data-style-name="N0">
      <style:table-cell-properties fo:border-bottom="none" fo:background-color="#ccf4c6" style:cell-protect="protected formula-hidden" style:print-content="true" style:text-align-source="fix" style:repeat-content="false" fo:border-left="0.74pt solid #000000" fo:border-right="0.74pt solid #000000" fo:border-top="0.74pt solid #000000"/>
      <style:paragraph-properties fo:text-align="start" fo:margin-left="0cm"/>
      <style:text-properties style:font-name="Liberation Mono"/>
    </style:style>
    <style:style style:name="ce170" style:family="table-cell" style:parent-style-name="Default" style:data-style-name="N0">
      <style:table-cell-properties fo:border-bottom="0.74pt solid #000000" fo:background-color="#ccf4c6" style:cell-protect="hidden-and-protected" style:print-content="true" style:text-align-source="fix" style:repeat-content="false" fo:border-left="0.74pt solid #000000" fo:border-right="0.74pt solid #000000" fo:border-top="none"/>
      <style:paragraph-properties fo:text-align="start" fo:margin-left="0cm"/>
      <style:text-properties style:font-name="Liberation Mono"/>
    </style:style>
    <style:style style:name="ce171" style:family="table-cell" style:parent-style-name="Default">
      <style:table-cell-properties fo:background-color="#c9211e" style:cell-protect="protected formula-hidden" style:print-content="true" style:text-align-source="fix" style:repeat-content="false"/>
      <style:paragraph-properties fo:text-align="start" fo:margin-left="0cm"/>
      <style:text-properties style:font-name="Liberation Mono" fo:font-size="14pt" fo:font-weight="bold" style:font-size-asian="14pt" style:font-weight-asian="bold" style:font-size-complex="14pt" style:font-weight-complex="bold"/>
    </style:style>
    <style:style style:name="ce319" style:family="table-cell" style:parent-style-name="Default">
      <style:table-cell-properties fo:border-bottom="0.74pt solid #000000" fo:background-color="#ffd74c" style:cell-protect="protected formula-hidden" style:print-content="true" style:text-align-source="fix" style:repeat-content="false" fo:border-left="none" fo:border-right="none" fo:border-top="0.74pt solid #000000"/>
      <style:paragraph-properties fo:text-align="end" fo:margin-left="0cm"/>
      <style:text-properties style:font-name="Liberation Mono"/>
    </style:style>
    <style:style style:name="ce173" style:family="table-cell" style:parent-style-name="Default">
      <style:table-cell-properties fo:border-bottom="none" style:cell-protect="protected formula-hidden" style:print-content="true" style:text-align-source="fix" style:repeat-content="false" fo:border-left="0.74pt solid #000000" fo:border-right="0.74pt solid #000000" fo:border-top="0.74pt solid #000000"/>
      <style:paragraph-properties fo:text-align="start" fo:margin-left="0cm"/>
      <style:text-properties style:font-name="Liberation Mono"/>
    </style:style>
    <style:style style:name="ce169" style:family="table-cell" style:parent-style-name="Default" style:data-style-name="N0">
      <style:table-cell-properties fo:border-bottom="0.74pt solid #000000" fo:background-color="#ccf4c6" style:cell-protect="protected formula-hidden" style:print-content="true" style:text-align-source="fix" style:repeat-content="false" fo:border-left="0.74pt solid #000000" fo:border-right="0.74pt solid #000000" fo:border-top="none"/>
      <style:paragraph-properties fo:text-align="start" fo:margin-left="0cm"/>
      <style:text-properties style:font-name="Liberation Mono"/>
    </style:style>
    <style:style style:name="ce174" style:family="table-cell" style:parent-style-name="Default">
      <style:table-cell-properties fo:background-color="#c9211e" style:cell-protect="protected formula-hidden" style:print-content="true" style:text-align-source="fix" style:repeat-content="false"/>
      <style:paragraph-properties fo:text-align="end" fo:margin-left="0cm"/>
      <style:text-properties style:font-name="Liberation Mono" fo:font-size="14pt" fo:font-weight="bold" style:font-size-asian="14pt" style:font-weight-asian="bold" style:font-size-complex="14pt" style:font-weight-complex="bold"/>
    </style:style>
    <style:style style:name="ce315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style:font-name="Liberation Mono"/>
    </style:style>
    <style:style style:name="ce325" style:family="table-cell" style:parent-style-name="Default">
      <style:table-cell-properties fo:border-bottom="0.74pt solid #000000" fo:background-color="#ffd74c" style:cell-protect="protected formula-hidden" style:print-content="true" style:text-align-source="fix" style:repeat-content="false" fo:border-left="none" fo:border-right="none" fo:border-top="0.74pt solid #000000"/>
      <style:paragraph-properties fo:text-align="start" fo:margin-left="0cm"/>
      <style:text-properties style:font-name="Liberation Mono"/>
    </style:style>
    <style:style style:name="ce176" style:family="table-cell" style:parent-style-name="Default">
      <style:table-cell-properties fo:border-bottom="none" style:cell-protect="protected formula-hidden" style:print-content="true" style:text-align-source="fix" style:repeat-content="false" fo:border-left="0.74pt solid #000000" fo:border-right="0.74pt solid #000000" fo:border-top="0.74pt solid #000000"/>
      <style:paragraph-properties fo:text-align="end" fo:margin-left="0cm"/>
      <style:text-properties style:font-name="Liberation Mono"/>
    </style:style>
    <style:style style:name="ce327" style:family="table-cell" style:parent-style-name="Default" style:data-style-name="N0">
      <style:table-cell-properties fo:border-bottom="none" fo:background-color="#2cee0e" style:cell-protect="protected formula-hidden" style:print-content="true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000000" style:font-name="Liberation Mono" fo:font-size="10pt" fo:font-weight="bold" style:font-size-asian="10pt" style:font-weight-asian="bold" style:font-size-complex="10pt" style:font-weight-complex="bold"/>
    </style:style>
    <style:style style:name="ce328" style:family="table-cell" style:parent-style-name="Default" style:data-style-name="N0">
      <style:table-cell-properties fo:border-bottom="0.74pt solid #000000" fo:background-color="#2cee0e" style:cell-protect="protected formula-hidden" style:print-content="true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000000" style:font-name="Liberation Mono" fo:font-size="10pt" fo:font-weight="bold" style:font-size-asian="10pt" style:font-weight-asian="bold" style:font-size-complex="10pt" style:font-weight-complex="bold"/>
    </style:style>
    <style:style style:name="ce329" style:family="table-cell" style:parent-style-name="Default" style:data-style-name="N0">
      <style:table-cell-properties fo:border-bottom="none" fo:background-color="#18a303" style:cell-protect="protected formula-hidden" style:print-content="true" style:text-align-source="fix" style:repeat-content="false" fo:border-left="0.74pt solid #000000" fo:border-right="0.74pt solid #000000" fo:border-top="none"/>
      <style:paragraph-properties fo:text-align="start" fo:margin-left="0cm"/>
      <style:text-properties fo:color="#000000" style:font-name="Liberation Mono" fo:font-size="10pt" fo:font-weight="bold" style:font-size-asian="10pt" style:font-weight-asian="bold" style:font-size-complex="10pt" style:font-weight-complex="bold"/>
    </style:style>
    <style:style style:name="ce330" style:family="table-cell" style:parent-style-name="Default" style:data-style-name="N0">
      <style:table-cell-properties fo:border-bottom="0.74pt solid #000000" fo:background-color="#18a303" style:cell-protect="protected formula-hidden" style:print-content="true" style:text-align-source="fix" style:repeat-content="false" fo:border-left="0.74pt solid #000000" fo:border-right="0.74pt solid #000000" fo:border-top="none"/>
      <style:paragraph-properties fo:text-align="start" fo:margin-left="0cm"/>
      <style:text-properties fo:color="#000000" style:font-name="Liberation Mono" fo:font-size="10pt" fo:font-weight="bold" style:font-size-asian="10pt" style:font-weight-asian="bold" style:font-size-complex="10pt" style:font-weight-complex="bold"/>
    </style:style>
    <style:style style:name="ce307" style:family="table-cell" style:parent-style-name="Default" style:data-style-name="N0">
      <style:table-cell-properties fo:border-bottom="none" fo:background-color="#ccf4c6" style:cell-protect="protected formula-hidden" style:print-content="true" style:text-align-source="fix" style:repeat-content="false" fo:border-left="0.74pt solid #000000" fo:border-right="none" fo:border-top="none"/>
      <style:paragraph-properties fo:text-align="start" fo:margin-left="0cm"/>
      <style:text-properties style:font-name="Liberation Mono"/>
    </style:style>
    <style:style style:name="ce308" style:family="table-cell" style:parent-style-name="Default" style:data-style-name="N100">
      <style:table-cell-properties fo:border-bottom="none" fo:background-color="#ccf4c6" style:cell-protect="protected formula-hidden" style:print-content="true" style:text-align-source="fix" style:repeat-content="false" fo:border-left="0.74pt solid #000000" fo:border-right="0.74pt solid #000000" fo:border-top="0.74pt solid #000000"/>
      <style:paragraph-properties fo:text-align="start" fo:margin-left="0cm"/>
      <style:text-properties style:font-name="Liberation Mono"/>
    </style:style>
    <style:style style:name="ce181" style:family="table-cell" style:parent-style-name="Default" style:data-style-name="N100">
      <style:table-cell-properties fo:border-bottom="none" fo:background-color="#ccf4c6" style:cell-protect="protected formula-hidden" style:print-content="true" style:text-align-source="fix" style:repeat-content="false" fo:border-left="0.74pt solid #000000" fo:border-right="0.74pt solid #000000" fo:border-top="none"/>
      <style:paragraph-properties fo:text-align="start" fo:margin-left="0cm"/>
      <style:text-properties style:font-name="Liberation Mono"/>
    </style:style>
    <style:style style:name="ce182" style:family="table-cell" style:parent-style-name="Default" style:data-style-name="N0">
      <style:table-cell-properties fo:border-bottom="0.74pt solid #000000" fo:background-color="#ccf4c6" style:cell-protect="hidden-and-protected" style:print-content="true" style:text-align-source="fix" style:repeat-content="false" fo:border-left="0.74pt solid #000000" fo:border-right="0.74pt solid #000000" fo:border-top="none"/>
      <style:paragraph-properties fo:text-align="start" fo:margin-left="0cm"/>
      <style:text-properties style:use-window-font-color="true" style:font-name="Liberation Mono" fo:font-weight="normal" style:font-weight-asian="normal" style:font-weight-complex="normal"/>
    </style:style>
    <style:style style:name="ce183" style:family="table-cell" style:parent-style-name="Default" style:data-style-name="N100">
      <style:table-cell-properties fo:border-bottom="0.74pt solid #000000" fo:background-color="#ccf4c6" style:cell-protect="protected formula-hidden" style:print-content="true" style:text-align-source="fix" style:repeat-content="false" fo:border-left="0.74pt solid #000000" fo:border-right="0.74pt solid #000000" fo:border-top="none"/>
      <style:paragraph-properties fo:text-align="start" fo:margin-left="0cm"/>
      <style:text-properties style:font-name="Liberation Mono"/>
    </style:style>
    <style:style style:name="ce184" style:family="table-cell" style:parent-style-name="Default" style:data-style-name="N0">
      <style:table-cell-properties fo:border-bottom="none" fo:background-color="#ccf4c6" style:cell-protect="protected formula-hidden" style:print-content="true" fo:border-left="0.74pt solid #000000" fo:border-right="0.74pt solid #000000" fo:border-top="none"/>
      <style:text-properties style:font-name="Liberation Mono"/>
    </style:style>
    <style:style style:name="ce313" style:family="table-cell" style:parent-style-name="Default" style:data-style-name="N0">
      <style:table-cell-properties fo:border-bottom="none" fo:background-color="#ccf4c6" style:cell-protect="protected formula-hidden" style:print-content="true" fo:border-left="0.74pt solid #000000" fo:border-right="0.74pt solid #000000" fo:border-top="0.74pt solid #000000"/>
      <style:text-properties style:font-name="Liberation Mono"/>
    </style:style>
    <style:style style:name="ce185" style:family="table-cell" style:parent-style-name="Default" style:data-style-name="N0">
      <style:table-cell-properties fo:border-bottom="0.74pt solid #000000" fo:background-color="#ccf4c6" style:cell-protect="protected formula-hidden" style:print-content="true" fo:border-left="0.74pt solid #000000" fo:border-right="0.74pt solid #000000" fo:border-top="none"/>
      <style:text-properties style:font-name="Liberation Mono"/>
    </style:style>
    <style:style style:name="ce339" style:family="table-cell" style:parent-style-name="Default">
      <style:table-cell-properties fo:border-bottom="none" fo:background-color="#aadcf7" style:cell-protect="protected formula-hidden" style:print-content="true" style:text-align-source="fix" style:repeat-content="false" fo:border-left="0.74pt solid #000000" fo:border-right="0.74pt solid #000000" fo:border-top="none"/>
      <style:paragraph-properties fo:text-align="start" fo:margin-left="0cm"/>
      <style:text-properties style:use-window-font-color="true" style:font-name="Liberation Mono" fo:font-weight="bold" style:font-weight-asian="bold" style:font-weight-complex="bold"/>
    </style:style>
    <style:style style:name="ce317" style:family="table-cell" style:parent-style-name="Default">
      <style:table-cell-properties fo:border-bottom="none" fo:background-color="#ccf4c6" style:cell-protect="protected formula-hidden" style:print-content="true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188" style:family="table-cell" style:parent-style-name="Default">
      <style:table-cell-properties fo:border-bottom="none" fo:background-color="#ccf4c6" style:cell-protect="protected formula-hidden" style:print-content="true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189" style:family="table-cell" style:parent-style-name="Default">
      <style:table-cell-properties fo:border-bottom="0.74pt solid #000000" fo:background-color="#ccf4c6" style:cell-protect="protected formula-hidden" style:print-content="true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19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c9211e" style:font-name="Liberation Mono" fo:font-weight="bold" style:font-weight-asian="bold" style:font-weight-complex="bold"/>
    </style:style>
    <style:style style:name="ce191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fc5c00" style:font-name="Liberation Mono" fo:font-size="28pt" fo:font-weight="bold" style:font-size-asian="28pt" style:font-weight-asian="bold" style:font-size-complex="28pt" style:font-weight-complex="bold"/>
    </style:style>
    <style:style style:name="ce346" style:family="table-cell" style:parent-style-name="Default">
      <style:table-cell-properties style:cell-protect="protected formula-hidden" style:print-content="true" fo:border="none"/>
      <style:text-properties style:font-name="Liberation Mono"/>
    </style:style>
    <style:style style:name="ce149" style:family="table-cell" style:parent-style-name="Default">
      <style:table-cell-properties style:cell-protect="protected formula-hidden" style:print-content="true"/>
      <style:text-properties style:font-name="Liberation Mono" fo:font-weight="bold" style:font-weight-asian="bold" style:font-weight-complex="bold"/>
    </style:style>
    <style:style style:name="ce340" style:family="table-cell" style:parent-style-name="Default">
      <style:text-properties fo:font-weight="bold" style:font-weight-asian="bold" style:font-weight-complex="bold"/>
    </style:style>
    <style:style style:name="ce34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42" style:family="table-cell" style:parent-style-name="Default">
      <style:table-cell-properties fo:background-color="#43c330"/>
      <style:text-properties fo:color="#000000" fo:font-weight="bold" style:font-weight-asian="bold" style:font-weight-complex="bold"/>
    </style:style>
    <style:style style:name="gr1" style:family="graphic" style:parent-style-name="Note">
      <style:graphic-properties fo:min-height="3.161cm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Calc_HEX.C3">
          <table:error-message table:message-type="stop" table:display="true"/>
        </table:content-validation>
        <table:content-validation table:name="val2" table:base-cell-address="Base64.O3">
          <table:error-message table:message-type="stop" table:display="true">
            <text:p>Enter a 2-digit hex number</text:p>
          </table:error-message>
        </table:content-validation>
        <table:content-validation table:name="val3" table:condition="of:cell-content-is-in-list([BIP39.$A$2:.$A$2049])" table:allow-empty-cell="true" table:display-list="unsorted" table:base-cell-address="Calc_Base64.B3">
          <table:error-message table:message-type="stop" table:display="true"/>
        </table:content-validation>
        <table:content-validation table:name="val4" table:condition="of:cell-content-is-in-list([BIP39.$A$2:.$A$2049])" table:allow-empty-cell="true" table:display-list="unsorted" table:base-cell-address="Calc_HEX.B26">
          <table:error-message table:message-type="stop" table:display="true"/>
        </table:content-validation>
        <table:content-validation table:name="val5" table:condition="of:cell-content-is-in-list(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)" table:allow-empty-cell="true" table:display-list="sort-ascending" table:base-cell-address="Calc_HEX.E3">
          <table:error-message table:message-type="stop" table:display="true">
            <text:p>Enter numbers between 1 and 24</text:p>
          </table:error-message>
        </table:content-validation>
        <table:content-validation table:name="val6" table:condition="of:cell-content-is-decimal-number() and cell-content-is-between(-2047,2047)" table:allow-empty-cell="true" table:base-cell-address="Calc_HEX.G3">
          <table:error-message table:message-type="stop" table:display="true">
            <text:p>Enter numbers between -2047 and 2047</text:p>
          </table:error-message>
        </table:content-validation>
        <table:content-validation table:name="val7" table:condition="of:cell-content-is-decimal-number() and cell-content-is-between(-2047,2047)" table:allow-empty-cell="true" table:base-cell-address="Calc_HEX.M3">
          <table:error-message table:message-type="stop" table:display="true"/>
        </table:content-validation>
        <table:content-validation table:name="val8" table:base-cell-address="Base64.Q3">
          <table:error-message table:message-type="stop" table:display="true">
            <text:p>Enter 8 Bit binary number</text:p>
          </table:error-message>
        </table:content-validation>
        <table:content-validation table:name="val9" table:base-cell-address="Base64.W3">
          <table:error-message table:message-type="stop" table:display="true">
            <text:p>Enter numbers between 1 and 24</text:p>
          </table:error-message>
        </table:content-validation>
        <table:content-validation table:name="val10" table:condition="of:is-true-formula(AND(LEN([.AA3])=3; ISERROR(HEX2DEC([.AA3]))=0))" table:allow-empty-cell="true" table:base-cell-address="Calc_HEX.AA3">
          <table:error-message table:message-type="stop" table:display="true"/>
        </table:content-validation>
        <table:content-validation table:name="val11" table:condition="of:cell-content-is-whole-number() and cell-content-is-between(0,2047)" table:allow-empty-cell="true" table:base-cell-address="Calc_HEX.AJ3">
          <table:error-message table:message-type="stop" table:display="true"/>
        </table:content-validation>
        <table:content-validation table:name="val12" table:condition="of:cell-content-is-in-list(&quot;Deutsch&quot;;&quot;English&quot;)" table:allow-empty-cell="true" table:display-list="unsorted" table:base-cell-address="Language.B1">
          <table:error-message table:message-type="stop" table:display="true"/>
        </table:content-validation>
      </table:content-validations>
      <table:table table:name="BIP39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ce23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3"/>
        <table:table-column table:style-name="co6" table:number-columns-repeated="16368" table:default-cell-style-name="ce26"/>
        <table:table-row table:style-name="ro1">
          <table:table-cell table:style-name="ce19" table:formula="of:=INDIRECT(&quot;Language.&quot; &amp; [Language.$C$1] &amp; 4)" office:value-type="string" office:string-value="Word" calcext:value-type="string">
            <text:p>Word</text:p>
          </table:table-cell>
          <table:table-cell table:style-name="ce19" table:formula="of:=INDIRECT(&quot;Language.&quot; &amp; [Language.$C$1] &amp; 5)" office:value-type="string" office:string-value="Index" calcext:value-type="string">
            <text:p>Index</text:p>
          </table:table-cell>
          <table:table-cell table:style-name="ce19" table:formula="of:=INDIRECT(&quot;Language.&quot; &amp; [Language.$C$1] &amp; 6)" office:value-type="string" office:string-value="Index as 11-Bit" calcext:value-type="string">
            <text:p>Index as 11-Bit</text:p>
          </table:table-cell>
          <table:table-cell table:style-name="ce19" table:formula="of:=INDIRECT(&quot;Language.&quot; &amp; [Language.$C$1] &amp; 7)" office:value-type="string" office:string-value="Index as HEX" calcext:value-type="string">
            <text:p>Index as HEX</text:p>
          </table:table-cell>
          <table:table-cell table:style-name="ce19" table:formula="of:=INDIRECT(&quot;Language.&quot; &amp; [Language.$C$1] &amp; 8)" office:value-type="string" office:string-value="First 4 characters" calcext:value-type="string">
            <text:p>First 4 characters</text:p>
          </table:table-cell>
          <table:table-cell table:style-name="ce23" table:number-columns-repeated="16368"/>
        </table:table-row>
        <table:table-row table:style-name="ro1">
          <table:table-cell office:value-type="string" calcext:value-type="string">
            <text:p>abandon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formula="of:=CUSTOMDEZINBIN(MOD([.B2];2048))" office:value-type="string" office:string-value="00000000000" calcext:value-type="string">
            <text:p>00000000000</text:p>
          </table:table-cell>
          <table:table-cell table:formula="of:=DEC2HEX([.B2];3)" office:value-type="string" office:string-value="000" calcext:value-type="string">
            <text:p>000</text:p>
          </table:table-cell>
          <table:table-cell table:formula="of:=MID([.A2];1;4)" office:value-type="string" office:string-value="aban" calcext:value-type="string">
            <text:p>ab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bility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formula="of:=CUSTOMDEZINBIN(MOD([.B3];2048))" office:value-type="string" office:string-value="00000000001" calcext:value-type="string">
            <text:p>00000000001</text:p>
          </table:table-cell>
          <table:table-cell table:formula="of:=DEC2HEX([.B3];3)" office:value-type="string" office:string-value="001" calcext:value-type="string">
            <text:p>001</text:p>
          </table:table-cell>
          <table:table-cell table:formula="of:=MID([.A3];1;4)" office:value-type="string" office:string-value="abil" calcext:value-type="string">
            <text:p>abi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ble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formula="of:=CUSTOMDEZINBIN(MOD([.B4];2048))" office:value-type="string" office:string-value="00000000010" calcext:value-type="string">
            <text:p>00000000010</text:p>
          </table:table-cell>
          <table:table-cell table:formula="of:=DEC2HEX([.B4];3)" office:value-type="string" office:string-value="002" calcext:value-type="string">
            <text:p>002</text:p>
          </table:table-cell>
          <table:table-cell table:formula="of:=MID([.A4];1;4)" office:value-type="string" office:string-value="able" calcext:value-type="string">
            <text:p>abl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bout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formula="of:=CUSTOMDEZINBIN(MOD([.B5];2048))" office:value-type="string" office:string-value="00000000011" calcext:value-type="string">
            <text:p>00000000011</text:p>
          </table:table-cell>
          <table:table-cell table:formula="of:=DEC2HEX([.B5];3)" office:value-type="string" office:string-value="003" calcext:value-type="string">
            <text:p>003</text:p>
          </table:table-cell>
          <table:table-cell table:formula="of:=MID([.A5];1;4)" office:value-type="string" office:string-value="abou" calcext:value-type="string">
            <text:p>abo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bove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formula="of:=CUSTOMDEZINBIN(MOD([.B6];2048))" office:value-type="string" office:string-value="00000000100" calcext:value-type="string">
            <text:p>00000000100</text:p>
          </table:table-cell>
          <table:table-cell table:formula="of:=DEC2HEX([.B6];3)" office:value-type="string" office:string-value="004" calcext:value-type="string">
            <text:p>004</text:p>
          </table:table-cell>
          <table:table-cell table:formula="of:=MID([.A6];1;4)" office:value-type="string" office:string-value="abov" calcext:value-type="string">
            <text:p>abov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bsent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formula="of:=CUSTOMDEZINBIN(MOD([.B7];2048))" office:value-type="string" office:string-value="00000000101" calcext:value-type="string">
            <text:p>00000000101</text:p>
          </table:table-cell>
          <table:table-cell table:formula="of:=DEC2HEX([.B7];3)" office:value-type="string" office:string-value="005" calcext:value-type="string">
            <text:p>005</text:p>
          </table:table-cell>
          <table:table-cell table:formula="of:=MID([.A7];1;4)" office:value-type="string" office:string-value="abse" calcext:value-type="string">
            <text:p>ab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bsorb</text:p>
          </table:table-cell>
          <table:table-cell table:style-name="ce25" office:value-type="float" office:value="6" calcext:value-type="float">
            <text:p>6</text:p>
          </table:table-cell>
          <table:table-cell table:style-name="ce25" table:formula="of:=CUSTOMDEZINBIN(MOD([.B8];2048))" office:value-type="string" office:string-value="00000000110" calcext:value-type="string">
            <text:p>00000000110</text:p>
          </table:table-cell>
          <table:table-cell table:formula="of:=DEC2HEX([.B8];3)" office:value-type="string" office:string-value="006" calcext:value-type="string">
            <text:p>006</text:p>
          </table:table-cell>
          <table:table-cell table:formula="of:=MID([.A8];1;4)" office:value-type="string" office:string-value="abso" calcext:value-type="string">
            <text:p>abs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bstract</text:p>
          </table:table-cell>
          <table:table-cell table:style-name="ce25" office:value-type="float" office:value="7" calcext:value-type="float">
            <text:p>7</text:p>
          </table:table-cell>
          <table:table-cell table:style-name="ce25" table:formula="of:=CUSTOMDEZINBIN(MOD([.B9];2048))" office:value-type="string" office:string-value="00000000111" calcext:value-type="string">
            <text:p>00000000111</text:p>
          </table:table-cell>
          <table:table-cell table:formula="of:=DEC2HEX([.B9];3)" office:value-type="string" office:string-value="007" calcext:value-type="string">
            <text:p>007</text:p>
          </table:table-cell>
          <table:table-cell table:formula="of:=MID([.A9];1;4)" office:value-type="string" office:string-value="abst" calcext:value-type="string">
            <text:p>ab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bsurd</text:p>
          </table:table-cell>
          <table:table-cell table:style-name="ce25" office:value-type="float" office:value="8" calcext:value-type="float">
            <text:p>8</text:p>
          </table:table-cell>
          <table:table-cell table:style-name="ce25" table:formula="of:=CUSTOMDEZINBIN(MOD([.B10];2048))" office:value-type="string" office:string-value="00000001000" calcext:value-type="string">
            <text:p>00000001000</text:p>
          </table:table-cell>
          <table:table-cell table:formula="of:=DEC2HEX([.B10];3)" office:value-type="string" office:string-value="008" calcext:value-type="string">
            <text:p>008</text:p>
          </table:table-cell>
          <table:table-cell table:formula="of:=MID([.A10];1;4)" office:value-type="string" office:string-value="absu" calcext:value-type="string">
            <text:p>abs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buse</text:p>
          </table:table-cell>
          <table:table-cell table:style-name="ce25" office:value-type="float" office:value="9" calcext:value-type="float">
            <text:p>9</text:p>
          </table:table-cell>
          <table:table-cell table:style-name="ce25" table:formula="of:=CUSTOMDEZINBIN(MOD([.B11];2048))" office:value-type="string" office:string-value="00000001001" calcext:value-type="string">
            <text:p>00000001001</text:p>
          </table:table-cell>
          <table:table-cell table:formula="of:=DEC2HEX([.B11];3)" office:value-type="string" office:string-value="009" calcext:value-type="string">
            <text:p>009</text:p>
          </table:table-cell>
          <table:table-cell table:formula="of:=MID([.A11];1;4)" office:value-type="string" office:string-value="abus" calcext:value-type="string">
            <text:p>abu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ccess</text:p>
          </table:table-cell>
          <table:table-cell table:style-name="ce25" office:value-type="float" office:value="10" calcext:value-type="float">
            <text:p>10</text:p>
          </table:table-cell>
          <table:table-cell table:style-name="ce25" table:formula="of:=CUSTOMDEZINBIN(MOD([.B12];2048))" office:value-type="string" office:string-value="00000001010" calcext:value-type="string">
            <text:p>00000001010</text:p>
          </table:table-cell>
          <table:table-cell table:formula="of:=DEC2HEX([.B12];3)" office:value-type="string" office:string-value="00A" calcext:value-type="string">
            <text:p>00A</text:p>
          </table:table-cell>
          <table:table-cell table:formula="of:=MID([.A12];1;4)" office:value-type="string" office:string-value="acce" calcext:value-type="string">
            <text:p>acc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ccident</text:p>
          </table:table-cell>
          <table:table-cell table:style-name="ce25" office:value-type="float" office:value="11" calcext:value-type="float">
            <text:p>11</text:p>
          </table:table-cell>
          <table:table-cell table:style-name="ce25" table:formula="of:=CUSTOMDEZINBIN(MOD([.B13];2048))" office:value-type="string" office:string-value="00000001011" calcext:value-type="string">
            <text:p>00000001011</text:p>
          </table:table-cell>
          <table:table-cell table:formula="of:=DEC2HEX([.B13];3)" office:value-type="string" office:string-value="00B" calcext:value-type="string">
            <text:p>00B</text:p>
          </table:table-cell>
          <table:table-cell table:formula="of:=MID([.A13];1;4)" office:value-type="string" office:string-value="acci" calcext:value-type="string">
            <text:p>acc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ccount</text:p>
          </table:table-cell>
          <table:table-cell table:style-name="ce25" office:value-type="float" office:value="12" calcext:value-type="float">
            <text:p>12</text:p>
          </table:table-cell>
          <table:table-cell table:style-name="ce25" table:formula="of:=CUSTOMDEZINBIN(MOD([.B14];2048))" office:value-type="string" office:string-value="00000001100" calcext:value-type="string">
            <text:p>00000001100</text:p>
          </table:table-cell>
          <table:table-cell table:formula="of:=DEC2HEX([.B14];3)" office:value-type="string" office:string-value="00C" calcext:value-type="string">
            <text:p>00C</text:p>
          </table:table-cell>
          <table:table-cell table:formula="of:=MID([.A14];1;4)" office:value-type="string" office:string-value="acco" calcext:value-type="string">
            <text:p>acc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ccuse</text:p>
          </table:table-cell>
          <table:table-cell table:style-name="ce25" office:value-type="float" office:value="13" calcext:value-type="float">
            <text:p>13</text:p>
          </table:table-cell>
          <table:table-cell table:style-name="ce25" table:formula="of:=CUSTOMDEZINBIN(MOD([.B15];2048))" office:value-type="string" office:string-value="00000001101" calcext:value-type="string">
            <text:p>00000001101</text:p>
          </table:table-cell>
          <table:table-cell table:formula="of:=DEC2HEX([.B15];3)" office:value-type="string" office:string-value="00D" calcext:value-type="string">
            <text:p>00D</text:p>
          </table:table-cell>
          <table:table-cell table:formula="of:=MID([.A15];1;4)" office:value-type="string" office:string-value="accu" calcext:value-type="string">
            <text:p>acc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chieve</text:p>
          </table:table-cell>
          <table:table-cell table:style-name="ce25" office:value-type="float" office:value="14" calcext:value-type="float">
            <text:p>14</text:p>
          </table:table-cell>
          <table:table-cell table:style-name="ce25" table:formula="of:=CUSTOMDEZINBIN(MOD([.B16];2048))" office:value-type="string" office:string-value="00000001110" calcext:value-type="string">
            <text:p>00000001110</text:p>
          </table:table-cell>
          <table:table-cell table:formula="of:=DEC2HEX([.B16];3)" office:value-type="string" office:string-value="00E" calcext:value-type="string">
            <text:p>00E</text:p>
          </table:table-cell>
          <table:table-cell table:formula="of:=MID([.A16];1;4)" office:value-type="string" office:string-value="achi" calcext:value-type="string">
            <text:p>ach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cid</text:p>
          </table:table-cell>
          <table:table-cell table:style-name="ce25" office:value-type="float" office:value="15" calcext:value-type="float">
            <text:p>15</text:p>
          </table:table-cell>
          <table:table-cell table:style-name="ce25" table:formula="of:=CUSTOMDEZINBIN(MOD([.B17];2048))" office:value-type="string" office:string-value="00000001111" calcext:value-type="string">
            <text:p>00000001111</text:p>
          </table:table-cell>
          <table:table-cell table:formula="of:=DEC2HEX([.B17];3)" office:value-type="string" office:string-value="00F" calcext:value-type="string">
            <text:p>00F</text:p>
          </table:table-cell>
          <table:table-cell table:formula="of:=MID([.A17];1;4)" office:value-type="string" office:string-value="acid" calcext:value-type="string">
            <text:p>aci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coustic</text:p>
          </table:table-cell>
          <table:table-cell table:style-name="ce25" office:value-type="float" office:value="16" calcext:value-type="float">
            <text:p>16</text:p>
          </table:table-cell>
          <table:table-cell table:style-name="ce25" table:formula="of:=CUSTOMDEZINBIN(MOD([.B18];2048))" office:value-type="string" office:string-value="00000010000" calcext:value-type="string">
            <text:p>00000010000</text:p>
          </table:table-cell>
          <table:table-cell table:formula="of:=DEC2HEX([.B18];3)" office:value-type="string" office:string-value="010" calcext:value-type="string">
            <text:p>010</text:p>
          </table:table-cell>
          <table:table-cell table:formula="of:=MID([.A18];1;4)" office:value-type="string" office:string-value="acou" calcext:value-type="string">
            <text:p>aco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cquire</text:p>
          </table:table-cell>
          <table:table-cell table:style-name="ce25" office:value-type="float" office:value="17" calcext:value-type="float">
            <text:p>17</text:p>
          </table:table-cell>
          <table:table-cell table:style-name="ce25" table:formula="of:=CUSTOMDEZINBIN(MOD([.B19];2048))" office:value-type="string" office:string-value="00000010001" calcext:value-type="string">
            <text:p>00000010001</text:p>
          </table:table-cell>
          <table:table-cell table:formula="of:=DEC2HEX([.B19];3)" office:value-type="string" office:string-value="011" calcext:value-type="string">
            <text:p>011</text:p>
          </table:table-cell>
          <table:table-cell table:formula="of:=MID([.A19];1;4)" office:value-type="string" office:string-value="acqu" calcext:value-type="string">
            <text:p>acq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cross</text:p>
          </table:table-cell>
          <table:table-cell table:style-name="ce25" office:value-type="float" office:value="18" calcext:value-type="float">
            <text:p>18</text:p>
          </table:table-cell>
          <table:table-cell table:style-name="ce25" table:formula="of:=CUSTOMDEZINBIN(MOD([.B20];2048))" office:value-type="string" office:string-value="00000010010" calcext:value-type="string">
            <text:p>00000010010</text:p>
          </table:table-cell>
          <table:table-cell table:formula="of:=DEC2HEX([.B20];3)" office:value-type="string" office:string-value="012" calcext:value-type="string">
            <text:p>012</text:p>
          </table:table-cell>
          <table:table-cell table:formula="of:=MID([.A20];1;4)" office:value-type="string" office:string-value="acro" calcext:value-type="string">
            <text:p>acr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ct</text:p>
          </table:table-cell>
          <table:table-cell table:style-name="ce25" office:value-type="float" office:value="19" calcext:value-type="float">
            <text:p>19</text:p>
          </table:table-cell>
          <table:table-cell table:style-name="ce25" table:formula="of:=CUSTOMDEZINBIN(MOD([.B21];2048))" office:value-type="string" office:string-value="00000010011" calcext:value-type="string">
            <text:p>00000010011</text:p>
          </table:table-cell>
          <table:table-cell table:formula="of:=DEC2HEX([.B21];3)" office:value-type="string" office:string-value="013" calcext:value-type="string">
            <text:p>013</text:p>
          </table:table-cell>
          <table:table-cell table:formula="of:=MID([.A21];1;4)" office:value-type="string" office:string-value="act" calcext:value-type="string">
            <text:p>ac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ction</text:p>
          </table:table-cell>
          <table:table-cell table:style-name="ce25" office:value-type="float" office:value="20" calcext:value-type="float">
            <text:p>20</text:p>
          </table:table-cell>
          <table:table-cell table:style-name="ce25" table:formula="of:=CUSTOMDEZINBIN(MOD([.B22];2048))" office:value-type="string" office:string-value="00000010100" calcext:value-type="string">
            <text:p>00000010100</text:p>
          </table:table-cell>
          <table:table-cell table:formula="of:=DEC2HEX([.B22];3)" office:value-type="string" office:string-value="014" calcext:value-type="string">
            <text:p>014</text:p>
          </table:table-cell>
          <table:table-cell table:formula="of:=MID([.A22];1;4)" office:value-type="string" office:string-value="acti" calcext:value-type="string">
            <text:p>act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ctor</text:p>
          </table:table-cell>
          <table:table-cell table:style-name="ce25" office:value-type="float" office:value="21" calcext:value-type="float">
            <text:p>21</text:p>
          </table:table-cell>
          <table:table-cell table:style-name="ce25" table:formula="of:=CUSTOMDEZINBIN(MOD([.B23];2048))" office:value-type="string" office:string-value="00000010101" calcext:value-type="string">
            <text:p>00000010101</text:p>
          </table:table-cell>
          <table:table-cell table:formula="of:=DEC2HEX([.B23];3)" office:value-type="string" office:string-value="015" calcext:value-type="string">
            <text:p>015</text:p>
          </table:table-cell>
          <table:table-cell table:formula="of:=MID([.A23];1;4)" office:value-type="string" office:string-value="acto" calcext:value-type="string">
            <text:p>act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ctress</text:p>
          </table:table-cell>
          <table:table-cell table:style-name="ce25" office:value-type="float" office:value="22" calcext:value-type="float">
            <text:p>22</text:p>
          </table:table-cell>
          <table:table-cell table:style-name="ce25" table:formula="of:=CUSTOMDEZINBIN(MOD([.B24];2048))" office:value-type="string" office:string-value="00000010110" calcext:value-type="string">
            <text:p>00000010110</text:p>
          </table:table-cell>
          <table:table-cell table:formula="of:=DEC2HEX([.B24];3)" office:value-type="string" office:string-value="016" calcext:value-type="string">
            <text:p>016</text:p>
          </table:table-cell>
          <table:table-cell table:formula="of:=MID([.A24];1;4)" office:value-type="string" office:string-value="actr" calcext:value-type="string">
            <text:p>act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ctual</text:p>
          </table:table-cell>
          <table:table-cell table:style-name="ce25" office:value-type="float" office:value="23" calcext:value-type="float">
            <text:p>23</text:p>
          </table:table-cell>
          <table:table-cell table:style-name="ce25" table:formula="of:=CUSTOMDEZINBIN(MOD([.B25];2048))" office:value-type="string" office:string-value="00000010111" calcext:value-type="string">
            <text:p>00000010111</text:p>
          </table:table-cell>
          <table:table-cell table:formula="of:=DEC2HEX([.B25];3)" office:value-type="string" office:string-value="017" calcext:value-type="string">
            <text:p>017</text:p>
          </table:table-cell>
          <table:table-cell table:formula="of:=MID([.A25];1;4)" office:value-type="string" office:string-value="actu" calcext:value-type="string">
            <text:p>act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dapt</text:p>
          </table:table-cell>
          <table:table-cell table:style-name="ce25" office:value-type="float" office:value="24" calcext:value-type="float">
            <text:p>24</text:p>
          </table:table-cell>
          <table:table-cell table:style-name="ce25" table:formula="of:=CUSTOMDEZINBIN(MOD([.B26];2048))" office:value-type="string" office:string-value="00000011000" calcext:value-type="string">
            <text:p>00000011000</text:p>
          </table:table-cell>
          <table:table-cell table:formula="of:=DEC2HEX([.B26];3)" office:value-type="string" office:string-value="018" calcext:value-type="string">
            <text:p>018</text:p>
          </table:table-cell>
          <table:table-cell table:formula="of:=MID([.A26];1;4)" office:value-type="string" office:string-value="adap" calcext:value-type="string">
            <text:p>ada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dd</text:p>
          </table:table-cell>
          <table:table-cell table:style-name="ce25" office:value-type="float" office:value="25" calcext:value-type="float">
            <text:p>25</text:p>
          </table:table-cell>
          <table:table-cell table:style-name="ce25" table:formula="of:=CUSTOMDEZINBIN(MOD([.B27];2048))" office:value-type="string" office:string-value="00000011001" calcext:value-type="string">
            <text:p>00000011001</text:p>
          </table:table-cell>
          <table:table-cell table:formula="of:=DEC2HEX([.B27];3)" office:value-type="string" office:string-value="019" calcext:value-type="string">
            <text:p>019</text:p>
          </table:table-cell>
          <table:table-cell table:formula="of:=MID([.A27];1;4)" office:value-type="string" office:string-value="add" calcext:value-type="string">
            <text:p>ad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ddict</text:p>
          </table:table-cell>
          <table:table-cell table:style-name="ce25" office:value-type="float" office:value="26" calcext:value-type="float">
            <text:p>26</text:p>
          </table:table-cell>
          <table:table-cell table:style-name="ce25" table:formula="of:=CUSTOMDEZINBIN(MOD([.B28];2048))" office:value-type="string" office:string-value="00000011010" calcext:value-type="string">
            <text:p>00000011010</text:p>
          </table:table-cell>
          <table:table-cell table:formula="of:=DEC2HEX([.B28];3)" office:value-type="string" office:string-value="01A" calcext:value-type="string">
            <text:p>01A</text:p>
          </table:table-cell>
          <table:table-cell table:formula="of:=MID([.A28];1;4)" office:value-type="string" office:string-value="addi" calcext:value-type="string">
            <text:p>add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ddress</text:p>
          </table:table-cell>
          <table:table-cell table:style-name="ce25" office:value-type="float" office:value="27" calcext:value-type="float">
            <text:p>27</text:p>
          </table:table-cell>
          <table:table-cell table:style-name="ce25" table:formula="of:=CUSTOMDEZINBIN(MOD([.B29];2048))" office:value-type="string" office:string-value="00000011011" calcext:value-type="string">
            <text:p>00000011011</text:p>
          </table:table-cell>
          <table:table-cell table:formula="of:=DEC2HEX([.B29];3)" office:value-type="string" office:string-value="01B" calcext:value-type="string">
            <text:p>01B</text:p>
          </table:table-cell>
          <table:table-cell table:formula="of:=MID([.A29];1;4)" office:value-type="string" office:string-value="addr" calcext:value-type="string">
            <text:p>add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djust</text:p>
          </table:table-cell>
          <table:table-cell table:style-name="ce25" office:value-type="float" office:value="28" calcext:value-type="float">
            <text:p>28</text:p>
          </table:table-cell>
          <table:table-cell table:style-name="ce25" table:formula="of:=CUSTOMDEZINBIN(MOD([.B30];2048))" office:value-type="string" office:string-value="00000011100" calcext:value-type="string">
            <text:p>00000011100</text:p>
          </table:table-cell>
          <table:table-cell table:formula="of:=DEC2HEX([.B30];3)" office:value-type="string" office:string-value="01C" calcext:value-type="string">
            <text:p>01C</text:p>
          </table:table-cell>
          <table:table-cell table:formula="of:=MID([.A30];1;4)" office:value-type="string" office:string-value="adju" calcext:value-type="string">
            <text:p>adj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dmit</text:p>
          </table:table-cell>
          <table:table-cell table:style-name="ce25" office:value-type="float" office:value="29" calcext:value-type="float">
            <text:p>29</text:p>
          </table:table-cell>
          <table:table-cell table:style-name="ce25" table:formula="of:=CUSTOMDEZINBIN(MOD([.B31];2048))" office:value-type="string" office:string-value="00000011101" calcext:value-type="string">
            <text:p>00000011101</text:p>
          </table:table-cell>
          <table:table-cell table:formula="of:=DEC2HEX([.B31];3)" office:value-type="string" office:string-value="01D" calcext:value-type="string">
            <text:p>01D</text:p>
          </table:table-cell>
          <table:table-cell table:formula="of:=MID([.A31];1;4)" office:value-type="string" office:string-value="admi" calcext:value-type="string">
            <text:p>adm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dult</text:p>
          </table:table-cell>
          <table:table-cell table:style-name="ce25" office:value-type="float" office:value="30" calcext:value-type="float">
            <text:p>30</text:p>
          </table:table-cell>
          <table:table-cell table:style-name="ce25" table:formula="of:=CUSTOMDEZINBIN(MOD([.B32];2048))" office:value-type="string" office:string-value="00000011110" calcext:value-type="string">
            <text:p>00000011110</text:p>
          </table:table-cell>
          <table:table-cell table:formula="of:=DEC2HEX([.B32];3)" office:value-type="string" office:string-value="01E" calcext:value-type="string">
            <text:p>01E</text:p>
          </table:table-cell>
          <table:table-cell table:formula="of:=MID([.A32];1;4)" office:value-type="string" office:string-value="adul" calcext:value-type="string">
            <text:p>adu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dvance</text:p>
          </table:table-cell>
          <table:table-cell table:style-name="ce25" office:value-type="float" office:value="31" calcext:value-type="float">
            <text:p>31</text:p>
          </table:table-cell>
          <table:table-cell table:style-name="ce25" table:formula="of:=CUSTOMDEZINBIN(MOD([.B33];2048))" office:value-type="string" office:string-value="00000011111" calcext:value-type="string">
            <text:p>00000011111</text:p>
          </table:table-cell>
          <table:table-cell table:formula="of:=DEC2HEX([.B33];3)" office:value-type="string" office:string-value="01F" calcext:value-type="string">
            <text:p>01F</text:p>
          </table:table-cell>
          <table:table-cell table:formula="of:=MID([.A33];1;4)" office:value-type="string" office:string-value="adva" calcext:value-type="string">
            <text:p>adv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dvice</text:p>
          </table:table-cell>
          <table:table-cell table:style-name="ce25" office:value-type="float" office:value="32" calcext:value-type="float">
            <text:p>32</text:p>
          </table:table-cell>
          <table:table-cell table:style-name="ce25" table:formula="of:=CUSTOMDEZINBIN(MOD([.B34];2048))" office:value-type="string" office:string-value="00000100000" calcext:value-type="string">
            <text:p>00000100000</text:p>
          </table:table-cell>
          <table:table-cell table:formula="of:=DEC2HEX([.B34];3)" office:value-type="string" office:string-value="020" calcext:value-type="string">
            <text:p>020</text:p>
          </table:table-cell>
          <table:table-cell table:formula="of:=MID([.A34];1;4)" office:value-type="string" office:string-value="advi" calcext:value-type="string">
            <text:p>adv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erobic</text:p>
          </table:table-cell>
          <table:table-cell table:style-name="ce25" office:value-type="float" office:value="33" calcext:value-type="float">
            <text:p>33</text:p>
          </table:table-cell>
          <table:table-cell table:style-name="ce25" table:formula="of:=CUSTOMDEZINBIN(MOD([.B35];2048))" office:value-type="string" office:string-value="00000100001" calcext:value-type="string">
            <text:p>00000100001</text:p>
          </table:table-cell>
          <table:table-cell table:formula="of:=DEC2HEX([.B35];3)" office:value-type="string" office:string-value="021" calcext:value-type="string">
            <text:p>021</text:p>
          </table:table-cell>
          <table:table-cell table:formula="of:=MID([.A35];1;4)" office:value-type="string" office:string-value="aero" calcext:value-type="string">
            <text:p>aer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ffair</text:p>
          </table:table-cell>
          <table:table-cell table:style-name="ce25" office:value-type="float" office:value="34" calcext:value-type="float">
            <text:p>34</text:p>
          </table:table-cell>
          <table:table-cell table:style-name="ce25" table:formula="of:=CUSTOMDEZINBIN(MOD([.B36];2048))" office:value-type="string" office:string-value="00000100010" calcext:value-type="string">
            <text:p>00000100010</text:p>
          </table:table-cell>
          <table:table-cell table:formula="of:=DEC2HEX([.B36];3)" office:value-type="string" office:string-value="022" calcext:value-type="string">
            <text:p>022</text:p>
          </table:table-cell>
          <table:table-cell table:formula="of:=MID([.A36];1;4)" office:value-type="string" office:string-value="affa" calcext:value-type="string">
            <text:p>aff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fford</text:p>
          </table:table-cell>
          <table:table-cell table:style-name="ce25" office:value-type="float" office:value="35" calcext:value-type="float">
            <text:p>35</text:p>
          </table:table-cell>
          <table:table-cell table:style-name="ce25" table:formula="of:=CUSTOMDEZINBIN(MOD([.B37];2048))" office:value-type="string" office:string-value="00000100011" calcext:value-type="string">
            <text:p>00000100011</text:p>
          </table:table-cell>
          <table:table-cell table:formula="of:=DEC2HEX([.B37];3)" office:value-type="string" office:string-value="023" calcext:value-type="string">
            <text:p>023</text:p>
          </table:table-cell>
          <table:table-cell table:formula="of:=MID([.A37];1;4)" office:value-type="string" office:string-value="affo" calcext:value-type="string">
            <text:p>aff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fraid</text:p>
          </table:table-cell>
          <table:table-cell table:style-name="ce25" office:value-type="float" office:value="36" calcext:value-type="float">
            <text:p>36</text:p>
          </table:table-cell>
          <table:table-cell table:style-name="ce25" table:formula="of:=CUSTOMDEZINBIN(MOD([.B38];2048))" office:value-type="string" office:string-value="00000100100" calcext:value-type="string">
            <text:p>00000100100</text:p>
          </table:table-cell>
          <table:table-cell table:formula="of:=DEC2HEX([.B38];3)" office:value-type="string" office:string-value="024" calcext:value-type="string">
            <text:p>024</text:p>
          </table:table-cell>
          <table:table-cell table:formula="of:=MID([.A38];1;4)" office:value-type="string" office:string-value="afra" calcext:value-type="string">
            <text:p>afr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gain</text:p>
          </table:table-cell>
          <table:table-cell table:style-name="ce25" office:value-type="float" office:value="37" calcext:value-type="float">
            <text:p>37</text:p>
          </table:table-cell>
          <table:table-cell table:style-name="ce25" table:formula="of:=CUSTOMDEZINBIN(MOD([.B39];2048))" office:value-type="string" office:string-value="00000100101" calcext:value-type="string">
            <text:p>00000100101</text:p>
          </table:table-cell>
          <table:table-cell table:formula="of:=DEC2HEX([.B39];3)" office:value-type="string" office:string-value="025" calcext:value-type="string">
            <text:p>025</text:p>
          </table:table-cell>
          <table:table-cell table:formula="of:=MID([.A39];1;4)" office:value-type="string" office:string-value="agai" calcext:value-type="string">
            <text:p>aga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ge</text:p>
          </table:table-cell>
          <table:table-cell table:style-name="ce25" office:value-type="float" office:value="38" calcext:value-type="float">
            <text:p>38</text:p>
          </table:table-cell>
          <table:table-cell table:style-name="ce25" table:formula="of:=CUSTOMDEZINBIN(MOD([.B40];2048))" office:value-type="string" office:string-value="00000100110" calcext:value-type="string">
            <text:p>00000100110</text:p>
          </table:table-cell>
          <table:table-cell table:formula="of:=DEC2HEX([.B40];3)" office:value-type="string" office:string-value="026" calcext:value-type="string">
            <text:p>026</text:p>
          </table:table-cell>
          <table:table-cell table:formula="of:=MID([.A40];1;4)" office:value-type="string" office:string-value="age" calcext:value-type="string">
            <text:p>ag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gent</text:p>
          </table:table-cell>
          <table:table-cell table:style-name="ce25" office:value-type="float" office:value="39" calcext:value-type="float">
            <text:p>39</text:p>
          </table:table-cell>
          <table:table-cell table:style-name="ce25" table:formula="of:=CUSTOMDEZINBIN(MOD([.B41];2048))" office:value-type="string" office:string-value="00000100111" calcext:value-type="string">
            <text:p>00000100111</text:p>
          </table:table-cell>
          <table:table-cell table:formula="of:=DEC2HEX([.B41];3)" office:value-type="string" office:string-value="027" calcext:value-type="string">
            <text:p>027</text:p>
          </table:table-cell>
          <table:table-cell table:formula="of:=MID([.A41];1;4)" office:value-type="string" office:string-value="agen" calcext:value-type="string">
            <text:p>age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gree</text:p>
          </table:table-cell>
          <table:table-cell table:style-name="ce25" office:value-type="float" office:value="40" calcext:value-type="float">
            <text:p>40</text:p>
          </table:table-cell>
          <table:table-cell table:style-name="ce25" table:formula="of:=CUSTOMDEZINBIN(MOD([.B42];2048))" office:value-type="string" office:string-value="00000101000" calcext:value-type="string">
            <text:p>00000101000</text:p>
          </table:table-cell>
          <table:table-cell table:formula="of:=DEC2HEX([.B42];3)" office:value-type="string" office:string-value="028" calcext:value-type="string">
            <text:p>028</text:p>
          </table:table-cell>
          <table:table-cell table:formula="of:=MID([.A42];1;4)" office:value-type="string" office:string-value="agre" calcext:value-type="string">
            <text:p>ag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head</text:p>
          </table:table-cell>
          <table:table-cell table:style-name="ce25" office:value-type="float" office:value="41" calcext:value-type="float">
            <text:p>41</text:p>
          </table:table-cell>
          <table:table-cell table:style-name="ce25" table:formula="of:=CUSTOMDEZINBIN(MOD([.B43];2048))" office:value-type="string" office:string-value="00000101001" calcext:value-type="string">
            <text:p>00000101001</text:p>
          </table:table-cell>
          <table:table-cell table:formula="of:=DEC2HEX([.B43];3)" office:value-type="string" office:string-value="029" calcext:value-type="string">
            <text:p>029</text:p>
          </table:table-cell>
          <table:table-cell table:formula="of:=MID([.A43];1;4)" office:value-type="string" office:string-value="ahea" calcext:value-type="string">
            <text:p>ahe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im</text:p>
          </table:table-cell>
          <table:table-cell table:style-name="ce25" office:value-type="float" office:value="42" calcext:value-type="float">
            <text:p>42</text:p>
          </table:table-cell>
          <table:table-cell table:style-name="ce25" table:formula="of:=CUSTOMDEZINBIN(MOD([.B44];2048))" office:value-type="string" office:string-value="00000101010" calcext:value-type="string">
            <text:p>00000101010</text:p>
          </table:table-cell>
          <table:table-cell table:formula="of:=DEC2HEX([.B44];3)" office:value-type="string" office:string-value="02A" calcext:value-type="string">
            <text:p>02A</text:p>
          </table:table-cell>
          <table:table-cell table:formula="of:=MID([.A44];1;4)" office:value-type="string" office:string-value="aim" calcext:value-type="string">
            <text:p>ai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ir</text:p>
          </table:table-cell>
          <table:table-cell table:style-name="ce25" office:value-type="float" office:value="43" calcext:value-type="float">
            <text:p>43</text:p>
          </table:table-cell>
          <table:table-cell table:style-name="ce25" table:formula="of:=CUSTOMDEZINBIN(MOD([.B45];2048))" office:value-type="string" office:string-value="00000101011" calcext:value-type="string">
            <text:p>00000101011</text:p>
          </table:table-cell>
          <table:table-cell table:formula="of:=DEC2HEX([.B45];3)" office:value-type="string" office:string-value="02B" calcext:value-type="string">
            <text:p>02B</text:p>
          </table:table-cell>
          <table:table-cell table:formula="of:=MID([.A45];1;4)" office:value-type="string" office:string-value="air" calcext:value-type="string">
            <text:p>ai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irport</text:p>
          </table:table-cell>
          <table:table-cell table:style-name="ce25" office:value-type="float" office:value="44" calcext:value-type="float">
            <text:p>44</text:p>
          </table:table-cell>
          <table:table-cell table:style-name="ce25" table:formula="of:=CUSTOMDEZINBIN(MOD([.B46];2048))" office:value-type="string" office:string-value="00000101100" calcext:value-type="string">
            <text:p>00000101100</text:p>
          </table:table-cell>
          <table:table-cell table:formula="of:=DEC2HEX([.B46];3)" office:value-type="string" office:string-value="02C" calcext:value-type="string">
            <text:p>02C</text:p>
          </table:table-cell>
          <table:table-cell table:formula="of:=MID([.A46];1;4)" office:value-type="string" office:string-value="airp" calcext:value-type="string">
            <text:p>air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isle</text:p>
          </table:table-cell>
          <table:table-cell table:style-name="ce25" office:value-type="float" office:value="45" calcext:value-type="float">
            <text:p>45</text:p>
          </table:table-cell>
          <table:table-cell table:style-name="ce25" table:formula="of:=CUSTOMDEZINBIN(MOD([.B47];2048))" office:value-type="string" office:string-value="00000101101" calcext:value-type="string">
            <text:p>00000101101</text:p>
          </table:table-cell>
          <table:table-cell table:formula="of:=DEC2HEX([.B47];3)" office:value-type="string" office:string-value="02D" calcext:value-type="string">
            <text:p>02D</text:p>
          </table:table-cell>
          <table:table-cell table:formula="of:=MID([.A47];1;4)" office:value-type="string" office:string-value="aisl" calcext:value-type="string">
            <text:p>ais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larm</text:p>
          </table:table-cell>
          <table:table-cell table:style-name="ce25" office:value-type="float" office:value="46" calcext:value-type="float">
            <text:p>46</text:p>
          </table:table-cell>
          <table:table-cell table:style-name="ce25" table:formula="of:=CUSTOMDEZINBIN(MOD([.B48];2048))" office:value-type="string" office:string-value="00000101110" calcext:value-type="string">
            <text:p>00000101110</text:p>
          </table:table-cell>
          <table:table-cell table:formula="of:=DEC2HEX([.B48];3)" office:value-type="string" office:string-value="02E" calcext:value-type="string">
            <text:p>02E</text:p>
          </table:table-cell>
          <table:table-cell table:formula="of:=MID([.A48];1;4)" office:value-type="string" office:string-value="alar" calcext:value-type="string">
            <text:p>ala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lbum</text:p>
          </table:table-cell>
          <table:table-cell table:style-name="ce25" office:value-type="float" office:value="47" calcext:value-type="float">
            <text:p>47</text:p>
          </table:table-cell>
          <table:table-cell table:style-name="ce25" table:formula="of:=CUSTOMDEZINBIN(MOD([.B49];2048))" office:value-type="string" office:string-value="00000101111" calcext:value-type="string">
            <text:p>00000101111</text:p>
          </table:table-cell>
          <table:table-cell table:formula="of:=DEC2HEX([.B49];3)" office:value-type="string" office:string-value="02F" calcext:value-type="string">
            <text:p>02F</text:p>
          </table:table-cell>
          <table:table-cell table:formula="of:=MID([.A49];1;4)" office:value-type="string" office:string-value="albu" calcext:value-type="string">
            <text:p>alb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lcohol</text:p>
          </table:table-cell>
          <table:table-cell table:style-name="ce25" office:value-type="float" office:value="48" calcext:value-type="float">
            <text:p>48</text:p>
          </table:table-cell>
          <table:table-cell table:style-name="ce25" table:formula="of:=CUSTOMDEZINBIN(MOD([.B50];2048))" office:value-type="string" office:string-value="00000110000" calcext:value-type="string">
            <text:p>00000110000</text:p>
          </table:table-cell>
          <table:table-cell table:formula="of:=DEC2HEX([.B50];3)" office:value-type="string" office:string-value="030" calcext:value-type="string">
            <text:p>030</text:p>
          </table:table-cell>
          <table:table-cell table:formula="of:=MID([.A50];1;4)" office:value-type="string" office:string-value="alco" calcext:value-type="string">
            <text:p>alc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lert</text:p>
          </table:table-cell>
          <table:table-cell table:style-name="ce25" office:value-type="float" office:value="49" calcext:value-type="float">
            <text:p>49</text:p>
          </table:table-cell>
          <table:table-cell table:style-name="ce25" table:formula="of:=CUSTOMDEZINBIN(MOD([.B51];2048))" office:value-type="string" office:string-value="00000110001" calcext:value-type="string">
            <text:p>00000110001</text:p>
          </table:table-cell>
          <table:table-cell table:formula="of:=DEC2HEX([.B51];3)" office:value-type="string" office:string-value="031" calcext:value-type="string">
            <text:p>031</text:p>
          </table:table-cell>
          <table:table-cell table:formula="of:=MID([.A51];1;4)" office:value-type="string" office:string-value="aler" calcext:value-type="string">
            <text:p>ale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lien</text:p>
          </table:table-cell>
          <table:table-cell table:style-name="ce25" office:value-type="float" office:value="50" calcext:value-type="float">
            <text:p>50</text:p>
          </table:table-cell>
          <table:table-cell table:style-name="ce25" table:formula="of:=CUSTOMDEZINBIN(MOD([.B52];2048))" office:value-type="string" office:string-value="00000110010" calcext:value-type="string">
            <text:p>00000110010</text:p>
          </table:table-cell>
          <table:table-cell table:formula="of:=DEC2HEX([.B52];3)" office:value-type="string" office:string-value="032" calcext:value-type="string">
            <text:p>032</text:p>
          </table:table-cell>
          <table:table-cell table:formula="of:=MID([.A52];1;4)" office:value-type="string" office:string-value="alie" calcext:value-type="string">
            <text:p>ali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ll</text:p>
          </table:table-cell>
          <table:table-cell table:style-name="ce25" office:value-type="float" office:value="51" calcext:value-type="float">
            <text:p>51</text:p>
          </table:table-cell>
          <table:table-cell table:style-name="ce25" table:formula="of:=CUSTOMDEZINBIN(MOD([.B53];2048))" office:value-type="string" office:string-value="00000110011" calcext:value-type="string">
            <text:p>00000110011</text:p>
          </table:table-cell>
          <table:table-cell table:formula="of:=DEC2HEX([.B53];3)" office:value-type="string" office:string-value="033" calcext:value-type="string">
            <text:p>033</text:p>
          </table:table-cell>
          <table:table-cell table:formula="of:=MID([.A53];1;4)" office:value-type="string" office:string-value="all" calcext:value-type="string">
            <text:p>al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lley</text:p>
          </table:table-cell>
          <table:table-cell table:style-name="ce25" office:value-type="float" office:value="52" calcext:value-type="float">
            <text:p>52</text:p>
          </table:table-cell>
          <table:table-cell table:style-name="ce25" table:formula="of:=CUSTOMDEZINBIN(MOD([.B54];2048))" office:value-type="string" office:string-value="00000110100" calcext:value-type="string">
            <text:p>00000110100</text:p>
          </table:table-cell>
          <table:table-cell table:formula="of:=DEC2HEX([.B54];3)" office:value-type="string" office:string-value="034" calcext:value-type="string">
            <text:p>034</text:p>
          </table:table-cell>
          <table:table-cell table:formula="of:=MID([.A54];1;4)" office:value-type="string" office:string-value="alle" calcext:value-type="string">
            <text:p>all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llow</text:p>
          </table:table-cell>
          <table:table-cell table:style-name="ce25" office:value-type="float" office:value="53" calcext:value-type="float">
            <text:p>53</text:p>
          </table:table-cell>
          <table:table-cell table:style-name="ce25" table:formula="of:=CUSTOMDEZINBIN(MOD([.B55];2048))" office:value-type="string" office:string-value="00000110101" calcext:value-type="string">
            <text:p>00000110101</text:p>
          </table:table-cell>
          <table:table-cell table:formula="of:=DEC2HEX([.B55];3)" office:value-type="string" office:string-value="035" calcext:value-type="string">
            <text:p>035</text:p>
          </table:table-cell>
          <table:table-cell table:formula="of:=MID([.A55];1;4)" office:value-type="string" office:string-value="allo" calcext:value-type="string">
            <text:p>all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lmost</text:p>
          </table:table-cell>
          <table:table-cell table:style-name="ce25" office:value-type="float" office:value="54" calcext:value-type="float">
            <text:p>54</text:p>
          </table:table-cell>
          <table:table-cell table:style-name="ce25" table:formula="of:=CUSTOMDEZINBIN(MOD([.B56];2048))" office:value-type="string" office:string-value="00000110110" calcext:value-type="string">
            <text:p>00000110110</text:p>
          </table:table-cell>
          <table:table-cell table:formula="of:=DEC2HEX([.B56];3)" office:value-type="string" office:string-value="036" calcext:value-type="string">
            <text:p>036</text:p>
          </table:table-cell>
          <table:table-cell table:formula="of:=MID([.A56];1;4)" office:value-type="string" office:string-value="almo" calcext:value-type="string">
            <text:p>alm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lone</text:p>
          </table:table-cell>
          <table:table-cell table:style-name="ce25" office:value-type="float" office:value="55" calcext:value-type="float">
            <text:p>55</text:p>
          </table:table-cell>
          <table:table-cell table:style-name="ce25" table:formula="of:=CUSTOMDEZINBIN(MOD([.B57];2048))" office:value-type="string" office:string-value="00000110111" calcext:value-type="string">
            <text:p>00000110111</text:p>
          </table:table-cell>
          <table:table-cell table:formula="of:=DEC2HEX([.B57];3)" office:value-type="string" office:string-value="037" calcext:value-type="string">
            <text:p>037</text:p>
          </table:table-cell>
          <table:table-cell table:formula="of:=MID([.A57];1;4)" office:value-type="string" office:string-value="alon" calcext:value-type="string">
            <text:p>alo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lpha</text:p>
          </table:table-cell>
          <table:table-cell table:style-name="ce25" office:value-type="float" office:value="56" calcext:value-type="float">
            <text:p>56</text:p>
          </table:table-cell>
          <table:table-cell table:style-name="ce25" table:formula="of:=CUSTOMDEZINBIN(MOD([.B58];2048))" office:value-type="string" office:string-value="00000111000" calcext:value-type="string">
            <text:p>00000111000</text:p>
          </table:table-cell>
          <table:table-cell table:formula="of:=DEC2HEX([.B58];3)" office:value-type="string" office:string-value="038" calcext:value-type="string">
            <text:p>038</text:p>
          </table:table-cell>
          <table:table-cell table:formula="of:=MID([.A58];1;4)" office:value-type="string" office:string-value="alph" calcext:value-type="string">
            <text:p>alp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lready</text:p>
          </table:table-cell>
          <table:table-cell table:style-name="ce25" office:value-type="float" office:value="57" calcext:value-type="float">
            <text:p>57</text:p>
          </table:table-cell>
          <table:table-cell table:style-name="ce25" table:formula="of:=CUSTOMDEZINBIN(MOD([.B59];2048))" office:value-type="string" office:string-value="00000111001" calcext:value-type="string">
            <text:p>00000111001</text:p>
          </table:table-cell>
          <table:table-cell table:formula="of:=DEC2HEX([.B59];3)" office:value-type="string" office:string-value="039" calcext:value-type="string">
            <text:p>039</text:p>
          </table:table-cell>
          <table:table-cell table:formula="of:=MID([.A59];1;4)" office:value-type="string" office:string-value="alre" calcext:value-type="string">
            <text:p>al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lso</text:p>
          </table:table-cell>
          <table:table-cell table:style-name="ce25" office:value-type="float" office:value="58" calcext:value-type="float">
            <text:p>58</text:p>
          </table:table-cell>
          <table:table-cell table:style-name="ce25" table:formula="of:=CUSTOMDEZINBIN(MOD([.B60];2048))" office:value-type="string" office:string-value="00000111010" calcext:value-type="string">
            <text:p>00000111010</text:p>
          </table:table-cell>
          <table:table-cell table:formula="of:=DEC2HEX([.B60];3)" office:value-type="string" office:string-value="03A" calcext:value-type="string">
            <text:p>03A</text:p>
          </table:table-cell>
          <table:table-cell table:formula="of:=MID([.A60];1;4)" office:value-type="string" office:string-value="also" calcext:value-type="string">
            <text:p>als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lter</text:p>
          </table:table-cell>
          <table:table-cell table:style-name="ce25" office:value-type="float" office:value="59" calcext:value-type="float">
            <text:p>59</text:p>
          </table:table-cell>
          <table:table-cell table:style-name="ce25" table:formula="of:=CUSTOMDEZINBIN(MOD([.B61];2048))" office:value-type="string" office:string-value="00000111011" calcext:value-type="string">
            <text:p>00000111011</text:p>
          </table:table-cell>
          <table:table-cell table:formula="of:=DEC2HEX([.B61];3)" office:value-type="string" office:string-value="03B" calcext:value-type="string">
            <text:p>03B</text:p>
          </table:table-cell>
          <table:table-cell table:formula="of:=MID([.A61];1;4)" office:value-type="string" office:string-value="alte" calcext:value-type="string">
            <text:p>alt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lways</text:p>
          </table:table-cell>
          <table:table-cell table:style-name="ce25" office:value-type="float" office:value="60" calcext:value-type="float">
            <text:p>60</text:p>
          </table:table-cell>
          <table:table-cell table:style-name="ce25" table:formula="of:=CUSTOMDEZINBIN(MOD([.B62];2048))" office:value-type="string" office:string-value="00000111100" calcext:value-type="string">
            <text:p>00000111100</text:p>
          </table:table-cell>
          <table:table-cell table:formula="of:=DEC2HEX([.B62];3)" office:value-type="string" office:string-value="03C" calcext:value-type="string">
            <text:p>03C</text:p>
          </table:table-cell>
          <table:table-cell table:formula="of:=MID([.A62];1;4)" office:value-type="string" office:string-value="alwa" calcext:value-type="string">
            <text:p>alw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mateur</text:p>
          </table:table-cell>
          <table:table-cell table:style-name="ce25" office:value-type="float" office:value="61" calcext:value-type="float">
            <text:p>61</text:p>
          </table:table-cell>
          <table:table-cell table:style-name="ce25" table:formula="of:=CUSTOMDEZINBIN(MOD([.B63];2048))" office:value-type="string" office:string-value="00000111101" calcext:value-type="string">
            <text:p>00000111101</text:p>
          </table:table-cell>
          <table:table-cell table:formula="of:=DEC2HEX([.B63];3)" office:value-type="string" office:string-value="03D" calcext:value-type="string">
            <text:p>03D</text:p>
          </table:table-cell>
          <table:table-cell table:formula="of:=MID([.A63];1;4)" office:value-type="string" office:string-value="amat" calcext:value-type="string">
            <text:p>ama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mazing</text:p>
          </table:table-cell>
          <table:table-cell table:style-name="ce25" office:value-type="float" office:value="62" calcext:value-type="float">
            <text:p>62</text:p>
          </table:table-cell>
          <table:table-cell table:style-name="ce25" table:formula="of:=CUSTOMDEZINBIN(MOD([.B64];2048))" office:value-type="string" office:string-value="00000111110" calcext:value-type="string">
            <text:p>00000111110</text:p>
          </table:table-cell>
          <table:table-cell table:formula="of:=DEC2HEX([.B64];3)" office:value-type="string" office:string-value="03E" calcext:value-type="string">
            <text:p>03E</text:p>
          </table:table-cell>
          <table:table-cell table:formula="of:=MID([.A64];1;4)" office:value-type="string" office:string-value="amaz" calcext:value-type="string">
            <text:p>amaz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mong</text:p>
          </table:table-cell>
          <table:table-cell table:style-name="ce25" office:value-type="float" office:value="63" calcext:value-type="float">
            <text:p>63</text:p>
          </table:table-cell>
          <table:table-cell table:style-name="ce25" table:formula="of:=CUSTOMDEZINBIN(MOD([.B65];2048))" office:value-type="string" office:string-value="00000111111" calcext:value-type="string">
            <text:p>00000111111</text:p>
          </table:table-cell>
          <table:table-cell table:formula="of:=DEC2HEX([.B65];3)" office:value-type="string" office:string-value="03F" calcext:value-type="string">
            <text:p>03F</text:p>
          </table:table-cell>
          <table:table-cell table:formula="of:=MID([.A65];1;4)" office:value-type="string" office:string-value="amon" calcext:value-type="string">
            <text:p>amo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mount</text:p>
          </table:table-cell>
          <table:table-cell table:style-name="ce25" office:value-type="float" office:value="64" calcext:value-type="float">
            <text:p>64</text:p>
          </table:table-cell>
          <table:table-cell table:style-name="ce25" table:formula="of:=CUSTOMDEZINBIN(MOD([.B66];2048))" office:value-type="string" office:string-value="00001000000" calcext:value-type="string">
            <text:p>00001000000</text:p>
          </table:table-cell>
          <table:table-cell table:formula="of:=DEC2HEX([.B66];3)" office:value-type="string" office:string-value="040" calcext:value-type="string">
            <text:p>040</text:p>
          </table:table-cell>
          <table:table-cell table:formula="of:=MID([.A66];1;4)" office:value-type="string" office:string-value="amou" calcext:value-type="string">
            <text:p>amo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mused</text:p>
          </table:table-cell>
          <table:table-cell table:style-name="ce25" office:value-type="float" office:value="65" calcext:value-type="float">
            <text:p>65</text:p>
          </table:table-cell>
          <table:table-cell table:style-name="ce25" table:formula="of:=CUSTOMDEZINBIN(MOD([.B67];2048))" office:value-type="string" office:string-value="00001000001" calcext:value-type="string">
            <text:p>00001000001</text:p>
          </table:table-cell>
          <table:table-cell table:formula="of:=DEC2HEX([.B67];3)" office:value-type="string" office:string-value="041" calcext:value-type="string">
            <text:p>041</text:p>
          </table:table-cell>
          <table:table-cell table:formula="of:=MID([.A67];1;4)" office:value-type="string" office:string-value="amus" calcext:value-type="string">
            <text:p>amu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nalyst</text:p>
          </table:table-cell>
          <table:table-cell table:style-name="ce25" office:value-type="float" office:value="66" calcext:value-type="float">
            <text:p>66</text:p>
          </table:table-cell>
          <table:table-cell table:style-name="ce25" table:formula="of:=CUSTOMDEZINBIN(MOD([.B68];2048))" office:value-type="string" office:string-value="00001000010" calcext:value-type="string">
            <text:p>00001000010</text:p>
          </table:table-cell>
          <table:table-cell table:formula="of:=DEC2HEX([.B68];3)" office:value-type="string" office:string-value="042" calcext:value-type="string">
            <text:p>042</text:p>
          </table:table-cell>
          <table:table-cell table:formula="of:=MID([.A68];1;4)" office:value-type="string" office:string-value="anal" calcext:value-type="string">
            <text:p>ana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nchor</text:p>
          </table:table-cell>
          <table:table-cell table:style-name="ce25" office:value-type="float" office:value="67" calcext:value-type="float">
            <text:p>67</text:p>
          </table:table-cell>
          <table:table-cell table:style-name="ce25" table:formula="of:=CUSTOMDEZINBIN(MOD([.B69];2048))" office:value-type="string" office:string-value="00001000011" calcext:value-type="string">
            <text:p>00001000011</text:p>
          </table:table-cell>
          <table:table-cell table:formula="of:=DEC2HEX([.B69];3)" office:value-type="string" office:string-value="043" calcext:value-type="string">
            <text:p>043</text:p>
          </table:table-cell>
          <table:table-cell table:formula="of:=MID([.A69];1;4)" office:value-type="string" office:string-value="anch" calcext:value-type="string">
            <text:p>anc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ncient</text:p>
          </table:table-cell>
          <table:table-cell table:style-name="ce25" office:value-type="float" office:value="68" calcext:value-type="float">
            <text:p>68</text:p>
          </table:table-cell>
          <table:table-cell table:style-name="ce25" table:formula="of:=CUSTOMDEZINBIN(MOD([.B70];2048))" office:value-type="string" office:string-value="00001000100" calcext:value-type="string">
            <text:p>00001000100</text:p>
          </table:table-cell>
          <table:table-cell table:formula="of:=DEC2HEX([.B70];3)" office:value-type="string" office:string-value="044" calcext:value-type="string">
            <text:p>044</text:p>
          </table:table-cell>
          <table:table-cell table:formula="of:=MID([.A70];1;4)" office:value-type="string" office:string-value="anci" calcext:value-type="string">
            <text:p>anc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nger</text:p>
          </table:table-cell>
          <table:table-cell table:style-name="ce25" office:value-type="float" office:value="69" calcext:value-type="float">
            <text:p>69</text:p>
          </table:table-cell>
          <table:table-cell table:style-name="ce25" table:formula="of:=CUSTOMDEZINBIN(MOD([.B71];2048))" office:value-type="string" office:string-value="00001000101" calcext:value-type="string">
            <text:p>00001000101</text:p>
          </table:table-cell>
          <table:table-cell table:formula="of:=DEC2HEX([.B71];3)" office:value-type="string" office:string-value="045" calcext:value-type="string">
            <text:p>045</text:p>
          </table:table-cell>
          <table:table-cell table:formula="of:=MID([.A71];1;4)" office:value-type="string" office:string-value="ange" calcext:value-type="string">
            <text:p>ang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ngle</text:p>
          </table:table-cell>
          <table:table-cell table:style-name="ce25" office:value-type="float" office:value="70" calcext:value-type="float">
            <text:p>70</text:p>
          </table:table-cell>
          <table:table-cell table:style-name="ce25" table:formula="of:=CUSTOMDEZINBIN(MOD([.B72];2048))" office:value-type="string" office:string-value="00001000110" calcext:value-type="string">
            <text:p>00001000110</text:p>
          </table:table-cell>
          <table:table-cell table:formula="of:=DEC2HEX([.B72];3)" office:value-type="string" office:string-value="046" calcext:value-type="string">
            <text:p>046</text:p>
          </table:table-cell>
          <table:table-cell table:formula="of:=MID([.A72];1;4)" office:value-type="string" office:string-value="angl" calcext:value-type="string">
            <text:p>ang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ngry</text:p>
          </table:table-cell>
          <table:table-cell table:style-name="ce25" office:value-type="float" office:value="71" calcext:value-type="float">
            <text:p>71</text:p>
          </table:table-cell>
          <table:table-cell table:style-name="ce25" table:formula="of:=CUSTOMDEZINBIN(MOD([.B73];2048))" office:value-type="string" office:string-value="00001000111" calcext:value-type="string">
            <text:p>00001000111</text:p>
          </table:table-cell>
          <table:table-cell table:formula="of:=DEC2HEX([.B73];3)" office:value-type="string" office:string-value="047" calcext:value-type="string">
            <text:p>047</text:p>
          </table:table-cell>
          <table:table-cell table:formula="of:=MID([.A73];1;4)" office:value-type="string" office:string-value="angr" calcext:value-type="string">
            <text:p>ang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nimal</text:p>
          </table:table-cell>
          <table:table-cell table:style-name="ce25" office:value-type="float" office:value="72" calcext:value-type="float">
            <text:p>72</text:p>
          </table:table-cell>
          <table:table-cell table:style-name="ce25" table:formula="of:=CUSTOMDEZINBIN(MOD([.B74];2048))" office:value-type="string" office:string-value="00001001000" calcext:value-type="string">
            <text:p>00001001000</text:p>
          </table:table-cell>
          <table:table-cell table:formula="of:=DEC2HEX([.B74];3)" office:value-type="string" office:string-value="048" calcext:value-type="string">
            <text:p>048</text:p>
          </table:table-cell>
          <table:table-cell table:formula="of:=MID([.A74];1;4)" office:value-type="string" office:string-value="anim" calcext:value-type="string">
            <text:p>ani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nkle</text:p>
          </table:table-cell>
          <table:table-cell table:style-name="ce25" office:value-type="float" office:value="73" calcext:value-type="float">
            <text:p>73</text:p>
          </table:table-cell>
          <table:table-cell table:style-name="ce25" table:formula="of:=CUSTOMDEZINBIN(MOD([.B75];2048))" office:value-type="string" office:string-value="00001001001" calcext:value-type="string">
            <text:p>00001001001</text:p>
          </table:table-cell>
          <table:table-cell table:formula="of:=DEC2HEX([.B75];3)" office:value-type="string" office:string-value="049" calcext:value-type="string">
            <text:p>049</text:p>
          </table:table-cell>
          <table:table-cell table:formula="of:=MID([.A75];1;4)" office:value-type="string" office:string-value="ankl" calcext:value-type="string">
            <text:p>ank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nnounce</text:p>
          </table:table-cell>
          <table:table-cell table:style-name="ce25" office:value-type="float" office:value="74" calcext:value-type="float">
            <text:p>74</text:p>
          </table:table-cell>
          <table:table-cell table:style-name="ce25" table:formula="of:=CUSTOMDEZINBIN(MOD([.B76];2048))" office:value-type="string" office:string-value="00001001010" calcext:value-type="string">
            <text:p>00001001010</text:p>
          </table:table-cell>
          <table:table-cell table:formula="of:=DEC2HEX([.B76];3)" office:value-type="string" office:string-value="04A" calcext:value-type="string">
            <text:p>04A</text:p>
          </table:table-cell>
          <table:table-cell table:formula="of:=MID([.A76];1;4)" office:value-type="string" office:string-value="anno" calcext:value-type="string">
            <text:p>ann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nnual</text:p>
          </table:table-cell>
          <table:table-cell table:style-name="ce25" office:value-type="float" office:value="75" calcext:value-type="float">
            <text:p>75</text:p>
          </table:table-cell>
          <table:table-cell table:style-name="ce25" table:formula="of:=CUSTOMDEZINBIN(MOD([.B77];2048))" office:value-type="string" office:string-value="00001001011" calcext:value-type="string">
            <text:p>00001001011</text:p>
          </table:table-cell>
          <table:table-cell table:formula="of:=DEC2HEX([.B77];3)" office:value-type="string" office:string-value="04B" calcext:value-type="string">
            <text:p>04B</text:p>
          </table:table-cell>
          <table:table-cell table:formula="of:=MID([.A77];1;4)" office:value-type="string" office:string-value="annu" calcext:value-type="string">
            <text:p>ann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nother</text:p>
          </table:table-cell>
          <table:table-cell table:style-name="ce25" office:value-type="float" office:value="76" calcext:value-type="float">
            <text:p>76</text:p>
          </table:table-cell>
          <table:table-cell table:style-name="ce25" table:formula="of:=CUSTOMDEZINBIN(MOD([.B78];2048))" office:value-type="string" office:string-value="00001001100" calcext:value-type="string">
            <text:p>00001001100</text:p>
          </table:table-cell>
          <table:table-cell table:formula="of:=DEC2HEX([.B78];3)" office:value-type="string" office:string-value="04C" calcext:value-type="string">
            <text:p>04C</text:p>
          </table:table-cell>
          <table:table-cell table:formula="of:=MID([.A78];1;4)" office:value-type="string" office:string-value="anot" calcext:value-type="string">
            <text:p>ano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nswer</text:p>
          </table:table-cell>
          <table:table-cell table:style-name="ce25" office:value-type="float" office:value="77" calcext:value-type="float">
            <text:p>77</text:p>
          </table:table-cell>
          <table:table-cell table:style-name="ce25" table:formula="of:=CUSTOMDEZINBIN(MOD([.B79];2048))" office:value-type="string" office:string-value="00001001101" calcext:value-type="string">
            <text:p>00001001101</text:p>
          </table:table-cell>
          <table:table-cell table:formula="of:=DEC2HEX([.B79];3)" office:value-type="string" office:string-value="04D" calcext:value-type="string">
            <text:p>04D</text:p>
          </table:table-cell>
          <table:table-cell table:formula="of:=MID([.A79];1;4)" office:value-type="string" office:string-value="answ" calcext:value-type="string">
            <text:p>answ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ntenna</text:p>
          </table:table-cell>
          <table:table-cell table:style-name="ce25" office:value-type="float" office:value="78" calcext:value-type="float">
            <text:p>78</text:p>
          </table:table-cell>
          <table:table-cell table:style-name="ce25" table:formula="of:=CUSTOMDEZINBIN(MOD([.B80];2048))" office:value-type="string" office:string-value="00001001110" calcext:value-type="string">
            <text:p>00001001110</text:p>
          </table:table-cell>
          <table:table-cell table:formula="of:=DEC2HEX([.B80];3)" office:value-type="string" office:string-value="04E" calcext:value-type="string">
            <text:p>04E</text:p>
          </table:table-cell>
          <table:table-cell table:formula="of:=MID([.A80];1;4)" office:value-type="string" office:string-value="ante" calcext:value-type="string">
            <text:p>ant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ntique</text:p>
          </table:table-cell>
          <table:table-cell table:style-name="ce25" office:value-type="float" office:value="79" calcext:value-type="float">
            <text:p>79</text:p>
          </table:table-cell>
          <table:table-cell table:style-name="ce25" table:formula="of:=CUSTOMDEZINBIN(MOD([.B81];2048))" office:value-type="string" office:string-value="00001001111" calcext:value-type="string">
            <text:p>00001001111</text:p>
          </table:table-cell>
          <table:table-cell table:formula="of:=DEC2HEX([.B81];3)" office:value-type="string" office:string-value="04F" calcext:value-type="string">
            <text:p>04F</text:p>
          </table:table-cell>
          <table:table-cell table:formula="of:=MID([.A81];1;4)" office:value-type="string" office:string-value="anti" calcext:value-type="string">
            <text:p>ant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nxiety</text:p>
          </table:table-cell>
          <table:table-cell table:style-name="ce25" office:value-type="float" office:value="80" calcext:value-type="float">
            <text:p>80</text:p>
          </table:table-cell>
          <table:table-cell table:style-name="ce25" table:formula="of:=CUSTOMDEZINBIN(MOD([.B82];2048))" office:value-type="string" office:string-value="00001010000" calcext:value-type="string">
            <text:p>00001010000</text:p>
          </table:table-cell>
          <table:table-cell table:formula="of:=DEC2HEX([.B82];3)" office:value-type="string" office:string-value="050" calcext:value-type="string">
            <text:p>050</text:p>
          </table:table-cell>
          <table:table-cell table:formula="of:=MID([.A82];1;4)" office:value-type="string" office:string-value="anxi" calcext:value-type="string">
            <text:p>anx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ny</text:p>
          </table:table-cell>
          <table:table-cell table:style-name="ce25" office:value-type="float" office:value="81" calcext:value-type="float">
            <text:p>81</text:p>
          </table:table-cell>
          <table:table-cell table:style-name="ce25" table:formula="of:=CUSTOMDEZINBIN(MOD([.B83];2048))" office:value-type="string" office:string-value="00001010001" calcext:value-type="string">
            <text:p>00001010001</text:p>
          </table:table-cell>
          <table:table-cell table:formula="of:=DEC2HEX([.B83];3)" office:value-type="string" office:string-value="051" calcext:value-type="string">
            <text:p>051</text:p>
          </table:table-cell>
          <table:table-cell table:formula="of:=MID([.A83];1;4)" office:value-type="string" office:string-value="any" calcext:value-type="string">
            <text:p>an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part</text:p>
          </table:table-cell>
          <table:table-cell table:style-name="ce25" office:value-type="float" office:value="82" calcext:value-type="float">
            <text:p>82</text:p>
          </table:table-cell>
          <table:table-cell table:style-name="ce25" table:formula="of:=CUSTOMDEZINBIN(MOD([.B84];2048))" office:value-type="string" office:string-value="00001010010" calcext:value-type="string">
            <text:p>00001010010</text:p>
          </table:table-cell>
          <table:table-cell table:formula="of:=DEC2HEX([.B84];3)" office:value-type="string" office:string-value="052" calcext:value-type="string">
            <text:p>052</text:p>
          </table:table-cell>
          <table:table-cell table:formula="of:=MID([.A84];1;4)" office:value-type="string" office:string-value="apar" calcext:value-type="string">
            <text:p>apa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pology</text:p>
          </table:table-cell>
          <table:table-cell table:style-name="ce25" office:value-type="float" office:value="83" calcext:value-type="float">
            <text:p>83</text:p>
          </table:table-cell>
          <table:table-cell table:style-name="ce25" table:formula="of:=CUSTOMDEZINBIN(MOD([.B85];2048))" office:value-type="string" office:string-value="00001010011" calcext:value-type="string">
            <text:p>00001010011</text:p>
          </table:table-cell>
          <table:table-cell table:formula="of:=DEC2HEX([.B85];3)" office:value-type="string" office:string-value="053" calcext:value-type="string">
            <text:p>053</text:p>
          </table:table-cell>
          <table:table-cell table:formula="of:=MID([.A85];1;4)" office:value-type="string" office:string-value="apol" calcext:value-type="string">
            <text:p>apo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ppear</text:p>
          </table:table-cell>
          <table:table-cell table:style-name="ce25" office:value-type="float" office:value="84" calcext:value-type="float">
            <text:p>84</text:p>
          </table:table-cell>
          <table:table-cell table:style-name="ce25" table:formula="of:=CUSTOMDEZINBIN(MOD([.B86];2048))" office:value-type="string" office:string-value="00001010100" calcext:value-type="string">
            <text:p>00001010100</text:p>
          </table:table-cell>
          <table:table-cell table:formula="of:=DEC2HEX([.B86];3)" office:value-type="string" office:string-value="054" calcext:value-type="string">
            <text:p>054</text:p>
          </table:table-cell>
          <table:table-cell table:formula="of:=MID([.A86];1;4)" office:value-type="string" office:string-value="appe" calcext:value-type="string">
            <text:p>app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pple</text:p>
          </table:table-cell>
          <table:table-cell table:style-name="ce25" office:value-type="float" office:value="85" calcext:value-type="float">
            <text:p>85</text:p>
          </table:table-cell>
          <table:table-cell table:style-name="ce25" table:formula="of:=CUSTOMDEZINBIN(MOD([.B87];2048))" office:value-type="string" office:string-value="00001010101" calcext:value-type="string">
            <text:p>00001010101</text:p>
          </table:table-cell>
          <table:table-cell table:formula="of:=DEC2HEX([.B87];3)" office:value-type="string" office:string-value="055" calcext:value-type="string">
            <text:p>055</text:p>
          </table:table-cell>
          <table:table-cell table:formula="of:=MID([.A87];1;4)" office:value-type="string" office:string-value="appl" calcext:value-type="string">
            <text:p>app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pprove</text:p>
          </table:table-cell>
          <table:table-cell table:style-name="ce25" office:value-type="float" office:value="86" calcext:value-type="float">
            <text:p>86</text:p>
          </table:table-cell>
          <table:table-cell table:style-name="ce25" table:formula="of:=CUSTOMDEZINBIN(MOD([.B88];2048))" office:value-type="string" office:string-value="00001010110" calcext:value-type="string">
            <text:p>00001010110</text:p>
          </table:table-cell>
          <table:table-cell table:formula="of:=DEC2HEX([.B88];3)" office:value-type="string" office:string-value="056" calcext:value-type="string">
            <text:p>056</text:p>
          </table:table-cell>
          <table:table-cell table:formula="of:=MID([.A88];1;4)" office:value-type="string" office:string-value="appr" calcext:value-type="string">
            <text:p>app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pril</text:p>
          </table:table-cell>
          <table:table-cell table:style-name="ce25" office:value-type="float" office:value="87" calcext:value-type="float">
            <text:p>87</text:p>
          </table:table-cell>
          <table:table-cell table:style-name="ce25" table:formula="of:=CUSTOMDEZINBIN(MOD([.B89];2048))" office:value-type="string" office:string-value="00001010111" calcext:value-type="string">
            <text:p>00001010111</text:p>
          </table:table-cell>
          <table:table-cell table:formula="of:=DEC2HEX([.B89];3)" office:value-type="string" office:string-value="057" calcext:value-type="string">
            <text:p>057</text:p>
          </table:table-cell>
          <table:table-cell table:formula="of:=MID([.A89];1;4)" office:value-type="string" office:string-value="apri" calcext:value-type="string">
            <text:p>apr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rch</text:p>
          </table:table-cell>
          <table:table-cell table:style-name="ce25" office:value-type="float" office:value="88" calcext:value-type="float">
            <text:p>88</text:p>
          </table:table-cell>
          <table:table-cell table:style-name="ce25" table:formula="of:=CUSTOMDEZINBIN(MOD([.B90];2048))" office:value-type="string" office:string-value="00001011000" calcext:value-type="string">
            <text:p>00001011000</text:p>
          </table:table-cell>
          <table:table-cell table:formula="of:=DEC2HEX([.B90];3)" office:value-type="string" office:string-value="058" calcext:value-type="string">
            <text:p>058</text:p>
          </table:table-cell>
          <table:table-cell table:formula="of:=MID([.A90];1;4)" office:value-type="string" office:string-value="arch" calcext:value-type="string">
            <text:p>arc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rctic</text:p>
          </table:table-cell>
          <table:table-cell table:style-name="ce25" office:value-type="float" office:value="89" calcext:value-type="float">
            <text:p>89</text:p>
          </table:table-cell>
          <table:table-cell table:style-name="ce25" table:formula="of:=CUSTOMDEZINBIN(MOD([.B91];2048))" office:value-type="string" office:string-value="00001011001" calcext:value-type="string">
            <text:p>00001011001</text:p>
          </table:table-cell>
          <table:table-cell table:formula="of:=DEC2HEX([.B91];3)" office:value-type="string" office:string-value="059" calcext:value-type="string">
            <text:p>059</text:p>
          </table:table-cell>
          <table:table-cell table:formula="of:=MID([.A91];1;4)" office:value-type="string" office:string-value="arct" calcext:value-type="string">
            <text:p>arc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rea</text:p>
          </table:table-cell>
          <table:table-cell table:style-name="ce25" office:value-type="float" office:value="90" calcext:value-type="float">
            <text:p>90</text:p>
          </table:table-cell>
          <table:table-cell table:style-name="ce25" table:formula="of:=CUSTOMDEZINBIN(MOD([.B92];2048))" office:value-type="string" office:string-value="00001011010" calcext:value-type="string">
            <text:p>00001011010</text:p>
          </table:table-cell>
          <table:table-cell table:formula="of:=DEC2HEX([.B92];3)" office:value-type="string" office:string-value="05A" calcext:value-type="string">
            <text:p>05A</text:p>
          </table:table-cell>
          <table:table-cell table:formula="of:=MID([.A92];1;4)" office:value-type="string" office:string-value="area" calcext:value-type="string">
            <text:p>are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rena</text:p>
          </table:table-cell>
          <table:table-cell table:style-name="ce25" office:value-type="float" office:value="91" calcext:value-type="float">
            <text:p>91</text:p>
          </table:table-cell>
          <table:table-cell table:style-name="ce25" table:formula="of:=CUSTOMDEZINBIN(MOD([.B93];2048))" office:value-type="string" office:string-value="00001011011" calcext:value-type="string">
            <text:p>00001011011</text:p>
          </table:table-cell>
          <table:table-cell table:formula="of:=DEC2HEX([.B93];3)" office:value-type="string" office:string-value="05B" calcext:value-type="string">
            <text:p>05B</text:p>
          </table:table-cell>
          <table:table-cell table:formula="of:=MID([.A93];1;4)" office:value-type="string" office:string-value="aren" calcext:value-type="string">
            <text:p>are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rgue</text:p>
          </table:table-cell>
          <table:table-cell table:style-name="ce25" office:value-type="float" office:value="92" calcext:value-type="float">
            <text:p>92</text:p>
          </table:table-cell>
          <table:table-cell table:style-name="ce25" table:formula="of:=CUSTOMDEZINBIN(MOD([.B94];2048))" office:value-type="string" office:string-value="00001011100" calcext:value-type="string">
            <text:p>00001011100</text:p>
          </table:table-cell>
          <table:table-cell table:formula="of:=DEC2HEX([.B94];3)" office:value-type="string" office:string-value="05C" calcext:value-type="string">
            <text:p>05C</text:p>
          </table:table-cell>
          <table:table-cell table:formula="of:=MID([.A94];1;4)" office:value-type="string" office:string-value="argu" calcext:value-type="string">
            <text:p>arg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rm</text:p>
          </table:table-cell>
          <table:table-cell table:style-name="ce25" office:value-type="float" office:value="93" calcext:value-type="float">
            <text:p>93</text:p>
          </table:table-cell>
          <table:table-cell table:style-name="ce25" table:formula="of:=CUSTOMDEZINBIN(MOD([.B95];2048))" office:value-type="string" office:string-value="00001011101" calcext:value-type="string">
            <text:p>00001011101</text:p>
          </table:table-cell>
          <table:table-cell table:formula="of:=DEC2HEX([.B95];3)" office:value-type="string" office:string-value="05D" calcext:value-type="string">
            <text:p>05D</text:p>
          </table:table-cell>
          <table:table-cell table:formula="of:=MID([.A95];1;4)" office:value-type="string" office:string-value="arm" calcext:value-type="string">
            <text:p>ar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rmed</text:p>
          </table:table-cell>
          <table:table-cell table:style-name="ce25" office:value-type="float" office:value="94" calcext:value-type="float">
            <text:p>94</text:p>
          </table:table-cell>
          <table:table-cell table:style-name="ce25" table:formula="of:=CUSTOMDEZINBIN(MOD([.B96];2048))" office:value-type="string" office:string-value="00001011110" calcext:value-type="string">
            <text:p>00001011110</text:p>
          </table:table-cell>
          <table:table-cell table:formula="of:=DEC2HEX([.B96];3)" office:value-type="string" office:string-value="05E" calcext:value-type="string">
            <text:p>05E</text:p>
          </table:table-cell>
          <table:table-cell table:formula="of:=MID([.A96];1;4)" office:value-type="string" office:string-value="arme" calcext:value-type="string">
            <text:p>arm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rmor</text:p>
          </table:table-cell>
          <table:table-cell table:style-name="ce25" office:value-type="float" office:value="95" calcext:value-type="float">
            <text:p>95</text:p>
          </table:table-cell>
          <table:table-cell table:style-name="ce25" table:formula="of:=CUSTOMDEZINBIN(MOD([.B97];2048))" office:value-type="string" office:string-value="00001011111" calcext:value-type="string">
            <text:p>00001011111</text:p>
          </table:table-cell>
          <table:table-cell table:formula="of:=DEC2HEX([.B97];3)" office:value-type="string" office:string-value="05F" calcext:value-type="string">
            <text:p>05F</text:p>
          </table:table-cell>
          <table:table-cell table:formula="of:=MID([.A97];1;4)" office:value-type="string" office:string-value="armo" calcext:value-type="string">
            <text:p>arm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rmy</text:p>
          </table:table-cell>
          <table:table-cell table:style-name="ce25" office:value-type="float" office:value="96" calcext:value-type="float">
            <text:p>96</text:p>
          </table:table-cell>
          <table:table-cell table:style-name="ce25" table:formula="of:=CUSTOMDEZINBIN(MOD([.B98];2048))" office:value-type="string" office:string-value="00001100000" calcext:value-type="string">
            <text:p>00001100000</text:p>
          </table:table-cell>
          <table:table-cell table:formula="of:=DEC2HEX([.B98];3)" office:value-type="string" office:string-value="060" calcext:value-type="string">
            <text:p>060</text:p>
          </table:table-cell>
          <table:table-cell table:formula="of:=MID([.A98];1;4)" office:value-type="string" office:string-value="army" calcext:value-type="string">
            <text:p>arm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round</text:p>
          </table:table-cell>
          <table:table-cell table:style-name="ce25" office:value-type="float" office:value="97" calcext:value-type="float">
            <text:p>97</text:p>
          </table:table-cell>
          <table:table-cell table:style-name="ce25" table:formula="of:=CUSTOMDEZINBIN(MOD([.B99];2048))" office:value-type="string" office:string-value="00001100001" calcext:value-type="string">
            <text:p>00001100001</text:p>
          </table:table-cell>
          <table:table-cell table:formula="of:=DEC2HEX([.B99];3)" office:value-type="string" office:string-value="061" calcext:value-type="string">
            <text:p>061</text:p>
          </table:table-cell>
          <table:table-cell table:formula="of:=MID([.A99];1;4)" office:value-type="string" office:string-value="arou" calcext:value-type="string">
            <text:p>aro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rrange</text:p>
          </table:table-cell>
          <table:table-cell table:style-name="ce25" office:value-type="float" office:value="98" calcext:value-type="float">
            <text:p>98</text:p>
          </table:table-cell>
          <table:table-cell table:style-name="ce25" table:formula="of:=CUSTOMDEZINBIN(MOD([.B100];2048))" office:value-type="string" office:string-value="00001100010" calcext:value-type="string">
            <text:p>00001100010</text:p>
          </table:table-cell>
          <table:table-cell table:formula="of:=DEC2HEX([.B100];3)" office:value-type="string" office:string-value="062" calcext:value-type="string">
            <text:p>062</text:p>
          </table:table-cell>
          <table:table-cell table:formula="of:=MID([.A100];1;4)" office:value-type="string" office:string-value="arra" calcext:value-type="string">
            <text:p>arr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rrest</text:p>
          </table:table-cell>
          <table:table-cell table:style-name="ce25" office:value-type="float" office:value="99" calcext:value-type="float">
            <text:p>99</text:p>
          </table:table-cell>
          <table:table-cell table:style-name="ce25" table:formula="of:=CUSTOMDEZINBIN(MOD([.B101];2048))" office:value-type="string" office:string-value="00001100011" calcext:value-type="string">
            <text:p>00001100011</text:p>
          </table:table-cell>
          <table:table-cell table:formula="of:=DEC2HEX([.B101];3)" office:value-type="string" office:string-value="063" calcext:value-type="string">
            <text:p>063</text:p>
          </table:table-cell>
          <table:table-cell table:formula="of:=MID([.A101];1;4)" office:value-type="string" office:string-value="arre" calcext:value-type="string">
            <text:p>ar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rrive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table:formula="of:=CUSTOMDEZINBIN(MOD([.B102];2048))" office:value-type="string" office:string-value="00001100100" calcext:value-type="string">
            <text:p>00001100100</text:p>
          </table:table-cell>
          <table:table-cell table:formula="of:=DEC2HEX([.B102];3)" office:value-type="string" office:string-value="064" calcext:value-type="string">
            <text:p>064</text:p>
          </table:table-cell>
          <table:table-cell table:formula="of:=MID([.A102];1;4)" office:value-type="string" office:string-value="arri" calcext:value-type="string">
            <text:p>arr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rrow</text:p>
          </table:table-cell>
          <table:table-cell table:style-name="ce25" office:value-type="float" office:value="101" calcext:value-type="float">
            <text:p>101</text:p>
          </table:table-cell>
          <table:table-cell table:style-name="ce25" table:formula="of:=CUSTOMDEZINBIN(MOD([.B103];2048))" office:value-type="string" office:string-value="00001100101" calcext:value-type="string">
            <text:p>00001100101</text:p>
          </table:table-cell>
          <table:table-cell table:formula="of:=DEC2HEX([.B103];3)" office:value-type="string" office:string-value="065" calcext:value-type="string">
            <text:p>065</text:p>
          </table:table-cell>
          <table:table-cell table:formula="of:=MID([.A103];1;4)" office:value-type="string" office:string-value="arro" calcext:value-type="string">
            <text:p>arr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rt</text:p>
          </table:table-cell>
          <table:table-cell table:style-name="ce25" office:value-type="float" office:value="102" calcext:value-type="float">
            <text:p>102</text:p>
          </table:table-cell>
          <table:table-cell table:style-name="ce25" table:formula="of:=CUSTOMDEZINBIN(MOD([.B104];2048))" office:value-type="string" office:string-value="00001100110" calcext:value-type="string">
            <text:p>00001100110</text:p>
          </table:table-cell>
          <table:table-cell table:formula="of:=DEC2HEX([.B104];3)" office:value-type="string" office:string-value="066" calcext:value-type="string">
            <text:p>066</text:p>
          </table:table-cell>
          <table:table-cell table:formula="of:=MID([.A104];1;4)" office:value-type="string" office:string-value="art" calcext:value-type="string">
            <text:p>ar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rtefact</text:p>
          </table:table-cell>
          <table:table-cell table:style-name="ce25" office:value-type="float" office:value="103" calcext:value-type="float">
            <text:p>103</text:p>
          </table:table-cell>
          <table:table-cell table:style-name="ce25" table:formula="of:=CUSTOMDEZINBIN(MOD([.B105];2048))" office:value-type="string" office:string-value="00001100111" calcext:value-type="string">
            <text:p>00001100111</text:p>
          </table:table-cell>
          <table:table-cell table:formula="of:=DEC2HEX([.B105];3)" office:value-type="string" office:string-value="067" calcext:value-type="string">
            <text:p>067</text:p>
          </table:table-cell>
          <table:table-cell table:formula="of:=MID([.A105];1;4)" office:value-type="string" office:string-value="arte" calcext:value-type="string">
            <text:p>art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rtist</text:p>
          </table:table-cell>
          <table:table-cell table:style-name="ce25" office:value-type="float" office:value="104" calcext:value-type="float">
            <text:p>104</text:p>
          </table:table-cell>
          <table:table-cell table:style-name="ce25" table:formula="of:=CUSTOMDEZINBIN(MOD([.B106];2048))" office:value-type="string" office:string-value="00001101000" calcext:value-type="string">
            <text:p>00001101000</text:p>
          </table:table-cell>
          <table:table-cell table:formula="of:=DEC2HEX([.B106];3)" office:value-type="string" office:string-value="068" calcext:value-type="string">
            <text:p>068</text:p>
          </table:table-cell>
          <table:table-cell table:formula="of:=MID([.A106];1;4)" office:value-type="string" office:string-value="arti" calcext:value-type="string">
            <text:p>art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rtwork</text:p>
          </table:table-cell>
          <table:table-cell table:style-name="ce25" office:value-type="float" office:value="105" calcext:value-type="float">
            <text:p>105</text:p>
          </table:table-cell>
          <table:table-cell table:style-name="ce25" table:formula="of:=CUSTOMDEZINBIN(MOD([.B107];2048))" office:value-type="string" office:string-value="00001101001" calcext:value-type="string">
            <text:p>00001101001</text:p>
          </table:table-cell>
          <table:table-cell table:formula="of:=DEC2HEX([.B107];3)" office:value-type="string" office:string-value="069" calcext:value-type="string">
            <text:p>069</text:p>
          </table:table-cell>
          <table:table-cell table:formula="of:=MID([.A107];1;4)" office:value-type="string" office:string-value="artw" calcext:value-type="string">
            <text:p>artw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sk</text:p>
          </table:table-cell>
          <table:table-cell table:style-name="ce25" office:value-type="float" office:value="106" calcext:value-type="float">
            <text:p>106</text:p>
          </table:table-cell>
          <table:table-cell table:style-name="ce25" table:formula="of:=CUSTOMDEZINBIN(MOD([.B108];2048))" office:value-type="string" office:string-value="00001101010" calcext:value-type="string">
            <text:p>00001101010</text:p>
          </table:table-cell>
          <table:table-cell table:formula="of:=DEC2HEX([.B108];3)" office:value-type="string" office:string-value="06A" calcext:value-type="string">
            <text:p>06A</text:p>
          </table:table-cell>
          <table:table-cell table:formula="of:=MID([.A108];1;4)" office:value-type="string" office:string-value="ask" calcext:value-type="string">
            <text:p>as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spect</text:p>
          </table:table-cell>
          <table:table-cell table:style-name="ce25" office:value-type="float" office:value="107" calcext:value-type="float">
            <text:p>107</text:p>
          </table:table-cell>
          <table:table-cell table:style-name="ce25" table:formula="of:=CUSTOMDEZINBIN(MOD([.B109];2048))" office:value-type="string" office:string-value="00001101011" calcext:value-type="string">
            <text:p>00001101011</text:p>
          </table:table-cell>
          <table:table-cell table:formula="of:=DEC2HEX([.B109];3)" office:value-type="string" office:string-value="06B" calcext:value-type="string">
            <text:p>06B</text:p>
          </table:table-cell>
          <table:table-cell table:formula="of:=MID([.A109];1;4)" office:value-type="string" office:string-value="aspe" calcext:value-type="string">
            <text:p>asp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ssault</text:p>
          </table:table-cell>
          <table:table-cell table:style-name="ce25" office:value-type="float" office:value="108" calcext:value-type="float">
            <text:p>108</text:p>
          </table:table-cell>
          <table:table-cell table:style-name="ce25" table:formula="of:=CUSTOMDEZINBIN(MOD([.B110];2048))" office:value-type="string" office:string-value="00001101100" calcext:value-type="string">
            <text:p>00001101100</text:p>
          </table:table-cell>
          <table:table-cell table:formula="of:=DEC2HEX([.B110];3)" office:value-type="string" office:string-value="06C" calcext:value-type="string">
            <text:p>06C</text:p>
          </table:table-cell>
          <table:table-cell table:formula="of:=MID([.A110];1;4)" office:value-type="string" office:string-value="assa" calcext:value-type="string">
            <text:p>ass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sset</text:p>
          </table:table-cell>
          <table:table-cell table:style-name="ce25" office:value-type="float" office:value="109" calcext:value-type="float">
            <text:p>109</text:p>
          </table:table-cell>
          <table:table-cell table:style-name="ce25" table:formula="of:=CUSTOMDEZINBIN(MOD([.B111];2048))" office:value-type="string" office:string-value="00001101101" calcext:value-type="string">
            <text:p>00001101101</text:p>
          </table:table-cell>
          <table:table-cell table:formula="of:=DEC2HEX([.B111];3)" office:value-type="string" office:string-value="06D" calcext:value-type="string">
            <text:p>06D</text:p>
          </table:table-cell>
          <table:table-cell table:formula="of:=MID([.A111];1;4)" office:value-type="string" office:string-value="asse" calcext:value-type="string">
            <text:p>as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ssist</text:p>
          </table:table-cell>
          <table:table-cell table:style-name="ce25" office:value-type="float" office:value="110" calcext:value-type="float">
            <text:p>110</text:p>
          </table:table-cell>
          <table:table-cell table:style-name="ce25" table:formula="of:=CUSTOMDEZINBIN(MOD([.B112];2048))" office:value-type="string" office:string-value="00001101110" calcext:value-type="string">
            <text:p>00001101110</text:p>
          </table:table-cell>
          <table:table-cell table:formula="of:=DEC2HEX([.B112];3)" office:value-type="string" office:string-value="06E" calcext:value-type="string">
            <text:p>06E</text:p>
          </table:table-cell>
          <table:table-cell table:formula="of:=MID([.A112];1;4)" office:value-type="string" office:string-value="assi" calcext:value-type="string">
            <text:p>ass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ssume</text:p>
          </table:table-cell>
          <table:table-cell table:style-name="ce25" office:value-type="float" office:value="111" calcext:value-type="float">
            <text:p>111</text:p>
          </table:table-cell>
          <table:table-cell table:style-name="ce25" table:formula="of:=CUSTOMDEZINBIN(MOD([.B113];2048))" office:value-type="string" office:string-value="00001101111" calcext:value-type="string">
            <text:p>00001101111</text:p>
          </table:table-cell>
          <table:table-cell table:formula="of:=DEC2HEX([.B113];3)" office:value-type="string" office:string-value="06F" calcext:value-type="string">
            <text:p>06F</text:p>
          </table:table-cell>
          <table:table-cell table:formula="of:=MID([.A113];1;4)" office:value-type="string" office:string-value="assu" calcext:value-type="string">
            <text:p>ass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sthma</text:p>
          </table:table-cell>
          <table:table-cell table:style-name="ce25" office:value-type="float" office:value="112" calcext:value-type="float">
            <text:p>112</text:p>
          </table:table-cell>
          <table:table-cell table:style-name="ce25" table:formula="of:=CUSTOMDEZINBIN(MOD([.B114];2048))" office:value-type="string" office:string-value="00001110000" calcext:value-type="string">
            <text:p>00001110000</text:p>
          </table:table-cell>
          <table:table-cell table:formula="of:=DEC2HEX([.B114];3)" office:value-type="string" office:string-value="070" calcext:value-type="string">
            <text:p>070</text:p>
          </table:table-cell>
          <table:table-cell table:formula="of:=MID([.A114];1;4)" office:value-type="string" office:string-value="asth" calcext:value-type="string">
            <text:p>ast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thlete</text:p>
          </table:table-cell>
          <table:table-cell table:style-name="ce25" office:value-type="float" office:value="113" calcext:value-type="float">
            <text:p>113</text:p>
          </table:table-cell>
          <table:table-cell table:style-name="ce25" table:formula="of:=CUSTOMDEZINBIN(MOD([.B115];2048))" office:value-type="string" office:string-value="00001110001" calcext:value-type="string">
            <text:p>00001110001</text:p>
          </table:table-cell>
          <table:table-cell table:formula="of:=DEC2HEX([.B115];3)" office:value-type="string" office:string-value="071" calcext:value-type="string">
            <text:p>071</text:p>
          </table:table-cell>
          <table:table-cell table:formula="of:=MID([.A115];1;4)" office:value-type="string" office:string-value="athl" calcext:value-type="string">
            <text:p>ath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tom</text:p>
          </table:table-cell>
          <table:table-cell table:style-name="ce25" office:value-type="float" office:value="114" calcext:value-type="float">
            <text:p>114</text:p>
          </table:table-cell>
          <table:table-cell table:style-name="ce25" table:formula="of:=CUSTOMDEZINBIN(MOD([.B116];2048))" office:value-type="string" office:string-value="00001110010" calcext:value-type="string">
            <text:p>00001110010</text:p>
          </table:table-cell>
          <table:table-cell table:formula="of:=DEC2HEX([.B116];3)" office:value-type="string" office:string-value="072" calcext:value-type="string">
            <text:p>072</text:p>
          </table:table-cell>
          <table:table-cell table:formula="of:=MID([.A116];1;4)" office:value-type="string" office:string-value="atom" calcext:value-type="string">
            <text:p>ato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ttack</text:p>
          </table:table-cell>
          <table:table-cell table:style-name="ce25" office:value-type="float" office:value="115" calcext:value-type="float">
            <text:p>115</text:p>
          </table:table-cell>
          <table:table-cell table:style-name="ce25" table:formula="of:=CUSTOMDEZINBIN(MOD([.B117];2048))" office:value-type="string" office:string-value="00001110011" calcext:value-type="string">
            <text:p>00001110011</text:p>
          </table:table-cell>
          <table:table-cell table:formula="of:=DEC2HEX([.B117];3)" office:value-type="string" office:string-value="073" calcext:value-type="string">
            <text:p>073</text:p>
          </table:table-cell>
          <table:table-cell table:formula="of:=MID([.A117];1;4)" office:value-type="string" office:string-value="atta" calcext:value-type="string">
            <text:p>att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ttend</text:p>
          </table:table-cell>
          <table:table-cell table:style-name="ce25" office:value-type="float" office:value="116" calcext:value-type="float">
            <text:p>116</text:p>
          </table:table-cell>
          <table:table-cell table:style-name="ce25" table:formula="of:=CUSTOMDEZINBIN(MOD([.B118];2048))" office:value-type="string" office:string-value="00001110100" calcext:value-type="string">
            <text:p>00001110100</text:p>
          </table:table-cell>
          <table:table-cell table:formula="of:=DEC2HEX([.B118];3)" office:value-type="string" office:string-value="074" calcext:value-type="string">
            <text:p>074</text:p>
          </table:table-cell>
          <table:table-cell table:formula="of:=MID([.A118];1;4)" office:value-type="string" office:string-value="atte" calcext:value-type="string">
            <text:p>att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ttitude</text:p>
          </table:table-cell>
          <table:table-cell table:style-name="ce25" office:value-type="float" office:value="117" calcext:value-type="float">
            <text:p>117</text:p>
          </table:table-cell>
          <table:table-cell table:style-name="ce25" table:formula="of:=CUSTOMDEZINBIN(MOD([.B119];2048))" office:value-type="string" office:string-value="00001110101" calcext:value-type="string">
            <text:p>00001110101</text:p>
          </table:table-cell>
          <table:table-cell table:formula="of:=DEC2HEX([.B119];3)" office:value-type="string" office:string-value="075" calcext:value-type="string">
            <text:p>075</text:p>
          </table:table-cell>
          <table:table-cell table:formula="of:=MID([.A119];1;4)" office:value-type="string" office:string-value="atti" calcext:value-type="string">
            <text:p>att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ttract</text:p>
          </table:table-cell>
          <table:table-cell table:style-name="ce25" office:value-type="float" office:value="118" calcext:value-type="float">
            <text:p>118</text:p>
          </table:table-cell>
          <table:table-cell table:style-name="ce25" table:formula="of:=CUSTOMDEZINBIN(MOD([.B120];2048))" office:value-type="string" office:string-value="00001110110" calcext:value-type="string">
            <text:p>00001110110</text:p>
          </table:table-cell>
          <table:table-cell table:formula="of:=DEC2HEX([.B120];3)" office:value-type="string" office:string-value="076" calcext:value-type="string">
            <text:p>076</text:p>
          </table:table-cell>
          <table:table-cell table:formula="of:=MID([.A120];1;4)" office:value-type="string" office:string-value="attr" calcext:value-type="string">
            <text:p>att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uction</text:p>
          </table:table-cell>
          <table:table-cell table:style-name="ce25" office:value-type="float" office:value="119" calcext:value-type="float">
            <text:p>119</text:p>
          </table:table-cell>
          <table:table-cell table:style-name="ce25" table:formula="of:=CUSTOMDEZINBIN(MOD([.B121];2048))" office:value-type="string" office:string-value="00001110111" calcext:value-type="string">
            <text:p>00001110111</text:p>
          </table:table-cell>
          <table:table-cell table:formula="of:=DEC2HEX([.B121];3)" office:value-type="string" office:string-value="077" calcext:value-type="string">
            <text:p>077</text:p>
          </table:table-cell>
          <table:table-cell table:formula="of:=MID([.A121];1;4)" office:value-type="string" office:string-value="auct" calcext:value-type="string">
            <text:p>auc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udit</text:p>
          </table:table-cell>
          <table:table-cell table:style-name="ce25" office:value-type="float" office:value="120" calcext:value-type="float">
            <text:p>120</text:p>
          </table:table-cell>
          <table:table-cell table:style-name="ce25" table:formula="of:=CUSTOMDEZINBIN(MOD([.B122];2048))" office:value-type="string" office:string-value="00001111000" calcext:value-type="string">
            <text:p>00001111000</text:p>
          </table:table-cell>
          <table:table-cell table:formula="of:=DEC2HEX([.B122];3)" office:value-type="string" office:string-value="078" calcext:value-type="string">
            <text:p>078</text:p>
          </table:table-cell>
          <table:table-cell table:formula="of:=MID([.A122];1;4)" office:value-type="string" office:string-value="audi" calcext:value-type="string">
            <text:p>aud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ugust</text:p>
          </table:table-cell>
          <table:table-cell table:style-name="ce25" office:value-type="float" office:value="121" calcext:value-type="float">
            <text:p>121</text:p>
          </table:table-cell>
          <table:table-cell table:style-name="ce25" table:formula="of:=CUSTOMDEZINBIN(MOD([.B123];2048))" office:value-type="string" office:string-value="00001111001" calcext:value-type="string">
            <text:p>00001111001</text:p>
          </table:table-cell>
          <table:table-cell table:formula="of:=DEC2HEX([.B123];3)" office:value-type="string" office:string-value="079" calcext:value-type="string">
            <text:p>079</text:p>
          </table:table-cell>
          <table:table-cell table:formula="of:=MID([.A123];1;4)" office:value-type="string" office:string-value="augu" calcext:value-type="string">
            <text:p>aug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unt</text:p>
          </table:table-cell>
          <table:table-cell table:style-name="ce25" office:value-type="float" office:value="122" calcext:value-type="float">
            <text:p>122</text:p>
          </table:table-cell>
          <table:table-cell table:style-name="ce25" table:formula="of:=CUSTOMDEZINBIN(MOD([.B124];2048))" office:value-type="string" office:string-value="00001111010" calcext:value-type="string">
            <text:p>00001111010</text:p>
          </table:table-cell>
          <table:table-cell table:formula="of:=DEC2HEX([.B124];3)" office:value-type="string" office:string-value="07A" calcext:value-type="string">
            <text:p>07A</text:p>
          </table:table-cell>
          <table:table-cell table:formula="of:=MID([.A124];1;4)" office:value-type="string" office:string-value="aunt" calcext:value-type="string">
            <text:p>aun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uthor</text:p>
          </table:table-cell>
          <table:table-cell table:style-name="ce25" office:value-type="float" office:value="123" calcext:value-type="float">
            <text:p>123</text:p>
          </table:table-cell>
          <table:table-cell table:style-name="ce25" table:formula="of:=CUSTOMDEZINBIN(MOD([.B125];2048))" office:value-type="string" office:string-value="00001111011" calcext:value-type="string">
            <text:p>00001111011</text:p>
          </table:table-cell>
          <table:table-cell table:formula="of:=DEC2HEX([.B125];3)" office:value-type="string" office:string-value="07B" calcext:value-type="string">
            <text:p>07B</text:p>
          </table:table-cell>
          <table:table-cell table:formula="of:=MID([.A125];1;4)" office:value-type="string" office:string-value="auth" calcext:value-type="string">
            <text:p>aut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uto</text:p>
          </table:table-cell>
          <table:table-cell table:style-name="ce25" office:value-type="float" office:value="124" calcext:value-type="float">
            <text:p>124</text:p>
          </table:table-cell>
          <table:table-cell table:style-name="ce25" table:formula="of:=CUSTOMDEZINBIN(MOD([.B126];2048))" office:value-type="string" office:string-value="00001111100" calcext:value-type="string">
            <text:p>00001111100</text:p>
          </table:table-cell>
          <table:table-cell table:formula="of:=DEC2HEX([.B126];3)" office:value-type="string" office:string-value="07C" calcext:value-type="string">
            <text:p>07C</text:p>
          </table:table-cell>
          <table:table-cell table:formula="of:=MID([.A126];1;4)" office:value-type="string" office:string-value="auto" calcext:value-type="string">
            <text:p>aut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utumn</text:p>
          </table:table-cell>
          <table:table-cell table:style-name="ce25" office:value-type="float" office:value="125" calcext:value-type="float">
            <text:p>125</text:p>
          </table:table-cell>
          <table:table-cell table:style-name="ce25" table:formula="of:=CUSTOMDEZINBIN(MOD([.B127];2048))" office:value-type="string" office:string-value="00001111101" calcext:value-type="string">
            <text:p>00001111101</text:p>
          </table:table-cell>
          <table:table-cell table:formula="of:=DEC2HEX([.B127];3)" office:value-type="string" office:string-value="07D" calcext:value-type="string">
            <text:p>07D</text:p>
          </table:table-cell>
          <table:table-cell table:formula="of:=MID([.A127];1;4)" office:value-type="string" office:string-value="autu" calcext:value-type="string">
            <text:p>aut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verage</text:p>
          </table:table-cell>
          <table:table-cell table:style-name="ce25" office:value-type="float" office:value="126" calcext:value-type="float">
            <text:p>126</text:p>
          </table:table-cell>
          <table:table-cell table:style-name="ce25" table:formula="of:=CUSTOMDEZINBIN(MOD([.B128];2048))" office:value-type="string" office:string-value="00001111110" calcext:value-type="string">
            <text:p>00001111110</text:p>
          </table:table-cell>
          <table:table-cell table:formula="of:=DEC2HEX([.B128];3)" office:value-type="string" office:string-value="07E" calcext:value-type="string">
            <text:p>07E</text:p>
          </table:table-cell>
          <table:table-cell table:formula="of:=MID([.A128];1;4)" office:value-type="string" office:string-value="aver" calcext:value-type="string">
            <text:p>ave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vocado</text:p>
          </table:table-cell>
          <table:table-cell table:style-name="ce25" office:value-type="float" office:value="127" calcext:value-type="float">
            <text:p>127</text:p>
          </table:table-cell>
          <table:table-cell table:style-name="ce25" table:formula="of:=CUSTOMDEZINBIN(MOD([.B129];2048))" office:value-type="string" office:string-value="00001111111" calcext:value-type="string">
            <text:p>00001111111</text:p>
          </table:table-cell>
          <table:table-cell table:formula="of:=DEC2HEX([.B129];3)" office:value-type="string" office:string-value="07F" calcext:value-type="string">
            <text:p>07F</text:p>
          </table:table-cell>
          <table:table-cell table:formula="of:=MID([.A129];1;4)" office:value-type="string" office:string-value="avoc" calcext:value-type="string">
            <text:p>avo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void</text:p>
          </table:table-cell>
          <table:table-cell table:style-name="ce25" office:value-type="float" office:value="128" calcext:value-type="float">
            <text:p>128</text:p>
          </table:table-cell>
          <table:table-cell table:style-name="ce25" table:formula="of:=CUSTOMDEZINBIN(MOD([.B130];2048))" office:value-type="string" office:string-value="00010000000" calcext:value-type="string">
            <text:p>00010000000</text:p>
          </table:table-cell>
          <table:table-cell table:formula="of:=DEC2HEX([.B130];3)" office:value-type="string" office:string-value="080" calcext:value-type="string">
            <text:p>080</text:p>
          </table:table-cell>
          <table:table-cell table:formula="of:=MID([.A130];1;4)" office:value-type="string" office:string-value="avoi" calcext:value-type="string">
            <text:p>avo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wake</text:p>
          </table:table-cell>
          <table:table-cell table:style-name="ce25" office:value-type="float" office:value="129" calcext:value-type="float">
            <text:p>129</text:p>
          </table:table-cell>
          <table:table-cell table:style-name="ce25" table:formula="of:=CUSTOMDEZINBIN(MOD([.B131];2048))" office:value-type="string" office:string-value="00010000001" calcext:value-type="string">
            <text:p>00010000001</text:p>
          </table:table-cell>
          <table:table-cell table:formula="of:=DEC2HEX([.B131];3)" office:value-type="string" office:string-value="081" calcext:value-type="string">
            <text:p>081</text:p>
          </table:table-cell>
          <table:table-cell table:formula="of:=MID([.A131];1;4)" office:value-type="string" office:string-value="awak" calcext:value-type="string">
            <text:p>awa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ware</text:p>
          </table:table-cell>
          <table:table-cell table:style-name="ce25" office:value-type="float" office:value="130" calcext:value-type="float">
            <text:p>130</text:p>
          </table:table-cell>
          <table:table-cell table:style-name="ce25" table:formula="of:=CUSTOMDEZINBIN(MOD([.B132];2048))" office:value-type="string" office:string-value="00010000010" calcext:value-type="string">
            <text:p>00010000010</text:p>
          </table:table-cell>
          <table:table-cell table:formula="of:=DEC2HEX([.B132];3)" office:value-type="string" office:string-value="082" calcext:value-type="string">
            <text:p>082</text:p>
          </table:table-cell>
          <table:table-cell table:formula="of:=MID([.A132];1;4)" office:value-type="string" office:string-value="awar" calcext:value-type="string">
            <text:p>awa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way</text:p>
          </table:table-cell>
          <table:table-cell table:style-name="ce25" office:value-type="float" office:value="131" calcext:value-type="float">
            <text:p>131</text:p>
          </table:table-cell>
          <table:table-cell table:style-name="ce25" table:formula="of:=CUSTOMDEZINBIN(MOD([.B133];2048))" office:value-type="string" office:string-value="00010000011" calcext:value-type="string">
            <text:p>00010000011</text:p>
          </table:table-cell>
          <table:table-cell table:formula="of:=DEC2HEX([.B133];3)" office:value-type="string" office:string-value="083" calcext:value-type="string">
            <text:p>083</text:p>
          </table:table-cell>
          <table:table-cell table:formula="of:=MID([.A133];1;4)" office:value-type="string" office:string-value="away" calcext:value-type="string">
            <text:p>awa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wesome</text:p>
          </table:table-cell>
          <table:table-cell table:style-name="ce25" office:value-type="float" office:value="132" calcext:value-type="float">
            <text:p>132</text:p>
          </table:table-cell>
          <table:table-cell table:style-name="ce25" table:formula="of:=CUSTOMDEZINBIN(MOD([.B134];2048))" office:value-type="string" office:string-value="00010000100" calcext:value-type="string">
            <text:p>00010000100</text:p>
          </table:table-cell>
          <table:table-cell table:formula="of:=DEC2HEX([.B134];3)" office:value-type="string" office:string-value="084" calcext:value-type="string">
            <text:p>084</text:p>
          </table:table-cell>
          <table:table-cell table:formula="of:=MID([.A134];1;4)" office:value-type="string" office:string-value="awes" calcext:value-type="string">
            <text:p>awe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wful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table:formula="of:=CUSTOMDEZINBIN(MOD([.B135];2048))" office:value-type="string" office:string-value="00010000101" calcext:value-type="string">
            <text:p>00010000101</text:p>
          </table:table-cell>
          <table:table-cell table:formula="of:=DEC2HEX([.B135];3)" office:value-type="string" office:string-value="085" calcext:value-type="string">
            <text:p>085</text:p>
          </table:table-cell>
          <table:table-cell table:formula="of:=MID([.A135];1;4)" office:value-type="string" office:string-value="awfu" calcext:value-type="string">
            <text:p>awf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wkward</text:p>
          </table:table-cell>
          <table:table-cell table:style-name="ce25" office:value-type="float" office:value="134" calcext:value-type="float">
            <text:p>134</text:p>
          </table:table-cell>
          <table:table-cell table:style-name="ce25" table:formula="of:=CUSTOMDEZINBIN(MOD([.B136];2048))" office:value-type="string" office:string-value="00010000110" calcext:value-type="string">
            <text:p>00010000110</text:p>
          </table:table-cell>
          <table:table-cell table:formula="of:=DEC2HEX([.B136];3)" office:value-type="string" office:string-value="086" calcext:value-type="string">
            <text:p>086</text:p>
          </table:table-cell>
          <table:table-cell table:formula="of:=MID([.A136];1;4)" office:value-type="string" office:string-value="awkw" calcext:value-type="string">
            <text:p>awkw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xis</text:p>
          </table:table-cell>
          <table:table-cell table:style-name="ce25" office:value-type="float" office:value="135" calcext:value-type="float">
            <text:p>135</text:p>
          </table:table-cell>
          <table:table-cell table:style-name="ce25" table:formula="of:=CUSTOMDEZINBIN(MOD([.B137];2048))" office:value-type="string" office:string-value="00010000111" calcext:value-type="string">
            <text:p>00010000111</text:p>
          </table:table-cell>
          <table:table-cell table:formula="of:=DEC2HEX([.B137];3)" office:value-type="string" office:string-value="087" calcext:value-type="string">
            <text:p>087</text:p>
          </table:table-cell>
          <table:table-cell table:formula="of:=MID([.A137];1;4)" office:value-type="string" office:string-value="axis" calcext:value-type="string">
            <text:p>axi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aby</text:p>
          </table:table-cell>
          <table:table-cell table:style-name="ce25" office:value-type="float" office:value="136" calcext:value-type="float">
            <text:p>136</text:p>
          </table:table-cell>
          <table:table-cell table:style-name="ce25" table:formula="of:=CUSTOMDEZINBIN(MOD([.B138];2048))" office:value-type="string" office:string-value="00010001000" calcext:value-type="string">
            <text:p>00010001000</text:p>
          </table:table-cell>
          <table:table-cell table:formula="of:=DEC2HEX([.B138];3)" office:value-type="string" office:string-value="088" calcext:value-type="string">
            <text:p>088</text:p>
          </table:table-cell>
          <table:table-cell table:formula="of:=MID([.A138];1;4)" office:value-type="string" office:string-value="baby" calcext:value-type="string">
            <text:p>bab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achelor</text:p>
          </table:table-cell>
          <table:table-cell table:style-name="ce25" office:value-type="float" office:value="137" calcext:value-type="float">
            <text:p>137</text:p>
          </table:table-cell>
          <table:table-cell table:style-name="ce25" table:formula="of:=CUSTOMDEZINBIN(MOD([.B139];2048))" office:value-type="string" office:string-value="00010001001" calcext:value-type="string">
            <text:p>00010001001</text:p>
          </table:table-cell>
          <table:table-cell table:formula="of:=DEC2HEX([.B139];3)" office:value-type="string" office:string-value="089" calcext:value-type="string">
            <text:p>089</text:p>
          </table:table-cell>
          <table:table-cell table:formula="of:=MID([.A139];1;4)" office:value-type="string" office:string-value="bach" calcext:value-type="string">
            <text:p>bac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acon</text:p>
          </table:table-cell>
          <table:table-cell table:style-name="ce25" office:value-type="float" office:value="138" calcext:value-type="float">
            <text:p>138</text:p>
          </table:table-cell>
          <table:table-cell table:style-name="ce25" table:formula="of:=CUSTOMDEZINBIN(MOD([.B140];2048))" office:value-type="string" office:string-value="00010001010" calcext:value-type="string">
            <text:p>00010001010</text:p>
          </table:table-cell>
          <table:table-cell table:formula="of:=DEC2HEX([.B140];3)" office:value-type="string" office:string-value="08A" calcext:value-type="string">
            <text:p>08A</text:p>
          </table:table-cell>
          <table:table-cell table:formula="of:=MID([.A140];1;4)" office:value-type="string" office:string-value="baco" calcext:value-type="string">
            <text:p>bac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adge</text:p>
          </table:table-cell>
          <table:table-cell table:style-name="ce25" office:value-type="float" office:value="139" calcext:value-type="float">
            <text:p>139</text:p>
          </table:table-cell>
          <table:table-cell table:style-name="ce25" table:formula="of:=CUSTOMDEZINBIN(MOD([.B141];2048))" office:value-type="string" office:string-value="00010001011" calcext:value-type="string">
            <text:p>00010001011</text:p>
          </table:table-cell>
          <table:table-cell table:formula="of:=DEC2HEX([.B141];3)" office:value-type="string" office:string-value="08B" calcext:value-type="string">
            <text:p>08B</text:p>
          </table:table-cell>
          <table:table-cell table:formula="of:=MID([.A141];1;4)" office:value-type="string" office:string-value="badg" calcext:value-type="string">
            <text:p>bad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ag</text:p>
          </table:table-cell>
          <table:table-cell table:style-name="ce25" office:value-type="float" office:value="140" calcext:value-type="float">
            <text:p>140</text:p>
          </table:table-cell>
          <table:table-cell table:style-name="ce25" table:formula="of:=CUSTOMDEZINBIN(MOD([.B142];2048))" office:value-type="string" office:string-value="00010001100" calcext:value-type="string">
            <text:p>00010001100</text:p>
          </table:table-cell>
          <table:table-cell table:formula="of:=DEC2HEX([.B142];3)" office:value-type="string" office:string-value="08C" calcext:value-type="string">
            <text:p>08C</text:p>
          </table:table-cell>
          <table:table-cell table:formula="of:=MID([.A142];1;4)" office:value-type="string" office:string-value="bag" calcext:value-type="string">
            <text:p>ba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alance</text:p>
          </table:table-cell>
          <table:table-cell table:style-name="ce25" office:value-type="float" office:value="141" calcext:value-type="float">
            <text:p>141</text:p>
          </table:table-cell>
          <table:table-cell table:style-name="ce25" table:formula="of:=CUSTOMDEZINBIN(MOD([.B143];2048))" office:value-type="string" office:string-value="00010001101" calcext:value-type="string">
            <text:p>00010001101</text:p>
          </table:table-cell>
          <table:table-cell table:formula="of:=DEC2HEX([.B143];3)" office:value-type="string" office:string-value="08D" calcext:value-type="string">
            <text:p>08D</text:p>
          </table:table-cell>
          <table:table-cell table:formula="of:=MID([.A143];1;4)" office:value-type="string" office:string-value="bala" calcext:value-type="string">
            <text:p>bal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alcony</text:p>
          </table:table-cell>
          <table:table-cell table:style-name="ce25" office:value-type="float" office:value="142" calcext:value-type="float">
            <text:p>142</text:p>
          </table:table-cell>
          <table:table-cell table:style-name="ce25" table:formula="of:=CUSTOMDEZINBIN(MOD([.B144];2048))" office:value-type="string" office:string-value="00010001110" calcext:value-type="string">
            <text:p>00010001110</text:p>
          </table:table-cell>
          <table:table-cell table:formula="of:=DEC2HEX([.B144];3)" office:value-type="string" office:string-value="08E" calcext:value-type="string">
            <text:p>08E</text:p>
          </table:table-cell>
          <table:table-cell table:formula="of:=MID([.A144];1;4)" office:value-type="string" office:string-value="balc" calcext:value-type="string">
            <text:p>bal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all</text:p>
          </table:table-cell>
          <table:table-cell table:style-name="ce25" office:value-type="float" office:value="143" calcext:value-type="float">
            <text:p>143</text:p>
          </table:table-cell>
          <table:table-cell table:style-name="ce25" table:formula="of:=CUSTOMDEZINBIN(MOD([.B145];2048))" office:value-type="string" office:string-value="00010001111" calcext:value-type="string">
            <text:p>00010001111</text:p>
          </table:table-cell>
          <table:table-cell table:formula="of:=DEC2HEX([.B145];3)" office:value-type="string" office:string-value="08F" calcext:value-type="string">
            <text:p>08F</text:p>
          </table:table-cell>
          <table:table-cell table:formula="of:=MID([.A145];1;4)" office:value-type="string" office:string-value="ball" calcext:value-type="string">
            <text:p>bal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amboo</text:p>
          </table:table-cell>
          <table:table-cell table:style-name="ce25" office:value-type="float" office:value="144" calcext:value-type="float">
            <text:p>144</text:p>
          </table:table-cell>
          <table:table-cell table:style-name="ce25" table:formula="of:=CUSTOMDEZINBIN(MOD([.B146];2048))" office:value-type="string" office:string-value="00010010000" calcext:value-type="string">
            <text:p>00010010000</text:p>
          </table:table-cell>
          <table:table-cell table:formula="of:=DEC2HEX([.B146];3)" office:value-type="string" office:string-value="090" calcext:value-type="string">
            <text:p>090</text:p>
          </table:table-cell>
          <table:table-cell table:formula="of:=MID([.A146];1;4)" office:value-type="string" office:string-value="bamb" calcext:value-type="string">
            <text:p>bam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anana</text:p>
          </table:table-cell>
          <table:table-cell table:style-name="ce25" office:value-type="float" office:value="145" calcext:value-type="float">
            <text:p>145</text:p>
          </table:table-cell>
          <table:table-cell table:style-name="ce25" table:formula="of:=CUSTOMDEZINBIN(MOD([.B147];2048))" office:value-type="string" office:string-value="00010010001" calcext:value-type="string">
            <text:p>00010010001</text:p>
          </table:table-cell>
          <table:table-cell table:formula="of:=DEC2HEX([.B147];3)" office:value-type="string" office:string-value="091" calcext:value-type="string">
            <text:p>091</text:p>
          </table:table-cell>
          <table:table-cell table:formula="of:=MID([.A147];1;4)" office:value-type="string" office:string-value="bana" calcext:value-type="string">
            <text:p>ban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anner</text:p>
          </table:table-cell>
          <table:table-cell table:style-name="ce25" office:value-type="float" office:value="146" calcext:value-type="float">
            <text:p>146</text:p>
          </table:table-cell>
          <table:table-cell table:style-name="ce25" table:formula="of:=CUSTOMDEZINBIN(MOD([.B148];2048))" office:value-type="string" office:string-value="00010010010" calcext:value-type="string">
            <text:p>00010010010</text:p>
          </table:table-cell>
          <table:table-cell table:formula="of:=DEC2HEX([.B148];3)" office:value-type="string" office:string-value="092" calcext:value-type="string">
            <text:p>092</text:p>
          </table:table-cell>
          <table:table-cell table:formula="of:=MID([.A148];1;4)" office:value-type="string" office:string-value="bann" calcext:value-type="string">
            <text:p>ban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ar</text:p>
          </table:table-cell>
          <table:table-cell table:style-name="ce25" office:value-type="float" office:value="147" calcext:value-type="float">
            <text:p>147</text:p>
          </table:table-cell>
          <table:table-cell table:style-name="ce25" table:formula="of:=CUSTOMDEZINBIN(MOD([.B149];2048))" office:value-type="string" office:string-value="00010010011" calcext:value-type="string">
            <text:p>00010010011</text:p>
          </table:table-cell>
          <table:table-cell table:formula="of:=DEC2HEX([.B149];3)" office:value-type="string" office:string-value="093" calcext:value-type="string">
            <text:p>093</text:p>
          </table:table-cell>
          <table:table-cell table:formula="of:=MID([.A149];1;4)" office:value-type="string" office:string-value="bar" calcext:value-type="string">
            <text:p>ba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arely</text:p>
          </table:table-cell>
          <table:table-cell table:style-name="ce25" office:value-type="float" office:value="148" calcext:value-type="float">
            <text:p>148</text:p>
          </table:table-cell>
          <table:table-cell table:style-name="ce25" table:formula="of:=CUSTOMDEZINBIN(MOD([.B150];2048))" office:value-type="string" office:string-value="00010010100" calcext:value-type="string">
            <text:p>00010010100</text:p>
          </table:table-cell>
          <table:table-cell table:formula="of:=DEC2HEX([.B150];3)" office:value-type="string" office:string-value="094" calcext:value-type="string">
            <text:p>094</text:p>
          </table:table-cell>
          <table:table-cell table:formula="of:=MID([.A150];1;4)" office:value-type="string" office:string-value="bare" calcext:value-type="string">
            <text:p>ba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argain</text:p>
          </table:table-cell>
          <table:table-cell table:style-name="ce25" office:value-type="float" office:value="149" calcext:value-type="float">
            <text:p>149</text:p>
          </table:table-cell>
          <table:table-cell table:style-name="ce25" table:formula="of:=CUSTOMDEZINBIN(MOD([.B151];2048))" office:value-type="string" office:string-value="00010010101" calcext:value-type="string">
            <text:p>00010010101</text:p>
          </table:table-cell>
          <table:table-cell table:formula="of:=DEC2HEX([.B151];3)" office:value-type="string" office:string-value="095" calcext:value-type="string">
            <text:p>095</text:p>
          </table:table-cell>
          <table:table-cell table:formula="of:=MID([.A151];1;4)" office:value-type="string" office:string-value="barg" calcext:value-type="string">
            <text:p>bar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arrel</text:p>
          </table:table-cell>
          <table:table-cell table:style-name="ce25" office:value-type="float" office:value="150" calcext:value-type="float">
            <text:p>150</text:p>
          </table:table-cell>
          <table:table-cell table:style-name="ce25" table:formula="of:=CUSTOMDEZINBIN(MOD([.B152];2048))" office:value-type="string" office:string-value="00010010110" calcext:value-type="string">
            <text:p>00010010110</text:p>
          </table:table-cell>
          <table:table-cell table:formula="of:=DEC2HEX([.B152];3)" office:value-type="string" office:string-value="096" calcext:value-type="string">
            <text:p>096</text:p>
          </table:table-cell>
          <table:table-cell table:formula="of:=MID([.A152];1;4)" office:value-type="string" office:string-value="barr" calcext:value-type="string">
            <text:p>bar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ase</text:p>
          </table:table-cell>
          <table:table-cell table:style-name="ce25" office:value-type="float" office:value="151" calcext:value-type="float">
            <text:p>151</text:p>
          </table:table-cell>
          <table:table-cell table:style-name="ce25" table:formula="of:=CUSTOMDEZINBIN(MOD([.B153];2048))" office:value-type="string" office:string-value="00010010111" calcext:value-type="string">
            <text:p>00010010111</text:p>
          </table:table-cell>
          <table:table-cell table:formula="of:=DEC2HEX([.B153];3)" office:value-type="string" office:string-value="097" calcext:value-type="string">
            <text:p>097</text:p>
          </table:table-cell>
          <table:table-cell table:formula="of:=MID([.A153];1;4)" office:value-type="string" office:string-value="base" calcext:value-type="string">
            <text:p>ba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asic</text:p>
          </table:table-cell>
          <table:table-cell table:style-name="ce25" office:value-type="float" office:value="152" calcext:value-type="float">
            <text:p>152</text:p>
          </table:table-cell>
          <table:table-cell table:style-name="ce25" table:formula="of:=CUSTOMDEZINBIN(MOD([.B154];2048))" office:value-type="string" office:string-value="00010011000" calcext:value-type="string">
            <text:p>00010011000</text:p>
          </table:table-cell>
          <table:table-cell table:formula="of:=DEC2HEX([.B154];3)" office:value-type="string" office:string-value="098" calcext:value-type="string">
            <text:p>098</text:p>
          </table:table-cell>
          <table:table-cell table:formula="of:=MID([.A154];1;4)" office:value-type="string" office:string-value="basi" calcext:value-type="string">
            <text:p>bas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asket</text:p>
          </table:table-cell>
          <table:table-cell table:style-name="ce25" office:value-type="float" office:value="153" calcext:value-type="float">
            <text:p>153</text:p>
          </table:table-cell>
          <table:table-cell table:style-name="ce25" table:formula="of:=CUSTOMDEZINBIN(MOD([.B155];2048))" office:value-type="string" office:string-value="00010011001" calcext:value-type="string">
            <text:p>00010011001</text:p>
          </table:table-cell>
          <table:table-cell table:formula="of:=DEC2HEX([.B155];3)" office:value-type="string" office:string-value="099" calcext:value-type="string">
            <text:p>099</text:p>
          </table:table-cell>
          <table:table-cell table:formula="of:=MID([.A155];1;4)" office:value-type="string" office:string-value="bask" calcext:value-type="string">
            <text:p>bas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attle</text:p>
          </table:table-cell>
          <table:table-cell table:style-name="ce25" office:value-type="float" office:value="154" calcext:value-type="float">
            <text:p>154</text:p>
          </table:table-cell>
          <table:table-cell table:style-name="ce25" table:formula="of:=CUSTOMDEZINBIN(MOD([.B156];2048))" office:value-type="string" office:string-value="00010011010" calcext:value-type="string">
            <text:p>00010011010</text:p>
          </table:table-cell>
          <table:table-cell table:formula="of:=DEC2HEX([.B156];3)" office:value-type="string" office:string-value="09A" calcext:value-type="string">
            <text:p>09A</text:p>
          </table:table-cell>
          <table:table-cell table:formula="of:=MID([.A156];1;4)" office:value-type="string" office:string-value="batt" calcext:value-type="string">
            <text:p>bat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each</text:p>
          </table:table-cell>
          <table:table-cell table:style-name="ce25" office:value-type="float" office:value="155" calcext:value-type="float">
            <text:p>155</text:p>
          </table:table-cell>
          <table:table-cell table:style-name="ce25" table:formula="of:=CUSTOMDEZINBIN(MOD([.B157];2048))" office:value-type="string" office:string-value="00010011011" calcext:value-type="string">
            <text:p>00010011011</text:p>
          </table:table-cell>
          <table:table-cell table:formula="of:=DEC2HEX([.B157];3)" office:value-type="string" office:string-value="09B" calcext:value-type="string">
            <text:p>09B</text:p>
          </table:table-cell>
          <table:table-cell table:formula="of:=MID([.A157];1;4)" office:value-type="string" office:string-value="beac" calcext:value-type="string">
            <text:p>bea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ean</text:p>
          </table:table-cell>
          <table:table-cell table:style-name="ce25" office:value-type="float" office:value="156" calcext:value-type="float">
            <text:p>156</text:p>
          </table:table-cell>
          <table:table-cell table:style-name="ce25" table:formula="of:=CUSTOMDEZINBIN(MOD([.B158];2048))" office:value-type="string" office:string-value="00010011100" calcext:value-type="string">
            <text:p>00010011100</text:p>
          </table:table-cell>
          <table:table-cell table:formula="of:=DEC2HEX([.B158];3)" office:value-type="string" office:string-value="09C" calcext:value-type="string">
            <text:p>09C</text:p>
          </table:table-cell>
          <table:table-cell table:formula="of:=MID([.A158];1;4)" office:value-type="string" office:string-value="bean" calcext:value-type="string">
            <text:p>be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eauty</text:p>
          </table:table-cell>
          <table:table-cell table:style-name="ce25" office:value-type="float" office:value="157" calcext:value-type="float">
            <text:p>157</text:p>
          </table:table-cell>
          <table:table-cell table:style-name="ce25" table:formula="of:=CUSTOMDEZINBIN(MOD([.B159];2048))" office:value-type="string" office:string-value="00010011101" calcext:value-type="string">
            <text:p>00010011101</text:p>
          </table:table-cell>
          <table:table-cell table:formula="of:=DEC2HEX([.B159];3)" office:value-type="string" office:string-value="09D" calcext:value-type="string">
            <text:p>09D</text:p>
          </table:table-cell>
          <table:table-cell table:formula="of:=MID([.A159];1;4)" office:value-type="string" office:string-value="beau" calcext:value-type="string">
            <text:p>bea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ecause</text:p>
          </table:table-cell>
          <table:table-cell table:style-name="ce25" office:value-type="float" office:value="158" calcext:value-type="float">
            <text:p>158</text:p>
          </table:table-cell>
          <table:table-cell table:style-name="ce25" table:formula="of:=CUSTOMDEZINBIN(MOD([.B160];2048))" office:value-type="string" office:string-value="00010011110" calcext:value-type="string">
            <text:p>00010011110</text:p>
          </table:table-cell>
          <table:table-cell table:formula="of:=DEC2HEX([.B160];3)" office:value-type="string" office:string-value="09E" calcext:value-type="string">
            <text:p>09E</text:p>
          </table:table-cell>
          <table:table-cell table:formula="of:=MID([.A160];1;4)" office:value-type="string" office:string-value="beca" calcext:value-type="string">
            <text:p>bec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ecome</text:p>
          </table:table-cell>
          <table:table-cell table:style-name="ce25" office:value-type="float" office:value="159" calcext:value-type="float">
            <text:p>159</text:p>
          </table:table-cell>
          <table:table-cell table:style-name="ce25" table:formula="of:=CUSTOMDEZINBIN(MOD([.B161];2048))" office:value-type="string" office:string-value="00010011111" calcext:value-type="string">
            <text:p>00010011111</text:p>
          </table:table-cell>
          <table:table-cell table:formula="of:=DEC2HEX([.B161];3)" office:value-type="string" office:string-value="09F" calcext:value-type="string">
            <text:p>09F</text:p>
          </table:table-cell>
          <table:table-cell table:formula="of:=MID([.A161];1;4)" office:value-type="string" office:string-value="beco" calcext:value-type="string">
            <text:p>bec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eef</text:p>
          </table:table-cell>
          <table:table-cell table:style-name="ce25" office:value-type="float" office:value="160" calcext:value-type="float">
            <text:p>160</text:p>
          </table:table-cell>
          <table:table-cell table:style-name="ce25" table:formula="of:=CUSTOMDEZINBIN(MOD([.B162];2048))" office:value-type="string" office:string-value="00010100000" calcext:value-type="string">
            <text:p>00010100000</text:p>
          </table:table-cell>
          <table:table-cell table:formula="of:=DEC2HEX([.B162];3)" office:value-type="string" office:string-value="0A0" calcext:value-type="string">
            <text:p>0A0</text:p>
          </table:table-cell>
          <table:table-cell table:formula="of:=MID([.A162];1;4)" office:value-type="string" office:string-value="beef" calcext:value-type="string">
            <text:p>bee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efore</text:p>
          </table:table-cell>
          <table:table-cell table:style-name="ce25" office:value-type="float" office:value="161" calcext:value-type="float">
            <text:p>161</text:p>
          </table:table-cell>
          <table:table-cell table:style-name="ce25" table:formula="of:=CUSTOMDEZINBIN(MOD([.B163];2048))" office:value-type="string" office:string-value="00010100001" calcext:value-type="string">
            <text:p>00010100001</text:p>
          </table:table-cell>
          <table:table-cell table:formula="of:=DEC2HEX([.B163];3)" office:value-type="string" office:string-value="0A1" calcext:value-type="string">
            <text:p>0A1</text:p>
          </table:table-cell>
          <table:table-cell table:formula="of:=MID([.A163];1;4)" office:value-type="string" office:string-value="befo" calcext:value-type="string">
            <text:p>bef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egin</text:p>
          </table:table-cell>
          <table:table-cell table:style-name="ce25" office:value-type="float" office:value="162" calcext:value-type="float">
            <text:p>162</text:p>
          </table:table-cell>
          <table:table-cell table:style-name="ce25" table:formula="of:=CUSTOMDEZINBIN(MOD([.B164];2048))" office:value-type="string" office:string-value="00010100010" calcext:value-type="string">
            <text:p>00010100010</text:p>
          </table:table-cell>
          <table:table-cell table:formula="of:=DEC2HEX([.B164];3)" office:value-type="string" office:string-value="0A2" calcext:value-type="string">
            <text:p>0A2</text:p>
          </table:table-cell>
          <table:table-cell table:formula="of:=MID([.A164];1;4)" office:value-type="string" office:string-value="begi" calcext:value-type="string">
            <text:p>beg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ehave</text:p>
          </table:table-cell>
          <table:table-cell table:style-name="ce25" office:value-type="float" office:value="163" calcext:value-type="float">
            <text:p>163</text:p>
          </table:table-cell>
          <table:table-cell table:style-name="ce25" table:formula="of:=CUSTOMDEZINBIN(MOD([.B165];2048))" office:value-type="string" office:string-value="00010100011" calcext:value-type="string">
            <text:p>00010100011</text:p>
          </table:table-cell>
          <table:table-cell table:formula="of:=DEC2HEX([.B165];3)" office:value-type="string" office:string-value="0A3" calcext:value-type="string">
            <text:p>0A3</text:p>
          </table:table-cell>
          <table:table-cell table:formula="of:=MID([.A165];1;4)" office:value-type="string" office:string-value="beha" calcext:value-type="string">
            <text:p>beh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ehind</text:p>
          </table:table-cell>
          <table:table-cell table:style-name="ce25" office:value-type="float" office:value="164" calcext:value-type="float">
            <text:p>164</text:p>
          </table:table-cell>
          <table:table-cell table:style-name="ce25" table:formula="of:=CUSTOMDEZINBIN(MOD([.B166];2048))" office:value-type="string" office:string-value="00010100100" calcext:value-type="string">
            <text:p>00010100100</text:p>
          </table:table-cell>
          <table:table-cell table:formula="of:=DEC2HEX([.B166];3)" office:value-type="string" office:string-value="0A4" calcext:value-type="string">
            <text:p>0A4</text:p>
          </table:table-cell>
          <table:table-cell table:formula="of:=MID([.A166];1;4)" office:value-type="string" office:string-value="behi" calcext:value-type="string">
            <text:p>beh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elieve</text:p>
          </table:table-cell>
          <table:table-cell table:style-name="ce25" office:value-type="float" office:value="165" calcext:value-type="float">
            <text:p>165</text:p>
          </table:table-cell>
          <table:table-cell table:style-name="ce25" table:formula="of:=CUSTOMDEZINBIN(MOD([.B167];2048))" office:value-type="string" office:string-value="00010100101" calcext:value-type="string">
            <text:p>00010100101</text:p>
          </table:table-cell>
          <table:table-cell table:formula="of:=DEC2HEX([.B167];3)" office:value-type="string" office:string-value="0A5" calcext:value-type="string">
            <text:p>0A5</text:p>
          </table:table-cell>
          <table:table-cell table:formula="of:=MID([.A167];1;4)" office:value-type="string" office:string-value="beli" calcext:value-type="string">
            <text:p>bel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elow</text:p>
          </table:table-cell>
          <table:table-cell table:style-name="ce25" office:value-type="float" office:value="166" calcext:value-type="float">
            <text:p>166</text:p>
          </table:table-cell>
          <table:table-cell table:style-name="ce25" table:formula="of:=CUSTOMDEZINBIN(MOD([.B168];2048))" office:value-type="string" office:string-value="00010100110" calcext:value-type="string">
            <text:p>00010100110</text:p>
          </table:table-cell>
          <table:table-cell table:formula="of:=DEC2HEX([.B168];3)" office:value-type="string" office:string-value="0A6" calcext:value-type="string">
            <text:p>0A6</text:p>
          </table:table-cell>
          <table:table-cell table:formula="of:=MID([.A168];1;4)" office:value-type="string" office:string-value="belo" calcext:value-type="string">
            <text:p>bel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elt</text:p>
          </table:table-cell>
          <table:table-cell table:style-name="ce25" office:value-type="float" office:value="167" calcext:value-type="float">
            <text:p>167</text:p>
          </table:table-cell>
          <table:table-cell table:style-name="ce25" table:formula="of:=CUSTOMDEZINBIN(MOD([.B169];2048))" office:value-type="string" office:string-value="00010100111" calcext:value-type="string">
            <text:p>00010100111</text:p>
          </table:table-cell>
          <table:table-cell table:formula="of:=DEC2HEX([.B169];3)" office:value-type="string" office:string-value="0A7" calcext:value-type="string">
            <text:p>0A7</text:p>
          </table:table-cell>
          <table:table-cell table:formula="of:=MID([.A169];1;4)" office:value-type="string" office:string-value="belt" calcext:value-type="string">
            <text:p>bel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ench</text:p>
          </table:table-cell>
          <table:table-cell table:style-name="ce25" office:value-type="float" office:value="168" calcext:value-type="float">
            <text:p>168</text:p>
          </table:table-cell>
          <table:table-cell table:style-name="ce25" table:formula="of:=CUSTOMDEZINBIN(MOD([.B170];2048))" office:value-type="string" office:string-value="00010101000" calcext:value-type="string">
            <text:p>00010101000</text:p>
          </table:table-cell>
          <table:table-cell table:formula="of:=DEC2HEX([.B170];3)" office:value-type="string" office:string-value="0A8" calcext:value-type="string">
            <text:p>0A8</text:p>
          </table:table-cell>
          <table:table-cell table:formula="of:=MID([.A170];1;4)" office:value-type="string" office:string-value="benc" calcext:value-type="string">
            <text:p>ben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enefit</text:p>
          </table:table-cell>
          <table:table-cell table:style-name="ce25" office:value-type="float" office:value="169" calcext:value-type="float">
            <text:p>169</text:p>
          </table:table-cell>
          <table:table-cell table:style-name="ce25" table:formula="of:=CUSTOMDEZINBIN(MOD([.B171];2048))" office:value-type="string" office:string-value="00010101001" calcext:value-type="string">
            <text:p>00010101001</text:p>
          </table:table-cell>
          <table:table-cell table:formula="of:=DEC2HEX([.B171];3)" office:value-type="string" office:string-value="0A9" calcext:value-type="string">
            <text:p>0A9</text:p>
          </table:table-cell>
          <table:table-cell table:formula="of:=MID([.A171];1;4)" office:value-type="string" office:string-value="bene" calcext:value-type="string">
            <text:p>be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est</text:p>
          </table:table-cell>
          <table:table-cell table:style-name="ce25" office:value-type="float" office:value="170" calcext:value-type="float">
            <text:p>170</text:p>
          </table:table-cell>
          <table:table-cell table:style-name="ce25" table:formula="of:=CUSTOMDEZINBIN(MOD([.B172];2048))" office:value-type="string" office:string-value="00010101010" calcext:value-type="string">
            <text:p>00010101010</text:p>
          </table:table-cell>
          <table:table-cell table:formula="of:=DEC2HEX([.B172];3)" office:value-type="string" office:string-value="0AA" calcext:value-type="string">
            <text:p>0AA</text:p>
          </table:table-cell>
          <table:table-cell table:formula="of:=MID([.A172];1;4)" office:value-type="string" office:string-value="best" calcext:value-type="string">
            <text:p>be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etray</text:p>
          </table:table-cell>
          <table:table-cell table:style-name="ce25" office:value-type="float" office:value="171" calcext:value-type="float">
            <text:p>171</text:p>
          </table:table-cell>
          <table:table-cell table:style-name="ce25" table:formula="of:=CUSTOMDEZINBIN(MOD([.B173];2048))" office:value-type="string" office:string-value="00010101011" calcext:value-type="string">
            <text:p>00010101011</text:p>
          </table:table-cell>
          <table:table-cell table:formula="of:=DEC2HEX([.B173];3)" office:value-type="string" office:string-value="0AB" calcext:value-type="string">
            <text:p>0AB</text:p>
          </table:table-cell>
          <table:table-cell table:formula="of:=MID([.A173];1;4)" office:value-type="string" office:string-value="betr" calcext:value-type="string">
            <text:p>bet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etter</text:p>
          </table:table-cell>
          <table:table-cell table:style-name="ce25" office:value-type="float" office:value="172" calcext:value-type="float">
            <text:p>172</text:p>
          </table:table-cell>
          <table:table-cell table:style-name="ce25" table:formula="of:=CUSTOMDEZINBIN(MOD([.B174];2048))" office:value-type="string" office:string-value="00010101100" calcext:value-type="string">
            <text:p>00010101100</text:p>
          </table:table-cell>
          <table:table-cell table:formula="of:=DEC2HEX([.B174];3)" office:value-type="string" office:string-value="0AC" calcext:value-type="string">
            <text:p>0AC</text:p>
          </table:table-cell>
          <table:table-cell table:formula="of:=MID([.A174];1;4)" office:value-type="string" office:string-value="bett" calcext:value-type="string">
            <text:p>bet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etween</text:p>
          </table:table-cell>
          <table:table-cell table:style-name="ce25" office:value-type="float" office:value="173" calcext:value-type="float">
            <text:p>173</text:p>
          </table:table-cell>
          <table:table-cell table:style-name="ce25" table:formula="of:=CUSTOMDEZINBIN(MOD([.B175];2048))" office:value-type="string" office:string-value="00010101101" calcext:value-type="string">
            <text:p>00010101101</text:p>
          </table:table-cell>
          <table:table-cell table:formula="of:=DEC2HEX([.B175];3)" office:value-type="string" office:string-value="0AD" calcext:value-type="string">
            <text:p>0AD</text:p>
          </table:table-cell>
          <table:table-cell table:formula="of:=MID([.A175];1;4)" office:value-type="string" office:string-value="betw" calcext:value-type="string">
            <text:p>betw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eyond</text:p>
          </table:table-cell>
          <table:table-cell table:style-name="ce25" office:value-type="float" office:value="174" calcext:value-type="float">
            <text:p>174</text:p>
          </table:table-cell>
          <table:table-cell table:style-name="ce25" table:formula="of:=CUSTOMDEZINBIN(MOD([.B176];2048))" office:value-type="string" office:string-value="00010101110" calcext:value-type="string">
            <text:p>00010101110</text:p>
          </table:table-cell>
          <table:table-cell table:formula="of:=DEC2HEX([.B176];3)" office:value-type="string" office:string-value="0AE" calcext:value-type="string">
            <text:p>0AE</text:p>
          </table:table-cell>
          <table:table-cell table:formula="of:=MID([.A176];1;4)" office:value-type="string" office:string-value="beyo" calcext:value-type="string">
            <text:p>bey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icycle</text:p>
          </table:table-cell>
          <table:table-cell table:style-name="ce25" office:value-type="float" office:value="175" calcext:value-type="float">
            <text:p>175</text:p>
          </table:table-cell>
          <table:table-cell table:style-name="ce25" table:formula="of:=CUSTOMDEZINBIN(MOD([.B177];2048))" office:value-type="string" office:string-value="00010101111" calcext:value-type="string">
            <text:p>00010101111</text:p>
          </table:table-cell>
          <table:table-cell table:formula="of:=DEC2HEX([.B177];3)" office:value-type="string" office:string-value="0AF" calcext:value-type="string">
            <text:p>0AF</text:p>
          </table:table-cell>
          <table:table-cell table:formula="of:=MID([.A177];1;4)" office:value-type="string" office:string-value="bicy" calcext:value-type="string">
            <text:p>bic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id</text:p>
          </table:table-cell>
          <table:table-cell table:style-name="ce25" office:value-type="float" office:value="176" calcext:value-type="float">
            <text:p>176</text:p>
          </table:table-cell>
          <table:table-cell table:style-name="ce25" table:formula="of:=CUSTOMDEZINBIN(MOD([.B178];2048))" office:value-type="string" office:string-value="00010110000" calcext:value-type="string">
            <text:p>00010110000</text:p>
          </table:table-cell>
          <table:table-cell table:formula="of:=DEC2HEX([.B178];3)" office:value-type="string" office:string-value="0B0" calcext:value-type="string">
            <text:p>0B0</text:p>
          </table:table-cell>
          <table:table-cell table:formula="of:=MID([.A178];1;4)" office:value-type="string" office:string-value="bid" calcext:value-type="string">
            <text:p>bi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ike</text:p>
          </table:table-cell>
          <table:table-cell table:style-name="ce25" office:value-type="float" office:value="177" calcext:value-type="float">
            <text:p>177</text:p>
          </table:table-cell>
          <table:table-cell table:style-name="ce25" table:formula="of:=CUSTOMDEZINBIN(MOD([.B179];2048))" office:value-type="string" office:string-value="00010110001" calcext:value-type="string">
            <text:p>00010110001</text:p>
          </table:table-cell>
          <table:table-cell table:formula="of:=DEC2HEX([.B179];3)" office:value-type="string" office:string-value="0B1" calcext:value-type="string">
            <text:p>0B1</text:p>
          </table:table-cell>
          <table:table-cell table:formula="of:=MID([.A179];1;4)" office:value-type="string" office:string-value="bike" calcext:value-type="string">
            <text:p>bik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ind</text:p>
          </table:table-cell>
          <table:table-cell table:style-name="ce25" office:value-type="float" office:value="178" calcext:value-type="float">
            <text:p>178</text:p>
          </table:table-cell>
          <table:table-cell table:style-name="ce25" table:formula="of:=CUSTOMDEZINBIN(MOD([.B180];2048))" office:value-type="string" office:string-value="00010110010" calcext:value-type="string">
            <text:p>00010110010</text:p>
          </table:table-cell>
          <table:table-cell table:formula="of:=DEC2HEX([.B180];3)" office:value-type="string" office:string-value="0B2" calcext:value-type="string">
            <text:p>0B2</text:p>
          </table:table-cell>
          <table:table-cell table:formula="of:=MID([.A180];1;4)" office:value-type="string" office:string-value="bind" calcext:value-type="string">
            <text:p>bin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iology</text:p>
          </table:table-cell>
          <table:table-cell table:style-name="ce25" office:value-type="float" office:value="179" calcext:value-type="float">
            <text:p>179</text:p>
          </table:table-cell>
          <table:table-cell table:style-name="ce25" table:formula="of:=CUSTOMDEZINBIN(MOD([.B181];2048))" office:value-type="string" office:string-value="00010110011" calcext:value-type="string">
            <text:p>00010110011</text:p>
          </table:table-cell>
          <table:table-cell table:formula="of:=DEC2HEX([.B181];3)" office:value-type="string" office:string-value="0B3" calcext:value-type="string">
            <text:p>0B3</text:p>
          </table:table-cell>
          <table:table-cell table:formula="of:=MID([.A181];1;4)" office:value-type="string" office:string-value="biol" calcext:value-type="string">
            <text:p>bio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ird</text:p>
          </table:table-cell>
          <table:table-cell table:style-name="ce25" office:value-type="float" office:value="180" calcext:value-type="float">
            <text:p>180</text:p>
          </table:table-cell>
          <table:table-cell table:style-name="ce25" table:formula="of:=CUSTOMDEZINBIN(MOD([.B182];2048))" office:value-type="string" office:string-value="00010110100" calcext:value-type="string">
            <text:p>00010110100</text:p>
          </table:table-cell>
          <table:table-cell table:formula="of:=DEC2HEX([.B182];3)" office:value-type="string" office:string-value="0B4" calcext:value-type="string">
            <text:p>0B4</text:p>
          </table:table-cell>
          <table:table-cell table:formula="of:=MID([.A182];1;4)" office:value-type="string" office:string-value="bird" calcext:value-type="string">
            <text:p>bir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irth</text:p>
          </table:table-cell>
          <table:table-cell table:style-name="ce25" office:value-type="float" office:value="181" calcext:value-type="float">
            <text:p>181</text:p>
          </table:table-cell>
          <table:table-cell table:style-name="ce25" table:formula="of:=CUSTOMDEZINBIN(MOD([.B183];2048))" office:value-type="string" office:string-value="00010110101" calcext:value-type="string">
            <text:p>00010110101</text:p>
          </table:table-cell>
          <table:table-cell table:formula="of:=DEC2HEX([.B183];3)" office:value-type="string" office:string-value="0B5" calcext:value-type="string">
            <text:p>0B5</text:p>
          </table:table-cell>
          <table:table-cell table:formula="of:=MID([.A183];1;4)" office:value-type="string" office:string-value="birt" calcext:value-type="string">
            <text:p>bir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itter</text:p>
          </table:table-cell>
          <table:table-cell table:style-name="ce25" office:value-type="float" office:value="182" calcext:value-type="float">
            <text:p>182</text:p>
          </table:table-cell>
          <table:table-cell table:style-name="ce25" table:formula="of:=CUSTOMDEZINBIN(MOD([.B184];2048))" office:value-type="string" office:string-value="00010110110" calcext:value-type="string">
            <text:p>00010110110</text:p>
          </table:table-cell>
          <table:table-cell table:formula="of:=DEC2HEX([.B184];3)" office:value-type="string" office:string-value="0B6" calcext:value-type="string">
            <text:p>0B6</text:p>
          </table:table-cell>
          <table:table-cell table:formula="of:=MID([.A184];1;4)" office:value-type="string" office:string-value="bitt" calcext:value-type="string">
            <text:p>bit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lack</text:p>
          </table:table-cell>
          <table:table-cell table:style-name="ce25" office:value-type="float" office:value="183" calcext:value-type="float">
            <text:p>183</text:p>
          </table:table-cell>
          <table:table-cell table:style-name="ce25" table:formula="of:=CUSTOMDEZINBIN(MOD([.B185];2048))" office:value-type="string" office:string-value="00010110111" calcext:value-type="string">
            <text:p>00010110111</text:p>
          </table:table-cell>
          <table:table-cell table:formula="of:=DEC2HEX([.B185];3)" office:value-type="string" office:string-value="0B7" calcext:value-type="string">
            <text:p>0B7</text:p>
          </table:table-cell>
          <table:table-cell table:formula="of:=MID([.A185];1;4)" office:value-type="string" office:string-value="blac" calcext:value-type="string">
            <text:p>bla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lade</text:p>
          </table:table-cell>
          <table:table-cell table:style-name="ce25" office:value-type="float" office:value="184" calcext:value-type="float">
            <text:p>184</text:p>
          </table:table-cell>
          <table:table-cell table:style-name="ce25" table:formula="of:=CUSTOMDEZINBIN(MOD([.B186];2048))" office:value-type="string" office:string-value="00010111000" calcext:value-type="string">
            <text:p>00010111000</text:p>
          </table:table-cell>
          <table:table-cell table:formula="of:=DEC2HEX([.B186];3)" office:value-type="string" office:string-value="0B8" calcext:value-type="string">
            <text:p>0B8</text:p>
          </table:table-cell>
          <table:table-cell table:formula="of:=MID([.A186];1;4)" office:value-type="string" office:string-value="blad" calcext:value-type="string">
            <text:p>bla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lame</text:p>
          </table:table-cell>
          <table:table-cell table:style-name="ce25" office:value-type="float" office:value="185" calcext:value-type="float">
            <text:p>185</text:p>
          </table:table-cell>
          <table:table-cell table:style-name="ce25" table:formula="of:=CUSTOMDEZINBIN(MOD([.B187];2048))" office:value-type="string" office:string-value="00010111001" calcext:value-type="string">
            <text:p>00010111001</text:p>
          </table:table-cell>
          <table:table-cell table:formula="of:=DEC2HEX([.B187];3)" office:value-type="string" office:string-value="0B9" calcext:value-type="string">
            <text:p>0B9</text:p>
          </table:table-cell>
          <table:table-cell table:formula="of:=MID([.A187];1;4)" office:value-type="string" office:string-value="blam" calcext:value-type="string">
            <text:p>bla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lanket</text:p>
          </table:table-cell>
          <table:table-cell table:style-name="ce25" office:value-type="float" office:value="186" calcext:value-type="float">
            <text:p>186</text:p>
          </table:table-cell>
          <table:table-cell table:style-name="ce25" table:formula="of:=CUSTOMDEZINBIN(MOD([.B188];2048))" office:value-type="string" office:string-value="00010111010" calcext:value-type="string">
            <text:p>00010111010</text:p>
          </table:table-cell>
          <table:table-cell table:formula="of:=DEC2HEX([.B188];3)" office:value-type="string" office:string-value="0BA" calcext:value-type="string">
            <text:p>0BA</text:p>
          </table:table-cell>
          <table:table-cell table:formula="of:=MID([.A188];1;4)" office:value-type="string" office:string-value="blan" calcext:value-type="string">
            <text:p>bl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last</text:p>
          </table:table-cell>
          <table:table-cell table:style-name="ce25" office:value-type="float" office:value="187" calcext:value-type="float">
            <text:p>187</text:p>
          </table:table-cell>
          <table:table-cell table:style-name="ce25" table:formula="of:=CUSTOMDEZINBIN(MOD([.B189];2048))" office:value-type="string" office:string-value="00010111011" calcext:value-type="string">
            <text:p>00010111011</text:p>
          </table:table-cell>
          <table:table-cell table:formula="of:=DEC2HEX([.B189];3)" office:value-type="string" office:string-value="0BB" calcext:value-type="string">
            <text:p>0BB</text:p>
          </table:table-cell>
          <table:table-cell table:formula="of:=MID([.A189];1;4)" office:value-type="string" office:string-value="blas" calcext:value-type="string">
            <text:p>bla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leak</text:p>
          </table:table-cell>
          <table:table-cell table:style-name="ce25" office:value-type="float" office:value="188" calcext:value-type="float">
            <text:p>188</text:p>
          </table:table-cell>
          <table:table-cell table:style-name="ce25" table:formula="of:=CUSTOMDEZINBIN(MOD([.B190];2048))" office:value-type="string" office:string-value="00010111100" calcext:value-type="string">
            <text:p>00010111100</text:p>
          </table:table-cell>
          <table:table-cell table:formula="of:=DEC2HEX([.B190];3)" office:value-type="string" office:string-value="0BC" calcext:value-type="string">
            <text:p>0BC</text:p>
          </table:table-cell>
          <table:table-cell table:formula="of:=MID([.A190];1;4)" office:value-type="string" office:string-value="blea" calcext:value-type="string">
            <text:p>ble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less</text:p>
          </table:table-cell>
          <table:table-cell table:style-name="ce25" office:value-type="float" office:value="189" calcext:value-type="float">
            <text:p>189</text:p>
          </table:table-cell>
          <table:table-cell table:style-name="ce25" table:formula="of:=CUSTOMDEZINBIN(MOD([.B191];2048))" office:value-type="string" office:string-value="00010111101" calcext:value-type="string">
            <text:p>00010111101</text:p>
          </table:table-cell>
          <table:table-cell table:formula="of:=DEC2HEX([.B191];3)" office:value-type="string" office:string-value="0BD" calcext:value-type="string">
            <text:p>0BD</text:p>
          </table:table-cell>
          <table:table-cell table:formula="of:=MID([.A191];1;4)" office:value-type="string" office:string-value="bles" calcext:value-type="string">
            <text:p>ble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lind</text:p>
          </table:table-cell>
          <table:table-cell table:style-name="ce25" office:value-type="float" office:value="190" calcext:value-type="float">
            <text:p>190</text:p>
          </table:table-cell>
          <table:table-cell table:style-name="ce25" table:formula="of:=CUSTOMDEZINBIN(MOD([.B192];2048))" office:value-type="string" office:string-value="00010111110" calcext:value-type="string">
            <text:p>00010111110</text:p>
          </table:table-cell>
          <table:table-cell table:formula="of:=DEC2HEX([.B192];3)" office:value-type="string" office:string-value="0BE" calcext:value-type="string">
            <text:p>0BE</text:p>
          </table:table-cell>
          <table:table-cell table:formula="of:=MID([.A192];1;4)" office:value-type="string" office:string-value="blin" calcext:value-type="string">
            <text:p>bli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lood</text:p>
          </table:table-cell>
          <table:table-cell table:style-name="ce25" office:value-type="float" office:value="191" calcext:value-type="float">
            <text:p>191</text:p>
          </table:table-cell>
          <table:table-cell table:style-name="ce25" table:formula="of:=CUSTOMDEZINBIN(MOD([.B193];2048))" office:value-type="string" office:string-value="00010111111" calcext:value-type="string">
            <text:p>00010111111</text:p>
          </table:table-cell>
          <table:table-cell table:formula="of:=DEC2HEX([.B193];3)" office:value-type="string" office:string-value="0BF" calcext:value-type="string">
            <text:p>0BF</text:p>
          </table:table-cell>
          <table:table-cell table:formula="of:=MID([.A193];1;4)" office:value-type="string" office:string-value="bloo" calcext:value-type="string">
            <text:p>blo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lossom</text:p>
          </table:table-cell>
          <table:table-cell table:style-name="ce25" office:value-type="float" office:value="192" calcext:value-type="float">
            <text:p>192</text:p>
          </table:table-cell>
          <table:table-cell table:style-name="ce25" table:formula="of:=CUSTOMDEZINBIN(MOD([.B194];2048))" office:value-type="string" office:string-value="00011000000" calcext:value-type="string">
            <text:p>00011000000</text:p>
          </table:table-cell>
          <table:table-cell table:formula="of:=DEC2HEX([.B194];3)" office:value-type="string" office:string-value="0C0" calcext:value-type="string">
            <text:p>0C0</text:p>
          </table:table-cell>
          <table:table-cell table:formula="of:=MID([.A194];1;4)" office:value-type="string" office:string-value="blos" calcext:value-type="string">
            <text:p>blo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louse</text:p>
          </table:table-cell>
          <table:table-cell table:style-name="ce25" office:value-type="float" office:value="193" calcext:value-type="float">
            <text:p>193</text:p>
          </table:table-cell>
          <table:table-cell table:style-name="ce25" table:formula="of:=CUSTOMDEZINBIN(MOD([.B195];2048))" office:value-type="string" office:string-value="00011000001" calcext:value-type="string">
            <text:p>00011000001</text:p>
          </table:table-cell>
          <table:table-cell table:formula="of:=DEC2HEX([.B195];3)" office:value-type="string" office:string-value="0C1" calcext:value-type="string">
            <text:p>0C1</text:p>
          </table:table-cell>
          <table:table-cell table:formula="of:=MID([.A195];1;4)" office:value-type="string" office:string-value="blou" calcext:value-type="string">
            <text:p>blo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lue</text:p>
          </table:table-cell>
          <table:table-cell table:style-name="ce25" office:value-type="float" office:value="194" calcext:value-type="float">
            <text:p>194</text:p>
          </table:table-cell>
          <table:table-cell table:style-name="ce25" table:formula="of:=CUSTOMDEZINBIN(MOD([.B196];2048))" office:value-type="string" office:string-value="00011000010" calcext:value-type="string">
            <text:p>00011000010</text:p>
          </table:table-cell>
          <table:table-cell table:formula="of:=DEC2HEX([.B196];3)" office:value-type="string" office:string-value="0C2" calcext:value-type="string">
            <text:p>0C2</text:p>
          </table:table-cell>
          <table:table-cell table:formula="of:=MID([.A196];1;4)" office:value-type="string" office:string-value="blue" calcext:value-type="string">
            <text:p>bl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lur</text:p>
          </table:table-cell>
          <table:table-cell table:style-name="ce25" office:value-type="float" office:value="195" calcext:value-type="float">
            <text:p>195</text:p>
          </table:table-cell>
          <table:table-cell table:style-name="ce25" table:formula="of:=CUSTOMDEZINBIN(MOD([.B197];2048))" office:value-type="string" office:string-value="00011000011" calcext:value-type="string">
            <text:p>00011000011</text:p>
          </table:table-cell>
          <table:table-cell table:formula="of:=DEC2HEX([.B197];3)" office:value-type="string" office:string-value="0C3" calcext:value-type="string">
            <text:p>0C3</text:p>
          </table:table-cell>
          <table:table-cell table:formula="of:=MID([.A197];1;4)" office:value-type="string" office:string-value="blur" calcext:value-type="string">
            <text:p>blu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lush</text:p>
          </table:table-cell>
          <table:table-cell table:style-name="ce25" office:value-type="float" office:value="196" calcext:value-type="float">
            <text:p>196</text:p>
          </table:table-cell>
          <table:table-cell table:style-name="ce25" table:formula="of:=CUSTOMDEZINBIN(MOD([.B198];2048))" office:value-type="string" office:string-value="00011000100" calcext:value-type="string">
            <text:p>00011000100</text:p>
          </table:table-cell>
          <table:table-cell table:formula="of:=DEC2HEX([.B198];3)" office:value-type="string" office:string-value="0C4" calcext:value-type="string">
            <text:p>0C4</text:p>
          </table:table-cell>
          <table:table-cell table:formula="of:=MID([.A198];1;4)" office:value-type="string" office:string-value="blus" calcext:value-type="string">
            <text:p>blu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oard</text:p>
          </table:table-cell>
          <table:table-cell table:style-name="ce25" office:value-type="float" office:value="197" calcext:value-type="float">
            <text:p>197</text:p>
          </table:table-cell>
          <table:table-cell table:style-name="ce25" table:formula="of:=CUSTOMDEZINBIN(MOD([.B199];2048))" office:value-type="string" office:string-value="00011000101" calcext:value-type="string">
            <text:p>00011000101</text:p>
          </table:table-cell>
          <table:table-cell table:formula="of:=DEC2HEX([.B199];3)" office:value-type="string" office:string-value="0C5" calcext:value-type="string">
            <text:p>0C5</text:p>
          </table:table-cell>
          <table:table-cell table:formula="of:=MID([.A199];1;4)" office:value-type="string" office:string-value="boar" calcext:value-type="string">
            <text:p>boa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oat</text:p>
          </table:table-cell>
          <table:table-cell table:style-name="ce25" office:value-type="float" office:value="198" calcext:value-type="float">
            <text:p>198</text:p>
          </table:table-cell>
          <table:table-cell table:style-name="ce25" table:formula="of:=CUSTOMDEZINBIN(MOD([.B200];2048))" office:value-type="string" office:string-value="00011000110" calcext:value-type="string">
            <text:p>00011000110</text:p>
          </table:table-cell>
          <table:table-cell table:formula="of:=DEC2HEX([.B200];3)" office:value-type="string" office:string-value="0C6" calcext:value-type="string">
            <text:p>0C6</text:p>
          </table:table-cell>
          <table:table-cell table:formula="of:=MID([.A200];1;4)" office:value-type="string" office:string-value="boat" calcext:value-type="string">
            <text:p>boa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ody</text:p>
          </table:table-cell>
          <table:table-cell table:style-name="ce25" office:value-type="float" office:value="199" calcext:value-type="float">
            <text:p>199</text:p>
          </table:table-cell>
          <table:table-cell table:style-name="ce25" table:formula="of:=CUSTOMDEZINBIN(MOD([.B201];2048))" office:value-type="string" office:string-value="00011000111" calcext:value-type="string">
            <text:p>00011000111</text:p>
          </table:table-cell>
          <table:table-cell table:formula="of:=DEC2HEX([.B201];3)" office:value-type="string" office:string-value="0C7" calcext:value-type="string">
            <text:p>0C7</text:p>
          </table:table-cell>
          <table:table-cell table:formula="of:=MID([.A201];1;4)" office:value-type="string" office:string-value="body" calcext:value-type="string">
            <text:p>bod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oil</text:p>
          </table:table-cell>
          <table:table-cell table:style-name="ce25" office:value-type="float" office:value="200" calcext:value-type="float">
            <text:p>200</text:p>
          </table:table-cell>
          <table:table-cell table:style-name="ce25" table:formula="of:=CUSTOMDEZINBIN(MOD([.B202];2048))" office:value-type="string" office:string-value="00011001000" calcext:value-type="string">
            <text:p>00011001000</text:p>
          </table:table-cell>
          <table:table-cell table:formula="of:=DEC2HEX([.B202];3)" office:value-type="string" office:string-value="0C8" calcext:value-type="string">
            <text:p>0C8</text:p>
          </table:table-cell>
          <table:table-cell table:formula="of:=MID([.A202];1;4)" office:value-type="string" office:string-value="boil" calcext:value-type="string">
            <text:p>boi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omb</text:p>
          </table:table-cell>
          <table:table-cell table:style-name="ce25" office:value-type="float" office:value="201" calcext:value-type="float">
            <text:p>201</text:p>
          </table:table-cell>
          <table:table-cell table:style-name="ce25" table:formula="of:=CUSTOMDEZINBIN(MOD([.B203];2048))" office:value-type="string" office:string-value="00011001001" calcext:value-type="string">
            <text:p>00011001001</text:p>
          </table:table-cell>
          <table:table-cell table:formula="of:=DEC2HEX([.B203];3)" office:value-type="string" office:string-value="0C9" calcext:value-type="string">
            <text:p>0C9</text:p>
          </table:table-cell>
          <table:table-cell table:formula="of:=MID([.A203];1;4)" office:value-type="string" office:string-value="bomb" calcext:value-type="string">
            <text:p>bom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one</text:p>
          </table:table-cell>
          <table:table-cell table:style-name="ce25" office:value-type="float" office:value="202" calcext:value-type="float">
            <text:p>202</text:p>
          </table:table-cell>
          <table:table-cell table:style-name="ce25" table:formula="of:=CUSTOMDEZINBIN(MOD([.B204];2048))" office:value-type="string" office:string-value="00011001010" calcext:value-type="string">
            <text:p>00011001010</text:p>
          </table:table-cell>
          <table:table-cell table:formula="of:=DEC2HEX([.B204];3)" office:value-type="string" office:string-value="0CA" calcext:value-type="string">
            <text:p>0CA</text:p>
          </table:table-cell>
          <table:table-cell table:formula="of:=MID([.A204];1;4)" office:value-type="string" office:string-value="bone" calcext:value-type="string">
            <text:p>bo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onus</text:p>
          </table:table-cell>
          <table:table-cell table:style-name="ce25" office:value-type="float" office:value="203" calcext:value-type="float">
            <text:p>203</text:p>
          </table:table-cell>
          <table:table-cell table:style-name="ce25" table:formula="of:=CUSTOMDEZINBIN(MOD([.B205];2048))" office:value-type="string" office:string-value="00011001011" calcext:value-type="string">
            <text:p>00011001011</text:p>
          </table:table-cell>
          <table:table-cell table:formula="of:=DEC2HEX([.B205];3)" office:value-type="string" office:string-value="0CB" calcext:value-type="string">
            <text:p>0CB</text:p>
          </table:table-cell>
          <table:table-cell table:formula="of:=MID([.A205];1;4)" office:value-type="string" office:string-value="bonu" calcext:value-type="string">
            <text:p>bon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ook</text:p>
          </table:table-cell>
          <table:table-cell table:style-name="ce25" office:value-type="float" office:value="204" calcext:value-type="float">
            <text:p>204</text:p>
          </table:table-cell>
          <table:table-cell table:style-name="ce25" table:formula="of:=CUSTOMDEZINBIN(MOD([.B206];2048))" office:value-type="string" office:string-value="00011001100" calcext:value-type="string">
            <text:p>00011001100</text:p>
          </table:table-cell>
          <table:table-cell table:formula="of:=DEC2HEX([.B206];3)" office:value-type="string" office:string-value="0CC" calcext:value-type="string">
            <text:p>0CC</text:p>
          </table:table-cell>
          <table:table-cell table:formula="of:=MID([.A206];1;4)" office:value-type="string" office:string-value="book" calcext:value-type="string">
            <text:p>boo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oost</text:p>
          </table:table-cell>
          <table:table-cell table:style-name="ce25" office:value-type="float" office:value="205" calcext:value-type="float">
            <text:p>205</text:p>
          </table:table-cell>
          <table:table-cell table:style-name="ce25" table:formula="of:=CUSTOMDEZINBIN(MOD([.B207];2048))" office:value-type="string" office:string-value="00011001101" calcext:value-type="string">
            <text:p>00011001101</text:p>
          </table:table-cell>
          <table:table-cell table:formula="of:=DEC2HEX([.B207];3)" office:value-type="string" office:string-value="0CD" calcext:value-type="string">
            <text:p>0CD</text:p>
          </table:table-cell>
          <table:table-cell table:formula="of:=MID([.A207];1;4)" office:value-type="string" office:string-value="boos" calcext:value-type="string">
            <text:p>boo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order</text:p>
          </table:table-cell>
          <table:table-cell table:style-name="ce25" office:value-type="float" office:value="206" calcext:value-type="float">
            <text:p>206</text:p>
          </table:table-cell>
          <table:table-cell table:style-name="ce25" table:formula="of:=CUSTOMDEZINBIN(MOD([.B208];2048))" office:value-type="string" office:string-value="00011001110" calcext:value-type="string">
            <text:p>00011001110</text:p>
          </table:table-cell>
          <table:table-cell table:formula="of:=DEC2HEX([.B208];3)" office:value-type="string" office:string-value="0CE" calcext:value-type="string">
            <text:p>0CE</text:p>
          </table:table-cell>
          <table:table-cell table:formula="of:=MID([.A208];1;4)" office:value-type="string" office:string-value="bord" calcext:value-type="string">
            <text:p>bor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oring</text:p>
          </table:table-cell>
          <table:table-cell table:style-name="ce25" office:value-type="float" office:value="207" calcext:value-type="float">
            <text:p>207</text:p>
          </table:table-cell>
          <table:table-cell table:style-name="ce25" table:formula="of:=CUSTOMDEZINBIN(MOD([.B209];2048))" office:value-type="string" office:string-value="00011001111" calcext:value-type="string">
            <text:p>00011001111</text:p>
          </table:table-cell>
          <table:table-cell table:formula="of:=DEC2HEX([.B209];3)" office:value-type="string" office:string-value="0CF" calcext:value-type="string">
            <text:p>0CF</text:p>
          </table:table-cell>
          <table:table-cell table:formula="of:=MID([.A209];1;4)" office:value-type="string" office:string-value="bori" calcext:value-type="string">
            <text:p>bor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orrow</text:p>
          </table:table-cell>
          <table:table-cell table:style-name="ce25" office:value-type="float" office:value="208" calcext:value-type="float">
            <text:p>208</text:p>
          </table:table-cell>
          <table:table-cell table:style-name="ce25" table:formula="of:=CUSTOMDEZINBIN(MOD([.B210];2048))" office:value-type="string" office:string-value="00011010000" calcext:value-type="string">
            <text:p>00011010000</text:p>
          </table:table-cell>
          <table:table-cell table:formula="of:=DEC2HEX([.B210];3)" office:value-type="string" office:string-value="0D0" calcext:value-type="string">
            <text:p>0D0</text:p>
          </table:table-cell>
          <table:table-cell table:formula="of:=MID([.A210];1;4)" office:value-type="string" office:string-value="borr" calcext:value-type="string">
            <text:p>bor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oss</text:p>
          </table:table-cell>
          <table:table-cell table:style-name="ce25" office:value-type="float" office:value="209" calcext:value-type="float">
            <text:p>209</text:p>
          </table:table-cell>
          <table:table-cell table:style-name="ce25" table:formula="of:=CUSTOMDEZINBIN(MOD([.B211];2048))" office:value-type="string" office:string-value="00011010001" calcext:value-type="string">
            <text:p>00011010001</text:p>
          </table:table-cell>
          <table:table-cell table:formula="of:=DEC2HEX([.B211];3)" office:value-type="string" office:string-value="0D1" calcext:value-type="string">
            <text:p>0D1</text:p>
          </table:table-cell>
          <table:table-cell table:formula="of:=MID([.A211];1;4)" office:value-type="string" office:string-value="boss" calcext:value-type="string">
            <text:p>bos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ottom</text:p>
          </table:table-cell>
          <table:table-cell table:style-name="ce25" office:value-type="float" office:value="210" calcext:value-type="float">
            <text:p>210</text:p>
          </table:table-cell>
          <table:table-cell table:style-name="ce25" table:formula="of:=CUSTOMDEZINBIN(MOD([.B212];2048))" office:value-type="string" office:string-value="00011010010" calcext:value-type="string">
            <text:p>00011010010</text:p>
          </table:table-cell>
          <table:table-cell table:formula="of:=DEC2HEX([.B212];3)" office:value-type="string" office:string-value="0D2" calcext:value-type="string">
            <text:p>0D2</text:p>
          </table:table-cell>
          <table:table-cell table:formula="of:=MID([.A212];1;4)" office:value-type="string" office:string-value="bott" calcext:value-type="string">
            <text:p>bot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ounce</text:p>
          </table:table-cell>
          <table:table-cell table:style-name="ce25" office:value-type="float" office:value="211" calcext:value-type="float">
            <text:p>211</text:p>
          </table:table-cell>
          <table:table-cell table:style-name="ce25" table:formula="of:=CUSTOMDEZINBIN(MOD([.B213];2048))" office:value-type="string" office:string-value="00011010011" calcext:value-type="string">
            <text:p>00011010011</text:p>
          </table:table-cell>
          <table:table-cell table:formula="of:=DEC2HEX([.B213];3)" office:value-type="string" office:string-value="0D3" calcext:value-type="string">
            <text:p>0D3</text:p>
          </table:table-cell>
          <table:table-cell table:formula="of:=MID([.A213];1;4)" office:value-type="string" office:string-value="boun" calcext:value-type="string">
            <text:p>bou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ox</text:p>
          </table:table-cell>
          <table:table-cell table:style-name="ce25" office:value-type="float" office:value="212" calcext:value-type="float">
            <text:p>212</text:p>
          </table:table-cell>
          <table:table-cell table:style-name="ce25" table:formula="of:=CUSTOMDEZINBIN(MOD([.B214];2048))" office:value-type="string" office:string-value="00011010100" calcext:value-type="string">
            <text:p>00011010100</text:p>
          </table:table-cell>
          <table:table-cell table:formula="of:=DEC2HEX([.B214];3)" office:value-type="string" office:string-value="0D4" calcext:value-type="string">
            <text:p>0D4</text:p>
          </table:table-cell>
          <table:table-cell table:formula="of:=MID([.A214];1;4)" office:value-type="string" office:string-value="box" calcext:value-type="string">
            <text:p>box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oy</text:p>
          </table:table-cell>
          <table:table-cell table:style-name="ce25" office:value-type="float" office:value="213" calcext:value-type="float">
            <text:p>213</text:p>
          </table:table-cell>
          <table:table-cell table:style-name="ce25" table:formula="of:=CUSTOMDEZINBIN(MOD([.B215];2048))" office:value-type="string" office:string-value="00011010101" calcext:value-type="string">
            <text:p>00011010101</text:p>
          </table:table-cell>
          <table:table-cell table:formula="of:=DEC2HEX([.B215];3)" office:value-type="string" office:string-value="0D5" calcext:value-type="string">
            <text:p>0D5</text:p>
          </table:table-cell>
          <table:table-cell table:formula="of:=MID([.A215];1;4)" office:value-type="string" office:string-value="boy" calcext:value-type="string">
            <text:p>bo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racket</text:p>
          </table:table-cell>
          <table:table-cell table:style-name="ce25" office:value-type="float" office:value="214" calcext:value-type="float">
            <text:p>214</text:p>
          </table:table-cell>
          <table:table-cell table:style-name="ce25" table:formula="of:=CUSTOMDEZINBIN(MOD([.B216];2048))" office:value-type="string" office:string-value="00011010110" calcext:value-type="string">
            <text:p>00011010110</text:p>
          </table:table-cell>
          <table:table-cell table:formula="of:=DEC2HEX([.B216];3)" office:value-type="string" office:string-value="0D6" calcext:value-type="string">
            <text:p>0D6</text:p>
          </table:table-cell>
          <table:table-cell table:formula="of:=MID([.A216];1;4)" office:value-type="string" office:string-value="brac" calcext:value-type="string">
            <text:p>bra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rain</text:p>
          </table:table-cell>
          <table:table-cell table:style-name="ce25" office:value-type="float" office:value="215" calcext:value-type="float">
            <text:p>215</text:p>
          </table:table-cell>
          <table:table-cell table:style-name="ce25" table:formula="of:=CUSTOMDEZINBIN(MOD([.B217];2048))" office:value-type="string" office:string-value="00011010111" calcext:value-type="string">
            <text:p>00011010111</text:p>
          </table:table-cell>
          <table:table-cell table:formula="of:=DEC2HEX([.B217];3)" office:value-type="string" office:string-value="0D7" calcext:value-type="string">
            <text:p>0D7</text:p>
          </table:table-cell>
          <table:table-cell table:formula="of:=MID([.A217];1;4)" office:value-type="string" office:string-value="brai" calcext:value-type="string">
            <text:p>bra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rand</text:p>
          </table:table-cell>
          <table:table-cell table:style-name="ce25" office:value-type="float" office:value="216" calcext:value-type="float">
            <text:p>216</text:p>
          </table:table-cell>
          <table:table-cell table:style-name="ce25" table:formula="of:=CUSTOMDEZINBIN(MOD([.B218];2048))" office:value-type="string" office:string-value="00011011000" calcext:value-type="string">
            <text:p>00011011000</text:p>
          </table:table-cell>
          <table:table-cell table:formula="of:=DEC2HEX([.B218];3)" office:value-type="string" office:string-value="0D8" calcext:value-type="string">
            <text:p>0D8</text:p>
          </table:table-cell>
          <table:table-cell table:formula="of:=MID([.A218];1;4)" office:value-type="string" office:string-value="bran" calcext:value-type="string">
            <text:p>br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rass</text:p>
          </table:table-cell>
          <table:table-cell table:style-name="ce25" office:value-type="float" office:value="217" calcext:value-type="float">
            <text:p>217</text:p>
          </table:table-cell>
          <table:table-cell table:style-name="ce25" table:formula="of:=CUSTOMDEZINBIN(MOD([.B219];2048))" office:value-type="string" office:string-value="00011011001" calcext:value-type="string">
            <text:p>00011011001</text:p>
          </table:table-cell>
          <table:table-cell table:formula="of:=DEC2HEX([.B219];3)" office:value-type="string" office:string-value="0D9" calcext:value-type="string">
            <text:p>0D9</text:p>
          </table:table-cell>
          <table:table-cell table:formula="of:=MID([.A219];1;4)" office:value-type="string" office:string-value="bras" calcext:value-type="string">
            <text:p>bra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rave</text:p>
          </table:table-cell>
          <table:table-cell table:style-name="ce25" office:value-type="float" office:value="218" calcext:value-type="float">
            <text:p>218</text:p>
          </table:table-cell>
          <table:table-cell table:style-name="ce25" table:formula="of:=CUSTOMDEZINBIN(MOD([.B220];2048))" office:value-type="string" office:string-value="00011011010" calcext:value-type="string">
            <text:p>00011011010</text:p>
          </table:table-cell>
          <table:table-cell table:formula="of:=DEC2HEX([.B220];3)" office:value-type="string" office:string-value="0DA" calcext:value-type="string">
            <text:p>0DA</text:p>
          </table:table-cell>
          <table:table-cell table:formula="of:=MID([.A220];1;4)" office:value-type="string" office:string-value="brav" calcext:value-type="string">
            <text:p>brav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read</text:p>
          </table:table-cell>
          <table:table-cell table:style-name="ce25" office:value-type="float" office:value="219" calcext:value-type="float">
            <text:p>219</text:p>
          </table:table-cell>
          <table:table-cell table:style-name="ce25" table:formula="of:=CUSTOMDEZINBIN(MOD([.B221];2048))" office:value-type="string" office:string-value="00011011011" calcext:value-type="string">
            <text:p>00011011011</text:p>
          </table:table-cell>
          <table:table-cell table:formula="of:=DEC2HEX([.B221];3)" office:value-type="string" office:string-value="0DB" calcext:value-type="string">
            <text:p>0DB</text:p>
          </table:table-cell>
          <table:table-cell table:formula="of:=MID([.A221];1;4)" office:value-type="string" office:string-value="brea" calcext:value-type="string">
            <text:p>bre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reeze</text:p>
          </table:table-cell>
          <table:table-cell table:style-name="ce25" office:value-type="float" office:value="220" calcext:value-type="float">
            <text:p>220</text:p>
          </table:table-cell>
          <table:table-cell table:style-name="ce25" table:formula="of:=CUSTOMDEZINBIN(MOD([.B222];2048))" office:value-type="string" office:string-value="00011011100" calcext:value-type="string">
            <text:p>00011011100</text:p>
          </table:table-cell>
          <table:table-cell table:formula="of:=DEC2HEX([.B222];3)" office:value-type="string" office:string-value="0DC" calcext:value-type="string">
            <text:p>0DC</text:p>
          </table:table-cell>
          <table:table-cell table:formula="of:=MID([.A222];1;4)" office:value-type="string" office:string-value="bree" calcext:value-type="string">
            <text:p>bre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rick</text:p>
          </table:table-cell>
          <table:table-cell table:style-name="ce25" office:value-type="float" office:value="221" calcext:value-type="float">
            <text:p>221</text:p>
          </table:table-cell>
          <table:table-cell table:style-name="ce25" table:formula="of:=CUSTOMDEZINBIN(MOD([.B223];2048))" office:value-type="string" office:string-value="00011011101" calcext:value-type="string">
            <text:p>00011011101</text:p>
          </table:table-cell>
          <table:table-cell table:formula="of:=DEC2HEX([.B223];3)" office:value-type="string" office:string-value="0DD" calcext:value-type="string">
            <text:p>0DD</text:p>
          </table:table-cell>
          <table:table-cell table:formula="of:=MID([.A223];1;4)" office:value-type="string" office:string-value="bric" calcext:value-type="string">
            <text:p>bri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ridge</text:p>
          </table:table-cell>
          <table:table-cell table:style-name="ce25" office:value-type="float" office:value="222" calcext:value-type="float">
            <text:p>222</text:p>
          </table:table-cell>
          <table:table-cell table:style-name="ce25" table:formula="of:=CUSTOMDEZINBIN(MOD([.B224];2048))" office:value-type="string" office:string-value="00011011110" calcext:value-type="string">
            <text:p>00011011110</text:p>
          </table:table-cell>
          <table:table-cell table:formula="of:=DEC2HEX([.B224];3)" office:value-type="string" office:string-value="0DE" calcext:value-type="string">
            <text:p>0DE</text:p>
          </table:table-cell>
          <table:table-cell table:formula="of:=MID([.A224];1;4)" office:value-type="string" office:string-value="brid" calcext:value-type="string">
            <text:p>bri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rief</text:p>
          </table:table-cell>
          <table:table-cell table:style-name="ce25" office:value-type="float" office:value="223" calcext:value-type="float">
            <text:p>223</text:p>
          </table:table-cell>
          <table:table-cell table:style-name="ce25" table:formula="of:=CUSTOMDEZINBIN(MOD([.B225];2048))" office:value-type="string" office:string-value="00011011111" calcext:value-type="string">
            <text:p>00011011111</text:p>
          </table:table-cell>
          <table:table-cell table:formula="of:=DEC2HEX([.B225];3)" office:value-type="string" office:string-value="0DF" calcext:value-type="string">
            <text:p>0DF</text:p>
          </table:table-cell>
          <table:table-cell table:formula="of:=MID([.A225];1;4)" office:value-type="string" office:string-value="brie" calcext:value-type="string">
            <text:p>bri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right</text:p>
          </table:table-cell>
          <table:table-cell table:style-name="ce25" office:value-type="float" office:value="224" calcext:value-type="float">
            <text:p>224</text:p>
          </table:table-cell>
          <table:table-cell table:style-name="ce25" table:formula="of:=CUSTOMDEZINBIN(MOD([.B226];2048))" office:value-type="string" office:string-value="00011100000" calcext:value-type="string">
            <text:p>00011100000</text:p>
          </table:table-cell>
          <table:table-cell table:formula="of:=DEC2HEX([.B226];3)" office:value-type="string" office:string-value="0E0" calcext:value-type="string">
            <text:p>0E0</text:p>
          </table:table-cell>
          <table:table-cell table:formula="of:=MID([.A226];1;4)" office:value-type="string" office:string-value="brig" calcext:value-type="string">
            <text:p>bri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ring</text:p>
          </table:table-cell>
          <table:table-cell table:style-name="ce25" office:value-type="float" office:value="225" calcext:value-type="float">
            <text:p>225</text:p>
          </table:table-cell>
          <table:table-cell table:style-name="ce25" table:formula="of:=CUSTOMDEZINBIN(MOD([.B227];2048))" office:value-type="string" office:string-value="00011100001" calcext:value-type="string">
            <text:p>00011100001</text:p>
          </table:table-cell>
          <table:table-cell table:formula="of:=DEC2HEX([.B227];3)" office:value-type="string" office:string-value="0E1" calcext:value-type="string">
            <text:p>0E1</text:p>
          </table:table-cell>
          <table:table-cell table:formula="of:=MID([.A227];1;4)" office:value-type="string" office:string-value="brin" calcext:value-type="string">
            <text:p>bri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risk</text:p>
          </table:table-cell>
          <table:table-cell table:style-name="ce25" office:value-type="float" office:value="226" calcext:value-type="float">
            <text:p>226</text:p>
          </table:table-cell>
          <table:table-cell table:style-name="ce25" table:formula="of:=CUSTOMDEZINBIN(MOD([.B228];2048))" office:value-type="string" office:string-value="00011100010" calcext:value-type="string">
            <text:p>00011100010</text:p>
          </table:table-cell>
          <table:table-cell table:formula="of:=DEC2HEX([.B228];3)" office:value-type="string" office:string-value="0E2" calcext:value-type="string">
            <text:p>0E2</text:p>
          </table:table-cell>
          <table:table-cell table:formula="of:=MID([.A228];1;4)" office:value-type="string" office:string-value="bris" calcext:value-type="string">
            <text:p>bri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roccoli</text:p>
          </table:table-cell>
          <table:table-cell table:style-name="ce25" office:value-type="float" office:value="227" calcext:value-type="float">
            <text:p>227</text:p>
          </table:table-cell>
          <table:table-cell table:style-name="ce25" table:formula="of:=CUSTOMDEZINBIN(MOD([.B229];2048))" office:value-type="string" office:string-value="00011100011" calcext:value-type="string">
            <text:p>00011100011</text:p>
          </table:table-cell>
          <table:table-cell table:formula="of:=DEC2HEX([.B229];3)" office:value-type="string" office:string-value="0E3" calcext:value-type="string">
            <text:p>0E3</text:p>
          </table:table-cell>
          <table:table-cell table:formula="of:=MID([.A229];1;4)" office:value-type="string" office:string-value="broc" calcext:value-type="string">
            <text:p>bro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roken</text:p>
          </table:table-cell>
          <table:table-cell table:style-name="ce25" office:value-type="float" office:value="228" calcext:value-type="float">
            <text:p>228</text:p>
          </table:table-cell>
          <table:table-cell table:style-name="ce25" table:formula="of:=CUSTOMDEZINBIN(MOD([.B230];2048))" office:value-type="string" office:string-value="00011100100" calcext:value-type="string">
            <text:p>00011100100</text:p>
          </table:table-cell>
          <table:table-cell table:formula="of:=DEC2HEX([.B230];3)" office:value-type="string" office:string-value="0E4" calcext:value-type="string">
            <text:p>0E4</text:p>
          </table:table-cell>
          <table:table-cell table:formula="of:=MID([.A230];1;4)" office:value-type="string" office:string-value="brok" calcext:value-type="string">
            <text:p>bro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ronze</text:p>
          </table:table-cell>
          <table:table-cell table:style-name="ce25" office:value-type="float" office:value="229" calcext:value-type="float">
            <text:p>229</text:p>
          </table:table-cell>
          <table:table-cell table:style-name="ce25" table:formula="of:=CUSTOMDEZINBIN(MOD([.B231];2048))" office:value-type="string" office:string-value="00011100101" calcext:value-type="string">
            <text:p>00011100101</text:p>
          </table:table-cell>
          <table:table-cell table:formula="of:=DEC2HEX([.B231];3)" office:value-type="string" office:string-value="0E5" calcext:value-type="string">
            <text:p>0E5</text:p>
          </table:table-cell>
          <table:table-cell table:formula="of:=MID([.A231];1;4)" office:value-type="string" office:string-value="bron" calcext:value-type="string">
            <text:p>bro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room</text:p>
          </table:table-cell>
          <table:table-cell table:style-name="ce25" office:value-type="float" office:value="230" calcext:value-type="float">
            <text:p>230</text:p>
          </table:table-cell>
          <table:table-cell table:style-name="ce25" table:formula="of:=CUSTOMDEZINBIN(MOD([.B232];2048))" office:value-type="string" office:string-value="00011100110" calcext:value-type="string">
            <text:p>00011100110</text:p>
          </table:table-cell>
          <table:table-cell table:formula="of:=DEC2HEX([.B232];3)" office:value-type="string" office:string-value="0E6" calcext:value-type="string">
            <text:p>0E6</text:p>
          </table:table-cell>
          <table:table-cell table:formula="of:=MID([.A232];1;4)" office:value-type="string" office:string-value="broo" calcext:value-type="string">
            <text:p>bro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rother</text:p>
          </table:table-cell>
          <table:table-cell table:style-name="ce25" office:value-type="float" office:value="231" calcext:value-type="float">
            <text:p>231</text:p>
          </table:table-cell>
          <table:table-cell table:style-name="ce25" table:formula="of:=CUSTOMDEZINBIN(MOD([.B233];2048))" office:value-type="string" office:string-value="00011100111" calcext:value-type="string">
            <text:p>00011100111</text:p>
          </table:table-cell>
          <table:table-cell table:formula="of:=DEC2HEX([.B233];3)" office:value-type="string" office:string-value="0E7" calcext:value-type="string">
            <text:p>0E7</text:p>
          </table:table-cell>
          <table:table-cell table:formula="of:=MID([.A233];1;4)" office:value-type="string" office:string-value="brot" calcext:value-type="string">
            <text:p>bro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rown</text:p>
          </table:table-cell>
          <table:table-cell table:style-name="ce25" office:value-type="float" office:value="232" calcext:value-type="float">
            <text:p>232</text:p>
          </table:table-cell>
          <table:table-cell table:style-name="ce25" table:formula="of:=CUSTOMDEZINBIN(MOD([.B234];2048))" office:value-type="string" office:string-value="00011101000" calcext:value-type="string">
            <text:p>00011101000</text:p>
          </table:table-cell>
          <table:table-cell table:formula="of:=DEC2HEX([.B234];3)" office:value-type="string" office:string-value="0E8" calcext:value-type="string">
            <text:p>0E8</text:p>
          </table:table-cell>
          <table:table-cell table:formula="of:=MID([.A234];1;4)" office:value-type="string" office:string-value="brow" calcext:value-type="string">
            <text:p>brow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rush</text:p>
          </table:table-cell>
          <table:table-cell table:style-name="ce25" office:value-type="float" office:value="233" calcext:value-type="float">
            <text:p>233</text:p>
          </table:table-cell>
          <table:table-cell table:style-name="ce25" table:formula="of:=CUSTOMDEZINBIN(MOD([.B235];2048))" office:value-type="string" office:string-value="00011101001" calcext:value-type="string">
            <text:p>00011101001</text:p>
          </table:table-cell>
          <table:table-cell table:formula="of:=DEC2HEX([.B235];3)" office:value-type="string" office:string-value="0E9" calcext:value-type="string">
            <text:p>0E9</text:p>
          </table:table-cell>
          <table:table-cell table:formula="of:=MID([.A235];1;4)" office:value-type="string" office:string-value="brus" calcext:value-type="string">
            <text:p>bru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ubble</text:p>
          </table:table-cell>
          <table:table-cell table:style-name="ce25" office:value-type="float" office:value="234" calcext:value-type="float">
            <text:p>234</text:p>
          </table:table-cell>
          <table:table-cell table:style-name="ce25" table:formula="of:=CUSTOMDEZINBIN(MOD([.B236];2048))" office:value-type="string" office:string-value="00011101010" calcext:value-type="string">
            <text:p>00011101010</text:p>
          </table:table-cell>
          <table:table-cell table:formula="of:=DEC2HEX([.B236];3)" office:value-type="string" office:string-value="0EA" calcext:value-type="string">
            <text:p>0EA</text:p>
          </table:table-cell>
          <table:table-cell table:formula="of:=MID([.A236];1;4)" office:value-type="string" office:string-value="bubb" calcext:value-type="string">
            <text:p>bub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uddy</text:p>
          </table:table-cell>
          <table:table-cell table:style-name="ce25" office:value-type="float" office:value="235" calcext:value-type="float">
            <text:p>235</text:p>
          </table:table-cell>
          <table:table-cell table:style-name="ce25" table:formula="of:=CUSTOMDEZINBIN(MOD([.B237];2048))" office:value-type="string" office:string-value="00011101011" calcext:value-type="string">
            <text:p>00011101011</text:p>
          </table:table-cell>
          <table:table-cell table:formula="of:=DEC2HEX([.B237];3)" office:value-type="string" office:string-value="0EB" calcext:value-type="string">
            <text:p>0EB</text:p>
          </table:table-cell>
          <table:table-cell table:formula="of:=MID([.A237];1;4)" office:value-type="string" office:string-value="budd" calcext:value-type="string">
            <text:p>bud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udget</text:p>
          </table:table-cell>
          <table:table-cell table:style-name="ce25" office:value-type="float" office:value="236" calcext:value-type="float">
            <text:p>236</text:p>
          </table:table-cell>
          <table:table-cell table:style-name="ce25" table:formula="of:=CUSTOMDEZINBIN(MOD([.B238];2048))" office:value-type="string" office:string-value="00011101100" calcext:value-type="string">
            <text:p>00011101100</text:p>
          </table:table-cell>
          <table:table-cell table:formula="of:=DEC2HEX([.B238];3)" office:value-type="string" office:string-value="0EC" calcext:value-type="string">
            <text:p>0EC</text:p>
          </table:table-cell>
          <table:table-cell table:formula="of:=MID([.A238];1;4)" office:value-type="string" office:string-value="budg" calcext:value-type="string">
            <text:p>bud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uffalo</text:p>
          </table:table-cell>
          <table:table-cell table:style-name="ce25" office:value-type="float" office:value="237" calcext:value-type="float">
            <text:p>237</text:p>
          </table:table-cell>
          <table:table-cell table:style-name="ce25" table:formula="of:=CUSTOMDEZINBIN(MOD([.B239];2048))" office:value-type="string" office:string-value="00011101101" calcext:value-type="string">
            <text:p>00011101101</text:p>
          </table:table-cell>
          <table:table-cell table:formula="of:=DEC2HEX([.B239];3)" office:value-type="string" office:string-value="0ED" calcext:value-type="string">
            <text:p>0ED</text:p>
          </table:table-cell>
          <table:table-cell table:formula="of:=MID([.A239];1;4)" office:value-type="string" office:string-value="buff" calcext:value-type="string">
            <text:p>buf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uild</text:p>
          </table:table-cell>
          <table:table-cell table:style-name="ce25" office:value-type="float" office:value="238" calcext:value-type="float">
            <text:p>238</text:p>
          </table:table-cell>
          <table:table-cell table:style-name="ce25" table:formula="of:=CUSTOMDEZINBIN(MOD([.B240];2048))" office:value-type="string" office:string-value="00011101110" calcext:value-type="string">
            <text:p>00011101110</text:p>
          </table:table-cell>
          <table:table-cell table:formula="of:=DEC2HEX([.B240];3)" office:value-type="string" office:string-value="0EE" calcext:value-type="string">
            <text:p>0EE</text:p>
          </table:table-cell>
          <table:table-cell table:formula="of:=MID([.A240];1;4)" office:value-type="string" office:string-value="buil" calcext:value-type="string">
            <text:p>bui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ulb</text:p>
          </table:table-cell>
          <table:table-cell table:style-name="ce25" office:value-type="float" office:value="239" calcext:value-type="float">
            <text:p>239</text:p>
          </table:table-cell>
          <table:table-cell table:style-name="ce25" table:formula="of:=CUSTOMDEZINBIN(MOD([.B241];2048))" office:value-type="string" office:string-value="00011101111" calcext:value-type="string">
            <text:p>00011101111</text:p>
          </table:table-cell>
          <table:table-cell table:formula="of:=DEC2HEX([.B241];3)" office:value-type="string" office:string-value="0EF" calcext:value-type="string">
            <text:p>0EF</text:p>
          </table:table-cell>
          <table:table-cell table:formula="of:=MID([.A241];1;4)" office:value-type="string" office:string-value="bulb" calcext:value-type="string">
            <text:p>bul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ulk</text:p>
          </table:table-cell>
          <table:table-cell table:style-name="ce25" office:value-type="float" office:value="240" calcext:value-type="float">
            <text:p>240</text:p>
          </table:table-cell>
          <table:table-cell table:style-name="ce25" table:formula="of:=CUSTOMDEZINBIN(MOD([.B242];2048))" office:value-type="string" office:string-value="00011110000" calcext:value-type="string">
            <text:p>00011110000</text:p>
          </table:table-cell>
          <table:table-cell table:formula="of:=DEC2HEX([.B242];3)" office:value-type="string" office:string-value="0F0" calcext:value-type="string">
            <text:p>0F0</text:p>
          </table:table-cell>
          <table:table-cell table:formula="of:=MID([.A242];1;4)" office:value-type="string" office:string-value="bulk" calcext:value-type="string">
            <text:p>bul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ullet</text:p>
          </table:table-cell>
          <table:table-cell table:style-name="ce25" office:value-type="float" office:value="241" calcext:value-type="float">
            <text:p>241</text:p>
          </table:table-cell>
          <table:table-cell table:style-name="ce25" table:formula="of:=CUSTOMDEZINBIN(MOD([.B243];2048))" office:value-type="string" office:string-value="00011110001" calcext:value-type="string">
            <text:p>00011110001</text:p>
          </table:table-cell>
          <table:table-cell table:formula="of:=DEC2HEX([.B243];3)" office:value-type="string" office:string-value="0F1" calcext:value-type="string">
            <text:p>0F1</text:p>
          </table:table-cell>
          <table:table-cell table:formula="of:=MID([.A243];1;4)" office:value-type="string" office:string-value="bull" calcext:value-type="string">
            <text:p>bul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undle</text:p>
          </table:table-cell>
          <table:table-cell table:style-name="ce25" office:value-type="float" office:value="242" calcext:value-type="float">
            <text:p>242</text:p>
          </table:table-cell>
          <table:table-cell table:style-name="ce25" table:formula="of:=CUSTOMDEZINBIN(MOD([.B244];2048))" office:value-type="string" office:string-value="00011110010" calcext:value-type="string">
            <text:p>00011110010</text:p>
          </table:table-cell>
          <table:table-cell table:formula="of:=DEC2HEX([.B244];3)" office:value-type="string" office:string-value="0F2" calcext:value-type="string">
            <text:p>0F2</text:p>
          </table:table-cell>
          <table:table-cell table:formula="of:=MID([.A244];1;4)" office:value-type="string" office:string-value="bund" calcext:value-type="string">
            <text:p>bun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unker</text:p>
          </table:table-cell>
          <table:table-cell table:style-name="ce25" office:value-type="float" office:value="243" calcext:value-type="float">
            <text:p>243</text:p>
          </table:table-cell>
          <table:table-cell table:style-name="ce25" table:formula="of:=CUSTOMDEZINBIN(MOD([.B245];2048))" office:value-type="string" office:string-value="00011110011" calcext:value-type="string">
            <text:p>00011110011</text:p>
          </table:table-cell>
          <table:table-cell table:formula="of:=DEC2HEX([.B245];3)" office:value-type="string" office:string-value="0F3" calcext:value-type="string">
            <text:p>0F3</text:p>
          </table:table-cell>
          <table:table-cell table:formula="of:=MID([.A245];1;4)" office:value-type="string" office:string-value="bunk" calcext:value-type="string">
            <text:p>bun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urden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table:formula="of:=CUSTOMDEZINBIN(MOD([.B246];2048))" office:value-type="string" office:string-value="00011110100" calcext:value-type="string">
            <text:p>00011110100</text:p>
          </table:table-cell>
          <table:table-cell table:formula="of:=DEC2HEX([.B246];3)" office:value-type="string" office:string-value="0F4" calcext:value-type="string">
            <text:p>0F4</text:p>
          </table:table-cell>
          <table:table-cell table:formula="of:=MID([.A246];1;4)" office:value-type="string" office:string-value="burd" calcext:value-type="string">
            <text:p>bur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urger</text:p>
          </table:table-cell>
          <table:table-cell table:style-name="ce25" office:value-type="float" office:value="245" calcext:value-type="float">
            <text:p>245</text:p>
          </table:table-cell>
          <table:table-cell table:style-name="ce25" table:formula="of:=CUSTOMDEZINBIN(MOD([.B247];2048))" office:value-type="string" office:string-value="00011110101" calcext:value-type="string">
            <text:p>00011110101</text:p>
          </table:table-cell>
          <table:table-cell table:formula="of:=DEC2HEX([.B247];3)" office:value-type="string" office:string-value="0F5" calcext:value-type="string">
            <text:p>0F5</text:p>
          </table:table-cell>
          <table:table-cell table:formula="of:=MID([.A247];1;4)" office:value-type="string" office:string-value="burg" calcext:value-type="string">
            <text:p>bur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urst</text:p>
          </table:table-cell>
          <table:table-cell table:style-name="ce25" office:value-type="float" office:value="246" calcext:value-type="float">
            <text:p>246</text:p>
          </table:table-cell>
          <table:table-cell table:style-name="ce25" table:formula="of:=CUSTOMDEZINBIN(MOD([.B248];2048))" office:value-type="string" office:string-value="00011110110" calcext:value-type="string">
            <text:p>00011110110</text:p>
          </table:table-cell>
          <table:table-cell table:formula="of:=DEC2HEX([.B248];3)" office:value-type="string" office:string-value="0F6" calcext:value-type="string">
            <text:p>0F6</text:p>
          </table:table-cell>
          <table:table-cell table:formula="of:=MID([.A248];1;4)" office:value-type="string" office:string-value="burs" calcext:value-type="string">
            <text:p>bur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us</text:p>
          </table:table-cell>
          <table:table-cell table:style-name="ce25" office:value-type="float" office:value="247" calcext:value-type="float">
            <text:p>247</text:p>
          </table:table-cell>
          <table:table-cell table:style-name="ce25" table:formula="of:=CUSTOMDEZINBIN(MOD([.B249];2048))" office:value-type="string" office:string-value="00011110111" calcext:value-type="string">
            <text:p>00011110111</text:p>
          </table:table-cell>
          <table:table-cell table:formula="of:=DEC2HEX([.B249];3)" office:value-type="string" office:string-value="0F7" calcext:value-type="string">
            <text:p>0F7</text:p>
          </table:table-cell>
          <table:table-cell table:formula="of:=MID([.A249];1;4)" office:value-type="string" office:string-value="bus" calcext:value-type="string">
            <text:p>bu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usiness</text:p>
          </table:table-cell>
          <table:table-cell table:style-name="ce25" office:value-type="float" office:value="248" calcext:value-type="float">
            <text:p>248</text:p>
          </table:table-cell>
          <table:table-cell table:style-name="ce25" table:formula="of:=CUSTOMDEZINBIN(MOD([.B250];2048))" office:value-type="string" office:string-value="00011111000" calcext:value-type="string">
            <text:p>00011111000</text:p>
          </table:table-cell>
          <table:table-cell table:formula="of:=DEC2HEX([.B250];3)" office:value-type="string" office:string-value="0F8" calcext:value-type="string">
            <text:p>0F8</text:p>
          </table:table-cell>
          <table:table-cell table:formula="of:=MID([.A250];1;4)" office:value-type="string" office:string-value="busi" calcext:value-type="string">
            <text:p>bus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usy</text:p>
          </table:table-cell>
          <table:table-cell table:style-name="ce25" office:value-type="float" office:value="249" calcext:value-type="float">
            <text:p>249</text:p>
          </table:table-cell>
          <table:table-cell table:style-name="ce25" table:formula="of:=CUSTOMDEZINBIN(MOD([.B251];2048))" office:value-type="string" office:string-value="00011111001" calcext:value-type="string">
            <text:p>00011111001</text:p>
          </table:table-cell>
          <table:table-cell table:formula="of:=DEC2HEX([.B251];3)" office:value-type="string" office:string-value="0F9" calcext:value-type="string">
            <text:p>0F9</text:p>
          </table:table-cell>
          <table:table-cell table:formula="of:=MID([.A251];1;4)" office:value-type="string" office:string-value="busy" calcext:value-type="string">
            <text:p>bus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utter</text:p>
          </table:table-cell>
          <table:table-cell table:style-name="ce25" office:value-type="float" office:value="250" calcext:value-type="float">
            <text:p>250</text:p>
          </table:table-cell>
          <table:table-cell table:style-name="ce25" table:formula="of:=CUSTOMDEZINBIN(MOD([.B252];2048))" office:value-type="string" office:string-value="00011111010" calcext:value-type="string">
            <text:p>00011111010</text:p>
          </table:table-cell>
          <table:table-cell table:formula="of:=DEC2HEX([.B252];3)" office:value-type="string" office:string-value="0FA" calcext:value-type="string">
            <text:p>0FA</text:p>
          </table:table-cell>
          <table:table-cell table:formula="of:=MID([.A252];1;4)" office:value-type="string" office:string-value="butt" calcext:value-type="string">
            <text:p>but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uyer</text:p>
          </table:table-cell>
          <table:table-cell table:style-name="ce25" office:value-type="float" office:value="251" calcext:value-type="float">
            <text:p>251</text:p>
          </table:table-cell>
          <table:table-cell table:style-name="ce25" table:formula="of:=CUSTOMDEZINBIN(MOD([.B253];2048))" office:value-type="string" office:string-value="00011111011" calcext:value-type="string">
            <text:p>00011111011</text:p>
          </table:table-cell>
          <table:table-cell table:formula="of:=DEC2HEX([.B253];3)" office:value-type="string" office:string-value="0FB" calcext:value-type="string">
            <text:p>0FB</text:p>
          </table:table-cell>
          <table:table-cell table:formula="of:=MID([.A253];1;4)" office:value-type="string" office:string-value="buye" calcext:value-type="string">
            <text:p>buy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uzz</text:p>
          </table:table-cell>
          <table:table-cell table:style-name="ce25" office:value-type="float" office:value="252" calcext:value-type="float">
            <text:p>252</text:p>
          </table:table-cell>
          <table:table-cell table:style-name="ce25" table:formula="of:=CUSTOMDEZINBIN(MOD([.B254];2048))" office:value-type="string" office:string-value="00011111100" calcext:value-type="string">
            <text:p>00011111100</text:p>
          </table:table-cell>
          <table:table-cell table:formula="of:=DEC2HEX([.B254];3)" office:value-type="string" office:string-value="0FC" calcext:value-type="string">
            <text:p>0FC</text:p>
          </table:table-cell>
          <table:table-cell table:formula="of:=MID([.A254];1;4)" office:value-type="string" office:string-value="buzz" calcext:value-type="string">
            <text:p>buzz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bbage</text:p>
          </table:table-cell>
          <table:table-cell table:style-name="ce25" office:value-type="float" office:value="253" calcext:value-type="float">
            <text:p>253</text:p>
          </table:table-cell>
          <table:table-cell table:style-name="ce25" table:formula="of:=CUSTOMDEZINBIN(MOD([.B255];2048))" office:value-type="string" office:string-value="00011111101" calcext:value-type="string">
            <text:p>00011111101</text:p>
          </table:table-cell>
          <table:table-cell table:formula="of:=DEC2HEX([.B255];3)" office:value-type="string" office:string-value="0FD" calcext:value-type="string">
            <text:p>0FD</text:p>
          </table:table-cell>
          <table:table-cell table:formula="of:=MID([.A255];1;4)" office:value-type="string" office:string-value="cabb" calcext:value-type="string">
            <text:p>cab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bin</text:p>
          </table:table-cell>
          <table:table-cell table:style-name="ce25" office:value-type="float" office:value="254" calcext:value-type="float">
            <text:p>254</text:p>
          </table:table-cell>
          <table:table-cell table:style-name="ce25" table:formula="of:=CUSTOMDEZINBIN(MOD([.B256];2048))" office:value-type="string" office:string-value="00011111110" calcext:value-type="string">
            <text:p>00011111110</text:p>
          </table:table-cell>
          <table:table-cell table:formula="of:=DEC2HEX([.B256];3)" office:value-type="string" office:string-value="0FE" calcext:value-type="string">
            <text:p>0FE</text:p>
          </table:table-cell>
          <table:table-cell table:formula="of:=MID([.A256];1;4)" office:value-type="string" office:string-value="cabi" calcext:value-type="string">
            <text:p>cab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ble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table:formula="of:=CUSTOMDEZINBIN(MOD([.B257];2048))" office:value-type="string" office:string-value="00011111111" calcext:value-type="string">
            <text:p>00011111111</text:p>
          </table:table-cell>
          <table:table-cell table:formula="of:=DEC2HEX([.B257];3)" office:value-type="string" office:string-value="0FF" calcext:value-type="string">
            <text:p>0FF</text:p>
          </table:table-cell>
          <table:table-cell table:formula="of:=MID([.A257];1;4)" office:value-type="string" office:string-value="cabl" calcext:value-type="string">
            <text:p>cab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ctus</text:p>
          </table:table-cell>
          <table:table-cell table:style-name="ce25" office:value-type="float" office:value="256" calcext:value-type="float">
            <text:p>256</text:p>
          </table:table-cell>
          <table:table-cell table:style-name="ce25" table:formula="of:=CUSTOMDEZINBIN(MOD([.B258];2048))" office:value-type="string" office:string-value="00100000000" calcext:value-type="string">
            <text:p>00100000000</text:p>
          </table:table-cell>
          <table:table-cell table:formula="of:=DEC2HEX([.B258];3)" office:value-type="string" office:string-value="100" calcext:value-type="string">
            <text:p>100</text:p>
          </table:table-cell>
          <table:table-cell table:formula="of:=MID([.A258];1;4)" office:value-type="string" office:string-value="cact" calcext:value-type="string">
            <text:p>cac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ge</text:p>
          </table:table-cell>
          <table:table-cell table:style-name="ce25" office:value-type="float" office:value="257" calcext:value-type="float">
            <text:p>257</text:p>
          </table:table-cell>
          <table:table-cell table:style-name="ce25" table:formula="of:=CUSTOMDEZINBIN(MOD([.B259];2048))" office:value-type="string" office:string-value="00100000001" calcext:value-type="string">
            <text:p>00100000001</text:p>
          </table:table-cell>
          <table:table-cell table:formula="of:=DEC2HEX([.B259];3)" office:value-type="string" office:string-value="101" calcext:value-type="string">
            <text:p>101</text:p>
          </table:table-cell>
          <table:table-cell table:formula="of:=MID([.A259];1;4)" office:value-type="string" office:string-value="cage" calcext:value-type="string">
            <text:p>cag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ke</text:p>
          </table:table-cell>
          <table:table-cell table:style-name="ce25" office:value-type="float" office:value="258" calcext:value-type="float">
            <text:p>258</text:p>
          </table:table-cell>
          <table:table-cell table:style-name="ce25" table:formula="of:=CUSTOMDEZINBIN(MOD([.B260];2048))" office:value-type="string" office:string-value="00100000010" calcext:value-type="string">
            <text:p>00100000010</text:p>
          </table:table-cell>
          <table:table-cell table:formula="of:=DEC2HEX([.B260];3)" office:value-type="string" office:string-value="102" calcext:value-type="string">
            <text:p>102</text:p>
          </table:table-cell>
          <table:table-cell table:formula="of:=MID([.A260];1;4)" office:value-type="string" office:string-value="cake" calcext:value-type="string">
            <text:p>cak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ll</text:p>
          </table:table-cell>
          <table:table-cell table:style-name="ce25" office:value-type="float" office:value="259" calcext:value-type="float">
            <text:p>259</text:p>
          </table:table-cell>
          <table:table-cell table:style-name="ce25" table:formula="of:=CUSTOMDEZINBIN(MOD([.B261];2048))" office:value-type="string" office:string-value="00100000011" calcext:value-type="string">
            <text:p>00100000011</text:p>
          </table:table-cell>
          <table:table-cell table:formula="of:=DEC2HEX([.B261];3)" office:value-type="string" office:string-value="103" calcext:value-type="string">
            <text:p>103</text:p>
          </table:table-cell>
          <table:table-cell table:formula="of:=MID([.A261];1;4)" office:value-type="string" office:string-value="call" calcext:value-type="string">
            <text:p>cal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lm</text:p>
          </table:table-cell>
          <table:table-cell table:style-name="ce25" office:value-type="float" office:value="260" calcext:value-type="float">
            <text:p>260</text:p>
          </table:table-cell>
          <table:table-cell table:style-name="ce25" table:formula="of:=CUSTOMDEZINBIN(MOD([.B262];2048))" office:value-type="string" office:string-value="00100000100" calcext:value-type="string">
            <text:p>00100000100</text:p>
          </table:table-cell>
          <table:table-cell table:formula="of:=DEC2HEX([.B262];3)" office:value-type="string" office:string-value="104" calcext:value-type="string">
            <text:p>104</text:p>
          </table:table-cell>
          <table:table-cell table:formula="of:=MID([.A262];1;4)" office:value-type="string" office:string-value="calm" calcext:value-type="string">
            <text:p>cal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mera</text:p>
          </table:table-cell>
          <table:table-cell table:style-name="ce25" office:value-type="float" office:value="261" calcext:value-type="float">
            <text:p>261</text:p>
          </table:table-cell>
          <table:table-cell table:style-name="ce25" table:formula="of:=CUSTOMDEZINBIN(MOD([.B263];2048))" office:value-type="string" office:string-value="00100000101" calcext:value-type="string">
            <text:p>00100000101</text:p>
          </table:table-cell>
          <table:table-cell table:formula="of:=DEC2HEX([.B263];3)" office:value-type="string" office:string-value="105" calcext:value-type="string">
            <text:p>105</text:p>
          </table:table-cell>
          <table:table-cell table:formula="of:=MID([.A263];1;4)" office:value-type="string" office:string-value="came" calcext:value-type="string">
            <text:p>cam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mp</text:p>
          </table:table-cell>
          <table:table-cell table:style-name="ce25" office:value-type="float" office:value="262" calcext:value-type="float">
            <text:p>262</text:p>
          </table:table-cell>
          <table:table-cell table:style-name="ce25" table:formula="of:=CUSTOMDEZINBIN(MOD([.B264];2048))" office:value-type="string" office:string-value="00100000110" calcext:value-type="string">
            <text:p>00100000110</text:p>
          </table:table-cell>
          <table:table-cell table:formula="of:=DEC2HEX([.B264];3)" office:value-type="string" office:string-value="106" calcext:value-type="string">
            <text:p>106</text:p>
          </table:table-cell>
          <table:table-cell table:formula="of:=MID([.A264];1;4)" office:value-type="string" office:string-value="camp" calcext:value-type="string">
            <text:p>cam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n</text:p>
          </table:table-cell>
          <table:table-cell table:style-name="ce25" office:value-type="float" office:value="263" calcext:value-type="float">
            <text:p>263</text:p>
          </table:table-cell>
          <table:table-cell table:style-name="ce25" table:formula="of:=CUSTOMDEZINBIN(MOD([.B265];2048))" office:value-type="string" office:string-value="00100000111" calcext:value-type="string">
            <text:p>00100000111</text:p>
          </table:table-cell>
          <table:table-cell table:formula="of:=DEC2HEX([.B265];3)" office:value-type="string" office:string-value="107" calcext:value-type="string">
            <text:p>107</text:p>
          </table:table-cell>
          <table:table-cell table:formula="of:=MID([.A265];1;4)" office:value-type="string" office:string-value="can" calcext:value-type="string">
            <text:p>c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nal</text:p>
          </table:table-cell>
          <table:table-cell table:style-name="ce25" office:value-type="float" office:value="264" calcext:value-type="float">
            <text:p>264</text:p>
          </table:table-cell>
          <table:table-cell table:style-name="ce25" table:formula="of:=CUSTOMDEZINBIN(MOD([.B266];2048))" office:value-type="string" office:string-value="00100001000" calcext:value-type="string">
            <text:p>00100001000</text:p>
          </table:table-cell>
          <table:table-cell table:formula="of:=DEC2HEX([.B266];3)" office:value-type="string" office:string-value="108" calcext:value-type="string">
            <text:p>108</text:p>
          </table:table-cell>
          <table:table-cell table:formula="of:=MID([.A266];1;4)" office:value-type="string" office:string-value="cana" calcext:value-type="string">
            <text:p>can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ncel</text:p>
          </table:table-cell>
          <table:table-cell table:style-name="ce25" office:value-type="float" office:value="265" calcext:value-type="float">
            <text:p>265</text:p>
          </table:table-cell>
          <table:table-cell table:style-name="ce25" table:formula="of:=CUSTOMDEZINBIN(MOD([.B267];2048))" office:value-type="string" office:string-value="00100001001" calcext:value-type="string">
            <text:p>00100001001</text:p>
          </table:table-cell>
          <table:table-cell table:formula="of:=DEC2HEX([.B267];3)" office:value-type="string" office:string-value="109" calcext:value-type="string">
            <text:p>109</text:p>
          </table:table-cell>
          <table:table-cell table:formula="of:=MID([.A267];1;4)" office:value-type="string" office:string-value="canc" calcext:value-type="string">
            <text:p>can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ndy</text:p>
          </table:table-cell>
          <table:table-cell table:style-name="ce25" office:value-type="float" office:value="266" calcext:value-type="float">
            <text:p>266</text:p>
          </table:table-cell>
          <table:table-cell table:style-name="ce25" table:formula="of:=CUSTOMDEZINBIN(MOD([.B268];2048))" office:value-type="string" office:string-value="00100001010" calcext:value-type="string">
            <text:p>00100001010</text:p>
          </table:table-cell>
          <table:table-cell table:formula="of:=DEC2HEX([.B268];3)" office:value-type="string" office:string-value="10A" calcext:value-type="string">
            <text:p>10A</text:p>
          </table:table-cell>
          <table:table-cell table:formula="of:=MID([.A268];1;4)" office:value-type="string" office:string-value="cand" calcext:value-type="string">
            <text:p>can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nnon</text:p>
          </table:table-cell>
          <table:table-cell table:style-name="ce25" office:value-type="float" office:value="267" calcext:value-type="float">
            <text:p>267</text:p>
          </table:table-cell>
          <table:table-cell table:style-name="ce25" table:formula="of:=CUSTOMDEZINBIN(MOD([.B269];2048))" office:value-type="string" office:string-value="00100001011" calcext:value-type="string">
            <text:p>00100001011</text:p>
          </table:table-cell>
          <table:table-cell table:formula="of:=DEC2HEX([.B269];3)" office:value-type="string" office:string-value="10B" calcext:value-type="string">
            <text:p>10B</text:p>
          </table:table-cell>
          <table:table-cell table:formula="of:=MID([.A269];1;4)" office:value-type="string" office:string-value="cann" calcext:value-type="string">
            <text:p>can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noe</text:p>
          </table:table-cell>
          <table:table-cell table:style-name="ce25" office:value-type="float" office:value="268" calcext:value-type="float">
            <text:p>268</text:p>
          </table:table-cell>
          <table:table-cell table:style-name="ce25" table:formula="of:=CUSTOMDEZINBIN(MOD([.B270];2048))" office:value-type="string" office:string-value="00100001100" calcext:value-type="string">
            <text:p>00100001100</text:p>
          </table:table-cell>
          <table:table-cell table:formula="of:=DEC2HEX([.B270];3)" office:value-type="string" office:string-value="10C" calcext:value-type="string">
            <text:p>10C</text:p>
          </table:table-cell>
          <table:table-cell table:formula="of:=MID([.A270];1;4)" office:value-type="string" office:string-value="cano" calcext:value-type="string">
            <text:p>can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nvas</text:p>
          </table:table-cell>
          <table:table-cell table:style-name="ce25" office:value-type="float" office:value="269" calcext:value-type="float">
            <text:p>269</text:p>
          </table:table-cell>
          <table:table-cell table:style-name="ce25" table:formula="of:=CUSTOMDEZINBIN(MOD([.B271];2048))" office:value-type="string" office:string-value="00100001101" calcext:value-type="string">
            <text:p>00100001101</text:p>
          </table:table-cell>
          <table:table-cell table:formula="of:=DEC2HEX([.B271];3)" office:value-type="string" office:string-value="10D" calcext:value-type="string">
            <text:p>10D</text:p>
          </table:table-cell>
          <table:table-cell table:formula="of:=MID([.A271];1;4)" office:value-type="string" office:string-value="canv" calcext:value-type="string">
            <text:p>canv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nyon</text:p>
          </table:table-cell>
          <table:table-cell table:style-name="ce25" office:value-type="float" office:value="270" calcext:value-type="float">
            <text:p>270</text:p>
          </table:table-cell>
          <table:table-cell table:style-name="ce25" table:formula="of:=CUSTOMDEZINBIN(MOD([.B272];2048))" office:value-type="string" office:string-value="00100001110" calcext:value-type="string">
            <text:p>00100001110</text:p>
          </table:table-cell>
          <table:table-cell table:formula="of:=DEC2HEX([.B272];3)" office:value-type="string" office:string-value="10E" calcext:value-type="string">
            <text:p>10E</text:p>
          </table:table-cell>
          <table:table-cell table:formula="of:=MID([.A272];1;4)" office:value-type="string" office:string-value="cany" calcext:value-type="string">
            <text:p>can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pable</text:p>
          </table:table-cell>
          <table:table-cell table:style-name="ce25" office:value-type="float" office:value="271" calcext:value-type="float">
            <text:p>271</text:p>
          </table:table-cell>
          <table:table-cell table:style-name="ce25" table:formula="of:=CUSTOMDEZINBIN(MOD([.B273];2048))" office:value-type="string" office:string-value="00100001111" calcext:value-type="string">
            <text:p>00100001111</text:p>
          </table:table-cell>
          <table:table-cell table:formula="of:=DEC2HEX([.B273];3)" office:value-type="string" office:string-value="10F" calcext:value-type="string">
            <text:p>10F</text:p>
          </table:table-cell>
          <table:table-cell table:formula="of:=MID([.A273];1;4)" office:value-type="string" office:string-value="capa" calcext:value-type="string">
            <text:p>cap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pital</text:p>
          </table:table-cell>
          <table:table-cell table:style-name="ce25" office:value-type="float" office:value="272" calcext:value-type="float">
            <text:p>272</text:p>
          </table:table-cell>
          <table:table-cell table:style-name="ce25" table:formula="of:=CUSTOMDEZINBIN(MOD([.B274];2048))" office:value-type="string" office:string-value="00100010000" calcext:value-type="string">
            <text:p>00100010000</text:p>
          </table:table-cell>
          <table:table-cell table:formula="of:=DEC2HEX([.B274];3)" office:value-type="string" office:string-value="110" calcext:value-type="string">
            <text:p>110</text:p>
          </table:table-cell>
          <table:table-cell table:formula="of:=MID([.A274];1;4)" office:value-type="string" office:string-value="capi" calcext:value-type="string">
            <text:p>cap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ptain</text:p>
          </table:table-cell>
          <table:table-cell table:style-name="ce25" office:value-type="float" office:value="273" calcext:value-type="float">
            <text:p>273</text:p>
          </table:table-cell>
          <table:table-cell table:style-name="ce25" table:formula="of:=CUSTOMDEZINBIN(MOD([.B275];2048))" office:value-type="string" office:string-value="00100010001" calcext:value-type="string">
            <text:p>00100010001</text:p>
          </table:table-cell>
          <table:table-cell table:formula="of:=DEC2HEX([.B275];3)" office:value-type="string" office:string-value="111" calcext:value-type="string">
            <text:p>111</text:p>
          </table:table-cell>
          <table:table-cell table:formula="of:=MID([.A275];1;4)" office:value-type="string" office:string-value="capt" calcext:value-type="string">
            <text:p>cap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r</text:p>
          </table:table-cell>
          <table:table-cell table:style-name="ce25" office:value-type="float" office:value="274" calcext:value-type="float">
            <text:p>274</text:p>
          </table:table-cell>
          <table:table-cell table:style-name="ce25" table:formula="of:=CUSTOMDEZINBIN(MOD([.B276];2048))" office:value-type="string" office:string-value="00100010010" calcext:value-type="string">
            <text:p>00100010010</text:p>
          </table:table-cell>
          <table:table-cell table:formula="of:=DEC2HEX([.B276];3)" office:value-type="string" office:string-value="112" calcext:value-type="string">
            <text:p>112</text:p>
          </table:table-cell>
          <table:table-cell table:formula="of:=MID([.A276];1;4)" office:value-type="string" office:string-value="car" calcext:value-type="string">
            <text:p>ca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rbon</text:p>
          </table:table-cell>
          <table:table-cell table:style-name="ce25" office:value-type="float" office:value="275" calcext:value-type="float">
            <text:p>275</text:p>
          </table:table-cell>
          <table:table-cell table:style-name="ce25" table:formula="of:=CUSTOMDEZINBIN(MOD([.B277];2048))" office:value-type="string" office:string-value="00100010011" calcext:value-type="string">
            <text:p>00100010011</text:p>
          </table:table-cell>
          <table:table-cell table:formula="of:=DEC2HEX([.B277];3)" office:value-type="string" office:string-value="113" calcext:value-type="string">
            <text:p>113</text:p>
          </table:table-cell>
          <table:table-cell table:formula="of:=MID([.A277];1;4)" office:value-type="string" office:string-value="carb" calcext:value-type="string">
            <text:p>car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rd</text:p>
          </table:table-cell>
          <table:table-cell table:style-name="ce25" office:value-type="float" office:value="276" calcext:value-type="float">
            <text:p>276</text:p>
          </table:table-cell>
          <table:table-cell table:style-name="ce25" table:formula="of:=CUSTOMDEZINBIN(MOD([.B278];2048))" office:value-type="string" office:string-value="00100010100" calcext:value-type="string">
            <text:p>00100010100</text:p>
          </table:table-cell>
          <table:table-cell table:formula="of:=DEC2HEX([.B278];3)" office:value-type="string" office:string-value="114" calcext:value-type="string">
            <text:p>114</text:p>
          </table:table-cell>
          <table:table-cell table:formula="of:=MID([.A278];1;4)" office:value-type="string" office:string-value="card" calcext:value-type="string">
            <text:p>car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rgo</text:p>
          </table:table-cell>
          <table:table-cell table:style-name="ce25" office:value-type="float" office:value="277" calcext:value-type="float">
            <text:p>277</text:p>
          </table:table-cell>
          <table:table-cell table:style-name="ce25" table:formula="of:=CUSTOMDEZINBIN(MOD([.B279];2048))" office:value-type="string" office:string-value="00100010101" calcext:value-type="string">
            <text:p>00100010101</text:p>
          </table:table-cell>
          <table:table-cell table:formula="of:=DEC2HEX([.B279];3)" office:value-type="string" office:string-value="115" calcext:value-type="string">
            <text:p>115</text:p>
          </table:table-cell>
          <table:table-cell table:formula="of:=MID([.A279];1;4)" office:value-type="string" office:string-value="carg" calcext:value-type="string">
            <text:p>car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rpet</text:p>
          </table:table-cell>
          <table:table-cell table:style-name="ce25" office:value-type="float" office:value="278" calcext:value-type="float">
            <text:p>278</text:p>
          </table:table-cell>
          <table:table-cell table:style-name="ce25" table:formula="of:=CUSTOMDEZINBIN(MOD([.B280];2048))" office:value-type="string" office:string-value="00100010110" calcext:value-type="string">
            <text:p>00100010110</text:p>
          </table:table-cell>
          <table:table-cell table:formula="of:=DEC2HEX([.B280];3)" office:value-type="string" office:string-value="116" calcext:value-type="string">
            <text:p>116</text:p>
          </table:table-cell>
          <table:table-cell table:formula="of:=MID([.A280];1;4)" office:value-type="string" office:string-value="carp" calcext:value-type="string">
            <text:p>car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rry</text:p>
          </table:table-cell>
          <table:table-cell table:style-name="ce25" office:value-type="float" office:value="279" calcext:value-type="float">
            <text:p>279</text:p>
          </table:table-cell>
          <table:table-cell table:style-name="ce25" table:formula="of:=CUSTOMDEZINBIN(MOD([.B281];2048))" office:value-type="string" office:string-value="00100010111" calcext:value-type="string">
            <text:p>00100010111</text:p>
          </table:table-cell>
          <table:table-cell table:formula="of:=DEC2HEX([.B281];3)" office:value-type="string" office:string-value="117" calcext:value-type="string">
            <text:p>117</text:p>
          </table:table-cell>
          <table:table-cell table:formula="of:=MID([.A281];1;4)" office:value-type="string" office:string-value="carr" calcext:value-type="string">
            <text:p>car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rt</text:p>
          </table:table-cell>
          <table:table-cell table:style-name="ce25" office:value-type="float" office:value="280" calcext:value-type="float">
            <text:p>280</text:p>
          </table:table-cell>
          <table:table-cell table:style-name="ce25" table:formula="of:=CUSTOMDEZINBIN(MOD([.B282];2048))" office:value-type="string" office:string-value="00100011000" calcext:value-type="string">
            <text:p>00100011000</text:p>
          </table:table-cell>
          <table:table-cell table:formula="of:=DEC2HEX([.B282];3)" office:value-type="string" office:string-value="118" calcext:value-type="string">
            <text:p>118</text:p>
          </table:table-cell>
          <table:table-cell table:formula="of:=MID([.A282];1;4)" office:value-type="string" office:string-value="cart" calcext:value-type="string">
            <text:p>car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se</text:p>
          </table:table-cell>
          <table:table-cell table:style-name="ce25" office:value-type="float" office:value="281" calcext:value-type="float">
            <text:p>281</text:p>
          </table:table-cell>
          <table:table-cell table:style-name="ce25" table:formula="of:=CUSTOMDEZINBIN(MOD([.B283];2048))" office:value-type="string" office:string-value="00100011001" calcext:value-type="string">
            <text:p>00100011001</text:p>
          </table:table-cell>
          <table:table-cell table:formula="of:=DEC2HEX([.B283];3)" office:value-type="string" office:string-value="119" calcext:value-type="string">
            <text:p>119</text:p>
          </table:table-cell>
          <table:table-cell table:formula="of:=MID([.A283];1;4)" office:value-type="string" office:string-value="case" calcext:value-type="string">
            <text:p>ca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sh</text:p>
          </table:table-cell>
          <table:table-cell table:style-name="ce25" office:value-type="float" office:value="282" calcext:value-type="float">
            <text:p>282</text:p>
          </table:table-cell>
          <table:table-cell table:style-name="ce25" table:formula="of:=CUSTOMDEZINBIN(MOD([.B284];2048))" office:value-type="string" office:string-value="00100011010" calcext:value-type="string">
            <text:p>00100011010</text:p>
          </table:table-cell>
          <table:table-cell table:formula="of:=DEC2HEX([.B284];3)" office:value-type="string" office:string-value="11A" calcext:value-type="string">
            <text:p>11A</text:p>
          </table:table-cell>
          <table:table-cell table:formula="of:=MID([.A284];1;4)" office:value-type="string" office:string-value="cash" calcext:value-type="string">
            <text:p>cas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sino</text:p>
          </table:table-cell>
          <table:table-cell table:style-name="ce25" office:value-type="float" office:value="283" calcext:value-type="float">
            <text:p>283</text:p>
          </table:table-cell>
          <table:table-cell table:style-name="ce25" table:formula="of:=CUSTOMDEZINBIN(MOD([.B285];2048))" office:value-type="string" office:string-value="00100011011" calcext:value-type="string">
            <text:p>00100011011</text:p>
          </table:table-cell>
          <table:table-cell table:formula="of:=DEC2HEX([.B285];3)" office:value-type="string" office:string-value="11B" calcext:value-type="string">
            <text:p>11B</text:p>
          </table:table-cell>
          <table:table-cell table:formula="of:=MID([.A285];1;4)" office:value-type="string" office:string-value="casi" calcext:value-type="string">
            <text:p>cas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stle</text:p>
          </table:table-cell>
          <table:table-cell table:style-name="ce25" office:value-type="float" office:value="284" calcext:value-type="float">
            <text:p>284</text:p>
          </table:table-cell>
          <table:table-cell table:style-name="ce25" table:formula="of:=CUSTOMDEZINBIN(MOD([.B286];2048))" office:value-type="string" office:string-value="00100011100" calcext:value-type="string">
            <text:p>00100011100</text:p>
          </table:table-cell>
          <table:table-cell table:formula="of:=DEC2HEX([.B286];3)" office:value-type="string" office:string-value="11C" calcext:value-type="string">
            <text:p>11C</text:p>
          </table:table-cell>
          <table:table-cell table:formula="of:=MID([.A286];1;4)" office:value-type="string" office:string-value="cast" calcext:value-type="string">
            <text:p>ca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sual</text:p>
          </table:table-cell>
          <table:table-cell table:style-name="ce25" office:value-type="float" office:value="285" calcext:value-type="float">
            <text:p>285</text:p>
          </table:table-cell>
          <table:table-cell table:style-name="ce25" table:formula="of:=CUSTOMDEZINBIN(MOD([.B287];2048))" office:value-type="string" office:string-value="00100011101" calcext:value-type="string">
            <text:p>00100011101</text:p>
          </table:table-cell>
          <table:table-cell table:formula="of:=DEC2HEX([.B287];3)" office:value-type="string" office:string-value="11D" calcext:value-type="string">
            <text:p>11D</text:p>
          </table:table-cell>
          <table:table-cell table:formula="of:=MID([.A287];1;4)" office:value-type="string" office:string-value="casu" calcext:value-type="string">
            <text:p>cas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t</text:p>
          </table:table-cell>
          <table:table-cell table:style-name="ce25" office:value-type="float" office:value="286" calcext:value-type="float">
            <text:p>286</text:p>
          </table:table-cell>
          <table:table-cell table:style-name="ce25" table:formula="of:=CUSTOMDEZINBIN(MOD([.B288];2048))" office:value-type="string" office:string-value="00100011110" calcext:value-type="string">
            <text:p>00100011110</text:p>
          </table:table-cell>
          <table:table-cell table:formula="of:=DEC2HEX([.B288];3)" office:value-type="string" office:string-value="11E" calcext:value-type="string">
            <text:p>11E</text:p>
          </table:table-cell>
          <table:table-cell table:formula="of:=MID([.A288];1;4)" office:value-type="string" office:string-value="cat" calcext:value-type="string">
            <text:p>ca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talog</text:p>
          </table:table-cell>
          <table:table-cell table:style-name="ce25" office:value-type="float" office:value="287" calcext:value-type="float">
            <text:p>287</text:p>
          </table:table-cell>
          <table:table-cell table:style-name="ce25" table:formula="of:=CUSTOMDEZINBIN(MOD([.B289];2048))" office:value-type="string" office:string-value="00100011111" calcext:value-type="string">
            <text:p>00100011111</text:p>
          </table:table-cell>
          <table:table-cell table:formula="of:=DEC2HEX([.B289];3)" office:value-type="string" office:string-value="11F" calcext:value-type="string">
            <text:p>11F</text:p>
          </table:table-cell>
          <table:table-cell table:formula="of:=MID([.A289];1;4)" office:value-type="string" office:string-value="cata" calcext:value-type="string">
            <text:p>cat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tch</text:p>
          </table:table-cell>
          <table:table-cell table:style-name="ce25" office:value-type="float" office:value="288" calcext:value-type="float">
            <text:p>288</text:p>
          </table:table-cell>
          <table:table-cell table:style-name="ce25" table:formula="of:=CUSTOMDEZINBIN(MOD([.B290];2048))" office:value-type="string" office:string-value="00100100000" calcext:value-type="string">
            <text:p>00100100000</text:p>
          </table:table-cell>
          <table:table-cell table:formula="of:=DEC2HEX([.B290];3)" office:value-type="string" office:string-value="120" calcext:value-type="string">
            <text:p>120</text:p>
          </table:table-cell>
          <table:table-cell table:formula="of:=MID([.A290];1;4)" office:value-type="string" office:string-value="catc" calcext:value-type="string">
            <text:p>cat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tegory</text:p>
          </table:table-cell>
          <table:table-cell table:style-name="ce25" office:value-type="float" office:value="289" calcext:value-type="float">
            <text:p>289</text:p>
          </table:table-cell>
          <table:table-cell table:style-name="ce25" table:formula="of:=CUSTOMDEZINBIN(MOD([.B291];2048))" office:value-type="string" office:string-value="00100100001" calcext:value-type="string">
            <text:p>00100100001</text:p>
          </table:table-cell>
          <table:table-cell table:formula="of:=DEC2HEX([.B291];3)" office:value-type="string" office:string-value="121" calcext:value-type="string">
            <text:p>121</text:p>
          </table:table-cell>
          <table:table-cell table:formula="of:=MID([.A291];1;4)" office:value-type="string" office:string-value="cate" calcext:value-type="string">
            <text:p>cat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ttle</text:p>
          </table:table-cell>
          <table:table-cell table:style-name="ce25" office:value-type="float" office:value="290" calcext:value-type="float">
            <text:p>290</text:p>
          </table:table-cell>
          <table:table-cell table:style-name="ce25" table:formula="of:=CUSTOMDEZINBIN(MOD([.B292];2048))" office:value-type="string" office:string-value="00100100010" calcext:value-type="string">
            <text:p>00100100010</text:p>
          </table:table-cell>
          <table:table-cell table:formula="of:=DEC2HEX([.B292];3)" office:value-type="string" office:string-value="122" calcext:value-type="string">
            <text:p>122</text:p>
          </table:table-cell>
          <table:table-cell table:formula="of:=MID([.A292];1;4)" office:value-type="string" office:string-value="catt" calcext:value-type="string">
            <text:p>cat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ught</text:p>
          </table:table-cell>
          <table:table-cell table:style-name="ce25" office:value-type="float" office:value="291" calcext:value-type="float">
            <text:p>291</text:p>
          </table:table-cell>
          <table:table-cell table:style-name="ce25" table:formula="of:=CUSTOMDEZINBIN(MOD([.B293];2048))" office:value-type="string" office:string-value="00100100011" calcext:value-type="string">
            <text:p>00100100011</text:p>
          </table:table-cell>
          <table:table-cell table:formula="of:=DEC2HEX([.B293];3)" office:value-type="string" office:string-value="123" calcext:value-type="string">
            <text:p>123</text:p>
          </table:table-cell>
          <table:table-cell table:formula="of:=MID([.A293];1;4)" office:value-type="string" office:string-value="caug" calcext:value-type="string">
            <text:p>cau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use</text:p>
          </table:table-cell>
          <table:table-cell table:style-name="ce25" office:value-type="float" office:value="292" calcext:value-type="float">
            <text:p>292</text:p>
          </table:table-cell>
          <table:table-cell table:style-name="ce25" table:formula="of:=CUSTOMDEZINBIN(MOD([.B294];2048))" office:value-type="string" office:string-value="00100100100" calcext:value-type="string">
            <text:p>00100100100</text:p>
          </table:table-cell>
          <table:table-cell table:formula="of:=DEC2HEX([.B294];3)" office:value-type="string" office:string-value="124" calcext:value-type="string">
            <text:p>124</text:p>
          </table:table-cell>
          <table:table-cell table:formula="of:=MID([.A294];1;4)" office:value-type="string" office:string-value="caus" calcext:value-type="string">
            <text:p>cau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ution</text:p>
          </table:table-cell>
          <table:table-cell table:style-name="ce25" office:value-type="float" office:value="293" calcext:value-type="float">
            <text:p>293</text:p>
          </table:table-cell>
          <table:table-cell table:style-name="ce25" table:formula="of:=CUSTOMDEZINBIN(MOD([.B295];2048))" office:value-type="string" office:string-value="00100100101" calcext:value-type="string">
            <text:p>00100100101</text:p>
          </table:table-cell>
          <table:table-cell table:formula="of:=DEC2HEX([.B295];3)" office:value-type="string" office:string-value="125" calcext:value-type="string">
            <text:p>125</text:p>
          </table:table-cell>
          <table:table-cell table:formula="of:=MID([.A295];1;4)" office:value-type="string" office:string-value="caut" calcext:value-type="string">
            <text:p>cau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ve</text:p>
          </table:table-cell>
          <table:table-cell table:style-name="ce25" office:value-type="float" office:value="294" calcext:value-type="float">
            <text:p>294</text:p>
          </table:table-cell>
          <table:table-cell table:style-name="ce25" table:formula="of:=CUSTOMDEZINBIN(MOD([.B296];2048))" office:value-type="string" office:string-value="00100100110" calcext:value-type="string">
            <text:p>00100100110</text:p>
          </table:table-cell>
          <table:table-cell table:formula="of:=DEC2HEX([.B296];3)" office:value-type="string" office:string-value="126" calcext:value-type="string">
            <text:p>126</text:p>
          </table:table-cell>
          <table:table-cell table:formula="of:=MID([.A296];1;4)" office:value-type="string" office:string-value="cave" calcext:value-type="string">
            <text:p>cav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eiling</text:p>
          </table:table-cell>
          <table:table-cell table:style-name="ce25" office:value-type="float" office:value="295" calcext:value-type="float">
            <text:p>295</text:p>
          </table:table-cell>
          <table:table-cell table:style-name="ce25" table:formula="of:=CUSTOMDEZINBIN(MOD([.B297];2048))" office:value-type="string" office:string-value="00100100111" calcext:value-type="string">
            <text:p>00100100111</text:p>
          </table:table-cell>
          <table:table-cell table:formula="of:=DEC2HEX([.B297];3)" office:value-type="string" office:string-value="127" calcext:value-type="string">
            <text:p>127</text:p>
          </table:table-cell>
          <table:table-cell table:formula="of:=MID([.A297];1;4)" office:value-type="string" office:string-value="ceil" calcext:value-type="string">
            <text:p>cei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elery</text:p>
          </table:table-cell>
          <table:table-cell table:style-name="ce25" office:value-type="float" office:value="296" calcext:value-type="float">
            <text:p>296</text:p>
          </table:table-cell>
          <table:table-cell table:style-name="ce25" table:formula="of:=CUSTOMDEZINBIN(MOD([.B298];2048))" office:value-type="string" office:string-value="00100101000" calcext:value-type="string">
            <text:p>00100101000</text:p>
          </table:table-cell>
          <table:table-cell table:formula="of:=DEC2HEX([.B298];3)" office:value-type="string" office:string-value="128" calcext:value-type="string">
            <text:p>128</text:p>
          </table:table-cell>
          <table:table-cell table:formula="of:=MID([.A298];1;4)" office:value-type="string" office:string-value="cele" calcext:value-type="string">
            <text:p>cel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ement</text:p>
          </table:table-cell>
          <table:table-cell table:style-name="ce25" office:value-type="float" office:value="297" calcext:value-type="float">
            <text:p>297</text:p>
          </table:table-cell>
          <table:table-cell table:style-name="ce25" table:formula="of:=CUSTOMDEZINBIN(MOD([.B299];2048))" office:value-type="string" office:string-value="00100101001" calcext:value-type="string">
            <text:p>00100101001</text:p>
          </table:table-cell>
          <table:table-cell table:formula="of:=DEC2HEX([.B299];3)" office:value-type="string" office:string-value="129" calcext:value-type="string">
            <text:p>129</text:p>
          </table:table-cell>
          <table:table-cell table:formula="of:=MID([.A299];1;4)" office:value-type="string" office:string-value="ceme" calcext:value-type="string">
            <text:p>cem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ensus</text:p>
          </table:table-cell>
          <table:table-cell table:style-name="ce25" office:value-type="float" office:value="298" calcext:value-type="float">
            <text:p>298</text:p>
          </table:table-cell>
          <table:table-cell table:style-name="ce25" table:formula="of:=CUSTOMDEZINBIN(MOD([.B300];2048))" office:value-type="string" office:string-value="00100101010" calcext:value-type="string">
            <text:p>00100101010</text:p>
          </table:table-cell>
          <table:table-cell table:formula="of:=DEC2HEX([.B300];3)" office:value-type="string" office:string-value="12A" calcext:value-type="string">
            <text:p>12A</text:p>
          </table:table-cell>
          <table:table-cell table:formula="of:=MID([.A300];1;4)" office:value-type="string" office:string-value="cens" calcext:value-type="string">
            <text:p>cen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entury</text:p>
          </table:table-cell>
          <table:table-cell table:style-name="ce25" office:value-type="float" office:value="299" calcext:value-type="float">
            <text:p>299</text:p>
          </table:table-cell>
          <table:table-cell table:style-name="ce25" table:formula="of:=CUSTOMDEZINBIN(MOD([.B301];2048))" office:value-type="string" office:string-value="00100101011" calcext:value-type="string">
            <text:p>00100101011</text:p>
          </table:table-cell>
          <table:table-cell table:formula="of:=DEC2HEX([.B301];3)" office:value-type="string" office:string-value="12B" calcext:value-type="string">
            <text:p>12B</text:p>
          </table:table-cell>
          <table:table-cell table:formula="of:=MID([.A301];1;4)" office:value-type="string" office:string-value="cent" calcext:value-type="string">
            <text:p>cen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ereal</text:p>
          </table:table-cell>
          <table:table-cell table:style-name="ce25" office:value-type="float" office:value="300" calcext:value-type="float">
            <text:p>300</text:p>
          </table:table-cell>
          <table:table-cell table:style-name="ce25" table:formula="of:=CUSTOMDEZINBIN(MOD([.B302];2048))" office:value-type="string" office:string-value="00100101100" calcext:value-type="string">
            <text:p>00100101100</text:p>
          </table:table-cell>
          <table:table-cell table:formula="of:=DEC2HEX([.B302];3)" office:value-type="string" office:string-value="12C" calcext:value-type="string">
            <text:p>12C</text:p>
          </table:table-cell>
          <table:table-cell table:formula="of:=MID([.A302];1;4)" office:value-type="string" office:string-value="cere" calcext:value-type="string">
            <text:p>ce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ertain</text:p>
          </table:table-cell>
          <table:table-cell table:style-name="ce25" office:value-type="float" office:value="301" calcext:value-type="float">
            <text:p>301</text:p>
          </table:table-cell>
          <table:table-cell table:style-name="ce25" table:formula="of:=CUSTOMDEZINBIN(MOD([.B303];2048))" office:value-type="string" office:string-value="00100101101" calcext:value-type="string">
            <text:p>00100101101</text:p>
          </table:table-cell>
          <table:table-cell table:formula="of:=DEC2HEX([.B303];3)" office:value-type="string" office:string-value="12D" calcext:value-type="string">
            <text:p>12D</text:p>
          </table:table-cell>
          <table:table-cell table:formula="of:=MID([.A303];1;4)" office:value-type="string" office:string-value="cert" calcext:value-type="string">
            <text:p>cer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hair</text:p>
          </table:table-cell>
          <table:table-cell table:style-name="ce25" office:value-type="float" office:value="302" calcext:value-type="float">
            <text:p>302</text:p>
          </table:table-cell>
          <table:table-cell table:style-name="ce25" table:formula="of:=CUSTOMDEZINBIN(MOD([.B304];2048))" office:value-type="string" office:string-value="00100101110" calcext:value-type="string">
            <text:p>00100101110</text:p>
          </table:table-cell>
          <table:table-cell table:formula="of:=DEC2HEX([.B304];3)" office:value-type="string" office:string-value="12E" calcext:value-type="string">
            <text:p>12E</text:p>
          </table:table-cell>
          <table:table-cell table:formula="of:=MID([.A304];1;4)" office:value-type="string" office:string-value="chai" calcext:value-type="string">
            <text:p>cha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halk</text:p>
          </table:table-cell>
          <table:table-cell table:style-name="ce25" office:value-type="float" office:value="303" calcext:value-type="float">
            <text:p>303</text:p>
          </table:table-cell>
          <table:table-cell table:style-name="ce25" table:formula="of:=CUSTOMDEZINBIN(MOD([.B305];2048))" office:value-type="string" office:string-value="00100101111" calcext:value-type="string">
            <text:p>00100101111</text:p>
          </table:table-cell>
          <table:table-cell table:formula="of:=DEC2HEX([.B305];3)" office:value-type="string" office:string-value="12F" calcext:value-type="string">
            <text:p>12F</text:p>
          </table:table-cell>
          <table:table-cell table:formula="of:=MID([.A305];1;4)" office:value-type="string" office:string-value="chal" calcext:value-type="string">
            <text:p>cha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hampion</text:p>
          </table:table-cell>
          <table:table-cell table:style-name="ce25" office:value-type="float" office:value="304" calcext:value-type="float">
            <text:p>304</text:p>
          </table:table-cell>
          <table:table-cell table:style-name="ce25" table:formula="of:=CUSTOMDEZINBIN(MOD([.B306];2048))" office:value-type="string" office:string-value="00100110000" calcext:value-type="string">
            <text:p>00100110000</text:p>
          </table:table-cell>
          <table:table-cell table:formula="of:=DEC2HEX([.B306];3)" office:value-type="string" office:string-value="130" calcext:value-type="string">
            <text:p>130</text:p>
          </table:table-cell>
          <table:table-cell table:formula="of:=MID([.A306];1;4)" office:value-type="string" office:string-value="cham" calcext:value-type="string">
            <text:p>cha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hange</text:p>
          </table:table-cell>
          <table:table-cell table:style-name="ce25" office:value-type="float" office:value="305" calcext:value-type="float">
            <text:p>305</text:p>
          </table:table-cell>
          <table:table-cell table:style-name="ce25" table:formula="of:=CUSTOMDEZINBIN(MOD([.B307];2048))" office:value-type="string" office:string-value="00100110001" calcext:value-type="string">
            <text:p>00100110001</text:p>
          </table:table-cell>
          <table:table-cell table:formula="of:=DEC2HEX([.B307];3)" office:value-type="string" office:string-value="131" calcext:value-type="string">
            <text:p>131</text:p>
          </table:table-cell>
          <table:table-cell table:formula="of:=MID([.A307];1;4)" office:value-type="string" office:string-value="chan" calcext:value-type="string">
            <text:p>ch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haos</text:p>
          </table:table-cell>
          <table:table-cell table:style-name="ce25" office:value-type="float" office:value="306" calcext:value-type="float">
            <text:p>306</text:p>
          </table:table-cell>
          <table:table-cell table:style-name="ce25" table:formula="of:=CUSTOMDEZINBIN(MOD([.B308];2048))" office:value-type="string" office:string-value="00100110010" calcext:value-type="string">
            <text:p>00100110010</text:p>
          </table:table-cell>
          <table:table-cell table:formula="of:=DEC2HEX([.B308];3)" office:value-type="string" office:string-value="132" calcext:value-type="string">
            <text:p>132</text:p>
          </table:table-cell>
          <table:table-cell table:formula="of:=MID([.A308];1;4)" office:value-type="string" office:string-value="chao" calcext:value-type="string">
            <text:p>cha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hapter</text:p>
          </table:table-cell>
          <table:table-cell table:style-name="ce25" office:value-type="float" office:value="307" calcext:value-type="float">
            <text:p>307</text:p>
          </table:table-cell>
          <table:table-cell table:style-name="ce25" table:formula="of:=CUSTOMDEZINBIN(MOD([.B309];2048))" office:value-type="string" office:string-value="00100110011" calcext:value-type="string">
            <text:p>00100110011</text:p>
          </table:table-cell>
          <table:table-cell table:formula="of:=DEC2HEX([.B309];3)" office:value-type="string" office:string-value="133" calcext:value-type="string">
            <text:p>133</text:p>
          </table:table-cell>
          <table:table-cell table:formula="of:=MID([.A309];1;4)" office:value-type="string" office:string-value="chap" calcext:value-type="string">
            <text:p>cha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harge</text:p>
          </table:table-cell>
          <table:table-cell table:style-name="ce25" office:value-type="float" office:value="308" calcext:value-type="float">
            <text:p>308</text:p>
          </table:table-cell>
          <table:table-cell table:style-name="ce25" table:formula="of:=CUSTOMDEZINBIN(MOD([.B310];2048))" office:value-type="string" office:string-value="00100110100" calcext:value-type="string">
            <text:p>00100110100</text:p>
          </table:table-cell>
          <table:table-cell table:formula="of:=DEC2HEX([.B310];3)" office:value-type="string" office:string-value="134" calcext:value-type="string">
            <text:p>134</text:p>
          </table:table-cell>
          <table:table-cell table:formula="of:=MID([.A310];1;4)" office:value-type="string" office:string-value="char" calcext:value-type="string">
            <text:p>cha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hase</text:p>
          </table:table-cell>
          <table:table-cell table:style-name="ce25" office:value-type="float" office:value="309" calcext:value-type="float">
            <text:p>309</text:p>
          </table:table-cell>
          <table:table-cell table:style-name="ce25" table:formula="of:=CUSTOMDEZINBIN(MOD([.B311];2048))" office:value-type="string" office:string-value="00100110101" calcext:value-type="string">
            <text:p>00100110101</text:p>
          </table:table-cell>
          <table:table-cell table:formula="of:=DEC2HEX([.B311];3)" office:value-type="string" office:string-value="135" calcext:value-type="string">
            <text:p>135</text:p>
          </table:table-cell>
          <table:table-cell table:formula="of:=MID([.A311];1;4)" office:value-type="string" office:string-value="chas" calcext:value-type="string">
            <text:p>cha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hat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table:formula="of:=CUSTOMDEZINBIN(MOD([.B312];2048))" office:value-type="string" office:string-value="00100110110" calcext:value-type="string">
            <text:p>00100110110</text:p>
          </table:table-cell>
          <table:table-cell table:formula="of:=DEC2HEX([.B312];3)" office:value-type="string" office:string-value="136" calcext:value-type="string">
            <text:p>136</text:p>
          </table:table-cell>
          <table:table-cell table:formula="of:=MID([.A312];1;4)" office:value-type="string" office:string-value="chat" calcext:value-type="string">
            <text:p>cha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heap</text:p>
          </table:table-cell>
          <table:table-cell table:style-name="ce25" office:value-type="float" office:value="311" calcext:value-type="float">
            <text:p>311</text:p>
          </table:table-cell>
          <table:table-cell table:style-name="ce25" table:formula="of:=CUSTOMDEZINBIN(MOD([.B313];2048))" office:value-type="string" office:string-value="00100110111" calcext:value-type="string">
            <text:p>00100110111</text:p>
          </table:table-cell>
          <table:table-cell table:formula="of:=DEC2HEX([.B313];3)" office:value-type="string" office:string-value="137" calcext:value-type="string">
            <text:p>137</text:p>
          </table:table-cell>
          <table:table-cell table:formula="of:=MID([.A313];1;4)" office:value-type="string" office:string-value="chea" calcext:value-type="string">
            <text:p>che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heck</text:p>
          </table:table-cell>
          <table:table-cell table:style-name="ce25" office:value-type="float" office:value="312" calcext:value-type="float">
            <text:p>312</text:p>
          </table:table-cell>
          <table:table-cell table:style-name="ce25" table:formula="of:=CUSTOMDEZINBIN(MOD([.B314];2048))" office:value-type="string" office:string-value="00100111000" calcext:value-type="string">
            <text:p>00100111000</text:p>
          </table:table-cell>
          <table:table-cell table:formula="of:=DEC2HEX([.B314];3)" office:value-type="string" office:string-value="138" calcext:value-type="string">
            <text:p>138</text:p>
          </table:table-cell>
          <table:table-cell table:formula="of:=MID([.A314];1;4)" office:value-type="string" office:string-value="chec" calcext:value-type="string">
            <text:p>che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heese</text:p>
          </table:table-cell>
          <table:table-cell table:style-name="ce25" office:value-type="float" office:value="313" calcext:value-type="float">
            <text:p>313</text:p>
          </table:table-cell>
          <table:table-cell table:style-name="ce25" table:formula="of:=CUSTOMDEZINBIN(MOD([.B315];2048))" office:value-type="string" office:string-value="00100111001" calcext:value-type="string">
            <text:p>00100111001</text:p>
          </table:table-cell>
          <table:table-cell table:formula="of:=DEC2HEX([.B315];3)" office:value-type="string" office:string-value="139" calcext:value-type="string">
            <text:p>139</text:p>
          </table:table-cell>
          <table:table-cell table:formula="of:=MID([.A315];1;4)" office:value-type="string" office:string-value="chee" calcext:value-type="string">
            <text:p>che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hef</text:p>
          </table:table-cell>
          <table:table-cell table:style-name="ce25" office:value-type="float" office:value="314" calcext:value-type="float">
            <text:p>314</text:p>
          </table:table-cell>
          <table:table-cell table:style-name="ce25" table:formula="of:=CUSTOMDEZINBIN(MOD([.B316];2048))" office:value-type="string" office:string-value="00100111010" calcext:value-type="string">
            <text:p>00100111010</text:p>
          </table:table-cell>
          <table:table-cell table:formula="of:=DEC2HEX([.B316];3)" office:value-type="string" office:string-value="13A" calcext:value-type="string">
            <text:p>13A</text:p>
          </table:table-cell>
          <table:table-cell table:formula="of:=MID([.A316];1;4)" office:value-type="string" office:string-value="chef" calcext:value-type="string">
            <text:p>che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herry</text:p>
          </table:table-cell>
          <table:table-cell table:style-name="ce25" office:value-type="float" office:value="315" calcext:value-type="float">
            <text:p>315</text:p>
          </table:table-cell>
          <table:table-cell table:style-name="ce25" table:formula="of:=CUSTOMDEZINBIN(MOD([.B317];2048))" office:value-type="string" office:string-value="00100111011" calcext:value-type="string">
            <text:p>00100111011</text:p>
          </table:table-cell>
          <table:table-cell table:formula="of:=DEC2HEX([.B317];3)" office:value-type="string" office:string-value="13B" calcext:value-type="string">
            <text:p>13B</text:p>
          </table:table-cell>
          <table:table-cell table:formula="of:=MID([.A317];1;4)" office:value-type="string" office:string-value="cher" calcext:value-type="string">
            <text:p>che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hest</text:p>
          </table:table-cell>
          <table:table-cell table:style-name="ce25" office:value-type="float" office:value="316" calcext:value-type="float">
            <text:p>316</text:p>
          </table:table-cell>
          <table:table-cell table:style-name="ce25" table:formula="of:=CUSTOMDEZINBIN(MOD([.B318];2048))" office:value-type="string" office:string-value="00100111100" calcext:value-type="string">
            <text:p>00100111100</text:p>
          </table:table-cell>
          <table:table-cell table:formula="of:=DEC2HEX([.B318];3)" office:value-type="string" office:string-value="13C" calcext:value-type="string">
            <text:p>13C</text:p>
          </table:table-cell>
          <table:table-cell table:formula="of:=MID([.A318];1;4)" office:value-type="string" office:string-value="ches" calcext:value-type="string">
            <text:p>che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hicken</text:p>
          </table:table-cell>
          <table:table-cell table:style-name="ce25" office:value-type="float" office:value="317" calcext:value-type="float">
            <text:p>317</text:p>
          </table:table-cell>
          <table:table-cell table:style-name="ce25" table:formula="of:=CUSTOMDEZINBIN(MOD([.B319];2048))" office:value-type="string" office:string-value="00100111101" calcext:value-type="string">
            <text:p>00100111101</text:p>
          </table:table-cell>
          <table:table-cell table:formula="of:=DEC2HEX([.B319];3)" office:value-type="string" office:string-value="13D" calcext:value-type="string">
            <text:p>13D</text:p>
          </table:table-cell>
          <table:table-cell table:formula="of:=MID([.A319];1;4)" office:value-type="string" office:string-value="chic" calcext:value-type="string">
            <text:p>chi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hief</text:p>
          </table:table-cell>
          <table:table-cell table:style-name="ce25" office:value-type="float" office:value="318" calcext:value-type="float">
            <text:p>318</text:p>
          </table:table-cell>
          <table:table-cell table:style-name="ce25" table:formula="of:=CUSTOMDEZINBIN(MOD([.B320];2048))" office:value-type="string" office:string-value="00100111110" calcext:value-type="string">
            <text:p>00100111110</text:p>
          </table:table-cell>
          <table:table-cell table:formula="of:=DEC2HEX([.B320];3)" office:value-type="string" office:string-value="13E" calcext:value-type="string">
            <text:p>13E</text:p>
          </table:table-cell>
          <table:table-cell table:formula="of:=MID([.A320];1;4)" office:value-type="string" office:string-value="chie" calcext:value-type="string">
            <text:p>chi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hild</text:p>
          </table:table-cell>
          <table:table-cell table:style-name="ce25" office:value-type="float" office:value="319" calcext:value-type="float">
            <text:p>319</text:p>
          </table:table-cell>
          <table:table-cell table:style-name="ce25" table:formula="of:=CUSTOMDEZINBIN(MOD([.B321];2048))" office:value-type="string" office:string-value="00100111111" calcext:value-type="string">
            <text:p>00100111111</text:p>
          </table:table-cell>
          <table:table-cell table:formula="of:=DEC2HEX([.B321];3)" office:value-type="string" office:string-value="13F" calcext:value-type="string">
            <text:p>13F</text:p>
          </table:table-cell>
          <table:table-cell table:formula="of:=MID([.A321];1;4)" office:value-type="string" office:string-value="chil" calcext:value-type="string">
            <text:p>chi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himney</text:p>
          </table:table-cell>
          <table:table-cell table:style-name="ce25" office:value-type="float" office:value="320" calcext:value-type="float">
            <text:p>320</text:p>
          </table:table-cell>
          <table:table-cell table:style-name="ce25" table:formula="of:=CUSTOMDEZINBIN(MOD([.B322];2048))" office:value-type="string" office:string-value="00101000000" calcext:value-type="string">
            <text:p>00101000000</text:p>
          </table:table-cell>
          <table:table-cell table:formula="of:=DEC2HEX([.B322];3)" office:value-type="string" office:string-value="140" calcext:value-type="string">
            <text:p>140</text:p>
          </table:table-cell>
          <table:table-cell table:formula="of:=MID([.A322];1;4)" office:value-type="string" office:string-value="chim" calcext:value-type="string">
            <text:p>chi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hoice</text:p>
          </table:table-cell>
          <table:table-cell table:style-name="ce25" office:value-type="float" office:value="321" calcext:value-type="float">
            <text:p>321</text:p>
          </table:table-cell>
          <table:table-cell table:style-name="ce25" table:formula="of:=CUSTOMDEZINBIN(MOD([.B323];2048))" office:value-type="string" office:string-value="00101000001" calcext:value-type="string">
            <text:p>00101000001</text:p>
          </table:table-cell>
          <table:table-cell table:formula="of:=DEC2HEX([.B323];3)" office:value-type="string" office:string-value="141" calcext:value-type="string">
            <text:p>141</text:p>
          </table:table-cell>
          <table:table-cell table:formula="of:=MID([.A323];1;4)" office:value-type="string" office:string-value="choi" calcext:value-type="string">
            <text:p>cho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hoose</text:p>
          </table:table-cell>
          <table:table-cell table:style-name="ce25" office:value-type="float" office:value="322" calcext:value-type="float">
            <text:p>322</text:p>
          </table:table-cell>
          <table:table-cell table:style-name="ce25" table:formula="of:=CUSTOMDEZINBIN(MOD([.B324];2048))" office:value-type="string" office:string-value="00101000010" calcext:value-type="string">
            <text:p>00101000010</text:p>
          </table:table-cell>
          <table:table-cell table:formula="of:=DEC2HEX([.B324];3)" office:value-type="string" office:string-value="142" calcext:value-type="string">
            <text:p>142</text:p>
          </table:table-cell>
          <table:table-cell table:formula="of:=MID([.A324];1;4)" office:value-type="string" office:string-value="choo" calcext:value-type="string">
            <text:p>cho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hronic</text:p>
          </table:table-cell>
          <table:table-cell table:style-name="ce25" office:value-type="float" office:value="323" calcext:value-type="float">
            <text:p>323</text:p>
          </table:table-cell>
          <table:table-cell table:style-name="ce25" table:formula="of:=CUSTOMDEZINBIN(MOD([.B325];2048))" office:value-type="string" office:string-value="00101000011" calcext:value-type="string">
            <text:p>00101000011</text:p>
          </table:table-cell>
          <table:table-cell table:formula="of:=DEC2HEX([.B325];3)" office:value-type="string" office:string-value="143" calcext:value-type="string">
            <text:p>143</text:p>
          </table:table-cell>
          <table:table-cell table:formula="of:=MID([.A325];1;4)" office:value-type="string" office:string-value="chro" calcext:value-type="string">
            <text:p>chr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huckle</text:p>
          </table:table-cell>
          <table:table-cell table:style-name="ce25" office:value-type="float" office:value="324" calcext:value-type="float">
            <text:p>324</text:p>
          </table:table-cell>
          <table:table-cell table:style-name="ce25" table:formula="of:=CUSTOMDEZINBIN(MOD([.B326];2048))" office:value-type="string" office:string-value="00101000100" calcext:value-type="string">
            <text:p>00101000100</text:p>
          </table:table-cell>
          <table:table-cell table:formula="of:=DEC2HEX([.B326];3)" office:value-type="string" office:string-value="144" calcext:value-type="string">
            <text:p>144</text:p>
          </table:table-cell>
          <table:table-cell table:formula="of:=MID([.A326];1;4)" office:value-type="string" office:string-value="chuc" calcext:value-type="string">
            <text:p>chu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hunk</text:p>
          </table:table-cell>
          <table:table-cell table:style-name="ce25" office:value-type="float" office:value="325" calcext:value-type="float">
            <text:p>325</text:p>
          </table:table-cell>
          <table:table-cell table:style-name="ce25" table:formula="of:=CUSTOMDEZINBIN(MOD([.B327];2048))" office:value-type="string" office:string-value="00101000101" calcext:value-type="string">
            <text:p>00101000101</text:p>
          </table:table-cell>
          <table:table-cell table:formula="of:=DEC2HEX([.B327];3)" office:value-type="string" office:string-value="145" calcext:value-type="string">
            <text:p>145</text:p>
          </table:table-cell>
          <table:table-cell table:formula="of:=MID([.A327];1;4)" office:value-type="string" office:string-value="chun" calcext:value-type="string">
            <text:p>chu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hurn</text:p>
          </table:table-cell>
          <table:table-cell table:style-name="ce25" office:value-type="float" office:value="326" calcext:value-type="float">
            <text:p>326</text:p>
          </table:table-cell>
          <table:table-cell table:style-name="ce25" table:formula="of:=CUSTOMDEZINBIN(MOD([.B328];2048))" office:value-type="string" office:string-value="00101000110" calcext:value-type="string">
            <text:p>00101000110</text:p>
          </table:table-cell>
          <table:table-cell table:formula="of:=DEC2HEX([.B328];3)" office:value-type="string" office:string-value="146" calcext:value-type="string">
            <text:p>146</text:p>
          </table:table-cell>
          <table:table-cell table:formula="of:=MID([.A328];1;4)" office:value-type="string" office:string-value="chur" calcext:value-type="string">
            <text:p>chu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igar</text:p>
          </table:table-cell>
          <table:table-cell table:style-name="ce25" office:value-type="float" office:value="327" calcext:value-type="float">
            <text:p>327</text:p>
          </table:table-cell>
          <table:table-cell table:style-name="ce25" table:formula="of:=CUSTOMDEZINBIN(MOD([.B329];2048))" office:value-type="string" office:string-value="00101000111" calcext:value-type="string">
            <text:p>00101000111</text:p>
          </table:table-cell>
          <table:table-cell table:formula="of:=DEC2HEX([.B329];3)" office:value-type="string" office:string-value="147" calcext:value-type="string">
            <text:p>147</text:p>
          </table:table-cell>
          <table:table-cell table:formula="of:=MID([.A329];1;4)" office:value-type="string" office:string-value="ciga" calcext:value-type="string">
            <text:p>cig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innamon</text:p>
          </table:table-cell>
          <table:table-cell table:style-name="ce25" office:value-type="float" office:value="328" calcext:value-type="float">
            <text:p>328</text:p>
          </table:table-cell>
          <table:table-cell table:style-name="ce25" table:formula="of:=CUSTOMDEZINBIN(MOD([.B330];2048))" office:value-type="string" office:string-value="00101001000" calcext:value-type="string">
            <text:p>00101001000</text:p>
          </table:table-cell>
          <table:table-cell table:formula="of:=DEC2HEX([.B330];3)" office:value-type="string" office:string-value="148" calcext:value-type="string">
            <text:p>148</text:p>
          </table:table-cell>
          <table:table-cell table:formula="of:=MID([.A330];1;4)" office:value-type="string" office:string-value="cinn" calcext:value-type="string">
            <text:p>cin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ircle</text:p>
          </table:table-cell>
          <table:table-cell table:style-name="ce25" office:value-type="float" office:value="329" calcext:value-type="float">
            <text:p>329</text:p>
          </table:table-cell>
          <table:table-cell table:style-name="ce25" table:formula="of:=CUSTOMDEZINBIN(MOD([.B331];2048))" office:value-type="string" office:string-value="00101001001" calcext:value-type="string">
            <text:p>00101001001</text:p>
          </table:table-cell>
          <table:table-cell table:formula="of:=DEC2HEX([.B331];3)" office:value-type="string" office:string-value="149" calcext:value-type="string">
            <text:p>149</text:p>
          </table:table-cell>
          <table:table-cell table:formula="of:=MID([.A331];1;4)" office:value-type="string" office:string-value="circ" calcext:value-type="string">
            <text:p>cir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itizen</text:p>
          </table:table-cell>
          <table:table-cell table:style-name="ce25" office:value-type="float" office:value="330" calcext:value-type="float">
            <text:p>330</text:p>
          </table:table-cell>
          <table:table-cell table:style-name="ce25" table:formula="of:=CUSTOMDEZINBIN(MOD([.B332];2048))" office:value-type="string" office:string-value="00101001010" calcext:value-type="string">
            <text:p>00101001010</text:p>
          </table:table-cell>
          <table:table-cell table:formula="of:=DEC2HEX([.B332];3)" office:value-type="string" office:string-value="14A" calcext:value-type="string">
            <text:p>14A</text:p>
          </table:table-cell>
          <table:table-cell table:formula="of:=MID([.A332];1;4)" office:value-type="string" office:string-value="citi" calcext:value-type="string">
            <text:p>cit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ity</text:p>
          </table:table-cell>
          <table:table-cell table:style-name="ce25" office:value-type="float" office:value="331" calcext:value-type="float">
            <text:p>331</text:p>
          </table:table-cell>
          <table:table-cell table:style-name="ce25" table:formula="of:=CUSTOMDEZINBIN(MOD([.B333];2048))" office:value-type="string" office:string-value="00101001011" calcext:value-type="string">
            <text:p>00101001011</text:p>
          </table:table-cell>
          <table:table-cell table:formula="of:=DEC2HEX([.B333];3)" office:value-type="string" office:string-value="14B" calcext:value-type="string">
            <text:p>14B</text:p>
          </table:table-cell>
          <table:table-cell table:formula="of:=MID([.A333];1;4)" office:value-type="string" office:string-value="city" calcext:value-type="string">
            <text:p>cit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ivil</text:p>
          </table:table-cell>
          <table:table-cell table:style-name="ce25" office:value-type="float" office:value="332" calcext:value-type="float">
            <text:p>332</text:p>
          </table:table-cell>
          <table:table-cell table:style-name="ce25" table:formula="of:=CUSTOMDEZINBIN(MOD([.B334];2048))" office:value-type="string" office:string-value="00101001100" calcext:value-type="string">
            <text:p>00101001100</text:p>
          </table:table-cell>
          <table:table-cell table:formula="of:=DEC2HEX([.B334];3)" office:value-type="string" office:string-value="14C" calcext:value-type="string">
            <text:p>14C</text:p>
          </table:table-cell>
          <table:table-cell table:formula="of:=MID([.A334];1;4)" office:value-type="string" office:string-value="civi" calcext:value-type="string">
            <text:p>civ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laim</text:p>
          </table:table-cell>
          <table:table-cell table:style-name="ce25" office:value-type="float" office:value="333" calcext:value-type="float">
            <text:p>333</text:p>
          </table:table-cell>
          <table:table-cell table:style-name="ce25" table:formula="of:=CUSTOMDEZINBIN(MOD([.B335];2048))" office:value-type="string" office:string-value="00101001101" calcext:value-type="string">
            <text:p>00101001101</text:p>
          </table:table-cell>
          <table:table-cell table:formula="of:=DEC2HEX([.B335];3)" office:value-type="string" office:string-value="14D" calcext:value-type="string">
            <text:p>14D</text:p>
          </table:table-cell>
          <table:table-cell table:formula="of:=MID([.A335];1;4)" office:value-type="string" office:string-value="clai" calcext:value-type="string">
            <text:p>cla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lap</text:p>
          </table:table-cell>
          <table:table-cell table:style-name="ce25" office:value-type="float" office:value="334" calcext:value-type="float">
            <text:p>334</text:p>
          </table:table-cell>
          <table:table-cell table:style-name="ce25" table:formula="of:=CUSTOMDEZINBIN(MOD([.B336];2048))" office:value-type="string" office:string-value="00101001110" calcext:value-type="string">
            <text:p>00101001110</text:p>
          </table:table-cell>
          <table:table-cell table:formula="of:=DEC2HEX([.B336];3)" office:value-type="string" office:string-value="14E" calcext:value-type="string">
            <text:p>14E</text:p>
          </table:table-cell>
          <table:table-cell table:formula="of:=MID([.A336];1;4)" office:value-type="string" office:string-value="clap" calcext:value-type="string">
            <text:p>cla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larify</text:p>
          </table:table-cell>
          <table:table-cell table:style-name="ce25" office:value-type="float" office:value="335" calcext:value-type="float">
            <text:p>335</text:p>
          </table:table-cell>
          <table:table-cell table:style-name="ce25" table:formula="of:=CUSTOMDEZINBIN(MOD([.B337];2048))" office:value-type="string" office:string-value="00101001111" calcext:value-type="string">
            <text:p>00101001111</text:p>
          </table:table-cell>
          <table:table-cell table:formula="of:=DEC2HEX([.B337];3)" office:value-type="string" office:string-value="14F" calcext:value-type="string">
            <text:p>14F</text:p>
          </table:table-cell>
          <table:table-cell table:formula="of:=MID([.A337];1;4)" office:value-type="string" office:string-value="clar" calcext:value-type="string">
            <text:p>cla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law</text:p>
          </table:table-cell>
          <table:table-cell table:style-name="ce25" office:value-type="float" office:value="336" calcext:value-type="float">
            <text:p>336</text:p>
          </table:table-cell>
          <table:table-cell table:style-name="ce25" table:formula="of:=CUSTOMDEZINBIN(MOD([.B338];2048))" office:value-type="string" office:string-value="00101010000" calcext:value-type="string">
            <text:p>00101010000</text:p>
          </table:table-cell>
          <table:table-cell table:formula="of:=DEC2HEX([.B338];3)" office:value-type="string" office:string-value="150" calcext:value-type="string">
            <text:p>150</text:p>
          </table:table-cell>
          <table:table-cell table:formula="of:=MID([.A338];1;4)" office:value-type="string" office:string-value="claw" calcext:value-type="string">
            <text:p>claw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lay</text:p>
          </table:table-cell>
          <table:table-cell table:style-name="ce25" office:value-type="float" office:value="337" calcext:value-type="float">
            <text:p>337</text:p>
          </table:table-cell>
          <table:table-cell table:style-name="ce25" table:formula="of:=CUSTOMDEZINBIN(MOD([.B339];2048))" office:value-type="string" office:string-value="00101010001" calcext:value-type="string">
            <text:p>00101010001</text:p>
          </table:table-cell>
          <table:table-cell table:formula="of:=DEC2HEX([.B339];3)" office:value-type="string" office:string-value="151" calcext:value-type="string">
            <text:p>151</text:p>
          </table:table-cell>
          <table:table-cell table:formula="of:=MID([.A339];1;4)" office:value-type="string" office:string-value="clay" calcext:value-type="string">
            <text:p>cla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lean</text:p>
          </table:table-cell>
          <table:table-cell table:style-name="ce25" office:value-type="float" office:value="338" calcext:value-type="float">
            <text:p>338</text:p>
          </table:table-cell>
          <table:table-cell table:style-name="ce25" table:formula="of:=CUSTOMDEZINBIN(MOD([.B340];2048))" office:value-type="string" office:string-value="00101010010" calcext:value-type="string">
            <text:p>00101010010</text:p>
          </table:table-cell>
          <table:table-cell table:formula="of:=DEC2HEX([.B340];3)" office:value-type="string" office:string-value="152" calcext:value-type="string">
            <text:p>152</text:p>
          </table:table-cell>
          <table:table-cell table:formula="of:=MID([.A340];1;4)" office:value-type="string" office:string-value="clea" calcext:value-type="string">
            <text:p>cle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lerk</text:p>
          </table:table-cell>
          <table:table-cell table:style-name="ce25" office:value-type="float" office:value="339" calcext:value-type="float">
            <text:p>339</text:p>
          </table:table-cell>
          <table:table-cell table:style-name="ce25" table:formula="of:=CUSTOMDEZINBIN(MOD([.B341];2048))" office:value-type="string" office:string-value="00101010011" calcext:value-type="string">
            <text:p>00101010011</text:p>
          </table:table-cell>
          <table:table-cell table:formula="of:=DEC2HEX([.B341];3)" office:value-type="string" office:string-value="153" calcext:value-type="string">
            <text:p>153</text:p>
          </table:table-cell>
          <table:table-cell table:formula="of:=MID([.A341];1;4)" office:value-type="string" office:string-value="cler" calcext:value-type="string">
            <text:p>cle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lever</text:p>
          </table:table-cell>
          <table:table-cell table:style-name="ce25" office:value-type="float" office:value="340" calcext:value-type="float">
            <text:p>340</text:p>
          </table:table-cell>
          <table:table-cell table:style-name="ce25" table:formula="of:=CUSTOMDEZINBIN(MOD([.B342];2048))" office:value-type="string" office:string-value="00101010100" calcext:value-type="string">
            <text:p>00101010100</text:p>
          </table:table-cell>
          <table:table-cell table:formula="of:=DEC2HEX([.B342];3)" office:value-type="string" office:string-value="154" calcext:value-type="string">
            <text:p>154</text:p>
          </table:table-cell>
          <table:table-cell table:formula="of:=MID([.A342];1;4)" office:value-type="string" office:string-value="clev" calcext:value-type="string">
            <text:p>clev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lick</text:p>
          </table:table-cell>
          <table:table-cell table:style-name="ce25" office:value-type="float" office:value="341" calcext:value-type="float">
            <text:p>341</text:p>
          </table:table-cell>
          <table:table-cell table:style-name="ce25" table:formula="of:=CUSTOMDEZINBIN(MOD([.B343];2048))" office:value-type="string" office:string-value="00101010101" calcext:value-type="string">
            <text:p>00101010101</text:p>
          </table:table-cell>
          <table:table-cell table:formula="of:=DEC2HEX([.B343];3)" office:value-type="string" office:string-value="155" calcext:value-type="string">
            <text:p>155</text:p>
          </table:table-cell>
          <table:table-cell table:formula="of:=MID([.A343];1;4)" office:value-type="string" office:string-value="clic" calcext:value-type="string">
            <text:p>cli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lient</text:p>
          </table:table-cell>
          <table:table-cell table:style-name="ce25" office:value-type="float" office:value="342" calcext:value-type="float">
            <text:p>342</text:p>
          </table:table-cell>
          <table:table-cell table:style-name="ce25" table:formula="of:=CUSTOMDEZINBIN(MOD([.B344];2048))" office:value-type="string" office:string-value="00101010110" calcext:value-type="string">
            <text:p>00101010110</text:p>
          </table:table-cell>
          <table:table-cell table:formula="of:=DEC2HEX([.B344];3)" office:value-type="string" office:string-value="156" calcext:value-type="string">
            <text:p>156</text:p>
          </table:table-cell>
          <table:table-cell table:formula="of:=MID([.A344];1;4)" office:value-type="string" office:string-value="clie" calcext:value-type="string">
            <text:p>cli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liff</text:p>
          </table:table-cell>
          <table:table-cell table:style-name="ce25" office:value-type="float" office:value="343" calcext:value-type="float">
            <text:p>343</text:p>
          </table:table-cell>
          <table:table-cell table:style-name="ce25" table:formula="of:=CUSTOMDEZINBIN(MOD([.B345];2048))" office:value-type="string" office:string-value="00101010111" calcext:value-type="string">
            <text:p>00101010111</text:p>
          </table:table-cell>
          <table:table-cell table:formula="of:=DEC2HEX([.B345];3)" office:value-type="string" office:string-value="157" calcext:value-type="string">
            <text:p>157</text:p>
          </table:table-cell>
          <table:table-cell table:formula="of:=MID([.A345];1;4)" office:value-type="string" office:string-value="clif" calcext:value-type="string">
            <text:p>cli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limb</text:p>
          </table:table-cell>
          <table:table-cell table:style-name="ce25" office:value-type="float" office:value="344" calcext:value-type="float">
            <text:p>344</text:p>
          </table:table-cell>
          <table:table-cell table:style-name="ce25" table:formula="of:=CUSTOMDEZINBIN(MOD([.B346];2048))" office:value-type="string" office:string-value="00101011000" calcext:value-type="string">
            <text:p>00101011000</text:p>
          </table:table-cell>
          <table:table-cell table:formula="of:=DEC2HEX([.B346];3)" office:value-type="string" office:string-value="158" calcext:value-type="string">
            <text:p>158</text:p>
          </table:table-cell>
          <table:table-cell table:formula="of:=MID([.A346];1;4)" office:value-type="string" office:string-value="clim" calcext:value-type="string">
            <text:p>cli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linic</text:p>
          </table:table-cell>
          <table:table-cell table:style-name="ce25" office:value-type="float" office:value="345" calcext:value-type="float">
            <text:p>345</text:p>
          </table:table-cell>
          <table:table-cell table:style-name="ce25" table:formula="of:=CUSTOMDEZINBIN(MOD([.B347];2048))" office:value-type="string" office:string-value="00101011001" calcext:value-type="string">
            <text:p>00101011001</text:p>
          </table:table-cell>
          <table:table-cell table:formula="of:=DEC2HEX([.B347];3)" office:value-type="string" office:string-value="159" calcext:value-type="string">
            <text:p>159</text:p>
          </table:table-cell>
          <table:table-cell table:formula="of:=MID([.A347];1;4)" office:value-type="string" office:string-value="clin" calcext:value-type="string">
            <text:p>cli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lip</text:p>
          </table:table-cell>
          <table:table-cell table:style-name="ce25" office:value-type="float" office:value="346" calcext:value-type="float">
            <text:p>346</text:p>
          </table:table-cell>
          <table:table-cell table:style-name="ce25" table:formula="of:=CUSTOMDEZINBIN(MOD([.B348];2048))" office:value-type="string" office:string-value="00101011010" calcext:value-type="string">
            <text:p>00101011010</text:p>
          </table:table-cell>
          <table:table-cell table:formula="of:=DEC2HEX([.B348];3)" office:value-type="string" office:string-value="15A" calcext:value-type="string">
            <text:p>15A</text:p>
          </table:table-cell>
          <table:table-cell table:formula="of:=MID([.A348];1;4)" office:value-type="string" office:string-value="clip" calcext:value-type="string">
            <text:p>cli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lock</text:p>
          </table:table-cell>
          <table:table-cell table:style-name="ce25" office:value-type="float" office:value="347" calcext:value-type="float">
            <text:p>347</text:p>
          </table:table-cell>
          <table:table-cell table:style-name="ce25" table:formula="of:=CUSTOMDEZINBIN(MOD([.B349];2048))" office:value-type="string" office:string-value="00101011011" calcext:value-type="string">
            <text:p>00101011011</text:p>
          </table:table-cell>
          <table:table-cell table:formula="of:=DEC2HEX([.B349];3)" office:value-type="string" office:string-value="15B" calcext:value-type="string">
            <text:p>15B</text:p>
          </table:table-cell>
          <table:table-cell table:formula="of:=MID([.A349];1;4)" office:value-type="string" office:string-value="cloc" calcext:value-type="string">
            <text:p>clo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log</text:p>
          </table:table-cell>
          <table:table-cell table:style-name="ce25" office:value-type="float" office:value="348" calcext:value-type="float">
            <text:p>348</text:p>
          </table:table-cell>
          <table:table-cell table:style-name="ce25" table:formula="of:=CUSTOMDEZINBIN(MOD([.B350];2048))" office:value-type="string" office:string-value="00101011100" calcext:value-type="string">
            <text:p>00101011100</text:p>
          </table:table-cell>
          <table:table-cell table:formula="of:=DEC2HEX([.B350];3)" office:value-type="string" office:string-value="15C" calcext:value-type="string">
            <text:p>15C</text:p>
          </table:table-cell>
          <table:table-cell table:formula="of:=MID([.A350];1;4)" office:value-type="string" office:string-value="clog" calcext:value-type="string">
            <text:p>clo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lose</text:p>
          </table:table-cell>
          <table:table-cell table:style-name="ce25" office:value-type="float" office:value="349" calcext:value-type="float">
            <text:p>349</text:p>
          </table:table-cell>
          <table:table-cell table:style-name="ce25" table:formula="of:=CUSTOMDEZINBIN(MOD([.B351];2048))" office:value-type="string" office:string-value="00101011101" calcext:value-type="string">
            <text:p>00101011101</text:p>
          </table:table-cell>
          <table:table-cell table:formula="of:=DEC2HEX([.B351];3)" office:value-type="string" office:string-value="15D" calcext:value-type="string">
            <text:p>15D</text:p>
          </table:table-cell>
          <table:table-cell table:formula="of:=MID([.A351];1;4)" office:value-type="string" office:string-value="clos" calcext:value-type="string">
            <text:p>clo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loth</text:p>
          </table:table-cell>
          <table:table-cell table:style-name="ce25" office:value-type="float" office:value="350" calcext:value-type="float">
            <text:p>350</text:p>
          </table:table-cell>
          <table:table-cell table:style-name="ce25" table:formula="of:=CUSTOMDEZINBIN(MOD([.B352];2048))" office:value-type="string" office:string-value="00101011110" calcext:value-type="string">
            <text:p>00101011110</text:p>
          </table:table-cell>
          <table:table-cell table:formula="of:=DEC2HEX([.B352];3)" office:value-type="string" office:string-value="15E" calcext:value-type="string">
            <text:p>15E</text:p>
          </table:table-cell>
          <table:table-cell table:formula="of:=MID([.A352];1;4)" office:value-type="string" office:string-value="clot" calcext:value-type="string">
            <text:p>clo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loud</text:p>
          </table:table-cell>
          <table:table-cell table:style-name="ce25" office:value-type="float" office:value="351" calcext:value-type="float">
            <text:p>351</text:p>
          </table:table-cell>
          <table:table-cell table:style-name="ce25" table:formula="of:=CUSTOMDEZINBIN(MOD([.B353];2048))" office:value-type="string" office:string-value="00101011111" calcext:value-type="string">
            <text:p>00101011111</text:p>
          </table:table-cell>
          <table:table-cell table:formula="of:=DEC2HEX([.B353];3)" office:value-type="string" office:string-value="15F" calcext:value-type="string">
            <text:p>15F</text:p>
          </table:table-cell>
          <table:table-cell table:formula="of:=MID([.A353];1;4)" office:value-type="string" office:string-value="clou" calcext:value-type="string">
            <text:p>clo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lown</text:p>
          </table:table-cell>
          <table:table-cell table:style-name="ce25" office:value-type="float" office:value="352" calcext:value-type="float">
            <text:p>352</text:p>
          </table:table-cell>
          <table:table-cell table:style-name="ce25" table:formula="of:=CUSTOMDEZINBIN(MOD([.B354];2048))" office:value-type="string" office:string-value="00101100000" calcext:value-type="string">
            <text:p>00101100000</text:p>
          </table:table-cell>
          <table:table-cell table:formula="of:=DEC2HEX([.B354];3)" office:value-type="string" office:string-value="160" calcext:value-type="string">
            <text:p>160</text:p>
          </table:table-cell>
          <table:table-cell table:formula="of:=MID([.A354];1;4)" office:value-type="string" office:string-value="clow" calcext:value-type="string">
            <text:p>clow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lub</text:p>
          </table:table-cell>
          <table:table-cell table:style-name="ce25" office:value-type="float" office:value="353" calcext:value-type="float">
            <text:p>353</text:p>
          </table:table-cell>
          <table:table-cell table:style-name="ce25" table:formula="of:=CUSTOMDEZINBIN(MOD([.B355];2048))" office:value-type="string" office:string-value="00101100001" calcext:value-type="string">
            <text:p>00101100001</text:p>
          </table:table-cell>
          <table:table-cell table:formula="of:=DEC2HEX([.B355];3)" office:value-type="string" office:string-value="161" calcext:value-type="string">
            <text:p>161</text:p>
          </table:table-cell>
          <table:table-cell table:formula="of:=MID([.A355];1;4)" office:value-type="string" office:string-value="club" calcext:value-type="string">
            <text:p>clu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lump</text:p>
          </table:table-cell>
          <table:table-cell table:style-name="ce25" office:value-type="float" office:value="354" calcext:value-type="float">
            <text:p>354</text:p>
          </table:table-cell>
          <table:table-cell table:style-name="ce25" table:formula="of:=CUSTOMDEZINBIN(MOD([.B356];2048))" office:value-type="string" office:string-value="00101100010" calcext:value-type="string">
            <text:p>00101100010</text:p>
          </table:table-cell>
          <table:table-cell table:formula="of:=DEC2HEX([.B356];3)" office:value-type="string" office:string-value="162" calcext:value-type="string">
            <text:p>162</text:p>
          </table:table-cell>
          <table:table-cell table:formula="of:=MID([.A356];1;4)" office:value-type="string" office:string-value="clum" calcext:value-type="string">
            <text:p>clu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luster</text:p>
          </table:table-cell>
          <table:table-cell table:style-name="ce25" office:value-type="float" office:value="355" calcext:value-type="float">
            <text:p>355</text:p>
          </table:table-cell>
          <table:table-cell table:style-name="ce25" table:formula="of:=CUSTOMDEZINBIN(MOD([.B357];2048))" office:value-type="string" office:string-value="00101100011" calcext:value-type="string">
            <text:p>00101100011</text:p>
          </table:table-cell>
          <table:table-cell table:formula="of:=DEC2HEX([.B357];3)" office:value-type="string" office:string-value="163" calcext:value-type="string">
            <text:p>163</text:p>
          </table:table-cell>
          <table:table-cell table:formula="of:=MID([.A357];1;4)" office:value-type="string" office:string-value="clus" calcext:value-type="string">
            <text:p>clu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lutch</text:p>
          </table:table-cell>
          <table:table-cell table:style-name="ce25" office:value-type="float" office:value="356" calcext:value-type="float">
            <text:p>356</text:p>
          </table:table-cell>
          <table:table-cell table:style-name="ce25" table:formula="of:=CUSTOMDEZINBIN(MOD([.B358];2048))" office:value-type="string" office:string-value="00101100100" calcext:value-type="string">
            <text:p>00101100100</text:p>
          </table:table-cell>
          <table:table-cell table:formula="of:=DEC2HEX([.B358];3)" office:value-type="string" office:string-value="164" calcext:value-type="string">
            <text:p>164</text:p>
          </table:table-cell>
          <table:table-cell table:formula="of:=MID([.A358];1;4)" office:value-type="string" office:string-value="clut" calcext:value-type="string">
            <text:p>clu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ach</text:p>
          </table:table-cell>
          <table:table-cell table:style-name="ce25" office:value-type="float" office:value="357" calcext:value-type="float">
            <text:p>357</text:p>
          </table:table-cell>
          <table:table-cell table:style-name="ce25" table:formula="of:=CUSTOMDEZINBIN(MOD([.B359];2048))" office:value-type="string" office:string-value="00101100101" calcext:value-type="string">
            <text:p>00101100101</text:p>
          </table:table-cell>
          <table:table-cell table:formula="of:=DEC2HEX([.B359];3)" office:value-type="string" office:string-value="165" calcext:value-type="string">
            <text:p>165</text:p>
          </table:table-cell>
          <table:table-cell table:formula="of:=MID([.A359];1;4)" office:value-type="string" office:string-value="coac" calcext:value-type="string">
            <text:p>coa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ast</text:p>
          </table:table-cell>
          <table:table-cell table:style-name="ce25" office:value-type="float" office:value="358" calcext:value-type="float">
            <text:p>358</text:p>
          </table:table-cell>
          <table:table-cell table:style-name="ce25" table:formula="of:=CUSTOMDEZINBIN(MOD([.B360];2048))" office:value-type="string" office:string-value="00101100110" calcext:value-type="string">
            <text:p>00101100110</text:p>
          </table:table-cell>
          <table:table-cell table:formula="of:=DEC2HEX([.B360];3)" office:value-type="string" office:string-value="166" calcext:value-type="string">
            <text:p>166</text:p>
          </table:table-cell>
          <table:table-cell table:formula="of:=MID([.A360];1;4)" office:value-type="string" office:string-value="coas" calcext:value-type="string">
            <text:p>coa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conut</text:p>
          </table:table-cell>
          <table:table-cell table:style-name="ce25" office:value-type="float" office:value="359" calcext:value-type="float">
            <text:p>359</text:p>
          </table:table-cell>
          <table:table-cell table:style-name="ce25" table:formula="of:=CUSTOMDEZINBIN(MOD([.B361];2048))" office:value-type="string" office:string-value="00101100111" calcext:value-type="string">
            <text:p>00101100111</text:p>
          </table:table-cell>
          <table:table-cell table:formula="of:=DEC2HEX([.B361];3)" office:value-type="string" office:string-value="167" calcext:value-type="string">
            <text:p>167</text:p>
          </table:table-cell>
          <table:table-cell table:formula="of:=MID([.A361];1;4)" office:value-type="string" office:string-value="coco" calcext:value-type="string">
            <text:p>coc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de</text:p>
          </table:table-cell>
          <table:table-cell table:style-name="ce25" office:value-type="float" office:value="360" calcext:value-type="float">
            <text:p>360</text:p>
          </table:table-cell>
          <table:table-cell table:style-name="ce25" table:formula="of:=CUSTOMDEZINBIN(MOD([.B362];2048))" office:value-type="string" office:string-value="00101101000" calcext:value-type="string">
            <text:p>00101101000</text:p>
          </table:table-cell>
          <table:table-cell table:formula="of:=DEC2HEX([.B362];3)" office:value-type="string" office:string-value="168" calcext:value-type="string">
            <text:p>168</text:p>
          </table:table-cell>
          <table:table-cell table:formula="of:=MID([.A362];1;4)" office:value-type="string" office:string-value="code" calcext:value-type="string">
            <text:p>cod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ffee</text:p>
          </table:table-cell>
          <table:table-cell table:style-name="ce25" office:value-type="float" office:value="361" calcext:value-type="float">
            <text:p>361</text:p>
          </table:table-cell>
          <table:table-cell table:style-name="ce25" table:formula="of:=CUSTOMDEZINBIN(MOD([.B363];2048))" office:value-type="string" office:string-value="00101101001" calcext:value-type="string">
            <text:p>00101101001</text:p>
          </table:table-cell>
          <table:table-cell table:formula="of:=DEC2HEX([.B363];3)" office:value-type="string" office:string-value="169" calcext:value-type="string">
            <text:p>169</text:p>
          </table:table-cell>
          <table:table-cell table:formula="of:=MID([.A363];1;4)" office:value-type="string" office:string-value="coff" calcext:value-type="string">
            <text:p>cof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il</text:p>
          </table:table-cell>
          <table:table-cell table:style-name="ce25" office:value-type="float" office:value="362" calcext:value-type="float">
            <text:p>362</text:p>
          </table:table-cell>
          <table:table-cell table:style-name="ce25" table:formula="of:=CUSTOMDEZINBIN(MOD([.B364];2048))" office:value-type="string" office:string-value="00101101010" calcext:value-type="string">
            <text:p>00101101010</text:p>
          </table:table-cell>
          <table:table-cell table:formula="of:=DEC2HEX([.B364];3)" office:value-type="string" office:string-value="16A" calcext:value-type="string">
            <text:p>16A</text:p>
          </table:table-cell>
          <table:table-cell table:formula="of:=MID([.A364];1;4)" office:value-type="string" office:string-value="coil" calcext:value-type="string">
            <text:p>coi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in</text:p>
          </table:table-cell>
          <table:table-cell table:style-name="ce25" office:value-type="float" office:value="363" calcext:value-type="float">
            <text:p>363</text:p>
          </table:table-cell>
          <table:table-cell table:style-name="ce25" table:formula="of:=CUSTOMDEZINBIN(MOD([.B365];2048))" office:value-type="string" office:string-value="00101101011" calcext:value-type="string">
            <text:p>00101101011</text:p>
          </table:table-cell>
          <table:table-cell table:formula="of:=DEC2HEX([.B365];3)" office:value-type="string" office:string-value="16B" calcext:value-type="string">
            <text:p>16B</text:p>
          </table:table-cell>
          <table:table-cell table:formula="of:=MID([.A365];1;4)" office:value-type="string" office:string-value="coin" calcext:value-type="string">
            <text:p>coi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llect</text:p>
          </table:table-cell>
          <table:table-cell table:style-name="ce25" office:value-type="float" office:value="364" calcext:value-type="float">
            <text:p>364</text:p>
          </table:table-cell>
          <table:table-cell table:style-name="ce25" table:formula="of:=CUSTOMDEZINBIN(MOD([.B366];2048))" office:value-type="string" office:string-value="00101101100" calcext:value-type="string">
            <text:p>00101101100</text:p>
          </table:table-cell>
          <table:table-cell table:formula="of:=DEC2HEX([.B366];3)" office:value-type="string" office:string-value="16C" calcext:value-type="string">
            <text:p>16C</text:p>
          </table:table-cell>
          <table:table-cell table:formula="of:=MID([.A366];1;4)" office:value-type="string" office:string-value="coll" calcext:value-type="string">
            <text:p>col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lor</text:p>
          </table:table-cell>
          <table:table-cell table:style-name="ce25" office:value-type="float" office:value="365" calcext:value-type="float">
            <text:p>365</text:p>
          </table:table-cell>
          <table:table-cell table:style-name="ce25" table:formula="of:=CUSTOMDEZINBIN(MOD([.B367];2048))" office:value-type="string" office:string-value="00101101101" calcext:value-type="string">
            <text:p>00101101101</text:p>
          </table:table-cell>
          <table:table-cell table:formula="of:=DEC2HEX([.B367];3)" office:value-type="string" office:string-value="16D" calcext:value-type="string">
            <text:p>16D</text:p>
          </table:table-cell>
          <table:table-cell table:formula="of:=MID([.A367];1;4)" office:value-type="string" office:string-value="colo" calcext:value-type="string">
            <text:p>col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lumn</text:p>
          </table:table-cell>
          <table:table-cell table:style-name="ce25" office:value-type="float" office:value="366" calcext:value-type="float">
            <text:p>366</text:p>
          </table:table-cell>
          <table:table-cell table:style-name="ce25" table:formula="of:=CUSTOMDEZINBIN(MOD([.B368];2048))" office:value-type="string" office:string-value="00101101110" calcext:value-type="string">
            <text:p>00101101110</text:p>
          </table:table-cell>
          <table:table-cell table:formula="of:=DEC2HEX([.B368];3)" office:value-type="string" office:string-value="16E" calcext:value-type="string">
            <text:p>16E</text:p>
          </table:table-cell>
          <table:table-cell table:formula="of:=MID([.A368];1;4)" office:value-type="string" office:string-value="colu" calcext:value-type="string">
            <text:p>col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mbine</text:p>
          </table:table-cell>
          <table:table-cell table:style-name="ce25" office:value-type="float" office:value="367" calcext:value-type="float">
            <text:p>367</text:p>
          </table:table-cell>
          <table:table-cell table:style-name="ce25" table:formula="of:=CUSTOMDEZINBIN(MOD([.B369];2048))" office:value-type="string" office:string-value="00101101111" calcext:value-type="string">
            <text:p>00101101111</text:p>
          </table:table-cell>
          <table:table-cell table:formula="of:=DEC2HEX([.B369];3)" office:value-type="string" office:string-value="16F" calcext:value-type="string">
            <text:p>16F</text:p>
          </table:table-cell>
          <table:table-cell table:formula="of:=MID([.A369];1;4)" office:value-type="string" office:string-value="comb" calcext:value-type="string">
            <text:p>com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me</text:p>
          </table:table-cell>
          <table:table-cell table:style-name="ce25" office:value-type="float" office:value="368" calcext:value-type="float">
            <text:p>368</text:p>
          </table:table-cell>
          <table:table-cell table:style-name="ce25" table:formula="of:=CUSTOMDEZINBIN(MOD([.B370];2048))" office:value-type="string" office:string-value="00101110000" calcext:value-type="string">
            <text:p>00101110000</text:p>
          </table:table-cell>
          <table:table-cell table:formula="of:=DEC2HEX([.B370];3)" office:value-type="string" office:string-value="170" calcext:value-type="string">
            <text:p>170</text:p>
          </table:table-cell>
          <table:table-cell table:formula="of:=MID([.A370];1;4)" office:value-type="string" office:string-value="come" calcext:value-type="string">
            <text:p>com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mfort</text:p>
          </table:table-cell>
          <table:table-cell table:style-name="ce25" office:value-type="float" office:value="369" calcext:value-type="float">
            <text:p>369</text:p>
          </table:table-cell>
          <table:table-cell table:style-name="ce25" table:formula="of:=CUSTOMDEZINBIN(MOD([.B371];2048))" office:value-type="string" office:string-value="00101110001" calcext:value-type="string">
            <text:p>00101110001</text:p>
          </table:table-cell>
          <table:table-cell table:formula="of:=DEC2HEX([.B371];3)" office:value-type="string" office:string-value="171" calcext:value-type="string">
            <text:p>171</text:p>
          </table:table-cell>
          <table:table-cell table:formula="of:=MID([.A371];1;4)" office:value-type="string" office:string-value="comf" calcext:value-type="string">
            <text:p>com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mic</text:p>
          </table:table-cell>
          <table:table-cell table:style-name="ce25" office:value-type="float" office:value="370" calcext:value-type="float">
            <text:p>370</text:p>
          </table:table-cell>
          <table:table-cell table:style-name="ce25" table:formula="of:=CUSTOMDEZINBIN(MOD([.B372];2048))" office:value-type="string" office:string-value="00101110010" calcext:value-type="string">
            <text:p>00101110010</text:p>
          </table:table-cell>
          <table:table-cell table:formula="of:=DEC2HEX([.B372];3)" office:value-type="string" office:string-value="172" calcext:value-type="string">
            <text:p>172</text:p>
          </table:table-cell>
          <table:table-cell table:formula="of:=MID([.A372];1;4)" office:value-type="string" office:string-value="comi" calcext:value-type="string">
            <text:p>com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mmon</text:p>
          </table:table-cell>
          <table:table-cell table:style-name="ce25" office:value-type="float" office:value="371" calcext:value-type="float">
            <text:p>371</text:p>
          </table:table-cell>
          <table:table-cell table:style-name="ce25" table:formula="of:=CUSTOMDEZINBIN(MOD([.B373];2048))" office:value-type="string" office:string-value="00101110011" calcext:value-type="string">
            <text:p>00101110011</text:p>
          </table:table-cell>
          <table:table-cell table:formula="of:=DEC2HEX([.B373];3)" office:value-type="string" office:string-value="173" calcext:value-type="string">
            <text:p>173</text:p>
          </table:table-cell>
          <table:table-cell table:formula="of:=MID([.A373];1;4)" office:value-type="string" office:string-value="comm" calcext:value-type="string">
            <text:p>com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mpany</text:p>
          </table:table-cell>
          <table:table-cell table:style-name="ce25" office:value-type="float" office:value="372" calcext:value-type="float">
            <text:p>372</text:p>
          </table:table-cell>
          <table:table-cell table:style-name="ce25" table:formula="of:=CUSTOMDEZINBIN(MOD([.B374];2048))" office:value-type="string" office:string-value="00101110100" calcext:value-type="string">
            <text:p>00101110100</text:p>
          </table:table-cell>
          <table:table-cell table:formula="of:=DEC2HEX([.B374];3)" office:value-type="string" office:string-value="174" calcext:value-type="string">
            <text:p>174</text:p>
          </table:table-cell>
          <table:table-cell table:formula="of:=MID([.A374];1;4)" office:value-type="string" office:string-value="comp" calcext:value-type="string">
            <text:p>com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ncert</text:p>
          </table:table-cell>
          <table:table-cell table:style-name="ce25" office:value-type="float" office:value="373" calcext:value-type="float">
            <text:p>373</text:p>
          </table:table-cell>
          <table:table-cell table:style-name="ce25" table:formula="of:=CUSTOMDEZINBIN(MOD([.B375];2048))" office:value-type="string" office:string-value="00101110101" calcext:value-type="string">
            <text:p>00101110101</text:p>
          </table:table-cell>
          <table:table-cell table:formula="of:=DEC2HEX([.B375];3)" office:value-type="string" office:string-value="175" calcext:value-type="string">
            <text:p>175</text:p>
          </table:table-cell>
          <table:table-cell table:formula="of:=MID([.A375];1;4)" office:value-type="string" office:string-value="conc" calcext:value-type="string">
            <text:p>con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nduct</text:p>
          </table:table-cell>
          <table:table-cell table:style-name="ce25" office:value-type="float" office:value="374" calcext:value-type="float">
            <text:p>374</text:p>
          </table:table-cell>
          <table:table-cell table:style-name="ce25" table:formula="of:=CUSTOMDEZINBIN(MOD([.B376];2048))" office:value-type="string" office:string-value="00101110110" calcext:value-type="string">
            <text:p>00101110110</text:p>
          </table:table-cell>
          <table:table-cell table:formula="of:=DEC2HEX([.B376];3)" office:value-type="string" office:string-value="176" calcext:value-type="string">
            <text:p>176</text:p>
          </table:table-cell>
          <table:table-cell table:formula="of:=MID([.A376];1;4)" office:value-type="string" office:string-value="cond" calcext:value-type="string">
            <text:p>con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nfirm</text:p>
          </table:table-cell>
          <table:table-cell table:style-name="ce25" office:value-type="float" office:value="375" calcext:value-type="float">
            <text:p>375</text:p>
          </table:table-cell>
          <table:table-cell table:style-name="ce25" table:formula="of:=CUSTOMDEZINBIN(MOD([.B377];2048))" office:value-type="string" office:string-value="00101110111" calcext:value-type="string">
            <text:p>00101110111</text:p>
          </table:table-cell>
          <table:table-cell table:formula="of:=DEC2HEX([.B377];3)" office:value-type="string" office:string-value="177" calcext:value-type="string">
            <text:p>177</text:p>
          </table:table-cell>
          <table:table-cell table:formula="of:=MID([.A377];1;4)" office:value-type="string" office:string-value="conf" calcext:value-type="string">
            <text:p>con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ngress</text:p>
          </table:table-cell>
          <table:table-cell table:style-name="ce25" office:value-type="float" office:value="376" calcext:value-type="float">
            <text:p>376</text:p>
          </table:table-cell>
          <table:table-cell table:style-name="ce25" table:formula="of:=CUSTOMDEZINBIN(MOD([.B378];2048))" office:value-type="string" office:string-value="00101111000" calcext:value-type="string">
            <text:p>00101111000</text:p>
          </table:table-cell>
          <table:table-cell table:formula="of:=DEC2HEX([.B378];3)" office:value-type="string" office:string-value="178" calcext:value-type="string">
            <text:p>178</text:p>
          </table:table-cell>
          <table:table-cell table:formula="of:=MID([.A378];1;4)" office:value-type="string" office:string-value="cong" calcext:value-type="string">
            <text:p>con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nnect</text:p>
          </table:table-cell>
          <table:table-cell table:style-name="ce25" office:value-type="float" office:value="377" calcext:value-type="float">
            <text:p>377</text:p>
          </table:table-cell>
          <table:table-cell table:style-name="ce25" table:formula="of:=CUSTOMDEZINBIN(MOD([.B379];2048))" office:value-type="string" office:string-value="00101111001" calcext:value-type="string">
            <text:p>00101111001</text:p>
          </table:table-cell>
          <table:table-cell table:formula="of:=DEC2HEX([.B379];3)" office:value-type="string" office:string-value="179" calcext:value-type="string">
            <text:p>179</text:p>
          </table:table-cell>
          <table:table-cell table:formula="of:=MID([.A379];1;4)" office:value-type="string" office:string-value="conn" calcext:value-type="string">
            <text:p>con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nsider</text:p>
          </table:table-cell>
          <table:table-cell table:style-name="ce25" office:value-type="float" office:value="378" calcext:value-type="float">
            <text:p>378</text:p>
          </table:table-cell>
          <table:table-cell table:style-name="ce25" table:formula="of:=CUSTOMDEZINBIN(MOD([.B380];2048))" office:value-type="string" office:string-value="00101111010" calcext:value-type="string">
            <text:p>00101111010</text:p>
          </table:table-cell>
          <table:table-cell table:formula="of:=DEC2HEX([.B380];3)" office:value-type="string" office:string-value="17A" calcext:value-type="string">
            <text:p>17A</text:p>
          </table:table-cell>
          <table:table-cell table:formula="of:=MID([.A380];1;4)" office:value-type="string" office:string-value="cons" calcext:value-type="string">
            <text:p>con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ntrol</text:p>
          </table:table-cell>
          <table:table-cell table:style-name="ce25" office:value-type="float" office:value="379" calcext:value-type="float">
            <text:p>379</text:p>
          </table:table-cell>
          <table:table-cell table:style-name="ce25" table:formula="of:=CUSTOMDEZINBIN(MOD([.B381];2048))" office:value-type="string" office:string-value="00101111011" calcext:value-type="string">
            <text:p>00101111011</text:p>
          </table:table-cell>
          <table:table-cell table:formula="of:=DEC2HEX([.B381];3)" office:value-type="string" office:string-value="17B" calcext:value-type="string">
            <text:p>17B</text:p>
          </table:table-cell>
          <table:table-cell table:formula="of:=MID([.A381];1;4)" office:value-type="string" office:string-value="cont" calcext:value-type="string">
            <text:p>con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nvince</text:p>
          </table:table-cell>
          <table:table-cell table:style-name="ce25" office:value-type="float" office:value="380" calcext:value-type="float">
            <text:p>380</text:p>
          </table:table-cell>
          <table:table-cell table:style-name="ce25" table:formula="of:=CUSTOMDEZINBIN(MOD([.B382];2048))" office:value-type="string" office:string-value="00101111100" calcext:value-type="string">
            <text:p>00101111100</text:p>
          </table:table-cell>
          <table:table-cell table:formula="of:=DEC2HEX([.B382];3)" office:value-type="string" office:string-value="17C" calcext:value-type="string">
            <text:p>17C</text:p>
          </table:table-cell>
          <table:table-cell table:formula="of:=MID([.A382];1;4)" office:value-type="string" office:string-value="conv" calcext:value-type="string">
            <text:p>conv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ok</text:p>
          </table:table-cell>
          <table:table-cell table:style-name="ce25" office:value-type="float" office:value="381" calcext:value-type="float">
            <text:p>381</text:p>
          </table:table-cell>
          <table:table-cell table:style-name="ce25" table:formula="of:=CUSTOMDEZINBIN(MOD([.B383];2048))" office:value-type="string" office:string-value="00101111101" calcext:value-type="string">
            <text:p>00101111101</text:p>
          </table:table-cell>
          <table:table-cell table:formula="of:=DEC2HEX([.B383];3)" office:value-type="string" office:string-value="17D" calcext:value-type="string">
            <text:p>17D</text:p>
          </table:table-cell>
          <table:table-cell table:formula="of:=MID([.A383];1;4)" office:value-type="string" office:string-value="cook" calcext:value-type="string">
            <text:p>coo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ol</text:p>
          </table:table-cell>
          <table:table-cell table:style-name="ce25" office:value-type="float" office:value="382" calcext:value-type="float">
            <text:p>382</text:p>
          </table:table-cell>
          <table:table-cell table:style-name="ce25" table:formula="of:=CUSTOMDEZINBIN(MOD([.B384];2048))" office:value-type="string" office:string-value="00101111110" calcext:value-type="string">
            <text:p>00101111110</text:p>
          </table:table-cell>
          <table:table-cell table:formula="of:=DEC2HEX([.B384];3)" office:value-type="string" office:string-value="17E" calcext:value-type="string">
            <text:p>17E</text:p>
          </table:table-cell>
          <table:table-cell table:formula="of:=MID([.A384];1;4)" office:value-type="string" office:string-value="cool" calcext:value-type="string">
            <text:p>coo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pper</text:p>
          </table:table-cell>
          <table:table-cell table:style-name="ce25" office:value-type="float" office:value="383" calcext:value-type="float">
            <text:p>383</text:p>
          </table:table-cell>
          <table:table-cell table:style-name="ce25" table:formula="of:=CUSTOMDEZINBIN(MOD([.B385];2048))" office:value-type="string" office:string-value="00101111111" calcext:value-type="string">
            <text:p>00101111111</text:p>
          </table:table-cell>
          <table:table-cell table:formula="of:=DEC2HEX([.B385];3)" office:value-type="string" office:string-value="17F" calcext:value-type="string">
            <text:p>17F</text:p>
          </table:table-cell>
          <table:table-cell table:formula="of:=MID([.A385];1;4)" office:value-type="string" office:string-value="copp" calcext:value-type="string">
            <text:p>cop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py</text:p>
          </table:table-cell>
          <table:table-cell table:style-name="ce25" office:value-type="float" office:value="384" calcext:value-type="float">
            <text:p>384</text:p>
          </table:table-cell>
          <table:table-cell table:style-name="ce25" table:formula="of:=CUSTOMDEZINBIN(MOD([.B386];2048))" office:value-type="string" office:string-value="00110000000" calcext:value-type="string">
            <text:p>00110000000</text:p>
          </table:table-cell>
          <table:table-cell table:formula="of:=DEC2HEX([.B386];3)" office:value-type="string" office:string-value="180" calcext:value-type="string">
            <text:p>180</text:p>
          </table:table-cell>
          <table:table-cell table:formula="of:=MID([.A386];1;4)" office:value-type="string" office:string-value="copy" calcext:value-type="string">
            <text:p>cop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ral</text:p>
          </table:table-cell>
          <table:table-cell table:style-name="ce25" office:value-type="float" office:value="385" calcext:value-type="float">
            <text:p>385</text:p>
          </table:table-cell>
          <table:table-cell table:style-name="ce25" table:formula="of:=CUSTOMDEZINBIN(MOD([.B387];2048))" office:value-type="string" office:string-value="00110000001" calcext:value-type="string">
            <text:p>00110000001</text:p>
          </table:table-cell>
          <table:table-cell table:formula="of:=DEC2HEX([.B387];3)" office:value-type="string" office:string-value="181" calcext:value-type="string">
            <text:p>181</text:p>
          </table:table-cell>
          <table:table-cell table:formula="of:=MID([.A387];1;4)" office:value-type="string" office:string-value="cora" calcext:value-type="string">
            <text:p>cor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re</text:p>
          </table:table-cell>
          <table:table-cell table:style-name="ce25" office:value-type="float" office:value="386" calcext:value-type="float">
            <text:p>386</text:p>
          </table:table-cell>
          <table:table-cell table:style-name="ce25" table:formula="of:=CUSTOMDEZINBIN(MOD([.B388];2048))" office:value-type="string" office:string-value="00110000010" calcext:value-type="string">
            <text:p>00110000010</text:p>
          </table:table-cell>
          <table:table-cell table:formula="of:=DEC2HEX([.B388];3)" office:value-type="string" office:string-value="182" calcext:value-type="string">
            <text:p>182</text:p>
          </table:table-cell>
          <table:table-cell table:formula="of:=MID([.A388];1;4)" office:value-type="string" office:string-value="core" calcext:value-type="string">
            <text:p>co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rn</text:p>
          </table:table-cell>
          <table:table-cell table:style-name="ce25" office:value-type="float" office:value="387" calcext:value-type="float">
            <text:p>387</text:p>
          </table:table-cell>
          <table:table-cell table:style-name="ce25" table:formula="of:=CUSTOMDEZINBIN(MOD([.B389];2048))" office:value-type="string" office:string-value="00110000011" calcext:value-type="string">
            <text:p>00110000011</text:p>
          </table:table-cell>
          <table:table-cell table:formula="of:=DEC2HEX([.B389];3)" office:value-type="string" office:string-value="183" calcext:value-type="string">
            <text:p>183</text:p>
          </table:table-cell>
          <table:table-cell table:formula="of:=MID([.A389];1;4)" office:value-type="string" office:string-value="corn" calcext:value-type="string">
            <text:p>cor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rrect</text:p>
          </table:table-cell>
          <table:table-cell table:style-name="ce25" office:value-type="float" office:value="388" calcext:value-type="float">
            <text:p>388</text:p>
          </table:table-cell>
          <table:table-cell table:style-name="ce25" table:formula="of:=CUSTOMDEZINBIN(MOD([.B390];2048))" office:value-type="string" office:string-value="00110000100" calcext:value-type="string">
            <text:p>00110000100</text:p>
          </table:table-cell>
          <table:table-cell table:formula="of:=DEC2HEX([.B390];3)" office:value-type="string" office:string-value="184" calcext:value-type="string">
            <text:p>184</text:p>
          </table:table-cell>
          <table:table-cell table:formula="of:=MID([.A390];1;4)" office:value-type="string" office:string-value="corr" calcext:value-type="string">
            <text:p>cor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st</text:p>
          </table:table-cell>
          <table:table-cell table:style-name="ce25" office:value-type="float" office:value="389" calcext:value-type="float">
            <text:p>389</text:p>
          </table:table-cell>
          <table:table-cell table:style-name="ce25" table:formula="of:=CUSTOMDEZINBIN(MOD([.B391];2048))" office:value-type="string" office:string-value="00110000101" calcext:value-type="string">
            <text:p>00110000101</text:p>
          </table:table-cell>
          <table:table-cell table:formula="of:=DEC2HEX([.B391];3)" office:value-type="string" office:string-value="185" calcext:value-type="string">
            <text:p>185</text:p>
          </table:table-cell>
          <table:table-cell table:formula="of:=MID([.A391];1;4)" office:value-type="string" office:string-value="cost" calcext:value-type="string">
            <text:p>co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tton</text:p>
          </table:table-cell>
          <table:table-cell table:style-name="ce25" office:value-type="float" office:value="390" calcext:value-type="float">
            <text:p>390</text:p>
          </table:table-cell>
          <table:table-cell table:style-name="ce25" table:formula="of:=CUSTOMDEZINBIN(MOD([.B392];2048))" office:value-type="string" office:string-value="00110000110" calcext:value-type="string">
            <text:p>00110000110</text:p>
          </table:table-cell>
          <table:table-cell table:formula="of:=DEC2HEX([.B392];3)" office:value-type="string" office:string-value="186" calcext:value-type="string">
            <text:p>186</text:p>
          </table:table-cell>
          <table:table-cell table:formula="of:=MID([.A392];1;4)" office:value-type="string" office:string-value="cott" calcext:value-type="string">
            <text:p>cot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uch</text:p>
          </table:table-cell>
          <table:table-cell table:style-name="ce25" office:value-type="float" office:value="391" calcext:value-type="float">
            <text:p>391</text:p>
          </table:table-cell>
          <table:table-cell table:style-name="ce25" table:formula="of:=CUSTOMDEZINBIN(MOD([.B393];2048))" office:value-type="string" office:string-value="00110000111" calcext:value-type="string">
            <text:p>00110000111</text:p>
          </table:table-cell>
          <table:table-cell table:formula="of:=DEC2HEX([.B393];3)" office:value-type="string" office:string-value="187" calcext:value-type="string">
            <text:p>187</text:p>
          </table:table-cell>
          <table:table-cell table:formula="of:=MID([.A393];1;4)" office:value-type="string" office:string-value="couc" calcext:value-type="string">
            <text:p>cou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untry</text:p>
          </table:table-cell>
          <table:table-cell table:style-name="ce25" office:value-type="float" office:value="392" calcext:value-type="float">
            <text:p>392</text:p>
          </table:table-cell>
          <table:table-cell table:style-name="ce25" table:formula="of:=CUSTOMDEZINBIN(MOD([.B394];2048))" office:value-type="string" office:string-value="00110001000" calcext:value-type="string">
            <text:p>00110001000</text:p>
          </table:table-cell>
          <table:table-cell table:formula="of:=DEC2HEX([.B394];3)" office:value-type="string" office:string-value="188" calcext:value-type="string">
            <text:p>188</text:p>
          </table:table-cell>
          <table:table-cell table:formula="of:=MID([.A394];1;4)" office:value-type="string" office:string-value="coun" calcext:value-type="string">
            <text:p>cou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uple</text:p>
          </table:table-cell>
          <table:table-cell table:style-name="ce25" office:value-type="float" office:value="393" calcext:value-type="float">
            <text:p>393</text:p>
          </table:table-cell>
          <table:table-cell table:style-name="ce25" table:formula="of:=CUSTOMDEZINBIN(MOD([.B395];2048))" office:value-type="string" office:string-value="00110001001" calcext:value-type="string">
            <text:p>00110001001</text:p>
          </table:table-cell>
          <table:table-cell table:formula="of:=DEC2HEX([.B395];3)" office:value-type="string" office:string-value="189" calcext:value-type="string">
            <text:p>189</text:p>
          </table:table-cell>
          <table:table-cell table:formula="of:=MID([.A395];1;4)" office:value-type="string" office:string-value="coup" calcext:value-type="string">
            <text:p>cou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urse</text:p>
          </table:table-cell>
          <table:table-cell table:style-name="ce25" office:value-type="float" office:value="394" calcext:value-type="float">
            <text:p>394</text:p>
          </table:table-cell>
          <table:table-cell table:style-name="ce25" table:formula="of:=CUSTOMDEZINBIN(MOD([.B396];2048))" office:value-type="string" office:string-value="00110001010" calcext:value-type="string">
            <text:p>00110001010</text:p>
          </table:table-cell>
          <table:table-cell table:formula="of:=DEC2HEX([.B396];3)" office:value-type="string" office:string-value="18A" calcext:value-type="string">
            <text:p>18A</text:p>
          </table:table-cell>
          <table:table-cell table:formula="of:=MID([.A396];1;4)" office:value-type="string" office:string-value="cour" calcext:value-type="string">
            <text:p>cou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usin</text:p>
          </table:table-cell>
          <table:table-cell table:style-name="ce25" office:value-type="float" office:value="395" calcext:value-type="float">
            <text:p>395</text:p>
          </table:table-cell>
          <table:table-cell table:style-name="ce25" table:formula="of:=CUSTOMDEZINBIN(MOD([.B397];2048))" office:value-type="string" office:string-value="00110001011" calcext:value-type="string">
            <text:p>00110001011</text:p>
          </table:table-cell>
          <table:table-cell table:formula="of:=DEC2HEX([.B397];3)" office:value-type="string" office:string-value="18B" calcext:value-type="string">
            <text:p>18B</text:p>
          </table:table-cell>
          <table:table-cell table:formula="of:=MID([.A397];1;4)" office:value-type="string" office:string-value="cous" calcext:value-type="string">
            <text:p>cou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ver</text:p>
          </table:table-cell>
          <table:table-cell table:style-name="ce25" office:value-type="float" office:value="396" calcext:value-type="float">
            <text:p>396</text:p>
          </table:table-cell>
          <table:table-cell table:style-name="ce25" table:formula="of:=CUSTOMDEZINBIN(MOD([.B398];2048))" office:value-type="string" office:string-value="00110001100" calcext:value-type="string">
            <text:p>00110001100</text:p>
          </table:table-cell>
          <table:table-cell table:formula="of:=DEC2HEX([.B398];3)" office:value-type="string" office:string-value="18C" calcext:value-type="string">
            <text:p>18C</text:p>
          </table:table-cell>
          <table:table-cell table:formula="of:=MID([.A398];1;4)" office:value-type="string" office:string-value="cove" calcext:value-type="string">
            <text:p>cov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yote</text:p>
          </table:table-cell>
          <table:table-cell table:style-name="ce25" office:value-type="float" office:value="397" calcext:value-type="float">
            <text:p>397</text:p>
          </table:table-cell>
          <table:table-cell table:style-name="ce25" table:formula="of:=CUSTOMDEZINBIN(MOD([.B399];2048))" office:value-type="string" office:string-value="00110001101" calcext:value-type="string">
            <text:p>00110001101</text:p>
          </table:table-cell>
          <table:table-cell table:formula="of:=DEC2HEX([.B399];3)" office:value-type="string" office:string-value="18D" calcext:value-type="string">
            <text:p>18D</text:p>
          </table:table-cell>
          <table:table-cell table:formula="of:=MID([.A399];1;4)" office:value-type="string" office:string-value="coyo" calcext:value-type="string">
            <text:p>coy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rack</text:p>
          </table:table-cell>
          <table:table-cell table:style-name="ce25" office:value-type="float" office:value="398" calcext:value-type="float">
            <text:p>398</text:p>
          </table:table-cell>
          <table:table-cell table:style-name="ce25" table:formula="of:=CUSTOMDEZINBIN(MOD([.B400];2048))" office:value-type="string" office:string-value="00110001110" calcext:value-type="string">
            <text:p>00110001110</text:p>
          </table:table-cell>
          <table:table-cell table:formula="of:=DEC2HEX([.B400];3)" office:value-type="string" office:string-value="18E" calcext:value-type="string">
            <text:p>18E</text:p>
          </table:table-cell>
          <table:table-cell table:formula="of:=MID([.A400];1;4)" office:value-type="string" office:string-value="crac" calcext:value-type="string">
            <text:p>cra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radle</text:p>
          </table:table-cell>
          <table:table-cell table:style-name="ce25" office:value-type="float" office:value="399" calcext:value-type="float">
            <text:p>399</text:p>
          </table:table-cell>
          <table:table-cell table:style-name="ce25" table:formula="of:=CUSTOMDEZINBIN(MOD([.B401];2048))" office:value-type="string" office:string-value="00110001111" calcext:value-type="string">
            <text:p>00110001111</text:p>
          </table:table-cell>
          <table:table-cell table:formula="of:=DEC2HEX([.B401];3)" office:value-type="string" office:string-value="18F" calcext:value-type="string">
            <text:p>18F</text:p>
          </table:table-cell>
          <table:table-cell table:formula="of:=MID([.A401];1;4)" office:value-type="string" office:string-value="crad" calcext:value-type="string">
            <text:p>cra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raft</text:p>
          </table:table-cell>
          <table:table-cell table:style-name="ce25" office:value-type="float" office:value="400" calcext:value-type="float">
            <text:p>400</text:p>
          </table:table-cell>
          <table:table-cell table:style-name="ce25" table:formula="of:=CUSTOMDEZINBIN(MOD([.B402];2048))" office:value-type="string" office:string-value="00110010000" calcext:value-type="string">
            <text:p>00110010000</text:p>
          </table:table-cell>
          <table:table-cell table:formula="of:=DEC2HEX([.B402];3)" office:value-type="string" office:string-value="190" calcext:value-type="string">
            <text:p>190</text:p>
          </table:table-cell>
          <table:table-cell table:formula="of:=MID([.A402];1;4)" office:value-type="string" office:string-value="craf" calcext:value-type="string">
            <text:p>cra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ram</text:p>
          </table:table-cell>
          <table:table-cell table:style-name="ce25" office:value-type="float" office:value="401" calcext:value-type="float">
            <text:p>401</text:p>
          </table:table-cell>
          <table:table-cell table:style-name="ce25" table:formula="of:=CUSTOMDEZINBIN(MOD([.B403];2048))" office:value-type="string" office:string-value="00110010001" calcext:value-type="string">
            <text:p>00110010001</text:p>
          </table:table-cell>
          <table:table-cell table:formula="of:=DEC2HEX([.B403];3)" office:value-type="string" office:string-value="191" calcext:value-type="string">
            <text:p>191</text:p>
          </table:table-cell>
          <table:table-cell table:formula="of:=MID([.A403];1;4)" office:value-type="string" office:string-value="cram" calcext:value-type="string">
            <text:p>cra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rane</text:p>
          </table:table-cell>
          <table:table-cell table:style-name="ce25" office:value-type="float" office:value="402" calcext:value-type="float">
            <text:p>402</text:p>
          </table:table-cell>
          <table:table-cell table:style-name="ce25" table:formula="of:=CUSTOMDEZINBIN(MOD([.B404];2048))" office:value-type="string" office:string-value="00110010010" calcext:value-type="string">
            <text:p>00110010010</text:p>
          </table:table-cell>
          <table:table-cell table:formula="of:=DEC2HEX([.B404];3)" office:value-type="string" office:string-value="192" calcext:value-type="string">
            <text:p>192</text:p>
          </table:table-cell>
          <table:table-cell table:formula="of:=MID([.A404];1;4)" office:value-type="string" office:string-value="cran" calcext:value-type="string">
            <text:p>cr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rash</text:p>
          </table:table-cell>
          <table:table-cell table:style-name="ce25" office:value-type="float" office:value="403" calcext:value-type="float">
            <text:p>403</text:p>
          </table:table-cell>
          <table:table-cell table:style-name="ce25" table:formula="of:=CUSTOMDEZINBIN(MOD([.B405];2048))" office:value-type="string" office:string-value="00110010011" calcext:value-type="string">
            <text:p>00110010011</text:p>
          </table:table-cell>
          <table:table-cell table:formula="of:=DEC2HEX([.B405];3)" office:value-type="string" office:string-value="193" calcext:value-type="string">
            <text:p>193</text:p>
          </table:table-cell>
          <table:table-cell table:formula="of:=MID([.A405];1;4)" office:value-type="string" office:string-value="cras" calcext:value-type="string">
            <text:p>cra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rater</text:p>
          </table:table-cell>
          <table:table-cell table:style-name="ce25" office:value-type="float" office:value="404" calcext:value-type="float">
            <text:p>404</text:p>
          </table:table-cell>
          <table:table-cell table:style-name="ce25" table:formula="of:=CUSTOMDEZINBIN(MOD([.B406];2048))" office:value-type="string" office:string-value="00110010100" calcext:value-type="string">
            <text:p>00110010100</text:p>
          </table:table-cell>
          <table:table-cell table:formula="of:=DEC2HEX([.B406];3)" office:value-type="string" office:string-value="194" calcext:value-type="string">
            <text:p>194</text:p>
          </table:table-cell>
          <table:table-cell table:formula="of:=MID([.A406];1;4)" office:value-type="string" office:string-value="crat" calcext:value-type="string">
            <text:p>cra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rawl</text:p>
          </table:table-cell>
          <table:table-cell table:style-name="ce25" office:value-type="float" office:value="405" calcext:value-type="float">
            <text:p>405</text:p>
          </table:table-cell>
          <table:table-cell table:style-name="ce25" table:formula="of:=CUSTOMDEZINBIN(MOD([.B407];2048))" office:value-type="string" office:string-value="00110010101" calcext:value-type="string">
            <text:p>00110010101</text:p>
          </table:table-cell>
          <table:table-cell table:formula="of:=DEC2HEX([.B407];3)" office:value-type="string" office:string-value="195" calcext:value-type="string">
            <text:p>195</text:p>
          </table:table-cell>
          <table:table-cell table:formula="of:=MID([.A407];1;4)" office:value-type="string" office:string-value="craw" calcext:value-type="string">
            <text:p>craw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razy</text:p>
          </table:table-cell>
          <table:table-cell table:style-name="ce25" office:value-type="float" office:value="406" calcext:value-type="float">
            <text:p>406</text:p>
          </table:table-cell>
          <table:table-cell table:style-name="ce25" table:formula="of:=CUSTOMDEZINBIN(MOD([.B408];2048))" office:value-type="string" office:string-value="00110010110" calcext:value-type="string">
            <text:p>00110010110</text:p>
          </table:table-cell>
          <table:table-cell table:formula="of:=DEC2HEX([.B408];3)" office:value-type="string" office:string-value="196" calcext:value-type="string">
            <text:p>196</text:p>
          </table:table-cell>
          <table:table-cell table:formula="of:=MID([.A408];1;4)" office:value-type="string" office:string-value="craz" calcext:value-type="string">
            <text:p>craz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ream</text:p>
          </table:table-cell>
          <table:table-cell table:style-name="ce25" office:value-type="float" office:value="407" calcext:value-type="float">
            <text:p>407</text:p>
          </table:table-cell>
          <table:table-cell table:style-name="ce25" table:formula="of:=CUSTOMDEZINBIN(MOD([.B409];2048))" office:value-type="string" office:string-value="00110010111" calcext:value-type="string">
            <text:p>00110010111</text:p>
          </table:table-cell>
          <table:table-cell table:formula="of:=DEC2HEX([.B409];3)" office:value-type="string" office:string-value="197" calcext:value-type="string">
            <text:p>197</text:p>
          </table:table-cell>
          <table:table-cell table:formula="of:=MID([.A409];1;4)" office:value-type="string" office:string-value="crea" calcext:value-type="string">
            <text:p>cre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redit</text:p>
          </table:table-cell>
          <table:table-cell table:style-name="ce25" office:value-type="float" office:value="408" calcext:value-type="float">
            <text:p>408</text:p>
          </table:table-cell>
          <table:table-cell table:style-name="ce25" table:formula="of:=CUSTOMDEZINBIN(MOD([.B410];2048))" office:value-type="string" office:string-value="00110011000" calcext:value-type="string">
            <text:p>00110011000</text:p>
          </table:table-cell>
          <table:table-cell table:formula="of:=DEC2HEX([.B410];3)" office:value-type="string" office:string-value="198" calcext:value-type="string">
            <text:p>198</text:p>
          </table:table-cell>
          <table:table-cell table:formula="of:=MID([.A410];1;4)" office:value-type="string" office:string-value="cred" calcext:value-type="string">
            <text:p>cre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reek</text:p>
          </table:table-cell>
          <table:table-cell table:style-name="ce25" office:value-type="float" office:value="409" calcext:value-type="float">
            <text:p>409</text:p>
          </table:table-cell>
          <table:table-cell table:style-name="ce25" table:formula="of:=CUSTOMDEZINBIN(MOD([.B411];2048))" office:value-type="string" office:string-value="00110011001" calcext:value-type="string">
            <text:p>00110011001</text:p>
          </table:table-cell>
          <table:table-cell table:formula="of:=DEC2HEX([.B411];3)" office:value-type="string" office:string-value="199" calcext:value-type="string">
            <text:p>199</text:p>
          </table:table-cell>
          <table:table-cell table:formula="of:=MID([.A411];1;4)" office:value-type="string" office:string-value="cree" calcext:value-type="string">
            <text:p>cre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rew</text:p>
          </table:table-cell>
          <table:table-cell table:style-name="ce25" office:value-type="float" office:value="410" calcext:value-type="float">
            <text:p>410</text:p>
          </table:table-cell>
          <table:table-cell table:style-name="ce25" table:formula="of:=CUSTOMDEZINBIN(MOD([.B412];2048))" office:value-type="string" office:string-value="00110011010" calcext:value-type="string">
            <text:p>00110011010</text:p>
          </table:table-cell>
          <table:table-cell table:formula="of:=DEC2HEX([.B412];3)" office:value-type="string" office:string-value="19A" calcext:value-type="string">
            <text:p>19A</text:p>
          </table:table-cell>
          <table:table-cell table:formula="of:=MID([.A412];1;4)" office:value-type="string" office:string-value="crew" calcext:value-type="string">
            <text:p>crew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ricket</text:p>
          </table:table-cell>
          <table:table-cell table:style-name="ce25" office:value-type="float" office:value="411" calcext:value-type="float">
            <text:p>411</text:p>
          </table:table-cell>
          <table:table-cell table:style-name="ce25" table:formula="of:=CUSTOMDEZINBIN(MOD([.B413];2048))" office:value-type="string" office:string-value="00110011011" calcext:value-type="string">
            <text:p>00110011011</text:p>
          </table:table-cell>
          <table:table-cell table:formula="of:=DEC2HEX([.B413];3)" office:value-type="string" office:string-value="19B" calcext:value-type="string">
            <text:p>19B</text:p>
          </table:table-cell>
          <table:table-cell table:formula="of:=MID([.A413];1;4)" office:value-type="string" office:string-value="cric" calcext:value-type="string">
            <text:p>cri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rime</text:p>
          </table:table-cell>
          <table:table-cell table:style-name="ce25" office:value-type="float" office:value="412" calcext:value-type="float">
            <text:p>412</text:p>
          </table:table-cell>
          <table:table-cell table:style-name="ce25" table:formula="of:=CUSTOMDEZINBIN(MOD([.B414];2048))" office:value-type="string" office:string-value="00110011100" calcext:value-type="string">
            <text:p>00110011100</text:p>
          </table:table-cell>
          <table:table-cell table:formula="of:=DEC2HEX([.B414];3)" office:value-type="string" office:string-value="19C" calcext:value-type="string">
            <text:p>19C</text:p>
          </table:table-cell>
          <table:table-cell table:formula="of:=MID([.A414];1;4)" office:value-type="string" office:string-value="crim" calcext:value-type="string">
            <text:p>cri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risp</text:p>
          </table:table-cell>
          <table:table-cell table:style-name="ce25" office:value-type="float" office:value="413" calcext:value-type="float">
            <text:p>413</text:p>
          </table:table-cell>
          <table:table-cell table:style-name="ce25" table:formula="of:=CUSTOMDEZINBIN(MOD([.B415];2048))" office:value-type="string" office:string-value="00110011101" calcext:value-type="string">
            <text:p>00110011101</text:p>
          </table:table-cell>
          <table:table-cell table:formula="of:=DEC2HEX([.B415];3)" office:value-type="string" office:string-value="19D" calcext:value-type="string">
            <text:p>19D</text:p>
          </table:table-cell>
          <table:table-cell table:formula="of:=MID([.A415];1;4)" office:value-type="string" office:string-value="cris" calcext:value-type="string">
            <text:p>cri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ritic</text:p>
          </table:table-cell>
          <table:table-cell table:style-name="ce25" office:value-type="float" office:value="414" calcext:value-type="float">
            <text:p>414</text:p>
          </table:table-cell>
          <table:table-cell table:style-name="ce25" table:formula="of:=CUSTOMDEZINBIN(MOD([.B416];2048))" office:value-type="string" office:string-value="00110011110" calcext:value-type="string">
            <text:p>00110011110</text:p>
          </table:table-cell>
          <table:table-cell table:formula="of:=DEC2HEX([.B416];3)" office:value-type="string" office:string-value="19E" calcext:value-type="string">
            <text:p>19E</text:p>
          </table:table-cell>
          <table:table-cell table:formula="of:=MID([.A416];1;4)" office:value-type="string" office:string-value="crit" calcext:value-type="string">
            <text:p>cri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rop</text:p>
          </table:table-cell>
          <table:table-cell table:style-name="ce25" office:value-type="float" office:value="415" calcext:value-type="float">
            <text:p>415</text:p>
          </table:table-cell>
          <table:table-cell table:style-name="ce25" table:formula="of:=CUSTOMDEZINBIN(MOD([.B417];2048))" office:value-type="string" office:string-value="00110011111" calcext:value-type="string">
            <text:p>00110011111</text:p>
          </table:table-cell>
          <table:table-cell table:formula="of:=DEC2HEX([.B417];3)" office:value-type="string" office:string-value="19F" calcext:value-type="string">
            <text:p>19F</text:p>
          </table:table-cell>
          <table:table-cell table:formula="of:=MID([.A417];1;4)" office:value-type="string" office:string-value="crop" calcext:value-type="string">
            <text:p>cro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ross</text:p>
          </table:table-cell>
          <table:table-cell table:style-name="ce25" office:value-type="float" office:value="416" calcext:value-type="float">
            <text:p>416</text:p>
          </table:table-cell>
          <table:table-cell table:style-name="ce25" table:formula="of:=CUSTOMDEZINBIN(MOD([.B418];2048))" office:value-type="string" office:string-value="00110100000" calcext:value-type="string">
            <text:p>00110100000</text:p>
          </table:table-cell>
          <table:table-cell table:formula="of:=DEC2HEX([.B418];3)" office:value-type="string" office:string-value="1A0" calcext:value-type="string">
            <text:p>1A0</text:p>
          </table:table-cell>
          <table:table-cell table:formula="of:=MID([.A418];1;4)" office:value-type="string" office:string-value="cros" calcext:value-type="string">
            <text:p>cro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rouch</text:p>
          </table:table-cell>
          <table:table-cell table:style-name="ce25" office:value-type="float" office:value="417" calcext:value-type="float">
            <text:p>417</text:p>
          </table:table-cell>
          <table:table-cell table:style-name="ce25" table:formula="of:=CUSTOMDEZINBIN(MOD([.B419];2048))" office:value-type="string" office:string-value="00110100001" calcext:value-type="string">
            <text:p>00110100001</text:p>
          </table:table-cell>
          <table:table-cell table:formula="of:=DEC2HEX([.B419];3)" office:value-type="string" office:string-value="1A1" calcext:value-type="string">
            <text:p>1A1</text:p>
          </table:table-cell>
          <table:table-cell table:formula="of:=MID([.A419];1;4)" office:value-type="string" office:string-value="crou" calcext:value-type="string">
            <text:p>cro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rowd</text:p>
          </table:table-cell>
          <table:table-cell table:style-name="ce25" office:value-type="float" office:value="418" calcext:value-type="float">
            <text:p>418</text:p>
          </table:table-cell>
          <table:table-cell table:style-name="ce25" table:formula="of:=CUSTOMDEZINBIN(MOD([.B420];2048))" office:value-type="string" office:string-value="00110100010" calcext:value-type="string">
            <text:p>00110100010</text:p>
          </table:table-cell>
          <table:table-cell table:formula="of:=DEC2HEX([.B420];3)" office:value-type="string" office:string-value="1A2" calcext:value-type="string">
            <text:p>1A2</text:p>
          </table:table-cell>
          <table:table-cell table:formula="of:=MID([.A420];1;4)" office:value-type="string" office:string-value="crow" calcext:value-type="string">
            <text:p>crow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rucial</text:p>
          </table:table-cell>
          <table:table-cell table:style-name="ce25" office:value-type="float" office:value="419" calcext:value-type="float">
            <text:p>419</text:p>
          </table:table-cell>
          <table:table-cell table:style-name="ce25" table:formula="of:=CUSTOMDEZINBIN(MOD([.B421];2048))" office:value-type="string" office:string-value="00110100011" calcext:value-type="string">
            <text:p>00110100011</text:p>
          </table:table-cell>
          <table:table-cell table:formula="of:=DEC2HEX([.B421];3)" office:value-type="string" office:string-value="1A3" calcext:value-type="string">
            <text:p>1A3</text:p>
          </table:table-cell>
          <table:table-cell table:formula="of:=MID([.A421];1;4)" office:value-type="string" office:string-value="cruc" calcext:value-type="string">
            <text:p>cru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ruel</text:p>
          </table:table-cell>
          <table:table-cell table:style-name="ce25" office:value-type="float" office:value="420" calcext:value-type="float">
            <text:p>420</text:p>
          </table:table-cell>
          <table:table-cell table:style-name="ce25" table:formula="of:=CUSTOMDEZINBIN(MOD([.B422];2048))" office:value-type="string" office:string-value="00110100100" calcext:value-type="string">
            <text:p>00110100100</text:p>
          </table:table-cell>
          <table:table-cell table:formula="of:=DEC2HEX([.B422];3)" office:value-type="string" office:string-value="1A4" calcext:value-type="string">
            <text:p>1A4</text:p>
          </table:table-cell>
          <table:table-cell table:formula="of:=MID([.A422];1;4)" office:value-type="string" office:string-value="crue" calcext:value-type="string">
            <text:p>c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ruise</text:p>
          </table:table-cell>
          <table:table-cell table:style-name="ce25" office:value-type="float" office:value="421" calcext:value-type="float">
            <text:p>421</text:p>
          </table:table-cell>
          <table:table-cell table:style-name="ce25" table:formula="of:=CUSTOMDEZINBIN(MOD([.B423];2048))" office:value-type="string" office:string-value="00110100101" calcext:value-type="string">
            <text:p>00110100101</text:p>
          </table:table-cell>
          <table:table-cell table:formula="of:=DEC2HEX([.B423];3)" office:value-type="string" office:string-value="1A5" calcext:value-type="string">
            <text:p>1A5</text:p>
          </table:table-cell>
          <table:table-cell table:formula="of:=MID([.A423];1;4)" office:value-type="string" office:string-value="crui" calcext:value-type="string">
            <text:p>cru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rumble</text:p>
          </table:table-cell>
          <table:table-cell table:style-name="ce25" office:value-type="float" office:value="422" calcext:value-type="float">
            <text:p>422</text:p>
          </table:table-cell>
          <table:table-cell table:style-name="ce25" table:formula="of:=CUSTOMDEZINBIN(MOD([.B424];2048))" office:value-type="string" office:string-value="00110100110" calcext:value-type="string">
            <text:p>00110100110</text:p>
          </table:table-cell>
          <table:table-cell table:formula="of:=DEC2HEX([.B424];3)" office:value-type="string" office:string-value="1A6" calcext:value-type="string">
            <text:p>1A6</text:p>
          </table:table-cell>
          <table:table-cell table:formula="of:=MID([.A424];1;4)" office:value-type="string" office:string-value="crum" calcext:value-type="string">
            <text:p>cru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runch</text:p>
          </table:table-cell>
          <table:table-cell table:style-name="ce25" office:value-type="float" office:value="423" calcext:value-type="float">
            <text:p>423</text:p>
          </table:table-cell>
          <table:table-cell table:style-name="ce25" table:formula="of:=CUSTOMDEZINBIN(MOD([.B425];2048))" office:value-type="string" office:string-value="00110100111" calcext:value-type="string">
            <text:p>00110100111</text:p>
          </table:table-cell>
          <table:table-cell table:formula="of:=DEC2HEX([.B425];3)" office:value-type="string" office:string-value="1A7" calcext:value-type="string">
            <text:p>1A7</text:p>
          </table:table-cell>
          <table:table-cell table:formula="of:=MID([.A425];1;4)" office:value-type="string" office:string-value="crun" calcext:value-type="string">
            <text:p>cru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rush</text:p>
          </table:table-cell>
          <table:table-cell table:style-name="ce25" office:value-type="float" office:value="424" calcext:value-type="float">
            <text:p>424</text:p>
          </table:table-cell>
          <table:table-cell table:style-name="ce25" table:formula="of:=CUSTOMDEZINBIN(MOD([.B426];2048))" office:value-type="string" office:string-value="00110101000" calcext:value-type="string">
            <text:p>00110101000</text:p>
          </table:table-cell>
          <table:table-cell table:formula="of:=DEC2HEX([.B426];3)" office:value-type="string" office:string-value="1A8" calcext:value-type="string">
            <text:p>1A8</text:p>
          </table:table-cell>
          <table:table-cell table:formula="of:=MID([.A426];1;4)" office:value-type="string" office:string-value="crus" calcext:value-type="string">
            <text:p>cru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ry</text:p>
          </table:table-cell>
          <table:table-cell table:style-name="ce25" office:value-type="float" office:value="425" calcext:value-type="float">
            <text:p>425</text:p>
          </table:table-cell>
          <table:table-cell table:style-name="ce25" table:formula="of:=CUSTOMDEZINBIN(MOD([.B427];2048))" office:value-type="string" office:string-value="00110101001" calcext:value-type="string">
            <text:p>00110101001</text:p>
          </table:table-cell>
          <table:table-cell table:formula="of:=DEC2HEX([.B427];3)" office:value-type="string" office:string-value="1A9" calcext:value-type="string">
            <text:p>1A9</text:p>
          </table:table-cell>
          <table:table-cell table:formula="of:=MID([.A427];1;4)" office:value-type="string" office:string-value="cry" calcext:value-type="string">
            <text:p>cr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rystal</text:p>
          </table:table-cell>
          <table:table-cell table:style-name="ce25" office:value-type="float" office:value="426" calcext:value-type="float">
            <text:p>426</text:p>
          </table:table-cell>
          <table:table-cell table:style-name="ce25" table:formula="of:=CUSTOMDEZINBIN(MOD([.B428];2048))" office:value-type="string" office:string-value="00110101010" calcext:value-type="string">
            <text:p>00110101010</text:p>
          </table:table-cell>
          <table:table-cell table:formula="of:=DEC2HEX([.B428];3)" office:value-type="string" office:string-value="1AA" calcext:value-type="string">
            <text:p>1AA</text:p>
          </table:table-cell>
          <table:table-cell table:formula="of:=MID([.A428];1;4)" office:value-type="string" office:string-value="crys" calcext:value-type="string">
            <text:p>cry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ube</text:p>
          </table:table-cell>
          <table:table-cell table:style-name="ce25" office:value-type="float" office:value="427" calcext:value-type="float">
            <text:p>427</text:p>
          </table:table-cell>
          <table:table-cell table:style-name="ce25" table:formula="of:=CUSTOMDEZINBIN(MOD([.B429];2048))" office:value-type="string" office:string-value="00110101011" calcext:value-type="string">
            <text:p>00110101011</text:p>
          </table:table-cell>
          <table:table-cell table:formula="of:=DEC2HEX([.B429];3)" office:value-type="string" office:string-value="1AB" calcext:value-type="string">
            <text:p>1AB</text:p>
          </table:table-cell>
          <table:table-cell table:formula="of:=MID([.A429];1;4)" office:value-type="string" office:string-value="cube" calcext:value-type="string">
            <text:p>cub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ulture</text:p>
          </table:table-cell>
          <table:table-cell table:style-name="ce25" office:value-type="float" office:value="428" calcext:value-type="float">
            <text:p>428</text:p>
          </table:table-cell>
          <table:table-cell table:style-name="ce25" table:formula="of:=CUSTOMDEZINBIN(MOD([.B430];2048))" office:value-type="string" office:string-value="00110101100" calcext:value-type="string">
            <text:p>00110101100</text:p>
          </table:table-cell>
          <table:table-cell table:formula="of:=DEC2HEX([.B430];3)" office:value-type="string" office:string-value="1AC" calcext:value-type="string">
            <text:p>1AC</text:p>
          </table:table-cell>
          <table:table-cell table:formula="of:=MID([.A430];1;4)" office:value-type="string" office:string-value="cult" calcext:value-type="string">
            <text:p>cul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up</text:p>
          </table:table-cell>
          <table:table-cell table:style-name="ce25" office:value-type="float" office:value="429" calcext:value-type="float">
            <text:p>429</text:p>
          </table:table-cell>
          <table:table-cell table:style-name="ce25" table:formula="of:=CUSTOMDEZINBIN(MOD([.B431];2048))" office:value-type="string" office:string-value="00110101101" calcext:value-type="string">
            <text:p>00110101101</text:p>
          </table:table-cell>
          <table:table-cell table:formula="of:=DEC2HEX([.B431];3)" office:value-type="string" office:string-value="1AD" calcext:value-type="string">
            <text:p>1AD</text:p>
          </table:table-cell>
          <table:table-cell table:formula="of:=MID([.A431];1;4)" office:value-type="string" office:string-value="cup" calcext:value-type="string">
            <text:p>cu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upboard</text:p>
          </table:table-cell>
          <table:table-cell table:style-name="ce25" office:value-type="float" office:value="430" calcext:value-type="float">
            <text:p>430</text:p>
          </table:table-cell>
          <table:table-cell table:style-name="ce25" table:formula="of:=CUSTOMDEZINBIN(MOD([.B432];2048))" office:value-type="string" office:string-value="00110101110" calcext:value-type="string">
            <text:p>00110101110</text:p>
          </table:table-cell>
          <table:table-cell table:formula="of:=DEC2HEX([.B432];3)" office:value-type="string" office:string-value="1AE" calcext:value-type="string">
            <text:p>1AE</text:p>
          </table:table-cell>
          <table:table-cell table:formula="of:=MID([.A432];1;4)" office:value-type="string" office:string-value="cupb" calcext:value-type="string">
            <text:p>cup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urious</text:p>
          </table:table-cell>
          <table:table-cell table:style-name="ce25" office:value-type="float" office:value="431" calcext:value-type="float">
            <text:p>431</text:p>
          </table:table-cell>
          <table:table-cell table:style-name="ce25" table:formula="of:=CUSTOMDEZINBIN(MOD([.B433];2048))" office:value-type="string" office:string-value="00110101111" calcext:value-type="string">
            <text:p>00110101111</text:p>
          </table:table-cell>
          <table:table-cell table:formula="of:=DEC2HEX([.B433];3)" office:value-type="string" office:string-value="1AF" calcext:value-type="string">
            <text:p>1AF</text:p>
          </table:table-cell>
          <table:table-cell table:formula="of:=MID([.A433];1;4)" office:value-type="string" office:string-value="curi" calcext:value-type="string">
            <text:p>cur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urrent</text:p>
          </table:table-cell>
          <table:table-cell table:style-name="ce25" office:value-type="float" office:value="432" calcext:value-type="float">
            <text:p>432</text:p>
          </table:table-cell>
          <table:table-cell table:style-name="ce25" table:formula="of:=CUSTOMDEZINBIN(MOD([.B434];2048))" office:value-type="string" office:string-value="00110110000" calcext:value-type="string">
            <text:p>00110110000</text:p>
          </table:table-cell>
          <table:table-cell table:formula="of:=DEC2HEX([.B434];3)" office:value-type="string" office:string-value="1B0" calcext:value-type="string">
            <text:p>1B0</text:p>
          </table:table-cell>
          <table:table-cell table:formula="of:=MID([.A434];1;4)" office:value-type="string" office:string-value="curr" calcext:value-type="string">
            <text:p>cur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urtain</text:p>
          </table:table-cell>
          <table:table-cell table:style-name="ce25" office:value-type="float" office:value="433" calcext:value-type="float">
            <text:p>433</text:p>
          </table:table-cell>
          <table:table-cell table:style-name="ce25" table:formula="of:=CUSTOMDEZINBIN(MOD([.B435];2048))" office:value-type="string" office:string-value="00110110001" calcext:value-type="string">
            <text:p>00110110001</text:p>
          </table:table-cell>
          <table:table-cell table:formula="of:=DEC2HEX([.B435];3)" office:value-type="string" office:string-value="1B1" calcext:value-type="string">
            <text:p>1B1</text:p>
          </table:table-cell>
          <table:table-cell table:formula="of:=MID([.A435];1;4)" office:value-type="string" office:string-value="curt" calcext:value-type="string">
            <text:p>cur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urve</text:p>
          </table:table-cell>
          <table:table-cell table:style-name="ce25" office:value-type="float" office:value="434" calcext:value-type="float">
            <text:p>434</text:p>
          </table:table-cell>
          <table:table-cell table:style-name="ce25" table:formula="of:=CUSTOMDEZINBIN(MOD([.B436];2048))" office:value-type="string" office:string-value="00110110010" calcext:value-type="string">
            <text:p>00110110010</text:p>
          </table:table-cell>
          <table:table-cell table:formula="of:=DEC2HEX([.B436];3)" office:value-type="string" office:string-value="1B2" calcext:value-type="string">
            <text:p>1B2</text:p>
          </table:table-cell>
          <table:table-cell table:formula="of:=MID([.A436];1;4)" office:value-type="string" office:string-value="curv" calcext:value-type="string">
            <text:p>curv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ushion</text:p>
          </table:table-cell>
          <table:table-cell table:style-name="ce25" office:value-type="float" office:value="435" calcext:value-type="float">
            <text:p>435</text:p>
          </table:table-cell>
          <table:table-cell table:style-name="ce25" table:formula="of:=CUSTOMDEZINBIN(MOD([.B437];2048))" office:value-type="string" office:string-value="00110110011" calcext:value-type="string">
            <text:p>00110110011</text:p>
          </table:table-cell>
          <table:table-cell table:formula="of:=DEC2HEX([.B437];3)" office:value-type="string" office:string-value="1B3" calcext:value-type="string">
            <text:p>1B3</text:p>
          </table:table-cell>
          <table:table-cell table:formula="of:=MID([.A437];1;4)" office:value-type="string" office:string-value="cush" calcext:value-type="string">
            <text:p>cus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ustom</text:p>
          </table:table-cell>
          <table:table-cell table:style-name="ce25" office:value-type="float" office:value="436" calcext:value-type="float">
            <text:p>436</text:p>
          </table:table-cell>
          <table:table-cell table:style-name="ce25" table:formula="of:=CUSTOMDEZINBIN(MOD([.B438];2048))" office:value-type="string" office:string-value="00110110100" calcext:value-type="string">
            <text:p>00110110100</text:p>
          </table:table-cell>
          <table:table-cell table:formula="of:=DEC2HEX([.B438];3)" office:value-type="string" office:string-value="1B4" calcext:value-type="string">
            <text:p>1B4</text:p>
          </table:table-cell>
          <table:table-cell table:formula="of:=MID([.A438];1;4)" office:value-type="string" office:string-value="cust" calcext:value-type="string">
            <text:p>cu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ute</text:p>
          </table:table-cell>
          <table:table-cell table:style-name="ce25" office:value-type="float" office:value="437" calcext:value-type="float">
            <text:p>437</text:p>
          </table:table-cell>
          <table:table-cell table:style-name="ce25" table:formula="of:=CUSTOMDEZINBIN(MOD([.B439];2048))" office:value-type="string" office:string-value="00110110101" calcext:value-type="string">
            <text:p>00110110101</text:p>
          </table:table-cell>
          <table:table-cell table:formula="of:=DEC2HEX([.B439];3)" office:value-type="string" office:string-value="1B5" calcext:value-type="string">
            <text:p>1B5</text:p>
          </table:table-cell>
          <table:table-cell table:formula="of:=MID([.A439];1;4)" office:value-type="string" office:string-value="cute" calcext:value-type="string">
            <text:p>cut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ycle</text:p>
          </table:table-cell>
          <table:table-cell table:style-name="ce25" office:value-type="float" office:value="438" calcext:value-type="float">
            <text:p>438</text:p>
          </table:table-cell>
          <table:table-cell table:style-name="ce25" table:formula="of:=CUSTOMDEZINBIN(MOD([.B440];2048))" office:value-type="string" office:string-value="00110110110" calcext:value-type="string">
            <text:p>00110110110</text:p>
          </table:table-cell>
          <table:table-cell table:formula="of:=DEC2HEX([.B440];3)" office:value-type="string" office:string-value="1B6" calcext:value-type="string">
            <text:p>1B6</text:p>
          </table:table-cell>
          <table:table-cell table:formula="of:=MID([.A440];1;4)" office:value-type="string" office:string-value="cycl" calcext:value-type="string">
            <text:p>cyc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ad</text:p>
          </table:table-cell>
          <table:table-cell table:style-name="ce25" office:value-type="float" office:value="439" calcext:value-type="float">
            <text:p>439</text:p>
          </table:table-cell>
          <table:table-cell table:style-name="ce25" table:formula="of:=CUSTOMDEZINBIN(MOD([.B441];2048))" office:value-type="string" office:string-value="00110110111" calcext:value-type="string">
            <text:p>00110110111</text:p>
          </table:table-cell>
          <table:table-cell table:formula="of:=DEC2HEX([.B441];3)" office:value-type="string" office:string-value="1B7" calcext:value-type="string">
            <text:p>1B7</text:p>
          </table:table-cell>
          <table:table-cell table:formula="of:=MID([.A441];1;4)" office:value-type="string" office:string-value="dad" calcext:value-type="string">
            <text:p>da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amage</text:p>
          </table:table-cell>
          <table:table-cell table:style-name="ce25" office:value-type="float" office:value="440" calcext:value-type="float">
            <text:p>440</text:p>
          </table:table-cell>
          <table:table-cell table:style-name="ce25" table:formula="of:=CUSTOMDEZINBIN(MOD([.B442];2048))" office:value-type="string" office:string-value="00110111000" calcext:value-type="string">
            <text:p>00110111000</text:p>
          </table:table-cell>
          <table:table-cell table:formula="of:=DEC2HEX([.B442];3)" office:value-type="string" office:string-value="1B8" calcext:value-type="string">
            <text:p>1B8</text:p>
          </table:table-cell>
          <table:table-cell table:formula="of:=MID([.A442];1;4)" office:value-type="string" office:string-value="dama" calcext:value-type="string">
            <text:p>dam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amp</text:p>
          </table:table-cell>
          <table:table-cell table:style-name="ce25" office:value-type="float" office:value="441" calcext:value-type="float">
            <text:p>441</text:p>
          </table:table-cell>
          <table:table-cell table:style-name="ce25" table:formula="of:=CUSTOMDEZINBIN(MOD([.B443];2048))" office:value-type="string" office:string-value="00110111001" calcext:value-type="string">
            <text:p>00110111001</text:p>
          </table:table-cell>
          <table:table-cell table:formula="of:=DEC2HEX([.B443];3)" office:value-type="string" office:string-value="1B9" calcext:value-type="string">
            <text:p>1B9</text:p>
          </table:table-cell>
          <table:table-cell table:formula="of:=MID([.A443];1;4)" office:value-type="string" office:string-value="damp" calcext:value-type="string">
            <text:p>dam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ance</text:p>
          </table:table-cell>
          <table:table-cell table:style-name="ce25" office:value-type="float" office:value="442" calcext:value-type="float">
            <text:p>442</text:p>
          </table:table-cell>
          <table:table-cell table:style-name="ce25" table:formula="of:=CUSTOMDEZINBIN(MOD([.B444];2048))" office:value-type="string" office:string-value="00110111010" calcext:value-type="string">
            <text:p>00110111010</text:p>
          </table:table-cell>
          <table:table-cell table:formula="of:=DEC2HEX([.B444];3)" office:value-type="string" office:string-value="1BA" calcext:value-type="string">
            <text:p>1BA</text:p>
          </table:table-cell>
          <table:table-cell table:formula="of:=MID([.A444];1;4)" office:value-type="string" office:string-value="danc" calcext:value-type="string">
            <text:p>dan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anger</text:p>
          </table:table-cell>
          <table:table-cell table:style-name="ce25" office:value-type="float" office:value="443" calcext:value-type="float">
            <text:p>443</text:p>
          </table:table-cell>
          <table:table-cell table:style-name="ce25" table:formula="of:=CUSTOMDEZINBIN(MOD([.B445];2048))" office:value-type="string" office:string-value="00110111011" calcext:value-type="string">
            <text:p>00110111011</text:p>
          </table:table-cell>
          <table:table-cell table:formula="of:=DEC2HEX([.B445];3)" office:value-type="string" office:string-value="1BB" calcext:value-type="string">
            <text:p>1BB</text:p>
          </table:table-cell>
          <table:table-cell table:formula="of:=MID([.A445];1;4)" office:value-type="string" office:string-value="dang" calcext:value-type="string">
            <text:p>dan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aring</text:p>
          </table:table-cell>
          <table:table-cell table:style-name="ce25" office:value-type="float" office:value="444" calcext:value-type="float">
            <text:p>444</text:p>
          </table:table-cell>
          <table:table-cell table:style-name="ce25" table:formula="of:=CUSTOMDEZINBIN(MOD([.B446];2048))" office:value-type="string" office:string-value="00110111100" calcext:value-type="string">
            <text:p>00110111100</text:p>
          </table:table-cell>
          <table:table-cell table:formula="of:=DEC2HEX([.B446];3)" office:value-type="string" office:string-value="1BC" calcext:value-type="string">
            <text:p>1BC</text:p>
          </table:table-cell>
          <table:table-cell table:formula="of:=MID([.A446];1;4)" office:value-type="string" office:string-value="dari" calcext:value-type="string">
            <text:p>dar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ash</text:p>
          </table:table-cell>
          <table:table-cell table:style-name="ce25" office:value-type="float" office:value="445" calcext:value-type="float">
            <text:p>445</text:p>
          </table:table-cell>
          <table:table-cell table:style-name="ce25" table:formula="of:=CUSTOMDEZINBIN(MOD([.B447];2048))" office:value-type="string" office:string-value="00110111101" calcext:value-type="string">
            <text:p>00110111101</text:p>
          </table:table-cell>
          <table:table-cell table:formula="of:=DEC2HEX([.B447];3)" office:value-type="string" office:string-value="1BD" calcext:value-type="string">
            <text:p>1BD</text:p>
          </table:table-cell>
          <table:table-cell table:formula="of:=MID([.A447];1;4)" office:value-type="string" office:string-value="dash" calcext:value-type="string">
            <text:p>das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aughter</text:p>
          </table:table-cell>
          <table:table-cell table:style-name="ce25" office:value-type="float" office:value="446" calcext:value-type="float">
            <text:p>446</text:p>
          </table:table-cell>
          <table:table-cell table:style-name="ce25" table:formula="of:=CUSTOMDEZINBIN(MOD([.B448];2048))" office:value-type="string" office:string-value="00110111110" calcext:value-type="string">
            <text:p>00110111110</text:p>
          </table:table-cell>
          <table:table-cell table:formula="of:=DEC2HEX([.B448];3)" office:value-type="string" office:string-value="1BE" calcext:value-type="string">
            <text:p>1BE</text:p>
          </table:table-cell>
          <table:table-cell table:formula="of:=MID([.A448];1;4)" office:value-type="string" office:string-value="daug" calcext:value-type="string">
            <text:p>dau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awn</text:p>
          </table:table-cell>
          <table:table-cell table:style-name="ce25" office:value-type="float" office:value="447" calcext:value-type="float">
            <text:p>447</text:p>
          </table:table-cell>
          <table:table-cell table:style-name="ce25" table:formula="of:=CUSTOMDEZINBIN(MOD([.B449];2048))" office:value-type="string" office:string-value="00110111111" calcext:value-type="string">
            <text:p>00110111111</text:p>
          </table:table-cell>
          <table:table-cell table:formula="of:=DEC2HEX([.B449];3)" office:value-type="string" office:string-value="1BF" calcext:value-type="string">
            <text:p>1BF</text:p>
          </table:table-cell>
          <table:table-cell table:formula="of:=MID([.A449];1;4)" office:value-type="string" office:string-value="dawn" calcext:value-type="string">
            <text:p>daw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ay</text:p>
          </table:table-cell>
          <table:table-cell table:style-name="ce25" office:value-type="float" office:value="448" calcext:value-type="float">
            <text:p>448</text:p>
          </table:table-cell>
          <table:table-cell table:style-name="ce25" table:formula="of:=CUSTOMDEZINBIN(MOD([.B450];2048))" office:value-type="string" office:string-value="00111000000" calcext:value-type="string">
            <text:p>00111000000</text:p>
          </table:table-cell>
          <table:table-cell table:formula="of:=DEC2HEX([.B450];3)" office:value-type="string" office:string-value="1C0" calcext:value-type="string">
            <text:p>1C0</text:p>
          </table:table-cell>
          <table:table-cell table:formula="of:=MID([.A450];1;4)" office:value-type="string" office:string-value="day" calcext:value-type="string">
            <text:p>da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al</text:p>
          </table:table-cell>
          <table:table-cell table:style-name="ce25" office:value-type="float" office:value="449" calcext:value-type="float">
            <text:p>449</text:p>
          </table:table-cell>
          <table:table-cell table:style-name="ce25" table:formula="of:=CUSTOMDEZINBIN(MOD([.B451];2048))" office:value-type="string" office:string-value="00111000001" calcext:value-type="string">
            <text:p>00111000001</text:p>
          </table:table-cell>
          <table:table-cell table:formula="of:=DEC2HEX([.B451];3)" office:value-type="string" office:string-value="1C1" calcext:value-type="string">
            <text:p>1C1</text:p>
          </table:table-cell>
          <table:table-cell table:formula="of:=MID([.A451];1;4)" office:value-type="string" office:string-value="deal" calcext:value-type="string">
            <text:p>dea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bate</text:p>
          </table:table-cell>
          <table:table-cell table:style-name="ce25" office:value-type="float" office:value="450" calcext:value-type="float">
            <text:p>450</text:p>
          </table:table-cell>
          <table:table-cell table:style-name="ce25" table:formula="of:=CUSTOMDEZINBIN(MOD([.B452];2048))" office:value-type="string" office:string-value="00111000010" calcext:value-type="string">
            <text:p>00111000010</text:p>
          </table:table-cell>
          <table:table-cell table:formula="of:=DEC2HEX([.B452];3)" office:value-type="string" office:string-value="1C2" calcext:value-type="string">
            <text:p>1C2</text:p>
          </table:table-cell>
          <table:table-cell table:formula="of:=MID([.A452];1;4)" office:value-type="string" office:string-value="deba" calcext:value-type="string">
            <text:p>deb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bris</text:p>
          </table:table-cell>
          <table:table-cell table:style-name="ce25" office:value-type="float" office:value="451" calcext:value-type="float">
            <text:p>451</text:p>
          </table:table-cell>
          <table:table-cell table:style-name="ce25" table:formula="of:=CUSTOMDEZINBIN(MOD([.B453];2048))" office:value-type="string" office:string-value="00111000011" calcext:value-type="string">
            <text:p>00111000011</text:p>
          </table:table-cell>
          <table:table-cell table:formula="of:=DEC2HEX([.B453];3)" office:value-type="string" office:string-value="1C3" calcext:value-type="string">
            <text:p>1C3</text:p>
          </table:table-cell>
          <table:table-cell table:formula="of:=MID([.A453];1;4)" office:value-type="string" office:string-value="debr" calcext:value-type="string">
            <text:p>deb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cade</text:p>
          </table:table-cell>
          <table:table-cell table:style-name="ce25" office:value-type="float" office:value="452" calcext:value-type="float">
            <text:p>452</text:p>
          </table:table-cell>
          <table:table-cell table:style-name="ce25" table:formula="of:=CUSTOMDEZINBIN(MOD([.B454];2048))" office:value-type="string" office:string-value="00111000100" calcext:value-type="string">
            <text:p>00111000100</text:p>
          </table:table-cell>
          <table:table-cell table:formula="of:=DEC2HEX([.B454];3)" office:value-type="string" office:string-value="1C4" calcext:value-type="string">
            <text:p>1C4</text:p>
          </table:table-cell>
          <table:table-cell table:formula="of:=MID([.A454];1;4)" office:value-type="string" office:string-value="deca" calcext:value-type="string">
            <text:p>dec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cember</text:p>
          </table:table-cell>
          <table:table-cell table:style-name="ce25" office:value-type="float" office:value="453" calcext:value-type="float">
            <text:p>453</text:p>
          </table:table-cell>
          <table:table-cell table:style-name="ce25" table:formula="of:=CUSTOMDEZINBIN(MOD([.B455];2048))" office:value-type="string" office:string-value="00111000101" calcext:value-type="string">
            <text:p>00111000101</text:p>
          </table:table-cell>
          <table:table-cell table:formula="of:=DEC2HEX([.B455];3)" office:value-type="string" office:string-value="1C5" calcext:value-type="string">
            <text:p>1C5</text:p>
          </table:table-cell>
          <table:table-cell table:formula="of:=MID([.A455];1;4)" office:value-type="string" office:string-value="dece" calcext:value-type="string">
            <text:p>dec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cide</text:p>
          </table:table-cell>
          <table:table-cell table:style-name="ce25" office:value-type="float" office:value="454" calcext:value-type="float">
            <text:p>454</text:p>
          </table:table-cell>
          <table:table-cell table:style-name="ce25" table:formula="of:=CUSTOMDEZINBIN(MOD([.B456];2048))" office:value-type="string" office:string-value="00111000110" calcext:value-type="string">
            <text:p>00111000110</text:p>
          </table:table-cell>
          <table:table-cell table:formula="of:=DEC2HEX([.B456];3)" office:value-type="string" office:string-value="1C6" calcext:value-type="string">
            <text:p>1C6</text:p>
          </table:table-cell>
          <table:table-cell table:formula="of:=MID([.A456];1;4)" office:value-type="string" office:string-value="deci" calcext:value-type="string">
            <text:p>dec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cline</text:p>
          </table:table-cell>
          <table:table-cell table:style-name="ce25" office:value-type="float" office:value="455" calcext:value-type="float">
            <text:p>455</text:p>
          </table:table-cell>
          <table:table-cell table:style-name="ce25" table:formula="of:=CUSTOMDEZINBIN(MOD([.B457];2048))" office:value-type="string" office:string-value="00111000111" calcext:value-type="string">
            <text:p>00111000111</text:p>
          </table:table-cell>
          <table:table-cell table:formula="of:=DEC2HEX([.B457];3)" office:value-type="string" office:string-value="1C7" calcext:value-type="string">
            <text:p>1C7</text:p>
          </table:table-cell>
          <table:table-cell table:formula="of:=MID([.A457];1;4)" office:value-type="string" office:string-value="decl" calcext:value-type="string">
            <text:p>dec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corate</text:p>
          </table:table-cell>
          <table:table-cell table:style-name="ce25" office:value-type="float" office:value="456" calcext:value-type="float">
            <text:p>456</text:p>
          </table:table-cell>
          <table:table-cell table:style-name="ce25" table:formula="of:=CUSTOMDEZINBIN(MOD([.B458];2048))" office:value-type="string" office:string-value="00111001000" calcext:value-type="string">
            <text:p>00111001000</text:p>
          </table:table-cell>
          <table:table-cell table:formula="of:=DEC2HEX([.B458];3)" office:value-type="string" office:string-value="1C8" calcext:value-type="string">
            <text:p>1C8</text:p>
          </table:table-cell>
          <table:table-cell table:formula="of:=MID([.A458];1;4)" office:value-type="string" office:string-value="deco" calcext:value-type="string">
            <text:p>dec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crease</text:p>
          </table:table-cell>
          <table:table-cell table:style-name="ce25" office:value-type="float" office:value="457" calcext:value-type="float">
            <text:p>457</text:p>
          </table:table-cell>
          <table:table-cell table:style-name="ce25" table:formula="of:=CUSTOMDEZINBIN(MOD([.B459];2048))" office:value-type="string" office:string-value="00111001001" calcext:value-type="string">
            <text:p>00111001001</text:p>
          </table:table-cell>
          <table:table-cell table:formula="of:=DEC2HEX([.B459];3)" office:value-type="string" office:string-value="1C9" calcext:value-type="string">
            <text:p>1C9</text:p>
          </table:table-cell>
          <table:table-cell table:formula="of:=MID([.A459];1;4)" office:value-type="string" office:string-value="decr" calcext:value-type="string">
            <text:p>dec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er</text:p>
          </table:table-cell>
          <table:table-cell table:style-name="ce25" office:value-type="float" office:value="458" calcext:value-type="float">
            <text:p>458</text:p>
          </table:table-cell>
          <table:table-cell table:style-name="ce25" table:formula="of:=CUSTOMDEZINBIN(MOD([.B460];2048))" office:value-type="string" office:string-value="00111001010" calcext:value-type="string">
            <text:p>00111001010</text:p>
          </table:table-cell>
          <table:table-cell table:formula="of:=DEC2HEX([.B460];3)" office:value-type="string" office:string-value="1CA" calcext:value-type="string">
            <text:p>1CA</text:p>
          </table:table-cell>
          <table:table-cell table:formula="of:=MID([.A460];1;4)" office:value-type="string" office:string-value="deer" calcext:value-type="string">
            <text:p>dee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fense</text:p>
          </table:table-cell>
          <table:table-cell table:style-name="ce25" office:value-type="float" office:value="459" calcext:value-type="float">
            <text:p>459</text:p>
          </table:table-cell>
          <table:table-cell table:style-name="ce25" table:formula="of:=CUSTOMDEZINBIN(MOD([.B461];2048))" office:value-type="string" office:string-value="00111001011" calcext:value-type="string">
            <text:p>00111001011</text:p>
          </table:table-cell>
          <table:table-cell table:formula="of:=DEC2HEX([.B461];3)" office:value-type="string" office:string-value="1CB" calcext:value-type="string">
            <text:p>1CB</text:p>
          </table:table-cell>
          <table:table-cell table:formula="of:=MID([.A461];1;4)" office:value-type="string" office:string-value="defe" calcext:value-type="string">
            <text:p>def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fine</text:p>
          </table:table-cell>
          <table:table-cell table:style-name="ce25" office:value-type="float" office:value="460" calcext:value-type="float">
            <text:p>460</text:p>
          </table:table-cell>
          <table:table-cell table:style-name="ce25" table:formula="of:=CUSTOMDEZINBIN(MOD([.B462];2048))" office:value-type="string" office:string-value="00111001100" calcext:value-type="string">
            <text:p>00111001100</text:p>
          </table:table-cell>
          <table:table-cell table:formula="of:=DEC2HEX([.B462];3)" office:value-type="string" office:string-value="1CC" calcext:value-type="string">
            <text:p>1CC</text:p>
          </table:table-cell>
          <table:table-cell table:formula="of:=MID([.A462];1;4)" office:value-type="string" office:string-value="defi" calcext:value-type="string">
            <text:p>def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fy</text:p>
          </table:table-cell>
          <table:table-cell table:style-name="ce25" office:value-type="float" office:value="461" calcext:value-type="float">
            <text:p>461</text:p>
          </table:table-cell>
          <table:table-cell table:style-name="ce25" table:formula="of:=CUSTOMDEZINBIN(MOD([.B463];2048))" office:value-type="string" office:string-value="00111001101" calcext:value-type="string">
            <text:p>00111001101</text:p>
          </table:table-cell>
          <table:table-cell table:formula="of:=DEC2HEX([.B463];3)" office:value-type="string" office:string-value="1CD" calcext:value-type="string">
            <text:p>1CD</text:p>
          </table:table-cell>
          <table:table-cell table:formula="of:=MID([.A463];1;4)" office:value-type="string" office:string-value="defy" calcext:value-type="string">
            <text:p>def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gree</text:p>
          </table:table-cell>
          <table:table-cell table:style-name="ce25" office:value-type="float" office:value="462" calcext:value-type="float">
            <text:p>462</text:p>
          </table:table-cell>
          <table:table-cell table:style-name="ce25" table:formula="of:=CUSTOMDEZINBIN(MOD([.B464];2048))" office:value-type="string" office:string-value="00111001110" calcext:value-type="string">
            <text:p>00111001110</text:p>
          </table:table-cell>
          <table:table-cell table:formula="of:=DEC2HEX([.B464];3)" office:value-type="string" office:string-value="1CE" calcext:value-type="string">
            <text:p>1CE</text:p>
          </table:table-cell>
          <table:table-cell table:formula="of:=MID([.A464];1;4)" office:value-type="string" office:string-value="degr" calcext:value-type="string">
            <text:p>deg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lay</text:p>
          </table:table-cell>
          <table:table-cell table:style-name="ce25" office:value-type="float" office:value="463" calcext:value-type="float">
            <text:p>463</text:p>
          </table:table-cell>
          <table:table-cell table:style-name="ce25" table:formula="of:=CUSTOMDEZINBIN(MOD([.B465];2048))" office:value-type="string" office:string-value="00111001111" calcext:value-type="string">
            <text:p>00111001111</text:p>
          </table:table-cell>
          <table:table-cell table:formula="of:=DEC2HEX([.B465];3)" office:value-type="string" office:string-value="1CF" calcext:value-type="string">
            <text:p>1CF</text:p>
          </table:table-cell>
          <table:table-cell table:formula="of:=MID([.A465];1;4)" office:value-type="string" office:string-value="dela" calcext:value-type="string">
            <text:p>del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liver</text:p>
          </table:table-cell>
          <table:table-cell table:style-name="ce25" office:value-type="float" office:value="464" calcext:value-type="float">
            <text:p>464</text:p>
          </table:table-cell>
          <table:table-cell table:style-name="ce25" table:formula="of:=CUSTOMDEZINBIN(MOD([.B466];2048))" office:value-type="string" office:string-value="00111010000" calcext:value-type="string">
            <text:p>00111010000</text:p>
          </table:table-cell>
          <table:table-cell table:formula="of:=DEC2HEX([.B466];3)" office:value-type="string" office:string-value="1D0" calcext:value-type="string">
            <text:p>1D0</text:p>
          </table:table-cell>
          <table:table-cell table:formula="of:=MID([.A466];1;4)" office:value-type="string" office:string-value="deli" calcext:value-type="string">
            <text:p>del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mand</text:p>
          </table:table-cell>
          <table:table-cell table:style-name="ce25" office:value-type="float" office:value="465" calcext:value-type="float">
            <text:p>465</text:p>
          </table:table-cell>
          <table:table-cell table:style-name="ce25" table:formula="of:=CUSTOMDEZINBIN(MOD([.B467];2048))" office:value-type="string" office:string-value="00111010001" calcext:value-type="string">
            <text:p>00111010001</text:p>
          </table:table-cell>
          <table:table-cell table:formula="of:=DEC2HEX([.B467];3)" office:value-type="string" office:string-value="1D1" calcext:value-type="string">
            <text:p>1D1</text:p>
          </table:table-cell>
          <table:table-cell table:formula="of:=MID([.A467];1;4)" office:value-type="string" office:string-value="dema" calcext:value-type="string">
            <text:p>dem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mise</text:p>
          </table:table-cell>
          <table:table-cell table:style-name="ce25" office:value-type="float" office:value="466" calcext:value-type="float">
            <text:p>466</text:p>
          </table:table-cell>
          <table:table-cell table:style-name="ce25" table:formula="of:=CUSTOMDEZINBIN(MOD([.B468];2048))" office:value-type="string" office:string-value="00111010010" calcext:value-type="string">
            <text:p>00111010010</text:p>
          </table:table-cell>
          <table:table-cell table:formula="of:=DEC2HEX([.B468];3)" office:value-type="string" office:string-value="1D2" calcext:value-type="string">
            <text:p>1D2</text:p>
          </table:table-cell>
          <table:table-cell table:formula="of:=MID([.A468];1;4)" office:value-type="string" office:string-value="demi" calcext:value-type="string">
            <text:p>dem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nial</text:p>
          </table:table-cell>
          <table:table-cell table:style-name="ce25" office:value-type="float" office:value="467" calcext:value-type="float">
            <text:p>467</text:p>
          </table:table-cell>
          <table:table-cell table:style-name="ce25" table:formula="of:=CUSTOMDEZINBIN(MOD([.B469];2048))" office:value-type="string" office:string-value="00111010011" calcext:value-type="string">
            <text:p>00111010011</text:p>
          </table:table-cell>
          <table:table-cell table:formula="of:=DEC2HEX([.B469];3)" office:value-type="string" office:string-value="1D3" calcext:value-type="string">
            <text:p>1D3</text:p>
          </table:table-cell>
          <table:table-cell table:formula="of:=MID([.A469];1;4)" office:value-type="string" office:string-value="deni" calcext:value-type="string">
            <text:p>den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ntist</text:p>
          </table:table-cell>
          <table:table-cell table:style-name="ce25" office:value-type="float" office:value="468" calcext:value-type="float">
            <text:p>468</text:p>
          </table:table-cell>
          <table:table-cell table:style-name="ce25" table:formula="of:=CUSTOMDEZINBIN(MOD([.B470];2048))" office:value-type="string" office:string-value="00111010100" calcext:value-type="string">
            <text:p>00111010100</text:p>
          </table:table-cell>
          <table:table-cell table:formula="of:=DEC2HEX([.B470];3)" office:value-type="string" office:string-value="1D4" calcext:value-type="string">
            <text:p>1D4</text:p>
          </table:table-cell>
          <table:table-cell table:formula="of:=MID([.A470];1;4)" office:value-type="string" office:string-value="dent" calcext:value-type="string">
            <text:p>den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ny</text:p>
          </table:table-cell>
          <table:table-cell table:style-name="ce25" office:value-type="float" office:value="469" calcext:value-type="float">
            <text:p>469</text:p>
          </table:table-cell>
          <table:table-cell table:style-name="ce25" table:formula="of:=CUSTOMDEZINBIN(MOD([.B471];2048))" office:value-type="string" office:string-value="00111010101" calcext:value-type="string">
            <text:p>00111010101</text:p>
          </table:table-cell>
          <table:table-cell table:formula="of:=DEC2HEX([.B471];3)" office:value-type="string" office:string-value="1D5" calcext:value-type="string">
            <text:p>1D5</text:p>
          </table:table-cell>
          <table:table-cell table:formula="of:=MID([.A471];1;4)" office:value-type="string" office:string-value="deny" calcext:value-type="string">
            <text:p>den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part</text:p>
          </table:table-cell>
          <table:table-cell table:style-name="ce25" office:value-type="float" office:value="470" calcext:value-type="float">
            <text:p>470</text:p>
          </table:table-cell>
          <table:table-cell table:style-name="ce25" table:formula="of:=CUSTOMDEZINBIN(MOD([.B472];2048))" office:value-type="string" office:string-value="00111010110" calcext:value-type="string">
            <text:p>00111010110</text:p>
          </table:table-cell>
          <table:table-cell table:formula="of:=DEC2HEX([.B472];3)" office:value-type="string" office:string-value="1D6" calcext:value-type="string">
            <text:p>1D6</text:p>
          </table:table-cell>
          <table:table-cell table:formula="of:=MID([.A472];1;4)" office:value-type="string" office:string-value="depa" calcext:value-type="string">
            <text:p>dep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pend</text:p>
          </table:table-cell>
          <table:table-cell table:style-name="ce25" office:value-type="float" office:value="471" calcext:value-type="float">
            <text:p>471</text:p>
          </table:table-cell>
          <table:table-cell table:style-name="ce25" table:formula="of:=CUSTOMDEZINBIN(MOD([.B473];2048))" office:value-type="string" office:string-value="00111010111" calcext:value-type="string">
            <text:p>00111010111</text:p>
          </table:table-cell>
          <table:table-cell table:formula="of:=DEC2HEX([.B473];3)" office:value-type="string" office:string-value="1D7" calcext:value-type="string">
            <text:p>1D7</text:p>
          </table:table-cell>
          <table:table-cell table:formula="of:=MID([.A473];1;4)" office:value-type="string" office:string-value="depe" calcext:value-type="string">
            <text:p>dep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posit</text:p>
          </table:table-cell>
          <table:table-cell table:style-name="ce25" office:value-type="float" office:value="472" calcext:value-type="float">
            <text:p>472</text:p>
          </table:table-cell>
          <table:table-cell table:style-name="ce25" table:formula="of:=CUSTOMDEZINBIN(MOD([.B474];2048))" office:value-type="string" office:string-value="00111011000" calcext:value-type="string">
            <text:p>00111011000</text:p>
          </table:table-cell>
          <table:table-cell table:formula="of:=DEC2HEX([.B474];3)" office:value-type="string" office:string-value="1D8" calcext:value-type="string">
            <text:p>1D8</text:p>
          </table:table-cell>
          <table:table-cell table:formula="of:=MID([.A474];1;4)" office:value-type="string" office:string-value="depo" calcext:value-type="string">
            <text:p>dep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pth</text:p>
          </table:table-cell>
          <table:table-cell table:style-name="ce25" office:value-type="float" office:value="473" calcext:value-type="float">
            <text:p>473</text:p>
          </table:table-cell>
          <table:table-cell table:style-name="ce25" table:formula="of:=CUSTOMDEZINBIN(MOD([.B475];2048))" office:value-type="string" office:string-value="00111011001" calcext:value-type="string">
            <text:p>00111011001</text:p>
          </table:table-cell>
          <table:table-cell table:formula="of:=DEC2HEX([.B475];3)" office:value-type="string" office:string-value="1D9" calcext:value-type="string">
            <text:p>1D9</text:p>
          </table:table-cell>
          <table:table-cell table:formula="of:=MID([.A475];1;4)" office:value-type="string" office:string-value="dept" calcext:value-type="string">
            <text:p>dep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puty</text:p>
          </table:table-cell>
          <table:table-cell table:style-name="ce25" office:value-type="float" office:value="474" calcext:value-type="float">
            <text:p>474</text:p>
          </table:table-cell>
          <table:table-cell table:style-name="ce25" table:formula="of:=CUSTOMDEZINBIN(MOD([.B476];2048))" office:value-type="string" office:string-value="00111011010" calcext:value-type="string">
            <text:p>00111011010</text:p>
          </table:table-cell>
          <table:table-cell table:formula="of:=DEC2HEX([.B476];3)" office:value-type="string" office:string-value="1DA" calcext:value-type="string">
            <text:p>1DA</text:p>
          </table:table-cell>
          <table:table-cell table:formula="of:=MID([.A476];1;4)" office:value-type="string" office:string-value="depu" calcext:value-type="string">
            <text:p>dep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rive</text:p>
          </table:table-cell>
          <table:table-cell table:style-name="ce25" office:value-type="float" office:value="475" calcext:value-type="float">
            <text:p>475</text:p>
          </table:table-cell>
          <table:table-cell table:style-name="ce25" table:formula="of:=CUSTOMDEZINBIN(MOD([.B477];2048))" office:value-type="string" office:string-value="00111011011" calcext:value-type="string">
            <text:p>00111011011</text:p>
          </table:table-cell>
          <table:table-cell table:formula="of:=DEC2HEX([.B477];3)" office:value-type="string" office:string-value="1DB" calcext:value-type="string">
            <text:p>1DB</text:p>
          </table:table-cell>
          <table:table-cell table:formula="of:=MID([.A477];1;4)" office:value-type="string" office:string-value="deri" calcext:value-type="string">
            <text:p>der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scribe</text:p>
          </table:table-cell>
          <table:table-cell table:style-name="ce25" office:value-type="float" office:value="476" calcext:value-type="float">
            <text:p>476</text:p>
          </table:table-cell>
          <table:table-cell table:style-name="ce25" table:formula="of:=CUSTOMDEZINBIN(MOD([.B478];2048))" office:value-type="string" office:string-value="00111011100" calcext:value-type="string">
            <text:p>00111011100</text:p>
          </table:table-cell>
          <table:table-cell table:formula="of:=DEC2HEX([.B478];3)" office:value-type="string" office:string-value="1DC" calcext:value-type="string">
            <text:p>1DC</text:p>
          </table:table-cell>
          <table:table-cell table:formula="of:=MID([.A478];1;4)" office:value-type="string" office:string-value="desc" calcext:value-type="string">
            <text:p>des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sert</text:p>
          </table:table-cell>
          <table:table-cell table:style-name="ce25" office:value-type="float" office:value="477" calcext:value-type="float">
            <text:p>477</text:p>
          </table:table-cell>
          <table:table-cell table:style-name="ce25" table:formula="of:=CUSTOMDEZINBIN(MOD([.B479];2048))" office:value-type="string" office:string-value="00111011101" calcext:value-type="string">
            <text:p>00111011101</text:p>
          </table:table-cell>
          <table:table-cell table:formula="of:=DEC2HEX([.B479];3)" office:value-type="string" office:string-value="1DD" calcext:value-type="string">
            <text:p>1DD</text:p>
          </table:table-cell>
          <table:table-cell table:formula="of:=MID([.A479];1;4)" office:value-type="string" office:string-value="dese" calcext:value-type="string">
            <text:p>de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sign</text:p>
          </table:table-cell>
          <table:table-cell table:style-name="ce25" office:value-type="float" office:value="478" calcext:value-type="float">
            <text:p>478</text:p>
          </table:table-cell>
          <table:table-cell table:style-name="ce25" table:formula="of:=CUSTOMDEZINBIN(MOD([.B480];2048))" office:value-type="string" office:string-value="00111011110" calcext:value-type="string">
            <text:p>00111011110</text:p>
          </table:table-cell>
          <table:table-cell table:formula="of:=DEC2HEX([.B480];3)" office:value-type="string" office:string-value="1DE" calcext:value-type="string">
            <text:p>1DE</text:p>
          </table:table-cell>
          <table:table-cell table:formula="of:=MID([.A480];1;4)" office:value-type="string" office:string-value="desi" calcext:value-type="string">
            <text:p>des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sk</text:p>
          </table:table-cell>
          <table:table-cell table:style-name="ce25" office:value-type="float" office:value="479" calcext:value-type="float">
            <text:p>479</text:p>
          </table:table-cell>
          <table:table-cell table:style-name="ce25" table:formula="of:=CUSTOMDEZINBIN(MOD([.B481];2048))" office:value-type="string" office:string-value="00111011111" calcext:value-type="string">
            <text:p>00111011111</text:p>
          </table:table-cell>
          <table:table-cell table:formula="of:=DEC2HEX([.B481];3)" office:value-type="string" office:string-value="1DF" calcext:value-type="string">
            <text:p>1DF</text:p>
          </table:table-cell>
          <table:table-cell table:formula="of:=MID([.A481];1;4)" office:value-type="string" office:string-value="desk" calcext:value-type="string">
            <text:p>des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spair</text:p>
          </table:table-cell>
          <table:table-cell table:style-name="ce25" office:value-type="float" office:value="480" calcext:value-type="float">
            <text:p>480</text:p>
          </table:table-cell>
          <table:table-cell table:style-name="ce25" table:formula="of:=CUSTOMDEZINBIN(MOD([.B482];2048))" office:value-type="string" office:string-value="00111100000" calcext:value-type="string">
            <text:p>00111100000</text:p>
          </table:table-cell>
          <table:table-cell table:formula="of:=DEC2HEX([.B482];3)" office:value-type="string" office:string-value="1E0" calcext:value-type="string">
            <text:p>1E0</text:p>
          </table:table-cell>
          <table:table-cell table:formula="of:=MID([.A482];1;4)" office:value-type="string" office:string-value="desp" calcext:value-type="string">
            <text:p>des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stroy</text:p>
          </table:table-cell>
          <table:table-cell table:style-name="ce25" office:value-type="float" office:value="481" calcext:value-type="float">
            <text:p>481</text:p>
          </table:table-cell>
          <table:table-cell table:style-name="ce25" table:formula="of:=CUSTOMDEZINBIN(MOD([.B483];2048))" office:value-type="string" office:string-value="00111100001" calcext:value-type="string">
            <text:p>00111100001</text:p>
          </table:table-cell>
          <table:table-cell table:formula="of:=DEC2HEX([.B483];3)" office:value-type="string" office:string-value="1E1" calcext:value-type="string">
            <text:p>1E1</text:p>
          </table:table-cell>
          <table:table-cell table:formula="of:=MID([.A483];1;4)" office:value-type="string" office:string-value="dest" calcext:value-type="string">
            <text:p>de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tail</text:p>
          </table:table-cell>
          <table:table-cell table:style-name="ce25" office:value-type="float" office:value="482" calcext:value-type="float">
            <text:p>482</text:p>
          </table:table-cell>
          <table:table-cell table:style-name="ce25" table:formula="of:=CUSTOMDEZINBIN(MOD([.B484];2048))" office:value-type="string" office:string-value="00111100010" calcext:value-type="string">
            <text:p>00111100010</text:p>
          </table:table-cell>
          <table:table-cell table:formula="of:=DEC2HEX([.B484];3)" office:value-type="string" office:string-value="1E2" calcext:value-type="string">
            <text:p>1E2</text:p>
          </table:table-cell>
          <table:table-cell table:formula="of:=MID([.A484];1;4)" office:value-type="string" office:string-value="deta" calcext:value-type="string">
            <text:p>det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tect</text:p>
          </table:table-cell>
          <table:table-cell table:style-name="ce25" office:value-type="float" office:value="483" calcext:value-type="float">
            <text:p>483</text:p>
          </table:table-cell>
          <table:table-cell table:style-name="ce25" table:formula="of:=CUSTOMDEZINBIN(MOD([.B485];2048))" office:value-type="string" office:string-value="00111100011" calcext:value-type="string">
            <text:p>00111100011</text:p>
          </table:table-cell>
          <table:table-cell table:formula="of:=DEC2HEX([.B485];3)" office:value-type="string" office:string-value="1E3" calcext:value-type="string">
            <text:p>1E3</text:p>
          </table:table-cell>
          <table:table-cell table:formula="of:=MID([.A485];1;4)" office:value-type="string" office:string-value="dete" calcext:value-type="string">
            <text:p>det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velop</text:p>
          </table:table-cell>
          <table:table-cell table:style-name="ce25" office:value-type="float" office:value="484" calcext:value-type="float">
            <text:p>484</text:p>
          </table:table-cell>
          <table:table-cell table:style-name="ce25" table:formula="of:=CUSTOMDEZINBIN(MOD([.B486];2048))" office:value-type="string" office:string-value="00111100100" calcext:value-type="string">
            <text:p>00111100100</text:p>
          </table:table-cell>
          <table:table-cell table:formula="of:=DEC2HEX([.B486];3)" office:value-type="string" office:string-value="1E4" calcext:value-type="string">
            <text:p>1E4</text:p>
          </table:table-cell>
          <table:table-cell table:formula="of:=MID([.A486];1;4)" office:value-type="string" office:string-value="deve" calcext:value-type="string">
            <text:p>dev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vice</text:p>
          </table:table-cell>
          <table:table-cell table:style-name="ce25" office:value-type="float" office:value="485" calcext:value-type="float">
            <text:p>485</text:p>
          </table:table-cell>
          <table:table-cell table:style-name="ce25" table:formula="of:=CUSTOMDEZINBIN(MOD([.B487];2048))" office:value-type="string" office:string-value="00111100101" calcext:value-type="string">
            <text:p>00111100101</text:p>
          </table:table-cell>
          <table:table-cell table:formula="of:=DEC2HEX([.B487];3)" office:value-type="string" office:string-value="1E5" calcext:value-type="string">
            <text:p>1E5</text:p>
          </table:table-cell>
          <table:table-cell table:formula="of:=MID([.A487];1;4)" office:value-type="string" office:string-value="devi" calcext:value-type="string">
            <text:p>dev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vote</text:p>
          </table:table-cell>
          <table:table-cell table:style-name="ce25" office:value-type="float" office:value="486" calcext:value-type="float">
            <text:p>486</text:p>
          </table:table-cell>
          <table:table-cell table:style-name="ce25" table:formula="of:=CUSTOMDEZINBIN(MOD([.B488];2048))" office:value-type="string" office:string-value="00111100110" calcext:value-type="string">
            <text:p>00111100110</text:p>
          </table:table-cell>
          <table:table-cell table:formula="of:=DEC2HEX([.B488];3)" office:value-type="string" office:string-value="1E6" calcext:value-type="string">
            <text:p>1E6</text:p>
          </table:table-cell>
          <table:table-cell table:formula="of:=MID([.A488];1;4)" office:value-type="string" office:string-value="devo" calcext:value-type="string">
            <text:p>dev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iagram</text:p>
          </table:table-cell>
          <table:table-cell table:style-name="ce25" office:value-type="float" office:value="487" calcext:value-type="float">
            <text:p>487</text:p>
          </table:table-cell>
          <table:table-cell table:style-name="ce25" table:formula="of:=CUSTOMDEZINBIN(MOD([.B489];2048))" office:value-type="string" office:string-value="00111100111" calcext:value-type="string">
            <text:p>00111100111</text:p>
          </table:table-cell>
          <table:table-cell table:formula="of:=DEC2HEX([.B489];3)" office:value-type="string" office:string-value="1E7" calcext:value-type="string">
            <text:p>1E7</text:p>
          </table:table-cell>
          <table:table-cell table:formula="of:=MID([.A489];1;4)" office:value-type="string" office:string-value="diag" calcext:value-type="string">
            <text:p>dia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ial</text:p>
          </table:table-cell>
          <table:table-cell table:style-name="ce25" office:value-type="float" office:value="488" calcext:value-type="float">
            <text:p>488</text:p>
          </table:table-cell>
          <table:table-cell table:style-name="ce25" table:formula="of:=CUSTOMDEZINBIN(MOD([.B490];2048))" office:value-type="string" office:string-value="00111101000" calcext:value-type="string">
            <text:p>00111101000</text:p>
          </table:table-cell>
          <table:table-cell table:formula="of:=DEC2HEX([.B490];3)" office:value-type="string" office:string-value="1E8" calcext:value-type="string">
            <text:p>1E8</text:p>
          </table:table-cell>
          <table:table-cell table:formula="of:=MID([.A490];1;4)" office:value-type="string" office:string-value="dial" calcext:value-type="string">
            <text:p>dia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iamond</text:p>
          </table:table-cell>
          <table:table-cell table:style-name="ce25" office:value-type="float" office:value="489" calcext:value-type="float">
            <text:p>489</text:p>
          </table:table-cell>
          <table:table-cell table:style-name="ce25" table:formula="of:=CUSTOMDEZINBIN(MOD([.B491];2048))" office:value-type="string" office:string-value="00111101001" calcext:value-type="string">
            <text:p>00111101001</text:p>
          </table:table-cell>
          <table:table-cell table:formula="of:=DEC2HEX([.B491];3)" office:value-type="string" office:string-value="1E9" calcext:value-type="string">
            <text:p>1E9</text:p>
          </table:table-cell>
          <table:table-cell table:formula="of:=MID([.A491];1;4)" office:value-type="string" office:string-value="diam" calcext:value-type="string">
            <text:p>dia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iary</text:p>
          </table:table-cell>
          <table:table-cell table:style-name="ce25" office:value-type="float" office:value="490" calcext:value-type="float">
            <text:p>490</text:p>
          </table:table-cell>
          <table:table-cell table:style-name="ce25" table:formula="of:=CUSTOMDEZINBIN(MOD([.B492];2048))" office:value-type="string" office:string-value="00111101010" calcext:value-type="string">
            <text:p>00111101010</text:p>
          </table:table-cell>
          <table:table-cell table:formula="of:=DEC2HEX([.B492];3)" office:value-type="string" office:string-value="1EA" calcext:value-type="string">
            <text:p>1EA</text:p>
          </table:table-cell>
          <table:table-cell table:formula="of:=MID([.A492];1;4)" office:value-type="string" office:string-value="diar" calcext:value-type="string">
            <text:p>dia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ice</text:p>
          </table:table-cell>
          <table:table-cell table:style-name="ce25" office:value-type="float" office:value="491" calcext:value-type="float">
            <text:p>491</text:p>
          </table:table-cell>
          <table:table-cell table:style-name="ce25" table:formula="of:=CUSTOMDEZINBIN(MOD([.B493];2048))" office:value-type="string" office:string-value="00111101011" calcext:value-type="string">
            <text:p>00111101011</text:p>
          </table:table-cell>
          <table:table-cell table:formula="of:=DEC2HEX([.B493];3)" office:value-type="string" office:string-value="1EB" calcext:value-type="string">
            <text:p>1EB</text:p>
          </table:table-cell>
          <table:table-cell table:formula="of:=MID([.A493];1;4)" office:value-type="string" office:string-value="dice" calcext:value-type="string">
            <text:p>dic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iesel</text:p>
          </table:table-cell>
          <table:table-cell table:style-name="ce25" office:value-type="float" office:value="492" calcext:value-type="float">
            <text:p>492</text:p>
          </table:table-cell>
          <table:table-cell table:style-name="ce25" table:formula="of:=CUSTOMDEZINBIN(MOD([.B494];2048))" office:value-type="string" office:string-value="00111101100" calcext:value-type="string">
            <text:p>00111101100</text:p>
          </table:table-cell>
          <table:table-cell table:formula="of:=DEC2HEX([.B494];3)" office:value-type="string" office:string-value="1EC" calcext:value-type="string">
            <text:p>1EC</text:p>
          </table:table-cell>
          <table:table-cell table:formula="of:=MID([.A494];1;4)" office:value-type="string" office:string-value="dies" calcext:value-type="string">
            <text:p>die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iet</text:p>
          </table:table-cell>
          <table:table-cell table:style-name="ce25" office:value-type="float" office:value="493" calcext:value-type="float">
            <text:p>493</text:p>
          </table:table-cell>
          <table:table-cell table:style-name="ce25" table:formula="of:=CUSTOMDEZINBIN(MOD([.B495];2048))" office:value-type="string" office:string-value="00111101101" calcext:value-type="string">
            <text:p>00111101101</text:p>
          </table:table-cell>
          <table:table-cell table:formula="of:=DEC2HEX([.B495];3)" office:value-type="string" office:string-value="1ED" calcext:value-type="string">
            <text:p>1ED</text:p>
          </table:table-cell>
          <table:table-cell table:formula="of:=MID([.A495];1;4)" office:value-type="string" office:string-value="diet" calcext:value-type="string">
            <text:p>die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iffer</text:p>
          </table:table-cell>
          <table:table-cell table:style-name="ce25" office:value-type="float" office:value="494" calcext:value-type="float">
            <text:p>494</text:p>
          </table:table-cell>
          <table:table-cell table:style-name="ce25" table:formula="of:=CUSTOMDEZINBIN(MOD([.B496];2048))" office:value-type="string" office:string-value="00111101110" calcext:value-type="string">
            <text:p>00111101110</text:p>
          </table:table-cell>
          <table:table-cell table:formula="of:=DEC2HEX([.B496];3)" office:value-type="string" office:string-value="1EE" calcext:value-type="string">
            <text:p>1EE</text:p>
          </table:table-cell>
          <table:table-cell table:formula="of:=MID([.A496];1;4)" office:value-type="string" office:string-value="diff" calcext:value-type="string">
            <text:p>dif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igital</text:p>
          </table:table-cell>
          <table:table-cell table:style-name="ce25" office:value-type="float" office:value="495" calcext:value-type="float">
            <text:p>495</text:p>
          </table:table-cell>
          <table:table-cell table:style-name="ce25" table:formula="of:=CUSTOMDEZINBIN(MOD([.B497];2048))" office:value-type="string" office:string-value="00111101111" calcext:value-type="string">
            <text:p>00111101111</text:p>
          </table:table-cell>
          <table:table-cell table:formula="of:=DEC2HEX([.B497];3)" office:value-type="string" office:string-value="1EF" calcext:value-type="string">
            <text:p>1EF</text:p>
          </table:table-cell>
          <table:table-cell table:formula="of:=MID([.A497];1;4)" office:value-type="string" office:string-value="digi" calcext:value-type="string">
            <text:p>dig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ignity</text:p>
          </table:table-cell>
          <table:table-cell table:style-name="ce25" office:value-type="float" office:value="496" calcext:value-type="float">
            <text:p>496</text:p>
          </table:table-cell>
          <table:table-cell table:style-name="ce25" table:formula="of:=CUSTOMDEZINBIN(MOD([.B498];2048))" office:value-type="string" office:string-value="00111110000" calcext:value-type="string">
            <text:p>00111110000</text:p>
          </table:table-cell>
          <table:table-cell table:formula="of:=DEC2HEX([.B498];3)" office:value-type="string" office:string-value="1F0" calcext:value-type="string">
            <text:p>1F0</text:p>
          </table:table-cell>
          <table:table-cell table:formula="of:=MID([.A498];1;4)" office:value-type="string" office:string-value="dign" calcext:value-type="string">
            <text:p>dig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ilemma</text:p>
          </table:table-cell>
          <table:table-cell table:style-name="ce25" office:value-type="float" office:value="497" calcext:value-type="float">
            <text:p>497</text:p>
          </table:table-cell>
          <table:table-cell table:style-name="ce25" table:formula="of:=CUSTOMDEZINBIN(MOD([.B499];2048))" office:value-type="string" office:string-value="00111110001" calcext:value-type="string">
            <text:p>00111110001</text:p>
          </table:table-cell>
          <table:table-cell table:formula="of:=DEC2HEX([.B499];3)" office:value-type="string" office:string-value="1F1" calcext:value-type="string">
            <text:p>1F1</text:p>
          </table:table-cell>
          <table:table-cell table:formula="of:=MID([.A499];1;4)" office:value-type="string" office:string-value="dile" calcext:value-type="string">
            <text:p>dil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inner</text:p>
          </table:table-cell>
          <table:table-cell table:style-name="ce25" office:value-type="float" office:value="498" calcext:value-type="float">
            <text:p>498</text:p>
          </table:table-cell>
          <table:table-cell table:style-name="ce25" table:formula="of:=CUSTOMDEZINBIN(MOD([.B500];2048))" office:value-type="string" office:string-value="00111110010" calcext:value-type="string">
            <text:p>00111110010</text:p>
          </table:table-cell>
          <table:table-cell table:formula="of:=DEC2HEX([.B500];3)" office:value-type="string" office:string-value="1F2" calcext:value-type="string">
            <text:p>1F2</text:p>
          </table:table-cell>
          <table:table-cell table:formula="of:=MID([.A500];1;4)" office:value-type="string" office:string-value="dinn" calcext:value-type="string">
            <text:p>din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inosaur</text:p>
          </table:table-cell>
          <table:table-cell table:style-name="ce25" office:value-type="float" office:value="499" calcext:value-type="float">
            <text:p>499</text:p>
          </table:table-cell>
          <table:table-cell table:style-name="ce25" table:formula="of:=CUSTOMDEZINBIN(MOD([.B501];2048))" office:value-type="string" office:string-value="00111110011" calcext:value-type="string">
            <text:p>00111110011</text:p>
          </table:table-cell>
          <table:table-cell table:formula="of:=DEC2HEX([.B501];3)" office:value-type="string" office:string-value="1F3" calcext:value-type="string">
            <text:p>1F3</text:p>
          </table:table-cell>
          <table:table-cell table:formula="of:=MID([.A501];1;4)" office:value-type="string" office:string-value="dino" calcext:value-type="string">
            <text:p>din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irect</text:p>
          </table:table-cell>
          <table:table-cell table:style-name="ce25" office:value-type="float" office:value="500" calcext:value-type="float">
            <text:p>500</text:p>
          </table:table-cell>
          <table:table-cell table:style-name="ce25" table:formula="of:=CUSTOMDEZINBIN(MOD([.B502];2048))" office:value-type="string" office:string-value="00111110100" calcext:value-type="string">
            <text:p>00111110100</text:p>
          </table:table-cell>
          <table:table-cell table:formula="of:=DEC2HEX([.B502];3)" office:value-type="string" office:string-value="1F4" calcext:value-type="string">
            <text:p>1F4</text:p>
          </table:table-cell>
          <table:table-cell table:formula="of:=MID([.A502];1;4)" office:value-type="string" office:string-value="dire" calcext:value-type="string">
            <text:p>di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irt</text:p>
          </table:table-cell>
          <table:table-cell table:style-name="ce25" office:value-type="float" office:value="501" calcext:value-type="float">
            <text:p>501</text:p>
          </table:table-cell>
          <table:table-cell table:style-name="ce25" table:formula="of:=CUSTOMDEZINBIN(MOD([.B503];2048))" office:value-type="string" office:string-value="00111110101" calcext:value-type="string">
            <text:p>00111110101</text:p>
          </table:table-cell>
          <table:table-cell table:formula="of:=DEC2HEX([.B503];3)" office:value-type="string" office:string-value="1F5" calcext:value-type="string">
            <text:p>1F5</text:p>
          </table:table-cell>
          <table:table-cell table:formula="of:=MID([.A503];1;4)" office:value-type="string" office:string-value="dirt" calcext:value-type="string">
            <text:p>dir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isagree</text:p>
          </table:table-cell>
          <table:table-cell table:style-name="ce25" office:value-type="float" office:value="502" calcext:value-type="float">
            <text:p>502</text:p>
          </table:table-cell>
          <table:table-cell table:style-name="ce25" table:formula="of:=CUSTOMDEZINBIN(MOD([.B504];2048))" office:value-type="string" office:string-value="00111110110" calcext:value-type="string">
            <text:p>00111110110</text:p>
          </table:table-cell>
          <table:table-cell table:formula="of:=DEC2HEX([.B504];3)" office:value-type="string" office:string-value="1F6" calcext:value-type="string">
            <text:p>1F6</text:p>
          </table:table-cell>
          <table:table-cell table:formula="of:=MID([.A504];1;4)" office:value-type="string" office:string-value="disa" calcext:value-type="string">
            <text:p>dis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iscover</text:p>
          </table:table-cell>
          <table:table-cell table:style-name="ce25" office:value-type="float" office:value="503" calcext:value-type="float">
            <text:p>503</text:p>
          </table:table-cell>
          <table:table-cell table:style-name="ce25" table:formula="of:=CUSTOMDEZINBIN(MOD([.B505];2048))" office:value-type="string" office:string-value="00111110111" calcext:value-type="string">
            <text:p>00111110111</text:p>
          </table:table-cell>
          <table:table-cell table:formula="of:=DEC2HEX([.B505];3)" office:value-type="string" office:string-value="1F7" calcext:value-type="string">
            <text:p>1F7</text:p>
          </table:table-cell>
          <table:table-cell table:formula="of:=MID([.A505];1;4)" office:value-type="string" office:string-value="disc" calcext:value-type="string">
            <text:p>dis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isease</text:p>
          </table:table-cell>
          <table:table-cell table:style-name="ce25" office:value-type="float" office:value="504" calcext:value-type="float">
            <text:p>504</text:p>
          </table:table-cell>
          <table:table-cell table:style-name="ce25" table:formula="of:=CUSTOMDEZINBIN(MOD([.B506];2048))" office:value-type="string" office:string-value="00111111000" calcext:value-type="string">
            <text:p>00111111000</text:p>
          </table:table-cell>
          <table:table-cell table:formula="of:=DEC2HEX([.B506];3)" office:value-type="string" office:string-value="1F8" calcext:value-type="string">
            <text:p>1F8</text:p>
          </table:table-cell>
          <table:table-cell table:formula="of:=MID([.A506];1;4)" office:value-type="string" office:string-value="dise" calcext:value-type="string">
            <text:p>di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ish</text:p>
          </table:table-cell>
          <table:table-cell table:style-name="ce25" office:value-type="float" office:value="505" calcext:value-type="float">
            <text:p>505</text:p>
          </table:table-cell>
          <table:table-cell table:style-name="ce25" table:formula="of:=CUSTOMDEZINBIN(MOD([.B507];2048))" office:value-type="string" office:string-value="00111111001" calcext:value-type="string">
            <text:p>00111111001</text:p>
          </table:table-cell>
          <table:table-cell table:formula="of:=DEC2HEX([.B507];3)" office:value-type="string" office:string-value="1F9" calcext:value-type="string">
            <text:p>1F9</text:p>
          </table:table-cell>
          <table:table-cell table:formula="of:=MID([.A507];1;4)" office:value-type="string" office:string-value="dish" calcext:value-type="string">
            <text:p>dis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ismiss</text:p>
          </table:table-cell>
          <table:table-cell table:style-name="ce25" office:value-type="float" office:value="506" calcext:value-type="float">
            <text:p>506</text:p>
          </table:table-cell>
          <table:table-cell table:style-name="ce25" table:formula="of:=CUSTOMDEZINBIN(MOD([.B508];2048))" office:value-type="string" office:string-value="00111111010" calcext:value-type="string">
            <text:p>00111111010</text:p>
          </table:table-cell>
          <table:table-cell table:formula="of:=DEC2HEX([.B508];3)" office:value-type="string" office:string-value="1FA" calcext:value-type="string">
            <text:p>1FA</text:p>
          </table:table-cell>
          <table:table-cell table:formula="of:=MID([.A508];1;4)" office:value-type="string" office:string-value="dism" calcext:value-type="string">
            <text:p>dis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isorder</text:p>
          </table:table-cell>
          <table:table-cell table:style-name="ce25" office:value-type="float" office:value="507" calcext:value-type="float">
            <text:p>507</text:p>
          </table:table-cell>
          <table:table-cell table:style-name="ce25" table:formula="of:=CUSTOMDEZINBIN(MOD([.B509];2048))" office:value-type="string" office:string-value="00111111011" calcext:value-type="string">
            <text:p>00111111011</text:p>
          </table:table-cell>
          <table:table-cell table:formula="of:=DEC2HEX([.B509];3)" office:value-type="string" office:string-value="1FB" calcext:value-type="string">
            <text:p>1FB</text:p>
          </table:table-cell>
          <table:table-cell table:formula="of:=MID([.A509];1;4)" office:value-type="string" office:string-value="diso" calcext:value-type="string">
            <text:p>dis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isplay</text:p>
          </table:table-cell>
          <table:table-cell table:style-name="ce25" office:value-type="float" office:value="508" calcext:value-type="float">
            <text:p>508</text:p>
          </table:table-cell>
          <table:table-cell table:style-name="ce25" table:formula="of:=CUSTOMDEZINBIN(MOD([.B510];2048))" office:value-type="string" office:string-value="00111111100" calcext:value-type="string">
            <text:p>00111111100</text:p>
          </table:table-cell>
          <table:table-cell table:formula="of:=DEC2HEX([.B510];3)" office:value-type="string" office:string-value="1FC" calcext:value-type="string">
            <text:p>1FC</text:p>
          </table:table-cell>
          <table:table-cell table:formula="of:=MID([.A510];1;4)" office:value-type="string" office:string-value="disp" calcext:value-type="string">
            <text:p>dis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istance</text:p>
          </table:table-cell>
          <table:table-cell table:style-name="ce25" office:value-type="float" office:value="509" calcext:value-type="float">
            <text:p>509</text:p>
          </table:table-cell>
          <table:table-cell table:style-name="ce25" table:formula="of:=CUSTOMDEZINBIN(MOD([.B511];2048))" office:value-type="string" office:string-value="00111111101" calcext:value-type="string">
            <text:p>00111111101</text:p>
          </table:table-cell>
          <table:table-cell table:formula="of:=DEC2HEX([.B511];3)" office:value-type="string" office:string-value="1FD" calcext:value-type="string">
            <text:p>1FD</text:p>
          </table:table-cell>
          <table:table-cell table:formula="of:=MID([.A511];1;4)" office:value-type="string" office:string-value="dist" calcext:value-type="string">
            <text:p>di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ivert</text:p>
          </table:table-cell>
          <table:table-cell table:style-name="ce25" office:value-type="float" office:value="510" calcext:value-type="float">
            <text:p>510</text:p>
          </table:table-cell>
          <table:table-cell table:style-name="ce25" table:formula="of:=CUSTOMDEZINBIN(MOD([.B512];2048))" office:value-type="string" office:string-value="00111111110" calcext:value-type="string">
            <text:p>00111111110</text:p>
          </table:table-cell>
          <table:table-cell table:formula="of:=DEC2HEX([.B512];3)" office:value-type="string" office:string-value="1FE" calcext:value-type="string">
            <text:p>1FE</text:p>
          </table:table-cell>
          <table:table-cell table:formula="of:=MID([.A512];1;4)" office:value-type="string" office:string-value="dive" calcext:value-type="string">
            <text:p>div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ivide</text:p>
          </table:table-cell>
          <table:table-cell table:style-name="ce25" office:value-type="float" office:value="511" calcext:value-type="float">
            <text:p>511</text:p>
          </table:table-cell>
          <table:table-cell table:style-name="ce25" table:formula="of:=CUSTOMDEZINBIN(MOD([.B513];2048))" office:value-type="string" office:string-value="00111111111" calcext:value-type="string">
            <text:p>00111111111</text:p>
          </table:table-cell>
          <table:table-cell table:formula="of:=DEC2HEX([.B513];3)" office:value-type="string" office:string-value="1FF" calcext:value-type="string">
            <text:p>1FF</text:p>
          </table:table-cell>
          <table:table-cell table:formula="of:=MID([.A513];1;4)" office:value-type="string" office:string-value="divi" calcext:value-type="string">
            <text:p>div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ivorce</text:p>
          </table:table-cell>
          <table:table-cell table:style-name="ce25" office:value-type="float" office:value="512" calcext:value-type="float">
            <text:p>512</text:p>
          </table:table-cell>
          <table:table-cell table:style-name="ce25" table:formula="of:=CUSTOMDEZINBIN(MOD([.B514];2048))" office:value-type="string" office:string-value="01000000000" calcext:value-type="string">
            <text:p>01000000000</text:p>
          </table:table-cell>
          <table:table-cell table:formula="of:=DEC2HEX([.B514];3)" office:value-type="string" office:string-value="200" calcext:value-type="string">
            <text:p>200</text:p>
          </table:table-cell>
          <table:table-cell table:formula="of:=MID([.A514];1;4)" office:value-type="string" office:string-value="divo" calcext:value-type="string">
            <text:p>div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izzy</text:p>
          </table:table-cell>
          <table:table-cell table:style-name="ce25" office:value-type="float" office:value="513" calcext:value-type="float">
            <text:p>513</text:p>
          </table:table-cell>
          <table:table-cell table:style-name="ce25" table:formula="of:=CUSTOMDEZINBIN(MOD([.B515];2048))" office:value-type="string" office:string-value="01000000001" calcext:value-type="string">
            <text:p>01000000001</text:p>
          </table:table-cell>
          <table:table-cell table:formula="of:=DEC2HEX([.B515];3)" office:value-type="string" office:string-value="201" calcext:value-type="string">
            <text:p>201</text:p>
          </table:table-cell>
          <table:table-cell table:formula="of:=MID([.A515];1;4)" office:value-type="string" office:string-value="dizz" calcext:value-type="string">
            <text:p>dizz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octor</text:p>
          </table:table-cell>
          <table:table-cell table:style-name="ce25" office:value-type="float" office:value="514" calcext:value-type="float">
            <text:p>514</text:p>
          </table:table-cell>
          <table:table-cell table:style-name="ce25" table:formula="of:=CUSTOMDEZINBIN(MOD([.B516];2048))" office:value-type="string" office:string-value="01000000010" calcext:value-type="string">
            <text:p>01000000010</text:p>
          </table:table-cell>
          <table:table-cell table:formula="of:=DEC2HEX([.B516];3)" office:value-type="string" office:string-value="202" calcext:value-type="string">
            <text:p>202</text:p>
          </table:table-cell>
          <table:table-cell table:formula="of:=MID([.A516];1;4)" office:value-type="string" office:string-value="doct" calcext:value-type="string">
            <text:p>doc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ocument</text:p>
          </table:table-cell>
          <table:table-cell table:style-name="ce25" office:value-type="float" office:value="515" calcext:value-type="float">
            <text:p>515</text:p>
          </table:table-cell>
          <table:table-cell table:style-name="ce25" table:formula="of:=CUSTOMDEZINBIN(MOD([.B517];2048))" office:value-type="string" office:string-value="01000000011" calcext:value-type="string">
            <text:p>01000000011</text:p>
          </table:table-cell>
          <table:table-cell table:formula="of:=DEC2HEX([.B517];3)" office:value-type="string" office:string-value="203" calcext:value-type="string">
            <text:p>203</text:p>
          </table:table-cell>
          <table:table-cell table:formula="of:=MID([.A517];1;4)" office:value-type="string" office:string-value="docu" calcext:value-type="string">
            <text:p>doc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og</text:p>
          </table:table-cell>
          <table:table-cell table:style-name="ce25" office:value-type="float" office:value="516" calcext:value-type="float">
            <text:p>516</text:p>
          </table:table-cell>
          <table:table-cell table:style-name="ce25" table:formula="of:=CUSTOMDEZINBIN(MOD([.B518];2048))" office:value-type="string" office:string-value="01000000100" calcext:value-type="string">
            <text:p>01000000100</text:p>
          </table:table-cell>
          <table:table-cell table:formula="of:=DEC2HEX([.B518];3)" office:value-type="string" office:string-value="204" calcext:value-type="string">
            <text:p>204</text:p>
          </table:table-cell>
          <table:table-cell table:formula="of:=MID([.A518];1;4)" office:value-type="string" office:string-value="dog" calcext:value-type="string">
            <text:p>do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oll</text:p>
          </table:table-cell>
          <table:table-cell table:style-name="ce25" office:value-type="float" office:value="517" calcext:value-type="float">
            <text:p>517</text:p>
          </table:table-cell>
          <table:table-cell table:style-name="ce25" table:formula="of:=CUSTOMDEZINBIN(MOD([.B519];2048))" office:value-type="string" office:string-value="01000000101" calcext:value-type="string">
            <text:p>01000000101</text:p>
          </table:table-cell>
          <table:table-cell table:formula="of:=DEC2HEX([.B519];3)" office:value-type="string" office:string-value="205" calcext:value-type="string">
            <text:p>205</text:p>
          </table:table-cell>
          <table:table-cell table:formula="of:=MID([.A519];1;4)" office:value-type="string" office:string-value="doll" calcext:value-type="string">
            <text:p>dol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olphin</text:p>
          </table:table-cell>
          <table:table-cell table:style-name="ce25" office:value-type="float" office:value="518" calcext:value-type="float">
            <text:p>518</text:p>
          </table:table-cell>
          <table:table-cell table:style-name="ce25" table:formula="of:=CUSTOMDEZINBIN(MOD([.B520];2048))" office:value-type="string" office:string-value="01000000110" calcext:value-type="string">
            <text:p>01000000110</text:p>
          </table:table-cell>
          <table:table-cell table:formula="of:=DEC2HEX([.B520];3)" office:value-type="string" office:string-value="206" calcext:value-type="string">
            <text:p>206</text:p>
          </table:table-cell>
          <table:table-cell table:formula="of:=MID([.A520];1;4)" office:value-type="string" office:string-value="dolp" calcext:value-type="string">
            <text:p>dol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omain</text:p>
          </table:table-cell>
          <table:table-cell table:style-name="ce25" office:value-type="float" office:value="519" calcext:value-type="float">
            <text:p>519</text:p>
          </table:table-cell>
          <table:table-cell table:style-name="ce25" table:formula="of:=CUSTOMDEZINBIN(MOD([.B521];2048))" office:value-type="string" office:string-value="01000000111" calcext:value-type="string">
            <text:p>01000000111</text:p>
          </table:table-cell>
          <table:table-cell table:formula="of:=DEC2HEX([.B521];3)" office:value-type="string" office:string-value="207" calcext:value-type="string">
            <text:p>207</text:p>
          </table:table-cell>
          <table:table-cell table:formula="of:=MID([.A521];1;4)" office:value-type="string" office:string-value="doma" calcext:value-type="string">
            <text:p>dom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onate</text:p>
          </table:table-cell>
          <table:table-cell table:style-name="ce25" office:value-type="float" office:value="520" calcext:value-type="float">
            <text:p>520</text:p>
          </table:table-cell>
          <table:table-cell table:style-name="ce25" table:formula="of:=CUSTOMDEZINBIN(MOD([.B522];2048))" office:value-type="string" office:string-value="01000001000" calcext:value-type="string">
            <text:p>01000001000</text:p>
          </table:table-cell>
          <table:table-cell table:formula="of:=DEC2HEX([.B522];3)" office:value-type="string" office:string-value="208" calcext:value-type="string">
            <text:p>208</text:p>
          </table:table-cell>
          <table:table-cell table:formula="of:=MID([.A522];1;4)" office:value-type="string" office:string-value="dona" calcext:value-type="string">
            <text:p>don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onkey</text:p>
          </table:table-cell>
          <table:table-cell table:style-name="ce25" office:value-type="float" office:value="521" calcext:value-type="float">
            <text:p>521</text:p>
          </table:table-cell>
          <table:table-cell table:style-name="ce25" table:formula="of:=CUSTOMDEZINBIN(MOD([.B523];2048))" office:value-type="string" office:string-value="01000001001" calcext:value-type="string">
            <text:p>01000001001</text:p>
          </table:table-cell>
          <table:table-cell table:formula="of:=DEC2HEX([.B523];3)" office:value-type="string" office:string-value="209" calcext:value-type="string">
            <text:p>209</text:p>
          </table:table-cell>
          <table:table-cell table:formula="of:=MID([.A523];1;4)" office:value-type="string" office:string-value="donk" calcext:value-type="string">
            <text:p>don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onor</text:p>
          </table:table-cell>
          <table:table-cell table:style-name="ce25" office:value-type="float" office:value="522" calcext:value-type="float">
            <text:p>522</text:p>
          </table:table-cell>
          <table:table-cell table:style-name="ce25" table:formula="of:=CUSTOMDEZINBIN(MOD([.B524];2048))" office:value-type="string" office:string-value="01000001010" calcext:value-type="string">
            <text:p>01000001010</text:p>
          </table:table-cell>
          <table:table-cell table:formula="of:=DEC2HEX([.B524];3)" office:value-type="string" office:string-value="20A" calcext:value-type="string">
            <text:p>20A</text:p>
          </table:table-cell>
          <table:table-cell table:formula="of:=MID([.A524];1;4)" office:value-type="string" office:string-value="dono" calcext:value-type="string">
            <text:p>don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oor</text:p>
          </table:table-cell>
          <table:table-cell table:style-name="ce25" office:value-type="float" office:value="523" calcext:value-type="float">
            <text:p>523</text:p>
          </table:table-cell>
          <table:table-cell table:style-name="ce25" table:formula="of:=CUSTOMDEZINBIN(MOD([.B525];2048))" office:value-type="string" office:string-value="01000001011" calcext:value-type="string">
            <text:p>01000001011</text:p>
          </table:table-cell>
          <table:table-cell table:formula="of:=DEC2HEX([.B525];3)" office:value-type="string" office:string-value="20B" calcext:value-type="string">
            <text:p>20B</text:p>
          </table:table-cell>
          <table:table-cell table:formula="of:=MID([.A525];1;4)" office:value-type="string" office:string-value="door" calcext:value-type="string">
            <text:p>doo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ose</text:p>
          </table:table-cell>
          <table:table-cell table:style-name="ce25" office:value-type="float" office:value="524" calcext:value-type="float">
            <text:p>524</text:p>
          </table:table-cell>
          <table:table-cell table:style-name="ce25" table:formula="of:=CUSTOMDEZINBIN(MOD([.B526];2048))" office:value-type="string" office:string-value="01000001100" calcext:value-type="string">
            <text:p>01000001100</text:p>
          </table:table-cell>
          <table:table-cell table:formula="of:=DEC2HEX([.B526];3)" office:value-type="string" office:string-value="20C" calcext:value-type="string">
            <text:p>20C</text:p>
          </table:table-cell>
          <table:table-cell table:formula="of:=MID([.A526];1;4)" office:value-type="string" office:string-value="dose" calcext:value-type="string">
            <text:p>do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ouble</text:p>
          </table:table-cell>
          <table:table-cell table:style-name="ce25" office:value-type="float" office:value="525" calcext:value-type="float">
            <text:p>525</text:p>
          </table:table-cell>
          <table:table-cell table:style-name="ce25" table:formula="of:=CUSTOMDEZINBIN(MOD([.B527];2048))" office:value-type="string" office:string-value="01000001101" calcext:value-type="string">
            <text:p>01000001101</text:p>
          </table:table-cell>
          <table:table-cell table:formula="of:=DEC2HEX([.B527];3)" office:value-type="string" office:string-value="20D" calcext:value-type="string">
            <text:p>20D</text:p>
          </table:table-cell>
          <table:table-cell table:formula="of:=MID([.A527];1;4)" office:value-type="string" office:string-value="doub" calcext:value-type="string">
            <text:p>dou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ove</text:p>
          </table:table-cell>
          <table:table-cell table:style-name="ce25" office:value-type="float" office:value="526" calcext:value-type="float">
            <text:p>526</text:p>
          </table:table-cell>
          <table:table-cell table:style-name="ce25" table:formula="of:=CUSTOMDEZINBIN(MOD([.B528];2048))" office:value-type="string" office:string-value="01000001110" calcext:value-type="string">
            <text:p>01000001110</text:p>
          </table:table-cell>
          <table:table-cell table:formula="of:=DEC2HEX([.B528];3)" office:value-type="string" office:string-value="20E" calcext:value-type="string">
            <text:p>20E</text:p>
          </table:table-cell>
          <table:table-cell table:formula="of:=MID([.A528];1;4)" office:value-type="string" office:string-value="dove" calcext:value-type="string">
            <text:p>dov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raft</text:p>
          </table:table-cell>
          <table:table-cell table:style-name="ce25" office:value-type="float" office:value="527" calcext:value-type="float">
            <text:p>527</text:p>
          </table:table-cell>
          <table:table-cell table:style-name="ce25" table:formula="of:=CUSTOMDEZINBIN(MOD([.B529];2048))" office:value-type="string" office:string-value="01000001111" calcext:value-type="string">
            <text:p>01000001111</text:p>
          </table:table-cell>
          <table:table-cell table:formula="of:=DEC2HEX([.B529];3)" office:value-type="string" office:string-value="20F" calcext:value-type="string">
            <text:p>20F</text:p>
          </table:table-cell>
          <table:table-cell table:formula="of:=MID([.A529];1;4)" office:value-type="string" office:string-value="draf" calcext:value-type="string">
            <text:p>dra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ragon</text:p>
          </table:table-cell>
          <table:table-cell table:style-name="ce25" office:value-type="float" office:value="528" calcext:value-type="float">
            <text:p>528</text:p>
          </table:table-cell>
          <table:table-cell table:style-name="ce25" table:formula="of:=CUSTOMDEZINBIN(MOD([.B530];2048))" office:value-type="string" office:string-value="01000010000" calcext:value-type="string">
            <text:p>01000010000</text:p>
          </table:table-cell>
          <table:table-cell table:formula="of:=DEC2HEX([.B530];3)" office:value-type="string" office:string-value="210" calcext:value-type="string">
            <text:p>210</text:p>
          </table:table-cell>
          <table:table-cell table:formula="of:=MID([.A530];1;4)" office:value-type="string" office:string-value="drag" calcext:value-type="string">
            <text:p>dra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rama</text:p>
          </table:table-cell>
          <table:table-cell table:style-name="ce25" office:value-type="float" office:value="529" calcext:value-type="float">
            <text:p>529</text:p>
          </table:table-cell>
          <table:table-cell table:style-name="ce25" table:formula="of:=CUSTOMDEZINBIN(MOD([.B531];2048))" office:value-type="string" office:string-value="01000010001" calcext:value-type="string">
            <text:p>01000010001</text:p>
          </table:table-cell>
          <table:table-cell table:formula="of:=DEC2HEX([.B531];3)" office:value-type="string" office:string-value="211" calcext:value-type="string">
            <text:p>211</text:p>
          </table:table-cell>
          <table:table-cell table:formula="of:=MID([.A531];1;4)" office:value-type="string" office:string-value="dram" calcext:value-type="string">
            <text:p>dra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rastic</text:p>
          </table:table-cell>
          <table:table-cell table:style-name="ce25" office:value-type="float" office:value="530" calcext:value-type="float">
            <text:p>530</text:p>
          </table:table-cell>
          <table:table-cell table:style-name="ce25" table:formula="of:=CUSTOMDEZINBIN(MOD([.B532];2048))" office:value-type="string" office:string-value="01000010010" calcext:value-type="string">
            <text:p>01000010010</text:p>
          </table:table-cell>
          <table:table-cell table:formula="of:=DEC2HEX([.B532];3)" office:value-type="string" office:string-value="212" calcext:value-type="string">
            <text:p>212</text:p>
          </table:table-cell>
          <table:table-cell table:formula="of:=MID([.A532];1;4)" office:value-type="string" office:string-value="dras" calcext:value-type="string">
            <text:p>dra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raw</text:p>
          </table:table-cell>
          <table:table-cell table:style-name="ce25" office:value-type="float" office:value="531" calcext:value-type="float">
            <text:p>531</text:p>
          </table:table-cell>
          <table:table-cell table:style-name="ce25" table:formula="of:=CUSTOMDEZINBIN(MOD([.B533];2048))" office:value-type="string" office:string-value="01000010011" calcext:value-type="string">
            <text:p>01000010011</text:p>
          </table:table-cell>
          <table:table-cell table:formula="of:=DEC2HEX([.B533];3)" office:value-type="string" office:string-value="213" calcext:value-type="string">
            <text:p>213</text:p>
          </table:table-cell>
          <table:table-cell table:formula="of:=MID([.A533];1;4)" office:value-type="string" office:string-value="draw" calcext:value-type="string">
            <text:p>draw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ream</text:p>
          </table:table-cell>
          <table:table-cell table:style-name="ce25" office:value-type="float" office:value="532" calcext:value-type="float">
            <text:p>532</text:p>
          </table:table-cell>
          <table:table-cell table:style-name="ce25" table:formula="of:=CUSTOMDEZINBIN(MOD([.B534];2048))" office:value-type="string" office:string-value="01000010100" calcext:value-type="string">
            <text:p>01000010100</text:p>
          </table:table-cell>
          <table:table-cell table:formula="of:=DEC2HEX([.B534];3)" office:value-type="string" office:string-value="214" calcext:value-type="string">
            <text:p>214</text:p>
          </table:table-cell>
          <table:table-cell table:formula="of:=MID([.A534];1;4)" office:value-type="string" office:string-value="drea" calcext:value-type="string">
            <text:p>dre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ress</text:p>
          </table:table-cell>
          <table:table-cell table:style-name="ce25" office:value-type="float" office:value="533" calcext:value-type="float">
            <text:p>533</text:p>
          </table:table-cell>
          <table:table-cell table:style-name="ce25" table:formula="of:=CUSTOMDEZINBIN(MOD([.B535];2048))" office:value-type="string" office:string-value="01000010101" calcext:value-type="string">
            <text:p>01000010101</text:p>
          </table:table-cell>
          <table:table-cell table:formula="of:=DEC2HEX([.B535];3)" office:value-type="string" office:string-value="215" calcext:value-type="string">
            <text:p>215</text:p>
          </table:table-cell>
          <table:table-cell table:formula="of:=MID([.A535];1;4)" office:value-type="string" office:string-value="dres" calcext:value-type="string">
            <text:p>dre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rift</text:p>
          </table:table-cell>
          <table:table-cell table:style-name="ce25" office:value-type="float" office:value="534" calcext:value-type="float">
            <text:p>534</text:p>
          </table:table-cell>
          <table:table-cell table:style-name="ce25" table:formula="of:=CUSTOMDEZINBIN(MOD([.B536];2048))" office:value-type="string" office:string-value="01000010110" calcext:value-type="string">
            <text:p>01000010110</text:p>
          </table:table-cell>
          <table:table-cell table:formula="of:=DEC2HEX([.B536];3)" office:value-type="string" office:string-value="216" calcext:value-type="string">
            <text:p>216</text:p>
          </table:table-cell>
          <table:table-cell table:formula="of:=MID([.A536];1;4)" office:value-type="string" office:string-value="drif" calcext:value-type="string">
            <text:p>dri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rill</text:p>
          </table:table-cell>
          <table:table-cell table:style-name="ce25" office:value-type="float" office:value="535" calcext:value-type="float">
            <text:p>535</text:p>
          </table:table-cell>
          <table:table-cell table:style-name="ce25" table:formula="of:=CUSTOMDEZINBIN(MOD([.B537];2048))" office:value-type="string" office:string-value="01000010111" calcext:value-type="string">
            <text:p>01000010111</text:p>
          </table:table-cell>
          <table:table-cell table:formula="of:=DEC2HEX([.B537];3)" office:value-type="string" office:string-value="217" calcext:value-type="string">
            <text:p>217</text:p>
          </table:table-cell>
          <table:table-cell table:formula="of:=MID([.A537];1;4)" office:value-type="string" office:string-value="dril" calcext:value-type="string">
            <text:p>dri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rink</text:p>
          </table:table-cell>
          <table:table-cell table:style-name="ce25" office:value-type="float" office:value="536" calcext:value-type="float">
            <text:p>536</text:p>
          </table:table-cell>
          <table:table-cell table:style-name="ce25" table:formula="of:=CUSTOMDEZINBIN(MOD([.B538];2048))" office:value-type="string" office:string-value="01000011000" calcext:value-type="string">
            <text:p>01000011000</text:p>
          </table:table-cell>
          <table:table-cell table:formula="of:=DEC2HEX([.B538];3)" office:value-type="string" office:string-value="218" calcext:value-type="string">
            <text:p>218</text:p>
          </table:table-cell>
          <table:table-cell table:formula="of:=MID([.A538];1;4)" office:value-type="string" office:string-value="drin" calcext:value-type="string">
            <text:p>dri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rip</text:p>
          </table:table-cell>
          <table:table-cell table:style-name="ce25" office:value-type="float" office:value="537" calcext:value-type="float">
            <text:p>537</text:p>
          </table:table-cell>
          <table:table-cell table:style-name="ce25" table:formula="of:=CUSTOMDEZINBIN(MOD([.B539];2048))" office:value-type="string" office:string-value="01000011001" calcext:value-type="string">
            <text:p>01000011001</text:p>
          </table:table-cell>
          <table:table-cell table:formula="of:=DEC2HEX([.B539];3)" office:value-type="string" office:string-value="219" calcext:value-type="string">
            <text:p>219</text:p>
          </table:table-cell>
          <table:table-cell table:formula="of:=MID([.A539];1;4)" office:value-type="string" office:string-value="drip" calcext:value-type="string">
            <text:p>dri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rive</text:p>
          </table:table-cell>
          <table:table-cell table:style-name="ce25" office:value-type="float" office:value="538" calcext:value-type="float">
            <text:p>538</text:p>
          </table:table-cell>
          <table:table-cell table:style-name="ce25" table:formula="of:=CUSTOMDEZINBIN(MOD([.B540];2048))" office:value-type="string" office:string-value="01000011010" calcext:value-type="string">
            <text:p>01000011010</text:p>
          </table:table-cell>
          <table:table-cell table:formula="of:=DEC2HEX([.B540];3)" office:value-type="string" office:string-value="21A" calcext:value-type="string">
            <text:p>21A</text:p>
          </table:table-cell>
          <table:table-cell table:formula="of:=MID([.A540];1;4)" office:value-type="string" office:string-value="driv" calcext:value-type="string">
            <text:p>driv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rop</text:p>
          </table:table-cell>
          <table:table-cell table:style-name="ce25" office:value-type="float" office:value="539" calcext:value-type="float">
            <text:p>539</text:p>
          </table:table-cell>
          <table:table-cell table:style-name="ce25" table:formula="of:=CUSTOMDEZINBIN(MOD([.B541];2048))" office:value-type="string" office:string-value="01000011011" calcext:value-type="string">
            <text:p>01000011011</text:p>
          </table:table-cell>
          <table:table-cell table:formula="of:=DEC2HEX([.B541];3)" office:value-type="string" office:string-value="21B" calcext:value-type="string">
            <text:p>21B</text:p>
          </table:table-cell>
          <table:table-cell table:formula="of:=MID([.A541];1;4)" office:value-type="string" office:string-value="drop" calcext:value-type="string">
            <text:p>dro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rum</text:p>
          </table:table-cell>
          <table:table-cell table:style-name="ce25" office:value-type="float" office:value="540" calcext:value-type="float">
            <text:p>540</text:p>
          </table:table-cell>
          <table:table-cell table:style-name="ce25" table:formula="of:=CUSTOMDEZINBIN(MOD([.B542];2048))" office:value-type="string" office:string-value="01000011100" calcext:value-type="string">
            <text:p>01000011100</text:p>
          </table:table-cell>
          <table:table-cell table:formula="of:=DEC2HEX([.B542];3)" office:value-type="string" office:string-value="21C" calcext:value-type="string">
            <text:p>21C</text:p>
          </table:table-cell>
          <table:table-cell table:formula="of:=MID([.A542];1;4)" office:value-type="string" office:string-value="drum" calcext:value-type="string">
            <text:p>dru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ry</text:p>
          </table:table-cell>
          <table:table-cell table:style-name="ce25" office:value-type="float" office:value="541" calcext:value-type="float">
            <text:p>541</text:p>
          </table:table-cell>
          <table:table-cell table:style-name="ce25" table:formula="of:=CUSTOMDEZINBIN(MOD([.B543];2048))" office:value-type="string" office:string-value="01000011101" calcext:value-type="string">
            <text:p>01000011101</text:p>
          </table:table-cell>
          <table:table-cell table:formula="of:=DEC2HEX([.B543];3)" office:value-type="string" office:string-value="21D" calcext:value-type="string">
            <text:p>21D</text:p>
          </table:table-cell>
          <table:table-cell table:formula="of:=MID([.A543];1;4)" office:value-type="string" office:string-value="dry" calcext:value-type="string">
            <text:p>dr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uck</text:p>
          </table:table-cell>
          <table:table-cell table:style-name="ce25" office:value-type="float" office:value="542" calcext:value-type="float">
            <text:p>542</text:p>
          </table:table-cell>
          <table:table-cell table:style-name="ce25" table:formula="of:=CUSTOMDEZINBIN(MOD([.B544];2048))" office:value-type="string" office:string-value="01000011110" calcext:value-type="string">
            <text:p>01000011110</text:p>
          </table:table-cell>
          <table:table-cell table:formula="of:=DEC2HEX([.B544];3)" office:value-type="string" office:string-value="21E" calcext:value-type="string">
            <text:p>21E</text:p>
          </table:table-cell>
          <table:table-cell table:formula="of:=MID([.A544];1;4)" office:value-type="string" office:string-value="duck" calcext:value-type="string">
            <text:p>duc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umb</text:p>
          </table:table-cell>
          <table:table-cell table:style-name="ce25" office:value-type="float" office:value="543" calcext:value-type="float">
            <text:p>543</text:p>
          </table:table-cell>
          <table:table-cell table:style-name="ce25" table:formula="of:=CUSTOMDEZINBIN(MOD([.B545];2048))" office:value-type="string" office:string-value="01000011111" calcext:value-type="string">
            <text:p>01000011111</text:p>
          </table:table-cell>
          <table:table-cell table:formula="of:=DEC2HEX([.B545];3)" office:value-type="string" office:string-value="21F" calcext:value-type="string">
            <text:p>21F</text:p>
          </table:table-cell>
          <table:table-cell table:formula="of:=MID([.A545];1;4)" office:value-type="string" office:string-value="dumb" calcext:value-type="string">
            <text:p>dum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une</text:p>
          </table:table-cell>
          <table:table-cell table:style-name="ce25" office:value-type="float" office:value="544" calcext:value-type="float">
            <text:p>544</text:p>
          </table:table-cell>
          <table:table-cell table:style-name="ce25" table:formula="of:=CUSTOMDEZINBIN(MOD([.B546];2048))" office:value-type="string" office:string-value="01000100000" calcext:value-type="string">
            <text:p>01000100000</text:p>
          </table:table-cell>
          <table:table-cell table:formula="of:=DEC2HEX([.B546];3)" office:value-type="string" office:string-value="220" calcext:value-type="string">
            <text:p>220</text:p>
          </table:table-cell>
          <table:table-cell table:formula="of:=MID([.A546];1;4)" office:value-type="string" office:string-value="dune" calcext:value-type="string">
            <text:p>du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uring</text:p>
          </table:table-cell>
          <table:table-cell table:style-name="ce25" office:value-type="float" office:value="545" calcext:value-type="float">
            <text:p>545</text:p>
          </table:table-cell>
          <table:table-cell table:style-name="ce25" table:formula="of:=CUSTOMDEZINBIN(MOD([.B547];2048))" office:value-type="string" office:string-value="01000100001" calcext:value-type="string">
            <text:p>01000100001</text:p>
          </table:table-cell>
          <table:table-cell table:formula="of:=DEC2HEX([.B547];3)" office:value-type="string" office:string-value="221" calcext:value-type="string">
            <text:p>221</text:p>
          </table:table-cell>
          <table:table-cell table:formula="of:=MID([.A547];1;4)" office:value-type="string" office:string-value="duri" calcext:value-type="string">
            <text:p>dur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ust</text:p>
          </table:table-cell>
          <table:table-cell table:style-name="ce25" office:value-type="float" office:value="546" calcext:value-type="float">
            <text:p>546</text:p>
          </table:table-cell>
          <table:table-cell table:style-name="ce25" table:formula="of:=CUSTOMDEZINBIN(MOD([.B548];2048))" office:value-type="string" office:string-value="01000100010" calcext:value-type="string">
            <text:p>01000100010</text:p>
          </table:table-cell>
          <table:table-cell table:formula="of:=DEC2HEX([.B548];3)" office:value-type="string" office:string-value="222" calcext:value-type="string">
            <text:p>222</text:p>
          </table:table-cell>
          <table:table-cell table:formula="of:=MID([.A548];1;4)" office:value-type="string" office:string-value="dust" calcext:value-type="string">
            <text:p>du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utch</text:p>
          </table:table-cell>
          <table:table-cell table:style-name="ce25" office:value-type="float" office:value="547" calcext:value-type="float">
            <text:p>547</text:p>
          </table:table-cell>
          <table:table-cell table:style-name="ce25" table:formula="of:=CUSTOMDEZINBIN(MOD([.B549];2048))" office:value-type="string" office:string-value="01000100011" calcext:value-type="string">
            <text:p>01000100011</text:p>
          </table:table-cell>
          <table:table-cell table:formula="of:=DEC2HEX([.B549];3)" office:value-type="string" office:string-value="223" calcext:value-type="string">
            <text:p>223</text:p>
          </table:table-cell>
          <table:table-cell table:formula="of:=MID([.A549];1;4)" office:value-type="string" office:string-value="dutc" calcext:value-type="string">
            <text:p>dut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uty</text:p>
          </table:table-cell>
          <table:table-cell table:style-name="ce25" office:value-type="float" office:value="548" calcext:value-type="float">
            <text:p>548</text:p>
          </table:table-cell>
          <table:table-cell table:style-name="ce25" table:formula="of:=CUSTOMDEZINBIN(MOD([.B550];2048))" office:value-type="string" office:string-value="01000100100" calcext:value-type="string">
            <text:p>01000100100</text:p>
          </table:table-cell>
          <table:table-cell table:formula="of:=DEC2HEX([.B550];3)" office:value-type="string" office:string-value="224" calcext:value-type="string">
            <text:p>224</text:p>
          </table:table-cell>
          <table:table-cell table:formula="of:=MID([.A550];1;4)" office:value-type="string" office:string-value="duty" calcext:value-type="string">
            <text:p>dut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warf</text:p>
          </table:table-cell>
          <table:table-cell table:style-name="ce25" office:value-type="float" office:value="549" calcext:value-type="float">
            <text:p>549</text:p>
          </table:table-cell>
          <table:table-cell table:style-name="ce25" table:formula="of:=CUSTOMDEZINBIN(MOD([.B551];2048))" office:value-type="string" office:string-value="01000100101" calcext:value-type="string">
            <text:p>01000100101</text:p>
          </table:table-cell>
          <table:table-cell table:formula="of:=DEC2HEX([.B551];3)" office:value-type="string" office:string-value="225" calcext:value-type="string">
            <text:p>225</text:p>
          </table:table-cell>
          <table:table-cell table:formula="of:=MID([.A551];1;4)" office:value-type="string" office:string-value="dwar" calcext:value-type="string">
            <text:p>dwa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ynamic</text:p>
          </table:table-cell>
          <table:table-cell table:style-name="ce25" office:value-type="float" office:value="550" calcext:value-type="float">
            <text:p>550</text:p>
          </table:table-cell>
          <table:table-cell table:style-name="ce25" table:formula="of:=CUSTOMDEZINBIN(MOD([.B552];2048))" office:value-type="string" office:string-value="01000100110" calcext:value-type="string">
            <text:p>01000100110</text:p>
          </table:table-cell>
          <table:table-cell table:formula="of:=DEC2HEX([.B552];3)" office:value-type="string" office:string-value="226" calcext:value-type="string">
            <text:p>226</text:p>
          </table:table-cell>
          <table:table-cell table:formula="of:=MID([.A552];1;4)" office:value-type="string" office:string-value="dyna" calcext:value-type="string">
            <text:p>dyn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ager</text:p>
          </table:table-cell>
          <table:table-cell table:style-name="ce25" office:value-type="float" office:value="551" calcext:value-type="float">
            <text:p>551</text:p>
          </table:table-cell>
          <table:table-cell table:style-name="ce25" table:formula="of:=CUSTOMDEZINBIN(MOD([.B553];2048))" office:value-type="string" office:string-value="01000100111" calcext:value-type="string">
            <text:p>01000100111</text:p>
          </table:table-cell>
          <table:table-cell table:formula="of:=DEC2HEX([.B553];3)" office:value-type="string" office:string-value="227" calcext:value-type="string">
            <text:p>227</text:p>
          </table:table-cell>
          <table:table-cell table:formula="of:=MID([.A553];1;4)" office:value-type="string" office:string-value="eage" calcext:value-type="string">
            <text:p>eag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agle</text:p>
          </table:table-cell>
          <table:table-cell table:style-name="ce25" office:value-type="float" office:value="552" calcext:value-type="float">
            <text:p>552</text:p>
          </table:table-cell>
          <table:table-cell table:style-name="ce25" table:formula="of:=CUSTOMDEZINBIN(MOD([.B554];2048))" office:value-type="string" office:string-value="01000101000" calcext:value-type="string">
            <text:p>01000101000</text:p>
          </table:table-cell>
          <table:table-cell table:formula="of:=DEC2HEX([.B554];3)" office:value-type="string" office:string-value="228" calcext:value-type="string">
            <text:p>228</text:p>
          </table:table-cell>
          <table:table-cell table:formula="of:=MID([.A554];1;4)" office:value-type="string" office:string-value="eagl" calcext:value-type="string">
            <text:p>eag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arly</text:p>
          </table:table-cell>
          <table:table-cell table:style-name="ce25" office:value-type="float" office:value="553" calcext:value-type="float">
            <text:p>553</text:p>
          </table:table-cell>
          <table:table-cell table:style-name="ce25" table:formula="of:=CUSTOMDEZINBIN(MOD([.B555];2048))" office:value-type="string" office:string-value="01000101001" calcext:value-type="string">
            <text:p>01000101001</text:p>
          </table:table-cell>
          <table:table-cell table:formula="of:=DEC2HEX([.B555];3)" office:value-type="string" office:string-value="229" calcext:value-type="string">
            <text:p>229</text:p>
          </table:table-cell>
          <table:table-cell table:formula="of:=MID([.A555];1;4)" office:value-type="string" office:string-value="earl" calcext:value-type="string">
            <text:p>ear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arn</text:p>
          </table:table-cell>
          <table:table-cell table:style-name="ce25" office:value-type="float" office:value="554" calcext:value-type="float">
            <text:p>554</text:p>
          </table:table-cell>
          <table:table-cell table:style-name="ce25" table:formula="of:=CUSTOMDEZINBIN(MOD([.B556];2048))" office:value-type="string" office:string-value="01000101010" calcext:value-type="string">
            <text:p>01000101010</text:p>
          </table:table-cell>
          <table:table-cell table:formula="of:=DEC2HEX([.B556];3)" office:value-type="string" office:string-value="22A" calcext:value-type="string">
            <text:p>22A</text:p>
          </table:table-cell>
          <table:table-cell table:formula="of:=MID([.A556];1;4)" office:value-type="string" office:string-value="earn" calcext:value-type="string">
            <text:p>ear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arth</text:p>
          </table:table-cell>
          <table:table-cell table:style-name="ce25" office:value-type="float" office:value="555" calcext:value-type="float">
            <text:p>555</text:p>
          </table:table-cell>
          <table:table-cell table:style-name="ce25" table:formula="of:=CUSTOMDEZINBIN(MOD([.B557];2048))" office:value-type="string" office:string-value="01000101011" calcext:value-type="string">
            <text:p>01000101011</text:p>
          </table:table-cell>
          <table:table-cell table:formula="of:=DEC2HEX([.B557];3)" office:value-type="string" office:string-value="22B" calcext:value-type="string">
            <text:p>22B</text:p>
          </table:table-cell>
          <table:table-cell table:formula="of:=MID([.A557];1;4)" office:value-type="string" office:string-value="eart" calcext:value-type="string">
            <text:p>ear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asily</text:p>
          </table:table-cell>
          <table:table-cell table:style-name="ce25" office:value-type="float" office:value="556" calcext:value-type="float">
            <text:p>556</text:p>
          </table:table-cell>
          <table:table-cell table:style-name="ce25" table:formula="of:=CUSTOMDEZINBIN(MOD([.B558];2048))" office:value-type="string" office:string-value="01000101100" calcext:value-type="string">
            <text:p>01000101100</text:p>
          </table:table-cell>
          <table:table-cell table:formula="of:=DEC2HEX([.B558];3)" office:value-type="string" office:string-value="22C" calcext:value-type="string">
            <text:p>22C</text:p>
          </table:table-cell>
          <table:table-cell table:formula="of:=MID([.A558];1;4)" office:value-type="string" office:string-value="easi" calcext:value-type="string">
            <text:p>eas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ast</text:p>
          </table:table-cell>
          <table:table-cell table:style-name="ce25" office:value-type="float" office:value="557" calcext:value-type="float">
            <text:p>557</text:p>
          </table:table-cell>
          <table:table-cell table:style-name="ce25" table:formula="of:=CUSTOMDEZINBIN(MOD([.B559];2048))" office:value-type="string" office:string-value="01000101101" calcext:value-type="string">
            <text:p>01000101101</text:p>
          </table:table-cell>
          <table:table-cell table:formula="of:=DEC2HEX([.B559];3)" office:value-type="string" office:string-value="22D" calcext:value-type="string">
            <text:p>22D</text:p>
          </table:table-cell>
          <table:table-cell table:formula="of:=MID([.A559];1;4)" office:value-type="string" office:string-value="east" calcext:value-type="string">
            <text:p>ea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asy</text:p>
          </table:table-cell>
          <table:table-cell table:style-name="ce25" office:value-type="float" office:value="558" calcext:value-type="float">
            <text:p>558</text:p>
          </table:table-cell>
          <table:table-cell table:style-name="ce25" table:formula="of:=CUSTOMDEZINBIN(MOD([.B560];2048))" office:value-type="string" office:string-value="01000101110" calcext:value-type="string">
            <text:p>01000101110</text:p>
          </table:table-cell>
          <table:table-cell table:formula="of:=DEC2HEX([.B560];3)" office:value-type="string" office:string-value="22E" calcext:value-type="string">
            <text:p>22E</text:p>
          </table:table-cell>
          <table:table-cell table:formula="of:=MID([.A560];1;4)" office:value-type="string" office:string-value="easy" calcext:value-type="string">
            <text:p>eas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cho</text:p>
          </table:table-cell>
          <table:table-cell table:style-name="ce25" office:value-type="float" office:value="559" calcext:value-type="float">
            <text:p>559</text:p>
          </table:table-cell>
          <table:table-cell table:style-name="ce25" table:formula="of:=CUSTOMDEZINBIN(MOD([.B561];2048))" office:value-type="string" office:string-value="01000101111" calcext:value-type="string">
            <text:p>01000101111</text:p>
          </table:table-cell>
          <table:table-cell table:formula="of:=DEC2HEX([.B561];3)" office:value-type="string" office:string-value="22F" calcext:value-type="string">
            <text:p>22F</text:p>
          </table:table-cell>
          <table:table-cell table:formula="of:=MID([.A561];1;4)" office:value-type="string" office:string-value="echo" calcext:value-type="string">
            <text:p>ech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cology</text:p>
          </table:table-cell>
          <table:table-cell table:style-name="ce25" office:value-type="float" office:value="560" calcext:value-type="float">
            <text:p>560</text:p>
          </table:table-cell>
          <table:table-cell table:style-name="ce25" table:formula="of:=CUSTOMDEZINBIN(MOD([.B562];2048))" office:value-type="string" office:string-value="01000110000" calcext:value-type="string">
            <text:p>01000110000</text:p>
          </table:table-cell>
          <table:table-cell table:formula="of:=DEC2HEX([.B562];3)" office:value-type="string" office:string-value="230" calcext:value-type="string">
            <text:p>230</text:p>
          </table:table-cell>
          <table:table-cell table:formula="of:=MID([.A562];1;4)" office:value-type="string" office:string-value="ecol" calcext:value-type="string">
            <text:p>eco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conomy</text:p>
          </table:table-cell>
          <table:table-cell table:style-name="ce25" office:value-type="float" office:value="561" calcext:value-type="float">
            <text:p>561</text:p>
          </table:table-cell>
          <table:table-cell table:style-name="ce25" table:formula="of:=CUSTOMDEZINBIN(MOD([.B563];2048))" office:value-type="string" office:string-value="01000110001" calcext:value-type="string">
            <text:p>01000110001</text:p>
          </table:table-cell>
          <table:table-cell table:formula="of:=DEC2HEX([.B563];3)" office:value-type="string" office:string-value="231" calcext:value-type="string">
            <text:p>231</text:p>
          </table:table-cell>
          <table:table-cell table:formula="of:=MID([.A563];1;4)" office:value-type="string" office:string-value="econ" calcext:value-type="string">
            <text:p>eco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dge</text:p>
          </table:table-cell>
          <table:table-cell table:style-name="ce25" office:value-type="float" office:value="562" calcext:value-type="float">
            <text:p>562</text:p>
          </table:table-cell>
          <table:table-cell table:style-name="ce25" table:formula="of:=CUSTOMDEZINBIN(MOD([.B564];2048))" office:value-type="string" office:string-value="01000110010" calcext:value-type="string">
            <text:p>01000110010</text:p>
          </table:table-cell>
          <table:table-cell table:formula="of:=DEC2HEX([.B564];3)" office:value-type="string" office:string-value="232" calcext:value-type="string">
            <text:p>232</text:p>
          </table:table-cell>
          <table:table-cell table:formula="of:=MID([.A564];1;4)" office:value-type="string" office:string-value="edge" calcext:value-type="string">
            <text:p>edg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dit</text:p>
          </table:table-cell>
          <table:table-cell table:style-name="ce25" office:value-type="float" office:value="563" calcext:value-type="float">
            <text:p>563</text:p>
          </table:table-cell>
          <table:table-cell table:style-name="ce25" table:formula="of:=CUSTOMDEZINBIN(MOD([.B565];2048))" office:value-type="string" office:string-value="01000110011" calcext:value-type="string">
            <text:p>01000110011</text:p>
          </table:table-cell>
          <table:table-cell table:formula="of:=DEC2HEX([.B565];3)" office:value-type="string" office:string-value="233" calcext:value-type="string">
            <text:p>233</text:p>
          </table:table-cell>
          <table:table-cell table:formula="of:=MID([.A565];1;4)" office:value-type="string" office:string-value="edit" calcext:value-type="string">
            <text:p>edi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ducate</text:p>
          </table:table-cell>
          <table:table-cell table:style-name="ce25" office:value-type="float" office:value="564" calcext:value-type="float">
            <text:p>564</text:p>
          </table:table-cell>
          <table:table-cell table:style-name="ce25" table:formula="of:=CUSTOMDEZINBIN(MOD([.B566];2048))" office:value-type="string" office:string-value="01000110100" calcext:value-type="string">
            <text:p>01000110100</text:p>
          </table:table-cell>
          <table:table-cell table:formula="of:=DEC2HEX([.B566];3)" office:value-type="string" office:string-value="234" calcext:value-type="string">
            <text:p>234</text:p>
          </table:table-cell>
          <table:table-cell table:formula="of:=MID([.A566];1;4)" office:value-type="string" office:string-value="educ" calcext:value-type="string">
            <text:p>edu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ffort</text:p>
          </table:table-cell>
          <table:table-cell table:style-name="ce25" office:value-type="float" office:value="565" calcext:value-type="float">
            <text:p>565</text:p>
          </table:table-cell>
          <table:table-cell table:style-name="ce25" table:formula="of:=CUSTOMDEZINBIN(MOD([.B567];2048))" office:value-type="string" office:string-value="01000110101" calcext:value-type="string">
            <text:p>01000110101</text:p>
          </table:table-cell>
          <table:table-cell table:formula="of:=DEC2HEX([.B567];3)" office:value-type="string" office:string-value="235" calcext:value-type="string">
            <text:p>235</text:p>
          </table:table-cell>
          <table:table-cell table:formula="of:=MID([.A567];1;4)" office:value-type="string" office:string-value="effo" calcext:value-type="string">
            <text:p>eff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gg</text:p>
          </table:table-cell>
          <table:table-cell table:style-name="ce25" office:value-type="float" office:value="566" calcext:value-type="float">
            <text:p>566</text:p>
          </table:table-cell>
          <table:table-cell table:style-name="ce25" table:formula="of:=CUSTOMDEZINBIN(MOD([.B568];2048))" office:value-type="string" office:string-value="01000110110" calcext:value-type="string">
            <text:p>01000110110</text:p>
          </table:table-cell>
          <table:table-cell table:formula="of:=DEC2HEX([.B568];3)" office:value-type="string" office:string-value="236" calcext:value-type="string">
            <text:p>236</text:p>
          </table:table-cell>
          <table:table-cell table:formula="of:=MID([.A568];1;4)" office:value-type="string" office:string-value="egg" calcext:value-type="string">
            <text:p>eg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ight</text:p>
          </table:table-cell>
          <table:table-cell table:style-name="ce25" office:value-type="float" office:value="567" calcext:value-type="float">
            <text:p>567</text:p>
          </table:table-cell>
          <table:table-cell table:style-name="ce25" table:formula="of:=CUSTOMDEZINBIN(MOD([.B569];2048))" office:value-type="string" office:string-value="01000110111" calcext:value-type="string">
            <text:p>01000110111</text:p>
          </table:table-cell>
          <table:table-cell table:formula="of:=DEC2HEX([.B569];3)" office:value-type="string" office:string-value="237" calcext:value-type="string">
            <text:p>237</text:p>
          </table:table-cell>
          <table:table-cell table:formula="of:=MID([.A569];1;4)" office:value-type="string" office:string-value="eigh" calcext:value-type="string">
            <text:p>eig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ither</text:p>
          </table:table-cell>
          <table:table-cell table:style-name="ce25" office:value-type="float" office:value="568" calcext:value-type="float">
            <text:p>568</text:p>
          </table:table-cell>
          <table:table-cell table:style-name="ce25" table:formula="of:=CUSTOMDEZINBIN(MOD([.B570];2048))" office:value-type="string" office:string-value="01000111000" calcext:value-type="string">
            <text:p>01000111000</text:p>
          </table:table-cell>
          <table:table-cell table:formula="of:=DEC2HEX([.B570];3)" office:value-type="string" office:string-value="238" calcext:value-type="string">
            <text:p>238</text:p>
          </table:table-cell>
          <table:table-cell table:formula="of:=MID([.A570];1;4)" office:value-type="string" office:string-value="eith" calcext:value-type="string">
            <text:p>eit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lbow</text:p>
          </table:table-cell>
          <table:table-cell table:style-name="ce25" office:value-type="float" office:value="569" calcext:value-type="float">
            <text:p>569</text:p>
          </table:table-cell>
          <table:table-cell table:style-name="ce25" table:formula="of:=CUSTOMDEZINBIN(MOD([.B571];2048))" office:value-type="string" office:string-value="01000111001" calcext:value-type="string">
            <text:p>01000111001</text:p>
          </table:table-cell>
          <table:table-cell table:formula="of:=DEC2HEX([.B571];3)" office:value-type="string" office:string-value="239" calcext:value-type="string">
            <text:p>239</text:p>
          </table:table-cell>
          <table:table-cell table:formula="of:=MID([.A571];1;4)" office:value-type="string" office:string-value="elbo" calcext:value-type="string">
            <text:p>elb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lder</text:p>
          </table:table-cell>
          <table:table-cell table:style-name="ce25" office:value-type="float" office:value="570" calcext:value-type="float">
            <text:p>570</text:p>
          </table:table-cell>
          <table:table-cell table:style-name="ce25" table:formula="of:=CUSTOMDEZINBIN(MOD([.B572];2048))" office:value-type="string" office:string-value="01000111010" calcext:value-type="string">
            <text:p>01000111010</text:p>
          </table:table-cell>
          <table:table-cell table:formula="of:=DEC2HEX([.B572];3)" office:value-type="string" office:string-value="23A" calcext:value-type="string">
            <text:p>23A</text:p>
          </table:table-cell>
          <table:table-cell table:formula="of:=MID([.A572];1;4)" office:value-type="string" office:string-value="elde" calcext:value-type="string">
            <text:p>eld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lectric</text:p>
          </table:table-cell>
          <table:table-cell table:style-name="ce25" office:value-type="float" office:value="571" calcext:value-type="float">
            <text:p>571</text:p>
          </table:table-cell>
          <table:table-cell table:style-name="ce25" table:formula="of:=CUSTOMDEZINBIN(MOD([.B573];2048))" office:value-type="string" office:string-value="01000111011" calcext:value-type="string">
            <text:p>01000111011</text:p>
          </table:table-cell>
          <table:table-cell table:formula="of:=DEC2HEX([.B573];3)" office:value-type="string" office:string-value="23B" calcext:value-type="string">
            <text:p>23B</text:p>
          </table:table-cell>
          <table:table-cell table:formula="of:=MID([.A573];1;4)" office:value-type="string" office:string-value="elec" calcext:value-type="string">
            <text:p>ele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legant</text:p>
          </table:table-cell>
          <table:table-cell table:style-name="ce25" office:value-type="float" office:value="572" calcext:value-type="float">
            <text:p>572</text:p>
          </table:table-cell>
          <table:table-cell table:style-name="ce25" table:formula="of:=CUSTOMDEZINBIN(MOD([.B574];2048))" office:value-type="string" office:string-value="01000111100" calcext:value-type="string">
            <text:p>01000111100</text:p>
          </table:table-cell>
          <table:table-cell table:formula="of:=DEC2HEX([.B574];3)" office:value-type="string" office:string-value="23C" calcext:value-type="string">
            <text:p>23C</text:p>
          </table:table-cell>
          <table:table-cell table:formula="of:=MID([.A574];1;4)" office:value-type="string" office:string-value="eleg" calcext:value-type="string">
            <text:p>ele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lement</text:p>
          </table:table-cell>
          <table:table-cell table:style-name="ce25" office:value-type="float" office:value="573" calcext:value-type="float">
            <text:p>573</text:p>
          </table:table-cell>
          <table:table-cell table:style-name="ce25" table:formula="of:=CUSTOMDEZINBIN(MOD([.B575];2048))" office:value-type="string" office:string-value="01000111101" calcext:value-type="string">
            <text:p>01000111101</text:p>
          </table:table-cell>
          <table:table-cell table:formula="of:=DEC2HEX([.B575];3)" office:value-type="string" office:string-value="23D" calcext:value-type="string">
            <text:p>23D</text:p>
          </table:table-cell>
          <table:table-cell table:formula="of:=MID([.A575];1;4)" office:value-type="string" office:string-value="elem" calcext:value-type="string">
            <text:p>ele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lephant</text:p>
          </table:table-cell>
          <table:table-cell table:style-name="ce25" office:value-type="float" office:value="574" calcext:value-type="float">
            <text:p>574</text:p>
          </table:table-cell>
          <table:table-cell table:style-name="ce25" table:formula="of:=CUSTOMDEZINBIN(MOD([.B576];2048))" office:value-type="string" office:string-value="01000111110" calcext:value-type="string">
            <text:p>01000111110</text:p>
          </table:table-cell>
          <table:table-cell table:formula="of:=DEC2HEX([.B576];3)" office:value-type="string" office:string-value="23E" calcext:value-type="string">
            <text:p>23E</text:p>
          </table:table-cell>
          <table:table-cell table:formula="of:=MID([.A576];1;4)" office:value-type="string" office:string-value="elep" calcext:value-type="string">
            <text:p>ele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levator</text:p>
          </table:table-cell>
          <table:table-cell table:style-name="ce25" office:value-type="float" office:value="575" calcext:value-type="float">
            <text:p>575</text:p>
          </table:table-cell>
          <table:table-cell table:style-name="ce25" table:formula="of:=CUSTOMDEZINBIN(MOD([.B577];2048))" office:value-type="string" office:string-value="01000111111" calcext:value-type="string">
            <text:p>01000111111</text:p>
          </table:table-cell>
          <table:table-cell table:formula="of:=DEC2HEX([.B577];3)" office:value-type="string" office:string-value="23F" calcext:value-type="string">
            <text:p>23F</text:p>
          </table:table-cell>
          <table:table-cell table:formula="of:=MID([.A577];1;4)" office:value-type="string" office:string-value="elev" calcext:value-type="string">
            <text:p>elev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lite</text:p>
          </table:table-cell>
          <table:table-cell table:style-name="ce25" office:value-type="float" office:value="576" calcext:value-type="float">
            <text:p>576</text:p>
          </table:table-cell>
          <table:table-cell table:style-name="ce25" table:formula="of:=CUSTOMDEZINBIN(MOD([.B578];2048))" office:value-type="string" office:string-value="01001000000" calcext:value-type="string">
            <text:p>01001000000</text:p>
          </table:table-cell>
          <table:table-cell table:formula="of:=DEC2HEX([.B578];3)" office:value-type="string" office:string-value="240" calcext:value-type="string">
            <text:p>240</text:p>
          </table:table-cell>
          <table:table-cell table:formula="of:=MID([.A578];1;4)" office:value-type="string" office:string-value="elit" calcext:value-type="string">
            <text:p>eli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lse</text:p>
          </table:table-cell>
          <table:table-cell table:style-name="ce25" office:value-type="float" office:value="577" calcext:value-type="float">
            <text:p>577</text:p>
          </table:table-cell>
          <table:table-cell table:style-name="ce25" table:formula="of:=CUSTOMDEZINBIN(MOD([.B579];2048))" office:value-type="string" office:string-value="01001000001" calcext:value-type="string">
            <text:p>01001000001</text:p>
          </table:table-cell>
          <table:table-cell table:formula="of:=DEC2HEX([.B579];3)" office:value-type="string" office:string-value="241" calcext:value-type="string">
            <text:p>241</text:p>
          </table:table-cell>
          <table:table-cell table:formula="of:=MID([.A579];1;4)" office:value-type="string" office:string-value="else" calcext:value-type="string">
            <text:p>e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mbark</text:p>
          </table:table-cell>
          <table:table-cell table:style-name="ce25" office:value-type="float" office:value="578" calcext:value-type="float">
            <text:p>578</text:p>
          </table:table-cell>
          <table:table-cell table:style-name="ce25" table:formula="of:=CUSTOMDEZINBIN(MOD([.B580];2048))" office:value-type="string" office:string-value="01001000010" calcext:value-type="string">
            <text:p>01001000010</text:p>
          </table:table-cell>
          <table:table-cell table:formula="of:=DEC2HEX([.B580];3)" office:value-type="string" office:string-value="242" calcext:value-type="string">
            <text:p>242</text:p>
          </table:table-cell>
          <table:table-cell table:formula="of:=MID([.A580];1;4)" office:value-type="string" office:string-value="emba" calcext:value-type="string">
            <text:p>emb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mbody</text:p>
          </table:table-cell>
          <table:table-cell table:style-name="ce25" office:value-type="float" office:value="579" calcext:value-type="float">
            <text:p>579</text:p>
          </table:table-cell>
          <table:table-cell table:style-name="ce25" table:formula="of:=CUSTOMDEZINBIN(MOD([.B581];2048))" office:value-type="string" office:string-value="01001000011" calcext:value-type="string">
            <text:p>01001000011</text:p>
          </table:table-cell>
          <table:table-cell table:formula="of:=DEC2HEX([.B581];3)" office:value-type="string" office:string-value="243" calcext:value-type="string">
            <text:p>243</text:p>
          </table:table-cell>
          <table:table-cell table:formula="of:=MID([.A581];1;4)" office:value-type="string" office:string-value="embo" calcext:value-type="string">
            <text:p>emb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mbrace</text:p>
          </table:table-cell>
          <table:table-cell table:style-name="ce25" office:value-type="float" office:value="580" calcext:value-type="float">
            <text:p>580</text:p>
          </table:table-cell>
          <table:table-cell table:style-name="ce25" table:formula="of:=CUSTOMDEZINBIN(MOD([.B582];2048))" office:value-type="string" office:string-value="01001000100" calcext:value-type="string">
            <text:p>01001000100</text:p>
          </table:table-cell>
          <table:table-cell table:formula="of:=DEC2HEX([.B582];3)" office:value-type="string" office:string-value="244" calcext:value-type="string">
            <text:p>244</text:p>
          </table:table-cell>
          <table:table-cell table:formula="of:=MID([.A582];1;4)" office:value-type="string" office:string-value="embr" calcext:value-type="string">
            <text:p>emb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merge</text:p>
          </table:table-cell>
          <table:table-cell table:style-name="ce25" office:value-type="float" office:value="581" calcext:value-type="float">
            <text:p>581</text:p>
          </table:table-cell>
          <table:table-cell table:style-name="ce25" table:formula="of:=CUSTOMDEZINBIN(MOD([.B583];2048))" office:value-type="string" office:string-value="01001000101" calcext:value-type="string">
            <text:p>01001000101</text:p>
          </table:table-cell>
          <table:table-cell table:formula="of:=DEC2HEX([.B583];3)" office:value-type="string" office:string-value="245" calcext:value-type="string">
            <text:p>245</text:p>
          </table:table-cell>
          <table:table-cell table:formula="of:=MID([.A583];1;4)" office:value-type="string" office:string-value="emer" calcext:value-type="string">
            <text:p>eme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motion</text:p>
          </table:table-cell>
          <table:table-cell table:style-name="ce25" office:value-type="float" office:value="582" calcext:value-type="float">
            <text:p>582</text:p>
          </table:table-cell>
          <table:table-cell table:style-name="ce25" table:formula="of:=CUSTOMDEZINBIN(MOD([.B584];2048))" office:value-type="string" office:string-value="01001000110" calcext:value-type="string">
            <text:p>01001000110</text:p>
          </table:table-cell>
          <table:table-cell table:formula="of:=DEC2HEX([.B584];3)" office:value-type="string" office:string-value="246" calcext:value-type="string">
            <text:p>246</text:p>
          </table:table-cell>
          <table:table-cell table:formula="of:=MID([.A584];1;4)" office:value-type="string" office:string-value="emot" calcext:value-type="string">
            <text:p>emo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mploy</text:p>
          </table:table-cell>
          <table:table-cell table:style-name="ce25" office:value-type="float" office:value="583" calcext:value-type="float">
            <text:p>583</text:p>
          </table:table-cell>
          <table:table-cell table:style-name="ce25" table:formula="of:=CUSTOMDEZINBIN(MOD([.B585];2048))" office:value-type="string" office:string-value="01001000111" calcext:value-type="string">
            <text:p>01001000111</text:p>
          </table:table-cell>
          <table:table-cell table:formula="of:=DEC2HEX([.B585];3)" office:value-type="string" office:string-value="247" calcext:value-type="string">
            <text:p>247</text:p>
          </table:table-cell>
          <table:table-cell table:formula="of:=MID([.A585];1;4)" office:value-type="string" office:string-value="empl" calcext:value-type="string">
            <text:p>emp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mpower</text:p>
          </table:table-cell>
          <table:table-cell table:style-name="ce25" office:value-type="float" office:value="584" calcext:value-type="float">
            <text:p>584</text:p>
          </table:table-cell>
          <table:table-cell table:style-name="ce25" table:formula="of:=CUSTOMDEZINBIN(MOD([.B586];2048))" office:value-type="string" office:string-value="01001001000" calcext:value-type="string">
            <text:p>01001001000</text:p>
          </table:table-cell>
          <table:table-cell table:formula="of:=DEC2HEX([.B586];3)" office:value-type="string" office:string-value="248" calcext:value-type="string">
            <text:p>248</text:p>
          </table:table-cell>
          <table:table-cell table:formula="of:=MID([.A586];1;4)" office:value-type="string" office:string-value="empo" calcext:value-type="string">
            <text:p>emp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mpty</text:p>
          </table:table-cell>
          <table:table-cell table:style-name="ce25" office:value-type="float" office:value="585" calcext:value-type="float">
            <text:p>585</text:p>
          </table:table-cell>
          <table:table-cell table:style-name="ce25" table:formula="of:=CUSTOMDEZINBIN(MOD([.B587];2048))" office:value-type="string" office:string-value="01001001001" calcext:value-type="string">
            <text:p>01001001001</text:p>
          </table:table-cell>
          <table:table-cell table:formula="of:=DEC2HEX([.B587];3)" office:value-type="string" office:string-value="249" calcext:value-type="string">
            <text:p>249</text:p>
          </table:table-cell>
          <table:table-cell table:formula="of:=MID([.A587];1;4)" office:value-type="string" office:string-value="empt" calcext:value-type="string">
            <text:p>emp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nable</text:p>
          </table:table-cell>
          <table:table-cell table:style-name="ce25" office:value-type="float" office:value="586" calcext:value-type="float">
            <text:p>586</text:p>
          </table:table-cell>
          <table:table-cell table:style-name="ce25" table:formula="of:=CUSTOMDEZINBIN(MOD([.B588];2048))" office:value-type="string" office:string-value="01001001010" calcext:value-type="string">
            <text:p>01001001010</text:p>
          </table:table-cell>
          <table:table-cell table:formula="of:=DEC2HEX([.B588];3)" office:value-type="string" office:string-value="24A" calcext:value-type="string">
            <text:p>24A</text:p>
          </table:table-cell>
          <table:table-cell table:formula="of:=MID([.A588];1;4)" office:value-type="string" office:string-value="enab" calcext:value-type="string">
            <text:p>ena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nact</text:p>
          </table:table-cell>
          <table:table-cell table:style-name="ce25" office:value-type="float" office:value="587" calcext:value-type="float">
            <text:p>587</text:p>
          </table:table-cell>
          <table:table-cell table:style-name="ce25" table:formula="of:=CUSTOMDEZINBIN(MOD([.B589];2048))" office:value-type="string" office:string-value="01001001011" calcext:value-type="string">
            <text:p>01001001011</text:p>
          </table:table-cell>
          <table:table-cell table:formula="of:=DEC2HEX([.B589];3)" office:value-type="string" office:string-value="24B" calcext:value-type="string">
            <text:p>24B</text:p>
          </table:table-cell>
          <table:table-cell table:formula="of:=MID([.A589];1;4)" office:value-type="string" office:string-value="enac" calcext:value-type="string">
            <text:p>ena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nd</text:p>
          </table:table-cell>
          <table:table-cell table:style-name="ce25" office:value-type="float" office:value="588" calcext:value-type="float">
            <text:p>588</text:p>
          </table:table-cell>
          <table:table-cell table:style-name="ce25" table:formula="of:=CUSTOMDEZINBIN(MOD([.B590];2048))" office:value-type="string" office:string-value="01001001100" calcext:value-type="string">
            <text:p>01001001100</text:p>
          </table:table-cell>
          <table:table-cell table:formula="of:=DEC2HEX([.B590];3)" office:value-type="string" office:string-value="24C" calcext:value-type="string">
            <text:p>24C</text:p>
          </table:table-cell>
          <table:table-cell table:formula="of:=MID([.A590];1;4)" office:value-type="string" office:string-value="end" calcext:value-type="string">
            <text:p>en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ndless</text:p>
          </table:table-cell>
          <table:table-cell table:style-name="ce25" office:value-type="float" office:value="589" calcext:value-type="float">
            <text:p>589</text:p>
          </table:table-cell>
          <table:table-cell table:style-name="ce25" table:formula="of:=CUSTOMDEZINBIN(MOD([.B591];2048))" office:value-type="string" office:string-value="01001001101" calcext:value-type="string">
            <text:p>01001001101</text:p>
          </table:table-cell>
          <table:table-cell table:formula="of:=DEC2HEX([.B591];3)" office:value-type="string" office:string-value="24D" calcext:value-type="string">
            <text:p>24D</text:p>
          </table:table-cell>
          <table:table-cell table:formula="of:=MID([.A591];1;4)" office:value-type="string" office:string-value="endl" calcext:value-type="string">
            <text:p>end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ndorse</text:p>
          </table:table-cell>
          <table:table-cell table:style-name="ce25" office:value-type="float" office:value="590" calcext:value-type="float">
            <text:p>590</text:p>
          </table:table-cell>
          <table:table-cell table:style-name="ce25" table:formula="of:=CUSTOMDEZINBIN(MOD([.B592];2048))" office:value-type="string" office:string-value="01001001110" calcext:value-type="string">
            <text:p>01001001110</text:p>
          </table:table-cell>
          <table:table-cell table:formula="of:=DEC2HEX([.B592];3)" office:value-type="string" office:string-value="24E" calcext:value-type="string">
            <text:p>24E</text:p>
          </table:table-cell>
          <table:table-cell table:formula="of:=MID([.A592];1;4)" office:value-type="string" office:string-value="endo" calcext:value-type="string">
            <text:p>end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nemy</text:p>
          </table:table-cell>
          <table:table-cell table:style-name="ce25" office:value-type="float" office:value="591" calcext:value-type="float">
            <text:p>591</text:p>
          </table:table-cell>
          <table:table-cell table:style-name="ce25" table:formula="of:=CUSTOMDEZINBIN(MOD([.B593];2048))" office:value-type="string" office:string-value="01001001111" calcext:value-type="string">
            <text:p>01001001111</text:p>
          </table:table-cell>
          <table:table-cell table:formula="of:=DEC2HEX([.B593];3)" office:value-type="string" office:string-value="24F" calcext:value-type="string">
            <text:p>24F</text:p>
          </table:table-cell>
          <table:table-cell table:formula="of:=MID([.A593];1;4)" office:value-type="string" office:string-value="enem" calcext:value-type="string">
            <text:p>ene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nergy</text:p>
          </table:table-cell>
          <table:table-cell table:style-name="ce25" office:value-type="float" office:value="592" calcext:value-type="float">
            <text:p>592</text:p>
          </table:table-cell>
          <table:table-cell table:style-name="ce25" table:formula="of:=CUSTOMDEZINBIN(MOD([.B594];2048))" office:value-type="string" office:string-value="01001010000" calcext:value-type="string">
            <text:p>01001010000</text:p>
          </table:table-cell>
          <table:table-cell table:formula="of:=DEC2HEX([.B594];3)" office:value-type="string" office:string-value="250" calcext:value-type="string">
            <text:p>250</text:p>
          </table:table-cell>
          <table:table-cell table:formula="of:=MID([.A594];1;4)" office:value-type="string" office:string-value="ener" calcext:value-type="string">
            <text:p>ene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nforce</text:p>
          </table:table-cell>
          <table:table-cell table:style-name="ce25" office:value-type="float" office:value="593" calcext:value-type="float">
            <text:p>593</text:p>
          </table:table-cell>
          <table:table-cell table:style-name="ce25" table:formula="of:=CUSTOMDEZINBIN(MOD([.B595];2048))" office:value-type="string" office:string-value="01001010001" calcext:value-type="string">
            <text:p>01001010001</text:p>
          </table:table-cell>
          <table:table-cell table:formula="of:=DEC2HEX([.B595];3)" office:value-type="string" office:string-value="251" calcext:value-type="string">
            <text:p>251</text:p>
          </table:table-cell>
          <table:table-cell table:formula="of:=MID([.A595];1;4)" office:value-type="string" office:string-value="enfo" calcext:value-type="string">
            <text:p>enf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ngage</text:p>
          </table:table-cell>
          <table:table-cell table:style-name="ce25" office:value-type="float" office:value="594" calcext:value-type="float">
            <text:p>594</text:p>
          </table:table-cell>
          <table:table-cell table:style-name="ce25" table:formula="of:=CUSTOMDEZINBIN(MOD([.B596];2048))" office:value-type="string" office:string-value="01001010010" calcext:value-type="string">
            <text:p>01001010010</text:p>
          </table:table-cell>
          <table:table-cell table:formula="of:=DEC2HEX([.B596];3)" office:value-type="string" office:string-value="252" calcext:value-type="string">
            <text:p>252</text:p>
          </table:table-cell>
          <table:table-cell table:formula="of:=MID([.A596];1;4)" office:value-type="string" office:string-value="enga" calcext:value-type="string">
            <text:p>eng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ngine</text:p>
          </table:table-cell>
          <table:table-cell table:style-name="ce25" office:value-type="float" office:value="595" calcext:value-type="float">
            <text:p>595</text:p>
          </table:table-cell>
          <table:table-cell table:style-name="ce25" table:formula="of:=CUSTOMDEZINBIN(MOD([.B597];2048))" office:value-type="string" office:string-value="01001010011" calcext:value-type="string">
            <text:p>01001010011</text:p>
          </table:table-cell>
          <table:table-cell table:formula="of:=DEC2HEX([.B597];3)" office:value-type="string" office:string-value="253" calcext:value-type="string">
            <text:p>253</text:p>
          </table:table-cell>
          <table:table-cell table:formula="of:=MID([.A597];1;4)" office:value-type="string" office:string-value="engi" calcext:value-type="string">
            <text:p>eng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nhance</text:p>
          </table:table-cell>
          <table:table-cell table:style-name="ce25" office:value-type="float" office:value="596" calcext:value-type="float">
            <text:p>596</text:p>
          </table:table-cell>
          <table:table-cell table:style-name="ce25" table:formula="of:=CUSTOMDEZINBIN(MOD([.B598];2048))" office:value-type="string" office:string-value="01001010100" calcext:value-type="string">
            <text:p>01001010100</text:p>
          </table:table-cell>
          <table:table-cell table:formula="of:=DEC2HEX([.B598];3)" office:value-type="string" office:string-value="254" calcext:value-type="string">
            <text:p>254</text:p>
          </table:table-cell>
          <table:table-cell table:formula="of:=MID([.A598];1;4)" office:value-type="string" office:string-value="enha" calcext:value-type="string">
            <text:p>enh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njoy</text:p>
          </table:table-cell>
          <table:table-cell table:style-name="ce25" office:value-type="float" office:value="597" calcext:value-type="float">
            <text:p>597</text:p>
          </table:table-cell>
          <table:table-cell table:style-name="ce25" table:formula="of:=CUSTOMDEZINBIN(MOD([.B599];2048))" office:value-type="string" office:string-value="01001010101" calcext:value-type="string">
            <text:p>01001010101</text:p>
          </table:table-cell>
          <table:table-cell table:formula="of:=DEC2HEX([.B599];3)" office:value-type="string" office:string-value="255" calcext:value-type="string">
            <text:p>255</text:p>
          </table:table-cell>
          <table:table-cell table:formula="of:=MID([.A599];1;4)" office:value-type="string" office:string-value="enjo" calcext:value-type="string">
            <text:p>enj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nlist</text:p>
          </table:table-cell>
          <table:table-cell table:style-name="ce25" office:value-type="float" office:value="598" calcext:value-type="float">
            <text:p>598</text:p>
          </table:table-cell>
          <table:table-cell table:style-name="ce25" table:formula="of:=CUSTOMDEZINBIN(MOD([.B600];2048))" office:value-type="string" office:string-value="01001010110" calcext:value-type="string">
            <text:p>01001010110</text:p>
          </table:table-cell>
          <table:table-cell table:formula="of:=DEC2HEX([.B600];3)" office:value-type="string" office:string-value="256" calcext:value-type="string">
            <text:p>256</text:p>
          </table:table-cell>
          <table:table-cell table:formula="of:=MID([.A600];1;4)" office:value-type="string" office:string-value="enli" calcext:value-type="string">
            <text:p>enl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nough</text:p>
          </table:table-cell>
          <table:table-cell table:style-name="ce25" office:value-type="float" office:value="599" calcext:value-type="float">
            <text:p>599</text:p>
          </table:table-cell>
          <table:table-cell table:style-name="ce25" table:formula="of:=CUSTOMDEZINBIN(MOD([.B601];2048))" office:value-type="string" office:string-value="01001010111" calcext:value-type="string">
            <text:p>01001010111</text:p>
          </table:table-cell>
          <table:table-cell table:formula="of:=DEC2HEX([.B601];3)" office:value-type="string" office:string-value="257" calcext:value-type="string">
            <text:p>257</text:p>
          </table:table-cell>
          <table:table-cell table:formula="of:=MID([.A601];1;4)" office:value-type="string" office:string-value="enou" calcext:value-type="string">
            <text:p>eno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nrich</text:p>
          </table:table-cell>
          <table:table-cell table:style-name="ce25" office:value-type="float" office:value="600" calcext:value-type="float">
            <text:p>600</text:p>
          </table:table-cell>
          <table:table-cell table:style-name="ce25" table:formula="of:=CUSTOMDEZINBIN(MOD([.B602];2048))" office:value-type="string" office:string-value="01001011000" calcext:value-type="string">
            <text:p>01001011000</text:p>
          </table:table-cell>
          <table:table-cell table:formula="of:=DEC2HEX([.B602];3)" office:value-type="string" office:string-value="258" calcext:value-type="string">
            <text:p>258</text:p>
          </table:table-cell>
          <table:table-cell table:formula="of:=MID([.A602];1;4)" office:value-type="string" office:string-value="enri" calcext:value-type="string">
            <text:p>enr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nroll</text:p>
          </table:table-cell>
          <table:table-cell table:style-name="ce25" office:value-type="float" office:value="601" calcext:value-type="float">
            <text:p>601</text:p>
          </table:table-cell>
          <table:table-cell table:style-name="ce25" table:formula="of:=CUSTOMDEZINBIN(MOD([.B603];2048))" office:value-type="string" office:string-value="01001011001" calcext:value-type="string">
            <text:p>01001011001</text:p>
          </table:table-cell>
          <table:table-cell table:formula="of:=DEC2HEX([.B603];3)" office:value-type="string" office:string-value="259" calcext:value-type="string">
            <text:p>259</text:p>
          </table:table-cell>
          <table:table-cell table:formula="of:=MID([.A603];1;4)" office:value-type="string" office:string-value="enro" calcext:value-type="string">
            <text:p>enr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nsure</text:p>
          </table:table-cell>
          <table:table-cell table:style-name="ce25" office:value-type="float" office:value="602" calcext:value-type="float">
            <text:p>602</text:p>
          </table:table-cell>
          <table:table-cell table:style-name="ce25" table:formula="of:=CUSTOMDEZINBIN(MOD([.B604];2048))" office:value-type="string" office:string-value="01001011010" calcext:value-type="string">
            <text:p>01001011010</text:p>
          </table:table-cell>
          <table:table-cell table:formula="of:=DEC2HEX([.B604];3)" office:value-type="string" office:string-value="25A" calcext:value-type="string">
            <text:p>25A</text:p>
          </table:table-cell>
          <table:table-cell table:formula="of:=MID([.A604];1;4)" office:value-type="string" office:string-value="ensu" calcext:value-type="string">
            <text:p>ens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nter</text:p>
          </table:table-cell>
          <table:table-cell table:style-name="ce25" office:value-type="float" office:value="603" calcext:value-type="float">
            <text:p>603</text:p>
          </table:table-cell>
          <table:table-cell table:style-name="ce25" table:formula="of:=CUSTOMDEZINBIN(MOD([.B605];2048))" office:value-type="string" office:string-value="01001011011" calcext:value-type="string">
            <text:p>01001011011</text:p>
          </table:table-cell>
          <table:table-cell table:formula="of:=DEC2HEX([.B605];3)" office:value-type="string" office:string-value="25B" calcext:value-type="string">
            <text:p>25B</text:p>
          </table:table-cell>
          <table:table-cell table:formula="of:=MID([.A605];1;4)" office:value-type="string" office:string-value="ente" calcext:value-type="string">
            <text:p>ent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ntire</text:p>
          </table:table-cell>
          <table:table-cell table:style-name="ce25" office:value-type="float" office:value="604" calcext:value-type="float">
            <text:p>604</text:p>
          </table:table-cell>
          <table:table-cell table:style-name="ce25" table:formula="of:=CUSTOMDEZINBIN(MOD([.B606];2048))" office:value-type="string" office:string-value="01001011100" calcext:value-type="string">
            <text:p>01001011100</text:p>
          </table:table-cell>
          <table:table-cell table:formula="of:=DEC2HEX([.B606];3)" office:value-type="string" office:string-value="25C" calcext:value-type="string">
            <text:p>25C</text:p>
          </table:table-cell>
          <table:table-cell table:formula="of:=MID([.A606];1;4)" office:value-type="string" office:string-value="enti" calcext:value-type="string">
            <text:p>ent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ntry</text:p>
          </table:table-cell>
          <table:table-cell table:style-name="ce25" office:value-type="float" office:value="605" calcext:value-type="float">
            <text:p>605</text:p>
          </table:table-cell>
          <table:table-cell table:style-name="ce25" table:formula="of:=CUSTOMDEZINBIN(MOD([.B607];2048))" office:value-type="string" office:string-value="01001011101" calcext:value-type="string">
            <text:p>01001011101</text:p>
          </table:table-cell>
          <table:table-cell table:formula="of:=DEC2HEX([.B607];3)" office:value-type="string" office:string-value="25D" calcext:value-type="string">
            <text:p>25D</text:p>
          </table:table-cell>
          <table:table-cell table:formula="of:=MID([.A607];1;4)" office:value-type="string" office:string-value="entr" calcext:value-type="string">
            <text:p>ent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nvelope</text:p>
          </table:table-cell>
          <table:table-cell table:style-name="ce25" office:value-type="float" office:value="606" calcext:value-type="float">
            <text:p>606</text:p>
          </table:table-cell>
          <table:table-cell table:style-name="ce25" table:formula="of:=CUSTOMDEZINBIN(MOD([.B608];2048))" office:value-type="string" office:string-value="01001011110" calcext:value-type="string">
            <text:p>01001011110</text:p>
          </table:table-cell>
          <table:table-cell table:formula="of:=DEC2HEX([.B608];3)" office:value-type="string" office:string-value="25E" calcext:value-type="string">
            <text:p>25E</text:p>
          </table:table-cell>
          <table:table-cell table:formula="of:=MID([.A608];1;4)" office:value-type="string" office:string-value="enve" calcext:value-type="string">
            <text:p>env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pisode</text:p>
          </table:table-cell>
          <table:table-cell table:style-name="ce25" office:value-type="float" office:value="607" calcext:value-type="float">
            <text:p>607</text:p>
          </table:table-cell>
          <table:table-cell table:style-name="ce25" table:formula="of:=CUSTOMDEZINBIN(MOD([.B609];2048))" office:value-type="string" office:string-value="01001011111" calcext:value-type="string">
            <text:p>01001011111</text:p>
          </table:table-cell>
          <table:table-cell table:formula="of:=DEC2HEX([.B609];3)" office:value-type="string" office:string-value="25F" calcext:value-type="string">
            <text:p>25F</text:p>
          </table:table-cell>
          <table:table-cell table:formula="of:=MID([.A609];1;4)" office:value-type="string" office:string-value="epis" calcext:value-type="string">
            <text:p>epi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qual</text:p>
          </table:table-cell>
          <table:table-cell table:style-name="ce25" office:value-type="float" office:value="608" calcext:value-type="float">
            <text:p>608</text:p>
          </table:table-cell>
          <table:table-cell table:style-name="ce25" table:formula="of:=CUSTOMDEZINBIN(MOD([.B610];2048))" office:value-type="string" office:string-value="01001100000" calcext:value-type="string">
            <text:p>01001100000</text:p>
          </table:table-cell>
          <table:table-cell table:formula="of:=DEC2HEX([.B610];3)" office:value-type="string" office:string-value="260" calcext:value-type="string">
            <text:p>260</text:p>
          </table:table-cell>
          <table:table-cell table:formula="of:=MID([.A610];1;4)" office:value-type="string" office:string-value="equa" calcext:value-type="string">
            <text:p>equ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quip</text:p>
          </table:table-cell>
          <table:table-cell table:style-name="ce25" office:value-type="float" office:value="609" calcext:value-type="float">
            <text:p>609</text:p>
          </table:table-cell>
          <table:table-cell table:style-name="ce25" table:formula="of:=CUSTOMDEZINBIN(MOD([.B611];2048))" office:value-type="string" office:string-value="01001100001" calcext:value-type="string">
            <text:p>01001100001</text:p>
          </table:table-cell>
          <table:table-cell table:formula="of:=DEC2HEX([.B611];3)" office:value-type="string" office:string-value="261" calcext:value-type="string">
            <text:p>261</text:p>
          </table:table-cell>
          <table:table-cell table:formula="of:=MID([.A611];1;4)" office:value-type="string" office:string-value="equi" calcext:value-type="string">
            <text:p>equ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ra</text:p>
          </table:table-cell>
          <table:table-cell table:style-name="ce25" office:value-type="float" office:value="610" calcext:value-type="float">
            <text:p>610</text:p>
          </table:table-cell>
          <table:table-cell table:style-name="ce25" table:formula="of:=CUSTOMDEZINBIN(MOD([.B612];2048))" office:value-type="string" office:string-value="01001100010" calcext:value-type="string">
            <text:p>01001100010</text:p>
          </table:table-cell>
          <table:table-cell table:formula="of:=DEC2HEX([.B612];3)" office:value-type="string" office:string-value="262" calcext:value-type="string">
            <text:p>262</text:p>
          </table:table-cell>
          <table:table-cell table:formula="of:=MID([.A612];1;4)" office:value-type="string" office:string-value="era" calcext:value-type="string">
            <text:p>er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rase</text:p>
          </table:table-cell>
          <table:table-cell table:style-name="ce25" office:value-type="float" office:value="611" calcext:value-type="float">
            <text:p>611</text:p>
          </table:table-cell>
          <table:table-cell table:style-name="ce25" table:formula="of:=CUSTOMDEZINBIN(MOD([.B613];2048))" office:value-type="string" office:string-value="01001100011" calcext:value-type="string">
            <text:p>01001100011</text:p>
          </table:table-cell>
          <table:table-cell table:formula="of:=DEC2HEX([.B613];3)" office:value-type="string" office:string-value="263" calcext:value-type="string">
            <text:p>263</text:p>
          </table:table-cell>
          <table:table-cell table:formula="of:=MID([.A613];1;4)" office:value-type="string" office:string-value="eras" calcext:value-type="string">
            <text:p>era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rode</text:p>
          </table:table-cell>
          <table:table-cell table:style-name="ce25" office:value-type="float" office:value="612" calcext:value-type="float">
            <text:p>612</text:p>
          </table:table-cell>
          <table:table-cell table:style-name="ce25" table:formula="of:=CUSTOMDEZINBIN(MOD([.B614];2048))" office:value-type="string" office:string-value="01001100100" calcext:value-type="string">
            <text:p>01001100100</text:p>
          </table:table-cell>
          <table:table-cell table:formula="of:=DEC2HEX([.B614];3)" office:value-type="string" office:string-value="264" calcext:value-type="string">
            <text:p>264</text:p>
          </table:table-cell>
          <table:table-cell table:formula="of:=MID([.A614];1;4)" office:value-type="string" office:string-value="erod" calcext:value-type="string">
            <text:p>ero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rosion</text:p>
          </table:table-cell>
          <table:table-cell table:style-name="ce25" office:value-type="float" office:value="613" calcext:value-type="float">
            <text:p>613</text:p>
          </table:table-cell>
          <table:table-cell table:style-name="ce25" table:formula="of:=CUSTOMDEZINBIN(MOD([.B615];2048))" office:value-type="string" office:string-value="01001100101" calcext:value-type="string">
            <text:p>01001100101</text:p>
          </table:table-cell>
          <table:table-cell table:formula="of:=DEC2HEX([.B615];3)" office:value-type="string" office:string-value="265" calcext:value-type="string">
            <text:p>265</text:p>
          </table:table-cell>
          <table:table-cell table:formula="of:=MID([.A615];1;4)" office:value-type="string" office:string-value="eros" calcext:value-type="string">
            <text:p>ero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rror</text:p>
          </table:table-cell>
          <table:table-cell table:style-name="ce25" office:value-type="float" office:value="614" calcext:value-type="float">
            <text:p>614</text:p>
          </table:table-cell>
          <table:table-cell table:style-name="ce25" table:formula="of:=CUSTOMDEZINBIN(MOD([.B616];2048))" office:value-type="string" office:string-value="01001100110" calcext:value-type="string">
            <text:p>01001100110</text:p>
          </table:table-cell>
          <table:table-cell table:formula="of:=DEC2HEX([.B616];3)" office:value-type="string" office:string-value="266" calcext:value-type="string">
            <text:p>266</text:p>
          </table:table-cell>
          <table:table-cell table:formula="of:=MID([.A616];1;4)" office:value-type="string" office:string-value="erro" calcext:value-type="string">
            <text:p>err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rupt</text:p>
          </table:table-cell>
          <table:table-cell table:style-name="ce25" office:value-type="float" office:value="615" calcext:value-type="float">
            <text:p>615</text:p>
          </table:table-cell>
          <table:table-cell table:style-name="ce25" table:formula="of:=CUSTOMDEZINBIN(MOD([.B617];2048))" office:value-type="string" office:string-value="01001100111" calcext:value-type="string">
            <text:p>01001100111</text:p>
          </table:table-cell>
          <table:table-cell table:formula="of:=DEC2HEX([.B617];3)" office:value-type="string" office:string-value="267" calcext:value-type="string">
            <text:p>267</text:p>
          </table:table-cell>
          <table:table-cell table:formula="of:=MID([.A617];1;4)" office:value-type="string" office:string-value="erup" calcext:value-type="string">
            <text:p>eru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scape</text:p>
          </table:table-cell>
          <table:table-cell table:style-name="ce25" office:value-type="float" office:value="616" calcext:value-type="float">
            <text:p>616</text:p>
          </table:table-cell>
          <table:table-cell table:style-name="ce25" table:formula="of:=CUSTOMDEZINBIN(MOD([.B618];2048))" office:value-type="string" office:string-value="01001101000" calcext:value-type="string">
            <text:p>01001101000</text:p>
          </table:table-cell>
          <table:table-cell table:formula="of:=DEC2HEX([.B618];3)" office:value-type="string" office:string-value="268" calcext:value-type="string">
            <text:p>268</text:p>
          </table:table-cell>
          <table:table-cell table:formula="of:=MID([.A618];1;4)" office:value-type="string" office:string-value="esca" calcext:value-type="string">
            <text:p>esc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ssay</text:p>
          </table:table-cell>
          <table:table-cell table:style-name="ce25" office:value-type="float" office:value="617" calcext:value-type="float">
            <text:p>617</text:p>
          </table:table-cell>
          <table:table-cell table:style-name="ce25" table:formula="of:=CUSTOMDEZINBIN(MOD([.B619];2048))" office:value-type="string" office:string-value="01001101001" calcext:value-type="string">
            <text:p>01001101001</text:p>
          </table:table-cell>
          <table:table-cell table:formula="of:=DEC2HEX([.B619];3)" office:value-type="string" office:string-value="269" calcext:value-type="string">
            <text:p>269</text:p>
          </table:table-cell>
          <table:table-cell table:formula="of:=MID([.A619];1;4)" office:value-type="string" office:string-value="essa" calcext:value-type="string">
            <text:p>ess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ssence</text:p>
          </table:table-cell>
          <table:table-cell table:style-name="ce25" office:value-type="float" office:value="618" calcext:value-type="float">
            <text:p>618</text:p>
          </table:table-cell>
          <table:table-cell table:style-name="ce25" table:formula="of:=CUSTOMDEZINBIN(MOD([.B620];2048))" office:value-type="string" office:string-value="01001101010" calcext:value-type="string">
            <text:p>01001101010</text:p>
          </table:table-cell>
          <table:table-cell table:formula="of:=DEC2HEX([.B620];3)" office:value-type="string" office:string-value="26A" calcext:value-type="string">
            <text:p>26A</text:p>
          </table:table-cell>
          <table:table-cell table:formula="of:=MID([.A620];1;4)" office:value-type="string" office:string-value="esse" calcext:value-type="string">
            <text:p>es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state</text:p>
          </table:table-cell>
          <table:table-cell table:style-name="ce25" office:value-type="float" office:value="619" calcext:value-type="float">
            <text:p>619</text:p>
          </table:table-cell>
          <table:table-cell table:style-name="ce25" table:formula="of:=CUSTOMDEZINBIN(MOD([.B621];2048))" office:value-type="string" office:string-value="01001101011" calcext:value-type="string">
            <text:p>01001101011</text:p>
          </table:table-cell>
          <table:table-cell table:formula="of:=DEC2HEX([.B621];3)" office:value-type="string" office:string-value="26B" calcext:value-type="string">
            <text:p>26B</text:p>
          </table:table-cell>
          <table:table-cell table:formula="of:=MID([.A621];1;4)" office:value-type="string" office:string-value="esta" calcext:value-type="string">
            <text:p>est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ternal</text:p>
          </table:table-cell>
          <table:table-cell table:style-name="ce25" office:value-type="float" office:value="620" calcext:value-type="float">
            <text:p>620</text:p>
          </table:table-cell>
          <table:table-cell table:style-name="ce25" table:formula="of:=CUSTOMDEZINBIN(MOD([.B622];2048))" office:value-type="string" office:string-value="01001101100" calcext:value-type="string">
            <text:p>01001101100</text:p>
          </table:table-cell>
          <table:table-cell table:formula="of:=DEC2HEX([.B622];3)" office:value-type="string" office:string-value="26C" calcext:value-type="string">
            <text:p>26C</text:p>
          </table:table-cell>
          <table:table-cell table:formula="of:=MID([.A622];1;4)" office:value-type="string" office:string-value="eter" calcext:value-type="string">
            <text:p>ete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thics</text:p>
          </table:table-cell>
          <table:table-cell table:style-name="ce25" office:value-type="float" office:value="621" calcext:value-type="float">
            <text:p>621</text:p>
          </table:table-cell>
          <table:table-cell table:style-name="ce25" table:formula="of:=CUSTOMDEZINBIN(MOD([.B623];2048))" office:value-type="string" office:string-value="01001101101" calcext:value-type="string">
            <text:p>01001101101</text:p>
          </table:table-cell>
          <table:table-cell table:formula="of:=DEC2HEX([.B623];3)" office:value-type="string" office:string-value="26D" calcext:value-type="string">
            <text:p>26D</text:p>
          </table:table-cell>
          <table:table-cell table:formula="of:=MID([.A623];1;4)" office:value-type="string" office:string-value="ethi" calcext:value-type="string">
            <text:p>eth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vidence</text:p>
          </table:table-cell>
          <table:table-cell table:style-name="ce25" office:value-type="float" office:value="622" calcext:value-type="float">
            <text:p>622</text:p>
          </table:table-cell>
          <table:table-cell table:style-name="ce25" table:formula="of:=CUSTOMDEZINBIN(MOD([.B624];2048))" office:value-type="string" office:string-value="01001101110" calcext:value-type="string">
            <text:p>01001101110</text:p>
          </table:table-cell>
          <table:table-cell table:formula="of:=DEC2HEX([.B624];3)" office:value-type="string" office:string-value="26E" calcext:value-type="string">
            <text:p>26E</text:p>
          </table:table-cell>
          <table:table-cell table:formula="of:=MID([.A624];1;4)" office:value-type="string" office:string-value="evid" calcext:value-type="string">
            <text:p>evi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vil</text:p>
          </table:table-cell>
          <table:table-cell table:style-name="ce25" office:value-type="float" office:value="623" calcext:value-type="float">
            <text:p>623</text:p>
          </table:table-cell>
          <table:table-cell table:style-name="ce25" table:formula="of:=CUSTOMDEZINBIN(MOD([.B625];2048))" office:value-type="string" office:string-value="01001101111" calcext:value-type="string">
            <text:p>01001101111</text:p>
          </table:table-cell>
          <table:table-cell table:formula="of:=DEC2HEX([.B625];3)" office:value-type="string" office:string-value="26F" calcext:value-type="string">
            <text:p>26F</text:p>
          </table:table-cell>
          <table:table-cell table:formula="of:=MID([.A625];1;4)" office:value-type="string" office:string-value="evil" calcext:value-type="string">
            <text:p>evi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voke</text:p>
          </table:table-cell>
          <table:table-cell table:style-name="ce25" office:value-type="float" office:value="624" calcext:value-type="float">
            <text:p>624</text:p>
          </table:table-cell>
          <table:table-cell table:style-name="ce25" table:formula="of:=CUSTOMDEZINBIN(MOD([.B626];2048))" office:value-type="string" office:string-value="01001110000" calcext:value-type="string">
            <text:p>01001110000</text:p>
          </table:table-cell>
          <table:table-cell table:formula="of:=DEC2HEX([.B626];3)" office:value-type="string" office:string-value="270" calcext:value-type="string">
            <text:p>270</text:p>
          </table:table-cell>
          <table:table-cell table:formula="of:=MID([.A626];1;4)" office:value-type="string" office:string-value="evok" calcext:value-type="string">
            <text:p>evo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volve</text:p>
          </table:table-cell>
          <table:table-cell table:style-name="ce25" office:value-type="float" office:value="625" calcext:value-type="float">
            <text:p>625</text:p>
          </table:table-cell>
          <table:table-cell table:style-name="ce25" table:formula="of:=CUSTOMDEZINBIN(MOD([.B627];2048))" office:value-type="string" office:string-value="01001110001" calcext:value-type="string">
            <text:p>01001110001</text:p>
          </table:table-cell>
          <table:table-cell table:formula="of:=DEC2HEX([.B627];3)" office:value-type="string" office:string-value="271" calcext:value-type="string">
            <text:p>271</text:p>
          </table:table-cell>
          <table:table-cell table:formula="of:=MID([.A627];1;4)" office:value-type="string" office:string-value="evol" calcext:value-type="string">
            <text:p>evo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xact</text:p>
          </table:table-cell>
          <table:table-cell table:style-name="ce25" office:value-type="float" office:value="626" calcext:value-type="float">
            <text:p>626</text:p>
          </table:table-cell>
          <table:table-cell table:style-name="ce25" table:formula="of:=CUSTOMDEZINBIN(MOD([.B628];2048))" office:value-type="string" office:string-value="01001110010" calcext:value-type="string">
            <text:p>01001110010</text:p>
          </table:table-cell>
          <table:table-cell table:formula="of:=DEC2HEX([.B628];3)" office:value-type="string" office:string-value="272" calcext:value-type="string">
            <text:p>272</text:p>
          </table:table-cell>
          <table:table-cell table:formula="of:=MID([.A628];1;4)" office:value-type="string" office:string-value="exac" calcext:value-type="string">
            <text:p>exa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xample</text:p>
          </table:table-cell>
          <table:table-cell table:style-name="ce25" office:value-type="float" office:value="627" calcext:value-type="float">
            <text:p>627</text:p>
          </table:table-cell>
          <table:table-cell table:style-name="ce25" table:formula="of:=CUSTOMDEZINBIN(MOD([.B629];2048))" office:value-type="string" office:string-value="01001110011" calcext:value-type="string">
            <text:p>01001110011</text:p>
          </table:table-cell>
          <table:table-cell table:formula="of:=DEC2HEX([.B629];3)" office:value-type="string" office:string-value="273" calcext:value-type="string">
            <text:p>273</text:p>
          </table:table-cell>
          <table:table-cell table:formula="of:=MID([.A629];1;4)" office:value-type="string" office:string-value="exam" calcext:value-type="string">
            <text:p>exa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xcess</text:p>
          </table:table-cell>
          <table:table-cell table:style-name="ce25" office:value-type="float" office:value="628" calcext:value-type="float">
            <text:p>628</text:p>
          </table:table-cell>
          <table:table-cell table:style-name="ce25" table:formula="of:=CUSTOMDEZINBIN(MOD([.B630];2048))" office:value-type="string" office:string-value="01001110100" calcext:value-type="string">
            <text:p>01001110100</text:p>
          </table:table-cell>
          <table:table-cell table:formula="of:=DEC2HEX([.B630];3)" office:value-type="string" office:string-value="274" calcext:value-type="string">
            <text:p>274</text:p>
          </table:table-cell>
          <table:table-cell table:formula="of:=MID([.A630];1;4)" office:value-type="string" office:string-value="exce" calcext:value-type="string">
            <text:p>exc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xchange</text:p>
          </table:table-cell>
          <table:table-cell table:style-name="ce25" office:value-type="float" office:value="629" calcext:value-type="float">
            <text:p>629</text:p>
          </table:table-cell>
          <table:table-cell table:style-name="ce25" table:formula="of:=CUSTOMDEZINBIN(MOD([.B631];2048))" office:value-type="string" office:string-value="01001110101" calcext:value-type="string">
            <text:p>01001110101</text:p>
          </table:table-cell>
          <table:table-cell table:formula="of:=DEC2HEX([.B631];3)" office:value-type="string" office:string-value="275" calcext:value-type="string">
            <text:p>275</text:p>
          </table:table-cell>
          <table:table-cell table:formula="of:=MID([.A631];1;4)" office:value-type="string" office:string-value="exch" calcext:value-type="string">
            <text:p>exc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xcite</text:p>
          </table:table-cell>
          <table:table-cell table:style-name="ce25" office:value-type="float" office:value="630" calcext:value-type="float">
            <text:p>630</text:p>
          </table:table-cell>
          <table:table-cell table:style-name="ce25" table:formula="of:=CUSTOMDEZINBIN(MOD([.B632];2048))" office:value-type="string" office:string-value="01001110110" calcext:value-type="string">
            <text:p>01001110110</text:p>
          </table:table-cell>
          <table:table-cell table:formula="of:=DEC2HEX([.B632];3)" office:value-type="string" office:string-value="276" calcext:value-type="string">
            <text:p>276</text:p>
          </table:table-cell>
          <table:table-cell table:formula="of:=MID([.A632];1;4)" office:value-type="string" office:string-value="exci" calcext:value-type="string">
            <text:p>exc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xclude</text:p>
          </table:table-cell>
          <table:table-cell table:style-name="ce25" office:value-type="float" office:value="631" calcext:value-type="float">
            <text:p>631</text:p>
          </table:table-cell>
          <table:table-cell table:style-name="ce25" table:formula="of:=CUSTOMDEZINBIN(MOD([.B633];2048))" office:value-type="string" office:string-value="01001110111" calcext:value-type="string">
            <text:p>01001110111</text:p>
          </table:table-cell>
          <table:table-cell table:formula="of:=DEC2HEX([.B633];3)" office:value-type="string" office:string-value="277" calcext:value-type="string">
            <text:p>277</text:p>
          </table:table-cell>
          <table:table-cell table:formula="of:=MID([.A633];1;4)" office:value-type="string" office:string-value="excl" calcext:value-type="string">
            <text:p>exc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xcuse</text:p>
          </table:table-cell>
          <table:table-cell table:style-name="ce25" office:value-type="float" office:value="632" calcext:value-type="float">
            <text:p>632</text:p>
          </table:table-cell>
          <table:table-cell table:style-name="ce25" table:formula="of:=CUSTOMDEZINBIN(MOD([.B634];2048))" office:value-type="string" office:string-value="01001111000" calcext:value-type="string">
            <text:p>01001111000</text:p>
          </table:table-cell>
          <table:table-cell table:formula="of:=DEC2HEX([.B634];3)" office:value-type="string" office:string-value="278" calcext:value-type="string">
            <text:p>278</text:p>
          </table:table-cell>
          <table:table-cell table:formula="of:=MID([.A634];1;4)" office:value-type="string" office:string-value="excu" calcext:value-type="string">
            <text:p>exc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xecute</text:p>
          </table:table-cell>
          <table:table-cell table:style-name="ce25" office:value-type="float" office:value="633" calcext:value-type="float">
            <text:p>633</text:p>
          </table:table-cell>
          <table:table-cell table:style-name="ce25" table:formula="of:=CUSTOMDEZINBIN(MOD([.B635];2048))" office:value-type="string" office:string-value="01001111001" calcext:value-type="string">
            <text:p>01001111001</text:p>
          </table:table-cell>
          <table:table-cell table:formula="of:=DEC2HEX([.B635];3)" office:value-type="string" office:string-value="279" calcext:value-type="string">
            <text:p>279</text:p>
          </table:table-cell>
          <table:table-cell table:formula="of:=MID([.A635];1;4)" office:value-type="string" office:string-value="exec" calcext:value-type="string">
            <text:p>exe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xercise</text:p>
          </table:table-cell>
          <table:table-cell table:style-name="ce25" office:value-type="float" office:value="634" calcext:value-type="float">
            <text:p>634</text:p>
          </table:table-cell>
          <table:table-cell table:style-name="ce25" table:formula="of:=CUSTOMDEZINBIN(MOD([.B636];2048))" office:value-type="string" office:string-value="01001111010" calcext:value-type="string">
            <text:p>01001111010</text:p>
          </table:table-cell>
          <table:table-cell table:formula="of:=DEC2HEX([.B636];3)" office:value-type="string" office:string-value="27A" calcext:value-type="string">
            <text:p>27A</text:p>
          </table:table-cell>
          <table:table-cell table:formula="of:=MID([.A636];1;4)" office:value-type="string" office:string-value="exer" calcext:value-type="string">
            <text:p>exe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xhaust</text:p>
          </table:table-cell>
          <table:table-cell table:style-name="ce25" office:value-type="float" office:value="635" calcext:value-type="float">
            <text:p>635</text:p>
          </table:table-cell>
          <table:table-cell table:style-name="ce25" table:formula="of:=CUSTOMDEZINBIN(MOD([.B637];2048))" office:value-type="string" office:string-value="01001111011" calcext:value-type="string">
            <text:p>01001111011</text:p>
          </table:table-cell>
          <table:table-cell table:formula="of:=DEC2HEX([.B637];3)" office:value-type="string" office:string-value="27B" calcext:value-type="string">
            <text:p>27B</text:p>
          </table:table-cell>
          <table:table-cell table:formula="of:=MID([.A637];1;4)" office:value-type="string" office:string-value="exha" calcext:value-type="string">
            <text:p>exh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xhibit</text:p>
          </table:table-cell>
          <table:table-cell table:style-name="ce25" office:value-type="float" office:value="636" calcext:value-type="float">
            <text:p>636</text:p>
          </table:table-cell>
          <table:table-cell table:style-name="ce25" table:formula="of:=CUSTOMDEZINBIN(MOD([.B638];2048))" office:value-type="string" office:string-value="01001111100" calcext:value-type="string">
            <text:p>01001111100</text:p>
          </table:table-cell>
          <table:table-cell table:formula="of:=DEC2HEX([.B638];3)" office:value-type="string" office:string-value="27C" calcext:value-type="string">
            <text:p>27C</text:p>
          </table:table-cell>
          <table:table-cell table:formula="of:=MID([.A638];1;4)" office:value-type="string" office:string-value="exhi" calcext:value-type="string">
            <text:p>exh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xile</text:p>
          </table:table-cell>
          <table:table-cell table:style-name="ce25" office:value-type="float" office:value="637" calcext:value-type="float">
            <text:p>637</text:p>
          </table:table-cell>
          <table:table-cell table:style-name="ce25" table:formula="of:=CUSTOMDEZINBIN(MOD([.B639];2048))" office:value-type="string" office:string-value="01001111101" calcext:value-type="string">
            <text:p>01001111101</text:p>
          </table:table-cell>
          <table:table-cell table:formula="of:=DEC2HEX([.B639];3)" office:value-type="string" office:string-value="27D" calcext:value-type="string">
            <text:p>27D</text:p>
          </table:table-cell>
          <table:table-cell table:formula="of:=MID([.A639];1;4)" office:value-type="string" office:string-value="exil" calcext:value-type="string">
            <text:p>exi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xist</text:p>
          </table:table-cell>
          <table:table-cell table:style-name="ce25" office:value-type="float" office:value="638" calcext:value-type="float">
            <text:p>638</text:p>
          </table:table-cell>
          <table:table-cell table:style-name="ce25" table:formula="of:=CUSTOMDEZINBIN(MOD([.B640];2048))" office:value-type="string" office:string-value="01001111110" calcext:value-type="string">
            <text:p>01001111110</text:p>
          </table:table-cell>
          <table:table-cell table:formula="of:=DEC2HEX([.B640];3)" office:value-type="string" office:string-value="27E" calcext:value-type="string">
            <text:p>27E</text:p>
          </table:table-cell>
          <table:table-cell table:formula="of:=MID([.A640];1;4)" office:value-type="string" office:string-value="exis" calcext:value-type="string">
            <text:p>exi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xit</text:p>
          </table:table-cell>
          <table:table-cell table:style-name="ce25" office:value-type="float" office:value="639" calcext:value-type="float">
            <text:p>639</text:p>
          </table:table-cell>
          <table:table-cell table:style-name="ce25" table:formula="of:=CUSTOMDEZINBIN(MOD([.B641];2048))" office:value-type="string" office:string-value="01001111111" calcext:value-type="string">
            <text:p>01001111111</text:p>
          </table:table-cell>
          <table:table-cell table:formula="of:=DEC2HEX([.B641];3)" office:value-type="string" office:string-value="27F" calcext:value-type="string">
            <text:p>27F</text:p>
          </table:table-cell>
          <table:table-cell table:formula="of:=MID([.A641];1;4)" office:value-type="string" office:string-value="exit" calcext:value-type="string">
            <text:p>exi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xotic</text:p>
          </table:table-cell>
          <table:table-cell table:style-name="ce25" office:value-type="float" office:value="640" calcext:value-type="float">
            <text:p>640</text:p>
          </table:table-cell>
          <table:table-cell table:style-name="ce25" table:formula="of:=CUSTOMDEZINBIN(MOD([.B642];2048))" office:value-type="string" office:string-value="01010000000" calcext:value-type="string">
            <text:p>01010000000</text:p>
          </table:table-cell>
          <table:table-cell table:formula="of:=DEC2HEX([.B642];3)" office:value-type="string" office:string-value="280" calcext:value-type="string">
            <text:p>280</text:p>
          </table:table-cell>
          <table:table-cell table:formula="of:=MID([.A642];1;4)" office:value-type="string" office:string-value="exot" calcext:value-type="string">
            <text:p>exo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xpand</text:p>
          </table:table-cell>
          <table:table-cell table:style-name="ce25" office:value-type="float" office:value="641" calcext:value-type="float">
            <text:p>641</text:p>
          </table:table-cell>
          <table:table-cell table:style-name="ce25" table:formula="of:=CUSTOMDEZINBIN(MOD([.B643];2048))" office:value-type="string" office:string-value="01010000001" calcext:value-type="string">
            <text:p>01010000001</text:p>
          </table:table-cell>
          <table:table-cell table:formula="of:=DEC2HEX([.B643];3)" office:value-type="string" office:string-value="281" calcext:value-type="string">
            <text:p>281</text:p>
          </table:table-cell>
          <table:table-cell table:formula="of:=MID([.A643];1;4)" office:value-type="string" office:string-value="expa" calcext:value-type="string">
            <text:p>exp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xpect</text:p>
          </table:table-cell>
          <table:table-cell table:style-name="ce25" office:value-type="float" office:value="642" calcext:value-type="float">
            <text:p>642</text:p>
          </table:table-cell>
          <table:table-cell table:style-name="ce25" table:formula="of:=CUSTOMDEZINBIN(MOD([.B644];2048))" office:value-type="string" office:string-value="01010000010" calcext:value-type="string">
            <text:p>01010000010</text:p>
          </table:table-cell>
          <table:table-cell table:formula="of:=DEC2HEX([.B644];3)" office:value-type="string" office:string-value="282" calcext:value-type="string">
            <text:p>282</text:p>
          </table:table-cell>
          <table:table-cell table:formula="of:=MID([.A644];1;4)" office:value-type="string" office:string-value="expe" calcext:value-type="string">
            <text:p>exp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xpire</text:p>
          </table:table-cell>
          <table:table-cell table:style-name="ce25" office:value-type="float" office:value="643" calcext:value-type="float">
            <text:p>643</text:p>
          </table:table-cell>
          <table:table-cell table:style-name="ce25" table:formula="of:=CUSTOMDEZINBIN(MOD([.B645];2048))" office:value-type="string" office:string-value="01010000011" calcext:value-type="string">
            <text:p>01010000011</text:p>
          </table:table-cell>
          <table:table-cell table:formula="of:=DEC2HEX([.B645];3)" office:value-type="string" office:string-value="283" calcext:value-type="string">
            <text:p>283</text:p>
          </table:table-cell>
          <table:table-cell table:formula="of:=MID([.A645];1;4)" office:value-type="string" office:string-value="expi" calcext:value-type="string">
            <text:p>exp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xplain</text:p>
          </table:table-cell>
          <table:table-cell table:style-name="ce25" office:value-type="float" office:value="644" calcext:value-type="float">
            <text:p>644</text:p>
          </table:table-cell>
          <table:table-cell table:style-name="ce25" table:formula="of:=CUSTOMDEZINBIN(MOD([.B646];2048))" office:value-type="string" office:string-value="01010000100" calcext:value-type="string">
            <text:p>01010000100</text:p>
          </table:table-cell>
          <table:table-cell table:formula="of:=DEC2HEX([.B646];3)" office:value-type="string" office:string-value="284" calcext:value-type="string">
            <text:p>284</text:p>
          </table:table-cell>
          <table:table-cell table:formula="of:=MID([.A646];1;4)" office:value-type="string" office:string-value="expl" calcext:value-type="string">
            <text:p>exp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xpose</text:p>
          </table:table-cell>
          <table:table-cell table:style-name="ce25" office:value-type="float" office:value="645" calcext:value-type="float">
            <text:p>645</text:p>
          </table:table-cell>
          <table:table-cell table:style-name="ce25" table:formula="of:=CUSTOMDEZINBIN(MOD([.B647];2048))" office:value-type="string" office:string-value="01010000101" calcext:value-type="string">
            <text:p>01010000101</text:p>
          </table:table-cell>
          <table:table-cell table:formula="of:=DEC2HEX([.B647];3)" office:value-type="string" office:string-value="285" calcext:value-type="string">
            <text:p>285</text:p>
          </table:table-cell>
          <table:table-cell table:formula="of:=MID([.A647];1;4)" office:value-type="string" office:string-value="expo" calcext:value-type="string">
            <text:p>exp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xpress</text:p>
          </table:table-cell>
          <table:table-cell table:style-name="ce25" office:value-type="float" office:value="646" calcext:value-type="float">
            <text:p>646</text:p>
          </table:table-cell>
          <table:table-cell table:style-name="ce25" table:formula="of:=CUSTOMDEZINBIN(MOD([.B648];2048))" office:value-type="string" office:string-value="01010000110" calcext:value-type="string">
            <text:p>01010000110</text:p>
          </table:table-cell>
          <table:table-cell table:formula="of:=DEC2HEX([.B648];3)" office:value-type="string" office:string-value="286" calcext:value-type="string">
            <text:p>286</text:p>
          </table:table-cell>
          <table:table-cell table:formula="of:=MID([.A648];1;4)" office:value-type="string" office:string-value="expr" calcext:value-type="string">
            <text:p>exp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xtend</text:p>
          </table:table-cell>
          <table:table-cell table:style-name="ce25" office:value-type="float" office:value="647" calcext:value-type="float">
            <text:p>647</text:p>
          </table:table-cell>
          <table:table-cell table:style-name="ce25" table:formula="of:=CUSTOMDEZINBIN(MOD([.B649];2048))" office:value-type="string" office:string-value="01010000111" calcext:value-type="string">
            <text:p>01010000111</text:p>
          </table:table-cell>
          <table:table-cell table:formula="of:=DEC2HEX([.B649];3)" office:value-type="string" office:string-value="287" calcext:value-type="string">
            <text:p>287</text:p>
          </table:table-cell>
          <table:table-cell table:formula="of:=MID([.A649];1;4)" office:value-type="string" office:string-value="exte" calcext:value-type="string">
            <text:p>ext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xtra</text:p>
          </table:table-cell>
          <table:table-cell table:style-name="ce25" office:value-type="float" office:value="648" calcext:value-type="float">
            <text:p>648</text:p>
          </table:table-cell>
          <table:table-cell table:style-name="ce25" table:formula="of:=CUSTOMDEZINBIN(MOD([.B650];2048))" office:value-type="string" office:string-value="01010001000" calcext:value-type="string">
            <text:p>01010001000</text:p>
          </table:table-cell>
          <table:table-cell table:formula="of:=DEC2HEX([.B650];3)" office:value-type="string" office:string-value="288" calcext:value-type="string">
            <text:p>288</text:p>
          </table:table-cell>
          <table:table-cell table:formula="of:=MID([.A650];1;4)" office:value-type="string" office:string-value="extr" calcext:value-type="string">
            <text:p>ext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ye</text:p>
          </table:table-cell>
          <table:table-cell table:style-name="ce25" office:value-type="float" office:value="649" calcext:value-type="float">
            <text:p>649</text:p>
          </table:table-cell>
          <table:table-cell table:style-name="ce25" table:formula="of:=CUSTOMDEZINBIN(MOD([.B651];2048))" office:value-type="string" office:string-value="01010001001" calcext:value-type="string">
            <text:p>01010001001</text:p>
          </table:table-cell>
          <table:table-cell table:formula="of:=DEC2HEX([.B651];3)" office:value-type="string" office:string-value="289" calcext:value-type="string">
            <text:p>289</text:p>
          </table:table-cell>
          <table:table-cell table:formula="of:=MID([.A651];1;4)" office:value-type="string" office:string-value="eye" calcext:value-type="string">
            <text:p>ey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yebrow</text:p>
          </table:table-cell>
          <table:table-cell table:style-name="ce25" office:value-type="float" office:value="650" calcext:value-type="float">
            <text:p>650</text:p>
          </table:table-cell>
          <table:table-cell table:style-name="ce25" table:formula="of:=CUSTOMDEZINBIN(MOD([.B652];2048))" office:value-type="string" office:string-value="01010001010" calcext:value-type="string">
            <text:p>01010001010</text:p>
          </table:table-cell>
          <table:table-cell table:formula="of:=DEC2HEX([.B652];3)" office:value-type="string" office:string-value="28A" calcext:value-type="string">
            <text:p>28A</text:p>
          </table:table-cell>
          <table:table-cell table:formula="of:=MID([.A652];1;4)" office:value-type="string" office:string-value="eyeb" calcext:value-type="string">
            <text:p>eye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abric</text:p>
          </table:table-cell>
          <table:table-cell table:style-name="ce25" office:value-type="float" office:value="651" calcext:value-type="float">
            <text:p>651</text:p>
          </table:table-cell>
          <table:table-cell table:style-name="ce25" table:formula="of:=CUSTOMDEZINBIN(MOD([.B653];2048))" office:value-type="string" office:string-value="01010001011" calcext:value-type="string">
            <text:p>01010001011</text:p>
          </table:table-cell>
          <table:table-cell table:formula="of:=DEC2HEX([.B653];3)" office:value-type="string" office:string-value="28B" calcext:value-type="string">
            <text:p>28B</text:p>
          </table:table-cell>
          <table:table-cell table:formula="of:=MID([.A653];1;4)" office:value-type="string" office:string-value="fabr" calcext:value-type="string">
            <text:p>fab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ace</text:p>
          </table:table-cell>
          <table:table-cell table:style-name="ce25" office:value-type="float" office:value="652" calcext:value-type="float">
            <text:p>652</text:p>
          </table:table-cell>
          <table:table-cell table:style-name="ce25" table:formula="of:=CUSTOMDEZINBIN(MOD([.B654];2048))" office:value-type="string" office:string-value="01010001100" calcext:value-type="string">
            <text:p>01010001100</text:p>
          </table:table-cell>
          <table:table-cell table:formula="of:=DEC2HEX([.B654];3)" office:value-type="string" office:string-value="28C" calcext:value-type="string">
            <text:p>28C</text:p>
          </table:table-cell>
          <table:table-cell table:formula="of:=MID([.A654];1;4)" office:value-type="string" office:string-value="face" calcext:value-type="string">
            <text:p>fac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aculty</text:p>
          </table:table-cell>
          <table:table-cell table:style-name="ce25" office:value-type="float" office:value="653" calcext:value-type="float">
            <text:p>653</text:p>
          </table:table-cell>
          <table:table-cell table:style-name="ce25" table:formula="of:=CUSTOMDEZINBIN(MOD([.B655];2048))" office:value-type="string" office:string-value="01010001101" calcext:value-type="string">
            <text:p>01010001101</text:p>
          </table:table-cell>
          <table:table-cell table:formula="of:=DEC2HEX([.B655];3)" office:value-type="string" office:string-value="28D" calcext:value-type="string">
            <text:p>28D</text:p>
          </table:table-cell>
          <table:table-cell table:formula="of:=MID([.A655];1;4)" office:value-type="string" office:string-value="facu" calcext:value-type="string">
            <text:p>fac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ade</text:p>
          </table:table-cell>
          <table:table-cell table:style-name="ce25" office:value-type="float" office:value="654" calcext:value-type="float">
            <text:p>654</text:p>
          </table:table-cell>
          <table:table-cell table:style-name="ce25" table:formula="of:=CUSTOMDEZINBIN(MOD([.B656];2048))" office:value-type="string" office:string-value="01010001110" calcext:value-type="string">
            <text:p>01010001110</text:p>
          </table:table-cell>
          <table:table-cell table:formula="of:=DEC2HEX([.B656];3)" office:value-type="string" office:string-value="28E" calcext:value-type="string">
            <text:p>28E</text:p>
          </table:table-cell>
          <table:table-cell table:formula="of:=MID([.A656];1;4)" office:value-type="string" office:string-value="fade" calcext:value-type="string">
            <text:p>fad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aint</text:p>
          </table:table-cell>
          <table:table-cell table:style-name="ce25" office:value-type="float" office:value="655" calcext:value-type="float">
            <text:p>655</text:p>
          </table:table-cell>
          <table:table-cell table:style-name="ce25" table:formula="of:=CUSTOMDEZINBIN(MOD([.B657];2048))" office:value-type="string" office:string-value="01010001111" calcext:value-type="string">
            <text:p>01010001111</text:p>
          </table:table-cell>
          <table:table-cell table:formula="of:=DEC2HEX([.B657];3)" office:value-type="string" office:string-value="28F" calcext:value-type="string">
            <text:p>28F</text:p>
          </table:table-cell>
          <table:table-cell table:formula="of:=MID([.A657];1;4)" office:value-type="string" office:string-value="fain" calcext:value-type="string">
            <text:p>fai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aith</text:p>
          </table:table-cell>
          <table:table-cell table:style-name="ce25" office:value-type="float" office:value="656" calcext:value-type="float">
            <text:p>656</text:p>
          </table:table-cell>
          <table:table-cell table:style-name="ce25" table:formula="of:=CUSTOMDEZINBIN(MOD([.B658];2048))" office:value-type="string" office:string-value="01010010000" calcext:value-type="string">
            <text:p>01010010000</text:p>
          </table:table-cell>
          <table:table-cell table:formula="of:=DEC2HEX([.B658];3)" office:value-type="string" office:string-value="290" calcext:value-type="string">
            <text:p>290</text:p>
          </table:table-cell>
          <table:table-cell table:formula="of:=MID([.A658];1;4)" office:value-type="string" office:string-value="fait" calcext:value-type="string">
            <text:p>fai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all</text:p>
          </table:table-cell>
          <table:table-cell table:style-name="ce25" office:value-type="float" office:value="657" calcext:value-type="float">
            <text:p>657</text:p>
          </table:table-cell>
          <table:table-cell table:style-name="ce25" table:formula="of:=CUSTOMDEZINBIN(MOD([.B659];2048))" office:value-type="string" office:string-value="01010010001" calcext:value-type="string">
            <text:p>01010010001</text:p>
          </table:table-cell>
          <table:table-cell table:formula="of:=DEC2HEX([.B659];3)" office:value-type="string" office:string-value="291" calcext:value-type="string">
            <text:p>291</text:p>
          </table:table-cell>
          <table:table-cell table:formula="of:=MID([.A659];1;4)" office:value-type="string" office:string-value="fall" calcext:value-type="string">
            <text:p>fal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alse</text:p>
          </table:table-cell>
          <table:table-cell table:style-name="ce25" office:value-type="float" office:value="658" calcext:value-type="float">
            <text:p>658</text:p>
          </table:table-cell>
          <table:table-cell table:style-name="ce25" table:formula="of:=CUSTOMDEZINBIN(MOD([.B660];2048))" office:value-type="string" office:string-value="01010010010" calcext:value-type="string">
            <text:p>01010010010</text:p>
          </table:table-cell>
          <table:table-cell table:formula="of:=DEC2HEX([.B660];3)" office:value-type="string" office:string-value="292" calcext:value-type="string">
            <text:p>292</text:p>
          </table:table-cell>
          <table:table-cell table:formula="of:=MID([.A660];1;4)" office:value-type="string" office:string-value="fals" calcext:value-type="string">
            <text:p>fal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ame</text:p>
          </table:table-cell>
          <table:table-cell table:style-name="ce25" office:value-type="float" office:value="659" calcext:value-type="float">
            <text:p>659</text:p>
          </table:table-cell>
          <table:table-cell table:style-name="ce25" table:formula="of:=CUSTOMDEZINBIN(MOD([.B661];2048))" office:value-type="string" office:string-value="01010010011" calcext:value-type="string">
            <text:p>01010010011</text:p>
          </table:table-cell>
          <table:table-cell table:formula="of:=DEC2HEX([.B661];3)" office:value-type="string" office:string-value="293" calcext:value-type="string">
            <text:p>293</text:p>
          </table:table-cell>
          <table:table-cell table:formula="of:=MID([.A661];1;4)" office:value-type="string" office:string-value="fame" calcext:value-type="string">
            <text:p>fam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amily</text:p>
          </table:table-cell>
          <table:table-cell table:style-name="ce25" office:value-type="float" office:value="660" calcext:value-type="float">
            <text:p>660</text:p>
          </table:table-cell>
          <table:table-cell table:style-name="ce25" table:formula="of:=CUSTOMDEZINBIN(MOD([.B662];2048))" office:value-type="string" office:string-value="01010010100" calcext:value-type="string">
            <text:p>01010010100</text:p>
          </table:table-cell>
          <table:table-cell table:formula="of:=DEC2HEX([.B662];3)" office:value-type="string" office:string-value="294" calcext:value-type="string">
            <text:p>294</text:p>
          </table:table-cell>
          <table:table-cell table:formula="of:=MID([.A662];1;4)" office:value-type="string" office:string-value="fami" calcext:value-type="string">
            <text:p>fam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amous</text:p>
          </table:table-cell>
          <table:table-cell table:style-name="ce25" office:value-type="float" office:value="661" calcext:value-type="float">
            <text:p>661</text:p>
          </table:table-cell>
          <table:table-cell table:style-name="ce25" table:formula="of:=CUSTOMDEZINBIN(MOD([.B663];2048))" office:value-type="string" office:string-value="01010010101" calcext:value-type="string">
            <text:p>01010010101</text:p>
          </table:table-cell>
          <table:table-cell table:formula="of:=DEC2HEX([.B663];3)" office:value-type="string" office:string-value="295" calcext:value-type="string">
            <text:p>295</text:p>
          </table:table-cell>
          <table:table-cell table:formula="of:=MID([.A663];1;4)" office:value-type="string" office:string-value="famo" calcext:value-type="string">
            <text:p>fam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an</text:p>
          </table:table-cell>
          <table:table-cell table:style-name="ce25" office:value-type="float" office:value="662" calcext:value-type="float">
            <text:p>662</text:p>
          </table:table-cell>
          <table:table-cell table:style-name="ce25" table:formula="of:=CUSTOMDEZINBIN(MOD([.B664];2048))" office:value-type="string" office:string-value="01010010110" calcext:value-type="string">
            <text:p>01010010110</text:p>
          </table:table-cell>
          <table:table-cell table:formula="of:=DEC2HEX([.B664];3)" office:value-type="string" office:string-value="296" calcext:value-type="string">
            <text:p>296</text:p>
          </table:table-cell>
          <table:table-cell table:formula="of:=MID([.A664];1;4)" office:value-type="string" office:string-value="fan" calcext:value-type="string">
            <text:p>f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ancy</text:p>
          </table:table-cell>
          <table:table-cell table:style-name="ce25" office:value-type="float" office:value="663" calcext:value-type="float">
            <text:p>663</text:p>
          </table:table-cell>
          <table:table-cell table:style-name="ce25" table:formula="of:=CUSTOMDEZINBIN(MOD([.B665];2048))" office:value-type="string" office:string-value="01010010111" calcext:value-type="string">
            <text:p>01010010111</text:p>
          </table:table-cell>
          <table:table-cell table:formula="of:=DEC2HEX([.B665];3)" office:value-type="string" office:string-value="297" calcext:value-type="string">
            <text:p>297</text:p>
          </table:table-cell>
          <table:table-cell table:formula="of:=MID([.A665];1;4)" office:value-type="string" office:string-value="fanc" calcext:value-type="string">
            <text:p>fan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antasy</text:p>
          </table:table-cell>
          <table:table-cell table:style-name="ce25" office:value-type="float" office:value="664" calcext:value-type="float">
            <text:p>664</text:p>
          </table:table-cell>
          <table:table-cell table:style-name="ce25" table:formula="of:=CUSTOMDEZINBIN(MOD([.B666];2048))" office:value-type="string" office:string-value="01010011000" calcext:value-type="string">
            <text:p>01010011000</text:p>
          </table:table-cell>
          <table:table-cell table:formula="of:=DEC2HEX([.B666];3)" office:value-type="string" office:string-value="298" calcext:value-type="string">
            <text:p>298</text:p>
          </table:table-cell>
          <table:table-cell table:formula="of:=MID([.A666];1;4)" office:value-type="string" office:string-value="fant" calcext:value-type="string">
            <text:p>fan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arm</text:p>
          </table:table-cell>
          <table:table-cell table:style-name="ce25" office:value-type="float" office:value="665" calcext:value-type="float">
            <text:p>665</text:p>
          </table:table-cell>
          <table:table-cell table:style-name="ce25" table:formula="of:=CUSTOMDEZINBIN(MOD([.B667];2048))" office:value-type="string" office:string-value="01010011001" calcext:value-type="string">
            <text:p>01010011001</text:p>
          </table:table-cell>
          <table:table-cell table:formula="of:=DEC2HEX([.B667];3)" office:value-type="string" office:string-value="299" calcext:value-type="string">
            <text:p>299</text:p>
          </table:table-cell>
          <table:table-cell table:formula="of:=MID([.A667];1;4)" office:value-type="string" office:string-value="farm" calcext:value-type="string">
            <text:p>far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ashion</text:p>
          </table:table-cell>
          <table:table-cell table:style-name="ce25" office:value-type="float" office:value="666" calcext:value-type="float">
            <text:p>666</text:p>
          </table:table-cell>
          <table:table-cell table:style-name="ce25" table:formula="of:=CUSTOMDEZINBIN(MOD([.B668];2048))" office:value-type="string" office:string-value="01010011010" calcext:value-type="string">
            <text:p>01010011010</text:p>
          </table:table-cell>
          <table:table-cell table:formula="of:=DEC2HEX([.B668];3)" office:value-type="string" office:string-value="29A" calcext:value-type="string">
            <text:p>29A</text:p>
          </table:table-cell>
          <table:table-cell table:formula="of:=MID([.A668];1;4)" office:value-type="string" office:string-value="fash" calcext:value-type="string">
            <text:p>fas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at</text:p>
          </table:table-cell>
          <table:table-cell table:style-name="ce25" office:value-type="float" office:value="667" calcext:value-type="float">
            <text:p>667</text:p>
          </table:table-cell>
          <table:table-cell table:style-name="ce25" table:formula="of:=CUSTOMDEZINBIN(MOD([.B669];2048))" office:value-type="string" office:string-value="01010011011" calcext:value-type="string">
            <text:p>01010011011</text:p>
          </table:table-cell>
          <table:table-cell table:formula="of:=DEC2HEX([.B669];3)" office:value-type="string" office:string-value="29B" calcext:value-type="string">
            <text:p>29B</text:p>
          </table:table-cell>
          <table:table-cell table:formula="of:=MID([.A669];1;4)" office:value-type="string" office:string-value="fat" calcext:value-type="string">
            <text:p>fa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atal</text:p>
          </table:table-cell>
          <table:table-cell table:style-name="ce25" office:value-type="float" office:value="668" calcext:value-type="float">
            <text:p>668</text:p>
          </table:table-cell>
          <table:table-cell table:style-name="ce25" table:formula="of:=CUSTOMDEZINBIN(MOD([.B670];2048))" office:value-type="string" office:string-value="01010011100" calcext:value-type="string">
            <text:p>01010011100</text:p>
          </table:table-cell>
          <table:table-cell table:formula="of:=DEC2HEX([.B670];3)" office:value-type="string" office:string-value="29C" calcext:value-type="string">
            <text:p>29C</text:p>
          </table:table-cell>
          <table:table-cell table:formula="of:=MID([.A670];1;4)" office:value-type="string" office:string-value="fata" calcext:value-type="string">
            <text:p>fat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ather</text:p>
          </table:table-cell>
          <table:table-cell table:style-name="ce25" office:value-type="float" office:value="669" calcext:value-type="float">
            <text:p>669</text:p>
          </table:table-cell>
          <table:table-cell table:style-name="ce25" table:formula="of:=CUSTOMDEZINBIN(MOD([.B671];2048))" office:value-type="string" office:string-value="01010011101" calcext:value-type="string">
            <text:p>01010011101</text:p>
          </table:table-cell>
          <table:table-cell table:formula="of:=DEC2HEX([.B671];3)" office:value-type="string" office:string-value="29D" calcext:value-type="string">
            <text:p>29D</text:p>
          </table:table-cell>
          <table:table-cell table:formula="of:=MID([.A671];1;4)" office:value-type="string" office:string-value="fath" calcext:value-type="string">
            <text:p>fat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atigue</text:p>
          </table:table-cell>
          <table:table-cell table:style-name="ce25" office:value-type="float" office:value="670" calcext:value-type="float">
            <text:p>670</text:p>
          </table:table-cell>
          <table:table-cell table:style-name="ce25" table:formula="of:=CUSTOMDEZINBIN(MOD([.B672];2048))" office:value-type="string" office:string-value="01010011110" calcext:value-type="string">
            <text:p>01010011110</text:p>
          </table:table-cell>
          <table:table-cell table:formula="of:=DEC2HEX([.B672];3)" office:value-type="string" office:string-value="29E" calcext:value-type="string">
            <text:p>29E</text:p>
          </table:table-cell>
          <table:table-cell table:formula="of:=MID([.A672];1;4)" office:value-type="string" office:string-value="fati" calcext:value-type="string">
            <text:p>fat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ault</text:p>
          </table:table-cell>
          <table:table-cell table:style-name="ce25" office:value-type="float" office:value="671" calcext:value-type="float">
            <text:p>671</text:p>
          </table:table-cell>
          <table:table-cell table:style-name="ce25" table:formula="of:=CUSTOMDEZINBIN(MOD([.B673];2048))" office:value-type="string" office:string-value="01010011111" calcext:value-type="string">
            <text:p>01010011111</text:p>
          </table:table-cell>
          <table:table-cell table:formula="of:=DEC2HEX([.B673];3)" office:value-type="string" office:string-value="29F" calcext:value-type="string">
            <text:p>29F</text:p>
          </table:table-cell>
          <table:table-cell table:formula="of:=MID([.A673];1;4)" office:value-type="string" office:string-value="faul" calcext:value-type="string">
            <text:p>fau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avorite</text:p>
          </table:table-cell>
          <table:table-cell table:style-name="ce25" office:value-type="float" office:value="672" calcext:value-type="float">
            <text:p>672</text:p>
          </table:table-cell>
          <table:table-cell table:style-name="ce25" table:formula="of:=CUSTOMDEZINBIN(MOD([.B674];2048))" office:value-type="string" office:string-value="01010100000" calcext:value-type="string">
            <text:p>01010100000</text:p>
          </table:table-cell>
          <table:table-cell table:formula="of:=DEC2HEX([.B674];3)" office:value-type="string" office:string-value="2A0" calcext:value-type="string">
            <text:p>2A0</text:p>
          </table:table-cell>
          <table:table-cell table:formula="of:=MID([.A674];1;4)" office:value-type="string" office:string-value="favo" calcext:value-type="string">
            <text:p>fav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eature</text:p>
          </table:table-cell>
          <table:table-cell table:style-name="ce25" office:value-type="float" office:value="673" calcext:value-type="float">
            <text:p>673</text:p>
          </table:table-cell>
          <table:table-cell table:style-name="ce25" table:formula="of:=CUSTOMDEZINBIN(MOD([.B675];2048))" office:value-type="string" office:string-value="01010100001" calcext:value-type="string">
            <text:p>01010100001</text:p>
          </table:table-cell>
          <table:table-cell table:formula="of:=DEC2HEX([.B675];3)" office:value-type="string" office:string-value="2A1" calcext:value-type="string">
            <text:p>2A1</text:p>
          </table:table-cell>
          <table:table-cell table:formula="of:=MID([.A675];1;4)" office:value-type="string" office:string-value="feat" calcext:value-type="string">
            <text:p>fea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ebruary</text:p>
          </table:table-cell>
          <table:table-cell table:style-name="ce25" office:value-type="float" office:value="674" calcext:value-type="float">
            <text:p>674</text:p>
          </table:table-cell>
          <table:table-cell table:style-name="ce25" table:formula="of:=CUSTOMDEZINBIN(MOD([.B676];2048))" office:value-type="string" office:string-value="01010100010" calcext:value-type="string">
            <text:p>01010100010</text:p>
          </table:table-cell>
          <table:table-cell table:formula="of:=DEC2HEX([.B676];3)" office:value-type="string" office:string-value="2A2" calcext:value-type="string">
            <text:p>2A2</text:p>
          </table:table-cell>
          <table:table-cell table:formula="of:=MID([.A676];1;4)" office:value-type="string" office:string-value="febr" calcext:value-type="string">
            <text:p>feb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ederal</text:p>
          </table:table-cell>
          <table:table-cell table:style-name="ce25" office:value-type="float" office:value="675" calcext:value-type="float">
            <text:p>675</text:p>
          </table:table-cell>
          <table:table-cell table:style-name="ce25" table:formula="of:=CUSTOMDEZINBIN(MOD([.B677];2048))" office:value-type="string" office:string-value="01010100011" calcext:value-type="string">
            <text:p>01010100011</text:p>
          </table:table-cell>
          <table:table-cell table:formula="of:=DEC2HEX([.B677];3)" office:value-type="string" office:string-value="2A3" calcext:value-type="string">
            <text:p>2A3</text:p>
          </table:table-cell>
          <table:table-cell table:formula="of:=MID([.A677];1;4)" office:value-type="string" office:string-value="fede" calcext:value-type="string">
            <text:p>fed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ee</text:p>
          </table:table-cell>
          <table:table-cell table:style-name="ce25" office:value-type="float" office:value="676" calcext:value-type="float">
            <text:p>676</text:p>
          </table:table-cell>
          <table:table-cell table:style-name="ce25" table:formula="of:=CUSTOMDEZINBIN(MOD([.B678];2048))" office:value-type="string" office:string-value="01010100100" calcext:value-type="string">
            <text:p>01010100100</text:p>
          </table:table-cell>
          <table:table-cell table:formula="of:=DEC2HEX([.B678];3)" office:value-type="string" office:string-value="2A4" calcext:value-type="string">
            <text:p>2A4</text:p>
          </table:table-cell>
          <table:table-cell table:formula="of:=MID([.A678];1;4)" office:value-type="string" office:string-value="fee" calcext:value-type="string">
            <text:p>fe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eed</text:p>
          </table:table-cell>
          <table:table-cell table:style-name="ce25" office:value-type="float" office:value="677" calcext:value-type="float">
            <text:p>677</text:p>
          </table:table-cell>
          <table:table-cell table:style-name="ce25" table:formula="of:=CUSTOMDEZINBIN(MOD([.B679];2048))" office:value-type="string" office:string-value="01010100101" calcext:value-type="string">
            <text:p>01010100101</text:p>
          </table:table-cell>
          <table:table-cell table:formula="of:=DEC2HEX([.B679];3)" office:value-type="string" office:string-value="2A5" calcext:value-type="string">
            <text:p>2A5</text:p>
          </table:table-cell>
          <table:table-cell table:formula="of:=MID([.A679];1;4)" office:value-type="string" office:string-value="feed" calcext:value-type="string">
            <text:p>fee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eel</text:p>
          </table:table-cell>
          <table:table-cell table:style-name="ce25" office:value-type="float" office:value="678" calcext:value-type="float">
            <text:p>678</text:p>
          </table:table-cell>
          <table:table-cell table:style-name="ce25" table:formula="of:=CUSTOMDEZINBIN(MOD([.B680];2048))" office:value-type="string" office:string-value="01010100110" calcext:value-type="string">
            <text:p>01010100110</text:p>
          </table:table-cell>
          <table:table-cell table:formula="of:=DEC2HEX([.B680];3)" office:value-type="string" office:string-value="2A6" calcext:value-type="string">
            <text:p>2A6</text:p>
          </table:table-cell>
          <table:table-cell table:formula="of:=MID([.A680];1;4)" office:value-type="string" office:string-value="feel" calcext:value-type="string">
            <text:p>fee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emale</text:p>
          </table:table-cell>
          <table:table-cell table:style-name="ce25" office:value-type="float" office:value="679" calcext:value-type="float">
            <text:p>679</text:p>
          </table:table-cell>
          <table:table-cell table:style-name="ce25" table:formula="of:=CUSTOMDEZINBIN(MOD([.B681];2048))" office:value-type="string" office:string-value="01010100111" calcext:value-type="string">
            <text:p>01010100111</text:p>
          </table:table-cell>
          <table:table-cell table:formula="of:=DEC2HEX([.B681];3)" office:value-type="string" office:string-value="2A7" calcext:value-type="string">
            <text:p>2A7</text:p>
          </table:table-cell>
          <table:table-cell table:formula="of:=MID([.A681];1;4)" office:value-type="string" office:string-value="fema" calcext:value-type="string">
            <text:p>fem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ence</text:p>
          </table:table-cell>
          <table:table-cell table:style-name="ce25" office:value-type="float" office:value="680" calcext:value-type="float">
            <text:p>680</text:p>
          </table:table-cell>
          <table:table-cell table:style-name="ce25" table:formula="of:=CUSTOMDEZINBIN(MOD([.B682];2048))" office:value-type="string" office:string-value="01010101000" calcext:value-type="string">
            <text:p>01010101000</text:p>
          </table:table-cell>
          <table:table-cell table:formula="of:=DEC2HEX([.B682];3)" office:value-type="string" office:string-value="2A8" calcext:value-type="string">
            <text:p>2A8</text:p>
          </table:table-cell>
          <table:table-cell table:formula="of:=MID([.A682];1;4)" office:value-type="string" office:string-value="fenc" calcext:value-type="string">
            <text:p>fen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estival</text:p>
          </table:table-cell>
          <table:table-cell table:style-name="ce25" office:value-type="float" office:value="681" calcext:value-type="float">
            <text:p>681</text:p>
          </table:table-cell>
          <table:table-cell table:style-name="ce25" table:formula="of:=CUSTOMDEZINBIN(MOD([.B683];2048))" office:value-type="string" office:string-value="01010101001" calcext:value-type="string">
            <text:p>01010101001</text:p>
          </table:table-cell>
          <table:table-cell table:formula="of:=DEC2HEX([.B683];3)" office:value-type="string" office:string-value="2A9" calcext:value-type="string">
            <text:p>2A9</text:p>
          </table:table-cell>
          <table:table-cell table:formula="of:=MID([.A683];1;4)" office:value-type="string" office:string-value="fest" calcext:value-type="string">
            <text:p>fe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etch</text:p>
          </table:table-cell>
          <table:table-cell table:style-name="ce25" office:value-type="float" office:value="682" calcext:value-type="float">
            <text:p>682</text:p>
          </table:table-cell>
          <table:table-cell table:style-name="ce25" table:formula="of:=CUSTOMDEZINBIN(MOD([.B684];2048))" office:value-type="string" office:string-value="01010101010" calcext:value-type="string">
            <text:p>01010101010</text:p>
          </table:table-cell>
          <table:table-cell table:formula="of:=DEC2HEX([.B684];3)" office:value-type="string" office:string-value="2AA" calcext:value-type="string">
            <text:p>2AA</text:p>
          </table:table-cell>
          <table:table-cell table:formula="of:=MID([.A684];1;4)" office:value-type="string" office:string-value="fetc" calcext:value-type="string">
            <text:p>fet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ever</text:p>
          </table:table-cell>
          <table:table-cell table:style-name="ce25" office:value-type="float" office:value="683" calcext:value-type="float">
            <text:p>683</text:p>
          </table:table-cell>
          <table:table-cell table:style-name="ce25" table:formula="of:=CUSTOMDEZINBIN(MOD([.B685];2048))" office:value-type="string" office:string-value="01010101011" calcext:value-type="string">
            <text:p>01010101011</text:p>
          </table:table-cell>
          <table:table-cell table:formula="of:=DEC2HEX([.B685];3)" office:value-type="string" office:string-value="2AB" calcext:value-type="string">
            <text:p>2AB</text:p>
          </table:table-cell>
          <table:table-cell table:formula="of:=MID([.A685];1;4)" office:value-type="string" office:string-value="feve" calcext:value-type="string">
            <text:p>fev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ew</text:p>
          </table:table-cell>
          <table:table-cell table:style-name="ce25" office:value-type="float" office:value="684" calcext:value-type="float">
            <text:p>684</text:p>
          </table:table-cell>
          <table:table-cell table:style-name="ce25" table:formula="of:=CUSTOMDEZINBIN(MOD([.B686];2048))" office:value-type="string" office:string-value="01010101100" calcext:value-type="string">
            <text:p>01010101100</text:p>
          </table:table-cell>
          <table:table-cell table:formula="of:=DEC2HEX([.B686];3)" office:value-type="string" office:string-value="2AC" calcext:value-type="string">
            <text:p>2AC</text:p>
          </table:table-cell>
          <table:table-cell table:formula="of:=MID([.A686];1;4)" office:value-type="string" office:string-value="few" calcext:value-type="string">
            <text:p>few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iber</text:p>
          </table:table-cell>
          <table:table-cell table:style-name="ce25" office:value-type="float" office:value="685" calcext:value-type="float">
            <text:p>685</text:p>
          </table:table-cell>
          <table:table-cell table:style-name="ce25" table:formula="of:=CUSTOMDEZINBIN(MOD([.B687];2048))" office:value-type="string" office:string-value="01010101101" calcext:value-type="string">
            <text:p>01010101101</text:p>
          </table:table-cell>
          <table:table-cell table:formula="of:=DEC2HEX([.B687];3)" office:value-type="string" office:string-value="2AD" calcext:value-type="string">
            <text:p>2AD</text:p>
          </table:table-cell>
          <table:table-cell table:formula="of:=MID([.A687];1;4)" office:value-type="string" office:string-value="fibe" calcext:value-type="string">
            <text:p>fib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iction</text:p>
          </table:table-cell>
          <table:table-cell table:style-name="ce25" office:value-type="float" office:value="686" calcext:value-type="float">
            <text:p>686</text:p>
          </table:table-cell>
          <table:table-cell table:style-name="ce25" table:formula="of:=CUSTOMDEZINBIN(MOD([.B688];2048))" office:value-type="string" office:string-value="01010101110" calcext:value-type="string">
            <text:p>01010101110</text:p>
          </table:table-cell>
          <table:table-cell table:formula="of:=DEC2HEX([.B688];3)" office:value-type="string" office:string-value="2AE" calcext:value-type="string">
            <text:p>2AE</text:p>
          </table:table-cell>
          <table:table-cell table:formula="of:=MID([.A688];1;4)" office:value-type="string" office:string-value="fict" calcext:value-type="string">
            <text:p>fic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ield</text:p>
          </table:table-cell>
          <table:table-cell table:style-name="ce25" office:value-type="float" office:value="687" calcext:value-type="float">
            <text:p>687</text:p>
          </table:table-cell>
          <table:table-cell table:style-name="ce25" table:formula="of:=CUSTOMDEZINBIN(MOD([.B689];2048))" office:value-type="string" office:string-value="01010101111" calcext:value-type="string">
            <text:p>01010101111</text:p>
          </table:table-cell>
          <table:table-cell table:formula="of:=DEC2HEX([.B689];3)" office:value-type="string" office:string-value="2AF" calcext:value-type="string">
            <text:p>2AF</text:p>
          </table:table-cell>
          <table:table-cell table:formula="of:=MID([.A689];1;4)" office:value-type="string" office:string-value="fiel" calcext:value-type="string">
            <text:p>fie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igure</text:p>
          </table:table-cell>
          <table:table-cell table:style-name="ce25" office:value-type="float" office:value="688" calcext:value-type="float">
            <text:p>688</text:p>
          </table:table-cell>
          <table:table-cell table:style-name="ce25" table:formula="of:=CUSTOMDEZINBIN(MOD([.B690];2048))" office:value-type="string" office:string-value="01010110000" calcext:value-type="string">
            <text:p>01010110000</text:p>
          </table:table-cell>
          <table:table-cell table:formula="of:=DEC2HEX([.B690];3)" office:value-type="string" office:string-value="2B0" calcext:value-type="string">
            <text:p>2B0</text:p>
          </table:table-cell>
          <table:table-cell table:formula="of:=MID([.A690];1;4)" office:value-type="string" office:string-value="figu" calcext:value-type="string">
            <text:p>fig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ile</text:p>
          </table:table-cell>
          <table:table-cell table:style-name="ce25" office:value-type="float" office:value="689" calcext:value-type="float">
            <text:p>689</text:p>
          </table:table-cell>
          <table:table-cell table:style-name="ce25" table:formula="of:=CUSTOMDEZINBIN(MOD([.B691];2048))" office:value-type="string" office:string-value="01010110001" calcext:value-type="string">
            <text:p>01010110001</text:p>
          </table:table-cell>
          <table:table-cell table:formula="of:=DEC2HEX([.B691];3)" office:value-type="string" office:string-value="2B1" calcext:value-type="string">
            <text:p>2B1</text:p>
          </table:table-cell>
          <table:table-cell table:formula="of:=MID([.A691];1;4)" office:value-type="string" office:string-value="file" calcext:value-type="string">
            <text:p>fil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ilm</text:p>
          </table:table-cell>
          <table:table-cell table:style-name="ce25" office:value-type="float" office:value="690" calcext:value-type="float">
            <text:p>690</text:p>
          </table:table-cell>
          <table:table-cell table:style-name="ce25" table:formula="of:=CUSTOMDEZINBIN(MOD([.B692];2048))" office:value-type="string" office:string-value="01010110010" calcext:value-type="string">
            <text:p>01010110010</text:p>
          </table:table-cell>
          <table:table-cell table:formula="of:=DEC2HEX([.B692];3)" office:value-type="string" office:string-value="2B2" calcext:value-type="string">
            <text:p>2B2</text:p>
          </table:table-cell>
          <table:table-cell table:formula="of:=MID([.A692];1;4)" office:value-type="string" office:string-value="film" calcext:value-type="string">
            <text:p>fil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ilter</text:p>
          </table:table-cell>
          <table:table-cell table:style-name="ce25" office:value-type="float" office:value="691" calcext:value-type="float">
            <text:p>691</text:p>
          </table:table-cell>
          <table:table-cell table:style-name="ce25" table:formula="of:=CUSTOMDEZINBIN(MOD([.B693];2048))" office:value-type="string" office:string-value="01010110011" calcext:value-type="string">
            <text:p>01010110011</text:p>
          </table:table-cell>
          <table:table-cell table:formula="of:=DEC2HEX([.B693];3)" office:value-type="string" office:string-value="2B3" calcext:value-type="string">
            <text:p>2B3</text:p>
          </table:table-cell>
          <table:table-cell table:formula="of:=MID([.A693];1;4)" office:value-type="string" office:string-value="filt" calcext:value-type="string">
            <text:p>fil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inal</text:p>
          </table:table-cell>
          <table:table-cell table:style-name="ce25" office:value-type="float" office:value="692" calcext:value-type="float">
            <text:p>692</text:p>
          </table:table-cell>
          <table:table-cell table:style-name="ce25" table:formula="of:=CUSTOMDEZINBIN(MOD([.B694];2048))" office:value-type="string" office:string-value="01010110100" calcext:value-type="string">
            <text:p>01010110100</text:p>
          </table:table-cell>
          <table:table-cell table:formula="of:=DEC2HEX([.B694];3)" office:value-type="string" office:string-value="2B4" calcext:value-type="string">
            <text:p>2B4</text:p>
          </table:table-cell>
          <table:table-cell table:formula="of:=MID([.A694];1;4)" office:value-type="string" office:string-value="fina" calcext:value-type="string">
            <text:p>fin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ind</text:p>
          </table:table-cell>
          <table:table-cell table:style-name="ce25" office:value-type="float" office:value="693" calcext:value-type="float">
            <text:p>693</text:p>
          </table:table-cell>
          <table:table-cell table:style-name="ce25" table:formula="of:=CUSTOMDEZINBIN(MOD([.B695];2048))" office:value-type="string" office:string-value="01010110101" calcext:value-type="string">
            <text:p>01010110101</text:p>
          </table:table-cell>
          <table:table-cell table:formula="of:=DEC2HEX([.B695];3)" office:value-type="string" office:string-value="2B5" calcext:value-type="string">
            <text:p>2B5</text:p>
          </table:table-cell>
          <table:table-cell table:formula="of:=MID([.A695];1;4)" office:value-type="string" office:string-value="find" calcext:value-type="string">
            <text:p>fin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ine</text:p>
          </table:table-cell>
          <table:table-cell table:style-name="ce25" office:value-type="float" office:value="694" calcext:value-type="float">
            <text:p>694</text:p>
          </table:table-cell>
          <table:table-cell table:style-name="ce25" table:formula="of:=CUSTOMDEZINBIN(MOD([.B696];2048))" office:value-type="string" office:string-value="01010110110" calcext:value-type="string">
            <text:p>01010110110</text:p>
          </table:table-cell>
          <table:table-cell table:formula="of:=DEC2HEX([.B696];3)" office:value-type="string" office:string-value="2B6" calcext:value-type="string">
            <text:p>2B6</text:p>
          </table:table-cell>
          <table:table-cell table:formula="of:=MID([.A696];1;4)" office:value-type="string" office:string-value="fine" calcext:value-type="string">
            <text:p>fi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inger</text:p>
          </table:table-cell>
          <table:table-cell table:style-name="ce25" office:value-type="float" office:value="695" calcext:value-type="float">
            <text:p>695</text:p>
          </table:table-cell>
          <table:table-cell table:style-name="ce25" table:formula="of:=CUSTOMDEZINBIN(MOD([.B697];2048))" office:value-type="string" office:string-value="01010110111" calcext:value-type="string">
            <text:p>01010110111</text:p>
          </table:table-cell>
          <table:table-cell table:formula="of:=DEC2HEX([.B697];3)" office:value-type="string" office:string-value="2B7" calcext:value-type="string">
            <text:p>2B7</text:p>
          </table:table-cell>
          <table:table-cell table:formula="of:=MID([.A697];1;4)" office:value-type="string" office:string-value="fing" calcext:value-type="string">
            <text:p>fin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inish</text:p>
          </table:table-cell>
          <table:table-cell table:style-name="ce25" office:value-type="float" office:value="696" calcext:value-type="float">
            <text:p>696</text:p>
          </table:table-cell>
          <table:table-cell table:style-name="ce25" table:formula="of:=CUSTOMDEZINBIN(MOD([.B698];2048))" office:value-type="string" office:string-value="01010111000" calcext:value-type="string">
            <text:p>01010111000</text:p>
          </table:table-cell>
          <table:table-cell table:formula="of:=DEC2HEX([.B698];3)" office:value-type="string" office:string-value="2B8" calcext:value-type="string">
            <text:p>2B8</text:p>
          </table:table-cell>
          <table:table-cell table:formula="of:=MID([.A698];1;4)" office:value-type="string" office:string-value="fini" calcext:value-type="string">
            <text:p>fin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ire</text:p>
          </table:table-cell>
          <table:table-cell table:style-name="ce25" office:value-type="float" office:value="697" calcext:value-type="float">
            <text:p>697</text:p>
          </table:table-cell>
          <table:table-cell table:style-name="ce25" table:formula="of:=CUSTOMDEZINBIN(MOD([.B699];2048))" office:value-type="string" office:string-value="01010111001" calcext:value-type="string">
            <text:p>01010111001</text:p>
          </table:table-cell>
          <table:table-cell table:formula="of:=DEC2HEX([.B699];3)" office:value-type="string" office:string-value="2B9" calcext:value-type="string">
            <text:p>2B9</text:p>
          </table:table-cell>
          <table:table-cell table:formula="of:=MID([.A699];1;4)" office:value-type="string" office:string-value="fire" calcext:value-type="string">
            <text:p>fi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irm</text:p>
          </table:table-cell>
          <table:table-cell table:style-name="ce25" office:value-type="float" office:value="698" calcext:value-type="float">
            <text:p>698</text:p>
          </table:table-cell>
          <table:table-cell table:style-name="ce25" table:formula="of:=CUSTOMDEZINBIN(MOD([.B700];2048))" office:value-type="string" office:string-value="01010111010" calcext:value-type="string">
            <text:p>01010111010</text:p>
          </table:table-cell>
          <table:table-cell table:formula="of:=DEC2HEX([.B700];3)" office:value-type="string" office:string-value="2BA" calcext:value-type="string">
            <text:p>2BA</text:p>
          </table:table-cell>
          <table:table-cell table:formula="of:=MID([.A700];1;4)" office:value-type="string" office:string-value="firm" calcext:value-type="string">
            <text:p>fir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irst</text:p>
          </table:table-cell>
          <table:table-cell table:style-name="ce25" office:value-type="float" office:value="699" calcext:value-type="float">
            <text:p>699</text:p>
          </table:table-cell>
          <table:table-cell table:style-name="ce25" table:formula="of:=CUSTOMDEZINBIN(MOD([.B701];2048))" office:value-type="string" office:string-value="01010111011" calcext:value-type="string">
            <text:p>01010111011</text:p>
          </table:table-cell>
          <table:table-cell table:formula="of:=DEC2HEX([.B701];3)" office:value-type="string" office:string-value="2BB" calcext:value-type="string">
            <text:p>2BB</text:p>
          </table:table-cell>
          <table:table-cell table:formula="of:=MID([.A701];1;4)" office:value-type="string" office:string-value="firs" calcext:value-type="string">
            <text:p>fir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iscal</text:p>
          </table:table-cell>
          <table:table-cell table:style-name="ce25" office:value-type="float" office:value="700" calcext:value-type="float">
            <text:p>700</text:p>
          </table:table-cell>
          <table:table-cell table:style-name="ce25" table:formula="of:=CUSTOMDEZINBIN(MOD([.B702];2048))" office:value-type="string" office:string-value="01010111100" calcext:value-type="string">
            <text:p>01010111100</text:p>
          </table:table-cell>
          <table:table-cell table:formula="of:=DEC2HEX([.B702];3)" office:value-type="string" office:string-value="2BC" calcext:value-type="string">
            <text:p>2BC</text:p>
          </table:table-cell>
          <table:table-cell table:formula="of:=MID([.A702];1;4)" office:value-type="string" office:string-value="fisc" calcext:value-type="string">
            <text:p>fis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ish</text:p>
          </table:table-cell>
          <table:table-cell table:style-name="ce25" office:value-type="float" office:value="701" calcext:value-type="float">
            <text:p>701</text:p>
          </table:table-cell>
          <table:table-cell table:style-name="ce25" table:formula="of:=CUSTOMDEZINBIN(MOD([.B703];2048))" office:value-type="string" office:string-value="01010111101" calcext:value-type="string">
            <text:p>01010111101</text:p>
          </table:table-cell>
          <table:table-cell table:formula="of:=DEC2HEX([.B703];3)" office:value-type="string" office:string-value="2BD" calcext:value-type="string">
            <text:p>2BD</text:p>
          </table:table-cell>
          <table:table-cell table:formula="of:=MID([.A703];1;4)" office:value-type="string" office:string-value="fish" calcext:value-type="string">
            <text:p>fis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it</text:p>
          </table:table-cell>
          <table:table-cell table:style-name="ce25" office:value-type="float" office:value="702" calcext:value-type="float">
            <text:p>702</text:p>
          </table:table-cell>
          <table:table-cell table:style-name="ce25" table:formula="of:=CUSTOMDEZINBIN(MOD([.B704];2048))" office:value-type="string" office:string-value="01010111110" calcext:value-type="string">
            <text:p>01010111110</text:p>
          </table:table-cell>
          <table:table-cell table:formula="of:=DEC2HEX([.B704];3)" office:value-type="string" office:string-value="2BE" calcext:value-type="string">
            <text:p>2BE</text:p>
          </table:table-cell>
          <table:table-cell table:formula="of:=MID([.A704];1;4)" office:value-type="string" office:string-value="fit" calcext:value-type="string">
            <text:p>fi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itness</text:p>
          </table:table-cell>
          <table:table-cell table:style-name="ce25" office:value-type="float" office:value="703" calcext:value-type="float">
            <text:p>703</text:p>
          </table:table-cell>
          <table:table-cell table:style-name="ce25" table:formula="of:=CUSTOMDEZINBIN(MOD([.B705];2048))" office:value-type="string" office:string-value="01010111111" calcext:value-type="string">
            <text:p>01010111111</text:p>
          </table:table-cell>
          <table:table-cell table:formula="of:=DEC2HEX([.B705];3)" office:value-type="string" office:string-value="2BF" calcext:value-type="string">
            <text:p>2BF</text:p>
          </table:table-cell>
          <table:table-cell table:formula="of:=MID([.A705];1;4)" office:value-type="string" office:string-value="fitn" calcext:value-type="string">
            <text:p>fit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ix</text:p>
          </table:table-cell>
          <table:table-cell table:style-name="ce25" office:value-type="float" office:value="704" calcext:value-type="float">
            <text:p>704</text:p>
          </table:table-cell>
          <table:table-cell table:style-name="ce25" table:formula="of:=CUSTOMDEZINBIN(MOD([.B706];2048))" office:value-type="string" office:string-value="01011000000" calcext:value-type="string">
            <text:p>01011000000</text:p>
          </table:table-cell>
          <table:table-cell table:formula="of:=DEC2HEX([.B706];3)" office:value-type="string" office:string-value="2C0" calcext:value-type="string">
            <text:p>2C0</text:p>
          </table:table-cell>
          <table:table-cell table:formula="of:=MID([.A706];1;4)" office:value-type="string" office:string-value="fix" calcext:value-type="string">
            <text:p>fix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lag</text:p>
          </table:table-cell>
          <table:table-cell table:style-name="ce25" office:value-type="float" office:value="705" calcext:value-type="float">
            <text:p>705</text:p>
          </table:table-cell>
          <table:table-cell table:style-name="ce25" table:formula="of:=CUSTOMDEZINBIN(MOD([.B707];2048))" office:value-type="string" office:string-value="01011000001" calcext:value-type="string">
            <text:p>01011000001</text:p>
          </table:table-cell>
          <table:table-cell table:formula="of:=DEC2HEX([.B707];3)" office:value-type="string" office:string-value="2C1" calcext:value-type="string">
            <text:p>2C1</text:p>
          </table:table-cell>
          <table:table-cell table:formula="of:=MID([.A707];1;4)" office:value-type="string" office:string-value="flag" calcext:value-type="string">
            <text:p>fla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lame</text:p>
          </table:table-cell>
          <table:table-cell table:style-name="ce25" office:value-type="float" office:value="706" calcext:value-type="float">
            <text:p>706</text:p>
          </table:table-cell>
          <table:table-cell table:style-name="ce25" table:formula="of:=CUSTOMDEZINBIN(MOD([.B708];2048))" office:value-type="string" office:string-value="01011000010" calcext:value-type="string">
            <text:p>01011000010</text:p>
          </table:table-cell>
          <table:table-cell table:formula="of:=DEC2HEX([.B708];3)" office:value-type="string" office:string-value="2C2" calcext:value-type="string">
            <text:p>2C2</text:p>
          </table:table-cell>
          <table:table-cell table:formula="of:=MID([.A708];1;4)" office:value-type="string" office:string-value="flam" calcext:value-type="string">
            <text:p>fla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lash</text:p>
          </table:table-cell>
          <table:table-cell table:style-name="ce25" office:value-type="float" office:value="707" calcext:value-type="float">
            <text:p>707</text:p>
          </table:table-cell>
          <table:table-cell table:style-name="ce25" table:formula="of:=CUSTOMDEZINBIN(MOD([.B709];2048))" office:value-type="string" office:string-value="01011000011" calcext:value-type="string">
            <text:p>01011000011</text:p>
          </table:table-cell>
          <table:table-cell table:formula="of:=DEC2HEX([.B709];3)" office:value-type="string" office:string-value="2C3" calcext:value-type="string">
            <text:p>2C3</text:p>
          </table:table-cell>
          <table:table-cell table:formula="of:=MID([.A709];1;4)" office:value-type="string" office:string-value="flas" calcext:value-type="string">
            <text:p>fla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lat</text:p>
          </table:table-cell>
          <table:table-cell table:style-name="ce25" office:value-type="float" office:value="708" calcext:value-type="float">
            <text:p>708</text:p>
          </table:table-cell>
          <table:table-cell table:style-name="ce25" table:formula="of:=CUSTOMDEZINBIN(MOD([.B710];2048))" office:value-type="string" office:string-value="01011000100" calcext:value-type="string">
            <text:p>01011000100</text:p>
          </table:table-cell>
          <table:table-cell table:formula="of:=DEC2HEX([.B710];3)" office:value-type="string" office:string-value="2C4" calcext:value-type="string">
            <text:p>2C4</text:p>
          </table:table-cell>
          <table:table-cell table:formula="of:=MID([.A710];1;4)" office:value-type="string" office:string-value="flat" calcext:value-type="string">
            <text:p>fla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lavor</text:p>
          </table:table-cell>
          <table:table-cell table:style-name="ce25" office:value-type="float" office:value="709" calcext:value-type="float">
            <text:p>709</text:p>
          </table:table-cell>
          <table:table-cell table:style-name="ce25" table:formula="of:=CUSTOMDEZINBIN(MOD([.B711];2048))" office:value-type="string" office:string-value="01011000101" calcext:value-type="string">
            <text:p>01011000101</text:p>
          </table:table-cell>
          <table:table-cell table:formula="of:=DEC2HEX([.B711];3)" office:value-type="string" office:string-value="2C5" calcext:value-type="string">
            <text:p>2C5</text:p>
          </table:table-cell>
          <table:table-cell table:formula="of:=MID([.A711];1;4)" office:value-type="string" office:string-value="flav" calcext:value-type="string">
            <text:p>flav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lee</text:p>
          </table:table-cell>
          <table:table-cell table:style-name="ce25" office:value-type="float" office:value="710" calcext:value-type="float">
            <text:p>710</text:p>
          </table:table-cell>
          <table:table-cell table:style-name="ce25" table:formula="of:=CUSTOMDEZINBIN(MOD([.B712];2048))" office:value-type="string" office:string-value="01011000110" calcext:value-type="string">
            <text:p>01011000110</text:p>
          </table:table-cell>
          <table:table-cell table:formula="of:=DEC2HEX([.B712];3)" office:value-type="string" office:string-value="2C6" calcext:value-type="string">
            <text:p>2C6</text:p>
          </table:table-cell>
          <table:table-cell table:formula="of:=MID([.A712];1;4)" office:value-type="string" office:string-value="flee" calcext:value-type="string">
            <text:p>fle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light</text:p>
          </table:table-cell>
          <table:table-cell table:style-name="ce25" office:value-type="float" office:value="711" calcext:value-type="float">
            <text:p>711</text:p>
          </table:table-cell>
          <table:table-cell table:style-name="ce25" table:formula="of:=CUSTOMDEZINBIN(MOD([.B713];2048))" office:value-type="string" office:string-value="01011000111" calcext:value-type="string">
            <text:p>01011000111</text:p>
          </table:table-cell>
          <table:table-cell table:formula="of:=DEC2HEX([.B713];3)" office:value-type="string" office:string-value="2C7" calcext:value-type="string">
            <text:p>2C7</text:p>
          </table:table-cell>
          <table:table-cell table:formula="of:=MID([.A713];1;4)" office:value-type="string" office:string-value="flig" calcext:value-type="string">
            <text:p>fli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lip</text:p>
          </table:table-cell>
          <table:table-cell table:style-name="ce25" office:value-type="float" office:value="712" calcext:value-type="float">
            <text:p>712</text:p>
          </table:table-cell>
          <table:table-cell table:style-name="ce25" table:formula="of:=CUSTOMDEZINBIN(MOD([.B714];2048))" office:value-type="string" office:string-value="01011001000" calcext:value-type="string">
            <text:p>01011001000</text:p>
          </table:table-cell>
          <table:table-cell table:formula="of:=DEC2HEX([.B714];3)" office:value-type="string" office:string-value="2C8" calcext:value-type="string">
            <text:p>2C8</text:p>
          </table:table-cell>
          <table:table-cell table:formula="of:=MID([.A714];1;4)" office:value-type="string" office:string-value="flip" calcext:value-type="string">
            <text:p>fli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loat</text:p>
          </table:table-cell>
          <table:table-cell table:style-name="ce25" office:value-type="float" office:value="713" calcext:value-type="float">
            <text:p>713</text:p>
          </table:table-cell>
          <table:table-cell table:style-name="ce25" table:formula="of:=CUSTOMDEZINBIN(MOD([.B715];2048))" office:value-type="string" office:string-value="01011001001" calcext:value-type="string">
            <text:p>01011001001</text:p>
          </table:table-cell>
          <table:table-cell table:formula="of:=DEC2HEX([.B715];3)" office:value-type="string" office:string-value="2C9" calcext:value-type="string">
            <text:p>2C9</text:p>
          </table:table-cell>
          <table:table-cell table:formula="of:=MID([.A715];1;4)" office:value-type="string" office:string-value="floa" calcext:value-type="string">
            <text:p>flo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lock</text:p>
          </table:table-cell>
          <table:table-cell table:style-name="ce25" office:value-type="float" office:value="714" calcext:value-type="float">
            <text:p>714</text:p>
          </table:table-cell>
          <table:table-cell table:style-name="ce25" table:formula="of:=CUSTOMDEZINBIN(MOD([.B716];2048))" office:value-type="string" office:string-value="01011001010" calcext:value-type="string">
            <text:p>01011001010</text:p>
          </table:table-cell>
          <table:table-cell table:formula="of:=DEC2HEX([.B716];3)" office:value-type="string" office:string-value="2CA" calcext:value-type="string">
            <text:p>2CA</text:p>
          </table:table-cell>
          <table:table-cell table:formula="of:=MID([.A716];1;4)" office:value-type="string" office:string-value="floc" calcext:value-type="string">
            <text:p>flo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loor</text:p>
          </table:table-cell>
          <table:table-cell table:style-name="ce25" office:value-type="float" office:value="715" calcext:value-type="float">
            <text:p>715</text:p>
          </table:table-cell>
          <table:table-cell table:style-name="ce25" table:formula="of:=CUSTOMDEZINBIN(MOD([.B717];2048))" office:value-type="string" office:string-value="01011001011" calcext:value-type="string">
            <text:p>01011001011</text:p>
          </table:table-cell>
          <table:table-cell table:formula="of:=DEC2HEX([.B717];3)" office:value-type="string" office:string-value="2CB" calcext:value-type="string">
            <text:p>2CB</text:p>
          </table:table-cell>
          <table:table-cell table:formula="of:=MID([.A717];1;4)" office:value-type="string" office:string-value="floo" calcext:value-type="string">
            <text:p>flo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lower</text:p>
          </table:table-cell>
          <table:table-cell table:style-name="ce25" office:value-type="float" office:value="716" calcext:value-type="float">
            <text:p>716</text:p>
          </table:table-cell>
          <table:table-cell table:style-name="ce25" table:formula="of:=CUSTOMDEZINBIN(MOD([.B718];2048))" office:value-type="string" office:string-value="01011001100" calcext:value-type="string">
            <text:p>01011001100</text:p>
          </table:table-cell>
          <table:table-cell table:formula="of:=DEC2HEX([.B718];3)" office:value-type="string" office:string-value="2CC" calcext:value-type="string">
            <text:p>2CC</text:p>
          </table:table-cell>
          <table:table-cell table:formula="of:=MID([.A718];1;4)" office:value-type="string" office:string-value="flow" calcext:value-type="string">
            <text:p>flow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luid</text:p>
          </table:table-cell>
          <table:table-cell table:style-name="ce25" office:value-type="float" office:value="717" calcext:value-type="float">
            <text:p>717</text:p>
          </table:table-cell>
          <table:table-cell table:style-name="ce25" table:formula="of:=CUSTOMDEZINBIN(MOD([.B719];2048))" office:value-type="string" office:string-value="01011001101" calcext:value-type="string">
            <text:p>01011001101</text:p>
          </table:table-cell>
          <table:table-cell table:formula="of:=DEC2HEX([.B719];3)" office:value-type="string" office:string-value="2CD" calcext:value-type="string">
            <text:p>2CD</text:p>
          </table:table-cell>
          <table:table-cell table:formula="of:=MID([.A719];1;4)" office:value-type="string" office:string-value="flui" calcext:value-type="string">
            <text:p>flu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lush</text:p>
          </table:table-cell>
          <table:table-cell table:style-name="ce25" office:value-type="float" office:value="718" calcext:value-type="float">
            <text:p>718</text:p>
          </table:table-cell>
          <table:table-cell table:style-name="ce25" table:formula="of:=CUSTOMDEZINBIN(MOD([.B720];2048))" office:value-type="string" office:string-value="01011001110" calcext:value-type="string">
            <text:p>01011001110</text:p>
          </table:table-cell>
          <table:table-cell table:formula="of:=DEC2HEX([.B720];3)" office:value-type="string" office:string-value="2CE" calcext:value-type="string">
            <text:p>2CE</text:p>
          </table:table-cell>
          <table:table-cell table:formula="of:=MID([.A720];1;4)" office:value-type="string" office:string-value="flus" calcext:value-type="string">
            <text:p>flu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ly</text:p>
          </table:table-cell>
          <table:table-cell table:style-name="ce25" office:value-type="float" office:value="719" calcext:value-type="float">
            <text:p>719</text:p>
          </table:table-cell>
          <table:table-cell table:style-name="ce25" table:formula="of:=CUSTOMDEZINBIN(MOD([.B721];2048))" office:value-type="string" office:string-value="01011001111" calcext:value-type="string">
            <text:p>01011001111</text:p>
          </table:table-cell>
          <table:table-cell table:formula="of:=DEC2HEX([.B721];3)" office:value-type="string" office:string-value="2CF" calcext:value-type="string">
            <text:p>2CF</text:p>
          </table:table-cell>
          <table:table-cell table:formula="of:=MID([.A721];1;4)" office:value-type="string" office:string-value="fly" calcext:value-type="string">
            <text:p>fl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oam</text:p>
          </table:table-cell>
          <table:table-cell table:style-name="ce25" office:value-type="float" office:value="720" calcext:value-type="float">
            <text:p>720</text:p>
          </table:table-cell>
          <table:table-cell table:style-name="ce25" table:formula="of:=CUSTOMDEZINBIN(MOD([.B722];2048))" office:value-type="string" office:string-value="01011010000" calcext:value-type="string">
            <text:p>01011010000</text:p>
          </table:table-cell>
          <table:table-cell table:formula="of:=DEC2HEX([.B722];3)" office:value-type="string" office:string-value="2D0" calcext:value-type="string">
            <text:p>2D0</text:p>
          </table:table-cell>
          <table:table-cell table:formula="of:=MID([.A722];1;4)" office:value-type="string" office:string-value="foam" calcext:value-type="string">
            <text:p>foa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ocus</text:p>
          </table:table-cell>
          <table:table-cell table:style-name="ce25" office:value-type="float" office:value="721" calcext:value-type="float">
            <text:p>721</text:p>
          </table:table-cell>
          <table:table-cell table:style-name="ce25" table:formula="of:=CUSTOMDEZINBIN(MOD([.B723];2048))" office:value-type="string" office:string-value="01011010001" calcext:value-type="string">
            <text:p>01011010001</text:p>
          </table:table-cell>
          <table:table-cell table:formula="of:=DEC2HEX([.B723];3)" office:value-type="string" office:string-value="2D1" calcext:value-type="string">
            <text:p>2D1</text:p>
          </table:table-cell>
          <table:table-cell table:formula="of:=MID([.A723];1;4)" office:value-type="string" office:string-value="focu" calcext:value-type="string">
            <text:p>foc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og</text:p>
          </table:table-cell>
          <table:table-cell table:style-name="ce25" office:value-type="float" office:value="722" calcext:value-type="float">
            <text:p>722</text:p>
          </table:table-cell>
          <table:table-cell table:style-name="ce25" table:formula="of:=CUSTOMDEZINBIN(MOD([.B724];2048))" office:value-type="string" office:string-value="01011010010" calcext:value-type="string">
            <text:p>01011010010</text:p>
          </table:table-cell>
          <table:table-cell table:formula="of:=DEC2HEX([.B724];3)" office:value-type="string" office:string-value="2D2" calcext:value-type="string">
            <text:p>2D2</text:p>
          </table:table-cell>
          <table:table-cell table:formula="of:=MID([.A724];1;4)" office:value-type="string" office:string-value="fog" calcext:value-type="string">
            <text:p>fo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oil</text:p>
          </table:table-cell>
          <table:table-cell table:style-name="ce25" office:value-type="float" office:value="723" calcext:value-type="float">
            <text:p>723</text:p>
          </table:table-cell>
          <table:table-cell table:style-name="ce25" table:formula="of:=CUSTOMDEZINBIN(MOD([.B725];2048))" office:value-type="string" office:string-value="01011010011" calcext:value-type="string">
            <text:p>01011010011</text:p>
          </table:table-cell>
          <table:table-cell table:formula="of:=DEC2HEX([.B725];3)" office:value-type="string" office:string-value="2D3" calcext:value-type="string">
            <text:p>2D3</text:p>
          </table:table-cell>
          <table:table-cell table:formula="of:=MID([.A725];1;4)" office:value-type="string" office:string-value="foil" calcext:value-type="string">
            <text:p>foi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old</text:p>
          </table:table-cell>
          <table:table-cell table:style-name="ce25" office:value-type="float" office:value="724" calcext:value-type="float">
            <text:p>724</text:p>
          </table:table-cell>
          <table:table-cell table:style-name="ce25" table:formula="of:=CUSTOMDEZINBIN(MOD([.B726];2048))" office:value-type="string" office:string-value="01011010100" calcext:value-type="string">
            <text:p>01011010100</text:p>
          </table:table-cell>
          <table:table-cell table:formula="of:=DEC2HEX([.B726];3)" office:value-type="string" office:string-value="2D4" calcext:value-type="string">
            <text:p>2D4</text:p>
          </table:table-cell>
          <table:table-cell table:formula="of:=MID([.A726];1;4)" office:value-type="string" office:string-value="fold" calcext:value-type="string">
            <text:p>fol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ollow</text:p>
          </table:table-cell>
          <table:table-cell table:style-name="ce25" office:value-type="float" office:value="725" calcext:value-type="float">
            <text:p>725</text:p>
          </table:table-cell>
          <table:table-cell table:style-name="ce25" table:formula="of:=CUSTOMDEZINBIN(MOD([.B727];2048))" office:value-type="string" office:string-value="01011010101" calcext:value-type="string">
            <text:p>01011010101</text:p>
          </table:table-cell>
          <table:table-cell table:formula="of:=DEC2HEX([.B727];3)" office:value-type="string" office:string-value="2D5" calcext:value-type="string">
            <text:p>2D5</text:p>
          </table:table-cell>
          <table:table-cell table:formula="of:=MID([.A727];1;4)" office:value-type="string" office:string-value="foll" calcext:value-type="string">
            <text:p>fol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ood</text:p>
          </table:table-cell>
          <table:table-cell table:style-name="ce25" office:value-type="float" office:value="726" calcext:value-type="float">
            <text:p>726</text:p>
          </table:table-cell>
          <table:table-cell table:style-name="ce25" table:formula="of:=CUSTOMDEZINBIN(MOD([.B728];2048))" office:value-type="string" office:string-value="01011010110" calcext:value-type="string">
            <text:p>01011010110</text:p>
          </table:table-cell>
          <table:table-cell table:formula="of:=DEC2HEX([.B728];3)" office:value-type="string" office:string-value="2D6" calcext:value-type="string">
            <text:p>2D6</text:p>
          </table:table-cell>
          <table:table-cell table:formula="of:=MID([.A728];1;4)" office:value-type="string" office:string-value="food" calcext:value-type="string">
            <text:p>foo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oot</text:p>
          </table:table-cell>
          <table:table-cell table:style-name="ce25" office:value-type="float" office:value="727" calcext:value-type="float">
            <text:p>727</text:p>
          </table:table-cell>
          <table:table-cell table:style-name="ce25" table:formula="of:=CUSTOMDEZINBIN(MOD([.B729];2048))" office:value-type="string" office:string-value="01011010111" calcext:value-type="string">
            <text:p>01011010111</text:p>
          </table:table-cell>
          <table:table-cell table:formula="of:=DEC2HEX([.B729];3)" office:value-type="string" office:string-value="2D7" calcext:value-type="string">
            <text:p>2D7</text:p>
          </table:table-cell>
          <table:table-cell table:formula="of:=MID([.A729];1;4)" office:value-type="string" office:string-value="foot" calcext:value-type="string">
            <text:p>foo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orce</text:p>
          </table:table-cell>
          <table:table-cell table:style-name="ce25" office:value-type="float" office:value="728" calcext:value-type="float">
            <text:p>728</text:p>
          </table:table-cell>
          <table:table-cell table:style-name="ce25" table:formula="of:=CUSTOMDEZINBIN(MOD([.B730];2048))" office:value-type="string" office:string-value="01011011000" calcext:value-type="string">
            <text:p>01011011000</text:p>
          </table:table-cell>
          <table:table-cell table:formula="of:=DEC2HEX([.B730];3)" office:value-type="string" office:string-value="2D8" calcext:value-type="string">
            <text:p>2D8</text:p>
          </table:table-cell>
          <table:table-cell table:formula="of:=MID([.A730];1;4)" office:value-type="string" office:string-value="forc" calcext:value-type="string">
            <text:p>for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orest</text:p>
          </table:table-cell>
          <table:table-cell table:style-name="ce25" office:value-type="float" office:value="729" calcext:value-type="float">
            <text:p>729</text:p>
          </table:table-cell>
          <table:table-cell table:style-name="ce25" table:formula="of:=CUSTOMDEZINBIN(MOD([.B731];2048))" office:value-type="string" office:string-value="01011011001" calcext:value-type="string">
            <text:p>01011011001</text:p>
          </table:table-cell>
          <table:table-cell table:formula="of:=DEC2HEX([.B731];3)" office:value-type="string" office:string-value="2D9" calcext:value-type="string">
            <text:p>2D9</text:p>
          </table:table-cell>
          <table:table-cell table:formula="of:=MID([.A731];1;4)" office:value-type="string" office:string-value="fore" calcext:value-type="string">
            <text:p>fo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orget</text:p>
          </table:table-cell>
          <table:table-cell table:style-name="ce25" office:value-type="float" office:value="730" calcext:value-type="float">
            <text:p>730</text:p>
          </table:table-cell>
          <table:table-cell table:style-name="ce25" table:formula="of:=CUSTOMDEZINBIN(MOD([.B732];2048))" office:value-type="string" office:string-value="01011011010" calcext:value-type="string">
            <text:p>01011011010</text:p>
          </table:table-cell>
          <table:table-cell table:formula="of:=DEC2HEX([.B732];3)" office:value-type="string" office:string-value="2DA" calcext:value-type="string">
            <text:p>2DA</text:p>
          </table:table-cell>
          <table:table-cell table:formula="of:=MID([.A732];1;4)" office:value-type="string" office:string-value="forg" calcext:value-type="string">
            <text:p>for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ork</text:p>
          </table:table-cell>
          <table:table-cell table:style-name="ce25" office:value-type="float" office:value="731" calcext:value-type="float">
            <text:p>731</text:p>
          </table:table-cell>
          <table:table-cell table:style-name="ce25" table:formula="of:=CUSTOMDEZINBIN(MOD([.B733];2048))" office:value-type="string" office:string-value="01011011011" calcext:value-type="string">
            <text:p>01011011011</text:p>
          </table:table-cell>
          <table:table-cell table:formula="of:=DEC2HEX([.B733];3)" office:value-type="string" office:string-value="2DB" calcext:value-type="string">
            <text:p>2DB</text:p>
          </table:table-cell>
          <table:table-cell table:formula="of:=MID([.A733];1;4)" office:value-type="string" office:string-value="fork" calcext:value-type="string">
            <text:p>for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ortune</text:p>
          </table:table-cell>
          <table:table-cell table:style-name="ce25" office:value-type="float" office:value="732" calcext:value-type="float">
            <text:p>732</text:p>
          </table:table-cell>
          <table:table-cell table:style-name="ce25" table:formula="of:=CUSTOMDEZINBIN(MOD([.B734];2048))" office:value-type="string" office:string-value="01011011100" calcext:value-type="string">
            <text:p>01011011100</text:p>
          </table:table-cell>
          <table:table-cell table:formula="of:=DEC2HEX([.B734];3)" office:value-type="string" office:string-value="2DC" calcext:value-type="string">
            <text:p>2DC</text:p>
          </table:table-cell>
          <table:table-cell table:formula="of:=MID([.A734];1;4)" office:value-type="string" office:string-value="fort" calcext:value-type="string">
            <text:p>for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orum</text:p>
          </table:table-cell>
          <table:table-cell table:style-name="ce25" office:value-type="float" office:value="733" calcext:value-type="float">
            <text:p>733</text:p>
          </table:table-cell>
          <table:table-cell table:style-name="ce25" table:formula="of:=CUSTOMDEZINBIN(MOD([.B735];2048))" office:value-type="string" office:string-value="01011011101" calcext:value-type="string">
            <text:p>01011011101</text:p>
          </table:table-cell>
          <table:table-cell table:formula="of:=DEC2HEX([.B735];3)" office:value-type="string" office:string-value="2DD" calcext:value-type="string">
            <text:p>2DD</text:p>
          </table:table-cell>
          <table:table-cell table:formula="of:=MID([.A735];1;4)" office:value-type="string" office:string-value="foru" calcext:value-type="string">
            <text:p>for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orward</text:p>
          </table:table-cell>
          <table:table-cell table:style-name="ce25" office:value-type="float" office:value="734" calcext:value-type="float">
            <text:p>734</text:p>
          </table:table-cell>
          <table:table-cell table:style-name="ce25" table:formula="of:=CUSTOMDEZINBIN(MOD([.B736];2048))" office:value-type="string" office:string-value="01011011110" calcext:value-type="string">
            <text:p>01011011110</text:p>
          </table:table-cell>
          <table:table-cell table:formula="of:=DEC2HEX([.B736];3)" office:value-type="string" office:string-value="2DE" calcext:value-type="string">
            <text:p>2DE</text:p>
          </table:table-cell>
          <table:table-cell table:formula="of:=MID([.A736];1;4)" office:value-type="string" office:string-value="forw" calcext:value-type="string">
            <text:p>forw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ossil</text:p>
          </table:table-cell>
          <table:table-cell table:style-name="ce25" office:value-type="float" office:value="735" calcext:value-type="float">
            <text:p>735</text:p>
          </table:table-cell>
          <table:table-cell table:style-name="ce25" table:formula="of:=CUSTOMDEZINBIN(MOD([.B737];2048))" office:value-type="string" office:string-value="01011011111" calcext:value-type="string">
            <text:p>01011011111</text:p>
          </table:table-cell>
          <table:table-cell table:formula="of:=DEC2HEX([.B737];3)" office:value-type="string" office:string-value="2DF" calcext:value-type="string">
            <text:p>2DF</text:p>
          </table:table-cell>
          <table:table-cell table:formula="of:=MID([.A737];1;4)" office:value-type="string" office:string-value="foss" calcext:value-type="string">
            <text:p>fos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oster</text:p>
          </table:table-cell>
          <table:table-cell table:style-name="ce25" office:value-type="float" office:value="736" calcext:value-type="float">
            <text:p>736</text:p>
          </table:table-cell>
          <table:table-cell table:style-name="ce25" table:formula="of:=CUSTOMDEZINBIN(MOD([.B738];2048))" office:value-type="string" office:string-value="01011100000" calcext:value-type="string">
            <text:p>01011100000</text:p>
          </table:table-cell>
          <table:table-cell table:formula="of:=DEC2HEX([.B738];3)" office:value-type="string" office:string-value="2E0" calcext:value-type="string">
            <text:p>2E0</text:p>
          </table:table-cell>
          <table:table-cell table:formula="of:=MID([.A738];1;4)" office:value-type="string" office:string-value="fost" calcext:value-type="string">
            <text:p>fo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ound</text:p>
          </table:table-cell>
          <table:table-cell table:style-name="ce25" office:value-type="float" office:value="737" calcext:value-type="float">
            <text:p>737</text:p>
          </table:table-cell>
          <table:table-cell table:style-name="ce25" table:formula="of:=CUSTOMDEZINBIN(MOD([.B739];2048))" office:value-type="string" office:string-value="01011100001" calcext:value-type="string">
            <text:p>01011100001</text:p>
          </table:table-cell>
          <table:table-cell table:formula="of:=DEC2HEX([.B739];3)" office:value-type="string" office:string-value="2E1" calcext:value-type="string">
            <text:p>2E1</text:p>
          </table:table-cell>
          <table:table-cell table:formula="of:=MID([.A739];1;4)" office:value-type="string" office:string-value="foun" calcext:value-type="string">
            <text:p>fou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ox</text:p>
          </table:table-cell>
          <table:table-cell table:style-name="ce25" office:value-type="float" office:value="738" calcext:value-type="float">
            <text:p>738</text:p>
          </table:table-cell>
          <table:table-cell table:style-name="ce25" table:formula="of:=CUSTOMDEZINBIN(MOD([.B740];2048))" office:value-type="string" office:string-value="01011100010" calcext:value-type="string">
            <text:p>01011100010</text:p>
          </table:table-cell>
          <table:table-cell table:formula="of:=DEC2HEX([.B740];3)" office:value-type="string" office:string-value="2E2" calcext:value-type="string">
            <text:p>2E2</text:p>
          </table:table-cell>
          <table:table-cell table:formula="of:=MID([.A740];1;4)" office:value-type="string" office:string-value="fox" calcext:value-type="string">
            <text:p>fox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ragile</text:p>
          </table:table-cell>
          <table:table-cell table:style-name="ce25" office:value-type="float" office:value="739" calcext:value-type="float">
            <text:p>739</text:p>
          </table:table-cell>
          <table:table-cell table:style-name="ce25" table:formula="of:=CUSTOMDEZINBIN(MOD([.B741];2048))" office:value-type="string" office:string-value="01011100011" calcext:value-type="string">
            <text:p>01011100011</text:p>
          </table:table-cell>
          <table:table-cell table:formula="of:=DEC2HEX([.B741];3)" office:value-type="string" office:string-value="2E3" calcext:value-type="string">
            <text:p>2E3</text:p>
          </table:table-cell>
          <table:table-cell table:formula="of:=MID([.A741];1;4)" office:value-type="string" office:string-value="frag" calcext:value-type="string">
            <text:p>fra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rame</text:p>
          </table:table-cell>
          <table:table-cell table:style-name="ce25" office:value-type="float" office:value="740" calcext:value-type="float">
            <text:p>740</text:p>
          </table:table-cell>
          <table:table-cell table:style-name="ce25" table:formula="of:=CUSTOMDEZINBIN(MOD([.B742];2048))" office:value-type="string" office:string-value="01011100100" calcext:value-type="string">
            <text:p>01011100100</text:p>
          </table:table-cell>
          <table:table-cell table:formula="of:=DEC2HEX([.B742];3)" office:value-type="string" office:string-value="2E4" calcext:value-type="string">
            <text:p>2E4</text:p>
          </table:table-cell>
          <table:table-cell table:formula="of:=MID([.A742];1;4)" office:value-type="string" office:string-value="fram" calcext:value-type="string">
            <text:p>fra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requent</text:p>
          </table:table-cell>
          <table:table-cell table:style-name="ce25" office:value-type="float" office:value="741" calcext:value-type="float">
            <text:p>741</text:p>
          </table:table-cell>
          <table:table-cell table:style-name="ce25" table:formula="of:=CUSTOMDEZINBIN(MOD([.B743];2048))" office:value-type="string" office:string-value="01011100101" calcext:value-type="string">
            <text:p>01011100101</text:p>
          </table:table-cell>
          <table:table-cell table:formula="of:=DEC2HEX([.B743];3)" office:value-type="string" office:string-value="2E5" calcext:value-type="string">
            <text:p>2E5</text:p>
          </table:table-cell>
          <table:table-cell table:formula="of:=MID([.A743];1;4)" office:value-type="string" office:string-value="freq" calcext:value-type="string">
            <text:p>freq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resh</text:p>
          </table:table-cell>
          <table:table-cell table:style-name="ce25" office:value-type="float" office:value="742" calcext:value-type="float">
            <text:p>742</text:p>
          </table:table-cell>
          <table:table-cell table:style-name="ce25" table:formula="of:=CUSTOMDEZINBIN(MOD([.B744];2048))" office:value-type="string" office:string-value="01011100110" calcext:value-type="string">
            <text:p>01011100110</text:p>
          </table:table-cell>
          <table:table-cell table:formula="of:=DEC2HEX([.B744];3)" office:value-type="string" office:string-value="2E6" calcext:value-type="string">
            <text:p>2E6</text:p>
          </table:table-cell>
          <table:table-cell table:formula="of:=MID([.A744];1;4)" office:value-type="string" office:string-value="fres" calcext:value-type="string">
            <text:p>fre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riend</text:p>
          </table:table-cell>
          <table:table-cell table:style-name="ce25" office:value-type="float" office:value="743" calcext:value-type="float">
            <text:p>743</text:p>
          </table:table-cell>
          <table:table-cell table:style-name="ce25" table:formula="of:=CUSTOMDEZINBIN(MOD([.B745];2048))" office:value-type="string" office:string-value="01011100111" calcext:value-type="string">
            <text:p>01011100111</text:p>
          </table:table-cell>
          <table:table-cell table:formula="of:=DEC2HEX([.B745];3)" office:value-type="string" office:string-value="2E7" calcext:value-type="string">
            <text:p>2E7</text:p>
          </table:table-cell>
          <table:table-cell table:formula="of:=MID([.A745];1;4)" office:value-type="string" office:string-value="frie" calcext:value-type="string">
            <text:p>fri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ringe</text:p>
          </table:table-cell>
          <table:table-cell table:style-name="ce25" office:value-type="float" office:value="744" calcext:value-type="float">
            <text:p>744</text:p>
          </table:table-cell>
          <table:table-cell table:style-name="ce25" table:formula="of:=CUSTOMDEZINBIN(MOD([.B746];2048))" office:value-type="string" office:string-value="01011101000" calcext:value-type="string">
            <text:p>01011101000</text:p>
          </table:table-cell>
          <table:table-cell table:formula="of:=DEC2HEX([.B746];3)" office:value-type="string" office:string-value="2E8" calcext:value-type="string">
            <text:p>2E8</text:p>
          </table:table-cell>
          <table:table-cell table:formula="of:=MID([.A746];1;4)" office:value-type="string" office:string-value="frin" calcext:value-type="string">
            <text:p>fri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rog</text:p>
          </table:table-cell>
          <table:table-cell table:style-name="ce25" office:value-type="float" office:value="745" calcext:value-type="float">
            <text:p>745</text:p>
          </table:table-cell>
          <table:table-cell table:style-name="ce25" table:formula="of:=CUSTOMDEZINBIN(MOD([.B747];2048))" office:value-type="string" office:string-value="01011101001" calcext:value-type="string">
            <text:p>01011101001</text:p>
          </table:table-cell>
          <table:table-cell table:formula="of:=DEC2HEX([.B747];3)" office:value-type="string" office:string-value="2E9" calcext:value-type="string">
            <text:p>2E9</text:p>
          </table:table-cell>
          <table:table-cell table:formula="of:=MID([.A747];1;4)" office:value-type="string" office:string-value="frog" calcext:value-type="string">
            <text:p>fro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ront</text:p>
          </table:table-cell>
          <table:table-cell table:style-name="ce25" office:value-type="float" office:value="746" calcext:value-type="float">
            <text:p>746</text:p>
          </table:table-cell>
          <table:table-cell table:style-name="ce25" table:formula="of:=CUSTOMDEZINBIN(MOD([.B748];2048))" office:value-type="string" office:string-value="01011101010" calcext:value-type="string">
            <text:p>01011101010</text:p>
          </table:table-cell>
          <table:table-cell table:formula="of:=DEC2HEX([.B748];3)" office:value-type="string" office:string-value="2EA" calcext:value-type="string">
            <text:p>2EA</text:p>
          </table:table-cell>
          <table:table-cell table:formula="of:=MID([.A748];1;4)" office:value-type="string" office:string-value="fron" calcext:value-type="string">
            <text:p>fro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rost</text:p>
          </table:table-cell>
          <table:table-cell table:style-name="ce25" office:value-type="float" office:value="747" calcext:value-type="float">
            <text:p>747</text:p>
          </table:table-cell>
          <table:table-cell table:style-name="ce25" table:formula="of:=CUSTOMDEZINBIN(MOD([.B749];2048))" office:value-type="string" office:string-value="01011101011" calcext:value-type="string">
            <text:p>01011101011</text:p>
          </table:table-cell>
          <table:table-cell table:formula="of:=DEC2HEX([.B749];3)" office:value-type="string" office:string-value="2EB" calcext:value-type="string">
            <text:p>2EB</text:p>
          </table:table-cell>
          <table:table-cell table:formula="of:=MID([.A749];1;4)" office:value-type="string" office:string-value="fros" calcext:value-type="string">
            <text:p>fro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rown</text:p>
          </table:table-cell>
          <table:table-cell table:style-name="ce25" office:value-type="float" office:value="748" calcext:value-type="float">
            <text:p>748</text:p>
          </table:table-cell>
          <table:table-cell table:style-name="ce25" table:formula="of:=CUSTOMDEZINBIN(MOD([.B750];2048))" office:value-type="string" office:string-value="01011101100" calcext:value-type="string">
            <text:p>01011101100</text:p>
          </table:table-cell>
          <table:table-cell table:formula="of:=DEC2HEX([.B750];3)" office:value-type="string" office:string-value="2EC" calcext:value-type="string">
            <text:p>2EC</text:p>
          </table:table-cell>
          <table:table-cell table:formula="of:=MID([.A750];1;4)" office:value-type="string" office:string-value="frow" calcext:value-type="string">
            <text:p>frow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rozen</text:p>
          </table:table-cell>
          <table:table-cell table:style-name="ce25" office:value-type="float" office:value="749" calcext:value-type="float">
            <text:p>749</text:p>
          </table:table-cell>
          <table:table-cell table:style-name="ce25" table:formula="of:=CUSTOMDEZINBIN(MOD([.B751];2048))" office:value-type="string" office:string-value="01011101101" calcext:value-type="string">
            <text:p>01011101101</text:p>
          </table:table-cell>
          <table:table-cell table:formula="of:=DEC2HEX([.B751];3)" office:value-type="string" office:string-value="2ED" calcext:value-type="string">
            <text:p>2ED</text:p>
          </table:table-cell>
          <table:table-cell table:formula="of:=MID([.A751];1;4)" office:value-type="string" office:string-value="froz" calcext:value-type="string">
            <text:p>froz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ruit</text:p>
          </table:table-cell>
          <table:table-cell table:style-name="ce25" office:value-type="float" office:value="750" calcext:value-type="float">
            <text:p>750</text:p>
          </table:table-cell>
          <table:table-cell table:style-name="ce25" table:formula="of:=CUSTOMDEZINBIN(MOD([.B752];2048))" office:value-type="string" office:string-value="01011101110" calcext:value-type="string">
            <text:p>01011101110</text:p>
          </table:table-cell>
          <table:table-cell table:formula="of:=DEC2HEX([.B752];3)" office:value-type="string" office:string-value="2EE" calcext:value-type="string">
            <text:p>2EE</text:p>
          </table:table-cell>
          <table:table-cell table:formula="of:=MID([.A752];1;4)" office:value-type="string" office:string-value="frui" calcext:value-type="string">
            <text:p>fru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uel</text:p>
          </table:table-cell>
          <table:table-cell table:style-name="ce25" office:value-type="float" office:value="751" calcext:value-type="float">
            <text:p>751</text:p>
          </table:table-cell>
          <table:table-cell table:style-name="ce25" table:formula="of:=CUSTOMDEZINBIN(MOD([.B753];2048))" office:value-type="string" office:string-value="01011101111" calcext:value-type="string">
            <text:p>01011101111</text:p>
          </table:table-cell>
          <table:table-cell table:formula="of:=DEC2HEX([.B753];3)" office:value-type="string" office:string-value="2EF" calcext:value-type="string">
            <text:p>2EF</text:p>
          </table:table-cell>
          <table:table-cell table:formula="of:=MID([.A753];1;4)" office:value-type="string" office:string-value="fuel" calcext:value-type="string">
            <text:p>fue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un</text:p>
          </table:table-cell>
          <table:table-cell table:style-name="ce25" office:value-type="float" office:value="752" calcext:value-type="float">
            <text:p>752</text:p>
          </table:table-cell>
          <table:table-cell table:style-name="ce25" table:formula="of:=CUSTOMDEZINBIN(MOD([.B754];2048))" office:value-type="string" office:string-value="01011110000" calcext:value-type="string">
            <text:p>01011110000</text:p>
          </table:table-cell>
          <table:table-cell table:formula="of:=DEC2HEX([.B754];3)" office:value-type="string" office:string-value="2F0" calcext:value-type="string">
            <text:p>2F0</text:p>
          </table:table-cell>
          <table:table-cell table:formula="of:=MID([.A754];1;4)" office:value-type="string" office:string-value="fun" calcext:value-type="string">
            <text:p>fu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unny</text:p>
          </table:table-cell>
          <table:table-cell table:style-name="ce25" office:value-type="float" office:value="753" calcext:value-type="float">
            <text:p>753</text:p>
          </table:table-cell>
          <table:table-cell table:style-name="ce25" table:formula="of:=CUSTOMDEZINBIN(MOD([.B755];2048))" office:value-type="string" office:string-value="01011110001" calcext:value-type="string">
            <text:p>01011110001</text:p>
          </table:table-cell>
          <table:table-cell table:formula="of:=DEC2HEX([.B755];3)" office:value-type="string" office:string-value="2F1" calcext:value-type="string">
            <text:p>2F1</text:p>
          </table:table-cell>
          <table:table-cell table:formula="of:=MID([.A755];1;4)" office:value-type="string" office:string-value="funn" calcext:value-type="string">
            <text:p>fun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urnace</text:p>
          </table:table-cell>
          <table:table-cell table:style-name="ce25" office:value-type="float" office:value="754" calcext:value-type="float">
            <text:p>754</text:p>
          </table:table-cell>
          <table:table-cell table:style-name="ce25" table:formula="of:=CUSTOMDEZINBIN(MOD([.B756];2048))" office:value-type="string" office:string-value="01011110010" calcext:value-type="string">
            <text:p>01011110010</text:p>
          </table:table-cell>
          <table:table-cell table:formula="of:=DEC2HEX([.B756];3)" office:value-type="string" office:string-value="2F2" calcext:value-type="string">
            <text:p>2F2</text:p>
          </table:table-cell>
          <table:table-cell table:formula="of:=MID([.A756];1;4)" office:value-type="string" office:string-value="furn" calcext:value-type="string">
            <text:p>fur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ury</text:p>
          </table:table-cell>
          <table:table-cell table:style-name="ce25" office:value-type="float" office:value="755" calcext:value-type="float">
            <text:p>755</text:p>
          </table:table-cell>
          <table:table-cell table:style-name="ce25" table:formula="of:=CUSTOMDEZINBIN(MOD([.B757];2048))" office:value-type="string" office:string-value="01011110011" calcext:value-type="string">
            <text:p>01011110011</text:p>
          </table:table-cell>
          <table:table-cell table:formula="of:=DEC2HEX([.B757];3)" office:value-type="string" office:string-value="2F3" calcext:value-type="string">
            <text:p>2F3</text:p>
          </table:table-cell>
          <table:table-cell table:formula="of:=MID([.A757];1;4)" office:value-type="string" office:string-value="fury" calcext:value-type="string">
            <text:p>fur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uture</text:p>
          </table:table-cell>
          <table:table-cell table:style-name="ce25" office:value-type="float" office:value="756" calcext:value-type="float">
            <text:p>756</text:p>
          </table:table-cell>
          <table:table-cell table:style-name="ce25" table:formula="of:=CUSTOMDEZINBIN(MOD([.B758];2048))" office:value-type="string" office:string-value="01011110100" calcext:value-type="string">
            <text:p>01011110100</text:p>
          </table:table-cell>
          <table:table-cell table:formula="of:=DEC2HEX([.B758];3)" office:value-type="string" office:string-value="2F4" calcext:value-type="string">
            <text:p>2F4</text:p>
          </table:table-cell>
          <table:table-cell table:formula="of:=MID([.A758];1;4)" office:value-type="string" office:string-value="futu" calcext:value-type="string">
            <text:p>fut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adget</text:p>
          </table:table-cell>
          <table:table-cell table:style-name="ce25" office:value-type="float" office:value="757" calcext:value-type="float">
            <text:p>757</text:p>
          </table:table-cell>
          <table:table-cell table:style-name="ce25" table:formula="of:=CUSTOMDEZINBIN(MOD([.B759];2048))" office:value-type="string" office:string-value="01011110101" calcext:value-type="string">
            <text:p>01011110101</text:p>
          </table:table-cell>
          <table:table-cell table:formula="of:=DEC2HEX([.B759];3)" office:value-type="string" office:string-value="2F5" calcext:value-type="string">
            <text:p>2F5</text:p>
          </table:table-cell>
          <table:table-cell table:formula="of:=MID([.A759];1;4)" office:value-type="string" office:string-value="gadg" calcext:value-type="string">
            <text:p>gad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ain</text:p>
          </table:table-cell>
          <table:table-cell table:style-name="ce25" office:value-type="float" office:value="758" calcext:value-type="float">
            <text:p>758</text:p>
          </table:table-cell>
          <table:table-cell table:style-name="ce25" table:formula="of:=CUSTOMDEZINBIN(MOD([.B760];2048))" office:value-type="string" office:string-value="01011110110" calcext:value-type="string">
            <text:p>01011110110</text:p>
          </table:table-cell>
          <table:table-cell table:formula="of:=DEC2HEX([.B760];3)" office:value-type="string" office:string-value="2F6" calcext:value-type="string">
            <text:p>2F6</text:p>
          </table:table-cell>
          <table:table-cell table:formula="of:=MID([.A760];1;4)" office:value-type="string" office:string-value="gain" calcext:value-type="string">
            <text:p>gai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alaxy</text:p>
          </table:table-cell>
          <table:table-cell table:style-name="ce25" office:value-type="float" office:value="759" calcext:value-type="float">
            <text:p>759</text:p>
          </table:table-cell>
          <table:table-cell table:style-name="ce25" table:formula="of:=CUSTOMDEZINBIN(MOD([.B761];2048))" office:value-type="string" office:string-value="01011110111" calcext:value-type="string">
            <text:p>01011110111</text:p>
          </table:table-cell>
          <table:table-cell table:formula="of:=DEC2HEX([.B761];3)" office:value-type="string" office:string-value="2F7" calcext:value-type="string">
            <text:p>2F7</text:p>
          </table:table-cell>
          <table:table-cell table:formula="of:=MID([.A761];1;4)" office:value-type="string" office:string-value="gala" calcext:value-type="string">
            <text:p>gal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allery</text:p>
          </table:table-cell>
          <table:table-cell table:style-name="ce25" office:value-type="float" office:value="760" calcext:value-type="float">
            <text:p>760</text:p>
          </table:table-cell>
          <table:table-cell table:style-name="ce25" table:formula="of:=CUSTOMDEZINBIN(MOD([.B762];2048))" office:value-type="string" office:string-value="01011111000" calcext:value-type="string">
            <text:p>01011111000</text:p>
          </table:table-cell>
          <table:table-cell table:formula="of:=DEC2HEX([.B762];3)" office:value-type="string" office:string-value="2F8" calcext:value-type="string">
            <text:p>2F8</text:p>
          </table:table-cell>
          <table:table-cell table:formula="of:=MID([.A762];1;4)" office:value-type="string" office:string-value="gall" calcext:value-type="string">
            <text:p>gal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ame</text:p>
          </table:table-cell>
          <table:table-cell table:style-name="ce25" office:value-type="float" office:value="761" calcext:value-type="float">
            <text:p>761</text:p>
          </table:table-cell>
          <table:table-cell table:style-name="ce25" table:formula="of:=CUSTOMDEZINBIN(MOD([.B763];2048))" office:value-type="string" office:string-value="01011111001" calcext:value-type="string">
            <text:p>01011111001</text:p>
          </table:table-cell>
          <table:table-cell table:formula="of:=DEC2HEX([.B763];3)" office:value-type="string" office:string-value="2F9" calcext:value-type="string">
            <text:p>2F9</text:p>
          </table:table-cell>
          <table:table-cell table:formula="of:=MID([.A763];1;4)" office:value-type="string" office:string-value="game" calcext:value-type="string">
            <text:p>gam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ap</text:p>
          </table:table-cell>
          <table:table-cell table:style-name="ce25" office:value-type="float" office:value="762" calcext:value-type="float">
            <text:p>762</text:p>
          </table:table-cell>
          <table:table-cell table:style-name="ce25" table:formula="of:=CUSTOMDEZINBIN(MOD([.B764];2048))" office:value-type="string" office:string-value="01011111010" calcext:value-type="string">
            <text:p>01011111010</text:p>
          </table:table-cell>
          <table:table-cell table:formula="of:=DEC2HEX([.B764];3)" office:value-type="string" office:string-value="2FA" calcext:value-type="string">
            <text:p>2FA</text:p>
          </table:table-cell>
          <table:table-cell table:formula="of:=MID([.A764];1;4)" office:value-type="string" office:string-value="gap" calcext:value-type="string">
            <text:p>ga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arage</text:p>
          </table:table-cell>
          <table:table-cell table:style-name="ce25" office:value-type="float" office:value="763" calcext:value-type="float">
            <text:p>763</text:p>
          </table:table-cell>
          <table:table-cell table:style-name="ce25" table:formula="of:=CUSTOMDEZINBIN(MOD([.B765];2048))" office:value-type="string" office:string-value="01011111011" calcext:value-type="string">
            <text:p>01011111011</text:p>
          </table:table-cell>
          <table:table-cell table:formula="of:=DEC2HEX([.B765];3)" office:value-type="string" office:string-value="2FB" calcext:value-type="string">
            <text:p>2FB</text:p>
          </table:table-cell>
          <table:table-cell table:formula="of:=MID([.A765];1;4)" office:value-type="string" office:string-value="gara" calcext:value-type="string">
            <text:p>gar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arbage</text:p>
          </table:table-cell>
          <table:table-cell table:style-name="ce25" office:value-type="float" office:value="764" calcext:value-type="float">
            <text:p>764</text:p>
          </table:table-cell>
          <table:table-cell table:style-name="ce25" table:formula="of:=CUSTOMDEZINBIN(MOD([.B766];2048))" office:value-type="string" office:string-value="01011111100" calcext:value-type="string">
            <text:p>01011111100</text:p>
          </table:table-cell>
          <table:table-cell table:formula="of:=DEC2HEX([.B766];3)" office:value-type="string" office:string-value="2FC" calcext:value-type="string">
            <text:p>2FC</text:p>
          </table:table-cell>
          <table:table-cell table:formula="of:=MID([.A766];1;4)" office:value-type="string" office:string-value="garb" calcext:value-type="string">
            <text:p>gar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arden</text:p>
          </table:table-cell>
          <table:table-cell table:style-name="ce25" office:value-type="float" office:value="765" calcext:value-type="float">
            <text:p>765</text:p>
          </table:table-cell>
          <table:table-cell table:style-name="ce25" table:formula="of:=CUSTOMDEZINBIN(MOD([.B767];2048))" office:value-type="string" office:string-value="01011111101" calcext:value-type="string">
            <text:p>01011111101</text:p>
          </table:table-cell>
          <table:table-cell table:formula="of:=DEC2HEX([.B767];3)" office:value-type="string" office:string-value="2FD" calcext:value-type="string">
            <text:p>2FD</text:p>
          </table:table-cell>
          <table:table-cell table:formula="of:=MID([.A767];1;4)" office:value-type="string" office:string-value="gard" calcext:value-type="string">
            <text:p>gar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arlic</text:p>
          </table:table-cell>
          <table:table-cell table:style-name="ce25" office:value-type="float" office:value="766" calcext:value-type="float">
            <text:p>766</text:p>
          </table:table-cell>
          <table:table-cell table:style-name="ce25" table:formula="of:=CUSTOMDEZINBIN(MOD([.B768];2048))" office:value-type="string" office:string-value="01011111110" calcext:value-type="string">
            <text:p>01011111110</text:p>
          </table:table-cell>
          <table:table-cell table:formula="of:=DEC2HEX([.B768];3)" office:value-type="string" office:string-value="2FE" calcext:value-type="string">
            <text:p>2FE</text:p>
          </table:table-cell>
          <table:table-cell table:formula="of:=MID([.A768];1;4)" office:value-type="string" office:string-value="garl" calcext:value-type="string">
            <text:p>gar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arment</text:p>
          </table:table-cell>
          <table:table-cell table:style-name="ce25" office:value-type="float" office:value="767" calcext:value-type="float">
            <text:p>767</text:p>
          </table:table-cell>
          <table:table-cell table:style-name="ce25" table:formula="of:=CUSTOMDEZINBIN(MOD([.B769];2048))" office:value-type="string" office:string-value="01011111111" calcext:value-type="string">
            <text:p>01011111111</text:p>
          </table:table-cell>
          <table:table-cell table:formula="of:=DEC2HEX([.B769];3)" office:value-type="string" office:string-value="2FF" calcext:value-type="string">
            <text:p>2FF</text:p>
          </table:table-cell>
          <table:table-cell table:formula="of:=MID([.A769];1;4)" office:value-type="string" office:string-value="garm" calcext:value-type="string">
            <text:p>gar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as</text:p>
          </table:table-cell>
          <table:table-cell table:style-name="ce25" office:value-type="float" office:value="768" calcext:value-type="float">
            <text:p>768</text:p>
          </table:table-cell>
          <table:table-cell table:style-name="ce25" table:formula="of:=CUSTOMDEZINBIN(MOD([.B770];2048))" office:value-type="string" office:string-value="01100000000" calcext:value-type="string">
            <text:p>01100000000</text:p>
          </table:table-cell>
          <table:table-cell table:formula="of:=DEC2HEX([.B770];3)" office:value-type="string" office:string-value="300" calcext:value-type="string">
            <text:p>300</text:p>
          </table:table-cell>
          <table:table-cell table:formula="of:=MID([.A770];1;4)" office:value-type="string" office:string-value="gas" calcext:value-type="string">
            <text:p>ga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asp</text:p>
          </table:table-cell>
          <table:table-cell table:style-name="ce25" office:value-type="float" office:value="769" calcext:value-type="float">
            <text:p>769</text:p>
          </table:table-cell>
          <table:table-cell table:style-name="ce25" table:formula="of:=CUSTOMDEZINBIN(MOD([.B771];2048))" office:value-type="string" office:string-value="01100000001" calcext:value-type="string">
            <text:p>01100000001</text:p>
          </table:table-cell>
          <table:table-cell table:formula="of:=DEC2HEX([.B771];3)" office:value-type="string" office:string-value="301" calcext:value-type="string">
            <text:p>301</text:p>
          </table:table-cell>
          <table:table-cell table:formula="of:=MID([.A771];1;4)" office:value-type="string" office:string-value="gasp" calcext:value-type="string">
            <text:p>gas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ate</text:p>
          </table:table-cell>
          <table:table-cell table:style-name="ce25" office:value-type="float" office:value="770" calcext:value-type="float">
            <text:p>770</text:p>
          </table:table-cell>
          <table:table-cell table:style-name="ce25" table:formula="of:=CUSTOMDEZINBIN(MOD([.B772];2048))" office:value-type="string" office:string-value="01100000010" calcext:value-type="string">
            <text:p>01100000010</text:p>
          </table:table-cell>
          <table:table-cell table:formula="of:=DEC2HEX([.B772];3)" office:value-type="string" office:string-value="302" calcext:value-type="string">
            <text:p>302</text:p>
          </table:table-cell>
          <table:table-cell table:formula="of:=MID([.A772];1;4)" office:value-type="string" office:string-value="gate" calcext:value-type="string">
            <text:p>gat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ather</text:p>
          </table:table-cell>
          <table:table-cell table:style-name="ce25" office:value-type="float" office:value="771" calcext:value-type="float">
            <text:p>771</text:p>
          </table:table-cell>
          <table:table-cell table:style-name="ce25" table:formula="of:=CUSTOMDEZINBIN(MOD([.B773];2048))" office:value-type="string" office:string-value="01100000011" calcext:value-type="string">
            <text:p>01100000011</text:p>
          </table:table-cell>
          <table:table-cell table:formula="of:=DEC2HEX([.B773];3)" office:value-type="string" office:string-value="303" calcext:value-type="string">
            <text:p>303</text:p>
          </table:table-cell>
          <table:table-cell table:formula="of:=MID([.A773];1;4)" office:value-type="string" office:string-value="gath" calcext:value-type="string">
            <text:p>gat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auge</text:p>
          </table:table-cell>
          <table:table-cell table:style-name="ce25" office:value-type="float" office:value="772" calcext:value-type="float">
            <text:p>772</text:p>
          </table:table-cell>
          <table:table-cell table:style-name="ce25" table:formula="of:=CUSTOMDEZINBIN(MOD([.B774];2048))" office:value-type="string" office:string-value="01100000100" calcext:value-type="string">
            <text:p>01100000100</text:p>
          </table:table-cell>
          <table:table-cell table:formula="of:=DEC2HEX([.B774];3)" office:value-type="string" office:string-value="304" calcext:value-type="string">
            <text:p>304</text:p>
          </table:table-cell>
          <table:table-cell table:formula="of:=MID([.A774];1;4)" office:value-type="string" office:string-value="gaug" calcext:value-type="string">
            <text:p>gau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aze</text:p>
          </table:table-cell>
          <table:table-cell table:style-name="ce25" office:value-type="float" office:value="773" calcext:value-type="float">
            <text:p>773</text:p>
          </table:table-cell>
          <table:table-cell table:style-name="ce25" table:formula="of:=CUSTOMDEZINBIN(MOD([.B775];2048))" office:value-type="string" office:string-value="01100000101" calcext:value-type="string">
            <text:p>01100000101</text:p>
          </table:table-cell>
          <table:table-cell table:formula="of:=DEC2HEX([.B775];3)" office:value-type="string" office:string-value="305" calcext:value-type="string">
            <text:p>305</text:p>
          </table:table-cell>
          <table:table-cell table:formula="of:=MID([.A775];1;4)" office:value-type="string" office:string-value="gaze" calcext:value-type="string">
            <text:p>gaz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eneral</text:p>
          </table:table-cell>
          <table:table-cell table:style-name="ce25" office:value-type="float" office:value="774" calcext:value-type="float">
            <text:p>774</text:p>
          </table:table-cell>
          <table:table-cell table:style-name="ce25" table:formula="of:=CUSTOMDEZINBIN(MOD([.B776];2048))" office:value-type="string" office:string-value="01100000110" calcext:value-type="string">
            <text:p>01100000110</text:p>
          </table:table-cell>
          <table:table-cell table:formula="of:=DEC2HEX([.B776];3)" office:value-type="string" office:string-value="306" calcext:value-type="string">
            <text:p>306</text:p>
          </table:table-cell>
          <table:table-cell table:formula="of:=MID([.A776];1;4)" office:value-type="string" office:string-value="gene" calcext:value-type="string">
            <text:p>ge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enius</text:p>
          </table:table-cell>
          <table:table-cell table:style-name="ce25" office:value-type="float" office:value="775" calcext:value-type="float">
            <text:p>775</text:p>
          </table:table-cell>
          <table:table-cell table:style-name="ce25" table:formula="of:=CUSTOMDEZINBIN(MOD([.B777];2048))" office:value-type="string" office:string-value="01100000111" calcext:value-type="string">
            <text:p>01100000111</text:p>
          </table:table-cell>
          <table:table-cell table:formula="of:=DEC2HEX([.B777];3)" office:value-type="string" office:string-value="307" calcext:value-type="string">
            <text:p>307</text:p>
          </table:table-cell>
          <table:table-cell table:formula="of:=MID([.A777];1;4)" office:value-type="string" office:string-value="geni" calcext:value-type="string">
            <text:p>gen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enre</text:p>
          </table:table-cell>
          <table:table-cell table:style-name="ce25" office:value-type="float" office:value="776" calcext:value-type="float">
            <text:p>776</text:p>
          </table:table-cell>
          <table:table-cell table:style-name="ce25" table:formula="of:=CUSTOMDEZINBIN(MOD([.B778];2048))" office:value-type="string" office:string-value="01100001000" calcext:value-type="string">
            <text:p>01100001000</text:p>
          </table:table-cell>
          <table:table-cell table:formula="of:=DEC2HEX([.B778];3)" office:value-type="string" office:string-value="308" calcext:value-type="string">
            <text:p>308</text:p>
          </table:table-cell>
          <table:table-cell table:formula="of:=MID([.A778];1;4)" office:value-type="string" office:string-value="genr" calcext:value-type="string">
            <text:p>gen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entle</text:p>
          </table:table-cell>
          <table:table-cell table:style-name="ce25" office:value-type="float" office:value="777" calcext:value-type="float">
            <text:p>777</text:p>
          </table:table-cell>
          <table:table-cell table:style-name="ce25" table:formula="of:=CUSTOMDEZINBIN(MOD([.B779];2048))" office:value-type="string" office:string-value="01100001001" calcext:value-type="string">
            <text:p>01100001001</text:p>
          </table:table-cell>
          <table:table-cell table:formula="of:=DEC2HEX([.B779];3)" office:value-type="string" office:string-value="309" calcext:value-type="string">
            <text:p>309</text:p>
          </table:table-cell>
          <table:table-cell table:formula="of:=MID([.A779];1;4)" office:value-type="string" office:string-value="gent" calcext:value-type="string">
            <text:p>gen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enuine</text:p>
          </table:table-cell>
          <table:table-cell table:style-name="ce25" office:value-type="float" office:value="778" calcext:value-type="float">
            <text:p>778</text:p>
          </table:table-cell>
          <table:table-cell table:style-name="ce25" table:formula="of:=CUSTOMDEZINBIN(MOD([.B780];2048))" office:value-type="string" office:string-value="01100001010" calcext:value-type="string">
            <text:p>01100001010</text:p>
          </table:table-cell>
          <table:table-cell table:formula="of:=DEC2HEX([.B780];3)" office:value-type="string" office:string-value="30A" calcext:value-type="string">
            <text:p>30A</text:p>
          </table:table-cell>
          <table:table-cell table:formula="of:=MID([.A780];1;4)" office:value-type="string" office:string-value="genu" calcext:value-type="string">
            <text:p>gen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esture</text:p>
          </table:table-cell>
          <table:table-cell table:style-name="ce25" office:value-type="float" office:value="779" calcext:value-type="float">
            <text:p>779</text:p>
          </table:table-cell>
          <table:table-cell table:style-name="ce25" table:formula="of:=CUSTOMDEZINBIN(MOD([.B781];2048))" office:value-type="string" office:string-value="01100001011" calcext:value-type="string">
            <text:p>01100001011</text:p>
          </table:table-cell>
          <table:table-cell table:formula="of:=DEC2HEX([.B781];3)" office:value-type="string" office:string-value="30B" calcext:value-type="string">
            <text:p>30B</text:p>
          </table:table-cell>
          <table:table-cell table:formula="of:=MID([.A781];1;4)" office:value-type="string" office:string-value="gest" calcext:value-type="string">
            <text:p>ge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host</text:p>
          </table:table-cell>
          <table:table-cell table:style-name="ce25" office:value-type="float" office:value="780" calcext:value-type="float">
            <text:p>780</text:p>
          </table:table-cell>
          <table:table-cell table:style-name="ce25" table:formula="of:=CUSTOMDEZINBIN(MOD([.B782];2048))" office:value-type="string" office:string-value="01100001100" calcext:value-type="string">
            <text:p>01100001100</text:p>
          </table:table-cell>
          <table:table-cell table:formula="of:=DEC2HEX([.B782];3)" office:value-type="string" office:string-value="30C" calcext:value-type="string">
            <text:p>30C</text:p>
          </table:table-cell>
          <table:table-cell table:formula="of:=MID([.A782];1;4)" office:value-type="string" office:string-value="ghos" calcext:value-type="string">
            <text:p>gho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iant</text:p>
          </table:table-cell>
          <table:table-cell table:style-name="ce25" office:value-type="float" office:value="781" calcext:value-type="float">
            <text:p>781</text:p>
          </table:table-cell>
          <table:table-cell table:style-name="ce25" table:formula="of:=CUSTOMDEZINBIN(MOD([.B783];2048))" office:value-type="string" office:string-value="01100001101" calcext:value-type="string">
            <text:p>01100001101</text:p>
          </table:table-cell>
          <table:table-cell table:formula="of:=DEC2HEX([.B783];3)" office:value-type="string" office:string-value="30D" calcext:value-type="string">
            <text:p>30D</text:p>
          </table:table-cell>
          <table:table-cell table:formula="of:=MID([.A783];1;4)" office:value-type="string" office:string-value="gian" calcext:value-type="string">
            <text:p>gi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ift</text:p>
          </table:table-cell>
          <table:table-cell table:style-name="ce25" office:value-type="float" office:value="782" calcext:value-type="float">
            <text:p>782</text:p>
          </table:table-cell>
          <table:table-cell table:style-name="ce25" table:formula="of:=CUSTOMDEZINBIN(MOD([.B784];2048))" office:value-type="string" office:string-value="01100001110" calcext:value-type="string">
            <text:p>01100001110</text:p>
          </table:table-cell>
          <table:table-cell table:formula="of:=DEC2HEX([.B784];3)" office:value-type="string" office:string-value="30E" calcext:value-type="string">
            <text:p>30E</text:p>
          </table:table-cell>
          <table:table-cell table:formula="of:=MID([.A784];1;4)" office:value-type="string" office:string-value="gift" calcext:value-type="string">
            <text:p>gif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iggle</text:p>
          </table:table-cell>
          <table:table-cell table:style-name="ce25" office:value-type="float" office:value="783" calcext:value-type="float">
            <text:p>783</text:p>
          </table:table-cell>
          <table:table-cell table:style-name="ce25" table:formula="of:=CUSTOMDEZINBIN(MOD([.B785];2048))" office:value-type="string" office:string-value="01100001111" calcext:value-type="string">
            <text:p>01100001111</text:p>
          </table:table-cell>
          <table:table-cell table:formula="of:=DEC2HEX([.B785];3)" office:value-type="string" office:string-value="30F" calcext:value-type="string">
            <text:p>30F</text:p>
          </table:table-cell>
          <table:table-cell table:formula="of:=MID([.A785];1;4)" office:value-type="string" office:string-value="gigg" calcext:value-type="string">
            <text:p>gig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inger</text:p>
          </table:table-cell>
          <table:table-cell table:style-name="ce25" office:value-type="float" office:value="784" calcext:value-type="float">
            <text:p>784</text:p>
          </table:table-cell>
          <table:table-cell table:style-name="ce25" table:formula="of:=CUSTOMDEZINBIN(MOD([.B786];2048))" office:value-type="string" office:string-value="01100010000" calcext:value-type="string">
            <text:p>01100010000</text:p>
          </table:table-cell>
          <table:table-cell table:formula="of:=DEC2HEX([.B786];3)" office:value-type="string" office:string-value="310" calcext:value-type="string">
            <text:p>310</text:p>
          </table:table-cell>
          <table:table-cell table:formula="of:=MID([.A786];1;4)" office:value-type="string" office:string-value="ging" calcext:value-type="string">
            <text:p>gin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iraffe</text:p>
          </table:table-cell>
          <table:table-cell table:style-name="ce25" office:value-type="float" office:value="785" calcext:value-type="float">
            <text:p>785</text:p>
          </table:table-cell>
          <table:table-cell table:style-name="ce25" table:formula="of:=CUSTOMDEZINBIN(MOD([.B787];2048))" office:value-type="string" office:string-value="01100010001" calcext:value-type="string">
            <text:p>01100010001</text:p>
          </table:table-cell>
          <table:table-cell table:formula="of:=DEC2HEX([.B787];3)" office:value-type="string" office:string-value="311" calcext:value-type="string">
            <text:p>311</text:p>
          </table:table-cell>
          <table:table-cell table:formula="of:=MID([.A787];1;4)" office:value-type="string" office:string-value="gira" calcext:value-type="string">
            <text:p>gir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irl</text:p>
          </table:table-cell>
          <table:table-cell table:style-name="ce25" office:value-type="float" office:value="786" calcext:value-type="float">
            <text:p>786</text:p>
          </table:table-cell>
          <table:table-cell table:style-name="ce25" table:formula="of:=CUSTOMDEZINBIN(MOD([.B788];2048))" office:value-type="string" office:string-value="01100010010" calcext:value-type="string">
            <text:p>01100010010</text:p>
          </table:table-cell>
          <table:table-cell table:formula="of:=DEC2HEX([.B788];3)" office:value-type="string" office:string-value="312" calcext:value-type="string">
            <text:p>312</text:p>
          </table:table-cell>
          <table:table-cell table:formula="of:=MID([.A788];1;4)" office:value-type="string" office:string-value="girl" calcext:value-type="string">
            <text:p>gir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ive</text:p>
          </table:table-cell>
          <table:table-cell table:style-name="ce25" office:value-type="float" office:value="787" calcext:value-type="float">
            <text:p>787</text:p>
          </table:table-cell>
          <table:table-cell table:style-name="ce25" table:formula="of:=CUSTOMDEZINBIN(MOD([.B789];2048))" office:value-type="string" office:string-value="01100010011" calcext:value-type="string">
            <text:p>01100010011</text:p>
          </table:table-cell>
          <table:table-cell table:formula="of:=DEC2HEX([.B789];3)" office:value-type="string" office:string-value="313" calcext:value-type="string">
            <text:p>313</text:p>
          </table:table-cell>
          <table:table-cell table:formula="of:=MID([.A789];1;4)" office:value-type="string" office:string-value="give" calcext:value-type="string">
            <text:p>giv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lad</text:p>
          </table:table-cell>
          <table:table-cell table:style-name="ce25" office:value-type="float" office:value="788" calcext:value-type="float">
            <text:p>788</text:p>
          </table:table-cell>
          <table:table-cell table:style-name="ce25" table:formula="of:=CUSTOMDEZINBIN(MOD([.B790];2048))" office:value-type="string" office:string-value="01100010100" calcext:value-type="string">
            <text:p>01100010100</text:p>
          </table:table-cell>
          <table:table-cell table:formula="of:=DEC2HEX([.B790];3)" office:value-type="string" office:string-value="314" calcext:value-type="string">
            <text:p>314</text:p>
          </table:table-cell>
          <table:table-cell table:formula="of:=MID([.A790];1;4)" office:value-type="string" office:string-value="glad" calcext:value-type="string">
            <text:p>gla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lance</text:p>
          </table:table-cell>
          <table:table-cell table:style-name="ce25" office:value-type="float" office:value="789" calcext:value-type="float">
            <text:p>789</text:p>
          </table:table-cell>
          <table:table-cell table:style-name="ce25" table:formula="of:=CUSTOMDEZINBIN(MOD([.B791];2048))" office:value-type="string" office:string-value="01100010101" calcext:value-type="string">
            <text:p>01100010101</text:p>
          </table:table-cell>
          <table:table-cell table:formula="of:=DEC2HEX([.B791];3)" office:value-type="string" office:string-value="315" calcext:value-type="string">
            <text:p>315</text:p>
          </table:table-cell>
          <table:table-cell table:formula="of:=MID([.A791];1;4)" office:value-type="string" office:string-value="glan" calcext:value-type="string">
            <text:p>gl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lare</text:p>
          </table:table-cell>
          <table:table-cell table:style-name="ce25" office:value-type="float" office:value="790" calcext:value-type="float">
            <text:p>790</text:p>
          </table:table-cell>
          <table:table-cell table:style-name="ce25" table:formula="of:=CUSTOMDEZINBIN(MOD([.B792];2048))" office:value-type="string" office:string-value="01100010110" calcext:value-type="string">
            <text:p>01100010110</text:p>
          </table:table-cell>
          <table:table-cell table:formula="of:=DEC2HEX([.B792];3)" office:value-type="string" office:string-value="316" calcext:value-type="string">
            <text:p>316</text:p>
          </table:table-cell>
          <table:table-cell table:formula="of:=MID([.A792];1;4)" office:value-type="string" office:string-value="glar" calcext:value-type="string">
            <text:p>gla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lass</text:p>
          </table:table-cell>
          <table:table-cell table:style-name="ce25" office:value-type="float" office:value="791" calcext:value-type="float">
            <text:p>791</text:p>
          </table:table-cell>
          <table:table-cell table:style-name="ce25" table:formula="of:=CUSTOMDEZINBIN(MOD([.B793];2048))" office:value-type="string" office:string-value="01100010111" calcext:value-type="string">
            <text:p>01100010111</text:p>
          </table:table-cell>
          <table:table-cell table:formula="of:=DEC2HEX([.B793];3)" office:value-type="string" office:string-value="317" calcext:value-type="string">
            <text:p>317</text:p>
          </table:table-cell>
          <table:table-cell table:formula="of:=MID([.A793];1;4)" office:value-type="string" office:string-value="glas" calcext:value-type="string">
            <text:p>gla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lide</text:p>
          </table:table-cell>
          <table:table-cell table:style-name="ce25" office:value-type="float" office:value="792" calcext:value-type="float">
            <text:p>792</text:p>
          </table:table-cell>
          <table:table-cell table:style-name="ce25" table:formula="of:=CUSTOMDEZINBIN(MOD([.B794];2048))" office:value-type="string" office:string-value="01100011000" calcext:value-type="string">
            <text:p>01100011000</text:p>
          </table:table-cell>
          <table:table-cell table:formula="of:=DEC2HEX([.B794];3)" office:value-type="string" office:string-value="318" calcext:value-type="string">
            <text:p>318</text:p>
          </table:table-cell>
          <table:table-cell table:formula="of:=MID([.A794];1;4)" office:value-type="string" office:string-value="glid" calcext:value-type="string">
            <text:p>gli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limpse</text:p>
          </table:table-cell>
          <table:table-cell table:style-name="ce25" office:value-type="float" office:value="793" calcext:value-type="float">
            <text:p>793</text:p>
          </table:table-cell>
          <table:table-cell table:style-name="ce25" table:formula="of:=CUSTOMDEZINBIN(MOD([.B795];2048))" office:value-type="string" office:string-value="01100011001" calcext:value-type="string">
            <text:p>01100011001</text:p>
          </table:table-cell>
          <table:table-cell table:formula="of:=DEC2HEX([.B795];3)" office:value-type="string" office:string-value="319" calcext:value-type="string">
            <text:p>319</text:p>
          </table:table-cell>
          <table:table-cell table:formula="of:=MID([.A795];1;4)" office:value-type="string" office:string-value="glim" calcext:value-type="string">
            <text:p>gli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lobe</text:p>
          </table:table-cell>
          <table:table-cell table:style-name="ce25" office:value-type="float" office:value="794" calcext:value-type="float">
            <text:p>794</text:p>
          </table:table-cell>
          <table:table-cell table:style-name="ce25" table:formula="of:=CUSTOMDEZINBIN(MOD([.B796];2048))" office:value-type="string" office:string-value="01100011010" calcext:value-type="string">
            <text:p>01100011010</text:p>
          </table:table-cell>
          <table:table-cell table:formula="of:=DEC2HEX([.B796];3)" office:value-type="string" office:string-value="31A" calcext:value-type="string">
            <text:p>31A</text:p>
          </table:table-cell>
          <table:table-cell table:formula="of:=MID([.A796];1;4)" office:value-type="string" office:string-value="glob" calcext:value-type="string">
            <text:p>glo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loom</text:p>
          </table:table-cell>
          <table:table-cell table:style-name="ce25" office:value-type="float" office:value="795" calcext:value-type="float">
            <text:p>795</text:p>
          </table:table-cell>
          <table:table-cell table:style-name="ce25" table:formula="of:=CUSTOMDEZINBIN(MOD([.B797];2048))" office:value-type="string" office:string-value="01100011011" calcext:value-type="string">
            <text:p>01100011011</text:p>
          </table:table-cell>
          <table:table-cell table:formula="of:=DEC2HEX([.B797];3)" office:value-type="string" office:string-value="31B" calcext:value-type="string">
            <text:p>31B</text:p>
          </table:table-cell>
          <table:table-cell table:formula="of:=MID([.A797];1;4)" office:value-type="string" office:string-value="gloo" calcext:value-type="string">
            <text:p>glo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lory</text:p>
          </table:table-cell>
          <table:table-cell table:style-name="ce25" office:value-type="float" office:value="796" calcext:value-type="float">
            <text:p>796</text:p>
          </table:table-cell>
          <table:table-cell table:style-name="ce25" table:formula="of:=CUSTOMDEZINBIN(MOD([.B798];2048))" office:value-type="string" office:string-value="01100011100" calcext:value-type="string">
            <text:p>01100011100</text:p>
          </table:table-cell>
          <table:table-cell table:formula="of:=DEC2HEX([.B798];3)" office:value-type="string" office:string-value="31C" calcext:value-type="string">
            <text:p>31C</text:p>
          </table:table-cell>
          <table:table-cell table:formula="of:=MID([.A798];1;4)" office:value-type="string" office:string-value="glor" calcext:value-type="string">
            <text:p>glo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love</text:p>
          </table:table-cell>
          <table:table-cell table:style-name="ce25" office:value-type="float" office:value="797" calcext:value-type="float">
            <text:p>797</text:p>
          </table:table-cell>
          <table:table-cell table:style-name="ce25" table:formula="of:=CUSTOMDEZINBIN(MOD([.B799];2048))" office:value-type="string" office:string-value="01100011101" calcext:value-type="string">
            <text:p>01100011101</text:p>
          </table:table-cell>
          <table:table-cell table:formula="of:=DEC2HEX([.B799];3)" office:value-type="string" office:string-value="31D" calcext:value-type="string">
            <text:p>31D</text:p>
          </table:table-cell>
          <table:table-cell table:formula="of:=MID([.A799];1;4)" office:value-type="string" office:string-value="glov" calcext:value-type="string">
            <text:p>glov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low</text:p>
          </table:table-cell>
          <table:table-cell table:style-name="ce25" office:value-type="float" office:value="798" calcext:value-type="float">
            <text:p>798</text:p>
          </table:table-cell>
          <table:table-cell table:style-name="ce25" table:formula="of:=CUSTOMDEZINBIN(MOD([.B800];2048))" office:value-type="string" office:string-value="01100011110" calcext:value-type="string">
            <text:p>01100011110</text:p>
          </table:table-cell>
          <table:table-cell table:formula="of:=DEC2HEX([.B800];3)" office:value-type="string" office:string-value="31E" calcext:value-type="string">
            <text:p>31E</text:p>
          </table:table-cell>
          <table:table-cell table:formula="of:=MID([.A800];1;4)" office:value-type="string" office:string-value="glow" calcext:value-type="string">
            <text:p>glow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lue</text:p>
          </table:table-cell>
          <table:table-cell table:style-name="ce25" office:value-type="float" office:value="799" calcext:value-type="float">
            <text:p>799</text:p>
          </table:table-cell>
          <table:table-cell table:style-name="ce25" table:formula="of:=CUSTOMDEZINBIN(MOD([.B801];2048))" office:value-type="string" office:string-value="01100011111" calcext:value-type="string">
            <text:p>01100011111</text:p>
          </table:table-cell>
          <table:table-cell table:formula="of:=DEC2HEX([.B801];3)" office:value-type="string" office:string-value="31F" calcext:value-type="string">
            <text:p>31F</text:p>
          </table:table-cell>
          <table:table-cell table:formula="of:=MID([.A801];1;4)" office:value-type="string" office:string-value="glue" calcext:value-type="string">
            <text:p>gl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oat</text:p>
          </table:table-cell>
          <table:table-cell table:style-name="ce25" office:value-type="float" office:value="800" calcext:value-type="float">
            <text:p>800</text:p>
          </table:table-cell>
          <table:table-cell table:style-name="ce25" table:formula="of:=CUSTOMDEZINBIN(MOD([.B802];2048))" office:value-type="string" office:string-value="01100100000" calcext:value-type="string">
            <text:p>01100100000</text:p>
          </table:table-cell>
          <table:table-cell table:formula="of:=DEC2HEX([.B802];3)" office:value-type="string" office:string-value="320" calcext:value-type="string">
            <text:p>320</text:p>
          </table:table-cell>
          <table:table-cell table:formula="of:=MID([.A802];1;4)" office:value-type="string" office:string-value="goat" calcext:value-type="string">
            <text:p>goa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oddess</text:p>
          </table:table-cell>
          <table:table-cell table:style-name="ce25" office:value-type="float" office:value="801" calcext:value-type="float">
            <text:p>801</text:p>
          </table:table-cell>
          <table:table-cell table:style-name="ce25" table:formula="of:=CUSTOMDEZINBIN(MOD([.B803];2048))" office:value-type="string" office:string-value="01100100001" calcext:value-type="string">
            <text:p>01100100001</text:p>
          </table:table-cell>
          <table:table-cell table:formula="of:=DEC2HEX([.B803];3)" office:value-type="string" office:string-value="321" calcext:value-type="string">
            <text:p>321</text:p>
          </table:table-cell>
          <table:table-cell table:formula="of:=MID([.A803];1;4)" office:value-type="string" office:string-value="godd" calcext:value-type="string">
            <text:p>god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old</text:p>
          </table:table-cell>
          <table:table-cell table:style-name="ce25" office:value-type="float" office:value="802" calcext:value-type="float">
            <text:p>802</text:p>
          </table:table-cell>
          <table:table-cell table:style-name="ce25" table:formula="of:=CUSTOMDEZINBIN(MOD([.B804];2048))" office:value-type="string" office:string-value="01100100010" calcext:value-type="string">
            <text:p>01100100010</text:p>
          </table:table-cell>
          <table:table-cell table:formula="of:=DEC2HEX([.B804];3)" office:value-type="string" office:string-value="322" calcext:value-type="string">
            <text:p>322</text:p>
          </table:table-cell>
          <table:table-cell table:formula="of:=MID([.A804];1;4)" office:value-type="string" office:string-value="gold" calcext:value-type="string">
            <text:p>gol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ood</text:p>
          </table:table-cell>
          <table:table-cell table:style-name="ce25" office:value-type="float" office:value="803" calcext:value-type="float">
            <text:p>803</text:p>
          </table:table-cell>
          <table:table-cell table:style-name="ce25" table:formula="of:=CUSTOMDEZINBIN(MOD([.B805];2048))" office:value-type="string" office:string-value="01100100011" calcext:value-type="string">
            <text:p>01100100011</text:p>
          </table:table-cell>
          <table:table-cell table:formula="of:=DEC2HEX([.B805];3)" office:value-type="string" office:string-value="323" calcext:value-type="string">
            <text:p>323</text:p>
          </table:table-cell>
          <table:table-cell table:formula="of:=MID([.A805];1;4)" office:value-type="string" office:string-value="good" calcext:value-type="string">
            <text:p>goo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oose</text:p>
          </table:table-cell>
          <table:table-cell table:style-name="ce25" office:value-type="float" office:value="804" calcext:value-type="float">
            <text:p>804</text:p>
          </table:table-cell>
          <table:table-cell table:style-name="ce25" table:formula="of:=CUSTOMDEZINBIN(MOD([.B806];2048))" office:value-type="string" office:string-value="01100100100" calcext:value-type="string">
            <text:p>01100100100</text:p>
          </table:table-cell>
          <table:table-cell table:formula="of:=DEC2HEX([.B806];3)" office:value-type="string" office:string-value="324" calcext:value-type="string">
            <text:p>324</text:p>
          </table:table-cell>
          <table:table-cell table:formula="of:=MID([.A806];1;4)" office:value-type="string" office:string-value="goos" calcext:value-type="string">
            <text:p>goo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orilla</text:p>
          </table:table-cell>
          <table:table-cell table:style-name="ce25" office:value-type="float" office:value="805" calcext:value-type="float">
            <text:p>805</text:p>
          </table:table-cell>
          <table:table-cell table:style-name="ce25" table:formula="of:=CUSTOMDEZINBIN(MOD([.B807];2048))" office:value-type="string" office:string-value="01100100101" calcext:value-type="string">
            <text:p>01100100101</text:p>
          </table:table-cell>
          <table:table-cell table:formula="of:=DEC2HEX([.B807];3)" office:value-type="string" office:string-value="325" calcext:value-type="string">
            <text:p>325</text:p>
          </table:table-cell>
          <table:table-cell table:formula="of:=MID([.A807];1;4)" office:value-type="string" office:string-value="gori" calcext:value-type="string">
            <text:p>gor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ospel</text:p>
          </table:table-cell>
          <table:table-cell table:style-name="ce25" office:value-type="float" office:value="806" calcext:value-type="float">
            <text:p>806</text:p>
          </table:table-cell>
          <table:table-cell table:style-name="ce25" table:formula="of:=CUSTOMDEZINBIN(MOD([.B808];2048))" office:value-type="string" office:string-value="01100100110" calcext:value-type="string">
            <text:p>01100100110</text:p>
          </table:table-cell>
          <table:table-cell table:formula="of:=DEC2HEX([.B808];3)" office:value-type="string" office:string-value="326" calcext:value-type="string">
            <text:p>326</text:p>
          </table:table-cell>
          <table:table-cell table:formula="of:=MID([.A808];1;4)" office:value-type="string" office:string-value="gosp" calcext:value-type="string">
            <text:p>gos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ossip</text:p>
          </table:table-cell>
          <table:table-cell table:style-name="ce25" office:value-type="float" office:value="807" calcext:value-type="float">
            <text:p>807</text:p>
          </table:table-cell>
          <table:table-cell table:style-name="ce25" table:formula="of:=CUSTOMDEZINBIN(MOD([.B809];2048))" office:value-type="string" office:string-value="01100100111" calcext:value-type="string">
            <text:p>01100100111</text:p>
          </table:table-cell>
          <table:table-cell table:formula="of:=DEC2HEX([.B809];3)" office:value-type="string" office:string-value="327" calcext:value-type="string">
            <text:p>327</text:p>
          </table:table-cell>
          <table:table-cell table:formula="of:=MID([.A809];1;4)" office:value-type="string" office:string-value="goss" calcext:value-type="string">
            <text:p>gos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overn</text:p>
          </table:table-cell>
          <table:table-cell table:style-name="ce25" office:value-type="float" office:value="808" calcext:value-type="float">
            <text:p>808</text:p>
          </table:table-cell>
          <table:table-cell table:style-name="ce25" table:formula="of:=CUSTOMDEZINBIN(MOD([.B810];2048))" office:value-type="string" office:string-value="01100101000" calcext:value-type="string">
            <text:p>01100101000</text:p>
          </table:table-cell>
          <table:table-cell table:formula="of:=DEC2HEX([.B810];3)" office:value-type="string" office:string-value="328" calcext:value-type="string">
            <text:p>328</text:p>
          </table:table-cell>
          <table:table-cell table:formula="of:=MID([.A810];1;4)" office:value-type="string" office:string-value="gove" calcext:value-type="string">
            <text:p>gov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own</text:p>
          </table:table-cell>
          <table:table-cell table:style-name="ce25" office:value-type="float" office:value="809" calcext:value-type="float">
            <text:p>809</text:p>
          </table:table-cell>
          <table:table-cell table:style-name="ce25" table:formula="of:=CUSTOMDEZINBIN(MOD([.B811];2048))" office:value-type="string" office:string-value="01100101001" calcext:value-type="string">
            <text:p>01100101001</text:p>
          </table:table-cell>
          <table:table-cell table:formula="of:=DEC2HEX([.B811];3)" office:value-type="string" office:string-value="329" calcext:value-type="string">
            <text:p>329</text:p>
          </table:table-cell>
          <table:table-cell table:formula="of:=MID([.A811];1;4)" office:value-type="string" office:string-value="gown" calcext:value-type="string">
            <text:p>gow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rab</text:p>
          </table:table-cell>
          <table:table-cell table:style-name="ce25" office:value-type="float" office:value="810" calcext:value-type="float">
            <text:p>810</text:p>
          </table:table-cell>
          <table:table-cell table:style-name="ce25" table:formula="of:=CUSTOMDEZINBIN(MOD([.B812];2048))" office:value-type="string" office:string-value="01100101010" calcext:value-type="string">
            <text:p>01100101010</text:p>
          </table:table-cell>
          <table:table-cell table:formula="of:=DEC2HEX([.B812];3)" office:value-type="string" office:string-value="32A" calcext:value-type="string">
            <text:p>32A</text:p>
          </table:table-cell>
          <table:table-cell table:formula="of:=MID([.A812];1;4)" office:value-type="string" office:string-value="grab" calcext:value-type="string">
            <text:p>gra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race</text:p>
          </table:table-cell>
          <table:table-cell table:style-name="ce25" office:value-type="float" office:value="811" calcext:value-type="float">
            <text:p>811</text:p>
          </table:table-cell>
          <table:table-cell table:style-name="ce25" table:formula="of:=CUSTOMDEZINBIN(MOD([.B813];2048))" office:value-type="string" office:string-value="01100101011" calcext:value-type="string">
            <text:p>01100101011</text:p>
          </table:table-cell>
          <table:table-cell table:formula="of:=DEC2HEX([.B813];3)" office:value-type="string" office:string-value="32B" calcext:value-type="string">
            <text:p>32B</text:p>
          </table:table-cell>
          <table:table-cell table:formula="of:=MID([.A813];1;4)" office:value-type="string" office:string-value="grac" calcext:value-type="string">
            <text:p>gra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rain</text:p>
          </table:table-cell>
          <table:table-cell table:style-name="ce25" office:value-type="float" office:value="812" calcext:value-type="float">
            <text:p>812</text:p>
          </table:table-cell>
          <table:table-cell table:style-name="ce25" table:formula="of:=CUSTOMDEZINBIN(MOD([.B814];2048))" office:value-type="string" office:string-value="01100101100" calcext:value-type="string">
            <text:p>01100101100</text:p>
          </table:table-cell>
          <table:table-cell table:formula="of:=DEC2HEX([.B814];3)" office:value-type="string" office:string-value="32C" calcext:value-type="string">
            <text:p>32C</text:p>
          </table:table-cell>
          <table:table-cell table:formula="of:=MID([.A814];1;4)" office:value-type="string" office:string-value="grai" calcext:value-type="string">
            <text:p>gra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rant</text:p>
          </table:table-cell>
          <table:table-cell table:style-name="ce25" office:value-type="float" office:value="813" calcext:value-type="float">
            <text:p>813</text:p>
          </table:table-cell>
          <table:table-cell table:style-name="ce25" table:formula="of:=CUSTOMDEZINBIN(MOD([.B815];2048))" office:value-type="string" office:string-value="01100101101" calcext:value-type="string">
            <text:p>01100101101</text:p>
          </table:table-cell>
          <table:table-cell table:formula="of:=DEC2HEX([.B815];3)" office:value-type="string" office:string-value="32D" calcext:value-type="string">
            <text:p>32D</text:p>
          </table:table-cell>
          <table:table-cell table:formula="of:=MID([.A815];1;4)" office:value-type="string" office:string-value="gran" calcext:value-type="string">
            <text:p>gr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rape</text:p>
          </table:table-cell>
          <table:table-cell table:style-name="ce25" office:value-type="float" office:value="814" calcext:value-type="float">
            <text:p>814</text:p>
          </table:table-cell>
          <table:table-cell table:style-name="ce25" table:formula="of:=CUSTOMDEZINBIN(MOD([.B816];2048))" office:value-type="string" office:string-value="01100101110" calcext:value-type="string">
            <text:p>01100101110</text:p>
          </table:table-cell>
          <table:table-cell table:formula="of:=DEC2HEX([.B816];3)" office:value-type="string" office:string-value="32E" calcext:value-type="string">
            <text:p>32E</text:p>
          </table:table-cell>
          <table:table-cell table:formula="of:=MID([.A816];1;4)" office:value-type="string" office:string-value="grap" calcext:value-type="string">
            <text:p>gra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rass</text:p>
          </table:table-cell>
          <table:table-cell table:style-name="ce25" office:value-type="float" office:value="815" calcext:value-type="float">
            <text:p>815</text:p>
          </table:table-cell>
          <table:table-cell table:style-name="ce25" table:formula="of:=CUSTOMDEZINBIN(MOD([.B817];2048))" office:value-type="string" office:string-value="01100101111" calcext:value-type="string">
            <text:p>01100101111</text:p>
          </table:table-cell>
          <table:table-cell table:formula="of:=DEC2HEX([.B817];3)" office:value-type="string" office:string-value="32F" calcext:value-type="string">
            <text:p>32F</text:p>
          </table:table-cell>
          <table:table-cell table:formula="of:=MID([.A817];1;4)" office:value-type="string" office:string-value="gras" calcext:value-type="string">
            <text:p>gra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ravity</text:p>
          </table:table-cell>
          <table:table-cell table:style-name="ce25" office:value-type="float" office:value="816" calcext:value-type="float">
            <text:p>816</text:p>
          </table:table-cell>
          <table:table-cell table:style-name="ce25" table:formula="of:=CUSTOMDEZINBIN(MOD([.B818];2048))" office:value-type="string" office:string-value="01100110000" calcext:value-type="string">
            <text:p>01100110000</text:p>
          </table:table-cell>
          <table:table-cell table:formula="of:=DEC2HEX([.B818];3)" office:value-type="string" office:string-value="330" calcext:value-type="string">
            <text:p>330</text:p>
          </table:table-cell>
          <table:table-cell table:formula="of:=MID([.A818];1;4)" office:value-type="string" office:string-value="grav" calcext:value-type="string">
            <text:p>grav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reat</text:p>
          </table:table-cell>
          <table:table-cell table:style-name="ce25" office:value-type="float" office:value="817" calcext:value-type="float">
            <text:p>817</text:p>
          </table:table-cell>
          <table:table-cell table:style-name="ce25" table:formula="of:=CUSTOMDEZINBIN(MOD([.B819];2048))" office:value-type="string" office:string-value="01100110001" calcext:value-type="string">
            <text:p>01100110001</text:p>
          </table:table-cell>
          <table:table-cell table:formula="of:=DEC2HEX([.B819];3)" office:value-type="string" office:string-value="331" calcext:value-type="string">
            <text:p>331</text:p>
          </table:table-cell>
          <table:table-cell table:formula="of:=MID([.A819];1;4)" office:value-type="string" office:string-value="grea" calcext:value-type="string">
            <text:p>gre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reen</text:p>
          </table:table-cell>
          <table:table-cell table:style-name="ce25" office:value-type="float" office:value="818" calcext:value-type="float">
            <text:p>818</text:p>
          </table:table-cell>
          <table:table-cell table:style-name="ce25" table:formula="of:=CUSTOMDEZINBIN(MOD([.B820];2048))" office:value-type="string" office:string-value="01100110010" calcext:value-type="string">
            <text:p>01100110010</text:p>
          </table:table-cell>
          <table:table-cell table:formula="of:=DEC2HEX([.B820];3)" office:value-type="string" office:string-value="332" calcext:value-type="string">
            <text:p>332</text:p>
          </table:table-cell>
          <table:table-cell table:formula="of:=MID([.A820];1;4)" office:value-type="string" office:string-value="gree" calcext:value-type="string">
            <text:p>gre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rid</text:p>
          </table:table-cell>
          <table:table-cell table:style-name="ce25" office:value-type="float" office:value="819" calcext:value-type="float">
            <text:p>819</text:p>
          </table:table-cell>
          <table:table-cell table:style-name="ce25" table:formula="of:=CUSTOMDEZINBIN(MOD([.B821];2048))" office:value-type="string" office:string-value="01100110011" calcext:value-type="string">
            <text:p>01100110011</text:p>
          </table:table-cell>
          <table:table-cell table:formula="of:=DEC2HEX([.B821];3)" office:value-type="string" office:string-value="333" calcext:value-type="string">
            <text:p>333</text:p>
          </table:table-cell>
          <table:table-cell table:formula="of:=MID([.A821];1;4)" office:value-type="string" office:string-value="grid" calcext:value-type="string">
            <text:p>gri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rief</text:p>
          </table:table-cell>
          <table:table-cell table:style-name="ce25" office:value-type="float" office:value="820" calcext:value-type="float">
            <text:p>820</text:p>
          </table:table-cell>
          <table:table-cell table:style-name="ce25" table:formula="of:=CUSTOMDEZINBIN(MOD([.B822];2048))" office:value-type="string" office:string-value="01100110100" calcext:value-type="string">
            <text:p>01100110100</text:p>
          </table:table-cell>
          <table:table-cell table:formula="of:=DEC2HEX([.B822];3)" office:value-type="string" office:string-value="334" calcext:value-type="string">
            <text:p>334</text:p>
          </table:table-cell>
          <table:table-cell table:formula="of:=MID([.A822];1;4)" office:value-type="string" office:string-value="grie" calcext:value-type="string">
            <text:p>gri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rit</text:p>
          </table:table-cell>
          <table:table-cell table:style-name="ce25" office:value-type="float" office:value="821" calcext:value-type="float">
            <text:p>821</text:p>
          </table:table-cell>
          <table:table-cell table:style-name="ce25" table:formula="of:=CUSTOMDEZINBIN(MOD([.B823];2048))" office:value-type="string" office:string-value="01100110101" calcext:value-type="string">
            <text:p>01100110101</text:p>
          </table:table-cell>
          <table:table-cell table:formula="of:=DEC2HEX([.B823];3)" office:value-type="string" office:string-value="335" calcext:value-type="string">
            <text:p>335</text:p>
          </table:table-cell>
          <table:table-cell table:formula="of:=MID([.A823];1;4)" office:value-type="string" office:string-value="grit" calcext:value-type="string">
            <text:p>gri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rocery</text:p>
          </table:table-cell>
          <table:table-cell table:style-name="ce25" office:value-type="float" office:value="822" calcext:value-type="float">
            <text:p>822</text:p>
          </table:table-cell>
          <table:table-cell table:style-name="ce25" table:formula="of:=CUSTOMDEZINBIN(MOD([.B824];2048))" office:value-type="string" office:string-value="01100110110" calcext:value-type="string">
            <text:p>01100110110</text:p>
          </table:table-cell>
          <table:table-cell table:formula="of:=DEC2HEX([.B824];3)" office:value-type="string" office:string-value="336" calcext:value-type="string">
            <text:p>336</text:p>
          </table:table-cell>
          <table:table-cell table:formula="of:=MID([.A824];1;4)" office:value-type="string" office:string-value="groc" calcext:value-type="string">
            <text:p>gro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roup</text:p>
          </table:table-cell>
          <table:table-cell table:style-name="ce25" office:value-type="float" office:value="823" calcext:value-type="float">
            <text:p>823</text:p>
          </table:table-cell>
          <table:table-cell table:style-name="ce25" table:formula="of:=CUSTOMDEZINBIN(MOD([.B825];2048))" office:value-type="string" office:string-value="01100110111" calcext:value-type="string">
            <text:p>01100110111</text:p>
          </table:table-cell>
          <table:table-cell table:formula="of:=DEC2HEX([.B825];3)" office:value-type="string" office:string-value="337" calcext:value-type="string">
            <text:p>337</text:p>
          </table:table-cell>
          <table:table-cell table:formula="of:=MID([.A825];1;4)" office:value-type="string" office:string-value="grou" calcext:value-type="string">
            <text:p>gro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row</text:p>
          </table:table-cell>
          <table:table-cell table:style-name="ce25" office:value-type="float" office:value="824" calcext:value-type="float">
            <text:p>824</text:p>
          </table:table-cell>
          <table:table-cell table:style-name="ce25" table:formula="of:=CUSTOMDEZINBIN(MOD([.B826];2048))" office:value-type="string" office:string-value="01100111000" calcext:value-type="string">
            <text:p>01100111000</text:p>
          </table:table-cell>
          <table:table-cell table:formula="of:=DEC2HEX([.B826];3)" office:value-type="string" office:string-value="338" calcext:value-type="string">
            <text:p>338</text:p>
          </table:table-cell>
          <table:table-cell table:formula="of:=MID([.A826];1;4)" office:value-type="string" office:string-value="grow" calcext:value-type="string">
            <text:p>grow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runt</text:p>
          </table:table-cell>
          <table:table-cell table:style-name="ce25" office:value-type="float" office:value="825" calcext:value-type="float">
            <text:p>825</text:p>
          </table:table-cell>
          <table:table-cell table:style-name="ce25" table:formula="of:=CUSTOMDEZINBIN(MOD([.B827];2048))" office:value-type="string" office:string-value="01100111001" calcext:value-type="string">
            <text:p>01100111001</text:p>
          </table:table-cell>
          <table:table-cell table:formula="of:=DEC2HEX([.B827];3)" office:value-type="string" office:string-value="339" calcext:value-type="string">
            <text:p>339</text:p>
          </table:table-cell>
          <table:table-cell table:formula="of:=MID([.A827];1;4)" office:value-type="string" office:string-value="grun" calcext:value-type="string">
            <text:p>gru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uard</text:p>
          </table:table-cell>
          <table:table-cell table:style-name="ce25" office:value-type="float" office:value="826" calcext:value-type="float">
            <text:p>826</text:p>
          </table:table-cell>
          <table:table-cell table:style-name="ce25" table:formula="of:=CUSTOMDEZINBIN(MOD([.B828];2048))" office:value-type="string" office:string-value="01100111010" calcext:value-type="string">
            <text:p>01100111010</text:p>
          </table:table-cell>
          <table:table-cell table:formula="of:=DEC2HEX([.B828];3)" office:value-type="string" office:string-value="33A" calcext:value-type="string">
            <text:p>33A</text:p>
          </table:table-cell>
          <table:table-cell table:formula="of:=MID([.A828];1;4)" office:value-type="string" office:string-value="guar" calcext:value-type="string">
            <text:p>gua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uess</text:p>
          </table:table-cell>
          <table:table-cell table:style-name="ce25" office:value-type="float" office:value="827" calcext:value-type="float">
            <text:p>827</text:p>
          </table:table-cell>
          <table:table-cell table:style-name="ce25" table:formula="of:=CUSTOMDEZINBIN(MOD([.B829];2048))" office:value-type="string" office:string-value="01100111011" calcext:value-type="string">
            <text:p>01100111011</text:p>
          </table:table-cell>
          <table:table-cell table:formula="of:=DEC2HEX([.B829];3)" office:value-type="string" office:string-value="33B" calcext:value-type="string">
            <text:p>33B</text:p>
          </table:table-cell>
          <table:table-cell table:formula="of:=MID([.A829];1;4)" office:value-type="string" office:string-value="gues" calcext:value-type="string">
            <text:p>gue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uide</text:p>
          </table:table-cell>
          <table:table-cell table:style-name="ce25" office:value-type="float" office:value="828" calcext:value-type="float">
            <text:p>828</text:p>
          </table:table-cell>
          <table:table-cell table:style-name="ce25" table:formula="of:=CUSTOMDEZINBIN(MOD([.B830];2048))" office:value-type="string" office:string-value="01100111100" calcext:value-type="string">
            <text:p>01100111100</text:p>
          </table:table-cell>
          <table:table-cell table:formula="of:=DEC2HEX([.B830];3)" office:value-type="string" office:string-value="33C" calcext:value-type="string">
            <text:p>33C</text:p>
          </table:table-cell>
          <table:table-cell table:formula="of:=MID([.A830];1;4)" office:value-type="string" office:string-value="guid" calcext:value-type="string">
            <text:p>gui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uilt</text:p>
          </table:table-cell>
          <table:table-cell table:style-name="ce25" office:value-type="float" office:value="829" calcext:value-type="float">
            <text:p>829</text:p>
          </table:table-cell>
          <table:table-cell table:style-name="ce25" table:formula="of:=CUSTOMDEZINBIN(MOD([.B831];2048))" office:value-type="string" office:string-value="01100111101" calcext:value-type="string">
            <text:p>01100111101</text:p>
          </table:table-cell>
          <table:table-cell table:formula="of:=DEC2HEX([.B831];3)" office:value-type="string" office:string-value="33D" calcext:value-type="string">
            <text:p>33D</text:p>
          </table:table-cell>
          <table:table-cell table:formula="of:=MID([.A831];1;4)" office:value-type="string" office:string-value="guil" calcext:value-type="string">
            <text:p>gui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uitar</text:p>
          </table:table-cell>
          <table:table-cell table:style-name="ce25" office:value-type="float" office:value="830" calcext:value-type="float">
            <text:p>830</text:p>
          </table:table-cell>
          <table:table-cell table:style-name="ce25" table:formula="of:=CUSTOMDEZINBIN(MOD([.B832];2048))" office:value-type="string" office:string-value="01100111110" calcext:value-type="string">
            <text:p>01100111110</text:p>
          </table:table-cell>
          <table:table-cell table:formula="of:=DEC2HEX([.B832];3)" office:value-type="string" office:string-value="33E" calcext:value-type="string">
            <text:p>33E</text:p>
          </table:table-cell>
          <table:table-cell table:formula="of:=MID([.A832];1;4)" office:value-type="string" office:string-value="guit" calcext:value-type="string">
            <text:p>gui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un</text:p>
          </table:table-cell>
          <table:table-cell table:style-name="ce25" office:value-type="float" office:value="831" calcext:value-type="float">
            <text:p>831</text:p>
          </table:table-cell>
          <table:table-cell table:style-name="ce25" table:formula="of:=CUSTOMDEZINBIN(MOD([.B833];2048))" office:value-type="string" office:string-value="01100111111" calcext:value-type="string">
            <text:p>01100111111</text:p>
          </table:table-cell>
          <table:table-cell table:formula="of:=DEC2HEX([.B833];3)" office:value-type="string" office:string-value="33F" calcext:value-type="string">
            <text:p>33F</text:p>
          </table:table-cell>
          <table:table-cell table:formula="of:=MID([.A833];1;4)" office:value-type="string" office:string-value="gun" calcext:value-type="string">
            <text:p>gu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ym</text:p>
          </table:table-cell>
          <table:table-cell table:style-name="ce25" office:value-type="float" office:value="832" calcext:value-type="float">
            <text:p>832</text:p>
          </table:table-cell>
          <table:table-cell table:style-name="ce25" table:formula="of:=CUSTOMDEZINBIN(MOD([.B834];2048))" office:value-type="string" office:string-value="01101000000" calcext:value-type="string">
            <text:p>01101000000</text:p>
          </table:table-cell>
          <table:table-cell table:formula="of:=DEC2HEX([.B834];3)" office:value-type="string" office:string-value="340" calcext:value-type="string">
            <text:p>340</text:p>
          </table:table-cell>
          <table:table-cell table:formula="of:=MID([.A834];1;4)" office:value-type="string" office:string-value="gym" calcext:value-type="string">
            <text:p>gy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abit</text:p>
          </table:table-cell>
          <table:table-cell table:style-name="ce25" office:value-type="float" office:value="833" calcext:value-type="float">
            <text:p>833</text:p>
          </table:table-cell>
          <table:table-cell table:style-name="ce25" table:formula="of:=CUSTOMDEZINBIN(MOD([.B835];2048))" office:value-type="string" office:string-value="01101000001" calcext:value-type="string">
            <text:p>01101000001</text:p>
          </table:table-cell>
          <table:table-cell table:formula="of:=DEC2HEX([.B835];3)" office:value-type="string" office:string-value="341" calcext:value-type="string">
            <text:p>341</text:p>
          </table:table-cell>
          <table:table-cell table:formula="of:=MID([.A835];1;4)" office:value-type="string" office:string-value="habi" calcext:value-type="string">
            <text:p>hab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air</text:p>
          </table:table-cell>
          <table:table-cell table:style-name="ce25" office:value-type="float" office:value="834" calcext:value-type="float">
            <text:p>834</text:p>
          </table:table-cell>
          <table:table-cell table:style-name="ce25" table:formula="of:=CUSTOMDEZINBIN(MOD([.B836];2048))" office:value-type="string" office:string-value="01101000010" calcext:value-type="string">
            <text:p>01101000010</text:p>
          </table:table-cell>
          <table:table-cell table:formula="of:=DEC2HEX([.B836];3)" office:value-type="string" office:string-value="342" calcext:value-type="string">
            <text:p>342</text:p>
          </table:table-cell>
          <table:table-cell table:formula="of:=MID([.A836];1;4)" office:value-type="string" office:string-value="hair" calcext:value-type="string">
            <text:p>hai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alf</text:p>
          </table:table-cell>
          <table:table-cell table:style-name="ce25" office:value-type="float" office:value="835" calcext:value-type="float">
            <text:p>835</text:p>
          </table:table-cell>
          <table:table-cell table:style-name="ce25" table:formula="of:=CUSTOMDEZINBIN(MOD([.B837];2048))" office:value-type="string" office:string-value="01101000011" calcext:value-type="string">
            <text:p>01101000011</text:p>
          </table:table-cell>
          <table:table-cell table:formula="of:=DEC2HEX([.B837];3)" office:value-type="string" office:string-value="343" calcext:value-type="string">
            <text:p>343</text:p>
          </table:table-cell>
          <table:table-cell table:formula="of:=MID([.A837];1;4)" office:value-type="string" office:string-value="half" calcext:value-type="string">
            <text:p>hal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ammer</text:p>
          </table:table-cell>
          <table:table-cell table:style-name="ce25" office:value-type="float" office:value="836" calcext:value-type="float">
            <text:p>836</text:p>
          </table:table-cell>
          <table:table-cell table:style-name="ce25" table:formula="of:=CUSTOMDEZINBIN(MOD([.B838];2048))" office:value-type="string" office:string-value="01101000100" calcext:value-type="string">
            <text:p>01101000100</text:p>
          </table:table-cell>
          <table:table-cell table:formula="of:=DEC2HEX([.B838];3)" office:value-type="string" office:string-value="344" calcext:value-type="string">
            <text:p>344</text:p>
          </table:table-cell>
          <table:table-cell table:formula="of:=MID([.A838];1;4)" office:value-type="string" office:string-value="hamm" calcext:value-type="string">
            <text:p>ham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amster</text:p>
          </table:table-cell>
          <table:table-cell table:style-name="ce25" office:value-type="float" office:value="837" calcext:value-type="float">
            <text:p>837</text:p>
          </table:table-cell>
          <table:table-cell table:style-name="ce25" table:formula="of:=CUSTOMDEZINBIN(MOD([.B839];2048))" office:value-type="string" office:string-value="01101000101" calcext:value-type="string">
            <text:p>01101000101</text:p>
          </table:table-cell>
          <table:table-cell table:formula="of:=DEC2HEX([.B839];3)" office:value-type="string" office:string-value="345" calcext:value-type="string">
            <text:p>345</text:p>
          </table:table-cell>
          <table:table-cell table:formula="of:=MID([.A839];1;4)" office:value-type="string" office:string-value="hams" calcext:value-type="string">
            <text:p>ham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and</text:p>
          </table:table-cell>
          <table:table-cell table:style-name="ce25" office:value-type="float" office:value="838" calcext:value-type="float">
            <text:p>838</text:p>
          </table:table-cell>
          <table:table-cell table:style-name="ce25" table:formula="of:=CUSTOMDEZINBIN(MOD([.B840];2048))" office:value-type="string" office:string-value="01101000110" calcext:value-type="string">
            <text:p>01101000110</text:p>
          </table:table-cell>
          <table:table-cell table:formula="of:=DEC2HEX([.B840];3)" office:value-type="string" office:string-value="346" calcext:value-type="string">
            <text:p>346</text:p>
          </table:table-cell>
          <table:table-cell table:formula="of:=MID([.A840];1;4)" office:value-type="string" office:string-value="hand" calcext:value-type="string">
            <text:p>han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appy</text:p>
          </table:table-cell>
          <table:table-cell table:style-name="ce25" office:value-type="float" office:value="839" calcext:value-type="float">
            <text:p>839</text:p>
          </table:table-cell>
          <table:table-cell table:style-name="ce25" table:formula="of:=CUSTOMDEZINBIN(MOD([.B841];2048))" office:value-type="string" office:string-value="01101000111" calcext:value-type="string">
            <text:p>01101000111</text:p>
          </table:table-cell>
          <table:table-cell table:formula="of:=DEC2HEX([.B841];3)" office:value-type="string" office:string-value="347" calcext:value-type="string">
            <text:p>347</text:p>
          </table:table-cell>
          <table:table-cell table:formula="of:=MID([.A841];1;4)" office:value-type="string" office:string-value="happ" calcext:value-type="string">
            <text:p>hap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arbor</text:p>
          </table:table-cell>
          <table:table-cell table:style-name="ce25" office:value-type="float" office:value="840" calcext:value-type="float">
            <text:p>840</text:p>
          </table:table-cell>
          <table:table-cell table:style-name="ce25" table:formula="of:=CUSTOMDEZINBIN(MOD([.B842];2048))" office:value-type="string" office:string-value="01101001000" calcext:value-type="string">
            <text:p>01101001000</text:p>
          </table:table-cell>
          <table:table-cell table:formula="of:=DEC2HEX([.B842];3)" office:value-type="string" office:string-value="348" calcext:value-type="string">
            <text:p>348</text:p>
          </table:table-cell>
          <table:table-cell table:formula="of:=MID([.A842];1;4)" office:value-type="string" office:string-value="harb" calcext:value-type="string">
            <text:p>har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ard</text:p>
          </table:table-cell>
          <table:table-cell table:style-name="ce25" office:value-type="float" office:value="841" calcext:value-type="float">
            <text:p>841</text:p>
          </table:table-cell>
          <table:table-cell table:style-name="ce25" table:formula="of:=CUSTOMDEZINBIN(MOD([.B843];2048))" office:value-type="string" office:string-value="01101001001" calcext:value-type="string">
            <text:p>01101001001</text:p>
          </table:table-cell>
          <table:table-cell table:formula="of:=DEC2HEX([.B843];3)" office:value-type="string" office:string-value="349" calcext:value-type="string">
            <text:p>349</text:p>
          </table:table-cell>
          <table:table-cell table:formula="of:=MID([.A843];1;4)" office:value-type="string" office:string-value="hard" calcext:value-type="string">
            <text:p>har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arsh</text:p>
          </table:table-cell>
          <table:table-cell table:style-name="ce25" office:value-type="float" office:value="842" calcext:value-type="float">
            <text:p>842</text:p>
          </table:table-cell>
          <table:table-cell table:style-name="ce25" table:formula="of:=CUSTOMDEZINBIN(MOD([.B844];2048))" office:value-type="string" office:string-value="01101001010" calcext:value-type="string">
            <text:p>01101001010</text:p>
          </table:table-cell>
          <table:table-cell table:formula="of:=DEC2HEX([.B844];3)" office:value-type="string" office:string-value="34A" calcext:value-type="string">
            <text:p>34A</text:p>
          </table:table-cell>
          <table:table-cell table:formula="of:=MID([.A844];1;4)" office:value-type="string" office:string-value="hars" calcext:value-type="string">
            <text:p>har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arvest</text:p>
          </table:table-cell>
          <table:table-cell table:style-name="ce25" office:value-type="float" office:value="843" calcext:value-type="float">
            <text:p>843</text:p>
          </table:table-cell>
          <table:table-cell table:style-name="ce25" table:formula="of:=CUSTOMDEZINBIN(MOD([.B845];2048))" office:value-type="string" office:string-value="01101001011" calcext:value-type="string">
            <text:p>01101001011</text:p>
          </table:table-cell>
          <table:table-cell table:formula="of:=DEC2HEX([.B845];3)" office:value-type="string" office:string-value="34B" calcext:value-type="string">
            <text:p>34B</text:p>
          </table:table-cell>
          <table:table-cell table:formula="of:=MID([.A845];1;4)" office:value-type="string" office:string-value="harv" calcext:value-type="string">
            <text:p>harv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at</text:p>
          </table:table-cell>
          <table:table-cell table:style-name="ce25" office:value-type="float" office:value="844" calcext:value-type="float">
            <text:p>844</text:p>
          </table:table-cell>
          <table:table-cell table:style-name="ce25" table:formula="of:=CUSTOMDEZINBIN(MOD([.B846];2048))" office:value-type="string" office:string-value="01101001100" calcext:value-type="string">
            <text:p>01101001100</text:p>
          </table:table-cell>
          <table:table-cell table:formula="of:=DEC2HEX([.B846];3)" office:value-type="string" office:string-value="34C" calcext:value-type="string">
            <text:p>34C</text:p>
          </table:table-cell>
          <table:table-cell table:formula="of:=MID([.A846];1;4)" office:value-type="string" office:string-value="hat" calcext:value-type="string">
            <text:p>ha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ave</text:p>
          </table:table-cell>
          <table:table-cell table:style-name="ce25" office:value-type="float" office:value="845" calcext:value-type="float">
            <text:p>845</text:p>
          </table:table-cell>
          <table:table-cell table:style-name="ce25" table:formula="of:=CUSTOMDEZINBIN(MOD([.B847];2048))" office:value-type="string" office:string-value="01101001101" calcext:value-type="string">
            <text:p>01101001101</text:p>
          </table:table-cell>
          <table:table-cell table:formula="of:=DEC2HEX([.B847];3)" office:value-type="string" office:string-value="34D" calcext:value-type="string">
            <text:p>34D</text:p>
          </table:table-cell>
          <table:table-cell table:formula="of:=MID([.A847];1;4)" office:value-type="string" office:string-value="have" calcext:value-type="string">
            <text:p>hav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awk</text:p>
          </table:table-cell>
          <table:table-cell table:style-name="ce25" office:value-type="float" office:value="846" calcext:value-type="float">
            <text:p>846</text:p>
          </table:table-cell>
          <table:table-cell table:style-name="ce25" table:formula="of:=CUSTOMDEZINBIN(MOD([.B848];2048))" office:value-type="string" office:string-value="01101001110" calcext:value-type="string">
            <text:p>01101001110</text:p>
          </table:table-cell>
          <table:table-cell table:formula="of:=DEC2HEX([.B848];3)" office:value-type="string" office:string-value="34E" calcext:value-type="string">
            <text:p>34E</text:p>
          </table:table-cell>
          <table:table-cell table:formula="of:=MID([.A848];1;4)" office:value-type="string" office:string-value="hawk" calcext:value-type="string">
            <text:p>haw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azard</text:p>
          </table:table-cell>
          <table:table-cell table:style-name="ce25" office:value-type="float" office:value="847" calcext:value-type="float">
            <text:p>847</text:p>
          </table:table-cell>
          <table:table-cell table:style-name="ce25" table:formula="of:=CUSTOMDEZINBIN(MOD([.B849];2048))" office:value-type="string" office:string-value="01101001111" calcext:value-type="string">
            <text:p>01101001111</text:p>
          </table:table-cell>
          <table:table-cell table:formula="of:=DEC2HEX([.B849];3)" office:value-type="string" office:string-value="34F" calcext:value-type="string">
            <text:p>34F</text:p>
          </table:table-cell>
          <table:table-cell table:formula="of:=MID([.A849];1;4)" office:value-type="string" office:string-value="haza" calcext:value-type="string">
            <text:p>haz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ead</text:p>
          </table:table-cell>
          <table:table-cell table:style-name="ce25" office:value-type="float" office:value="848" calcext:value-type="float">
            <text:p>848</text:p>
          </table:table-cell>
          <table:table-cell table:style-name="ce25" table:formula="of:=CUSTOMDEZINBIN(MOD([.B850];2048))" office:value-type="string" office:string-value="01101010000" calcext:value-type="string">
            <text:p>01101010000</text:p>
          </table:table-cell>
          <table:table-cell table:formula="of:=DEC2HEX([.B850];3)" office:value-type="string" office:string-value="350" calcext:value-type="string">
            <text:p>350</text:p>
          </table:table-cell>
          <table:table-cell table:formula="of:=MID([.A850];1;4)" office:value-type="string" office:string-value="head" calcext:value-type="string">
            <text:p>hea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ealth</text:p>
          </table:table-cell>
          <table:table-cell table:style-name="ce25" office:value-type="float" office:value="849" calcext:value-type="float">
            <text:p>849</text:p>
          </table:table-cell>
          <table:table-cell table:style-name="ce25" table:formula="of:=CUSTOMDEZINBIN(MOD([.B851];2048))" office:value-type="string" office:string-value="01101010001" calcext:value-type="string">
            <text:p>01101010001</text:p>
          </table:table-cell>
          <table:table-cell table:formula="of:=DEC2HEX([.B851];3)" office:value-type="string" office:string-value="351" calcext:value-type="string">
            <text:p>351</text:p>
          </table:table-cell>
          <table:table-cell table:formula="of:=MID([.A851];1;4)" office:value-type="string" office:string-value="heal" calcext:value-type="string">
            <text:p>hea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eart</text:p>
          </table:table-cell>
          <table:table-cell table:style-name="ce25" office:value-type="float" office:value="850" calcext:value-type="float">
            <text:p>850</text:p>
          </table:table-cell>
          <table:table-cell table:style-name="ce25" table:formula="of:=CUSTOMDEZINBIN(MOD([.B852];2048))" office:value-type="string" office:string-value="01101010010" calcext:value-type="string">
            <text:p>01101010010</text:p>
          </table:table-cell>
          <table:table-cell table:formula="of:=DEC2HEX([.B852];3)" office:value-type="string" office:string-value="352" calcext:value-type="string">
            <text:p>352</text:p>
          </table:table-cell>
          <table:table-cell table:formula="of:=MID([.A852];1;4)" office:value-type="string" office:string-value="hear" calcext:value-type="string">
            <text:p>hea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eavy</text:p>
          </table:table-cell>
          <table:table-cell table:style-name="ce25" office:value-type="float" office:value="851" calcext:value-type="float">
            <text:p>851</text:p>
          </table:table-cell>
          <table:table-cell table:style-name="ce25" table:formula="of:=CUSTOMDEZINBIN(MOD([.B853];2048))" office:value-type="string" office:string-value="01101010011" calcext:value-type="string">
            <text:p>01101010011</text:p>
          </table:table-cell>
          <table:table-cell table:formula="of:=DEC2HEX([.B853];3)" office:value-type="string" office:string-value="353" calcext:value-type="string">
            <text:p>353</text:p>
          </table:table-cell>
          <table:table-cell table:formula="of:=MID([.A853];1;4)" office:value-type="string" office:string-value="heav" calcext:value-type="string">
            <text:p>heav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edgehog</text:p>
          </table:table-cell>
          <table:table-cell table:style-name="ce25" office:value-type="float" office:value="852" calcext:value-type="float">
            <text:p>852</text:p>
          </table:table-cell>
          <table:table-cell table:style-name="ce25" table:formula="of:=CUSTOMDEZINBIN(MOD([.B854];2048))" office:value-type="string" office:string-value="01101010100" calcext:value-type="string">
            <text:p>01101010100</text:p>
          </table:table-cell>
          <table:table-cell table:formula="of:=DEC2HEX([.B854];3)" office:value-type="string" office:string-value="354" calcext:value-type="string">
            <text:p>354</text:p>
          </table:table-cell>
          <table:table-cell table:formula="of:=MID([.A854];1;4)" office:value-type="string" office:string-value="hedg" calcext:value-type="string">
            <text:p>hed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eight</text:p>
          </table:table-cell>
          <table:table-cell table:style-name="ce25" office:value-type="float" office:value="853" calcext:value-type="float">
            <text:p>853</text:p>
          </table:table-cell>
          <table:table-cell table:style-name="ce25" table:formula="of:=CUSTOMDEZINBIN(MOD([.B855];2048))" office:value-type="string" office:string-value="01101010101" calcext:value-type="string">
            <text:p>01101010101</text:p>
          </table:table-cell>
          <table:table-cell table:formula="of:=DEC2HEX([.B855];3)" office:value-type="string" office:string-value="355" calcext:value-type="string">
            <text:p>355</text:p>
          </table:table-cell>
          <table:table-cell table:formula="of:=MID([.A855];1;4)" office:value-type="string" office:string-value="heig" calcext:value-type="string">
            <text:p>hei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ello</text:p>
          </table:table-cell>
          <table:table-cell table:style-name="ce25" office:value-type="float" office:value="854" calcext:value-type="float">
            <text:p>854</text:p>
          </table:table-cell>
          <table:table-cell table:style-name="ce25" table:formula="of:=CUSTOMDEZINBIN(MOD([.B856];2048))" office:value-type="string" office:string-value="01101010110" calcext:value-type="string">
            <text:p>01101010110</text:p>
          </table:table-cell>
          <table:table-cell table:formula="of:=DEC2HEX([.B856];3)" office:value-type="string" office:string-value="356" calcext:value-type="string">
            <text:p>356</text:p>
          </table:table-cell>
          <table:table-cell table:formula="of:=MID([.A856];1;4)" office:value-type="string" office:string-value="hell" calcext:value-type="string">
            <text:p>hel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elmet</text:p>
          </table:table-cell>
          <table:table-cell table:style-name="ce25" office:value-type="float" office:value="855" calcext:value-type="float">
            <text:p>855</text:p>
          </table:table-cell>
          <table:table-cell table:style-name="ce25" table:formula="of:=CUSTOMDEZINBIN(MOD([.B857];2048))" office:value-type="string" office:string-value="01101010111" calcext:value-type="string">
            <text:p>01101010111</text:p>
          </table:table-cell>
          <table:table-cell table:formula="of:=DEC2HEX([.B857];3)" office:value-type="string" office:string-value="357" calcext:value-type="string">
            <text:p>357</text:p>
          </table:table-cell>
          <table:table-cell table:formula="of:=MID([.A857];1;4)" office:value-type="string" office:string-value="helm" calcext:value-type="string">
            <text:p>hel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elp</text:p>
          </table:table-cell>
          <table:table-cell table:style-name="ce25" office:value-type="float" office:value="856" calcext:value-type="float">
            <text:p>856</text:p>
          </table:table-cell>
          <table:table-cell table:style-name="ce25" table:formula="of:=CUSTOMDEZINBIN(MOD([.B858];2048))" office:value-type="string" office:string-value="01101011000" calcext:value-type="string">
            <text:p>01101011000</text:p>
          </table:table-cell>
          <table:table-cell table:formula="of:=DEC2HEX([.B858];3)" office:value-type="string" office:string-value="358" calcext:value-type="string">
            <text:p>358</text:p>
          </table:table-cell>
          <table:table-cell table:formula="of:=MID([.A858];1;4)" office:value-type="string" office:string-value="help" calcext:value-type="string">
            <text:p>hel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en</text:p>
          </table:table-cell>
          <table:table-cell table:style-name="ce25" office:value-type="float" office:value="857" calcext:value-type="float">
            <text:p>857</text:p>
          </table:table-cell>
          <table:table-cell table:style-name="ce25" table:formula="of:=CUSTOMDEZINBIN(MOD([.B859];2048))" office:value-type="string" office:string-value="01101011001" calcext:value-type="string">
            <text:p>01101011001</text:p>
          </table:table-cell>
          <table:table-cell table:formula="of:=DEC2HEX([.B859];3)" office:value-type="string" office:string-value="359" calcext:value-type="string">
            <text:p>359</text:p>
          </table:table-cell>
          <table:table-cell table:formula="of:=MID([.A859];1;4)" office:value-type="string" office:string-value="hen" calcext:value-type="string">
            <text:p>he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ero</text:p>
          </table:table-cell>
          <table:table-cell table:style-name="ce25" office:value-type="float" office:value="858" calcext:value-type="float">
            <text:p>858</text:p>
          </table:table-cell>
          <table:table-cell table:style-name="ce25" table:formula="of:=CUSTOMDEZINBIN(MOD([.B860];2048))" office:value-type="string" office:string-value="01101011010" calcext:value-type="string">
            <text:p>01101011010</text:p>
          </table:table-cell>
          <table:table-cell table:formula="of:=DEC2HEX([.B860];3)" office:value-type="string" office:string-value="35A" calcext:value-type="string">
            <text:p>35A</text:p>
          </table:table-cell>
          <table:table-cell table:formula="of:=MID([.A860];1;4)" office:value-type="string" office:string-value="hero" calcext:value-type="string">
            <text:p>her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idden</text:p>
          </table:table-cell>
          <table:table-cell table:style-name="ce25" office:value-type="float" office:value="859" calcext:value-type="float">
            <text:p>859</text:p>
          </table:table-cell>
          <table:table-cell table:style-name="ce25" table:formula="of:=CUSTOMDEZINBIN(MOD([.B861];2048))" office:value-type="string" office:string-value="01101011011" calcext:value-type="string">
            <text:p>01101011011</text:p>
          </table:table-cell>
          <table:table-cell table:formula="of:=DEC2HEX([.B861];3)" office:value-type="string" office:string-value="35B" calcext:value-type="string">
            <text:p>35B</text:p>
          </table:table-cell>
          <table:table-cell table:formula="of:=MID([.A861];1;4)" office:value-type="string" office:string-value="hidd" calcext:value-type="string">
            <text:p>hid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igh</text:p>
          </table:table-cell>
          <table:table-cell table:style-name="ce25" office:value-type="float" office:value="860" calcext:value-type="float">
            <text:p>860</text:p>
          </table:table-cell>
          <table:table-cell table:style-name="ce25" table:formula="of:=CUSTOMDEZINBIN(MOD([.B862];2048))" office:value-type="string" office:string-value="01101011100" calcext:value-type="string">
            <text:p>01101011100</text:p>
          </table:table-cell>
          <table:table-cell table:formula="of:=DEC2HEX([.B862];3)" office:value-type="string" office:string-value="35C" calcext:value-type="string">
            <text:p>35C</text:p>
          </table:table-cell>
          <table:table-cell table:formula="of:=MID([.A862];1;4)" office:value-type="string" office:string-value="high" calcext:value-type="string">
            <text:p>hig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ill</text:p>
          </table:table-cell>
          <table:table-cell table:style-name="ce25" office:value-type="float" office:value="861" calcext:value-type="float">
            <text:p>861</text:p>
          </table:table-cell>
          <table:table-cell table:style-name="ce25" table:formula="of:=CUSTOMDEZINBIN(MOD([.B863];2048))" office:value-type="string" office:string-value="01101011101" calcext:value-type="string">
            <text:p>01101011101</text:p>
          </table:table-cell>
          <table:table-cell table:formula="of:=DEC2HEX([.B863];3)" office:value-type="string" office:string-value="35D" calcext:value-type="string">
            <text:p>35D</text:p>
          </table:table-cell>
          <table:table-cell table:formula="of:=MID([.A863];1;4)" office:value-type="string" office:string-value="hill" calcext:value-type="string">
            <text:p>hil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int</text:p>
          </table:table-cell>
          <table:table-cell table:style-name="ce25" office:value-type="float" office:value="862" calcext:value-type="float">
            <text:p>862</text:p>
          </table:table-cell>
          <table:table-cell table:style-name="ce25" table:formula="of:=CUSTOMDEZINBIN(MOD([.B864];2048))" office:value-type="string" office:string-value="01101011110" calcext:value-type="string">
            <text:p>01101011110</text:p>
          </table:table-cell>
          <table:table-cell table:formula="of:=DEC2HEX([.B864];3)" office:value-type="string" office:string-value="35E" calcext:value-type="string">
            <text:p>35E</text:p>
          </table:table-cell>
          <table:table-cell table:formula="of:=MID([.A864];1;4)" office:value-type="string" office:string-value="hint" calcext:value-type="string">
            <text:p>hin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ip</text:p>
          </table:table-cell>
          <table:table-cell table:style-name="ce25" office:value-type="float" office:value="863" calcext:value-type="float">
            <text:p>863</text:p>
          </table:table-cell>
          <table:table-cell table:style-name="ce25" table:formula="of:=CUSTOMDEZINBIN(MOD([.B865];2048))" office:value-type="string" office:string-value="01101011111" calcext:value-type="string">
            <text:p>01101011111</text:p>
          </table:table-cell>
          <table:table-cell table:formula="of:=DEC2HEX([.B865];3)" office:value-type="string" office:string-value="35F" calcext:value-type="string">
            <text:p>35F</text:p>
          </table:table-cell>
          <table:table-cell table:formula="of:=MID([.A865];1;4)" office:value-type="string" office:string-value="hip" calcext:value-type="string">
            <text:p>hi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ire</text:p>
          </table:table-cell>
          <table:table-cell table:style-name="ce25" office:value-type="float" office:value="864" calcext:value-type="float">
            <text:p>864</text:p>
          </table:table-cell>
          <table:table-cell table:style-name="ce25" table:formula="of:=CUSTOMDEZINBIN(MOD([.B866];2048))" office:value-type="string" office:string-value="01101100000" calcext:value-type="string">
            <text:p>01101100000</text:p>
          </table:table-cell>
          <table:table-cell table:formula="of:=DEC2HEX([.B866];3)" office:value-type="string" office:string-value="360" calcext:value-type="string">
            <text:p>360</text:p>
          </table:table-cell>
          <table:table-cell table:formula="of:=MID([.A866];1;4)" office:value-type="string" office:string-value="hire" calcext:value-type="string">
            <text:p>hi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istory</text:p>
          </table:table-cell>
          <table:table-cell table:style-name="ce25" office:value-type="float" office:value="865" calcext:value-type="float">
            <text:p>865</text:p>
          </table:table-cell>
          <table:table-cell table:style-name="ce25" table:formula="of:=CUSTOMDEZINBIN(MOD([.B867];2048))" office:value-type="string" office:string-value="01101100001" calcext:value-type="string">
            <text:p>01101100001</text:p>
          </table:table-cell>
          <table:table-cell table:formula="of:=DEC2HEX([.B867];3)" office:value-type="string" office:string-value="361" calcext:value-type="string">
            <text:p>361</text:p>
          </table:table-cell>
          <table:table-cell table:formula="of:=MID([.A867];1;4)" office:value-type="string" office:string-value="hist" calcext:value-type="string">
            <text:p>hi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obby</text:p>
          </table:table-cell>
          <table:table-cell table:style-name="ce25" office:value-type="float" office:value="866" calcext:value-type="float">
            <text:p>866</text:p>
          </table:table-cell>
          <table:table-cell table:style-name="ce25" table:formula="of:=CUSTOMDEZINBIN(MOD([.B868];2048))" office:value-type="string" office:string-value="01101100010" calcext:value-type="string">
            <text:p>01101100010</text:p>
          </table:table-cell>
          <table:table-cell table:formula="of:=DEC2HEX([.B868];3)" office:value-type="string" office:string-value="362" calcext:value-type="string">
            <text:p>362</text:p>
          </table:table-cell>
          <table:table-cell table:formula="of:=MID([.A868];1;4)" office:value-type="string" office:string-value="hobb" calcext:value-type="string">
            <text:p>hob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ockey</text:p>
          </table:table-cell>
          <table:table-cell table:style-name="ce25" office:value-type="float" office:value="867" calcext:value-type="float">
            <text:p>867</text:p>
          </table:table-cell>
          <table:table-cell table:style-name="ce25" table:formula="of:=CUSTOMDEZINBIN(MOD([.B869];2048))" office:value-type="string" office:string-value="01101100011" calcext:value-type="string">
            <text:p>01101100011</text:p>
          </table:table-cell>
          <table:table-cell table:formula="of:=DEC2HEX([.B869];3)" office:value-type="string" office:string-value="363" calcext:value-type="string">
            <text:p>363</text:p>
          </table:table-cell>
          <table:table-cell table:formula="of:=MID([.A869];1;4)" office:value-type="string" office:string-value="hock" calcext:value-type="string">
            <text:p>hoc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old</text:p>
          </table:table-cell>
          <table:table-cell table:style-name="ce25" office:value-type="float" office:value="868" calcext:value-type="float">
            <text:p>868</text:p>
          </table:table-cell>
          <table:table-cell table:style-name="ce25" table:formula="of:=CUSTOMDEZINBIN(MOD([.B870];2048))" office:value-type="string" office:string-value="01101100100" calcext:value-type="string">
            <text:p>01101100100</text:p>
          </table:table-cell>
          <table:table-cell table:formula="of:=DEC2HEX([.B870];3)" office:value-type="string" office:string-value="364" calcext:value-type="string">
            <text:p>364</text:p>
          </table:table-cell>
          <table:table-cell table:formula="of:=MID([.A870];1;4)" office:value-type="string" office:string-value="hold" calcext:value-type="string">
            <text:p>hol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ole</text:p>
          </table:table-cell>
          <table:table-cell table:style-name="ce25" office:value-type="float" office:value="869" calcext:value-type="float">
            <text:p>869</text:p>
          </table:table-cell>
          <table:table-cell table:style-name="ce25" table:formula="of:=CUSTOMDEZINBIN(MOD([.B871];2048))" office:value-type="string" office:string-value="01101100101" calcext:value-type="string">
            <text:p>01101100101</text:p>
          </table:table-cell>
          <table:table-cell table:formula="of:=DEC2HEX([.B871];3)" office:value-type="string" office:string-value="365" calcext:value-type="string">
            <text:p>365</text:p>
          </table:table-cell>
          <table:table-cell table:formula="of:=MID([.A871];1;4)" office:value-type="string" office:string-value="hole" calcext:value-type="string">
            <text:p>hol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oliday</text:p>
          </table:table-cell>
          <table:table-cell table:style-name="ce25" office:value-type="float" office:value="870" calcext:value-type="float">
            <text:p>870</text:p>
          </table:table-cell>
          <table:table-cell table:style-name="ce25" table:formula="of:=CUSTOMDEZINBIN(MOD([.B872];2048))" office:value-type="string" office:string-value="01101100110" calcext:value-type="string">
            <text:p>01101100110</text:p>
          </table:table-cell>
          <table:table-cell table:formula="of:=DEC2HEX([.B872];3)" office:value-type="string" office:string-value="366" calcext:value-type="string">
            <text:p>366</text:p>
          </table:table-cell>
          <table:table-cell table:formula="of:=MID([.A872];1;4)" office:value-type="string" office:string-value="holi" calcext:value-type="string">
            <text:p>hol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ollow</text:p>
          </table:table-cell>
          <table:table-cell table:style-name="ce25" office:value-type="float" office:value="871" calcext:value-type="float">
            <text:p>871</text:p>
          </table:table-cell>
          <table:table-cell table:style-name="ce25" table:formula="of:=CUSTOMDEZINBIN(MOD([.B873];2048))" office:value-type="string" office:string-value="01101100111" calcext:value-type="string">
            <text:p>01101100111</text:p>
          </table:table-cell>
          <table:table-cell table:formula="of:=DEC2HEX([.B873];3)" office:value-type="string" office:string-value="367" calcext:value-type="string">
            <text:p>367</text:p>
          </table:table-cell>
          <table:table-cell table:formula="of:=MID([.A873];1;4)" office:value-type="string" office:string-value="holl" calcext:value-type="string">
            <text:p>hol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ome</text:p>
          </table:table-cell>
          <table:table-cell table:style-name="ce25" office:value-type="float" office:value="872" calcext:value-type="float">
            <text:p>872</text:p>
          </table:table-cell>
          <table:table-cell table:style-name="ce25" table:formula="of:=CUSTOMDEZINBIN(MOD([.B874];2048))" office:value-type="string" office:string-value="01101101000" calcext:value-type="string">
            <text:p>01101101000</text:p>
          </table:table-cell>
          <table:table-cell table:formula="of:=DEC2HEX([.B874];3)" office:value-type="string" office:string-value="368" calcext:value-type="string">
            <text:p>368</text:p>
          </table:table-cell>
          <table:table-cell table:formula="of:=MID([.A874];1;4)" office:value-type="string" office:string-value="home" calcext:value-type="string">
            <text:p>hom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oney</text:p>
          </table:table-cell>
          <table:table-cell table:style-name="ce25" office:value-type="float" office:value="873" calcext:value-type="float">
            <text:p>873</text:p>
          </table:table-cell>
          <table:table-cell table:style-name="ce25" table:formula="of:=CUSTOMDEZINBIN(MOD([.B875];2048))" office:value-type="string" office:string-value="01101101001" calcext:value-type="string">
            <text:p>01101101001</text:p>
          </table:table-cell>
          <table:table-cell table:formula="of:=DEC2HEX([.B875];3)" office:value-type="string" office:string-value="369" calcext:value-type="string">
            <text:p>369</text:p>
          </table:table-cell>
          <table:table-cell table:formula="of:=MID([.A875];1;4)" office:value-type="string" office:string-value="hone" calcext:value-type="string">
            <text:p>ho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ood</text:p>
          </table:table-cell>
          <table:table-cell table:style-name="ce25" office:value-type="float" office:value="874" calcext:value-type="float">
            <text:p>874</text:p>
          </table:table-cell>
          <table:table-cell table:style-name="ce25" table:formula="of:=CUSTOMDEZINBIN(MOD([.B876];2048))" office:value-type="string" office:string-value="01101101010" calcext:value-type="string">
            <text:p>01101101010</text:p>
          </table:table-cell>
          <table:table-cell table:formula="of:=DEC2HEX([.B876];3)" office:value-type="string" office:string-value="36A" calcext:value-type="string">
            <text:p>36A</text:p>
          </table:table-cell>
          <table:table-cell table:formula="of:=MID([.A876];1;4)" office:value-type="string" office:string-value="hood" calcext:value-type="string">
            <text:p>hoo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ope</text:p>
          </table:table-cell>
          <table:table-cell table:style-name="ce25" office:value-type="float" office:value="875" calcext:value-type="float">
            <text:p>875</text:p>
          </table:table-cell>
          <table:table-cell table:style-name="ce25" table:formula="of:=CUSTOMDEZINBIN(MOD([.B877];2048))" office:value-type="string" office:string-value="01101101011" calcext:value-type="string">
            <text:p>01101101011</text:p>
          </table:table-cell>
          <table:table-cell table:formula="of:=DEC2HEX([.B877];3)" office:value-type="string" office:string-value="36B" calcext:value-type="string">
            <text:p>36B</text:p>
          </table:table-cell>
          <table:table-cell table:formula="of:=MID([.A877];1;4)" office:value-type="string" office:string-value="hope" calcext:value-type="string">
            <text:p>hop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orn</text:p>
          </table:table-cell>
          <table:table-cell table:style-name="ce25" office:value-type="float" office:value="876" calcext:value-type="float">
            <text:p>876</text:p>
          </table:table-cell>
          <table:table-cell table:style-name="ce25" table:formula="of:=CUSTOMDEZINBIN(MOD([.B878];2048))" office:value-type="string" office:string-value="01101101100" calcext:value-type="string">
            <text:p>01101101100</text:p>
          </table:table-cell>
          <table:table-cell table:formula="of:=DEC2HEX([.B878];3)" office:value-type="string" office:string-value="36C" calcext:value-type="string">
            <text:p>36C</text:p>
          </table:table-cell>
          <table:table-cell table:formula="of:=MID([.A878];1;4)" office:value-type="string" office:string-value="horn" calcext:value-type="string">
            <text:p>hor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orror</text:p>
          </table:table-cell>
          <table:table-cell table:style-name="ce25" office:value-type="float" office:value="877" calcext:value-type="float">
            <text:p>877</text:p>
          </table:table-cell>
          <table:table-cell table:style-name="ce25" table:formula="of:=CUSTOMDEZINBIN(MOD([.B879];2048))" office:value-type="string" office:string-value="01101101101" calcext:value-type="string">
            <text:p>01101101101</text:p>
          </table:table-cell>
          <table:table-cell table:formula="of:=DEC2HEX([.B879];3)" office:value-type="string" office:string-value="36D" calcext:value-type="string">
            <text:p>36D</text:p>
          </table:table-cell>
          <table:table-cell table:formula="of:=MID([.A879];1;4)" office:value-type="string" office:string-value="horr" calcext:value-type="string">
            <text:p>hor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orse</text:p>
          </table:table-cell>
          <table:table-cell table:style-name="ce25" office:value-type="float" office:value="878" calcext:value-type="float">
            <text:p>878</text:p>
          </table:table-cell>
          <table:table-cell table:style-name="ce25" table:formula="of:=CUSTOMDEZINBIN(MOD([.B880];2048))" office:value-type="string" office:string-value="01101101110" calcext:value-type="string">
            <text:p>01101101110</text:p>
          </table:table-cell>
          <table:table-cell table:formula="of:=DEC2HEX([.B880];3)" office:value-type="string" office:string-value="36E" calcext:value-type="string">
            <text:p>36E</text:p>
          </table:table-cell>
          <table:table-cell table:formula="of:=MID([.A880];1;4)" office:value-type="string" office:string-value="hors" calcext:value-type="string">
            <text:p>hor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ospital</text:p>
          </table:table-cell>
          <table:table-cell table:style-name="ce25" office:value-type="float" office:value="879" calcext:value-type="float">
            <text:p>879</text:p>
          </table:table-cell>
          <table:table-cell table:style-name="ce25" table:formula="of:=CUSTOMDEZINBIN(MOD([.B881];2048))" office:value-type="string" office:string-value="01101101111" calcext:value-type="string">
            <text:p>01101101111</text:p>
          </table:table-cell>
          <table:table-cell table:formula="of:=DEC2HEX([.B881];3)" office:value-type="string" office:string-value="36F" calcext:value-type="string">
            <text:p>36F</text:p>
          </table:table-cell>
          <table:table-cell table:formula="of:=MID([.A881];1;4)" office:value-type="string" office:string-value="hosp" calcext:value-type="string">
            <text:p>hos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ost</text:p>
          </table:table-cell>
          <table:table-cell table:style-name="ce25" office:value-type="float" office:value="880" calcext:value-type="float">
            <text:p>880</text:p>
          </table:table-cell>
          <table:table-cell table:style-name="ce25" table:formula="of:=CUSTOMDEZINBIN(MOD([.B882];2048))" office:value-type="string" office:string-value="01101110000" calcext:value-type="string">
            <text:p>01101110000</text:p>
          </table:table-cell>
          <table:table-cell table:formula="of:=DEC2HEX([.B882];3)" office:value-type="string" office:string-value="370" calcext:value-type="string">
            <text:p>370</text:p>
          </table:table-cell>
          <table:table-cell table:formula="of:=MID([.A882];1;4)" office:value-type="string" office:string-value="host" calcext:value-type="string">
            <text:p>ho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otel</text:p>
          </table:table-cell>
          <table:table-cell table:style-name="ce25" office:value-type="float" office:value="881" calcext:value-type="float">
            <text:p>881</text:p>
          </table:table-cell>
          <table:table-cell table:style-name="ce25" table:formula="of:=CUSTOMDEZINBIN(MOD([.B883];2048))" office:value-type="string" office:string-value="01101110001" calcext:value-type="string">
            <text:p>01101110001</text:p>
          </table:table-cell>
          <table:table-cell table:formula="of:=DEC2HEX([.B883];3)" office:value-type="string" office:string-value="371" calcext:value-type="string">
            <text:p>371</text:p>
          </table:table-cell>
          <table:table-cell table:formula="of:=MID([.A883];1;4)" office:value-type="string" office:string-value="hote" calcext:value-type="string">
            <text:p>hot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our</text:p>
          </table:table-cell>
          <table:table-cell table:style-name="ce25" office:value-type="float" office:value="882" calcext:value-type="float">
            <text:p>882</text:p>
          </table:table-cell>
          <table:table-cell table:style-name="ce25" table:formula="of:=CUSTOMDEZINBIN(MOD([.B884];2048))" office:value-type="string" office:string-value="01101110010" calcext:value-type="string">
            <text:p>01101110010</text:p>
          </table:table-cell>
          <table:table-cell table:formula="of:=DEC2HEX([.B884];3)" office:value-type="string" office:string-value="372" calcext:value-type="string">
            <text:p>372</text:p>
          </table:table-cell>
          <table:table-cell table:formula="of:=MID([.A884];1;4)" office:value-type="string" office:string-value="hour" calcext:value-type="string">
            <text:p>hou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over</text:p>
          </table:table-cell>
          <table:table-cell table:style-name="ce25" office:value-type="float" office:value="883" calcext:value-type="float">
            <text:p>883</text:p>
          </table:table-cell>
          <table:table-cell table:style-name="ce25" table:formula="of:=CUSTOMDEZINBIN(MOD([.B885];2048))" office:value-type="string" office:string-value="01101110011" calcext:value-type="string">
            <text:p>01101110011</text:p>
          </table:table-cell>
          <table:table-cell table:formula="of:=DEC2HEX([.B885];3)" office:value-type="string" office:string-value="373" calcext:value-type="string">
            <text:p>373</text:p>
          </table:table-cell>
          <table:table-cell table:formula="of:=MID([.A885];1;4)" office:value-type="string" office:string-value="hove" calcext:value-type="string">
            <text:p>hov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ub</text:p>
          </table:table-cell>
          <table:table-cell table:style-name="ce25" office:value-type="float" office:value="884" calcext:value-type="float">
            <text:p>884</text:p>
          </table:table-cell>
          <table:table-cell table:style-name="ce25" table:formula="of:=CUSTOMDEZINBIN(MOD([.B886];2048))" office:value-type="string" office:string-value="01101110100" calcext:value-type="string">
            <text:p>01101110100</text:p>
          </table:table-cell>
          <table:table-cell table:formula="of:=DEC2HEX([.B886];3)" office:value-type="string" office:string-value="374" calcext:value-type="string">
            <text:p>374</text:p>
          </table:table-cell>
          <table:table-cell table:formula="of:=MID([.A886];1;4)" office:value-type="string" office:string-value="hub" calcext:value-type="string">
            <text:p>hu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uge</text:p>
          </table:table-cell>
          <table:table-cell table:style-name="ce25" office:value-type="float" office:value="885" calcext:value-type="float">
            <text:p>885</text:p>
          </table:table-cell>
          <table:table-cell table:style-name="ce25" table:formula="of:=CUSTOMDEZINBIN(MOD([.B887];2048))" office:value-type="string" office:string-value="01101110101" calcext:value-type="string">
            <text:p>01101110101</text:p>
          </table:table-cell>
          <table:table-cell table:formula="of:=DEC2HEX([.B887];3)" office:value-type="string" office:string-value="375" calcext:value-type="string">
            <text:p>375</text:p>
          </table:table-cell>
          <table:table-cell table:formula="of:=MID([.A887];1;4)" office:value-type="string" office:string-value="huge" calcext:value-type="string">
            <text:p>hug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uman</text:p>
          </table:table-cell>
          <table:table-cell table:style-name="ce25" office:value-type="float" office:value="886" calcext:value-type="float">
            <text:p>886</text:p>
          </table:table-cell>
          <table:table-cell table:style-name="ce25" table:formula="of:=CUSTOMDEZINBIN(MOD([.B888];2048))" office:value-type="string" office:string-value="01101110110" calcext:value-type="string">
            <text:p>01101110110</text:p>
          </table:table-cell>
          <table:table-cell table:formula="of:=DEC2HEX([.B888];3)" office:value-type="string" office:string-value="376" calcext:value-type="string">
            <text:p>376</text:p>
          </table:table-cell>
          <table:table-cell table:formula="of:=MID([.A888];1;4)" office:value-type="string" office:string-value="huma" calcext:value-type="string">
            <text:p>hum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umble</text:p>
          </table:table-cell>
          <table:table-cell table:style-name="ce25" office:value-type="float" office:value="887" calcext:value-type="float">
            <text:p>887</text:p>
          </table:table-cell>
          <table:table-cell table:style-name="ce25" table:formula="of:=CUSTOMDEZINBIN(MOD([.B889];2048))" office:value-type="string" office:string-value="01101110111" calcext:value-type="string">
            <text:p>01101110111</text:p>
          </table:table-cell>
          <table:table-cell table:formula="of:=DEC2HEX([.B889];3)" office:value-type="string" office:string-value="377" calcext:value-type="string">
            <text:p>377</text:p>
          </table:table-cell>
          <table:table-cell table:formula="of:=MID([.A889];1;4)" office:value-type="string" office:string-value="humb" calcext:value-type="string">
            <text:p>hum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umor</text:p>
          </table:table-cell>
          <table:table-cell table:style-name="ce25" office:value-type="float" office:value="888" calcext:value-type="float">
            <text:p>888</text:p>
          </table:table-cell>
          <table:table-cell table:style-name="ce25" table:formula="of:=CUSTOMDEZINBIN(MOD([.B890];2048))" office:value-type="string" office:string-value="01101111000" calcext:value-type="string">
            <text:p>01101111000</text:p>
          </table:table-cell>
          <table:table-cell table:formula="of:=DEC2HEX([.B890];3)" office:value-type="string" office:string-value="378" calcext:value-type="string">
            <text:p>378</text:p>
          </table:table-cell>
          <table:table-cell table:formula="of:=MID([.A890];1;4)" office:value-type="string" office:string-value="humo" calcext:value-type="string">
            <text:p>hum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undred</text:p>
          </table:table-cell>
          <table:table-cell table:style-name="ce25" office:value-type="float" office:value="889" calcext:value-type="float">
            <text:p>889</text:p>
          </table:table-cell>
          <table:table-cell table:style-name="ce25" table:formula="of:=CUSTOMDEZINBIN(MOD([.B891];2048))" office:value-type="string" office:string-value="01101111001" calcext:value-type="string">
            <text:p>01101111001</text:p>
          </table:table-cell>
          <table:table-cell table:formula="of:=DEC2HEX([.B891];3)" office:value-type="string" office:string-value="379" calcext:value-type="string">
            <text:p>379</text:p>
          </table:table-cell>
          <table:table-cell table:formula="of:=MID([.A891];1;4)" office:value-type="string" office:string-value="hund" calcext:value-type="string">
            <text:p>hun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ungry</text:p>
          </table:table-cell>
          <table:table-cell table:style-name="ce25" office:value-type="float" office:value="890" calcext:value-type="float">
            <text:p>890</text:p>
          </table:table-cell>
          <table:table-cell table:style-name="ce25" table:formula="of:=CUSTOMDEZINBIN(MOD([.B892];2048))" office:value-type="string" office:string-value="01101111010" calcext:value-type="string">
            <text:p>01101111010</text:p>
          </table:table-cell>
          <table:table-cell table:formula="of:=DEC2HEX([.B892];3)" office:value-type="string" office:string-value="37A" calcext:value-type="string">
            <text:p>37A</text:p>
          </table:table-cell>
          <table:table-cell table:formula="of:=MID([.A892];1;4)" office:value-type="string" office:string-value="hung" calcext:value-type="string">
            <text:p>hun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unt</text:p>
          </table:table-cell>
          <table:table-cell table:style-name="ce25" office:value-type="float" office:value="891" calcext:value-type="float">
            <text:p>891</text:p>
          </table:table-cell>
          <table:table-cell table:style-name="ce25" table:formula="of:=CUSTOMDEZINBIN(MOD([.B893];2048))" office:value-type="string" office:string-value="01101111011" calcext:value-type="string">
            <text:p>01101111011</text:p>
          </table:table-cell>
          <table:table-cell table:formula="of:=DEC2HEX([.B893];3)" office:value-type="string" office:string-value="37B" calcext:value-type="string">
            <text:p>37B</text:p>
          </table:table-cell>
          <table:table-cell table:formula="of:=MID([.A893];1;4)" office:value-type="string" office:string-value="hunt" calcext:value-type="string">
            <text:p>hun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urdle</text:p>
          </table:table-cell>
          <table:table-cell table:style-name="ce25" office:value-type="float" office:value="892" calcext:value-type="float">
            <text:p>892</text:p>
          </table:table-cell>
          <table:table-cell table:style-name="ce25" table:formula="of:=CUSTOMDEZINBIN(MOD([.B894];2048))" office:value-type="string" office:string-value="01101111100" calcext:value-type="string">
            <text:p>01101111100</text:p>
          </table:table-cell>
          <table:table-cell table:formula="of:=DEC2HEX([.B894];3)" office:value-type="string" office:string-value="37C" calcext:value-type="string">
            <text:p>37C</text:p>
          </table:table-cell>
          <table:table-cell table:formula="of:=MID([.A894];1;4)" office:value-type="string" office:string-value="hurd" calcext:value-type="string">
            <text:p>hur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urry</text:p>
          </table:table-cell>
          <table:table-cell table:style-name="ce25" office:value-type="float" office:value="893" calcext:value-type="float">
            <text:p>893</text:p>
          </table:table-cell>
          <table:table-cell table:style-name="ce25" table:formula="of:=CUSTOMDEZINBIN(MOD([.B895];2048))" office:value-type="string" office:string-value="01101111101" calcext:value-type="string">
            <text:p>01101111101</text:p>
          </table:table-cell>
          <table:table-cell table:formula="of:=DEC2HEX([.B895];3)" office:value-type="string" office:string-value="37D" calcext:value-type="string">
            <text:p>37D</text:p>
          </table:table-cell>
          <table:table-cell table:formula="of:=MID([.A895];1;4)" office:value-type="string" office:string-value="hurr" calcext:value-type="string">
            <text:p>hur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urt</text:p>
          </table:table-cell>
          <table:table-cell table:style-name="ce25" office:value-type="float" office:value="894" calcext:value-type="float">
            <text:p>894</text:p>
          </table:table-cell>
          <table:table-cell table:style-name="ce25" table:formula="of:=CUSTOMDEZINBIN(MOD([.B896];2048))" office:value-type="string" office:string-value="01101111110" calcext:value-type="string">
            <text:p>01101111110</text:p>
          </table:table-cell>
          <table:table-cell table:formula="of:=DEC2HEX([.B896];3)" office:value-type="string" office:string-value="37E" calcext:value-type="string">
            <text:p>37E</text:p>
          </table:table-cell>
          <table:table-cell table:formula="of:=MID([.A896];1;4)" office:value-type="string" office:string-value="hurt" calcext:value-type="string">
            <text:p>hur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usband</text:p>
          </table:table-cell>
          <table:table-cell table:style-name="ce25" office:value-type="float" office:value="895" calcext:value-type="float">
            <text:p>895</text:p>
          </table:table-cell>
          <table:table-cell table:style-name="ce25" table:formula="of:=CUSTOMDEZINBIN(MOD([.B897];2048))" office:value-type="string" office:string-value="01101111111" calcext:value-type="string">
            <text:p>01101111111</text:p>
          </table:table-cell>
          <table:table-cell table:formula="of:=DEC2HEX([.B897];3)" office:value-type="string" office:string-value="37F" calcext:value-type="string">
            <text:p>37F</text:p>
          </table:table-cell>
          <table:table-cell table:formula="of:=MID([.A897];1;4)" office:value-type="string" office:string-value="husb" calcext:value-type="string">
            <text:p>hus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ybrid</text:p>
          </table:table-cell>
          <table:table-cell table:style-name="ce25" office:value-type="float" office:value="896" calcext:value-type="float">
            <text:p>896</text:p>
          </table:table-cell>
          <table:table-cell table:style-name="ce25" table:formula="of:=CUSTOMDEZINBIN(MOD([.B898];2048))" office:value-type="string" office:string-value="01110000000" calcext:value-type="string">
            <text:p>01110000000</text:p>
          </table:table-cell>
          <table:table-cell table:formula="of:=DEC2HEX([.B898];3)" office:value-type="string" office:string-value="380" calcext:value-type="string">
            <text:p>380</text:p>
          </table:table-cell>
          <table:table-cell table:formula="of:=MID([.A898];1;4)" office:value-type="string" office:string-value="hybr" calcext:value-type="string">
            <text:p>hyb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ce</text:p>
          </table:table-cell>
          <table:table-cell table:style-name="ce25" office:value-type="float" office:value="897" calcext:value-type="float">
            <text:p>897</text:p>
          </table:table-cell>
          <table:table-cell table:style-name="ce25" table:formula="of:=CUSTOMDEZINBIN(MOD([.B899];2048))" office:value-type="string" office:string-value="01110000001" calcext:value-type="string">
            <text:p>01110000001</text:p>
          </table:table-cell>
          <table:table-cell table:formula="of:=DEC2HEX([.B899];3)" office:value-type="string" office:string-value="381" calcext:value-type="string">
            <text:p>381</text:p>
          </table:table-cell>
          <table:table-cell table:formula="of:=MID([.A899];1;4)" office:value-type="string" office:string-value="ice" calcext:value-type="string">
            <text:p>ic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con</text:p>
          </table:table-cell>
          <table:table-cell table:style-name="ce25" office:value-type="float" office:value="898" calcext:value-type="float">
            <text:p>898</text:p>
          </table:table-cell>
          <table:table-cell table:style-name="ce25" table:formula="of:=CUSTOMDEZINBIN(MOD([.B900];2048))" office:value-type="string" office:string-value="01110000010" calcext:value-type="string">
            <text:p>01110000010</text:p>
          </table:table-cell>
          <table:table-cell table:formula="of:=DEC2HEX([.B900];3)" office:value-type="string" office:string-value="382" calcext:value-type="string">
            <text:p>382</text:p>
          </table:table-cell>
          <table:table-cell table:formula="of:=MID([.A900];1;4)" office:value-type="string" office:string-value="icon" calcext:value-type="string">
            <text:p>ico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dea</text:p>
          </table:table-cell>
          <table:table-cell table:style-name="ce25" office:value-type="float" office:value="899" calcext:value-type="float">
            <text:p>899</text:p>
          </table:table-cell>
          <table:table-cell table:style-name="ce25" table:formula="of:=CUSTOMDEZINBIN(MOD([.B901];2048))" office:value-type="string" office:string-value="01110000011" calcext:value-type="string">
            <text:p>01110000011</text:p>
          </table:table-cell>
          <table:table-cell table:formula="of:=DEC2HEX([.B901];3)" office:value-type="string" office:string-value="383" calcext:value-type="string">
            <text:p>383</text:p>
          </table:table-cell>
          <table:table-cell table:formula="of:=MID([.A901];1;4)" office:value-type="string" office:string-value="idea" calcext:value-type="string">
            <text:p>ide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dentify</text:p>
          </table:table-cell>
          <table:table-cell table:style-name="ce25" office:value-type="float" office:value="900" calcext:value-type="float">
            <text:p>900</text:p>
          </table:table-cell>
          <table:table-cell table:style-name="ce25" table:formula="of:=CUSTOMDEZINBIN(MOD([.B902];2048))" office:value-type="string" office:string-value="01110000100" calcext:value-type="string">
            <text:p>01110000100</text:p>
          </table:table-cell>
          <table:table-cell table:formula="of:=DEC2HEX([.B902];3)" office:value-type="string" office:string-value="384" calcext:value-type="string">
            <text:p>384</text:p>
          </table:table-cell>
          <table:table-cell table:formula="of:=MID([.A902];1;4)" office:value-type="string" office:string-value="iden" calcext:value-type="string">
            <text:p>ide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dle</text:p>
          </table:table-cell>
          <table:table-cell table:style-name="ce25" office:value-type="float" office:value="901" calcext:value-type="float">
            <text:p>901</text:p>
          </table:table-cell>
          <table:table-cell table:style-name="ce25" table:formula="of:=CUSTOMDEZINBIN(MOD([.B903];2048))" office:value-type="string" office:string-value="01110000101" calcext:value-type="string">
            <text:p>01110000101</text:p>
          </table:table-cell>
          <table:table-cell table:formula="of:=DEC2HEX([.B903];3)" office:value-type="string" office:string-value="385" calcext:value-type="string">
            <text:p>385</text:p>
          </table:table-cell>
          <table:table-cell table:formula="of:=MID([.A903];1;4)" office:value-type="string" office:string-value="idle" calcext:value-type="string">
            <text:p>idl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gnore</text:p>
          </table:table-cell>
          <table:table-cell table:style-name="ce25" office:value-type="float" office:value="902" calcext:value-type="float">
            <text:p>902</text:p>
          </table:table-cell>
          <table:table-cell table:style-name="ce25" table:formula="of:=CUSTOMDEZINBIN(MOD([.B904];2048))" office:value-type="string" office:string-value="01110000110" calcext:value-type="string">
            <text:p>01110000110</text:p>
          </table:table-cell>
          <table:table-cell table:formula="of:=DEC2HEX([.B904];3)" office:value-type="string" office:string-value="386" calcext:value-type="string">
            <text:p>386</text:p>
          </table:table-cell>
          <table:table-cell table:formula="of:=MID([.A904];1;4)" office:value-type="string" office:string-value="igno" calcext:value-type="string">
            <text:p>ign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ll</text:p>
          </table:table-cell>
          <table:table-cell table:style-name="ce25" office:value-type="float" office:value="903" calcext:value-type="float">
            <text:p>903</text:p>
          </table:table-cell>
          <table:table-cell table:style-name="ce25" table:formula="of:=CUSTOMDEZINBIN(MOD([.B905];2048))" office:value-type="string" office:string-value="01110000111" calcext:value-type="string">
            <text:p>01110000111</text:p>
          </table:table-cell>
          <table:table-cell table:formula="of:=DEC2HEX([.B905];3)" office:value-type="string" office:string-value="387" calcext:value-type="string">
            <text:p>387</text:p>
          </table:table-cell>
          <table:table-cell table:formula="of:=MID([.A905];1;4)" office:value-type="string" office:string-value="ill" calcext:value-type="string">
            <text:p>il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llegal</text:p>
          </table:table-cell>
          <table:table-cell table:style-name="ce25" office:value-type="float" office:value="904" calcext:value-type="float">
            <text:p>904</text:p>
          </table:table-cell>
          <table:table-cell table:style-name="ce25" table:formula="of:=CUSTOMDEZINBIN(MOD([.B906];2048))" office:value-type="string" office:string-value="01110001000" calcext:value-type="string">
            <text:p>01110001000</text:p>
          </table:table-cell>
          <table:table-cell table:formula="of:=DEC2HEX([.B906];3)" office:value-type="string" office:string-value="388" calcext:value-type="string">
            <text:p>388</text:p>
          </table:table-cell>
          <table:table-cell table:formula="of:=MID([.A906];1;4)" office:value-type="string" office:string-value="ille" calcext:value-type="string">
            <text:p>ill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llness</text:p>
          </table:table-cell>
          <table:table-cell table:style-name="ce25" office:value-type="float" office:value="905" calcext:value-type="float">
            <text:p>905</text:p>
          </table:table-cell>
          <table:table-cell table:style-name="ce25" table:formula="of:=CUSTOMDEZINBIN(MOD([.B907];2048))" office:value-type="string" office:string-value="01110001001" calcext:value-type="string">
            <text:p>01110001001</text:p>
          </table:table-cell>
          <table:table-cell table:formula="of:=DEC2HEX([.B907];3)" office:value-type="string" office:string-value="389" calcext:value-type="string">
            <text:p>389</text:p>
          </table:table-cell>
          <table:table-cell table:formula="of:=MID([.A907];1;4)" office:value-type="string" office:string-value="illn" calcext:value-type="string">
            <text:p>ill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mage</text:p>
          </table:table-cell>
          <table:table-cell table:style-name="ce25" office:value-type="float" office:value="906" calcext:value-type="float">
            <text:p>906</text:p>
          </table:table-cell>
          <table:table-cell table:style-name="ce25" table:formula="of:=CUSTOMDEZINBIN(MOD([.B908];2048))" office:value-type="string" office:string-value="01110001010" calcext:value-type="string">
            <text:p>01110001010</text:p>
          </table:table-cell>
          <table:table-cell table:formula="of:=DEC2HEX([.B908];3)" office:value-type="string" office:string-value="38A" calcext:value-type="string">
            <text:p>38A</text:p>
          </table:table-cell>
          <table:table-cell table:formula="of:=MID([.A908];1;4)" office:value-type="string" office:string-value="imag" calcext:value-type="string">
            <text:p>ima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mitate</text:p>
          </table:table-cell>
          <table:table-cell table:style-name="ce25" office:value-type="float" office:value="907" calcext:value-type="float">
            <text:p>907</text:p>
          </table:table-cell>
          <table:table-cell table:style-name="ce25" table:formula="of:=CUSTOMDEZINBIN(MOD([.B909];2048))" office:value-type="string" office:string-value="01110001011" calcext:value-type="string">
            <text:p>01110001011</text:p>
          </table:table-cell>
          <table:table-cell table:formula="of:=DEC2HEX([.B909];3)" office:value-type="string" office:string-value="38B" calcext:value-type="string">
            <text:p>38B</text:p>
          </table:table-cell>
          <table:table-cell table:formula="of:=MID([.A909];1;4)" office:value-type="string" office:string-value="imit" calcext:value-type="string">
            <text:p>imi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mmense</text:p>
          </table:table-cell>
          <table:table-cell table:style-name="ce25" office:value-type="float" office:value="908" calcext:value-type="float">
            <text:p>908</text:p>
          </table:table-cell>
          <table:table-cell table:style-name="ce25" table:formula="of:=CUSTOMDEZINBIN(MOD([.B910];2048))" office:value-type="string" office:string-value="01110001100" calcext:value-type="string">
            <text:p>01110001100</text:p>
          </table:table-cell>
          <table:table-cell table:formula="of:=DEC2HEX([.B910];3)" office:value-type="string" office:string-value="38C" calcext:value-type="string">
            <text:p>38C</text:p>
          </table:table-cell>
          <table:table-cell table:formula="of:=MID([.A910];1;4)" office:value-type="string" office:string-value="imme" calcext:value-type="string">
            <text:p>imm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mmune</text:p>
          </table:table-cell>
          <table:table-cell table:style-name="ce25" office:value-type="float" office:value="909" calcext:value-type="float">
            <text:p>909</text:p>
          </table:table-cell>
          <table:table-cell table:style-name="ce25" table:formula="of:=CUSTOMDEZINBIN(MOD([.B911];2048))" office:value-type="string" office:string-value="01110001101" calcext:value-type="string">
            <text:p>01110001101</text:p>
          </table:table-cell>
          <table:table-cell table:formula="of:=DEC2HEX([.B911];3)" office:value-type="string" office:string-value="38D" calcext:value-type="string">
            <text:p>38D</text:p>
          </table:table-cell>
          <table:table-cell table:formula="of:=MID([.A911];1;4)" office:value-type="string" office:string-value="immu" calcext:value-type="string">
            <text:p>imm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mpact</text:p>
          </table:table-cell>
          <table:table-cell table:style-name="ce25" office:value-type="float" office:value="910" calcext:value-type="float">
            <text:p>910</text:p>
          </table:table-cell>
          <table:table-cell table:style-name="ce25" table:formula="of:=CUSTOMDEZINBIN(MOD([.B912];2048))" office:value-type="string" office:string-value="01110001110" calcext:value-type="string">
            <text:p>01110001110</text:p>
          </table:table-cell>
          <table:table-cell table:formula="of:=DEC2HEX([.B912];3)" office:value-type="string" office:string-value="38E" calcext:value-type="string">
            <text:p>38E</text:p>
          </table:table-cell>
          <table:table-cell table:formula="of:=MID([.A912];1;4)" office:value-type="string" office:string-value="impa" calcext:value-type="string">
            <text:p>imp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mpose</text:p>
          </table:table-cell>
          <table:table-cell table:style-name="ce25" office:value-type="float" office:value="911" calcext:value-type="float">
            <text:p>911</text:p>
          </table:table-cell>
          <table:table-cell table:style-name="ce25" table:formula="of:=CUSTOMDEZINBIN(MOD([.B913];2048))" office:value-type="string" office:string-value="01110001111" calcext:value-type="string">
            <text:p>01110001111</text:p>
          </table:table-cell>
          <table:table-cell table:formula="of:=DEC2HEX([.B913];3)" office:value-type="string" office:string-value="38F" calcext:value-type="string">
            <text:p>38F</text:p>
          </table:table-cell>
          <table:table-cell table:formula="of:=MID([.A913];1;4)" office:value-type="string" office:string-value="impo" calcext:value-type="string">
            <text:p>imp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mprove</text:p>
          </table:table-cell>
          <table:table-cell table:style-name="ce25" office:value-type="float" office:value="912" calcext:value-type="float">
            <text:p>912</text:p>
          </table:table-cell>
          <table:table-cell table:style-name="ce25" table:formula="of:=CUSTOMDEZINBIN(MOD([.B914];2048))" office:value-type="string" office:string-value="01110010000" calcext:value-type="string">
            <text:p>01110010000</text:p>
          </table:table-cell>
          <table:table-cell table:formula="of:=DEC2HEX([.B914];3)" office:value-type="string" office:string-value="390" calcext:value-type="string">
            <text:p>390</text:p>
          </table:table-cell>
          <table:table-cell table:formula="of:=MID([.A914];1;4)" office:value-type="string" office:string-value="impr" calcext:value-type="string">
            <text:p>imp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mpulse</text:p>
          </table:table-cell>
          <table:table-cell table:style-name="ce25" office:value-type="float" office:value="913" calcext:value-type="float">
            <text:p>913</text:p>
          </table:table-cell>
          <table:table-cell table:style-name="ce25" table:formula="of:=CUSTOMDEZINBIN(MOD([.B915];2048))" office:value-type="string" office:string-value="01110010001" calcext:value-type="string">
            <text:p>01110010001</text:p>
          </table:table-cell>
          <table:table-cell table:formula="of:=DEC2HEX([.B915];3)" office:value-type="string" office:string-value="391" calcext:value-type="string">
            <text:p>391</text:p>
          </table:table-cell>
          <table:table-cell table:formula="of:=MID([.A915];1;4)" office:value-type="string" office:string-value="impu" calcext:value-type="string">
            <text:p>imp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nch</text:p>
          </table:table-cell>
          <table:table-cell table:style-name="ce25" office:value-type="float" office:value="914" calcext:value-type="float">
            <text:p>914</text:p>
          </table:table-cell>
          <table:table-cell table:style-name="ce25" table:formula="of:=CUSTOMDEZINBIN(MOD([.B916];2048))" office:value-type="string" office:string-value="01110010010" calcext:value-type="string">
            <text:p>01110010010</text:p>
          </table:table-cell>
          <table:table-cell table:formula="of:=DEC2HEX([.B916];3)" office:value-type="string" office:string-value="392" calcext:value-type="string">
            <text:p>392</text:p>
          </table:table-cell>
          <table:table-cell table:formula="of:=MID([.A916];1;4)" office:value-type="string" office:string-value="inch" calcext:value-type="string">
            <text:p>inc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nclude</text:p>
          </table:table-cell>
          <table:table-cell table:style-name="ce25" office:value-type="float" office:value="915" calcext:value-type="float">
            <text:p>915</text:p>
          </table:table-cell>
          <table:table-cell table:style-name="ce25" table:formula="of:=CUSTOMDEZINBIN(MOD([.B917];2048))" office:value-type="string" office:string-value="01110010011" calcext:value-type="string">
            <text:p>01110010011</text:p>
          </table:table-cell>
          <table:table-cell table:formula="of:=DEC2HEX([.B917];3)" office:value-type="string" office:string-value="393" calcext:value-type="string">
            <text:p>393</text:p>
          </table:table-cell>
          <table:table-cell table:formula="of:=MID([.A917];1;4)" office:value-type="string" office:string-value="incl" calcext:value-type="string">
            <text:p>inc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ncome</text:p>
          </table:table-cell>
          <table:table-cell table:style-name="ce25" office:value-type="float" office:value="916" calcext:value-type="float">
            <text:p>916</text:p>
          </table:table-cell>
          <table:table-cell table:style-name="ce25" table:formula="of:=CUSTOMDEZINBIN(MOD([.B918];2048))" office:value-type="string" office:string-value="01110010100" calcext:value-type="string">
            <text:p>01110010100</text:p>
          </table:table-cell>
          <table:table-cell table:formula="of:=DEC2HEX([.B918];3)" office:value-type="string" office:string-value="394" calcext:value-type="string">
            <text:p>394</text:p>
          </table:table-cell>
          <table:table-cell table:formula="of:=MID([.A918];1;4)" office:value-type="string" office:string-value="inco" calcext:value-type="string">
            <text:p>inc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ncrease</text:p>
          </table:table-cell>
          <table:table-cell table:style-name="ce25" office:value-type="float" office:value="917" calcext:value-type="float">
            <text:p>917</text:p>
          </table:table-cell>
          <table:table-cell table:style-name="ce25" table:formula="of:=CUSTOMDEZINBIN(MOD([.B919];2048))" office:value-type="string" office:string-value="01110010101" calcext:value-type="string">
            <text:p>01110010101</text:p>
          </table:table-cell>
          <table:table-cell table:formula="of:=DEC2HEX([.B919];3)" office:value-type="string" office:string-value="395" calcext:value-type="string">
            <text:p>395</text:p>
          </table:table-cell>
          <table:table-cell table:formula="of:=MID([.A919];1;4)" office:value-type="string" office:string-value="incr" calcext:value-type="string">
            <text:p>inc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ndex</text:p>
          </table:table-cell>
          <table:table-cell table:style-name="ce25" office:value-type="float" office:value="918" calcext:value-type="float">
            <text:p>918</text:p>
          </table:table-cell>
          <table:table-cell table:style-name="ce25" table:formula="of:=CUSTOMDEZINBIN(MOD([.B920];2048))" office:value-type="string" office:string-value="01110010110" calcext:value-type="string">
            <text:p>01110010110</text:p>
          </table:table-cell>
          <table:table-cell table:formula="of:=DEC2HEX([.B920];3)" office:value-type="string" office:string-value="396" calcext:value-type="string">
            <text:p>396</text:p>
          </table:table-cell>
          <table:table-cell table:formula="of:=MID([.A920];1;4)" office:value-type="string" office:string-value="inde" calcext:value-type="string">
            <text:p>ind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ndicate</text:p>
          </table:table-cell>
          <table:table-cell table:style-name="ce25" office:value-type="float" office:value="919" calcext:value-type="float">
            <text:p>919</text:p>
          </table:table-cell>
          <table:table-cell table:style-name="ce25" table:formula="of:=CUSTOMDEZINBIN(MOD([.B921];2048))" office:value-type="string" office:string-value="01110010111" calcext:value-type="string">
            <text:p>01110010111</text:p>
          </table:table-cell>
          <table:table-cell table:formula="of:=DEC2HEX([.B921];3)" office:value-type="string" office:string-value="397" calcext:value-type="string">
            <text:p>397</text:p>
          </table:table-cell>
          <table:table-cell table:formula="of:=MID([.A921];1;4)" office:value-type="string" office:string-value="indi" calcext:value-type="string">
            <text:p>ind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ndoor</text:p>
          </table:table-cell>
          <table:table-cell table:style-name="ce25" office:value-type="float" office:value="920" calcext:value-type="float">
            <text:p>920</text:p>
          </table:table-cell>
          <table:table-cell table:style-name="ce25" table:formula="of:=CUSTOMDEZINBIN(MOD([.B922];2048))" office:value-type="string" office:string-value="01110011000" calcext:value-type="string">
            <text:p>01110011000</text:p>
          </table:table-cell>
          <table:table-cell table:formula="of:=DEC2HEX([.B922];3)" office:value-type="string" office:string-value="398" calcext:value-type="string">
            <text:p>398</text:p>
          </table:table-cell>
          <table:table-cell table:formula="of:=MID([.A922];1;4)" office:value-type="string" office:string-value="indo" calcext:value-type="string">
            <text:p>ind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ndustry</text:p>
          </table:table-cell>
          <table:table-cell table:style-name="ce25" office:value-type="float" office:value="921" calcext:value-type="float">
            <text:p>921</text:p>
          </table:table-cell>
          <table:table-cell table:style-name="ce25" table:formula="of:=CUSTOMDEZINBIN(MOD([.B923];2048))" office:value-type="string" office:string-value="01110011001" calcext:value-type="string">
            <text:p>01110011001</text:p>
          </table:table-cell>
          <table:table-cell table:formula="of:=DEC2HEX([.B923];3)" office:value-type="string" office:string-value="399" calcext:value-type="string">
            <text:p>399</text:p>
          </table:table-cell>
          <table:table-cell table:formula="of:=MID([.A923];1;4)" office:value-type="string" office:string-value="indu" calcext:value-type="string">
            <text:p>ind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nfant</text:p>
          </table:table-cell>
          <table:table-cell table:style-name="ce25" office:value-type="float" office:value="922" calcext:value-type="float">
            <text:p>922</text:p>
          </table:table-cell>
          <table:table-cell table:style-name="ce25" table:formula="of:=CUSTOMDEZINBIN(MOD([.B924];2048))" office:value-type="string" office:string-value="01110011010" calcext:value-type="string">
            <text:p>01110011010</text:p>
          </table:table-cell>
          <table:table-cell table:formula="of:=DEC2HEX([.B924];3)" office:value-type="string" office:string-value="39A" calcext:value-type="string">
            <text:p>39A</text:p>
          </table:table-cell>
          <table:table-cell table:formula="of:=MID([.A924];1;4)" office:value-type="string" office:string-value="infa" calcext:value-type="string">
            <text:p>inf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nflict</text:p>
          </table:table-cell>
          <table:table-cell table:style-name="ce25" office:value-type="float" office:value="923" calcext:value-type="float">
            <text:p>923</text:p>
          </table:table-cell>
          <table:table-cell table:style-name="ce25" table:formula="of:=CUSTOMDEZINBIN(MOD([.B925];2048))" office:value-type="string" office:string-value="01110011011" calcext:value-type="string">
            <text:p>01110011011</text:p>
          </table:table-cell>
          <table:table-cell table:formula="of:=DEC2HEX([.B925];3)" office:value-type="string" office:string-value="39B" calcext:value-type="string">
            <text:p>39B</text:p>
          </table:table-cell>
          <table:table-cell table:formula="of:=MID([.A925];1;4)" office:value-type="string" office:string-value="infl" calcext:value-type="string">
            <text:p>inf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nform</text:p>
          </table:table-cell>
          <table:table-cell table:style-name="ce25" office:value-type="float" office:value="924" calcext:value-type="float">
            <text:p>924</text:p>
          </table:table-cell>
          <table:table-cell table:style-name="ce25" table:formula="of:=CUSTOMDEZINBIN(MOD([.B926];2048))" office:value-type="string" office:string-value="01110011100" calcext:value-type="string">
            <text:p>01110011100</text:p>
          </table:table-cell>
          <table:table-cell table:formula="of:=DEC2HEX([.B926];3)" office:value-type="string" office:string-value="39C" calcext:value-type="string">
            <text:p>39C</text:p>
          </table:table-cell>
          <table:table-cell table:formula="of:=MID([.A926];1;4)" office:value-type="string" office:string-value="info" calcext:value-type="string">
            <text:p>inf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nhale</text:p>
          </table:table-cell>
          <table:table-cell table:style-name="ce25" office:value-type="float" office:value="925" calcext:value-type="float">
            <text:p>925</text:p>
          </table:table-cell>
          <table:table-cell table:style-name="ce25" table:formula="of:=CUSTOMDEZINBIN(MOD([.B927];2048))" office:value-type="string" office:string-value="01110011101" calcext:value-type="string">
            <text:p>01110011101</text:p>
          </table:table-cell>
          <table:table-cell table:formula="of:=DEC2HEX([.B927];3)" office:value-type="string" office:string-value="39D" calcext:value-type="string">
            <text:p>39D</text:p>
          </table:table-cell>
          <table:table-cell table:formula="of:=MID([.A927];1;4)" office:value-type="string" office:string-value="inha" calcext:value-type="string">
            <text:p>inh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nherit</text:p>
          </table:table-cell>
          <table:table-cell table:style-name="ce25" office:value-type="float" office:value="926" calcext:value-type="float">
            <text:p>926</text:p>
          </table:table-cell>
          <table:table-cell table:style-name="ce25" table:formula="of:=CUSTOMDEZINBIN(MOD([.B928];2048))" office:value-type="string" office:string-value="01110011110" calcext:value-type="string">
            <text:p>01110011110</text:p>
          </table:table-cell>
          <table:table-cell table:formula="of:=DEC2HEX([.B928];3)" office:value-type="string" office:string-value="39E" calcext:value-type="string">
            <text:p>39E</text:p>
          </table:table-cell>
          <table:table-cell table:formula="of:=MID([.A928];1;4)" office:value-type="string" office:string-value="inhe" calcext:value-type="string">
            <text:p>inh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nitial</text:p>
          </table:table-cell>
          <table:table-cell table:style-name="ce25" office:value-type="float" office:value="927" calcext:value-type="float">
            <text:p>927</text:p>
          </table:table-cell>
          <table:table-cell table:style-name="ce25" table:formula="of:=CUSTOMDEZINBIN(MOD([.B929];2048))" office:value-type="string" office:string-value="01110011111" calcext:value-type="string">
            <text:p>01110011111</text:p>
          </table:table-cell>
          <table:table-cell table:formula="of:=DEC2HEX([.B929];3)" office:value-type="string" office:string-value="39F" calcext:value-type="string">
            <text:p>39F</text:p>
          </table:table-cell>
          <table:table-cell table:formula="of:=MID([.A929];1;4)" office:value-type="string" office:string-value="init" calcext:value-type="string">
            <text:p>ini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nject</text:p>
          </table:table-cell>
          <table:table-cell table:style-name="ce25" office:value-type="float" office:value="928" calcext:value-type="float">
            <text:p>928</text:p>
          </table:table-cell>
          <table:table-cell table:style-name="ce25" table:formula="of:=CUSTOMDEZINBIN(MOD([.B930];2048))" office:value-type="string" office:string-value="01110100000" calcext:value-type="string">
            <text:p>01110100000</text:p>
          </table:table-cell>
          <table:table-cell table:formula="of:=DEC2HEX([.B930];3)" office:value-type="string" office:string-value="3A0" calcext:value-type="string">
            <text:p>3A0</text:p>
          </table:table-cell>
          <table:table-cell table:formula="of:=MID([.A930];1;4)" office:value-type="string" office:string-value="inje" calcext:value-type="string">
            <text:p>inj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njury</text:p>
          </table:table-cell>
          <table:table-cell table:style-name="ce25" office:value-type="float" office:value="929" calcext:value-type="float">
            <text:p>929</text:p>
          </table:table-cell>
          <table:table-cell table:style-name="ce25" table:formula="of:=CUSTOMDEZINBIN(MOD([.B931];2048))" office:value-type="string" office:string-value="01110100001" calcext:value-type="string">
            <text:p>01110100001</text:p>
          </table:table-cell>
          <table:table-cell table:formula="of:=DEC2HEX([.B931];3)" office:value-type="string" office:string-value="3A1" calcext:value-type="string">
            <text:p>3A1</text:p>
          </table:table-cell>
          <table:table-cell table:formula="of:=MID([.A931];1;4)" office:value-type="string" office:string-value="inju" calcext:value-type="string">
            <text:p>inj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nmate</text:p>
          </table:table-cell>
          <table:table-cell table:style-name="ce25" office:value-type="float" office:value="930" calcext:value-type="float">
            <text:p>930</text:p>
          </table:table-cell>
          <table:table-cell table:style-name="ce25" table:formula="of:=CUSTOMDEZINBIN(MOD([.B932];2048))" office:value-type="string" office:string-value="01110100010" calcext:value-type="string">
            <text:p>01110100010</text:p>
          </table:table-cell>
          <table:table-cell table:formula="of:=DEC2HEX([.B932];3)" office:value-type="string" office:string-value="3A2" calcext:value-type="string">
            <text:p>3A2</text:p>
          </table:table-cell>
          <table:table-cell table:formula="of:=MID([.A932];1;4)" office:value-type="string" office:string-value="inma" calcext:value-type="string">
            <text:p>inm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nner</text:p>
          </table:table-cell>
          <table:table-cell table:style-name="ce25" office:value-type="float" office:value="931" calcext:value-type="float">
            <text:p>931</text:p>
          </table:table-cell>
          <table:table-cell table:style-name="ce25" table:formula="of:=CUSTOMDEZINBIN(MOD([.B933];2048))" office:value-type="string" office:string-value="01110100011" calcext:value-type="string">
            <text:p>01110100011</text:p>
          </table:table-cell>
          <table:table-cell table:formula="of:=DEC2HEX([.B933];3)" office:value-type="string" office:string-value="3A3" calcext:value-type="string">
            <text:p>3A3</text:p>
          </table:table-cell>
          <table:table-cell table:formula="of:=MID([.A933];1;4)" office:value-type="string" office:string-value="inne" calcext:value-type="string">
            <text:p>in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nnocent</text:p>
          </table:table-cell>
          <table:table-cell table:style-name="ce25" office:value-type="float" office:value="932" calcext:value-type="float">
            <text:p>932</text:p>
          </table:table-cell>
          <table:table-cell table:style-name="ce25" table:formula="of:=CUSTOMDEZINBIN(MOD([.B934];2048))" office:value-type="string" office:string-value="01110100100" calcext:value-type="string">
            <text:p>01110100100</text:p>
          </table:table-cell>
          <table:table-cell table:formula="of:=DEC2HEX([.B934];3)" office:value-type="string" office:string-value="3A4" calcext:value-type="string">
            <text:p>3A4</text:p>
          </table:table-cell>
          <table:table-cell table:formula="of:=MID([.A934];1;4)" office:value-type="string" office:string-value="inno" calcext:value-type="string">
            <text:p>inn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nput</text:p>
          </table:table-cell>
          <table:table-cell table:style-name="ce25" office:value-type="float" office:value="933" calcext:value-type="float">
            <text:p>933</text:p>
          </table:table-cell>
          <table:table-cell table:style-name="ce25" table:formula="of:=CUSTOMDEZINBIN(MOD([.B935];2048))" office:value-type="string" office:string-value="01110100101" calcext:value-type="string">
            <text:p>01110100101</text:p>
          </table:table-cell>
          <table:table-cell table:formula="of:=DEC2HEX([.B935];3)" office:value-type="string" office:string-value="3A5" calcext:value-type="string">
            <text:p>3A5</text:p>
          </table:table-cell>
          <table:table-cell table:formula="of:=MID([.A935];1;4)" office:value-type="string" office:string-value="inpu" calcext:value-type="string">
            <text:p>inp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nquiry</text:p>
          </table:table-cell>
          <table:table-cell table:style-name="ce25" office:value-type="float" office:value="934" calcext:value-type="float">
            <text:p>934</text:p>
          </table:table-cell>
          <table:table-cell table:style-name="ce25" table:formula="of:=CUSTOMDEZINBIN(MOD([.B936];2048))" office:value-type="string" office:string-value="01110100110" calcext:value-type="string">
            <text:p>01110100110</text:p>
          </table:table-cell>
          <table:table-cell table:formula="of:=DEC2HEX([.B936];3)" office:value-type="string" office:string-value="3A6" calcext:value-type="string">
            <text:p>3A6</text:p>
          </table:table-cell>
          <table:table-cell table:formula="of:=MID([.A936];1;4)" office:value-type="string" office:string-value="inqu" calcext:value-type="string">
            <text:p>inq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nsane</text:p>
          </table:table-cell>
          <table:table-cell table:style-name="ce25" office:value-type="float" office:value="935" calcext:value-type="float">
            <text:p>935</text:p>
          </table:table-cell>
          <table:table-cell table:style-name="ce25" table:formula="of:=CUSTOMDEZINBIN(MOD([.B937];2048))" office:value-type="string" office:string-value="01110100111" calcext:value-type="string">
            <text:p>01110100111</text:p>
          </table:table-cell>
          <table:table-cell table:formula="of:=DEC2HEX([.B937];3)" office:value-type="string" office:string-value="3A7" calcext:value-type="string">
            <text:p>3A7</text:p>
          </table:table-cell>
          <table:table-cell table:formula="of:=MID([.A937];1;4)" office:value-type="string" office:string-value="insa" calcext:value-type="string">
            <text:p>ins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nsect</text:p>
          </table:table-cell>
          <table:table-cell table:style-name="ce25" office:value-type="float" office:value="936" calcext:value-type="float">
            <text:p>936</text:p>
          </table:table-cell>
          <table:table-cell table:style-name="ce25" table:formula="of:=CUSTOMDEZINBIN(MOD([.B938];2048))" office:value-type="string" office:string-value="01110101000" calcext:value-type="string">
            <text:p>01110101000</text:p>
          </table:table-cell>
          <table:table-cell table:formula="of:=DEC2HEX([.B938];3)" office:value-type="string" office:string-value="3A8" calcext:value-type="string">
            <text:p>3A8</text:p>
          </table:table-cell>
          <table:table-cell table:formula="of:=MID([.A938];1;4)" office:value-type="string" office:string-value="inse" calcext:value-type="string">
            <text:p>in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nside</text:p>
          </table:table-cell>
          <table:table-cell table:style-name="ce25" office:value-type="float" office:value="937" calcext:value-type="float">
            <text:p>937</text:p>
          </table:table-cell>
          <table:table-cell table:style-name="ce25" table:formula="of:=CUSTOMDEZINBIN(MOD([.B939];2048))" office:value-type="string" office:string-value="01110101001" calcext:value-type="string">
            <text:p>01110101001</text:p>
          </table:table-cell>
          <table:table-cell table:formula="of:=DEC2HEX([.B939];3)" office:value-type="string" office:string-value="3A9" calcext:value-type="string">
            <text:p>3A9</text:p>
          </table:table-cell>
          <table:table-cell table:formula="of:=MID([.A939];1;4)" office:value-type="string" office:string-value="insi" calcext:value-type="string">
            <text:p>ins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nspire</text:p>
          </table:table-cell>
          <table:table-cell table:style-name="ce25" office:value-type="float" office:value="938" calcext:value-type="float">
            <text:p>938</text:p>
          </table:table-cell>
          <table:table-cell table:style-name="ce25" table:formula="of:=CUSTOMDEZINBIN(MOD([.B940];2048))" office:value-type="string" office:string-value="01110101010" calcext:value-type="string">
            <text:p>01110101010</text:p>
          </table:table-cell>
          <table:table-cell table:formula="of:=DEC2HEX([.B940];3)" office:value-type="string" office:string-value="3AA" calcext:value-type="string">
            <text:p>3AA</text:p>
          </table:table-cell>
          <table:table-cell table:formula="of:=MID([.A940];1;4)" office:value-type="string" office:string-value="insp" calcext:value-type="string">
            <text:p>ins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nstall</text:p>
          </table:table-cell>
          <table:table-cell table:style-name="ce25" office:value-type="float" office:value="939" calcext:value-type="float">
            <text:p>939</text:p>
          </table:table-cell>
          <table:table-cell table:style-name="ce25" table:formula="of:=CUSTOMDEZINBIN(MOD([.B941];2048))" office:value-type="string" office:string-value="01110101011" calcext:value-type="string">
            <text:p>01110101011</text:p>
          </table:table-cell>
          <table:table-cell table:formula="of:=DEC2HEX([.B941];3)" office:value-type="string" office:string-value="3AB" calcext:value-type="string">
            <text:p>3AB</text:p>
          </table:table-cell>
          <table:table-cell table:formula="of:=MID([.A941];1;4)" office:value-type="string" office:string-value="inst" calcext:value-type="string">
            <text:p>in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ntact</text:p>
          </table:table-cell>
          <table:table-cell table:style-name="ce25" office:value-type="float" office:value="940" calcext:value-type="float">
            <text:p>940</text:p>
          </table:table-cell>
          <table:table-cell table:style-name="ce25" table:formula="of:=CUSTOMDEZINBIN(MOD([.B942];2048))" office:value-type="string" office:string-value="01110101100" calcext:value-type="string">
            <text:p>01110101100</text:p>
          </table:table-cell>
          <table:table-cell table:formula="of:=DEC2HEX([.B942];3)" office:value-type="string" office:string-value="3AC" calcext:value-type="string">
            <text:p>3AC</text:p>
          </table:table-cell>
          <table:table-cell table:formula="of:=MID([.A942];1;4)" office:value-type="string" office:string-value="inta" calcext:value-type="string">
            <text:p>int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nterest</text:p>
          </table:table-cell>
          <table:table-cell table:style-name="ce25" office:value-type="float" office:value="941" calcext:value-type="float">
            <text:p>941</text:p>
          </table:table-cell>
          <table:table-cell table:style-name="ce25" table:formula="of:=CUSTOMDEZINBIN(MOD([.B943];2048))" office:value-type="string" office:string-value="01110101101" calcext:value-type="string">
            <text:p>01110101101</text:p>
          </table:table-cell>
          <table:table-cell table:formula="of:=DEC2HEX([.B943];3)" office:value-type="string" office:string-value="3AD" calcext:value-type="string">
            <text:p>3AD</text:p>
          </table:table-cell>
          <table:table-cell table:formula="of:=MID([.A943];1;4)" office:value-type="string" office:string-value="inte" calcext:value-type="string">
            <text:p>int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nto</text:p>
          </table:table-cell>
          <table:table-cell table:style-name="ce25" office:value-type="float" office:value="942" calcext:value-type="float">
            <text:p>942</text:p>
          </table:table-cell>
          <table:table-cell table:style-name="ce25" table:formula="of:=CUSTOMDEZINBIN(MOD([.B944];2048))" office:value-type="string" office:string-value="01110101110" calcext:value-type="string">
            <text:p>01110101110</text:p>
          </table:table-cell>
          <table:table-cell table:formula="of:=DEC2HEX([.B944];3)" office:value-type="string" office:string-value="3AE" calcext:value-type="string">
            <text:p>3AE</text:p>
          </table:table-cell>
          <table:table-cell table:formula="of:=MID([.A944];1;4)" office:value-type="string" office:string-value="into" calcext:value-type="string">
            <text:p>int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nvest</text:p>
          </table:table-cell>
          <table:table-cell table:style-name="ce25" office:value-type="float" office:value="943" calcext:value-type="float">
            <text:p>943</text:p>
          </table:table-cell>
          <table:table-cell table:style-name="ce25" table:formula="of:=CUSTOMDEZINBIN(MOD([.B945];2048))" office:value-type="string" office:string-value="01110101111" calcext:value-type="string">
            <text:p>01110101111</text:p>
          </table:table-cell>
          <table:table-cell table:formula="of:=DEC2HEX([.B945];3)" office:value-type="string" office:string-value="3AF" calcext:value-type="string">
            <text:p>3AF</text:p>
          </table:table-cell>
          <table:table-cell table:formula="of:=MID([.A945];1;4)" office:value-type="string" office:string-value="inve" calcext:value-type="string">
            <text:p>inv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nvite</text:p>
          </table:table-cell>
          <table:table-cell table:style-name="ce25" office:value-type="float" office:value="944" calcext:value-type="float">
            <text:p>944</text:p>
          </table:table-cell>
          <table:table-cell table:style-name="ce25" table:formula="of:=CUSTOMDEZINBIN(MOD([.B946];2048))" office:value-type="string" office:string-value="01110110000" calcext:value-type="string">
            <text:p>01110110000</text:p>
          </table:table-cell>
          <table:table-cell table:formula="of:=DEC2HEX([.B946];3)" office:value-type="string" office:string-value="3B0" calcext:value-type="string">
            <text:p>3B0</text:p>
          </table:table-cell>
          <table:table-cell table:formula="of:=MID([.A946];1;4)" office:value-type="string" office:string-value="invi" calcext:value-type="string">
            <text:p>inv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nvolve</text:p>
          </table:table-cell>
          <table:table-cell table:style-name="ce25" office:value-type="float" office:value="945" calcext:value-type="float">
            <text:p>945</text:p>
          </table:table-cell>
          <table:table-cell table:style-name="ce25" table:formula="of:=CUSTOMDEZINBIN(MOD([.B947];2048))" office:value-type="string" office:string-value="01110110001" calcext:value-type="string">
            <text:p>01110110001</text:p>
          </table:table-cell>
          <table:table-cell table:formula="of:=DEC2HEX([.B947];3)" office:value-type="string" office:string-value="3B1" calcext:value-type="string">
            <text:p>3B1</text:p>
          </table:table-cell>
          <table:table-cell table:formula="of:=MID([.A947];1;4)" office:value-type="string" office:string-value="invo" calcext:value-type="string">
            <text:p>inv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ron</text:p>
          </table:table-cell>
          <table:table-cell table:style-name="ce25" office:value-type="float" office:value="946" calcext:value-type="float">
            <text:p>946</text:p>
          </table:table-cell>
          <table:table-cell table:style-name="ce25" table:formula="of:=CUSTOMDEZINBIN(MOD([.B948];2048))" office:value-type="string" office:string-value="01110110010" calcext:value-type="string">
            <text:p>01110110010</text:p>
          </table:table-cell>
          <table:table-cell table:formula="of:=DEC2HEX([.B948];3)" office:value-type="string" office:string-value="3B2" calcext:value-type="string">
            <text:p>3B2</text:p>
          </table:table-cell>
          <table:table-cell table:formula="of:=MID([.A948];1;4)" office:value-type="string" office:string-value="iron" calcext:value-type="string">
            <text:p>iro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sland</text:p>
          </table:table-cell>
          <table:table-cell table:style-name="ce25" office:value-type="float" office:value="947" calcext:value-type="float">
            <text:p>947</text:p>
          </table:table-cell>
          <table:table-cell table:style-name="ce25" table:formula="of:=CUSTOMDEZINBIN(MOD([.B949];2048))" office:value-type="string" office:string-value="01110110011" calcext:value-type="string">
            <text:p>01110110011</text:p>
          </table:table-cell>
          <table:table-cell table:formula="of:=DEC2HEX([.B949];3)" office:value-type="string" office:string-value="3B3" calcext:value-type="string">
            <text:p>3B3</text:p>
          </table:table-cell>
          <table:table-cell table:formula="of:=MID([.A949];1;4)" office:value-type="string" office:string-value="isla" calcext:value-type="string">
            <text:p>isl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solate</text:p>
          </table:table-cell>
          <table:table-cell table:style-name="ce25" office:value-type="float" office:value="948" calcext:value-type="float">
            <text:p>948</text:p>
          </table:table-cell>
          <table:table-cell table:style-name="ce25" table:formula="of:=CUSTOMDEZINBIN(MOD([.B950];2048))" office:value-type="string" office:string-value="01110110100" calcext:value-type="string">
            <text:p>01110110100</text:p>
          </table:table-cell>
          <table:table-cell table:formula="of:=DEC2HEX([.B950];3)" office:value-type="string" office:string-value="3B4" calcext:value-type="string">
            <text:p>3B4</text:p>
          </table:table-cell>
          <table:table-cell table:formula="of:=MID([.A950];1;4)" office:value-type="string" office:string-value="isol" calcext:value-type="string">
            <text:p>iso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ssue</text:p>
          </table:table-cell>
          <table:table-cell table:style-name="ce25" office:value-type="float" office:value="949" calcext:value-type="float">
            <text:p>949</text:p>
          </table:table-cell>
          <table:table-cell table:style-name="ce25" table:formula="of:=CUSTOMDEZINBIN(MOD([.B951];2048))" office:value-type="string" office:string-value="01110110101" calcext:value-type="string">
            <text:p>01110110101</text:p>
          </table:table-cell>
          <table:table-cell table:formula="of:=DEC2HEX([.B951];3)" office:value-type="string" office:string-value="3B5" calcext:value-type="string">
            <text:p>3B5</text:p>
          </table:table-cell>
          <table:table-cell table:formula="of:=MID([.A951];1;4)" office:value-type="string" office:string-value="issu" calcext:value-type="string">
            <text:p>iss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tem</text:p>
          </table:table-cell>
          <table:table-cell table:style-name="ce25" office:value-type="float" office:value="950" calcext:value-type="float">
            <text:p>950</text:p>
          </table:table-cell>
          <table:table-cell table:style-name="ce25" table:formula="of:=CUSTOMDEZINBIN(MOD([.B952];2048))" office:value-type="string" office:string-value="01110110110" calcext:value-type="string">
            <text:p>01110110110</text:p>
          </table:table-cell>
          <table:table-cell table:formula="of:=DEC2HEX([.B952];3)" office:value-type="string" office:string-value="3B6" calcext:value-type="string">
            <text:p>3B6</text:p>
          </table:table-cell>
          <table:table-cell table:formula="of:=MID([.A952];1;4)" office:value-type="string" office:string-value="item" calcext:value-type="string">
            <text:p>ite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vory</text:p>
          </table:table-cell>
          <table:table-cell table:style-name="ce25" office:value-type="float" office:value="951" calcext:value-type="float">
            <text:p>951</text:p>
          </table:table-cell>
          <table:table-cell table:style-name="ce25" table:formula="of:=CUSTOMDEZINBIN(MOD([.B953];2048))" office:value-type="string" office:string-value="01110110111" calcext:value-type="string">
            <text:p>01110110111</text:p>
          </table:table-cell>
          <table:table-cell table:formula="of:=DEC2HEX([.B953];3)" office:value-type="string" office:string-value="3B7" calcext:value-type="string">
            <text:p>3B7</text:p>
          </table:table-cell>
          <table:table-cell table:formula="of:=MID([.A953];1;4)" office:value-type="string" office:string-value="ivor" calcext:value-type="string">
            <text:p>ivo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jacket</text:p>
          </table:table-cell>
          <table:table-cell table:style-name="ce25" office:value-type="float" office:value="952" calcext:value-type="float">
            <text:p>952</text:p>
          </table:table-cell>
          <table:table-cell table:style-name="ce25" table:formula="of:=CUSTOMDEZINBIN(MOD([.B954];2048))" office:value-type="string" office:string-value="01110111000" calcext:value-type="string">
            <text:p>01110111000</text:p>
          </table:table-cell>
          <table:table-cell table:formula="of:=DEC2HEX([.B954];3)" office:value-type="string" office:string-value="3B8" calcext:value-type="string">
            <text:p>3B8</text:p>
          </table:table-cell>
          <table:table-cell table:formula="of:=MID([.A954];1;4)" office:value-type="string" office:string-value="jack" calcext:value-type="string">
            <text:p>jac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jaguar</text:p>
          </table:table-cell>
          <table:table-cell table:style-name="ce25" office:value-type="float" office:value="953" calcext:value-type="float">
            <text:p>953</text:p>
          </table:table-cell>
          <table:table-cell table:style-name="ce25" table:formula="of:=CUSTOMDEZINBIN(MOD([.B955];2048))" office:value-type="string" office:string-value="01110111001" calcext:value-type="string">
            <text:p>01110111001</text:p>
          </table:table-cell>
          <table:table-cell table:formula="of:=DEC2HEX([.B955];3)" office:value-type="string" office:string-value="3B9" calcext:value-type="string">
            <text:p>3B9</text:p>
          </table:table-cell>
          <table:table-cell table:formula="of:=MID([.A955];1;4)" office:value-type="string" office:string-value="jagu" calcext:value-type="string">
            <text:p>jag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jar</text:p>
          </table:table-cell>
          <table:table-cell table:style-name="ce25" office:value-type="float" office:value="954" calcext:value-type="float">
            <text:p>954</text:p>
          </table:table-cell>
          <table:table-cell table:style-name="ce25" table:formula="of:=CUSTOMDEZINBIN(MOD([.B956];2048))" office:value-type="string" office:string-value="01110111010" calcext:value-type="string">
            <text:p>01110111010</text:p>
          </table:table-cell>
          <table:table-cell table:formula="of:=DEC2HEX([.B956];3)" office:value-type="string" office:string-value="3BA" calcext:value-type="string">
            <text:p>3BA</text:p>
          </table:table-cell>
          <table:table-cell table:formula="of:=MID([.A956];1;4)" office:value-type="string" office:string-value="jar" calcext:value-type="string">
            <text:p>ja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jazz</text:p>
          </table:table-cell>
          <table:table-cell table:style-name="ce25" office:value-type="float" office:value="955" calcext:value-type="float">
            <text:p>955</text:p>
          </table:table-cell>
          <table:table-cell table:style-name="ce25" table:formula="of:=CUSTOMDEZINBIN(MOD([.B957];2048))" office:value-type="string" office:string-value="01110111011" calcext:value-type="string">
            <text:p>01110111011</text:p>
          </table:table-cell>
          <table:table-cell table:formula="of:=DEC2HEX([.B957];3)" office:value-type="string" office:string-value="3BB" calcext:value-type="string">
            <text:p>3BB</text:p>
          </table:table-cell>
          <table:table-cell table:formula="of:=MID([.A957];1;4)" office:value-type="string" office:string-value="jazz" calcext:value-type="string">
            <text:p>jazz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jealous</text:p>
          </table:table-cell>
          <table:table-cell table:style-name="ce25" office:value-type="float" office:value="956" calcext:value-type="float">
            <text:p>956</text:p>
          </table:table-cell>
          <table:table-cell table:style-name="ce25" table:formula="of:=CUSTOMDEZINBIN(MOD([.B958];2048))" office:value-type="string" office:string-value="01110111100" calcext:value-type="string">
            <text:p>01110111100</text:p>
          </table:table-cell>
          <table:table-cell table:formula="of:=DEC2HEX([.B958];3)" office:value-type="string" office:string-value="3BC" calcext:value-type="string">
            <text:p>3BC</text:p>
          </table:table-cell>
          <table:table-cell table:formula="of:=MID([.A958];1;4)" office:value-type="string" office:string-value="jeal" calcext:value-type="string">
            <text:p>jea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jeans</text:p>
          </table:table-cell>
          <table:table-cell table:style-name="ce25" office:value-type="float" office:value="957" calcext:value-type="float">
            <text:p>957</text:p>
          </table:table-cell>
          <table:table-cell table:style-name="ce25" table:formula="of:=CUSTOMDEZINBIN(MOD([.B959];2048))" office:value-type="string" office:string-value="01110111101" calcext:value-type="string">
            <text:p>01110111101</text:p>
          </table:table-cell>
          <table:table-cell table:formula="of:=DEC2HEX([.B959];3)" office:value-type="string" office:string-value="3BD" calcext:value-type="string">
            <text:p>3BD</text:p>
          </table:table-cell>
          <table:table-cell table:formula="of:=MID([.A959];1;4)" office:value-type="string" office:string-value="jean" calcext:value-type="string">
            <text:p>je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jelly</text:p>
          </table:table-cell>
          <table:table-cell table:style-name="ce25" office:value-type="float" office:value="958" calcext:value-type="float">
            <text:p>958</text:p>
          </table:table-cell>
          <table:table-cell table:style-name="ce25" table:formula="of:=CUSTOMDEZINBIN(MOD([.B960];2048))" office:value-type="string" office:string-value="01110111110" calcext:value-type="string">
            <text:p>01110111110</text:p>
          </table:table-cell>
          <table:table-cell table:formula="of:=DEC2HEX([.B960];3)" office:value-type="string" office:string-value="3BE" calcext:value-type="string">
            <text:p>3BE</text:p>
          </table:table-cell>
          <table:table-cell table:formula="of:=MID([.A960];1;4)" office:value-type="string" office:string-value="jell" calcext:value-type="string">
            <text:p>jel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jewel</text:p>
          </table:table-cell>
          <table:table-cell table:style-name="ce25" office:value-type="float" office:value="959" calcext:value-type="float">
            <text:p>959</text:p>
          </table:table-cell>
          <table:table-cell table:style-name="ce25" table:formula="of:=CUSTOMDEZINBIN(MOD([.B961];2048))" office:value-type="string" office:string-value="01110111111" calcext:value-type="string">
            <text:p>01110111111</text:p>
          </table:table-cell>
          <table:table-cell table:formula="of:=DEC2HEX([.B961];3)" office:value-type="string" office:string-value="3BF" calcext:value-type="string">
            <text:p>3BF</text:p>
          </table:table-cell>
          <table:table-cell table:formula="of:=MID([.A961];1;4)" office:value-type="string" office:string-value="jewe" calcext:value-type="string">
            <text:p>jew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job</text:p>
          </table:table-cell>
          <table:table-cell table:style-name="ce25" office:value-type="float" office:value="960" calcext:value-type="float">
            <text:p>960</text:p>
          </table:table-cell>
          <table:table-cell table:style-name="ce25" table:formula="of:=CUSTOMDEZINBIN(MOD([.B962];2048))" office:value-type="string" office:string-value="01111000000" calcext:value-type="string">
            <text:p>01111000000</text:p>
          </table:table-cell>
          <table:table-cell table:formula="of:=DEC2HEX([.B962];3)" office:value-type="string" office:string-value="3C0" calcext:value-type="string">
            <text:p>3C0</text:p>
          </table:table-cell>
          <table:table-cell table:formula="of:=MID([.A962];1;4)" office:value-type="string" office:string-value="job" calcext:value-type="string">
            <text:p>jo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join</text:p>
          </table:table-cell>
          <table:table-cell table:style-name="ce25" office:value-type="float" office:value="961" calcext:value-type="float">
            <text:p>961</text:p>
          </table:table-cell>
          <table:table-cell table:style-name="ce25" table:formula="of:=CUSTOMDEZINBIN(MOD([.B963];2048))" office:value-type="string" office:string-value="01111000001" calcext:value-type="string">
            <text:p>01111000001</text:p>
          </table:table-cell>
          <table:table-cell table:formula="of:=DEC2HEX([.B963];3)" office:value-type="string" office:string-value="3C1" calcext:value-type="string">
            <text:p>3C1</text:p>
          </table:table-cell>
          <table:table-cell table:formula="of:=MID([.A963];1;4)" office:value-type="string" office:string-value="join" calcext:value-type="string">
            <text:p>joi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joke</text:p>
          </table:table-cell>
          <table:table-cell table:style-name="ce25" office:value-type="float" office:value="962" calcext:value-type="float">
            <text:p>962</text:p>
          </table:table-cell>
          <table:table-cell table:style-name="ce25" table:formula="of:=CUSTOMDEZINBIN(MOD([.B964];2048))" office:value-type="string" office:string-value="01111000010" calcext:value-type="string">
            <text:p>01111000010</text:p>
          </table:table-cell>
          <table:table-cell table:formula="of:=DEC2HEX([.B964];3)" office:value-type="string" office:string-value="3C2" calcext:value-type="string">
            <text:p>3C2</text:p>
          </table:table-cell>
          <table:table-cell table:formula="of:=MID([.A964];1;4)" office:value-type="string" office:string-value="joke" calcext:value-type="string">
            <text:p>jok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journey</text:p>
          </table:table-cell>
          <table:table-cell table:style-name="ce25" office:value-type="float" office:value="963" calcext:value-type="float">
            <text:p>963</text:p>
          </table:table-cell>
          <table:table-cell table:style-name="ce25" table:formula="of:=CUSTOMDEZINBIN(MOD([.B965];2048))" office:value-type="string" office:string-value="01111000011" calcext:value-type="string">
            <text:p>01111000011</text:p>
          </table:table-cell>
          <table:table-cell table:formula="of:=DEC2HEX([.B965];3)" office:value-type="string" office:string-value="3C3" calcext:value-type="string">
            <text:p>3C3</text:p>
          </table:table-cell>
          <table:table-cell table:formula="of:=MID([.A965];1;4)" office:value-type="string" office:string-value="jour" calcext:value-type="string">
            <text:p>jou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joy</text:p>
          </table:table-cell>
          <table:table-cell table:style-name="ce25" office:value-type="float" office:value="964" calcext:value-type="float">
            <text:p>964</text:p>
          </table:table-cell>
          <table:table-cell table:style-name="ce25" table:formula="of:=CUSTOMDEZINBIN(MOD([.B966];2048))" office:value-type="string" office:string-value="01111000100" calcext:value-type="string">
            <text:p>01111000100</text:p>
          </table:table-cell>
          <table:table-cell table:formula="of:=DEC2HEX([.B966];3)" office:value-type="string" office:string-value="3C4" calcext:value-type="string">
            <text:p>3C4</text:p>
          </table:table-cell>
          <table:table-cell table:formula="of:=MID([.A966];1;4)" office:value-type="string" office:string-value="joy" calcext:value-type="string">
            <text:p>jo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judge</text:p>
          </table:table-cell>
          <table:table-cell table:style-name="ce25" office:value-type="float" office:value="965" calcext:value-type="float">
            <text:p>965</text:p>
          </table:table-cell>
          <table:table-cell table:style-name="ce25" table:formula="of:=CUSTOMDEZINBIN(MOD([.B967];2048))" office:value-type="string" office:string-value="01111000101" calcext:value-type="string">
            <text:p>01111000101</text:p>
          </table:table-cell>
          <table:table-cell table:formula="of:=DEC2HEX([.B967];3)" office:value-type="string" office:string-value="3C5" calcext:value-type="string">
            <text:p>3C5</text:p>
          </table:table-cell>
          <table:table-cell table:formula="of:=MID([.A967];1;4)" office:value-type="string" office:string-value="judg" calcext:value-type="string">
            <text:p>jud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juice</text:p>
          </table:table-cell>
          <table:table-cell table:style-name="ce25" office:value-type="float" office:value="966" calcext:value-type="float">
            <text:p>966</text:p>
          </table:table-cell>
          <table:table-cell table:style-name="ce25" table:formula="of:=CUSTOMDEZINBIN(MOD([.B968];2048))" office:value-type="string" office:string-value="01111000110" calcext:value-type="string">
            <text:p>01111000110</text:p>
          </table:table-cell>
          <table:table-cell table:formula="of:=DEC2HEX([.B968];3)" office:value-type="string" office:string-value="3C6" calcext:value-type="string">
            <text:p>3C6</text:p>
          </table:table-cell>
          <table:table-cell table:formula="of:=MID([.A968];1;4)" office:value-type="string" office:string-value="juic" calcext:value-type="string">
            <text:p>jui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jump</text:p>
          </table:table-cell>
          <table:table-cell table:style-name="ce25" office:value-type="float" office:value="967" calcext:value-type="float">
            <text:p>967</text:p>
          </table:table-cell>
          <table:table-cell table:style-name="ce25" table:formula="of:=CUSTOMDEZINBIN(MOD([.B969];2048))" office:value-type="string" office:string-value="01111000111" calcext:value-type="string">
            <text:p>01111000111</text:p>
          </table:table-cell>
          <table:table-cell table:formula="of:=DEC2HEX([.B969];3)" office:value-type="string" office:string-value="3C7" calcext:value-type="string">
            <text:p>3C7</text:p>
          </table:table-cell>
          <table:table-cell table:formula="of:=MID([.A969];1;4)" office:value-type="string" office:string-value="jump" calcext:value-type="string">
            <text:p>jum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jungle</text:p>
          </table:table-cell>
          <table:table-cell table:style-name="ce25" office:value-type="float" office:value="968" calcext:value-type="float">
            <text:p>968</text:p>
          </table:table-cell>
          <table:table-cell table:style-name="ce25" table:formula="of:=CUSTOMDEZINBIN(MOD([.B970];2048))" office:value-type="string" office:string-value="01111001000" calcext:value-type="string">
            <text:p>01111001000</text:p>
          </table:table-cell>
          <table:table-cell table:formula="of:=DEC2HEX([.B970];3)" office:value-type="string" office:string-value="3C8" calcext:value-type="string">
            <text:p>3C8</text:p>
          </table:table-cell>
          <table:table-cell table:formula="of:=MID([.A970];1;4)" office:value-type="string" office:string-value="jung" calcext:value-type="string">
            <text:p>jun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junior</text:p>
          </table:table-cell>
          <table:table-cell table:style-name="ce25" office:value-type="float" office:value="969" calcext:value-type="float">
            <text:p>969</text:p>
          </table:table-cell>
          <table:table-cell table:style-name="ce25" table:formula="of:=CUSTOMDEZINBIN(MOD([.B971];2048))" office:value-type="string" office:string-value="01111001001" calcext:value-type="string">
            <text:p>01111001001</text:p>
          </table:table-cell>
          <table:table-cell table:formula="of:=DEC2HEX([.B971];3)" office:value-type="string" office:string-value="3C9" calcext:value-type="string">
            <text:p>3C9</text:p>
          </table:table-cell>
          <table:table-cell table:formula="of:=MID([.A971];1;4)" office:value-type="string" office:string-value="juni" calcext:value-type="string">
            <text:p>jun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junk</text:p>
          </table:table-cell>
          <table:table-cell table:style-name="ce25" office:value-type="float" office:value="970" calcext:value-type="float">
            <text:p>970</text:p>
          </table:table-cell>
          <table:table-cell table:style-name="ce25" table:formula="of:=CUSTOMDEZINBIN(MOD([.B972];2048))" office:value-type="string" office:string-value="01111001010" calcext:value-type="string">
            <text:p>01111001010</text:p>
          </table:table-cell>
          <table:table-cell table:formula="of:=DEC2HEX([.B972];3)" office:value-type="string" office:string-value="3CA" calcext:value-type="string">
            <text:p>3CA</text:p>
          </table:table-cell>
          <table:table-cell table:formula="of:=MID([.A972];1;4)" office:value-type="string" office:string-value="junk" calcext:value-type="string">
            <text:p>jun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just</text:p>
          </table:table-cell>
          <table:table-cell table:style-name="ce25" office:value-type="float" office:value="971" calcext:value-type="float">
            <text:p>971</text:p>
          </table:table-cell>
          <table:table-cell table:style-name="ce25" table:formula="of:=CUSTOMDEZINBIN(MOD([.B973];2048))" office:value-type="string" office:string-value="01111001011" calcext:value-type="string">
            <text:p>01111001011</text:p>
          </table:table-cell>
          <table:table-cell table:formula="of:=DEC2HEX([.B973];3)" office:value-type="string" office:string-value="3CB" calcext:value-type="string">
            <text:p>3CB</text:p>
          </table:table-cell>
          <table:table-cell table:formula="of:=MID([.A973];1;4)" office:value-type="string" office:string-value="just" calcext:value-type="string">
            <text:p>ju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kangaroo</text:p>
          </table:table-cell>
          <table:table-cell table:style-name="ce25" office:value-type="float" office:value="972" calcext:value-type="float">
            <text:p>972</text:p>
          </table:table-cell>
          <table:table-cell table:style-name="ce25" table:formula="of:=CUSTOMDEZINBIN(MOD([.B974];2048))" office:value-type="string" office:string-value="01111001100" calcext:value-type="string">
            <text:p>01111001100</text:p>
          </table:table-cell>
          <table:table-cell table:formula="of:=DEC2HEX([.B974];3)" office:value-type="string" office:string-value="3CC" calcext:value-type="string">
            <text:p>3CC</text:p>
          </table:table-cell>
          <table:table-cell table:formula="of:=MID([.A974];1;4)" office:value-type="string" office:string-value="kang" calcext:value-type="string">
            <text:p>kan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keen</text:p>
          </table:table-cell>
          <table:table-cell table:style-name="ce25" office:value-type="float" office:value="973" calcext:value-type="float">
            <text:p>973</text:p>
          </table:table-cell>
          <table:table-cell table:style-name="ce25" table:formula="of:=CUSTOMDEZINBIN(MOD([.B975];2048))" office:value-type="string" office:string-value="01111001101" calcext:value-type="string">
            <text:p>01111001101</text:p>
          </table:table-cell>
          <table:table-cell table:formula="of:=DEC2HEX([.B975];3)" office:value-type="string" office:string-value="3CD" calcext:value-type="string">
            <text:p>3CD</text:p>
          </table:table-cell>
          <table:table-cell table:formula="of:=MID([.A975];1;4)" office:value-type="string" office:string-value="keen" calcext:value-type="string">
            <text:p>kee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keep</text:p>
          </table:table-cell>
          <table:table-cell table:style-name="ce25" office:value-type="float" office:value="974" calcext:value-type="float">
            <text:p>974</text:p>
          </table:table-cell>
          <table:table-cell table:style-name="ce25" table:formula="of:=CUSTOMDEZINBIN(MOD([.B976];2048))" office:value-type="string" office:string-value="01111001110" calcext:value-type="string">
            <text:p>01111001110</text:p>
          </table:table-cell>
          <table:table-cell table:formula="of:=DEC2HEX([.B976];3)" office:value-type="string" office:string-value="3CE" calcext:value-type="string">
            <text:p>3CE</text:p>
          </table:table-cell>
          <table:table-cell table:formula="of:=MID([.A976];1;4)" office:value-type="string" office:string-value="keep" calcext:value-type="string">
            <text:p>kee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ketchup</text:p>
          </table:table-cell>
          <table:table-cell table:style-name="ce25" office:value-type="float" office:value="975" calcext:value-type="float">
            <text:p>975</text:p>
          </table:table-cell>
          <table:table-cell table:style-name="ce25" table:formula="of:=CUSTOMDEZINBIN(MOD([.B977];2048))" office:value-type="string" office:string-value="01111001111" calcext:value-type="string">
            <text:p>01111001111</text:p>
          </table:table-cell>
          <table:table-cell table:formula="of:=DEC2HEX([.B977];3)" office:value-type="string" office:string-value="3CF" calcext:value-type="string">
            <text:p>3CF</text:p>
          </table:table-cell>
          <table:table-cell table:formula="of:=MID([.A977];1;4)" office:value-type="string" office:string-value="ketc" calcext:value-type="string">
            <text:p>ket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key</text:p>
          </table:table-cell>
          <table:table-cell table:style-name="ce25" office:value-type="float" office:value="976" calcext:value-type="float">
            <text:p>976</text:p>
          </table:table-cell>
          <table:table-cell table:style-name="ce25" table:formula="of:=CUSTOMDEZINBIN(MOD([.B978];2048))" office:value-type="string" office:string-value="01111010000" calcext:value-type="string">
            <text:p>01111010000</text:p>
          </table:table-cell>
          <table:table-cell table:formula="of:=DEC2HEX([.B978];3)" office:value-type="string" office:string-value="3D0" calcext:value-type="string">
            <text:p>3D0</text:p>
          </table:table-cell>
          <table:table-cell table:formula="of:=MID([.A978];1;4)" office:value-type="string" office:string-value="key" calcext:value-type="string">
            <text:p>ke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kick</text:p>
          </table:table-cell>
          <table:table-cell table:style-name="ce25" office:value-type="float" office:value="977" calcext:value-type="float">
            <text:p>977</text:p>
          </table:table-cell>
          <table:table-cell table:style-name="ce25" table:formula="of:=CUSTOMDEZINBIN(MOD([.B979];2048))" office:value-type="string" office:string-value="01111010001" calcext:value-type="string">
            <text:p>01111010001</text:p>
          </table:table-cell>
          <table:table-cell table:formula="of:=DEC2HEX([.B979];3)" office:value-type="string" office:string-value="3D1" calcext:value-type="string">
            <text:p>3D1</text:p>
          </table:table-cell>
          <table:table-cell table:formula="of:=MID([.A979];1;4)" office:value-type="string" office:string-value="kick" calcext:value-type="string">
            <text:p>kic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kid</text:p>
          </table:table-cell>
          <table:table-cell table:style-name="ce25" office:value-type="float" office:value="978" calcext:value-type="float">
            <text:p>978</text:p>
          </table:table-cell>
          <table:table-cell table:style-name="ce25" table:formula="of:=CUSTOMDEZINBIN(MOD([.B980];2048))" office:value-type="string" office:string-value="01111010010" calcext:value-type="string">
            <text:p>01111010010</text:p>
          </table:table-cell>
          <table:table-cell table:formula="of:=DEC2HEX([.B980];3)" office:value-type="string" office:string-value="3D2" calcext:value-type="string">
            <text:p>3D2</text:p>
          </table:table-cell>
          <table:table-cell table:formula="of:=MID([.A980];1;4)" office:value-type="string" office:string-value="kid" calcext:value-type="string">
            <text:p>ki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kidney</text:p>
          </table:table-cell>
          <table:table-cell table:style-name="ce25" office:value-type="float" office:value="979" calcext:value-type="float">
            <text:p>979</text:p>
          </table:table-cell>
          <table:table-cell table:style-name="ce25" table:formula="of:=CUSTOMDEZINBIN(MOD([.B981];2048))" office:value-type="string" office:string-value="01111010011" calcext:value-type="string">
            <text:p>01111010011</text:p>
          </table:table-cell>
          <table:table-cell table:formula="of:=DEC2HEX([.B981];3)" office:value-type="string" office:string-value="3D3" calcext:value-type="string">
            <text:p>3D3</text:p>
          </table:table-cell>
          <table:table-cell table:formula="of:=MID([.A981];1;4)" office:value-type="string" office:string-value="kidn" calcext:value-type="string">
            <text:p>kid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kind</text:p>
          </table:table-cell>
          <table:table-cell table:style-name="ce25" office:value-type="float" office:value="980" calcext:value-type="float">
            <text:p>980</text:p>
          </table:table-cell>
          <table:table-cell table:style-name="ce25" table:formula="of:=CUSTOMDEZINBIN(MOD([.B982];2048))" office:value-type="string" office:string-value="01111010100" calcext:value-type="string">
            <text:p>01111010100</text:p>
          </table:table-cell>
          <table:table-cell table:formula="of:=DEC2HEX([.B982];3)" office:value-type="string" office:string-value="3D4" calcext:value-type="string">
            <text:p>3D4</text:p>
          </table:table-cell>
          <table:table-cell table:formula="of:=MID([.A982];1;4)" office:value-type="string" office:string-value="kind" calcext:value-type="string">
            <text:p>kin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kingdom</text:p>
          </table:table-cell>
          <table:table-cell table:style-name="ce25" office:value-type="float" office:value="981" calcext:value-type="float">
            <text:p>981</text:p>
          </table:table-cell>
          <table:table-cell table:style-name="ce25" table:formula="of:=CUSTOMDEZINBIN(MOD([.B983];2048))" office:value-type="string" office:string-value="01111010101" calcext:value-type="string">
            <text:p>01111010101</text:p>
          </table:table-cell>
          <table:table-cell table:formula="of:=DEC2HEX([.B983];3)" office:value-type="string" office:string-value="3D5" calcext:value-type="string">
            <text:p>3D5</text:p>
          </table:table-cell>
          <table:table-cell table:formula="of:=MID([.A983];1;4)" office:value-type="string" office:string-value="king" calcext:value-type="string">
            <text:p>kin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kiss</text:p>
          </table:table-cell>
          <table:table-cell table:style-name="ce25" office:value-type="float" office:value="982" calcext:value-type="float">
            <text:p>982</text:p>
          </table:table-cell>
          <table:table-cell table:style-name="ce25" table:formula="of:=CUSTOMDEZINBIN(MOD([.B984];2048))" office:value-type="string" office:string-value="01111010110" calcext:value-type="string">
            <text:p>01111010110</text:p>
          </table:table-cell>
          <table:table-cell table:formula="of:=DEC2HEX([.B984];3)" office:value-type="string" office:string-value="3D6" calcext:value-type="string">
            <text:p>3D6</text:p>
          </table:table-cell>
          <table:table-cell table:formula="of:=MID([.A984];1;4)" office:value-type="string" office:string-value="kiss" calcext:value-type="string">
            <text:p>kis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kit</text:p>
          </table:table-cell>
          <table:table-cell table:style-name="ce25" office:value-type="float" office:value="983" calcext:value-type="float">
            <text:p>983</text:p>
          </table:table-cell>
          <table:table-cell table:style-name="ce25" table:formula="of:=CUSTOMDEZINBIN(MOD([.B985];2048))" office:value-type="string" office:string-value="01111010111" calcext:value-type="string">
            <text:p>01111010111</text:p>
          </table:table-cell>
          <table:table-cell table:formula="of:=DEC2HEX([.B985];3)" office:value-type="string" office:string-value="3D7" calcext:value-type="string">
            <text:p>3D7</text:p>
          </table:table-cell>
          <table:table-cell table:formula="of:=MID([.A985];1;4)" office:value-type="string" office:string-value="kit" calcext:value-type="string">
            <text:p>ki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kitchen</text:p>
          </table:table-cell>
          <table:table-cell table:style-name="ce25" office:value-type="float" office:value="984" calcext:value-type="float">
            <text:p>984</text:p>
          </table:table-cell>
          <table:table-cell table:style-name="ce25" table:formula="of:=CUSTOMDEZINBIN(MOD([.B986];2048))" office:value-type="string" office:string-value="01111011000" calcext:value-type="string">
            <text:p>01111011000</text:p>
          </table:table-cell>
          <table:table-cell table:formula="of:=DEC2HEX([.B986];3)" office:value-type="string" office:string-value="3D8" calcext:value-type="string">
            <text:p>3D8</text:p>
          </table:table-cell>
          <table:table-cell table:formula="of:=MID([.A986];1;4)" office:value-type="string" office:string-value="kitc" calcext:value-type="string">
            <text:p>kit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kite</text:p>
          </table:table-cell>
          <table:table-cell table:style-name="ce25" office:value-type="float" office:value="985" calcext:value-type="float">
            <text:p>985</text:p>
          </table:table-cell>
          <table:table-cell table:style-name="ce25" table:formula="of:=CUSTOMDEZINBIN(MOD([.B987];2048))" office:value-type="string" office:string-value="01111011001" calcext:value-type="string">
            <text:p>01111011001</text:p>
          </table:table-cell>
          <table:table-cell table:formula="of:=DEC2HEX([.B987];3)" office:value-type="string" office:string-value="3D9" calcext:value-type="string">
            <text:p>3D9</text:p>
          </table:table-cell>
          <table:table-cell table:formula="of:=MID([.A987];1;4)" office:value-type="string" office:string-value="kite" calcext:value-type="string">
            <text:p>kit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kitten</text:p>
          </table:table-cell>
          <table:table-cell table:style-name="ce25" office:value-type="float" office:value="986" calcext:value-type="float">
            <text:p>986</text:p>
          </table:table-cell>
          <table:table-cell table:style-name="ce25" table:formula="of:=CUSTOMDEZINBIN(MOD([.B988];2048))" office:value-type="string" office:string-value="01111011010" calcext:value-type="string">
            <text:p>01111011010</text:p>
          </table:table-cell>
          <table:table-cell table:formula="of:=DEC2HEX([.B988];3)" office:value-type="string" office:string-value="3DA" calcext:value-type="string">
            <text:p>3DA</text:p>
          </table:table-cell>
          <table:table-cell table:formula="of:=MID([.A988];1;4)" office:value-type="string" office:string-value="kitt" calcext:value-type="string">
            <text:p>kit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kiwi</text:p>
          </table:table-cell>
          <table:table-cell table:style-name="ce25" office:value-type="float" office:value="987" calcext:value-type="float">
            <text:p>987</text:p>
          </table:table-cell>
          <table:table-cell table:style-name="ce25" table:formula="of:=CUSTOMDEZINBIN(MOD([.B989];2048))" office:value-type="string" office:string-value="01111011011" calcext:value-type="string">
            <text:p>01111011011</text:p>
          </table:table-cell>
          <table:table-cell table:formula="of:=DEC2HEX([.B989];3)" office:value-type="string" office:string-value="3DB" calcext:value-type="string">
            <text:p>3DB</text:p>
          </table:table-cell>
          <table:table-cell table:formula="of:=MID([.A989];1;4)" office:value-type="string" office:string-value="kiwi" calcext:value-type="string">
            <text:p>kiw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knee</text:p>
          </table:table-cell>
          <table:table-cell table:style-name="ce25" office:value-type="float" office:value="988" calcext:value-type="float">
            <text:p>988</text:p>
          </table:table-cell>
          <table:table-cell table:style-name="ce25" table:formula="of:=CUSTOMDEZINBIN(MOD([.B990];2048))" office:value-type="string" office:string-value="01111011100" calcext:value-type="string">
            <text:p>01111011100</text:p>
          </table:table-cell>
          <table:table-cell table:formula="of:=DEC2HEX([.B990];3)" office:value-type="string" office:string-value="3DC" calcext:value-type="string">
            <text:p>3DC</text:p>
          </table:table-cell>
          <table:table-cell table:formula="of:=MID([.A990];1;4)" office:value-type="string" office:string-value="knee" calcext:value-type="string">
            <text:p>kne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knife</text:p>
          </table:table-cell>
          <table:table-cell table:style-name="ce25" office:value-type="float" office:value="989" calcext:value-type="float">
            <text:p>989</text:p>
          </table:table-cell>
          <table:table-cell table:style-name="ce25" table:formula="of:=CUSTOMDEZINBIN(MOD([.B991];2048))" office:value-type="string" office:string-value="01111011101" calcext:value-type="string">
            <text:p>01111011101</text:p>
          </table:table-cell>
          <table:table-cell table:formula="of:=DEC2HEX([.B991];3)" office:value-type="string" office:string-value="3DD" calcext:value-type="string">
            <text:p>3DD</text:p>
          </table:table-cell>
          <table:table-cell table:formula="of:=MID([.A991];1;4)" office:value-type="string" office:string-value="knif" calcext:value-type="string">
            <text:p>kni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knock</text:p>
          </table:table-cell>
          <table:table-cell table:style-name="ce25" office:value-type="float" office:value="990" calcext:value-type="float">
            <text:p>990</text:p>
          </table:table-cell>
          <table:table-cell table:style-name="ce25" table:formula="of:=CUSTOMDEZINBIN(MOD([.B992];2048))" office:value-type="string" office:string-value="01111011110" calcext:value-type="string">
            <text:p>01111011110</text:p>
          </table:table-cell>
          <table:table-cell table:formula="of:=DEC2HEX([.B992];3)" office:value-type="string" office:string-value="3DE" calcext:value-type="string">
            <text:p>3DE</text:p>
          </table:table-cell>
          <table:table-cell table:formula="of:=MID([.A992];1;4)" office:value-type="string" office:string-value="knoc" calcext:value-type="string">
            <text:p>kno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know</text:p>
          </table:table-cell>
          <table:table-cell table:style-name="ce25" office:value-type="float" office:value="991" calcext:value-type="float">
            <text:p>991</text:p>
          </table:table-cell>
          <table:table-cell table:style-name="ce25" table:formula="of:=CUSTOMDEZINBIN(MOD([.B993];2048))" office:value-type="string" office:string-value="01111011111" calcext:value-type="string">
            <text:p>01111011111</text:p>
          </table:table-cell>
          <table:table-cell table:formula="of:=DEC2HEX([.B993];3)" office:value-type="string" office:string-value="3DF" calcext:value-type="string">
            <text:p>3DF</text:p>
          </table:table-cell>
          <table:table-cell table:formula="of:=MID([.A993];1;4)" office:value-type="string" office:string-value="know" calcext:value-type="string">
            <text:p>know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ab</text:p>
          </table:table-cell>
          <table:table-cell table:style-name="ce25" office:value-type="float" office:value="992" calcext:value-type="float">
            <text:p>992</text:p>
          </table:table-cell>
          <table:table-cell table:style-name="ce25" table:formula="of:=CUSTOMDEZINBIN(MOD([.B994];2048))" office:value-type="string" office:string-value="01111100000" calcext:value-type="string">
            <text:p>01111100000</text:p>
          </table:table-cell>
          <table:table-cell table:formula="of:=DEC2HEX([.B994];3)" office:value-type="string" office:string-value="3E0" calcext:value-type="string">
            <text:p>3E0</text:p>
          </table:table-cell>
          <table:table-cell table:formula="of:=MID([.A994];1;4)" office:value-type="string" office:string-value="lab" calcext:value-type="string">
            <text:p>la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abel</text:p>
          </table:table-cell>
          <table:table-cell table:style-name="ce25" office:value-type="float" office:value="993" calcext:value-type="float">
            <text:p>993</text:p>
          </table:table-cell>
          <table:table-cell table:style-name="ce25" table:formula="of:=CUSTOMDEZINBIN(MOD([.B995];2048))" office:value-type="string" office:string-value="01111100001" calcext:value-type="string">
            <text:p>01111100001</text:p>
          </table:table-cell>
          <table:table-cell table:formula="of:=DEC2HEX([.B995];3)" office:value-type="string" office:string-value="3E1" calcext:value-type="string">
            <text:p>3E1</text:p>
          </table:table-cell>
          <table:table-cell table:formula="of:=MID([.A995];1;4)" office:value-type="string" office:string-value="labe" calcext:value-type="string">
            <text:p>lab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abor</text:p>
          </table:table-cell>
          <table:table-cell table:style-name="ce25" office:value-type="float" office:value="994" calcext:value-type="float">
            <text:p>994</text:p>
          </table:table-cell>
          <table:table-cell table:style-name="ce25" table:formula="of:=CUSTOMDEZINBIN(MOD([.B996];2048))" office:value-type="string" office:string-value="01111100010" calcext:value-type="string">
            <text:p>01111100010</text:p>
          </table:table-cell>
          <table:table-cell table:formula="of:=DEC2HEX([.B996];3)" office:value-type="string" office:string-value="3E2" calcext:value-type="string">
            <text:p>3E2</text:p>
          </table:table-cell>
          <table:table-cell table:formula="of:=MID([.A996];1;4)" office:value-type="string" office:string-value="labo" calcext:value-type="string">
            <text:p>lab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adder</text:p>
          </table:table-cell>
          <table:table-cell table:style-name="ce25" office:value-type="float" office:value="995" calcext:value-type="float">
            <text:p>995</text:p>
          </table:table-cell>
          <table:table-cell table:style-name="ce25" table:formula="of:=CUSTOMDEZINBIN(MOD([.B997];2048))" office:value-type="string" office:string-value="01111100011" calcext:value-type="string">
            <text:p>01111100011</text:p>
          </table:table-cell>
          <table:table-cell table:formula="of:=DEC2HEX([.B997];3)" office:value-type="string" office:string-value="3E3" calcext:value-type="string">
            <text:p>3E3</text:p>
          </table:table-cell>
          <table:table-cell table:formula="of:=MID([.A997];1;4)" office:value-type="string" office:string-value="ladd" calcext:value-type="string">
            <text:p>lad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ady</text:p>
          </table:table-cell>
          <table:table-cell table:style-name="ce25" office:value-type="float" office:value="996" calcext:value-type="float">
            <text:p>996</text:p>
          </table:table-cell>
          <table:table-cell table:style-name="ce25" table:formula="of:=CUSTOMDEZINBIN(MOD([.B998];2048))" office:value-type="string" office:string-value="01111100100" calcext:value-type="string">
            <text:p>01111100100</text:p>
          </table:table-cell>
          <table:table-cell table:formula="of:=DEC2HEX([.B998];3)" office:value-type="string" office:string-value="3E4" calcext:value-type="string">
            <text:p>3E4</text:p>
          </table:table-cell>
          <table:table-cell table:formula="of:=MID([.A998];1;4)" office:value-type="string" office:string-value="lady" calcext:value-type="string">
            <text:p>lad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ake</text:p>
          </table:table-cell>
          <table:table-cell table:style-name="ce25" office:value-type="float" office:value="997" calcext:value-type="float">
            <text:p>997</text:p>
          </table:table-cell>
          <table:table-cell table:style-name="ce25" table:formula="of:=CUSTOMDEZINBIN(MOD([.B999];2048))" office:value-type="string" office:string-value="01111100101" calcext:value-type="string">
            <text:p>01111100101</text:p>
          </table:table-cell>
          <table:table-cell table:formula="of:=DEC2HEX([.B999];3)" office:value-type="string" office:string-value="3E5" calcext:value-type="string">
            <text:p>3E5</text:p>
          </table:table-cell>
          <table:table-cell table:formula="of:=MID([.A999];1;4)" office:value-type="string" office:string-value="lake" calcext:value-type="string">
            <text:p>lak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amp</text:p>
          </table:table-cell>
          <table:table-cell table:style-name="ce25" office:value-type="float" office:value="998" calcext:value-type="float">
            <text:p>998</text:p>
          </table:table-cell>
          <table:table-cell table:style-name="ce25" table:formula="of:=CUSTOMDEZINBIN(MOD([.B1000];2048))" office:value-type="string" office:string-value="01111100110" calcext:value-type="string">
            <text:p>01111100110</text:p>
          </table:table-cell>
          <table:table-cell table:formula="of:=DEC2HEX([.B1000];3)" office:value-type="string" office:string-value="3E6" calcext:value-type="string">
            <text:p>3E6</text:p>
          </table:table-cell>
          <table:table-cell table:formula="of:=MID([.A1000];1;4)" office:value-type="string" office:string-value="lamp" calcext:value-type="string">
            <text:p>lam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anguage</text:p>
          </table:table-cell>
          <table:table-cell table:style-name="ce25" office:value-type="float" office:value="999" calcext:value-type="float">
            <text:p>999</text:p>
          </table:table-cell>
          <table:table-cell table:style-name="ce25" table:formula="of:=CUSTOMDEZINBIN(MOD([.B1001];2048))" office:value-type="string" office:string-value="01111100111" calcext:value-type="string">
            <text:p>01111100111</text:p>
          </table:table-cell>
          <table:table-cell table:formula="of:=DEC2HEX([.B1001];3)" office:value-type="string" office:string-value="3E7" calcext:value-type="string">
            <text:p>3E7</text:p>
          </table:table-cell>
          <table:table-cell table:formula="of:=MID([.A1001];1;4)" office:value-type="string" office:string-value="lang" calcext:value-type="string">
            <text:p>lan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aptop</text:p>
          </table:table-cell>
          <table:table-cell table:style-name="ce25" office:value-type="float" office:value="1000" calcext:value-type="float">
            <text:p>1000</text:p>
          </table:table-cell>
          <table:table-cell table:style-name="ce25" table:formula="of:=CUSTOMDEZINBIN(MOD([.B1002];2048))" office:value-type="string" office:string-value="01111101000" calcext:value-type="string">
            <text:p>01111101000</text:p>
          </table:table-cell>
          <table:table-cell table:formula="of:=DEC2HEX([.B1002];3)" office:value-type="string" office:string-value="3E8" calcext:value-type="string">
            <text:p>3E8</text:p>
          </table:table-cell>
          <table:table-cell table:formula="of:=MID([.A1002];1;4)" office:value-type="string" office:string-value="lapt" calcext:value-type="string">
            <text:p>lap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arge</text:p>
          </table:table-cell>
          <table:table-cell table:style-name="ce25" office:value-type="float" office:value="1001" calcext:value-type="float">
            <text:p>1001</text:p>
          </table:table-cell>
          <table:table-cell table:style-name="ce25" table:formula="of:=CUSTOMDEZINBIN(MOD([.B1003];2048))" office:value-type="string" office:string-value="01111101001" calcext:value-type="string">
            <text:p>01111101001</text:p>
          </table:table-cell>
          <table:table-cell table:formula="of:=DEC2HEX([.B1003];3)" office:value-type="string" office:string-value="3E9" calcext:value-type="string">
            <text:p>3E9</text:p>
          </table:table-cell>
          <table:table-cell table:formula="of:=MID([.A1003];1;4)" office:value-type="string" office:string-value="larg" calcext:value-type="string">
            <text:p>lar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ater</text:p>
          </table:table-cell>
          <table:table-cell table:style-name="ce25" office:value-type="float" office:value="1002" calcext:value-type="float">
            <text:p>1002</text:p>
          </table:table-cell>
          <table:table-cell table:style-name="ce25" table:formula="of:=CUSTOMDEZINBIN(MOD([.B1004];2048))" office:value-type="string" office:string-value="01111101010" calcext:value-type="string">
            <text:p>01111101010</text:p>
          </table:table-cell>
          <table:table-cell table:formula="of:=DEC2HEX([.B1004];3)" office:value-type="string" office:string-value="3EA" calcext:value-type="string">
            <text:p>3EA</text:p>
          </table:table-cell>
          <table:table-cell table:formula="of:=MID([.A1004];1;4)" office:value-type="string" office:string-value="late" calcext:value-type="string">
            <text:p>lat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atin</text:p>
          </table:table-cell>
          <table:table-cell table:style-name="ce25" office:value-type="float" office:value="1003" calcext:value-type="float">
            <text:p>1003</text:p>
          </table:table-cell>
          <table:table-cell table:style-name="ce25" table:formula="of:=CUSTOMDEZINBIN(MOD([.B1005];2048))" office:value-type="string" office:string-value="01111101011" calcext:value-type="string">
            <text:p>01111101011</text:p>
          </table:table-cell>
          <table:table-cell table:formula="of:=DEC2HEX([.B1005];3)" office:value-type="string" office:string-value="3EB" calcext:value-type="string">
            <text:p>3EB</text:p>
          </table:table-cell>
          <table:table-cell table:formula="of:=MID([.A1005];1;4)" office:value-type="string" office:string-value="lati" calcext:value-type="string">
            <text:p>lat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augh</text:p>
          </table:table-cell>
          <table:table-cell table:style-name="ce25" office:value-type="float" office:value="1004" calcext:value-type="float">
            <text:p>1004</text:p>
          </table:table-cell>
          <table:table-cell table:style-name="ce25" table:formula="of:=CUSTOMDEZINBIN(MOD([.B1006];2048))" office:value-type="string" office:string-value="01111101100" calcext:value-type="string">
            <text:p>01111101100</text:p>
          </table:table-cell>
          <table:table-cell table:formula="of:=DEC2HEX([.B1006];3)" office:value-type="string" office:string-value="3EC" calcext:value-type="string">
            <text:p>3EC</text:p>
          </table:table-cell>
          <table:table-cell table:formula="of:=MID([.A1006];1;4)" office:value-type="string" office:string-value="laug" calcext:value-type="string">
            <text:p>lau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aundry</text:p>
          </table:table-cell>
          <table:table-cell table:style-name="ce25" office:value-type="float" office:value="1005" calcext:value-type="float">
            <text:p>1005</text:p>
          </table:table-cell>
          <table:table-cell table:style-name="ce25" table:formula="of:=CUSTOMDEZINBIN(MOD([.B1007];2048))" office:value-type="string" office:string-value="01111101101" calcext:value-type="string">
            <text:p>01111101101</text:p>
          </table:table-cell>
          <table:table-cell table:formula="of:=DEC2HEX([.B1007];3)" office:value-type="string" office:string-value="3ED" calcext:value-type="string">
            <text:p>3ED</text:p>
          </table:table-cell>
          <table:table-cell table:formula="of:=MID([.A1007];1;4)" office:value-type="string" office:string-value="laun" calcext:value-type="string">
            <text:p>lau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ava</text:p>
          </table:table-cell>
          <table:table-cell table:style-name="ce25" office:value-type="float" office:value="1006" calcext:value-type="float">
            <text:p>1006</text:p>
          </table:table-cell>
          <table:table-cell table:style-name="ce25" table:formula="of:=CUSTOMDEZINBIN(MOD([.B1008];2048))" office:value-type="string" office:string-value="01111101110" calcext:value-type="string">
            <text:p>01111101110</text:p>
          </table:table-cell>
          <table:table-cell table:formula="of:=DEC2HEX([.B1008];3)" office:value-type="string" office:string-value="3EE" calcext:value-type="string">
            <text:p>3EE</text:p>
          </table:table-cell>
          <table:table-cell table:formula="of:=MID([.A1008];1;4)" office:value-type="string" office:string-value="lava" calcext:value-type="string">
            <text:p>lav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aw</text:p>
          </table:table-cell>
          <table:table-cell table:style-name="ce25" office:value-type="float" office:value="1007" calcext:value-type="float">
            <text:p>1007</text:p>
          </table:table-cell>
          <table:table-cell table:style-name="ce25" table:formula="of:=CUSTOMDEZINBIN(MOD([.B1009];2048))" office:value-type="string" office:string-value="01111101111" calcext:value-type="string">
            <text:p>01111101111</text:p>
          </table:table-cell>
          <table:table-cell table:formula="of:=DEC2HEX([.B1009];3)" office:value-type="string" office:string-value="3EF" calcext:value-type="string">
            <text:p>3EF</text:p>
          </table:table-cell>
          <table:table-cell table:formula="of:=MID([.A1009];1;4)" office:value-type="string" office:string-value="law" calcext:value-type="string">
            <text:p>law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awn</text:p>
          </table:table-cell>
          <table:table-cell table:style-name="ce25" office:value-type="float" office:value="1008" calcext:value-type="float">
            <text:p>1008</text:p>
          </table:table-cell>
          <table:table-cell table:style-name="ce25" table:formula="of:=CUSTOMDEZINBIN(MOD([.B1010];2048))" office:value-type="string" office:string-value="01111110000" calcext:value-type="string">
            <text:p>01111110000</text:p>
          </table:table-cell>
          <table:table-cell table:formula="of:=DEC2HEX([.B1010];3)" office:value-type="string" office:string-value="3F0" calcext:value-type="string">
            <text:p>3F0</text:p>
          </table:table-cell>
          <table:table-cell table:formula="of:=MID([.A1010];1;4)" office:value-type="string" office:string-value="lawn" calcext:value-type="string">
            <text:p>law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awsuit</text:p>
          </table:table-cell>
          <table:table-cell table:style-name="ce25" office:value-type="float" office:value="1009" calcext:value-type="float">
            <text:p>1009</text:p>
          </table:table-cell>
          <table:table-cell table:style-name="ce25" table:formula="of:=CUSTOMDEZINBIN(MOD([.B1011];2048))" office:value-type="string" office:string-value="01111110001" calcext:value-type="string">
            <text:p>01111110001</text:p>
          </table:table-cell>
          <table:table-cell table:formula="of:=DEC2HEX([.B1011];3)" office:value-type="string" office:string-value="3F1" calcext:value-type="string">
            <text:p>3F1</text:p>
          </table:table-cell>
          <table:table-cell table:formula="of:=MID([.A1011];1;4)" office:value-type="string" office:string-value="laws" calcext:value-type="string">
            <text:p>law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ayer</text:p>
          </table:table-cell>
          <table:table-cell table:style-name="ce25" office:value-type="float" office:value="1010" calcext:value-type="float">
            <text:p>1010</text:p>
          </table:table-cell>
          <table:table-cell table:style-name="ce25" table:formula="of:=CUSTOMDEZINBIN(MOD([.B1012];2048))" office:value-type="string" office:string-value="01111110010" calcext:value-type="string">
            <text:p>01111110010</text:p>
          </table:table-cell>
          <table:table-cell table:formula="of:=DEC2HEX([.B1012];3)" office:value-type="string" office:string-value="3F2" calcext:value-type="string">
            <text:p>3F2</text:p>
          </table:table-cell>
          <table:table-cell table:formula="of:=MID([.A1012];1;4)" office:value-type="string" office:string-value="laye" calcext:value-type="string">
            <text:p>lay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azy</text:p>
          </table:table-cell>
          <table:table-cell table:style-name="ce25" office:value-type="float" office:value="1011" calcext:value-type="float">
            <text:p>1011</text:p>
          </table:table-cell>
          <table:table-cell table:style-name="ce25" table:formula="of:=CUSTOMDEZINBIN(MOD([.B1013];2048))" office:value-type="string" office:string-value="01111110011" calcext:value-type="string">
            <text:p>01111110011</text:p>
          </table:table-cell>
          <table:table-cell table:formula="of:=DEC2HEX([.B1013];3)" office:value-type="string" office:string-value="3F3" calcext:value-type="string">
            <text:p>3F3</text:p>
          </table:table-cell>
          <table:table-cell table:formula="of:=MID([.A1013];1;4)" office:value-type="string" office:string-value="lazy" calcext:value-type="string">
            <text:p>laz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eader</text:p>
          </table:table-cell>
          <table:table-cell table:style-name="ce25" office:value-type="float" office:value="1012" calcext:value-type="float">
            <text:p>1012</text:p>
          </table:table-cell>
          <table:table-cell table:style-name="ce25" table:formula="of:=CUSTOMDEZINBIN(MOD([.B1014];2048))" office:value-type="string" office:string-value="01111110100" calcext:value-type="string">
            <text:p>01111110100</text:p>
          </table:table-cell>
          <table:table-cell table:formula="of:=DEC2HEX([.B1014];3)" office:value-type="string" office:string-value="3F4" calcext:value-type="string">
            <text:p>3F4</text:p>
          </table:table-cell>
          <table:table-cell table:formula="of:=MID([.A1014];1;4)" office:value-type="string" office:string-value="lead" calcext:value-type="string">
            <text:p>lea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eaf</text:p>
          </table:table-cell>
          <table:table-cell table:style-name="ce25" office:value-type="float" office:value="1013" calcext:value-type="float">
            <text:p>1013</text:p>
          </table:table-cell>
          <table:table-cell table:style-name="ce25" table:formula="of:=CUSTOMDEZINBIN(MOD([.B1015];2048))" office:value-type="string" office:string-value="01111110101" calcext:value-type="string">
            <text:p>01111110101</text:p>
          </table:table-cell>
          <table:table-cell table:formula="of:=DEC2HEX([.B1015];3)" office:value-type="string" office:string-value="3F5" calcext:value-type="string">
            <text:p>3F5</text:p>
          </table:table-cell>
          <table:table-cell table:formula="of:=MID([.A1015];1;4)" office:value-type="string" office:string-value="leaf" calcext:value-type="string">
            <text:p>lea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earn</text:p>
          </table:table-cell>
          <table:table-cell table:style-name="ce25" office:value-type="float" office:value="1014" calcext:value-type="float">
            <text:p>1014</text:p>
          </table:table-cell>
          <table:table-cell table:style-name="ce25" table:formula="of:=CUSTOMDEZINBIN(MOD([.B1016];2048))" office:value-type="string" office:string-value="01111110110" calcext:value-type="string">
            <text:p>01111110110</text:p>
          </table:table-cell>
          <table:table-cell table:formula="of:=DEC2HEX([.B1016];3)" office:value-type="string" office:string-value="3F6" calcext:value-type="string">
            <text:p>3F6</text:p>
          </table:table-cell>
          <table:table-cell table:formula="of:=MID([.A1016];1;4)" office:value-type="string" office:string-value="lear" calcext:value-type="string">
            <text:p>lea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eave</text:p>
          </table:table-cell>
          <table:table-cell table:style-name="ce25" office:value-type="float" office:value="1015" calcext:value-type="float">
            <text:p>1015</text:p>
          </table:table-cell>
          <table:table-cell table:style-name="ce25" table:formula="of:=CUSTOMDEZINBIN(MOD([.B1017];2048))" office:value-type="string" office:string-value="01111110111" calcext:value-type="string">
            <text:p>01111110111</text:p>
          </table:table-cell>
          <table:table-cell table:formula="of:=DEC2HEX([.B1017];3)" office:value-type="string" office:string-value="3F7" calcext:value-type="string">
            <text:p>3F7</text:p>
          </table:table-cell>
          <table:table-cell table:formula="of:=MID([.A1017];1;4)" office:value-type="string" office:string-value="leav" calcext:value-type="string">
            <text:p>leav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ecture</text:p>
          </table:table-cell>
          <table:table-cell table:style-name="ce25" office:value-type="float" office:value="1016" calcext:value-type="float">
            <text:p>1016</text:p>
          </table:table-cell>
          <table:table-cell table:style-name="ce25" table:formula="of:=CUSTOMDEZINBIN(MOD([.B1018];2048))" office:value-type="string" office:string-value="01111111000" calcext:value-type="string">
            <text:p>01111111000</text:p>
          </table:table-cell>
          <table:table-cell table:formula="of:=DEC2HEX([.B1018];3)" office:value-type="string" office:string-value="3F8" calcext:value-type="string">
            <text:p>3F8</text:p>
          </table:table-cell>
          <table:table-cell table:formula="of:=MID([.A1018];1;4)" office:value-type="string" office:string-value="lect" calcext:value-type="string">
            <text:p>lec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eft</text:p>
          </table:table-cell>
          <table:table-cell table:style-name="ce25" office:value-type="float" office:value="1017" calcext:value-type="float">
            <text:p>1017</text:p>
          </table:table-cell>
          <table:table-cell table:style-name="ce25" table:formula="of:=CUSTOMDEZINBIN(MOD([.B1019];2048))" office:value-type="string" office:string-value="01111111001" calcext:value-type="string">
            <text:p>01111111001</text:p>
          </table:table-cell>
          <table:table-cell table:formula="of:=DEC2HEX([.B1019];3)" office:value-type="string" office:string-value="3F9" calcext:value-type="string">
            <text:p>3F9</text:p>
          </table:table-cell>
          <table:table-cell table:formula="of:=MID([.A1019];1;4)" office:value-type="string" office:string-value="left" calcext:value-type="string">
            <text:p>lef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eg</text:p>
          </table:table-cell>
          <table:table-cell table:style-name="ce25" office:value-type="float" office:value="1018" calcext:value-type="float">
            <text:p>1018</text:p>
          </table:table-cell>
          <table:table-cell table:style-name="ce25" table:formula="of:=CUSTOMDEZINBIN(MOD([.B1020];2048))" office:value-type="string" office:string-value="01111111010" calcext:value-type="string">
            <text:p>01111111010</text:p>
          </table:table-cell>
          <table:table-cell table:formula="of:=DEC2HEX([.B1020];3)" office:value-type="string" office:string-value="3FA" calcext:value-type="string">
            <text:p>3FA</text:p>
          </table:table-cell>
          <table:table-cell table:formula="of:=MID([.A1020];1;4)" office:value-type="string" office:string-value="leg" calcext:value-type="string">
            <text:p>le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egal</text:p>
          </table:table-cell>
          <table:table-cell table:style-name="ce25" office:value-type="float" office:value="1019" calcext:value-type="float">
            <text:p>1019</text:p>
          </table:table-cell>
          <table:table-cell table:style-name="ce25" table:formula="of:=CUSTOMDEZINBIN(MOD([.B1021];2048))" office:value-type="string" office:string-value="01111111011" calcext:value-type="string">
            <text:p>01111111011</text:p>
          </table:table-cell>
          <table:table-cell table:formula="of:=DEC2HEX([.B1021];3)" office:value-type="string" office:string-value="3FB" calcext:value-type="string">
            <text:p>3FB</text:p>
          </table:table-cell>
          <table:table-cell table:formula="of:=MID([.A1021];1;4)" office:value-type="string" office:string-value="lega" calcext:value-type="string">
            <text:p>leg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egend</text:p>
          </table:table-cell>
          <table:table-cell table:style-name="ce25" office:value-type="float" office:value="1020" calcext:value-type="float">
            <text:p>1020</text:p>
          </table:table-cell>
          <table:table-cell table:style-name="ce25" table:formula="of:=CUSTOMDEZINBIN(MOD([.B1022];2048))" office:value-type="string" office:string-value="01111111100" calcext:value-type="string">
            <text:p>01111111100</text:p>
          </table:table-cell>
          <table:table-cell table:formula="of:=DEC2HEX([.B1022];3)" office:value-type="string" office:string-value="3FC" calcext:value-type="string">
            <text:p>3FC</text:p>
          </table:table-cell>
          <table:table-cell table:formula="of:=MID([.A1022];1;4)" office:value-type="string" office:string-value="lege" calcext:value-type="string">
            <text:p>leg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eisure</text:p>
          </table:table-cell>
          <table:table-cell table:style-name="ce25" office:value-type="float" office:value="1021" calcext:value-type="float">
            <text:p>1021</text:p>
          </table:table-cell>
          <table:table-cell table:style-name="ce25" table:formula="of:=CUSTOMDEZINBIN(MOD([.B1023];2048))" office:value-type="string" office:string-value="01111111101" calcext:value-type="string">
            <text:p>01111111101</text:p>
          </table:table-cell>
          <table:table-cell table:formula="of:=DEC2HEX([.B1023];3)" office:value-type="string" office:string-value="3FD" calcext:value-type="string">
            <text:p>3FD</text:p>
          </table:table-cell>
          <table:table-cell table:formula="of:=MID([.A1023];1;4)" office:value-type="string" office:string-value="leis" calcext:value-type="string">
            <text:p>lei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emon</text:p>
          </table:table-cell>
          <table:table-cell table:style-name="ce25" office:value-type="float" office:value="1022" calcext:value-type="float">
            <text:p>1022</text:p>
          </table:table-cell>
          <table:table-cell table:style-name="ce25" table:formula="of:=CUSTOMDEZINBIN(MOD([.B1024];2048))" office:value-type="string" office:string-value="01111111110" calcext:value-type="string">
            <text:p>01111111110</text:p>
          </table:table-cell>
          <table:table-cell table:formula="of:=DEC2HEX([.B1024];3)" office:value-type="string" office:string-value="3FE" calcext:value-type="string">
            <text:p>3FE</text:p>
          </table:table-cell>
          <table:table-cell table:formula="of:=MID([.A1024];1;4)" office:value-type="string" office:string-value="lemo" calcext:value-type="string">
            <text:p>lem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end</text:p>
          </table:table-cell>
          <table:table-cell table:style-name="ce25" office:value-type="float" office:value="1023" calcext:value-type="float">
            <text:p>1023</text:p>
          </table:table-cell>
          <table:table-cell table:style-name="ce25" table:formula="of:=CUSTOMDEZINBIN(MOD([.B1025];2048))" office:value-type="string" office:string-value="01111111111" calcext:value-type="string">
            <text:p>01111111111</text:p>
          </table:table-cell>
          <table:table-cell table:formula="of:=DEC2HEX([.B1025];3)" office:value-type="string" office:string-value="3FF" calcext:value-type="string">
            <text:p>3FF</text:p>
          </table:table-cell>
          <table:table-cell table:formula="of:=MID([.A1025];1;4)" office:value-type="string" office:string-value="lend" calcext:value-type="string">
            <text:p>len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ength</text:p>
          </table:table-cell>
          <table:table-cell table:style-name="ce25" office:value-type="float" office:value="1024" calcext:value-type="float">
            <text:p>1024</text:p>
          </table:table-cell>
          <table:table-cell table:style-name="ce25" table:formula="of:=CUSTOMDEZINBIN(MOD([.B1026];2048))" office:value-type="string" office:string-value="10000000000" calcext:value-type="string">
            <text:p>10000000000</text:p>
          </table:table-cell>
          <table:table-cell table:formula="of:=DEC2HEX([.B1026];3)" office:value-type="string" office:string-value="400" calcext:value-type="string">
            <text:p>400</text:p>
          </table:table-cell>
          <table:table-cell table:formula="of:=MID([.A1026];1;4)" office:value-type="string" office:string-value="leng" calcext:value-type="string">
            <text:p>len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ens</text:p>
          </table:table-cell>
          <table:table-cell table:style-name="ce25" office:value-type="float" office:value="1025" calcext:value-type="float">
            <text:p>1025</text:p>
          </table:table-cell>
          <table:table-cell table:style-name="ce25" table:formula="of:=CUSTOMDEZINBIN(MOD([.B1027];2048))" office:value-type="string" office:string-value="10000000001" calcext:value-type="string">
            <text:p>10000000001</text:p>
          </table:table-cell>
          <table:table-cell table:formula="of:=DEC2HEX([.B1027];3)" office:value-type="string" office:string-value="401" calcext:value-type="string">
            <text:p>401</text:p>
          </table:table-cell>
          <table:table-cell table:formula="of:=MID([.A1027];1;4)" office:value-type="string" office:string-value="lens" calcext:value-type="string">
            <text:p>len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eopard</text:p>
          </table:table-cell>
          <table:table-cell table:style-name="ce25" office:value-type="float" office:value="1026" calcext:value-type="float">
            <text:p>1026</text:p>
          </table:table-cell>
          <table:table-cell table:style-name="ce25" table:formula="of:=CUSTOMDEZINBIN(MOD([.B1028];2048))" office:value-type="string" office:string-value="10000000010" calcext:value-type="string">
            <text:p>10000000010</text:p>
          </table:table-cell>
          <table:table-cell table:formula="of:=DEC2HEX([.B1028];3)" office:value-type="string" office:string-value="402" calcext:value-type="string">
            <text:p>402</text:p>
          </table:table-cell>
          <table:table-cell table:formula="of:=MID([.A1028];1;4)" office:value-type="string" office:string-value="leop" calcext:value-type="string">
            <text:p>leo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esson</text:p>
          </table:table-cell>
          <table:table-cell table:style-name="ce25" office:value-type="float" office:value="1027" calcext:value-type="float">
            <text:p>1027</text:p>
          </table:table-cell>
          <table:table-cell table:style-name="ce25" table:formula="of:=CUSTOMDEZINBIN(MOD([.B1029];2048))" office:value-type="string" office:string-value="10000000011" calcext:value-type="string">
            <text:p>10000000011</text:p>
          </table:table-cell>
          <table:table-cell table:formula="of:=DEC2HEX([.B1029];3)" office:value-type="string" office:string-value="403" calcext:value-type="string">
            <text:p>403</text:p>
          </table:table-cell>
          <table:table-cell table:formula="of:=MID([.A1029];1;4)" office:value-type="string" office:string-value="less" calcext:value-type="string">
            <text:p>les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etter</text:p>
          </table:table-cell>
          <table:table-cell table:style-name="ce25" office:value-type="float" office:value="1028" calcext:value-type="float">
            <text:p>1028</text:p>
          </table:table-cell>
          <table:table-cell table:style-name="ce25" table:formula="of:=CUSTOMDEZINBIN(MOD([.B1030];2048))" office:value-type="string" office:string-value="10000000100" calcext:value-type="string">
            <text:p>10000000100</text:p>
          </table:table-cell>
          <table:table-cell table:formula="of:=DEC2HEX([.B1030];3)" office:value-type="string" office:string-value="404" calcext:value-type="string">
            <text:p>404</text:p>
          </table:table-cell>
          <table:table-cell table:formula="of:=MID([.A1030];1;4)" office:value-type="string" office:string-value="lett" calcext:value-type="string">
            <text:p>let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evel</text:p>
          </table:table-cell>
          <table:table-cell table:style-name="ce25" office:value-type="float" office:value="1029" calcext:value-type="float">
            <text:p>1029</text:p>
          </table:table-cell>
          <table:table-cell table:style-name="ce25" table:formula="of:=CUSTOMDEZINBIN(MOD([.B1031];2048))" office:value-type="string" office:string-value="10000000101" calcext:value-type="string">
            <text:p>10000000101</text:p>
          </table:table-cell>
          <table:table-cell table:formula="of:=DEC2HEX([.B1031];3)" office:value-type="string" office:string-value="405" calcext:value-type="string">
            <text:p>405</text:p>
          </table:table-cell>
          <table:table-cell table:formula="of:=MID([.A1031];1;4)" office:value-type="string" office:string-value="leve" calcext:value-type="string">
            <text:p>lev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iar</text:p>
          </table:table-cell>
          <table:table-cell table:style-name="ce25" office:value-type="float" office:value="1030" calcext:value-type="float">
            <text:p>1030</text:p>
          </table:table-cell>
          <table:table-cell table:style-name="ce25" table:formula="of:=CUSTOMDEZINBIN(MOD([.B1032];2048))" office:value-type="string" office:string-value="10000000110" calcext:value-type="string">
            <text:p>10000000110</text:p>
          </table:table-cell>
          <table:table-cell table:formula="of:=DEC2HEX([.B1032];3)" office:value-type="string" office:string-value="406" calcext:value-type="string">
            <text:p>406</text:p>
          </table:table-cell>
          <table:table-cell table:formula="of:=MID([.A1032];1;4)" office:value-type="string" office:string-value="liar" calcext:value-type="string">
            <text:p>lia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iberty</text:p>
          </table:table-cell>
          <table:table-cell table:style-name="ce25" office:value-type="float" office:value="1031" calcext:value-type="float">
            <text:p>1031</text:p>
          </table:table-cell>
          <table:table-cell table:style-name="ce25" table:formula="of:=CUSTOMDEZINBIN(MOD([.B1033];2048))" office:value-type="string" office:string-value="10000000111" calcext:value-type="string">
            <text:p>10000000111</text:p>
          </table:table-cell>
          <table:table-cell table:formula="of:=DEC2HEX([.B1033];3)" office:value-type="string" office:string-value="407" calcext:value-type="string">
            <text:p>407</text:p>
          </table:table-cell>
          <table:table-cell table:formula="of:=MID([.A1033];1;4)" office:value-type="string" office:string-value="libe" calcext:value-type="string">
            <text:p>lib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ibrary</text:p>
          </table:table-cell>
          <table:table-cell table:style-name="ce25" office:value-type="float" office:value="1032" calcext:value-type="float">
            <text:p>1032</text:p>
          </table:table-cell>
          <table:table-cell table:style-name="ce25" table:formula="of:=CUSTOMDEZINBIN(MOD([.B1034];2048))" office:value-type="string" office:string-value="10000001000" calcext:value-type="string">
            <text:p>10000001000</text:p>
          </table:table-cell>
          <table:table-cell table:formula="of:=DEC2HEX([.B1034];3)" office:value-type="string" office:string-value="408" calcext:value-type="string">
            <text:p>408</text:p>
          </table:table-cell>
          <table:table-cell table:formula="of:=MID([.A1034];1;4)" office:value-type="string" office:string-value="libr" calcext:value-type="string">
            <text:p>lib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icense</text:p>
          </table:table-cell>
          <table:table-cell table:style-name="ce25" office:value-type="float" office:value="1033" calcext:value-type="float">
            <text:p>1033</text:p>
          </table:table-cell>
          <table:table-cell table:style-name="ce25" table:formula="of:=CUSTOMDEZINBIN(MOD([.B1035];2048))" office:value-type="string" office:string-value="10000001001" calcext:value-type="string">
            <text:p>10000001001</text:p>
          </table:table-cell>
          <table:table-cell table:formula="of:=DEC2HEX([.B1035];3)" office:value-type="string" office:string-value="409" calcext:value-type="string">
            <text:p>409</text:p>
          </table:table-cell>
          <table:table-cell table:formula="of:=MID([.A1035];1;4)" office:value-type="string" office:string-value="lice" calcext:value-type="string">
            <text:p>lic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ife</text:p>
          </table:table-cell>
          <table:table-cell table:style-name="ce25" office:value-type="float" office:value="1034" calcext:value-type="float">
            <text:p>1034</text:p>
          </table:table-cell>
          <table:table-cell table:style-name="ce25" table:formula="of:=CUSTOMDEZINBIN(MOD([.B1036];2048))" office:value-type="string" office:string-value="10000001010" calcext:value-type="string">
            <text:p>10000001010</text:p>
          </table:table-cell>
          <table:table-cell table:formula="of:=DEC2HEX([.B1036];3)" office:value-type="string" office:string-value="40A" calcext:value-type="string">
            <text:p>40A</text:p>
          </table:table-cell>
          <table:table-cell table:formula="of:=MID([.A1036];1;4)" office:value-type="string" office:string-value="life" calcext:value-type="string">
            <text:p>lif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ift</text:p>
          </table:table-cell>
          <table:table-cell table:style-name="ce25" office:value-type="float" office:value="1035" calcext:value-type="float">
            <text:p>1035</text:p>
          </table:table-cell>
          <table:table-cell table:style-name="ce25" table:formula="of:=CUSTOMDEZINBIN(MOD([.B1037];2048))" office:value-type="string" office:string-value="10000001011" calcext:value-type="string">
            <text:p>10000001011</text:p>
          </table:table-cell>
          <table:table-cell table:formula="of:=DEC2HEX([.B1037];3)" office:value-type="string" office:string-value="40B" calcext:value-type="string">
            <text:p>40B</text:p>
          </table:table-cell>
          <table:table-cell table:formula="of:=MID([.A1037];1;4)" office:value-type="string" office:string-value="lift" calcext:value-type="string">
            <text:p>lif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ight</text:p>
          </table:table-cell>
          <table:table-cell table:style-name="ce25" office:value-type="float" office:value="1036" calcext:value-type="float">
            <text:p>1036</text:p>
          </table:table-cell>
          <table:table-cell table:style-name="ce25" table:formula="of:=CUSTOMDEZINBIN(MOD([.B1038];2048))" office:value-type="string" office:string-value="10000001100" calcext:value-type="string">
            <text:p>10000001100</text:p>
          </table:table-cell>
          <table:table-cell table:formula="of:=DEC2HEX([.B1038];3)" office:value-type="string" office:string-value="40C" calcext:value-type="string">
            <text:p>40C</text:p>
          </table:table-cell>
          <table:table-cell table:formula="of:=MID([.A1038];1;4)" office:value-type="string" office:string-value="ligh" calcext:value-type="string">
            <text:p>lig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ike</text:p>
          </table:table-cell>
          <table:table-cell table:style-name="ce25" office:value-type="float" office:value="1037" calcext:value-type="float">
            <text:p>1037</text:p>
          </table:table-cell>
          <table:table-cell table:style-name="ce25" table:formula="of:=CUSTOMDEZINBIN(MOD([.B1039];2048))" office:value-type="string" office:string-value="10000001101" calcext:value-type="string">
            <text:p>10000001101</text:p>
          </table:table-cell>
          <table:table-cell table:formula="of:=DEC2HEX([.B1039];3)" office:value-type="string" office:string-value="40D" calcext:value-type="string">
            <text:p>40D</text:p>
          </table:table-cell>
          <table:table-cell table:formula="of:=MID([.A1039];1;4)" office:value-type="string" office:string-value="like" calcext:value-type="string">
            <text:p>lik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imb</text:p>
          </table:table-cell>
          <table:table-cell table:style-name="ce25" office:value-type="float" office:value="1038" calcext:value-type="float">
            <text:p>1038</text:p>
          </table:table-cell>
          <table:table-cell table:style-name="ce25" table:formula="of:=CUSTOMDEZINBIN(MOD([.B1040];2048))" office:value-type="string" office:string-value="10000001110" calcext:value-type="string">
            <text:p>10000001110</text:p>
          </table:table-cell>
          <table:table-cell table:formula="of:=DEC2HEX([.B1040];3)" office:value-type="string" office:string-value="40E" calcext:value-type="string">
            <text:p>40E</text:p>
          </table:table-cell>
          <table:table-cell table:formula="of:=MID([.A1040];1;4)" office:value-type="string" office:string-value="limb" calcext:value-type="string">
            <text:p>lim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imit</text:p>
          </table:table-cell>
          <table:table-cell table:style-name="ce25" office:value-type="float" office:value="1039" calcext:value-type="float">
            <text:p>1039</text:p>
          </table:table-cell>
          <table:table-cell table:style-name="ce25" table:formula="of:=CUSTOMDEZINBIN(MOD([.B1041];2048))" office:value-type="string" office:string-value="10000001111" calcext:value-type="string">
            <text:p>10000001111</text:p>
          </table:table-cell>
          <table:table-cell table:formula="of:=DEC2HEX([.B1041];3)" office:value-type="string" office:string-value="40F" calcext:value-type="string">
            <text:p>40F</text:p>
          </table:table-cell>
          <table:table-cell table:formula="of:=MID([.A1041];1;4)" office:value-type="string" office:string-value="limi" calcext:value-type="string">
            <text:p>lim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ink</text:p>
          </table:table-cell>
          <table:table-cell table:style-name="ce25" office:value-type="float" office:value="1040" calcext:value-type="float">
            <text:p>1040</text:p>
          </table:table-cell>
          <table:table-cell table:style-name="ce25" table:formula="of:=CUSTOMDEZINBIN(MOD([.B1042];2048))" office:value-type="string" office:string-value="10000010000" calcext:value-type="string">
            <text:p>10000010000</text:p>
          </table:table-cell>
          <table:table-cell table:formula="of:=DEC2HEX([.B1042];3)" office:value-type="string" office:string-value="410" calcext:value-type="string">
            <text:p>410</text:p>
          </table:table-cell>
          <table:table-cell table:formula="of:=MID([.A1042];1;4)" office:value-type="string" office:string-value="link" calcext:value-type="string">
            <text:p>lin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ion</text:p>
          </table:table-cell>
          <table:table-cell table:style-name="ce25" office:value-type="float" office:value="1041" calcext:value-type="float">
            <text:p>1041</text:p>
          </table:table-cell>
          <table:table-cell table:style-name="ce25" table:formula="of:=CUSTOMDEZINBIN(MOD([.B1043];2048))" office:value-type="string" office:string-value="10000010001" calcext:value-type="string">
            <text:p>10000010001</text:p>
          </table:table-cell>
          <table:table-cell table:formula="of:=DEC2HEX([.B1043];3)" office:value-type="string" office:string-value="411" calcext:value-type="string">
            <text:p>411</text:p>
          </table:table-cell>
          <table:table-cell table:formula="of:=MID([.A1043];1;4)" office:value-type="string" office:string-value="lion" calcext:value-type="string">
            <text:p>lio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iquid</text:p>
          </table:table-cell>
          <table:table-cell table:style-name="ce25" office:value-type="float" office:value="1042" calcext:value-type="float">
            <text:p>1042</text:p>
          </table:table-cell>
          <table:table-cell table:style-name="ce25" table:formula="of:=CUSTOMDEZINBIN(MOD([.B1044];2048))" office:value-type="string" office:string-value="10000010010" calcext:value-type="string">
            <text:p>10000010010</text:p>
          </table:table-cell>
          <table:table-cell table:formula="of:=DEC2HEX([.B1044];3)" office:value-type="string" office:string-value="412" calcext:value-type="string">
            <text:p>412</text:p>
          </table:table-cell>
          <table:table-cell table:formula="of:=MID([.A1044];1;4)" office:value-type="string" office:string-value="liqu" calcext:value-type="string">
            <text:p>liq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ist</text:p>
          </table:table-cell>
          <table:table-cell table:style-name="ce25" office:value-type="float" office:value="1043" calcext:value-type="float">
            <text:p>1043</text:p>
          </table:table-cell>
          <table:table-cell table:style-name="ce25" table:formula="of:=CUSTOMDEZINBIN(MOD([.B1045];2048))" office:value-type="string" office:string-value="10000010011" calcext:value-type="string">
            <text:p>10000010011</text:p>
          </table:table-cell>
          <table:table-cell table:formula="of:=DEC2HEX([.B1045];3)" office:value-type="string" office:string-value="413" calcext:value-type="string">
            <text:p>413</text:p>
          </table:table-cell>
          <table:table-cell table:formula="of:=MID([.A1045];1;4)" office:value-type="string" office:string-value="list" calcext:value-type="string">
            <text:p>li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ittle</text:p>
          </table:table-cell>
          <table:table-cell table:style-name="ce25" office:value-type="float" office:value="1044" calcext:value-type="float">
            <text:p>1044</text:p>
          </table:table-cell>
          <table:table-cell table:style-name="ce25" table:formula="of:=CUSTOMDEZINBIN(MOD([.B1046];2048))" office:value-type="string" office:string-value="10000010100" calcext:value-type="string">
            <text:p>10000010100</text:p>
          </table:table-cell>
          <table:table-cell table:formula="of:=DEC2HEX([.B1046];3)" office:value-type="string" office:string-value="414" calcext:value-type="string">
            <text:p>414</text:p>
          </table:table-cell>
          <table:table-cell table:formula="of:=MID([.A1046];1;4)" office:value-type="string" office:string-value="litt" calcext:value-type="string">
            <text:p>lit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ive</text:p>
          </table:table-cell>
          <table:table-cell table:style-name="ce25" office:value-type="float" office:value="1045" calcext:value-type="float">
            <text:p>1045</text:p>
          </table:table-cell>
          <table:table-cell table:style-name="ce25" table:formula="of:=CUSTOMDEZINBIN(MOD([.B1047];2048))" office:value-type="string" office:string-value="10000010101" calcext:value-type="string">
            <text:p>10000010101</text:p>
          </table:table-cell>
          <table:table-cell table:formula="of:=DEC2HEX([.B1047];3)" office:value-type="string" office:string-value="415" calcext:value-type="string">
            <text:p>415</text:p>
          </table:table-cell>
          <table:table-cell table:formula="of:=MID([.A1047];1;4)" office:value-type="string" office:string-value="live" calcext:value-type="string">
            <text:p>liv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izard</text:p>
          </table:table-cell>
          <table:table-cell table:style-name="ce25" office:value-type="float" office:value="1046" calcext:value-type="float">
            <text:p>1046</text:p>
          </table:table-cell>
          <table:table-cell table:style-name="ce25" table:formula="of:=CUSTOMDEZINBIN(MOD([.B1048];2048))" office:value-type="string" office:string-value="10000010110" calcext:value-type="string">
            <text:p>10000010110</text:p>
          </table:table-cell>
          <table:table-cell table:formula="of:=DEC2HEX([.B1048];3)" office:value-type="string" office:string-value="416" calcext:value-type="string">
            <text:p>416</text:p>
          </table:table-cell>
          <table:table-cell table:formula="of:=MID([.A1048];1;4)" office:value-type="string" office:string-value="liza" calcext:value-type="string">
            <text:p>liz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oad</text:p>
          </table:table-cell>
          <table:table-cell table:style-name="ce25" office:value-type="float" office:value="1047" calcext:value-type="float">
            <text:p>1047</text:p>
          </table:table-cell>
          <table:table-cell table:style-name="ce25" table:formula="of:=CUSTOMDEZINBIN(MOD([.B1049];2048))" office:value-type="string" office:string-value="10000010111" calcext:value-type="string">
            <text:p>10000010111</text:p>
          </table:table-cell>
          <table:table-cell table:formula="of:=DEC2HEX([.B1049];3)" office:value-type="string" office:string-value="417" calcext:value-type="string">
            <text:p>417</text:p>
          </table:table-cell>
          <table:table-cell table:formula="of:=MID([.A1049];1;4)" office:value-type="string" office:string-value="load" calcext:value-type="string">
            <text:p>loa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oan</text:p>
          </table:table-cell>
          <table:table-cell table:style-name="ce25" office:value-type="float" office:value="1048" calcext:value-type="float">
            <text:p>1048</text:p>
          </table:table-cell>
          <table:table-cell table:style-name="ce25" table:formula="of:=CUSTOMDEZINBIN(MOD([.B1050];2048))" office:value-type="string" office:string-value="10000011000" calcext:value-type="string">
            <text:p>10000011000</text:p>
          </table:table-cell>
          <table:table-cell table:formula="of:=DEC2HEX([.B1050];3)" office:value-type="string" office:string-value="418" calcext:value-type="string">
            <text:p>418</text:p>
          </table:table-cell>
          <table:table-cell table:formula="of:=MID([.A1050];1;4)" office:value-type="string" office:string-value="loan" calcext:value-type="string">
            <text:p>lo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obster</text:p>
          </table:table-cell>
          <table:table-cell table:style-name="ce25" office:value-type="float" office:value="1049" calcext:value-type="float">
            <text:p>1049</text:p>
          </table:table-cell>
          <table:table-cell table:style-name="ce25" table:formula="of:=CUSTOMDEZINBIN(MOD([.B1051];2048))" office:value-type="string" office:string-value="10000011001" calcext:value-type="string">
            <text:p>10000011001</text:p>
          </table:table-cell>
          <table:table-cell table:formula="of:=DEC2HEX([.B1051];3)" office:value-type="string" office:string-value="419" calcext:value-type="string">
            <text:p>419</text:p>
          </table:table-cell>
          <table:table-cell table:formula="of:=MID([.A1051];1;4)" office:value-type="string" office:string-value="lobs" calcext:value-type="string">
            <text:p>lob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ocal</text:p>
          </table:table-cell>
          <table:table-cell table:style-name="ce25" office:value-type="float" office:value="1050" calcext:value-type="float">
            <text:p>1050</text:p>
          </table:table-cell>
          <table:table-cell table:style-name="ce25" table:formula="of:=CUSTOMDEZINBIN(MOD([.B1052];2048))" office:value-type="string" office:string-value="10000011010" calcext:value-type="string">
            <text:p>10000011010</text:p>
          </table:table-cell>
          <table:table-cell table:formula="of:=DEC2HEX([.B1052];3)" office:value-type="string" office:string-value="41A" calcext:value-type="string">
            <text:p>41A</text:p>
          </table:table-cell>
          <table:table-cell table:formula="of:=MID([.A1052];1;4)" office:value-type="string" office:string-value="loca" calcext:value-type="string">
            <text:p>loc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ock</text:p>
          </table:table-cell>
          <table:table-cell table:style-name="ce25" office:value-type="float" office:value="1051" calcext:value-type="float">
            <text:p>1051</text:p>
          </table:table-cell>
          <table:table-cell table:style-name="ce25" table:formula="of:=CUSTOMDEZINBIN(MOD([.B1053];2048))" office:value-type="string" office:string-value="10000011011" calcext:value-type="string">
            <text:p>10000011011</text:p>
          </table:table-cell>
          <table:table-cell table:formula="of:=DEC2HEX([.B1053];3)" office:value-type="string" office:string-value="41B" calcext:value-type="string">
            <text:p>41B</text:p>
          </table:table-cell>
          <table:table-cell table:formula="of:=MID([.A1053];1;4)" office:value-type="string" office:string-value="lock" calcext:value-type="string">
            <text:p>loc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ogic</text:p>
          </table:table-cell>
          <table:table-cell table:style-name="ce25" office:value-type="float" office:value="1052" calcext:value-type="float">
            <text:p>1052</text:p>
          </table:table-cell>
          <table:table-cell table:style-name="ce25" table:formula="of:=CUSTOMDEZINBIN(MOD([.B1054];2048))" office:value-type="string" office:string-value="10000011100" calcext:value-type="string">
            <text:p>10000011100</text:p>
          </table:table-cell>
          <table:table-cell table:formula="of:=DEC2HEX([.B1054];3)" office:value-type="string" office:string-value="41C" calcext:value-type="string">
            <text:p>41C</text:p>
          </table:table-cell>
          <table:table-cell table:formula="of:=MID([.A1054];1;4)" office:value-type="string" office:string-value="logi" calcext:value-type="string">
            <text:p>log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onely</text:p>
          </table:table-cell>
          <table:table-cell table:style-name="ce25" office:value-type="float" office:value="1053" calcext:value-type="float">
            <text:p>1053</text:p>
          </table:table-cell>
          <table:table-cell table:style-name="ce25" table:formula="of:=CUSTOMDEZINBIN(MOD([.B1055];2048))" office:value-type="string" office:string-value="10000011101" calcext:value-type="string">
            <text:p>10000011101</text:p>
          </table:table-cell>
          <table:table-cell table:formula="of:=DEC2HEX([.B1055];3)" office:value-type="string" office:string-value="41D" calcext:value-type="string">
            <text:p>41D</text:p>
          </table:table-cell>
          <table:table-cell table:formula="of:=MID([.A1055];1;4)" office:value-type="string" office:string-value="lone" calcext:value-type="string">
            <text:p>lo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ong</text:p>
          </table:table-cell>
          <table:table-cell table:style-name="ce25" office:value-type="float" office:value="1054" calcext:value-type="float">
            <text:p>1054</text:p>
          </table:table-cell>
          <table:table-cell table:style-name="ce25" table:formula="of:=CUSTOMDEZINBIN(MOD([.B1056];2048))" office:value-type="string" office:string-value="10000011110" calcext:value-type="string">
            <text:p>10000011110</text:p>
          </table:table-cell>
          <table:table-cell table:formula="of:=DEC2HEX([.B1056];3)" office:value-type="string" office:string-value="41E" calcext:value-type="string">
            <text:p>41E</text:p>
          </table:table-cell>
          <table:table-cell table:formula="of:=MID([.A1056];1;4)" office:value-type="string" office:string-value="long" calcext:value-type="string">
            <text:p>lon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oop</text:p>
          </table:table-cell>
          <table:table-cell table:style-name="ce25" office:value-type="float" office:value="1055" calcext:value-type="float">
            <text:p>1055</text:p>
          </table:table-cell>
          <table:table-cell table:style-name="ce25" table:formula="of:=CUSTOMDEZINBIN(MOD([.B1057];2048))" office:value-type="string" office:string-value="10000011111" calcext:value-type="string">
            <text:p>10000011111</text:p>
          </table:table-cell>
          <table:table-cell table:formula="of:=DEC2HEX([.B1057];3)" office:value-type="string" office:string-value="41F" calcext:value-type="string">
            <text:p>41F</text:p>
          </table:table-cell>
          <table:table-cell table:formula="of:=MID([.A1057];1;4)" office:value-type="string" office:string-value="loop" calcext:value-type="string">
            <text:p>loo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ottery</text:p>
          </table:table-cell>
          <table:table-cell table:style-name="ce25" office:value-type="float" office:value="1056" calcext:value-type="float">
            <text:p>1056</text:p>
          </table:table-cell>
          <table:table-cell table:style-name="ce25" table:formula="of:=CUSTOMDEZINBIN(MOD([.B1058];2048))" office:value-type="string" office:string-value="10000100000" calcext:value-type="string">
            <text:p>10000100000</text:p>
          </table:table-cell>
          <table:table-cell table:formula="of:=DEC2HEX([.B1058];3)" office:value-type="string" office:string-value="420" calcext:value-type="string">
            <text:p>420</text:p>
          </table:table-cell>
          <table:table-cell table:formula="of:=MID([.A1058];1;4)" office:value-type="string" office:string-value="lott" calcext:value-type="string">
            <text:p>lot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oud</text:p>
          </table:table-cell>
          <table:table-cell table:style-name="ce25" office:value-type="float" office:value="1057" calcext:value-type="float">
            <text:p>1057</text:p>
          </table:table-cell>
          <table:table-cell table:style-name="ce25" table:formula="of:=CUSTOMDEZINBIN(MOD([.B1059];2048))" office:value-type="string" office:string-value="10000100001" calcext:value-type="string">
            <text:p>10000100001</text:p>
          </table:table-cell>
          <table:table-cell table:formula="of:=DEC2HEX([.B1059];3)" office:value-type="string" office:string-value="421" calcext:value-type="string">
            <text:p>421</text:p>
          </table:table-cell>
          <table:table-cell table:formula="of:=MID([.A1059];1;4)" office:value-type="string" office:string-value="loud" calcext:value-type="string">
            <text:p>lou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ounge</text:p>
          </table:table-cell>
          <table:table-cell table:style-name="ce25" office:value-type="float" office:value="1058" calcext:value-type="float">
            <text:p>1058</text:p>
          </table:table-cell>
          <table:table-cell table:style-name="ce25" table:formula="of:=CUSTOMDEZINBIN(MOD([.B1060];2048))" office:value-type="string" office:string-value="10000100010" calcext:value-type="string">
            <text:p>10000100010</text:p>
          </table:table-cell>
          <table:table-cell table:formula="of:=DEC2HEX([.B1060];3)" office:value-type="string" office:string-value="422" calcext:value-type="string">
            <text:p>422</text:p>
          </table:table-cell>
          <table:table-cell table:formula="of:=MID([.A1060];1;4)" office:value-type="string" office:string-value="loun" calcext:value-type="string">
            <text:p>lou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ove</text:p>
          </table:table-cell>
          <table:table-cell table:style-name="ce25" office:value-type="float" office:value="1059" calcext:value-type="float">
            <text:p>1059</text:p>
          </table:table-cell>
          <table:table-cell table:style-name="ce25" table:formula="of:=CUSTOMDEZINBIN(MOD([.B1061];2048))" office:value-type="string" office:string-value="10000100011" calcext:value-type="string">
            <text:p>10000100011</text:p>
          </table:table-cell>
          <table:table-cell table:formula="of:=DEC2HEX([.B1061];3)" office:value-type="string" office:string-value="423" calcext:value-type="string">
            <text:p>423</text:p>
          </table:table-cell>
          <table:table-cell table:formula="of:=MID([.A1061];1;4)" office:value-type="string" office:string-value="love" calcext:value-type="string">
            <text:p>lov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oyal</text:p>
          </table:table-cell>
          <table:table-cell table:style-name="ce25" office:value-type="float" office:value="1060" calcext:value-type="float">
            <text:p>1060</text:p>
          </table:table-cell>
          <table:table-cell table:style-name="ce25" table:formula="of:=CUSTOMDEZINBIN(MOD([.B1062];2048))" office:value-type="string" office:string-value="10000100100" calcext:value-type="string">
            <text:p>10000100100</text:p>
          </table:table-cell>
          <table:table-cell table:formula="of:=DEC2HEX([.B1062];3)" office:value-type="string" office:string-value="424" calcext:value-type="string">
            <text:p>424</text:p>
          </table:table-cell>
          <table:table-cell table:formula="of:=MID([.A1062];1;4)" office:value-type="string" office:string-value="loya" calcext:value-type="string">
            <text:p>loy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ucky</text:p>
          </table:table-cell>
          <table:table-cell table:style-name="ce25" office:value-type="float" office:value="1061" calcext:value-type="float">
            <text:p>1061</text:p>
          </table:table-cell>
          <table:table-cell table:style-name="ce25" table:formula="of:=CUSTOMDEZINBIN(MOD([.B1063];2048))" office:value-type="string" office:string-value="10000100101" calcext:value-type="string">
            <text:p>10000100101</text:p>
          </table:table-cell>
          <table:table-cell table:formula="of:=DEC2HEX([.B1063];3)" office:value-type="string" office:string-value="425" calcext:value-type="string">
            <text:p>425</text:p>
          </table:table-cell>
          <table:table-cell table:formula="of:=MID([.A1063];1;4)" office:value-type="string" office:string-value="luck" calcext:value-type="string">
            <text:p>luc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uggage</text:p>
          </table:table-cell>
          <table:table-cell table:style-name="ce25" office:value-type="float" office:value="1062" calcext:value-type="float">
            <text:p>1062</text:p>
          </table:table-cell>
          <table:table-cell table:style-name="ce25" table:formula="of:=CUSTOMDEZINBIN(MOD([.B1064];2048))" office:value-type="string" office:string-value="10000100110" calcext:value-type="string">
            <text:p>10000100110</text:p>
          </table:table-cell>
          <table:table-cell table:formula="of:=DEC2HEX([.B1064];3)" office:value-type="string" office:string-value="426" calcext:value-type="string">
            <text:p>426</text:p>
          </table:table-cell>
          <table:table-cell table:formula="of:=MID([.A1064];1;4)" office:value-type="string" office:string-value="lugg" calcext:value-type="string">
            <text:p>lug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umber</text:p>
          </table:table-cell>
          <table:table-cell table:style-name="ce25" office:value-type="float" office:value="1063" calcext:value-type="float">
            <text:p>1063</text:p>
          </table:table-cell>
          <table:table-cell table:style-name="ce25" table:formula="of:=CUSTOMDEZINBIN(MOD([.B1065];2048))" office:value-type="string" office:string-value="10000100111" calcext:value-type="string">
            <text:p>10000100111</text:p>
          </table:table-cell>
          <table:table-cell table:formula="of:=DEC2HEX([.B1065];3)" office:value-type="string" office:string-value="427" calcext:value-type="string">
            <text:p>427</text:p>
          </table:table-cell>
          <table:table-cell table:formula="of:=MID([.A1065];1;4)" office:value-type="string" office:string-value="lumb" calcext:value-type="string">
            <text:p>lum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unar</text:p>
          </table:table-cell>
          <table:table-cell table:style-name="ce25" office:value-type="float" office:value="1064" calcext:value-type="float">
            <text:p>1064</text:p>
          </table:table-cell>
          <table:table-cell table:style-name="ce25" table:formula="of:=CUSTOMDEZINBIN(MOD([.B1066];2048))" office:value-type="string" office:string-value="10000101000" calcext:value-type="string">
            <text:p>10000101000</text:p>
          </table:table-cell>
          <table:table-cell table:formula="of:=DEC2HEX([.B1066];3)" office:value-type="string" office:string-value="428" calcext:value-type="string">
            <text:p>428</text:p>
          </table:table-cell>
          <table:table-cell table:formula="of:=MID([.A1066];1;4)" office:value-type="string" office:string-value="luna" calcext:value-type="string">
            <text:p>lun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unch</text:p>
          </table:table-cell>
          <table:table-cell table:style-name="ce25" office:value-type="float" office:value="1065" calcext:value-type="float">
            <text:p>1065</text:p>
          </table:table-cell>
          <table:table-cell table:style-name="ce25" table:formula="of:=CUSTOMDEZINBIN(MOD([.B1067];2048))" office:value-type="string" office:string-value="10000101001" calcext:value-type="string">
            <text:p>10000101001</text:p>
          </table:table-cell>
          <table:table-cell table:formula="of:=DEC2HEX([.B1067];3)" office:value-type="string" office:string-value="429" calcext:value-type="string">
            <text:p>429</text:p>
          </table:table-cell>
          <table:table-cell table:formula="of:=MID([.A1067];1;4)" office:value-type="string" office:string-value="lunc" calcext:value-type="string">
            <text:p>lun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uxury</text:p>
          </table:table-cell>
          <table:table-cell table:style-name="ce25" office:value-type="float" office:value="1066" calcext:value-type="float">
            <text:p>1066</text:p>
          </table:table-cell>
          <table:table-cell table:style-name="ce25" table:formula="of:=CUSTOMDEZINBIN(MOD([.B1068];2048))" office:value-type="string" office:string-value="10000101010" calcext:value-type="string">
            <text:p>10000101010</text:p>
          </table:table-cell>
          <table:table-cell table:formula="of:=DEC2HEX([.B1068];3)" office:value-type="string" office:string-value="42A" calcext:value-type="string">
            <text:p>42A</text:p>
          </table:table-cell>
          <table:table-cell table:formula="of:=MID([.A1068];1;4)" office:value-type="string" office:string-value="luxu" calcext:value-type="string">
            <text:p>lux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yrics</text:p>
          </table:table-cell>
          <table:table-cell table:style-name="ce25" office:value-type="float" office:value="1067" calcext:value-type="float">
            <text:p>1067</text:p>
          </table:table-cell>
          <table:table-cell table:style-name="ce25" table:formula="of:=CUSTOMDEZINBIN(MOD([.B1069];2048))" office:value-type="string" office:string-value="10000101011" calcext:value-type="string">
            <text:p>10000101011</text:p>
          </table:table-cell>
          <table:table-cell table:formula="of:=DEC2HEX([.B1069];3)" office:value-type="string" office:string-value="42B" calcext:value-type="string">
            <text:p>42B</text:p>
          </table:table-cell>
          <table:table-cell table:formula="of:=MID([.A1069];1;4)" office:value-type="string" office:string-value="lyri" calcext:value-type="string">
            <text:p>lyr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achine</text:p>
          </table:table-cell>
          <table:table-cell table:style-name="ce25" office:value-type="float" office:value="1068" calcext:value-type="float">
            <text:p>1068</text:p>
          </table:table-cell>
          <table:table-cell table:style-name="ce25" table:formula="of:=CUSTOMDEZINBIN(MOD([.B1070];2048))" office:value-type="string" office:string-value="10000101100" calcext:value-type="string">
            <text:p>10000101100</text:p>
          </table:table-cell>
          <table:table-cell table:formula="of:=DEC2HEX([.B1070];3)" office:value-type="string" office:string-value="42C" calcext:value-type="string">
            <text:p>42C</text:p>
          </table:table-cell>
          <table:table-cell table:formula="of:=MID([.A1070];1;4)" office:value-type="string" office:string-value="mach" calcext:value-type="string">
            <text:p>mac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ad</text:p>
          </table:table-cell>
          <table:table-cell table:style-name="ce25" office:value-type="float" office:value="1069" calcext:value-type="float">
            <text:p>1069</text:p>
          </table:table-cell>
          <table:table-cell table:style-name="ce25" table:formula="of:=CUSTOMDEZINBIN(MOD([.B1071];2048))" office:value-type="string" office:string-value="10000101101" calcext:value-type="string">
            <text:p>10000101101</text:p>
          </table:table-cell>
          <table:table-cell table:formula="of:=DEC2HEX([.B1071];3)" office:value-type="string" office:string-value="42D" calcext:value-type="string">
            <text:p>42D</text:p>
          </table:table-cell>
          <table:table-cell table:formula="of:=MID([.A1071];1;4)" office:value-type="string" office:string-value="mad" calcext:value-type="string">
            <text:p>ma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agic</text:p>
          </table:table-cell>
          <table:table-cell table:style-name="ce25" office:value-type="float" office:value="1070" calcext:value-type="float">
            <text:p>1070</text:p>
          </table:table-cell>
          <table:table-cell table:style-name="ce25" table:formula="of:=CUSTOMDEZINBIN(MOD([.B1072];2048))" office:value-type="string" office:string-value="10000101110" calcext:value-type="string">
            <text:p>10000101110</text:p>
          </table:table-cell>
          <table:table-cell table:formula="of:=DEC2HEX([.B1072];3)" office:value-type="string" office:string-value="42E" calcext:value-type="string">
            <text:p>42E</text:p>
          </table:table-cell>
          <table:table-cell table:formula="of:=MID([.A1072];1;4)" office:value-type="string" office:string-value="magi" calcext:value-type="string">
            <text:p>mag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agnet</text:p>
          </table:table-cell>
          <table:table-cell table:style-name="ce25" office:value-type="float" office:value="1071" calcext:value-type="float">
            <text:p>1071</text:p>
          </table:table-cell>
          <table:table-cell table:style-name="ce25" table:formula="of:=CUSTOMDEZINBIN(MOD([.B1073];2048))" office:value-type="string" office:string-value="10000101111" calcext:value-type="string">
            <text:p>10000101111</text:p>
          </table:table-cell>
          <table:table-cell table:formula="of:=DEC2HEX([.B1073];3)" office:value-type="string" office:string-value="42F" calcext:value-type="string">
            <text:p>42F</text:p>
          </table:table-cell>
          <table:table-cell table:formula="of:=MID([.A1073];1;4)" office:value-type="string" office:string-value="magn" calcext:value-type="string">
            <text:p>mag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aid</text:p>
          </table:table-cell>
          <table:table-cell table:style-name="ce25" office:value-type="float" office:value="1072" calcext:value-type="float">
            <text:p>1072</text:p>
          </table:table-cell>
          <table:table-cell table:style-name="ce25" table:formula="of:=CUSTOMDEZINBIN(MOD([.B1074];2048))" office:value-type="string" office:string-value="10000110000" calcext:value-type="string">
            <text:p>10000110000</text:p>
          </table:table-cell>
          <table:table-cell table:formula="of:=DEC2HEX([.B1074];3)" office:value-type="string" office:string-value="430" calcext:value-type="string">
            <text:p>430</text:p>
          </table:table-cell>
          <table:table-cell table:formula="of:=MID([.A1074];1;4)" office:value-type="string" office:string-value="maid" calcext:value-type="string">
            <text:p>mai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ail</text:p>
          </table:table-cell>
          <table:table-cell table:style-name="ce25" office:value-type="float" office:value="1073" calcext:value-type="float">
            <text:p>1073</text:p>
          </table:table-cell>
          <table:table-cell table:style-name="ce25" table:formula="of:=CUSTOMDEZINBIN(MOD([.B1075];2048))" office:value-type="string" office:string-value="10000110001" calcext:value-type="string">
            <text:p>10000110001</text:p>
          </table:table-cell>
          <table:table-cell table:formula="of:=DEC2HEX([.B1075];3)" office:value-type="string" office:string-value="431" calcext:value-type="string">
            <text:p>431</text:p>
          </table:table-cell>
          <table:table-cell table:formula="of:=MID([.A1075];1;4)" office:value-type="string" office:string-value="mail" calcext:value-type="string">
            <text:p>mai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ain</text:p>
          </table:table-cell>
          <table:table-cell table:style-name="ce25" office:value-type="float" office:value="1074" calcext:value-type="float">
            <text:p>1074</text:p>
          </table:table-cell>
          <table:table-cell table:style-name="ce25" table:formula="of:=CUSTOMDEZINBIN(MOD([.B1076];2048))" office:value-type="string" office:string-value="10000110010" calcext:value-type="string">
            <text:p>10000110010</text:p>
          </table:table-cell>
          <table:table-cell table:formula="of:=DEC2HEX([.B1076];3)" office:value-type="string" office:string-value="432" calcext:value-type="string">
            <text:p>432</text:p>
          </table:table-cell>
          <table:table-cell table:formula="of:=MID([.A1076];1;4)" office:value-type="string" office:string-value="main" calcext:value-type="string">
            <text:p>mai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ajor</text:p>
          </table:table-cell>
          <table:table-cell table:style-name="ce25" office:value-type="float" office:value="1075" calcext:value-type="float">
            <text:p>1075</text:p>
          </table:table-cell>
          <table:table-cell table:style-name="ce25" table:formula="of:=CUSTOMDEZINBIN(MOD([.B1077];2048))" office:value-type="string" office:string-value="10000110011" calcext:value-type="string">
            <text:p>10000110011</text:p>
          </table:table-cell>
          <table:table-cell table:formula="of:=DEC2HEX([.B1077];3)" office:value-type="string" office:string-value="433" calcext:value-type="string">
            <text:p>433</text:p>
          </table:table-cell>
          <table:table-cell table:formula="of:=MID([.A1077];1;4)" office:value-type="string" office:string-value="majo" calcext:value-type="string">
            <text:p>maj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ake</text:p>
          </table:table-cell>
          <table:table-cell table:style-name="ce25" office:value-type="float" office:value="1076" calcext:value-type="float">
            <text:p>1076</text:p>
          </table:table-cell>
          <table:table-cell table:style-name="ce25" table:formula="of:=CUSTOMDEZINBIN(MOD([.B1078];2048))" office:value-type="string" office:string-value="10000110100" calcext:value-type="string">
            <text:p>10000110100</text:p>
          </table:table-cell>
          <table:table-cell table:formula="of:=DEC2HEX([.B1078];3)" office:value-type="string" office:string-value="434" calcext:value-type="string">
            <text:p>434</text:p>
          </table:table-cell>
          <table:table-cell table:formula="of:=MID([.A1078];1;4)" office:value-type="string" office:string-value="make" calcext:value-type="string">
            <text:p>mak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ammal</text:p>
          </table:table-cell>
          <table:table-cell table:style-name="ce25" office:value-type="float" office:value="1077" calcext:value-type="float">
            <text:p>1077</text:p>
          </table:table-cell>
          <table:table-cell table:style-name="ce25" table:formula="of:=CUSTOMDEZINBIN(MOD([.B1079];2048))" office:value-type="string" office:string-value="10000110101" calcext:value-type="string">
            <text:p>10000110101</text:p>
          </table:table-cell>
          <table:table-cell table:formula="of:=DEC2HEX([.B1079];3)" office:value-type="string" office:string-value="435" calcext:value-type="string">
            <text:p>435</text:p>
          </table:table-cell>
          <table:table-cell table:formula="of:=MID([.A1079];1;4)" office:value-type="string" office:string-value="mamm" calcext:value-type="string">
            <text:p>mam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an</text:p>
          </table:table-cell>
          <table:table-cell table:style-name="ce25" office:value-type="float" office:value="1078" calcext:value-type="float">
            <text:p>1078</text:p>
          </table:table-cell>
          <table:table-cell table:style-name="ce25" table:formula="of:=CUSTOMDEZINBIN(MOD([.B1080];2048))" office:value-type="string" office:string-value="10000110110" calcext:value-type="string">
            <text:p>10000110110</text:p>
          </table:table-cell>
          <table:table-cell table:formula="of:=DEC2HEX([.B1080];3)" office:value-type="string" office:string-value="436" calcext:value-type="string">
            <text:p>436</text:p>
          </table:table-cell>
          <table:table-cell table:formula="of:=MID([.A1080];1;4)" office:value-type="string" office:string-value="man" calcext:value-type="string">
            <text:p>m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anage</text:p>
          </table:table-cell>
          <table:table-cell table:style-name="ce25" office:value-type="float" office:value="1079" calcext:value-type="float">
            <text:p>1079</text:p>
          </table:table-cell>
          <table:table-cell table:style-name="ce25" table:formula="of:=CUSTOMDEZINBIN(MOD([.B1081];2048))" office:value-type="string" office:string-value="10000110111" calcext:value-type="string">
            <text:p>10000110111</text:p>
          </table:table-cell>
          <table:table-cell table:formula="of:=DEC2HEX([.B1081];3)" office:value-type="string" office:string-value="437" calcext:value-type="string">
            <text:p>437</text:p>
          </table:table-cell>
          <table:table-cell table:formula="of:=MID([.A1081];1;4)" office:value-type="string" office:string-value="mana" calcext:value-type="string">
            <text:p>man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andate</text:p>
          </table:table-cell>
          <table:table-cell table:style-name="ce25" office:value-type="float" office:value="1080" calcext:value-type="float">
            <text:p>1080</text:p>
          </table:table-cell>
          <table:table-cell table:style-name="ce25" table:formula="of:=CUSTOMDEZINBIN(MOD([.B1082];2048))" office:value-type="string" office:string-value="10000111000" calcext:value-type="string">
            <text:p>10000111000</text:p>
          </table:table-cell>
          <table:table-cell table:formula="of:=DEC2HEX([.B1082];3)" office:value-type="string" office:string-value="438" calcext:value-type="string">
            <text:p>438</text:p>
          </table:table-cell>
          <table:table-cell table:formula="of:=MID([.A1082];1;4)" office:value-type="string" office:string-value="mand" calcext:value-type="string">
            <text:p>man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ango</text:p>
          </table:table-cell>
          <table:table-cell table:style-name="ce25" office:value-type="float" office:value="1081" calcext:value-type="float">
            <text:p>1081</text:p>
          </table:table-cell>
          <table:table-cell table:style-name="ce25" table:formula="of:=CUSTOMDEZINBIN(MOD([.B1083];2048))" office:value-type="string" office:string-value="10000111001" calcext:value-type="string">
            <text:p>10000111001</text:p>
          </table:table-cell>
          <table:table-cell table:formula="of:=DEC2HEX([.B1083];3)" office:value-type="string" office:string-value="439" calcext:value-type="string">
            <text:p>439</text:p>
          </table:table-cell>
          <table:table-cell table:formula="of:=MID([.A1083];1;4)" office:value-type="string" office:string-value="mang" calcext:value-type="string">
            <text:p>man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ansion</text:p>
          </table:table-cell>
          <table:table-cell table:style-name="ce25" office:value-type="float" office:value="1082" calcext:value-type="float">
            <text:p>1082</text:p>
          </table:table-cell>
          <table:table-cell table:style-name="ce25" table:formula="of:=CUSTOMDEZINBIN(MOD([.B1084];2048))" office:value-type="string" office:string-value="10000111010" calcext:value-type="string">
            <text:p>10000111010</text:p>
          </table:table-cell>
          <table:table-cell table:formula="of:=DEC2HEX([.B1084];3)" office:value-type="string" office:string-value="43A" calcext:value-type="string">
            <text:p>43A</text:p>
          </table:table-cell>
          <table:table-cell table:formula="of:=MID([.A1084];1;4)" office:value-type="string" office:string-value="mans" calcext:value-type="string">
            <text:p>man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anual</text:p>
          </table:table-cell>
          <table:table-cell table:style-name="ce25" office:value-type="float" office:value="1083" calcext:value-type="float">
            <text:p>1083</text:p>
          </table:table-cell>
          <table:table-cell table:style-name="ce25" table:formula="of:=CUSTOMDEZINBIN(MOD([.B1085];2048))" office:value-type="string" office:string-value="10000111011" calcext:value-type="string">
            <text:p>10000111011</text:p>
          </table:table-cell>
          <table:table-cell table:formula="of:=DEC2HEX([.B1085];3)" office:value-type="string" office:string-value="43B" calcext:value-type="string">
            <text:p>43B</text:p>
          </table:table-cell>
          <table:table-cell table:formula="of:=MID([.A1085];1;4)" office:value-type="string" office:string-value="manu" calcext:value-type="string">
            <text:p>man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aple</text:p>
          </table:table-cell>
          <table:table-cell table:style-name="ce25" office:value-type="float" office:value="1084" calcext:value-type="float">
            <text:p>1084</text:p>
          </table:table-cell>
          <table:table-cell table:style-name="ce25" table:formula="of:=CUSTOMDEZINBIN(MOD([.B1086];2048))" office:value-type="string" office:string-value="10000111100" calcext:value-type="string">
            <text:p>10000111100</text:p>
          </table:table-cell>
          <table:table-cell table:formula="of:=DEC2HEX([.B1086];3)" office:value-type="string" office:string-value="43C" calcext:value-type="string">
            <text:p>43C</text:p>
          </table:table-cell>
          <table:table-cell table:formula="of:=MID([.A1086];1;4)" office:value-type="string" office:string-value="mapl" calcext:value-type="string">
            <text:p>map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arble</text:p>
          </table:table-cell>
          <table:table-cell table:style-name="ce25" office:value-type="float" office:value="1085" calcext:value-type="float">
            <text:p>1085</text:p>
          </table:table-cell>
          <table:table-cell table:style-name="ce25" table:formula="of:=CUSTOMDEZINBIN(MOD([.B1087];2048))" office:value-type="string" office:string-value="10000111101" calcext:value-type="string">
            <text:p>10000111101</text:p>
          </table:table-cell>
          <table:table-cell table:formula="of:=DEC2HEX([.B1087];3)" office:value-type="string" office:string-value="43D" calcext:value-type="string">
            <text:p>43D</text:p>
          </table:table-cell>
          <table:table-cell table:formula="of:=MID([.A1087];1;4)" office:value-type="string" office:string-value="marb" calcext:value-type="string">
            <text:p>mar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arch</text:p>
          </table:table-cell>
          <table:table-cell table:style-name="ce25" office:value-type="float" office:value="1086" calcext:value-type="float">
            <text:p>1086</text:p>
          </table:table-cell>
          <table:table-cell table:style-name="ce25" table:formula="of:=CUSTOMDEZINBIN(MOD([.B1088];2048))" office:value-type="string" office:string-value="10000111110" calcext:value-type="string">
            <text:p>10000111110</text:p>
          </table:table-cell>
          <table:table-cell table:formula="of:=DEC2HEX([.B1088];3)" office:value-type="string" office:string-value="43E" calcext:value-type="string">
            <text:p>43E</text:p>
          </table:table-cell>
          <table:table-cell table:formula="of:=MID([.A1088];1;4)" office:value-type="string" office:string-value="marc" calcext:value-type="string">
            <text:p>mar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argin</text:p>
          </table:table-cell>
          <table:table-cell table:style-name="ce25" office:value-type="float" office:value="1087" calcext:value-type="float">
            <text:p>1087</text:p>
          </table:table-cell>
          <table:table-cell table:style-name="ce25" table:formula="of:=CUSTOMDEZINBIN(MOD([.B1089];2048))" office:value-type="string" office:string-value="10000111111" calcext:value-type="string">
            <text:p>10000111111</text:p>
          </table:table-cell>
          <table:table-cell table:formula="of:=DEC2HEX([.B1089];3)" office:value-type="string" office:string-value="43F" calcext:value-type="string">
            <text:p>43F</text:p>
          </table:table-cell>
          <table:table-cell table:formula="of:=MID([.A1089];1;4)" office:value-type="string" office:string-value="marg" calcext:value-type="string">
            <text:p>mar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arine</text:p>
          </table:table-cell>
          <table:table-cell table:style-name="ce25" office:value-type="float" office:value="1088" calcext:value-type="float">
            <text:p>1088</text:p>
          </table:table-cell>
          <table:table-cell table:style-name="ce25" table:formula="of:=CUSTOMDEZINBIN(MOD([.B1090];2048))" office:value-type="string" office:string-value="10001000000" calcext:value-type="string">
            <text:p>10001000000</text:p>
          </table:table-cell>
          <table:table-cell table:formula="of:=DEC2HEX([.B1090];3)" office:value-type="string" office:string-value="440" calcext:value-type="string">
            <text:p>440</text:p>
          </table:table-cell>
          <table:table-cell table:formula="of:=MID([.A1090];1;4)" office:value-type="string" office:string-value="mari" calcext:value-type="string">
            <text:p>mar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arket</text:p>
          </table:table-cell>
          <table:table-cell table:style-name="ce25" office:value-type="float" office:value="1089" calcext:value-type="float">
            <text:p>1089</text:p>
          </table:table-cell>
          <table:table-cell table:style-name="ce25" table:formula="of:=CUSTOMDEZINBIN(MOD([.B1091];2048))" office:value-type="string" office:string-value="10001000001" calcext:value-type="string">
            <text:p>10001000001</text:p>
          </table:table-cell>
          <table:table-cell table:formula="of:=DEC2HEX([.B1091];3)" office:value-type="string" office:string-value="441" calcext:value-type="string">
            <text:p>441</text:p>
          </table:table-cell>
          <table:table-cell table:formula="of:=MID([.A1091];1;4)" office:value-type="string" office:string-value="mark" calcext:value-type="string">
            <text:p>mar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arriage</text:p>
          </table:table-cell>
          <table:table-cell table:style-name="ce25" office:value-type="float" office:value="1090" calcext:value-type="float">
            <text:p>1090</text:p>
          </table:table-cell>
          <table:table-cell table:style-name="ce25" table:formula="of:=CUSTOMDEZINBIN(MOD([.B1092];2048))" office:value-type="string" office:string-value="10001000010" calcext:value-type="string">
            <text:p>10001000010</text:p>
          </table:table-cell>
          <table:table-cell table:formula="of:=DEC2HEX([.B1092];3)" office:value-type="string" office:string-value="442" calcext:value-type="string">
            <text:p>442</text:p>
          </table:table-cell>
          <table:table-cell table:formula="of:=MID([.A1092];1;4)" office:value-type="string" office:string-value="marr" calcext:value-type="string">
            <text:p>mar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ask</text:p>
          </table:table-cell>
          <table:table-cell table:style-name="ce25" office:value-type="float" office:value="1091" calcext:value-type="float">
            <text:p>1091</text:p>
          </table:table-cell>
          <table:table-cell table:style-name="ce25" table:formula="of:=CUSTOMDEZINBIN(MOD([.B1093];2048))" office:value-type="string" office:string-value="10001000011" calcext:value-type="string">
            <text:p>10001000011</text:p>
          </table:table-cell>
          <table:table-cell table:formula="of:=DEC2HEX([.B1093];3)" office:value-type="string" office:string-value="443" calcext:value-type="string">
            <text:p>443</text:p>
          </table:table-cell>
          <table:table-cell table:formula="of:=MID([.A1093];1;4)" office:value-type="string" office:string-value="mask" calcext:value-type="string">
            <text:p>mas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ass</text:p>
          </table:table-cell>
          <table:table-cell table:style-name="ce25" office:value-type="float" office:value="1092" calcext:value-type="float">
            <text:p>1092</text:p>
          </table:table-cell>
          <table:table-cell table:style-name="ce25" table:formula="of:=CUSTOMDEZINBIN(MOD([.B1094];2048))" office:value-type="string" office:string-value="10001000100" calcext:value-type="string">
            <text:p>10001000100</text:p>
          </table:table-cell>
          <table:table-cell table:formula="of:=DEC2HEX([.B1094];3)" office:value-type="string" office:string-value="444" calcext:value-type="string">
            <text:p>444</text:p>
          </table:table-cell>
          <table:table-cell table:formula="of:=MID([.A1094];1;4)" office:value-type="string" office:string-value="mass" calcext:value-type="string">
            <text:p>mas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aster</text:p>
          </table:table-cell>
          <table:table-cell table:style-name="ce25" office:value-type="float" office:value="1093" calcext:value-type="float">
            <text:p>1093</text:p>
          </table:table-cell>
          <table:table-cell table:style-name="ce25" table:formula="of:=CUSTOMDEZINBIN(MOD([.B1095];2048))" office:value-type="string" office:string-value="10001000101" calcext:value-type="string">
            <text:p>10001000101</text:p>
          </table:table-cell>
          <table:table-cell table:formula="of:=DEC2HEX([.B1095];3)" office:value-type="string" office:string-value="445" calcext:value-type="string">
            <text:p>445</text:p>
          </table:table-cell>
          <table:table-cell table:formula="of:=MID([.A1095];1;4)" office:value-type="string" office:string-value="mast" calcext:value-type="string">
            <text:p>ma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atch</text:p>
          </table:table-cell>
          <table:table-cell table:style-name="ce25" office:value-type="float" office:value="1094" calcext:value-type="float">
            <text:p>1094</text:p>
          </table:table-cell>
          <table:table-cell table:style-name="ce25" table:formula="of:=CUSTOMDEZINBIN(MOD([.B1096];2048))" office:value-type="string" office:string-value="10001000110" calcext:value-type="string">
            <text:p>10001000110</text:p>
          </table:table-cell>
          <table:table-cell table:formula="of:=DEC2HEX([.B1096];3)" office:value-type="string" office:string-value="446" calcext:value-type="string">
            <text:p>446</text:p>
          </table:table-cell>
          <table:table-cell table:formula="of:=MID([.A1096];1;4)" office:value-type="string" office:string-value="matc" calcext:value-type="string">
            <text:p>mat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aterial</text:p>
          </table:table-cell>
          <table:table-cell table:style-name="ce25" office:value-type="float" office:value="1095" calcext:value-type="float">
            <text:p>1095</text:p>
          </table:table-cell>
          <table:table-cell table:style-name="ce25" table:formula="of:=CUSTOMDEZINBIN(MOD([.B1097];2048))" office:value-type="string" office:string-value="10001000111" calcext:value-type="string">
            <text:p>10001000111</text:p>
          </table:table-cell>
          <table:table-cell table:formula="of:=DEC2HEX([.B1097];3)" office:value-type="string" office:string-value="447" calcext:value-type="string">
            <text:p>447</text:p>
          </table:table-cell>
          <table:table-cell table:formula="of:=MID([.A1097];1;4)" office:value-type="string" office:string-value="mate" calcext:value-type="string">
            <text:p>mat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ath</text:p>
          </table:table-cell>
          <table:table-cell table:style-name="ce25" office:value-type="float" office:value="1096" calcext:value-type="float">
            <text:p>1096</text:p>
          </table:table-cell>
          <table:table-cell table:style-name="ce25" table:formula="of:=CUSTOMDEZINBIN(MOD([.B1098];2048))" office:value-type="string" office:string-value="10001001000" calcext:value-type="string">
            <text:p>10001001000</text:p>
          </table:table-cell>
          <table:table-cell table:formula="of:=DEC2HEX([.B1098];3)" office:value-type="string" office:string-value="448" calcext:value-type="string">
            <text:p>448</text:p>
          </table:table-cell>
          <table:table-cell table:formula="of:=MID([.A1098];1;4)" office:value-type="string" office:string-value="math" calcext:value-type="string">
            <text:p>mat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atrix</text:p>
          </table:table-cell>
          <table:table-cell table:style-name="ce25" office:value-type="float" office:value="1097" calcext:value-type="float">
            <text:p>1097</text:p>
          </table:table-cell>
          <table:table-cell table:style-name="ce25" table:formula="of:=CUSTOMDEZINBIN(MOD([.B1099];2048))" office:value-type="string" office:string-value="10001001001" calcext:value-type="string">
            <text:p>10001001001</text:p>
          </table:table-cell>
          <table:table-cell table:formula="of:=DEC2HEX([.B1099];3)" office:value-type="string" office:string-value="449" calcext:value-type="string">
            <text:p>449</text:p>
          </table:table-cell>
          <table:table-cell table:formula="of:=MID([.A1099];1;4)" office:value-type="string" office:string-value="matr" calcext:value-type="string">
            <text:p>mat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atter</text:p>
          </table:table-cell>
          <table:table-cell table:style-name="ce25" office:value-type="float" office:value="1098" calcext:value-type="float">
            <text:p>1098</text:p>
          </table:table-cell>
          <table:table-cell table:style-name="ce25" table:formula="of:=CUSTOMDEZINBIN(MOD([.B1100];2048))" office:value-type="string" office:string-value="10001001010" calcext:value-type="string">
            <text:p>10001001010</text:p>
          </table:table-cell>
          <table:table-cell table:formula="of:=DEC2HEX([.B1100];3)" office:value-type="string" office:string-value="44A" calcext:value-type="string">
            <text:p>44A</text:p>
          </table:table-cell>
          <table:table-cell table:formula="of:=MID([.A1100];1;4)" office:value-type="string" office:string-value="matt" calcext:value-type="string">
            <text:p>mat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aximum</text:p>
          </table:table-cell>
          <table:table-cell table:style-name="ce25" office:value-type="float" office:value="1099" calcext:value-type="float">
            <text:p>1099</text:p>
          </table:table-cell>
          <table:table-cell table:style-name="ce25" table:formula="of:=CUSTOMDEZINBIN(MOD([.B1101];2048))" office:value-type="string" office:string-value="10001001011" calcext:value-type="string">
            <text:p>10001001011</text:p>
          </table:table-cell>
          <table:table-cell table:formula="of:=DEC2HEX([.B1101];3)" office:value-type="string" office:string-value="44B" calcext:value-type="string">
            <text:p>44B</text:p>
          </table:table-cell>
          <table:table-cell table:formula="of:=MID([.A1101];1;4)" office:value-type="string" office:string-value="maxi" calcext:value-type="string">
            <text:p>max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aze</text:p>
          </table:table-cell>
          <table:table-cell table:style-name="ce25" office:value-type="float" office:value="1100" calcext:value-type="float">
            <text:p>1100</text:p>
          </table:table-cell>
          <table:table-cell table:style-name="ce25" table:formula="of:=CUSTOMDEZINBIN(MOD([.B1102];2048))" office:value-type="string" office:string-value="10001001100" calcext:value-type="string">
            <text:p>10001001100</text:p>
          </table:table-cell>
          <table:table-cell table:formula="of:=DEC2HEX([.B1102];3)" office:value-type="string" office:string-value="44C" calcext:value-type="string">
            <text:p>44C</text:p>
          </table:table-cell>
          <table:table-cell table:formula="of:=MID([.A1102];1;4)" office:value-type="string" office:string-value="maze" calcext:value-type="string">
            <text:p>maz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eadow</text:p>
          </table:table-cell>
          <table:table-cell table:style-name="ce25" office:value-type="float" office:value="1101" calcext:value-type="float">
            <text:p>1101</text:p>
          </table:table-cell>
          <table:table-cell table:style-name="ce25" table:formula="of:=CUSTOMDEZINBIN(MOD([.B1103];2048))" office:value-type="string" office:string-value="10001001101" calcext:value-type="string">
            <text:p>10001001101</text:p>
          </table:table-cell>
          <table:table-cell table:formula="of:=DEC2HEX([.B1103];3)" office:value-type="string" office:string-value="44D" calcext:value-type="string">
            <text:p>44D</text:p>
          </table:table-cell>
          <table:table-cell table:formula="of:=MID([.A1103];1;4)" office:value-type="string" office:string-value="mead" calcext:value-type="string">
            <text:p>mea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ean</text:p>
          </table:table-cell>
          <table:table-cell table:style-name="ce25" office:value-type="float" office:value="1102" calcext:value-type="float">
            <text:p>1102</text:p>
          </table:table-cell>
          <table:table-cell table:style-name="ce25" table:formula="of:=CUSTOMDEZINBIN(MOD([.B1104];2048))" office:value-type="string" office:string-value="10001001110" calcext:value-type="string">
            <text:p>10001001110</text:p>
          </table:table-cell>
          <table:table-cell table:formula="of:=DEC2HEX([.B1104];3)" office:value-type="string" office:string-value="44E" calcext:value-type="string">
            <text:p>44E</text:p>
          </table:table-cell>
          <table:table-cell table:formula="of:=MID([.A1104];1;4)" office:value-type="string" office:string-value="mean" calcext:value-type="string">
            <text:p>me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easure</text:p>
          </table:table-cell>
          <table:table-cell table:style-name="ce25" office:value-type="float" office:value="1103" calcext:value-type="float">
            <text:p>1103</text:p>
          </table:table-cell>
          <table:table-cell table:style-name="ce25" table:formula="of:=CUSTOMDEZINBIN(MOD([.B1105];2048))" office:value-type="string" office:string-value="10001001111" calcext:value-type="string">
            <text:p>10001001111</text:p>
          </table:table-cell>
          <table:table-cell table:formula="of:=DEC2HEX([.B1105];3)" office:value-type="string" office:string-value="44F" calcext:value-type="string">
            <text:p>44F</text:p>
          </table:table-cell>
          <table:table-cell table:formula="of:=MID([.A1105];1;4)" office:value-type="string" office:string-value="meas" calcext:value-type="string">
            <text:p>mea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eat</text:p>
          </table:table-cell>
          <table:table-cell table:style-name="ce25" office:value-type="float" office:value="1104" calcext:value-type="float">
            <text:p>1104</text:p>
          </table:table-cell>
          <table:table-cell table:style-name="ce25" table:formula="of:=CUSTOMDEZINBIN(MOD([.B1106];2048))" office:value-type="string" office:string-value="10001010000" calcext:value-type="string">
            <text:p>10001010000</text:p>
          </table:table-cell>
          <table:table-cell table:formula="of:=DEC2HEX([.B1106];3)" office:value-type="string" office:string-value="450" calcext:value-type="string">
            <text:p>450</text:p>
          </table:table-cell>
          <table:table-cell table:formula="of:=MID([.A1106];1;4)" office:value-type="string" office:string-value="meat" calcext:value-type="string">
            <text:p>mea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echanic</text:p>
          </table:table-cell>
          <table:table-cell table:style-name="ce25" office:value-type="float" office:value="1105" calcext:value-type="float">
            <text:p>1105</text:p>
          </table:table-cell>
          <table:table-cell table:style-name="ce25" table:formula="of:=CUSTOMDEZINBIN(MOD([.B1107];2048))" office:value-type="string" office:string-value="10001010001" calcext:value-type="string">
            <text:p>10001010001</text:p>
          </table:table-cell>
          <table:table-cell table:formula="of:=DEC2HEX([.B1107];3)" office:value-type="string" office:string-value="451" calcext:value-type="string">
            <text:p>451</text:p>
          </table:table-cell>
          <table:table-cell table:formula="of:=MID([.A1107];1;4)" office:value-type="string" office:string-value="mech" calcext:value-type="string">
            <text:p>mec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edal</text:p>
          </table:table-cell>
          <table:table-cell table:style-name="ce25" office:value-type="float" office:value="1106" calcext:value-type="float">
            <text:p>1106</text:p>
          </table:table-cell>
          <table:table-cell table:style-name="ce25" table:formula="of:=CUSTOMDEZINBIN(MOD([.B1108];2048))" office:value-type="string" office:string-value="10001010010" calcext:value-type="string">
            <text:p>10001010010</text:p>
          </table:table-cell>
          <table:table-cell table:formula="of:=DEC2HEX([.B1108];3)" office:value-type="string" office:string-value="452" calcext:value-type="string">
            <text:p>452</text:p>
          </table:table-cell>
          <table:table-cell table:formula="of:=MID([.A1108];1;4)" office:value-type="string" office:string-value="meda" calcext:value-type="string">
            <text:p>med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edia</text:p>
          </table:table-cell>
          <table:table-cell table:style-name="ce25" office:value-type="float" office:value="1107" calcext:value-type="float">
            <text:p>1107</text:p>
          </table:table-cell>
          <table:table-cell table:style-name="ce25" table:formula="of:=CUSTOMDEZINBIN(MOD([.B1109];2048))" office:value-type="string" office:string-value="10001010011" calcext:value-type="string">
            <text:p>10001010011</text:p>
          </table:table-cell>
          <table:table-cell table:formula="of:=DEC2HEX([.B1109];3)" office:value-type="string" office:string-value="453" calcext:value-type="string">
            <text:p>453</text:p>
          </table:table-cell>
          <table:table-cell table:formula="of:=MID([.A1109];1;4)" office:value-type="string" office:string-value="medi" calcext:value-type="string">
            <text:p>med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elody</text:p>
          </table:table-cell>
          <table:table-cell table:style-name="ce25" office:value-type="float" office:value="1108" calcext:value-type="float">
            <text:p>1108</text:p>
          </table:table-cell>
          <table:table-cell table:style-name="ce25" table:formula="of:=CUSTOMDEZINBIN(MOD([.B1110];2048))" office:value-type="string" office:string-value="10001010100" calcext:value-type="string">
            <text:p>10001010100</text:p>
          </table:table-cell>
          <table:table-cell table:formula="of:=DEC2HEX([.B1110];3)" office:value-type="string" office:string-value="454" calcext:value-type="string">
            <text:p>454</text:p>
          </table:table-cell>
          <table:table-cell table:formula="of:=MID([.A1110];1;4)" office:value-type="string" office:string-value="melo" calcext:value-type="string">
            <text:p>mel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elt</text:p>
          </table:table-cell>
          <table:table-cell table:style-name="ce25" office:value-type="float" office:value="1109" calcext:value-type="float">
            <text:p>1109</text:p>
          </table:table-cell>
          <table:table-cell table:style-name="ce25" table:formula="of:=CUSTOMDEZINBIN(MOD([.B1111];2048))" office:value-type="string" office:string-value="10001010101" calcext:value-type="string">
            <text:p>10001010101</text:p>
          </table:table-cell>
          <table:table-cell table:formula="of:=DEC2HEX([.B1111];3)" office:value-type="string" office:string-value="455" calcext:value-type="string">
            <text:p>455</text:p>
          </table:table-cell>
          <table:table-cell table:formula="of:=MID([.A1111];1;4)" office:value-type="string" office:string-value="melt" calcext:value-type="string">
            <text:p>mel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ember</text:p>
          </table:table-cell>
          <table:table-cell table:style-name="ce25" office:value-type="float" office:value="1110" calcext:value-type="float">
            <text:p>1110</text:p>
          </table:table-cell>
          <table:table-cell table:style-name="ce25" table:formula="of:=CUSTOMDEZINBIN(MOD([.B1112];2048))" office:value-type="string" office:string-value="10001010110" calcext:value-type="string">
            <text:p>10001010110</text:p>
          </table:table-cell>
          <table:table-cell table:formula="of:=DEC2HEX([.B1112];3)" office:value-type="string" office:string-value="456" calcext:value-type="string">
            <text:p>456</text:p>
          </table:table-cell>
          <table:table-cell table:formula="of:=MID([.A1112];1;4)" office:value-type="string" office:string-value="memb" calcext:value-type="string">
            <text:p>mem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emory</text:p>
          </table:table-cell>
          <table:table-cell table:style-name="ce25" office:value-type="float" office:value="1111" calcext:value-type="float">
            <text:p>1111</text:p>
          </table:table-cell>
          <table:table-cell table:style-name="ce25" table:formula="of:=CUSTOMDEZINBIN(MOD([.B1113];2048))" office:value-type="string" office:string-value="10001010111" calcext:value-type="string">
            <text:p>10001010111</text:p>
          </table:table-cell>
          <table:table-cell table:formula="of:=DEC2HEX([.B1113];3)" office:value-type="string" office:string-value="457" calcext:value-type="string">
            <text:p>457</text:p>
          </table:table-cell>
          <table:table-cell table:formula="of:=MID([.A1113];1;4)" office:value-type="string" office:string-value="memo" calcext:value-type="string">
            <text:p>mem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ention</text:p>
          </table:table-cell>
          <table:table-cell table:style-name="ce25" office:value-type="float" office:value="1112" calcext:value-type="float">
            <text:p>1112</text:p>
          </table:table-cell>
          <table:table-cell table:style-name="ce25" table:formula="of:=CUSTOMDEZINBIN(MOD([.B1114];2048))" office:value-type="string" office:string-value="10001011000" calcext:value-type="string">
            <text:p>10001011000</text:p>
          </table:table-cell>
          <table:table-cell table:formula="of:=DEC2HEX([.B1114];3)" office:value-type="string" office:string-value="458" calcext:value-type="string">
            <text:p>458</text:p>
          </table:table-cell>
          <table:table-cell table:formula="of:=MID([.A1114];1;4)" office:value-type="string" office:string-value="ment" calcext:value-type="string">
            <text:p>men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enu</text:p>
          </table:table-cell>
          <table:table-cell table:style-name="ce25" office:value-type="float" office:value="1113" calcext:value-type="float">
            <text:p>1113</text:p>
          </table:table-cell>
          <table:table-cell table:style-name="ce25" table:formula="of:=CUSTOMDEZINBIN(MOD([.B1115];2048))" office:value-type="string" office:string-value="10001011001" calcext:value-type="string">
            <text:p>10001011001</text:p>
          </table:table-cell>
          <table:table-cell table:formula="of:=DEC2HEX([.B1115];3)" office:value-type="string" office:string-value="459" calcext:value-type="string">
            <text:p>459</text:p>
          </table:table-cell>
          <table:table-cell table:formula="of:=MID([.A1115];1;4)" office:value-type="string" office:string-value="menu" calcext:value-type="string">
            <text:p>men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ercy</text:p>
          </table:table-cell>
          <table:table-cell table:style-name="ce25" office:value-type="float" office:value="1114" calcext:value-type="float">
            <text:p>1114</text:p>
          </table:table-cell>
          <table:table-cell table:style-name="ce25" table:formula="of:=CUSTOMDEZINBIN(MOD([.B1116];2048))" office:value-type="string" office:string-value="10001011010" calcext:value-type="string">
            <text:p>10001011010</text:p>
          </table:table-cell>
          <table:table-cell table:formula="of:=DEC2HEX([.B1116];3)" office:value-type="string" office:string-value="45A" calcext:value-type="string">
            <text:p>45A</text:p>
          </table:table-cell>
          <table:table-cell table:formula="of:=MID([.A1116];1;4)" office:value-type="string" office:string-value="merc" calcext:value-type="string">
            <text:p>mer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erge</text:p>
          </table:table-cell>
          <table:table-cell table:style-name="ce25" office:value-type="float" office:value="1115" calcext:value-type="float">
            <text:p>1115</text:p>
          </table:table-cell>
          <table:table-cell table:style-name="ce25" table:formula="of:=CUSTOMDEZINBIN(MOD([.B1117];2048))" office:value-type="string" office:string-value="10001011011" calcext:value-type="string">
            <text:p>10001011011</text:p>
          </table:table-cell>
          <table:table-cell table:formula="of:=DEC2HEX([.B1117];3)" office:value-type="string" office:string-value="45B" calcext:value-type="string">
            <text:p>45B</text:p>
          </table:table-cell>
          <table:table-cell table:formula="of:=MID([.A1117];1;4)" office:value-type="string" office:string-value="merg" calcext:value-type="string">
            <text:p>mer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erit</text:p>
          </table:table-cell>
          <table:table-cell table:style-name="ce25" office:value-type="float" office:value="1116" calcext:value-type="float">
            <text:p>1116</text:p>
          </table:table-cell>
          <table:table-cell table:style-name="ce25" table:formula="of:=CUSTOMDEZINBIN(MOD([.B1118];2048))" office:value-type="string" office:string-value="10001011100" calcext:value-type="string">
            <text:p>10001011100</text:p>
          </table:table-cell>
          <table:table-cell table:formula="of:=DEC2HEX([.B1118];3)" office:value-type="string" office:string-value="45C" calcext:value-type="string">
            <text:p>45C</text:p>
          </table:table-cell>
          <table:table-cell table:formula="of:=MID([.A1118];1;4)" office:value-type="string" office:string-value="meri" calcext:value-type="string">
            <text:p>mer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erry</text:p>
          </table:table-cell>
          <table:table-cell table:style-name="ce25" office:value-type="float" office:value="1117" calcext:value-type="float">
            <text:p>1117</text:p>
          </table:table-cell>
          <table:table-cell table:style-name="ce25" table:formula="of:=CUSTOMDEZINBIN(MOD([.B1119];2048))" office:value-type="string" office:string-value="10001011101" calcext:value-type="string">
            <text:p>10001011101</text:p>
          </table:table-cell>
          <table:table-cell table:formula="of:=DEC2HEX([.B1119];3)" office:value-type="string" office:string-value="45D" calcext:value-type="string">
            <text:p>45D</text:p>
          </table:table-cell>
          <table:table-cell table:formula="of:=MID([.A1119];1;4)" office:value-type="string" office:string-value="merr" calcext:value-type="string">
            <text:p>mer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esh</text:p>
          </table:table-cell>
          <table:table-cell table:style-name="ce25" office:value-type="float" office:value="1118" calcext:value-type="float">
            <text:p>1118</text:p>
          </table:table-cell>
          <table:table-cell table:style-name="ce25" table:formula="of:=CUSTOMDEZINBIN(MOD([.B1120];2048))" office:value-type="string" office:string-value="10001011110" calcext:value-type="string">
            <text:p>10001011110</text:p>
          </table:table-cell>
          <table:table-cell table:formula="of:=DEC2HEX([.B1120];3)" office:value-type="string" office:string-value="45E" calcext:value-type="string">
            <text:p>45E</text:p>
          </table:table-cell>
          <table:table-cell table:formula="of:=MID([.A1120];1;4)" office:value-type="string" office:string-value="mesh" calcext:value-type="string">
            <text:p>mes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essage</text:p>
          </table:table-cell>
          <table:table-cell table:style-name="ce25" office:value-type="float" office:value="1119" calcext:value-type="float">
            <text:p>1119</text:p>
          </table:table-cell>
          <table:table-cell table:style-name="ce25" table:formula="of:=CUSTOMDEZINBIN(MOD([.B1121];2048))" office:value-type="string" office:string-value="10001011111" calcext:value-type="string">
            <text:p>10001011111</text:p>
          </table:table-cell>
          <table:table-cell table:formula="of:=DEC2HEX([.B1121];3)" office:value-type="string" office:string-value="45F" calcext:value-type="string">
            <text:p>45F</text:p>
          </table:table-cell>
          <table:table-cell table:formula="of:=MID([.A1121];1;4)" office:value-type="string" office:string-value="mess" calcext:value-type="string">
            <text:p>mes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etal</text:p>
          </table:table-cell>
          <table:table-cell table:style-name="ce25" office:value-type="float" office:value="1120" calcext:value-type="float">
            <text:p>1120</text:p>
          </table:table-cell>
          <table:table-cell table:style-name="ce25" table:formula="of:=CUSTOMDEZINBIN(MOD([.B1122];2048))" office:value-type="string" office:string-value="10001100000" calcext:value-type="string">
            <text:p>10001100000</text:p>
          </table:table-cell>
          <table:table-cell table:formula="of:=DEC2HEX([.B1122];3)" office:value-type="string" office:string-value="460" calcext:value-type="string">
            <text:p>460</text:p>
          </table:table-cell>
          <table:table-cell table:formula="of:=MID([.A1122];1;4)" office:value-type="string" office:string-value="meta" calcext:value-type="string">
            <text:p>met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ethod</text:p>
          </table:table-cell>
          <table:table-cell table:style-name="ce25" office:value-type="float" office:value="1121" calcext:value-type="float">
            <text:p>1121</text:p>
          </table:table-cell>
          <table:table-cell table:style-name="ce25" table:formula="of:=CUSTOMDEZINBIN(MOD([.B1123];2048))" office:value-type="string" office:string-value="10001100001" calcext:value-type="string">
            <text:p>10001100001</text:p>
          </table:table-cell>
          <table:table-cell table:formula="of:=DEC2HEX([.B1123];3)" office:value-type="string" office:string-value="461" calcext:value-type="string">
            <text:p>461</text:p>
          </table:table-cell>
          <table:table-cell table:formula="of:=MID([.A1123];1;4)" office:value-type="string" office:string-value="meth" calcext:value-type="string">
            <text:p>met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iddle</text:p>
          </table:table-cell>
          <table:table-cell table:style-name="ce25" office:value-type="float" office:value="1122" calcext:value-type="float">
            <text:p>1122</text:p>
          </table:table-cell>
          <table:table-cell table:style-name="ce25" table:formula="of:=CUSTOMDEZINBIN(MOD([.B1124];2048))" office:value-type="string" office:string-value="10001100010" calcext:value-type="string">
            <text:p>10001100010</text:p>
          </table:table-cell>
          <table:table-cell table:formula="of:=DEC2HEX([.B1124];3)" office:value-type="string" office:string-value="462" calcext:value-type="string">
            <text:p>462</text:p>
          </table:table-cell>
          <table:table-cell table:formula="of:=MID([.A1124];1;4)" office:value-type="string" office:string-value="midd" calcext:value-type="string">
            <text:p>mid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idnight</text:p>
          </table:table-cell>
          <table:table-cell table:style-name="ce25" office:value-type="float" office:value="1123" calcext:value-type="float">
            <text:p>1123</text:p>
          </table:table-cell>
          <table:table-cell table:style-name="ce25" table:formula="of:=CUSTOMDEZINBIN(MOD([.B1125];2048))" office:value-type="string" office:string-value="10001100011" calcext:value-type="string">
            <text:p>10001100011</text:p>
          </table:table-cell>
          <table:table-cell table:formula="of:=DEC2HEX([.B1125];3)" office:value-type="string" office:string-value="463" calcext:value-type="string">
            <text:p>463</text:p>
          </table:table-cell>
          <table:table-cell table:formula="of:=MID([.A1125];1;4)" office:value-type="string" office:string-value="midn" calcext:value-type="string">
            <text:p>mid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ilk</text:p>
          </table:table-cell>
          <table:table-cell table:style-name="ce25" office:value-type="float" office:value="1124" calcext:value-type="float">
            <text:p>1124</text:p>
          </table:table-cell>
          <table:table-cell table:style-name="ce25" table:formula="of:=CUSTOMDEZINBIN(MOD([.B1126];2048))" office:value-type="string" office:string-value="10001100100" calcext:value-type="string">
            <text:p>10001100100</text:p>
          </table:table-cell>
          <table:table-cell table:formula="of:=DEC2HEX([.B1126];3)" office:value-type="string" office:string-value="464" calcext:value-type="string">
            <text:p>464</text:p>
          </table:table-cell>
          <table:table-cell table:formula="of:=MID([.A1126];1;4)" office:value-type="string" office:string-value="milk" calcext:value-type="string">
            <text:p>mil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illion</text:p>
          </table:table-cell>
          <table:table-cell table:style-name="ce25" office:value-type="float" office:value="1125" calcext:value-type="float">
            <text:p>1125</text:p>
          </table:table-cell>
          <table:table-cell table:style-name="ce25" table:formula="of:=CUSTOMDEZINBIN(MOD([.B1127];2048))" office:value-type="string" office:string-value="10001100101" calcext:value-type="string">
            <text:p>10001100101</text:p>
          </table:table-cell>
          <table:table-cell table:formula="of:=DEC2HEX([.B1127];3)" office:value-type="string" office:string-value="465" calcext:value-type="string">
            <text:p>465</text:p>
          </table:table-cell>
          <table:table-cell table:formula="of:=MID([.A1127];1;4)" office:value-type="string" office:string-value="mill" calcext:value-type="string">
            <text:p>mil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imic</text:p>
          </table:table-cell>
          <table:table-cell table:style-name="ce25" office:value-type="float" office:value="1126" calcext:value-type="float">
            <text:p>1126</text:p>
          </table:table-cell>
          <table:table-cell table:style-name="ce25" table:formula="of:=CUSTOMDEZINBIN(MOD([.B1128];2048))" office:value-type="string" office:string-value="10001100110" calcext:value-type="string">
            <text:p>10001100110</text:p>
          </table:table-cell>
          <table:table-cell table:formula="of:=DEC2HEX([.B1128];3)" office:value-type="string" office:string-value="466" calcext:value-type="string">
            <text:p>466</text:p>
          </table:table-cell>
          <table:table-cell table:formula="of:=MID([.A1128];1;4)" office:value-type="string" office:string-value="mimi" calcext:value-type="string">
            <text:p>mim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ind</text:p>
          </table:table-cell>
          <table:table-cell table:style-name="ce25" office:value-type="float" office:value="1127" calcext:value-type="float">
            <text:p>1127</text:p>
          </table:table-cell>
          <table:table-cell table:style-name="ce25" table:formula="of:=CUSTOMDEZINBIN(MOD([.B1129];2048))" office:value-type="string" office:string-value="10001100111" calcext:value-type="string">
            <text:p>10001100111</text:p>
          </table:table-cell>
          <table:table-cell table:formula="of:=DEC2HEX([.B1129];3)" office:value-type="string" office:string-value="467" calcext:value-type="string">
            <text:p>467</text:p>
          </table:table-cell>
          <table:table-cell table:formula="of:=MID([.A1129];1;4)" office:value-type="string" office:string-value="mind" calcext:value-type="string">
            <text:p>min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inimum</text:p>
          </table:table-cell>
          <table:table-cell table:style-name="ce25" office:value-type="float" office:value="1128" calcext:value-type="float">
            <text:p>1128</text:p>
          </table:table-cell>
          <table:table-cell table:style-name="ce25" table:formula="of:=CUSTOMDEZINBIN(MOD([.B1130];2048))" office:value-type="string" office:string-value="10001101000" calcext:value-type="string">
            <text:p>10001101000</text:p>
          </table:table-cell>
          <table:table-cell table:formula="of:=DEC2HEX([.B1130];3)" office:value-type="string" office:string-value="468" calcext:value-type="string">
            <text:p>468</text:p>
          </table:table-cell>
          <table:table-cell table:formula="of:=MID([.A1130];1;4)" office:value-type="string" office:string-value="mini" calcext:value-type="string">
            <text:p>min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inor</text:p>
          </table:table-cell>
          <table:table-cell table:style-name="ce25" office:value-type="float" office:value="1129" calcext:value-type="float">
            <text:p>1129</text:p>
          </table:table-cell>
          <table:table-cell table:style-name="ce25" table:formula="of:=CUSTOMDEZINBIN(MOD([.B1131];2048))" office:value-type="string" office:string-value="10001101001" calcext:value-type="string">
            <text:p>10001101001</text:p>
          </table:table-cell>
          <table:table-cell table:formula="of:=DEC2HEX([.B1131];3)" office:value-type="string" office:string-value="469" calcext:value-type="string">
            <text:p>469</text:p>
          </table:table-cell>
          <table:table-cell table:formula="of:=MID([.A1131];1;4)" office:value-type="string" office:string-value="mino" calcext:value-type="string">
            <text:p>min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inute</text:p>
          </table:table-cell>
          <table:table-cell table:style-name="ce25" office:value-type="float" office:value="1130" calcext:value-type="float">
            <text:p>1130</text:p>
          </table:table-cell>
          <table:table-cell table:style-name="ce25" table:formula="of:=CUSTOMDEZINBIN(MOD([.B1132];2048))" office:value-type="string" office:string-value="10001101010" calcext:value-type="string">
            <text:p>10001101010</text:p>
          </table:table-cell>
          <table:table-cell table:formula="of:=DEC2HEX([.B1132];3)" office:value-type="string" office:string-value="46A" calcext:value-type="string">
            <text:p>46A</text:p>
          </table:table-cell>
          <table:table-cell table:formula="of:=MID([.A1132];1;4)" office:value-type="string" office:string-value="minu" calcext:value-type="string">
            <text:p>min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iracle</text:p>
          </table:table-cell>
          <table:table-cell table:style-name="ce25" office:value-type="float" office:value="1131" calcext:value-type="float">
            <text:p>1131</text:p>
          </table:table-cell>
          <table:table-cell table:style-name="ce25" table:formula="of:=CUSTOMDEZINBIN(MOD([.B1133];2048))" office:value-type="string" office:string-value="10001101011" calcext:value-type="string">
            <text:p>10001101011</text:p>
          </table:table-cell>
          <table:table-cell table:formula="of:=DEC2HEX([.B1133];3)" office:value-type="string" office:string-value="46B" calcext:value-type="string">
            <text:p>46B</text:p>
          </table:table-cell>
          <table:table-cell table:formula="of:=MID([.A1133];1;4)" office:value-type="string" office:string-value="mira" calcext:value-type="string">
            <text:p>mir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irror</text:p>
          </table:table-cell>
          <table:table-cell table:style-name="ce25" office:value-type="float" office:value="1132" calcext:value-type="float">
            <text:p>1132</text:p>
          </table:table-cell>
          <table:table-cell table:style-name="ce25" table:formula="of:=CUSTOMDEZINBIN(MOD([.B1134];2048))" office:value-type="string" office:string-value="10001101100" calcext:value-type="string">
            <text:p>10001101100</text:p>
          </table:table-cell>
          <table:table-cell table:formula="of:=DEC2HEX([.B1134];3)" office:value-type="string" office:string-value="46C" calcext:value-type="string">
            <text:p>46C</text:p>
          </table:table-cell>
          <table:table-cell table:formula="of:=MID([.A1134];1;4)" office:value-type="string" office:string-value="mirr" calcext:value-type="string">
            <text:p>mir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isery</text:p>
          </table:table-cell>
          <table:table-cell table:style-name="ce25" office:value-type="float" office:value="1133" calcext:value-type="float">
            <text:p>1133</text:p>
          </table:table-cell>
          <table:table-cell table:style-name="ce25" table:formula="of:=CUSTOMDEZINBIN(MOD([.B1135];2048))" office:value-type="string" office:string-value="10001101101" calcext:value-type="string">
            <text:p>10001101101</text:p>
          </table:table-cell>
          <table:table-cell table:formula="of:=DEC2HEX([.B1135];3)" office:value-type="string" office:string-value="46D" calcext:value-type="string">
            <text:p>46D</text:p>
          </table:table-cell>
          <table:table-cell table:formula="of:=MID([.A1135];1;4)" office:value-type="string" office:string-value="mise" calcext:value-type="string">
            <text:p>mi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iss</text:p>
          </table:table-cell>
          <table:table-cell table:style-name="ce25" office:value-type="float" office:value="1134" calcext:value-type="float">
            <text:p>1134</text:p>
          </table:table-cell>
          <table:table-cell table:style-name="ce25" table:formula="of:=CUSTOMDEZINBIN(MOD([.B1136];2048))" office:value-type="string" office:string-value="10001101110" calcext:value-type="string">
            <text:p>10001101110</text:p>
          </table:table-cell>
          <table:table-cell table:formula="of:=DEC2HEX([.B1136];3)" office:value-type="string" office:string-value="46E" calcext:value-type="string">
            <text:p>46E</text:p>
          </table:table-cell>
          <table:table-cell table:formula="of:=MID([.A1136];1;4)" office:value-type="string" office:string-value="miss" calcext:value-type="string">
            <text:p>mis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istake</text:p>
          </table:table-cell>
          <table:table-cell table:style-name="ce25" office:value-type="float" office:value="1135" calcext:value-type="float">
            <text:p>1135</text:p>
          </table:table-cell>
          <table:table-cell table:style-name="ce25" table:formula="of:=CUSTOMDEZINBIN(MOD([.B1137];2048))" office:value-type="string" office:string-value="10001101111" calcext:value-type="string">
            <text:p>10001101111</text:p>
          </table:table-cell>
          <table:table-cell table:formula="of:=DEC2HEX([.B1137];3)" office:value-type="string" office:string-value="46F" calcext:value-type="string">
            <text:p>46F</text:p>
          </table:table-cell>
          <table:table-cell table:formula="of:=MID([.A1137];1;4)" office:value-type="string" office:string-value="mist" calcext:value-type="string">
            <text:p>mi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ix</text:p>
          </table:table-cell>
          <table:table-cell table:style-name="ce25" office:value-type="float" office:value="1136" calcext:value-type="float">
            <text:p>1136</text:p>
          </table:table-cell>
          <table:table-cell table:style-name="ce25" table:formula="of:=CUSTOMDEZINBIN(MOD([.B1138];2048))" office:value-type="string" office:string-value="10001110000" calcext:value-type="string">
            <text:p>10001110000</text:p>
          </table:table-cell>
          <table:table-cell table:formula="of:=DEC2HEX([.B1138];3)" office:value-type="string" office:string-value="470" calcext:value-type="string">
            <text:p>470</text:p>
          </table:table-cell>
          <table:table-cell table:formula="of:=MID([.A1138];1;4)" office:value-type="string" office:string-value="mix" calcext:value-type="string">
            <text:p>mix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ixed</text:p>
          </table:table-cell>
          <table:table-cell table:style-name="ce25" office:value-type="float" office:value="1137" calcext:value-type="float">
            <text:p>1137</text:p>
          </table:table-cell>
          <table:table-cell table:style-name="ce25" table:formula="of:=CUSTOMDEZINBIN(MOD([.B1139];2048))" office:value-type="string" office:string-value="10001110001" calcext:value-type="string">
            <text:p>10001110001</text:p>
          </table:table-cell>
          <table:table-cell table:formula="of:=DEC2HEX([.B1139];3)" office:value-type="string" office:string-value="471" calcext:value-type="string">
            <text:p>471</text:p>
          </table:table-cell>
          <table:table-cell table:formula="of:=MID([.A1139];1;4)" office:value-type="string" office:string-value="mixe" calcext:value-type="string">
            <text:p>mix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ixture</text:p>
          </table:table-cell>
          <table:table-cell table:style-name="ce25" office:value-type="float" office:value="1138" calcext:value-type="float">
            <text:p>1138</text:p>
          </table:table-cell>
          <table:table-cell table:style-name="ce25" table:formula="of:=CUSTOMDEZINBIN(MOD([.B1140];2048))" office:value-type="string" office:string-value="10001110010" calcext:value-type="string">
            <text:p>10001110010</text:p>
          </table:table-cell>
          <table:table-cell table:formula="of:=DEC2HEX([.B1140];3)" office:value-type="string" office:string-value="472" calcext:value-type="string">
            <text:p>472</text:p>
          </table:table-cell>
          <table:table-cell table:formula="of:=MID([.A1140];1;4)" office:value-type="string" office:string-value="mixt" calcext:value-type="string">
            <text:p>mix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obile</text:p>
          </table:table-cell>
          <table:table-cell table:style-name="ce25" office:value-type="float" office:value="1139" calcext:value-type="float">
            <text:p>1139</text:p>
          </table:table-cell>
          <table:table-cell table:style-name="ce25" table:formula="of:=CUSTOMDEZINBIN(MOD([.B1141];2048))" office:value-type="string" office:string-value="10001110011" calcext:value-type="string">
            <text:p>10001110011</text:p>
          </table:table-cell>
          <table:table-cell table:formula="of:=DEC2HEX([.B1141];3)" office:value-type="string" office:string-value="473" calcext:value-type="string">
            <text:p>473</text:p>
          </table:table-cell>
          <table:table-cell table:formula="of:=MID([.A1141];1;4)" office:value-type="string" office:string-value="mobi" calcext:value-type="string">
            <text:p>mob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odel</text:p>
          </table:table-cell>
          <table:table-cell table:style-name="ce25" office:value-type="float" office:value="1140" calcext:value-type="float">
            <text:p>1140</text:p>
          </table:table-cell>
          <table:table-cell table:style-name="ce25" table:formula="of:=CUSTOMDEZINBIN(MOD([.B1142];2048))" office:value-type="string" office:string-value="10001110100" calcext:value-type="string">
            <text:p>10001110100</text:p>
          </table:table-cell>
          <table:table-cell table:formula="of:=DEC2HEX([.B1142];3)" office:value-type="string" office:string-value="474" calcext:value-type="string">
            <text:p>474</text:p>
          </table:table-cell>
          <table:table-cell table:formula="of:=MID([.A1142];1;4)" office:value-type="string" office:string-value="mode" calcext:value-type="string">
            <text:p>mod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odify</text:p>
          </table:table-cell>
          <table:table-cell table:style-name="ce25" office:value-type="float" office:value="1141" calcext:value-type="float">
            <text:p>1141</text:p>
          </table:table-cell>
          <table:table-cell table:style-name="ce25" table:formula="of:=CUSTOMDEZINBIN(MOD([.B1143];2048))" office:value-type="string" office:string-value="10001110101" calcext:value-type="string">
            <text:p>10001110101</text:p>
          </table:table-cell>
          <table:table-cell table:formula="of:=DEC2HEX([.B1143];3)" office:value-type="string" office:string-value="475" calcext:value-type="string">
            <text:p>475</text:p>
          </table:table-cell>
          <table:table-cell table:formula="of:=MID([.A1143];1;4)" office:value-type="string" office:string-value="modi" calcext:value-type="string">
            <text:p>mod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om</text:p>
          </table:table-cell>
          <table:table-cell table:style-name="ce25" office:value-type="float" office:value="1142" calcext:value-type="float">
            <text:p>1142</text:p>
          </table:table-cell>
          <table:table-cell table:style-name="ce25" table:formula="of:=CUSTOMDEZINBIN(MOD([.B1144];2048))" office:value-type="string" office:string-value="10001110110" calcext:value-type="string">
            <text:p>10001110110</text:p>
          </table:table-cell>
          <table:table-cell table:formula="of:=DEC2HEX([.B1144];3)" office:value-type="string" office:string-value="476" calcext:value-type="string">
            <text:p>476</text:p>
          </table:table-cell>
          <table:table-cell table:formula="of:=MID([.A1144];1;4)" office:value-type="string" office:string-value="mom" calcext:value-type="string">
            <text:p>mo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oment</text:p>
          </table:table-cell>
          <table:table-cell table:style-name="ce25" office:value-type="float" office:value="1143" calcext:value-type="float">
            <text:p>1143</text:p>
          </table:table-cell>
          <table:table-cell table:style-name="ce25" table:formula="of:=CUSTOMDEZINBIN(MOD([.B1145];2048))" office:value-type="string" office:string-value="10001110111" calcext:value-type="string">
            <text:p>10001110111</text:p>
          </table:table-cell>
          <table:table-cell table:formula="of:=DEC2HEX([.B1145];3)" office:value-type="string" office:string-value="477" calcext:value-type="string">
            <text:p>477</text:p>
          </table:table-cell>
          <table:table-cell table:formula="of:=MID([.A1145];1;4)" office:value-type="string" office:string-value="mome" calcext:value-type="string">
            <text:p>mom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onitor</text:p>
          </table:table-cell>
          <table:table-cell table:style-name="ce25" office:value-type="float" office:value="1144" calcext:value-type="float">
            <text:p>1144</text:p>
          </table:table-cell>
          <table:table-cell table:style-name="ce25" table:formula="of:=CUSTOMDEZINBIN(MOD([.B1146];2048))" office:value-type="string" office:string-value="10001111000" calcext:value-type="string">
            <text:p>10001111000</text:p>
          </table:table-cell>
          <table:table-cell table:formula="of:=DEC2HEX([.B1146];3)" office:value-type="string" office:string-value="478" calcext:value-type="string">
            <text:p>478</text:p>
          </table:table-cell>
          <table:table-cell table:formula="of:=MID([.A1146];1;4)" office:value-type="string" office:string-value="moni" calcext:value-type="string">
            <text:p>mon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onkey</text:p>
          </table:table-cell>
          <table:table-cell table:style-name="ce25" office:value-type="float" office:value="1145" calcext:value-type="float">
            <text:p>1145</text:p>
          </table:table-cell>
          <table:table-cell table:style-name="ce25" table:formula="of:=CUSTOMDEZINBIN(MOD([.B1147];2048))" office:value-type="string" office:string-value="10001111001" calcext:value-type="string">
            <text:p>10001111001</text:p>
          </table:table-cell>
          <table:table-cell table:formula="of:=DEC2HEX([.B1147];3)" office:value-type="string" office:string-value="479" calcext:value-type="string">
            <text:p>479</text:p>
          </table:table-cell>
          <table:table-cell table:formula="of:=MID([.A1147];1;4)" office:value-type="string" office:string-value="monk" calcext:value-type="string">
            <text:p>mon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onster</text:p>
          </table:table-cell>
          <table:table-cell table:style-name="ce25" office:value-type="float" office:value="1146" calcext:value-type="float">
            <text:p>1146</text:p>
          </table:table-cell>
          <table:table-cell table:style-name="ce25" table:formula="of:=CUSTOMDEZINBIN(MOD([.B1148];2048))" office:value-type="string" office:string-value="10001111010" calcext:value-type="string">
            <text:p>10001111010</text:p>
          </table:table-cell>
          <table:table-cell table:formula="of:=DEC2HEX([.B1148];3)" office:value-type="string" office:string-value="47A" calcext:value-type="string">
            <text:p>47A</text:p>
          </table:table-cell>
          <table:table-cell table:formula="of:=MID([.A1148];1;4)" office:value-type="string" office:string-value="mons" calcext:value-type="string">
            <text:p>mon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onth</text:p>
          </table:table-cell>
          <table:table-cell table:style-name="ce25" office:value-type="float" office:value="1147" calcext:value-type="float">
            <text:p>1147</text:p>
          </table:table-cell>
          <table:table-cell table:style-name="ce25" table:formula="of:=CUSTOMDEZINBIN(MOD([.B1149];2048))" office:value-type="string" office:string-value="10001111011" calcext:value-type="string">
            <text:p>10001111011</text:p>
          </table:table-cell>
          <table:table-cell table:formula="of:=DEC2HEX([.B1149];3)" office:value-type="string" office:string-value="47B" calcext:value-type="string">
            <text:p>47B</text:p>
          </table:table-cell>
          <table:table-cell table:formula="of:=MID([.A1149];1;4)" office:value-type="string" office:string-value="mont" calcext:value-type="string">
            <text:p>mon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oon</text:p>
          </table:table-cell>
          <table:table-cell table:style-name="ce25" office:value-type="float" office:value="1148" calcext:value-type="float">
            <text:p>1148</text:p>
          </table:table-cell>
          <table:table-cell table:style-name="ce25" table:formula="of:=CUSTOMDEZINBIN(MOD([.B1150];2048))" office:value-type="string" office:string-value="10001111100" calcext:value-type="string">
            <text:p>10001111100</text:p>
          </table:table-cell>
          <table:table-cell table:formula="of:=DEC2HEX([.B1150];3)" office:value-type="string" office:string-value="47C" calcext:value-type="string">
            <text:p>47C</text:p>
          </table:table-cell>
          <table:table-cell table:formula="of:=MID([.A1150];1;4)" office:value-type="string" office:string-value="moon" calcext:value-type="string">
            <text:p>moo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oral</text:p>
          </table:table-cell>
          <table:table-cell table:style-name="ce25" office:value-type="float" office:value="1149" calcext:value-type="float">
            <text:p>1149</text:p>
          </table:table-cell>
          <table:table-cell table:style-name="ce25" table:formula="of:=CUSTOMDEZINBIN(MOD([.B1151];2048))" office:value-type="string" office:string-value="10001111101" calcext:value-type="string">
            <text:p>10001111101</text:p>
          </table:table-cell>
          <table:table-cell table:formula="of:=DEC2HEX([.B1151];3)" office:value-type="string" office:string-value="47D" calcext:value-type="string">
            <text:p>47D</text:p>
          </table:table-cell>
          <table:table-cell table:formula="of:=MID([.A1151];1;4)" office:value-type="string" office:string-value="mora" calcext:value-type="string">
            <text:p>mor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ore</text:p>
          </table:table-cell>
          <table:table-cell table:style-name="ce25" office:value-type="float" office:value="1150" calcext:value-type="float">
            <text:p>1150</text:p>
          </table:table-cell>
          <table:table-cell table:style-name="ce25" table:formula="of:=CUSTOMDEZINBIN(MOD([.B1152];2048))" office:value-type="string" office:string-value="10001111110" calcext:value-type="string">
            <text:p>10001111110</text:p>
          </table:table-cell>
          <table:table-cell table:formula="of:=DEC2HEX([.B1152];3)" office:value-type="string" office:string-value="47E" calcext:value-type="string">
            <text:p>47E</text:p>
          </table:table-cell>
          <table:table-cell table:formula="of:=MID([.A1152];1;4)" office:value-type="string" office:string-value="more" calcext:value-type="string">
            <text:p>mo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orning</text:p>
          </table:table-cell>
          <table:table-cell table:style-name="ce25" office:value-type="float" office:value="1151" calcext:value-type="float">
            <text:p>1151</text:p>
          </table:table-cell>
          <table:table-cell table:style-name="ce25" table:formula="of:=CUSTOMDEZINBIN(MOD([.B1153];2048))" office:value-type="string" office:string-value="10001111111" calcext:value-type="string">
            <text:p>10001111111</text:p>
          </table:table-cell>
          <table:table-cell table:formula="of:=DEC2HEX([.B1153];3)" office:value-type="string" office:string-value="47F" calcext:value-type="string">
            <text:p>47F</text:p>
          </table:table-cell>
          <table:table-cell table:formula="of:=MID([.A1153];1;4)" office:value-type="string" office:string-value="morn" calcext:value-type="string">
            <text:p>mor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osquito</text:p>
          </table:table-cell>
          <table:table-cell table:style-name="ce25" office:value-type="float" office:value="1152" calcext:value-type="float">
            <text:p>1152</text:p>
          </table:table-cell>
          <table:table-cell table:style-name="ce25" table:formula="of:=CUSTOMDEZINBIN(MOD([.B1154];2048))" office:value-type="string" office:string-value="10010000000" calcext:value-type="string">
            <text:p>10010000000</text:p>
          </table:table-cell>
          <table:table-cell table:formula="of:=DEC2HEX([.B1154];3)" office:value-type="string" office:string-value="480" calcext:value-type="string">
            <text:p>480</text:p>
          </table:table-cell>
          <table:table-cell table:formula="of:=MID([.A1154];1;4)" office:value-type="string" office:string-value="mosq" calcext:value-type="string">
            <text:p>mosq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other</text:p>
          </table:table-cell>
          <table:table-cell table:style-name="ce25" office:value-type="float" office:value="1153" calcext:value-type="float">
            <text:p>1153</text:p>
          </table:table-cell>
          <table:table-cell table:style-name="ce25" table:formula="of:=CUSTOMDEZINBIN(MOD([.B1155];2048))" office:value-type="string" office:string-value="10010000001" calcext:value-type="string">
            <text:p>10010000001</text:p>
          </table:table-cell>
          <table:table-cell table:formula="of:=DEC2HEX([.B1155];3)" office:value-type="string" office:string-value="481" calcext:value-type="string">
            <text:p>481</text:p>
          </table:table-cell>
          <table:table-cell table:formula="of:=MID([.A1155];1;4)" office:value-type="string" office:string-value="moth" calcext:value-type="string">
            <text:p>mot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otion</text:p>
          </table:table-cell>
          <table:table-cell table:style-name="ce25" office:value-type="float" office:value="1154" calcext:value-type="float">
            <text:p>1154</text:p>
          </table:table-cell>
          <table:table-cell table:style-name="ce25" table:formula="of:=CUSTOMDEZINBIN(MOD([.B1156];2048))" office:value-type="string" office:string-value="10010000010" calcext:value-type="string">
            <text:p>10010000010</text:p>
          </table:table-cell>
          <table:table-cell table:formula="of:=DEC2HEX([.B1156];3)" office:value-type="string" office:string-value="482" calcext:value-type="string">
            <text:p>482</text:p>
          </table:table-cell>
          <table:table-cell table:formula="of:=MID([.A1156];1;4)" office:value-type="string" office:string-value="moti" calcext:value-type="string">
            <text:p>mot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otor</text:p>
          </table:table-cell>
          <table:table-cell table:style-name="ce25" office:value-type="float" office:value="1155" calcext:value-type="float">
            <text:p>1155</text:p>
          </table:table-cell>
          <table:table-cell table:style-name="ce25" table:formula="of:=CUSTOMDEZINBIN(MOD([.B1157];2048))" office:value-type="string" office:string-value="10010000011" calcext:value-type="string">
            <text:p>10010000011</text:p>
          </table:table-cell>
          <table:table-cell table:formula="of:=DEC2HEX([.B1157];3)" office:value-type="string" office:string-value="483" calcext:value-type="string">
            <text:p>483</text:p>
          </table:table-cell>
          <table:table-cell table:formula="of:=MID([.A1157];1;4)" office:value-type="string" office:string-value="moto" calcext:value-type="string">
            <text:p>mot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ountain</text:p>
          </table:table-cell>
          <table:table-cell table:style-name="ce25" office:value-type="float" office:value="1156" calcext:value-type="float">
            <text:p>1156</text:p>
          </table:table-cell>
          <table:table-cell table:style-name="ce25" table:formula="of:=CUSTOMDEZINBIN(MOD([.B1158];2048))" office:value-type="string" office:string-value="10010000100" calcext:value-type="string">
            <text:p>10010000100</text:p>
          </table:table-cell>
          <table:table-cell table:formula="of:=DEC2HEX([.B1158];3)" office:value-type="string" office:string-value="484" calcext:value-type="string">
            <text:p>484</text:p>
          </table:table-cell>
          <table:table-cell table:formula="of:=MID([.A1158];1;4)" office:value-type="string" office:string-value="moun" calcext:value-type="string">
            <text:p>mou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ouse</text:p>
          </table:table-cell>
          <table:table-cell table:style-name="ce25" office:value-type="float" office:value="1157" calcext:value-type="float">
            <text:p>1157</text:p>
          </table:table-cell>
          <table:table-cell table:style-name="ce25" table:formula="of:=CUSTOMDEZINBIN(MOD([.B1159];2048))" office:value-type="string" office:string-value="10010000101" calcext:value-type="string">
            <text:p>10010000101</text:p>
          </table:table-cell>
          <table:table-cell table:formula="of:=DEC2HEX([.B1159];3)" office:value-type="string" office:string-value="485" calcext:value-type="string">
            <text:p>485</text:p>
          </table:table-cell>
          <table:table-cell table:formula="of:=MID([.A1159];1;4)" office:value-type="string" office:string-value="mous" calcext:value-type="string">
            <text:p>mou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ove</text:p>
          </table:table-cell>
          <table:table-cell table:style-name="ce25" office:value-type="float" office:value="1158" calcext:value-type="float">
            <text:p>1158</text:p>
          </table:table-cell>
          <table:table-cell table:style-name="ce25" table:formula="of:=CUSTOMDEZINBIN(MOD([.B1160];2048))" office:value-type="string" office:string-value="10010000110" calcext:value-type="string">
            <text:p>10010000110</text:p>
          </table:table-cell>
          <table:table-cell table:formula="of:=DEC2HEX([.B1160];3)" office:value-type="string" office:string-value="486" calcext:value-type="string">
            <text:p>486</text:p>
          </table:table-cell>
          <table:table-cell table:formula="of:=MID([.A1160];1;4)" office:value-type="string" office:string-value="move" calcext:value-type="string">
            <text:p>mov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ovie</text:p>
          </table:table-cell>
          <table:table-cell table:style-name="ce25" office:value-type="float" office:value="1159" calcext:value-type="float">
            <text:p>1159</text:p>
          </table:table-cell>
          <table:table-cell table:style-name="ce25" table:formula="of:=CUSTOMDEZINBIN(MOD([.B1161];2048))" office:value-type="string" office:string-value="10010000111" calcext:value-type="string">
            <text:p>10010000111</text:p>
          </table:table-cell>
          <table:table-cell table:formula="of:=DEC2HEX([.B1161];3)" office:value-type="string" office:string-value="487" calcext:value-type="string">
            <text:p>487</text:p>
          </table:table-cell>
          <table:table-cell table:formula="of:=MID([.A1161];1;4)" office:value-type="string" office:string-value="movi" calcext:value-type="string">
            <text:p>mov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uch</text:p>
          </table:table-cell>
          <table:table-cell table:style-name="ce25" office:value-type="float" office:value="1160" calcext:value-type="float">
            <text:p>1160</text:p>
          </table:table-cell>
          <table:table-cell table:style-name="ce25" table:formula="of:=CUSTOMDEZINBIN(MOD([.B1162];2048))" office:value-type="string" office:string-value="10010001000" calcext:value-type="string">
            <text:p>10010001000</text:p>
          </table:table-cell>
          <table:table-cell table:formula="of:=DEC2HEX([.B1162];3)" office:value-type="string" office:string-value="488" calcext:value-type="string">
            <text:p>488</text:p>
          </table:table-cell>
          <table:table-cell table:formula="of:=MID([.A1162];1;4)" office:value-type="string" office:string-value="much" calcext:value-type="string">
            <text:p>muc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uffin</text:p>
          </table:table-cell>
          <table:table-cell table:style-name="ce25" office:value-type="float" office:value="1161" calcext:value-type="float">
            <text:p>1161</text:p>
          </table:table-cell>
          <table:table-cell table:style-name="ce25" table:formula="of:=CUSTOMDEZINBIN(MOD([.B1163];2048))" office:value-type="string" office:string-value="10010001001" calcext:value-type="string">
            <text:p>10010001001</text:p>
          </table:table-cell>
          <table:table-cell table:formula="of:=DEC2HEX([.B1163];3)" office:value-type="string" office:string-value="489" calcext:value-type="string">
            <text:p>489</text:p>
          </table:table-cell>
          <table:table-cell table:formula="of:=MID([.A1163];1;4)" office:value-type="string" office:string-value="muff" calcext:value-type="string">
            <text:p>muf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ule</text:p>
          </table:table-cell>
          <table:table-cell table:style-name="ce25" office:value-type="float" office:value="1162" calcext:value-type="float">
            <text:p>1162</text:p>
          </table:table-cell>
          <table:table-cell table:style-name="ce25" table:formula="of:=CUSTOMDEZINBIN(MOD([.B1164];2048))" office:value-type="string" office:string-value="10010001010" calcext:value-type="string">
            <text:p>10010001010</text:p>
          </table:table-cell>
          <table:table-cell table:formula="of:=DEC2HEX([.B1164];3)" office:value-type="string" office:string-value="48A" calcext:value-type="string">
            <text:p>48A</text:p>
          </table:table-cell>
          <table:table-cell table:formula="of:=MID([.A1164];1;4)" office:value-type="string" office:string-value="mule" calcext:value-type="string">
            <text:p>mul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ultiply</text:p>
          </table:table-cell>
          <table:table-cell table:style-name="ce25" office:value-type="float" office:value="1163" calcext:value-type="float">
            <text:p>1163</text:p>
          </table:table-cell>
          <table:table-cell table:style-name="ce25" table:formula="of:=CUSTOMDEZINBIN(MOD([.B1165];2048))" office:value-type="string" office:string-value="10010001011" calcext:value-type="string">
            <text:p>10010001011</text:p>
          </table:table-cell>
          <table:table-cell table:formula="of:=DEC2HEX([.B1165];3)" office:value-type="string" office:string-value="48B" calcext:value-type="string">
            <text:p>48B</text:p>
          </table:table-cell>
          <table:table-cell table:formula="of:=MID([.A1165];1;4)" office:value-type="string" office:string-value="mult" calcext:value-type="string">
            <text:p>mul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uscle</text:p>
          </table:table-cell>
          <table:table-cell table:style-name="ce25" office:value-type="float" office:value="1164" calcext:value-type="float">
            <text:p>1164</text:p>
          </table:table-cell>
          <table:table-cell table:style-name="ce25" table:formula="of:=CUSTOMDEZINBIN(MOD([.B1166];2048))" office:value-type="string" office:string-value="10010001100" calcext:value-type="string">
            <text:p>10010001100</text:p>
          </table:table-cell>
          <table:table-cell table:formula="of:=DEC2HEX([.B1166];3)" office:value-type="string" office:string-value="48C" calcext:value-type="string">
            <text:p>48C</text:p>
          </table:table-cell>
          <table:table-cell table:formula="of:=MID([.A1166];1;4)" office:value-type="string" office:string-value="musc" calcext:value-type="string">
            <text:p>mus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useum</text:p>
          </table:table-cell>
          <table:table-cell table:style-name="ce25" office:value-type="float" office:value="1165" calcext:value-type="float">
            <text:p>1165</text:p>
          </table:table-cell>
          <table:table-cell table:style-name="ce25" table:formula="of:=CUSTOMDEZINBIN(MOD([.B1167];2048))" office:value-type="string" office:string-value="10010001101" calcext:value-type="string">
            <text:p>10010001101</text:p>
          </table:table-cell>
          <table:table-cell table:formula="of:=DEC2HEX([.B1167];3)" office:value-type="string" office:string-value="48D" calcext:value-type="string">
            <text:p>48D</text:p>
          </table:table-cell>
          <table:table-cell table:formula="of:=MID([.A1167];1;4)" office:value-type="string" office:string-value="muse" calcext:value-type="string">
            <text:p>mu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ushroom</text:p>
          </table:table-cell>
          <table:table-cell table:style-name="ce25" office:value-type="float" office:value="1166" calcext:value-type="float">
            <text:p>1166</text:p>
          </table:table-cell>
          <table:table-cell table:style-name="ce25" table:formula="of:=CUSTOMDEZINBIN(MOD([.B1168];2048))" office:value-type="string" office:string-value="10010001110" calcext:value-type="string">
            <text:p>10010001110</text:p>
          </table:table-cell>
          <table:table-cell table:formula="of:=DEC2HEX([.B1168];3)" office:value-type="string" office:string-value="48E" calcext:value-type="string">
            <text:p>48E</text:p>
          </table:table-cell>
          <table:table-cell table:formula="of:=MID([.A1168];1;4)" office:value-type="string" office:string-value="mush" calcext:value-type="string">
            <text:p>mus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usic</text:p>
          </table:table-cell>
          <table:table-cell table:style-name="ce25" office:value-type="float" office:value="1167" calcext:value-type="float">
            <text:p>1167</text:p>
          </table:table-cell>
          <table:table-cell table:style-name="ce25" table:formula="of:=CUSTOMDEZINBIN(MOD([.B1169];2048))" office:value-type="string" office:string-value="10010001111" calcext:value-type="string">
            <text:p>10010001111</text:p>
          </table:table-cell>
          <table:table-cell table:formula="of:=DEC2HEX([.B1169];3)" office:value-type="string" office:string-value="48F" calcext:value-type="string">
            <text:p>48F</text:p>
          </table:table-cell>
          <table:table-cell table:formula="of:=MID([.A1169];1;4)" office:value-type="string" office:string-value="musi" calcext:value-type="string">
            <text:p>mus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ust</text:p>
          </table:table-cell>
          <table:table-cell table:style-name="ce25" office:value-type="float" office:value="1168" calcext:value-type="float">
            <text:p>1168</text:p>
          </table:table-cell>
          <table:table-cell table:style-name="ce25" table:formula="of:=CUSTOMDEZINBIN(MOD([.B1170];2048))" office:value-type="string" office:string-value="10010010000" calcext:value-type="string">
            <text:p>10010010000</text:p>
          </table:table-cell>
          <table:table-cell table:formula="of:=DEC2HEX([.B1170];3)" office:value-type="string" office:string-value="490" calcext:value-type="string">
            <text:p>490</text:p>
          </table:table-cell>
          <table:table-cell table:formula="of:=MID([.A1170];1;4)" office:value-type="string" office:string-value="must" calcext:value-type="string">
            <text:p>mu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utual</text:p>
          </table:table-cell>
          <table:table-cell table:style-name="ce25" office:value-type="float" office:value="1169" calcext:value-type="float">
            <text:p>1169</text:p>
          </table:table-cell>
          <table:table-cell table:style-name="ce25" table:formula="of:=CUSTOMDEZINBIN(MOD([.B1171];2048))" office:value-type="string" office:string-value="10010010001" calcext:value-type="string">
            <text:p>10010010001</text:p>
          </table:table-cell>
          <table:table-cell table:formula="of:=DEC2HEX([.B1171];3)" office:value-type="string" office:string-value="491" calcext:value-type="string">
            <text:p>491</text:p>
          </table:table-cell>
          <table:table-cell table:formula="of:=MID([.A1171];1;4)" office:value-type="string" office:string-value="mutu" calcext:value-type="string">
            <text:p>mut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yself</text:p>
          </table:table-cell>
          <table:table-cell table:style-name="ce25" office:value-type="float" office:value="1170" calcext:value-type="float">
            <text:p>1170</text:p>
          </table:table-cell>
          <table:table-cell table:style-name="ce25" table:formula="of:=CUSTOMDEZINBIN(MOD([.B1172];2048))" office:value-type="string" office:string-value="10010010010" calcext:value-type="string">
            <text:p>10010010010</text:p>
          </table:table-cell>
          <table:table-cell table:formula="of:=DEC2HEX([.B1172];3)" office:value-type="string" office:string-value="492" calcext:value-type="string">
            <text:p>492</text:p>
          </table:table-cell>
          <table:table-cell table:formula="of:=MID([.A1172];1;4)" office:value-type="string" office:string-value="myse" calcext:value-type="string">
            <text:p>my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ystery</text:p>
          </table:table-cell>
          <table:table-cell table:style-name="ce25" office:value-type="float" office:value="1171" calcext:value-type="float">
            <text:p>1171</text:p>
          </table:table-cell>
          <table:table-cell table:style-name="ce25" table:formula="of:=CUSTOMDEZINBIN(MOD([.B1173];2048))" office:value-type="string" office:string-value="10010010011" calcext:value-type="string">
            <text:p>10010010011</text:p>
          </table:table-cell>
          <table:table-cell table:formula="of:=DEC2HEX([.B1173];3)" office:value-type="string" office:string-value="493" calcext:value-type="string">
            <text:p>493</text:p>
          </table:table-cell>
          <table:table-cell table:formula="of:=MID([.A1173];1;4)" office:value-type="string" office:string-value="myst" calcext:value-type="string">
            <text:p>my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yth</text:p>
          </table:table-cell>
          <table:table-cell table:style-name="ce25" office:value-type="float" office:value="1172" calcext:value-type="float">
            <text:p>1172</text:p>
          </table:table-cell>
          <table:table-cell table:style-name="ce25" table:formula="of:=CUSTOMDEZINBIN(MOD([.B1174];2048))" office:value-type="string" office:string-value="10010010100" calcext:value-type="string">
            <text:p>10010010100</text:p>
          </table:table-cell>
          <table:table-cell table:formula="of:=DEC2HEX([.B1174];3)" office:value-type="string" office:string-value="494" calcext:value-type="string">
            <text:p>494</text:p>
          </table:table-cell>
          <table:table-cell table:formula="of:=MID([.A1174];1;4)" office:value-type="string" office:string-value="myth" calcext:value-type="string">
            <text:p>myt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aive</text:p>
          </table:table-cell>
          <table:table-cell table:style-name="ce25" office:value-type="float" office:value="1173" calcext:value-type="float">
            <text:p>1173</text:p>
          </table:table-cell>
          <table:table-cell table:style-name="ce25" table:formula="of:=CUSTOMDEZINBIN(MOD([.B1175];2048))" office:value-type="string" office:string-value="10010010101" calcext:value-type="string">
            <text:p>10010010101</text:p>
          </table:table-cell>
          <table:table-cell table:formula="of:=DEC2HEX([.B1175];3)" office:value-type="string" office:string-value="495" calcext:value-type="string">
            <text:p>495</text:p>
          </table:table-cell>
          <table:table-cell table:formula="of:=MID([.A1175];1;4)" office:value-type="string" office:string-value="naiv" calcext:value-type="string">
            <text:p>naiv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ame</text:p>
          </table:table-cell>
          <table:table-cell table:style-name="ce25" office:value-type="float" office:value="1174" calcext:value-type="float">
            <text:p>1174</text:p>
          </table:table-cell>
          <table:table-cell table:style-name="ce25" table:formula="of:=CUSTOMDEZINBIN(MOD([.B1176];2048))" office:value-type="string" office:string-value="10010010110" calcext:value-type="string">
            <text:p>10010010110</text:p>
          </table:table-cell>
          <table:table-cell table:formula="of:=DEC2HEX([.B1176];3)" office:value-type="string" office:string-value="496" calcext:value-type="string">
            <text:p>496</text:p>
          </table:table-cell>
          <table:table-cell table:formula="of:=MID([.A1176];1;4)" office:value-type="string" office:string-value="name" calcext:value-type="string">
            <text:p>nam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apkin</text:p>
          </table:table-cell>
          <table:table-cell table:style-name="ce25" office:value-type="float" office:value="1175" calcext:value-type="float">
            <text:p>1175</text:p>
          </table:table-cell>
          <table:table-cell table:style-name="ce25" table:formula="of:=CUSTOMDEZINBIN(MOD([.B1177];2048))" office:value-type="string" office:string-value="10010010111" calcext:value-type="string">
            <text:p>10010010111</text:p>
          </table:table-cell>
          <table:table-cell table:formula="of:=DEC2HEX([.B1177];3)" office:value-type="string" office:string-value="497" calcext:value-type="string">
            <text:p>497</text:p>
          </table:table-cell>
          <table:table-cell table:formula="of:=MID([.A1177];1;4)" office:value-type="string" office:string-value="napk" calcext:value-type="string">
            <text:p>nap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arrow</text:p>
          </table:table-cell>
          <table:table-cell table:style-name="ce25" office:value-type="float" office:value="1176" calcext:value-type="float">
            <text:p>1176</text:p>
          </table:table-cell>
          <table:table-cell table:style-name="ce25" table:formula="of:=CUSTOMDEZINBIN(MOD([.B1178];2048))" office:value-type="string" office:string-value="10010011000" calcext:value-type="string">
            <text:p>10010011000</text:p>
          </table:table-cell>
          <table:table-cell table:formula="of:=DEC2HEX([.B1178];3)" office:value-type="string" office:string-value="498" calcext:value-type="string">
            <text:p>498</text:p>
          </table:table-cell>
          <table:table-cell table:formula="of:=MID([.A1178];1;4)" office:value-type="string" office:string-value="narr" calcext:value-type="string">
            <text:p>nar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asty</text:p>
          </table:table-cell>
          <table:table-cell table:style-name="ce25" office:value-type="float" office:value="1177" calcext:value-type="float">
            <text:p>1177</text:p>
          </table:table-cell>
          <table:table-cell table:style-name="ce25" table:formula="of:=CUSTOMDEZINBIN(MOD([.B1179];2048))" office:value-type="string" office:string-value="10010011001" calcext:value-type="string">
            <text:p>10010011001</text:p>
          </table:table-cell>
          <table:table-cell table:formula="of:=DEC2HEX([.B1179];3)" office:value-type="string" office:string-value="499" calcext:value-type="string">
            <text:p>499</text:p>
          </table:table-cell>
          <table:table-cell table:formula="of:=MID([.A1179];1;4)" office:value-type="string" office:string-value="nast" calcext:value-type="string">
            <text:p>na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ation</text:p>
          </table:table-cell>
          <table:table-cell table:style-name="ce25" office:value-type="float" office:value="1178" calcext:value-type="float">
            <text:p>1178</text:p>
          </table:table-cell>
          <table:table-cell table:style-name="ce25" table:formula="of:=CUSTOMDEZINBIN(MOD([.B1180];2048))" office:value-type="string" office:string-value="10010011010" calcext:value-type="string">
            <text:p>10010011010</text:p>
          </table:table-cell>
          <table:table-cell table:formula="of:=DEC2HEX([.B1180];3)" office:value-type="string" office:string-value="49A" calcext:value-type="string">
            <text:p>49A</text:p>
          </table:table-cell>
          <table:table-cell table:formula="of:=MID([.A1180];1;4)" office:value-type="string" office:string-value="nati" calcext:value-type="string">
            <text:p>nat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ature</text:p>
          </table:table-cell>
          <table:table-cell table:style-name="ce25" office:value-type="float" office:value="1179" calcext:value-type="float">
            <text:p>1179</text:p>
          </table:table-cell>
          <table:table-cell table:style-name="ce25" table:formula="of:=CUSTOMDEZINBIN(MOD([.B1181];2048))" office:value-type="string" office:string-value="10010011011" calcext:value-type="string">
            <text:p>10010011011</text:p>
          </table:table-cell>
          <table:table-cell table:formula="of:=DEC2HEX([.B1181];3)" office:value-type="string" office:string-value="49B" calcext:value-type="string">
            <text:p>49B</text:p>
          </table:table-cell>
          <table:table-cell table:formula="of:=MID([.A1181];1;4)" office:value-type="string" office:string-value="natu" calcext:value-type="string">
            <text:p>nat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ear</text:p>
          </table:table-cell>
          <table:table-cell table:style-name="ce25" office:value-type="float" office:value="1180" calcext:value-type="float">
            <text:p>1180</text:p>
          </table:table-cell>
          <table:table-cell table:style-name="ce25" table:formula="of:=CUSTOMDEZINBIN(MOD([.B1182];2048))" office:value-type="string" office:string-value="10010011100" calcext:value-type="string">
            <text:p>10010011100</text:p>
          </table:table-cell>
          <table:table-cell table:formula="of:=DEC2HEX([.B1182];3)" office:value-type="string" office:string-value="49C" calcext:value-type="string">
            <text:p>49C</text:p>
          </table:table-cell>
          <table:table-cell table:formula="of:=MID([.A1182];1;4)" office:value-type="string" office:string-value="near" calcext:value-type="string">
            <text:p>nea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eck</text:p>
          </table:table-cell>
          <table:table-cell table:style-name="ce25" office:value-type="float" office:value="1181" calcext:value-type="float">
            <text:p>1181</text:p>
          </table:table-cell>
          <table:table-cell table:style-name="ce25" table:formula="of:=CUSTOMDEZINBIN(MOD([.B1183];2048))" office:value-type="string" office:string-value="10010011101" calcext:value-type="string">
            <text:p>10010011101</text:p>
          </table:table-cell>
          <table:table-cell table:formula="of:=DEC2HEX([.B1183];3)" office:value-type="string" office:string-value="49D" calcext:value-type="string">
            <text:p>49D</text:p>
          </table:table-cell>
          <table:table-cell table:formula="of:=MID([.A1183];1;4)" office:value-type="string" office:string-value="neck" calcext:value-type="string">
            <text:p>nec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eed</text:p>
          </table:table-cell>
          <table:table-cell table:style-name="ce25" office:value-type="float" office:value="1182" calcext:value-type="float">
            <text:p>1182</text:p>
          </table:table-cell>
          <table:table-cell table:style-name="ce25" table:formula="of:=CUSTOMDEZINBIN(MOD([.B1184];2048))" office:value-type="string" office:string-value="10010011110" calcext:value-type="string">
            <text:p>10010011110</text:p>
          </table:table-cell>
          <table:table-cell table:formula="of:=DEC2HEX([.B1184];3)" office:value-type="string" office:string-value="49E" calcext:value-type="string">
            <text:p>49E</text:p>
          </table:table-cell>
          <table:table-cell table:formula="of:=MID([.A1184];1;4)" office:value-type="string" office:string-value="need" calcext:value-type="string">
            <text:p>nee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25" office:value-type="float" office:value="1183" calcext:value-type="float">
            <text:p>1183</text:p>
          </table:table-cell>
          <table:table-cell table:style-name="ce25" table:formula="of:=CUSTOMDEZINBIN(MOD([.B1185];2048))" office:value-type="string" office:string-value="10010011111" calcext:value-type="string">
            <text:p>10010011111</text:p>
          </table:table-cell>
          <table:table-cell table:formula="of:=DEC2HEX([.B1185];3)" office:value-type="string" office:string-value="49F" calcext:value-type="string">
            <text:p>49F</text:p>
          </table:table-cell>
          <table:table-cell table:formula="of:=MID([.A1185];1;4)" office:value-type="string" office:string-value="nega" calcext:value-type="string">
            <text:p>neg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eglect</text:p>
          </table:table-cell>
          <table:table-cell table:style-name="ce25" office:value-type="float" office:value="1184" calcext:value-type="float">
            <text:p>1184</text:p>
          </table:table-cell>
          <table:table-cell table:style-name="ce25" table:formula="of:=CUSTOMDEZINBIN(MOD([.B1186];2048))" office:value-type="string" office:string-value="10010100000" calcext:value-type="string">
            <text:p>10010100000</text:p>
          </table:table-cell>
          <table:table-cell table:formula="of:=DEC2HEX([.B1186];3)" office:value-type="string" office:string-value="4A0" calcext:value-type="string">
            <text:p>4A0</text:p>
          </table:table-cell>
          <table:table-cell table:formula="of:=MID([.A1186];1;4)" office:value-type="string" office:string-value="negl" calcext:value-type="string">
            <text:p>neg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either</text:p>
          </table:table-cell>
          <table:table-cell table:style-name="ce25" office:value-type="float" office:value="1185" calcext:value-type="float">
            <text:p>1185</text:p>
          </table:table-cell>
          <table:table-cell table:style-name="ce25" table:formula="of:=CUSTOMDEZINBIN(MOD([.B1187];2048))" office:value-type="string" office:string-value="10010100001" calcext:value-type="string">
            <text:p>10010100001</text:p>
          </table:table-cell>
          <table:table-cell table:formula="of:=DEC2HEX([.B1187];3)" office:value-type="string" office:string-value="4A1" calcext:value-type="string">
            <text:p>4A1</text:p>
          </table:table-cell>
          <table:table-cell table:formula="of:=MID([.A1187];1;4)" office:value-type="string" office:string-value="neit" calcext:value-type="string">
            <text:p>nei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ephew</text:p>
          </table:table-cell>
          <table:table-cell table:style-name="ce25" office:value-type="float" office:value="1186" calcext:value-type="float">
            <text:p>1186</text:p>
          </table:table-cell>
          <table:table-cell table:style-name="ce25" table:formula="of:=CUSTOMDEZINBIN(MOD([.B1188];2048))" office:value-type="string" office:string-value="10010100010" calcext:value-type="string">
            <text:p>10010100010</text:p>
          </table:table-cell>
          <table:table-cell table:formula="of:=DEC2HEX([.B1188];3)" office:value-type="string" office:string-value="4A2" calcext:value-type="string">
            <text:p>4A2</text:p>
          </table:table-cell>
          <table:table-cell table:formula="of:=MID([.A1188];1;4)" office:value-type="string" office:string-value="neph" calcext:value-type="string">
            <text:p>nep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erve</text:p>
          </table:table-cell>
          <table:table-cell table:style-name="ce25" office:value-type="float" office:value="1187" calcext:value-type="float">
            <text:p>1187</text:p>
          </table:table-cell>
          <table:table-cell table:style-name="ce25" table:formula="of:=CUSTOMDEZINBIN(MOD([.B1189];2048))" office:value-type="string" office:string-value="10010100011" calcext:value-type="string">
            <text:p>10010100011</text:p>
          </table:table-cell>
          <table:table-cell table:formula="of:=DEC2HEX([.B1189];3)" office:value-type="string" office:string-value="4A3" calcext:value-type="string">
            <text:p>4A3</text:p>
          </table:table-cell>
          <table:table-cell table:formula="of:=MID([.A1189];1;4)" office:value-type="string" office:string-value="nerv" calcext:value-type="string">
            <text:p>nerv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est</text:p>
          </table:table-cell>
          <table:table-cell table:style-name="ce25" office:value-type="float" office:value="1188" calcext:value-type="float">
            <text:p>1188</text:p>
          </table:table-cell>
          <table:table-cell table:style-name="ce25" table:formula="of:=CUSTOMDEZINBIN(MOD([.B1190];2048))" office:value-type="string" office:string-value="10010100100" calcext:value-type="string">
            <text:p>10010100100</text:p>
          </table:table-cell>
          <table:table-cell table:formula="of:=DEC2HEX([.B1190];3)" office:value-type="string" office:string-value="4A4" calcext:value-type="string">
            <text:p>4A4</text:p>
          </table:table-cell>
          <table:table-cell table:formula="of:=MID([.A1190];1;4)" office:value-type="string" office:string-value="nest" calcext:value-type="string">
            <text:p>ne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et</text:p>
          </table:table-cell>
          <table:table-cell table:style-name="ce25" office:value-type="float" office:value="1189" calcext:value-type="float">
            <text:p>1189</text:p>
          </table:table-cell>
          <table:table-cell table:style-name="ce25" table:formula="of:=CUSTOMDEZINBIN(MOD([.B1191];2048))" office:value-type="string" office:string-value="10010100101" calcext:value-type="string">
            <text:p>10010100101</text:p>
          </table:table-cell>
          <table:table-cell table:formula="of:=DEC2HEX([.B1191];3)" office:value-type="string" office:string-value="4A5" calcext:value-type="string">
            <text:p>4A5</text:p>
          </table:table-cell>
          <table:table-cell table:formula="of:=MID([.A1191];1;4)" office:value-type="string" office:string-value="net" calcext:value-type="string">
            <text:p>ne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etwork</text:p>
          </table:table-cell>
          <table:table-cell table:style-name="ce25" office:value-type="float" office:value="1190" calcext:value-type="float">
            <text:p>1190</text:p>
          </table:table-cell>
          <table:table-cell table:style-name="ce25" table:formula="of:=CUSTOMDEZINBIN(MOD([.B1192];2048))" office:value-type="string" office:string-value="10010100110" calcext:value-type="string">
            <text:p>10010100110</text:p>
          </table:table-cell>
          <table:table-cell table:formula="of:=DEC2HEX([.B1192];3)" office:value-type="string" office:string-value="4A6" calcext:value-type="string">
            <text:p>4A6</text:p>
          </table:table-cell>
          <table:table-cell table:formula="of:=MID([.A1192];1;4)" office:value-type="string" office:string-value="netw" calcext:value-type="string">
            <text:p>netw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eutral</text:p>
          </table:table-cell>
          <table:table-cell table:style-name="ce25" office:value-type="float" office:value="1191" calcext:value-type="float">
            <text:p>1191</text:p>
          </table:table-cell>
          <table:table-cell table:style-name="ce25" table:formula="of:=CUSTOMDEZINBIN(MOD([.B1193];2048))" office:value-type="string" office:string-value="10010100111" calcext:value-type="string">
            <text:p>10010100111</text:p>
          </table:table-cell>
          <table:table-cell table:formula="of:=DEC2HEX([.B1193];3)" office:value-type="string" office:string-value="4A7" calcext:value-type="string">
            <text:p>4A7</text:p>
          </table:table-cell>
          <table:table-cell table:formula="of:=MID([.A1193];1;4)" office:value-type="string" office:string-value="neut" calcext:value-type="string">
            <text:p>neu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ever</text:p>
          </table:table-cell>
          <table:table-cell table:style-name="ce25" office:value-type="float" office:value="1192" calcext:value-type="float">
            <text:p>1192</text:p>
          </table:table-cell>
          <table:table-cell table:style-name="ce25" table:formula="of:=CUSTOMDEZINBIN(MOD([.B1194];2048))" office:value-type="string" office:string-value="10010101000" calcext:value-type="string">
            <text:p>10010101000</text:p>
          </table:table-cell>
          <table:table-cell table:formula="of:=DEC2HEX([.B1194];3)" office:value-type="string" office:string-value="4A8" calcext:value-type="string">
            <text:p>4A8</text:p>
          </table:table-cell>
          <table:table-cell table:formula="of:=MID([.A1194];1;4)" office:value-type="string" office:string-value="neve" calcext:value-type="string">
            <text:p>nev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ews</text:p>
          </table:table-cell>
          <table:table-cell table:style-name="ce25" office:value-type="float" office:value="1193" calcext:value-type="float">
            <text:p>1193</text:p>
          </table:table-cell>
          <table:table-cell table:style-name="ce25" table:formula="of:=CUSTOMDEZINBIN(MOD([.B1195];2048))" office:value-type="string" office:string-value="10010101001" calcext:value-type="string">
            <text:p>10010101001</text:p>
          </table:table-cell>
          <table:table-cell table:formula="of:=DEC2HEX([.B1195];3)" office:value-type="string" office:string-value="4A9" calcext:value-type="string">
            <text:p>4A9</text:p>
          </table:table-cell>
          <table:table-cell table:formula="of:=MID([.A1195];1;4)" office:value-type="string" office:string-value="news" calcext:value-type="string">
            <text:p>new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ext</text:p>
          </table:table-cell>
          <table:table-cell table:style-name="ce25" office:value-type="float" office:value="1194" calcext:value-type="float">
            <text:p>1194</text:p>
          </table:table-cell>
          <table:table-cell table:style-name="ce25" table:formula="of:=CUSTOMDEZINBIN(MOD([.B1196];2048))" office:value-type="string" office:string-value="10010101010" calcext:value-type="string">
            <text:p>10010101010</text:p>
          </table:table-cell>
          <table:table-cell table:formula="of:=DEC2HEX([.B1196];3)" office:value-type="string" office:string-value="4AA" calcext:value-type="string">
            <text:p>4AA</text:p>
          </table:table-cell>
          <table:table-cell table:formula="of:=MID([.A1196];1;4)" office:value-type="string" office:string-value="next" calcext:value-type="string">
            <text:p>nex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ice</text:p>
          </table:table-cell>
          <table:table-cell table:style-name="ce25" office:value-type="float" office:value="1195" calcext:value-type="float">
            <text:p>1195</text:p>
          </table:table-cell>
          <table:table-cell table:style-name="ce25" table:formula="of:=CUSTOMDEZINBIN(MOD([.B1197];2048))" office:value-type="string" office:string-value="10010101011" calcext:value-type="string">
            <text:p>10010101011</text:p>
          </table:table-cell>
          <table:table-cell table:formula="of:=DEC2HEX([.B1197];3)" office:value-type="string" office:string-value="4AB" calcext:value-type="string">
            <text:p>4AB</text:p>
          </table:table-cell>
          <table:table-cell table:formula="of:=MID([.A1197];1;4)" office:value-type="string" office:string-value="nice" calcext:value-type="string">
            <text:p>nic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ight</text:p>
          </table:table-cell>
          <table:table-cell table:style-name="ce25" office:value-type="float" office:value="1196" calcext:value-type="float">
            <text:p>1196</text:p>
          </table:table-cell>
          <table:table-cell table:style-name="ce25" table:formula="of:=CUSTOMDEZINBIN(MOD([.B1198];2048))" office:value-type="string" office:string-value="10010101100" calcext:value-type="string">
            <text:p>10010101100</text:p>
          </table:table-cell>
          <table:table-cell table:formula="of:=DEC2HEX([.B1198];3)" office:value-type="string" office:string-value="4AC" calcext:value-type="string">
            <text:p>4AC</text:p>
          </table:table-cell>
          <table:table-cell table:formula="of:=MID([.A1198];1;4)" office:value-type="string" office:string-value="nigh" calcext:value-type="string">
            <text:p>nig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oble</text:p>
          </table:table-cell>
          <table:table-cell table:style-name="ce25" office:value-type="float" office:value="1197" calcext:value-type="float">
            <text:p>1197</text:p>
          </table:table-cell>
          <table:table-cell table:style-name="ce25" table:formula="of:=CUSTOMDEZINBIN(MOD([.B1199];2048))" office:value-type="string" office:string-value="10010101101" calcext:value-type="string">
            <text:p>10010101101</text:p>
          </table:table-cell>
          <table:table-cell table:formula="of:=DEC2HEX([.B1199];3)" office:value-type="string" office:string-value="4AD" calcext:value-type="string">
            <text:p>4AD</text:p>
          </table:table-cell>
          <table:table-cell table:formula="of:=MID([.A1199];1;4)" office:value-type="string" office:string-value="nobl" calcext:value-type="string">
            <text:p>nob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oise</text:p>
          </table:table-cell>
          <table:table-cell table:style-name="ce25" office:value-type="float" office:value="1198" calcext:value-type="float">
            <text:p>1198</text:p>
          </table:table-cell>
          <table:table-cell table:style-name="ce25" table:formula="of:=CUSTOMDEZINBIN(MOD([.B1200];2048))" office:value-type="string" office:string-value="10010101110" calcext:value-type="string">
            <text:p>10010101110</text:p>
          </table:table-cell>
          <table:table-cell table:formula="of:=DEC2HEX([.B1200];3)" office:value-type="string" office:string-value="4AE" calcext:value-type="string">
            <text:p>4AE</text:p>
          </table:table-cell>
          <table:table-cell table:formula="of:=MID([.A1200];1;4)" office:value-type="string" office:string-value="nois" calcext:value-type="string">
            <text:p>noi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ominee</text:p>
          </table:table-cell>
          <table:table-cell table:style-name="ce25" office:value-type="float" office:value="1199" calcext:value-type="float">
            <text:p>1199</text:p>
          </table:table-cell>
          <table:table-cell table:style-name="ce25" table:formula="of:=CUSTOMDEZINBIN(MOD([.B1201];2048))" office:value-type="string" office:string-value="10010101111" calcext:value-type="string">
            <text:p>10010101111</text:p>
          </table:table-cell>
          <table:table-cell table:formula="of:=DEC2HEX([.B1201];3)" office:value-type="string" office:string-value="4AF" calcext:value-type="string">
            <text:p>4AF</text:p>
          </table:table-cell>
          <table:table-cell table:formula="of:=MID([.A1201];1;4)" office:value-type="string" office:string-value="nomi" calcext:value-type="string">
            <text:p>nom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oodle</text:p>
          </table:table-cell>
          <table:table-cell table:style-name="ce25" office:value-type="float" office:value="1200" calcext:value-type="float">
            <text:p>1200</text:p>
          </table:table-cell>
          <table:table-cell table:style-name="ce25" table:formula="of:=CUSTOMDEZINBIN(MOD([.B1202];2048))" office:value-type="string" office:string-value="10010110000" calcext:value-type="string">
            <text:p>10010110000</text:p>
          </table:table-cell>
          <table:table-cell table:formula="of:=DEC2HEX([.B1202];3)" office:value-type="string" office:string-value="4B0" calcext:value-type="string">
            <text:p>4B0</text:p>
          </table:table-cell>
          <table:table-cell table:formula="of:=MID([.A1202];1;4)" office:value-type="string" office:string-value="nood" calcext:value-type="string">
            <text:p>noo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ormal</text:p>
          </table:table-cell>
          <table:table-cell table:style-name="ce25" office:value-type="float" office:value="1201" calcext:value-type="float">
            <text:p>1201</text:p>
          </table:table-cell>
          <table:table-cell table:style-name="ce25" table:formula="of:=CUSTOMDEZINBIN(MOD([.B1203];2048))" office:value-type="string" office:string-value="10010110001" calcext:value-type="string">
            <text:p>10010110001</text:p>
          </table:table-cell>
          <table:table-cell table:formula="of:=DEC2HEX([.B1203];3)" office:value-type="string" office:string-value="4B1" calcext:value-type="string">
            <text:p>4B1</text:p>
          </table:table-cell>
          <table:table-cell table:formula="of:=MID([.A1203];1;4)" office:value-type="string" office:string-value="norm" calcext:value-type="string">
            <text:p>nor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orth</text:p>
          </table:table-cell>
          <table:table-cell table:style-name="ce25" office:value-type="float" office:value="1202" calcext:value-type="float">
            <text:p>1202</text:p>
          </table:table-cell>
          <table:table-cell table:style-name="ce25" table:formula="of:=CUSTOMDEZINBIN(MOD([.B1204];2048))" office:value-type="string" office:string-value="10010110010" calcext:value-type="string">
            <text:p>10010110010</text:p>
          </table:table-cell>
          <table:table-cell table:formula="of:=DEC2HEX([.B1204];3)" office:value-type="string" office:string-value="4B2" calcext:value-type="string">
            <text:p>4B2</text:p>
          </table:table-cell>
          <table:table-cell table:formula="of:=MID([.A1204];1;4)" office:value-type="string" office:string-value="nort" calcext:value-type="string">
            <text:p>nor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ose</text:p>
          </table:table-cell>
          <table:table-cell table:style-name="ce25" office:value-type="float" office:value="1203" calcext:value-type="float">
            <text:p>1203</text:p>
          </table:table-cell>
          <table:table-cell table:style-name="ce25" table:formula="of:=CUSTOMDEZINBIN(MOD([.B1205];2048))" office:value-type="string" office:string-value="10010110011" calcext:value-type="string">
            <text:p>10010110011</text:p>
          </table:table-cell>
          <table:table-cell table:formula="of:=DEC2HEX([.B1205];3)" office:value-type="string" office:string-value="4B3" calcext:value-type="string">
            <text:p>4B3</text:p>
          </table:table-cell>
          <table:table-cell table:formula="of:=MID([.A1205];1;4)" office:value-type="string" office:string-value="nose" calcext:value-type="string">
            <text:p>no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otable</text:p>
          </table:table-cell>
          <table:table-cell table:style-name="ce25" office:value-type="float" office:value="1204" calcext:value-type="float">
            <text:p>1204</text:p>
          </table:table-cell>
          <table:table-cell table:style-name="ce25" table:formula="of:=CUSTOMDEZINBIN(MOD([.B1206];2048))" office:value-type="string" office:string-value="10010110100" calcext:value-type="string">
            <text:p>10010110100</text:p>
          </table:table-cell>
          <table:table-cell table:formula="of:=DEC2HEX([.B1206];3)" office:value-type="string" office:string-value="4B4" calcext:value-type="string">
            <text:p>4B4</text:p>
          </table:table-cell>
          <table:table-cell table:formula="of:=MID([.A1206];1;4)" office:value-type="string" office:string-value="nota" calcext:value-type="string">
            <text:p>not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ote</text:p>
          </table:table-cell>
          <table:table-cell table:style-name="ce25" office:value-type="float" office:value="1205" calcext:value-type="float">
            <text:p>1205</text:p>
          </table:table-cell>
          <table:table-cell table:style-name="ce25" table:formula="of:=CUSTOMDEZINBIN(MOD([.B1207];2048))" office:value-type="string" office:string-value="10010110101" calcext:value-type="string">
            <text:p>10010110101</text:p>
          </table:table-cell>
          <table:table-cell table:formula="of:=DEC2HEX([.B1207];3)" office:value-type="string" office:string-value="4B5" calcext:value-type="string">
            <text:p>4B5</text:p>
          </table:table-cell>
          <table:table-cell table:formula="of:=MID([.A1207];1;4)" office:value-type="string" office:string-value="note" calcext:value-type="string">
            <text:p>not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othing</text:p>
          </table:table-cell>
          <table:table-cell table:style-name="ce25" office:value-type="float" office:value="1206" calcext:value-type="float">
            <text:p>1206</text:p>
          </table:table-cell>
          <table:table-cell table:style-name="ce25" table:formula="of:=CUSTOMDEZINBIN(MOD([.B1208];2048))" office:value-type="string" office:string-value="10010110110" calcext:value-type="string">
            <text:p>10010110110</text:p>
          </table:table-cell>
          <table:table-cell table:formula="of:=DEC2HEX([.B1208];3)" office:value-type="string" office:string-value="4B6" calcext:value-type="string">
            <text:p>4B6</text:p>
          </table:table-cell>
          <table:table-cell table:formula="of:=MID([.A1208];1;4)" office:value-type="string" office:string-value="noth" calcext:value-type="string">
            <text:p>not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otice</text:p>
          </table:table-cell>
          <table:table-cell table:style-name="ce25" office:value-type="float" office:value="1207" calcext:value-type="float">
            <text:p>1207</text:p>
          </table:table-cell>
          <table:table-cell table:style-name="ce25" table:formula="of:=CUSTOMDEZINBIN(MOD([.B1209];2048))" office:value-type="string" office:string-value="10010110111" calcext:value-type="string">
            <text:p>10010110111</text:p>
          </table:table-cell>
          <table:table-cell table:formula="of:=DEC2HEX([.B1209];3)" office:value-type="string" office:string-value="4B7" calcext:value-type="string">
            <text:p>4B7</text:p>
          </table:table-cell>
          <table:table-cell table:formula="of:=MID([.A1209];1;4)" office:value-type="string" office:string-value="noti" calcext:value-type="string">
            <text:p>not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ovel</text:p>
          </table:table-cell>
          <table:table-cell table:style-name="ce25" office:value-type="float" office:value="1208" calcext:value-type="float">
            <text:p>1208</text:p>
          </table:table-cell>
          <table:table-cell table:style-name="ce25" table:formula="of:=CUSTOMDEZINBIN(MOD([.B1210];2048))" office:value-type="string" office:string-value="10010111000" calcext:value-type="string">
            <text:p>10010111000</text:p>
          </table:table-cell>
          <table:table-cell table:formula="of:=DEC2HEX([.B1210];3)" office:value-type="string" office:string-value="4B8" calcext:value-type="string">
            <text:p>4B8</text:p>
          </table:table-cell>
          <table:table-cell table:formula="of:=MID([.A1210];1;4)" office:value-type="string" office:string-value="nove" calcext:value-type="string">
            <text:p>nov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ow</text:p>
          </table:table-cell>
          <table:table-cell table:style-name="ce25" office:value-type="float" office:value="1209" calcext:value-type="float">
            <text:p>1209</text:p>
          </table:table-cell>
          <table:table-cell table:style-name="ce25" table:formula="of:=CUSTOMDEZINBIN(MOD([.B1211];2048))" office:value-type="string" office:string-value="10010111001" calcext:value-type="string">
            <text:p>10010111001</text:p>
          </table:table-cell>
          <table:table-cell table:formula="of:=DEC2HEX([.B1211];3)" office:value-type="string" office:string-value="4B9" calcext:value-type="string">
            <text:p>4B9</text:p>
          </table:table-cell>
          <table:table-cell table:formula="of:=MID([.A1211];1;4)" office:value-type="string" office:string-value="now" calcext:value-type="string">
            <text:p>now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uclear</text:p>
          </table:table-cell>
          <table:table-cell table:style-name="ce25" office:value-type="float" office:value="1210" calcext:value-type="float">
            <text:p>1210</text:p>
          </table:table-cell>
          <table:table-cell table:style-name="ce25" table:formula="of:=CUSTOMDEZINBIN(MOD([.B1212];2048))" office:value-type="string" office:string-value="10010111010" calcext:value-type="string">
            <text:p>10010111010</text:p>
          </table:table-cell>
          <table:table-cell table:formula="of:=DEC2HEX([.B1212];3)" office:value-type="string" office:string-value="4BA" calcext:value-type="string">
            <text:p>4BA</text:p>
          </table:table-cell>
          <table:table-cell table:formula="of:=MID([.A1212];1;4)" office:value-type="string" office:string-value="nucl" calcext:value-type="string">
            <text:p>nuc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umber</text:p>
          </table:table-cell>
          <table:table-cell table:style-name="ce25" office:value-type="float" office:value="1211" calcext:value-type="float">
            <text:p>1211</text:p>
          </table:table-cell>
          <table:table-cell table:style-name="ce25" table:formula="of:=CUSTOMDEZINBIN(MOD([.B1213];2048))" office:value-type="string" office:string-value="10010111011" calcext:value-type="string">
            <text:p>10010111011</text:p>
          </table:table-cell>
          <table:table-cell table:formula="of:=DEC2HEX([.B1213];3)" office:value-type="string" office:string-value="4BB" calcext:value-type="string">
            <text:p>4BB</text:p>
          </table:table-cell>
          <table:table-cell table:formula="of:=MID([.A1213];1;4)" office:value-type="string" office:string-value="numb" calcext:value-type="string">
            <text:p>num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urse</text:p>
          </table:table-cell>
          <table:table-cell table:style-name="ce25" office:value-type="float" office:value="1212" calcext:value-type="float">
            <text:p>1212</text:p>
          </table:table-cell>
          <table:table-cell table:style-name="ce25" table:formula="of:=CUSTOMDEZINBIN(MOD([.B1214];2048))" office:value-type="string" office:string-value="10010111100" calcext:value-type="string">
            <text:p>10010111100</text:p>
          </table:table-cell>
          <table:table-cell table:formula="of:=DEC2HEX([.B1214];3)" office:value-type="string" office:string-value="4BC" calcext:value-type="string">
            <text:p>4BC</text:p>
          </table:table-cell>
          <table:table-cell table:formula="of:=MID([.A1214];1;4)" office:value-type="string" office:string-value="nurs" calcext:value-type="string">
            <text:p>nur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ut</text:p>
          </table:table-cell>
          <table:table-cell table:style-name="ce25" office:value-type="float" office:value="1213" calcext:value-type="float">
            <text:p>1213</text:p>
          </table:table-cell>
          <table:table-cell table:style-name="ce25" table:formula="of:=CUSTOMDEZINBIN(MOD([.B1215];2048))" office:value-type="string" office:string-value="10010111101" calcext:value-type="string">
            <text:p>10010111101</text:p>
          </table:table-cell>
          <table:table-cell table:formula="of:=DEC2HEX([.B1215];3)" office:value-type="string" office:string-value="4BD" calcext:value-type="string">
            <text:p>4BD</text:p>
          </table:table-cell>
          <table:table-cell table:formula="of:=MID([.A1215];1;4)" office:value-type="string" office:string-value="nut" calcext:value-type="string">
            <text:p>nu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ak</text:p>
          </table:table-cell>
          <table:table-cell table:style-name="ce25" office:value-type="float" office:value="1214" calcext:value-type="float">
            <text:p>1214</text:p>
          </table:table-cell>
          <table:table-cell table:style-name="ce25" table:formula="of:=CUSTOMDEZINBIN(MOD([.B1216];2048))" office:value-type="string" office:string-value="10010111110" calcext:value-type="string">
            <text:p>10010111110</text:p>
          </table:table-cell>
          <table:table-cell table:formula="of:=DEC2HEX([.B1216];3)" office:value-type="string" office:string-value="4BE" calcext:value-type="string">
            <text:p>4BE</text:p>
          </table:table-cell>
          <table:table-cell table:formula="of:=MID([.A1216];1;4)" office:value-type="string" office:string-value="oak" calcext:value-type="string">
            <text:p>oa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bey</text:p>
          </table:table-cell>
          <table:table-cell table:style-name="ce25" office:value-type="float" office:value="1215" calcext:value-type="float">
            <text:p>1215</text:p>
          </table:table-cell>
          <table:table-cell table:style-name="ce25" table:formula="of:=CUSTOMDEZINBIN(MOD([.B1217];2048))" office:value-type="string" office:string-value="10010111111" calcext:value-type="string">
            <text:p>10010111111</text:p>
          </table:table-cell>
          <table:table-cell table:formula="of:=DEC2HEX([.B1217];3)" office:value-type="string" office:string-value="4BF" calcext:value-type="string">
            <text:p>4BF</text:p>
          </table:table-cell>
          <table:table-cell table:formula="of:=MID([.A1217];1;4)" office:value-type="string" office:string-value="obey" calcext:value-type="string">
            <text:p>obe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bject</text:p>
          </table:table-cell>
          <table:table-cell table:style-name="ce25" office:value-type="float" office:value="1216" calcext:value-type="float">
            <text:p>1216</text:p>
          </table:table-cell>
          <table:table-cell table:style-name="ce25" table:formula="of:=CUSTOMDEZINBIN(MOD([.B1218];2048))" office:value-type="string" office:string-value="10011000000" calcext:value-type="string">
            <text:p>10011000000</text:p>
          </table:table-cell>
          <table:table-cell table:formula="of:=DEC2HEX([.B1218];3)" office:value-type="string" office:string-value="4C0" calcext:value-type="string">
            <text:p>4C0</text:p>
          </table:table-cell>
          <table:table-cell table:formula="of:=MID([.A1218];1;4)" office:value-type="string" office:string-value="obje" calcext:value-type="string">
            <text:p>obj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blige</text:p>
          </table:table-cell>
          <table:table-cell table:style-name="ce25" office:value-type="float" office:value="1217" calcext:value-type="float">
            <text:p>1217</text:p>
          </table:table-cell>
          <table:table-cell table:style-name="ce25" table:formula="of:=CUSTOMDEZINBIN(MOD([.B1219];2048))" office:value-type="string" office:string-value="10011000001" calcext:value-type="string">
            <text:p>10011000001</text:p>
          </table:table-cell>
          <table:table-cell table:formula="of:=DEC2HEX([.B1219];3)" office:value-type="string" office:string-value="4C1" calcext:value-type="string">
            <text:p>4C1</text:p>
          </table:table-cell>
          <table:table-cell table:formula="of:=MID([.A1219];1;4)" office:value-type="string" office:string-value="obli" calcext:value-type="string">
            <text:p>obl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bscure</text:p>
          </table:table-cell>
          <table:table-cell table:style-name="ce25" office:value-type="float" office:value="1218" calcext:value-type="float">
            <text:p>1218</text:p>
          </table:table-cell>
          <table:table-cell table:style-name="ce25" table:formula="of:=CUSTOMDEZINBIN(MOD([.B1220];2048))" office:value-type="string" office:string-value="10011000010" calcext:value-type="string">
            <text:p>10011000010</text:p>
          </table:table-cell>
          <table:table-cell table:formula="of:=DEC2HEX([.B1220];3)" office:value-type="string" office:string-value="4C2" calcext:value-type="string">
            <text:p>4C2</text:p>
          </table:table-cell>
          <table:table-cell table:formula="of:=MID([.A1220];1;4)" office:value-type="string" office:string-value="obsc" calcext:value-type="string">
            <text:p>obs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bserve</text:p>
          </table:table-cell>
          <table:table-cell table:style-name="ce25" office:value-type="float" office:value="1219" calcext:value-type="float">
            <text:p>1219</text:p>
          </table:table-cell>
          <table:table-cell table:style-name="ce25" table:formula="of:=CUSTOMDEZINBIN(MOD([.B1221];2048))" office:value-type="string" office:string-value="10011000011" calcext:value-type="string">
            <text:p>10011000011</text:p>
          </table:table-cell>
          <table:table-cell table:formula="of:=DEC2HEX([.B1221];3)" office:value-type="string" office:string-value="4C3" calcext:value-type="string">
            <text:p>4C3</text:p>
          </table:table-cell>
          <table:table-cell table:formula="of:=MID([.A1221];1;4)" office:value-type="string" office:string-value="obse" calcext:value-type="string">
            <text:p>ob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btain</text:p>
          </table:table-cell>
          <table:table-cell table:style-name="ce25" office:value-type="float" office:value="1220" calcext:value-type="float">
            <text:p>1220</text:p>
          </table:table-cell>
          <table:table-cell table:style-name="ce25" table:formula="of:=CUSTOMDEZINBIN(MOD([.B1222];2048))" office:value-type="string" office:string-value="10011000100" calcext:value-type="string">
            <text:p>10011000100</text:p>
          </table:table-cell>
          <table:table-cell table:formula="of:=DEC2HEX([.B1222];3)" office:value-type="string" office:string-value="4C4" calcext:value-type="string">
            <text:p>4C4</text:p>
          </table:table-cell>
          <table:table-cell table:formula="of:=MID([.A1222];1;4)" office:value-type="string" office:string-value="obta" calcext:value-type="string">
            <text:p>obt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bvious</text:p>
          </table:table-cell>
          <table:table-cell table:style-name="ce25" office:value-type="float" office:value="1221" calcext:value-type="float">
            <text:p>1221</text:p>
          </table:table-cell>
          <table:table-cell table:style-name="ce25" table:formula="of:=CUSTOMDEZINBIN(MOD([.B1223];2048))" office:value-type="string" office:string-value="10011000101" calcext:value-type="string">
            <text:p>10011000101</text:p>
          </table:table-cell>
          <table:table-cell table:formula="of:=DEC2HEX([.B1223];3)" office:value-type="string" office:string-value="4C5" calcext:value-type="string">
            <text:p>4C5</text:p>
          </table:table-cell>
          <table:table-cell table:formula="of:=MID([.A1223];1;4)" office:value-type="string" office:string-value="obvi" calcext:value-type="string">
            <text:p>obv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ccur</text:p>
          </table:table-cell>
          <table:table-cell table:style-name="ce25" office:value-type="float" office:value="1222" calcext:value-type="float">
            <text:p>1222</text:p>
          </table:table-cell>
          <table:table-cell table:style-name="ce25" table:formula="of:=CUSTOMDEZINBIN(MOD([.B1224];2048))" office:value-type="string" office:string-value="10011000110" calcext:value-type="string">
            <text:p>10011000110</text:p>
          </table:table-cell>
          <table:table-cell table:formula="of:=DEC2HEX([.B1224];3)" office:value-type="string" office:string-value="4C6" calcext:value-type="string">
            <text:p>4C6</text:p>
          </table:table-cell>
          <table:table-cell table:formula="of:=MID([.A1224];1;4)" office:value-type="string" office:string-value="occu" calcext:value-type="string">
            <text:p>occ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cean</text:p>
          </table:table-cell>
          <table:table-cell table:style-name="ce25" office:value-type="float" office:value="1223" calcext:value-type="float">
            <text:p>1223</text:p>
          </table:table-cell>
          <table:table-cell table:style-name="ce25" table:formula="of:=CUSTOMDEZINBIN(MOD([.B1225];2048))" office:value-type="string" office:string-value="10011000111" calcext:value-type="string">
            <text:p>10011000111</text:p>
          </table:table-cell>
          <table:table-cell table:formula="of:=DEC2HEX([.B1225];3)" office:value-type="string" office:string-value="4C7" calcext:value-type="string">
            <text:p>4C7</text:p>
          </table:table-cell>
          <table:table-cell table:formula="of:=MID([.A1225];1;4)" office:value-type="string" office:string-value="ocea" calcext:value-type="string">
            <text:p>oce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ctober</text:p>
          </table:table-cell>
          <table:table-cell table:style-name="ce25" office:value-type="float" office:value="1224" calcext:value-type="float">
            <text:p>1224</text:p>
          </table:table-cell>
          <table:table-cell table:style-name="ce25" table:formula="of:=CUSTOMDEZINBIN(MOD([.B1226];2048))" office:value-type="string" office:string-value="10011001000" calcext:value-type="string">
            <text:p>10011001000</text:p>
          </table:table-cell>
          <table:table-cell table:formula="of:=DEC2HEX([.B1226];3)" office:value-type="string" office:string-value="4C8" calcext:value-type="string">
            <text:p>4C8</text:p>
          </table:table-cell>
          <table:table-cell table:formula="of:=MID([.A1226];1;4)" office:value-type="string" office:string-value="octo" calcext:value-type="string">
            <text:p>oct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dor</text:p>
          </table:table-cell>
          <table:table-cell table:style-name="ce25" office:value-type="float" office:value="1225" calcext:value-type="float">
            <text:p>1225</text:p>
          </table:table-cell>
          <table:table-cell table:style-name="ce25" table:formula="of:=CUSTOMDEZINBIN(MOD([.B1227];2048))" office:value-type="string" office:string-value="10011001001" calcext:value-type="string">
            <text:p>10011001001</text:p>
          </table:table-cell>
          <table:table-cell table:formula="of:=DEC2HEX([.B1227];3)" office:value-type="string" office:string-value="4C9" calcext:value-type="string">
            <text:p>4C9</text:p>
          </table:table-cell>
          <table:table-cell table:formula="of:=MID([.A1227];1;4)" office:value-type="string" office:string-value="odor" calcext:value-type="string">
            <text:p>odo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ff</text:p>
          </table:table-cell>
          <table:table-cell table:style-name="ce25" office:value-type="float" office:value="1226" calcext:value-type="float">
            <text:p>1226</text:p>
          </table:table-cell>
          <table:table-cell table:style-name="ce25" table:formula="of:=CUSTOMDEZINBIN(MOD([.B1228];2048))" office:value-type="string" office:string-value="10011001010" calcext:value-type="string">
            <text:p>10011001010</text:p>
          </table:table-cell>
          <table:table-cell table:formula="of:=DEC2HEX([.B1228];3)" office:value-type="string" office:string-value="4CA" calcext:value-type="string">
            <text:p>4CA</text:p>
          </table:table-cell>
          <table:table-cell table:formula="of:=MID([.A1228];1;4)" office:value-type="string" office:string-value="off" calcext:value-type="string">
            <text:p>of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ffer</text:p>
          </table:table-cell>
          <table:table-cell table:style-name="ce25" office:value-type="float" office:value="1227" calcext:value-type="float">
            <text:p>1227</text:p>
          </table:table-cell>
          <table:table-cell table:style-name="ce25" table:formula="of:=CUSTOMDEZINBIN(MOD([.B1229];2048))" office:value-type="string" office:string-value="10011001011" calcext:value-type="string">
            <text:p>10011001011</text:p>
          </table:table-cell>
          <table:table-cell table:formula="of:=DEC2HEX([.B1229];3)" office:value-type="string" office:string-value="4CB" calcext:value-type="string">
            <text:p>4CB</text:p>
          </table:table-cell>
          <table:table-cell table:formula="of:=MID([.A1229];1;4)" office:value-type="string" office:string-value="offe" calcext:value-type="string">
            <text:p>off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ffice</text:p>
          </table:table-cell>
          <table:table-cell table:style-name="ce25" office:value-type="float" office:value="1228" calcext:value-type="float">
            <text:p>1228</text:p>
          </table:table-cell>
          <table:table-cell table:style-name="ce25" table:formula="of:=CUSTOMDEZINBIN(MOD([.B1230];2048))" office:value-type="string" office:string-value="10011001100" calcext:value-type="string">
            <text:p>10011001100</text:p>
          </table:table-cell>
          <table:table-cell table:formula="of:=DEC2HEX([.B1230];3)" office:value-type="string" office:string-value="4CC" calcext:value-type="string">
            <text:p>4CC</text:p>
          </table:table-cell>
          <table:table-cell table:formula="of:=MID([.A1230];1;4)" office:value-type="string" office:string-value="offi" calcext:value-type="string">
            <text:p>off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ften</text:p>
          </table:table-cell>
          <table:table-cell table:style-name="ce25" office:value-type="float" office:value="1229" calcext:value-type="float">
            <text:p>1229</text:p>
          </table:table-cell>
          <table:table-cell table:style-name="ce25" table:formula="of:=CUSTOMDEZINBIN(MOD([.B1231];2048))" office:value-type="string" office:string-value="10011001101" calcext:value-type="string">
            <text:p>10011001101</text:p>
          </table:table-cell>
          <table:table-cell table:formula="of:=DEC2HEX([.B1231];3)" office:value-type="string" office:string-value="4CD" calcext:value-type="string">
            <text:p>4CD</text:p>
          </table:table-cell>
          <table:table-cell table:formula="of:=MID([.A1231];1;4)" office:value-type="string" office:string-value="ofte" calcext:value-type="string">
            <text:p>oft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il</text:p>
          </table:table-cell>
          <table:table-cell table:style-name="ce25" office:value-type="float" office:value="1230" calcext:value-type="float">
            <text:p>1230</text:p>
          </table:table-cell>
          <table:table-cell table:style-name="ce25" table:formula="of:=CUSTOMDEZINBIN(MOD([.B1232];2048))" office:value-type="string" office:string-value="10011001110" calcext:value-type="string">
            <text:p>10011001110</text:p>
          </table:table-cell>
          <table:table-cell table:formula="of:=DEC2HEX([.B1232];3)" office:value-type="string" office:string-value="4CE" calcext:value-type="string">
            <text:p>4CE</text:p>
          </table:table-cell>
          <table:table-cell table:formula="of:=MID([.A1232];1;4)" office:value-type="string" office:string-value="oil" calcext:value-type="string">
            <text:p>oi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kay</text:p>
          </table:table-cell>
          <table:table-cell table:style-name="ce25" office:value-type="float" office:value="1231" calcext:value-type="float">
            <text:p>1231</text:p>
          </table:table-cell>
          <table:table-cell table:style-name="ce25" table:formula="of:=CUSTOMDEZINBIN(MOD([.B1233];2048))" office:value-type="string" office:string-value="10011001111" calcext:value-type="string">
            <text:p>10011001111</text:p>
          </table:table-cell>
          <table:table-cell table:formula="of:=DEC2HEX([.B1233];3)" office:value-type="string" office:string-value="4CF" calcext:value-type="string">
            <text:p>4CF</text:p>
          </table:table-cell>
          <table:table-cell table:formula="of:=MID([.A1233];1;4)" office:value-type="string" office:string-value="okay" calcext:value-type="string">
            <text:p>oka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ld</text:p>
          </table:table-cell>
          <table:table-cell table:style-name="ce25" office:value-type="float" office:value="1232" calcext:value-type="float">
            <text:p>1232</text:p>
          </table:table-cell>
          <table:table-cell table:style-name="ce25" table:formula="of:=CUSTOMDEZINBIN(MOD([.B1234];2048))" office:value-type="string" office:string-value="10011010000" calcext:value-type="string">
            <text:p>10011010000</text:p>
          </table:table-cell>
          <table:table-cell table:formula="of:=DEC2HEX([.B1234];3)" office:value-type="string" office:string-value="4D0" calcext:value-type="string">
            <text:p>4D0</text:p>
          </table:table-cell>
          <table:table-cell table:formula="of:=MID([.A1234];1;4)" office:value-type="string" office:string-value="old" calcext:value-type="string">
            <text:p>ol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live</text:p>
          </table:table-cell>
          <table:table-cell table:style-name="ce25" office:value-type="float" office:value="1233" calcext:value-type="float">
            <text:p>1233</text:p>
          </table:table-cell>
          <table:table-cell table:style-name="ce25" table:formula="of:=CUSTOMDEZINBIN(MOD([.B1235];2048))" office:value-type="string" office:string-value="10011010001" calcext:value-type="string">
            <text:p>10011010001</text:p>
          </table:table-cell>
          <table:table-cell table:formula="of:=DEC2HEX([.B1235];3)" office:value-type="string" office:string-value="4D1" calcext:value-type="string">
            <text:p>4D1</text:p>
          </table:table-cell>
          <table:table-cell table:formula="of:=MID([.A1235];1;4)" office:value-type="string" office:string-value="oliv" calcext:value-type="string">
            <text:p>oliv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lympic</text:p>
          </table:table-cell>
          <table:table-cell table:style-name="ce25" office:value-type="float" office:value="1234" calcext:value-type="float">
            <text:p>1234</text:p>
          </table:table-cell>
          <table:table-cell table:style-name="ce25" table:formula="of:=CUSTOMDEZINBIN(MOD([.B1236];2048))" office:value-type="string" office:string-value="10011010010" calcext:value-type="string">
            <text:p>10011010010</text:p>
          </table:table-cell>
          <table:table-cell table:formula="of:=DEC2HEX([.B1236];3)" office:value-type="string" office:string-value="4D2" calcext:value-type="string">
            <text:p>4D2</text:p>
          </table:table-cell>
          <table:table-cell table:formula="of:=MID([.A1236];1;4)" office:value-type="string" office:string-value="olym" calcext:value-type="string">
            <text:p>oly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mit</text:p>
          </table:table-cell>
          <table:table-cell table:style-name="ce25" office:value-type="float" office:value="1235" calcext:value-type="float">
            <text:p>1235</text:p>
          </table:table-cell>
          <table:table-cell table:style-name="ce25" table:formula="of:=CUSTOMDEZINBIN(MOD([.B1237];2048))" office:value-type="string" office:string-value="10011010011" calcext:value-type="string">
            <text:p>10011010011</text:p>
          </table:table-cell>
          <table:table-cell table:formula="of:=DEC2HEX([.B1237];3)" office:value-type="string" office:string-value="4D3" calcext:value-type="string">
            <text:p>4D3</text:p>
          </table:table-cell>
          <table:table-cell table:formula="of:=MID([.A1237];1;4)" office:value-type="string" office:string-value="omit" calcext:value-type="string">
            <text:p>omi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nce</text:p>
          </table:table-cell>
          <table:table-cell table:style-name="ce25" office:value-type="float" office:value="1236" calcext:value-type="float">
            <text:p>1236</text:p>
          </table:table-cell>
          <table:table-cell table:style-name="ce25" table:formula="of:=CUSTOMDEZINBIN(MOD([.B1238];2048))" office:value-type="string" office:string-value="10011010100" calcext:value-type="string">
            <text:p>10011010100</text:p>
          </table:table-cell>
          <table:table-cell table:formula="of:=DEC2HEX([.B1238];3)" office:value-type="string" office:string-value="4D4" calcext:value-type="string">
            <text:p>4D4</text:p>
          </table:table-cell>
          <table:table-cell table:formula="of:=MID([.A1238];1;4)" office:value-type="string" office:string-value="once" calcext:value-type="string">
            <text:p>onc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ne</text:p>
          </table:table-cell>
          <table:table-cell table:style-name="ce25" office:value-type="float" office:value="1237" calcext:value-type="float">
            <text:p>1237</text:p>
          </table:table-cell>
          <table:table-cell table:style-name="ce25" table:formula="of:=CUSTOMDEZINBIN(MOD([.B1239];2048))" office:value-type="string" office:string-value="10011010101" calcext:value-type="string">
            <text:p>10011010101</text:p>
          </table:table-cell>
          <table:table-cell table:formula="of:=DEC2HEX([.B1239];3)" office:value-type="string" office:string-value="4D5" calcext:value-type="string">
            <text:p>4D5</text:p>
          </table:table-cell>
          <table:table-cell table:formula="of:=MID([.A1239];1;4)" office:value-type="string" office:string-value="one" calcext:value-type="string">
            <text:p>o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nion</text:p>
          </table:table-cell>
          <table:table-cell table:style-name="ce25" office:value-type="float" office:value="1238" calcext:value-type="float">
            <text:p>1238</text:p>
          </table:table-cell>
          <table:table-cell table:style-name="ce25" table:formula="of:=CUSTOMDEZINBIN(MOD([.B1240];2048))" office:value-type="string" office:string-value="10011010110" calcext:value-type="string">
            <text:p>10011010110</text:p>
          </table:table-cell>
          <table:table-cell table:formula="of:=DEC2HEX([.B1240];3)" office:value-type="string" office:string-value="4D6" calcext:value-type="string">
            <text:p>4D6</text:p>
          </table:table-cell>
          <table:table-cell table:formula="of:=MID([.A1240];1;4)" office:value-type="string" office:string-value="onio" calcext:value-type="string">
            <text:p>oni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nline</text:p>
          </table:table-cell>
          <table:table-cell table:style-name="ce25" office:value-type="float" office:value="1239" calcext:value-type="float">
            <text:p>1239</text:p>
          </table:table-cell>
          <table:table-cell table:style-name="ce25" table:formula="of:=CUSTOMDEZINBIN(MOD([.B1241];2048))" office:value-type="string" office:string-value="10011010111" calcext:value-type="string">
            <text:p>10011010111</text:p>
          </table:table-cell>
          <table:table-cell table:formula="of:=DEC2HEX([.B1241];3)" office:value-type="string" office:string-value="4D7" calcext:value-type="string">
            <text:p>4D7</text:p>
          </table:table-cell>
          <table:table-cell table:formula="of:=MID([.A1241];1;4)" office:value-type="string" office:string-value="onli" calcext:value-type="string">
            <text:p>onl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nly</text:p>
          </table:table-cell>
          <table:table-cell table:style-name="ce25" office:value-type="float" office:value="1240" calcext:value-type="float">
            <text:p>1240</text:p>
          </table:table-cell>
          <table:table-cell table:style-name="ce25" table:formula="of:=CUSTOMDEZINBIN(MOD([.B1242];2048))" office:value-type="string" office:string-value="10011011000" calcext:value-type="string">
            <text:p>10011011000</text:p>
          </table:table-cell>
          <table:table-cell table:formula="of:=DEC2HEX([.B1242];3)" office:value-type="string" office:string-value="4D8" calcext:value-type="string">
            <text:p>4D8</text:p>
          </table:table-cell>
          <table:table-cell table:formula="of:=MID([.A1242];1;4)" office:value-type="string" office:string-value="only" calcext:value-type="string">
            <text:p>onl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pen</text:p>
          </table:table-cell>
          <table:table-cell table:style-name="ce25" office:value-type="float" office:value="1241" calcext:value-type="float">
            <text:p>1241</text:p>
          </table:table-cell>
          <table:table-cell table:style-name="ce25" table:formula="of:=CUSTOMDEZINBIN(MOD([.B1243];2048))" office:value-type="string" office:string-value="10011011001" calcext:value-type="string">
            <text:p>10011011001</text:p>
          </table:table-cell>
          <table:table-cell table:formula="of:=DEC2HEX([.B1243];3)" office:value-type="string" office:string-value="4D9" calcext:value-type="string">
            <text:p>4D9</text:p>
          </table:table-cell>
          <table:table-cell table:formula="of:=MID([.A1243];1;4)" office:value-type="string" office:string-value="open" calcext:value-type="string">
            <text:p>ope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pera</text:p>
          </table:table-cell>
          <table:table-cell table:style-name="ce25" office:value-type="float" office:value="1242" calcext:value-type="float">
            <text:p>1242</text:p>
          </table:table-cell>
          <table:table-cell table:style-name="ce25" table:formula="of:=CUSTOMDEZINBIN(MOD([.B1244];2048))" office:value-type="string" office:string-value="10011011010" calcext:value-type="string">
            <text:p>10011011010</text:p>
          </table:table-cell>
          <table:table-cell table:formula="of:=DEC2HEX([.B1244];3)" office:value-type="string" office:string-value="4DA" calcext:value-type="string">
            <text:p>4DA</text:p>
          </table:table-cell>
          <table:table-cell table:formula="of:=MID([.A1244];1;4)" office:value-type="string" office:string-value="oper" calcext:value-type="string">
            <text:p>ope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pinion</text:p>
          </table:table-cell>
          <table:table-cell table:style-name="ce25" office:value-type="float" office:value="1243" calcext:value-type="float">
            <text:p>1243</text:p>
          </table:table-cell>
          <table:table-cell table:style-name="ce25" table:formula="of:=CUSTOMDEZINBIN(MOD([.B1245];2048))" office:value-type="string" office:string-value="10011011011" calcext:value-type="string">
            <text:p>10011011011</text:p>
          </table:table-cell>
          <table:table-cell table:formula="of:=DEC2HEX([.B1245];3)" office:value-type="string" office:string-value="4DB" calcext:value-type="string">
            <text:p>4DB</text:p>
          </table:table-cell>
          <table:table-cell table:formula="of:=MID([.A1245];1;4)" office:value-type="string" office:string-value="opin" calcext:value-type="string">
            <text:p>opi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ppose</text:p>
          </table:table-cell>
          <table:table-cell table:style-name="ce25" office:value-type="float" office:value="1244" calcext:value-type="float">
            <text:p>1244</text:p>
          </table:table-cell>
          <table:table-cell table:style-name="ce25" table:formula="of:=CUSTOMDEZINBIN(MOD([.B1246];2048))" office:value-type="string" office:string-value="10011011100" calcext:value-type="string">
            <text:p>10011011100</text:p>
          </table:table-cell>
          <table:table-cell table:formula="of:=DEC2HEX([.B1246];3)" office:value-type="string" office:string-value="4DC" calcext:value-type="string">
            <text:p>4DC</text:p>
          </table:table-cell>
          <table:table-cell table:formula="of:=MID([.A1246];1;4)" office:value-type="string" office:string-value="oppo" calcext:value-type="string">
            <text:p>opp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ption</text:p>
          </table:table-cell>
          <table:table-cell table:style-name="ce25" office:value-type="float" office:value="1245" calcext:value-type="float">
            <text:p>1245</text:p>
          </table:table-cell>
          <table:table-cell table:style-name="ce25" table:formula="of:=CUSTOMDEZINBIN(MOD([.B1247];2048))" office:value-type="string" office:string-value="10011011101" calcext:value-type="string">
            <text:p>10011011101</text:p>
          </table:table-cell>
          <table:table-cell table:formula="of:=DEC2HEX([.B1247];3)" office:value-type="string" office:string-value="4DD" calcext:value-type="string">
            <text:p>4DD</text:p>
          </table:table-cell>
          <table:table-cell table:formula="of:=MID([.A1247];1;4)" office:value-type="string" office:string-value="opti" calcext:value-type="string">
            <text:p>opt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range</text:p>
          </table:table-cell>
          <table:table-cell table:style-name="ce25" office:value-type="float" office:value="1246" calcext:value-type="float">
            <text:p>1246</text:p>
          </table:table-cell>
          <table:table-cell table:style-name="ce25" table:formula="of:=CUSTOMDEZINBIN(MOD([.B1248];2048))" office:value-type="string" office:string-value="10011011110" calcext:value-type="string">
            <text:p>10011011110</text:p>
          </table:table-cell>
          <table:table-cell table:formula="of:=DEC2HEX([.B1248];3)" office:value-type="string" office:string-value="4DE" calcext:value-type="string">
            <text:p>4DE</text:p>
          </table:table-cell>
          <table:table-cell table:formula="of:=MID([.A1248];1;4)" office:value-type="string" office:string-value="oran" calcext:value-type="string">
            <text:p>or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rbit</text:p>
          </table:table-cell>
          <table:table-cell table:style-name="ce25" office:value-type="float" office:value="1247" calcext:value-type="float">
            <text:p>1247</text:p>
          </table:table-cell>
          <table:table-cell table:style-name="ce25" table:formula="of:=CUSTOMDEZINBIN(MOD([.B1249];2048))" office:value-type="string" office:string-value="10011011111" calcext:value-type="string">
            <text:p>10011011111</text:p>
          </table:table-cell>
          <table:table-cell table:formula="of:=DEC2HEX([.B1249];3)" office:value-type="string" office:string-value="4DF" calcext:value-type="string">
            <text:p>4DF</text:p>
          </table:table-cell>
          <table:table-cell table:formula="of:=MID([.A1249];1;4)" office:value-type="string" office:string-value="orbi" calcext:value-type="string">
            <text:p>orb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rchard</text:p>
          </table:table-cell>
          <table:table-cell table:style-name="ce25" office:value-type="float" office:value="1248" calcext:value-type="float">
            <text:p>1248</text:p>
          </table:table-cell>
          <table:table-cell table:style-name="ce25" table:formula="of:=CUSTOMDEZINBIN(MOD([.B1250];2048))" office:value-type="string" office:string-value="10011100000" calcext:value-type="string">
            <text:p>10011100000</text:p>
          </table:table-cell>
          <table:table-cell table:formula="of:=DEC2HEX([.B1250];3)" office:value-type="string" office:string-value="4E0" calcext:value-type="string">
            <text:p>4E0</text:p>
          </table:table-cell>
          <table:table-cell table:formula="of:=MID([.A1250];1;4)" office:value-type="string" office:string-value="orch" calcext:value-type="string">
            <text:p>orc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rder</text:p>
          </table:table-cell>
          <table:table-cell table:style-name="ce25" office:value-type="float" office:value="1249" calcext:value-type="float">
            <text:p>1249</text:p>
          </table:table-cell>
          <table:table-cell table:style-name="ce25" table:formula="of:=CUSTOMDEZINBIN(MOD([.B1251];2048))" office:value-type="string" office:string-value="10011100001" calcext:value-type="string">
            <text:p>10011100001</text:p>
          </table:table-cell>
          <table:table-cell table:formula="of:=DEC2HEX([.B1251];3)" office:value-type="string" office:string-value="4E1" calcext:value-type="string">
            <text:p>4E1</text:p>
          </table:table-cell>
          <table:table-cell table:formula="of:=MID([.A1251];1;4)" office:value-type="string" office:string-value="orde" calcext:value-type="string">
            <text:p>ord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rdinary</text:p>
          </table:table-cell>
          <table:table-cell table:style-name="ce25" office:value-type="float" office:value="1250" calcext:value-type="float">
            <text:p>1250</text:p>
          </table:table-cell>
          <table:table-cell table:style-name="ce25" table:formula="of:=CUSTOMDEZINBIN(MOD([.B1252];2048))" office:value-type="string" office:string-value="10011100010" calcext:value-type="string">
            <text:p>10011100010</text:p>
          </table:table-cell>
          <table:table-cell table:formula="of:=DEC2HEX([.B1252];3)" office:value-type="string" office:string-value="4E2" calcext:value-type="string">
            <text:p>4E2</text:p>
          </table:table-cell>
          <table:table-cell table:formula="of:=MID([.A1252];1;4)" office:value-type="string" office:string-value="ordi" calcext:value-type="string">
            <text:p>ord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rgan</text:p>
          </table:table-cell>
          <table:table-cell table:style-name="ce25" office:value-type="float" office:value="1251" calcext:value-type="float">
            <text:p>1251</text:p>
          </table:table-cell>
          <table:table-cell table:style-name="ce25" table:formula="of:=CUSTOMDEZINBIN(MOD([.B1253];2048))" office:value-type="string" office:string-value="10011100011" calcext:value-type="string">
            <text:p>10011100011</text:p>
          </table:table-cell>
          <table:table-cell table:formula="of:=DEC2HEX([.B1253];3)" office:value-type="string" office:string-value="4E3" calcext:value-type="string">
            <text:p>4E3</text:p>
          </table:table-cell>
          <table:table-cell table:formula="of:=MID([.A1253];1;4)" office:value-type="string" office:string-value="orga" calcext:value-type="string">
            <text:p>org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rient</text:p>
          </table:table-cell>
          <table:table-cell table:style-name="ce25" office:value-type="float" office:value="1252" calcext:value-type="float">
            <text:p>1252</text:p>
          </table:table-cell>
          <table:table-cell table:style-name="ce25" table:formula="of:=CUSTOMDEZINBIN(MOD([.B1254];2048))" office:value-type="string" office:string-value="10011100100" calcext:value-type="string">
            <text:p>10011100100</text:p>
          </table:table-cell>
          <table:table-cell table:formula="of:=DEC2HEX([.B1254];3)" office:value-type="string" office:string-value="4E4" calcext:value-type="string">
            <text:p>4E4</text:p>
          </table:table-cell>
          <table:table-cell table:formula="of:=MID([.A1254];1;4)" office:value-type="string" office:string-value="orie" calcext:value-type="string">
            <text:p>ori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riginal</text:p>
          </table:table-cell>
          <table:table-cell table:style-name="ce25" office:value-type="float" office:value="1253" calcext:value-type="float">
            <text:p>1253</text:p>
          </table:table-cell>
          <table:table-cell table:style-name="ce25" table:formula="of:=CUSTOMDEZINBIN(MOD([.B1255];2048))" office:value-type="string" office:string-value="10011100101" calcext:value-type="string">
            <text:p>10011100101</text:p>
          </table:table-cell>
          <table:table-cell table:formula="of:=DEC2HEX([.B1255];3)" office:value-type="string" office:string-value="4E5" calcext:value-type="string">
            <text:p>4E5</text:p>
          </table:table-cell>
          <table:table-cell table:formula="of:=MID([.A1255];1;4)" office:value-type="string" office:string-value="orig" calcext:value-type="string">
            <text:p>ori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rphan</text:p>
          </table:table-cell>
          <table:table-cell table:style-name="ce25" office:value-type="float" office:value="1254" calcext:value-type="float">
            <text:p>1254</text:p>
          </table:table-cell>
          <table:table-cell table:style-name="ce25" table:formula="of:=CUSTOMDEZINBIN(MOD([.B1256];2048))" office:value-type="string" office:string-value="10011100110" calcext:value-type="string">
            <text:p>10011100110</text:p>
          </table:table-cell>
          <table:table-cell table:formula="of:=DEC2HEX([.B1256];3)" office:value-type="string" office:string-value="4E6" calcext:value-type="string">
            <text:p>4E6</text:p>
          </table:table-cell>
          <table:table-cell table:formula="of:=MID([.A1256];1;4)" office:value-type="string" office:string-value="orph" calcext:value-type="string">
            <text:p>orp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strich</text:p>
          </table:table-cell>
          <table:table-cell table:style-name="ce25" office:value-type="float" office:value="1255" calcext:value-type="float">
            <text:p>1255</text:p>
          </table:table-cell>
          <table:table-cell table:style-name="ce25" table:formula="of:=CUSTOMDEZINBIN(MOD([.B1257];2048))" office:value-type="string" office:string-value="10011100111" calcext:value-type="string">
            <text:p>10011100111</text:p>
          </table:table-cell>
          <table:table-cell table:formula="of:=DEC2HEX([.B1257];3)" office:value-type="string" office:string-value="4E7" calcext:value-type="string">
            <text:p>4E7</text:p>
          </table:table-cell>
          <table:table-cell table:formula="of:=MID([.A1257];1;4)" office:value-type="string" office:string-value="ostr" calcext:value-type="string">
            <text:p>ost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ther</text:p>
          </table:table-cell>
          <table:table-cell table:style-name="ce25" office:value-type="float" office:value="1256" calcext:value-type="float">
            <text:p>1256</text:p>
          </table:table-cell>
          <table:table-cell table:style-name="ce25" table:formula="of:=CUSTOMDEZINBIN(MOD([.B1258];2048))" office:value-type="string" office:string-value="10011101000" calcext:value-type="string">
            <text:p>10011101000</text:p>
          </table:table-cell>
          <table:table-cell table:formula="of:=DEC2HEX([.B1258];3)" office:value-type="string" office:string-value="4E8" calcext:value-type="string">
            <text:p>4E8</text:p>
          </table:table-cell>
          <table:table-cell table:formula="of:=MID([.A1258];1;4)" office:value-type="string" office:string-value="othe" calcext:value-type="string">
            <text:p>oth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utdoor</text:p>
          </table:table-cell>
          <table:table-cell table:style-name="ce25" office:value-type="float" office:value="1257" calcext:value-type="float">
            <text:p>1257</text:p>
          </table:table-cell>
          <table:table-cell table:style-name="ce25" table:formula="of:=CUSTOMDEZINBIN(MOD([.B1259];2048))" office:value-type="string" office:string-value="10011101001" calcext:value-type="string">
            <text:p>10011101001</text:p>
          </table:table-cell>
          <table:table-cell table:formula="of:=DEC2HEX([.B1259];3)" office:value-type="string" office:string-value="4E9" calcext:value-type="string">
            <text:p>4E9</text:p>
          </table:table-cell>
          <table:table-cell table:formula="of:=MID([.A1259];1;4)" office:value-type="string" office:string-value="outd" calcext:value-type="string">
            <text:p>out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uter</text:p>
          </table:table-cell>
          <table:table-cell table:style-name="ce25" office:value-type="float" office:value="1258" calcext:value-type="float">
            <text:p>1258</text:p>
          </table:table-cell>
          <table:table-cell table:style-name="ce25" table:formula="of:=CUSTOMDEZINBIN(MOD([.B1260];2048))" office:value-type="string" office:string-value="10011101010" calcext:value-type="string">
            <text:p>10011101010</text:p>
          </table:table-cell>
          <table:table-cell table:formula="of:=DEC2HEX([.B1260];3)" office:value-type="string" office:string-value="4EA" calcext:value-type="string">
            <text:p>4EA</text:p>
          </table:table-cell>
          <table:table-cell table:formula="of:=MID([.A1260];1;4)" office:value-type="string" office:string-value="oute" calcext:value-type="string">
            <text:p>out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utput</text:p>
          </table:table-cell>
          <table:table-cell table:style-name="ce25" office:value-type="float" office:value="1259" calcext:value-type="float">
            <text:p>1259</text:p>
          </table:table-cell>
          <table:table-cell table:style-name="ce25" table:formula="of:=CUSTOMDEZINBIN(MOD([.B1261];2048))" office:value-type="string" office:string-value="10011101011" calcext:value-type="string">
            <text:p>10011101011</text:p>
          </table:table-cell>
          <table:table-cell table:formula="of:=DEC2HEX([.B1261];3)" office:value-type="string" office:string-value="4EB" calcext:value-type="string">
            <text:p>4EB</text:p>
          </table:table-cell>
          <table:table-cell table:formula="of:=MID([.A1261];1;4)" office:value-type="string" office:string-value="outp" calcext:value-type="string">
            <text:p>out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utside</text:p>
          </table:table-cell>
          <table:table-cell table:style-name="ce25" office:value-type="float" office:value="1260" calcext:value-type="float">
            <text:p>1260</text:p>
          </table:table-cell>
          <table:table-cell table:style-name="ce25" table:formula="of:=CUSTOMDEZINBIN(MOD([.B1262];2048))" office:value-type="string" office:string-value="10011101100" calcext:value-type="string">
            <text:p>10011101100</text:p>
          </table:table-cell>
          <table:table-cell table:formula="of:=DEC2HEX([.B1262];3)" office:value-type="string" office:string-value="4EC" calcext:value-type="string">
            <text:p>4EC</text:p>
          </table:table-cell>
          <table:table-cell table:formula="of:=MID([.A1262];1;4)" office:value-type="string" office:string-value="outs" calcext:value-type="string">
            <text:p>out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val</text:p>
          </table:table-cell>
          <table:table-cell table:style-name="ce25" office:value-type="float" office:value="1261" calcext:value-type="float">
            <text:p>1261</text:p>
          </table:table-cell>
          <table:table-cell table:style-name="ce25" table:formula="of:=CUSTOMDEZINBIN(MOD([.B1263];2048))" office:value-type="string" office:string-value="10011101101" calcext:value-type="string">
            <text:p>10011101101</text:p>
          </table:table-cell>
          <table:table-cell table:formula="of:=DEC2HEX([.B1263];3)" office:value-type="string" office:string-value="4ED" calcext:value-type="string">
            <text:p>4ED</text:p>
          </table:table-cell>
          <table:table-cell table:formula="of:=MID([.A1263];1;4)" office:value-type="string" office:string-value="oval" calcext:value-type="string">
            <text:p>ova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ven</text:p>
          </table:table-cell>
          <table:table-cell table:style-name="ce25" office:value-type="float" office:value="1262" calcext:value-type="float">
            <text:p>1262</text:p>
          </table:table-cell>
          <table:table-cell table:style-name="ce25" table:formula="of:=CUSTOMDEZINBIN(MOD([.B1264];2048))" office:value-type="string" office:string-value="10011101110" calcext:value-type="string">
            <text:p>10011101110</text:p>
          </table:table-cell>
          <table:table-cell table:formula="of:=DEC2HEX([.B1264];3)" office:value-type="string" office:string-value="4EE" calcext:value-type="string">
            <text:p>4EE</text:p>
          </table:table-cell>
          <table:table-cell table:formula="of:=MID([.A1264];1;4)" office:value-type="string" office:string-value="oven" calcext:value-type="string">
            <text:p>ove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ver</text:p>
          </table:table-cell>
          <table:table-cell table:style-name="ce25" office:value-type="float" office:value="1263" calcext:value-type="float">
            <text:p>1263</text:p>
          </table:table-cell>
          <table:table-cell table:style-name="ce25" table:formula="of:=CUSTOMDEZINBIN(MOD([.B1265];2048))" office:value-type="string" office:string-value="10011101111" calcext:value-type="string">
            <text:p>10011101111</text:p>
          </table:table-cell>
          <table:table-cell table:formula="of:=DEC2HEX([.B1265];3)" office:value-type="string" office:string-value="4EF" calcext:value-type="string">
            <text:p>4EF</text:p>
          </table:table-cell>
          <table:table-cell table:formula="of:=MID([.A1265];1;4)" office:value-type="string" office:string-value="over" calcext:value-type="string">
            <text:p>ove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wn</text:p>
          </table:table-cell>
          <table:table-cell table:style-name="ce25" office:value-type="float" office:value="1264" calcext:value-type="float">
            <text:p>1264</text:p>
          </table:table-cell>
          <table:table-cell table:style-name="ce25" table:formula="of:=CUSTOMDEZINBIN(MOD([.B1266];2048))" office:value-type="string" office:string-value="10011110000" calcext:value-type="string">
            <text:p>10011110000</text:p>
          </table:table-cell>
          <table:table-cell table:formula="of:=DEC2HEX([.B1266];3)" office:value-type="string" office:string-value="4F0" calcext:value-type="string">
            <text:p>4F0</text:p>
          </table:table-cell>
          <table:table-cell table:formula="of:=MID([.A1266];1;4)" office:value-type="string" office:string-value="own" calcext:value-type="string">
            <text:p>ow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wner</text:p>
          </table:table-cell>
          <table:table-cell table:style-name="ce25" office:value-type="float" office:value="1265" calcext:value-type="float">
            <text:p>1265</text:p>
          </table:table-cell>
          <table:table-cell table:style-name="ce25" table:formula="of:=CUSTOMDEZINBIN(MOD([.B1267];2048))" office:value-type="string" office:string-value="10011110001" calcext:value-type="string">
            <text:p>10011110001</text:p>
          </table:table-cell>
          <table:table-cell table:formula="of:=DEC2HEX([.B1267];3)" office:value-type="string" office:string-value="4F1" calcext:value-type="string">
            <text:p>4F1</text:p>
          </table:table-cell>
          <table:table-cell table:formula="of:=MID([.A1267];1;4)" office:value-type="string" office:string-value="owne" calcext:value-type="string">
            <text:p>ow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xygen</text:p>
          </table:table-cell>
          <table:table-cell table:style-name="ce25" office:value-type="float" office:value="1266" calcext:value-type="float">
            <text:p>1266</text:p>
          </table:table-cell>
          <table:table-cell table:style-name="ce25" table:formula="of:=CUSTOMDEZINBIN(MOD([.B1268];2048))" office:value-type="string" office:string-value="10011110010" calcext:value-type="string">
            <text:p>10011110010</text:p>
          </table:table-cell>
          <table:table-cell table:formula="of:=DEC2HEX([.B1268];3)" office:value-type="string" office:string-value="4F2" calcext:value-type="string">
            <text:p>4F2</text:p>
          </table:table-cell>
          <table:table-cell table:formula="of:=MID([.A1268];1;4)" office:value-type="string" office:string-value="oxyg" calcext:value-type="string">
            <text:p>oxy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yster</text:p>
          </table:table-cell>
          <table:table-cell table:style-name="ce25" office:value-type="float" office:value="1267" calcext:value-type="float">
            <text:p>1267</text:p>
          </table:table-cell>
          <table:table-cell table:style-name="ce25" table:formula="of:=CUSTOMDEZINBIN(MOD([.B1269];2048))" office:value-type="string" office:string-value="10011110011" calcext:value-type="string">
            <text:p>10011110011</text:p>
          </table:table-cell>
          <table:table-cell table:formula="of:=DEC2HEX([.B1269];3)" office:value-type="string" office:string-value="4F3" calcext:value-type="string">
            <text:p>4F3</text:p>
          </table:table-cell>
          <table:table-cell table:formula="of:=MID([.A1269];1;4)" office:value-type="string" office:string-value="oyst" calcext:value-type="string">
            <text:p>oy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zone</text:p>
          </table:table-cell>
          <table:table-cell table:style-name="ce25" office:value-type="float" office:value="1268" calcext:value-type="float">
            <text:p>1268</text:p>
          </table:table-cell>
          <table:table-cell table:style-name="ce25" table:formula="of:=CUSTOMDEZINBIN(MOD([.B1270];2048))" office:value-type="string" office:string-value="10011110100" calcext:value-type="string">
            <text:p>10011110100</text:p>
          </table:table-cell>
          <table:table-cell table:formula="of:=DEC2HEX([.B1270];3)" office:value-type="string" office:string-value="4F4" calcext:value-type="string">
            <text:p>4F4</text:p>
          </table:table-cell>
          <table:table-cell table:formula="of:=MID([.A1270];1;4)" office:value-type="string" office:string-value="ozon" calcext:value-type="string">
            <text:p>ozo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act</text:p>
          </table:table-cell>
          <table:table-cell table:style-name="ce25" office:value-type="float" office:value="1269" calcext:value-type="float">
            <text:p>1269</text:p>
          </table:table-cell>
          <table:table-cell table:style-name="ce25" table:formula="of:=CUSTOMDEZINBIN(MOD([.B1271];2048))" office:value-type="string" office:string-value="10011110101" calcext:value-type="string">
            <text:p>10011110101</text:p>
          </table:table-cell>
          <table:table-cell table:formula="of:=DEC2HEX([.B1271];3)" office:value-type="string" office:string-value="4F5" calcext:value-type="string">
            <text:p>4F5</text:p>
          </table:table-cell>
          <table:table-cell table:formula="of:=MID([.A1271];1;4)" office:value-type="string" office:string-value="pact" calcext:value-type="string">
            <text:p>pac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addle</text:p>
          </table:table-cell>
          <table:table-cell table:style-name="ce25" office:value-type="float" office:value="1270" calcext:value-type="float">
            <text:p>1270</text:p>
          </table:table-cell>
          <table:table-cell table:style-name="ce25" table:formula="of:=CUSTOMDEZINBIN(MOD([.B1272];2048))" office:value-type="string" office:string-value="10011110110" calcext:value-type="string">
            <text:p>10011110110</text:p>
          </table:table-cell>
          <table:table-cell table:formula="of:=DEC2HEX([.B1272];3)" office:value-type="string" office:string-value="4F6" calcext:value-type="string">
            <text:p>4F6</text:p>
          </table:table-cell>
          <table:table-cell table:formula="of:=MID([.A1272];1;4)" office:value-type="string" office:string-value="padd" calcext:value-type="string">
            <text:p>pad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age</text:p>
          </table:table-cell>
          <table:table-cell table:style-name="ce25" office:value-type="float" office:value="1271" calcext:value-type="float">
            <text:p>1271</text:p>
          </table:table-cell>
          <table:table-cell table:style-name="ce25" table:formula="of:=CUSTOMDEZINBIN(MOD([.B1273];2048))" office:value-type="string" office:string-value="10011110111" calcext:value-type="string">
            <text:p>10011110111</text:p>
          </table:table-cell>
          <table:table-cell table:formula="of:=DEC2HEX([.B1273];3)" office:value-type="string" office:string-value="4F7" calcext:value-type="string">
            <text:p>4F7</text:p>
          </table:table-cell>
          <table:table-cell table:formula="of:=MID([.A1273];1;4)" office:value-type="string" office:string-value="page" calcext:value-type="string">
            <text:p>pag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air</text:p>
          </table:table-cell>
          <table:table-cell table:style-name="ce25" office:value-type="float" office:value="1272" calcext:value-type="float">
            <text:p>1272</text:p>
          </table:table-cell>
          <table:table-cell table:style-name="ce25" table:formula="of:=CUSTOMDEZINBIN(MOD([.B1274];2048))" office:value-type="string" office:string-value="10011111000" calcext:value-type="string">
            <text:p>10011111000</text:p>
          </table:table-cell>
          <table:table-cell table:formula="of:=DEC2HEX([.B1274];3)" office:value-type="string" office:string-value="4F8" calcext:value-type="string">
            <text:p>4F8</text:p>
          </table:table-cell>
          <table:table-cell table:formula="of:=MID([.A1274];1;4)" office:value-type="string" office:string-value="pair" calcext:value-type="string">
            <text:p>pai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alace</text:p>
          </table:table-cell>
          <table:table-cell table:style-name="ce25" office:value-type="float" office:value="1273" calcext:value-type="float">
            <text:p>1273</text:p>
          </table:table-cell>
          <table:table-cell table:style-name="ce25" table:formula="of:=CUSTOMDEZINBIN(MOD([.B1275];2048))" office:value-type="string" office:string-value="10011111001" calcext:value-type="string">
            <text:p>10011111001</text:p>
          </table:table-cell>
          <table:table-cell table:formula="of:=DEC2HEX([.B1275];3)" office:value-type="string" office:string-value="4F9" calcext:value-type="string">
            <text:p>4F9</text:p>
          </table:table-cell>
          <table:table-cell table:formula="of:=MID([.A1275];1;4)" office:value-type="string" office:string-value="pala" calcext:value-type="string">
            <text:p>pal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alm</text:p>
          </table:table-cell>
          <table:table-cell table:style-name="ce25" office:value-type="float" office:value="1274" calcext:value-type="float">
            <text:p>1274</text:p>
          </table:table-cell>
          <table:table-cell table:style-name="ce25" table:formula="of:=CUSTOMDEZINBIN(MOD([.B1276];2048))" office:value-type="string" office:string-value="10011111010" calcext:value-type="string">
            <text:p>10011111010</text:p>
          </table:table-cell>
          <table:table-cell table:formula="of:=DEC2HEX([.B1276];3)" office:value-type="string" office:string-value="4FA" calcext:value-type="string">
            <text:p>4FA</text:p>
          </table:table-cell>
          <table:table-cell table:formula="of:=MID([.A1276];1;4)" office:value-type="string" office:string-value="palm" calcext:value-type="string">
            <text:p>pal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anda</text:p>
          </table:table-cell>
          <table:table-cell table:style-name="ce25" office:value-type="float" office:value="1275" calcext:value-type="float">
            <text:p>1275</text:p>
          </table:table-cell>
          <table:table-cell table:style-name="ce25" table:formula="of:=CUSTOMDEZINBIN(MOD([.B1277];2048))" office:value-type="string" office:string-value="10011111011" calcext:value-type="string">
            <text:p>10011111011</text:p>
          </table:table-cell>
          <table:table-cell table:formula="of:=DEC2HEX([.B1277];3)" office:value-type="string" office:string-value="4FB" calcext:value-type="string">
            <text:p>4FB</text:p>
          </table:table-cell>
          <table:table-cell table:formula="of:=MID([.A1277];1;4)" office:value-type="string" office:string-value="pand" calcext:value-type="string">
            <text:p>pan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anel</text:p>
          </table:table-cell>
          <table:table-cell table:style-name="ce25" office:value-type="float" office:value="1276" calcext:value-type="float">
            <text:p>1276</text:p>
          </table:table-cell>
          <table:table-cell table:style-name="ce25" table:formula="of:=CUSTOMDEZINBIN(MOD([.B1278];2048))" office:value-type="string" office:string-value="10011111100" calcext:value-type="string">
            <text:p>10011111100</text:p>
          </table:table-cell>
          <table:table-cell table:formula="of:=DEC2HEX([.B1278];3)" office:value-type="string" office:string-value="4FC" calcext:value-type="string">
            <text:p>4FC</text:p>
          </table:table-cell>
          <table:table-cell table:formula="of:=MID([.A1278];1;4)" office:value-type="string" office:string-value="pane" calcext:value-type="string">
            <text:p>pa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anic</text:p>
          </table:table-cell>
          <table:table-cell table:style-name="ce25" office:value-type="float" office:value="1277" calcext:value-type="float">
            <text:p>1277</text:p>
          </table:table-cell>
          <table:table-cell table:style-name="ce25" table:formula="of:=CUSTOMDEZINBIN(MOD([.B1279];2048))" office:value-type="string" office:string-value="10011111101" calcext:value-type="string">
            <text:p>10011111101</text:p>
          </table:table-cell>
          <table:table-cell table:formula="of:=DEC2HEX([.B1279];3)" office:value-type="string" office:string-value="4FD" calcext:value-type="string">
            <text:p>4FD</text:p>
          </table:table-cell>
          <table:table-cell table:formula="of:=MID([.A1279];1;4)" office:value-type="string" office:string-value="pani" calcext:value-type="string">
            <text:p>pan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anther</text:p>
          </table:table-cell>
          <table:table-cell table:style-name="ce25" office:value-type="float" office:value="1278" calcext:value-type="float">
            <text:p>1278</text:p>
          </table:table-cell>
          <table:table-cell table:style-name="ce25" table:formula="of:=CUSTOMDEZINBIN(MOD([.B1280];2048))" office:value-type="string" office:string-value="10011111110" calcext:value-type="string">
            <text:p>10011111110</text:p>
          </table:table-cell>
          <table:table-cell table:formula="of:=DEC2HEX([.B1280];3)" office:value-type="string" office:string-value="4FE" calcext:value-type="string">
            <text:p>4FE</text:p>
          </table:table-cell>
          <table:table-cell table:formula="of:=MID([.A1280];1;4)" office:value-type="string" office:string-value="pant" calcext:value-type="string">
            <text:p>pan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aper</text:p>
          </table:table-cell>
          <table:table-cell table:style-name="ce25" office:value-type="float" office:value="1279" calcext:value-type="float">
            <text:p>1279</text:p>
          </table:table-cell>
          <table:table-cell table:style-name="ce25" table:formula="of:=CUSTOMDEZINBIN(MOD([.B1281];2048))" office:value-type="string" office:string-value="10011111111" calcext:value-type="string">
            <text:p>10011111111</text:p>
          </table:table-cell>
          <table:table-cell table:formula="of:=DEC2HEX([.B1281];3)" office:value-type="string" office:string-value="4FF" calcext:value-type="string">
            <text:p>4FF</text:p>
          </table:table-cell>
          <table:table-cell table:formula="of:=MID([.A1281];1;4)" office:value-type="string" office:string-value="pape" calcext:value-type="string">
            <text:p>pap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arade</text:p>
          </table:table-cell>
          <table:table-cell table:style-name="ce25" office:value-type="float" office:value="1280" calcext:value-type="float">
            <text:p>1280</text:p>
          </table:table-cell>
          <table:table-cell table:style-name="ce25" table:formula="of:=CUSTOMDEZINBIN(MOD([.B1282];2048))" office:value-type="string" office:string-value="10100000000" calcext:value-type="string">
            <text:p>10100000000</text:p>
          </table:table-cell>
          <table:table-cell table:formula="of:=DEC2HEX([.B1282];3)" office:value-type="string" office:string-value="500" calcext:value-type="string">
            <text:p>500</text:p>
          </table:table-cell>
          <table:table-cell table:formula="of:=MID([.A1282];1;4)" office:value-type="string" office:string-value="para" calcext:value-type="string">
            <text:p>par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arent</text:p>
          </table:table-cell>
          <table:table-cell table:style-name="ce25" office:value-type="float" office:value="1281" calcext:value-type="float">
            <text:p>1281</text:p>
          </table:table-cell>
          <table:table-cell table:style-name="ce25" table:formula="of:=CUSTOMDEZINBIN(MOD([.B1283];2048))" office:value-type="string" office:string-value="10100000001" calcext:value-type="string">
            <text:p>10100000001</text:p>
          </table:table-cell>
          <table:table-cell table:formula="of:=DEC2HEX([.B1283];3)" office:value-type="string" office:string-value="501" calcext:value-type="string">
            <text:p>501</text:p>
          </table:table-cell>
          <table:table-cell table:formula="of:=MID([.A1283];1;4)" office:value-type="string" office:string-value="pare" calcext:value-type="string">
            <text:p>pa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ark</text:p>
          </table:table-cell>
          <table:table-cell table:style-name="ce25" office:value-type="float" office:value="1282" calcext:value-type="float">
            <text:p>1282</text:p>
          </table:table-cell>
          <table:table-cell table:style-name="ce25" table:formula="of:=CUSTOMDEZINBIN(MOD([.B1284];2048))" office:value-type="string" office:string-value="10100000010" calcext:value-type="string">
            <text:p>10100000010</text:p>
          </table:table-cell>
          <table:table-cell table:formula="of:=DEC2HEX([.B1284];3)" office:value-type="string" office:string-value="502" calcext:value-type="string">
            <text:p>502</text:p>
          </table:table-cell>
          <table:table-cell table:formula="of:=MID([.A1284];1;4)" office:value-type="string" office:string-value="park" calcext:value-type="string">
            <text:p>par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arrot</text:p>
          </table:table-cell>
          <table:table-cell table:style-name="ce25" office:value-type="float" office:value="1283" calcext:value-type="float">
            <text:p>1283</text:p>
          </table:table-cell>
          <table:table-cell table:style-name="ce25" table:formula="of:=CUSTOMDEZINBIN(MOD([.B1285];2048))" office:value-type="string" office:string-value="10100000011" calcext:value-type="string">
            <text:p>10100000011</text:p>
          </table:table-cell>
          <table:table-cell table:formula="of:=DEC2HEX([.B1285];3)" office:value-type="string" office:string-value="503" calcext:value-type="string">
            <text:p>503</text:p>
          </table:table-cell>
          <table:table-cell table:formula="of:=MID([.A1285];1;4)" office:value-type="string" office:string-value="parr" calcext:value-type="string">
            <text:p>par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arty</text:p>
          </table:table-cell>
          <table:table-cell table:style-name="ce25" office:value-type="float" office:value="1284" calcext:value-type="float">
            <text:p>1284</text:p>
          </table:table-cell>
          <table:table-cell table:style-name="ce25" table:formula="of:=CUSTOMDEZINBIN(MOD([.B1286];2048))" office:value-type="string" office:string-value="10100000100" calcext:value-type="string">
            <text:p>10100000100</text:p>
          </table:table-cell>
          <table:table-cell table:formula="of:=DEC2HEX([.B1286];3)" office:value-type="string" office:string-value="504" calcext:value-type="string">
            <text:p>504</text:p>
          </table:table-cell>
          <table:table-cell table:formula="of:=MID([.A1286];1;4)" office:value-type="string" office:string-value="part" calcext:value-type="string">
            <text:p>par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ass</text:p>
          </table:table-cell>
          <table:table-cell table:style-name="ce25" office:value-type="float" office:value="1285" calcext:value-type="float">
            <text:p>1285</text:p>
          </table:table-cell>
          <table:table-cell table:style-name="ce25" table:formula="of:=CUSTOMDEZINBIN(MOD([.B1287];2048))" office:value-type="string" office:string-value="10100000101" calcext:value-type="string">
            <text:p>10100000101</text:p>
          </table:table-cell>
          <table:table-cell table:formula="of:=DEC2HEX([.B1287];3)" office:value-type="string" office:string-value="505" calcext:value-type="string">
            <text:p>505</text:p>
          </table:table-cell>
          <table:table-cell table:formula="of:=MID([.A1287];1;4)" office:value-type="string" office:string-value="pass" calcext:value-type="string">
            <text:p>pas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atch</text:p>
          </table:table-cell>
          <table:table-cell table:style-name="ce25" office:value-type="float" office:value="1286" calcext:value-type="float">
            <text:p>1286</text:p>
          </table:table-cell>
          <table:table-cell table:style-name="ce25" table:formula="of:=CUSTOMDEZINBIN(MOD([.B1288];2048))" office:value-type="string" office:string-value="10100000110" calcext:value-type="string">
            <text:p>10100000110</text:p>
          </table:table-cell>
          <table:table-cell table:formula="of:=DEC2HEX([.B1288];3)" office:value-type="string" office:string-value="506" calcext:value-type="string">
            <text:p>506</text:p>
          </table:table-cell>
          <table:table-cell table:formula="of:=MID([.A1288];1;4)" office:value-type="string" office:string-value="patc" calcext:value-type="string">
            <text:p>pat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ath</text:p>
          </table:table-cell>
          <table:table-cell table:style-name="ce25" office:value-type="float" office:value="1287" calcext:value-type="float">
            <text:p>1287</text:p>
          </table:table-cell>
          <table:table-cell table:style-name="ce25" table:formula="of:=CUSTOMDEZINBIN(MOD([.B1289];2048))" office:value-type="string" office:string-value="10100000111" calcext:value-type="string">
            <text:p>10100000111</text:p>
          </table:table-cell>
          <table:table-cell table:formula="of:=DEC2HEX([.B1289];3)" office:value-type="string" office:string-value="507" calcext:value-type="string">
            <text:p>507</text:p>
          </table:table-cell>
          <table:table-cell table:formula="of:=MID([.A1289];1;4)" office:value-type="string" office:string-value="path" calcext:value-type="string">
            <text:p>pat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atient</text:p>
          </table:table-cell>
          <table:table-cell table:style-name="ce25" office:value-type="float" office:value="1288" calcext:value-type="float">
            <text:p>1288</text:p>
          </table:table-cell>
          <table:table-cell table:style-name="ce25" table:formula="of:=CUSTOMDEZINBIN(MOD([.B1290];2048))" office:value-type="string" office:string-value="10100001000" calcext:value-type="string">
            <text:p>10100001000</text:p>
          </table:table-cell>
          <table:table-cell table:formula="of:=DEC2HEX([.B1290];3)" office:value-type="string" office:string-value="508" calcext:value-type="string">
            <text:p>508</text:p>
          </table:table-cell>
          <table:table-cell table:formula="of:=MID([.A1290];1;4)" office:value-type="string" office:string-value="pati" calcext:value-type="string">
            <text:p>pat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atrol</text:p>
          </table:table-cell>
          <table:table-cell table:style-name="ce25" office:value-type="float" office:value="1289" calcext:value-type="float">
            <text:p>1289</text:p>
          </table:table-cell>
          <table:table-cell table:style-name="ce25" table:formula="of:=CUSTOMDEZINBIN(MOD([.B1291];2048))" office:value-type="string" office:string-value="10100001001" calcext:value-type="string">
            <text:p>10100001001</text:p>
          </table:table-cell>
          <table:table-cell table:formula="of:=DEC2HEX([.B1291];3)" office:value-type="string" office:string-value="509" calcext:value-type="string">
            <text:p>509</text:p>
          </table:table-cell>
          <table:table-cell table:formula="of:=MID([.A1291];1;4)" office:value-type="string" office:string-value="patr" calcext:value-type="string">
            <text:p>pat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attern</text:p>
          </table:table-cell>
          <table:table-cell table:style-name="ce25" office:value-type="float" office:value="1290" calcext:value-type="float">
            <text:p>1290</text:p>
          </table:table-cell>
          <table:table-cell table:style-name="ce25" table:formula="of:=CUSTOMDEZINBIN(MOD([.B1292];2048))" office:value-type="string" office:string-value="10100001010" calcext:value-type="string">
            <text:p>10100001010</text:p>
          </table:table-cell>
          <table:table-cell table:formula="of:=DEC2HEX([.B1292];3)" office:value-type="string" office:string-value="50A" calcext:value-type="string">
            <text:p>50A</text:p>
          </table:table-cell>
          <table:table-cell table:formula="of:=MID([.A1292];1;4)" office:value-type="string" office:string-value="patt" calcext:value-type="string">
            <text:p>pat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ause</text:p>
          </table:table-cell>
          <table:table-cell table:style-name="ce25" office:value-type="float" office:value="1291" calcext:value-type="float">
            <text:p>1291</text:p>
          </table:table-cell>
          <table:table-cell table:style-name="ce25" table:formula="of:=CUSTOMDEZINBIN(MOD([.B1293];2048))" office:value-type="string" office:string-value="10100001011" calcext:value-type="string">
            <text:p>10100001011</text:p>
          </table:table-cell>
          <table:table-cell table:formula="of:=DEC2HEX([.B1293];3)" office:value-type="string" office:string-value="50B" calcext:value-type="string">
            <text:p>50B</text:p>
          </table:table-cell>
          <table:table-cell table:formula="of:=MID([.A1293];1;4)" office:value-type="string" office:string-value="paus" calcext:value-type="string">
            <text:p>pau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ave</text:p>
          </table:table-cell>
          <table:table-cell table:style-name="ce25" office:value-type="float" office:value="1292" calcext:value-type="float">
            <text:p>1292</text:p>
          </table:table-cell>
          <table:table-cell table:style-name="ce25" table:formula="of:=CUSTOMDEZINBIN(MOD([.B1294];2048))" office:value-type="string" office:string-value="10100001100" calcext:value-type="string">
            <text:p>10100001100</text:p>
          </table:table-cell>
          <table:table-cell table:formula="of:=DEC2HEX([.B1294];3)" office:value-type="string" office:string-value="50C" calcext:value-type="string">
            <text:p>50C</text:p>
          </table:table-cell>
          <table:table-cell table:formula="of:=MID([.A1294];1;4)" office:value-type="string" office:string-value="pave" calcext:value-type="string">
            <text:p>pav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ayment</text:p>
          </table:table-cell>
          <table:table-cell table:style-name="ce25" office:value-type="float" office:value="1293" calcext:value-type="float">
            <text:p>1293</text:p>
          </table:table-cell>
          <table:table-cell table:style-name="ce25" table:formula="of:=CUSTOMDEZINBIN(MOD([.B1295];2048))" office:value-type="string" office:string-value="10100001101" calcext:value-type="string">
            <text:p>10100001101</text:p>
          </table:table-cell>
          <table:table-cell table:formula="of:=DEC2HEX([.B1295];3)" office:value-type="string" office:string-value="50D" calcext:value-type="string">
            <text:p>50D</text:p>
          </table:table-cell>
          <table:table-cell table:formula="of:=MID([.A1295];1;4)" office:value-type="string" office:string-value="paym" calcext:value-type="string">
            <text:p>pay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eace</text:p>
          </table:table-cell>
          <table:table-cell table:style-name="ce25" office:value-type="float" office:value="1294" calcext:value-type="float">
            <text:p>1294</text:p>
          </table:table-cell>
          <table:table-cell table:style-name="ce25" table:formula="of:=CUSTOMDEZINBIN(MOD([.B1296];2048))" office:value-type="string" office:string-value="10100001110" calcext:value-type="string">
            <text:p>10100001110</text:p>
          </table:table-cell>
          <table:table-cell table:formula="of:=DEC2HEX([.B1296];3)" office:value-type="string" office:string-value="50E" calcext:value-type="string">
            <text:p>50E</text:p>
          </table:table-cell>
          <table:table-cell table:formula="of:=MID([.A1296];1;4)" office:value-type="string" office:string-value="peac" calcext:value-type="string">
            <text:p>pea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eanut</text:p>
          </table:table-cell>
          <table:table-cell table:style-name="ce25" office:value-type="float" office:value="1295" calcext:value-type="float">
            <text:p>1295</text:p>
          </table:table-cell>
          <table:table-cell table:style-name="ce25" table:formula="of:=CUSTOMDEZINBIN(MOD([.B1297];2048))" office:value-type="string" office:string-value="10100001111" calcext:value-type="string">
            <text:p>10100001111</text:p>
          </table:table-cell>
          <table:table-cell table:formula="of:=DEC2HEX([.B1297];3)" office:value-type="string" office:string-value="50F" calcext:value-type="string">
            <text:p>50F</text:p>
          </table:table-cell>
          <table:table-cell table:formula="of:=MID([.A1297];1;4)" office:value-type="string" office:string-value="pean" calcext:value-type="string">
            <text:p>pe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ear</text:p>
          </table:table-cell>
          <table:table-cell table:style-name="ce25" office:value-type="float" office:value="1296" calcext:value-type="float">
            <text:p>1296</text:p>
          </table:table-cell>
          <table:table-cell table:style-name="ce25" table:formula="of:=CUSTOMDEZINBIN(MOD([.B1298];2048))" office:value-type="string" office:string-value="10100010000" calcext:value-type="string">
            <text:p>10100010000</text:p>
          </table:table-cell>
          <table:table-cell table:formula="of:=DEC2HEX([.B1298];3)" office:value-type="string" office:string-value="510" calcext:value-type="string">
            <text:p>510</text:p>
          </table:table-cell>
          <table:table-cell table:formula="of:=MID([.A1298];1;4)" office:value-type="string" office:string-value="pear" calcext:value-type="string">
            <text:p>pea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easant</text:p>
          </table:table-cell>
          <table:table-cell table:style-name="ce25" office:value-type="float" office:value="1297" calcext:value-type="float">
            <text:p>1297</text:p>
          </table:table-cell>
          <table:table-cell table:style-name="ce25" table:formula="of:=CUSTOMDEZINBIN(MOD([.B1299];2048))" office:value-type="string" office:string-value="10100010001" calcext:value-type="string">
            <text:p>10100010001</text:p>
          </table:table-cell>
          <table:table-cell table:formula="of:=DEC2HEX([.B1299];3)" office:value-type="string" office:string-value="511" calcext:value-type="string">
            <text:p>511</text:p>
          </table:table-cell>
          <table:table-cell table:formula="of:=MID([.A1299];1;4)" office:value-type="string" office:string-value="peas" calcext:value-type="string">
            <text:p>pea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elican</text:p>
          </table:table-cell>
          <table:table-cell table:style-name="ce25" office:value-type="float" office:value="1298" calcext:value-type="float">
            <text:p>1298</text:p>
          </table:table-cell>
          <table:table-cell table:style-name="ce25" table:formula="of:=CUSTOMDEZINBIN(MOD([.B1300];2048))" office:value-type="string" office:string-value="10100010010" calcext:value-type="string">
            <text:p>10100010010</text:p>
          </table:table-cell>
          <table:table-cell table:formula="of:=DEC2HEX([.B1300];3)" office:value-type="string" office:string-value="512" calcext:value-type="string">
            <text:p>512</text:p>
          </table:table-cell>
          <table:table-cell table:formula="of:=MID([.A1300];1;4)" office:value-type="string" office:string-value="peli" calcext:value-type="string">
            <text:p>pel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en</text:p>
          </table:table-cell>
          <table:table-cell table:style-name="ce25" office:value-type="float" office:value="1299" calcext:value-type="float">
            <text:p>1299</text:p>
          </table:table-cell>
          <table:table-cell table:style-name="ce25" table:formula="of:=CUSTOMDEZINBIN(MOD([.B1301];2048))" office:value-type="string" office:string-value="10100010011" calcext:value-type="string">
            <text:p>10100010011</text:p>
          </table:table-cell>
          <table:table-cell table:formula="of:=DEC2HEX([.B1301];3)" office:value-type="string" office:string-value="513" calcext:value-type="string">
            <text:p>513</text:p>
          </table:table-cell>
          <table:table-cell table:formula="of:=MID([.A1301];1;4)" office:value-type="string" office:string-value="pen" calcext:value-type="string">
            <text:p>pe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enalty</text:p>
          </table:table-cell>
          <table:table-cell table:style-name="ce25" office:value-type="float" office:value="1300" calcext:value-type="float">
            <text:p>1300</text:p>
          </table:table-cell>
          <table:table-cell table:style-name="ce25" table:formula="of:=CUSTOMDEZINBIN(MOD([.B1302];2048))" office:value-type="string" office:string-value="10100010100" calcext:value-type="string">
            <text:p>10100010100</text:p>
          </table:table-cell>
          <table:table-cell table:formula="of:=DEC2HEX([.B1302];3)" office:value-type="string" office:string-value="514" calcext:value-type="string">
            <text:p>514</text:p>
          </table:table-cell>
          <table:table-cell table:formula="of:=MID([.A1302];1;4)" office:value-type="string" office:string-value="pena" calcext:value-type="string">
            <text:p>pen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encil</text:p>
          </table:table-cell>
          <table:table-cell table:style-name="ce25" office:value-type="float" office:value="1301" calcext:value-type="float">
            <text:p>1301</text:p>
          </table:table-cell>
          <table:table-cell table:style-name="ce25" table:formula="of:=CUSTOMDEZINBIN(MOD([.B1303];2048))" office:value-type="string" office:string-value="10100010101" calcext:value-type="string">
            <text:p>10100010101</text:p>
          </table:table-cell>
          <table:table-cell table:formula="of:=DEC2HEX([.B1303];3)" office:value-type="string" office:string-value="515" calcext:value-type="string">
            <text:p>515</text:p>
          </table:table-cell>
          <table:table-cell table:formula="of:=MID([.A1303];1;4)" office:value-type="string" office:string-value="penc" calcext:value-type="string">
            <text:p>pen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eople</text:p>
          </table:table-cell>
          <table:table-cell table:style-name="ce25" office:value-type="float" office:value="1302" calcext:value-type="float">
            <text:p>1302</text:p>
          </table:table-cell>
          <table:table-cell table:style-name="ce25" table:formula="of:=CUSTOMDEZINBIN(MOD([.B1304];2048))" office:value-type="string" office:string-value="10100010110" calcext:value-type="string">
            <text:p>10100010110</text:p>
          </table:table-cell>
          <table:table-cell table:formula="of:=DEC2HEX([.B1304];3)" office:value-type="string" office:string-value="516" calcext:value-type="string">
            <text:p>516</text:p>
          </table:table-cell>
          <table:table-cell table:formula="of:=MID([.A1304];1;4)" office:value-type="string" office:string-value="peop" calcext:value-type="string">
            <text:p>peo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epper</text:p>
          </table:table-cell>
          <table:table-cell table:style-name="ce25" office:value-type="float" office:value="1303" calcext:value-type="float">
            <text:p>1303</text:p>
          </table:table-cell>
          <table:table-cell table:style-name="ce25" table:formula="of:=CUSTOMDEZINBIN(MOD([.B1305];2048))" office:value-type="string" office:string-value="10100010111" calcext:value-type="string">
            <text:p>10100010111</text:p>
          </table:table-cell>
          <table:table-cell table:formula="of:=DEC2HEX([.B1305];3)" office:value-type="string" office:string-value="517" calcext:value-type="string">
            <text:p>517</text:p>
          </table:table-cell>
          <table:table-cell table:formula="of:=MID([.A1305];1;4)" office:value-type="string" office:string-value="pepp" calcext:value-type="string">
            <text:p>pep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erfect</text:p>
          </table:table-cell>
          <table:table-cell table:style-name="ce25" office:value-type="float" office:value="1304" calcext:value-type="float">
            <text:p>1304</text:p>
          </table:table-cell>
          <table:table-cell table:style-name="ce25" table:formula="of:=CUSTOMDEZINBIN(MOD([.B1306];2048))" office:value-type="string" office:string-value="10100011000" calcext:value-type="string">
            <text:p>10100011000</text:p>
          </table:table-cell>
          <table:table-cell table:formula="of:=DEC2HEX([.B1306];3)" office:value-type="string" office:string-value="518" calcext:value-type="string">
            <text:p>518</text:p>
          </table:table-cell>
          <table:table-cell table:formula="of:=MID([.A1306];1;4)" office:value-type="string" office:string-value="perf" calcext:value-type="string">
            <text:p>per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ermit</text:p>
          </table:table-cell>
          <table:table-cell table:style-name="ce25" office:value-type="float" office:value="1305" calcext:value-type="float">
            <text:p>1305</text:p>
          </table:table-cell>
          <table:table-cell table:style-name="ce25" table:formula="of:=CUSTOMDEZINBIN(MOD([.B1307];2048))" office:value-type="string" office:string-value="10100011001" calcext:value-type="string">
            <text:p>10100011001</text:p>
          </table:table-cell>
          <table:table-cell table:formula="of:=DEC2HEX([.B1307];3)" office:value-type="string" office:string-value="519" calcext:value-type="string">
            <text:p>519</text:p>
          </table:table-cell>
          <table:table-cell table:formula="of:=MID([.A1307];1;4)" office:value-type="string" office:string-value="perm" calcext:value-type="string">
            <text:p>per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erson</text:p>
          </table:table-cell>
          <table:table-cell table:style-name="ce25" office:value-type="float" office:value="1306" calcext:value-type="float">
            <text:p>1306</text:p>
          </table:table-cell>
          <table:table-cell table:style-name="ce25" table:formula="of:=CUSTOMDEZINBIN(MOD([.B1308];2048))" office:value-type="string" office:string-value="10100011010" calcext:value-type="string">
            <text:p>10100011010</text:p>
          </table:table-cell>
          <table:table-cell table:formula="of:=DEC2HEX([.B1308];3)" office:value-type="string" office:string-value="51A" calcext:value-type="string">
            <text:p>51A</text:p>
          </table:table-cell>
          <table:table-cell table:formula="of:=MID([.A1308];1;4)" office:value-type="string" office:string-value="pers" calcext:value-type="string">
            <text:p>per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et</text:p>
          </table:table-cell>
          <table:table-cell table:style-name="ce25" office:value-type="float" office:value="1307" calcext:value-type="float">
            <text:p>1307</text:p>
          </table:table-cell>
          <table:table-cell table:style-name="ce25" table:formula="of:=CUSTOMDEZINBIN(MOD([.B1309];2048))" office:value-type="string" office:string-value="10100011011" calcext:value-type="string">
            <text:p>10100011011</text:p>
          </table:table-cell>
          <table:table-cell table:formula="of:=DEC2HEX([.B1309];3)" office:value-type="string" office:string-value="51B" calcext:value-type="string">
            <text:p>51B</text:p>
          </table:table-cell>
          <table:table-cell table:formula="of:=MID([.A1309];1;4)" office:value-type="string" office:string-value="pet" calcext:value-type="string">
            <text:p>pe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hone</text:p>
          </table:table-cell>
          <table:table-cell table:style-name="ce25" office:value-type="float" office:value="1308" calcext:value-type="float">
            <text:p>1308</text:p>
          </table:table-cell>
          <table:table-cell table:style-name="ce25" table:formula="of:=CUSTOMDEZINBIN(MOD([.B1310];2048))" office:value-type="string" office:string-value="10100011100" calcext:value-type="string">
            <text:p>10100011100</text:p>
          </table:table-cell>
          <table:table-cell table:formula="of:=DEC2HEX([.B1310];3)" office:value-type="string" office:string-value="51C" calcext:value-type="string">
            <text:p>51C</text:p>
          </table:table-cell>
          <table:table-cell table:formula="of:=MID([.A1310];1;4)" office:value-type="string" office:string-value="phon" calcext:value-type="string">
            <text:p>pho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hoto</text:p>
          </table:table-cell>
          <table:table-cell table:style-name="ce25" office:value-type="float" office:value="1309" calcext:value-type="float">
            <text:p>1309</text:p>
          </table:table-cell>
          <table:table-cell table:style-name="ce25" table:formula="of:=CUSTOMDEZINBIN(MOD([.B1311];2048))" office:value-type="string" office:string-value="10100011101" calcext:value-type="string">
            <text:p>10100011101</text:p>
          </table:table-cell>
          <table:table-cell table:formula="of:=DEC2HEX([.B1311];3)" office:value-type="string" office:string-value="51D" calcext:value-type="string">
            <text:p>51D</text:p>
          </table:table-cell>
          <table:table-cell table:formula="of:=MID([.A1311];1;4)" office:value-type="string" office:string-value="phot" calcext:value-type="string">
            <text:p>pho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hrase</text:p>
          </table:table-cell>
          <table:table-cell table:style-name="ce25" office:value-type="float" office:value="1310" calcext:value-type="float">
            <text:p>1310</text:p>
          </table:table-cell>
          <table:table-cell table:style-name="ce25" table:formula="of:=CUSTOMDEZINBIN(MOD([.B1312];2048))" office:value-type="string" office:string-value="10100011110" calcext:value-type="string">
            <text:p>10100011110</text:p>
          </table:table-cell>
          <table:table-cell table:formula="of:=DEC2HEX([.B1312];3)" office:value-type="string" office:string-value="51E" calcext:value-type="string">
            <text:p>51E</text:p>
          </table:table-cell>
          <table:table-cell table:formula="of:=MID([.A1312];1;4)" office:value-type="string" office:string-value="phra" calcext:value-type="string">
            <text:p>phr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hysical</text:p>
          </table:table-cell>
          <table:table-cell table:style-name="ce25" office:value-type="float" office:value="1311" calcext:value-type="float">
            <text:p>1311</text:p>
          </table:table-cell>
          <table:table-cell table:style-name="ce25" table:formula="of:=CUSTOMDEZINBIN(MOD([.B1313];2048))" office:value-type="string" office:string-value="10100011111" calcext:value-type="string">
            <text:p>10100011111</text:p>
          </table:table-cell>
          <table:table-cell table:formula="of:=DEC2HEX([.B1313];3)" office:value-type="string" office:string-value="51F" calcext:value-type="string">
            <text:p>51F</text:p>
          </table:table-cell>
          <table:table-cell table:formula="of:=MID([.A1313];1;4)" office:value-type="string" office:string-value="phys" calcext:value-type="string">
            <text:p>phy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iano</text:p>
          </table:table-cell>
          <table:table-cell table:style-name="ce25" office:value-type="float" office:value="1312" calcext:value-type="float">
            <text:p>1312</text:p>
          </table:table-cell>
          <table:table-cell table:style-name="ce25" table:formula="of:=CUSTOMDEZINBIN(MOD([.B1314];2048))" office:value-type="string" office:string-value="10100100000" calcext:value-type="string">
            <text:p>10100100000</text:p>
          </table:table-cell>
          <table:table-cell table:formula="of:=DEC2HEX([.B1314];3)" office:value-type="string" office:string-value="520" calcext:value-type="string">
            <text:p>520</text:p>
          </table:table-cell>
          <table:table-cell table:formula="of:=MID([.A1314];1;4)" office:value-type="string" office:string-value="pian" calcext:value-type="string">
            <text:p>pi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icnic</text:p>
          </table:table-cell>
          <table:table-cell table:style-name="ce25" office:value-type="float" office:value="1313" calcext:value-type="float">
            <text:p>1313</text:p>
          </table:table-cell>
          <table:table-cell table:style-name="ce25" table:formula="of:=CUSTOMDEZINBIN(MOD([.B1315];2048))" office:value-type="string" office:string-value="10100100001" calcext:value-type="string">
            <text:p>10100100001</text:p>
          </table:table-cell>
          <table:table-cell table:formula="of:=DEC2HEX([.B1315];3)" office:value-type="string" office:string-value="521" calcext:value-type="string">
            <text:p>521</text:p>
          </table:table-cell>
          <table:table-cell table:formula="of:=MID([.A1315];1;4)" office:value-type="string" office:string-value="picn" calcext:value-type="string">
            <text:p>pic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icture</text:p>
          </table:table-cell>
          <table:table-cell table:style-name="ce25" office:value-type="float" office:value="1314" calcext:value-type="float">
            <text:p>1314</text:p>
          </table:table-cell>
          <table:table-cell table:style-name="ce25" table:formula="of:=CUSTOMDEZINBIN(MOD([.B1316];2048))" office:value-type="string" office:string-value="10100100010" calcext:value-type="string">
            <text:p>10100100010</text:p>
          </table:table-cell>
          <table:table-cell table:formula="of:=DEC2HEX([.B1316];3)" office:value-type="string" office:string-value="522" calcext:value-type="string">
            <text:p>522</text:p>
          </table:table-cell>
          <table:table-cell table:formula="of:=MID([.A1316];1;4)" office:value-type="string" office:string-value="pict" calcext:value-type="string">
            <text:p>pic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iece</text:p>
          </table:table-cell>
          <table:table-cell table:style-name="ce25" office:value-type="float" office:value="1315" calcext:value-type="float">
            <text:p>1315</text:p>
          </table:table-cell>
          <table:table-cell table:style-name="ce25" table:formula="of:=CUSTOMDEZINBIN(MOD([.B1317];2048))" office:value-type="string" office:string-value="10100100011" calcext:value-type="string">
            <text:p>10100100011</text:p>
          </table:table-cell>
          <table:table-cell table:formula="of:=DEC2HEX([.B1317];3)" office:value-type="string" office:string-value="523" calcext:value-type="string">
            <text:p>523</text:p>
          </table:table-cell>
          <table:table-cell table:formula="of:=MID([.A1317];1;4)" office:value-type="string" office:string-value="piec" calcext:value-type="string">
            <text:p>pie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ig</text:p>
          </table:table-cell>
          <table:table-cell table:style-name="ce25" office:value-type="float" office:value="1316" calcext:value-type="float">
            <text:p>1316</text:p>
          </table:table-cell>
          <table:table-cell table:style-name="ce25" table:formula="of:=CUSTOMDEZINBIN(MOD([.B1318];2048))" office:value-type="string" office:string-value="10100100100" calcext:value-type="string">
            <text:p>10100100100</text:p>
          </table:table-cell>
          <table:table-cell table:formula="of:=DEC2HEX([.B1318];3)" office:value-type="string" office:string-value="524" calcext:value-type="string">
            <text:p>524</text:p>
          </table:table-cell>
          <table:table-cell table:formula="of:=MID([.A1318];1;4)" office:value-type="string" office:string-value="pig" calcext:value-type="string">
            <text:p>pi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igeon</text:p>
          </table:table-cell>
          <table:table-cell table:style-name="ce25" office:value-type="float" office:value="1317" calcext:value-type="float">
            <text:p>1317</text:p>
          </table:table-cell>
          <table:table-cell table:style-name="ce25" table:formula="of:=CUSTOMDEZINBIN(MOD([.B1319];2048))" office:value-type="string" office:string-value="10100100101" calcext:value-type="string">
            <text:p>10100100101</text:p>
          </table:table-cell>
          <table:table-cell table:formula="of:=DEC2HEX([.B1319];3)" office:value-type="string" office:string-value="525" calcext:value-type="string">
            <text:p>525</text:p>
          </table:table-cell>
          <table:table-cell table:formula="of:=MID([.A1319];1;4)" office:value-type="string" office:string-value="pige" calcext:value-type="string">
            <text:p>pig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ill</text:p>
          </table:table-cell>
          <table:table-cell table:style-name="ce25" office:value-type="float" office:value="1318" calcext:value-type="float">
            <text:p>1318</text:p>
          </table:table-cell>
          <table:table-cell table:style-name="ce25" table:formula="of:=CUSTOMDEZINBIN(MOD([.B1320];2048))" office:value-type="string" office:string-value="10100100110" calcext:value-type="string">
            <text:p>10100100110</text:p>
          </table:table-cell>
          <table:table-cell table:formula="of:=DEC2HEX([.B1320];3)" office:value-type="string" office:string-value="526" calcext:value-type="string">
            <text:p>526</text:p>
          </table:table-cell>
          <table:table-cell table:formula="of:=MID([.A1320];1;4)" office:value-type="string" office:string-value="pill" calcext:value-type="string">
            <text:p>pil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ilot</text:p>
          </table:table-cell>
          <table:table-cell table:style-name="ce25" office:value-type="float" office:value="1319" calcext:value-type="float">
            <text:p>1319</text:p>
          </table:table-cell>
          <table:table-cell table:style-name="ce25" table:formula="of:=CUSTOMDEZINBIN(MOD([.B1321];2048))" office:value-type="string" office:string-value="10100100111" calcext:value-type="string">
            <text:p>10100100111</text:p>
          </table:table-cell>
          <table:table-cell table:formula="of:=DEC2HEX([.B1321];3)" office:value-type="string" office:string-value="527" calcext:value-type="string">
            <text:p>527</text:p>
          </table:table-cell>
          <table:table-cell table:formula="of:=MID([.A1321];1;4)" office:value-type="string" office:string-value="pilo" calcext:value-type="string">
            <text:p>pil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ink</text:p>
          </table:table-cell>
          <table:table-cell table:style-name="ce25" office:value-type="float" office:value="1320" calcext:value-type="float">
            <text:p>1320</text:p>
          </table:table-cell>
          <table:table-cell table:style-name="ce25" table:formula="of:=CUSTOMDEZINBIN(MOD([.B1322];2048))" office:value-type="string" office:string-value="10100101000" calcext:value-type="string">
            <text:p>10100101000</text:p>
          </table:table-cell>
          <table:table-cell table:formula="of:=DEC2HEX([.B1322];3)" office:value-type="string" office:string-value="528" calcext:value-type="string">
            <text:p>528</text:p>
          </table:table-cell>
          <table:table-cell table:formula="of:=MID([.A1322];1;4)" office:value-type="string" office:string-value="pink" calcext:value-type="string">
            <text:p>pin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ioneer</text:p>
          </table:table-cell>
          <table:table-cell table:style-name="ce25" office:value-type="float" office:value="1321" calcext:value-type="float">
            <text:p>1321</text:p>
          </table:table-cell>
          <table:table-cell table:style-name="ce25" table:formula="of:=CUSTOMDEZINBIN(MOD([.B1323];2048))" office:value-type="string" office:string-value="10100101001" calcext:value-type="string">
            <text:p>10100101001</text:p>
          </table:table-cell>
          <table:table-cell table:formula="of:=DEC2HEX([.B1323];3)" office:value-type="string" office:string-value="529" calcext:value-type="string">
            <text:p>529</text:p>
          </table:table-cell>
          <table:table-cell table:formula="of:=MID([.A1323];1;4)" office:value-type="string" office:string-value="pion" calcext:value-type="string">
            <text:p>pio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ipe</text:p>
          </table:table-cell>
          <table:table-cell table:style-name="ce25" office:value-type="float" office:value="1322" calcext:value-type="float">
            <text:p>1322</text:p>
          </table:table-cell>
          <table:table-cell table:style-name="ce25" table:formula="of:=CUSTOMDEZINBIN(MOD([.B1324];2048))" office:value-type="string" office:string-value="10100101010" calcext:value-type="string">
            <text:p>10100101010</text:p>
          </table:table-cell>
          <table:table-cell table:formula="of:=DEC2HEX([.B1324];3)" office:value-type="string" office:string-value="52A" calcext:value-type="string">
            <text:p>52A</text:p>
          </table:table-cell>
          <table:table-cell table:formula="of:=MID([.A1324];1;4)" office:value-type="string" office:string-value="pipe" calcext:value-type="string">
            <text:p>pip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istol</text:p>
          </table:table-cell>
          <table:table-cell table:style-name="ce25" office:value-type="float" office:value="1323" calcext:value-type="float">
            <text:p>1323</text:p>
          </table:table-cell>
          <table:table-cell table:style-name="ce25" table:formula="of:=CUSTOMDEZINBIN(MOD([.B1325];2048))" office:value-type="string" office:string-value="10100101011" calcext:value-type="string">
            <text:p>10100101011</text:p>
          </table:table-cell>
          <table:table-cell table:formula="of:=DEC2HEX([.B1325];3)" office:value-type="string" office:string-value="52B" calcext:value-type="string">
            <text:p>52B</text:p>
          </table:table-cell>
          <table:table-cell table:formula="of:=MID([.A1325];1;4)" office:value-type="string" office:string-value="pist" calcext:value-type="string">
            <text:p>pi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itch</text:p>
          </table:table-cell>
          <table:table-cell table:style-name="ce25" office:value-type="float" office:value="1324" calcext:value-type="float">
            <text:p>1324</text:p>
          </table:table-cell>
          <table:table-cell table:style-name="ce25" table:formula="of:=CUSTOMDEZINBIN(MOD([.B1326];2048))" office:value-type="string" office:string-value="10100101100" calcext:value-type="string">
            <text:p>10100101100</text:p>
          </table:table-cell>
          <table:table-cell table:formula="of:=DEC2HEX([.B1326];3)" office:value-type="string" office:string-value="52C" calcext:value-type="string">
            <text:p>52C</text:p>
          </table:table-cell>
          <table:table-cell table:formula="of:=MID([.A1326];1;4)" office:value-type="string" office:string-value="pitc" calcext:value-type="string">
            <text:p>pit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izza</text:p>
          </table:table-cell>
          <table:table-cell table:style-name="ce25" office:value-type="float" office:value="1325" calcext:value-type="float">
            <text:p>1325</text:p>
          </table:table-cell>
          <table:table-cell table:style-name="ce25" table:formula="of:=CUSTOMDEZINBIN(MOD([.B1327];2048))" office:value-type="string" office:string-value="10100101101" calcext:value-type="string">
            <text:p>10100101101</text:p>
          </table:table-cell>
          <table:table-cell table:formula="of:=DEC2HEX([.B1327];3)" office:value-type="string" office:string-value="52D" calcext:value-type="string">
            <text:p>52D</text:p>
          </table:table-cell>
          <table:table-cell table:formula="of:=MID([.A1327];1;4)" office:value-type="string" office:string-value="pizz" calcext:value-type="string">
            <text:p>pizz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lace</text:p>
          </table:table-cell>
          <table:table-cell table:style-name="ce25" office:value-type="float" office:value="1326" calcext:value-type="float">
            <text:p>1326</text:p>
          </table:table-cell>
          <table:table-cell table:style-name="ce25" table:formula="of:=CUSTOMDEZINBIN(MOD([.B1328];2048))" office:value-type="string" office:string-value="10100101110" calcext:value-type="string">
            <text:p>10100101110</text:p>
          </table:table-cell>
          <table:table-cell table:formula="of:=DEC2HEX([.B1328];3)" office:value-type="string" office:string-value="52E" calcext:value-type="string">
            <text:p>52E</text:p>
          </table:table-cell>
          <table:table-cell table:formula="of:=MID([.A1328];1;4)" office:value-type="string" office:string-value="plac" calcext:value-type="string">
            <text:p>pla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lanet</text:p>
          </table:table-cell>
          <table:table-cell table:style-name="ce25" office:value-type="float" office:value="1327" calcext:value-type="float">
            <text:p>1327</text:p>
          </table:table-cell>
          <table:table-cell table:style-name="ce25" table:formula="of:=CUSTOMDEZINBIN(MOD([.B1329];2048))" office:value-type="string" office:string-value="10100101111" calcext:value-type="string">
            <text:p>10100101111</text:p>
          </table:table-cell>
          <table:table-cell table:formula="of:=DEC2HEX([.B1329];3)" office:value-type="string" office:string-value="52F" calcext:value-type="string">
            <text:p>52F</text:p>
          </table:table-cell>
          <table:table-cell table:formula="of:=MID([.A1329];1;4)" office:value-type="string" office:string-value="plan" calcext:value-type="string">
            <text:p>pl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lastic</text:p>
          </table:table-cell>
          <table:table-cell table:style-name="ce25" office:value-type="float" office:value="1328" calcext:value-type="float">
            <text:p>1328</text:p>
          </table:table-cell>
          <table:table-cell table:style-name="ce25" table:formula="of:=CUSTOMDEZINBIN(MOD([.B1330];2048))" office:value-type="string" office:string-value="10100110000" calcext:value-type="string">
            <text:p>10100110000</text:p>
          </table:table-cell>
          <table:table-cell table:formula="of:=DEC2HEX([.B1330];3)" office:value-type="string" office:string-value="530" calcext:value-type="string">
            <text:p>530</text:p>
          </table:table-cell>
          <table:table-cell table:formula="of:=MID([.A1330];1;4)" office:value-type="string" office:string-value="plas" calcext:value-type="string">
            <text:p>pla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late</text:p>
          </table:table-cell>
          <table:table-cell table:style-name="ce25" office:value-type="float" office:value="1329" calcext:value-type="float">
            <text:p>1329</text:p>
          </table:table-cell>
          <table:table-cell table:style-name="ce25" table:formula="of:=CUSTOMDEZINBIN(MOD([.B1331];2048))" office:value-type="string" office:string-value="10100110001" calcext:value-type="string">
            <text:p>10100110001</text:p>
          </table:table-cell>
          <table:table-cell table:formula="of:=DEC2HEX([.B1331];3)" office:value-type="string" office:string-value="531" calcext:value-type="string">
            <text:p>531</text:p>
          </table:table-cell>
          <table:table-cell table:formula="of:=MID([.A1331];1;4)" office:value-type="string" office:string-value="plat" calcext:value-type="string">
            <text:p>pla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lay</text:p>
          </table:table-cell>
          <table:table-cell table:style-name="ce25" office:value-type="float" office:value="1330" calcext:value-type="float">
            <text:p>1330</text:p>
          </table:table-cell>
          <table:table-cell table:style-name="ce25" table:formula="of:=CUSTOMDEZINBIN(MOD([.B1332];2048))" office:value-type="string" office:string-value="10100110010" calcext:value-type="string">
            <text:p>10100110010</text:p>
          </table:table-cell>
          <table:table-cell table:formula="of:=DEC2HEX([.B1332];3)" office:value-type="string" office:string-value="532" calcext:value-type="string">
            <text:p>532</text:p>
          </table:table-cell>
          <table:table-cell table:formula="of:=MID([.A1332];1;4)" office:value-type="string" office:string-value="play" calcext:value-type="string">
            <text:p>pla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lease</text:p>
          </table:table-cell>
          <table:table-cell table:style-name="ce25" office:value-type="float" office:value="1331" calcext:value-type="float">
            <text:p>1331</text:p>
          </table:table-cell>
          <table:table-cell table:style-name="ce25" table:formula="of:=CUSTOMDEZINBIN(MOD([.B1333];2048))" office:value-type="string" office:string-value="10100110011" calcext:value-type="string">
            <text:p>10100110011</text:p>
          </table:table-cell>
          <table:table-cell table:formula="of:=DEC2HEX([.B1333];3)" office:value-type="string" office:string-value="533" calcext:value-type="string">
            <text:p>533</text:p>
          </table:table-cell>
          <table:table-cell table:formula="of:=MID([.A1333];1;4)" office:value-type="string" office:string-value="plea" calcext:value-type="string">
            <text:p>ple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ledge</text:p>
          </table:table-cell>
          <table:table-cell table:style-name="ce25" office:value-type="float" office:value="1332" calcext:value-type="float">
            <text:p>1332</text:p>
          </table:table-cell>
          <table:table-cell table:style-name="ce25" table:formula="of:=CUSTOMDEZINBIN(MOD([.B1334];2048))" office:value-type="string" office:string-value="10100110100" calcext:value-type="string">
            <text:p>10100110100</text:p>
          </table:table-cell>
          <table:table-cell table:formula="of:=DEC2HEX([.B1334];3)" office:value-type="string" office:string-value="534" calcext:value-type="string">
            <text:p>534</text:p>
          </table:table-cell>
          <table:table-cell table:formula="of:=MID([.A1334];1;4)" office:value-type="string" office:string-value="pled" calcext:value-type="string">
            <text:p>ple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luck</text:p>
          </table:table-cell>
          <table:table-cell table:style-name="ce25" office:value-type="float" office:value="1333" calcext:value-type="float">
            <text:p>1333</text:p>
          </table:table-cell>
          <table:table-cell table:style-name="ce25" table:formula="of:=CUSTOMDEZINBIN(MOD([.B1335];2048))" office:value-type="string" office:string-value="10100110101" calcext:value-type="string">
            <text:p>10100110101</text:p>
          </table:table-cell>
          <table:table-cell table:formula="of:=DEC2HEX([.B1335];3)" office:value-type="string" office:string-value="535" calcext:value-type="string">
            <text:p>535</text:p>
          </table:table-cell>
          <table:table-cell table:formula="of:=MID([.A1335];1;4)" office:value-type="string" office:string-value="pluc" calcext:value-type="string">
            <text:p>plu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lug</text:p>
          </table:table-cell>
          <table:table-cell table:style-name="ce25" office:value-type="float" office:value="1334" calcext:value-type="float">
            <text:p>1334</text:p>
          </table:table-cell>
          <table:table-cell table:style-name="ce25" table:formula="of:=CUSTOMDEZINBIN(MOD([.B1336];2048))" office:value-type="string" office:string-value="10100110110" calcext:value-type="string">
            <text:p>10100110110</text:p>
          </table:table-cell>
          <table:table-cell table:formula="of:=DEC2HEX([.B1336];3)" office:value-type="string" office:string-value="536" calcext:value-type="string">
            <text:p>536</text:p>
          </table:table-cell>
          <table:table-cell table:formula="of:=MID([.A1336];1;4)" office:value-type="string" office:string-value="plug" calcext:value-type="string">
            <text:p>plu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lunge</text:p>
          </table:table-cell>
          <table:table-cell table:style-name="ce25" office:value-type="float" office:value="1335" calcext:value-type="float">
            <text:p>1335</text:p>
          </table:table-cell>
          <table:table-cell table:style-name="ce25" table:formula="of:=CUSTOMDEZINBIN(MOD([.B1337];2048))" office:value-type="string" office:string-value="10100110111" calcext:value-type="string">
            <text:p>10100110111</text:p>
          </table:table-cell>
          <table:table-cell table:formula="of:=DEC2HEX([.B1337];3)" office:value-type="string" office:string-value="537" calcext:value-type="string">
            <text:p>537</text:p>
          </table:table-cell>
          <table:table-cell table:formula="of:=MID([.A1337];1;4)" office:value-type="string" office:string-value="plun" calcext:value-type="string">
            <text:p>plu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oem</text:p>
          </table:table-cell>
          <table:table-cell table:style-name="ce25" office:value-type="float" office:value="1336" calcext:value-type="float">
            <text:p>1336</text:p>
          </table:table-cell>
          <table:table-cell table:style-name="ce25" table:formula="of:=CUSTOMDEZINBIN(MOD([.B1338];2048))" office:value-type="string" office:string-value="10100111000" calcext:value-type="string">
            <text:p>10100111000</text:p>
          </table:table-cell>
          <table:table-cell table:formula="of:=DEC2HEX([.B1338];3)" office:value-type="string" office:string-value="538" calcext:value-type="string">
            <text:p>538</text:p>
          </table:table-cell>
          <table:table-cell table:formula="of:=MID([.A1338];1;4)" office:value-type="string" office:string-value="poem" calcext:value-type="string">
            <text:p>poe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oet</text:p>
          </table:table-cell>
          <table:table-cell table:style-name="ce25" office:value-type="float" office:value="1337" calcext:value-type="float">
            <text:p>1337</text:p>
          </table:table-cell>
          <table:table-cell table:style-name="ce25" table:formula="of:=CUSTOMDEZINBIN(MOD([.B1339];2048))" office:value-type="string" office:string-value="10100111001" calcext:value-type="string">
            <text:p>10100111001</text:p>
          </table:table-cell>
          <table:table-cell table:formula="of:=DEC2HEX([.B1339];3)" office:value-type="string" office:string-value="539" calcext:value-type="string">
            <text:p>539</text:p>
          </table:table-cell>
          <table:table-cell table:formula="of:=MID([.A1339];1;4)" office:value-type="string" office:string-value="poet" calcext:value-type="string">
            <text:p>poe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oint</text:p>
          </table:table-cell>
          <table:table-cell table:style-name="ce25" office:value-type="float" office:value="1338" calcext:value-type="float">
            <text:p>1338</text:p>
          </table:table-cell>
          <table:table-cell table:style-name="ce25" table:formula="of:=CUSTOMDEZINBIN(MOD([.B1340];2048))" office:value-type="string" office:string-value="10100111010" calcext:value-type="string">
            <text:p>10100111010</text:p>
          </table:table-cell>
          <table:table-cell table:formula="of:=DEC2HEX([.B1340];3)" office:value-type="string" office:string-value="53A" calcext:value-type="string">
            <text:p>53A</text:p>
          </table:table-cell>
          <table:table-cell table:formula="of:=MID([.A1340];1;4)" office:value-type="string" office:string-value="poin" calcext:value-type="string">
            <text:p>poi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olar</text:p>
          </table:table-cell>
          <table:table-cell table:style-name="ce25" office:value-type="float" office:value="1339" calcext:value-type="float">
            <text:p>1339</text:p>
          </table:table-cell>
          <table:table-cell table:style-name="ce25" table:formula="of:=CUSTOMDEZINBIN(MOD([.B1341];2048))" office:value-type="string" office:string-value="10100111011" calcext:value-type="string">
            <text:p>10100111011</text:p>
          </table:table-cell>
          <table:table-cell table:formula="of:=DEC2HEX([.B1341];3)" office:value-type="string" office:string-value="53B" calcext:value-type="string">
            <text:p>53B</text:p>
          </table:table-cell>
          <table:table-cell table:formula="of:=MID([.A1341];1;4)" office:value-type="string" office:string-value="pola" calcext:value-type="string">
            <text:p>pol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ole</text:p>
          </table:table-cell>
          <table:table-cell table:style-name="ce25" office:value-type="float" office:value="1340" calcext:value-type="float">
            <text:p>1340</text:p>
          </table:table-cell>
          <table:table-cell table:style-name="ce25" table:formula="of:=CUSTOMDEZINBIN(MOD([.B1342];2048))" office:value-type="string" office:string-value="10100111100" calcext:value-type="string">
            <text:p>10100111100</text:p>
          </table:table-cell>
          <table:table-cell table:formula="of:=DEC2HEX([.B1342];3)" office:value-type="string" office:string-value="53C" calcext:value-type="string">
            <text:p>53C</text:p>
          </table:table-cell>
          <table:table-cell table:formula="of:=MID([.A1342];1;4)" office:value-type="string" office:string-value="pole" calcext:value-type="string">
            <text:p>pol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olice</text:p>
          </table:table-cell>
          <table:table-cell table:style-name="ce25" office:value-type="float" office:value="1341" calcext:value-type="float">
            <text:p>1341</text:p>
          </table:table-cell>
          <table:table-cell table:style-name="ce25" table:formula="of:=CUSTOMDEZINBIN(MOD([.B1343];2048))" office:value-type="string" office:string-value="10100111101" calcext:value-type="string">
            <text:p>10100111101</text:p>
          </table:table-cell>
          <table:table-cell table:formula="of:=DEC2HEX([.B1343];3)" office:value-type="string" office:string-value="53D" calcext:value-type="string">
            <text:p>53D</text:p>
          </table:table-cell>
          <table:table-cell table:formula="of:=MID([.A1343];1;4)" office:value-type="string" office:string-value="poli" calcext:value-type="string">
            <text:p>pol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ond</text:p>
          </table:table-cell>
          <table:table-cell table:style-name="ce25" office:value-type="float" office:value="1342" calcext:value-type="float">
            <text:p>1342</text:p>
          </table:table-cell>
          <table:table-cell table:style-name="ce25" table:formula="of:=CUSTOMDEZINBIN(MOD([.B1344];2048))" office:value-type="string" office:string-value="10100111110" calcext:value-type="string">
            <text:p>10100111110</text:p>
          </table:table-cell>
          <table:table-cell table:formula="of:=DEC2HEX([.B1344];3)" office:value-type="string" office:string-value="53E" calcext:value-type="string">
            <text:p>53E</text:p>
          </table:table-cell>
          <table:table-cell table:formula="of:=MID([.A1344];1;4)" office:value-type="string" office:string-value="pond" calcext:value-type="string">
            <text:p>pon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ony</text:p>
          </table:table-cell>
          <table:table-cell table:style-name="ce25" office:value-type="float" office:value="1343" calcext:value-type="float">
            <text:p>1343</text:p>
          </table:table-cell>
          <table:table-cell table:style-name="ce25" table:formula="of:=CUSTOMDEZINBIN(MOD([.B1345];2048))" office:value-type="string" office:string-value="10100111111" calcext:value-type="string">
            <text:p>10100111111</text:p>
          </table:table-cell>
          <table:table-cell table:formula="of:=DEC2HEX([.B1345];3)" office:value-type="string" office:string-value="53F" calcext:value-type="string">
            <text:p>53F</text:p>
          </table:table-cell>
          <table:table-cell table:formula="of:=MID([.A1345];1;4)" office:value-type="string" office:string-value="pony" calcext:value-type="string">
            <text:p>pon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ool</text:p>
          </table:table-cell>
          <table:table-cell table:style-name="ce25" office:value-type="float" office:value="1344" calcext:value-type="float">
            <text:p>1344</text:p>
          </table:table-cell>
          <table:table-cell table:style-name="ce25" table:formula="of:=CUSTOMDEZINBIN(MOD([.B1346];2048))" office:value-type="string" office:string-value="10101000000" calcext:value-type="string">
            <text:p>10101000000</text:p>
          </table:table-cell>
          <table:table-cell table:formula="of:=DEC2HEX([.B1346];3)" office:value-type="string" office:string-value="540" calcext:value-type="string">
            <text:p>540</text:p>
          </table:table-cell>
          <table:table-cell table:formula="of:=MID([.A1346];1;4)" office:value-type="string" office:string-value="pool" calcext:value-type="string">
            <text:p>poo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opular</text:p>
          </table:table-cell>
          <table:table-cell table:style-name="ce25" office:value-type="float" office:value="1345" calcext:value-type="float">
            <text:p>1345</text:p>
          </table:table-cell>
          <table:table-cell table:style-name="ce25" table:formula="of:=CUSTOMDEZINBIN(MOD([.B1347];2048))" office:value-type="string" office:string-value="10101000001" calcext:value-type="string">
            <text:p>10101000001</text:p>
          </table:table-cell>
          <table:table-cell table:formula="of:=DEC2HEX([.B1347];3)" office:value-type="string" office:string-value="541" calcext:value-type="string">
            <text:p>541</text:p>
          </table:table-cell>
          <table:table-cell table:formula="of:=MID([.A1347];1;4)" office:value-type="string" office:string-value="popu" calcext:value-type="string">
            <text:p>pop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ortion</text:p>
          </table:table-cell>
          <table:table-cell table:style-name="ce25" office:value-type="float" office:value="1346" calcext:value-type="float">
            <text:p>1346</text:p>
          </table:table-cell>
          <table:table-cell table:style-name="ce25" table:formula="of:=CUSTOMDEZINBIN(MOD([.B1348];2048))" office:value-type="string" office:string-value="10101000010" calcext:value-type="string">
            <text:p>10101000010</text:p>
          </table:table-cell>
          <table:table-cell table:formula="of:=DEC2HEX([.B1348];3)" office:value-type="string" office:string-value="542" calcext:value-type="string">
            <text:p>542</text:p>
          </table:table-cell>
          <table:table-cell table:formula="of:=MID([.A1348];1;4)" office:value-type="string" office:string-value="port" calcext:value-type="string">
            <text:p>por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osition</text:p>
          </table:table-cell>
          <table:table-cell table:style-name="ce25" office:value-type="float" office:value="1347" calcext:value-type="float">
            <text:p>1347</text:p>
          </table:table-cell>
          <table:table-cell table:style-name="ce25" table:formula="of:=CUSTOMDEZINBIN(MOD([.B1349];2048))" office:value-type="string" office:string-value="10101000011" calcext:value-type="string">
            <text:p>10101000011</text:p>
          </table:table-cell>
          <table:table-cell table:formula="of:=DEC2HEX([.B1349];3)" office:value-type="string" office:string-value="543" calcext:value-type="string">
            <text:p>543</text:p>
          </table:table-cell>
          <table:table-cell table:formula="of:=MID([.A1349];1;4)" office:value-type="string" office:string-value="posi" calcext:value-type="string">
            <text:p>pos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ossible</text:p>
          </table:table-cell>
          <table:table-cell table:style-name="ce25" office:value-type="float" office:value="1348" calcext:value-type="float">
            <text:p>1348</text:p>
          </table:table-cell>
          <table:table-cell table:style-name="ce25" table:formula="of:=CUSTOMDEZINBIN(MOD([.B1350];2048))" office:value-type="string" office:string-value="10101000100" calcext:value-type="string">
            <text:p>10101000100</text:p>
          </table:table-cell>
          <table:table-cell table:formula="of:=DEC2HEX([.B1350];3)" office:value-type="string" office:string-value="544" calcext:value-type="string">
            <text:p>544</text:p>
          </table:table-cell>
          <table:table-cell table:formula="of:=MID([.A1350];1;4)" office:value-type="string" office:string-value="poss" calcext:value-type="string">
            <text:p>pos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ost</text:p>
          </table:table-cell>
          <table:table-cell table:style-name="ce25" office:value-type="float" office:value="1349" calcext:value-type="float">
            <text:p>1349</text:p>
          </table:table-cell>
          <table:table-cell table:style-name="ce25" table:formula="of:=CUSTOMDEZINBIN(MOD([.B1351];2048))" office:value-type="string" office:string-value="10101000101" calcext:value-type="string">
            <text:p>10101000101</text:p>
          </table:table-cell>
          <table:table-cell table:formula="of:=DEC2HEX([.B1351];3)" office:value-type="string" office:string-value="545" calcext:value-type="string">
            <text:p>545</text:p>
          </table:table-cell>
          <table:table-cell table:formula="of:=MID([.A1351];1;4)" office:value-type="string" office:string-value="post" calcext:value-type="string">
            <text:p>po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otato</text:p>
          </table:table-cell>
          <table:table-cell table:style-name="ce25" office:value-type="float" office:value="1350" calcext:value-type="float">
            <text:p>1350</text:p>
          </table:table-cell>
          <table:table-cell table:style-name="ce25" table:formula="of:=CUSTOMDEZINBIN(MOD([.B1352];2048))" office:value-type="string" office:string-value="10101000110" calcext:value-type="string">
            <text:p>10101000110</text:p>
          </table:table-cell>
          <table:table-cell table:formula="of:=DEC2HEX([.B1352];3)" office:value-type="string" office:string-value="546" calcext:value-type="string">
            <text:p>546</text:p>
          </table:table-cell>
          <table:table-cell table:formula="of:=MID([.A1352];1;4)" office:value-type="string" office:string-value="pota" calcext:value-type="string">
            <text:p>pot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ottery</text:p>
          </table:table-cell>
          <table:table-cell table:style-name="ce25" office:value-type="float" office:value="1351" calcext:value-type="float">
            <text:p>1351</text:p>
          </table:table-cell>
          <table:table-cell table:style-name="ce25" table:formula="of:=CUSTOMDEZINBIN(MOD([.B1353];2048))" office:value-type="string" office:string-value="10101000111" calcext:value-type="string">
            <text:p>10101000111</text:p>
          </table:table-cell>
          <table:table-cell table:formula="of:=DEC2HEX([.B1353];3)" office:value-type="string" office:string-value="547" calcext:value-type="string">
            <text:p>547</text:p>
          </table:table-cell>
          <table:table-cell table:formula="of:=MID([.A1353];1;4)" office:value-type="string" office:string-value="pott" calcext:value-type="string">
            <text:p>pot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overty</text:p>
          </table:table-cell>
          <table:table-cell table:style-name="ce25" office:value-type="float" office:value="1352" calcext:value-type="float">
            <text:p>1352</text:p>
          </table:table-cell>
          <table:table-cell table:style-name="ce25" table:formula="of:=CUSTOMDEZINBIN(MOD([.B1354];2048))" office:value-type="string" office:string-value="10101001000" calcext:value-type="string">
            <text:p>10101001000</text:p>
          </table:table-cell>
          <table:table-cell table:formula="of:=DEC2HEX([.B1354];3)" office:value-type="string" office:string-value="548" calcext:value-type="string">
            <text:p>548</text:p>
          </table:table-cell>
          <table:table-cell table:formula="of:=MID([.A1354];1;4)" office:value-type="string" office:string-value="pove" calcext:value-type="string">
            <text:p>pov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owder</text:p>
          </table:table-cell>
          <table:table-cell table:style-name="ce25" office:value-type="float" office:value="1353" calcext:value-type="float">
            <text:p>1353</text:p>
          </table:table-cell>
          <table:table-cell table:style-name="ce25" table:formula="of:=CUSTOMDEZINBIN(MOD([.B1355];2048))" office:value-type="string" office:string-value="10101001001" calcext:value-type="string">
            <text:p>10101001001</text:p>
          </table:table-cell>
          <table:table-cell table:formula="of:=DEC2HEX([.B1355];3)" office:value-type="string" office:string-value="549" calcext:value-type="string">
            <text:p>549</text:p>
          </table:table-cell>
          <table:table-cell table:formula="of:=MID([.A1355];1;4)" office:value-type="string" office:string-value="powd" calcext:value-type="string">
            <text:p>pow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ower</text:p>
          </table:table-cell>
          <table:table-cell table:style-name="ce25" office:value-type="float" office:value="1354" calcext:value-type="float">
            <text:p>1354</text:p>
          </table:table-cell>
          <table:table-cell table:style-name="ce25" table:formula="of:=CUSTOMDEZINBIN(MOD([.B1356];2048))" office:value-type="string" office:string-value="10101001010" calcext:value-type="string">
            <text:p>10101001010</text:p>
          </table:table-cell>
          <table:table-cell table:formula="of:=DEC2HEX([.B1356];3)" office:value-type="string" office:string-value="54A" calcext:value-type="string">
            <text:p>54A</text:p>
          </table:table-cell>
          <table:table-cell table:formula="of:=MID([.A1356];1;4)" office:value-type="string" office:string-value="powe" calcext:value-type="string">
            <text:p>pow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ractice</text:p>
          </table:table-cell>
          <table:table-cell table:style-name="ce25" office:value-type="float" office:value="1355" calcext:value-type="float">
            <text:p>1355</text:p>
          </table:table-cell>
          <table:table-cell table:style-name="ce25" table:formula="of:=CUSTOMDEZINBIN(MOD([.B1357];2048))" office:value-type="string" office:string-value="10101001011" calcext:value-type="string">
            <text:p>10101001011</text:p>
          </table:table-cell>
          <table:table-cell table:formula="of:=DEC2HEX([.B1357];3)" office:value-type="string" office:string-value="54B" calcext:value-type="string">
            <text:p>54B</text:p>
          </table:table-cell>
          <table:table-cell table:formula="of:=MID([.A1357];1;4)" office:value-type="string" office:string-value="prac" calcext:value-type="string">
            <text:p>pra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raise</text:p>
          </table:table-cell>
          <table:table-cell table:style-name="ce25" office:value-type="float" office:value="1356" calcext:value-type="float">
            <text:p>1356</text:p>
          </table:table-cell>
          <table:table-cell table:style-name="ce25" table:formula="of:=CUSTOMDEZINBIN(MOD([.B1358];2048))" office:value-type="string" office:string-value="10101001100" calcext:value-type="string">
            <text:p>10101001100</text:p>
          </table:table-cell>
          <table:table-cell table:formula="of:=DEC2HEX([.B1358];3)" office:value-type="string" office:string-value="54C" calcext:value-type="string">
            <text:p>54C</text:p>
          </table:table-cell>
          <table:table-cell table:formula="of:=MID([.A1358];1;4)" office:value-type="string" office:string-value="prai" calcext:value-type="string">
            <text:p>pra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redict</text:p>
          </table:table-cell>
          <table:table-cell table:style-name="ce25" office:value-type="float" office:value="1357" calcext:value-type="float">
            <text:p>1357</text:p>
          </table:table-cell>
          <table:table-cell table:style-name="ce25" table:formula="of:=CUSTOMDEZINBIN(MOD([.B1359];2048))" office:value-type="string" office:string-value="10101001101" calcext:value-type="string">
            <text:p>10101001101</text:p>
          </table:table-cell>
          <table:table-cell table:formula="of:=DEC2HEX([.B1359];3)" office:value-type="string" office:string-value="54D" calcext:value-type="string">
            <text:p>54D</text:p>
          </table:table-cell>
          <table:table-cell table:formula="of:=MID([.A1359];1;4)" office:value-type="string" office:string-value="pred" calcext:value-type="string">
            <text:p>pre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refer</text:p>
          </table:table-cell>
          <table:table-cell table:style-name="ce25" office:value-type="float" office:value="1358" calcext:value-type="float">
            <text:p>1358</text:p>
          </table:table-cell>
          <table:table-cell table:style-name="ce25" table:formula="of:=CUSTOMDEZINBIN(MOD([.B1360];2048))" office:value-type="string" office:string-value="10101001110" calcext:value-type="string">
            <text:p>10101001110</text:p>
          </table:table-cell>
          <table:table-cell table:formula="of:=DEC2HEX([.B1360];3)" office:value-type="string" office:string-value="54E" calcext:value-type="string">
            <text:p>54E</text:p>
          </table:table-cell>
          <table:table-cell table:formula="of:=MID([.A1360];1;4)" office:value-type="string" office:string-value="pref" calcext:value-type="string">
            <text:p>pre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repare</text:p>
          </table:table-cell>
          <table:table-cell table:style-name="ce25" office:value-type="float" office:value="1359" calcext:value-type="float">
            <text:p>1359</text:p>
          </table:table-cell>
          <table:table-cell table:style-name="ce25" table:formula="of:=CUSTOMDEZINBIN(MOD([.B1361];2048))" office:value-type="string" office:string-value="10101001111" calcext:value-type="string">
            <text:p>10101001111</text:p>
          </table:table-cell>
          <table:table-cell table:formula="of:=DEC2HEX([.B1361];3)" office:value-type="string" office:string-value="54F" calcext:value-type="string">
            <text:p>54F</text:p>
          </table:table-cell>
          <table:table-cell table:formula="of:=MID([.A1361];1;4)" office:value-type="string" office:string-value="prep" calcext:value-type="string">
            <text:p>pre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resent</text:p>
          </table:table-cell>
          <table:table-cell table:style-name="ce25" office:value-type="float" office:value="1360" calcext:value-type="float">
            <text:p>1360</text:p>
          </table:table-cell>
          <table:table-cell table:style-name="ce25" table:formula="of:=CUSTOMDEZINBIN(MOD([.B1362];2048))" office:value-type="string" office:string-value="10101010000" calcext:value-type="string">
            <text:p>10101010000</text:p>
          </table:table-cell>
          <table:table-cell table:formula="of:=DEC2HEX([.B1362];3)" office:value-type="string" office:string-value="550" calcext:value-type="string">
            <text:p>550</text:p>
          </table:table-cell>
          <table:table-cell table:formula="of:=MID([.A1362];1;4)" office:value-type="string" office:string-value="pres" calcext:value-type="string">
            <text:p>pre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retty</text:p>
          </table:table-cell>
          <table:table-cell table:style-name="ce25" office:value-type="float" office:value="1361" calcext:value-type="float">
            <text:p>1361</text:p>
          </table:table-cell>
          <table:table-cell table:style-name="ce25" table:formula="of:=CUSTOMDEZINBIN(MOD([.B1363];2048))" office:value-type="string" office:string-value="10101010001" calcext:value-type="string">
            <text:p>10101010001</text:p>
          </table:table-cell>
          <table:table-cell table:formula="of:=DEC2HEX([.B1363];3)" office:value-type="string" office:string-value="551" calcext:value-type="string">
            <text:p>551</text:p>
          </table:table-cell>
          <table:table-cell table:formula="of:=MID([.A1363];1;4)" office:value-type="string" office:string-value="pret" calcext:value-type="string">
            <text:p>pre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revent</text:p>
          </table:table-cell>
          <table:table-cell table:style-name="ce25" office:value-type="float" office:value="1362" calcext:value-type="float">
            <text:p>1362</text:p>
          </table:table-cell>
          <table:table-cell table:style-name="ce25" table:formula="of:=CUSTOMDEZINBIN(MOD([.B1364];2048))" office:value-type="string" office:string-value="10101010010" calcext:value-type="string">
            <text:p>10101010010</text:p>
          </table:table-cell>
          <table:table-cell table:formula="of:=DEC2HEX([.B1364];3)" office:value-type="string" office:string-value="552" calcext:value-type="string">
            <text:p>552</text:p>
          </table:table-cell>
          <table:table-cell table:formula="of:=MID([.A1364];1;4)" office:value-type="string" office:string-value="prev" calcext:value-type="string">
            <text:p>prev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rice</text:p>
          </table:table-cell>
          <table:table-cell table:style-name="ce25" office:value-type="float" office:value="1363" calcext:value-type="float">
            <text:p>1363</text:p>
          </table:table-cell>
          <table:table-cell table:style-name="ce25" table:formula="of:=CUSTOMDEZINBIN(MOD([.B1365];2048))" office:value-type="string" office:string-value="10101010011" calcext:value-type="string">
            <text:p>10101010011</text:p>
          </table:table-cell>
          <table:table-cell table:formula="of:=DEC2HEX([.B1365];3)" office:value-type="string" office:string-value="553" calcext:value-type="string">
            <text:p>553</text:p>
          </table:table-cell>
          <table:table-cell table:formula="of:=MID([.A1365];1;4)" office:value-type="string" office:string-value="pric" calcext:value-type="string">
            <text:p>pri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ride</text:p>
          </table:table-cell>
          <table:table-cell table:style-name="ce25" office:value-type="float" office:value="1364" calcext:value-type="float">
            <text:p>1364</text:p>
          </table:table-cell>
          <table:table-cell table:style-name="ce25" table:formula="of:=CUSTOMDEZINBIN(MOD([.B1366];2048))" office:value-type="string" office:string-value="10101010100" calcext:value-type="string">
            <text:p>10101010100</text:p>
          </table:table-cell>
          <table:table-cell table:formula="of:=DEC2HEX([.B1366];3)" office:value-type="string" office:string-value="554" calcext:value-type="string">
            <text:p>554</text:p>
          </table:table-cell>
          <table:table-cell table:formula="of:=MID([.A1366];1;4)" office:value-type="string" office:string-value="prid" calcext:value-type="string">
            <text:p>pri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rimary</text:p>
          </table:table-cell>
          <table:table-cell table:style-name="ce25" office:value-type="float" office:value="1365" calcext:value-type="float">
            <text:p>1365</text:p>
          </table:table-cell>
          <table:table-cell table:style-name="ce25" table:formula="of:=CUSTOMDEZINBIN(MOD([.B1367];2048))" office:value-type="string" office:string-value="10101010101" calcext:value-type="string">
            <text:p>10101010101</text:p>
          </table:table-cell>
          <table:table-cell table:formula="of:=DEC2HEX([.B1367];3)" office:value-type="string" office:string-value="555" calcext:value-type="string">
            <text:p>555</text:p>
          </table:table-cell>
          <table:table-cell table:formula="of:=MID([.A1367];1;4)" office:value-type="string" office:string-value="prim" calcext:value-type="string">
            <text:p>pri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rint</text:p>
          </table:table-cell>
          <table:table-cell table:style-name="ce25" office:value-type="float" office:value="1366" calcext:value-type="float">
            <text:p>1366</text:p>
          </table:table-cell>
          <table:table-cell table:style-name="ce25" table:formula="of:=CUSTOMDEZINBIN(MOD([.B1368];2048))" office:value-type="string" office:string-value="10101010110" calcext:value-type="string">
            <text:p>10101010110</text:p>
          </table:table-cell>
          <table:table-cell table:formula="of:=DEC2HEX([.B1368];3)" office:value-type="string" office:string-value="556" calcext:value-type="string">
            <text:p>556</text:p>
          </table:table-cell>
          <table:table-cell table:formula="of:=MID([.A1368];1;4)" office:value-type="string" office:string-value="prin" calcext:value-type="string">
            <text:p>pri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riority</text:p>
          </table:table-cell>
          <table:table-cell table:style-name="ce25" office:value-type="float" office:value="1367" calcext:value-type="float">
            <text:p>1367</text:p>
          </table:table-cell>
          <table:table-cell table:style-name="ce25" table:formula="of:=CUSTOMDEZINBIN(MOD([.B1369];2048))" office:value-type="string" office:string-value="10101010111" calcext:value-type="string">
            <text:p>10101010111</text:p>
          </table:table-cell>
          <table:table-cell table:formula="of:=DEC2HEX([.B1369];3)" office:value-type="string" office:string-value="557" calcext:value-type="string">
            <text:p>557</text:p>
          </table:table-cell>
          <table:table-cell table:formula="of:=MID([.A1369];1;4)" office:value-type="string" office:string-value="prio" calcext:value-type="string">
            <text:p>pri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rison</text:p>
          </table:table-cell>
          <table:table-cell table:style-name="ce25" office:value-type="float" office:value="1368" calcext:value-type="float">
            <text:p>1368</text:p>
          </table:table-cell>
          <table:table-cell table:style-name="ce25" table:formula="of:=CUSTOMDEZINBIN(MOD([.B1370];2048))" office:value-type="string" office:string-value="10101011000" calcext:value-type="string">
            <text:p>10101011000</text:p>
          </table:table-cell>
          <table:table-cell table:formula="of:=DEC2HEX([.B1370];3)" office:value-type="string" office:string-value="558" calcext:value-type="string">
            <text:p>558</text:p>
          </table:table-cell>
          <table:table-cell table:formula="of:=MID([.A1370];1;4)" office:value-type="string" office:string-value="pris" calcext:value-type="string">
            <text:p>pri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rivate</text:p>
          </table:table-cell>
          <table:table-cell table:style-name="ce25" office:value-type="float" office:value="1369" calcext:value-type="float">
            <text:p>1369</text:p>
          </table:table-cell>
          <table:table-cell table:style-name="ce25" table:formula="of:=CUSTOMDEZINBIN(MOD([.B1371];2048))" office:value-type="string" office:string-value="10101011001" calcext:value-type="string">
            <text:p>10101011001</text:p>
          </table:table-cell>
          <table:table-cell table:formula="of:=DEC2HEX([.B1371];3)" office:value-type="string" office:string-value="559" calcext:value-type="string">
            <text:p>559</text:p>
          </table:table-cell>
          <table:table-cell table:formula="of:=MID([.A1371];1;4)" office:value-type="string" office:string-value="priv" calcext:value-type="string">
            <text:p>priv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rize</text:p>
          </table:table-cell>
          <table:table-cell table:style-name="ce25" office:value-type="float" office:value="1370" calcext:value-type="float">
            <text:p>1370</text:p>
          </table:table-cell>
          <table:table-cell table:style-name="ce25" table:formula="of:=CUSTOMDEZINBIN(MOD([.B1372];2048))" office:value-type="string" office:string-value="10101011010" calcext:value-type="string">
            <text:p>10101011010</text:p>
          </table:table-cell>
          <table:table-cell table:formula="of:=DEC2HEX([.B1372];3)" office:value-type="string" office:string-value="55A" calcext:value-type="string">
            <text:p>55A</text:p>
          </table:table-cell>
          <table:table-cell table:formula="of:=MID([.A1372];1;4)" office:value-type="string" office:string-value="priz" calcext:value-type="string">
            <text:p>priz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roblem</text:p>
          </table:table-cell>
          <table:table-cell table:style-name="ce25" office:value-type="float" office:value="1371" calcext:value-type="float">
            <text:p>1371</text:p>
          </table:table-cell>
          <table:table-cell table:style-name="ce25" table:formula="of:=CUSTOMDEZINBIN(MOD([.B1373];2048))" office:value-type="string" office:string-value="10101011011" calcext:value-type="string">
            <text:p>10101011011</text:p>
          </table:table-cell>
          <table:table-cell table:formula="of:=DEC2HEX([.B1373];3)" office:value-type="string" office:string-value="55B" calcext:value-type="string">
            <text:p>55B</text:p>
          </table:table-cell>
          <table:table-cell table:formula="of:=MID([.A1373];1;4)" office:value-type="string" office:string-value="prob" calcext:value-type="string">
            <text:p>pro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rocess</text:p>
          </table:table-cell>
          <table:table-cell table:style-name="ce25" office:value-type="float" office:value="1372" calcext:value-type="float">
            <text:p>1372</text:p>
          </table:table-cell>
          <table:table-cell table:style-name="ce25" table:formula="of:=CUSTOMDEZINBIN(MOD([.B1374];2048))" office:value-type="string" office:string-value="10101011100" calcext:value-type="string">
            <text:p>10101011100</text:p>
          </table:table-cell>
          <table:table-cell table:formula="of:=DEC2HEX([.B1374];3)" office:value-type="string" office:string-value="55C" calcext:value-type="string">
            <text:p>55C</text:p>
          </table:table-cell>
          <table:table-cell table:formula="of:=MID([.A1374];1;4)" office:value-type="string" office:string-value="proc" calcext:value-type="string">
            <text:p>pro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roduce</text:p>
          </table:table-cell>
          <table:table-cell table:style-name="ce25" office:value-type="float" office:value="1373" calcext:value-type="float">
            <text:p>1373</text:p>
          </table:table-cell>
          <table:table-cell table:style-name="ce25" table:formula="of:=CUSTOMDEZINBIN(MOD([.B1375];2048))" office:value-type="string" office:string-value="10101011101" calcext:value-type="string">
            <text:p>10101011101</text:p>
          </table:table-cell>
          <table:table-cell table:formula="of:=DEC2HEX([.B1375];3)" office:value-type="string" office:string-value="55D" calcext:value-type="string">
            <text:p>55D</text:p>
          </table:table-cell>
          <table:table-cell table:formula="of:=MID([.A1375];1;4)" office:value-type="string" office:string-value="prod" calcext:value-type="string">
            <text:p>pro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rofit</text:p>
          </table:table-cell>
          <table:table-cell table:style-name="ce25" office:value-type="float" office:value="1374" calcext:value-type="float">
            <text:p>1374</text:p>
          </table:table-cell>
          <table:table-cell table:style-name="ce25" table:formula="of:=CUSTOMDEZINBIN(MOD([.B1376];2048))" office:value-type="string" office:string-value="10101011110" calcext:value-type="string">
            <text:p>10101011110</text:p>
          </table:table-cell>
          <table:table-cell table:formula="of:=DEC2HEX([.B1376];3)" office:value-type="string" office:string-value="55E" calcext:value-type="string">
            <text:p>55E</text:p>
          </table:table-cell>
          <table:table-cell table:formula="of:=MID([.A1376];1;4)" office:value-type="string" office:string-value="prof" calcext:value-type="string">
            <text:p>pro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rogram</text:p>
          </table:table-cell>
          <table:table-cell table:style-name="ce25" office:value-type="float" office:value="1375" calcext:value-type="float">
            <text:p>1375</text:p>
          </table:table-cell>
          <table:table-cell table:style-name="ce25" table:formula="of:=CUSTOMDEZINBIN(MOD([.B1377];2048))" office:value-type="string" office:string-value="10101011111" calcext:value-type="string">
            <text:p>10101011111</text:p>
          </table:table-cell>
          <table:table-cell table:formula="of:=DEC2HEX([.B1377];3)" office:value-type="string" office:string-value="55F" calcext:value-type="string">
            <text:p>55F</text:p>
          </table:table-cell>
          <table:table-cell table:formula="of:=MID([.A1377];1;4)" office:value-type="string" office:string-value="prog" calcext:value-type="string">
            <text:p>pro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roject</text:p>
          </table:table-cell>
          <table:table-cell table:style-name="ce25" office:value-type="float" office:value="1376" calcext:value-type="float">
            <text:p>1376</text:p>
          </table:table-cell>
          <table:table-cell table:style-name="ce25" table:formula="of:=CUSTOMDEZINBIN(MOD([.B1378];2048))" office:value-type="string" office:string-value="10101100000" calcext:value-type="string">
            <text:p>10101100000</text:p>
          </table:table-cell>
          <table:table-cell table:formula="of:=DEC2HEX([.B1378];3)" office:value-type="string" office:string-value="560" calcext:value-type="string">
            <text:p>560</text:p>
          </table:table-cell>
          <table:table-cell table:formula="of:=MID([.A1378];1;4)" office:value-type="string" office:string-value="proj" calcext:value-type="string">
            <text:p>proj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romote</text:p>
          </table:table-cell>
          <table:table-cell table:style-name="ce25" office:value-type="float" office:value="1377" calcext:value-type="float">
            <text:p>1377</text:p>
          </table:table-cell>
          <table:table-cell table:style-name="ce25" table:formula="of:=CUSTOMDEZINBIN(MOD([.B1379];2048))" office:value-type="string" office:string-value="10101100001" calcext:value-type="string">
            <text:p>10101100001</text:p>
          </table:table-cell>
          <table:table-cell table:formula="of:=DEC2HEX([.B1379];3)" office:value-type="string" office:string-value="561" calcext:value-type="string">
            <text:p>561</text:p>
          </table:table-cell>
          <table:table-cell table:formula="of:=MID([.A1379];1;4)" office:value-type="string" office:string-value="prom" calcext:value-type="string">
            <text:p>pro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roof</text:p>
          </table:table-cell>
          <table:table-cell table:style-name="ce25" office:value-type="float" office:value="1378" calcext:value-type="float">
            <text:p>1378</text:p>
          </table:table-cell>
          <table:table-cell table:style-name="ce25" table:formula="of:=CUSTOMDEZINBIN(MOD([.B1380];2048))" office:value-type="string" office:string-value="10101100010" calcext:value-type="string">
            <text:p>10101100010</text:p>
          </table:table-cell>
          <table:table-cell table:formula="of:=DEC2HEX([.B1380];3)" office:value-type="string" office:string-value="562" calcext:value-type="string">
            <text:p>562</text:p>
          </table:table-cell>
          <table:table-cell table:formula="of:=MID([.A1380];1;4)" office:value-type="string" office:string-value="proo" calcext:value-type="string">
            <text:p>pro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roperty</text:p>
          </table:table-cell>
          <table:table-cell table:style-name="ce25" office:value-type="float" office:value="1379" calcext:value-type="float">
            <text:p>1379</text:p>
          </table:table-cell>
          <table:table-cell table:style-name="ce25" table:formula="of:=CUSTOMDEZINBIN(MOD([.B1381];2048))" office:value-type="string" office:string-value="10101100011" calcext:value-type="string">
            <text:p>10101100011</text:p>
          </table:table-cell>
          <table:table-cell table:formula="of:=DEC2HEX([.B1381];3)" office:value-type="string" office:string-value="563" calcext:value-type="string">
            <text:p>563</text:p>
          </table:table-cell>
          <table:table-cell table:formula="of:=MID([.A1381];1;4)" office:value-type="string" office:string-value="prop" calcext:value-type="string">
            <text:p>pro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rosper</text:p>
          </table:table-cell>
          <table:table-cell table:style-name="ce25" office:value-type="float" office:value="1380" calcext:value-type="float">
            <text:p>1380</text:p>
          </table:table-cell>
          <table:table-cell table:style-name="ce25" table:formula="of:=CUSTOMDEZINBIN(MOD([.B1382];2048))" office:value-type="string" office:string-value="10101100100" calcext:value-type="string">
            <text:p>10101100100</text:p>
          </table:table-cell>
          <table:table-cell table:formula="of:=DEC2HEX([.B1382];3)" office:value-type="string" office:string-value="564" calcext:value-type="string">
            <text:p>564</text:p>
          </table:table-cell>
          <table:table-cell table:formula="of:=MID([.A1382];1;4)" office:value-type="string" office:string-value="pros" calcext:value-type="string">
            <text:p>pro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rotect</text:p>
          </table:table-cell>
          <table:table-cell table:style-name="ce25" office:value-type="float" office:value="1381" calcext:value-type="float">
            <text:p>1381</text:p>
          </table:table-cell>
          <table:table-cell table:style-name="ce25" table:formula="of:=CUSTOMDEZINBIN(MOD([.B1383];2048))" office:value-type="string" office:string-value="10101100101" calcext:value-type="string">
            <text:p>10101100101</text:p>
          </table:table-cell>
          <table:table-cell table:formula="of:=DEC2HEX([.B1383];3)" office:value-type="string" office:string-value="565" calcext:value-type="string">
            <text:p>565</text:p>
          </table:table-cell>
          <table:table-cell table:formula="of:=MID([.A1383];1;4)" office:value-type="string" office:string-value="prot" calcext:value-type="string">
            <text:p>pro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roud</text:p>
          </table:table-cell>
          <table:table-cell table:style-name="ce25" office:value-type="float" office:value="1382" calcext:value-type="float">
            <text:p>1382</text:p>
          </table:table-cell>
          <table:table-cell table:style-name="ce25" table:formula="of:=CUSTOMDEZINBIN(MOD([.B1384];2048))" office:value-type="string" office:string-value="10101100110" calcext:value-type="string">
            <text:p>10101100110</text:p>
          </table:table-cell>
          <table:table-cell table:formula="of:=DEC2HEX([.B1384];3)" office:value-type="string" office:string-value="566" calcext:value-type="string">
            <text:p>566</text:p>
          </table:table-cell>
          <table:table-cell table:formula="of:=MID([.A1384];1;4)" office:value-type="string" office:string-value="prou" calcext:value-type="string">
            <text:p>pro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rovide</text:p>
          </table:table-cell>
          <table:table-cell table:style-name="ce25" office:value-type="float" office:value="1383" calcext:value-type="float">
            <text:p>1383</text:p>
          </table:table-cell>
          <table:table-cell table:style-name="ce25" table:formula="of:=CUSTOMDEZINBIN(MOD([.B1385];2048))" office:value-type="string" office:string-value="10101100111" calcext:value-type="string">
            <text:p>10101100111</text:p>
          </table:table-cell>
          <table:table-cell table:formula="of:=DEC2HEX([.B1385];3)" office:value-type="string" office:string-value="567" calcext:value-type="string">
            <text:p>567</text:p>
          </table:table-cell>
          <table:table-cell table:formula="of:=MID([.A1385];1;4)" office:value-type="string" office:string-value="prov" calcext:value-type="string">
            <text:p>prov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ublic</text:p>
          </table:table-cell>
          <table:table-cell table:style-name="ce25" office:value-type="float" office:value="1384" calcext:value-type="float">
            <text:p>1384</text:p>
          </table:table-cell>
          <table:table-cell table:style-name="ce25" table:formula="of:=CUSTOMDEZINBIN(MOD([.B1386];2048))" office:value-type="string" office:string-value="10101101000" calcext:value-type="string">
            <text:p>10101101000</text:p>
          </table:table-cell>
          <table:table-cell table:formula="of:=DEC2HEX([.B1386];3)" office:value-type="string" office:string-value="568" calcext:value-type="string">
            <text:p>568</text:p>
          </table:table-cell>
          <table:table-cell table:formula="of:=MID([.A1386];1;4)" office:value-type="string" office:string-value="publ" calcext:value-type="string">
            <text:p>pub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udding</text:p>
          </table:table-cell>
          <table:table-cell table:style-name="ce25" office:value-type="float" office:value="1385" calcext:value-type="float">
            <text:p>1385</text:p>
          </table:table-cell>
          <table:table-cell table:style-name="ce25" table:formula="of:=CUSTOMDEZINBIN(MOD([.B1387];2048))" office:value-type="string" office:string-value="10101101001" calcext:value-type="string">
            <text:p>10101101001</text:p>
          </table:table-cell>
          <table:table-cell table:formula="of:=DEC2HEX([.B1387];3)" office:value-type="string" office:string-value="569" calcext:value-type="string">
            <text:p>569</text:p>
          </table:table-cell>
          <table:table-cell table:formula="of:=MID([.A1387];1;4)" office:value-type="string" office:string-value="pudd" calcext:value-type="string">
            <text:p>pud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ull</text:p>
          </table:table-cell>
          <table:table-cell table:style-name="ce25" office:value-type="float" office:value="1386" calcext:value-type="float">
            <text:p>1386</text:p>
          </table:table-cell>
          <table:table-cell table:style-name="ce25" table:formula="of:=CUSTOMDEZINBIN(MOD([.B1388];2048))" office:value-type="string" office:string-value="10101101010" calcext:value-type="string">
            <text:p>10101101010</text:p>
          </table:table-cell>
          <table:table-cell table:formula="of:=DEC2HEX([.B1388];3)" office:value-type="string" office:string-value="56A" calcext:value-type="string">
            <text:p>56A</text:p>
          </table:table-cell>
          <table:table-cell table:formula="of:=MID([.A1388];1;4)" office:value-type="string" office:string-value="pull" calcext:value-type="string">
            <text:p>pul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ulp</text:p>
          </table:table-cell>
          <table:table-cell table:style-name="ce25" office:value-type="float" office:value="1387" calcext:value-type="float">
            <text:p>1387</text:p>
          </table:table-cell>
          <table:table-cell table:style-name="ce25" table:formula="of:=CUSTOMDEZINBIN(MOD([.B1389];2048))" office:value-type="string" office:string-value="10101101011" calcext:value-type="string">
            <text:p>10101101011</text:p>
          </table:table-cell>
          <table:table-cell table:formula="of:=DEC2HEX([.B1389];3)" office:value-type="string" office:string-value="56B" calcext:value-type="string">
            <text:p>56B</text:p>
          </table:table-cell>
          <table:table-cell table:formula="of:=MID([.A1389];1;4)" office:value-type="string" office:string-value="pulp" calcext:value-type="string">
            <text:p>pul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ulse</text:p>
          </table:table-cell>
          <table:table-cell table:style-name="ce25" office:value-type="float" office:value="1388" calcext:value-type="float">
            <text:p>1388</text:p>
          </table:table-cell>
          <table:table-cell table:style-name="ce25" table:formula="of:=CUSTOMDEZINBIN(MOD([.B1390];2048))" office:value-type="string" office:string-value="10101101100" calcext:value-type="string">
            <text:p>10101101100</text:p>
          </table:table-cell>
          <table:table-cell table:formula="of:=DEC2HEX([.B1390];3)" office:value-type="string" office:string-value="56C" calcext:value-type="string">
            <text:p>56C</text:p>
          </table:table-cell>
          <table:table-cell table:formula="of:=MID([.A1390];1;4)" office:value-type="string" office:string-value="puls" calcext:value-type="string">
            <text:p>pul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umpkin</text:p>
          </table:table-cell>
          <table:table-cell table:style-name="ce25" office:value-type="float" office:value="1389" calcext:value-type="float">
            <text:p>1389</text:p>
          </table:table-cell>
          <table:table-cell table:style-name="ce25" table:formula="of:=CUSTOMDEZINBIN(MOD([.B1391];2048))" office:value-type="string" office:string-value="10101101101" calcext:value-type="string">
            <text:p>10101101101</text:p>
          </table:table-cell>
          <table:table-cell table:formula="of:=DEC2HEX([.B1391];3)" office:value-type="string" office:string-value="56D" calcext:value-type="string">
            <text:p>56D</text:p>
          </table:table-cell>
          <table:table-cell table:formula="of:=MID([.A1391];1;4)" office:value-type="string" office:string-value="pump" calcext:value-type="string">
            <text:p>pum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unch</text:p>
          </table:table-cell>
          <table:table-cell table:style-name="ce25" office:value-type="float" office:value="1390" calcext:value-type="float">
            <text:p>1390</text:p>
          </table:table-cell>
          <table:table-cell table:style-name="ce25" table:formula="of:=CUSTOMDEZINBIN(MOD([.B1392];2048))" office:value-type="string" office:string-value="10101101110" calcext:value-type="string">
            <text:p>10101101110</text:p>
          </table:table-cell>
          <table:table-cell table:formula="of:=DEC2HEX([.B1392];3)" office:value-type="string" office:string-value="56E" calcext:value-type="string">
            <text:p>56E</text:p>
          </table:table-cell>
          <table:table-cell table:formula="of:=MID([.A1392];1;4)" office:value-type="string" office:string-value="punc" calcext:value-type="string">
            <text:p>pun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upil</text:p>
          </table:table-cell>
          <table:table-cell table:style-name="ce25" office:value-type="float" office:value="1391" calcext:value-type="float">
            <text:p>1391</text:p>
          </table:table-cell>
          <table:table-cell table:style-name="ce25" table:formula="of:=CUSTOMDEZINBIN(MOD([.B1393];2048))" office:value-type="string" office:string-value="10101101111" calcext:value-type="string">
            <text:p>10101101111</text:p>
          </table:table-cell>
          <table:table-cell table:formula="of:=DEC2HEX([.B1393];3)" office:value-type="string" office:string-value="56F" calcext:value-type="string">
            <text:p>56F</text:p>
          </table:table-cell>
          <table:table-cell table:formula="of:=MID([.A1393];1;4)" office:value-type="string" office:string-value="pupi" calcext:value-type="string">
            <text:p>pup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uppy</text:p>
          </table:table-cell>
          <table:table-cell table:style-name="ce25" office:value-type="float" office:value="1392" calcext:value-type="float">
            <text:p>1392</text:p>
          </table:table-cell>
          <table:table-cell table:style-name="ce25" table:formula="of:=CUSTOMDEZINBIN(MOD([.B1394];2048))" office:value-type="string" office:string-value="10101110000" calcext:value-type="string">
            <text:p>10101110000</text:p>
          </table:table-cell>
          <table:table-cell table:formula="of:=DEC2HEX([.B1394];3)" office:value-type="string" office:string-value="570" calcext:value-type="string">
            <text:p>570</text:p>
          </table:table-cell>
          <table:table-cell table:formula="of:=MID([.A1394];1;4)" office:value-type="string" office:string-value="pupp" calcext:value-type="string">
            <text:p>pup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urchase</text:p>
          </table:table-cell>
          <table:table-cell table:style-name="ce25" office:value-type="float" office:value="1393" calcext:value-type="float">
            <text:p>1393</text:p>
          </table:table-cell>
          <table:table-cell table:style-name="ce25" table:formula="of:=CUSTOMDEZINBIN(MOD([.B1395];2048))" office:value-type="string" office:string-value="10101110001" calcext:value-type="string">
            <text:p>10101110001</text:p>
          </table:table-cell>
          <table:table-cell table:formula="of:=DEC2HEX([.B1395];3)" office:value-type="string" office:string-value="571" calcext:value-type="string">
            <text:p>571</text:p>
          </table:table-cell>
          <table:table-cell table:formula="of:=MID([.A1395];1;4)" office:value-type="string" office:string-value="purc" calcext:value-type="string">
            <text:p>pur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urity</text:p>
          </table:table-cell>
          <table:table-cell table:style-name="ce25" office:value-type="float" office:value="1394" calcext:value-type="float">
            <text:p>1394</text:p>
          </table:table-cell>
          <table:table-cell table:style-name="ce25" table:formula="of:=CUSTOMDEZINBIN(MOD([.B1396];2048))" office:value-type="string" office:string-value="10101110010" calcext:value-type="string">
            <text:p>10101110010</text:p>
          </table:table-cell>
          <table:table-cell table:formula="of:=DEC2HEX([.B1396];3)" office:value-type="string" office:string-value="572" calcext:value-type="string">
            <text:p>572</text:p>
          </table:table-cell>
          <table:table-cell table:formula="of:=MID([.A1396];1;4)" office:value-type="string" office:string-value="puri" calcext:value-type="string">
            <text:p>pur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urpose</text:p>
          </table:table-cell>
          <table:table-cell table:style-name="ce25" office:value-type="float" office:value="1395" calcext:value-type="float">
            <text:p>1395</text:p>
          </table:table-cell>
          <table:table-cell table:style-name="ce25" table:formula="of:=CUSTOMDEZINBIN(MOD([.B1397];2048))" office:value-type="string" office:string-value="10101110011" calcext:value-type="string">
            <text:p>10101110011</text:p>
          </table:table-cell>
          <table:table-cell table:formula="of:=DEC2HEX([.B1397];3)" office:value-type="string" office:string-value="573" calcext:value-type="string">
            <text:p>573</text:p>
          </table:table-cell>
          <table:table-cell table:formula="of:=MID([.A1397];1;4)" office:value-type="string" office:string-value="purp" calcext:value-type="string">
            <text:p>pur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urse</text:p>
          </table:table-cell>
          <table:table-cell table:style-name="ce25" office:value-type="float" office:value="1396" calcext:value-type="float">
            <text:p>1396</text:p>
          </table:table-cell>
          <table:table-cell table:style-name="ce25" table:formula="of:=CUSTOMDEZINBIN(MOD([.B1398];2048))" office:value-type="string" office:string-value="10101110100" calcext:value-type="string">
            <text:p>10101110100</text:p>
          </table:table-cell>
          <table:table-cell table:formula="of:=DEC2HEX([.B1398];3)" office:value-type="string" office:string-value="574" calcext:value-type="string">
            <text:p>574</text:p>
          </table:table-cell>
          <table:table-cell table:formula="of:=MID([.A1398];1;4)" office:value-type="string" office:string-value="purs" calcext:value-type="string">
            <text:p>pur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ush</text:p>
          </table:table-cell>
          <table:table-cell table:style-name="ce25" office:value-type="float" office:value="1397" calcext:value-type="float">
            <text:p>1397</text:p>
          </table:table-cell>
          <table:table-cell table:style-name="ce25" table:formula="of:=CUSTOMDEZINBIN(MOD([.B1399];2048))" office:value-type="string" office:string-value="10101110101" calcext:value-type="string">
            <text:p>10101110101</text:p>
          </table:table-cell>
          <table:table-cell table:formula="of:=DEC2HEX([.B1399];3)" office:value-type="string" office:string-value="575" calcext:value-type="string">
            <text:p>575</text:p>
          </table:table-cell>
          <table:table-cell table:formula="of:=MID([.A1399];1;4)" office:value-type="string" office:string-value="push" calcext:value-type="string">
            <text:p>pus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ut</text:p>
          </table:table-cell>
          <table:table-cell table:style-name="ce25" office:value-type="float" office:value="1398" calcext:value-type="float">
            <text:p>1398</text:p>
          </table:table-cell>
          <table:table-cell table:style-name="ce25" table:formula="of:=CUSTOMDEZINBIN(MOD([.B1400];2048))" office:value-type="string" office:string-value="10101110110" calcext:value-type="string">
            <text:p>10101110110</text:p>
          </table:table-cell>
          <table:table-cell table:formula="of:=DEC2HEX([.B1400];3)" office:value-type="string" office:string-value="576" calcext:value-type="string">
            <text:p>576</text:p>
          </table:table-cell>
          <table:table-cell table:formula="of:=MID([.A1400];1;4)" office:value-type="string" office:string-value="put" calcext:value-type="string">
            <text:p>pu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uzzle</text:p>
          </table:table-cell>
          <table:table-cell table:style-name="ce25" office:value-type="float" office:value="1399" calcext:value-type="float">
            <text:p>1399</text:p>
          </table:table-cell>
          <table:table-cell table:style-name="ce25" table:formula="of:=CUSTOMDEZINBIN(MOD([.B1401];2048))" office:value-type="string" office:string-value="10101110111" calcext:value-type="string">
            <text:p>10101110111</text:p>
          </table:table-cell>
          <table:table-cell table:formula="of:=DEC2HEX([.B1401];3)" office:value-type="string" office:string-value="577" calcext:value-type="string">
            <text:p>577</text:p>
          </table:table-cell>
          <table:table-cell table:formula="of:=MID([.A1401];1;4)" office:value-type="string" office:string-value="puzz" calcext:value-type="string">
            <text:p>puzz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yramid</text:p>
          </table:table-cell>
          <table:table-cell table:style-name="ce25" office:value-type="float" office:value="1400" calcext:value-type="float">
            <text:p>1400</text:p>
          </table:table-cell>
          <table:table-cell table:style-name="ce25" table:formula="of:=CUSTOMDEZINBIN(MOD([.B1402];2048))" office:value-type="string" office:string-value="10101111000" calcext:value-type="string">
            <text:p>10101111000</text:p>
          </table:table-cell>
          <table:table-cell table:formula="of:=DEC2HEX([.B1402];3)" office:value-type="string" office:string-value="578" calcext:value-type="string">
            <text:p>578</text:p>
          </table:table-cell>
          <table:table-cell table:formula="of:=MID([.A1402];1;4)" office:value-type="string" office:string-value="pyra" calcext:value-type="string">
            <text:p>pyr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quality</text:p>
          </table:table-cell>
          <table:table-cell table:style-name="ce25" office:value-type="float" office:value="1401" calcext:value-type="float">
            <text:p>1401</text:p>
          </table:table-cell>
          <table:table-cell table:style-name="ce25" table:formula="of:=CUSTOMDEZINBIN(MOD([.B1403];2048))" office:value-type="string" office:string-value="10101111001" calcext:value-type="string">
            <text:p>10101111001</text:p>
          </table:table-cell>
          <table:table-cell table:formula="of:=DEC2HEX([.B1403];3)" office:value-type="string" office:string-value="579" calcext:value-type="string">
            <text:p>579</text:p>
          </table:table-cell>
          <table:table-cell table:formula="of:=MID([.A1403];1;4)" office:value-type="string" office:string-value="qual" calcext:value-type="string">
            <text:p>qua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quantum</text:p>
          </table:table-cell>
          <table:table-cell table:style-name="ce25" office:value-type="float" office:value="1402" calcext:value-type="float">
            <text:p>1402</text:p>
          </table:table-cell>
          <table:table-cell table:style-name="ce25" table:formula="of:=CUSTOMDEZINBIN(MOD([.B1404];2048))" office:value-type="string" office:string-value="10101111010" calcext:value-type="string">
            <text:p>10101111010</text:p>
          </table:table-cell>
          <table:table-cell table:formula="of:=DEC2HEX([.B1404];3)" office:value-type="string" office:string-value="57A" calcext:value-type="string">
            <text:p>57A</text:p>
          </table:table-cell>
          <table:table-cell table:formula="of:=MID([.A1404];1;4)" office:value-type="string" office:string-value="quan" calcext:value-type="string">
            <text:p>qu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quarter</text:p>
          </table:table-cell>
          <table:table-cell table:style-name="ce25" office:value-type="float" office:value="1403" calcext:value-type="float">
            <text:p>1403</text:p>
          </table:table-cell>
          <table:table-cell table:style-name="ce25" table:formula="of:=CUSTOMDEZINBIN(MOD([.B1405];2048))" office:value-type="string" office:string-value="10101111011" calcext:value-type="string">
            <text:p>10101111011</text:p>
          </table:table-cell>
          <table:table-cell table:formula="of:=DEC2HEX([.B1405];3)" office:value-type="string" office:string-value="57B" calcext:value-type="string">
            <text:p>57B</text:p>
          </table:table-cell>
          <table:table-cell table:formula="of:=MID([.A1405];1;4)" office:value-type="string" office:string-value="quar" calcext:value-type="string">
            <text:p>qua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question</text:p>
          </table:table-cell>
          <table:table-cell table:style-name="ce25" office:value-type="float" office:value="1404" calcext:value-type="float">
            <text:p>1404</text:p>
          </table:table-cell>
          <table:table-cell table:style-name="ce25" table:formula="of:=CUSTOMDEZINBIN(MOD([.B1406];2048))" office:value-type="string" office:string-value="10101111100" calcext:value-type="string">
            <text:p>10101111100</text:p>
          </table:table-cell>
          <table:table-cell table:formula="of:=DEC2HEX([.B1406];3)" office:value-type="string" office:string-value="57C" calcext:value-type="string">
            <text:p>57C</text:p>
          </table:table-cell>
          <table:table-cell table:formula="of:=MID([.A1406];1;4)" office:value-type="string" office:string-value="ques" calcext:value-type="string">
            <text:p>que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quick</text:p>
          </table:table-cell>
          <table:table-cell table:style-name="ce25" office:value-type="float" office:value="1405" calcext:value-type="float">
            <text:p>1405</text:p>
          </table:table-cell>
          <table:table-cell table:style-name="ce25" table:formula="of:=CUSTOMDEZINBIN(MOD([.B1407];2048))" office:value-type="string" office:string-value="10101111101" calcext:value-type="string">
            <text:p>10101111101</text:p>
          </table:table-cell>
          <table:table-cell table:formula="of:=DEC2HEX([.B1407];3)" office:value-type="string" office:string-value="57D" calcext:value-type="string">
            <text:p>57D</text:p>
          </table:table-cell>
          <table:table-cell table:formula="of:=MID([.A1407];1;4)" office:value-type="string" office:string-value="quic" calcext:value-type="string">
            <text:p>qui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quit</text:p>
          </table:table-cell>
          <table:table-cell table:style-name="ce25" office:value-type="float" office:value="1406" calcext:value-type="float">
            <text:p>1406</text:p>
          </table:table-cell>
          <table:table-cell table:style-name="ce25" table:formula="of:=CUSTOMDEZINBIN(MOD([.B1408];2048))" office:value-type="string" office:string-value="10101111110" calcext:value-type="string">
            <text:p>10101111110</text:p>
          </table:table-cell>
          <table:table-cell table:formula="of:=DEC2HEX([.B1408];3)" office:value-type="string" office:string-value="57E" calcext:value-type="string">
            <text:p>57E</text:p>
          </table:table-cell>
          <table:table-cell table:formula="of:=MID([.A1408];1;4)" office:value-type="string" office:string-value="quit" calcext:value-type="string">
            <text:p>qui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quiz</text:p>
          </table:table-cell>
          <table:table-cell table:style-name="ce25" office:value-type="float" office:value="1407" calcext:value-type="float">
            <text:p>1407</text:p>
          </table:table-cell>
          <table:table-cell table:style-name="ce25" table:formula="of:=CUSTOMDEZINBIN(MOD([.B1409];2048))" office:value-type="string" office:string-value="10101111111" calcext:value-type="string">
            <text:p>10101111111</text:p>
          </table:table-cell>
          <table:table-cell table:formula="of:=DEC2HEX([.B1409];3)" office:value-type="string" office:string-value="57F" calcext:value-type="string">
            <text:p>57F</text:p>
          </table:table-cell>
          <table:table-cell table:formula="of:=MID([.A1409];1;4)" office:value-type="string" office:string-value="quiz" calcext:value-type="string">
            <text:p>quiz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quote</text:p>
          </table:table-cell>
          <table:table-cell table:style-name="ce25" office:value-type="float" office:value="1408" calcext:value-type="float">
            <text:p>1408</text:p>
          </table:table-cell>
          <table:table-cell table:style-name="ce25" table:formula="of:=CUSTOMDEZINBIN(MOD([.B1410];2048))" office:value-type="string" office:string-value="10110000000" calcext:value-type="string">
            <text:p>10110000000</text:p>
          </table:table-cell>
          <table:table-cell table:formula="of:=DEC2HEX([.B1410];3)" office:value-type="string" office:string-value="580" calcext:value-type="string">
            <text:p>580</text:p>
          </table:table-cell>
          <table:table-cell table:formula="of:=MID([.A1410];1;4)" office:value-type="string" office:string-value="quot" calcext:value-type="string">
            <text:p>quo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abbit</text:p>
          </table:table-cell>
          <table:table-cell table:style-name="ce25" office:value-type="float" office:value="1409" calcext:value-type="float">
            <text:p>1409</text:p>
          </table:table-cell>
          <table:table-cell table:style-name="ce25" table:formula="of:=CUSTOMDEZINBIN(MOD([.B1411];2048))" office:value-type="string" office:string-value="10110000001" calcext:value-type="string">
            <text:p>10110000001</text:p>
          </table:table-cell>
          <table:table-cell table:formula="of:=DEC2HEX([.B1411];3)" office:value-type="string" office:string-value="581" calcext:value-type="string">
            <text:p>581</text:p>
          </table:table-cell>
          <table:table-cell table:formula="of:=MID([.A1411];1;4)" office:value-type="string" office:string-value="rabb" calcext:value-type="string">
            <text:p>rab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accoon</text:p>
          </table:table-cell>
          <table:table-cell table:style-name="ce25" office:value-type="float" office:value="1410" calcext:value-type="float">
            <text:p>1410</text:p>
          </table:table-cell>
          <table:table-cell table:style-name="ce25" table:formula="of:=CUSTOMDEZINBIN(MOD([.B1412];2048))" office:value-type="string" office:string-value="10110000010" calcext:value-type="string">
            <text:p>10110000010</text:p>
          </table:table-cell>
          <table:table-cell table:formula="of:=DEC2HEX([.B1412];3)" office:value-type="string" office:string-value="582" calcext:value-type="string">
            <text:p>582</text:p>
          </table:table-cell>
          <table:table-cell table:formula="of:=MID([.A1412];1;4)" office:value-type="string" office:string-value="racc" calcext:value-type="string">
            <text:p>rac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ace</text:p>
          </table:table-cell>
          <table:table-cell table:style-name="ce25" office:value-type="float" office:value="1411" calcext:value-type="float">
            <text:p>1411</text:p>
          </table:table-cell>
          <table:table-cell table:style-name="ce25" table:formula="of:=CUSTOMDEZINBIN(MOD([.B1413];2048))" office:value-type="string" office:string-value="10110000011" calcext:value-type="string">
            <text:p>10110000011</text:p>
          </table:table-cell>
          <table:table-cell table:formula="of:=DEC2HEX([.B1413];3)" office:value-type="string" office:string-value="583" calcext:value-type="string">
            <text:p>583</text:p>
          </table:table-cell>
          <table:table-cell table:formula="of:=MID([.A1413];1;4)" office:value-type="string" office:string-value="race" calcext:value-type="string">
            <text:p>rac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ack</text:p>
          </table:table-cell>
          <table:table-cell table:style-name="ce25" office:value-type="float" office:value="1412" calcext:value-type="float">
            <text:p>1412</text:p>
          </table:table-cell>
          <table:table-cell table:style-name="ce25" table:formula="of:=CUSTOMDEZINBIN(MOD([.B1414];2048))" office:value-type="string" office:string-value="10110000100" calcext:value-type="string">
            <text:p>10110000100</text:p>
          </table:table-cell>
          <table:table-cell table:formula="of:=DEC2HEX([.B1414];3)" office:value-type="string" office:string-value="584" calcext:value-type="string">
            <text:p>584</text:p>
          </table:table-cell>
          <table:table-cell table:formula="of:=MID([.A1414];1;4)" office:value-type="string" office:string-value="rack" calcext:value-type="string">
            <text:p>rac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adar</text:p>
          </table:table-cell>
          <table:table-cell table:style-name="ce25" office:value-type="float" office:value="1413" calcext:value-type="float">
            <text:p>1413</text:p>
          </table:table-cell>
          <table:table-cell table:style-name="ce25" table:formula="of:=CUSTOMDEZINBIN(MOD([.B1415];2048))" office:value-type="string" office:string-value="10110000101" calcext:value-type="string">
            <text:p>10110000101</text:p>
          </table:table-cell>
          <table:table-cell table:formula="of:=DEC2HEX([.B1415];3)" office:value-type="string" office:string-value="585" calcext:value-type="string">
            <text:p>585</text:p>
          </table:table-cell>
          <table:table-cell table:formula="of:=MID([.A1415];1;4)" office:value-type="string" office:string-value="rada" calcext:value-type="string">
            <text:p>rad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adio</text:p>
          </table:table-cell>
          <table:table-cell table:style-name="ce25" office:value-type="float" office:value="1414" calcext:value-type="float">
            <text:p>1414</text:p>
          </table:table-cell>
          <table:table-cell table:style-name="ce25" table:formula="of:=CUSTOMDEZINBIN(MOD([.B1416];2048))" office:value-type="string" office:string-value="10110000110" calcext:value-type="string">
            <text:p>10110000110</text:p>
          </table:table-cell>
          <table:table-cell table:formula="of:=DEC2HEX([.B1416];3)" office:value-type="string" office:string-value="586" calcext:value-type="string">
            <text:p>586</text:p>
          </table:table-cell>
          <table:table-cell table:formula="of:=MID([.A1416];1;4)" office:value-type="string" office:string-value="radi" calcext:value-type="string">
            <text:p>rad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ail</text:p>
          </table:table-cell>
          <table:table-cell table:style-name="ce25" office:value-type="float" office:value="1415" calcext:value-type="float">
            <text:p>1415</text:p>
          </table:table-cell>
          <table:table-cell table:style-name="ce25" table:formula="of:=CUSTOMDEZINBIN(MOD([.B1417];2048))" office:value-type="string" office:string-value="10110000111" calcext:value-type="string">
            <text:p>10110000111</text:p>
          </table:table-cell>
          <table:table-cell table:formula="of:=DEC2HEX([.B1417];3)" office:value-type="string" office:string-value="587" calcext:value-type="string">
            <text:p>587</text:p>
          </table:table-cell>
          <table:table-cell table:formula="of:=MID([.A1417];1;4)" office:value-type="string" office:string-value="rail" calcext:value-type="string">
            <text:p>rai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ain</text:p>
          </table:table-cell>
          <table:table-cell table:style-name="ce25" office:value-type="float" office:value="1416" calcext:value-type="float">
            <text:p>1416</text:p>
          </table:table-cell>
          <table:table-cell table:style-name="ce25" table:formula="of:=CUSTOMDEZINBIN(MOD([.B1418];2048))" office:value-type="string" office:string-value="10110001000" calcext:value-type="string">
            <text:p>10110001000</text:p>
          </table:table-cell>
          <table:table-cell table:formula="of:=DEC2HEX([.B1418];3)" office:value-type="string" office:string-value="588" calcext:value-type="string">
            <text:p>588</text:p>
          </table:table-cell>
          <table:table-cell table:formula="of:=MID([.A1418];1;4)" office:value-type="string" office:string-value="rain" calcext:value-type="string">
            <text:p>rai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aise</text:p>
          </table:table-cell>
          <table:table-cell table:style-name="ce25" office:value-type="float" office:value="1417" calcext:value-type="float">
            <text:p>1417</text:p>
          </table:table-cell>
          <table:table-cell table:style-name="ce25" table:formula="of:=CUSTOMDEZINBIN(MOD([.B1419];2048))" office:value-type="string" office:string-value="10110001001" calcext:value-type="string">
            <text:p>10110001001</text:p>
          </table:table-cell>
          <table:table-cell table:formula="of:=DEC2HEX([.B1419];3)" office:value-type="string" office:string-value="589" calcext:value-type="string">
            <text:p>589</text:p>
          </table:table-cell>
          <table:table-cell table:formula="of:=MID([.A1419];1;4)" office:value-type="string" office:string-value="rais" calcext:value-type="string">
            <text:p>rai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ally</text:p>
          </table:table-cell>
          <table:table-cell table:style-name="ce25" office:value-type="float" office:value="1418" calcext:value-type="float">
            <text:p>1418</text:p>
          </table:table-cell>
          <table:table-cell table:style-name="ce25" table:formula="of:=CUSTOMDEZINBIN(MOD([.B1420];2048))" office:value-type="string" office:string-value="10110001010" calcext:value-type="string">
            <text:p>10110001010</text:p>
          </table:table-cell>
          <table:table-cell table:formula="of:=DEC2HEX([.B1420];3)" office:value-type="string" office:string-value="58A" calcext:value-type="string">
            <text:p>58A</text:p>
          </table:table-cell>
          <table:table-cell table:formula="of:=MID([.A1420];1;4)" office:value-type="string" office:string-value="rall" calcext:value-type="string">
            <text:p>ral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amp</text:p>
          </table:table-cell>
          <table:table-cell table:style-name="ce25" office:value-type="float" office:value="1419" calcext:value-type="float">
            <text:p>1419</text:p>
          </table:table-cell>
          <table:table-cell table:style-name="ce25" table:formula="of:=CUSTOMDEZINBIN(MOD([.B1421];2048))" office:value-type="string" office:string-value="10110001011" calcext:value-type="string">
            <text:p>10110001011</text:p>
          </table:table-cell>
          <table:table-cell table:formula="of:=DEC2HEX([.B1421];3)" office:value-type="string" office:string-value="58B" calcext:value-type="string">
            <text:p>58B</text:p>
          </table:table-cell>
          <table:table-cell table:formula="of:=MID([.A1421];1;4)" office:value-type="string" office:string-value="ramp" calcext:value-type="string">
            <text:p>ram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anch</text:p>
          </table:table-cell>
          <table:table-cell table:style-name="ce25" office:value-type="float" office:value="1420" calcext:value-type="float">
            <text:p>1420</text:p>
          </table:table-cell>
          <table:table-cell table:style-name="ce25" table:formula="of:=CUSTOMDEZINBIN(MOD([.B1422];2048))" office:value-type="string" office:string-value="10110001100" calcext:value-type="string">
            <text:p>10110001100</text:p>
          </table:table-cell>
          <table:table-cell table:formula="of:=DEC2HEX([.B1422];3)" office:value-type="string" office:string-value="58C" calcext:value-type="string">
            <text:p>58C</text:p>
          </table:table-cell>
          <table:table-cell table:formula="of:=MID([.A1422];1;4)" office:value-type="string" office:string-value="ranc" calcext:value-type="string">
            <text:p>ran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andom</text:p>
          </table:table-cell>
          <table:table-cell table:style-name="ce25" office:value-type="float" office:value="1421" calcext:value-type="float">
            <text:p>1421</text:p>
          </table:table-cell>
          <table:table-cell table:style-name="ce25" table:formula="of:=CUSTOMDEZINBIN(MOD([.B1423];2048))" office:value-type="string" office:string-value="10110001101" calcext:value-type="string">
            <text:p>10110001101</text:p>
          </table:table-cell>
          <table:table-cell table:formula="of:=DEC2HEX([.B1423];3)" office:value-type="string" office:string-value="58D" calcext:value-type="string">
            <text:p>58D</text:p>
          </table:table-cell>
          <table:table-cell table:formula="of:=MID([.A1423];1;4)" office:value-type="string" office:string-value="rand" calcext:value-type="string">
            <text:p>ran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ange</text:p>
          </table:table-cell>
          <table:table-cell table:style-name="ce25" office:value-type="float" office:value="1422" calcext:value-type="float">
            <text:p>1422</text:p>
          </table:table-cell>
          <table:table-cell table:style-name="ce25" table:formula="of:=CUSTOMDEZINBIN(MOD([.B1424];2048))" office:value-type="string" office:string-value="10110001110" calcext:value-type="string">
            <text:p>10110001110</text:p>
          </table:table-cell>
          <table:table-cell table:formula="of:=DEC2HEX([.B1424];3)" office:value-type="string" office:string-value="58E" calcext:value-type="string">
            <text:p>58E</text:p>
          </table:table-cell>
          <table:table-cell table:formula="of:=MID([.A1424];1;4)" office:value-type="string" office:string-value="rang" calcext:value-type="string">
            <text:p>ran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apid</text:p>
          </table:table-cell>
          <table:table-cell table:style-name="ce25" office:value-type="float" office:value="1423" calcext:value-type="float">
            <text:p>1423</text:p>
          </table:table-cell>
          <table:table-cell table:style-name="ce25" table:formula="of:=CUSTOMDEZINBIN(MOD([.B1425];2048))" office:value-type="string" office:string-value="10110001111" calcext:value-type="string">
            <text:p>10110001111</text:p>
          </table:table-cell>
          <table:table-cell table:formula="of:=DEC2HEX([.B1425];3)" office:value-type="string" office:string-value="58F" calcext:value-type="string">
            <text:p>58F</text:p>
          </table:table-cell>
          <table:table-cell table:formula="of:=MID([.A1425];1;4)" office:value-type="string" office:string-value="rapi" calcext:value-type="string">
            <text:p>rap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are</text:p>
          </table:table-cell>
          <table:table-cell table:style-name="ce25" office:value-type="float" office:value="1424" calcext:value-type="float">
            <text:p>1424</text:p>
          </table:table-cell>
          <table:table-cell table:style-name="ce25" table:formula="of:=CUSTOMDEZINBIN(MOD([.B1426];2048))" office:value-type="string" office:string-value="10110010000" calcext:value-type="string">
            <text:p>10110010000</text:p>
          </table:table-cell>
          <table:table-cell table:formula="of:=DEC2HEX([.B1426];3)" office:value-type="string" office:string-value="590" calcext:value-type="string">
            <text:p>590</text:p>
          </table:table-cell>
          <table:table-cell table:formula="of:=MID([.A1426];1;4)" office:value-type="string" office:string-value="rare" calcext:value-type="string">
            <text:p>ra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ate</text:p>
          </table:table-cell>
          <table:table-cell table:style-name="ce25" office:value-type="float" office:value="1425" calcext:value-type="float">
            <text:p>1425</text:p>
          </table:table-cell>
          <table:table-cell table:style-name="ce25" table:formula="of:=CUSTOMDEZINBIN(MOD([.B1427];2048))" office:value-type="string" office:string-value="10110010001" calcext:value-type="string">
            <text:p>10110010001</text:p>
          </table:table-cell>
          <table:table-cell table:formula="of:=DEC2HEX([.B1427];3)" office:value-type="string" office:string-value="591" calcext:value-type="string">
            <text:p>591</text:p>
          </table:table-cell>
          <table:table-cell table:formula="of:=MID([.A1427];1;4)" office:value-type="string" office:string-value="rate" calcext:value-type="string">
            <text:p>rat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ather</text:p>
          </table:table-cell>
          <table:table-cell table:style-name="ce25" office:value-type="float" office:value="1426" calcext:value-type="float">
            <text:p>1426</text:p>
          </table:table-cell>
          <table:table-cell table:style-name="ce25" table:formula="of:=CUSTOMDEZINBIN(MOD([.B1428];2048))" office:value-type="string" office:string-value="10110010010" calcext:value-type="string">
            <text:p>10110010010</text:p>
          </table:table-cell>
          <table:table-cell table:formula="of:=DEC2HEX([.B1428];3)" office:value-type="string" office:string-value="592" calcext:value-type="string">
            <text:p>592</text:p>
          </table:table-cell>
          <table:table-cell table:formula="of:=MID([.A1428];1;4)" office:value-type="string" office:string-value="rath" calcext:value-type="string">
            <text:p>rat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aven</text:p>
          </table:table-cell>
          <table:table-cell table:style-name="ce25" office:value-type="float" office:value="1427" calcext:value-type="float">
            <text:p>1427</text:p>
          </table:table-cell>
          <table:table-cell table:style-name="ce25" table:formula="of:=CUSTOMDEZINBIN(MOD([.B1429];2048))" office:value-type="string" office:string-value="10110010011" calcext:value-type="string">
            <text:p>10110010011</text:p>
          </table:table-cell>
          <table:table-cell table:formula="of:=DEC2HEX([.B1429];3)" office:value-type="string" office:string-value="593" calcext:value-type="string">
            <text:p>593</text:p>
          </table:table-cell>
          <table:table-cell table:formula="of:=MID([.A1429];1;4)" office:value-type="string" office:string-value="rave" calcext:value-type="string">
            <text:p>rav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aw</text:p>
          </table:table-cell>
          <table:table-cell table:style-name="ce25" office:value-type="float" office:value="1428" calcext:value-type="float">
            <text:p>1428</text:p>
          </table:table-cell>
          <table:table-cell table:style-name="ce25" table:formula="of:=CUSTOMDEZINBIN(MOD([.B1430];2048))" office:value-type="string" office:string-value="10110010100" calcext:value-type="string">
            <text:p>10110010100</text:p>
          </table:table-cell>
          <table:table-cell table:formula="of:=DEC2HEX([.B1430];3)" office:value-type="string" office:string-value="594" calcext:value-type="string">
            <text:p>594</text:p>
          </table:table-cell>
          <table:table-cell table:formula="of:=MID([.A1430];1;4)" office:value-type="string" office:string-value="raw" calcext:value-type="string">
            <text:p>raw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azor</text:p>
          </table:table-cell>
          <table:table-cell table:style-name="ce25" office:value-type="float" office:value="1429" calcext:value-type="float">
            <text:p>1429</text:p>
          </table:table-cell>
          <table:table-cell table:style-name="ce25" table:formula="of:=CUSTOMDEZINBIN(MOD([.B1431];2048))" office:value-type="string" office:string-value="10110010101" calcext:value-type="string">
            <text:p>10110010101</text:p>
          </table:table-cell>
          <table:table-cell table:formula="of:=DEC2HEX([.B1431];3)" office:value-type="string" office:string-value="595" calcext:value-type="string">
            <text:p>595</text:p>
          </table:table-cell>
          <table:table-cell table:formula="of:=MID([.A1431];1;4)" office:value-type="string" office:string-value="razo" calcext:value-type="string">
            <text:p>raz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ady</text:p>
          </table:table-cell>
          <table:table-cell table:style-name="ce25" office:value-type="float" office:value="1430" calcext:value-type="float">
            <text:p>1430</text:p>
          </table:table-cell>
          <table:table-cell table:style-name="ce25" table:formula="of:=CUSTOMDEZINBIN(MOD([.B1432];2048))" office:value-type="string" office:string-value="10110010110" calcext:value-type="string">
            <text:p>10110010110</text:p>
          </table:table-cell>
          <table:table-cell table:formula="of:=DEC2HEX([.B1432];3)" office:value-type="string" office:string-value="596" calcext:value-type="string">
            <text:p>596</text:p>
          </table:table-cell>
          <table:table-cell table:formula="of:=MID([.A1432];1;4)" office:value-type="string" office:string-value="read" calcext:value-type="string">
            <text:p>rea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al</text:p>
          </table:table-cell>
          <table:table-cell table:style-name="ce25" office:value-type="float" office:value="1431" calcext:value-type="float">
            <text:p>1431</text:p>
          </table:table-cell>
          <table:table-cell table:style-name="ce25" table:formula="of:=CUSTOMDEZINBIN(MOD([.B1433];2048))" office:value-type="string" office:string-value="10110010111" calcext:value-type="string">
            <text:p>10110010111</text:p>
          </table:table-cell>
          <table:table-cell table:formula="of:=DEC2HEX([.B1433];3)" office:value-type="string" office:string-value="597" calcext:value-type="string">
            <text:p>597</text:p>
          </table:table-cell>
          <table:table-cell table:formula="of:=MID([.A1433];1;4)" office:value-type="string" office:string-value="real" calcext:value-type="string">
            <text:p>rea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ason</text:p>
          </table:table-cell>
          <table:table-cell table:style-name="ce25" office:value-type="float" office:value="1432" calcext:value-type="float">
            <text:p>1432</text:p>
          </table:table-cell>
          <table:table-cell table:style-name="ce25" table:formula="of:=CUSTOMDEZINBIN(MOD([.B1434];2048))" office:value-type="string" office:string-value="10110011000" calcext:value-type="string">
            <text:p>10110011000</text:p>
          </table:table-cell>
          <table:table-cell table:formula="of:=DEC2HEX([.B1434];3)" office:value-type="string" office:string-value="598" calcext:value-type="string">
            <text:p>598</text:p>
          </table:table-cell>
          <table:table-cell table:formula="of:=MID([.A1434];1;4)" office:value-type="string" office:string-value="reas" calcext:value-type="string">
            <text:p>rea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bel</text:p>
          </table:table-cell>
          <table:table-cell table:style-name="ce25" office:value-type="float" office:value="1433" calcext:value-type="float">
            <text:p>1433</text:p>
          </table:table-cell>
          <table:table-cell table:style-name="ce25" table:formula="of:=CUSTOMDEZINBIN(MOD([.B1435];2048))" office:value-type="string" office:string-value="10110011001" calcext:value-type="string">
            <text:p>10110011001</text:p>
          </table:table-cell>
          <table:table-cell table:formula="of:=DEC2HEX([.B1435];3)" office:value-type="string" office:string-value="599" calcext:value-type="string">
            <text:p>599</text:p>
          </table:table-cell>
          <table:table-cell table:formula="of:=MID([.A1435];1;4)" office:value-type="string" office:string-value="rebe" calcext:value-type="string">
            <text:p>reb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build</text:p>
          </table:table-cell>
          <table:table-cell table:style-name="ce25" office:value-type="float" office:value="1434" calcext:value-type="float">
            <text:p>1434</text:p>
          </table:table-cell>
          <table:table-cell table:style-name="ce25" table:formula="of:=CUSTOMDEZINBIN(MOD([.B1436];2048))" office:value-type="string" office:string-value="10110011010" calcext:value-type="string">
            <text:p>10110011010</text:p>
          </table:table-cell>
          <table:table-cell table:formula="of:=DEC2HEX([.B1436];3)" office:value-type="string" office:string-value="59A" calcext:value-type="string">
            <text:p>59A</text:p>
          </table:table-cell>
          <table:table-cell table:formula="of:=MID([.A1436];1;4)" office:value-type="string" office:string-value="rebu" calcext:value-type="string">
            <text:p>reb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call</text:p>
          </table:table-cell>
          <table:table-cell table:style-name="ce25" office:value-type="float" office:value="1435" calcext:value-type="float">
            <text:p>1435</text:p>
          </table:table-cell>
          <table:table-cell table:style-name="ce25" table:formula="of:=CUSTOMDEZINBIN(MOD([.B1437];2048))" office:value-type="string" office:string-value="10110011011" calcext:value-type="string">
            <text:p>10110011011</text:p>
          </table:table-cell>
          <table:table-cell table:formula="of:=DEC2HEX([.B1437];3)" office:value-type="string" office:string-value="59B" calcext:value-type="string">
            <text:p>59B</text:p>
          </table:table-cell>
          <table:table-cell table:formula="of:=MID([.A1437];1;4)" office:value-type="string" office:string-value="reca" calcext:value-type="string">
            <text:p>rec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ceive</text:p>
          </table:table-cell>
          <table:table-cell table:style-name="ce25" office:value-type="float" office:value="1436" calcext:value-type="float">
            <text:p>1436</text:p>
          </table:table-cell>
          <table:table-cell table:style-name="ce25" table:formula="of:=CUSTOMDEZINBIN(MOD([.B1438];2048))" office:value-type="string" office:string-value="10110011100" calcext:value-type="string">
            <text:p>10110011100</text:p>
          </table:table-cell>
          <table:table-cell table:formula="of:=DEC2HEX([.B1438];3)" office:value-type="string" office:string-value="59C" calcext:value-type="string">
            <text:p>59C</text:p>
          </table:table-cell>
          <table:table-cell table:formula="of:=MID([.A1438];1;4)" office:value-type="string" office:string-value="rece" calcext:value-type="string">
            <text:p>rec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cipe</text:p>
          </table:table-cell>
          <table:table-cell table:style-name="ce25" office:value-type="float" office:value="1437" calcext:value-type="float">
            <text:p>1437</text:p>
          </table:table-cell>
          <table:table-cell table:style-name="ce25" table:formula="of:=CUSTOMDEZINBIN(MOD([.B1439];2048))" office:value-type="string" office:string-value="10110011101" calcext:value-type="string">
            <text:p>10110011101</text:p>
          </table:table-cell>
          <table:table-cell table:formula="of:=DEC2HEX([.B1439];3)" office:value-type="string" office:string-value="59D" calcext:value-type="string">
            <text:p>59D</text:p>
          </table:table-cell>
          <table:table-cell table:formula="of:=MID([.A1439];1;4)" office:value-type="string" office:string-value="reci" calcext:value-type="string">
            <text:p>rec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cord</text:p>
          </table:table-cell>
          <table:table-cell table:style-name="ce25" office:value-type="float" office:value="1438" calcext:value-type="float">
            <text:p>1438</text:p>
          </table:table-cell>
          <table:table-cell table:style-name="ce25" table:formula="of:=CUSTOMDEZINBIN(MOD([.B1440];2048))" office:value-type="string" office:string-value="10110011110" calcext:value-type="string">
            <text:p>10110011110</text:p>
          </table:table-cell>
          <table:table-cell table:formula="of:=DEC2HEX([.B1440];3)" office:value-type="string" office:string-value="59E" calcext:value-type="string">
            <text:p>59E</text:p>
          </table:table-cell>
          <table:table-cell table:formula="of:=MID([.A1440];1;4)" office:value-type="string" office:string-value="reco" calcext:value-type="string">
            <text:p>rec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cycle</text:p>
          </table:table-cell>
          <table:table-cell table:style-name="ce25" office:value-type="float" office:value="1439" calcext:value-type="float">
            <text:p>1439</text:p>
          </table:table-cell>
          <table:table-cell table:style-name="ce25" table:formula="of:=CUSTOMDEZINBIN(MOD([.B1441];2048))" office:value-type="string" office:string-value="10110011111" calcext:value-type="string">
            <text:p>10110011111</text:p>
          </table:table-cell>
          <table:table-cell table:formula="of:=DEC2HEX([.B1441];3)" office:value-type="string" office:string-value="59F" calcext:value-type="string">
            <text:p>59F</text:p>
          </table:table-cell>
          <table:table-cell table:formula="of:=MID([.A1441];1;4)" office:value-type="string" office:string-value="recy" calcext:value-type="string">
            <text:p>rec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duce</text:p>
          </table:table-cell>
          <table:table-cell table:style-name="ce25" office:value-type="float" office:value="1440" calcext:value-type="float">
            <text:p>1440</text:p>
          </table:table-cell>
          <table:table-cell table:style-name="ce25" table:formula="of:=CUSTOMDEZINBIN(MOD([.B1442];2048))" office:value-type="string" office:string-value="10110100000" calcext:value-type="string">
            <text:p>10110100000</text:p>
          </table:table-cell>
          <table:table-cell table:formula="of:=DEC2HEX([.B1442];3)" office:value-type="string" office:string-value="5A0" calcext:value-type="string">
            <text:p>5A0</text:p>
          </table:table-cell>
          <table:table-cell table:formula="of:=MID([.A1442];1;4)" office:value-type="string" office:string-value="redu" calcext:value-type="string">
            <text:p>red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flect</text:p>
          </table:table-cell>
          <table:table-cell table:style-name="ce25" office:value-type="float" office:value="1441" calcext:value-type="float">
            <text:p>1441</text:p>
          </table:table-cell>
          <table:table-cell table:style-name="ce25" table:formula="of:=CUSTOMDEZINBIN(MOD([.B1443];2048))" office:value-type="string" office:string-value="10110100001" calcext:value-type="string">
            <text:p>10110100001</text:p>
          </table:table-cell>
          <table:table-cell table:formula="of:=DEC2HEX([.B1443];3)" office:value-type="string" office:string-value="5A1" calcext:value-type="string">
            <text:p>5A1</text:p>
          </table:table-cell>
          <table:table-cell table:formula="of:=MID([.A1443];1;4)" office:value-type="string" office:string-value="refl" calcext:value-type="string">
            <text:p>ref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form</text:p>
          </table:table-cell>
          <table:table-cell table:style-name="ce25" office:value-type="float" office:value="1442" calcext:value-type="float">
            <text:p>1442</text:p>
          </table:table-cell>
          <table:table-cell table:style-name="ce25" table:formula="of:=CUSTOMDEZINBIN(MOD([.B1444];2048))" office:value-type="string" office:string-value="10110100010" calcext:value-type="string">
            <text:p>10110100010</text:p>
          </table:table-cell>
          <table:table-cell table:formula="of:=DEC2HEX([.B1444];3)" office:value-type="string" office:string-value="5A2" calcext:value-type="string">
            <text:p>5A2</text:p>
          </table:table-cell>
          <table:table-cell table:formula="of:=MID([.A1444];1;4)" office:value-type="string" office:string-value="refo" calcext:value-type="string">
            <text:p>ref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fuse</text:p>
          </table:table-cell>
          <table:table-cell table:style-name="ce25" office:value-type="float" office:value="1443" calcext:value-type="float">
            <text:p>1443</text:p>
          </table:table-cell>
          <table:table-cell table:style-name="ce25" table:formula="of:=CUSTOMDEZINBIN(MOD([.B1445];2048))" office:value-type="string" office:string-value="10110100011" calcext:value-type="string">
            <text:p>10110100011</text:p>
          </table:table-cell>
          <table:table-cell table:formula="of:=DEC2HEX([.B1445];3)" office:value-type="string" office:string-value="5A3" calcext:value-type="string">
            <text:p>5A3</text:p>
          </table:table-cell>
          <table:table-cell table:formula="of:=MID([.A1445];1;4)" office:value-type="string" office:string-value="refu" calcext:value-type="string">
            <text:p>ref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gion</text:p>
          </table:table-cell>
          <table:table-cell table:style-name="ce25" office:value-type="float" office:value="1444" calcext:value-type="float">
            <text:p>1444</text:p>
          </table:table-cell>
          <table:table-cell table:style-name="ce25" table:formula="of:=CUSTOMDEZINBIN(MOD([.B1446];2048))" office:value-type="string" office:string-value="10110100100" calcext:value-type="string">
            <text:p>10110100100</text:p>
          </table:table-cell>
          <table:table-cell table:formula="of:=DEC2HEX([.B1446];3)" office:value-type="string" office:string-value="5A4" calcext:value-type="string">
            <text:p>5A4</text:p>
          </table:table-cell>
          <table:table-cell table:formula="of:=MID([.A1446];1;4)" office:value-type="string" office:string-value="regi" calcext:value-type="string">
            <text:p>reg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gret</text:p>
          </table:table-cell>
          <table:table-cell table:style-name="ce25" office:value-type="float" office:value="1445" calcext:value-type="float">
            <text:p>1445</text:p>
          </table:table-cell>
          <table:table-cell table:style-name="ce25" table:formula="of:=CUSTOMDEZINBIN(MOD([.B1447];2048))" office:value-type="string" office:string-value="10110100101" calcext:value-type="string">
            <text:p>10110100101</text:p>
          </table:table-cell>
          <table:table-cell table:formula="of:=DEC2HEX([.B1447];3)" office:value-type="string" office:string-value="5A5" calcext:value-type="string">
            <text:p>5A5</text:p>
          </table:table-cell>
          <table:table-cell table:formula="of:=MID([.A1447];1;4)" office:value-type="string" office:string-value="regr" calcext:value-type="string">
            <text:p>reg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gular</text:p>
          </table:table-cell>
          <table:table-cell table:style-name="ce25" office:value-type="float" office:value="1446" calcext:value-type="float">
            <text:p>1446</text:p>
          </table:table-cell>
          <table:table-cell table:style-name="ce25" table:formula="of:=CUSTOMDEZINBIN(MOD([.B1448];2048))" office:value-type="string" office:string-value="10110100110" calcext:value-type="string">
            <text:p>10110100110</text:p>
          </table:table-cell>
          <table:table-cell table:formula="of:=DEC2HEX([.B1448];3)" office:value-type="string" office:string-value="5A6" calcext:value-type="string">
            <text:p>5A6</text:p>
          </table:table-cell>
          <table:table-cell table:formula="of:=MID([.A1448];1;4)" office:value-type="string" office:string-value="regu" calcext:value-type="string">
            <text:p>reg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ject</text:p>
          </table:table-cell>
          <table:table-cell table:style-name="ce25" office:value-type="float" office:value="1447" calcext:value-type="float">
            <text:p>1447</text:p>
          </table:table-cell>
          <table:table-cell table:style-name="ce25" table:formula="of:=CUSTOMDEZINBIN(MOD([.B1449];2048))" office:value-type="string" office:string-value="10110100111" calcext:value-type="string">
            <text:p>10110100111</text:p>
          </table:table-cell>
          <table:table-cell table:formula="of:=DEC2HEX([.B1449];3)" office:value-type="string" office:string-value="5A7" calcext:value-type="string">
            <text:p>5A7</text:p>
          </table:table-cell>
          <table:table-cell table:formula="of:=MID([.A1449];1;4)" office:value-type="string" office:string-value="reje" calcext:value-type="string">
            <text:p>rej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lax</text:p>
          </table:table-cell>
          <table:table-cell table:style-name="ce25" office:value-type="float" office:value="1448" calcext:value-type="float">
            <text:p>1448</text:p>
          </table:table-cell>
          <table:table-cell table:style-name="ce25" table:formula="of:=CUSTOMDEZINBIN(MOD([.B1450];2048))" office:value-type="string" office:string-value="10110101000" calcext:value-type="string">
            <text:p>10110101000</text:p>
          </table:table-cell>
          <table:table-cell table:formula="of:=DEC2HEX([.B1450];3)" office:value-type="string" office:string-value="5A8" calcext:value-type="string">
            <text:p>5A8</text:p>
          </table:table-cell>
          <table:table-cell table:formula="of:=MID([.A1450];1;4)" office:value-type="string" office:string-value="rela" calcext:value-type="string">
            <text:p>rel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lease</text:p>
          </table:table-cell>
          <table:table-cell table:style-name="ce25" office:value-type="float" office:value="1449" calcext:value-type="float">
            <text:p>1449</text:p>
          </table:table-cell>
          <table:table-cell table:style-name="ce25" table:formula="of:=CUSTOMDEZINBIN(MOD([.B1451];2048))" office:value-type="string" office:string-value="10110101001" calcext:value-type="string">
            <text:p>10110101001</text:p>
          </table:table-cell>
          <table:table-cell table:formula="of:=DEC2HEX([.B1451];3)" office:value-type="string" office:string-value="5A9" calcext:value-type="string">
            <text:p>5A9</text:p>
          </table:table-cell>
          <table:table-cell table:formula="of:=MID([.A1451];1;4)" office:value-type="string" office:string-value="rele" calcext:value-type="string">
            <text:p>rel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lief</text:p>
          </table:table-cell>
          <table:table-cell table:style-name="ce25" office:value-type="float" office:value="1450" calcext:value-type="float">
            <text:p>1450</text:p>
          </table:table-cell>
          <table:table-cell table:style-name="ce25" table:formula="of:=CUSTOMDEZINBIN(MOD([.B1452];2048))" office:value-type="string" office:string-value="10110101010" calcext:value-type="string">
            <text:p>10110101010</text:p>
          </table:table-cell>
          <table:table-cell table:formula="of:=DEC2HEX([.B1452];3)" office:value-type="string" office:string-value="5AA" calcext:value-type="string">
            <text:p>5AA</text:p>
          </table:table-cell>
          <table:table-cell table:formula="of:=MID([.A1452];1;4)" office:value-type="string" office:string-value="reli" calcext:value-type="string">
            <text:p>rel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ly</text:p>
          </table:table-cell>
          <table:table-cell table:style-name="ce25" office:value-type="float" office:value="1451" calcext:value-type="float">
            <text:p>1451</text:p>
          </table:table-cell>
          <table:table-cell table:style-name="ce25" table:formula="of:=CUSTOMDEZINBIN(MOD([.B1453];2048))" office:value-type="string" office:string-value="10110101011" calcext:value-type="string">
            <text:p>10110101011</text:p>
          </table:table-cell>
          <table:table-cell table:formula="of:=DEC2HEX([.B1453];3)" office:value-type="string" office:string-value="5AB" calcext:value-type="string">
            <text:p>5AB</text:p>
          </table:table-cell>
          <table:table-cell table:formula="of:=MID([.A1453];1;4)" office:value-type="string" office:string-value="rely" calcext:value-type="string">
            <text:p>rel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main</text:p>
          </table:table-cell>
          <table:table-cell table:style-name="ce25" office:value-type="float" office:value="1452" calcext:value-type="float">
            <text:p>1452</text:p>
          </table:table-cell>
          <table:table-cell table:style-name="ce25" table:formula="of:=CUSTOMDEZINBIN(MOD([.B1454];2048))" office:value-type="string" office:string-value="10110101100" calcext:value-type="string">
            <text:p>10110101100</text:p>
          </table:table-cell>
          <table:table-cell table:formula="of:=DEC2HEX([.B1454];3)" office:value-type="string" office:string-value="5AC" calcext:value-type="string">
            <text:p>5AC</text:p>
          </table:table-cell>
          <table:table-cell table:formula="of:=MID([.A1454];1;4)" office:value-type="string" office:string-value="rema" calcext:value-type="string">
            <text:p>rem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member</text:p>
          </table:table-cell>
          <table:table-cell table:style-name="ce25" office:value-type="float" office:value="1453" calcext:value-type="float">
            <text:p>1453</text:p>
          </table:table-cell>
          <table:table-cell table:style-name="ce25" table:formula="of:=CUSTOMDEZINBIN(MOD([.B1455];2048))" office:value-type="string" office:string-value="10110101101" calcext:value-type="string">
            <text:p>10110101101</text:p>
          </table:table-cell>
          <table:table-cell table:formula="of:=DEC2HEX([.B1455];3)" office:value-type="string" office:string-value="5AD" calcext:value-type="string">
            <text:p>5AD</text:p>
          </table:table-cell>
          <table:table-cell table:formula="of:=MID([.A1455];1;4)" office:value-type="string" office:string-value="reme" calcext:value-type="string">
            <text:p>rem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mind</text:p>
          </table:table-cell>
          <table:table-cell table:style-name="ce25" office:value-type="float" office:value="1454" calcext:value-type="float">
            <text:p>1454</text:p>
          </table:table-cell>
          <table:table-cell table:style-name="ce25" table:formula="of:=CUSTOMDEZINBIN(MOD([.B1456];2048))" office:value-type="string" office:string-value="10110101110" calcext:value-type="string">
            <text:p>10110101110</text:p>
          </table:table-cell>
          <table:table-cell table:formula="of:=DEC2HEX([.B1456];3)" office:value-type="string" office:string-value="5AE" calcext:value-type="string">
            <text:p>5AE</text:p>
          </table:table-cell>
          <table:table-cell table:formula="of:=MID([.A1456];1;4)" office:value-type="string" office:string-value="remi" calcext:value-type="string">
            <text:p>rem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move</text:p>
          </table:table-cell>
          <table:table-cell table:style-name="ce25" office:value-type="float" office:value="1455" calcext:value-type="float">
            <text:p>1455</text:p>
          </table:table-cell>
          <table:table-cell table:style-name="ce25" table:formula="of:=CUSTOMDEZINBIN(MOD([.B1457];2048))" office:value-type="string" office:string-value="10110101111" calcext:value-type="string">
            <text:p>10110101111</text:p>
          </table:table-cell>
          <table:table-cell table:formula="of:=DEC2HEX([.B1457];3)" office:value-type="string" office:string-value="5AF" calcext:value-type="string">
            <text:p>5AF</text:p>
          </table:table-cell>
          <table:table-cell table:formula="of:=MID([.A1457];1;4)" office:value-type="string" office:string-value="remo" calcext:value-type="string">
            <text:p>rem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nder</text:p>
          </table:table-cell>
          <table:table-cell table:style-name="ce25" office:value-type="float" office:value="1456" calcext:value-type="float">
            <text:p>1456</text:p>
          </table:table-cell>
          <table:table-cell table:style-name="ce25" table:formula="of:=CUSTOMDEZINBIN(MOD([.B1458];2048))" office:value-type="string" office:string-value="10110110000" calcext:value-type="string">
            <text:p>10110110000</text:p>
          </table:table-cell>
          <table:table-cell table:formula="of:=DEC2HEX([.B1458];3)" office:value-type="string" office:string-value="5B0" calcext:value-type="string">
            <text:p>5B0</text:p>
          </table:table-cell>
          <table:table-cell table:formula="of:=MID([.A1458];1;4)" office:value-type="string" office:string-value="rend" calcext:value-type="string">
            <text:p>ren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new</text:p>
          </table:table-cell>
          <table:table-cell table:style-name="ce25" office:value-type="float" office:value="1457" calcext:value-type="float">
            <text:p>1457</text:p>
          </table:table-cell>
          <table:table-cell table:style-name="ce25" table:formula="of:=CUSTOMDEZINBIN(MOD([.B1459];2048))" office:value-type="string" office:string-value="10110110001" calcext:value-type="string">
            <text:p>10110110001</text:p>
          </table:table-cell>
          <table:table-cell table:formula="of:=DEC2HEX([.B1459];3)" office:value-type="string" office:string-value="5B1" calcext:value-type="string">
            <text:p>5B1</text:p>
          </table:table-cell>
          <table:table-cell table:formula="of:=MID([.A1459];1;4)" office:value-type="string" office:string-value="rene" calcext:value-type="string">
            <text:p>re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nt</text:p>
          </table:table-cell>
          <table:table-cell table:style-name="ce25" office:value-type="float" office:value="1458" calcext:value-type="float">
            <text:p>1458</text:p>
          </table:table-cell>
          <table:table-cell table:style-name="ce25" table:formula="of:=CUSTOMDEZINBIN(MOD([.B1460];2048))" office:value-type="string" office:string-value="10110110010" calcext:value-type="string">
            <text:p>10110110010</text:p>
          </table:table-cell>
          <table:table-cell table:formula="of:=DEC2HEX([.B1460];3)" office:value-type="string" office:string-value="5B2" calcext:value-type="string">
            <text:p>5B2</text:p>
          </table:table-cell>
          <table:table-cell table:formula="of:=MID([.A1460];1;4)" office:value-type="string" office:string-value="rent" calcext:value-type="string">
            <text:p>ren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open</text:p>
          </table:table-cell>
          <table:table-cell table:style-name="ce25" office:value-type="float" office:value="1459" calcext:value-type="float">
            <text:p>1459</text:p>
          </table:table-cell>
          <table:table-cell table:style-name="ce25" table:formula="of:=CUSTOMDEZINBIN(MOD([.B1461];2048))" office:value-type="string" office:string-value="10110110011" calcext:value-type="string">
            <text:p>10110110011</text:p>
          </table:table-cell>
          <table:table-cell table:formula="of:=DEC2HEX([.B1461];3)" office:value-type="string" office:string-value="5B3" calcext:value-type="string">
            <text:p>5B3</text:p>
          </table:table-cell>
          <table:table-cell table:formula="of:=MID([.A1461];1;4)" office:value-type="string" office:string-value="reop" calcext:value-type="string">
            <text:p>reo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pair</text:p>
          </table:table-cell>
          <table:table-cell table:style-name="ce25" office:value-type="float" office:value="1460" calcext:value-type="float">
            <text:p>1460</text:p>
          </table:table-cell>
          <table:table-cell table:style-name="ce25" table:formula="of:=CUSTOMDEZINBIN(MOD([.B1462];2048))" office:value-type="string" office:string-value="10110110100" calcext:value-type="string">
            <text:p>10110110100</text:p>
          </table:table-cell>
          <table:table-cell table:formula="of:=DEC2HEX([.B1462];3)" office:value-type="string" office:string-value="5B4" calcext:value-type="string">
            <text:p>5B4</text:p>
          </table:table-cell>
          <table:table-cell table:formula="of:=MID([.A1462];1;4)" office:value-type="string" office:string-value="repa" calcext:value-type="string">
            <text:p>rep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peat</text:p>
          </table:table-cell>
          <table:table-cell table:style-name="ce25" office:value-type="float" office:value="1461" calcext:value-type="float">
            <text:p>1461</text:p>
          </table:table-cell>
          <table:table-cell table:style-name="ce25" table:formula="of:=CUSTOMDEZINBIN(MOD([.B1463];2048))" office:value-type="string" office:string-value="10110110101" calcext:value-type="string">
            <text:p>10110110101</text:p>
          </table:table-cell>
          <table:table-cell table:formula="of:=DEC2HEX([.B1463];3)" office:value-type="string" office:string-value="5B5" calcext:value-type="string">
            <text:p>5B5</text:p>
          </table:table-cell>
          <table:table-cell table:formula="of:=MID([.A1463];1;4)" office:value-type="string" office:string-value="repe" calcext:value-type="string">
            <text:p>rep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place</text:p>
          </table:table-cell>
          <table:table-cell table:style-name="ce25" office:value-type="float" office:value="1462" calcext:value-type="float">
            <text:p>1462</text:p>
          </table:table-cell>
          <table:table-cell table:style-name="ce25" table:formula="of:=CUSTOMDEZINBIN(MOD([.B1464];2048))" office:value-type="string" office:string-value="10110110110" calcext:value-type="string">
            <text:p>10110110110</text:p>
          </table:table-cell>
          <table:table-cell table:formula="of:=DEC2HEX([.B1464];3)" office:value-type="string" office:string-value="5B6" calcext:value-type="string">
            <text:p>5B6</text:p>
          </table:table-cell>
          <table:table-cell table:formula="of:=MID([.A1464];1;4)" office:value-type="string" office:string-value="repl" calcext:value-type="string">
            <text:p>rep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port</text:p>
          </table:table-cell>
          <table:table-cell table:style-name="ce25" office:value-type="float" office:value="1463" calcext:value-type="float">
            <text:p>1463</text:p>
          </table:table-cell>
          <table:table-cell table:style-name="ce25" table:formula="of:=CUSTOMDEZINBIN(MOD([.B1465];2048))" office:value-type="string" office:string-value="10110110111" calcext:value-type="string">
            <text:p>10110110111</text:p>
          </table:table-cell>
          <table:table-cell table:formula="of:=DEC2HEX([.B1465];3)" office:value-type="string" office:string-value="5B7" calcext:value-type="string">
            <text:p>5B7</text:p>
          </table:table-cell>
          <table:table-cell table:formula="of:=MID([.A1465];1;4)" office:value-type="string" office:string-value="repo" calcext:value-type="string">
            <text:p>rep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quire</text:p>
          </table:table-cell>
          <table:table-cell table:style-name="ce25" office:value-type="float" office:value="1464" calcext:value-type="float">
            <text:p>1464</text:p>
          </table:table-cell>
          <table:table-cell table:style-name="ce25" table:formula="of:=CUSTOMDEZINBIN(MOD([.B1466];2048))" office:value-type="string" office:string-value="10110111000" calcext:value-type="string">
            <text:p>10110111000</text:p>
          </table:table-cell>
          <table:table-cell table:formula="of:=DEC2HEX([.B1466];3)" office:value-type="string" office:string-value="5B8" calcext:value-type="string">
            <text:p>5B8</text:p>
          </table:table-cell>
          <table:table-cell table:formula="of:=MID([.A1466];1;4)" office:value-type="string" office:string-value="requ" calcext:value-type="string">
            <text:p>req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scue</text:p>
          </table:table-cell>
          <table:table-cell table:style-name="ce25" office:value-type="float" office:value="1465" calcext:value-type="float">
            <text:p>1465</text:p>
          </table:table-cell>
          <table:table-cell table:style-name="ce25" table:formula="of:=CUSTOMDEZINBIN(MOD([.B1467];2048))" office:value-type="string" office:string-value="10110111001" calcext:value-type="string">
            <text:p>10110111001</text:p>
          </table:table-cell>
          <table:table-cell table:formula="of:=DEC2HEX([.B1467];3)" office:value-type="string" office:string-value="5B9" calcext:value-type="string">
            <text:p>5B9</text:p>
          </table:table-cell>
          <table:table-cell table:formula="of:=MID([.A1467];1;4)" office:value-type="string" office:string-value="resc" calcext:value-type="string">
            <text:p>res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semble</text:p>
          </table:table-cell>
          <table:table-cell table:style-name="ce25" office:value-type="float" office:value="1466" calcext:value-type="float">
            <text:p>1466</text:p>
          </table:table-cell>
          <table:table-cell table:style-name="ce25" table:formula="of:=CUSTOMDEZINBIN(MOD([.B1468];2048))" office:value-type="string" office:string-value="10110111010" calcext:value-type="string">
            <text:p>10110111010</text:p>
          </table:table-cell>
          <table:table-cell table:formula="of:=DEC2HEX([.B1468];3)" office:value-type="string" office:string-value="5BA" calcext:value-type="string">
            <text:p>5BA</text:p>
          </table:table-cell>
          <table:table-cell table:formula="of:=MID([.A1468];1;4)" office:value-type="string" office:string-value="rese" calcext:value-type="string">
            <text:p>re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sist</text:p>
          </table:table-cell>
          <table:table-cell table:style-name="ce25" office:value-type="float" office:value="1467" calcext:value-type="float">
            <text:p>1467</text:p>
          </table:table-cell>
          <table:table-cell table:style-name="ce25" table:formula="of:=CUSTOMDEZINBIN(MOD([.B1469];2048))" office:value-type="string" office:string-value="10110111011" calcext:value-type="string">
            <text:p>10110111011</text:p>
          </table:table-cell>
          <table:table-cell table:formula="of:=DEC2HEX([.B1469];3)" office:value-type="string" office:string-value="5BB" calcext:value-type="string">
            <text:p>5BB</text:p>
          </table:table-cell>
          <table:table-cell table:formula="of:=MID([.A1469];1;4)" office:value-type="string" office:string-value="resi" calcext:value-type="string">
            <text:p>res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source</text:p>
          </table:table-cell>
          <table:table-cell table:style-name="ce25" office:value-type="float" office:value="1468" calcext:value-type="float">
            <text:p>1468</text:p>
          </table:table-cell>
          <table:table-cell table:style-name="ce25" table:formula="of:=CUSTOMDEZINBIN(MOD([.B1470];2048))" office:value-type="string" office:string-value="10110111100" calcext:value-type="string">
            <text:p>10110111100</text:p>
          </table:table-cell>
          <table:table-cell table:formula="of:=DEC2HEX([.B1470];3)" office:value-type="string" office:string-value="5BC" calcext:value-type="string">
            <text:p>5BC</text:p>
          </table:table-cell>
          <table:table-cell table:formula="of:=MID([.A1470];1;4)" office:value-type="string" office:string-value="reso" calcext:value-type="string">
            <text:p>res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sponse</text:p>
          </table:table-cell>
          <table:table-cell table:style-name="ce25" office:value-type="float" office:value="1469" calcext:value-type="float">
            <text:p>1469</text:p>
          </table:table-cell>
          <table:table-cell table:style-name="ce25" table:formula="of:=CUSTOMDEZINBIN(MOD([.B1471];2048))" office:value-type="string" office:string-value="10110111101" calcext:value-type="string">
            <text:p>10110111101</text:p>
          </table:table-cell>
          <table:table-cell table:formula="of:=DEC2HEX([.B1471];3)" office:value-type="string" office:string-value="5BD" calcext:value-type="string">
            <text:p>5BD</text:p>
          </table:table-cell>
          <table:table-cell table:formula="of:=MID([.A1471];1;4)" office:value-type="string" office:string-value="resp" calcext:value-type="string">
            <text:p>res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sult</text:p>
          </table:table-cell>
          <table:table-cell table:style-name="ce25" office:value-type="float" office:value="1470" calcext:value-type="float">
            <text:p>1470</text:p>
          </table:table-cell>
          <table:table-cell table:style-name="ce25" table:formula="of:=CUSTOMDEZINBIN(MOD([.B1472];2048))" office:value-type="string" office:string-value="10110111110" calcext:value-type="string">
            <text:p>10110111110</text:p>
          </table:table-cell>
          <table:table-cell table:formula="of:=DEC2HEX([.B1472];3)" office:value-type="string" office:string-value="5BE" calcext:value-type="string">
            <text:p>5BE</text:p>
          </table:table-cell>
          <table:table-cell table:formula="of:=MID([.A1472];1;4)" office:value-type="string" office:string-value="resu" calcext:value-type="string">
            <text:p>res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tire</text:p>
          </table:table-cell>
          <table:table-cell table:style-name="ce25" office:value-type="float" office:value="1471" calcext:value-type="float">
            <text:p>1471</text:p>
          </table:table-cell>
          <table:table-cell table:style-name="ce25" table:formula="of:=CUSTOMDEZINBIN(MOD([.B1473];2048))" office:value-type="string" office:string-value="10110111111" calcext:value-type="string">
            <text:p>10110111111</text:p>
          </table:table-cell>
          <table:table-cell table:formula="of:=DEC2HEX([.B1473];3)" office:value-type="string" office:string-value="5BF" calcext:value-type="string">
            <text:p>5BF</text:p>
          </table:table-cell>
          <table:table-cell table:formula="of:=MID([.A1473];1;4)" office:value-type="string" office:string-value="reti" calcext:value-type="string">
            <text:p>ret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treat</text:p>
          </table:table-cell>
          <table:table-cell table:style-name="ce25" office:value-type="float" office:value="1472" calcext:value-type="float">
            <text:p>1472</text:p>
          </table:table-cell>
          <table:table-cell table:style-name="ce25" table:formula="of:=CUSTOMDEZINBIN(MOD([.B1474];2048))" office:value-type="string" office:string-value="10111000000" calcext:value-type="string">
            <text:p>10111000000</text:p>
          </table:table-cell>
          <table:table-cell table:formula="of:=DEC2HEX([.B1474];3)" office:value-type="string" office:string-value="5C0" calcext:value-type="string">
            <text:p>5C0</text:p>
          </table:table-cell>
          <table:table-cell table:formula="of:=MID([.A1474];1;4)" office:value-type="string" office:string-value="retr" calcext:value-type="string">
            <text:p>ret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turn</text:p>
          </table:table-cell>
          <table:table-cell table:style-name="ce25" office:value-type="float" office:value="1473" calcext:value-type="float">
            <text:p>1473</text:p>
          </table:table-cell>
          <table:table-cell table:style-name="ce25" table:formula="of:=CUSTOMDEZINBIN(MOD([.B1475];2048))" office:value-type="string" office:string-value="10111000001" calcext:value-type="string">
            <text:p>10111000001</text:p>
          </table:table-cell>
          <table:table-cell table:formula="of:=DEC2HEX([.B1475];3)" office:value-type="string" office:string-value="5C1" calcext:value-type="string">
            <text:p>5C1</text:p>
          </table:table-cell>
          <table:table-cell table:formula="of:=MID([.A1475];1;4)" office:value-type="string" office:string-value="retu" calcext:value-type="string">
            <text:p>ret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union</text:p>
          </table:table-cell>
          <table:table-cell table:style-name="ce25" office:value-type="float" office:value="1474" calcext:value-type="float">
            <text:p>1474</text:p>
          </table:table-cell>
          <table:table-cell table:style-name="ce25" table:formula="of:=CUSTOMDEZINBIN(MOD([.B1476];2048))" office:value-type="string" office:string-value="10111000010" calcext:value-type="string">
            <text:p>10111000010</text:p>
          </table:table-cell>
          <table:table-cell table:formula="of:=DEC2HEX([.B1476];3)" office:value-type="string" office:string-value="5C2" calcext:value-type="string">
            <text:p>5C2</text:p>
          </table:table-cell>
          <table:table-cell table:formula="of:=MID([.A1476];1;4)" office:value-type="string" office:string-value="reun" calcext:value-type="string">
            <text:p>reu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veal</text:p>
          </table:table-cell>
          <table:table-cell table:style-name="ce25" office:value-type="float" office:value="1475" calcext:value-type="float">
            <text:p>1475</text:p>
          </table:table-cell>
          <table:table-cell table:style-name="ce25" table:formula="of:=CUSTOMDEZINBIN(MOD([.B1477];2048))" office:value-type="string" office:string-value="10111000011" calcext:value-type="string">
            <text:p>10111000011</text:p>
          </table:table-cell>
          <table:table-cell table:formula="of:=DEC2HEX([.B1477];3)" office:value-type="string" office:string-value="5C3" calcext:value-type="string">
            <text:p>5C3</text:p>
          </table:table-cell>
          <table:table-cell table:formula="of:=MID([.A1477];1;4)" office:value-type="string" office:string-value="reve" calcext:value-type="string">
            <text:p>rev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view</text:p>
          </table:table-cell>
          <table:table-cell table:style-name="ce25" office:value-type="float" office:value="1476" calcext:value-type="float">
            <text:p>1476</text:p>
          </table:table-cell>
          <table:table-cell table:style-name="ce25" table:formula="of:=CUSTOMDEZINBIN(MOD([.B1478];2048))" office:value-type="string" office:string-value="10111000100" calcext:value-type="string">
            <text:p>10111000100</text:p>
          </table:table-cell>
          <table:table-cell table:formula="of:=DEC2HEX([.B1478];3)" office:value-type="string" office:string-value="5C4" calcext:value-type="string">
            <text:p>5C4</text:p>
          </table:table-cell>
          <table:table-cell table:formula="of:=MID([.A1478];1;4)" office:value-type="string" office:string-value="revi" calcext:value-type="string">
            <text:p>rev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ward</text:p>
          </table:table-cell>
          <table:table-cell table:style-name="ce25" office:value-type="float" office:value="1477" calcext:value-type="float">
            <text:p>1477</text:p>
          </table:table-cell>
          <table:table-cell table:style-name="ce25" table:formula="of:=CUSTOMDEZINBIN(MOD([.B1479];2048))" office:value-type="string" office:string-value="10111000101" calcext:value-type="string">
            <text:p>10111000101</text:p>
          </table:table-cell>
          <table:table-cell table:formula="of:=DEC2HEX([.B1479];3)" office:value-type="string" office:string-value="5C5" calcext:value-type="string">
            <text:p>5C5</text:p>
          </table:table-cell>
          <table:table-cell table:formula="of:=MID([.A1479];1;4)" office:value-type="string" office:string-value="rewa" calcext:value-type="string">
            <text:p>rew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hythm</text:p>
          </table:table-cell>
          <table:table-cell table:style-name="ce25" office:value-type="float" office:value="1478" calcext:value-type="float">
            <text:p>1478</text:p>
          </table:table-cell>
          <table:table-cell table:style-name="ce25" table:formula="of:=CUSTOMDEZINBIN(MOD([.B1480];2048))" office:value-type="string" office:string-value="10111000110" calcext:value-type="string">
            <text:p>10111000110</text:p>
          </table:table-cell>
          <table:table-cell table:formula="of:=DEC2HEX([.B1480];3)" office:value-type="string" office:string-value="5C6" calcext:value-type="string">
            <text:p>5C6</text:p>
          </table:table-cell>
          <table:table-cell table:formula="of:=MID([.A1480];1;4)" office:value-type="string" office:string-value="rhyt" calcext:value-type="string">
            <text:p>rhy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ib</text:p>
          </table:table-cell>
          <table:table-cell table:style-name="ce25" office:value-type="float" office:value="1479" calcext:value-type="float">
            <text:p>1479</text:p>
          </table:table-cell>
          <table:table-cell table:style-name="ce25" table:formula="of:=CUSTOMDEZINBIN(MOD([.B1481];2048))" office:value-type="string" office:string-value="10111000111" calcext:value-type="string">
            <text:p>10111000111</text:p>
          </table:table-cell>
          <table:table-cell table:formula="of:=DEC2HEX([.B1481];3)" office:value-type="string" office:string-value="5C7" calcext:value-type="string">
            <text:p>5C7</text:p>
          </table:table-cell>
          <table:table-cell table:formula="of:=MID([.A1481];1;4)" office:value-type="string" office:string-value="rib" calcext:value-type="string">
            <text:p>ri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ibbon</text:p>
          </table:table-cell>
          <table:table-cell table:style-name="ce25" office:value-type="float" office:value="1480" calcext:value-type="float">
            <text:p>1480</text:p>
          </table:table-cell>
          <table:table-cell table:style-name="ce25" table:formula="of:=CUSTOMDEZINBIN(MOD([.B1482];2048))" office:value-type="string" office:string-value="10111001000" calcext:value-type="string">
            <text:p>10111001000</text:p>
          </table:table-cell>
          <table:table-cell table:formula="of:=DEC2HEX([.B1482];3)" office:value-type="string" office:string-value="5C8" calcext:value-type="string">
            <text:p>5C8</text:p>
          </table:table-cell>
          <table:table-cell table:formula="of:=MID([.A1482];1;4)" office:value-type="string" office:string-value="ribb" calcext:value-type="string">
            <text:p>rib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ice</text:p>
          </table:table-cell>
          <table:table-cell table:style-name="ce25" office:value-type="float" office:value="1481" calcext:value-type="float">
            <text:p>1481</text:p>
          </table:table-cell>
          <table:table-cell table:style-name="ce25" table:formula="of:=CUSTOMDEZINBIN(MOD([.B1483];2048))" office:value-type="string" office:string-value="10111001001" calcext:value-type="string">
            <text:p>10111001001</text:p>
          </table:table-cell>
          <table:table-cell table:formula="of:=DEC2HEX([.B1483];3)" office:value-type="string" office:string-value="5C9" calcext:value-type="string">
            <text:p>5C9</text:p>
          </table:table-cell>
          <table:table-cell table:formula="of:=MID([.A1483];1;4)" office:value-type="string" office:string-value="rice" calcext:value-type="string">
            <text:p>ric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ich</text:p>
          </table:table-cell>
          <table:table-cell table:style-name="ce25" office:value-type="float" office:value="1482" calcext:value-type="float">
            <text:p>1482</text:p>
          </table:table-cell>
          <table:table-cell table:style-name="ce25" table:formula="of:=CUSTOMDEZINBIN(MOD([.B1484];2048))" office:value-type="string" office:string-value="10111001010" calcext:value-type="string">
            <text:p>10111001010</text:p>
          </table:table-cell>
          <table:table-cell table:formula="of:=DEC2HEX([.B1484];3)" office:value-type="string" office:string-value="5CA" calcext:value-type="string">
            <text:p>5CA</text:p>
          </table:table-cell>
          <table:table-cell table:formula="of:=MID([.A1484];1;4)" office:value-type="string" office:string-value="rich" calcext:value-type="string">
            <text:p>ric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ide</text:p>
          </table:table-cell>
          <table:table-cell table:style-name="ce25" office:value-type="float" office:value="1483" calcext:value-type="float">
            <text:p>1483</text:p>
          </table:table-cell>
          <table:table-cell table:style-name="ce25" table:formula="of:=CUSTOMDEZINBIN(MOD([.B1485];2048))" office:value-type="string" office:string-value="10111001011" calcext:value-type="string">
            <text:p>10111001011</text:p>
          </table:table-cell>
          <table:table-cell table:formula="of:=DEC2HEX([.B1485];3)" office:value-type="string" office:string-value="5CB" calcext:value-type="string">
            <text:p>5CB</text:p>
          </table:table-cell>
          <table:table-cell table:formula="of:=MID([.A1485];1;4)" office:value-type="string" office:string-value="ride" calcext:value-type="string">
            <text:p>rid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idge</text:p>
          </table:table-cell>
          <table:table-cell table:style-name="ce25" office:value-type="float" office:value="1484" calcext:value-type="float">
            <text:p>1484</text:p>
          </table:table-cell>
          <table:table-cell table:style-name="ce25" table:formula="of:=CUSTOMDEZINBIN(MOD([.B1486];2048))" office:value-type="string" office:string-value="10111001100" calcext:value-type="string">
            <text:p>10111001100</text:p>
          </table:table-cell>
          <table:table-cell table:formula="of:=DEC2HEX([.B1486];3)" office:value-type="string" office:string-value="5CC" calcext:value-type="string">
            <text:p>5CC</text:p>
          </table:table-cell>
          <table:table-cell table:formula="of:=MID([.A1486];1;4)" office:value-type="string" office:string-value="ridg" calcext:value-type="string">
            <text:p>rid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ifle</text:p>
          </table:table-cell>
          <table:table-cell table:style-name="ce25" office:value-type="float" office:value="1485" calcext:value-type="float">
            <text:p>1485</text:p>
          </table:table-cell>
          <table:table-cell table:style-name="ce25" table:formula="of:=CUSTOMDEZINBIN(MOD([.B1487];2048))" office:value-type="string" office:string-value="10111001101" calcext:value-type="string">
            <text:p>10111001101</text:p>
          </table:table-cell>
          <table:table-cell table:formula="of:=DEC2HEX([.B1487];3)" office:value-type="string" office:string-value="5CD" calcext:value-type="string">
            <text:p>5CD</text:p>
          </table:table-cell>
          <table:table-cell table:formula="of:=MID([.A1487];1;4)" office:value-type="string" office:string-value="rifl" calcext:value-type="string">
            <text:p>rif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ight</text:p>
          </table:table-cell>
          <table:table-cell table:style-name="ce25" office:value-type="float" office:value="1486" calcext:value-type="float">
            <text:p>1486</text:p>
          </table:table-cell>
          <table:table-cell table:style-name="ce25" table:formula="of:=CUSTOMDEZINBIN(MOD([.B1488];2048))" office:value-type="string" office:string-value="10111001110" calcext:value-type="string">
            <text:p>10111001110</text:p>
          </table:table-cell>
          <table:table-cell table:formula="of:=DEC2HEX([.B1488];3)" office:value-type="string" office:string-value="5CE" calcext:value-type="string">
            <text:p>5CE</text:p>
          </table:table-cell>
          <table:table-cell table:formula="of:=MID([.A1488];1;4)" office:value-type="string" office:string-value="righ" calcext:value-type="string">
            <text:p>rig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igid</text:p>
          </table:table-cell>
          <table:table-cell table:style-name="ce25" office:value-type="float" office:value="1487" calcext:value-type="float">
            <text:p>1487</text:p>
          </table:table-cell>
          <table:table-cell table:style-name="ce25" table:formula="of:=CUSTOMDEZINBIN(MOD([.B1489];2048))" office:value-type="string" office:string-value="10111001111" calcext:value-type="string">
            <text:p>10111001111</text:p>
          </table:table-cell>
          <table:table-cell table:formula="of:=DEC2HEX([.B1489];3)" office:value-type="string" office:string-value="5CF" calcext:value-type="string">
            <text:p>5CF</text:p>
          </table:table-cell>
          <table:table-cell table:formula="of:=MID([.A1489];1;4)" office:value-type="string" office:string-value="rigi" calcext:value-type="string">
            <text:p>rig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ing</text:p>
          </table:table-cell>
          <table:table-cell table:style-name="ce25" office:value-type="float" office:value="1488" calcext:value-type="float">
            <text:p>1488</text:p>
          </table:table-cell>
          <table:table-cell table:style-name="ce25" table:formula="of:=CUSTOMDEZINBIN(MOD([.B1490];2048))" office:value-type="string" office:string-value="10111010000" calcext:value-type="string">
            <text:p>10111010000</text:p>
          </table:table-cell>
          <table:table-cell table:formula="of:=DEC2HEX([.B1490];3)" office:value-type="string" office:string-value="5D0" calcext:value-type="string">
            <text:p>5D0</text:p>
          </table:table-cell>
          <table:table-cell table:formula="of:=MID([.A1490];1;4)" office:value-type="string" office:string-value="ring" calcext:value-type="string">
            <text:p>rin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iot</text:p>
          </table:table-cell>
          <table:table-cell table:style-name="ce25" office:value-type="float" office:value="1489" calcext:value-type="float">
            <text:p>1489</text:p>
          </table:table-cell>
          <table:table-cell table:style-name="ce25" table:formula="of:=CUSTOMDEZINBIN(MOD([.B1491];2048))" office:value-type="string" office:string-value="10111010001" calcext:value-type="string">
            <text:p>10111010001</text:p>
          </table:table-cell>
          <table:table-cell table:formula="of:=DEC2HEX([.B1491];3)" office:value-type="string" office:string-value="5D1" calcext:value-type="string">
            <text:p>5D1</text:p>
          </table:table-cell>
          <table:table-cell table:formula="of:=MID([.A1491];1;4)" office:value-type="string" office:string-value="riot" calcext:value-type="string">
            <text:p>rio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ipple</text:p>
          </table:table-cell>
          <table:table-cell table:style-name="ce25" office:value-type="float" office:value="1490" calcext:value-type="float">
            <text:p>1490</text:p>
          </table:table-cell>
          <table:table-cell table:style-name="ce25" table:formula="of:=CUSTOMDEZINBIN(MOD([.B1492];2048))" office:value-type="string" office:string-value="10111010010" calcext:value-type="string">
            <text:p>10111010010</text:p>
          </table:table-cell>
          <table:table-cell table:formula="of:=DEC2HEX([.B1492];3)" office:value-type="string" office:string-value="5D2" calcext:value-type="string">
            <text:p>5D2</text:p>
          </table:table-cell>
          <table:table-cell table:formula="of:=MID([.A1492];1;4)" office:value-type="string" office:string-value="ripp" calcext:value-type="string">
            <text:p>rip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isk</text:p>
          </table:table-cell>
          <table:table-cell table:style-name="ce25" office:value-type="float" office:value="1491" calcext:value-type="float">
            <text:p>1491</text:p>
          </table:table-cell>
          <table:table-cell table:style-name="ce25" table:formula="of:=CUSTOMDEZINBIN(MOD([.B1493];2048))" office:value-type="string" office:string-value="10111010011" calcext:value-type="string">
            <text:p>10111010011</text:p>
          </table:table-cell>
          <table:table-cell table:formula="of:=DEC2HEX([.B1493];3)" office:value-type="string" office:string-value="5D3" calcext:value-type="string">
            <text:p>5D3</text:p>
          </table:table-cell>
          <table:table-cell table:formula="of:=MID([.A1493];1;4)" office:value-type="string" office:string-value="risk" calcext:value-type="string">
            <text:p>ris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itual</text:p>
          </table:table-cell>
          <table:table-cell table:style-name="ce25" office:value-type="float" office:value="1492" calcext:value-type="float">
            <text:p>1492</text:p>
          </table:table-cell>
          <table:table-cell table:style-name="ce25" table:formula="of:=CUSTOMDEZINBIN(MOD([.B1494];2048))" office:value-type="string" office:string-value="10111010100" calcext:value-type="string">
            <text:p>10111010100</text:p>
          </table:table-cell>
          <table:table-cell table:formula="of:=DEC2HEX([.B1494];3)" office:value-type="string" office:string-value="5D4" calcext:value-type="string">
            <text:p>5D4</text:p>
          </table:table-cell>
          <table:table-cell table:formula="of:=MID([.A1494];1;4)" office:value-type="string" office:string-value="ritu" calcext:value-type="string">
            <text:p>rit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ival</text:p>
          </table:table-cell>
          <table:table-cell table:style-name="ce25" office:value-type="float" office:value="1493" calcext:value-type="float">
            <text:p>1493</text:p>
          </table:table-cell>
          <table:table-cell table:style-name="ce25" table:formula="of:=CUSTOMDEZINBIN(MOD([.B1495];2048))" office:value-type="string" office:string-value="10111010101" calcext:value-type="string">
            <text:p>10111010101</text:p>
          </table:table-cell>
          <table:table-cell table:formula="of:=DEC2HEX([.B1495];3)" office:value-type="string" office:string-value="5D5" calcext:value-type="string">
            <text:p>5D5</text:p>
          </table:table-cell>
          <table:table-cell table:formula="of:=MID([.A1495];1;4)" office:value-type="string" office:string-value="riva" calcext:value-type="string">
            <text:p>riv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iver</text:p>
          </table:table-cell>
          <table:table-cell table:style-name="ce25" office:value-type="float" office:value="1494" calcext:value-type="float">
            <text:p>1494</text:p>
          </table:table-cell>
          <table:table-cell table:style-name="ce25" table:formula="of:=CUSTOMDEZINBIN(MOD([.B1496];2048))" office:value-type="string" office:string-value="10111010110" calcext:value-type="string">
            <text:p>10111010110</text:p>
          </table:table-cell>
          <table:table-cell table:formula="of:=DEC2HEX([.B1496];3)" office:value-type="string" office:string-value="5D6" calcext:value-type="string">
            <text:p>5D6</text:p>
          </table:table-cell>
          <table:table-cell table:formula="of:=MID([.A1496];1;4)" office:value-type="string" office:string-value="rive" calcext:value-type="string">
            <text:p>riv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oad</text:p>
          </table:table-cell>
          <table:table-cell table:style-name="ce25" office:value-type="float" office:value="1495" calcext:value-type="float">
            <text:p>1495</text:p>
          </table:table-cell>
          <table:table-cell table:style-name="ce25" table:formula="of:=CUSTOMDEZINBIN(MOD([.B1497];2048))" office:value-type="string" office:string-value="10111010111" calcext:value-type="string">
            <text:p>10111010111</text:p>
          </table:table-cell>
          <table:table-cell table:formula="of:=DEC2HEX([.B1497];3)" office:value-type="string" office:string-value="5D7" calcext:value-type="string">
            <text:p>5D7</text:p>
          </table:table-cell>
          <table:table-cell table:formula="of:=MID([.A1497];1;4)" office:value-type="string" office:string-value="road" calcext:value-type="string">
            <text:p>roa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oast</text:p>
          </table:table-cell>
          <table:table-cell table:style-name="ce25" office:value-type="float" office:value="1496" calcext:value-type="float">
            <text:p>1496</text:p>
          </table:table-cell>
          <table:table-cell table:style-name="ce25" table:formula="of:=CUSTOMDEZINBIN(MOD([.B1498];2048))" office:value-type="string" office:string-value="10111011000" calcext:value-type="string">
            <text:p>10111011000</text:p>
          </table:table-cell>
          <table:table-cell table:formula="of:=DEC2HEX([.B1498];3)" office:value-type="string" office:string-value="5D8" calcext:value-type="string">
            <text:p>5D8</text:p>
          </table:table-cell>
          <table:table-cell table:formula="of:=MID([.A1498];1;4)" office:value-type="string" office:string-value="roas" calcext:value-type="string">
            <text:p>roa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obot</text:p>
          </table:table-cell>
          <table:table-cell table:style-name="ce25" office:value-type="float" office:value="1497" calcext:value-type="float">
            <text:p>1497</text:p>
          </table:table-cell>
          <table:table-cell table:style-name="ce25" table:formula="of:=CUSTOMDEZINBIN(MOD([.B1499];2048))" office:value-type="string" office:string-value="10111011001" calcext:value-type="string">
            <text:p>10111011001</text:p>
          </table:table-cell>
          <table:table-cell table:formula="of:=DEC2HEX([.B1499];3)" office:value-type="string" office:string-value="5D9" calcext:value-type="string">
            <text:p>5D9</text:p>
          </table:table-cell>
          <table:table-cell table:formula="of:=MID([.A1499];1;4)" office:value-type="string" office:string-value="robo" calcext:value-type="string">
            <text:p>rob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obust</text:p>
          </table:table-cell>
          <table:table-cell table:style-name="ce25" office:value-type="float" office:value="1498" calcext:value-type="float">
            <text:p>1498</text:p>
          </table:table-cell>
          <table:table-cell table:style-name="ce25" table:formula="of:=CUSTOMDEZINBIN(MOD([.B1500];2048))" office:value-type="string" office:string-value="10111011010" calcext:value-type="string">
            <text:p>10111011010</text:p>
          </table:table-cell>
          <table:table-cell table:formula="of:=DEC2HEX([.B1500];3)" office:value-type="string" office:string-value="5DA" calcext:value-type="string">
            <text:p>5DA</text:p>
          </table:table-cell>
          <table:table-cell table:formula="of:=MID([.A1500];1;4)" office:value-type="string" office:string-value="robu" calcext:value-type="string">
            <text:p>rob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ocket</text:p>
          </table:table-cell>
          <table:table-cell table:style-name="ce25" office:value-type="float" office:value="1499" calcext:value-type="float">
            <text:p>1499</text:p>
          </table:table-cell>
          <table:table-cell table:style-name="ce25" table:formula="of:=CUSTOMDEZINBIN(MOD([.B1501];2048))" office:value-type="string" office:string-value="10111011011" calcext:value-type="string">
            <text:p>10111011011</text:p>
          </table:table-cell>
          <table:table-cell table:formula="of:=DEC2HEX([.B1501];3)" office:value-type="string" office:string-value="5DB" calcext:value-type="string">
            <text:p>5DB</text:p>
          </table:table-cell>
          <table:table-cell table:formula="of:=MID([.A1501];1;4)" office:value-type="string" office:string-value="rock" calcext:value-type="string">
            <text:p>roc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omance</text:p>
          </table:table-cell>
          <table:table-cell table:style-name="ce25" office:value-type="float" office:value="1500" calcext:value-type="float">
            <text:p>1500</text:p>
          </table:table-cell>
          <table:table-cell table:style-name="ce25" table:formula="of:=CUSTOMDEZINBIN(MOD([.B1502];2048))" office:value-type="string" office:string-value="10111011100" calcext:value-type="string">
            <text:p>10111011100</text:p>
          </table:table-cell>
          <table:table-cell table:formula="of:=DEC2HEX([.B1502];3)" office:value-type="string" office:string-value="5DC" calcext:value-type="string">
            <text:p>5DC</text:p>
          </table:table-cell>
          <table:table-cell table:formula="of:=MID([.A1502];1;4)" office:value-type="string" office:string-value="roma" calcext:value-type="string">
            <text:p>rom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oof</text:p>
          </table:table-cell>
          <table:table-cell table:style-name="ce25" office:value-type="float" office:value="1501" calcext:value-type="float">
            <text:p>1501</text:p>
          </table:table-cell>
          <table:table-cell table:style-name="ce25" table:formula="of:=CUSTOMDEZINBIN(MOD([.B1503];2048))" office:value-type="string" office:string-value="10111011101" calcext:value-type="string">
            <text:p>10111011101</text:p>
          </table:table-cell>
          <table:table-cell table:formula="of:=DEC2HEX([.B1503];3)" office:value-type="string" office:string-value="5DD" calcext:value-type="string">
            <text:p>5DD</text:p>
          </table:table-cell>
          <table:table-cell table:formula="of:=MID([.A1503];1;4)" office:value-type="string" office:string-value="roof" calcext:value-type="string">
            <text:p>roo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ookie</text:p>
          </table:table-cell>
          <table:table-cell table:style-name="ce25" office:value-type="float" office:value="1502" calcext:value-type="float">
            <text:p>1502</text:p>
          </table:table-cell>
          <table:table-cell table:style-name="ce25" table:formula="of:=CUSTOMDEZINBIN(MOD([.B1504];2048))" office:value-type="string" office:string-value="10111011110" calcext:value-type="string">
            <text:p>10111011110</text:p>
          </table:table-cell>
          <table:table-cell table:formula="of:=DEC2HEX([.B1504];3)" office:value-type="string" office:string-value="5DE" calcext:value-type="string">
            <text:p>5DE</text:p>
          </table:table-cell>
          <table:table-cell table:formula="of:=MID([.A1504];1;4)" office:value-type="string" office:string-value="rook" calcext:value-type="string">
            <text:p>roo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oom</text:p>
          </table:table-cell>
          <table:table-cell table:style-name="ce25" office:value-type="float" office:value="1503" calcext:value-type="float">
            <text:p>1503</text:p>
          </table:table-cell>
          <table:table-cell table:style-name="ce25" table:formula="of:=CUSTOMDEZINBIN(MOD([.B1505];2048))" office:value-type="string" office:string-value="10111011111" calcext:value-type="string">
            <text:p>10111011111</text:p>
          </table:table-cell>
          <table:table-cell table:formula="of:=DEC2HEX([.B1505];3)" office:value-type="string" office:string-value="5DF" calcext:value-type="string">
            <text:p>5DF</text:p>
          </table:table-cell>
          <table:table-cell table:formula="of:=MID([.A1505];1;4)" office:value-type="string" office:string-value="room" calcext:value-type="string">
            <text:p>roo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ose</text:p>
          </table:table-cell>
          <table:table-cell table:style-name="ce25" office:value-type="float" office:value="1504" calcext:value-type="float">
            <text:p>1504</text:p>
          </table:table-cell>
          <table:table-cell table:style-name="ce25" table:formula="of:=CUSTOMDEZINBIN(MOD([.B1506];2048))" office:value-type="string" office:string-value="10111100000" calcext:value-type="string">
            <text:p>10111100000</text:p>
          </table:table-cell>
          <table:table-cell table:formula="of:=DEC2HEX([.B1506];3)" office:value-type="string" office:string-value="5E0" calcext:value-type="string">
            <text:p>5E0</text:p>
          </table:table-cell>
          <table:table-cell table:formula="of:=MID([.A1506];1;4)" office:value-type="string" office:string-value="rose" calcext:value-type="string">
            <text:p>ro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otate</text:p>
          </table:table-cell>
          <table:table-cell table:style-name="ce25" office:value-type="float" office:value="1505" calcext:value-type="float">
            <text:p>1505</text:p>
          </table:table-cell>
          <table:table-cell table:style-name="ce25" table:formula="of:=CUSTOMDEZINBIN(MOD([.B1507];2048))" office:value-type="string" office:string-value="10111100001" calcext:value-type="string">
            <text:p>10111100001</text:p>
          </table:table-cell>
          <table:table-cell table:formula="of:=DEC2HEX([.B1507];3)" office:value-type="string" office:string-value="5E1" calcext:value-type="string">
            <text:p>5E1</text:p>
          </table:table-cell>
          <table:table-cell table:formula="of:=MID([.A1507];1;4)" office:value-type="string" office:string-value="rota" calcext:value-type="string">
            <text:p>rot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ough</text:p>
          </table:table-cell>
          <table:table-cell table:style-name="ce25" office:value-type="float" office:value="1506" calcext:value-type="float">
            <text:p>1506</text:p>
          </table:table-cell>
          <table:table-cell table:style-name="ce25" table:formula="of:=CUSTOMDEZINBIN(MOD([.B1508];2048))" office:value-type="string" office:string-value="10111100010" calcext:value-type="string">
            <text:p>10111100010</text:p>
          </table:table-cell>
          <table:table-cell table:formula="of:=DEC2HEX([.B1508];3)" office:value-type="string" office:string-value="5E2" calcext:value-type="string">
            <text:p>5E2</text:p>
          </table:table-cell>
          <table:table-cell table:formula="of:=MID([.A1508];1;4)" office:value-type="string" office:string-value="roug" calcext:value-type="string">
            <text:p>rou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ound</text:p>
          </table:table-cell>
          <table:table-cell table:style-name="ce25" office:value-type="float" office:value="1507" calcext:value-type="float">
            <text:p>1507</text:p>
          </table:table-cell>
          <table:table-cell table:style-name="ce25" table:formula="of:=CUSTOMDEZINBIN(MOD([.B1509];2048))" office:value-type="string" office:string-value="10111100011" calcext:value-type="string">
            <text:p>10111100011</text:p>
          </table:table-cell>
          <table:table-cell table:formula="of:=DEC2HEX([.B1509];3)" office:value-type="string" office:string-value="5E3" calcext:value-type="string">
            <text:p>5E3</text:p>
          </table:table-cell>
          <table:table-cell table:formula="of:=MID([.A1509];1;4)" office:value-type="string" office:string-value="roun" calcext:value-type="string">
            <text:p>rou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oute</text:p>
          </table:table-cell>
          <table:table-cell table:style-name="ce25" office:value-type="float" office:value="1508" calcext:value-type="float">
            <text:p>1508</text:p>
          </table:table-cell>
          <table:table-cell table:style-name="ce25" table:formula="of:=CUSTOMDEZINBIN(MOD([.B1510];2048))" office:value-type="string" office:string-value="10111100100" calcext:value-type="string">
            <text:p>10111100100</text:p>
          </table:table-cell>
          <table:table-cell table:formula="of:=DEC2HEX([.B1510];3)" office:value-type="string" office:string-value="5E4" calcext:value-type="string">
            <text:p>5E4</text:p>
          </table:table-cell>
          <table:table-cell table:formula="of:=MID([.A1510];1;4)" office:value-type="string" office:string-value="rout" calcext:value-type="string">
            <text:p>rou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oyal</text:p>
          </table:table-cell>
          <table:table-cell table:style-name="ce25" office:value-type="float" office:value="1509" calcext:value-type="float">
            <text:p>1509</text:p>
          </table:table-cell>
          <table:table-cell table:style-name="ce25" table:formula="of:=CUSTOMDEZINBIN(MOD([.B1511];2048))" office:value-type="string" office:string-value="10111100101" calcext:value-type="string">
            <text:p>10111100101</text:p>
          </table:table-cell>
          <table:table-cell table:formula="of:=DEC2HEX([.B1511];3)" office:value-type="string" office:string-value="5E5" calcext:value-type="string">
            <text:p>5E5</text:p>
          </table:table-cell>
          <table:table-cell table:formula="of:=MID([.A1511];1;4)" office:value-type="string" office:string-value="roya" calcext:value-type="string">
            <text:p>roy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ubber</text:p>
          </table:table-cell>
          <table:table-cell table:style-name="ce25" office:value-type="float" office:value="1510" calcext:value-type="float">
            <text:p>1510</text:p>
          </table:table-cell>
          <table:table-cell table:style-name="ce25" table:formula="of:=CUSTOMDEZINBIN(MOD([.B1512];2048))" office:value-type="string" office:string-value="10111100110" calcext:value-type="string">
            <text:p>10111100110</text:p>
          </table:table-cell>
          <table:table-cell table:formula="of:=DEC2HEX([.B1512];3)" office:value-type="string" office:string-value="5E6" calcext:value-type="string">
            <text:p>5E6</text:p>
          </table:table-cell>
          <table:table-cell table:formula="of:=MID([.A1512];1;4)" office:value-type="string" office:string-value="rubb" calcext:value-type="string">
            <text:p>rub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ude</text:p>
          </table:table-cell>
          <table:table-cell table:style-name="ce25" office:value-type="float" office:value="1511" calcext:value-type="float">
            <text:p>1511</text:p>
          </table:table-cell>
          <table:table-cell table:style-name="ce25" table:formula="of:=CUSTOMDEZINBIN(MOD([.B1513];2048))" office:value-type="string" office:string-value="10111100111" calcext:value-type="string">
            <text:p>10111100111</text:p>
          </table:table-cell>
          <table:table-cell table:formula="of:=DEC2HEX([.B1513];3)" office:value-type="string" office:string-value="5E7" calcext:value-type="string">
            <text:p>5E7</text:p>
          </table:table-cell>
          <table:table-cell table:formula="of:=MID([.A1513];1;4)" office:value-type="string" office:string-value="rude" calcext:value-type="string">
            <text:p>rud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ug</text:p>
          </table:table-cell>
          <table:table-cell table:style-name="ce25" office:value-type="float" office:value="1512" calcext:value-type="float">
            <text:p>1512</text:p>
          </table:table-cell>
          <table:table-cell table:style-name="ce25" table:formula="of:=CUSTOMDEZINBIN(MOD([.B1514];2048))" office:value-type="string" office:string-value="10111101000" calcext:value-type="string">
            <text:p>10111101000</text:p>
          </table:table-cell>
          <table:table-cell table:formula="of:=DEC2HEX([.B1514];3)" office:value-type="string" office:string-value="5E8" calcext:value-type="string">
            <text:p>5E8</text:p>
          </table:table-cell>
          <table:table-cell table:formula="of:=MID([.A1514];1;4)" office:value-type="string" office:string-value="rug" calcext:value-type="string">
            <text:p>ru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ule</text:p>
          </table:table-cell>
          <table:table-cell table:style-name="ce25" office:value-type="float" office:value="1513" calcext:value-type="float">
            <text:p>1513</text:p>
          </table:table-cell>
          <table:table-cell table:style-name="ce25" table:formula="of:=CUSTOMDEZINBIN(MOD([.B1515];2048))" office:value-type="string" office:string-value="10111101001" calcext:value-type="string">
            <text:p>10111101001</text:p>
          </table:table-cell>
          <table:table-cell table:formula="of:=DEC2HEX([.B1515];3)" office:value-type="string" office:string-value="5E9" calcext:value-type="string">
            <text:p>5E9</text:p>
          </table:table-cell>
          <table:table-cell table:formula="of:=MID([.A1515];1;4)" office:value-type="string" office:string-value="rule" calcext:value-type="string">
            <text:p>rul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un</text:p>
          </table:table-cell>
          <table:table-cell table:style-name="ce25" office:value-type="float" office:value="1514" calcext:value-type="float">
            <text:p>1514</text:p>
          </table:table-cell>
          <table:table-cell table:style-name="ce25" table:formula="of:=CUSTOMDEZINBIN(MOD([.B1516];2048))" office:value-type="string" office:string-value="10111101010" calcext:value-type="string">
            <text:p>10111101010</text:p>
          </table:table-cell>
          <table:table-cell table:formula="of:=DEC2HEX([.B1516];3)" office:value-type="string" office:string-value="5EA" calcext:value-type="string">
            <text:p>5EA</text:p>
          </table:table-cell>
          <table:table-cell table:formula="of:=MID([.A1516];1;4)" office:value-type="string" office:string-value="run" calcext:value-type="string">
            <text:p>ru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unway</text:p>
          </table:table-cell>
          <table:table-cell table:style-name="ce25" office:value-type="float" office:value="1515" calcext:value-type="float">
            <text:p>1515</text:p>
          </table:table-cell>
          <table:table-cell table:style-name="ce25" table:formula="of:=CUSTOMDEZINBIN(MOD([.B1517];2048))" office:value-type="string" office:string-value="10111101011" calcext:value-type="string">
            <text:p>10111101011</text:p>
          </table:table-cell>
          <table:table-cell table:formula="of:=DEC2HEX([.B1517];3)" office:value-type="string" office:string-value="5EB" calcext:value-type="string">
            <text:p>5EB</text:p>
          </table:table-cell>
          <table:table-cell table:formula="of:=MID([.A1517];1;4)" office:value-type="string" office:string-value="runw" calcext:value-type="string">
            <text:p>runw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ural</text:p>
          </table:table-cell>
          <table:table-cell table:style-name="ce25" office:value-type="float" office:value="1516" calcext:value-type="float">
            <text:p>1516</text:p>
          </table:table-cell>
          <table:table-cell table:style-name="ce25" table:formula="of:=CUSTOMDEZINBIN(MOD([.B1518];2048))" office:value-type="string" office:string-value="10111101100" calcext:value-type="string">
            <text:p>10111101100</text:p>
          </table:table-cell>
          <table:table-cell table:formula="of:=DEC2HEX([.B1518];3)" office:value-type="string" office:string-value="5EC" calcext:value-type="string">
            <text:p>5EC</text:p>
          </table:table-cell>
          <table:table-cell table:formula="of:=MID([.A1518];1;4)" office:value-type="string" office:string-value="rura" calcext:value-type="string">
            <text:p>rur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ad</text:p>
          </table:table-cell>
          <table:table-cell table:style-name="ce25" office:value-type="float" office:value="1517" calcext:value-type="float">
            <text:p>1517</text:p>
          </table:table-cell>
          <table:table-cell table:style-name="ce25" table:formula="of:=CUSTOMDEZINBIN(MOD([.B1519];2048))" office:value-type="string" office:string-value="10111101101" calcext:value-type="string">
            <text:p>10111101101</text:p>
          </table:table-cell>
          <table:table-cell table:formula="of:=DEC2HEX([.B1519];3)" office:value-type="string" office:string-value="5ED" calcext:value-type="string">
            <text:p>5ED</text:p>
          </table:table-cell>
          <table:table-cell table:formula="of:=MID([.A1519];1;4)" office:value-type="string" office:string-value="sad" calcext:value-type="string">
            <text:p>sa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addle</text:p>
          </table:table-cell>
          <table:table-cell table:style-name="ce25" office:value-type="float" office:value="1518" calcext:value-type="float">
            <text:p>1518</text:p>
          </table:table-cell>
          <table:table-cell table:style-name="ce25" table:formula="of:=CUSTOMDEZINBIN(MOD([.B1520];2048))" office:value-type="string" office:string-value="10111101110" calcext:value-type="string">
            <text:p>10111101110</text:p>
          </table:table-cell>
          <table:table-cell table:formula="of:=DEC2HEX([.B1520];3)" office:value-type="string" office:string-value="5EE" calcext:value-type="string">
            <text:p>5EE</text:p>
          </table:table-cell>
          <table:table-cell table:formula="of:=MID([.A1520];1;4)" office:value-type="string" office:string-value="sadd" calcext:value-type="string">
            <text:p>sad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adness</text:p>
          </table:table-cell>
          <table:table-cell table:style-name="ce25" office:value-type="float" office:value="1519" calcext:value-type="float">
            <text:p>1519</text:p>
          </table:table-cell>
          <table:table-cell table:style-name="ce25" table:formula="of:=CUSTOMDEZINBIN(MOD([.B1521];2048))" office:value-type="string" office:string-value="10111101111" calcext:value-type="string">
            <text:p>10111101111</text:p>
          </table:table-cell>
          <table:table-cell table:formula="of:=DEC2HEX([.B1521];3)" office:value-type="string" office:string-value="5EF" calcext:value-type="string">
            <text:p>5EF</text:p>
          </table:table-cell>
          <table:table-cell table:formula="of:=MID([.A1521];1;4)" office:value-type="string" office:string-value="sadn" calcext:value-type="string">
            <text:p>sad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afe</text:p>
          </table:table-cell>
          <table:table-cell table:style-name="ce25" office:value-type="float" office:value="1520" calcext:value-type="float">
            <text:p>1520</text:p>
          </table:table-cell>
          <table:table-cell table:style-name="ce25" table:formula="of:=CUSTOMDEZINBIN(MOD([.B1522];2048))" office:value-type="string" office:string-value="10111110000" calcext:value-type="string">
            <text:p>10111110000</text:p>
          </table:table-cell>
          <table:table-cell table:formula="of:=DEC2HEX([.B1522];3)" office:value-type="string" office:string-value="5F0" calcext:value-type="string">
            <text:p>5F0</text:p>
          </table:table-cell>
          <table:table-cell table:formula="of:=MID([.A1522];1;4)" office:value-type="string" office:string-value="safe" calcext:value-type="string">
            <text:p>saf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ail</text:p>
          </table:table-cell>
          <table:table-cell table:style-name="ce25" office:value-type="float" office:value="1521" calcext:value-type="float">
            <text:p>1521</text:p>
          </table:table-cell>
          <table:table-cell table:style-name="ce25" table:formula="of:=CUSTOMDEZINBIN(MOD([.B1523];2048))" office:value-type="string" office:string-value="10111110001" calcext:value-type="string">
            <text:p>10111110001</text:p>
          </table:table-cell>
          <table:table-cell table:formula="of:=DEC2HEX([.B1523];3)" office:value-type="string" office:string-value="5F1" calcext:value-type="string">
            <text:p>5F1</text:p>
          </table:table-cell>
          <table:table-cell table:formula="of:=MID([.A1523];1;4)" office:value-type="string" office:string-value="sail" calcext:value-type="string">
            <text:p>sai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alad</text:p>
          </table:table-cell>
          <table:table-cell table:style-name="ce25" office:value-type="float" office:value="1522" calcext:value-type="float">
            <text:p>1522</text:p>
          </table:table-cell>
          <table:table-cell table:style-name="ce25" table:formula="of:=CUSTOMDEZINBIN(MOD([.B1524];2048))" office:value-type="string" office:string-value="10111110010" calcext:value-type="string">
            <text:p>10111110010</text:p>
          </table:table-cell>
          <table:table-cell table:formula="of:=DEC2HEX([.B1524];3)" office:value-type="string" office:string-value="5F2" calcext:value-type="string">
            <text:p>5F2</text:p>
          </table:table-cell>
          <table:table-cell table:formula="of:=MID([.A1524];1;4)" office:value-type="string" office:string-value="sala" calcext:value-type="string">
            <text:p>sal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almon</text:p>
          </table:table-cell>
          <table:table-cell table:style-name="ce25" office:value-type="float" office:value="1523" calcext:value-type="float">
            <text:p>1523</text:p>
          </table:table-cell>
          <table:table-cell table:style-name="ce25" table:formula="of:=CUSTOMDEZINBIN(MOD([.B1525];2048))" office:value-type="string" office:string-value="10111110011" calcext:value-type="string">
            <text:p>10111110011</text:p>
          </table:table-cell>
          <table:table-cell table:formula="of:=DEC2HEX([.B1525];3)" office:value-type="string" office:string-value="5F3" calcext:value-type="string">
            <text:p>5F3</text:p>
          </table:table-cell>
          <table:table-cell table:formula="of:=MID([.A1525];1;4)" office:value-type="string" office:string-value="salm" calcext:value-type="string">
            <text:p>sal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alon</text:p>
          </table:table-cell>
          <table:table-cell table:style-name="ce25" office:value-type="float" office:value="1524" calcext:value-type="float">
            <text:p>1524</text:p>
          </table:table-cell>
          <table:table-cell table:style-name="ce25" table:formula="of:=CUSTOMDEZINBIN(MOD([.B1526];2048))" office:value-type="string" office:string-value="10111110100" calcext:value-type="string">
            <text:p>10111110100</text:p>
          </table:table-cell>
          <table:table-cell table:formula="of:=DEC2HEX([.B1526];3)" office:value-type="string" office:string-value="5F4" calcext:value-type="string">
            <text:p>5F4</text:p>
          </table:table-cell>
          <table:table-cell table:formula="of:=MID([.A1526];1;4)" office:value-type="string" office:string-value="salo" calcext:value-type="string">
            <text:p>sal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alt</text:p>
          </table:table-cell>
          <table:table-cell table:style-name="ce25" office:value-type="float" office:value="1525" calcext:value-type="float">
            <text:p>1525</text:p>
          </table:table-cell>
          <table:table-cell table:style-name="ce25" table:formula="of:=CUSTOMDEZINBIN(MOD([.B1527];2048))" office:value-type="string" office:string-value="10111110101" calcext:value-type="string">
            <text:p>10111110101</text:p>
          </table:table-cell>
          <table:table-cell table:formula="of:=DEC2HEX([.B1527];3)" office:value-type="string" office:string-value="5F5" calcext:value-type="string">
            <text:p>5F5</text:p>
          </table:table-cell>
          <table:table-cell table:formula="of:=MID([.A1527];1;4)" office:value-type="string" office:string-value="salt" calcext:value-type="string">
            <text:p>sal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alute</text:p>
          </table:table-cell>
          <table:table-cell table:style-name="ce25" office:value-type="float" office:value="1526" calcext:value-type="float">
            <text:p>1526</text:p>
          </table:table-cell>
          <table:table-cell table:style-name="ce25" table:formula="of:=CUSTOMDEZINBIN(MOD([.B1528];2048))" office:value-type="string" office:string-value="10111110110" calcext:value-type="string">
            <text:p>10111110110</text:p>
          </table:table-cell>
          <table:table-cell table:formula="of:=DEC2HEX([.B1528];3)" office:value-type="string" office:string-value="5F6" calcext:value-type="string">
            <text:p>5F6</text:p>
          </table:table-cell>
          <table:table-cell table:formula="of:=MID([.A1528];1;4)" office:value-type="string" office:string-value="salu" calcext:value-type="string">
            <text:p>sal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ame</text:p>
          </table:table-cell>
          <table:table-cell table:style-name="ce25" office:value-type="float" office:value="1527" calcext:value-type="float">
            <text:p>1527</text:p>
          </table:table-cell>
          <table:table-cell table:style-name="ce25" table:formula="of:=CUSTOMDEZINBIN(MOD([.B1529];2048))" office:value-type="string" office:string-value="10111110111" calcext:value-type="string">
            <text:p>10111110111</text:p>
          </table:table-cell>
          <table:table-cell table:formula="of:=DEC2HEX([.B1529];3)" office:value-type="string" office:string-value="5F7" calcext:value-type="string">
            <text:p>5F7</text:p>
          </table:table-cell>
          <table:table-cell table:formula="of:=MID([.A1529];1;4)" office:value-type="string" office:string-value="same" calcext:value-type="string">
            <text:p>sam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ample</text:p>
          </table:table-cell>
          <table:table-cell table:style-name="ce25" office:value-type="float" office:value="1528" calcext:value-type="float">
            <text:p>1528</text:p>
          </table:table-cell>
          <table:table-cell table:style-name="ce25" table:formula="of:=CUSTOMDEZINBIN(MOD([.B1530];2048))" office:value-type="string" office:string-value="10111111000" calcext:value-type="string">
            <text:p>10111111000</text:p>
          </table:table-cell>
          <table:table-cell table:formula="of:=DEC2HEX([.B1530];3)" office:value-type="string" office:string-value="5F8" calcext:value-type="string">
            <text:p>5F8</text:p>
          </table:table-cell>
          <table:table-cell table:formula="of:=MID([.A1530];1;4)" office:value-type="string" office:string-value="samp" calcext:value-type="string">
            <text:p>sam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and</text:p>
          </table:table-cell>
          <table:table-cell table:style-name="ce25" office:value-type="float" office:value="1529" calcext:value-type="float">
            <text:p>1529</text:p>
          </table:table-cell>
          <table:table-cell table:style-name="ce25" table:formula="of:=CUSTOMDEZINBIN(MOD([.B1531];2048))" office:value-type="string" office:string-value="10111111001" calcext:value-type="string">
            <text:p>10111111001</text:p>
          </table:table-cell>
          <table:table-cell table:formula="of:=DEC2HEX([.B1531];3)" office:value-type="string" office:string-value="5F9" calcext:value-type="string">
            <text:p>5F9</text:p>
          </table:table-cell>
          <table:table-cell table:formula="of:=MID([.A1531];1;4)" office:value-type="string" office:string-value="sand" calcext:value-type="string">
            <text:p>san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atisfy</text:p>
          </table:table-cell>
          <table:table-cell table:style-name="ce25" office:value-type="float" office:value="1530" calcext:value-type="float">
            <text:p>1530</text:p>
          </table:table-cell>
          <table:table-cell table:style-name="ce25" table:formula="of:=CUSTOMDEZINBIN(MOD([.B1532];2048))" office:value-type="string" office:string-value="10111111010" calcext:value-type="string">
            <text:p>10111111010</text:p>
          </table:table-cell>
          <table:table-cell table:formula="of:=DEC2HEX([.B1532];3)" office:value-type="string" office:string-value="5FA" calcext:value-type="string">
            <text:p>5FA</text:p>
          </table:table-cell>
          <table:table-cell table:formula="of:=MID([.A1532];1;4)" office:value-type="string" office:string-value="sati" calcext:value-type="string">
            <text:p>sat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atoshi</text:p>
          </table:table-cell>
          <table:table-cell table:style-name="ce25" office:value-type="float" office:value="1531" calcext:value-type="float">
            <text:p>1531</text:p>
          </table:table-cell>
          <table:table-cell table:style-name="ce25" table:formula="of:=CUSTOMDEZINBIN(MOD([.B1533];2048))" office:value-type="string" office:string-value="10111111011" calcext:value-type="string">
            <text:p>10111111011</text:p>
          </table:table-cell>
          <table:table-cell table:formula="of:=DEC2HEX([.B1533];3)" office:value-type="string" office:string-value="5FB" calcext:value-type="string">
            <text:p>5FB</text:p>
          </table:table-cell>
          <table:table-cell table:formula="of:=MID([.A1533];1;4)" office:value-type="string" office:string-value="sato" calcext:value-type="string">
            <text:p>sat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auce</text:p>
          </table:table-cell>
          <table:table-cell table:style-name="ce25" office:value-type="float" office:value="1532" calcext:value-type="float">
            <text:p>1532</text:p>
          </table:table-cell>
          <table:table-cell table:style-name="ce25" table:formula="of:=CUSTOMDEZINBIN(MOD([.B1534];2048))" office:value-type="string" office:string-value="10111111100" calcext:value-type="string">
            <text:p>10111111100</text:p>
          </table:table-cell>
          <table:table-cell table:formula="of:=DEC2HEX([.B1534];3)" office:value-type="string" office:string-value="5FC" calcext:value-type="string">
            <text:p>5FC</text:p>
          </table:table-cell>
          <table:table-cell table:formula="of:=MID([.A1534];1;4)" office:value-type="string" office:string-value="sauc" calcext:value-type="string">
            <text:p>sau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ausage</text:p>
          </table:table-cell>
          <table:table-cell table:style-name="ce25" office:value-type="float" office:value="1533" calcext:value-type="float">
            <text:p>1533</text:p>
          </table:table-cell>
          <table:table-cell table:style-name="ce25" table:formula="of:=CUSTOMDEZINBIN(MOD([.B1535];2048))" office:value-type="string" office:string-value="10111111101" calcext:value-type="string">
            <text:p>10111111101</text:p>
          </table:table-cell>
          <table:table-cell table:formula="of:=DEC2HEX([.B1535];3)" office:value-type="string" office:string-value="5FD" calcext:value-type="string">
            <text:p>5FD</text:p>
          </table:table-cell>
          <table:table-cell table:formula="of:=MID([.A1535];1;4)" office:value-type="string" office:string-value="saus" calcext:value-type="string">
            <text:p>sau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ave</text:p>
          </table:table-cell>
          <table:table-cell table:style-name="ce25" office:value-type="float" office:value="1534" calcext:value-type="float">
            <text:p>1534</text:p>
          </table:table-cell>
          <table:table-cell table:style-name="ce25" table:formula="of:=CUSTOMDEZINBIN(MOD([.B1536];2048))" office:value-type="string" office:string-value="10111111110" calcext:value-type="string">
            <text:p>10111111110</text:p>
          </table:table-cell>
          <table:table-cell table:formula="of:=DEC2HEX([.B1536];3)" office:value-type="string" office:string-value="5FE" calcext:value-type="string">
            <text:p>5FE</text:p>
          </table:table-cell>
          <table:table-cell table:formula="of:=MID([.A1536];1;4)" office:value-type="string" office:string-value="save" calcext:value-type="string">
            <text:p>sav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ay</text:p>
          </table:table-cell>
          <table:table-cell table:style-name="ce25" office:value-type="float" office:value="1535" calcext:value-type="float">
            <text:p>1535</text:p>
          </table:table-cell>
          <table:table-cell table:style-name="ce25" table:formula="of:=CUSTOMDEZINBIN(MOD([.B1537];2048))" office:value-type="string" office:string-value="10111111111" calcext:value-type="string">
            <text:p>10111111111</text:p>
          </table:table-cell>
          <table:table-cell table:formula="of:=DEC2HEX([.B1537];3)" office:value-type="string" office:string-value="5FF" calcext:value-type="string">
            <text:p>5FF</text:p>
          </table:table-cell>
          <table:table-cell table:formula="of:=MID([.A1537];1;4)" office:value-type="string" office:string-value="say" calcext:value-type="string">
            <text:p>sa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cale</text:p>
          </table:table-cell>
          <table:table-cell table:style-name="ce25" office:value-type="float" office:value="1536" calcext:value-type="float">
            <text:p>1536</text:p>
          </table:table-cell>
          <table:table-cell table:style-name="ce25" table:formula="of:=CUSTOMDEZINBIN(MOD([.B1538];2048))" office:value-type="string" office:string-value="11000000000" calcext:value-type="string">
            <text:p>11000000000</text:p>
          </table:table-cell>
          <table:table-cell table:formula="of:=DEC2HEX([.B1538];3)" office:value-type="string" office:string-value="600" calcext:value-type="string">
            <text:p>600</text:p>
          </table:table-cell>
          <table:table-cell table:formula="of:=MID([.A1538];1;4)" office:value-type="string" office:string-value="scal" calcext:value-type="string">
            <text:p>sca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can</text:p>
          </table:table-cell>
          <table:table-cell table:style-name="ce25" office:value-type="float" office:value="1537" calcext:value-type="float">
            <text:p>1537</text:p>
          </table:table-cell>
          <table:table-cell table:style-name="ce25" table:formula="of:=CUSTOMDEZINBIN(MOD([.B1539];2048))" office:value-type="string" office:string-value="11000000001" calcext:value-type="string">
            <text:p>11000000001</text:p>
          </table:table-cell>
          <table:table-cell table:formula="of:=DEC2HEX([.B1539];3)" office:value-type="string" office:string-value="601" calcext:value-type="string">
            <text:p>601</text:p>
          </table:table-cell>
          <table:table-cell table:formula="of:=MID([.A1539];1;4)" office:value-type="string" office:string-value="scan" calcext:value-type="string">
            <text:p>sc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care</text:p>
          </table:table-cell>
          <table:table-cell table:style-name="ce25" office:value-type="float" office:value="1538" calcext:value-type="float">
            <text:p>1538</text:p>
          </table:table-cell>
          <table:table-cell table:style-name="ce25" table:formula="of:=CUSTOMDEZINBIN(MOD([.B1540];2048))" office:value-type="string" office:string-value="11000000010" calcext:value-type="string">
            <text:p>11000000010</text:p>
          </table:table-cell>
          <table:table-cell table:formula="of:=DEC2HEX([.B1540];3)" office:value-type="string" office:string-value="602" calcext:value-type="string">
            <text:p>602</text:p>
          </table:table-cell>
          <table:table-cell table:formula="of:=MID([.A1540];1;4)" office:value-type="string" office:string-value="scar" calcext:value-type="string">
            <text:p>sca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catter</text:p>
          </table:table-cell>
          <table:table-cell table:style-name="ce25" office:value-type="float" office:value="1539" calcext:value-type="float">
            <text:p>1539</text:p>
          </table:table-cell>
          <table:table-cell table:style-name="ce25" table:formula="of:=CUSTOMDEZINBIN(MOD([.B1541];2048))" office:value-type="string" office:string-value="11000000011" calcext:value-type="string">
            <text:p>11000000011</text:p>
          </table:table-cell>
          <table:table-cell table:formula="of:=DEC2HEX([.B1541];3)" office:value-type="string" office:string-value="603" calcext:value-type="string">
            <text:p>603</text:p>
          </table:table-cell>
          <table:table-cell table:formula="of:=MID([.A1541];1;4)" office:value-type="string" office:string-value="scat" calcext:value-type="string">
            <text:p>sca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cene</text:p>
          </table:table-cell>
          <table:table-cell table:style-name="ce25" office:value-type="float" office:value="1540" calcext:value-type="float">
            <text:p>1540</text:p>
          </table:table-cell>
          <table:table-cell table:style-name="ce25" table:formula="of:=CUSTOMDEZINBIN(MOD([.B1542];2048))" office:value-type="string" office:string-value="11000000100" calcext:value-type="string">
            <text:p>11000000100</text:p>
          </table:table-cell>
          <table:table-cell table:formula="of:=DEC2HEX([.B1542];3)" office:value-type="string" office:string-value="604" calcext:value-type="string">
            <text:p>604</text:p>
          </table:table-cell>
          <table:table-cell table:formula="of:=MID([.A1542];1;4)" office:value-type="string" office:string-value="scen" calcext:value-type="string">
            <text:p>sce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cheme</text:p>
          </table:table-cell>
          <table:table-cell table:style-name="ce25" office:value-type="float" office:value="1541" calcext:value-type="float">
            <text:p>1541</text:p>
          </table:table-cell>
          <table:table-cell table:style-name="ce25" table:formula="of:=CUSTOMDEZINBIN(MOD([.B1543];2048))" office:value-type="string" office:string-value="11000000101" calcext:value-type="string">
            <text:p>11000000101</text:p>
          </table:table-cell>
          <table:table-cell table:formula="of:=DEC2HEX([.B1543];3)" office:value-type="string" office:string-value="605" calcext:value-type="string">
            <text:p>605</text:p>
          </table:table-cell>
          <table:table-cell table:formula="of:=MID([.A1543];1;4)" office:value-type="string" office:string-value="sche" calcext:value-type="string">
            <text:p>sch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chool</text:p>
          </table:table-cell>
          <table:table-cell table:style-name="ce25" office:value-type="float" office:value="1542" calcext:value-type="float">
            <text:p>1542</text:p>
          </table:table-cell>
          <table:table-cell table:style-name="ce25" table:formula="of:=CUSTOMDEZINBIN(MOD([.B1544];2048))" office:value-type="string" office:string-value="11000000110" calcext:value-type="string">
            <text:p>11000000110</text:p>
          </table:table-cell>
          <table:table-cell table:formula="of:=DEC2HEX([.B1544];3)" office:value-type="string" office:string-value="606" calcext:value-type="string">
            <text:p>606</text:p>
          </table:table-cell>
          <table:table-cell table:formula="of:=MID([.A1544];1;4)" office:value-type="string" office:string-value="scho" calcext:value-type="string">
            <text:p>sch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cience</text:p>
          </table:table-cell>
          <table:table-cell table:style-name="ce25" office:value-type="float" office:value="1543" calcext:value-type="float">
            <text:p>1543</text:p>
          </table:table-cell>
          <table:table-cell table:style-name="ce25" table:formula="of:=CUSTOMDEZINBIN(MOD([.B1545];2048))" office:value-type="string" office:string-value="11000000111" calcext:value-type="string">
            <text:p>11000000111</text:p>
          </table:table-cell>
          <table:table-cell table:formula="of:=DEC2HEX([.B1545];3)" office:value-type="string" office:string-value="607" calcext:value-type="string">
            <text:p>607</text:p>
          </table:table-cell>
          <table:table-cell table:formula="of:=MID([.A1545];1;4)" office:value-type="string" office:string-value="scie" calcext:value-type="string">
            <text:p>sci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cissors</text:p>
          </table:table-cell>
          <table:table-cell table:style-name="ce25" office:value-type="float" office:value="1544" calcext:value-type="float">
            <text:p>1544</text:p>
          </table:table-cell>
          <table:table-cell table:style-name="ce25" table:formula="of:=CUSTOMDEZINBIN(MOD([.B1546];2048))" office:value-type="string" office:string-value="11000001000" calcext:value-type="string">
            <text:p>11000001000</text:p>
          </table:table-cell>
          <table:table-cell table:formula="of:=DEC2HEX([.B1546];3)" office:value-type="string" office:string-value="608" calcext:value-type="string">
            <text:p>608</text:p>
          </table:table-cell>
          <table:table-cell table:formula="of:=MID([.A1546];1;4)" office:value-type="string" office:string-value="scis" calcext:value-type="string">
            <text:p>sci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corpion</text:p>
          </table:table-cell>
          <table:table-cell table:style-name="ce25" office:value-type="float" office:value="1545" calcext:value-type="float">
            <text:p>1545</text:p>
          </table:table-cell>
          <table:table-cell table:style-name="ce25" table:formula="of:=CUSTOMDEZINBIN(MOD([.B1547];2048))" office:value-type="string" office:string-value="11000001001" calcext:value-type="string">
            <text:p>11000001001</text:p>
          </table:table-cell>
          <table:table-cell table:formula="of:=DEC2HEX([.B1547];3)" office:value-type="string" office:string-value="609" calcext:value-type="string">
            <text:p>609</text:p>
          </table:table-cell>
          <table:table-cell table:formula="of:=MID([.A1547];1;4)" office:value-type="string" office:string-value="scor" calcext:value-type="string">
            <text:p>sco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cout</text:p>
          </table:table-cell>
          <table:table-cell table:style-name="ce25" office:value-type="float" office:value="1546" calcext:value-type="float">
            <text:p>1546</text:p>
          </table:table-cell>
          <table:table-cell table:style-name="ce25" table:formula="of:=CUSTOMDEZINBIN(MOD([.B1548];2048))" office:value-type="string" office:string-value="11000001010" calcext:value-type="string">
            <text:p>11000001010</text:p>
          </table:table-cell>
          <table:table-cell table:formula="of:=DEC2HEX([.B1548];3)" office:value-type="string" office:string-value="60A" calcext:value-type="string">
            <text:p>60A</text:p>
          </table:table-cell>
          <table:table-cell table:formula="of:=MID([.A1548];1;4)" office:value-type="string" office:string-value="scou" calcext:value-type="string">
            <text:p>sco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crap</text:p>
          </table:table-cell>
          <table:table-cell table:style-name="ce25" office:value-type="float" office:value="1547" calcext:value-type="float">
            <text:p>1547</text:p>
          </table:table-cell>
          <table:table-cell table:style-name="ce25" table:formula="of:=CUSTOMDEZINBIN(MOD([.B1549];2048))" office:value-type="string" office:string-value="11000001011" calcext:value-type="string">
            <text:p>11000001011</text:p>
          </table:table-cell>
          <table:table-cell table:formula="of:=DEC2HEX([.B1549];3)" office:value-type="string" office:string-value="60B" calcext:value-type="string">
            <text:p>60B</text:p>
          </table:table-cell>
          <table:table-cell table:formula="of:=MID([.A1549];1;4)" office:value-type="string" office:string-value="scra" calcext:value-type="string">
            <text:p>scr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creen</text:p>
          </table:table-cell>
          <table:table-cell table:style-name="ce25" office:value-type="float" office:value="1548" calcext:value-type="float">
            <text:p>1548</text:p>
          </table:table-cell>
          <table:table-cell table:style-name="ce25" table:formula="of:=CUSTOMDEZINBIN(MOD([.B1550];2048))" office:value-type="string" office:string-value="11000001100" calcext:value-type="string">
            <text:p>11000001100</text:p>
          </table:table-cell>
          <table:table-cell table:formula="of:=DEC2HEX([.B1550];3)" office:value-type="string" office:string-value="60C" calcext:value-type="string">
            <text:p>60C</text:p>
          </table:table-cell>
          <table:table-cell table:formula="of:=MID([.A1550];1;4)" office:value-type="string" office:string-value="scre" calcext:value-type="string">
            <text:p>sc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cript</text:p>
          </table:table-cell>
          <table:table-cell table:style-name="ce25" office:value-type="float" office:value="1549" calcext:value-type="float">
            <text:p>1549</text:p>
          </table:table-cell>
          <table:table-cell table:style-name="ce25" table:formula="of:=CUSTOMDEZINBIN(MOD([.B1551];2048))" office:value-type="string" office:string-value="11000001101" calcext:value-type="string">
            <text:p>11000001101</text:p>
          </table:table-cell>
          <table:table-cell table:formula="of:=DEC2HEX([.B1551];3)" office:value-type="string" office:string-value="60D" calcext:value-type="string">
            <text:p>60D</text:p>
          </table:table-cell>
          <table:table-cell table:formula="of:=MID([.A1551];1;4)" office:value-type="string" office:string-value="scri" calcext:value-type="string">
            <text:p>scr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crub</text:p>
          </table:table-cell>
          <table:table-cell table:style-name="ce25" office:value-type="float" office:value="1550" calcext:value-type="float">
            <text:p>1550</text:p>
          </table:table-cell>
          <table:table-cell table:style-name="ce25" table:formula="of:=CUSTOMDEZINBIN(MOD([.B1552];2048))" office:value-type="string" office:string-value="11000001110" calcext:value-type="string">
            <text:p>11000001110</text:p>
          </table:table-cell>
          <table:table-cell table:formula="of:=DEC2HEX([.B1552];3)" office:value-type="string" office:string-value="60E" calcext:value-type="string">
            <text:p>60E</text:p>
          </table:table-cell>
          <table:table-cell table:formula="of:=MID([.A1552];1;4)" office:value-type="string" office:string-value="scru" calcext:value-type="string">
            <text:p>scr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ea</text:p>
          </table:table-cell>
          <table:table-cell table:style-name="ce25" office:value-type="float" office:value="1551" calcext:value-type="float">
            <text:p>1551</text:p>
          </table:table-cell>
          <table:table-cell table:style-name="ce25" table:formula="of:=CUSTOMDEZINBIN(MOD([.B1553];2048))" office:value-type="string" office:string-value="11000001111" calcext:value-type="string">
            <text:p>11000001111</text:p>
          </table:table-cell>
          <table:table-cell table:formula="of:=DEC2HEX([.B1553];3)" office:value-type="string" office:string-value="60F" calcext:value-type="string">
            <text:p>60F</text:p>
          </table:table-cell>
          <table:table-cell table:formula="of:=MID([.A1553];1;4)" office:value-type="string" office:string-value="sea" calcext:value-type="string">
            <text:p>se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earch</text:p>
          </table:table-cell>
          <table:table-cell table:style-name="ce25" office:value-type="float" office:value="1552" calcext:value-type="float">
            <text:p>1552</text:p>
          </table:table-cell>
          <table:table-cell table:style-name="ce25" table:formula="of:=CUSTOMDEZINBIN(MOD([.B1554];2048))" office:value-type="string" office:string-value="11000010000" calcext:value-type="string">
            <text:p>11000010000</text:p>
          </table:table-cell>
          <table:table-cell table:formula="of:=DEC2HEX([.B1554];3)" office:value-type="string" office:string-value="610" calcext:value-type="string">
            <text:p>610</text:p>
          </table:table-cell>
          <table:table-cell table:formula="of:=MID([.A1554];1;4)" office:value-type="string" office:string-value="sear" calcext:value-type="string">
            <text:p>sea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eason</text:p>
          </table:table-cell>
          <table:table-cell table:style-name="ce25" office:value-type="float" office:value="1553" calcext:value-type="float">
            <text:p>1553</text:p>
          </table:table-cell>
          <table:table-cell table:style-name="ce25" table:formula="of:=CUSTOMDEZINBIN(MOD([.B1555];2048))" office:value-type="string" office:string-value="11000010001" calcext:value-type="string">
            <text:p>11000010001</text:p>
          </table:table-cell>
          <table:table-cell table:formula="of:=DEC2HEX([.B1555];3)" office:value-type="string" office:string-value="611" calcext:value-type="string">
            <text:p>611</text:p>
          </table:table-cell>
          <table:table-cell table:formula="of:=MID([.A1555];1;4)" office:value-type="string" office:string-value="seas" calcext:value-type="string">
            <text:p>sea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eat</text:p>
          </table:table-cell>
          <table:table-cell table:style-name="ce25" office:value-type="float" office:value="1554" calcext:value-type="float">
            <text:p>1554</text:p>
          </table:table-cell>
          <table:table-cell table:style-name="ce25" table:formula="of:=CUSTOMDEZINBIN(MOD([.B1556];2048))" office:value-type="string" office:string-value="11000010010" calcext:value-type="string">
            <text:p>11000010010</text:p>
          </table:table-cell>
          <table:table-cell table:formula="of:=DEC2HEX([.B1556];3)" office:value-type="string" office:string-value="612" calcext:value-type="string">
            <text:p>612</text:p>
          </table:table-cell>
          <table:table-cell table:formula="of:=MID([.A1556];1;4)" office:value-type="string" office:string-value="seat" calcext:value-type="string">
            <text:p>sea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econd</text:p>
          </table:table-cell>
          <table:table-cell table:style-name="ce25" office:value-type="float" office:value="1555" calcext:value-type="float">
            <text:p>1555</text:p>
          </table:table-cell>
          <table:table-cell table:style-name="ce25" table:formula="of:=CUSTOMDEZINBIN(MOD([.B1557];2048))" office:value-type="string" office:string-value="11000010011" calcext:value-type="string">
            <text:p>11000010011</text:p>
          </table:table-cell>
          <table:table-cell table:formula="of:=DEC2HEX([.B1557];3)" office:value-type="string" office:string-value="613" calcext:value-type="string">
            <text:p>613</text:p>
          </table:table-cell>
          <table:table-cell table:formula="of:=MID([.A1557];1;4)" office:value-type="string" office:string-value="seco" calcext:value-type="string">
            <text:p>sec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ecret</text:p>
          </table:table-cell>
          <table:table-cell table:style-name="ce25" office:value-type="float" office:value="1556" calcext:value-type="float">
            <text:p>1556</text:p>
          </table:table-cell>
          <table:table-cell table:style-name="ce25" table:formula="of:=CUSTOMDEZINBIN(MOD([.B1558];2048))" office:value-type="string" office:string-value="11000010100" calcext:value-type="string">
            <text:p>11000010100</text:p>
          </table:table-cell>
          <table:table-cell table:formula="of:=DEC2HEX([.B1558];3)" office:value-type="string" office:string-value="614" calcext:value-type="string">
            <text:p>614</text:p>
          </table:table-cell>
          <table:table-cell table:formula="of:=MID([.A1558];1;4)" office:value-type="string" office:string-value="secr" calcext:value-type="string">
            <text:p>sec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ection</text:p>
          </table:table-cell>
          <table:table-cell table:style-name="ce25" office:value-type="float" office:value="1557" calcext:value-type="float">
            <text:p>1557</text:p>
          </table:table-cell>
          <table:table-cell table:style-name="ce25" table:formula="of:=CUSTOMDEZINBIN(MOD([.B1559];2048))" office:value-type="string" office:string-value="11000010101" calcext:value-type="string">
            <text:p>11000010101</text:p>
          </table:table-cell>
          <table:table-cell table:formula="of:=DEC2HEX([.B1559];3)" office:value-type="string" office:string-value="615" calcext:value-type="string">
            <text:p>615</text:p>
          </table:table-cell>
          <table:table-cell table:formula="of:=MID([.A1559];1;4)" office:value-type="string" office:string-value="sect" calcext:value-type="string">
            <text:p>sec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ecurity</text:p>
          </table:table-cell>
          <table:table-cell table:style-name="ce25" office:value-type="float" office:value="1558" calcext:value-type="float">
            <text:p>1558</text:p>
          </table:table-cell>
          <table:table-cell table:style-name="ce25" table:formula="of:=CUSTOMDEZINBIN(MOD([.B1560];2048))" office:value-type="string" office:string-value="11000010110" calcext:value-type="string">
            <text:p>11000010110</text:p>
          </table:table-cell>
          <table:table-cell table:formula="of:=DEC2HEX([.B1560];3)" office:value-type="string" office:string-value="616" calcext:value-type="string">
            <text:p>616</text:p>
          </table:table-cell>
          <table:table-cell table:formula="of:=MID([.A1560];1;4)" office:value-type="string" office:string-value="secu" calcext:value-type="string">
            <text:p>sec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eed</text:p>
          </table:table-cell>
          <table:table-cell table:style-name="ce25" office:value-type="float" office:value="1559" calcext:value-type="float">
            <text:p>1559</text:p>
          </table:table-cell>
          <table:table-cell table:style-name="ce25" table:formula="of:=CUSTOMDEZINBIN(MOD([.B1561];2048))" office:value-type="string" office:string-value="11000010111" calcext:value-type="string">
            <text:p>11000010111</text:p>
          </table:table-cell>
          <table:table-cell table:formula="of:=DEC2HEX([.B1561];3)" office:value-type="string" office:string-value="617" calcext:value-type="string">
            <text:p>617</text:p>
          </table:table-cell>
          <table:table-cell table:formula="of:=MID([.A1561];1;4)" office:value-type="string" office:string-value="seed" calcext:value-type="string">
            <text:p>see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eek</text:p>
          </table:table-cell>
          <table:table-cell table:style-name="ce25" office:value-type="float" office:value="1560" calcext:value-type="float">
            <text:p>1560</text:p>
          </table:table-cell>
          <table:table-cell table:style-name="ce25" table:formula="of:=CUSTOMDEZINBIN(MOD([.B1562];2048))" office:value-type="string" office:string-value="11000011000" calcext:value-type="string">
            <text:p>11000011000</text:p>
          </table:table-cell>
          <table:table-cell table:formula="of:=DEC2HEX([.B1562];3)" office:value-type="string" office:string-value="618" calcext:value-type="string">
            <text:p>618</text:p>
          </table:table-cell>
          <table:table-cell table:formula="of:=MID([.A1562];1;4)" office:value-type="string" office:string-value="seek" calcext:value-type="string">
            <text:p>see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egment</text:p>
          </table:table-cell>
          <table:table-cell table:style-name="ce25" office:value-type="float" office:value="1561" calcext:value-type="float">
            <text:p>1561</text:p>
          </table:table-cell>
          <table:table-cell table:style-name="ce25" table:formula="of:=CUSTOMDEZINBIN(MOD([.B1563];2048))" office:value-type="string" office:string-value="11000011001" calcext:value-type="string">
            <text:p>11000011001</text:p>
          </table:table-cell>
          <table:table-cell table:formula="of:=DEC2HEX([.B1563];3)" office:value-type="string" office:string-value="619" calcext:value-type="string">
            <text:p>619</text:p>
          </table:table-cell>
          <table:table-cell table:formula="of:=MID([.A1563];1;4)" office:value-type="string" office:string-value="segm" calcext:value-type="string">
            <text:p>seg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elect</text:p>
          </table:table-cell>
          <table:table-cell table:style-name="ce25" office:value-type="float" office:value="1562" calcext:value-type="float">
            <text:p>1562</text:p>
          </table:table-cell>
          <table:table-cell table:style-name="ce25" table:formula="of:=CUSTOMDEZINBIN(MOD([.B1564];2048))" office:value-type="string" office:string-value="11000011010" calcext:value-type="string">
            <text:p>11000011010</text:p>
          </table:table-cell>
          <table:table-cell table:formula="of:=DEC2HEX([.B1564];3)" office:value-type="string" office:string-value="61A" calcext:value-type="string">
            <text:p>61A</text:p>
          </table:table-cell>
          <table:table-cell table:formula="of:=MID([.A1564];1;4)" office:value-type="string" office:string-value="sele" calcext:value-type="string">
            <text:p>sel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ell</text:p>
          </table:table-cell>
          <table:table-cell table:style-name="ce25" office:value-type="float" office:value="1563" calcext:value-type="float">
            <text:p>1563</text:p>
          </table:table-cell>
          <table:table-cell table:style-name="ce25" table:formula="of:=CUSTOMDEZINBIN(MOD([.B1565];2048))" office:value-type="string" office:string-value="11000011011" calcext:value-type="string">
            <text:p>11000011011</text:p>
          </table:table-cell>
          <table:table-cell table:formula="of:=DEC2HEX([.B1565];3)" office:value-type="string" office:string-value="61B" calcext:value-type="string">
            <text:p>61B</text:p>
          </table:table-cell>
          <table:table-cell table:formula="of:=MID([.A1565];1;4)" office:value-type="string" office:string-value="sell" calcext:value-type="string">
            <text:p>sel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eminar</text:p>
          </table:table-cell>
          <table:table-cell table:style-name="ce25" office:value-type="float" office:value="1564" calcext:value-type="float">
            <text:p>1564</text:p>
          </table:table-cell>
          <table:table-cell table:style-name="ce25" table:formula="of:=CUSTOMDEZINBIN(MOD([.B1566];2048))" office:value-type="string" office:string-value="11000011100" calcext:value-type="string">
            <text:p>11000011100</text:p>
          </table:table-cell>
          <table:table-cell table:formula="of:=DEC2HEX([.B1566];3)" office:value-type="string" office:string-value="61C" calcext:value-type="string">
            <text:p>61C</text:p>
          </table:table-cell>
          <table:table-cell table:formula="of:=MID([.A1566];1;4)" office:value-type="string" office:string-value="semi" calcext:value-type="string">
            <text:p>sem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enior</text:p>
          </table:table-cell>
          <table:table-cell table:style-name="ce25" office:value-type="float" office:value="1565" calcext:value-type="float">
            <text:p>1565</text:p>
          </table:table-cell>
          <table:table-cell table:style-name="ce25" table:formula="of:=CUSTOMDEZINBIN(MOD([.B1567];2048))" office:value-type="string" office:string-value="11000011101" calcext:value-type="string">
            <text:p>11000011101</text:p>
          </table:table-cell>
          <table:table-cell table:formula="of:=DEC2HEX([.B1567];3)" office:value-type="string" office:string-value="61D" calcext:value-type="string">
            <text:p>61D</text:p>
          </table:table-cell>
          <table:table-cell table:formula="of:=MID([.A1567];1;4)" office:value-type="string" office:string-value="seni" calcext:value-type="string">
            <text:p>sen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ense</text:p>
          </table:table-cell>
          <table:table-cell table:style-name="ce25" office:value-type="float" office:value="1566" calcext:value-type="float">
            <text:p>1566</text:p>
          </table:table-cell>
          <table:table-cell table:style-name="ce25" table:formula="of:=CUSTOMDEZINBIN(MOD([.B1568];2048))" office:value-type="string" office:string-value="11000011110" calcext:value-type="string">
            <text:p>11000011110</text:p>
          </table:table-cell>
          <table:table-cell table:formula="of:=DEC2HEX([.B1568];3)" office:value-type="string" office:string-value="61E" calcext:value-type="string">
            <text:p>61E</text:p>
          </table:table-cell>
          <table:table-cell table:formula="of:=MID([.A1568];1;4)" office:value-type="string" office:string-value="sens" calcext:value-type="string">
            <text:p>sen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entence</text:p>
          </table:table-cell>
          <table:table-cell table:style-name="ce25" office:value-type="float" office:value="1567" calcext:value-type="float">
            <text:p>1567</text:p>
          </table:table-cell>
          <table:table-cell table:style-name="ce25" table:formula="of:=CUSTOMDEZINBIN(MOD([.B1569];2048))" office:value-type="string" office:string-value="11000011111" calcext:value-type="string">
            <text:p>11000011111</text:p>
          </table:table-cell>
          <table:table-cell table:formula="of:=DEC2HEX([.B1569];3)" office:value-type="string" office:string-value="61F" calcext:value-type="string">
            <text:p>61F</text:p>
          </table:table-cell>
          <table:table-cell table:formula="of:=MID([.A1569];1;4)" office:value-type="string" office:string-value="sent" calcext:value-type="string">
            <text:p>sen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eries</text:p>
          </table:table-cell>
          <table:table-cell table:style-name="ce25" office:value-type="float" office:value="1568" calcext:value-type="float">
            <text:p>1568</text:p>
          </table:table-cell>
          <table:table-cell table:style-name="ce25" table:formula="of:=CUSTOMDEZINBIN(MOD([.B1570];2048))" office:value-type="string" office:string-value="11000100000" calcext:value-type="string">
            <text:p>11000100000</text:p>
          </table:table-cell>
          <table:table-cell table:formula="of:=DEC2HEX([.B1570];3)" office:value-type="string" office:string-value="620" calcext:value-type="string">
            <text:p>620</text:p>
          </table:table-cell>
          <table:table-cell table:formula="of:=MID([.A1570];1;4)" office:value-type="string" office:string-value="seri" calcext:value-type="string">
            <text:p>ser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ervice</text:p>
          </table:table-cell>
          <table:table-cell table:style-name="ce25" office:value-type="float" office:value="1569" calcext:value-type="float">
            <text:p>1569</text:p>
          </table:table-cell>
          <table:table-cell table:style-name="ce25" table:formula="of:=CUSTOMDEZINBIN(MOD([.B1571];2048))" office:value-type="string" office:string-value="11000100001" calcext:value-type="string">
            <text:p>11000100001</text:p>
          </table:table-cell>
          <table:table-cell table:formula="of:=DEC2HEX([.B1571];3)" office:value-type="string" office:string-value="621" calcext:value-type="string">
            <text:p>621</text:p>
          </table:table-cell>
          <table:table-cell table:formula="of:=MID([.A1571];1;4)" office:value-type="string" office:string-value="serv" calcext:value-type="string">
            <text:p>serv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ession</text:p>
          </table:table-cell>
          <table:table-cell table:style-name="ce25" office:value-type="float" office:value="1570" calcext:value-type="float">
            <text:p>1570</text:p>
          </table:table-cell>
          <table:table-cell table:style-name="ce25" table:formula="of:=CUSTOMDEZINBIN(MOD([.B1572];2048))" office:value-type="string" office:string-value="11000100010" calcext:value-type="string">
            <text:p>11000100010</text:p>
          </table:table-cell>
          <table:table-cell table:formula="of:=DEC2HEX([.B1572];3)" office:value-type="string" office:string-value="622" calcext:value-type="string">
            <text:p>622</text:p>
          </table:table-cell>
          <table:table-cell table:formula="of:=MID([.A1572];1;4)" office:value-type="string" office:string-value="sess" calcext:value-type="string">
            <text:p>ses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ettle</text:p>
          </table:table-cell>
          <table:table-cell table:style-name="ce25" office:value-type="float" office:value="1571" calcext:value-type="float">
            <text:p>1571</text:p>
          </table:table-cell>
          <table:table-cell table:style-name="ce25" table:formula="of:=CUSTOMDEZINBIN(MOD([.B1573];2048))" office:value-type="string" office:string-value="11000100011" calcext:value-type="string">
            <text:p>11000100011</text:p>
          </table:table-cell>
          <table:table-cell table:formula="of:=DEC2HEX([.B1573];3)" office:value-type="string" office:string-value="623" calcext:value-type="string">
            <text:p>623</text:p>
          </table:table-cell>
          <table:table-cell table:formula="of:=MID([.A1573];1;4)" office:value-type="string" office:string-value="sett" calcext:value-type="string">
            <text:p>set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etup</text:p>
          </table:table-cell>
          <table:table-cell table:style-name="ce25" office:value-type="float" office:value="1572" calcext:value-type="float">
            <text:p>1572</text:p>
          </table:table-cell>
          <table:table-cell table:style-name="ce25" table:formula="of:=CUSTOMDEZINBIN(MOD([.B1574];2048))" office:value-type="string" office:string-value="11000100100" calcext:value-type="string">
            <text:p>11000100100</text:p>
          </table:table-cell>
          <table:table-cell table:formula="of:=DEC2HEX([.B1574];3)" office:value-type="string" office:string-value="624" calcext:value-type="string">
            <text:p>624</text:p>
          </table:table-cell>
          <table:table-cell table:formula="of:=MID([.A1574];1;4)" office:value-type="string" office:string-value="setu" calcext:value-type="string">
            <text:p>set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even</text:p>
          </table:table-cell>
          <table:table-cell table:style-name="ce25" office:value-type="float" office:value="1573" calcext:value-type="float">
            <text:p>1573</text:p>
          </table:table-cell>
          <table:table-cell table:style-name="ce25" table:formula="of:=CUSTOMDEZINBIN(MOD([.B1575];2048))" office:value-type="string" office:string-value="11000100101" calcext:value-type="string">
            <text:p>11000100101</text:p>
          </table:table-cell>
          <table:table-cell table:formula="of:=DEC2HEX([.B1575];3)" office:value-type="string" office:string-value="625" calcext:value-type="string">
            <text:p>625</text:p>
          </table:table-cell>
          <table:table-cell table:formula="of:=MID([.A1575];1;4)" office:value-type="string" office:string-value="seve" calcext:value-type="string">
            <text:p>sev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hadow</text:p>
          </table:table-cell>
          <table:table-cell table:style-name="ce25" office:value-type="float" office:value="1574" calcext:value-type="float">
            <text:p>1574</text:p>
          </table:table-cell>
          <table:table-cell table:style-name="ce25" table:formula="of:=CUSTOMDEZINBIN(MOD([.B1576];2048))" office:value-type="string" office:string-value="11000100110" calcext:value-type="string">
            <text:p>11000100110</text:p>
          </table:table-cell>
          <table:table-cell table:formula="of:=DEC2HEX([.B1576];3)" office:value-type="string" office:string-value="626" calcext:value-type="string">
            <text:p>626</text:p>
          </table:table-cell>
          <table:table-cell table:formula="of:=MID([.A1576];1;4)" office:value-type="string" office:string-value="shad" calcext:value-type="string">
            <text:p>sha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haft</text:p>
          </table:table-cell>
          <table:table-cell table:style-name="ce25" office:value-type="float" office:value="1575" calcext:value-type="float">
            <text:p>1575</text:p>
          </table:table-cell>
          <table:table-cell table:style-name="ce25" table:formula="of:=CUSTOMDEZINBIN(MOD([.B1577];2048))" office:value-type="string" office:string-value="11000100111" calcext:value-type="string">
            <text:p>11000100111</text:p>
          </table:table-cell>
          <table:table-cell table:formula="of:=DEC2HEX([.B1577];3)" office:value-type="string" office:string-value="627" calcext:value-type="string">
            <text:p>627</text:p>
          </table:table-cell>
          <table:table-cell table:formula="of:=MID([.A1577];1;4)" office:value-type="string" office:string-value="shaf" calcext:value-type="string">
            <text:p>sha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hallow</text:p>
          </table:table-cell>
          <table:table-cell table:style-name="ce25" office:value-type="float" office:value="1576" calcext:value-type="float">
            <text:p>1576</text:p>
          </table:table-cell>
          <table:table-cell table:style-name="ce25" table:formula="of:=CUSTOMDEZINBIN(MOD([.B1578];2048))" office:value-type="string" office:string-value="11000101000" calcext:value-type="string">
            <text:p>11000101000</text:p>
          </table:table-cell>
          <table:table-cell table:formula="of:=DEC2HEX([.B1578];3)" office:value-type="string" office:string-value="628" calcext:value-type="string">
            <text:p>628</text:p>
          </table:table-cell>
          <table:table-cell table:formula="of:=MID([.A1578];1;4)" office:value-type="string" office:string-value="shal" calcext:value-type="string">
            <text:p>sha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hare</text:p>
          </table:table-cell>
          <table:table-cell table:style-name="ce25" office:value-type="float" office:value="1577" calcext:value-type="float">
            <text:p>1577</text:p>
          </table:table-cell>
          <table:table-cell table:style-name="ce25" table:formula="of:=CUSTOMDEZINBIN(MOD([.B1579];2048))" office:value-type="string" office:string-value="11000101001" calcext:value-type="string">
            <text:p>11000101001</text:p>
          </table:table-cell>
          <table:table-cell table:formula="of:=DEC2HEX([.B1579];3)" office:value-type="string" office:string-value="629" calcext:value-type="string">
            <text:p>629</text:p>
          </table:table-cell>
          <table:table-cell table:formula="of:=MID([.A1579];1;4)" office:value-type="string" office:string-value="shar" calcext:value-type="string">
            <text:p>sha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hed</text:p>
          </table:table-cell>
          <table:table-cell table:style-name="ce25" office:value-type="float" office:value="1578" calcext:value-type="float">
            <text:p>1578</text:p>
          </table:table-cell>
          <table:table-cell table:style-name="ce25" table:formula="of:=CUSTOMDEZINBIN(MOD([.B1580];2048))" office:value-type="string" office:string-value="11000101010" calcext:value-type="string">
            <text:p>11000101010</text:p>
          </table:table-cell>
          <table:table-cell table:formula="of:=DEC2HEX([.B1580];3)" office:value-type="string" office:string-value="62A" calcext:value-type="string">
            <text:p>62A</text:p>
          </table:table-cell>
          <table:table-cell table:formula="of:=MID([.A1580];1;4)" office:value-type="string" office:string-value="shed" calcext:value-type="string">
            <text:p>she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hell</text:p>
          </table:table-cell>
          <table:table-cell table:style-name="ce25" office:value-type="float" office:value="1579" calcext:value-type="float">
            <text:p>1579</text:p>
          </table:table-cell>
          <table:table-cell table:style-name="ce25" table:formula="of:=CUSTOMDEZINBIN(MOD([.B1581];2048))" office:value-type="string" office:string-value="11000101011" calcext:value-type="string">
            <text:p>11000101011</text:p>
          </table:table-cell>
          <table:table-cell table:formula="of:=DEC2HEX([.B1581];3)" office:value-type="string" office:string-value="62B" calcext:value-type="string">
            <text:p>62B</text:p>
          </table:table-cell>
          <table:table-cell table:formula="of:=MID([.A1581];1;4)" office:value-type="string" office:string-value="shel" calcext:value-type="string">
            <text:p>she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heriff</text:p>
          </table:table-cell>
          <table:table-cell table:style-name="ce25" office:value-type="float" office:value="1580" calcext:value-type="float">
            <text:p>1580</text:p>
          </table:table-cell>
          <table:table-cell table:style-name="ce25" table:formula="of:=CUSTOMDEZINBIN(MOD([.B1582];2048))" office:value-type="string" office:string-value="11000101100" calcext:value-type="string">
            <text:p>11000101100</text:p>
          </table:table-cell>
          <table:table-cell table:formula="of:=DEC2HEX([.B1582];3)" office:value-type="string" office:string-value="62C" calcext:value-type="string">
            <text:p>62C</text:p>
          </table:table-cell>
          <table:table-cell table:formula="of:=MID([.A1582];1;4)" office:value-type="string" office:string-value="sher" calcext:value-type="string">
            <text:p>she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hield</text:p>
          </table:table-cell>
          <table:table-cell table:style-name="ce25" office:value-type="float" office:value="1581" calcext:value-type="float">
            <text:p>1581</text:p>
          </table:table-cell>
          <table:table-cell table:style-name="ce25" table:formula="of:=CUSTOMDEZINBIN(MOD([.B1583];2048))" office:value-type="string" office:string-value="11000101101" calcext:value-type="string">
            <text:p>11000101101</text:p>
          </table:table-cell>
          <table:table-cell table:formula="of:=DEC2HEX([.B1583];3)" office:value-type="string" office:string-value="62D" calcext:value-type="string">
            <text:p>62D</text:p>
          </table:table-cell>
          <table:table-cell table:formula="of:=MID([.A1583];1;4)" office:value-type="string" office:string-value="shie" calcext:value-type="string">
            <text:p>shi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hift</text:p>
          </table:table-cell>
          <table:table-cell table:style-name="ce25" office:value-type="float" office:value="1582" calcext:value-type="float">
            <text:p>1582</text:p>
          </table:table-cell>
          <table:table-cell table:style-name="ce25" table:formula="of:=CUSTOMDEZINBIN(MOD([.B1584];2048))" office:value-type="string" office:string-value="11000101110" calcext:value-type="string">
            <text:p>11000101110</text:p>
          </table:table-cell>
          <table:table-cell table:formula="of:=DEC2HEX([.B1584];3)" office:value-type="string" office:string-value="62E" calcext:value-type="string">
            <text:p>62E</text:p>
          </table:table-cell>
          <table:table-cell table:formula="of:=MID([.A1584];1;4)" office:value-type="string" office:string-value="shif" calcext:value-type="string">
            <text:p>shi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hine</text:p>
          </table:table-cell>
          <table:table-cell table:style-name="ce25" office:value-type="float" office:value="1583" calcext:value-type="float">
            <text:p>1583</text:p>
          </table:table-cell>
          <table:table-cell table:style-name="ce25" table:formula="of:=CUSTOMDEZINBIN(MOD([.B1585];2048))" office:value-type="string" office:string-value="11000101111" calcext:value-type="string">
            <text:p>11000101111</text:p>
          </table:table-cell>
          <table:table-cell table:formula="of:=DEC2HEX([.B1585];3)" office:value-type="string" office:string-value="62F" calcext:value-type="string">
            <text:p>62F</text:p>
          </table:table-cell>
          <table:table-cell table:formula="of:=MID([.A1585];1;4)" office:value-type="string" office:string-value="shin" calcext:value-type="string">
            <text:p>shi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hip</text:p>
          </table:table-cell>
          <table:table-cell table:style-name="ce25" office:value-type="float" office:value="1584" calcext:value-type="float">
            <text:p>1584</text:p>
          </table:table-cell>
          <table:table-cell table:style-name="ce25" table:formula="of:=CUSTOMDEZINBIN(MOD([.B1586];2048))" office:value-type="string" office:string-value="11000110000" calcext:value-type="string">
            <text:p>11000110000</text:p>
          </table:table-cell>
          <table:table-cell table:formula="of:=DEC2HEX([.B1586];3)" office:value-type="string" office:string-value="630" calcext:value-type="string">
            <text:p>630</text:p>
          </table:table-cell>
          <table:table-cell table:formula="of:=MID([.A1586];1;4)" office:value-type="string" office:string-value="ship" calcext:value-type="string">
            <text:p>shi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hiver</text:p>
          </table:table-cell>
          <table:table-cell table:style-name="ce25" office:value-type="float" office:value="1585" calcext:value-type="float">
            <text:p>1585</text:p>
          </table:table-cell>
          <table:table-cell table:style-name="ce25" table:formula="of:=CUSTOMDEZINBIN(MOD([.B1587];2048))" office:value-type="string" office:string-value="11000110001" calcext:value-type="string">
            <text:p>11000110001</text:p>
          </table:table-cell>
          <table:table-cell table:formula="of:=DEC2HEX([.B1587];3)" office:value-type="string" office:string-value="631" calcext:value-type="string">
            <text:p>631</text:p>
          </table:table-cell>
          <table:table-cell table:formula="of:=MID([.A1587];1;4)" office:value-type="string" office:string-value="shiv" calcext:value-type="string">
            <text:p>shiv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hock</text:p>
          </table:table-cell>
          <table:table-cell table:style-name="ce25" office:value-type="float" office:value="1586" calcext:value-type="float">
            <text:p>1586</text:p>
          </table:table-cell>
          <table:table-cell table:style-name="ce25" table:formula="of:=CUSTOMDEZINBIN(MOD([.B1588];2048))" office:value-type="string" office:string-value="11000110010" calcext:value-type="string">
            <text:p>11000110010</text:p>
          </table:table-cell>
          <table:table-cell table:formula="of:=DEC2HEX([.B1588];3)" office:value-type="string" office:string-value="632" calcext:value-type="string">
            <text:p>632</text:p>
          </table:table-cell>
          <table:table-cell table:formula="of:=MID([.A1588];1;4)" office:value-type="string" office:string-value="shoc" calcext:value-type="string">
            <text:p>sho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hoe</text:p>
          </table:table-cell>
          <table:table-cell table:style-name="ce25" office:value-type="float" office:value="1587" calcext:value-type="float">
            <text:p>1587</text:p>
          </table:table-cell>
          <table:table-cell table:style-name="ce25" table:formula="of:=CUSTOMDEZINBIN(MOD([.B1589];2048))" office:value-type="string" office:string-value="11000110011" calcext:value-type="string">
            <text:p>11000110011</text:p>
          </table:table-cell>
          <table:table-cell table:formula="of:=DEC2HEX([.B1589];3)" office:value-type="string" office:string-value="633" calcext:value-type="string">
            <text:p>633</text:p>
          </table:table-cell>
          <table:table-cell table:formula="of:=MID([.A1589];1;4)" office:value-type="string" office:string-value="shoe" calcext:value-type="string">
            <text:p>sho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hoot</text:p>
          </table:table-cell>
          <table:table-cell table:style-name="ce25" office:value-type="float" office:value="1588" calcext:value-type="float">
            <text:p>1588</text:p>
          </table:table-cell>
          <table:table-cell table:style-name="ce25" table:formula="of:=CUSTOMDEZINBIN(MOD([.B1590];2048))" office:value-type="string" office:string-value="11000110100" calcext:value-type="string">
            <text:p>11000110100</text:p>
          </table:table-cell>
          <table:table-cell table:formula="of:=DEC2HEX([.B1590];3)" office:value-type="string" office:string-value="634" calcext:value-type="string">
            <text:p>634</text:p>
          </table:table-cell>
          <table:table-cell table:formula="of:=MID([.A1590];1;4)" office:value-type="string" office:string-value="shoo" calcext:value-type="string">
            <text:p>sho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hop</text:p>
          </table:table-cell>
          <table:table-cell table:style-name="ce25" office:value-type="float" office:value="1589" calcext:value-type="float">
            <text:p>1589</text:p>
          </table:table-cell>
          <table:table-cell table:style-name="ce25" table:formula="of:=CUSTOMDEZINBIN(MOD([.B1591];2048))" office:value-type="string" office:string-value="11000110101" calcext:value-type="string">
            <text:p>11000110101</text:p>
          </table:table-cell>
          <table:table-cell table:formula="of:=DEC2HEX([.B1591];3)" office:value-type="string" office:string-value="635" calcext:value-type="string">
            <text:p>635</text:p>
          </table:table-cell>
          <table:table-cell table:formula="of:=MID([.A1591];1;4)" office:value-type="string" office:string-value="shop" calcext:value-type="string">
            <text:p>sho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hort</text:p>
          </table:table-cell>
          <table:table-cell table:style-name="ce25" office:value-type="float" office:value="1590" calcext:value-type="float">
            <text:p>1590</text:p>
          </table:table-cell>
          <table:table-cell table:style-name="ce25" table:formula="of:=CUSTOMDEZINBIN(MOD([.B1592];2048))" office:value-type="string" office:string-value="11000110110" calcext:value-type="string">
            <text:p>11000110110</text:p>
          </table:table-cell>
          <table:table-cell table:formula="of:=DEC2HEX([.B1592];3)" office:value-type="string" office:string-value="636" calcext:value-type="string">
            <text:p>636</text:p>
          </table:table-cell>
          <table:table-cell table:formula="of:=MID([.A1592];1;4)" office:value-type="string" office:string-value="shor" calcext:value-type="string">
            <text:p>sho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houlder</text:p>
          </table:table-cell>
          <table:table-cell table:style-name="ce25" office:value-type="float" office:value="1591" calcext:value-type="float">
            <text:p>1591</text:p>
          </table:table-cell>
          <table:table-cell table:style-name="ce25" table:formula="of:=CUSTOMDEZINBIN(MOD([.B1593];2048))" office:value-type="string" office:string-value="11000110111" calcext:value-type="string">
            <text:p>11000110111</text:p>
          </table:table-cell>
          <table:table-cell table:formula="of:=DEC2HEX([.B1593];3)" office:value-type="string" office:string-value="637" calcext:value-type="string">
            <text:p>637</text:p>
          </table:table-cell>
          <table:table-cell table:formula="of:=MID([.A1593];1;4)" office:value-type="string" office:string-value="shou" calcext:value-type="string">
            <text:p>sho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hove</text:p>
          </table:table-cell>
          <table:table-cell table:style-name="ce25" office:value-type="float" office:value="1592" calcext:value-type="float">
            <text:p>1592</text:p>
          </table:table-cell>
          <table:table-cell table:style-name="ce25" table:formula="of:=CUSTOMDEZINBIN(MOD([.B1594];2048))" office:value-type="string" office:string-value="11000111000" calcext:value-type="string">
            <text:p>11000111000</text:p>
          </table:table-cell>
          <table:table-cell table:formula="of:=DEC2HEX([.B1594];3)" office:value-type="string" office:string-value="638" calcext:value-type="string">
            <text:p>638</text:p>
          </table:table-cell>
          <table:table-cell table:formula="of:=MID([.A1594];1;4)" office:value-type="string" office:string-value="shov" calcext:value-type="string">
            <text:p>shov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hrimp</text:p>
          </table:table-cell>
          <table:table-cell table:style-name="ce25" office:value-type="float" office:value="1593" calcext:value-type="float">
            <text:p>1593</text:p>
          </table:table-cell>
          <table:table-cell table:style-name="ce25" table:formula="of:=CUSTOMDEZINBIN(MOD([.B1595];2048))" office:value-type="string" office:string-value="11000111001" calcext:value-type="string">
            <text:p>11000111001</text:p>
          </table:table-cell>
          <table:table-cell table:formula="of:=DEC2HEX([.B1595];3)" office:value-type="string" office:string-value="639" calcext:value-type="string">
            <text:p>639</text:p>
          </table:table-cell>
          <table:table-cell table:formula="of:=MID([.A1595];1;4)" office:value-type="string" office:string-value="shri" calcext:value-type="string">
            <text:p>shr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hrug</text:p>
          </table:table-cell>
          <table:table-cell table:style-name="ce25" office:value-type="float" office:value="1594" calcext:value-type="float">
            <text:p>1594</text:p>
          </table:table-cell>
          <table:table-cell table:style-name="ce25" table:formula="of:=CUSTOMDEZINBIN(MOD([.B1596];2048))" office:value-type="string" office:string-value="11000111010" calcext:value-type="string">
            <text:p>11000111010</text:p>
          </table:table-cell>
          <table:table-cell table:formula="of:=DEC2HEX([.B1596];3)" office:value-type="string" office:string-value="63A" calcext:value-type="string">
            <text:p>63A</text:p>
          </table:table-cell>
          <table:table-cell table:formula="of:=MID([.A1596];1;4)" office:value-type="string" office:string-value="shru" calcext:value-type="string">
            <text:p>shr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huffle</text:p>
          </table:table-cell>
          <table:table-cell table:style-name="ce25" office:value-type="float" office:value="1595" calcext:value-type="float">
            <text:p>1595</text:p>
          </table:table-cell>
          <table:table-cell table:style-name="ce25" table:formula="of:=CUSTOMDEZINBIN(MOD([.B1597];2048))" office:value-type="string" office:string-value="11000111011" calcext:value-type="string">
            <text:p>11000111011</text:p>
          </table:table-cell>
          <table:table-cell table:formula="of:=DEC2HEX([.B1597];3)" office:value-type="string" office:string-value="63B" calcext:value-type="string">
            <text:p>63B</text:p>
          </table:table-cell>
          <table:table-cell table:formula="of:=MID([.A1597];1;4)" office:value-type="string" office:string-value="shuf" calcext:value-type="string">
            <text:p>shu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hy</text:p>
          </table:table-cell>
          <table:table-cell table:style-name="ce25" office:value-type="float" office:value="1596" calcext:value-type="float">
            <text:p>1596</text:p>
          </table:table-cell>
          <table:table-cell table:style-name="ce25" table:formula="of:=CUSTOMDEZINBIN(MOD([.B1598];2048))" office:value-type="string" office:string-value="11000111100" calcext:value-type="string">
            <text:p>11000111100</text:p>
          </table:table-cell>
          <table:table-cell table:formula="of:=DEC2HEX([.B1598];3)" office:value-type="string" office:string-value="63C" calcext:value-type="string">
            <text:p>63C</text:p>
          </table:table-cell>
          <table:table-cell table:formula="of:=MID([.A1598];1;4)" office:value-type="string" office:string-value="shy" calcext:value-type="string">
            <text:p>sh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ibling</text:p>
          </table:table-cell>
          <table:table-cell table:style-name="ce25" office:value-type="float" office:value="1597" calcext:value-type="float">
            <text:p>1597</text:p>
          </table:table-cell>
          <table:table-cell table:style-name="ce25" table:formula="of:=CUSTOMDEZINBIN(MOD([.B1599];2048))" office:value-type="string" office:string-value="11000111101" calcext:value-type="string">
            <text:p>11000111101</text:p>
          </table:table-cell>
          <table:table-cell table:formula="of:=DEC2HEX([.B1599];3)" office:value-type="string" office:string-value="63D" calcext:value-type="string">
            <text:p>63D</text:p>
          </table:table-cell>
          <table:table-cell table:formula="of:=MID([.A1599];1;4)" office:value-type="string" office:string-value="sibl" calcext:value-type="string">
            <text:p>sib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ick</text:p>
          </table:table-cell>
          <table:table-cell table:style-name="ce25" office:value-type="float" office:value="1598" calcext:value-type="float">
            <text:p>1598</text:p>
          </table:table-cell>
          <table:table-cell table:style-name="ce25" table:formula="of:=CUSTOMDEZINBIN(MOD([.B1600];2048))" office:value-type="string" office:string-value="11000111110" calcext:value-type="string">
            <text:p>11000111110</text:p>
          </table:table-cell>
          <table:table-cell table:formula="of:=DEC2HEX([.B1600];3)" office:value-type="string" office:string-value="63E" calcext:value-type="string">
            <text:p>63E</text:p>
          </table:table-cell>
          <table:table-cell table:formula="of:=MID([.A1600];1;4)" office:value-type="string" office:string-value="sick" calcext:value-type="string">
            <text:p>sic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ide</text:p>
          </table:table-cell>
          <table:table-cell table:style-name="ce25" office:value-type="float" office:value="1599" calcext:value-type="float">
            <text:p>1599</text:p>
          </table:table-cell>
          <table:table-cell table:style-name="ce25" table:formula="of:=CUSTOMDEZINBIN(MOD([.B1601];2048))" office:value-type="string" office:string-value="11000111111" calcext:value-type="string">
            <text:p>11000111111</text:p>
          </table:table-cell>
          <table:table-cell table:formula="of:=DEC2HEX([.B1601];3)" office:value-type="string" office:string-value="63F" calcext:value-type="string">
            <text:p>63F</text:p>
          </table:table-cell>
          <table:table-cell table:formula="of:=MID([.A1601];1;4)" office:value-type="string" office:string-value="side" calcext:value-type="string">
            <text:p>sid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iege</text:p>
          </table:table-cell>
          <table:table-cell table:style-name="ce25" office:value-type="float" office:value="1600" calcext:value-type="float">
            <text:p>1600</text:p>
          </table:table-cell>
          <table:table-cell table:style-name="ce25" table:formula="of:=CUSTOMDEZINBIN(MOD([.B1602];2048))" office:value-type="string" office:string-value="11001000000" calcext:value-type="string">
            <text:p>11001000000</text:p>
          </table:table-cell>
          <table:table-cell table:formula="of:=DEC2HEX([.B1602];3)" office:value-type="string" office:string-value="640" calcext:value-type="string">
            <text:p>640</text:p>
          </table:table-cell>
          <table:table-cell table:formula="of:=MID([.A1602];1;4)" office:value-type="string" office:string-value="sieg" calcext:value-type="string">
            <text:p>sie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ight</text:p>
          </table:table-cell>
          <table:table-cell table:style-name="ce25" office:value-type="float" office:value="1601" calcext:value-type="float">
            <text:p>1601</text:p>
          </table:table-cell>
          <table:table-cell table:style-name="ce25" table:formula="of:=CUSTOMDEZINBIN(MOD([.B1603];2048))" office:value-type="string" office:string-value="11001000001" calcext:value-type="string">
            <text:p>11001000001</text:p>
          </table:table-cell>
          <table:table-cell table:formula="of:=DEC2HEX([.B1603];3)" office:value-type="string" office:string-value="641" calcext:value-type="string">
            <text:p>641</text:p>
          </table:table-cell>
          <table:table-cell table:formula="of:=MID([.A1603];1;4)" office:value-type="string" office:string-value="sigh" calcext:value-type="string">
            <text:p>sig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ign</text:p>
          </table:table-cell>
          <table:table-cell table:style-name="ce25" office:value-type="float" office:value="1602" calcext:value-type="float">
            <text:p>1602</text:p>
          </table:table-cell>
          <table:table-cell table:style-name="ce25" table:formula="of:=CUSTOMDEZINBIN(MOD([.B1604];2048))" office:value-type="string" office:string-value="11001000010" calcext:value-type="string">
            <text:p>11001000010</text:p>
          </table:table-cell>
          <table:table-cell table:formula="of:=DEC2HEX([.B1604];3)" office:value-type="string" office:string-value="642" calcext:value-type="string">
            <text:p>642</text:p>
          </table:table-cell>
          <table:table-cell table:formula="of:=MID([.A1604];1;4)" office:value-type="string" office:string-value="sign" calcext:value-type="string">
            <text:p>sig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ilent</text:p>
          </table:table-cell>
          <table:table-cell table:style-name="ce25" office:value-type="float" office:value="1603" calcext:value-type="float">
            <text:p>1603</text:p>
          </table:table-cell>
          <table:table-cell table:style-name="ce25" table:formula="of:=CUSTOMDEZINBIN(MOD([.B1605];2048))" office:value-type="string" office:string-value="11001000011" calcext:value-type="string">
            <text:p>11001000011</text:p>
          </table:table-cell>
          <table:table-cell table:formula="of:=DEC2HEX([.B1605];3)" office:value-type="string" office:string-value="643" calcext:value-type="string">
            <text:p>643</text:p>
          </table:table-cell>
          <table:table-cell table:formula="of:=MID([.A1605];1;4)" office:value-type="string" office:string-value="sile" calcext:value-type="string">
            <text:p>sil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ilk</text:p>
          </table:table-cell>
          <table:table-cell table:style-name="ce25" office:value-type="float" office:value="1604" calcext:value-type="float">
            <text:p>1604</text:p>
          </table:table-cell>
          <table:table-cell table:style-name="ce25" table:formula="of:=CUSTOMDEZINBIN(MOD([.B1606];2048))" office:value-type="string" office:string-value="11001000100" calcext:value-type="string">
            <text:p>11001000100</text:p>
          </table:table-cell>
          <table:table-cell table:formula="of:=DEC2HEX([.B1606];3)" office:value-type="string" office:string-value="644" calcext:value-type="string">
            <text:p>644</text:p>
          </table:table-cell>
          <table:table-cell table:formula="of:=MID([.A1606];1;4)" office:value-type="string" office:string-value="silk" calcext:value-type="string">
            <text:p>sil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illy</text:p>
          </table:table-cell>
          <table:table-cell table:style-name="ce25" office:value-type="float" office:value="1605" calcext:value-type="float">
            <text:p>1605</text:p>
          </table:table-cell>
          <table:table-cell table:style-name="ce25" table:formula="of:=CUSTOMDEZINBIN(MOD([.B1607];2048))" office:value-type="string" office:string-value="11001000101" calcext:value-type="string">
            <text:p>11001000101</text:p>
          </table:table-cell>
          <table:table-cell table:formula="of:=DEC2HEX([.B1607];3)" office:value-type="string" office:string-value="645" calcext:value-type="string">
            <text:p>645</text:p>
          </table:table-cell>
          <table:table-cell table:formula="of:=MID([.A1607];1;4)" office:value-type="string" office:string-value="sill" calcext:value-type="string">
            <text:p>sil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ilver</text:p>
          </table:table-cell>
          <table:table-cell table:style-name="ce25" office:value-type="float" office:value="1606" calcext:value-type="float">
            <text:p>1606</text:p>
          </table:table-cell>
          <table:table-cell table:style-name="ce25" table:formula="of:=CUSTOMDEZINBIN(MOD([.B1608];2048))" office:value-type="string" office:string-value="11001000110" calcext:value-type="string">
            <text:p>11001000110</text:p>
          </table:table-cell>
          <table:table-cell table:formula="of:=DEC2HEX([.B1608];3)" office:value-type="string" office:string-value="646" calcext:value-type="string">
            <text:p>646</text:p>
          </table:table-cell>
          <table:table-cell table:formula="of:=MID([.A1608];1;4)" office:value-type="string" office:string-value="silv" calcext:value-type="string">
            <text:p>silv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imilar</text:p>
          </table:table-cell>
          <table:table-cell table:style-name="ce25" office:value-type="float" office:value="1607" calcext:value-type="float">
            <text:p>1607</text:p>
          </table:table-cell>
          <table:table-cell table:style-name="ce25" table:formula="of:=CUSTOMDEZINBIN(MOD([.B1609];2048))" office:value-type="string" office:string-value="11001000111" calcext:value-type="string">
            <text:p>11001000111</text:p>
          </table:table-cell>
          <table:table-cell table:formula="of:=DEC2HEX([.B1609];3)" office:value-type="string" office:string-value="647" calcext:value-type="string">
            <text:p>647</text:p>
          </table:table-cell>
          <table:table-cell table:formula="of:=MID([.A1609];1;4)" office:value-type="string" office:string-value="simi" calcext:value-type="string">
            <text:p>sim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imple</text:p>
          </table:table-cell>
          <table:table-cell table:style-name="ce25" office:value-type="float" office:value="1608" calcext:value-type="float">
            <text:p>1608</text:p>
          </table:table-cell>
          <table:table-cell table:style-name="ce25" table:formula="of:=CUSTOMDEZINBIN(MOD([.B1610];2048))" office:value-type="string" office:string-value="11001001000" calcext:value-type="string">
            <text:p>11001001000</text:p>
          </table:table-cell>
          <table:table-cell table:formula="of:=DEC2HEX([.B1610];3)" office:value-type="string" office:string-value="648" calcext:value-type="string">
            <text:p>648</text:p>
          </table:table-cell>
          <table:table-cell table:formula="of:=MID([.A1610];1;4)" office:value-type="string" office:string-value="simp" calcext:value-type="string">
            <text:p>sim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ince</text:p>
          </table:table-cell>
          <table:table-cell table:style-name="ce25" office:value-type="float" office:value="1609" calcext:value-type="float">
            <text:p>1609</text:p>
          </table:table-cell>
          <table:table-cell table:style-name="ce25" table:formula="of:=CUSTOMDEZINBIN(MOD([.B1611];2048))" office:value-type="string" office:string-value="11001001001" calcext:value-type="string">
            <text:p>11001001001</text:p>
          </table:table-cell>
          <table:table-cell table:formula="of:=DEC2HEX([.B1611];3)" office:value-type="string" office:string-value="649" calcext:value-type="string">
            <text:p>649</text:p>
          </table:table-cell>
          <table:table-cell table:formula="of:=MID([.A1611];1;4)" office:value-type="string" office:string-value="sinc" calcext:value-type="string">
            <text:p>sin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ing</text:p>
          </table:table-cell>
          <table:table-cell table:style-name="ce25" office:value-type="float" office:value="1610" calcext:value-type="float">
            <text:p>1610</text:p>
          </table:table-cell>
          <table:table-cell table:style-name="ce25" table:formula="of:=CUSTOMDEZINBIN(MOD([.B1612];2048))" office:value-type="string" office:string-value="11001001010" calcext:value-type="string">
            <text:p>11001001010</text:p>
          </table:table-cell>
          <table:table-cell table:formula="of:=DEC2HEX([.B1612];3)" office:value-type="string" office:string-value="64A" calcext:value-type="string">
            <text:p>64A</text:p>
          </table:table-cell>
          <table:table-cell table:formula="of:=MID([.A1612];1;4)" office:value-type="string" office:string-value="sing" calcext:value-type="string">
            <text:p>sin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iren</text:p>
          </table:table-cell>
          <table:table-cell table:style-name="ce25" office:value-type="float" office:value="1611" calcext:value-type="float">
            <text:p>1611</text:p>
          </table:table-cell>
          <table:table-cell table:style-name="ce25" table:formula="of:=CUSTOMDEZINBIN(MOD([.B1613];2048))" office:value-type="string" office:string-value="11001001011" calcext:value-type="string">
            <text:p>11001001011</text:p>
          </table:table-cell>
          <table:table-cell table:formula="of:=DEC2HEX([.B1613];3)" office:value-type="string" office:string-value="64B" calcext:value-type="string">
            <text:p>64B</text:p>
          </table:table-cell>
          <table:table-cell table:formula="of:=MID([.A1613];1;4)" office:value-type="string" office:string-value="sire" calcext:value-type="string">
            <text:p>si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ister</text:p>
          </table:table-cell>
          <table:table-cell table:style-name="ce25" office:value-type="float" office:value="1612" calcext:value-type="float">
            <text:p>1612</text:p>
          </table:table-cell>
          <table:table-cell table:style-name="ce25" table:formula="of:=CUSTOMDEZINBIN(MOD([.B1614];2048))" office:value-type="string" office:string-value="11001001100" calcext:value-type="string">
            <text:p>11001001100</text:p>
          </table:table-cell>
          <table:table-cell table:formula="of:=DEC2HEX([.B1614];3)" office:value-type="string" office:string-value="64C" calcext:value-type="string">
            <text:p>64C</text:p>
          </table:table-cell>
          <table:table-cell table:formula="of:=MID([.A1614];1;4)" office:value-type="string" office:string-value="sist" calcext:value-type="string">
            <text:p>si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ituate</text:p>
          </table:table-cell>
          <table:table-cell table:style-name="ce25" office:value-type="float" office:value="1613" calcext:value-type="float">
            <text:p>1613</text:p>
          </table:table-cell>
          <table:table-cell table:style-name="ce25" table:formula="of:=CUSTOMDEZINBIN(MOD([.B1615];2048))" office:value-type="string" office:string-value="11001001101" calcext:value-type="string">
            <text:p>11001001101</text:p>
          </table:table-cell>
          <table:table-cell table:formula="of:=DEC2HEX([.B1615];3)" office:value-type="string" office:string-value="64D" calcext:value-type="string">
            <text:p>64D</text:p>
          </table:table-cell>
          <table:table-cell table:formula="of:=MID([.A1615];1;4)" office:value-type="string" office:string-value="situ" calcext:value-type="string">
            <text:p>sit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ix</text:p>
          </table:table-cell>
          <table:table-cell table:style-name="ce25" office:value-type="float" office:value="1614" calcext:value-type="float">
            <text:p>1614</text:p>
          </table:table-cell>
          <table:table-cell table:style-name="ce25" table:formula="of:=CUSTOMDEZINBIN(MOD([.B1616];2048))" office:value-type="string" office:string-value="11001001110" calcext:value-type="string">
            <text:p>11001001110</text:p>
          </table:table-cell>
          <table:table-cell table:formula="of:=DEC2HEX([.B1616];3)" office:value-type="string" office:string-value="64E" calcext:value-type="string">
            <text:p>64E</text:p>
          </table:table-cell>
          <table:table-cell table:formula="of:=MID([.A1616];1;4)" office:value-type="string" office:string-value="six" calcext:value-type="string">
            <text:p>six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ize</text:p>
          </table:table-cell>
          <table:table-cell table:style-name="ce25" office:value-type="float" office:value="1615" calcext:value-type="float">
            <text:p>1615</text:p>
          </table:table-cell>
          <table:table-cell table:style-name="ce25" table:formula="of:=CUSTOMDEZINBIN(MOD([.B1617];2048))" office:value-type="string" office:string-value="11001001111" calcext:value-type="string">
            <text:p>11001001111</text:p>
          </table:table-cell>
          <table:table-cell table:formula="of:=DEC2HEX([.B1617];3)" office:value-type="string" office:string-value="64F" calcext:value-type="string">
            <text:p>64F</text:p>
          </table:table-cell>
          <table:table-cell table:formula="of:=MID([.A1617];1;4)" office:value-type="string" office:string-value="size" calcext:value-type="string">
            <text:p>siz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kate</text:p>
          </table:table-cell>
          <table:table-cell table:style-name="ce25" office:value-type="float" office:value="1616" calcext:value-type="float">
            <text:p>1616</text:p>
          </table:table-cell>
          <table:table-cell table:style-name="ce25" table:formula="of:=CUSTOMDEZINBIN(MOD([.B1618];2048))" office:value-type="string" office:string-value="11001010000" calcext:value-type="string">
            <text:p>11001010000</text:p>
          </table:table-cell>
          <table:table-cell table:formula="of:=DEC2HEX([.B1618];3)" office:value-type="string" office:string-value="650" calcext:value-type="string">
            <text:p>650</text:p>
          </table:table-cell>
          <table:table-cell table:formula="of:=MID([.A1618];1;4)" office:value-type="string" office:string-value="skat" calcext:value-type="string">
            <text:p>ska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ketch</text:p>
          </table:table-cell>
          <table:table-cell table:style-name="ce25" office:value-type="float" office:value="1617" calcext:value-type="float">
            <text:p>1617</text:p>
          </table:table-cell>
          <table:table-cell table:style-name="ce25" table:formula="of:=CUSTOMDEZINBIN(MOD([.B1619];2048))" office:value-type="string" office:string-value="11001010001" calcext:value-type="string">
            <text:p>11001010001</text:p>
          </table:table-cell>
          <table:table-cell table:formula="of:=DEC2HEX([.B1619];3)" office:value-type="string" office:string-value="651" calcext:value-type="string">
            <text:p>651</text:p>
          </table:table-cell>
          <table:table-cell table:formula="of:=MID([.A1619];1;4)" office:value-type="string" office:string-value="sket" calcext:value-type="string">
            <text:p>ske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ki</text:p>
          </table:table-cell>
          <table:table-cell table:style-name="ce25" office:value-type="float" office:value="1618" calcext:value-type="float">
            <text:p>1618</text:p>
          </table:table-cell>
          <table:table-cell table:style-name="ce25" table:formula="of:=CUSTOMDEZINBIN(MOD([.B1620];2048))" office:value-type="string" office:string-value="11001010010" calcext:value-type="string">
            <text:p>11001010010</text:p>
          </table:table-cell>
          <table:table-cell table:formula="of:=DEC2HEX([.B1620];3)" office:value-type="string" office:string-value="652" calcext:value-type="string">
            <text:p>652</text:p>
          </table:table-cell>
          <table:table-cell table:formula="of:=MID([.A1620];1;4)" office:value-type="string" office:string-value="ski" calcext:value-type="string">
            <text:p>sk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kill</text:p>
          </table:table-cell>
          <table:table-cell table:style-name="ce25" office:value-type="float" office:value="1619" calcext:value-type="float">
            <text:p>1619</text:p>
          </table:table-cell>
          <table:table-cell table:style-name="ce25" table:formula="of:=CUSTOMDEZINBIN(MOD([.B1621];2048))" office:value-type="string" office:string-value="11001010011" calcext:value-type="string">
            <text:p>11001010011</text:p>
          </table:table-cell>
          <table:table-cell table:formula="of:=DEC2HEX([.B1621];3)" office:value-type="string" office:string-value="653" calcext:value-type="string">
            <text:p>653</text:p>
          </table:table-cell>
          <table:table-cell table:formula="of:=MID([.A1621];1;4)" office:value-type="string" office:string-value="skil" calcext:value-type="string">
            <text:p>ski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kin</text:p>
          </table:table-cell>
          <table:table-cell table:style-name="ce25" office:value-type="float" office:value="1620" calcext:value-type="float">
            <text:p>1620</text:p>
          </table:table-cell>
          <table:table-cell table:style-name="ce25" table:formula="of:=CUSTOMDEZINBIN(MOD([.B1622];2048))" office:value-type="string" office:string-value="11001010100" calcext:value-type="string">
            <text:p>11001010100</text:p>
          </table:table-cell>
          <table:table-cell table:formula="of:=DEC2HEX([.B1622];3)" office:value-type="string" office:string-value="654" calcext:value-type="string">
            <text:p>654</text:p>
          </table:table-cell>
          <table:table-cell table:formula="of:=MID([.A1622];1;4)" office:value-type="string" office:string-value="skin" calcext:value-type="string">
            <text:p>ski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kirt</text:p>
          </table:table-cell>
          <table:table-cell table:style-name="ce25" office:value-type="float" office:value="1621" calcext:value-type="float">
            <text:p>1621</text:p>
          </table:table-cell>
          <table:table-cell table:style-name="ce25" table:formula="of:=CUSTOMDEZINBIN(MOD([.B1623];2048))" office:value-type="string" office:string-value="11001010101" calcext:value-type="string">
            <text:p>11001010101</text:p>
          </table:table-cell>
          <table:table-cell table:formula="of:=DEC2HEX([.B1623];3)" office:value-type="string" office:string-value="655" calcext:value-type="string">
            <text:p>655</text:p>
          </table:table-cell>
          <table:table-cell table:formula="of:=MID([.A1623];1;4)" office:value-type="string" office:string-value="skir" calcext:value-type="string">
            <text:p>ski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kull</text:p>
          </table:table-cell>
          <table:table-cell table:style-name="ce25" office:value-type="float" office:value="1622" calcext:value-type="float">
            <text:p>1622</text:p>
          </table:table-cell>
          <table:table-cell table:style-name="ce25" table:formula="of:=CUSTOMDEZINBIN(MOD([.B1624];2048))" office:value-type="string" office:string-value="11001010110" calcext:value-type="string">
            <text:p>11001010110</text:p>
          </table:table-cell>
          <table:table-cell table:formula="of:=DEC2HEX([.B1624];3)" office:value-type="string" office:string-value="656" calcext:value-type="string">
            <text:p>656</text:p>
          </table:table-cell>
          <table:table-cell table:formula="of:=MID([.A1624];1;4)" office:value-type="string" office:string-value="skul" calcext:value-type="string">
            <text:p>sku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lab</text:p>
          </table:table-cell>
          <table:table-cell table:style-name="ce25" office:value-type="float" office:value="1623" calcext:value-type="float">
            <text:p>1623</text:p>
          </table:table-cell>
          <table:table-cell table:style-name="ce25" table:formula="of:=CUSTOMDEZINBIN(MOD([.B1625];2048))" office:value-type="string" office:string-value="11001010111" calcext:value-type="string">
            <text:p>11001010111</text:p>
          </table:table-cell>
          <table:table-cell table:formula="of:=DEC2HEX([.B1625];3)" office:value-type="string" office:string-value="657" calcext:value-type="string">
            <text:p>657</text:p>
          </table:table-cell>
          <table:table-cell table:formula="of:=MID([.A1625];1;4)" office:value-type="string" office:string-value="slab" calcext:value-type="string">
            <text:p>sla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lam</text:p>
          </table:table-cell>
          <table:table-cell table:style-name="ce25" office:value-type="float" office:value="1624" calcext:value-type="float">
            <text:p>1624</text:p>
          </table:table-cell>
          <table:table-cell table:style-name="ce25" table:formula="of:=CUSTOMDEZINBIN(MOD([.B1626];2048))" office:value-type="string" office:string-value="11001011000" calcext:value-type="string">
            <text:p>11001011000</text:p>
          </table:table-cell>
          <table:table-cell table:formula="of:=DEC2HEX([.B1626];3)" office:value-type="string" office:string-value="658" calcext:value-type="string">
            <text:p>658</text:p>
          </table:table-cell>
          <table:table-cell table:formula="of:=MID([.A1626];1;4)" office:value-type="string" office:string-value="slam" calcext:value-type="string">
            <text:p>sla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leep</text:p>
          </table:table-cell>
          <table:table-cell table:style-name="ce25" office:value-type="float" office:value="1625" calcext:value-type="float">
            <text:p>1625</text:p>
          </table:table-cell>
          <table:table-cell table:style-name="ce25" table:formula="of:=CUSTOMDEZINBIN(MOD([.B1627];2048))" office:value-type="string" office:string-value="11001011001" calcext:value-type="string">
            <text:p>11001011001</text:p>
          </table:table-cell>
          <table:table-cell table:formula="of:=DEC2HEX([.B1627];3)" office:value-type="string" office:string-value="659" calcext:value-type="string">
            <text:p>659</text:p>
          </table:table-cell>
          <table:table-cell table:formula="of:=MID([.A1627];1;4)" office:value-type="string" office:string-value="slee" calcext:value-type="string">
            <text:p>sle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lender</text:p>
          </table:table-cell>
          <table:table-cell table:style-name="ce25" office:value-type="float" office:value="1626" calcext:value-type="float">
            <text:p>1626</text:p>
          </table:table-cell>
          <table:table-cell table:style-name="ce25" table:formula="of:=CUSTOMDEZINBIN(MOD([.B1628];2048))" office:value-type="string" office:string-value="11001011010" calcext:value-type="string">
            <text:p>11001011010</text:p>
          </table:table-cell>
          <table:table-cell table:formula="of:=DEC2HEX([.B1628];3)" office:value-type="string" office:string-value="65A" calcext:value-type="string">
            <text:p>65A</text:p>
          </table:table-cell>
          <table:table-cell table:formula="of:=MID([.A1628];1;4)" office:value-type="string" office:string-value="slen" calcext:value-type="string">
            <text:p>sle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lice</text:p>
          </table:table-cell>
          <table:table-cell table:style-name="ce25" office:value-type="float" office:value="1627" calcext:value-type="float">
            <text:p>1627</text:p>
          </table:table-cell>
          <table:table-cell table:style-name="ce25" table:formula="of:=CUSTOMDEZINBIN(MOD([.B1629];2048))" office:value-type="string" office:string-value="11001011011" calcext:value-type="string">
            <text:p>11001011011</text:p>
          </table:table-cell>
          <table:table-cell table:formula="of:=DEC2HEX([.B1629];3)" office:value-type="string" office:string-value="65B" calcext:value-type="string">
            <text:p>65B</text:p>
          </table:table-cell>
          <table:table-cell table:formula="of:=MID([.A1629];1;4)" office:value-type="string" office:string-value="slic" calcext:value-type="string">
            <text:p>sli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lide</text:p>
          </table:table-cell>
          <table:table-cell table:style-name="ce25" office:value-type="float" office:value="1628" calcext:value-type="float">
            <text:p>1628</text:p>
          </table:table-cell>
          <table:table-cell table:style-name="ce25" table:formula="of:=CUSTOMDEZINBIN(MOD([.B1630];2048))" office:value-type="string" office:string-value="11001011100" calcext:value-type="string">
            <text:p>11001011100</text:p>
          </table:table-cell>
          <table:table-cell table:formula="of:=DEC2HEX([.B1630];3)" office:value-type="string" office:string-value="65C" calcext:value-type="string">
            <text:p>65C</text:p>
          </table:table-cell>
          <table:table-cell table:formula="of:=MID([.A1630];1;4)" office:value-type="string" office:string-value="slid" calcext:value-type="string">
            <text:p>sli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light</text:p>
          </table:table-cell>
          <table:table-cell table:style-name="ce25" office:value-type="float" office:value="1629" calcext:value-type="float">
            <text:p>1629</text:p>
          </table:table-cell>
          <table:table-cell table:style-name="ce25" table:formula="of:=CUSTOMDEZINBIN(MOD([.B1631];2048))" office:value-type="string" office:string-value="11001011101" calcext:value-type="string">
            <text:p>11001011101</text:p>
          </table:table-cell>
          <table:table-cell table:formula="of:=DEC2HEX([.B1631];3)" office:value-type="string" office:string-value="65D" calcext:value-type="string">
            <text:p>65D</text:p>
          </table:table-cell>
          <table:table-cell table:formula="of:=MID([.A1631];1;4)" office:value-type="string" office:string-value="slig" calcext:value-type="string">
            <text:p>sli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lim</text:p>
          </table:table-cell>
          <table:table-cell table:style-name="ce25" office:value-type="float" office:value="1630" calcext:value-type="float">
            <text:p>1630</text:p>
          </table:table-cell>
          <table:table-cell table:style-name="ce25" table:formula="of:=CUSTOMDEZINBIN(MOD([.B1632];2048))" office:value-type="string" office:string-value="11001011110" calcext:value-type="string">
            <text:p>11001011110</text:p>
          </table:table-cell>
          <table:table-cell table:formula="of:=DEC2HEX([.B1632];3)" office:value-type="string" office:string-value="65E" calcext:value-type="string">
            <text:p>65E</text:p>
          </table:table-cell>
          <table:table-cell table:formula="of:=MID([.A1632];1;4)" office:value-type="string" office:string-value="slim" calcext:value-type="string">
            <text:p>sli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logan</text:p>
          </table:table-cell>
          <table:table-cell table:style-name="ce25" office:value-type="float" office:value="1631" calcext:value-type="float">
            <text:p>1631</text:p>
          </table:table-cell>
          <table:table-cell table:style-name="ce25" table:formula="of:=CUSTOMDEZINBIN(MOD([.B1633];2048))" office:value-type="string" office:string-value="11001011111" calcext:value-type="string">
            <text:p>11001011111</text:p>
          </table:table-cell>
          <table:table-cell table:formula="of:=DEC2HEX([.B1633];3)" office:value-type="string" office:string-value="65F" calcext:value-type="string">
            <text:p>65F</text:p>
          </table:table-cell>
          <table:table-cell table:formula="of:=MID([.A1633];1;4)" office:value-type="string" office:string-value="slog" calcext:value-type="string">
            <text:p>slo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lot</text:p>
          </table:table-cell>
          <table:table-cell table:style-name="ce25" office:value-type="float" office:value="1632" calcext:value-type="float">
            <text:p>1632</text:p>
          </table:table-cell>
          <table:table-cell table:style-name="ce25" table:formula="of:=CUSTOMDEZINBIN(MOD([.B1634];2048))" office:value-type="string" office:string-value="11001100000" calcext:value-type="string">
            <text:p>11001100000</text:p>
          </table:table-cell>
          <table:table-cell table:formula="of:=DEC2HEX([.B1634];3)" office:value-type="string" office:string-value="660" calcext:value-type="string">
            <text:p>660</text:p>
          </table:table-cell>
          <table:table-cell table:formula="of:=MID([.A1634];1;4)" office:value-type="string" office:string-value="slot" calcext:value-type="string">
            <text:p>slo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low</text:p>
          </table:table-cell>
          <table:table-cell table:style-name="ce25" office:value-type="float" office:value="1633" calcext:value-type="float">
            <text:p>1633</text:p>
          </table:table-cell>
          <table:table-cell table:style-name="ce25" table:formula="of:=CUSTOMDEZINBIN(MOD([.B1635];2048))" office:value-type="string" office:string-value="11001100001" calcext:value-type="string">
            <text:p>11001100001</text:p>
          </table:table-cell>
          <table:table-cell table:formula="of:=DEC2HEX([.B1635];3)" office:value-type="string" office:string-value="661" calcext:value-type="string">
            <text:p>661</text:p>
          </table:table-cell>
          <table:table-cell table:formula="of:=MID([.A1635];1;4)" office:value-type="string" office:string-value="slow" calcext:value-type="string">
            <text:p>slow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lush</text:p>
          </table:table-cell>
          <table:table-cell table:style-name="ce25" office:value-type="float" office:value="1634" calcext:value-type="float">
            <text:p>1634</text:p>
          </table:table-cell>
          <table:table-cell table:style-name="ce25" table:formula="of:=CUSTOMDEZINBIN(MOD([.B1636];2048))" office:value-type="string" office:string-value="11001100010" calcext:value-type="string">
            <text:p>11001100010</text:p>
          </table:table-cell>
          <table:table-cell table:formula="of:=DEC2HEX([.B1636];3)" office:value-type="string" office:string-value="662" calcext:value-type="string">
            <text:p>662</text:p>
          </table:table-cell>
          <table:table-cell table:formula="of:=MID([.A1636];1;4)" office:value-type="string" office:string-value="slus" calcext:value-type="string">
            <text:p>slu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mall</text:p>
          </table:table-cell>
          <table:table-cell table:style-name="ce25" office:value-type="float" office:value="1635" calcext:value-type="float">
            <text:p>1635</text:p>
          </table:table-cell>
          <table:table-cell table:style-name="ce25" table:formula="of:=CUSTOMDEZINBIN(MOD([.B1637];2048))" office:value-type="string" office:string-value="11001100011" calcext:value-type="string">
            <text:p>11001100011</text:p>
          </table:table-cell>
          <table:table-cell table:formula="of:=DEC2HEX([.B1637];3)" office:value-type="string" office:string-value="663" calcext:value-type="string">
            <text:p>663</text:p>
          </table:table-cell>
          <table:table-cell table:formula="of:=MID([.A1637];1;4)" office:value-type="string" office:string-value="smal" calcext:value-type="string">
            <text:p>sma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mart</text:p>
          </table:table-cell>
          <table:table-cell table:style-name="ce25" office:value-type="float" office:value="1636" calcext:value-type="float">
            <text:p>1636</text:p>
          </table:table-cell>
          <table:table-cell table:style-name="ce25" table:formula="of:=CUSTOMDEZINBIN(MOD([.B1638];2048))" office:value-type="string" office:string-value="11001100100" calcext:value-type="string">
            <text:p>11001100100</text:p>
          </table:table-cell>
          <table:table-cell table:formula="of:=DEC2HEX([.B1638];3)" office:value-type="string" office:string-value="664" calcext:value-type="string">
            <text:p>664</text:p>
          </table:table-cell>
          <table:table-cell table:formula="of:=MID([.A1638];1;4)" office:value-type="string" office:string-value="smar" calcext:value-type="string">
            <text:p>sma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mile</text:p>
          </table:table-cell>
          <table:table-cell table:style-name="ce25" office:value-type="float" office:value="1637" calcext:value-type="float">
            <text:p>1637</text:p>
          </table:table-cell>
          <table:table-cell table:style-name="ce25" table:formula="of:=CUSTOMDEZINBIN(MOD([.B1639];2048))" office:value-type="string" office:string-value="11001100101" calcext:value-type="string">
            <text:p>11001100101</text:p>
          </table:table-cell>
          <table:table-cell table:formula="of:=DEC2HEX([.B1639];3)" office:value-type="string" office:string-value="665" calcext:value-type="string">
            <text:p>665</text:p>
          </table:table-cell>
          <table:table-cell table:formula="of:=MID([.A1639];1;4)" office:value-type="string" office:string-value="smil" calcext:value-type="string">
            <text:p>smi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moke</text:p>
          </table:table-cell>
          <table:table-cell table:style-name="ce25" office:value-type="float" office:value="1638" calcext:value-type="float">
            <text:p>1638</text:p>
          </table:table-cell>
          <table:table-cell table:style-name="ce25" table:formula="of:=CUSTOMDEZINBIN(MOD([.B1640];2048))" office:value-type="string" office:string-value="11001100110" calcext:value-type="string">
            <text:p>11001100110</text:p>
          </table:table-cell>
          <table:table-cell table:formula="of:=DEC2HEX([.B1640];3)" office:value-type="string" office:string-value="666" calcext:value-type="string">
            <text:p>666</text:p>
          </table:table-cell>
          <table:table-cell table:formula="of:=MID([.A1640];1;4)" office:value-type="string" office:string-value="smok" calcext:value-type="string">
            <text:p>smo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mooth</text:p>
          </table:table-cell>
          <table:table-cell table:style-name="ce25" office:value-type="float" office:value="1639" calcext:value-type="float">
            <text:p>1639</text:p>
          </table:table-cell>
          <table:table-cell table:style-name="ce25" table:formula="of:=CUSTOMDEZINBIN(MOD([.B1641];2048))" office:value-type="string" office:string-value="11001100111" calcext:value-type="string">
            <text:p>11001100111</text:p>
          </table:table-cell>
          <table:table-cell table:formula="of:=DEC2HEX([.B1641];3)" office:value-type="string" office:string-value="667" calcext:value-type="string">
            <text:p>667</text:p>
          </table:table-cell>
          <table:table-cell table:formula="of:=MID([.A1641];1;4)" office:value-type="string" office:string-value="smoo" calcext:value-type="string">
            <text:p>smo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nack</text:p>
          </table:table-cell>
          <table:table-cell table:style-name="ce25" office:value-type="float" office:value="1640" calcext:value-type="float">
            <text:p>1640</text:p>
          </table:table-cell>
          <table:table-cell table:style-name="ce25" table:formula="of:=CUSTOMDEZINBIN(MOD([.B1642];2048))" office:value-type="string" office:string-value="11001101000" calcext:value-type="string">
            <text:p>11001101000</text:p>
          </table:table-cell>
          <table:table-cell table:formula="of:=DEC2HEX([.B1642];3)" office:value-type="string" office:string-value="668" calcext:value-type="string">
            <text:p>668</text:p>
          </table:table-cell>
          <table:table-cell table:formula="of:=MID([.A1642];1;4)" office:value-type="string" office:string-value="snac" calcext:value-type="string">
            <text:p>sna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nake</text:p>
          </table:table-cell>
          <table:table-cell table:style-name="ce25" office:value-type="float" office:value="1641" calcext:value-type="float">
            <text:p>1641</text:p>
          </table:table-cell>
          <table:table-cell table:style-name="ce25" table:formula="of:=CUSTOMDEZINBIN(MOD([.B1643];2048))" office:value-type="string" office:string-value="11001101001" calcext:value-type="string">
            <text:p>11001101001</text:p>
          </table:table-cell>
          <table:table-cell table:formula="of:=DEC2HEX([.B1643];3)" office:value-type="string" office:string-value="669" calcext:value-type="string">
            <text:p>669</text:p>
          </table:table-cell>
          <table:table-cell table:formula="of:=MID([.A1643];1;4)" office:value-type="string" office:string-value="snak" calcext:value-type="string">
            <text:p>sna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nap</text:p>
          </table:table-cell>
          <table:table-cell table:style-name="ce25" office:value-type="float" office:value="1642" calcext:value-type="float">
            <text:p>1642</text:p>
          </table:table-cell>
          <table:table-cell table:style-name="ce25" table:formula="of:=CUSTOMDEZINBIN(MOD([.B1644];2048))" office:value-type="string" office:string-value="11001101010" calcext:value-type="string">
            <text:p>11001101010</text:p>
          </table:table-cell>
          <table:table-cell table:formula="of:=DEC2HEX([.B1644];3)" office:value-type="string" office:string-value="66A" calcext:value-type="string">
            <text:p>66A</text:p>
          </table:table-cell>
          <table:table-cell table:formula="of:=MID([.A1644];1;4)" office:value-type="string" office:string-value="snap" calcext:value-type="string">
            <text:p>sna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niff</text:p>
          </table:table-cell>
          <table:table-cell table:style-name="ce25" office:value-type="float" office:value="1643" calcext:value-type="float">
            <text:p>1643</text:p>
          </table:table-cell>
          <table:table-cell table:style-name="ce25" table:formula="of:=CUSTOMDEZINBIN(MOD([.B1645];2048))" office:value-type="string" office:string-value="11001101011" calcext:value-type="string">
            <text:p>11001101011</text:p>
          </table:table-cell>
          <table:table-cell table:formula="of:=DEC2HEX([.B1645];3)" office:value-type="string" office:string-value="66B" calcext:value-type="string">
            <text:p>66B</text:p>
          </table:table-cell>
          <table:table-cell table:formula="of:=MID([.A1645];1;4)" office:value-type="string" office:string-value="snif" calcext:value-type="string">
            <text:p>sni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now</text:p>
          </table:table-cell>
          <table:table-cell table:style-name="ce25" office:value-type="float" office:value="1644" calcext:value-type="float">
            <text:p>1644</text:p>
          </table:table-cell>
          <table:table-cell table:style-name="ce25" table:formula="of:=CUSTOMDEZINBIN(MOD([.B1646];2048))" office:value-type="string" office:string-value="11001101100" calcext:value-type="string">
            <text:p>11001101100</text:p>
          </table:table-cell>
          <table:table-cell table:formula="of:=DEC2HEX([.B1646];3)" office:value-type="string" office:string-value="66C" calcext:value-type="string">
            <text:p>66C</text:p>
          </table:table-cell>
          <table:table-cell table:formula="of:=MID([.A1646];1;4)" office:value-type="string" office:string-value="snow" calcext:value-type="string">
            <text:p>snow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oap</text:p>
          </table:table-cell>
          <table:table-cell table:style-name="ce25" office:value-type="float" office:value="1645" calcext:value-type="float">
            <text:p>1645</text:p>
          </table:table-cell>
          <table:table-cell table:style-name="ce25" table:formula="of:=CUSTOMDEZINBIN(MOD([.B1647];2048))" office:value-type="string" office:string-value="11001101101" calcext:value-type="string">
            <text:p>11001101101</text:p>
          </table:table-cell>
          <table:table-cell table:formula="of:=DEC2HEX([.B1647];3)" office:value-type="string" office:string-value="66D" calcext:value-type="string">
            <text:p>66D</text:p>
          </table:table-cell>
          <table:table-cell table:formula="of:=MID([.A1647];1;4)" office:value-type="string" office:string-value="soap" calcext:value-type="string">
            <text:p>soa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occer</text:p>
          </table:table-cell>
          <table:table-cell table:style-name="ce25" office:value-type="float" office:value="1646" calcext:value-type="float">
            <text:p>1646</text:p>
          </table:table-cell>
          <table:table-cell table:style-name="ce25" table:formula="of:=CUSTOMDEZINBIN(MOD([.B1648];2048))" office:value-type="string" office:string-value="11001101110" calcext:value-type="string">
            <text:p>11001101110</text:p>
          </table:table-cell>
          <table:table-cell table:formula="of:=DEC2HEX([.B1648];3)" office:value-type="string" office:string-value="66E" calcext:value-type="string">
            <text:p>66E</text:p>
          </table:table-cell>
          <table:table-cell table:formula="of:=MID([.A1648];1;4)" office:value-type="string" office:string-value="socc" calcext:value-type="string">
            <text:p>soc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ocial</text:p>
          </table:table-cell>
          <table:table-cell table:style-name="ce25" office:value-type="float" office:value="1647" calcext:value-type="float">
            <text:p>1647</text:p>
          </table:table-cell>
          <table:table-cell table:style-name="ce25" table:formula="of:=CUSTOMDEZINBIN(MOD([.B1649];2048))" office:value-type="string" office:string-value="11001101111" calcext:value-type="string">
            <text:p>11001101111</text:p>
          </table:table-cell>
          <table:table-cell table:formula="of:=DEC2HEX([.B1649];3)" office:value-type="string" office:string-value="66F" calcext:value-type="string">
            <text:p>66F</text:p>
          </table:table-cell>
          <table:table-cell table:formula="of:=MID([.A1649];1;4)" office:value-type="string" office:string-value="soci" calcext:value-type="string">
            <text:p>soc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ock</text:p>
          </table:table-cell>
          <table:table-cell table:style-name="ce25" office:value-type="float" office:value="1648" calcext:value-type="float">
            <text:p>1648</text:p>
          </table:table-cell>
          <table:table-cell table:style-name="ce25" table:formula="of:=CUSTOMDEZINBIN(MOD([.B1650];2048))" office:value-type="string" office:string-value="11001110000" calcext:value-type="string">
            <text:p>11001110000</text:p>
          </table:table-cell>
          <table:table-cell table:formula="of:=DEC2HEX([.B1650];3)" office:value-type="string" office:string-value="670" calcext:value-type="string">
            <text:p>670</text:p>
          </table:table-cell>
          <table:table-cell table:formula="of:=MID([.A1650];1;4)" office:value-type="string" office:string-value="sock" calcext:value-type="string">
            <text:p>soc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oda</text:p>
          </table:table-cell>
          <table:table-cell table:style-name="ce25" office:value-type="float" office:value="1649" calcext:value-type="float">
            <text:p>1649</text:p>
          </table:table-cell>
          <table:table-cell table:style-name="ce25" table:formula="of:=CUSTOMDEZINBIN(MOD([.B1651];2048))" office:value-type="string" office:string-value="11001110001" calcext:value-type="string">
            <text:p>11001110001</text:p>
          </table:table-cell>
          <table:table-cell table:formula="of:=DEC2HEX([.B1651];3)" office:value-type="string" office:string-value="671" calcext:value-type="string">
            <text:p>671</text:p>
          </table:table-cell>
          <table:table-cell table:formula="of:=MID([.A1651];1;4)" office:value-type="string" office:string-value="soda" calcext:value-type="string">
            <text:p>sod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oft</text:p>
          </table:table-cell>
          <table:table-cell table:style-name="ce25" office:value-type="float" office:value="1650" calcext:value-type="float">
            <text:p>1650</text:p>
          </table:table-cell>
          <table:table-cell table:style-name="ce25" table:formula="of:=CUSTOMDEZINBIN(MOD([.B1652];2048))" office:value-type="string" office:string-value="11001110010" calcext:value-type="string">
            <text:p>11001110010</text:p>
          </table:table-cell>
          <table:table-cell table:formula="of:=DEC2HEX([.B1652];3)" office:value-type="string" office:string-value="672" calcext:value-type="string">
            <text:p>672</text:p>
          </table:table-cell>
          <table:table-cell table:formula="of:=MID([.A1652];1;4)" office:value-type="string" office:string-value="soft" calcext:value-type="string">
            <text:p>sof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olar</text:p>
          </table:table-cell>
          <table:table-cell table:style-name="ce25" office:value-type="float" office:value="1651" calcext:value-type="float">
            <text:p>1651</text:p>
          </table:table-cell>
          <table:table-cell table:style-name="ce25" table:formula="of:=CUSTOMDEZINBIN(MOD([.B1653];2048))" office:value-type="string" office:string-value="11001110011" calcext:value-type="string">
            <text:p>11001110011</text:p>
          </table:table-cell>
          <table:table-cell table:formula="of:=DEC2HEX([.B1653];3)" office:value-type="string" office:string-value="673" calcext:value-type="string">
            <text:p>673</text:p>
          </table:table-cell>
          <table:table-cell table:formula="of:=MID([.A1653];1;4)" office:value-type="string" office:string-value="sola" calcext:value-type="string">
            <text:p>sol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oldier</text:p>
          </table:table-cell>
          <table:table-cell table:style-name="ce25" office:value-type="float" office:value="1652" calcext:value-type="float">
            <text:p>1652</text:p>
          </table:table-cell>
          <table:table-cell table:style-name="ce25" table:formula="of:=CUSTOMDEZINBIN(MOD([.B1654];2048))" office:value-type="string" office:string-value="11001110100" calcext:value-type="string">
            <text:p>11001110100</text:p>
          </table:table-cell>
          <table:table-cell table:formula="of:=DEC2HEX([.B1654];3)" office:value-type="string" office:string-value="674" calcext:value-type="string">
            <text:p>674</text:p>
          </table:table-cell>
          <table:table-cell table:formula="of:=MID([.A1654];1;4)" office:value-type="string" office:string-value="sold" calcext:value-type="string">
            <text:p>sol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olid</text:p>
          </table:table-cell>
          <table:table-cell table:style-name="ce25" office:value-type="float" office:value="1653" calcext:value-type="float">
            <text:p>1653</text:p>
          </table:table-cell>
          <table:table-cell table:style-name="ce25" table:formula="of:=CUSTOMDEZINBIN(MOD([.B1655];2048))" office:value-type="string" office:string-value="11001110101" calcext:value-type="string">
            <text:p>11001110101</text:p>
          </table:table-cell>
          <table:table-cell table:formula="of:=DEC2HEX([.B1655];3)" office:value-type="string" office:string-value="675" calcext:value-type="string">
            <text:p>675</text:p>
          </table:table-cell>
          <table:table-cell table:formula="of:=MID([.A1655];1;4)" office:value-type="string" office:string-value="soli" calcext:value-type="string">
            <text:p>sol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olution</text:p>
          </table:table-cell>
          <table:table-cell table:style-name="ce25" office:value-type="float" office:value="1654" calcext:value-type="float">
            <text:p>1654</text:p>
          </table:table-cell>
          <table:table-cell table:style-name="ce25" table:formula="of:=CUSTOMDEZINBIN(MOD([.B1656];2048))" office:value-type="string" office:string-value="11001110110" calcext:value-type="string">
            <text:p>11001110110</text:p>
          </table:table-cell>
          <table:table-cell table:formula="of:=DEC2HEX([.B1656];3)" office:value-type="string" office:string-value="676" calcext:value-type="string">
            <text:p>676</text:p>
          </table:table-cell>
          <table:table-cell table:formula="of:=MID([.A1656];1;4)" office:value-type="string" office:string-value="solu" calcext:value-type="string">
            <text:p>sol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olve</text:p>
          </table:table-cell>
          <table:table-cell table:style-name="ce25" office:value-type="float" office:value="1655" calcext:value-type="float">
            <text:p>1655</text:p>
          </table:table-cell>
          <table:table-cell table:style-name="ce25" table:formula="of:=CUSTOMDEZINBIN(MOD([.B1657];2048))" office:value-type="string" office:string-value="11001110111" calcext:value-type="string">
            <text:p>11001110111</text:p>
          </table:table-cell>
          <table:table-cell table:formula="of:=DEC2HEX([.B1657];3)" office:value-type="string" office:string-value="677" calcext:value-type="string">
            <text:p>677</text:p>
          </table:table-cell>
          <table:table-cell table:formula="of:=MID([.A1657];1;4)" office:value-type="string" office:string-value="solv" calcext:value-type="string">
            <text:p>solv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omeone</text:p>
          </table:table-cell>
          <table:table-cell table:style-name="ce25" office:value-type="float" office:value="1656" calcext:value-type="float">
            <text:p>1656</text:p>
          </table:table-cell>
          <table:table-cell table:style-name="ce25" table:formula="of:=CUSTOMDEZINBIN(MOD([.B1658];2048))" office:value-type="string" office:string-value="11001111000" calcext:value-type="string">
            <text:p>11001111000</text:p>
          </table:table-cell>
          <table:table-cell table:formula="of:=DEC2HEX([.B1658];3)" office:value-type="string" office:string-value="678" calcext:value-type="string">
            <text:p>678</text:p>
          </table:table-cell>
          <table:table-cell table:formula="of:=MID([.A1658];1;4)" office:value-type="string" office:string-value="some" calcext:value-type="string">
            <text:p>som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ong</text:p>
          </table:table-cell>
          <table:table-cell table:style-name="ce25" office:value-type="float" office:value="1657" calcext:value-type="float">
            <text:p>1657</text:p>
          </table:table-cell>
          <table:table-cell table:style-name="ce25" table:formula="of:=CUSTOMDEZINBIN(MOD([.B1659];2048))" office:value-type="string" office:string-value="11001111001" calcext:value-type="string">
            <text:p>11001111001</text:p>
          </table:table-cell>
          <table:table-cell table:formula="of:=DEC2HEX([.B1659];3)" office:value-type="string" office:string-value="679" calcext:value-type="string">
            <text:p>679</text:p>
          </table:table-cell>
          <table:table-cell table:formula="of:=MID([.A1659];1;4)" office:value-type="string" office:string-value="song" calcext:value-type="string">
            <text:p>son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oon</text:p>
          </table:table-cell>
          <table:table-cell table:style-name="ce25" office:value-type="float" office:value="1658" calcext:value-type="float">
            <text:p>1658</text:p>
          </table:table-cell>
          <table:table-cell table:style-name="ce25" table:formula="of:=CUSTOMDEZINBIN(MOD([.B1660];2048))" office:value-type="string" office:string-value="11001111010" calcext:value-type="string">
            <text:p>11001111010</text:p>
          </table:table-cell>
          <table:table-cell table:formula="of:=DEC2HEX([.B1660];3)" office:value-type="string" office:string-value="67A" calcext:value-type="string">
            <text:p>67A</text:p>
          </table:table-cell>
          <table:table-cell table:formula="of:=MID([.A1660];1;4)" office:value-type="string" office:string-value="soon" calcext:value-type="string">
            <text:p>soo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orry</text:p>
          </table:table-cell>
          <table:table-cell table:style-name="ce25" office:value-type="float" office:value="1659" calcext:value-type="float">
            <text:p>1659</text:p>
          </table:table-cell>
          <table:table-cell table:style-name="ce25" table:formula="of:=CUSTOMDEZINBIN(MOD([.B1661];2048))" office:value-type="string" office:string-value="11001111011" calcext:value-type="string">
            <text:p>11001111011</text:p>
          </table:table-cell>
          <table:table-cell table:formula="of:=DEC2HEX([.B1661];3)" office:value-type="string" office:string-value="67B" calcext:value-type="string">
            <text:p>67B</text:p>
          </table:table-cell>
          <table:table-cell table:formula="of:=MID([.A1661];1;4)" office:value-type="string" office:string-value="sorr" calcext:value-type="string">
            <text:p>sor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ort</text:p>
          </table:table-cell>
          <table:table-cell table:style-name="ce25" office:value-type="float" office:value="1660" calcext:value-type="float">
            <text:p>1660</text:p>
          </table:table-cell>
          <table:table-cell table:style-name="ce25" table:formula="of:=CUSTOMDEZINBIN(MOD([.B1662];2048))" office:value-type="string" office:string-value="11001111100" calcext:value-type="string">
            <text:p>11001111100</text:p>
          </table:table-cell>
          <table:table-cell table:formula="of:=DEC2HEX([.B1662];3)" office:value-type="string" office:string-value="67C" calcext:value-type="string">
            <text:p>67C</text:p>
          </table:table-cell>
          <table:table-cell table:formula="of:=MID([.A1662];1;4)" office:value-type="string" office:string-value="sort" calcext:value-type="string">
            <text:p>sor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oul</text:p>
          </table:table-cell>
          <table:table-cell table:style-name="ce25" office:value-type="float" office:value="1661" calcext:value-type="float">
            <text:p>1661</text:p>
          </table:table-cell>
          <table:table-cell table:style-name="ce25" table:formula="of:=CUSTOMDEZINBIN(MOD([.B1663];2048))" office:value-type="string" office:string-value="11001111101" calcext:value-type="string">
            <text:p>11001111101</text:p>
          </table:table-cell>
          <table:table-cell table:formula="of:=DEC2HEX([.B1663];3)" office:value-type="string" office:string-value="67D" calcext:value-type="string">
            <text:p>67D</text:p>
          </table:table-cell>
          <table:table-cell table:formula="of:=MID([.A1663];1;4)" office:value-type="string" office:string-value="soul" calcext:value-type="string">
            <text:p>sou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ound</text:p>
          </table:table-cell>
          <table:table-cell table:style-name="ce25" office:value-type="float" office:value="1662" calcext:value-type="float">
            <text:p>1662</text:p>
          </table:table-cell>
          <table:table-cell table:style-name="ce25" table:formula="of:=CUSTOMDEZINBIN(MOD([.B1664];2048))" office:value-type="string" office:string-value="11001111110" calcext:value-type="string">
            <text:p>11001111110</text:p>
          </table:table-cell>
          <table:table-cell table:formula="of:=DEC2HEX([.B1664];3)" office:value-type="string" office:string-value="67E" calcext:value-type="string">
            <text:p>67E</text:p>
          </table:table-cell>
          <table:table-cell table:formula="of:=MID([.A1664];1;4)" office:value-type="string" office:string-value="soun" calcext:value-type="string">
            <text:p>sou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oup</text:p>
          </table:table-cell>
          <table:table-cell table:style-name="ce25" office:value-type="float" office:value="1663" calcext:value-type="float">
            <text:p>1663</text:p>
          </table:table-cell>
          <table:table-cell table:style-name="ce25" table:formula="of:=CUSTOMDEZINBIN(MOD([.B1665];2048))" office:value-type="string" office:string-value="11001111111" calcext:value-type="string">
            <text:p>11001111111</text:p>
          </table:table-cell>
          <table:table-cell table:formula="of:=DEC2HEX([.B1665];3)" office:value-type="string" office:string-value="67F" calcext:value-type="string">
            <text:p>67F</text:p>
          </table:table-cell>
          <table:table-cell table:formula="of:=MID([.A1665];1;4)" office:value-type="string" office:string-value="soup" calcext:value-type="string">
            <text:p>sou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ource</text:p>
          </table:table-cell>
          <table:table-cell table:style-name="ce25" office:value-type="float" office:value="1664" calcext:value-type="float">
            <text:p>1664</text:p>
          </table:table-cell>
          <table:table-cell table:style-name="ce25" table:formula="of:=CUSTOMDEZINBIN(MOD([.B1666];2048))" office:value-type="string" office:string-value="11010000000" calcext:value-type="string">
            <text:p>11010000000</text:p>
          </table:table-cell>
          <table:table-cell table:formula="of:=DEC2HEX([.B1666];3)" office:value-type="string" office:string-value="680" calcext:value-type="string">
            <text:p>680</text:p>
          </table:table-cell>
          <table:table-cell table:formula="of:=MID([.A1666];1;4)" office:value-type="string" office:string-value="sour" calcext:value-type="string">
            <text:p>sou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outh</text:p>
          </table:table-cell>
          <table:table-cell table:style-name="ce25" office:value-type="float" office:value="1665" calcext:value-type="float">
            <text:p>1665</text:p>
          </table:table-cell>
          <table:table-cell table:style-name="ce25" table:formula="of:=CUSTOMDEZINBIN(MOD([.B1667];2048))" office:value-type="string" office:string-value="11010000001" calcext:value-type="string">
            <text:p>11010000001</text:p>
          </table:table-cell>
          <table:table-cell table:formula="of:=DEC2HEX([.B1667];3)" office:value-type="string" office:string-value="681" calcext:value-type="string">
            <text:p>681</text:p>
          </table:table-cell>
          <table:table-cell table:formula="of:=MID([.A1667];1;4)" office:value-type="string" office:string-value="sout" calcext:value-type="string">
            <text:p>sou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pace</text:p>
          </table:table-cell>
          <table:table-cell table:style-name="ce25" office:value-type="float" office:value="1666" calcext:value-type="float">
            <text:p>1666</text:p>
          </table:table-cell>
          <table:table-cell table:style-name="ce25" table:formula="of:=CUSTOMDEZINBIN(MOD([.B1668];2048))" office:value-type="string" office:string-value="11010000010" calcext:value-type="string">
            <text:p>11010000010</text:p>
          </table:table-cell>
          <table:table-cell table:formula="of:=DEC2HEX([.B1668];3)" office:value-type="string" office:string-value="682" calcext:value-type="string">
            <text:p>682</text:p>
          </table:table-cell>
          <table:table-cell table:formula="of:=MID([.A1668];1;4)" office:value-type="string" office:string-value="spac" calcext:value-type="string">
            <text:p>spa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pare</text:p>
          </table:table-cell>
          <table:table-cell table:style-name="ce25" office:value-type="float" office:value="1667" calcext:value-type="float">
            <text:p>1667</text:p>
          </table:table-cell>
          <table:table-cell table:style-name="ce25" table:formula="of:=CUSTOMDEZINBIN(MOD([.B1669];2048))" office:value-type="string" office:string-value="11010000011" calcext:value-type="string">
            <text:p>11010000011</text:p>
          </table:table-cell>
          <table:table-cell table:formula="of:=DEC2HEX([.B1669];3)" office:value-type="string" office:string-value="683" calcext:value-type="string">
            <text:p>683</text:p>
          </table:table-cell>
          <table:table-cell table:formula="of:=MID([.A1669];1;4)" office:value-type="string" office:string-value="spar" calcext:value-type="string">
            <text:p>spa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patial</text:p>
          </table:table-cell>
          <table:table-cell table:style-name="ce25" office:value-type="float" office:value="1668" calcext:value-type="float">
            <text:p>1668</text:p>
          </table:table-cell>
          <table:table-cell table:style-name="ce25" table:formula="of:=CUSTOMDEZINBIN(MOD([.B1670];2048))" office:value-type="string" office:string-value="11010000100" calcext:value-type="string">
            <text:p>11010000100</text:p>
          </table:table-cell>
          <table:table-cell table:formula="of:=DEC2HEX([.B1670];3)" office:value-type="string" office:string-value="684" calcext:value-type="string">
            <text:p>684</text:p>
          </table:table-cell>
          <table:table-cell table:formula="of:=MID([.A1670];1;4)" office:value-type="string" office:string-value="spat" calcext:value-type="string">
            <text:p>spa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pawn</text:p>
          </table:table-cell>
          <table:table-cell table:style-name="ce25" office:value-type="float" office:value="1669" calcext:value-type="float">
            <text:p>1669</text:p>
          </table:table-cell>
          <table:table-cell table:style-name="ce25" table:formula="of:=CUSTOMDEZINBIN(MOD([.B1671];2048))" office:value-type="string" office:string-value="11010000101" calcext:value-type="string">
            <text:p>11010000101</text:p>
          </table:table-cell>
          <table:table-cell table:formula="of:=DEC2HEX([.B1671];3)" office:value-type="string" office:string-value="685" calcext:value-type="string">
            <text:p>685</text:p>
          </table:table-cell>
          <table:table-cell table:formula="of:=MID([.A1671];1;4)" office:value-type="string" office:string-value="spaw" calcext:value-type="string">
            <text:p>spaw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peak</text:p>
          </table:table-cell>
          <table:table-cell table:style-name="ce25" office:value-type="float" office:value="1670" calcext:value-type="float">
            <text:p>1670</text:p>
          </table:table-cell>
          <table:table-cell table:style-name="ce25" table:formula="of:=CUSTOMDEZINBIN(MOD([.B1672];2048))" office:value-type="string" office:string-value="11010000110" calcext:value-type="string">
            <text:p>11010000110</text:p>
          </table:table-cell>
          <table:table-cell table:formula="of:=DEC2HEX([.B1672];3)" office:value-type="string" office:string-value="686" calcext:value-type="string">
            <text:p>686</text:p>
          </table:table-cell>
          <table:table-cell table:formula="of:=MID([.A1672];1;4)" office:value-type="string" office:string-value="spea" calcext:value-type="string">
            <text:p>spe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pecial</text:p>
          </table:table-cell>
          <table:table-cell table:style-name="ce25" office:value-type="float" office:value="1671" calcext:value-type="float">
            <text:p>1671</text:p>
          </table:table-cell>
          <table:table-cell table:style-name="ce25" table:formula="of:=CUSTOMDEZINBIN(MOD([.B1673];2048))" office:value-type="string" office:string-value="11010000111" calcext:value-type="string">
            <text:p>11010000111</text:p>
          </table:table-cell>
          <table:table-cell table:formula="of:=DEC2HEX([.B1673];3)" office:value-type="string" office:string-value="687" calcext:value-type="string">
            <text:p>687</text:p>
          </table:table-cell>
          <table:table-cell table:formula="of:=MID([.A1673];1;4)" office:value-type="string" office:string-value="spec" calcext:value-type="string">
            <text:p>spe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peed</text:p>
          </table:table-cell>
          <table:table-cell table:style-name="ce25" office:value-type="float" office:value="1672" calcext:value-type="float">
            <text:p>1672</text:p>
          </table:table-cell>
          <table:table-cell table:style-name="ce25" table:formula="of:=CUSTOMDEZINBIN(MOD([.B1674];2048))" office:value-type="string" office:string-value="11010001000" calcext:value-type="string">
            <text:p>11010001000</text:p>
          </table:table-cell>
          <table:table-cell table:formula="of:=DEC2HEX([.B1674];3)" office:value-type="string" office:string-value="688" calcext:value-type="string">
            <text:p>688</text:p>
          </table:table-cell>
          <table:table-cell table:formula="of:=MID([.A1674];1;4)" office:value-type="string" office:string-value="spee" calcext:value-type="string">
            <text:p>spe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pell</text:p>
          </table:table-cell>
          <table:table-cell table:style-name="ce25" office:value-type="float" office:value="1673" calcext:value-type="float">
            <text:p>1673</text:p>
          </table:table-cell>
          <table:table-cell table:style-name="ce25" table:formula="of:=CUSTOMDEZINBIN(MOD([.B1675];2048))" office:value-type="string" office:string-value="11010001001" calcext:value-type="string">
            <text:p>11010001001</text:p>
          </table:table-cell>
          <table:table-cell table:formula="of:=DEC2HEX([.B1675];3)" office:value-type="string" office:string-value="689" calcext:value-type="string">
            <text:p>689</text:p>
          </table:table-cell>
          <table:table-cell table:formula="of:=MID([.A1675];1;4)" office:value-type="string" office:string-value="spel" calcext:value-type="string">
            <text:p>spe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pend</text:p>
          </table:table-cell>
          <table:table-cell table:style-name="ce25" office:value-type="float" office:value="1674" calcext:value-type="float">
            <text:p>1674</text:p>
          </table:table-cell>
          <table:table-cell table:style-name="ce25" table:formula="of:=CUSTOMDEZINBIN(MOD([.B1676];2048))" office:value-type="string" office:string-value="11010001010" calcext:value-type="string">
            <text:p>11010001010</text:p>
          </table:table-cell>
          <table:table-cell table:formula="of:=DEC2HEX([.B1676];3)" office:value-type="string" office:string-value="68A" calcext:value-type="string">
            <text:p>68A</text:p>
          </table:table-cell>
          <table:table-cell table:formula="of:=MID([.A1676];1;4)" office:value-type="string" office:string-value="spen" calcext:value-type="string">
            <text:p>spe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phere</text:p>
          </table:table-cell>
          <table:table-cell table:style-name="ce25" office:value-type="float" office:value="1675" calcext:value-type="float">
            <text:p>1675</text:p>
          </table:table-cell>
          <table:table-cell table:style-name="ce25" table:formula="of:=CUSTOMDEZINBIN(MOD([.B1677];2048))" office:value-type="string" office:string-value="11010001011" calcext:value-type="string">
            <text:p>11010001011</text:p>
          </table:table-cell>
          <table:table-cell table:formula="of:=DEC2HEX([.B1677];3)" office:value-type="string" office:string-value="68B" calcext:value-type="string">
            <text:p>68B</text:p>
          </table:table-cell>
          <table:table-cell table:formula="of:=MID([.A1677];1;4)" office:value-type="string" office:string-value="sphe" calcext:value-type="string">
            <text:p>sph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pice</text:p>
          </table:table-cell>
          <table:table-cell table:style-name="ce25" office:value-type="float" office:value="1676" calcext:value-type="float">
            <text:p>1676</text:p>
          </table:table-cell>
          <table:table-cell table:style-name="ce25" table:formula="of:=CUSTOMDEZINBIN(MOD([.B1678];2048))" office:value-type="string" office:string-value="11010001100" calcext:value-type="string">
            <text:p>11010001100</text:p>
          </table:table-cell>
          <table:table-cell table:formula="of:=DEC2HEX([.B1678];3)" office:value-type="string" office:string-value="68C" calcext:value-type="string">
            <text:p>68C</text:p>
          </table:table-cell>
          <table:table-cell table:formula="of:=MID([.A1678];1;4)" office:value-type="string" office:string-value="spic" calcext:value-type="string">
            <text:p>spi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pider</text:p>
          </table:table-cell>
          <table:table-cell table:style-name="ce25" office:value-type="float" office:value="1677" calcext:value-type="float">
            <text:p>1677</text:p>
          </table:table-cell>
          <table:table-cell table:style-name="ce25" table:formula="of:=CUSTOMDEZINBIN(MOD([.B1679];2048))" office:value-type="string" office:string-value="11010001101" calcext:value-type="string">
            <text:p>11010001101</text:p>
          </table:table-cell>
          <table:table-cell table:formula="of:=DEC2HEX([.B1679];3)" office:value-type="string" office:string-value="68D" calcext:value-type="string">
            <text:p>68D</text:p>
          </table:table-cell>
          <table:table-cell table:formula="of:=MID([.A1679];1;4)" office:value-type="string" office:string-value="spid" calcext:value-type="string">
            <text:p>spi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pike</text:p>
          </table:table-cell>
          <table:table-cell table:style-name="ce25" office:value-type="float" office:value="1678" calcext:value-type="float">
            <text:p>1678</text:p>
          </table:table-cell>
          <table:table-cell table:style-name="ce25" table:formula="of:=CUSTOMDEZINBIN(MOD([.B1680];2048))" office:value-type="string" office:string-value="11010001110" calcext:value-type="string">
            <text:p>11010001110</text:p>
          </table:table-cell>
          <table:table-cell table:formula="of:=DEC2HEX([.B1680];3)" office:value-type="string" office:string-value="68E" calcext:value-type="string">
            <text:p>68E</text:p>
          </table:table-cell>
          <table:table-cell table:formula="of:=MID([.A1680];1;4)" office:value-type="string" office:string-value="spik" calcext:value-type="string">
            <text:p>spi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pin</text:p>
          </table:table-cell>
          <table:table-cell table:style-name="ce25" office:value-type="float" office:value="1679" calcext:value-type="float">
            <text:p>1679</text:p>
          </table:table-cell>
          <table:table-cell table:style-name="ce25" table:formula="of:=CUSTOMDEZINBIN(MOD([.B1681];2048))" office:value-type="string" office:string-value="11010001111" calcext:value-type="string">
            <text:p>11010001111</text:p>
          </table:table-cell>
          <table:table-cell table:formula="of:=DEC2HEX([.B1681];3)" office:value-type="string" office:string-value="68F" calcext:value-type="string">
            <text:p>68F</text:p>
          </table:table-cell>
          <table:table-cell table:formula="of:=MID([.A1681];1;4)" office:value-type="string" office:string-value="spin" calcext:value-type="string">
            <text:p>spi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pirit</text:p>
          </table:table-cell>
          <table:table-cell table:style-name="ce25" office:value-type="float" office:value="1680" calcext:value-type="float">
            <text:p>1680</text:p>
          </table:table-cell>
          <table:table-cell table:style-name="ce25" table:formula="of:=CUSTOMDEZINBIN(MOD([.B1682];2048))" office:value-type="string" office:string-value="11010010000" calcext:value-type="string">
            <text:p>11010010000</text:p>
          </table:table-cell>
          <table:table-cell table:formula="of:=DEC2HEX([.B1682];3)" office:value-type="string" office:string-value="690" calcext:value-type="string">
            <text:p>690</text:p>
          </table:table-cell>
          <table:table-cell table:formula="of:=MID([.A1682];1;4)" office:value-type="string" office:string-value="spir" calcext:value-type="string">
            <text:p>spi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plit</text:p>
          </table:table-cell>
          <table:table-cell table:style-name="ce25" office:value-type="float" office:value="1681" calcext:value-type="float">
            <text:p>1681</text:p>
          </table:table-cell>
          <table:table-cell table:style-name="ce25" table:formula="of:=CUSTOMDEZINBIN(MOD([.B1683];2048))" office:value-type="string" office:string-value="11010010001" calcext:value-type="string">
            <text:p>11010010001</text:p>
          </table:table-cell>
          <table:table-cell table:formula="of:=DEC2HEX([.B1683];3)" office:value-type="string" office:string-value="691" calcext:value-type="string">
            <text:p>691</text:p>
          </table:table-cell>
          <table:table-cell table:formula="of:=MID([.A1683];1;4)" office:value-type="string" office:string-value="spli" calcext:value-type="string">
            <text:p>spl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poil</text:p>
          </table:table-cell>
          <table:table-cell table:style-name="ce25" office:value-type="float" office:value="1682" calcext:value-type="float">
            <text:p>1682</text:p>
          </table:table-cell>
          <table:table-cell table:style-name="ce25" table:formula="of:=CUSTOMDEZINBIN(MOD([.B1684];2048))" office:value-type="string" office:string-value="11010010010" calcext:value-type="string">
            <text:p>11010010010</text:p>
          </table:table-cell>
          <table:table-cell table:formula="of:=DEC2HEX([.B1684];3)" office:value-type="string" office:string-value="692" calcext:value-type="string">
            <text:p>692</text:p>
          </table:table-cell>
          <table:table-cell table:formula="of:=MID([.A1684];1;4)" office:value-type="string" office:string-value="spoi" calcext:value-type="string">
            <text:p>spo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ponsor</text:p>
          </table:table-cell>
          <table:table-cell table:style-name="ce25" office:value-type="float" office:value="1683" calcext:value-type="float">
            <text:p>1683</text:p>
          </table:table-cell>
          <table:table-cell table:style-name="ce25" table:formula="of:=CUSTOMDEZINBIN(MOD([.B1685];2048))" office:value-type="string" office:string-value="11010010011" calcext:value-type="string">
            <text:p>11010010011</text:p>
          </table:table-cell>
          <table:table-cell table:formula="of:=DEC2HEX([.B1685];3)" office:value-type="string" office:string-value="693" calcext:value-type="string">
            <text:p>693</text:p>
          </table:table-cell>
          <table:table-cell table:formula="of:=MID([.A1685];1;4)" office:value-type="string" office:string-value="spon" calcext:value-type="string">
            <text:p>spo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poon</text:p>
          </table:table-cell>
          <table:table-cell table:style-name="ce25" office:value-type="float" office:value="1684" calcext:value-type="float">
            <text:p>1684</text:p>
          </table:table-cell>
          <table:table-cell table:style-name="ce25" table:formula="of:=CUSTOMDEZINBIN(MOD([.B1686];2048))" office:value-type="string" office:string-value="11010010100" calcext:value-type="string">
            <text:p>11010010100</text:p>
          </table:table-cell>
          <table:table-cell table:formula="of:=DEC2HEX([.B1686];3)" office:value-type="string" office:string-value="694" calcext:value-type="string">
            <text:p>694</text:p>
          </table:table-cell>
          <table:table-cell table:formula="of:=MID([.A1686];1;4)" office:value-type="string" office:string-value="spoo" calcext:value-type="string">
            <text:p>spo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port</text:p>
          </table:table-cell>
          <table:table-cell table:style-name="ce25" office:value-type="float" office:value="1685" calcext:value-type="float">
            <text:p>1685</text:p>
          </table:table-cell>
          <table:table-cell table:style-name="ce25" table:formula="of:=CUSTOMDEZINBIN(MOD([.B1687];2048))" office:value-type="string" office:string-value="11010010101" calcext:value-type="string">
            <text:p>11010010101</text:p>
          </table:table-cell>
          <table:table-cell table:formula="of:=DEC2HEX([.B1687];3)" office:value-type="string" office:string-value="695" calcext:value-type="string">
            <text:p>695</text:p>
          </table:table-cell>
          <table:table-cell table:formula="of:=MID([.A1687];1;4)" office:value-type="string" office:string-value="spor" calcext:value-type="string">
            <text:p>spo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pot</text:p>
          </table:table-cell>
          <table:table-cell table:style-name="ce25" office:value-type="float" office:value="1686" calcext:value-type="float">
            <text:p>1686</text:p>
          </table:table-cell>
          <table:table-cell table:style-name="ce25" table:formula="of:=CUSTOMDEZINBIN(MOD([.B1688];2048))" office:value-type="string" office:string-value="11010010110" calcext:value-type="string">
            <text:p>11010010110</text:p>
          </table:table-cell>
          <table:table-cell table:formula="of:=DEC2HEX([.B1688];3)" office:value-type="string" office:string-value="696" calcext:value-type="string">
            <text:p>696</text:p>
          </table:table-cell>
          <table:table-cell table:formula="of:=MID([.A1688];1;4)" office:value-type="string" office:string-value="spot" calcext:value-type="string">
            <text:p>spo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pray</text:p>
          </table:table-cell>
          <table:table-cell table:style-name="ce25" office:value-type="float" office:value="1687" calcext:value-type="float">
            <text:p>1687</text:p>
          </table:table-cell>
          <table:table-cell table:style-name="ce25" table:formula="of:=CUSTOMDEZINBIN(MOD([.B1689];2048))" office:value-type="string" office:string-value="11010010111" calcext:value-type="string">
            <text:p>11010010111</text:p>
          </table:table-cell>
          <table:table-cell table:formula="of:=DEC2HEX([.B1689];3)" office:value-type="string" office:string-value="697" calcext:value-type="string">
            <text:p>697</text:p>
          </table:table-cell>
          <table:table-cell table:formula="of:=MID([.A1689];1;4)" office:value-type="string" office:string-value="spra" calcext:value-type="string">
            <text:p>spr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pread</text:p>
          </table:table-cell>
          <table:table-cell table:style-name="ce25" office:value-type="float" office:value="1688" calcext:value-type="float">
            <text:p>1688</text:p>
          </table:table-cell>
          <table:table-cell table:style-name="ce25" table:formula="of:=CUSTOMDEZINBIN(MOD([.B1690];2048))" office:value-type="string" office:string-value="11010011000" calcext:value-type="string">
            <text:p>11010011000</text:p>
          </table:table-cell>
          <table:table-cell table:formula="of:=DEC2HEX([.B1690];3)" office:value-type="string" office:string-value="698" calcext:value-type="string">
            <text:p>698</text:p>
          </table:table-cell>
          <table:table-cell table:formula="of:=MID([.A1690];1;4)" office:value-type="string" office:string-value="spre" calcext:value-type="string">
            <text:p>sp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pring</text:p>
          </table:table-cell>
          <table:table-cell table:style-name="ce25" office:value-type="float" office:value="1689" calcext:value-type="float">
            <text:p>1689</text:p>
          </table:table-cell>
          <table:table-cell table:style-name="ce25" table:formula="of:=CUSTOMDEZINBIN(MOD([.B1691];2048))" office:value-type="string" office:string-value="11010011001" calcext:value-type="string">
            <text:p>11010011001</text:p>
          </table:table-cell>
          <table:table-cell table:formula="of:=DEC2HEX([.B1691];3)" office:value-type="string" office:string-value="699" calcext:value-type="string">
            <text:p>699</text:p>
          </table:table-cell>
          <table:table-cell table:formula="of:=MID([.A1691];1;4)" office:value-type="string" office:string-value="spri" calcext:value-type="string">
            <text:p>spr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py</text:p>
          </table:table-cell>
          <table:table-cell table:style-name="ce25" office:value-type="float" office:value="1690" calcext:value-type="float">
            <text:p>1690</text:p>
          </table:table-cell>
          <table:table-cell table:style-name="ce25" table:formula="of:=CUSTOMDEZINBIN(MOD([.B1692];2048))" office:value-type="string" office:string-value="11010011010" calcext:value-type="string">
            <text:p>11010011010</text:p>
          </table:table-cell>
          <table:table-cell table:formula="of:=DEC2HEX([.B1692];3)" office:value-type="string" office:string-value="69A" calcext:value-type="string">
            <text:p>69A</text:p>
          </table:table-cell>
          <table:table-cell table:formula="of:=MID([.A1692];1;4)" office:value-type="string" office:string-value="spy" calcext:value-type="string">
            <text:p>sp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quare</text:p>
          </table:table-cell>
          <table:table-cell table:style-name="ce25" office:value-type="float" office:value="1691" calcext:value-type="float">
            <text:p>1691</text:p>
          </table:table-cell>
          <table:table-cell table:style-name="ce25" table:formula="of:=CUSTOMDEZINBIN(MOD([.B1693];2048))" office:value-type="string" office:string-value="11010011011" calcext:value-type="string">
            <text:p>11010011011</text:p>
          </table:table-cell>
          <table:table-cell table:formula="of:=DEC2HEX([.B1693];3)" office:value-type="string" office:string-value="69B" calcext:value-type="string">
            <text:p>69B</text:p>
          </table:table-cell>
          <table:table-cell table:formula="of:=MID([.A1693];1;4)" office:value-type="string" office:string-value="squa" calcext:value-type="string">
            <text:p>squ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queeze</text:p>
          </table:table-cell>
          <table:table-cell table:style-name="ce25" office:value-type="float" office:value="1692" calcext:value-type="float">
            <text:p>1692</text:p>
          </table:table-cell>
          <table:table-cell table:style-name="ce25" table:formula="of:=CUSTOMDEZINBIN(MOD([.B1694];2048))" office:value-type="string" office:string-value="11010011100" calcext:value-type="string">
            <text:p>11010011100</text:p>
          </table:table-cell>
          <table:table-cell table:formula="of:=DEC2HEX([.B1694];3)" office:value-type="string" office:string-value="69C" calcext:value-type="string">
            <text:p>69C</text:p>
          </table:table-cell>
          <table:table-cell table:formula="of:=MID([.A1694];1;4)" office:value-type="string" office:string-value="sque" calcext:value-type="string">
            <text:p>sq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quirrel</text:p>
          </table:table-cell>
          <table:table-cell table:style-name="ce25" office:value-type="float" office:value="1693" calcext:value-type="float">
            <text:p>1693</text:p>
          </table:table-cell>
          <table:table-cell table:style-name="ce25" table:formula="of:=CUSTOMDEZINBIN(MOD([.B1695];2048))" office:value-type="string" office:string-value="11010011101" calcext:value-type="string">
            <text:p>11010011101</text:p>
          </table:table-cell>
          <table:table-cell table:formula="of:=DEC2HEX([.B1695];3)" office:value-type="string" office:string-value="69D" calcext:value-type="string">
            <text:p>69D</text:p>
          </table:table-cell>
          <table:table-cell table:formula="of:=MID([.A1695];1;4)" office:value-type="string" office:string-value="squi" calcext:value-type="string">
            <text:p>squ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table</text:p>
          </table:table-cell>
          <table:table-cell table:style-name="ce25" office:value-type="float" office:value="1694" calcext:value-type="float">
            <text:p>1694</text:p>
          </table:table-cell>
          <table:table-cell table:style-name="ce25" table:formula="of:=CUSTOMDEZINBIN(MOD([.B1696];2048))" office:value-type="string" office:string-value="11010011110" calcext:value-type="string">
            <text:p>11010011110</text:p>
          </table:table-cell>
          <table:table-cell table:formula="of:=DEC2HEX([.B1696];3)" office:value-type="string" office:string-value="69E" calcext:value-type="string">
            <text:p>69E</text:p>
          </table:table-cell>
          <table:table-cell table:formula="of:=MID([.A1696];1;4)" office:value-type="string" office:string-value="stab" calcext:value-type="string">
            <text:p>sta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tadium</text:p>
          </table:table-cell>
          <table:table-cell table:style-name="ce25" office:value-type="float" office:value="1695" calcext:value-type="float">
            <text:p>1695</text:p>
          </table:table-cell>
          <table:table-cell table:style-name="ce25" table:formula="of:=CUSTOMDEZINBIN(MOD([.B1697];2048))" office:value-type="string" office:string-value="11010011111" calcext:value-type="string">
            <text:p>11010011111</text:p>
          </table:table-cell>
          <table:table-cell table:formula="of:=DEC2HEX([.B1697];3)" office:value-type="string" office:string-value="69F" calcext:value-type="string">
            <text:p>69F</text:p>
          </table:table-cell>
          <table:table-cell table:formula="of:=MID([.A1697];1;4)" office:value-type="string" office:string-value="stad" calcext:value-type="string">
            <text:p>sta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taff</text:p>
          </table:table-cell>
          <table:table-cell table:style-name="ce25" office:value-type="float" office:value="1696" calcext:value-type="float">
            <text:p>1696</text:p>
          </table:table-cell>
          <table:table-cell table:style-name="ce25" table:formula="of:=CUSTOMDEZINBIN(MOD([.B1698];2048))" office:value-type="string" office:string-value="11010100000" calcext:value-type="string">
            <text:p>11010100000</text:p>
          </table:table-cell>
          <table:table-cell table:formula="of:=DEC2HEX([.B1698];3)" office:value-type="string" office:string-value="6A0" calcext:value-type="string">
            <text:p>6A0</text:p>
          </table:table-cell>
          <table:table-cell table:formula="of:=MID([.A1698];1;4)" office:value-type="string" office:string-value="staf" calcext:value-type="string">
            <text:p>sta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tage</text:p>
          </table:table-cell>
          <table:table-cell table:style-name="ce25" office:value-type="float" office:value="1697" calcext:value-type="float">
            <text:p>1697</text:p>
          </table:table-cell>
          <table:table-cell table:style-name="ce25" table:formula="of:=CUSTOMDEZINBIN(MOD([.B1699];2048))" office:value-type="string" office:string-value="11010100001" calcext:value-type="string">
            <text:p>11010100001</text:p>
          </table:table-cell>
          <table:table-cell table:formula="of:=DEC2HEX([.B1699];3)" office:value-type="string" office:string-value="6A1" calcext:value-type="string">
            <text:p>6A1</text:p>
          </table:table-cell>
          <table:table-cell table:formula="of:=MID([.A1699];1;4)" office:value-type="string" office:string-value="stag" calcext:value-type="string">
            <text:p>sta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tairs</text:p>
          </table:table-cell>
          <table:table-cell table:style-name="ce25" office:value-type="float" office:value="1698" calcext:value-type="float">
            <text:p>1698</text:p>
          </table:table-cell>
          <table:table-cell table:style-name="ce25" table:formula="of:=CUSTOMDEZINBIN(MOD([.B1700];2048))" office:value-type="string" office:string-value="11010100010" calcext:value-type="string">
            <text:p>11010100010</text:p>
          </table:table-cell>
          <table:table-cell table:formula="of:=DEC2HEX([.B1700];3)" office:value-type="string" office:string-value="6A2" calcext:value-type="string">
            <text:p>6A2</text:p>
          </table:table-cell>
          <table:table-cell table:formula="of:=MID([.A1700];1;4)" office:value-type="string" office:string-value="stai" calcext:value-type="string">
            <text:p>sta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tamp</text:p>
          </table:table-cell>
          <table:table-cell table:style-name="ce25" office:value-type="float" office:value="1699" calcext:value-type="float">
            <text:p>1699</text:p>
          </table:table-cell>
          <table:table-cell table:style-name="ce25" table:formula="of:=CUSTOMDEZINBIN(MOD([.B1701];2048))" office:value-type="string" office:string-value="11010100011" calcext:value-type="string">
            <text:p>11010100011</text:p>
          </table:table-cell>
          <table:table-cell table:formula="of:=DEC2HEX([.B1701];3)" office:value-type="string" office:string-value="6A3" calcext:value-type="string">
            <text:p>6A3</text:p>
          </table:table-cell>
          <table:table-cell table:formula="of:=MID([.A1701];1;4)" office:value-type="string" office:string-value="stam" calcext:value-type="string">
            <text:p>sta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tand</text:p>
          </table:table-cell>
          <table:table-cell table:style-name="ce25" office:value-type="float" office:value="1700" calcext:value-type="float">
            <text:p>1700</text:p>
          </table:table-cell>
          <table:table-cell table:style-name="ce25" table:formula="of:=CUSTOMDEZINBIN(MOD([.B1702];2048))" office:value-type="string" office:string-value="11010100100" calcext:value-type="string">
            <text:p>11010100100</text:p>
          </table:table-cell>
          <table:table-cell table:formula="of:=DEC2HEX([.B1702];3)" office:value-type="string" office:string-value="6A4" calcext:value-type="string">
            <text:p>6A4</text:p>
          </table:table-cell>
          <table:table-cell table:formula="of:=MID([.A1702];1;4)" office:value-type="string" office:string-value="stan" calcext:value-type="string">
            <text:p>st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tart</text:p>
          </table:table-cell>
          <table:table-cell table:style-name="ce25" office:value-type="float" office:value="1701" calcext:value-type="float">
            <text:p>1701</text:p>
          </table:table-cell>
          <table:table-cell table:style-name="ce25" table:formula="of:=CUSTOMDEZINBIN(MOD([.B1703];2048))" office:value-type="string" office:string-value="11010100101" calcext:value-type="string">
            <text:p>11010100101</text:p>
          </table:table-cell>
          <table:table-cell table:formula="of:=DEC2HEX([.B1703];3)" office:value-type="string" office:string-value="6A5" calcext:value-type="string">
            <text:p>6A5</text:p>
          </table:table-cell>
          <table:table-cell table:formula="of:=MID([.A1703];1;4)" office:value-type="string" office:string-value="star" calcext:value-type="string">
            <text:p>sta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tate</text:p>
          </table:table-cell>
          <table:table-cell table:style-name="ce25" office:value-type="float" office:value="1702" calcext:value-type="float">
            <text:p>1702</text:p>
          </table:table-cell>
          <table:table-cell table:style-name="ce25" table:formula="of:=CUSTOMDEZINBIN(MOD([.B1704];2048))" office:value-type="string" office:string-value="11010100110" calcext:value-type="string">
            <text:p>11010100110</text:p>
          </table:table-cell>
          <table:table-cell table:formula="of:=DEC2HEX([.B1704];3)" office:value-type="string" office:string-value="6A6" calcext:value-type="string">
            <text:p>6A6</text:p>
          </table:table-cell>
          <table:table-cell table:formula="of:=MID([.A1704];1;4)" office:value-type="string" office:string-value="stat" calcext:value-type="string">
            <text:p>sta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tay</text:p>
          </table:table-cell>
          <table:table-cell table:style-name="ce25" office:value-type="float" office:value="1703" calcext:value-type="float">
            <text:p>1703</text:p>
          </table:table-cell>
          <table:table-cell table:style-name="ce25" table:formula="of:=CUSTOMDEZINBIN(MOD([.B1705];2048))" office:value-type="string" office:string-value="11010100111" calcext:value-type="string">
            <text:p>11010100111</text:p>
          </table:table-cell>
          <table:table-cell table:formula="of:=DEC2HEX([.B1705];3)" office:value-type="string" office:string-value="6A7" calcext:value-type="string">
            <text:p>6A7</text:p>
          </table:table-cell>
          <table:table-cell table:formula="of:=MID([.A1705];1;4)" office:value-type="string" office:string-value="stay" calcext:value-type="string">
            <text:p>sta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teak</text:p>
          </table:table-cell>
          <table:table-cell table:style-name="ce25" office:value-type="float" office:value="1704" calcext:value-type="float">
            <text:p>1704</text:p>
          </table:table-cell>
          <table:table-cell table:style-name="ce25" table:formula="of:=CUSTOMDEZINBIN(MOD([.B1706];2048))" office:value-type="string" office:string-value="11010101000" calcext:value-type="string">
            <text:p>11010101000</text:p>
          </table:table-cell>
          <table:table-cell table:formula="of:=DEC2HEX([.B1706];3)" office:value-type="string" office:string-value="6A8" calcext:value-type="string">
            <text:p>6A8</text:p>
          </table:table-cell>
          <table:table-cell table:formula="of:=MID([.A1706];1;4)" office:value-type="string" office:string-value="stea" calcext:value-type="string">
            <text:p>ste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teel</text:p>
          </table:table-cell>
          <table:table-cell table:style-name="ce25" office:value-type="float" office:value="1705" calcext:value-type="float">
            <text:p>1705</text:p>
          </table:table-cell>
          <table:table-cell table:style-name="ce25" table:formula="of:=CUSTOMDEZINBIN(MOD([.B1707];2048))" office:value-type="string" office:string-value="11010101001" calcext:value-type="string">
            <text:p>11010101001</text:p>
          </table:table-cell>
          <table:table-cell table:formula="of:=DEC2HEX([.B1707];3)" office:value-type="string" office:string-value="6A9" calcext:value-type="string">
            <text:p>6A9</text:p>
          </table:table-cell>
          <table:table-cell table:formula="of:=MID([.A1707];1;4)" office:value-type="string" office:string-value="stee" calcext:value-type="string">
            <text:p>ste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tem</text:p>
          </table:table-cell>
          <table:table-cell table:style-name="ce25" office:value-type="float" office:value="1706" calcext:value-type="float">
            <text:p>1706</text:p>
          </table:table-cell>
          <table:table-cell table:style-name="ce25" table:formula="of:=CUSTOMDEZINBIN(MOD([.B1708];2048))" office:value-type="string" office:string-value="11010101010" calcext:value-type="string">
            <text:p>11010101010</text:p>
          </table:table-cell>
          <table:table-cell table:formula="of:=DEC2HEX([.B1708];3)" office:value-type="string" office:string-value="6AA" calcext:value-type="string">
            <text:p>6AA</text:p>
          </table:table-cell>
          <table:table-cell table:formula="of:=MID([.A1708];1;4)" office:value-type="string" office:string-value="stem" calcext:value-type="string">
            <text:p>ste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tep</text:p>
          </table:table-cell>
          <table:table-cell table:style-name="ce25" office:value-type="float" office:value="1707" calcext:value-type="float">
            <text:p>1707</text:p>
          </table:table-cell>
          <table:table-cell table:style-name="ce25" table:formula="of:=CUSTOMDEZINBIN(MOD([.B1709];2048))" office:value-type="string" office:string-value="11010101011" calcext:value-type="string">
            <text:p>11010101011</text:p>
          </table:table-cell>
          <table:table-cell table:formula="of:=DEC2HEX([.B1709];3)" office:value-type="string" office:string-value="6AB" calcext:value-type="string">
            <text:p>6AB</text:p>
          </table:table-cell>
          <table:table-cell table:formula="of:=MID([.A1709];1;4)" office:value-type="string" office:string-value="step" calcext:value-type="string">
            <text:p>ste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tereo</text:p>
          </table:table-cell>
          <table:table-cell table:style-name="ce25" office:value-type="float" office:value="1708" calcext:value-type="float">
            <text:p>1708</text:p>
          </table:table-cell>
          <table:table-cell table:style-name="ce25" table:formula="of:=CUSTOMDEZINBIN(MOD([.B1710];2048))" office:value-type="string" office:string-value="11010101100" calcext:value-type="string">
            <text:p>11010101100</text:p>
          </table:table-cell>
          <table:table-cell table:formula="of:=DEC2HEX([.B1710];3)" office:value-type="string" office:string-value="6AC" calcext:value-type="string">
            <text:p>6AC</text:p>
          </table:table-cell>
          <table:table-cell table:formula="of:=MID([.A1710];1;4)" office:value-type="string" office:string-value="ster" calcext:value-type="string">
            <text:p>ste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tick</text:p>
          </table:table-cell>
          <table:table-cell table:style-name="ce25" office:value-type="float" office:value="1709" calcext:value-type="float">
            <text:p>1709</text:p>
          </table:table-cell>
          <table:table-cell table:style-name="ce25" table:formula="of:=CUSTOMDEZINBIN(MOD([.B1711];2048))" office:value-type="string" office:string-value="11010101101" calcext:value-type="string">
            <text:p>11010101101</text:p>
          </table:table-cell>
          <table:table-cell table:formula="of:=DEC2HEX([.B1711];3)" office:value-type="string" office:string-value="6AD" calcext:value-type="string">
            <text:p>6AD</text:p>
          </table:table-cell>
          <table:table-cell table:formula="of:=MID([.A1711];1;4)" office:value-type="string" office:string-value="stic" calcext:value-type="string">
            <text:p>sti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till</text:p>
          </table:table-cell>
          <table:table-cell table:style-name="ce25" office:value-type="float" office:value="1710" calcext:value-type="float">
            <text:p>1710</text:p>
          </table:table-cell>
          <table:table-cell table:style-name="ce25" table:formula="of:=CUSTOMDEZINBIN(MOD([.B1712];2048))" office:value-type="string" office:string-value="11010101110" calcext:value-type="string">
            <text:p>11010101110</text:p>
          </table:table-cell>
          <table:table-cell table:formula="of:=DEC2HEX([.B1712];3)" office:value-type="string" office:string-value="6AE" calcext:value-type="string">
            <text:p>6AE</text:p>
          </table:table-cell>
          <table:table-cell table:formula="of:=MID([.A1712];1;4)" office:value-type="string" office:string-value="stil" calcext:value-type="string">
            <text:p>sti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ting</text:p>
          </table:table-cell>
          <table:table-cell table:style-name="ce25" office:value-type="float" office:value="1711" calcext:value-type="float">
            <text:p>1711</text:p>
          </table:table-cell>
          <table:table-cell table:style-name="ce25" table:formula="of:=CUSTOMDEZINBIN(MOD([.B1713];2048))" office:value-type="string" office:string-value="11010101111" calcext:value-type="string">
            <text:p>11010101111</text:p>
          </table:table-cell>
          <table:table-cell table:formula="of:=DEC2HEX([.B1713];3)" office:value-type="string" office:string-value="6AF" calcext:value-type="string">
            <text:p>6AF</text:p>
          </table:table-cell>
          <table:table-cell table:formula="of:=MID([.A1713];1;4)" office:value-type="string" office:string-value="stin" calcext:value-type="string">
            <text:p>sti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tock</text:p>
          </table:table-cell>
          <table:table-cell table:style-name="ce25" office:value-type="float" office:value="1712" calcext:value-type="float">
            <text:p>1712</text:p>
          </table:table-cell>
          <table:table-cell table:style-name="ce25" table:formula="of:=CUSTOMDEZINBIN(MOD([.B1714];2048))" office:value-type="string" office:string-value="11010110000" calcext:value-type="string">
            <text:p>11010110000</text:p>
          </table:table-cell>
          <table:table-cell table:formula="of:=DEC2HEX([.B1714];3)" office:value-type="string" office:string-value="6B0" calcext:value-type="string">
            <text:p>6B0</text:p>
          </table:table-cell>
          <table:table-cell table:formula="of:=MID([.A1714];1;4)" office:value-type="string" office:string-value="stoc" calcext:value-type="string">
            <text:p>sto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tomach</text:p>
          </table:table-cell>
          <table:table-cell table:style-name="ce25" office:value-type="float" office:value="1713" calcext:value-type="float">
            <text:p>1713</text:p>
          </table:table-cell>
          <table:table-cell table:style-name="ce25" table:formula="of:=CUSTOMDEZINBIN(MOD([.B1715];2048))" office:value-type="string" office:string-value="11010110001" calcext:value-type="string">
            <text:p>11010110001</text:p>
          </table:table-cell>
          <table:table-cell table:formula="of:=DEC2HEX([.B1715];3)" office:value-type="string" office:string-value="6B1" calcext:value-type="string">
            <text:p>6B1</text:p>
          </table:table-cell>
          <table:table-cell table:formula="of:=MID([.A1715];1;4)" office:value-type="string" office:string-value="stom" calcext:value-type="string">
            <text:p>sto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tone</text:p>
          </table:table-cell>
          <table:table-cell table:style-name="ce25" office:value-type="float" office:value="1714" calcext:value-type="float">
            <text:p>1714</text:p>
          </table:table-cell>
          <table:table-cell table:style-name="ce25" table:formula="of:=CUSTOMDEZINBIN(MOD([.B1716];2048))" office:value-type="string" office:string-value="11010110010" calcext:value-type="string">
            <text:p>11010110010</text:p>
          </table:table-cell>
          <table:table-cell table:formula="of:=DEC2HEX([.B1716];3)" office:value-type="string" office:string-value="6B2" calcext:value-type="string">
            <text:p>6B2</text:p>
          </table:table-cell>
          <table:table-cell table:formula="of:=MID([.A1716];1;4)" office:value-type="string" office:string-value="ston" calcext:value-type="string">
            <text:p>sto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tool</text:p>
          </table:table-cell>
          <table:table-cell table:style-name="ce25" office:value-type="float" office:value="1715" calcext:value-type="float">
            <text:p>1715</text:p>
          </table:table-cell>
          <table:table-cell table:style-name="ce25" table:formula="of:=CUSTOMDEZINBIN(MOD([.B1717];2048))" office:value-type="string" office:string-value="11010110011" calcext:value-type="string">
            <text:p>11010110011</text:p>
          </table:table-cell>
          <table:table-cell table:formula="of:=DEC2HEX([.B1717];3)" office:value-type="string" office:string-value="6B3" calcext:value-type="string">
            <text:p>6B3</text:p>
          </table:table-cell>
          <table:table-cell table:formula="of:=MID([.A1717];1;4)" office:value-type="string" office:string-value="stoo" calcext:value-type="string">
            <text:p>sto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tory</text:p>
          </table:table-cell>
          <table:table-cell table:style-name="ce25" office:value-type="float" office:value="1716" calcext:value-type="float">
            <text:p>1716</text:p>
          </table:table-cell>
          <table:table-cell table:style-name="ce25" table:formula="of:=CUSTOMDEZINBIN(MOD([.B1718];2048))" office:value-type="string" office:string-value="11010110100" calcext:value-type="string">
            <text:p>11010110100</text:p>
          </table:table-cell>
          <table:table-cell table:formula="of:=DEC2HEX([.B1718];3)" office:value-type="string" office:string-value="6B4" calcext:value-type="string">
            <text:p>6B4</text:p>
          </table:table-cell>
          <table:table-cell table:formula="of:=MID([.A1718];1;4)" office:value-type="string" office:string-value="stor" calcext:value-type="string">
            <text:p>sto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tove</text:p>
          </table:table-cell>
          <table:table-cell table:style-name="ce25" office:value-type="float" office:value="1717" calcext:value-type="float">
            <text:p>1717</text:p>
          </table:table-cell>
          <table:table-cell table:style-name="ce25" table:formula="of:=CUSTOMDEZINBIN(MOD([.B1719];2048))" office:value-type="string" office:string-value="11010110101" calcext:value-type="string">
            <text:p>11010110101</text:p>
          </table:table-cell>
          <table:table-cell table:formula="of:=DEC2HEX([.B1719];3)" office:value-type="string" office:string-value="6B5" calcext:value-type="string">
            <text:p>6B5</text:p>
          </table:table-cell>
          <table:table-cell table:formula="of:=MID([.A1719];1;4)" office:value-type="string" office:string-value="stov" calcext:value-type="string">
            <text:p>stov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trategy</text:p>
          </table:table-cell>
          <table:table-cell table:style-name="ce25" office:value-type="float" office:value="1718" calcext:value-type="float">
            <text:p>1718</text:p>
          </table:table-cell>
          <table:table-cell table:style-name="ce25" table:formula="of:=CUSTOMDEZINBIN(MOD([.B1720];2048))" office:value-type="string" office:string-value="11010110110" calcext:value-type="string">
            <text:p>11010110110</text:p>
          </table:table-cell>
          <table:table-cell table:formula="of:=DEC2HEX([.B1720];3)" office:value-type="string" office:string-value="6B6" calcext:value-type="string">
            <text:p>6B6</text:p>
          </table:table-cell>
          <table:table-cell table:formula="of:=MID([.A1720];1;4)" office:value-type="string" office:string-value="stra" calcext:value-type="string">
            <text:p>str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treet</text:p>
          </table:table-cell>
          <table:table-cell table:style-name="ce25" office:value-type="float" office:value="1719" calcext:value-type="float">
            <text:p>1719</text:p>
          </table:table-cell>
          <table:table-cell table:style-name="ce25" table:formula="of:=CUSTOMDEZINBIN(MOD([.B1721];2048))" office:value-type="string" office:string-value="11010110111" calcext:value-type="string">
            <text:p>11010110111</text:p>
          </table:table-cell>
          <table:table-cell table:formula="of:=DEC2HEX([.B1721];3)" office:value-type="string" office:string-value="6B7" calcext:value-type="string">
            <text:p>6B7</text:p>
          </table:table-cell>
          <table:table-cell table:formula="of:=MID([.A1721];1;4)" office:value-type="string" office:string-value="stre" calcext:value-type="string">
            <text:p>st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trike</text:p>
          </table:table-cell>
          <table:table-cell table:style-name="ce25" office:value-type="float" office:value="1720" calcext:value-type="float">
            <text:p>1720</text:p>
          </table:table-cell>
          <table:table-cell table:style-name="ce25" table:formula="of:=CUSTOMDEZINBIN(MOD([.B1722];2048))" office:value-type="string" office:string-value="11010111000" calcext:value-type="string">
            <text:p>11010111000</text:p>
          </table:table-cell>
          <table:table-cell table:formula="of:=DEC2HEX([.B1722];3)" office:value-type="string" office:string-value="6B8" calcext:value-type="string">
            <text:p>6B8</text:p>
          </table:table-cell>
          <table:table-cell table:formula="of:=MID([.A1722];1;4)" office:value-type="string" office:string-value="stri" calcext:value-type="string">
            <text:p>str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trong</text:p>
          </table:table-cell>
          <table:table-cell table:style-name="ce25" office:value-type="float" office:value="1721" calcext:value-type="float">
            <text:p>1721</text:p>
          </table:table-cell>
          <table:table-cell table:style-name="ce25" table:formula="of:=CUSTOMDEZINBIN(MOD([.B1723];2048))" office:value-type="string" office:string-value="11010111001" calcext:value-type="string">
            <text:p>11010111001</text:p>
          </table:table-cell>
          <table:table-cell table:formula="of:=DEC2HEX([.B1723];3)" office:value-type="string" office:string-value="6B9" calcext:value-type="string">
            <text:p>6B9</text:p>
          </table:table-cell>
          <table:table-cell table:formula="of:=MID([.A1723];1;4)" office:value-type="string" office:string-value="stro" calcext:value-type="string">
            <text:p>str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truggle</text:p>
          </table:table-cell>
          <table:table-cell table:style-name="ce25" office:value-type="float" office:value="1722" calcext:value-type="float">
            <text:p>1722</text:p>
          </table:table-cell>
          <table:table-cell table:style-name="ce25" table:formula="of:=CUSTOMDEZINBIN(MOD([.B1724];2048))" office:value-type="string" office:string-value="11010111010" calcext:value-type="string">
            <text:p>11010111010</text:p>
          </table:table-cell>
          <table:table-cell table:formula="of:=DEC2HEX([.B1724];3)" office:value-type="string" office:string-value="6BA" calcext:value-type="string">
            <text:p>6BA</text:p>
          </table:table-cell>
          <table:table-cell table:formula="of:=MID([.A1724];1;4)" office:value-type="string" office:string-value="stru" calcext:value-type="string">
            <text:p>str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tudent</text:p>
          </table:table-cell>
          <table:table-cell table:style-name="ce25" office:value-type="float" office:value="1723" calcext:value-type="float">
            <text:p>1723</text:p>
          </table:table-cell>
          <table:table-cell table:style-name="ce25" table:formula="of:=CUSTOMDEZINBIN(MOD([.B1725];2048))" office:value-type="string" office:string-value="11010111011" calcext:value-type="string">
            <text:p>11010111011</text:p>
          </table:table-cell>
          <table:table-cell table:formula="of:=DEC2HEX([.B1725];3)" office:value-type="string" office:string-value="6BB" calcext:value-type="string">
            <text:p>6BB</text:p>
          </table:table-cell>
          <table:table-cell table:formula="of:=MID([.A1725];1;4)" office:value-type="string" office:string-value="stud" calcext:value-type="string">
            <text:p>stu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tuff</text:p>
          </table:table-cell>
          <table:table-cell table:style-name="ce25" office:value-type="float" office:value="1724" calcext:value-type="float">
            <text:p>1724</text:p>
          </table:table-cell>
          <table:table-cell table:style-name="ce25" table:formula="of:=CUSTOMDEZINBIN(MOD([.B1726];2048))" office:value-type="string" office:string-value="11010111100" calcext:value-type="string">
            <text:p>11010111100</text:p>
          </table:table-cell>
          <table:table-cell table:formula="of:=DEC2HEX([.B1726];3)" office:value-type="string" office:string-value="6BC" calcext:value-type="string">
            <text:p>6BC</text:p>
          </table:table-cell>
          <table:table-cell table:formula="of:=MID([.A1726];1;4)" office:value-type="string" office:string-value="stuf" calcext:value-type="string">
            <text:p>stu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tumble</text:p>
          </table:table-cell>
          <table:table-cell table:style-name="ce25" office:value-type="float" office:value="1725" calcext:value-type="float">
            <text:p>1725</text:p>
          </table:table-cell>
          <table:table-cell table:style-name="ce25" table:formula="of:=CUSTOMDEZINBIN(MOD([.B1727];2048))" office:value-type="string" office:string-value="11010111101" calcext:value-type="string">
            <text:p>11010111101</text:p>
          </table:table-cell>
          <table:table-cell table:formula="of:=DEC2HEX([.B1727];3)" office:value-type="string" office:string-value="6BD" calcext:value-type="string">
            <text:p>6BD</text:p>
          </table:table-cell>
          <table:table-cell table:formula="of:=MID([.A1727];1;4)" office:value-type="string" office:string-value="stum" calcext:value-type="string">
            <text:p>stu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tyle</text:p>
          </table:table-cell>
          <table:table-cell table:style-name="ce25" office:value-type="float" office:value="1726" calcext:value-type="float">
            <text:p>1726</text:p>
          </table:table-cell>
          <table:table-cell table:style-name="ce25" table:formula="of:=CUSTOMDEZINBIN(MOD([.B1728];2048))" office:value-type="string" office:string-value="11010111110" calcext:value-type="string">
            <text:p>11010111110</text:p>
          </table:table-cell>
          <table:table-cell table:formula="of:=DEC2HEX([.B1728];3)" office:value-type="string" office:string-value="6BE" calcext:value-type="string">
            <text:p>6BE</text:p>
          </table:table-cell>
          <table:table-cell table:formula="of:=MID([.A1728];1;4)" office:value-type="string" office:string-value="styl" calcext:value-type="string">
            <text:p>sty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ubject</text:p>
          </table:table-cell>
          <table:table-cell table:style-name="ce25" office:value-type="float" office:value="1727" calcext:value-type="float">
            <text:p>1727</text:p>
          </table:table-cell>
          <table:table-cell table:style-name="ce25" table:formula="of:=CUSTOMDEZINBIN(MOD([.B1729];2048))" office:value-type="string" office:string-value="11010111111" calcext:value-type="string">
            <text:p>11010111111</text:p>
          </table:table-cell>
          <table:table-cell table:formula="of:=DEC2HEX([.B1729];3)" office:value-type="string" office:string-value="6BF" calcext:value-type="string">
            <text:p>6BF</text:p>
          </table:table-cell>
          <table:table-cell table:formula="of:=MID([.A1729];1;4)" office:value-type="string" office:string-value="subj" calcext:value-type="string">
            <text:p>subj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ubmit</text:p>
          </table:table-cell>
          <table:table-cell table:style-name="ce25" office:value-type="float" office:value="1728" calcext:value-type="float">
            <text:p>1728</text:p>
          </table:table-cell>
          <table:table-cell table:style-name="ce25" table:formula="of:=CUSTOMDEZINBIN(MOD([.B1730];2048))" office:value-type="string" office:string-value="11011000000" calcext:value-type="string">
            <text:p>11011000000</text:p>
          </table:table-cell>
          <table:table-cell table:formula="of:=DEC2HEX([.B1730];3)" office:value-type="string" office:string-value="6C0" calcext:value-type="string">
            <text:p>6C0</text:p>
          </table:table-cell>
          <table:table-cell table:formula="of:=MID([.A1730];1;4)" office:value-type="string" office:string-value="subm" calcext:value-type="string">
            <text:p>sub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ubway</text:p>
          </table:table-cell>
          <table:table-cell table:style-name="ce25" office:value-type="float" office:value="1729" calcext:value-type="float">
            <text:p>1729</text:p>
          </table:table-cell>
          <table:table-cell table:style-name="ce25" table:formula="of:=CUSTOMDEZINBIN(MOD([.B1731];2048))" office:value-type="string" office:string-value="11011000001" calcext:value-type="string">
            <text:p>11011000001</text:p>
          </table:table-cell>
          <table:table-cell table:formula="of:=DEC2HEX([.B1731];3)" office:value-type="string" office:string-value="6C1" calcext:value-type="string">
            <text:p>6C1</text:p>
          </table:table-cell>
          <table:table-cell table:formula="of:=MID([.A1731];1;4)" office:value-type="string" office:string-value="subw" calcext:value-type="string">
            <text:p>subw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uccess</text:p>
          </table:table-cell>
          <table:table-cell table:style-name="ce25" office:value-type="float" office:value="1730" calcext:value-type="float">
            <text:p>1730</text:p>
          </table:table-cell>
          <table:table-cell table:style-name="ce25" table:formula="of:=CUSTOMDEZINBIN(MOD([.B1732];2048))" office:value-type="string" office:string-value="11011000010" calcext:value-type="string">
            <text:p>11011000010</text:p>
          </table:table-cell>
          <table:table-cell table:formula="of:=DEC2HEX([.B1732];3)" office:value-type="string" office:string-value="6C2" calcext:value-type="string">
            <text:p>6C2</text:p>
          </table:table-cell>
          <table:table-cell table:formula="of:=MID([.A1732];1;4)" office:value-type="string" office:string-value="succ" calcext:value-type="string">
            <text:p>suc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uch</text:p>
          </table:table-cell>
          <table:table-cell table:style-name="ce25" office:value-type="float" office:value="1731" calcext:value-type="float">
            <text:p>1731</text:p>
          </table:table-cell>
          <table:table-cell table:style-name="ce25" table:formula="of:=CUSTOMDEZINBIN(MOD([.B1733];2048))" office:value-type="string" office:string-value="11011000011" calcext:value-type="string">
            <text:p>11011000011</text:p>
          </table:table-cell>
          <table:table-cell table:formula="of:=DEC2HEX([.B1733];3)" office:value-type="string" office:string-value="6C3" calcext:value-type="string">
            <text:p>6C3</text:p>
          </table:table-cell>
          <table:table-cell table:formula="of:=MID([.A1733];1;4)" office:value-type="string" office:string-value="such" calcext:value-type="string">
            <text:p>suc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udden</text:p>
          </table:table-cell>
          <table:table-cell table:style-name="ce25" office:value-type="float" office:value="1732" calcext:value-type="float">
            <text:p>1732</text:p>
          </table:table-cell>
          <table:table-cell table:style-name="ce25" table:formula="of:=CUSTOMDEZINBIN(MOD([.B1734];2048))" office:value-type="string" office:string-value="11011000100" calcext:value-type="string">
            <text:p>11011000100</text:p>
          </table:table-cell>
          <table:table-cell table:formula="of:=DEC2HEX([.B1734];3)" office:value-type="string" office:string-value="6C4" calcext:value-type="string">
            <text:p>6C4</text:p>
          </table:table-cell>
          <table:table-cell table:formula="of:=MID([.A1734];1;4)" office:value-type="string" office:string-value="sudd" calcext:value-type="string">
            <text:p>sud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uffer</text:p>
          </table:table-cell>
          <table:table-cell table:style-name="ce25" office:value-type="float" office:value="1733" calcext:value-type="float">
            <text:p>1733</text:p>
          </table:table-cell>
          <table:table-cell table:style-name="ce25" table:formula="of:=CUSTOMDEZINBIN(MOD([.B1735];2048))" office:value-type="string" office:string-value="11011000101" calcext:value-type="string">
            <text:p>11011000101</text:p>
          </table:table-cell>
          <table:table-cell table:formula="of:=DEC2HEX([.B1735];3)" office:value-type="string" office:string-value="6C5" calcext:value-type="string">
            <text:p>6C5</text:p>
          </table:table-cell>
          <table:table-cell table:formula="of:=MID([.A1735];1;4)" office:value-type="string" office:string-value="suff" calcext:value-type="string">
            <text:p>suf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ugar</text:p>
          </table:table-cell>
          <table:table-cell table:style-name="ce25" office:value-type="float" office:value="1734" calcext:value-type="float">
            <text:p>1734</text:p>
          </table:table-cell>
          <table:table-cell table:style-name="ce25" table:formula="of:=CUSTOMDEZINBIN(MOD([.B1736];2048))" office:value-type="string" office:string-value="11011000110" calcext:value-type="string">
            <text:p>11011000110</text:p>
          </table:table-cell>
          <table:table-cell table:formula="of:=DEC2HEX([.B1736];3)" office:value-type="string" office:string-value="6C6" calcext:value-type="string">
            <text:p>6C6</text:p>
          </table:table-cell>
          <table:table-cell table:formula="of:=MID([.A1736];1;4)" office:value-type="string" office:string-value="suga" calcext:value-type="string">
            <text:p>sug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uggest</text:p>
          </table:table-cell>
          <table:table-cell table:style-name="ce25" office:value-type="float" office:value="1735" calcext:value-type="float">
            <text:p>1735</text:p>
          </table:table-cell>
          <table:table-cell table:style-name="ce25" table:formula="of:=CUSTOMDEZINBIN(MOD([.B1737];2048))" office:value-type="string" office:string-value="11011000111" calcext:value-type="string">
            <text:p>11011000111</text:p>
          </table:table-cell>
          <table:table-cell table:formula="of:=DEC2HEX([.B1737];3)" office:value-type="string" office:string-value="6C7" calcext:value-type="string">
            <text:p>6C7</text:p>
          </table:table-cell>
          <table:table-cell table:formula="of:=MID([.A1737];1;4)" office:value-type="string" office:string-value="sugg" calcext:value-type="string">
            <text:p>sug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uit</text:p>
          </table:table-cell>
          <table:table-cell table:style-name="ce25" office:value-type="float" office:value="1736" calcext:value-type="float">
            <text:p>1736</text:p>
          </table:table-cell>
          <table:table-cell table:style-name="ce25" table:formula="of:=CUSTOMDEZINBIN(MOD([.B1738];2048))" office:value-type="string" office:string-value="11011001000" calcext:value-type="string">
            <text:p>11011001000</text:p>
          </table:table-cell>
          <table:table-cell table:formula="of:=DEC2HEX([.B1738];3)" office:value-type="string" office:string-value="6C8" calcext:value-type="string">
            <text:p>6C8</text:p>
          </table:table-cell>
          <table:table-cell table:formula="of:=MID([.A1738];1;4)" office:value-type="string" office:string-value="suit" calcext:value-type="string">
            <text:p>sui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ummer</text:p>
          </table:table-cell>
          <table:table-cell table:style-name="ce25" office:value-type="float" office:value="1737" calcext:value-type="float">
            <text:p>1737</text:p>
          </table:table-cell>
          <table:table-cell table:style-name="ce25" table:formula="of:=CUSTOMDEZINBIN(MOD([.B1739];2048))" office:value-type="string" office:string-value="11011001001" calcext:value-type="string">
            <text:p>11011001001</text:p>
          </table:table-cell>
          <table:table-cell table:formula="of:=DEC2HEX([.B1739];3)" office:value-type="string" office:string-value="6C9" calcext:value-type="string">
            <text:p>6C9</text:p>
          </table:table-cell>
          <table:table-cell table:formula="of:=MID([.A1739];1;4)" office:value-type="string" office:string-value="summ" calcext:value-type="string">
            <text:p>sum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un</text:p>
          </table:table-cell>
          <table:table-cell table:style-name="ce25" office:value-type="float" office:value="1738" calcext:value-type="float">
            <text:p>1738</text:p>
          </table:table-cell>
          <table:table-cell table:style-name="ce25" table:formula="of:=CUSTOMDEZINBIN(MOD([.B1740];2048))" office:value-type="string" office:string-value="11011001010" calcext:value-type="string">
            <text:p>11011001010</text:p>
          </table:table-cell>
          <table:table-cell table:formula="of:=DEC2HEX([.B1740];3)" office:value-type="string" office:string-value="6CA" calcext:value-type="string">
            <text:p>6CA</text:p>
          </table:table-cell>
          <table:table-cell table:formula="of:=MID([.A1740];1;4)" office:value-type="string" office:string-value="sun" calcext:value-type="string">
            <text:p>su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unny</text:p>
          </table:table-cell>
          <table:table-cell table:style-name="ce25" office:value-type="float" office:value="1739" calcext:value-type="float">
            <text:p>1739</text:p>
          </table:table-cell>
          <table:table-cell table:style-name="ce25" table:formula="of:=CUSTOMDEZINBIN(MOD([.B1741];2048))" office:value-type="string" office:string-value="11011001011" calcext:value-type="string">
            <text:p>11011001011</text:p>
          </table:table-cell>
          <table:table-cell table:formula="of:=DEC2HEX([.B1741];3)" office:value-type="string" office:string-value="6CB" calcext:value-type="string">
            <text:p>6CB</text:p>
          </table:table-cell>
          <table:table-cell table:formula="of:=MID([.A1741];1;4)" office:value-type="string" office:string-value="sunn" calcext:value-type="string">
            <text:p>sun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unset</text:p>
          </table:table-cell>
          <table:table-cell table:style-name="ce25" office:value-type="float" office:value="1740" calcext:value-type="float">
            <text:p>1740</text:p>
          </table:table-cell>
          <table:table-cell table:style-name="ce25" table:formula="of:=CUSTOMDEZINBIN(MOD([.B1742];2048))" office:value-type="string" office:string-value="11011001100" calcext:value-type="string">
            <text:p>11011001100</text:p>
          </table:table-cell>
          <table:table-cell table:formula="of:=DEC2HEX([.B1742];3)" office:value-type="string" office:string-value="6CC" calcext:value-type="string">
            <text:p>6CC</text:p>
          </table:table-cell>
          <table:table-cell table:formula="of:=MID([.A1742];1;4)" office:value-type="string" office:string-value="suns" calcext:value-type="string">
            <text:p>sun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uper</text:p>
          </table:table-cell>
          <table:table-cell table:style-name="ce25" office:value-type="float" office:value="1741" calcext:value-type="float">
            <text:p>1741</text:p>
          </table:table-cell>
          <table:table-cell table:style-name="ce25" table:formula="of:=CUSTOMDEZINBIN(MOD([.B1743];2048))" office:value-type="string" office:string-value="11011001101" calcext:value-type="string">
            <text:p>11011001101</text:p>
          </table:table-cell>
          <table:table-cell table:formula="of:=DEC2HEX([.B1743];3)" office:value-type="string" office:string-value="6CD" calcext:value-type="string">
            <text:p>6CD</text:p>
          </table:table-cell>
          <table:table-cell table:formula="of:=MID([.A1743];1;4)" office:value-type="string" office:string-value="supe" calcext:value-type="string">
            <text:p>sup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upply</text:p>
          </table:table-cell>
          <table:table-cell table:style-name="ce25" office:value-type="float" office:value="1742" calcext:value-type="float">
            <text:p>1742</text:p>
          </table:table-cell>
          <table:table-cell table:style-name="ce25" table:formula="of:=CUSTOMDEZINBIN(MOD([.B1744];2048))" office:value-type="string" office:string-value="11011001110" calcext:value-type="string">
            <text:p>11011001110</text:p>
          </table:table-cell>
          <table:table-cell table:formula="of:=DEC2HEX([.B1744];3)" office:value-type="string" office:string-value="6CE" calcext:value-type="string">
            <text:p>6CE</text:p>
          </table:table-cell>
          <table:table-cell table:formula="of:=MID([.A1744];1;4)" office:value-type="string" office:string-value="supp" calcext:value-type="string">
            <text:p>sup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upreme</text:p>
          </table:table-cell>
          <table:table-cell table:style-name="ce25" office:value-type="float" office:value="1743" calcext:value-type="float">
            <text:p>1743</text:p>
          </table:table-cell>
          <table:table-cell table:style-name="ce25" table:formula="of:=CUSTOMDEZINBIN(MOD([.B1745];2048))" office:value-type="string" office:string-value="11011001111" calcext:value-type="string">
            <text:p>11011001111</text:p>
          </table:table-cell>
          <table:table-cell table:formula="of:=DEC2HEX([.B1745];3)" office:value-type="string" office:string-value="6CF" calcext:value-type="string">
            <text:p>6CF</text:p>
          </table:table-cell>
          <table:table-cell table:formula="of:=MID([.A1745];1;4)" office:value-type="string" office:string-value="supr" calcext:value-type="string">
            <text:p>sup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ure</text:p>
          </table:table-cell>
          <table:table-cell table:style-name="ce25" office:value-type="float" office:value="1744" calcext:value-type="float">
            <text:p>1744</text:p>
          </table:table-cell>
          <table:table-cell table:style-name="ce25" table:formula="of:=CUSTOMDEZINBIN(MOD([.B1746];2048))" office:value-type="string" office:string-value="11011010000" calcext:value-type="string">
            <text:p>11011010000</text:p>
          </table:table-cell>
          <table:table-cell table:formula="of:=DEC2HEX([.B1746];3)" office:value-type="string" office:string-value="6D0" calcext:value-type="string">
            <text:p>6D0</text:p>
          </table:table-cell>
          <table:table-cell table:formula="of:=MID([.A1746];1;4)" office:value-type="string" office:string-value="sure" calcext:value-type="string">
            <text:p>su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urface</text:p>
          </table:table-cell>
          <table:table-cell table:style-name="ce25" office:value-type="float" office:value="1745" calcext:value-type="float">
            <text:p>1745</text:p>
          </table:table-cell>
          <table:table-cell table:style-name="ce25" table:formula="of:=CUSTOMDEZINBIN(MOD([.B1747];2048))" office:value-type="string" office:string-value="11011010001" calcext:value-type="string">
            <text:p>11011010001</text:p>
          </table:table-cell>
          <table:table-cell table:formula="of:=DEC2HEX([.B1747];3)" office:value-type="string" office:string-value="6D1" calcext:value-type="string">
            <text:p>6D1</text:p>
          </table:table-cell>
          <table:table-cell table:formula="of:=MID([.A1747];1;4)" office:value-type="string" office:string-value="surf" calcext:value-type="string">
            <text:p>sur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urge</text:p>
          </table:table-cell>
          <table:table-cell table:style-name="ce25" office:value-type="float" office:value="1746" calcext:value-type="float">
            <text:p>1746</text:p>
          </table:table-cell>
          <table:table-cell table:style-name="ce25" table:formula="of:=CUSTOMDEZINBIN(MOD([.B1748];2048))" office:value-type="string" office:string-value="11011010010" calcext:value-type="string">
            <text:p>11011010010</text:p>
          </table:table-cell>
          <table:table-cell table:formula="of:=DEC2HEX([.B1748];3)" office:value-type="string" office:string-value="6D2" calcext:value-type="string">
            <text:p>6D2</text:p>
          </table:table-cell>
          <table:table-cell table:formula="of:=MID([.A1748];1;4)" office:value-type="string" office:string-value="surg" calcext:value-type="string">
            <text:p>sur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urprise</text:p>
          </table:table-cell>
          <table:table-cell table:style-name="ce25" office:value-type="float" office:value="1747" calcext:value-type="float">
            <text:p>1747</text:p>
          </table:table-cell>
          <table:table-cell table:style-name="ce25" table:formula="of:=CUSTOMDEZINBIN(MOD([.B1749];2048))" office:value-type="string" office:string-value="11011010011" calcext:value-type="string">
            <text:p>11011010011</text:p>
          </table:table-cell>
          <table:table-cell table:formula="of:=DEC2HEX([.B1749];3)" office:value-type="string" office:string-value="6D3" calcext:value-type="string">
            <text:p>6D3</text:p>
          </table:table-cell>
          <table:table-cell table:formula="of:=MID([.A1749];1;4)" office:value-type="string" office:string-value="surp" calcext:value-type="string">
            <text:p>sur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urround</text:p>
          </table:table-cell>
          <table:table-cell table:style-name="ce25" office:value-type="float" office:value="1748" calcext:value-type="float">
            <text:p>1748</text:p>
          </table:table-cell>
          <table:table-cell table:style-name="ce25" table:formula="of:=CUSTOMDEZINBIN(MOD([.B1750];2048))" office:value-type="string" office:string-value="11011010100" calcext:value-type="string">
            <text:p>11011010100</text:p>
          </table:table-cell>
          <table:table-cell table:formula="of:=DEC2HEX([.B1750];3)" office:value-type="string" office:string-value="6D4" calcext:value-type="string">
            <text:p>6D4</text:p>
          </table:table-cell>
          <table:table-cell table:formula="of:=MID([.A1750];1;4)" office:value-type="string" office:string-value="surr" calcext:value-type="string">
            <text:p>sur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urvey</text:p>
          </table:table-cell>
          <table:table-cell table:style-name="ce25" office:value-type="float" office:value="1749" calcext:value-type="float">
            <text:p>1749</text:p>
          </table:table-cell>
          <table:table-cell table:style-name="ce25" table:formula="of:=CUSTOMDEZINBIN(MOD([.B1751];2048))" office:value-type="string" office:string-value="11011010101" calcext:value-type="string">
            <text:p>11011010101</text:p>
          </table:table-cell>
          <table:table-cell table:formula="of:=DEC2HEX([.B1751];3)" office:value-type="string" office:string-value="6D5" calcext:value-type="string">
            <text:p>6D5</text:p>
          </table:table-cell>
          <table:table-cell table:formula="of:=MID([.A1751];1;4)" office:value-type="string" office:string-value="surv" calcext:value-type="string">
            <text:p>surv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uspect</text:p>
          </table:table-cell>
          <table:table-cell table:style-name="ce25" office:value-type="float" office:value="1750" calcext:value-type="float">
            <text:p>1750</text:p>
          </table:table-cell>
          <table:table-cell table:style-name="ce25" table:formula="of:=CUSTOMDEZINBIN(MOD([.B1752];2048))" office:value-type="string" office:string-value="11011010110" calcext:value-type="string">
            <text:p>11011010110</text:p>
          </table:table-cell>
          <table:table-cell table:formula="of:=DEC2HEX([.B1752];3)" office:value-type="string" office:string-value="6D6" calcext:value-type="string">
            <text:p>6D6</text:p>
          </table:table-cell>
          <table:table-cell table:formula="of:=MID([.A1752];1;4)" office:value-type="string" office:string-value="susp" calcext:value-type="string">
            <text:p>sus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ustain</text:p>
          </table:table-cell>
          <table:table-cell table:style-name="ce25" office:value-type="float" office:value="1751" calcext:value-type="float">
            <text:p>1751</text:p>
          </table:table-cell>
          <table:table-cell table:style-name="ce25" table:formula="of:=CUSTOMDEZINBIN(MOD([.B1753];2048))" office:value-type="string" office:string-value="11011010111" calcext:value-type="string">
            <text:p>11011010111</text:p>
          </table:table-cell>
          <table:table-cell table:formula="of:=DEC2HEX([.B1753];3)" office:value-type="string" office:string-value="6D7" calcext:value-type="string">
            <text:p>6D7</text:p>
          </table:table-cell>
          <table:table-cell table:formula="of:=MID([.A1753];1;4)" office:value-type="string" office:string-value="sust" calcext:value-type="string">
            <text:p>su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wallow</text:p>
          </table:table-cell>
          <table:table-cell table:style-name="ce25" office:value-type="float" office:value="1752" calcext:value-type="float">
            <text:p>1752</text:p>
          </table:table-cell>
          <table:table-cell table:style-name="ce25" table:formula="of:=CUSTOMDEZINBIN(MOD([.B1754];2048))" office:value-type="string" office:string-value="11011011000" calcext:value-type="string">
            <text:p>11011011000</text:p>
          </table:table-cell>
          <table:table-cell table:formula="of:=DEC2HEX([.B1754];3)" office:value-type="string" office:string-value="6D8" calcext:value-type="string">
            <text:p>6D8</text:p>
          </table:table-cell>
          <table:table-cell table:formula="of:=MID([.A1754];1;4)" office:value-type="string" office:string-value="swal" calcext:value-type="string">
            <text:p>swa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wamp</text:p>
          </table:table-cell>
          <table:table-cell table:style-name="ce25" office:value-type="float" office:value="1753" calcext:value-type="float">
            <text:p>1753</text:p>
          </table:table-cell>
          <table:table-cell table:style-name="ce25" table:formula="of:=CUSTOMDEZINBIN(MOD([.B1755];2048))" office:value-type="string" office:string-value="11011011001" calcext:value-type="string">
            <text:p>11011011001</text:p>
          </table:table-cell>
          <table:table-cell table:formula="of:=DEC2HEX([.B1755];3)" office:value-type="string" office:string-value="6D9" calcext:value-type="string">
            <text:p>6D9</text:p>
          </table:table-cell>
          <table:table-cell table:formula="of:=MID([.A1755];1;4)" office:value-type="string" office:string-value="swam" calcext:value-type="string">
            <text:p>swa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wap</text:p>
          </table:table-cell>
          <table:table-cell table:style-name="ce25" office:value-type="float" office:value="1754" calcext:value-type="float">
            <text:p>1754</text:p>
          </table:table-cell>
          <table:table-cell table:style-name="ce25" table:formula="of:=CUSTOMDEZINBIN(MOD([.B1756];2048))" office:value-type="string" office:string-value="11011011010" calcext:value-type="string">
            <text:p>11011011010</text:p>
          </table:table-cell>
          <table:table-cell table:formula="of:=DEC2HEX([.B1756];3)" office:value-type="string" office:string-value="6DA" calcext:value-type="string">
            <text:p>6DA</text:p>
          </table:table-cell>
          <table:table-cell table:formula="of:=MID([.A1756];1;4)" office:value-type="string" office:string-value="swap" calcext:value-type="string">
            <text:p>swa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warm</text:p>
          </table:table-cell>
          <table:table-cell table:style-name="ce25" office:value-type="float" office:value="1755" calcext:value-type="float">
            <text:p>1755</text:p>
          </table:table-cell>
          <table:table-cell table:style-name="ce25" table:formula="of:=CUSTOMDEZINBIN(MOD([.B1757];2048))" office:value-type="string" office:string-value="11011011011" calcext:value-type="string">
            <text:p>11011011011</text:p>
          </table:table-cell>
          <table:table-cell table:formula="of:=DEC2HEX([.B1757];3)" office:value-type="string" office:string-value="6DB" calcext:value-type="string">
            <text:p>6DB</text:p>
          </table:table-cell>
          <table:table-cell table:formula="of:=MID([.A1757];1;4)" office:value-type="string" office:string-value="swar" calcext:value-type="string">
            <text:p>swa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wear</text:p>
          </table:table-cell>
          <table:table-cell table:style-name="ce25" office:value-type="float" office:value="1756" calcext:value-type="float">
            <text:p>1756</text:p>
          </table:table-cell>
          <table:table-cell table:style-name="ce25" table:formula="of:=CUSTOMDEZINBIN(MOD([.B1758];2048))" office:value-type="string" office:string-value="11011011100" calcext:value-type="string">
            <text:p>11011011100</text:p>
          </table:table-cell>
          <table:table-cell table:formula="of:=DEC2HEX([.B1758];3)" office:value-type="string" office:string-value="6DC" calcext:value-type="string">
            <text:p>6DC</text:p>
          </table:table-cell>
          <table:table-cell table:formula="of:=MID([.A1758];1;4)" office:value-type="string" office:string-value="swea" calcext:value-type="string">
            <text:p>swe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weet</text:p>
          </table:table-cell>
          <table:table-cell table:style-name="ce25" office:value-type="float" office:value="1757" calcext:value-type="float">
            <text:p>1757</text:p>
          </table:table-cell>
          <table:table-cell table:style-name="ce25" table:formula="of:=CUSTOMDEZINBIN(MOD([.B1759];2048))" office:value-type="string" office:string-value="11011011101" calcext:value-type="string">
            <text:p>11011011101</text:p>
          </table:table-cell>
          <table:table-cell table:formula="of:=DEC2HEX([.B1759];3)" office:value-type="string" office:string-value="6DD" calcext:value-type="string">
            <text:p>6DD</text:p>
          </table:table-cell>
          <table:table-cell table:formula="of:=MID([.A1759];1;4)" office:value-type="string" office:string-value="swee" calcext:value-type="string">
            <text:p>swe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wift</text:p>
          </table:table-cell>
          <table:table-cell table:style-name="ce25" office:value-type="float" office:value="1758" calcext:value-type="float">
            <text:p>1758</text:p>
          </table:table-cell>
          <table:table-cell table:style-name="ce25" table:formula="of:=CUSTOMDEZINBIN(MOD([.B1760];2048))" office:value-type="string" office:string-value="11011011110" calcext:value-type="string">
            <text:p>11011011110</text:p>
          </table:table-cell>
          <table:table-cell table:formula="of:=DEC2HEX([.B1760];3)" office:value-type="string" office:string-value="6DE" calcext:value-type="string">
            <text:p>6DE</text:p>
          </table:table-cell>
          <table:table-cell table:formula="of:=MID([.A1760];1;4)" office:value-type="string" office:string-value="swif" calcext:value-type="string">
            <text:p>swi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wim</text:p>
          </table:table-cell>
          <table:table-cell table:style-name="ce25" office:value-type="float" office:value="1759" calcext:value-type="float">
            <text:p>1759</text:p>
          </table:table-cell>
          <table:table-cell table:style-name="ce25" table:formula="of:=CUSTOMDEZINBIN(MOD([.B1761];2048))" office:value-type="string" office:string-value="11011011111" calcext:value-type="string">
            <text:p>11011011111</text:p>
          </table:table-cell>
          <table:table-cell table:formula="of:=DEC2HEX([.B1761];3)" office:value-type="string" office:string-value="6DF" calcext:value-type="string">
            <text:p>6DF</text:p>
          </table:table-cell>
          <table:table-cell table:formula="of:=MID([.A1761];1;4)" office:value-type="string" office:string-value="swim" calcext:value-type="string">
            <text:p>swi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wing</text:p>
          </table:table-cell>
          <table:table-cell table:style-name="ce25" office:value-type="float" office:value="1760" calcext:value-type="float">
            <text:p>1760</text:p>
          </table:table-cell>
          <table:table-cell table:style-name="ce25" table:formula="of:=CUSTOMDEZINBIN(MOD([.B1762];2048))" office:value-type="string" office:string-value="11011100000" calcext:value-type="string">
            <text:p>11011100000</text:p>
          </table:table-cell>
          <table:table-cell table:formula="of:=DEC2HEX([.B1762];3)" office:value-type="string" office:string-value="6E0" calcext:value-type="string">
            <text:p>6E0</text:p>
          </table:table-cell>
          <table:table-cell table:formula="of:=MID([.A1762];1;4)" office:value-type="string" office:string-value="swin" calcext:value-type="string">
            <text:p>swi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witch</text:p>
          </table:table-cell>
          <table:table-cell table:style-name="ce25" office:value-type="float" office:value="1761" calcext:value-type="float">
            <text:p>1761</text:p>
          </table:table-cell>
          <table:table-cell table:style-name="ce25" table:formula="of:=CUSTOMDEZINBIN(MOD([.B1763];2048))" office:value-type="string" office:string-value="11011100001" calcext:value-type="string">
            <text:p>11011100001</text:p>
          </table:table-cell>
          <table:table-cell table:formula="of:=DEC2HEX([.B1763];3)" office:value-type="string" office:string-value="6E1" calcext:value-type="string">
            <text:p>6E1</text:p>
          </table:table-cell>
          <table:table-cell table:formula="of:=MID([.A1763];1;4)" office:value-type="string" office:string-value="swit" calcext:value-type="string">
            <text:p>swi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word</text:p>
          </table:table-cell>
          <table:table-cell table:style-name="ce25" office:value-type="float" office:value="1762" calcext:value-type="float">
            <text:p>1762</text:p>
          </table:table-cell>
          <table:table-cell table:style-name="ce25" table:formula="of:=CUSTOMDEZINBIN(MOD([.B1764];2048))" office:value-type="string" office:string-value="11011100010" calcext:value-type="string">
            <text:p>11011100010</text:p>
          </table:table-cell>
          <table:table-cell table:formula="of:=DEC2HEX([.B1764];3)" office:value-type="string" office:string-value="6E2" calcext:value-type="string">
            <text:p>6E2</text:p>
          </table:table-cell>
          <table:table-cell table:formula="of:=MID([.A1764];1;4)" office:value-type="string" office:string-value="swor" calcext:value-type="string">
            <text:p>swo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ymbol</text:p>
          </table:table-cell>
          <table:table-cell table:style-name="ce25" office:value-type="float" office:value="1763" calcext:value-type="float">
            <text:p>1763</text:p>
          </table:table-cell>
          <table:table-cell table:style-name="ce25" table:formula="of:=CUSTOMDEZINBIN(MOD([.B1765];2048))" office:value-type="string" office:string-value="11011100011" calcext:value-type="string">
            <text:p>11011100011</text:p>
          </table:table-cell>
          <table:table-cell table:formula="of:=DEC2HEX([.B1765];3)" office:value-type="string" office:string-value="6E3" calcext:value-type="string">
            <text:p>6E3</text:p>
          </table:table-cell>
          <table:table-cell table:formula="of:=MID([.A1765];1;4)" office:value-type="string" office:string-value="symb" calcext:value-type="string">
            <text:p>sym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ymptom</text:p>
          </table:table-cell>
          <table:table-cell table:style-name="ce25" office:value-type="float" office:value="1764" calcext:value-type="float">
            <text:p>1764</text:p>
          </table:table-cell>
          <table:table-cell table:style-name="ce25" table:formula="of:=CUSTOMDEZINBIN(MOD([.B1766];2048))" office:value-type="string" office:string-value="11011100100" calcext:value-type="string">
            <text:p>11011100100</text:p>
          </table:table-cell>
          <table:table-cell table:formula="of:=DEC2HEX([.B1766];3)" office:value-type="string" office:string-value="6E4" calcext:value-type="string">
            <text:p>6E4</text:p>
          </table:table-cell>
          <table:table-cell table:formula="of:=MID([.A1766];1;4)" office:value-type="string" office:string-value="symp" calcext:value-type="string">
            <text:p>sym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yrup</text:p>
          </table:table-cell>
          <table:table-cell table:style-name="ce25" office:value-type="float" office:value="1765" calcext:value-type="float">
            <text:p>1765</text:p>
          </table:table-cell>
          <table:table-cell table:style-name="ce25" table:formula="of:=CUSTOMDEZINBIN(MOD([.B1767];2048))" office:value-type="string" office:string-value="11011100101" calcext:value-type="string">
            <text:p>11011100101</text:p>
          </table:table-cell>
          <table:table-cell table:formula="of:=DEC2HEX([.B1767];3)" office:value-type="string" office:string-value="6E5" calcext:value-type="string">
            <text:p>6E5</text:p>
          </table:table-cell>
          <table:table-cell table:formula="of:=MID([.A1767];1;4)" office:value-type="string" office:string-value="syru" calcext:value-type="string">
            <text:p>syr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ystem</text:p>
          </table:table-cell>
          <table:table-cell table:style-name="ce25" office:value-type="float" office:value="1766" calcext:value-type="float">
            <text:p>1766</text:p>
          </table:table-cell>
          <table:table-cell table:style-name="ce25" table:formula="of:=CUSTOMDEZINBIN(MOD([.B1768];2048))" office:value-type="string" office:string-value="11011100110" calcext:value-type="string">
            <text:p>11011100110</text:p>
          </table:table-cell>
          <table:table-cell table:formula="of:=DEC2HEX([.B1768];3)" office:value-type="string" office:string-value="6E6" calcext:value-type="string">
            <text:p>6E6</text:p>
          </table:table-cell>
          <table:table-cell table:formula="of:=MID([.A1768];1;4)" office:value-type="string" office:string-value="syst" calcext:value-type="string">
            <text:p>sy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able</text:p>
          </table:table-cell>
          <table:table-cell table:style-name="ce25" office:value-type="float" office:value="1767" calcext:value-type="float">
            <text:p>1767</text:p>
          </table:table-cell>
          <table:table-cell table:style-name="ce25" table:formula="of:=CUSTOMDEZINBIN(MOD([.B1769];2048))" office:value-type="string" office:string-value="11011100111" calcext:value-type="string">
            <text:p>11011100111</text:p>
          </table:table-cell>
          <table:table-cell table:formula="of:=DEC2HEX([.B1769];3)" office:value-type="string" office:string-value="6E7" calcext:value-type="string">
            <text:p>6E7</text:p>
          </table:table-cell>
          <table:table-cell table:formula="of:=MID([.A1769];1;4)" office:value-type="string" office:string-value="tabl" calcext:value-type="string">
            <text:p>tab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ackle</text:p>
          </table:table-cell>
          <table:table-cell table:style-name="ce25" office:value-type="float" office:value="1768" calcext:value-type="float">
            <text:p>1768</text:p>
          </table:table-cell>
          <table:table-cell table:style-name="ce25" table:formula="of:=CUSTOMDEZINBIN(MOD([.B1770];2048))" office:value-type="string" office:string-value="11011101000" calcext:value-type="string">
            <text:p>11011101000</text:p>
          </table:table-cell>
          <table:table-cell table:formula="of:=DEC2HEX([.B1770];3)" office:value-type="string" office:string-value="6E8" calcext:value-type="string">
            <text:p>6E8</text:p>
          </table:table-cell>
          <table:table-cell table:formula="of:=MID([.A1770];1;4)" office:value-type="string" office:string-value="tack" calcext:value-type="string">
            <text:p>tac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ag</text:p>
          </table:table-cell>
          <table:table-cell table:style-name="ce25" office:value-type="float" office:value="1769" calcext:value-type="float">
            <text:p>1769</text:p>
          </table:table-cell>
          <table:table-cell table:style-name="ce25" table:formula="of:=CUSTOMDEZINBIN(MOD([.B1771];2048))" office:value-type="string" office:string-value="11011101001" calcext:value-type="string">
            <text:p>11011101001</text:p>
          </table:table-cell>
          <table:table-cell table:formula="of:=DEC2HEX([.B1771];3)" office:value-type="string" office:string-value="6E9" calcext:value-type="string">
            <text:p>6E9</text:p>
          </table:table-cell>
          <table:table-cell table:formula="of:=MID([.A1771];1;4)" office:value-type="string" office:string-value="tag" calcext:value-type="string">
            <text:p>ta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ail</text:p>
          </table:table-cell>
          <table:table-cell table:style-name="ce25" office:value-type="float" office:value="1770" calcext:value-type="float">
            <text:p>1770</text:p>
          </table:table-cell>
          <table:table-cell table:style-name="ce25" table:formula="of:=CUSTOMDEZINBIN(MOD([.B1772];2048))" office:value-type="string" office:string-value="11011101010" calcext:value-type="string">
            <text:p>11011101010</text:p>
          </table:table-cell>
          <table:table-cell table:formula="of:=DEC2HEX([.B1772];3)" office:value-type="string" office:string-value="6EA" calcext:value-type="string">
            <text:p>6EA</text:p>
          </table:table-cell>
          <table:table-cell table:formula="of:=MID([.A1772];1;4)" office:value-type="string" office:string-value="tail" calcext:value-type="string">
            <text:p>tai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alent</text:p>
          </table:table-cell>
          <table:table-cell table:style-name="ce25" office:value-type="float" office:value="1771" calcext:value-type="float">
            <text:p>1771</text:p>
          </table:table-cell>
          <table:table-cell table:style-name="ce25" table:formula="of:=CUSTOMDEZINBIN(MOD([.B1773];2048))" office:value-type="string" office:string-value="11011101011" calcext:value-type="string">
            <text:p>11011101011</text:p>
          </table:table-cell>
          <table:table-cell table:formula="of:=DEC2HEX([.B1773];3)" office:value-type="string" office:string-value="6EB" calcext:value-type="string">
            <text:p>6EB</text:p>
          </table:table-cell>
          <table:table-cell table:formula="of:=MID([.A1773];1;4)" office:value-type="string" office:string-value="tale" calcext:value-type="string">
            <text:p>tal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alk</text:p>
          </table:table-cell>
          <table:table-cell table:style-name="ce25" office:value-type="float" office:value="1772" calcext:value-type="float">
            <text:p>1772</text:p>
          </table:table-cell>
          <table:table-cell table:style-name="ce25" table:formula="of:=CUSTOMDEZINBIN(MOD([.B1774];2048))" office:value-type="string" office:string-value="11011101100" calcext:value-type="string">
            <text:p>11011101100</text:p>
          </table:table-cell>
          <table:table-cell table:formula="of:=DEC2HEX([.B1774];3)" office:value-type="string" office:string-value="6EC" calcext:value-type="string">
            <text:p>6EC</text:p>
          </table:table-cell>
          <table:table-cell table:formula="of:=MID([.A1774];1;4)" office:value-type="string" office:string-value="talk" calcext:value-type="string">
            <text:p>tal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ank</text:p>
          </table:table-cell>
          <table:table-cell table:style-name="ce25" office:value-type="float" office:value="1773" calcext:value-type="float">
            <text:p>1773</text:p>
          </table:table-cell>
          <table:table-cell table:style-name="ce25" table:formula="of:=CUSTOMDEZINBIN(MOD([.B1775];2048))" office:value-type="string" office:string-value="11011101101" calcext:value-type="string">
            <text:p>11011101101</text:p>
          </table:table-cell>
          <table:table-cell table:formula="of:=DEC2HEX([.B1775];3)" office:value-type="string" office:string-value="6ED" calcext:value-type="string">
            <text:p>6ED</text:p>
          </table:table-cell>
          <table:table-cell table:formula="of:=MID([.A1775];1;4)" office:value-type="string" office:string-value="tank" calcext:value-type="string">
            <text:p>tan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ape</text:p>
          </table:table-cell>
          <table:table-cell table:style-name="ce25" office:value-type="float" office:value="1774" calcext:value-type="float">
            <text:p>1774</text:p>
          </table:table-cell>
          <table:table-cell table:style-name="ce25" table:formula="of:=CUSTOMDEZINBIN(MOD([.B1776];2048))" office:value-type="string" office:string-value="11011101110" calcext:value-type="string">
            <text:p>11011101110</text:p>
          </table:table-cell>
          <table:table-cell table:formula="of:=DEC2HEX([.B1776];3)" office:value-type="string" office:string-value="6EE" calcext:value-type="string">
            <text:p>6EE</text:p>
          </table:table-cell>
          <table:table-cell table:formula="of:=MID([.A1776];1;4)" office:value-type="string" office:string-value="tape" calcext:value-type="string">
            <text:p>tap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arget</text:p>
          </table:table-cell>
          <table:table-cell table:style-name="ce25" office:value-type="float" office:value="1775" calcext:value-type="float">
            <text:p>1775</text:p>
          </table:table-cell>
          <table:table-cell table:style-name="ce25" table:formula="of:=CUSTOMDEZINBIN(MOD([.B1777];2048))" office:value-type="string" office:string-value="11011101111" calcext:value-type="string">
            <text:p>11011101111</text:p>
          </table:table-cell>
          <table:table-cell table:formula="of:=DEC2HEX([.B1777];3)" office:value-type="string" office:string-value="6EF" calcext:value-type="string">
            <text:p>6EF</text:p>
          </table:table-cell>
          <table:table-cell table:formula="of:=MID([.A1777];1;4)" office:value-type="string" office:string-value="targ" calcext:value-type="string">
            <text:p>tar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ask</text:p>
          </table:table-cell>
          <table:table-cell table:style-name="ce25" office:value-type="float" office:value="1776" calcext:value-type="float">
            <text:p>1776</text:p>
          </table:table-cell>
          <table:table-cell table:style-name="ce25" table:formula="of:=CUSTOMDEZINBIN(MOD([.B1778];2048))" office:value-type="string" office:string-value="11011110000" calcext:value-type="string">
            <text:p>11011110000</text:p>
          </table:table-cell>
          <table:table-cell table:formula="of:=DEC2HEX([.B1778];3)" office:value-type="string" office:string-value="6F0" calcext:value-type="string">
            <text:p>6F0</text:p>
          </table:table-cell>
          <table:table-cell table:formula="of:=MID([.A1778];1;4)" office:value-type="string" office:string-value="task" calcext:value-type="string">
            <text:p>tas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aste</text:p>
          </table:table-cell>
          <table:table-cell table:style-name="ce25" office:value-type="float" office:value="1777" calcext:value-type="float">
            <text:p>1777</text:p>
          </table:table-cell>
          <table:table-cell table:style-name="ce25" table:formula="of:=CUSTOMDEZINBIN(MOD([.B1779];2048))" office:value-type="string" office:string-value="11011110001" calcext:value-type="string">
            <text:p>11011110001</text:p>
          </table:table-cell>
          <table:table-cell table:formula="of:=DEC2HEX([.B1779];3)" office:value-type="string" office:string-value="6F1" calcext:value-type="string">
            <text:p>6F1</text:p>
          </table:table-cell>
          <table:table-cell table:formula="of:=MID([.A1779];1;4)" office:value-type="string" office:string-value="tast" calcext:value-type="string">
            <text:p>ta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attoo</text:p>
          </table:table-cell>
          <table:table-cell table:style-name="ce25" office:value-type="float" office:value="1778" calcext:value-type="float">
            <text:p>1778</text:p>
          </table:table-cell>
          <table:table-cell table:style-name="ce25" table:formula="of:=CUSTOMDEZINBIN(MOD([.B1780];2048))" office:value-type="string" office:string-value="11011110010" calcext:value-type="string">
            <text:p>11011110010</text:p>
          </table:table-cell>
          <table:table-cell table:formula="of:=DEC2HEX([.B1780];3)" office:value-type="string" office:string-value="6F2" calcext:value-type="string">
            <text:p>6F2</text:p>
          </table:table-cell>
          <table:table-cell table:formula="of:=MID([.A1780];1;4)" office:value-type="string" office:string-value="tatt" calcext:value-type="string">
            <text:p>tat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axi</text:p>
          </table:table-cell>
          <table:table-cell table:style-name="ce25" office:value-type="float" office:value="1779" calcext:value-type="float">
            <text:p>1779</text:p>
          </table:table-cell>
          <table:table-cell table:style-name="ce25" table:formula="of:=CUSTOMDEZINBIN(MOD([.B1781];2048))" office:value-type="string" office:string-value="11011110011" calcext:value-type="string">
            <text:p>11011110011</text:p>
          </table:table-cell>
          <table:table-cell table:formula="of:=DEC2HEX([.B1781];3)" office:value-type="string" office:string-value="6F3" calcext:value-type="string">
            <text:p>6F3</text:p>
          </table:table-cell>
          <table:table-cell table:formula="of:=MID([.A1781];1;4)" office:value-type="string" office:string-value="taxi" calcext:value-type="string">
            <text:p>tax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each</text:p>
          </table:table-cell>
          <table:table-cell table:style-name="ce25" office:value-type="float" office:value="1780" calcext:value-type="float">
            <text:p>1780</text:p>
          </table:table-cell>
          <table:table-cell table:style-name="ce25" table:formula="of:=CUSTOMDEZINBIN(MOD([.B1782];2048))" office:value-type="string" office:string-value="11011110100" calcext:value-type="string">
            <text:p>11011110100</text:p>
          </table:table-cell>
          <table:table-cell table:formula="of:=DEC2HEX([.B1782];3)" office:value-type="string" office:string-value="6F4" calcext:value-type="string">
            <text:p>6F4</text:p>
          </table:table-cell>
          <table:table-cell table:formula="of:=MID([.A1782];1;4)" office:value-type="string" office:string-value="teac" calcext:value-type="string">
            <text:p>tea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eam</text:p>
          </table:table-cell>
          <table:table-cell table:style-name="ce25" office:value-type="float" office:value="1781" calcext:value-type="float">
            <text:p>1781</text:p>
          </table:table-cell>
          <table:table-cell table:style-name="ce25" table:formula="of:=CUSTOMDEZINBIN(MOD([.B1783];2048))" office:value-type="string" office:string-value="11011110101" calcext:value-type="string">
            <text:p>11011110101</text:p>
          </table:table-cell>
          <table:table-cell table:formula="of:=DEC2HEX([.B1783];3)" office:value-type="string" office:string-value="6F5" calcext:value-type="string">
            <text:p>6F5</text:p>
          </table:table-cell>
          <table:table-cell table:formula="of:=MID([.A1783];1;4)" office:value-type="string" office:string-value="team" calcext:value-type="string">
            <text:p>tea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ell</text:p>
          </table:table-cell>
          <table:table-cell table:style-name="ce25" office:value-type="float" office:value="1782" calcext:value-type="float">
            <text:p>1782</text:p>
          </table:table-cell>
          <table:table-cell table:style-name="ce25" table:formula="of:=CUSTOMDEZINBIN(MOD([.B1784];2048))" office:value-type="string" office:string-value="11011110110" calcext:value-type="string">
            <text:p>11011110110</text:p>
          </table:table-cell>
          <table:table-cell table:formula="of:=DEC2HEX([.B1784];3)" office:value-type="string" office:string-value="6F6" calcext:value-type="string">
            <text:p>6F6</text:p>
          </table:table-cell>
          <table:table-cell table:formula="of:=MID([.A1784];1;4)" office:value-type="string" office:string-value="tell" calcext:value-type="string">
            <text:p>tel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en</text:p>
          </table:table-cell>
          <table:table-cell table:style-name="ce25" office:value-type="float" office:value="1783" calcext:value-type="float">
            <text:p>1783</text:p>
          </table:table-cell>
          <table:table-cell table:style-name="ce25" table:formula="of:=CUSTOMDEZINBIN(MOD([.B1785];2048))" office:value-type="string" office:string-value="11011110111" calcext:value-type="string">
            <text:p>11011110111</text:p>
          </table:table-cell>
          <table:table-cell table:formula="of:=DEC2HEX([.B1785];3)" office:value-type="string" office:string-value="6F7" calcext:value-type="string">
            <text:p>6F7</text:p>
          </table:table-cell>
          <table:table-cell table:formula="of:=MID([.A1785];1;4)" office:value-type="string" office:string-value="ten" calcext:value-type="string">
            <text:p>te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enant</text:p>
          </table:table-cell>
          <table:table-cell table:style-name="ce25" office:value-type="float" office:value="1784" calcext:value-type="float">
            <text:p>1784</text:p>
          </table:table-cell>
          <table:table-cell table:style-name="ce25" table:formula="of:=CUSTOMDEZINBIN(MOD([.B1786];2048))" office:value-type="string" office:string-value="11011111000" calcext:value-type="string">
            <text:p>11011111000</text:p>
          </table:table-cell>
          <table:table-cell table:formula="of:=DEC2HEX([.B1786];3)" office:value-type="string" office:string-value="6F8" calcext:value-type="string">
            <text:p>6F8</text:p>
          </table:table-cell>
          <table:table-cell table:formula="of:=MID([.A1786];1;4)" office:value-type="string" office:string-value="tena" calcext:value-type="string">
            <text:p>ten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ennis</text:p>
          </table:table-cell>
          <table:table-cell table:style-name="ce25" office:value-type="float" office:value="1785" calcext:value-type="float">
            <text:p>1785</text:p>
          </table:table-cell>
          <table:table-cell table:style-name="ce25" table:formula="of:=CUSTOMDEZINBIN(MOD([.B1787];2048))" office:value-type="string" office:string-value="11011111001" calcext:value-type="string">
            <text:p>11011111001</text:p>
          </table:table-cell>
          <table:table-cell table:formula="of:=DEC2HEX([.B1787];3)" office:value-type="string" office:string-value="6F9" calcext:value-type="string">
            <text:p>6F9</text:p>
          </table:table-cell>
          <table:table-cell table:formula="of:=MID([.A1787];1;4)" office:value-type="string" office:string-value="tenn" calcext:value-type="string">
            <text:p>ten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ent</text:p>
          </table:table-cell>
          <table:table-cell table:style-name="ce25" office:value-type="float" office:value="1786" calcext:value-type="float">
            <text:p>1786</text:p>
          </table:table-cell>
          <table:table-cell table:style-name="ce25" table:formula="of:=CUSTOMDEZINBIN(MOD([.B1788];2048))" office:value-type="string" office:string-value="11011111010" calcext:value-type="string">
            <text:p>11011111010</text:p>
          </table:table-cell>
          <table:table-cell table:formula="of:=DEC2HEX([.B1788];3)" office:value-type="string" office:string-value="6FA" calcext:value-type="string">
            <text:p>6FA</text:p>
          </table:table-cell>
          <table:table-cell table:formula="of:=MID([.A1788];1;4)" office:value-type="string" office:string-value="tent" calcext:value-type="string">
            <text:p>ten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erm</text:p>
          </table:table-cell>
          <table:table-cell table:style-name="ce25" office:value-type="float" office:value="1787" calcext:value-type="float">
            <text:p>1787</text:p>
          </table:table-cell>
          <table:table-cell table:style-name="ce25" table:formula="of:=CUSTOMDEZINBIN(MOD([.B1789];2048))" office:value-type="string" office:string-value="11011111011" calcext:value-type="string">
            <text:p>11011111011</text:p>
          </table:table-cell>
          <table:table-cell table:formula="of:=DEC2HEX([.B1789];3)" office:value-type="string" office:string-value="6FB" calcext:value-type="string">
            <text:p>6FB</text:p>
          </table:table-cell>
          <table:table-cell table:formula="of:=MID([.A1789];1;4)" office:value-type="string" office:string-value="term" calcext:value-type="string">
            <text:p>ter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est</text:p>
          </table:table-cell>
          <table:table-cell table:style-name="ce25" office:value-type="float" office:value="1788" calcext:value-type="float">
            <text:p>1788</text:p>
          </table:table-cell>
          <table:table-cell table:style-name="ce25" table:formula="of:=CUSTOMDEZINBIN(MOD([.B1790];2048))" office:value-type="string" office:string-value="11011111100" calcext:value-type="string">
            <text:p>11011111100</text:p>
          </table:table-cell>
          <table:table-cell table:formula="of:=DEC2HEX([.B1790];3)" office:value-type="string" office:string-value="6FC" calcext:value-type="string">
            <text:p>6FC</text:p>
          </table:table-cell>
          <table:table-cell table:formula="of:=MID([.A1790];1;4)" office:value-type="string" office:string-value="test" calcext:value-type="string">
            <text:p>te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ext</text:p>
          </table:table-cell>
          <table:table-cell table:style-name="ce25" office:value-type="float" office:value="1789" calcext:value-type="float">
            <text:p>1789</text:p>
          </table:table-cell>
          <table:table-cell table:style-name="ce25" table:formula="of:=CUSTOMDEZINBIN(MOD([.B1791];2048))" office:value-type="string" office:string-value="11011111101" calcext:value-type="string">
            <text:p>11011111101</text:p>
          </table:table-cell>
          <table:table-cell table:formula="of:=DEC2HEX([.B1791];3)" office:value-type="string" office:string-value="6FD" calcext:value-type="string">
            <text:p>6FD</text:p>
          </table:table-cell>
          <table:table-cell table:formula="of:=MID([.A1791];1;4)" office:value-type="string" office:string-value="text" calcext:value-type="string">
            <text:p>tex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hank</text:p>
          </table:table-cell>
          <table:table-cell table:style-name="ce25" office:value-type="float" office:value="1790" calcext:value-type="float">
            <text:p>1790</text:p>
          </table:table-cell>
          <table:table-cell table:style-name="ce25" table:formula="of:=CUSTOMDEZINBIN(MOD([.B1792];2048))" office:value-type="string" office:string-value="11011111110" calcext:value-type="string">
            <text:p>11011111110</text:p>
          </table:table-cell>
          <table:table-cell table:formula="of:=DEC2HEX([.B1792];3)" office:value-type="string" office:string-value="6FE" calcext:value-type="string">
            <text:p>6FE</text:p>
          </table:table-cell>
          <table:table-cell table:formula="of:=MID([.A1792];1;4)" office:value-type="string" office:string-value="than" calcext:value-type="string">
            <text:p>th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hat</text:p>
          </table:table-cell>
          <table:table-cell table:style-name="ce25" office:value-type="float" office:value="1791" calcext:value-type="float">
            <text:p>1791</text:p>
          </table:table-cell>
          <table:table-cell table:style-name="ce25" table:formula="of:=CUSTOMDEZINBIN(MOD([.B1793];2048))" office:value-type="string" office:string-value="11011111111" calcext:value-type="string">
            <text:p>11011111111</text:p>
          </table:table-cell>
          <table:table-cell table:formula="of:=DEC2HEX([.B1793];3)" office:value-type="string" office:string-value="6FF" calcext:value-type="string">
            <text:p>6FF</text:p>
          </table:table-cell>
          <table:table-cell table:formula="of:=MID([.A1793];1;4)" office:value-type="string" office:string-value="that" calcext:value-type="string">
            <text:p>tha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heme</text:p>
          </table:table-cell>
          <table:table-cell table:style-name="ce25" office:value-type="float" office:value="1792" calcext:value-type="float">
            <text:p>1792</text:p>
          </table:table-cell>
          <table:table-cell table:style-name="ce25" table:formula="of:=CUSTOMDEZINBIN(MOD([.B1794];2048))" office:value-type="string" office:string-value="11100000000" calcext:value-type="string">
            <text:p>11100000000</text:p>
          </table:table-cell>
          <table:table-cell table:formula="of:=DEC2HEX([.B1794];3)" office:value-type="string" office:string-value="700" calcext:value-type="string">
            <text:p>700</text:p>
          </table:table-cell>
          <table:table-cell table:formula="of:=MID([.A1794];1;4)" office:value-type="string" office:string-value="them" calcext:value-type="string">
            <text:p>the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hen</text:p>
          </table:table-cell>
          <table:table-cell table:style-name="ce25" office:value-type="float" office:value="1793" calcext:value-type="float">
            <text:p>1793</text:p>
          </table:table-cell>
          <table:table-cell table:style-name="ce25" table:formula="of:=CUSTOMDEZINBIN(MOD([.B1795];2048))" office:value-type="string" office:string-value="11100000001" calcext:value-type="string">
            <text:p>11100000001</text:p>
          </table:table-cell>
          <table:table-cell table:formula="of:=DEC2HEX([.B1795];3)" office:value-type="string" office:string-value="701" calcext:value-type="string">
            <text:p>701</text:p>
          </table:table-cell>
          <table:table-cell table:formula="of:=MID([.A1795];1;4)" office:value-type="string" office:string-value="then" calcext:value-type="string">
            <text:p>the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heory</text:p>
          </table:table-cell>
          <table:table-cell table:style-name="ce25" office:value-type="float" office:value="1794" calcext:value-type="float">
            <text:p>1794</text:p>
          </table:table-cell>
          <table:table-cell table:style-name="ce25" table:formula="of:=CUSTOMDEZINBIN(MOD([.B1796];2048))" office:value-type="string" office:string-value="11100000010" calcext:value-type="string">
            <text:p>11100000010</text:p>
          </table:table-cell>
          <table:table-cell table:formula="of:=DEC2HEX([.B1796];3)" office:value-type="string" office:string-value="702" calcext:value-type="string">
            <text:p>702</text:p>
          </table:table-cell>
          <table:table-cell table:formula="of:=MID([.A1796];1;4)" office:value-type="string" office:string-value="theo" calcext:value-type="string">
            <text:p>the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here</text:p>
          </table:table-cell>
          <table:table-cell table:style-name="ce25" office:value-type="float" office:value="1795" calcext:value-type="float">
            <text:p>1795</text:p>
          </table:table-cell>
          <table:table-cell table:style-name="ce25" table:formula="of:=CUSTOMDEZINBIN(MOD([.B1797];2048))" office:value-type="string" office:string-value="11100000011" calcext:value-type="string">
            <text:p>11100000011</text:p>
          </table:table-cell>
          <table:table-cell table:formula="of:=DEC2HEX([.B1797];3)" office:value-type="string" office:string-value="703" calcext:value-type="string">
            <text:p>703</text:p>
          </table:table-cell>
          <table:table-cell table:formula="of:=MID([.A1797];1;4)" office:value-type="string" office:string-value="ther" calcext:value-type="string">
            <text:p>the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hey</text:p>
          </table:table-cell>
          <table:table-cell table:style-name="ce25" office:value-type="float" office:value="1796" calcext:value-type="float">
            <text:p>1796</text:p>
          </table:table-cell>
          <table:table-cell table:style-name="ce25" table:formula="of:=CUSTOMDEZINBIN(MOD([.B1798];2048))" office:value-type="string" office:string-value="11100000100" calcext:value-type="string">
            <text:p>11100000100</text:p>
          </table:table-cell>
          <table:table-cell table:formula="of:=DEC2HEX([.B1798];3)" office:value-type="string" office:string-value="704" calcext:value-type="string">
            <text:p>704</text:p>
          </table:table-cell>
          <table:table-cell table:formula="of:=MID([.A1798];1;4)" office:value-type="string" office:string-value="they" calcext:value-type="string">
            <text:p>the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hing</text:p>
          </table:table-cell>
          <table:table-cell table:style-name="ce25" office:value-type="float" office:value="1797" calcext:value-type="float">
            <text:p>1797</text:p>
          </table:table-cell>
          <table:table-cell table:style-name="ce25" table:formula="of:=CUSTOMDEZINBIN(MOD([.B1799];2048))" office:value-type="string" office:string-value="11100000101" calcext:value-type="string">
            <text:p>11100000101</text:p>
          </table:table-cell>
          <table:table-cell table:formula="of:=DEC2HEX([.B1799];3)" office:value-type="string" office:string-value="705" calcext:value-type="string">
            <text:p>705</text:p>
          </table:table-cell>
          <table:table-cell table:formula="of:=MID([.A1799];1;4)" office:value-type="string" office:string-value="thin" calcext:value-type="string">
            <text:p>thi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his</text:p>
          </table:table-cell>
          <table:table-cell table:style-name="ce25" office:value-type="float" office:value="1798" calcext:value-type="float">
            <text:p>1798</text:p>
          </table:table-cell>
          <table:table-cell table:style-name="ce25" table:formula="of:=CUSTOMDEZINBIN(MOD([.B1800];2048))" office:value-type="string" office:string-value="11100000110" calcext:value-type="string">
            <text:p>11100000110</text:p>
          </table:table-cell>
          <table:table-cell table:formula="of:=DEC2HEX([.B1800];3)" office:value-type="string" office:string-value="706" calcext:value-type="string">
            <text:p>706</text:p>
          </table:table-cell>
          <table:table-cell table:formula="of:=MID([.A1800];1;4)" office:value-type="string" office:string-value="this" calcext:value-type="string">
            <text:p>thi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hought</text:p>
          </table:table-cell>
          <table:table-cell table:style-name="ce25" office:value-type="float" office:value="1799" calcext:value-type="float">
            <text:p>1799</text:p>
          </table:table-cell>
          <table:table-cell table:style-name="ce25" table:formula="of:=CUSTOMDEZINBIN(MOD([.B1801];2048))" office:value-type="string" office:string-value="11100000111" calcext:value-type="string">
            <text:p>11100000111</text:p>
          </table:table-cell>
          <table:table-cell table:formula="of:=DEC2HEX([.B1801];3)" office:value-type="string" office:string-value="707" calcext:value-type="string">
            <text:p>707</text:p>
          </table:table-cell>
          <table:table-cell table:formula="of:=MID([.A1801];1;4)" office:value-type="string" office:string-value="thou" calcext:value-type="string">
            <text:p>tho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hree</text:p>
          </table:table-cell>
          <table:table-cell table:style-name="ce25" office:value-type="float" office:value="1800" calcext:value-type="float">
            <text:p>1800</text:p>
          </table:table-cell>
          <table:table-cell table:style-name="ce25" table:formula="of:=CUSTOMDEZINBIN(MOD([.B1802];2048))" office:value-type="string" office:string-value="11100001000" calcext:value-type="string">
            <text:p>11100001000</text:p>
          </table:table-cell>
          <table:table-cell table:formula="of:=DEC2HEX([.B1802];3)" office:value-type="string" office:string-value="708" calcext:value-type="string">
            <text:p>708</text:p>
          </table:table-cell>
          <table:table-cell table:formula="of:=MID([.A1802];1;4)" office:value-type="string" office:string-value="thre" calcext:value-type="string">
            <text:p>th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hrive</text:p>
          </table:table-cell>
          <table:table-cell table:style-name="ce25" office:value-type="float" office:value="1801" calcext:value-type="float">
            <text:p>1801</text:p>
          </table:table-cell>
          <table:table-cell table:style-name="ce25" table:formula="of:=CUSTOMDEZINBIN(MOD([.B1803];2048))" office:value-type="string" office:string-value="11100001001" calcext:value-type="string">
            <text:p>11100001001</text:p>
          </table:table-cell>
          <table:table-cell table:formula="of:=DEC2HEX([.B1803];3)" office:value-type="string" office:string-value="709" calcext:value-type="string">
            <text:p>709</text:p>
          </table:table-cell>
          <table:table-cell table:formula="of:=MID([.A1803];1;4)" office:value-type="string" office:string-value="thri" calcext:value-type="string">
            <text:p>thr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hrow</text:p>
          </table:table-cell>
          <table:table-cell table:style-name="ce25" office:value-type="float" office:value="1802" calcext:value-type="float">
            <text:p>1802</text:p>
          </table:table-cell>
          <table:table-cell table:style-name="ce25" table:formula="of:=CUSTOMDEZINBIN(MOD([.B1804];2048))" office:value-type="string" office:string-value="11100001010" calcext:value-type="string">
            <text:p>11100001010</text:p>
          </table:table-cell>
          <table:table-cell table:formula="of:=DEC2HEX([.B1804];3)" office:value-type="string" office:string-value="70A" calcext:value-type="string">
            <text:p>70A</text:p>
          </table:table-cell>
          <table:table-cell table:formula="of:=MID([.A1804];1;4)" office:value-type="string" office:string-value="thro" calcext:value-type="string">
            <text:p>thr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humb</text:p>
          </table:table-cell>
          <table:table-cell table:style-name="ce25" office:value-type="float" office:value="1803" calcext:value-type="float">
            <text:p>1803</text:p>
          </table:table-cell>
          <table:table-cell table:style-name="ce25" table:formula="of:=CUSTOMDEZINBIN(MOD([.B1805];2048))" office:value-type="string" office:string-value="11100001011" calcext:value-type="string">
            <text:p>11100001011</text:p>
          </table:table-cell>
          <table:table-cell table:formula="of:=DEC2HEX([.B1805];3)" office:value-type="string" office:string-value="70B" calcext:value-type="string">
            <text:p>70B</text:p>
          </table:table-cell>
          <table:table-cell table:formula="of:=MID([.A1805];1;4)" office:value-type="string" office:string-value="thum" calcext:value-type="string">
            <text:p>thu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hunder</text:p>
          </table:table-cell>
          <table:table-cell table:style-name="ce25" office:value-type="float" office:value="1804" calcext:value-type="float">
            <text:p>1804</text:p>
          </table:table-cell>
          <table:table-cell table:style-name="ce25" table:formula="of:=CUSTOMDEZINBIN(MOD([.B1806];2048))" office:value-type="string" office:string-value="11100001100" calcext:value-type="string">
            <text:p>11100001100</text:p>
          </table:table-cell>
          <table:table-cell table:formula="of:=DEC2HEX([.B1806];3)" office:value-type="string" office:string-value="70C" calcext:value-type="string">
            <text:p>70C</text:p>
          </table:table-cell>
          <table:table-cell table:formula="of:=MID([.A1806];1;4)" office:value-type="string" office:string-value="thun" calcext:value-type="string">
            <text:p>thu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icket</text:p>
          </table:table-cell>
          <table:table-cell table:style-name="ce25" office:value-type="float" office:value="1805" calcext:value-type="float">
            <text:p>1805</text:p>
          </table:table-cell>
          <table:table-cell table:style-name="ce25" table:formula="of:=CUSTOMDEZINBIN(MOD([.B1807];2048))" office:value-type="string" office:string-value="11100001101" calcext:value-type="string">
            <text:p>11100001101</text:p>
          </table:table-cell>
          <table:table-cell table:formula="of:=DEC2HEX([.B1807];3)" office:value-type="string" office:string-value="70D" calcext:value-type="string">
            <text:p>70D</text:p>
          </table:table-cell>
          <table:table-cell table:formula="of:=MID([.A1807];1;4)" office:value-type="string" office:string-value="tick" calcext:value-type="string">
            <text:p>tic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ide</text:p>
          </table:table-cell>
          <table:table-cell table:style-name="ce25" office:value-type="float" office:value="1806" calcext:value-type="float">
            <text:p>1806</text:p>
          </table:table-cell>
          <table:table-cell table:style-name="ce25" table:formula="of:=CUSTOMDEZINBIN(MOD([.B1808];2048))" office:value-type="string" office:string-value="11100001110" calcext:value-type="string">
            <text:p>11100001110</text:p>
          </table:table-cell>
          <table:table-cell table:formula="of:=DEC2HEX([.B1808];3)" office:value-type="string" office:string-value="70E" calcext:value-type="string">
            <text:p>70E</text:p>
          </table:table-cell>
          <table:table-cell table:formula="of:=MID([.A1808];1;4)" office:value-type="string" office:string-value="tide" calcext:value-type="string">
            <text:p>tid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iger</text:p>
          </table:table-cell>
          <table:table-cell table:style-name="ce25" office:value-type="float" office:value="1807" calcext:value-type="float">
            <text:p>1807</text:p>
          </table:table-cell>
          <table:table-cell table:style-name="ce25" table:formula="of:=CUSTOMDEZINBIN(MOD([.B1809];2048))" office:value-type="string" office:string-value="11100001111" calcext:value-type="string">
            <text:p>11100001111</text:p>
          </table:table-cell>
          <table:table-cell table:formula="of:=DEC2HEX([.B1809];3)" office:value-type="string" office:string-value="70F" calcext:value-type="string">
            <text:p>70F</text:p>
          </table:table-cell>
          <table:table-cell table:formula="of:=MID([.A1809];1;4)" office:value-type="string" office:string-value="tige" calcext:value-type="string">
            <text:p>tig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ilt</text:p>
          </table:table-cell>
          <table:table-cell table:style-name="ce25" office:value-type="float" office:value="1808" calcext:value-type="float">
            <text:p>1808</text:p>
          </table:table-cell>
          <table:table-cell table:style-name="ce25" table:formula="of:=CUSTOMDEZINBIN(MOD([.B1810];2048))" office:value-type="string" office:string-value="11100010000" calcext:value-type="string">
            <text:p>11100010000</text:p>
          </table:table-cell>
          <table:table-cell table:formula="of:=DEC2HEX([.B1810];3)" office:value-type="string" office:string-value="710" calcext:value-type="string">
            <text:p>710</text:p>
          </table:table-cell>
          <table:table-cell table:formula="of:=MID([.A1810];1;4)" office:value-type="string" office:string-value="tilt" calcext:value-type="string">
            <text:p>til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imber</text:p>
          </table:table-cell>
          <table:table-cell table:style-name="ce25" office:value-type="float" office:value="1809" calcext:value-type="float">
            <text:p>1809</text:p>
          </table:table-cell>
          <table:table-cell table:style-name="ce25" table:formula="of:=CUSTOMDEZINBIN(MOD([.B1811];2048))" office:value-type="string" office:string-value="11100010001" calcext:value-type="string">
            <text:p>11100010001</text:p>
          </table:table-cell>
          <table:table-cell table:formula="of:=DEC2HEX([.B1811];3)" office:value-type="string" office:string-value="711" calcext:value-type="string">
            <text:p>711</text:p>
          </table:table-cell>
          <table:table-cell table:formula="of:=MID([.A1811];1;4)" office:value-type="string" office:string-value="timb" calcext:value-type="string">
            <text:p>tim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ime</text:p>
          </table:table-cell>
          <table:table-cell table:style-name="ce25" office:value-type="float" office:value="1810" calcext:value-type="float">
            <text:p>1810</text:p>
          </table:table-cell>
          <table:table-cell table:style-name="ce25" table:formula="of:=CUSTOMDEZINBIN(MOD([.B1812];2048))" office:value-type="string" office:string-value="11100010010" calcext:value-type="string">
            <text:p>11100010010</text:p>
          </table:table-cell>
          <table:table-cell table:formula="of:=DEC2HEX([.B1812];3)" office:value-type="string" office:string-value="712" calcext:value-type="string">
            <text:p>712</text:p>
          </table:table-cell>
          <table:table-cell table:formula="of:=MID([.A1812];1;4)" office:value-type="string" office:string-value="time" calcext:value-type="string">
            <text:p>tim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iny</text:p>
          </table:table-cell>
          <table:table-cell table:style-name="ce25" office:value-type="float" office:value="1811" calcext:value-type="float">
            <text:p>1811</text:p>
          </table:table-cell>
          <table:table-cell table:style-name="ce25" table:formula="of:=CUSTOMDEZINBIN(MOD([.B1813];2048))" office:value-type="string" office:string-value="11100010011" calcext:value-type="string">
            <text:p>11100010011</text:p>
          </table:table-cell>
          <table:table-cell table:formula="of:=DEC2HEX([.B1813];3)" office:value-type="string" office:string-value="713" calcext:value-type="string">
            <text:p>713</text:p>
          </table:table-cell>
          <table:table-cell table:formula="of:=MID([.A1813];1;4)" office:value-type="string" office:string-value="tiny" calcext:value-type="string">
            <text:p>tin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ip</text:p>
          </table:table-cell>
          <table:table-cell table:style-name="ce25" office:value-type="float" office:value="1812" calcext:value-type="float">
            <text:p>1812</text:p>
          </table:table-cell>
          <table:table-cell table:style-name="ce25" table:formula="of:=CUSTOMDEZINBIN(MOD([.B1814];2048))" office:value-type="string" office:string-value="11100010100" calcext:value-type="string">
            <text:p>11100010100</text:p>
          </table:table-cell>
          <table:table-cell table:formula="of:=DEC2HEX([.B1814];3)" office:value-type="string" office:string-value="714" calcext:value-type="string">
            <text:p>714</text:p>
          </table:table-cell>
          <table:table-cell table:formula="of:=MID([.A1814];1;4)" office:value-type="string" office:string-value="tip" calcext:value-type="string">
            <text:p>ti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ired</text:p>
          </table:table-cell>
          <table:table-cell table:style-name="ce25" office:value-type="float" office:value="1813" calcext:value-type="float">
            <text:p>1813</text:p>
          </table:table-cell>
          <table:table-cell table:style-name="ce25" table:formula="of:=CUSTOMDEZINBIN(MOD([.B1815];2048))" office:value-type="string" office:string-value="11100010101" calcext:value-type="string">
            <text:p>11100010101</text:p>
          </table:table-cell>
          <table:table-cell table:formula="of:=DEC2HEX([.B1815];3)" office:value-type="string" office:string-value="715" calcext:value-type="string">
            <text:p>715</text:p>
          </table:table-cell>
          <table:table-cell table:formula="of:=MID([.A1815];1;4)" office:value-type="string" office:string-value="tire" calcext:value-type="string">
            <text:p>ti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issue</text:p>
          </table:table-cell>
          <table:table-cell table:style-name="ce25" office:value-type="float" office:value="1814" calcext:value-type="float">
            <text:p>1814</text:p>
          </table:table-cell>
          <table:table-cell table:style-name="ce25" table:formula="of:=CUSTOMDEZINBIN(MOD([.B1816];2048))" office:value-type="string" office:string-value="11100010110" calcext:value-type="string">
            <text:p>11100010110</text:p>
          </table:table-cell>
          <table:table-cell table:formula="of:=DEC2HEX([.B1816];3)" office:value-type="string" office:string-value="716" calcext:value-type="string">
            <text:p>716</text:p>
          </table:table-cell>
          <table:table-cell table:formula="of:=MID([.A1816];1;4)" office:value-type="string" office:string-value="tiss" calcext:value-type="string">
            <text:p>tis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itle</text:p>
          </table:table-cell>
          <table:table-cell table:style-name="ce25" office:value-type="float" office:value="1815" calcext:value-type="float">
            <text:p>1815</text:p>
          </table:table-cell>
          <table:table-cell table:style-name="ce25" table:formula="of:=CUSTOMDEZINBIN(MOD([.B1817];2048))" office:value-type="string" office:string-value="11100010111" calcext:value-type="string">
            <text:p>11100010111</text:p>
          </table:table-cell>
          <table:table-cell table:formula="of:=DEC2HEX([.B1817];3)" office:value-type="string" office:string-value="717" calcext:value-type="string">
            <text:p>717</text:p>
          </table:table-cell>
          <table:table-cell table:formula="of:=MID([.A1817];1;4)" office:value-type="string" office:string-value="titl" calcext:value-type="string">
            <text:p>tit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oast</text:p>
          </table:table-cell>
          <table:table-cell table:style-name="ce25" office:value-type="float" office:value="1816" calcext:value-type="float">
            <text:p>1816</text:p>
          </table:table-cell>
          <table:table-cell table:style-name="ce25" table:formula="of:=CUSTOMDEZINBIN(MOD([.B1818];2048))" office:value-type="string" office:string-value="11100011000" calcext:value-type="string">
            <text:p>11100011000</text:p>
          </table:table-cell>
          <table:table-cell table:formula="of:=DEC2HEX([.B1818];3)" office:value-type="string" office:string-value="718" calcext:value-type="string">
            <text:p>718</text:p>
          </table:table-cell>
          <table:table-cell table:formula="of:=MID([.A1818];1;4)" office:value-type="string" office:string-value="toas" calcext:value-type="string">
            <text:p>toa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obacco</text:p>
          </table:table-cell>
          <table:table-cell table:style-name="ce25" office:value-type="float" office:value="1817" calcext:value-type="float">
            <text:p>1817</text:p>
          </table:table-cell>
          <table:table-cell table:style-name="ce25" table:formula="of:=CUSTOMDEZINBIN(MOD([.B1819];2048))" office:value-type="string" office:string-value="11100011001" calcext:value-type="string">
            <text:p>11100011001</text:p>
          </table:table-cell>
          <table:table-cell table:formula="of:=DEC2HEX([.B1819];3)" office:value-type="string" office:string-value="719" calcext:value-type="string">
            <text:p>719</text:p>
          </table:table-cell>
          <table:table-cell table:formula="of:=MID([.A1819];1;4)" office:value-type="string" office:string-value="toba" calcext:value-type="string">
            <text:p>tob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oday</text:p>
          </table:table-cell>
          <table:table-cell table:style-name="ce25" office:value-type="float" office:value="1818" calcext:value-type="float">
            <text:p>1818</text:p>
          </table:table-cell>
          <table:table-cell table:style-name="ce25" table:formula="of:=CUSTOMDEZINBIN(MOD([.B1820];2048))" office:value-type="string" office:string-value="11100011010" calcext:value-type="string">
            <text:p>11100011010</text:p>
          </table:table-cell>
          <table:table-cell table:formula="of:=DEC2HEX([.B1820];3)" office:value-type="string" office:string-value="71A" calcext:value-type="string">
            <text:p>71A</text:p>
          </table:table-cell>
          <table:table-cell table:formula="of:=MID([.A1820];1;4)" office:value-type="string" office:string-value="toda" calcext:value-type="string">
            <text:p>tod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oddler</text:p>
          </table:table-cell>
          <table:table-cell table:style-name="ce25" office:value-type="float" office:value="1819" calcext:value-type="float">
            <text:p>1819</text:p>
          </table:table-cell>
          <table:table-cell table:style-name="ce25" table:formula="of:=CUSTOMDEZINBIN(MOD([.B1821];2048))" office:value-type="string" office:string-value="11100011011" calcext:value-type="string">
            <text:p>11100011011</text:p>
          </table:table-cell>
          <table:table-cell table:formula="of:=DEC2HEX([.B1821];3)" office:value-type="string" office:string-value="71B" calcext:value-type="string">
            <text:p>71B</text:p>
          </table:table-cell>
          <table:table-cell table:formula="of:=MID([.A1821];1;4)" office:value-type="string" office:string-value="todd" calcext:value-type="string">
            <text:p>tod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oe</text:p>
          </table:table-cell>
          <table:table-cell table:style-name="ce25" office:value-type="float" office:value="1820" calcext:value-type="float">
            <text:p>1820</text:p>
          </table:table-cell>
          <table:table-cell table:style-name="ce25" table:formula="of:=CUSTOMDEZINBIN(MOD([.B1822];2048))" office:value-type="string" office:string-value="11100011100" calcext:value-type="string">
            <text:p>11100011100</text:p>
          </table:table-cell>
          <table:table-cell table:formula="of:=DEC2HEX([.B1822];3)" office:value-type="string" office:string-value="71C" calcext:value-type="string">
            <text:p>71C</text:p>
          </table:table-cell>
          <table:table-cell table:formula="of:=MID([.A1822];1;4)" office:value-type="string" office:string-value="toe" calcext:value-type="string">
            <text:p>to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ogether</text:p>
          </table:table-cell>
          <table:table-cell table:style-name="ce25" office:value-type="float" office:value="1821" calcext:value-type="float">
            <text:p>1821</text:p>
          </table:table-cell>
          <table:table-cell table:style-name="ce25" table:formula="of:=CUSTOMDEZINBIN(MOD([.B1823];2048))" office:value-type="string" office:string-value="11100011101" calcext:value-type="string">
            <text:p>11100011101</text:p>
          </table:table-cell>
          <table:table-cell table:formula="of:=DEC2HEX([.B1823];3)" office:value-type="string" office:string-value="71D" calcext:value-type="string">
            <text:p>71D</text:p>
          </table:table-cell>
          <table:table-cell table:formula="of:=MID([.A1823];1;4)" office:value-type="string" office:string-value="toge" calcext:value-type="string">
            <text:p>tog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oilet</text:p>
          </table:table-cell>
          <table:table-cell table:style-name="ce25" office:value-type="float" office:value="1822" calcext:value-type="float">
            <text:p>1822</text:p>
          </table:table-cell>
          <table:table-cell table:style-name="ce25" table:formula="of:=CUSTOMDEZINBIN(MOD([.B1824];2048))" office:value-type="string" office:string-value="11100011110" calcext:value-type="string">
            <text:p>11100011110</text:p>
          </table:table-cell>
          <table:table-cell table:formula="of:=DEC2HEX([.B1824];3)" office:value-type="string" office:string-value="71E" calcext:value-type="string">
            <text:p>71E</text:p>
          </table:table-cell>
          <table:table-cell table:formula="of:=MID([.A1824];1;4)" office:value-type="string" office:string-value="toil" calcext:value-type="string">
            <text:p>toi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oken</text:p>
          </table:table-cell>
          <table:table-cell table:style-name="ce25" office:value-type="float" office:value="1823" calcext:value-type="float">
            <text:p>1823</text:p>
          </table:table-cell>
          <table:table-cell table:style-name="ce25" table:formula="of:=CUSTOMDEZINBIN(MOD([.B1825];2048))" office:value-type="string" office:string-value="11100011111" calcext:value-type="string">
            <text:p>11100011111</text:p>
          </table:table-cell>
          <table:table-cell table:formula="of:=DEC2HEX([.B1825];3)" office:value-type="string" office:string-value="71F" calcext:value-type="string">
            <text:p>71F</text:p>
          </table:table-cell>
          <table:table-cell table:formula="of:=MID([.A1825];1;4)" office:value-type="string" office:string-value="toke" calcext:value-type="string">
            <text:p>tok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omato</text:p>
          </table:table-cell>
          <table:table-cell table:style-name="ce25" office:value-type="float" office:value="1824" calcext:value-type="float">
            <text:p>1824</text:p>
          </table:table-cell>
          <table:table-cell table:style-name="ce25" table:formula="of:=CUSTOMDEZINBIN(MOD([.B1826];2048))" office:value-type="string" office:string-value="11100100000" calcext:value-type="string">
            <text:p>11100100000</text:p>
          </table:table-cell>
          <table:table-cell table:formula="of:=DEC2HEX([.B1826];3)" office:value-type="string" office:string-value="720" calcext:value-type="string">
            <text:p>720</text:p>
          </table:table-cell>
          <table:table-cell table:formula="of:=MID([.A1826];1;4)" office:value-type="string" office:string-value="toma" calcext:value-type="string">
            <text:p>tom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omorrow</text:p>
          </table:table-cell>
          <table:table-cell table:style-name="ce25" office:value-type="float" office:value="1825" calcext:value-type="float">
            <text:p>1825</text:p>
          </table:table-cell>
          <table:table-cell table:style-name="ce25" table:formula="of:=CUSTOMDEZINBIN(MOD([.B1827];2048))" office:value-type="string" office:string-value="11100100001" calcext:value-type="string">
            <text:p>11100100001</text:p>
          </table:table-cell>
          <table:table-cell table:formula="of:=DEC2HEX([.B1827];3)" office:value-type="string" office:string-value="721" calcext:value-type="string">
            <text:p>721</text:p>
          </table:table-cell>
          <table:table-cell table:formula="of:=MID([.A1827];1;4)" office:value-type="string" office:string-value="tomo" calcext:value-type="string">
            <text:p>tom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one</text:p>
          </table:table-cell>
          <table:table-cell table:style-name="ce25" office:value-type="float" office:value="1826" calcext:value-type="float">
            <text:p>1826</text:p>
          </table:table-cell>
          <table:table-cell table:style-name="ce25" table:formula="of:=CUSTOMDEZINBIN(MOD([.B1828];2048))" office:value-type="string" office:string-value="11100100010" calcext:value-type="string">
            <text:p>11100100010</text:p>
          </table:table-cell>
          <table:table-cell table:formula="of:=DEC2HEX([.B1828];3)" office:value-type="string" office:string-value="722" calcext:value-type="string">
            <text:p>722</text:p>
          </table:table-cell>
          <table:table-cell table:formula="of:=MID([.A1828];1;4)" office:value-type="string" office:string-value="tone" calcext:value-type="string">
            <text:p>to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ongue</text:p>
          </table:table-cell>
          <table:table-cell table:style-name="ce25" office:value-type="float" office:value="1827" calcext:value-type="float">
            <text:p>1827</text:p>
          </table:table-cell>
          <table:table-cell table:style-name="ce25" table:formula="of:=CUSTOMDEZINBIN(MOD([.B1829];2048))" office:value-type="string" office:string-value="11100100011" calcext:value-type="string">
            <text:p>11100100011</text:p>
          </table:table-cell>
          <table:table-cell table:formula="of:=DEC2HEX([.B1829];3)" office:value-type="string" office:string-value="723" calcext:value-type="string">
            <text:p>723</text:p>
          </table:table-cell>
          <table:table-cell table:formula="of:=MID([.A1829];1;4)" office:value-type="string" office:string-value="tong" calcext:value-type="string">
            <text:p>ton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onight</text:p>
          </table:table-cell>
          <table:table-cell table:style-name="ce25" office:value-type="float" office:value="1828" calcext:value-type="float">
            <text:p>1828</text:p>
          </table:table-cell>
          <table:table-cell table:style-name="ce25" table:formula="of:=CUSTOMDEZINBIN(MOD([.B1830];2048))" office:value-type="string" office:string-value="11100100100" calcext:value-type="string">
            <text:p>11100100100</text:p>
          </table:table-cell>
          <table:table-cell table:formula="of:=DEC2HEX([.B1830];3)" office:value-type="string" office:string-value="724" calcext:value-type="string">
            <text:p>724</text:p>
          </table:table-cell>
          <table:table-cell table:formula="of:=MID([.A1830];1;4)" office:value-type="string" office:string-value="toni" calcext:value-type="string">
            <text:p>ton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ool</text:p>
          </table:table-cell>
          <table:table-cell table:style-name="ce25" office:value-type="float" office:value="1829" calcext:value-type="float">
            <text:p>1829</text:p>
          </table:table-cell>
          <table:table-cell table:style-name="ce25" table:formula="of:=CUSTOMDEZINBIN(MOD([.B1831];2048))" office:value-type="string" office:string-value="11100100101" calcext:value-type="string">
            <text:p>11100100101</text:p>
          </table:table-cell>
          <table:table-cell table:formula="of:=DEC2HEX([.B1831];3)" office:value-type="string" office:string-value="725" calcext:value-type="string">
            <text:p>725</text:p>
          </table:table-cell>
          <table:table-cell table:formula="of:=MID([.A1831];1;4)" office:value-type="string" office:string-value="tool" calcext:value-type="string">
            <text:p>too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ooth</text:p>
          </table:table-cell>
          <table:table-cell table:style-name="ce25" office:value-type="float" office:value="1830" calcext:value-type="float">
            <text:p>1830</text:p>
          </table:table-cell>
          <table:table-cell table:style-name="ce25" table:formula="of:=CUSTOMDEZINBIN(MOD([.B1832];2048))" office:value-type="string" office:string-value="11100100110" calcext:value-type="string">
            <text:p>11100100110</text:p>
          </table:table-cell>
          <table:table-cell table:formula="of:=DEC2HEX([.B1832];3)" office:value-type="string" office:string-value="726" calcext:value-type="string">
            <text:p>726</text:p>
          </table:table-cell>
          <table:table-cell table:formula="of:=MID([.A1832];1;4)" office:value-type="string" office:string-value="toot" calcext:value-type="string">
            <text:p>too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op</text:p>
          </table:table-cell>
          <table:table-cell table:style-name="ce25" office:value-type="float" office:value="1831" calcext:value-type="float">
            <text:p>1831</text:p>
          </table:table-cell>
          <table:table-cell table:style-name="ce25" table:formula="of:=CUSTOMDEZINBIN(MOD([.B1833];2048))" office:value-type="string" office:string-value="11100100111" calcext:value-type="string">
            <text:p>11100100111</text:p>
          </table:table-cell>
          <table:table-cell table:formula="of:=DEC2HEX([.B1833];3)" office:value-type="string" office:string-value="727" calcext:value-type="string">
            <text:p>727</text:p>
          </table:table-cell>
          <table:table-cell table:formula="of:=MID([.A1833];1;4)" office:value-type="string" office:string-value="top" calcext:value-type="string">
            <text:p>to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opic</text:p>
          </table:table-cell>
          <table:table-cell table:style-name="ce25" office:value-type="float" office:value="1832" calcext:value-type="float">
            <text:p>1832</text:p>
          </table:table-cell>
          <table:table-cell table:style-name="ce25" table:formula="of:=CUSTOMDEZINBIN(MOD([.B1834];2048))" office:value-type="string" office:string-value="11100101000" calcext:value-type="string">
            <text:p>11100101000</text:p>
          </table:table-cell>
          <table:table-cell table:formula="of:=DEC2HEX([.B1834];3)" office:value-type="string" office:string-value="728" calcext:value-type="string">
            <text:p>728</text:p>
          </table:table-cell>
          <table:table-cell table:formula="of:=MID([.A1834];1;4)" office:value-type="string" office:string-value="topi" calcext:value-type="string">
            <text:p>top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opple</text:p>
          </table:table-cell>
          <table:table-cell table:style-name="ce25" office:value-type="float" office:value="1833" calcext:value-type="float">
            <text:p>1833</text:p>
          </table:table-cell>
          <table:table-cell table:style-name="ce25" table:formula="of:=CUSTOMDEZINBIN(MOD([.B1835];2048))" office:value-type="string" office:string-value="11100101001" calcext:value-type="string">
            <text:p>11100101001</text:p>
          </table:table-cell>
          <table:table-cell table:formula="of:=DEC2HEX([.B1835];3)" office:value-type="string" office:string-value="729" calcext:value-type="string">
            <text:p>729</text:p>
          </table:table-cell>
          <table:table-cell table:formula="of:=MID([.A1835];1;4)" office:value-type="string" office:string-value="topp" calcext:value-type="string">
            <text:p>top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orch</text:p>
          </table:table-cell>
          <table:table-cell table:style-name="ce25" office:value-type="float" office:value="1834" calcext:value-type="float">
            <text:p>1834</text:p>
          </table:table-cell>
          <table:table-cell table:style-name="ce25" table:formula="of:=CUSTOMDEZINBIN(MOD([.B1836];2048))" office:value-type="string" office:string-value="11100101010" calcext:value-type="string">
            <text:p>11100101010</text:p>
          </table:table-cell>
          <table:table-cell table:formula="of:=DEC2HEX([.B1836];3)" office:value-type="string" office:string-value="72A" calcext:value-type="string">
            <text:p>72A</text:p>
          </table:table-cell>
          <table:table-cell table:formula="of:=MID([.A1836];1;4)" office:value-type="string" office:string-value="torc" calcext:value-type="string">
            <text:p>tor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ornado</text:p>
          </table:table-cell>
          <table:table-cell table:style-name="ce25" office:value-type="float" office:value="1835" calcext:value-type="float">
            <text:p>1835</text:p>
          </table:table-cell>
          <table:table-cell table:style-name="ce25" table:formula="of:=CUSTOMDEZINBIN(MOD([.B1837];2048))" office:value-type="string" office:string-value="11100101011" calcext:value-type="string">
            <text:p>11100101011</text:p>
          </table:table-cell>
          <table:table-cell table:formula="of:=DEC2HEX([.B1837];3)" office:value-type="string" office:string-value="72B" calcext:value-type="string">
            <text:p>72B</text:p>
          </table:table-cell>
          <table:table-cell table:formula="of:=MID([.A1837];1;4)" office:value-type="string" office:string-value="torn" calcext:value-type="string">
            <text:p>tor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ortoise</text:p>
          </table:table-cell>
          <table:table-cell table:style-name="ce25" office:value-type="float" office:value="1836" calcext:value-type="float">
            <text:p>1836</text:p>
          </table:table-cell>
          <table:table-cell table:style-name="ce25" table:formula="of:=CUSTOMDEZINBIN(MOD([.B1838];2048))" office:value-type="string" office:string-value="11100101100" calcext:value-type="string">
            <text:p>11100101100</text:p>
          </table:table-cell>
          <table:table-cell table:formula="of:=DEC2HEX([.B1838];3)" office:value-type="string" office:string-value="72C" calcext:value-type="string">
            <text:p>72C</text:p>
          </table:table-cell>
          <table:table-cell table:formula="of:=MID([.A1838];1;4)" office:value-type="string" office:string-value="tort" calcext:value-type="string">
            <text:p>tor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oss</text:p>
          </table:table-cell>
          <table:table-cell table:style-name="ce25" office:value-type="float" office:value="1837" calcext:value-type="float">
            <text:p>1837</text:p>
          </table:table-cell>
          <table:table-cell table:style-name="ce25" table:formula="of:=CUSTOMDEZINBIN(MOD([.B1839];2048))" office:value-type="string" office:string-value="11100101101" calcext:value-type="string">
            <text:p>11100101101</text:p>
          </table:table-cell>
          <table:table-cell table:formula="of:=DEC2HEX([.B1839];3)" office:value-type="string" office:string-value="72D" calcext:value-type="string">
            <text:p>72D</text:p>
          </table:table-cell>
          <table:table-cell table:formula="of:=MID([.A1839];1;4)" office:value-type="string" office:string-value="toss" calcext:value-type="string">
            <text:p>tos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otal</text:p>
          </table:table-cell>
          <table:table-cell table:style-name="ce25" office:value-type="float" office:value="1838" calcext:value-type="float">
            <text:p>1838</text:p>
          </table:table-cell>
          <table:table-cell table:style-name="ce25" table:formula="of:=CUSTOMDEZINBIN(MOD([.B1840];2048))" office:value-type="string" office:string-value="11100101110" calcext:value-type="string">
            <text:p>11100101110</text:p>
          </table:table-cell>
          <table:table-cell table:formula="of:=DEC2HEX([.B1840];3)" office:value-type="string" office:string-value="72E" calcext:value-type="string">
            <text:p>72E</text:p>
          </table:table-cell>
          <table:table-cell table:formula="of:=MID([.A1840];1;4)" office:value-type="string" office:string-value="tota" calcext:value-type="string">
            <text:p>tot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ourist</text:p>
          </table:table-cell>
          <table:table-cell table:style-name="ce25" office:value-type="float" office:value="1839" calcext:value-type="float">
            <text:p>1839</text:p>
          </table:table-cell>
          <table:table-cell table:style-name="ce25" table:formula="of:=CUSTOMDEZINBIN(MOD([.B1841];2048))" office:value-type="string" office:string-value="11100101111" calcext:value-type="string">
            <text:p>11100101111</text:p>
          </table:table-cell>
          <table:table-cell table:formula="of:=DEC2HEX([.B1841];3)" office:value-type="string" office:string-value="72F" calcext:value-type="string">
            <text:p>72F</text:p>
          </table:table-cell>
          <table:table-cell table:formula="of:=MID([.A1841];1;4)" office:value-type="string" office:string-value="tour" calcext:value-type="string">
            <text:p>tou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oward</text:p>
          </table:table-cell>
          <table:table-cell table:style-name="ce25" office:value-type="float" office:value="1840" calcext:value-type="float">
            <text:p>1840</text:p>
          </table:table-cell>
          <table:table-cell table:style-name="ce25" table:formula="of:=CUSTOMDEZINBIN(MOD([.B1842];2048))" office:value-type="string" office:string-value="11100110000" calcext:value-type="string">
            <text:p>11100110000</text:p>
          </table:table-cell>
          <table:table-cell table:formula="of:=DEC2HEX([.B1842];3)" office:value-type="string" office:string-value="730" calcext:value-type="string">
            <text:p>730</text:p>
          </table:table-cell>
          <table:table-cell table:formula="of:=MID([.A1842];1;4)" office:value-type="string" office:string-value="towa" calcext:value-type="string">
            <text:p>tow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ower</text:p>
          </table:table-cell>
          <table:table-cell table:style-name="ce25" office:value-type="float" office:value="1841" calcext:value-type="float">
            <text:p>1841</text:p>
          </table:table-cell>
          <table:table-cell table:style-name="ce25" table:formula="of:=CUSTOMDEZINBIN(MOD([.B1843];2048))" office:value-type="string" office:string-value="11100110001" calcext:value-type="string">
            <text:p>11100110001</text:p>
          </table:table-cell>
          <table:table-cell table:formula="of:=DEC2HEX([.B1843];3)" office:value-type="string" office:string-value="731" calcext:value-type="string">
            <text:p>731</text:p>
          </table:table-cell>
          <table:table-cell table:formula="of:=MID([.A1843];1;4)" office:value-type="string" office:string-value="towe" calcext:value-type="string">
            <text:p>tow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own</text:p>
          </table:table-cell>
          <table:table-cell table:style-name="ce25" office:value-type="float" office:value="1842" calcext:value-type="float">
            <text:p>1842</text:p>
          </table:table-cell>
          <table:table-cell table:style-name="ce25" table:formula="of:=CUSTOMDEZINBIN(MOD([.B1844];2048))" office:value-type="string" office:string-value="11100110010" calcext:value-type="string">
            <text:p>11100110010</text:p>
          </table:table-cell>
          <table:table-cell table:formula="of:=DEC2HEX([.B1844];3)" office:value-type="string" office:string-value="732" calcext:value-type="string">
            <text:p>732</text:p>
          </table:table-cell>
          <table:table-cell table:formula="of:=MID([.A1844];1;4)" office:value-type="string" office:string-value="town" calcext:value-type="string">
            <text:p>tow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oy</text:p>
          </table:table-cell>
          <table:table-cell table:style-name="ce25" office:value-type="float" office:value="1843" calcext:value-type="float">
            <text:p>1843</text:p>
          </table:table-cell>
          <table:table-cell table:style-name="ce25" table:formula="of:=CUSTOMDEZINBIN(MOD([.B1845];2048))" office:value-type="string" office:string-value="11100110011" calcext:value-type="string">
            <text:p>11100110011</text:p>
          </table:table-cell>
          <table:table-cell table:formula="of:=DEC2HEX([.B1845];3)" office:value-type="string" office:string-value="733" calcext:value-type="string">
            <text:p>733</text:p>
          </table:table-cell>
          <table:table-cell table:formula="of:=MID([.A1845];1;4)" office:value-type="string" office:string-value="toy" calcext:value-type="string">
            <text:p>to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rack</text:p>
          </table:table-cell>
          <table:table-cell table:style-name="ce25" office:value-type="float" office:value="1844" calcext:value-type="float">
            <text:p>1844</text:p>
          </table:table-cell>
          <table:table-cell table:style-name="ce25" table:formula="of:=CUSTOMDEZINBIN(MOD([.B1846];2048))" office:value-type="string" office:string-value="11100110100" calcext:value-type="string">
            <text:p>11100110100</text:p>
          </table:table-cell>
          <table:table-cell table:formula="of:=DEC2HEX([.B1846];3)" office:value-type="string" office:string-value="734" calcext:value-type="string">
            <text:p>734</text:p>
          </table:table-cell>
          <table:table-cell table:formula="of:=MID([.A1846];1;4)" office:value-type="string" office:string-value="trac" calcext:value-type="string">
            <text:p>tra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rade</text:p>
          </table:table-cell>
          <table:table-cell table:style-name="ce25" office:value-type="float" office:value="1845" calcext:value-type="float">
            <text:p>1845</text:p>
          </table:table-cell>
          <table:table-cell table:style-name="ce25" table:formula="of:=CUSTOMDEZINBIN(MOD([.B1847];2048))" office:value-type="string" office:string-value="11100110101" calcext:value-type="string">
            <text:p>11100110101</text:p>
          </table:table-cell>
          <table:table-cell table:formula="of:=DEC2HEX([.B1847];3)" office:value-type="string" office:string-value="735" calcext:value-type="string">
            <text:p>735</text:p>
          </table:table-cell>
          <table:table-cell table:formula="of:=MID([.A1847];1;4)" office:value-type="string" office:string-value="trad" calcext:value-type="string">
            <text:p>tra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raffic</text:p>
          </table:table-cell>
          <table:table-cell table:style-name="ce25" office:value-type="float" office:value="1846" calcext:value-type="float">
            <text:p>1846</text:p>
          </table:table-cell>
          <table:table-cell table:style-name="ce25" table:formula="of:=CUSTOMDEZINBIN(MOD([.B1848];2048))" office:value-type="string" office:string-value="11100110110" calcext:value-type="string">
            <text:p>11100110110</text:p>
          </table:table-cell>
          <table:table-cell table:formula="of:=DEC2HEX([.B1848];3)" office:value-type="string" office:string-value="736" calcext:value-type="string">
            <text:p>736</text:p>
          </table:table-cell>
          <table:table-cell table:formula="of:=MID([.A1848];1;4)" office:value-type="string" office:string-value="traf" calcext:value-type="string">
            <text:p>tra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ragic</text:p>
          </table:table-cell>
          <table:table-cell table:style-name="ce25" office:value-type="float" office:value="1847" calcext:value-type="float">
            <text:p>1847</text:p>
          </table:table-cell>
          <table:table-cell table:style-name="ce25" table:formula="of:=CUSTOMDEZINBIN(MOD([.B1849];2048))" office:value-type="string" office:string-value="11100110111" calcext:value-type="string">
            <text:p>11100110111</text:p>
          </table:table-cell>
          <table:table-cell table:formula="of:=DEC2HEX([.B1849];3)" office:value-type="string" office:string-value="737" calcext:value-type="string">
            <text:p>737</text:p>
          </table:table-cell>
          <table:table-cell table:formula="of:=MID([.A1849];1;4)" office:value-type="string" office:string-value="trag" calcext:value-type="string">
            <text:p>tra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rain</text:p>
          </table:table-cell>
          <table:table-cell table:style-name="ce25" office:value-type="float" office:value="1848" calcext:value-type="float">
            <text:p>1848</text:p>
          </table:table-cell>
          <table:table-cell table:style-name="ce25" table:formula="of:=CUSTOMDEZINBIN(MOD([.B1850];2048))" office:value-type="string" office:string-value="11100111000" calcext:value-type="string">
            <text:p>11100111000</text:p>
          </table:table-cell>
          <table:table-cell table:formula="of:=DEC2HEX([.B1850];3)" office:value-type="string" office:string-value="738" calcext:value-type="string">
            <text:p>738</text:p>
          </table:table-cell>
          <table:table-cell table:formula="of:=MID([.A1850];1;4)" office:value-type="string" office:string-value="trai" calcext:value-type="string">
            <text:p>tra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ransfer</text:p>
          </table:table-cell>
          <table:table-cell table:style-name="ce25" office:value-type="float" office:value="1849" calcext:value-type="float">
            <text:p>1849</text:p>
          </table:table-cell>
          <table:table-cell table:style-name="ce25" table:formula="of:=CUSTOMDEZINBIN(MOD([.B1851];2048))" office:value-type="string" office:string-value="11100111001" calcext:value-type="string">
            <text:p>11100111001</text:p>
          </table:table-cell>
          <table:table-cell table:formula="of:=DEC2HEX([.B1851];3)" office:value-type="string" office:string-value="739" calcext:value-type="string">
            <text:p>739</text:p>
          </table:table-cell>
          <table:table-cell table:formula="of:=MID([.A1851];1;4)" office:value-type="string" office:string-value="tran" calcext:value-type="string">
            <text:p>tr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rap</text:p>
          </table:table-cell>
          <table:table-cell table:style-name="ce25" office:value-type="float" office:value="1850" calcext:value-type="float">
            <text:p>1850</text:p>
          </table:table-cell>
          <table:table-cell table:style-name="ce25" table:formula="of:=CUSTOMDEZINBIN(MOD([.B1852];2048))" office:value-type="string" office:string-value="11100111010" calcext:value-type="string">
            <text:p>11100111010</text:p>
          </table:table-cell>
          <table:table-cell table:formula="of:=DEC2HEX([.B1852];3)" office:value-type="string" office:string-value="73A" calcext:value-type="string">
            <text:p>73A</text:p>
          </table:table-cell>
          <table:table-cell table:formula="of:=MID([.A1852];1;4)" office:value-type="string" office:string-value="trap" calcext:value-type="string">
            <text:p>tra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rash</text:p>
          </table:table-cell>
          <table:table-cell table:style-name="ce25" office:value-type="float" office:value="1851" calcext:value-type="float">
            <text:p>1851</text:p>
          </table:table-cell>
          <table:table-cell table:style-name="ce25" table:formula="of:=CUSTOMDEZINBIN(MOD([.B1853];2048))" office:value-type="string" office:string-value="11100111011" calcext:value-type="string">
            <text:p>11100111011</text:p>
          </table:table-cell>
          <table:table-cell table:formula="of:=DEC2HEX([.B1853];3)" office:value-type="string" office:string-value="73B" calcext:value-type="string">
            <text:p>73B</text:p>
          </table:table-cell>
          <table:table-cell table:formula="of:=MID([.A1853];1;4)" office:value-type="string" office:string-value="tras" calcext:value-type="string">
            <text:p>tra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ravel</text:p>
          </table:table-cell>
          <table:table-cell table:style-name="ce25" office:value-type="float" office:value="1852" calcext:value-type="float">
            <text:p>1852</text:p>
          </table:table-cell>
          <table:table-cell table:style-name="ce25" table:formula="of:=CUSTOMDEZINBIN(MOD([.B1854];2048))" office:value-type="string" office:string-value="11100111100" calcext:value-type="string">
            <text:p>11100111100</text:p>
          </table:table-cell>
          <table:table-cell table:formula="of:=DEC2HEX([.B1854];3)" office:value-type="string" office:string-value="73C" calcext:value-type="string">
            <text:p>73C</text:p>
          </table:table-cell>
          <table:table-cell table:formula="of:=MID([.A1854];1;4)" office:value-type="string" office:string-value="trav" calcext:value-type="string">
            <text:p>trav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ray</text:p>
          </table:table-cell>
          <table:table-cell table:style-name="ce25" office:value-type="float" office:value="1853" calcext:value-type="float">
            <text:p>1853</text:p>
          </table:table-cell>
          <table:table-cell table:style-name="ce25" table:formula="of:=CUSTOMDEZINBIN(MOD([.B1855];2048))" office:value-type="string" office:string-value="11100111101" calcext:value-type="string">
            <text:p>11100111101</text:p>
          </table:table-cell>
          <table:table-cell table:formula="of:=DEC2HEX([.B1855];3)" office:value-type="string" office:string-value="73D" calcext:value-type="string">
            <text:p>73D</text:p>
          </table:table-cell>
          <table:table-cell table:formula="of:=MID([.A1855];1;4)" office:value-type="string" office:string-value="tray" calcext:value-type="string">
            <text:p>tra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reat</text:p>
          </table:table-cell>
          <table:table-cell table:style-name="ce25" office:value-type="float" office:value="1854" calcext:value-type="float">
            <text:p>1854</text:p>
          </table:table-cell>
          <table:table-cell table:style-name="ce25" table:formula="of:=CUSTOMDEZINBIN(MOD([.B1856];2048))" office:value-type="string" office:string-value="11100111110" calcext:value-type="string">
            <text:p>11100111110</text:p>
          </table:table-cell>
          <table:table-cell table:formula="of:=DEC2HEX([.B1856];3)" office:value-type="string" office:string-value="73E" calcext:value-type="string">
            <text:p>73E</text:p>
          </table:table-cell>
          <table:table-cell table:formula="of:=MID([.A1856];1;4)" office:value-type="string" office:string-value="trea" calcext:value-type="string">
            <text:p>tre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ree</text:p>
          </table:table-cell>
          <table:table-cell table:style-name="ce25" office:value-type="float" office:value="1855" calcext:value-type="float">
            <text:p>1855</text:p>
          </table:table-cell>
          <table:table-cell table:style-name="ce25" table:formula="of:=CUSTOMDEZINBIN(MOD([.B1857];2048))" office:value-type="string" office:string-value="11100111111" calcext:value-type="string">
            <text:p>11100111111</text:p>
          </table:table-cell>
          <table:table-cell table:formula="of:=DEC2HEX([.B1857];3)" office:value-type="string" office:string-value="73F" calcext:value-type="string">
            <text:p>73F</text:p>
          </table:table-cell>
          <table:table-cell table:formula="of:=MID([.A1857];1;4)" office:value-type="string" office:string-value="tree" calcext:value-type="string">
            <text:p>tre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rend</text:p>
          </table:table-cell>
          <table:table-cell table:style-name="ce25" office:value-type="float" office:value="1856" calcext:value-type="float">
            <text:p>1856</text:p>
          </table:table-cell>
          <table:table-cell table:style-name="ce25" table:formula="of:=CUSTOMDEZINBIN(MOD([.B1858];2048))" office:value-type="string" office:string-value="11101000000" calcext:value-type="string">
            <text:p>11101000000</text:p>
          </table:table-cell>
          <table:table-cell table:formula="of:=DEC2HEX([.B1858];3)" office:value-type="string" office:string-value="740" calcext:value-type="string">
            <text:p>740</text:p>
          </table:table-cell>
          <table:table-cell table:formula="of:=MID([.A1858];1;4)" office:value-type="string" office:string-value="tren" calcext:value-type="string">
            <text:p>tre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rial</text:p>
          </table:table-cell>
          <table:table-cell table:style-name="ce25" office:value-type="float" office:value="1857" calcext:value-type="float">
            <text:p>1857</text:p>
          </table:table-cell>
          <table:table-cell table:style-name="ce25" table:formula="of:=CUSTOMDEZINBIN(MOD([.B1859];2048))" office:value-type="string" office:string-value="11101000001" calcext:value-type="string">
            <text:p>11101000001</text:p>
          </table:table-cell>
          <table:table-cell table:formula="of:=DEC2HEX([.B1859];3)" office:value-type="string" office:string-value="741" calcext:value-type="string">
            <text:p>741</text:p>
          </table:table-cell>
          <table:table-cell table:formula="of:=MID([.A1859];1;4)" office:value-type="string" office:string-value="tria" calcext:value-type="string">
            <text:p>tri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ribe</text:p>
          </table:table-cell>
          <table:table-cell table:style-name="ce25" office:value-type="float" office:value="1858" calcext:value-type="float">
            <text:p>1858</text:p>
          </table:table-cell>
          <table:table-cell table:style-name="ce25" table:formula="of:=CUSTOMDEZINBIN(MOD([.B1860];2048))" office:value-type="string" office:string-value="11101000010" calcext:value-type="string">
            <text:p>11101000010</text:p>
          </table:table-cell>
          <table:table-cell table:formula="of:=DEC2HEX([.B1860];3)" office:value-type="string" office:string-value="742" calcext:value-type="string">
            <text:p>742</text:p>
          </table:table-cell>
          <table:table-cell table:formula="of:=MID([.A1860];1;4)" office:value-type="string" office:string-value="trib" calcext:value-type="string">
            <text:p>tri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rick</text:p>
          </table:table-cell>
          <table:table-cell table:style-name="ce25" office:value-type="float" office:value="1859" calcext:value-type="float">
            <text:p>1859</text:p>
          </table:table-cell>
          <table:table-cell table:style-name="ce25" table:formula="of:=CUSTOMDEZINBIN(MOD([.B1861];2048))" office:value-type="string" office:string-value="11101000011" calcext:value-type="string">
            <text:p>11101000011</text:p>
          </table:table-cell>
          <table:table-cell table:formula="of:=DEC2HEX([.B1861];3)" office:value-type="string" office:string-value="743" calcext:value-type="string">
            <text:p>743</text:p>
          </table:table-cell>
          <table:table-cell table:formula="of:=MID([.A1861];1;4)" office:value-type="string" office:string-value="tric" calcext:value-type="string">
            <text:p>tri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rigger</text:p>
          </table:table-cell>
          <table:table-cell table:style-name="ce25" office:value-type="float" office:value="1860" calcext:value-type="float">
            <text:p>1860</text:p>
          </table:table-cell>
          <table:table-cell table:style-name="ce25" table:formula="of:=CUSTOMDEZINBIN(MOD([.B1862];2048))" office:value-type="string" office:string-value="11101000100" calcext:value-type="string">
            <text:p>11101000100</text:p>
          </table:table-cell>
          <table:table-cell table:formula="of:=DEC2HEX([.B1862];3)" office:value-type="string" office:string-value="744" calcext:value-type="string">
            <text:p>744</text:p>
          </table:table-cell>
          <table:table-cell table:formula="of:=MID([.A1862];1;4)" office:value-type="string" office:string-value="trig" calcext:value-type="string">
            <text:p>tri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rim</text:p>
          </table:table-cell>
          <table:table-cell table:style-name="ce25" office:value-type="float" office:value="1861" calcext:value-type="float">
            <text:p>1861</text:p>
          </table:table-cell>
          <table:table-cell table:style-name="ce25" table:formula="of:=CUSTOMDEZINBIN(MOD([.B1863];2048))" office:value-type="string" office:string-value="11101000101" calcext:value-type="string">
            <text:p>11101000101</text:p>
          </table:table-cell>
          <table:table-cell table:formula="of:=DEC2HEX([.B1863];3)" office:value-type="string" office:string-value="745" calcext:value-type="string">
            <text:p>745</text:p>
          </table:table-cell>
          <table:table-cell table:formula="of:=MID([.A1863];1;4)" office:value-type="string" office:string-value="trim" calcext:value-type="string">
            <text:p>tri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rip</text:p>
          </table:table-cell>
          <table:table-cell table:style-name="ce25" office:value-type="float" office:value="1862" calcext:value-type="float">
            <text:p>1862</text:p>
          </table:table-cell>
          <table:table-cell table:style-name="ce25" table:formula="of:=CUSTOMDEZINBIN(MOD([.B1864];2048))" office:value-type="string" office:string-value="11101000110" calcext:value-type="string">
            <text:p>11101000110</text:p>
          </table:table-cell>
          <table:table-cell table:formula="of:=DEC2HEX([.B1864];3)" office:value-type="string" office:string-value="746" calcext:value-type="string">
            <text:p>746</text:p>
          </table:table-cell>
          <table:table-cell table:formula="of:=MID([.A1864];1;4)" office:value-type="string" office:string-value="trip" calcext:value-type="string">
            <text:p>tri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rophy</text:p>
          </table:table-cell>
          <table:table-cell table:style-name="ce25" office:value-type="float" office:value="1863" calcext:value-type="float">
            <text:p>1863</text:p>
          </table:table-cell>
          <table:table-cell table:style-name="ce25" table:formula="of:=CUSTOMDEZINBIN(MOD([.B1865];2048))" office:value-type="string" office:string-value="11101000111" calcext:value-type="string">
            <text:p>11101000111</text:p>
          </table:table-cell>
          <table:table-cell table:formula="of:=DEC2HEX([.B1865];3)" office:value-type="string" office:string-value="747" calcext:value-type="string">
            <text:p>747</text:p>
          </table:table-cell>
          <table:table-cell table:formula="of:=MID([.A1865];1;4)" office:value-type="string" office:string-value="trop" calcext:value-type="string">
            <text:p>tro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rouble</text:p>
          </table:table-cell>
          <table:table-cell table:style-name="ce25" office:value-type="float" office:value="1864" calcext:value-type="float">
            <text:p>1864</text:p>
          </table:table-cell>
          <table:table-cell table:style-name="ce25" table:formula="of:=CUSTOMDEZINBIN(MOD([.B1866];2048))" office:value-type="string" office:string-value="11101001000" calcext:value-type="string">
            <text:p>11101001000</text:p>
          </table:table-cell>
          <table:table-cell table:formula="of:=DEC2HEX([.B1866];3)" office:value-type="string" office:string-value="748" calcext:value-type="string">
            <text:p>748</text:p>
          </table:table-cell>
          <table:table-cell table:formula="of:=MID([.A1866];1;4)" office:value-type="string" office:string-value="trou" calcext:value-type="string">
            <text:p>tro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ruck</text:p>
          </table:table-cell>
          <table:table-cell table:style-name="ce25" office:value-type="float" office:value="1865" calcext:value-type="float">
            <text:p>1865</text:p>
          </table:table-cell>
          <table:table-cell table:style-name="ce25" table:formula="of:=CUSTOMDEZINBIN(MOD([.B1867];2048))" office:value-type="string" office:string-value="11101001001" calcext:value-type="string">
            <text:p>11101001001</text:p>
          </table:table-cell>
          <table:table-cell table:formula="of:=DEC2HEX([.B1867];3)" office:value-type="string" office:string-value="749" calcext:value-type="string">
            <text:p>749</text:p>
          </table:table-cell>
          <table:table-cell table:formula="of:=MID([.A1867];1;4)" office:value-type="string" office:string-value="truc" calcext:value-type="string">
            <text:p>tru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rue</text:p>
          </table:table-cell>
          <table:table-cell table:style-name="ce25" office:value-type="float" office:value="1866" calcext:value-type="float">
            <text:p>1866</text:p>
          </table:table-cell>
          <table:table-cell table:style-name="ce25" table:formula="of:=CUSTOMDEZINBIN(MOD([.B1868];2048))" office:value-type="string" office:string-value="11101001010" calcext:value-type="string">
            <text:p>11101001010</text:p>
          </table:table-cell>
          <table:table-cell table:formula="of:=DEC2HEX([.B1868];3)" office:value-type="string" office:string-value="74A" calcext:value-type="string">
            <text:p>74A</text:p>
          </table:table-cell>
          <table:table-cell table:formula="of:=MID([.A1868];1;4)" office:value-type="string" office:string-value="true" calcext:value-type="string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ruly</text:p>
          </table:table-cell>
          <table:table-cell table:style-name="ce25" office:value-type="float" office:value="1867" calcext:value-type="float">
            <text:p>1867</text:p>
          </table:table-cell>
          <table:table-cell table:style-name="ce25" table:formula="of:=CUSTOMDEZINBIN(MOD([.B1869];2048))" office:value-type="string" office:string-value="11101001011" calcext:value-type="string">
            <text:p>11101001011</text:p>
          </table:table-cell>
          <table:table-cell table:formula="of:=DEC2HEX([.B1869];3)" office:value-type="string" office:string-value="74B" calcext:value-type="string">
            <text:p>74B</text:p>
          </table:table-cell>
          <table:table-cell table:formula="of:=MID([.A1869];1;4)" office:value-type="string" office:string-value="trul" calcext:value-type="string">
            <text:p>tru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rumpet</text:p>
          </table:table-cell>
          <table:table-cell table:style-name="ce25" office:value-type="float" office:value="1868" calcext:value-type="float">
            <text:p>1868</text:p>
          </table:table-cell>
          <table:table-cell table:style-name="ce25" table:formula="of:=CUSTOMDEZINBIN(MOD([.B1870];2048))" office:value-type="string" office:string-value="11101001100" calcext:value-type="string">
            <text:p>11101001100</text:p>
          </table:table-cell>
          <table:table-cell table:formula="of:=DEC2HEX([.B1870];3)" office:value-type="string" office:string-value="74C" calcext:value-type="string">
            <text:p>74C</text:p>
          </table:table-cell>
          <table:table-cell table:formula="of:=MID([.A1870];1;4)" office:value-type="string" office:string-value="trum" calcext:value-type="string">
            <text:p>tru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rust</text:p>
          </table:table-cell>
          <table:table-cell table:style-name="ce25" office:value-type="float" office:value="1869" calcext:value-type="float">
            <text:p>1869</text:p>
          </table:table-cell>
          <table:table-cell table:style-name="ce25" table:formula="of:=CUSTOMDEZINBIN(MOD([.B1871];2048))" office:value-type="string" office:string-value="11101001101" calcext:value-type="string">
            <text:p>11101001101</text:p>
          </table:table-cell>
          <table:table-cell table:formula="of:=DEC2HEX([.B1871];3)" office:value-type="string" office:string-value="74D" calcext:value-type="string">
            <text:p>74D</text:p>
          </table:table-cell>
          <table:table-cell table:formula="of:=MID([.A1871];1;4)" office:value-type="string" office:string-value="trus" calcext:value-type="string">
            <text:p>tru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ruth</text:p>
          </table:table-cell>
          <table:table-cell table:style-name="ce25" office:value-type="float" office:value="1870" calcext:value-type="float">
            <text:p>1870</text:p>
          </table:table-cell>
          <table:table-cell table:style-name="ce25" table:formula="of:=CUSTOMDEZINBIN(MOD([.B1872];2048))" office:value-type="string" office:string-value="11101001110" calcext:value-type="string">
            <text:p>11101001110</text:p>
          </table:table-cell>
          <table:table-cell table:formula="of:=DEC2HEX([.B1872];3)" office:value-type="string" office:string-value="74E" calcext:value-type="string">
            <text:p>74E</text:p>
          </table:table-cell>
          <table:table-cell table:formula="of:=MID([.A1872];1;4)" office:value-type="string" office:string-value="trut" calcext:value-type="string">
            <text:p>tru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ry</text:p>
          </table:table-cell>
          <table:table-cell table:style-name="ce25" office:value-type="float" office:value="1871" calcext:value-type="float">
            <text:p>1871</text:p>
          </table:table-cell>
          <table:table-cell table:style-name="ce25" table:formula="of:=CUSTOMDEZINBIN(MOD([.B1873];2048))" office:value-type="string" office:string-value="11101001111" calcext:value-type="string">
            <text:p>11101001111</text:p>
          </table:table-cell>
          <table:table-cell table:formula="of:=DEC2HEX([.B1873];3)" office:value-type="string" office:string-value="74F" calcext:value-type="string">
            <text:p>74F</text:p>
          </table:table-cell>
          <table:table-cell table:formula="of:=MID([.A1873];1;4)" office:value-type="string" office:string-value="try" calcext:value-type="string">
            <text:p>tr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ube</text:p>
          </table:table-cell>
          <table:table-cell table:style-name="ce25" office:value-type="float" office:value="1872" calcext:value-type="float">
            <text:p>1872</text:p>
          </table:table-cell>
          <table:table-cell table:style-name="ce25" table:formula="of:=CUSTOMDEZINBIN(MOD([.B1874];2048))" office:value-type="string" office:string-value="11101010000" calcext:value-type="string">
            <text:p>11101010000</text:p>
          </table:table-cell>
          <table:table-cell table:formula="of:=DEC2HEX([.B1874];3)" office:value-type="string" office:string-value="750" calcext:value-type="string">
            <text:p>750</text:p>
          </table:table-cell>
          <table:table-cell table:formula="of:=MID([.A1874];1;4)" office:value-type="string" office:string-value="tube" calcext:value-type="string">
            <text:p>tub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uition</text:p>
          </table:table-cell>
          <table:table-cell table:style-name="ce25" office:value-type="float" office:value="1873" calcext:value-type="float">
            <text:p>1873</text:p>
          </table:table-cell>
          <table:table-cell table:style-name="ce25" table:formula="of:=CUSTOMDEZINBIN(MOD([.B1875];2048))" office:value-type="string" office:string-value="11101010001" calcext:value-type="string">
            <text:p>11101010001</text:p>
          </table:table-cell>
          <table:table-cell table:formula="of:=DEC2HEX([.B1875];3)" office:value-type="string" office:string-value="751" calcext:value-type="string">
            <text:p>751</text:p>
          </table:table-cell>
          <table:table-cell table:formula="of:=MID([.A1875];1;4)" office:value-type="string" office:string-value="tuit" calcext:value-type="string">
            <text:p>tui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umble</text:p>
          </table:table-cell>
          <table:table-cell table:style-name="ce25" office:value-type="float" office:value="1874" calcext:value-type="float">
            <text:p>1874</text:p>
          </table:table-cell>
          <table:table-cell table:style-name="ce25" table:formula="of:=CUSTOMDEZINBIN(MOD([.B1876];2048))" office:value-type="string" office:string-value="11101010010" calcext:value-type="string">
            <text:p>11101010010</text:p>
          </table:table-cell>
          <table:table-cell table:formula="of:=DEC2HEX([.B1876];3)" office:value-type="string" office:string-value="752" calcext:value-type="string">
            <text:p>752</text:p>
          </table:table-cell>
          <table:table-cell table:formula="of:=MID([.A1876];1;4)" office:value-type="string" office:string-value="tumb" calcext:value-type="string">
            <text:p>tum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una</text:p>
          </table:table-cell>
          <table:table-cell table:style-name="ce25" office:value-type="float" office:value="1875" calcext:value-type="float">
            <text:p>1875</text:p>
          </table:table-cell>
          <table:table-cell table:style-name="ce25" table:formula="of:=CUSTOMDEZINBIN(MOD([.B1877];2048))" office:value-type="string" office:string-value="11101010011" calcext:value-type="string">
            <text:p>11101010011</text:p>
          </table:table-cell>
          <table:table-cell table:formula="of:=DEC2HEX([.B1877];3)" office:value-type="string" office:string-value="753" calcext:value-type="string">
            <text:p>753</text:p>
          </table:table-cell>
          <table:table-cell table:formula="of:=MID([.A1877];1;4)" office:value-type="string" office:string-value="tuna" calcext:value-type="string">
            <text:p>tun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unnel</text:p>
          </table:table-cell>
          <table:table-cell table:style-name="ce25" office:value-type="float" office:value="1876" calcext:value-type="float">
            <text:p>1876</text:p>
          </table:table-cell>
          <table:table-cell table:style-name="ce25" table:formula="of:=CUSTOMDEZINBIN(MOD([.B1878];2048))" office:value-type="string" office:string-value="11101010100" calcext:value-type="string">
            <text:p>11101010100</text:p>
          </table:table-cell>
          <table:table-cell table:formula="of:=DEC2HEX([.B1878];3)" office:value-type="string" office:string-value="754" calcext:value-type="string">
            <text:p>754</text:p>
          </table:table-cell>
          <table:table-cell table:formula="of:=MID([.A1878];1;4)" office:value-type="string" office:string-value="tunn" calcext:value-type="string">
            <text:p>tun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urkey</text:p>
          </table:table-cell>
          <table:table-cell table:style-name="ce25" office:value-type="float" office:value="1877" calcext:value-type="float">
            <text:p>1877</text:p>
          </table:table-cell>
          <table:table-cell table:style-name="ce25" table:formula="of:=CUSTOMDEZINBIN(MOD([.B1879];2048))" office:value-type="string" office:string-value="11101010101" calcext:value-type="string">
            <text:p>11101010101</text:p>
          </table:table-cell>
          <table:table-cell table:formula="of:=DEC2HEX([.B1879];3)" office:value-type="string" office:string-value="755" calcext:value-type="string">
            <text:p>755</text:p>
          </table:table-cell>
          <table:table-cell table:formula="of:=MID([.A1879];1;4)" office:value-type="string" office:string-value="turk" calcext:value-type="string">
            <text:p>tur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urn</text:p>
          </table:table-cell>
          <table:table-cell table:style-name="ce25" office:value-type="float" office:value="1878" calcext:value-type="float">
            <text:p>1878</text:p>
          </table:table-cell>
          <table:table-cell table:style-name="ce25" table:formula="of:=CUSTOMDEZINBIN(MOD([.B1880];2048))" office:value-type="string" office:string-value="11101010110" calcext:value-type="string">
            <text:p>11101010110</text:p>
          </table:table-cell>
          <table:table-cell table:formula="of:=DEC2HEX([.B1880];3)" office:value-type="string" office:string-value="756" calcext:value-type="string">
            <text:p>756</text:p>
          </table:table-cell>
          <table:table-cell table:formula="of:=MID([.A1880];1;4)" office:value-type="string" office:string-value="turn" calcext:value-type="string">
            <text:p>tur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urtle</text:p>
          </table:table-cell>
          <table:table-cell table:style-name="ce25" office:value-type="float" office:value="1879" calcext:value-type="float">
            <text:p>1879</text:p>
          </table:table-cell>
          <table:table-cell table:style-name="ce25" table:formula="of:=CUSTOMDEZINBIN(MOD([.B1881];2048))" office:value-type="string" office:string-value="11101010111" calcext:value-type="string">
            <text:p>11101010111</text:p>
          </table:table-cell>
          <table:table-cell table:formula="of:=DEC2HEX([.B1881];3)" office:value-type="string" office:string-value="757" calcext:value-type="string">
            <text:p>757</text:p>
          </table:table-cell>
          <table:table-cell table:formula="of:=MID([.A1881];1;4)" office:value-type="string" office:string-value="turt" calcext:value-type="string">
            <text:p>tur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welve</text:p>
          </table:table-cell>
          <table:table-cell table:style-name="ce25" office:value-type="float" office:value="1880" calcext:value-type="float">
            <text:p>1880</text:p>
          </table:table-cell>
          <table:table-cell table:style-name="ce25" table:formula="of:=CUSTOMDEZINBIN(MOD([.B1882];2048))" office:value-type="string" office:string-value="11101011000" calcext:value-type="string">
            <text:p>11101011000</text:p>
          </table:table-cell>
          <table:table-cell table:formula="of:=DEC2HEX([.B1882];3)" office:value-type="string" office:string-value="758" calcext:value-type="string">
            <text:p>758</text:p>
          </table:table-cell>
          <table:table-cell table:formula="of:=MID([.A1882];1;4)" office:value-type="string" office:string-value="twel" calcext:value-type="string">
            <text:p>twe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wenty</text:p>
          </table:table-cell>
          <table:table-cell table:style-name="ce25" office:value-type="float" office:value="1881" calcext:value-type="float">
            <text:p>1881</text:p>
          </table:table-cell>
          <table:table-cell table:style-name="ce25" table:formula="of:=CUSTOMDEZINBIN(MOD([.B1883];2048))" office:value-type="string" office:string-value="11101011001" calcext:value-type="string">
            <text:p>11101011001</text:p>
          </table:table-cell>
          <table:table-cell table:formula="of:=DEC2HEX([.B1883];3)" office:value-type="string" office:string-value="759" calcext:value-type="string">
            <text:p>759</text:p>
          </table:table-cell>
          <table:table-cell table:formula="of:=MID([.A1883];1;4)" office:value-type="string" office:string-value="twen" calcext:value-type="string">
            <text:p>twe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wice</text:p>
          </table:table-cell>
          <table:table-cell table:style-name="ce25" office:value-type="float" office:value="1882" calcext:value-type="float">
            <text:p>1882</text:p>
          </table:table-cell>
          <table:table-cell table:style-name="ce25" table:formula="of:=CUSTOMDEZINBIN(MOD([.B1884];2048))" office:value-type="string" office:string-value="11101011010" calcext:value-type="string">
            <text:p>11101011010</text:p>
          </table:table-cell>
          <table:table-cell table:formula="of:=DEC2HEX([.B1884];3)" office:value-type="string" office:string-value="75A" calcext:value-type="string">
            <text:p>75A</text:p>
          </table:table-cell>
          <table:table-cell table:formula="of:=MID([.A1884];1;4)" office:value-type="string" office:string-value="twic" calcext:value-type="string">
            <text:p>twi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win</text:p>
          </table:table-cell>
          <table:table-cell table:style-name="ce25" office:value-type="float" office:value="1883" calcext:value-type="float">
            <text:p>1883</text:p>
          </table:table-cell>
          <table:table-cell table:style-name="ce25" table:formula="of:=CUSTOMDEZINBIN(MOD([.B1885];2048))" office:value-type="string" office:string-value="11101011011" calcext:value-type="string">
            <text:p>11101011011</text:p>
          </table:table-cell>
          <table:table-cell table:formula="of:=DEC2HEX([.B1885];3)" office:value-type="string" office:string-value="75B" calcext:value-type="string">
            <text:p>75B</text:p>
          </table:table-cell>
          <table:table-cell table:formula="of:=MID([.A1885];1;4)" office:value-type="string" office:string-value="twin" calcext:value-type="string">
            <text:p>twi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wist</text:p>
          </table:table-cell>
          <table:table-cell table:style-name="ce25" office:value-type="float" office:value="1884" calcext:value-type="float">
            <text:p>1884</text:p>
          </table:table-cell>
          <table:table-cell table:style-name="ce25" table:formula="of:=CUSTOMDEZINBIN(MOD([.B1886];2048))" office:value-type="string" office:string-value="11101011100" calcext:value-type="string">
            <text:p>11101011100</text:p>
          </table:table-cell>
          <table:table-cell table:formula="of:=DEC2HEX([.B1886];3)" office:value-type="string" office:string-value="75C" calcext:value-type="string">
            <text:p>75C</text:p>
          </table:table-cell>
          <table:table-cell table:formula="of:=MID([.A1886];1;4)" office:value-type="string" office:string-value="twis" calcext:value-type="string">
            <text:p>twi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wo</text:p>
          </table:table-cell>
          <table:table-cell table:style-name="ce25" office:value-type="float" office:value="1885" calcext:value-type="float">
            <text:p>1885</text:p>
          </table:table-cell>
          <table:table-cell table:style-name="ce25" table:formula="of:=CUSTOMDEZINBIN(MOD([.B1887];2048))" office:value-type="string" office:string-value="11101011101" calcext:value-type="string">
            <text:p>11101011101</text:p>
          </table:table-cell>
          <table:table-cell table:formula="of:=DEC2HEX([.B1887];3)" office:value-type="string" office:string-value="75D" calcext:value-type="string">
            <text:p>75D</text:p>
          </table:table-cell>
          <table:table-cell table:formula="of:=MID([.A1887];1;4)" office:value-type="string" office:string-value="two" calcext:value-type="string">
            <text:p>tw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ype</text:p>
          </table:table-cell>
          <table:table-cell table:style-name="ce25" office:value-type="float" office:value="1886" calcext:value-type="float">
            <text:p>1886</text:p>
          </table:table-cell>
          <table:table-cell table:style-name="ce25" table:formula="of:=CUSTOMDEZINBIN(MOD([.B1888];2048))" office:value-type="string" office:string-value="11101011110" calcext:value-type="string">
            <text:p>11101011110</text:p>
          </table:table-cell>
          <table:table-cell table:formula="of:=DEC2HEX([.B1888];3)" office:value-type="string" office:string-value="75E" calcext:value-type="string">
            <text:p>75E</text:p>
          </table:table-cell>
          <table:table-cell table:formula="of:=MID([.A1888];1;4)" office:value-type="string" office:string-value="type" calcext:value-type="string">
            <text:p>typ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ypical</text:p>
          </table:table-cell>
          <table:table-cell table:style-name="ce25" office:value-type="float" office:value="1887" calcext:value-type="float">
            <text:p>1887</text:p>
          </table:table-cell>
          <table:table-cell table:style-name="ce25" table:formula="of:=CUSTOMDEZINBIN(MOD([.B1889];2048))" office:value-type="string" office:string-value="11101011111" calcext:value-type="string">
            <text:p>11101011111</text:p>
          </table:table-cell>
          <table:table-cell table:formula="of:=DEC2HEX([.B1889];3)" office:value-type="string" office:string-value="75F" calcext:value-type="string">
            <text:p>75F</text:p>
          </table:table-cell>
          <table:table-cell table:formula="of:=MID([.A1889];1;4)" office:value-type="string" office:string-value="typi" calcext:value-type="string">
            <text:p>typ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gly</text:p>
          </table:table-cell>
          <table:table-cell table:style-name="ce25" office:value-type="float" office:value="1888" calcext:value-type="float">
            <text:p>1888</text:p>
          </table:table-cell>
          <table:table-cell table:style-name="ce25" table:formula="of:=CUSTOMDEZINBIN(MOD([.B1890];2048))" office:value-type="string" office:string-value="11101100000" calcext:value-type="string">
            <text:p>11101100000</text:p>
          </table:table-cell>
          <table:table-cell table:formula="of:=DEC2HEX([.B1890];3)" office:value-type="string" office:string-value="760" calcext:value-type="string">
            <text:p>760</text:p>
          </table:table-cell>
          <table:table-cell table:formula="of:=MID([.A1890];1;4)" office:value-type="string" office:string-value="ugly" calcext:value-type="string">
            <text:p>ugl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mbrella</text:p>
          </table:table-cell>
          <table:table-cell table:style-name="ce25" office:value-type="float" office:value="1889" calcext:value-type="float">
            <text:p>1889</text:p>
          </table:table-cell>
          <table:table-cell table:style-name="ce25" table:formula="of:=CUSTOMDEZINBIN(MOD([.B1891];2048))" office:value-type="string" office:string-value="11101100001" calcext:value-type="string">
            <text:p>11101100001</text:p>
          </table:table-cell>
          <table:table-cell table:formula="of:=DEC2HEX([.B1891];3)" office:value-type="string" office:string-value="761" calcext:value-type="string">
            <text:p>761</text:p>
          </table:table-cell>
          <table:table-cell table:formula="of:=MID([.A1891];1;4)" office:value-type="string" office:string-value="umbr" calcext:value-type="string">
            <text:p>umb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nable</text:p>
          </table:table-cell>
          <table:table-cell table:style-name="ce25" office:value-type="float" office:value="1890" calcext:value-type="float">
            <text:p>1890</text:p>
          </table:table-cell>
          <table:table-cell table:style-name="ce25" table:formula="of:=CUSTOMDEZINBIN(MOD([.B1892];2048))" office:value-type="string" office:string-value="11101100010" calcext:value-type="string">
            <text:p>11101100010</text:p>
          </table:table-cell>
          <table:table-cell table:formula="of:=DEC2HEX([.B1892];3)" office:value-type="string" office:string-value="762" calcext:value-type="string">
            <text:p>762</text:p>
          </table:table-cell>
          <table:table-cell table:formula="of:=MID([.A1892];1;4)" office:value-type="string" office:string-value="unab" calcext:value-type="string">
            <text:p>una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naware</text:p>
          </table:table-cell>
          <table:table-cell table:style-name="ce25" office:value-type="float" office:value="1891" calcext:value-type="float">
            <text:p>1891</text:p>
          </table:table-cell>
          <table:table-cell table:style-name="ce25" table:formula="of:=CUSTOMDEZINBIN(MOD([.B1893];2048))" office:value-type="string" office:string-value="11101100011" calcext:value-type="string">
            <text:p>11101100011</text:p>
          </table:table-cell>
          <table:table-cell table:formula="of:=DEC2HEX([.B1893];3)" office:value-type="string" office:string-value="763" calcext:value-type="string">
            <text:p>763</text:p>
          </table:table-cell>
          <table:table-cell table:formula="of:=MID([.A1893];1;4)" office:value-type="string" office:string-value="unaw" calcext:value-type="string">
            <text:p>unaw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ncle</text:p>
          </table:table-cell>
          <table:table-cell table:style-name="ce25" office:value-type="float" office:value="1892" calcext:value-type="float">
            <text:p>1892</text:p>
          </table:table-cell>
          <table:table-cell table:style-name="ce25" table:formula="of:=CUSTOMDEZINBIN(MOD([.B1894];2048))" office:value-type="string" office:string-value="11101100100" calcext:value-type="string">
            <text:p>11101100100</text:p>
          </table:table-cell>
          <table:table-cell table:formula="of:=DEC2HEX([.B1894];3)" office:value-type="string" office:string-value="764" calcext:value-type="string">
            <text:p>764</text:p>
          </table:table-cell>
          <table:table-cell table:formula="of:=MID([.A1894];1;4)" office:value-type="string" office:string-value="uncl" calcext:value-type="string">
            <text:p>unc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ncover</text:p>
          </table:table-cell>
          <table:table-cell table:style-name="ce25" office:value-type="float" office:value="1893" calcext:value-type="float">
            <text:p>1893</text:p>
          </table:table-cell>
          <table:table-cell table:style-name="ce25" table:formula="of:=CUSTOMDEZINBIN(MOD([.B1895];2048))" office:value-type="string" office:string-value="11101100101" calcext:value-type="string">
            <text:p>11101100101</text:p>
          </table:table-cell>
          <table:table-cell table:formula="of:=DEC2HEX([.B1895];3)" office:value-type="string" office:string-value="765" calcext:value-type="string">
            <text:p>765</text:p>
          </table:table-cell>
          <table:table-cell table:formula="of:=MID([.A1895];1;4)" office:value-type="string" office:string-value="unco" calcext:value-type="string">
            <text:p>unc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nder</text:p>
          </table:table-cell>
          <table:table-cell table:style-name="ce25" office:value-type="float" office:value="1894" calcext:value-type="float">
            <text:p>1894</text:p>
          </table:table-cell>
          <table:table-cell table:style-name="ce25" table:formula="of:=CUSTOMDEZINBIN(MOD([.B1896];2048))" office:value-type="string" office:string-value="11101100110" calcext:value-type="string">
            <text:p>11101100110</text:p>
          </table:table-cell>
          <table:table-cell table:formula="of:=DEC2HEX([.B1896];3)" office:value-type="string" office:string-value="766" calcext:value-type="string">
            <text:p>766</text:p>
          </table:table-cell>
          <table:table-cell table:formula="of:=MID([.A1896];1;4)" office:value-type="string" office:string-value="unde" calcext:value-type="string">
            <text:p>und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ndo</text:p>
          </table:table-cell>
          <table:table-cell table:style-name="ce25" office:value-type="float" office:value="1895" calcext:value-type="float">
            <text:p>1895</text:p>
          </table:table-cell>
          <table:table-cell table:style-name="ce25" table:formula="of:=CUSTOMDEZINBIN(MOD([.B1897];2048))" office:value-type="string" office:string-value="11101100111" calcext:value-type="string">
            <text:p>11101100111</text:p>
          </table:table-cell>
          <table:table-cell table:formula="of:=DEC2HEX([.B1897];3)" office:value-type="string" office:string-value="767" calcext:value-type="string">
            <text:p>767</text:p>
          </table:table-cell>
          <table:table-cell table:formula="of:=MID([.A1897];1;4)" office:value-type="string" office:string-value="undo" calcext:value-type="string">
            <text:p>und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nfair</text:p>
          </table:table-cell>
          <table:table-cell table:style-name="ce25" office:value-type="float" office:value="1896" calcext:value-type="float">
            <text:p>1896</text:p>
          </table:table-cell>
          <table:table-cell table:style-name="ce25" table:formula="of:=CUSTOMDEZINBIN(MOD([.B1898];2048))" office:value-type="string" office:string-value="11101101000" calcext:value-type="string">
            <text:p>11101101000</text:p>
          </table:table-cell>
          <table:table-cell table:formula="of:=DEC2HEX([.B1898];3)" office:value-type="string" office:string-value="768" calcext:value-type="string">
            <text:p>768</text:p>
          </table:table-cell>
          <table:table-cell table:formula="of:=MID([.A1898];1;4)" office:value-type="string" office:string-value="unfa" calcext:value-type="string">
            <text:p>unf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nfold</text:p>
          </table:table-cell>
          <table:table-cell table:style-name="ce25" office:value-type="float" office:value="1897" calcext:value-type="float">
            <text:p>1897</text:p>
          </table:table-cell>
          <table:table-cell table:style-name="ce25" table:formula="of:=CUSTOMDEZINBIN(MOD([.B1899];2048))" office:value-type="string" office:string-value="11101101001" calcext:value-type="string">
            <text:p>11101101001</text:p>
          </table:table-cell>
          <table:table-cell table:formula="of:=DEC2HEX([.B1899];3)" office:value-type="string" office:string-value="769" calcext:value-type="string">
            <text:p>769</text:p>
          </table:table-cell>
          <table:table-cell table:formula="of:=MID([.A1899];1;4)" office:value-type="string" office:string-value="unfo" calcext:value-type="string">
            <text:p>unf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nhappy</text:p>
          </table:table-cell>
          <table:table-cell table:style-name="ce25" office:value-type="float" office:value="1898" calcext:value-type="float">
            <text:p>1898</text:p>
          </table:table-cell>
          <table:table-cell table:style-name="ce25" table:formula="of:=CUSTOMDEZINBIN(MOD([.B1900];2048))" office:value-type="string" office:string-value="11101101010" calcext:value-type="string">
            <text:p>11101101010</text:p>
          </table:table-cell>
          <table:table-cell table:formula="of:=DEC2HEX([.B1900];3)" office:value-type="string" office:string-value="76A" calcext:value-type="string">
            <text:p>76A</text:p>
          </table:table-cell>
          <table:table-cell table:formula="of:=MID([.A1900];1;4)" office:value-type="string" office:string-value="unha" calcext:value-type="string">
            <text:p>unh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niform</text:p>
          </table:table-cell>
          <table:table-cell table:style-name="ce25" office:value-type="float" office:value="1899" calcext:value-type="float">
            <text:p>1899</text:p>
          </table:table-cell>
          <table:table-cell table:style-name="ce25" table:formula="of:=CUSTOMDEZINBIN(MOD([.B1901];2048))" office:value-type="string" office:string-value="11101101011" calcext:value-type="string">
            <text:p>11101101011</text:p>
          </table:table-cell>
          <table:table-cell table:formula="of:=DEC2HEX([.B1901];3)" office:value-type="string" office:string-value="76B" calcext:value-type="string">
            <text:p>76B</text:p>
          </table:table-cell>
          <table:table-cell table:formula="of:=MID([.A1901];1;4)" office:value-type="string" office:string-value="unif" calcext:value-type="string">
            <text:p>uni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nique</text:p>
          </table:table-cell>
          <table:table-cell table:style-name="ce25" office:value-type="float" office:value="1900" calcext:value-type="float">
            <text:p>1900</text:p>
          </table:table-cell>
          <table:table-cell table:style-name="ce25" table:formula="of:=CUSTOMDEZINBIN(MOD([.B1902];2048))" office:value-type="string" office:string-value="11101101100" calcext:value-type="string">
            <text:p>11101101100</text:p>
          </table:table-cell>
          <table:table-cell table:formula="of:=DEC2HEX([.B1902];3)" office:value-type="string" office:string-value="76C" calcext:value-type="string">
            <text:p>76C</text:p>
          </table:table-cell>
          <table:table-cell table:formula="of:=MID([.A1902];1;4)" office:value-type="string" office:string-value="uniq" calcext:value-type="string">
            <text:p>uniq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nit</text:p>
          </table:table-cell>
          <table:table-cell table:style-name="ce25" office:value-type="float" office:value="1901" calcext:value-type="float">
            <text:p>1901</text:p>
          </table:table-cell>
          <table:table-cell table:style-name="ce25" table:formula="of:=CUSTOMDEZINBIN(MOD([.B1903];2048))" office:value-type="string" office:string-value="11101101101" calcext:value-type="string">
            <text:p>11101101101</text:p>
          </table:table-cell>
          <table:table-cell table:formula="of:=DEC2HEX([.B1903];3)" office:value-type="string" office:string-value="76D" calcext:value-type="string">
            <text:p>76D</text:p>
          </table:table-cell>
          <table:table-cell table:formula="of:=MID([.A1903];1;4)" office:value-type="string" office:string-value="unit" calcext:value-type="string">
            <text:p>uni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niverse</text:p>
          </table:table-cell>
          <table:table-cell table:style-name="ce25" office:value-type="float" office:value="1902" calcext:value-type="float">
            <text:p>1902</text:p>
          </table:table-cell>
          <table:table-cell table:style-name="ce25" table:formula="of:=CUSTOMDEZINBIN(MOD([.B1904];2048))" office:value-type="string" office:string-value="11101101110" calcext:value-type="string">
            <text:p>11101101110</text:p>
          </table:table-cell>
          <table:table-cell table:formula="of:=DEC2HEX([.B1904];3)" office:value-type="string" office:string-value="76E" calcext:value-type="string">
            <text:p>76E</text:p>
          </table:table-cell>
          <table:table-cell table:formula="of:=MID([.A1904];1;4)" office:value-type="string" office:string-value="univ" calcext:value-type="string">
            <text:p>univ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nknown</text:p>
          </table:table-cell>
          <table:table-cell table:style-name="ce25" office:value-type="float" office:value="1903" calcext:value-type="float">
            <text:p>1903</text:p>
          </table:table-cell>
          <table:table-cell table:style-name="ce25" table:formula="of:=CUSTOMDEZINBIN(MOD([.B1905];2048))" office:value-type="string" office:string-value="11101101111" calcext:value-type="string">
            <text:p>11101101111</text:p>
          </table:table-cell>
          <table:table-cell table:formula="of:=DEC2HEX([.B1905];3)" office:value-type="string" office:string-value="76F" calcext:value-type="string">
            <text:p>76F</text:p>
          </table:table-cell>
          <table:table-cell table:formula="of:=MID([.A1905];1;4)" office:value-type="string" office:string-value="unkn" calcext:value-type="string">
            <text:p>unk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nlock</text:p>
          </table:table-cell>
          <table:table-cell table:style-name="ce25" office:value-type="float" office:value="1904" calcext:value-type="float">
            <text:p>1904</text:p>
          </table:table-cell>
          <table:table-cell table:style-name="ce25" table:formula="of:=CUSTOMDEZINBIN(MOD([.B1906];2048))" office:value-type="string" office:string-value="11101110000" calcext:value-type="string">
            <text:p>11101110000</text:p>
          </table:table-cell>
          <table:table-cell table:formula="of:=DEC2HEX([.B1906];3)" office:value-type="string" office:string-value="770" calcext:value-type="string">
            <text:p>770</text:p>
          </table:table-cell>
          <table:table-cell table:formula="of:=MID([.A1906];1;4)" office:value-type="string" office:string-value="unlo" calcext:value-type="string">
            <text:p>unl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ntil</text:p>
          </table:table-cell>
          <table:table-cell table:style-name="ce25" office:value-type="float" office:value="1905" calcext:value-type="float">
            <text:p>1905</text:p>
          </table:table-cell>
          <table:table-cell table:style-name="ce25" table:formula="of:=CUSTOMDEZINBIN(MOD([.B1907];2048))" office:value-type="string" office:string-value="11101110001" calcext:value-type="string">
            <text:p>11101110001</text:p>
          </table:table-cell>
          <table:table-cell table:formula="of:=DEC2HEX([.B1907];3)" office:value-type="string" office:string-value="771" calcext:value-type="string">
            <text:p>771</text:p>
          </table:table-cell>
          <table:table-cell table:formula="of:=MID([.A1907];1;4)" office:value-type="string" office:string-value="unti" calcext:value-type="string">
            <text:p>unt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nusual</text:p>
          </table:table-cell>
          <table:table-cell table:style-name="ce25" office:value-type="float" office:value="1906" calcext:value-type="float">
            <text:p>1906</text:p>
          </table:table-cell>
          <table:table-cell table:style-name="ce25" table:formula="of:=CUSTOMDEZINBIN(MOD([.B1908];2048))" office:value-type="string" office:string-value="11101110010" calcext:value-type="string">
            <text:p>11101110010</text:p>
          </table:table-cell>
          <table:table-cell table:formula="of:=DEC2HEX([.B1908];3)" office:value-type="string" office:string-value="772" calcext:value-type="string">
            <text:p>772</text:p>
          </table:table-cell>
          <table:table-cell table:formula="of:=MID([.A1908];1;4)" office:value-type="string" office:string-value="unus" calcext:value-type="string">
            <text:p>unu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nveil</text:p>
          </table:table-cell>
          <table:table-cell table:style-name="ce25" office:value-type="float" office:value="1907" calcext:value-type="float">
            <text:p>1907</text:p>
          </table:table-cell>
          <table:table-cell table:style-name="ce25" table:formula="of:=CUSTOMDEZINBIN(MOD([.B1909];2048))" office:value-type="string" office:string-value="11101110011" calcext:value-type="string">
            <text:p>11101110011</text:p>
          </table:table-cell>
          <table:table-cell table:formula="of:=DEC2HEX([.B1909];3)" office:value-type="string" office:string-value="773" calcext:value-type="string">
            <text:p>773</text:p>
          </table:table-cell>
          <table:table-cell table:formula="of:=MID([.A1909];1;4)" office:value-type="string" office:string-value="unve" calcext:value-type="string">
            <text:p>unv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pdate</text:p>
          </table:table-cell>
          <table:table-cell table:style-name="ce25" office:value-type="float" office:value="1908" calcext:value-type="float">
            <text:p>1908</text:p>
          </table:table-cell>
          <table:table-cell table:style-name="ce25" table:formula="of:=CUSTOMDEZINBIN(MOD([.B1910];2048))" office:value-type="string" office:string-value="11101110100" calcext:value-type="string">
            <text:p>11101110100</text:p>
          </table:table-cell>
          <table:table-cell table:formula="of:=DEC2HEX([.B1910];3)" office:value-type="string" office:string-value="774" calcext:value-type="string">
            <text:p>774</text:p>
          </table:table-cell>
          <table:table-cell table:formula="of:=MID([.A1910];1;4)" office:value-type="string" office:string-value="upda" calcext:value-type="string">
            <text:p>upd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pgrade</text:p>
          </table:table-cell>
          <table:table-cell table:style-name="ce25" office:value-type="float" office:value="1909" calcext:value-type="float">
            <text:p>1909</text:p>
          </table:table-cell>
          <table:table-cell table:style-name="ce25" table:formula="of:=CUSTOMDEZINBIN(MOD([.B1911];2048))" office:value-type="string" office:string-value="11101110101" calcext:value-type="string">
            <text:p>11101110101</text:p>
          </table:table-cell>
          <table:table-cell table:formula="of:=DEC2HEX([.B1911];3)" office:value-type="string" office:string-value="775" calcext:value-type="string">
            <text:p>775</text:p>
          </table:table-cell>
          <table:table-cell table:formula="of:=MID([.A1911];1;4)" office:value-type="string" office:string-value="upgr" calcext:value-type="string">
            <text:p>upg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phold</text:p>
          </table:table-cell>
          <table:table-cell table:style-name="ce25" office:value-type="float" office:value="1910" calcext:value-type="float">
            <text:p>1910</text:p>
          </table:table-cell>
          <table:table-cell table:style-name="ce25" table:formula="of:=CUSTOMDEZINBIN(MOD([.B1912];2048))" office:value-type="string" office:string-value="11101110110" calcext:value-type="string">
            <text:p>11101110110</text:p>
          </table:table-cell>
          <table:table-cell table:formula="of:=DEC2HEX([.B1912];3)" office:value-type="string" office:string-value="776" calcext:value-type="string">
            <text:p>776</text:p>
          </table:table-cell>
          <table:table-cell table:formula="of:=MID([.A1912];1;4)" office:value-type="string" office:string-value="upho" calcext:value-type="string">
            <text:p>uph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pon</text:p>
          </table:table-cell>
          <table:table-cell table:style-name="ce25" office:value-type="float" office:value="1911" calcext:value-type="float">
            <text:p>1911</text:p>
          </table:table-cell>
          <table:table-cell table:style-name="ce25" table:formula="of:=CUSTOMDEZINBIN(MOD([.B1913];2048))" office:value-type="string" office:string-value="11101110111" calcext:value-type="string">
            <text:p>11101110111</text:p>
          </table:table-cell>
          <table:table-cell table:formula="of:=DEC2HEX([.B1913];3)" office:value-type="string" office:string-value="777" calcext:value-type="string">
            <text:p>777</text:p>
          </table:table-cell>
          <table:table-cell table:formula="of:=MID([.A1913];1;4)" office:value-type="string" office:string-value="upon" calcext:value-type="string">
            <text:p>upo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pper</text:p>
          </table:table-cell>
          <table:table-cell table:style-name="ce25" office:value-type="float" office:value="1912" calcext:value-type="float">
            <text:p>1912</text:p>
          </table:table-cell>
          <table:table-cell table:style-name="ce25" table:formula="of:=CUSTOMDEZINBIN(MOD([.B1914];2048))" office:value-type="string" office:string-value="11101111000" calcext:value-type="string">
            <text:p>11101111000</text:p>
          </table:table-cell>
          <table:table-cell table:formula="of:=DEC2HEX([.B1914];3)" office:value-type="string" office:string-value="778" calcext:value-type="string">
            <text:p>778</text:p>
          </table:table-cell>
          <table:table-cell table:formula="of:=MID([.A1914];1;4)" office:value-type="string" office:string-value="uppe" calcext:value-type="string">
            <text:p>upp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pset</text:p>
          </table:table-cell>
          <table:table-cell table:style-name="ce25" office:value-type="float" office:value="1913" calcext:value-type="float">
            <text:p>1913</text:p>
          </table:table-cell>
          <table:table-cell table:style-name="ce25" table:formula="of:=CUSTOMDEZINBIN(MOD([.B1915];2048))" office:value-type="string" office:string-value="11101111001" calcext:value-type="string">
            <text:p>11101111001</text:p>
          </table:table-cell>
          <table:table-cell table:formula="of:=DEC2HEX([.B1915];3)" office:value-type="string" office:string-value="779" calcext:value-type="string">
            <text:p>779</text:p>
          </table:table-cell>
          <table:table-cell table:formula="of:=MID([.A1915];1;4)" office:value-type="string" office:string-value="upse" calcext:value-type="string">
            <text:p>up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rban</text:p>
          </table:table-cell>
          <table:table-cell table:style-name="ce25" office:value-type="float" office:value="1914" calcext:value-type="float">
            <text:p>1914</text:p>
          </table:table-cell>
          <table:table-cell table:style-name="ce25" table:formula="of:=CUSTOMDEZINBIN(MOD([.B1916];2048))" office:value-type="string" office:string-value="11101111010" calcext:value-type="string">
            <text:p>11101111010</text:p>
          </table:table-cell>
          <table:table-cell table:formula="of:=DEC2HEX([.B1916];3)" office:value-type="string" office:string-value="77A" calcext:value-type="string">
            <text:p>77A</text:p>
          </table:table-cell>
          <table:table-cell table:formula="of:=MID([.A1916];1;4)" office:value-type="string" office:string-value="urba" calcext:value-type="string">
            <text:p>urb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rge</text:p>
          </table:table-cell>
          <table:table-cell table:style-name="ce25" office:value-type="float" office:value="1915" calcext:value-type="float">
            <text:p>1915</text:p>
          </table:table-cell>
          <table:table-cell table:style-name="ce25" table:formula="of:=CUSTOMDEZINBIN(MOD([.B1917];2048))" office:value-type="string" office:string-value="11101111011" calcext:value-type="string">
            <text:p>11101111011</text:p>
          </table:table-cell>
          <table:table-cell table:formula="of:=DEC2HEX([.B1917];3)" office:value-type="string" office:string-value="77B" calcext:value-type="string">
            <text:p>77B</text:p>
          </table:table-cell>
          <table:table-cell table:formula="of:=MID([.A1917];1;4)" office:value-type="string" office:string-value="urge" calcext:value-type="string">
            <text:p>urg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sage</text:p>
          </table:table-cell>
          <table:table-cell table:style-name="ce25" office:value-type="float" office:value="1916" calcext:value-type="float">
            <text:p>1916</text:p>
          </table:table-cell>
          <table:table-cell table:style-name="ce25" table:formula="of:=CUSTOMDEZINBIN(MOD([.B1918];2048))" office:value-type="string" office:string-value="11101111100" calcext:value-type="string">
            <text:p>11101111100</text:p>
          </table:table-cell>
          <table:table-cell table:formula="of:=DEC2HEX([.B1918];3)" office:value-type="string" office:string-value="77C" calcext:value-type="string">
            <text:p>77C</text:p>
          </table:table-cell>
          <table:table-cell table:formula="of:=MID([.A1918];1;4)" office:value-type="string" office:string-value="usag" calcext:value-type="string">
            <text:p>usa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se</text:p>
          </table:table-cell>
          <table:table-cell table:style-name="ce25" office:value-type="float" office:value="1917" calcext:value-type="float">
            <text:p>1917</text:p>
          </table:table-cell>
          <table:table-cell table:style-name="ce25" table:formula="of:=CUSTOMDEZINBIN(MOD([.B1919];2048))" office:value-type="string" office:string-value="11101111101" calcext:value-type="string">
            <text:p>11101111101</text:p>
          </table:table-cell>
          <table:table-cell table:formula="of:=DEC2HEX([.B1919];3)" office:value-type="string" office:string-value="77D" calcext:value-type="string">
            <text:p>77D</text:p>
          </table:table-cell>
          <table:table-cell table:formula="of:=MID([.A1919];1;4)" office:value-type="string" office:string-value="use" calcext:value-type="string">
            <text:p>u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sed</text:p>
          </table:table-cell>
          <table:table-cell table:style-name="ce25" office:value-type="float" office:value="1918" calcext:value-type="float">
            <text:p>1918</text:p>
          </table:table-cell>
          <table:table-cell table:style-name="ce25" table:formula="of:=CUSTOMDEZINBIN(MOD([.B1920];2048))" office:value-type="string" office:string-value="11101111110" calcext:value-type="string">
            <text:p>11101111110</text:p>
          </table:table-cell>
          <table:table-cell table:formula="of:=DEC2HEX([.B1920];3)" office:value-type="string" office:string-value="77E" calcext:value-type="string">
            <text:p>77E</text:p>
          </table:table-cell>
          <table:table-cell table:formula="of:=MID([.A1920];1;4)" office:value-type="string" office:string-value="used" calcext:value-type="string">
            <text:p>use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seful</text:p>
          </table:table-cell>
          <table:table-cell table:style-name="ce25" office:value-type="float" office:value="1919" calcext:value-type="float">
            <text:p>1919</text:p>
          </table:table-cell>
          <table:table-cell table:style-name="ce25" table:formula="of:=CUSTOMDEZINBIN(MOD([.B1921];2048))" office:value-type="string" office:string-value="11101111111" calcext:value-type="string">
            <text:p>11101111111</text:p>
          </table:table-cell>
          <table:table-cell table:formula="of:=DEC2HEX([.B1921];3)" office:value-type="string" office:string-value="77F" calcext:value-type="string">
            <text:p>77F</text:p>
          </table:table-cell>
          <table:table-cell table:formula="of:=MID([.A1921];1;4)" office:value-type="string" office:string-value="usef" calcext:value-type="string">
            <text:p>use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seless</text:p>
          </table:table-cell>
          <table:table-cell table:style-name="ce25" office:value-type="float" office:value="1920" calcext:value-type="float">
            <text:p>1920</text:p>
          </table:table-cell>
          <table:table-cell table:style-name="ce25" table:formula="of:=CUSTOMDEZINBIN(MOD([.B1922];2048))" office:value-type="string" office:string-value="11110000000" calcext:value-type="string">
            <text:p>11110000000</text:p>
          </table:table-cell>
          <table:table-cell table:formula="of:=DEC2HEX([.B1922];3)" office:value-type="string" office:string-value="780" calcext:value-type="string">
            <text:p>780</text:p>
          </table:table-cell>
          <table:table-cell table:formula="of:=MID([.A1922];1;4)" office:value-type="string" office:string-value="usel" calcext:value-type="string">
            <text:p>use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sual</text:p>
          </table:table-cell>
          <table:table-cell table:style-name="ce25" office:value-type="float" office:value="1921" calcext:value-type="float">
            <text:p>1921</text:p>
          </table:table-cell>
          <table:table-cell table:style-name="ce25" table:formula="of:=CUSTOMDEZINBIN(MOD([.B1923];2048))" office:value-type="string" office:string-value="11110000001" calcext:value-type="string">
            <text:p>11110000001</text:p>
          </table:table-cell>
          <table:table-cell table:formula="of:=DEC2HEX([.B1923];3)" office:value-type="string" office:string-value="781" calcext:value-type="string">
            <text:p>781</text:p>
          </table:table-cell>
          <table:table-cell table:formula="of:=MID([.A1923];1;4)" office:value-type="string" office:string-value="usua" calcext:value-type="string">
            <text:p>usu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tility</text:p>
          </table:table-cell>
          <table:table-cell table:style-name="ce25" office:value-type="float" office:value="1922" calcext:value-type="float">
            <text:p>1922</text:p>
          </table:table-cell>
          <table:table-cell table:style-name="ce25" table:formula="of:=CUSTOMDEZINBIN(MOD([.B1924];2048))" office:value-type="string" office:string-value="11110000010" calcext:value-type="string">
            <text:p>11110000010</text:p>
          </table:table-cell>
          <table:table-cell table:formula="of:=DEC2HEX([.B1924];3)" office:value-type="string" office:string-value="782" calcext:value-type="string">
            <text:p>782</text:p>
          </table:table-cell>
          <table:table-cell table:formula="of:=MID([.A1924];1;4)" office:value-type="string" office:string-value="util" calcext:value-type="string">
            <text:p>uti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acant</text:p>
          </table:table-cell>
          <table:table-cell table:style-name="ce25" office:value-type="float" office:value="1923" calcext:value-type="float">
            <text:p>1923</text:p>
          </table:table-cell>
          <table:table-cell table:style-name="ce25" table:formula="of:=CUSTOMDEZINBIN(MOD([.B1925];2048))" office:value-type="string" office:string-value="11110000011" calcext:value-type="string">
            <text:p>11110000011</text:p>
          </table:table-cell>
          <table:table-cell table:formula="of:=DEC2HEX([.B1925];3)" office:value-type="string" office:string-value="783" calcext:value-type="string">
            <text:p>783</text:p>
          </table:table-cell>
          <table:table-cell table:formula="of:=MID([.A1925];1;4)" office:value-type="string" office:string-value="vaca" calcext:value-type="string">
            <text:p>vac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acuum</text:p>
          </table:table-cell>
          <table:table-cell table:style-name="ce25" office:value-type="float" office:value="1924" calcext:value-type="float">
            <text:p>1924</text:p>
          </table:table-cell>
          <table:table-cell table:style-name="ce25" table:formula="of:=CUSTOMDEZINBIN(MOD([.B1926];2048))" office:value-type="string" office:string-value="11110000100" calcext:value-type="string">
            <text:p>11110000100</text:p>
          </table:table-cell>
          <table:table-cell table:formula="of:=DEC2HEX([.B1926];3)" office:value-type="string" office:string-value="784" calcext:value-type="string">
            <text:p>784</text:p>
          </table:table-cell>
          <table:table-cell table:formula="of:=MID([.A1926];1;4)" office:value-type="string" office:string-value="vacu" calcext:value-type="string">
            <text:p>vac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ague</text:p>
          </table:table-cell>
          <table:table-cell table:style-name="ce25" office:value-type="float" office:value="1925" calcext:value-type="float">
            <text:p>1925</text:p>
          </table:table-cell>
          <table:table-cell table:style-name="ce25" table:formula="of:=CUSTOMDEZINBIN(MOD([.B1927];2048))" office:value-type="string" office:string-value="11110000101" calcext:value-type="string">
            <text:p>11110000101</text:p>
          </table:table-cell>
          <table:table-cell table:formula="of:=DEC2HEX([.B1927];3)" office:value-type="string" office:string-value="785" calcext:value-type="string">
            <text:p>785</text:p>
          </table:table-cell>
          <table:table-cell table:formula="of:=MID([.A1927];1;4)" office:value-type="string" office:string-value="vagu" calcext:value-type="string">
            <text:p>vag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alid</text:p>
          </table:table-cell>
          <table:table-cell table:style-name="ce25" office:value-type="float" office:value="1926" calcext:value-type="float">
            <text:p>1926</text:p>
          </table:table-cell>
          <table:table-cell table:style-name="ce25" table:formula="of:=CUSTOMDEZINBIN(MOD([.B1928];2048))" office:value-type="string" office:string-value="11110000110" calcext:value-type="string">
            <text:p>11110000110</text:p>
          </table:table-cell>
          <table:table-cell table:formula="of:=DEC2HEX([.B1928];3)" office:value-type="string" office:string-value="786" calcext:value-type="string">
            <text:p>786</text:p>
          </table:table-cell>
          <table:table-cell table:formula="of:=MID([.A1928];1;4)" office:value-type="string" office:string-value="vali" calcext:value-type="string">
            <text:p>val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alley</text:p>
          </table:table-cell>
          <table:table-cell table:style-name="ce25" office:value-type="float" office:value="1927" calcext:value-type="float">
            <text:p>1927</text:p>
          </table:table-cell>
          <table:table-cell table:style-name="ce25" table:formula="of:=CUSTOMDEZINBIN(MOD([.B1929];2048))" office:value-type="string" office:string-value="11110000111" calcext:value-type="string">
            <text:p>11110000111</text:p>
          </table:table-cell>
          <table:table-cell table:formula="of:=DEC2HEX([.B1929];3)" office:value-type="string" office:string-value="787" calcext:value-type="string">
            <text:p>787</text:p>
          </table:table-cell>
          <table:table-cell table:formula="of:=MID([.A1929];1;4)" office:value-type="string" office:string-value="vall" calcext:value-type="string">
            <text:p>val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alve</text:p>
          </table:table-cell>
          <table:table-cell table:style-name="ce25" office:value-type="float" office:value="1928" calcext:value-type="float">
            <text:p>1928</text:p>
          </table:table-cell>
          <table:table-cell table:style-name="ce25" table:formula="of:=CUSTOMDEZINBIN(MOD([.B1930];2048))" office:value-type="string" office:string-value="11110001000" calcext:value-type="string">
            <text:p>11110001000</text:p>
          </table:table-cell>
          <table:table-cell table:formula="of:=DEC2HEX([.B1930];3)" office:value-type="string" office:string-value="788" calcext:value-type="string">
            <text:p>788</text:p>
          </table:table-cell>
          <table:table-cell table:formula="of:=MID([.A1930];1;4)" office:value-type="string" office:string-value="valv" calcext:value-type="string">
            <text:p>valv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an</text:p>
          </table:table-cell>
          <table:table-cell table:style-name="ce25" office:value-type="float" office:value="1929" calcext:value-type="float">
            <text:p>1929</text:p>
          </table:table-cell>
          <table:table-cell table:style-name="ce25" table:formula="of:=CUSTOMDEZINBIN(MOD([.B1931];2048))" office:value-type="string" office:string-value="11110001001" calcext:value-type="string">
            <text:p>11110001001</text:p>
          </table:table-cell>
          <table:table-cell table:formula="of:=DEC2HEX([.B1931];3)" office:value-type="string" office:string-value="789" calcext:value-type="string">
            <text:p>789</text:p>
          </table:table-cell>
          <table:table-cell table:formula="of:=MID([.A1931];1;4)" office:value-type="string" office:string-value="van" calcext:value-type="string">
            <text:p>v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anish</text:p>
          </table:table-cell>
          <table:table-cell table:style-name="ce25" office:value-type="float" office:value="1930" calcext:value-type="float">
            <text:p>1930</text:p>
          </table:table-cell>
          <table:table-cell table:style-name="ce25" table:formula="of:=CUSTOMDEZINBIN(MOD([.B1932];2048))" office:value-type="string" office:string-value="11110001010" calcext:value-type="string">
            <text:p>11110001010</text:p>
          </table:table-cell>
          <table:table-cell table:formula="of:=DEC2HEX([.B1932];3)" office:value-type="string" office:string-value="78A" calcext:value-type="string">
            <text:p>78A</text:p>
          </table:table-cell>
          <table:table-cell table:formula="of:=MID([.A1932];1;4)" office:value-type="string" office:string-value="vani" calcext:value-type="string">
            <text:p>van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apor</text:p>
          </table:table-cell>
          <table:table-cell table:style-name="ce25" office:value-type="float" office:value="1931" calcext:value-type="float">
            <text:p>1931</text:p>
          </table:table-cell>
          <table:table-cell table:style-name="ce25" table:formula="of:=CUSTOMDEZINBIN(MOD([.B1933];2048))" office:value-type="string" office:string-value="11110001011" calcext:value-type="string">
            <text:p>11110001011</text:p>
          </table:table-cell>
          <table:table-cell table:formula="of:=DEC2HEX([.B1933];3)" office:value-type="string" office:string-value="78B" calcext:value-type="string">
            <text:p>78B</text:p>
          </table:table-cell>
          <table:table-cell table:formula="of:=MID([.A1933];1;4)" office:value-type="string" office:string-value="vapo" calcext:value-type="string">
            <text:p>vap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arious</text:p>
          </table:table-cell>
          <table:table-cell table:style-name="ce25" office:value-type="float" office:value="1932" calcext:value-type="float">
            <text:p>1932</text:p>
          </table:table-cell>
          <table:table-cell table:style-name="ce25" table:formula="of:=CUSTOMDEZINBIN(MOD([.B1934];2048))" office:value-type="string" office:string-value="11110001100" calcext:value-type="string">
            <text:p>11110001100</text:p>
          </table:table-cell>
          <table:table-cell table:formula="of:=DEC2HEX([.B1934];3)" office:value-type="string" office:string-value="78C" calcext:value-type="string">
            <text:p>78C</text:p>
          </table:table-cell>
          <table:table-cell table:formula="of:=MID([.A1934];1;4)" office:value-type="string" office:string-value="vari" calcext:value-type="string">
            <text:p>var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ast</text:p>
          </table:table-cell>
          <table:table-cell table:style-name="ce25" office:value-type="float" office:value="1933" calcext:value-type="float">
            <text:p>1933</text:p>
          </table:table-cell>
          <table:table-cell table:style-name="ce25" table:formula="of:=CUSTOMDEZINBIN(MOD([.B1935];2048))" office:value-type="string" office:string-value="11110001101" calcext:value-type="string">
            <text:p>11110001101</text:p>
          </table:table-cell>
          <table:table-cell table:formula="of:=DEC2HEX([.B1935];3)" office:value-type="string" office:string-value="78D" calcext:value-type="string">
            <text:p>78D</text:p>
          </table:table-cell>
          <table:table-cell table:formula="of:=MID([.A1935];1;4)" office:value-type="string" office:string-value="vast" calcext:value-type="string">
            <text:p>va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ault</text:p>
          </table:table-cell>
          <table:table-cell table:style-name="ce25" office:value-type="float" office:value="1934" calcext:value-type="float">
            <text:p>1934</text:p>
          </table:table-cell>
          <table:table-cell table:style-name="ce25" table:formula="of:=CUSTOMDEZINBIN(MOD([.B1936];2048))" office:value-type="string" office:string-value="11110001110" calcext:value-type="string">
            <text:p>11110001110</text:p>
          </table:table-cell>
          <table:table-cell table:formula="of:=DEC2HEX([.B1936];3)" office:value-type="string" office:string-value="78E" calcext:value-type="string">
            <text:p>78E</text:p>
          </table:table-cell>
          <table:table-cell table:formula="of:=MID([.A1936];1;4)" office:value-type="string" office:string-value="vaul" calcext:value-type="string">
            <text:p>vau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ehicle</text:p>
          </table:table-cell>
          <table:table-cell table:style-name="ce25" office:value-type="float" office:value="1935" calcext:value-type="float">
            <text:p>1935</text:p>
          </table:table-cell>
          <table:table-cell table:style-name="ce25" table:formula="of:=CUSTOMDEZINBIN(MOD([.B1937];2048))" office:value-type="string" office:string-value="11110001111" calcext:value-type="string">
            <text:p>11110001111</text:p>
          </table:table-cell>
          <table:table-cell table:formula="of:=DEC2HEX([.B1937];3)" office:value-type="string" office:string-value="78F" calcext:value-type="string">
            <text:p>78F</text:p>
          </table:table-cell>
          <table:table-cell table:formula="of:=MID([.A1937];1;4)" office:value-type="string" office:string-value="vehi" calcext:value-type="string">
            <text:p>veh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elvet</text:p>
          </table:table-cell>
          <table:table-cell table:style-name="ce25" office:value-type="float" office:value="1936" calcext:value-type="float">
            <text:p>1936</text:p>
          </table:table-cell>
          <table:table-cell table:style-name="ce25" table:formula="of:=CUSTOMDEZINBIN(MOD([.B1938];2048))" office:value-type="string" office:string-value="11110010000" calcext:value-type="string">
            <text:p>11110010000</text:p>
          </table:table-cell>
          <table:table-cell table:formula="of:=DEC2HEX([.B1938];3)" office:value-type="string" office:string-value="790" calcext:value-type="string">
            <text:p>790</text:p>
          </table:table-cell>
          <table:table-cell table:formula="of:=MID([.A1938];1;4)" office:value-type="string" office:string-value="velv" calcext:value-type="string">
            <text:p>velv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endor</text:p>
          </table:table-cell>
          <table:table-cell table:style-name="ce25" office:value-type="float" office:value="1937" calcext:value-type="float">
            <text:p>1937</text:p>
          </table:table-cell>
          <table:table-cell table:style-name="ce25" table:formula="of:=CUSTOMDEZINBIN(MOD([.B1939];2048))" office:value-type="string" office:string-value="11110010001" calcext:value-type="string">
            <text:p>11110010001</text:p>
          </table:table-cell>
          <table:table-cell table:formula="of:=DEC2HEX([.B1939];3)" office:value-type="string" office:string-value="791" calcext:value-type="string">
            <text:p>791</text:p>
          </table:table-cell>
          <table:table-cell table:formula="of:=MID([.A1939];1;4)" office:value-type="string" office:string-value="vend" calcext:value-type="string">
            <text:p>ven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enture</text:p>
          </table:table-cell>
          <table:table-cell table:style-name="ce25" office:value-type="float" office:value="1938" calcext:value-type="float">
            <text:p>1938</text:p>
          </table:table-cell>
          <table:table-cell table:style-name="ce25" table:formula="of:=CUSTOMDEZINBIN(MOD([.B1940];2048))" office:value-type="string" office:string-value="11110010010" calcext:value-type="string">
            <text:p>11110010010</text:p>
          </table:table-cell>
          <table:table-cell table:formula="of:=DEC2HEX([.B1940];3)" office:value-type="string" office:string-value="792" calcext:value-type="string">
            <text:p>792</text:p>
          </table:table-cell>
          <table:table-cell table:formula="of:=MID([.A1940];1;4)" office:value-type="string" office:string-value="vent" calcext:value-type="string">
            <text:p>ven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enue</text:p>
          </table:table-cell>
          <table:table-cell table:style-name="ce25" office:value-type="float" office:value="1939" calcext:value-type="float">
            <text:p>1939</text:p>
          </table:table-cell>
          <table:table-cell table:style-name="ce25" table:formula="of:=CUSTOMDEZINBIN(MOD([.B1941];2048))" office:value-type="string" office:string-value="11110010011" calcext:value-type="string">
            <text:p>11110010011</text:p>
          </table:table-cell>
          <table:table-cell table:formula="of:=DEC2HEX([.B1941];3)" office:value-type="string" office:string-value="793" calcext:value-type="string">
            <text:p>793</text:p>
          </table:table-cell>
          <table:table-cell table:formula="of:=MID([.A1941];1;4)" office:value-type="string" office:string-value="venu" calcext:value-type="string">
            <text:p>ven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erb</text:p>
          </table:table-cell>
          <table:table-cell table:style-name="ce25" office:value-type="float" office:value="1940" calcext:value-type="float">
            <text:p>1940</text:p>
          </table:table-cell>
          <table:table-cell table:style-name="ce25" table:formula="of:=CUSTOMDEZINBIN(MOD([.B1942];2048))" office:value-type="string" office:string-value="11110010100" calcext:value-type="string">
            <text:p>11110010100</text:p>
          </table:table-cell>
          <table:table-cell table:formula="of:=DEC2HEX([.B1942];3)" office:value-type="string" office:string-value="794" calcext:value-type="string">
            <text:p>794</text:p>
          </table:table-cell>
          <table:table-cell table:formula="of:=MID([.A1942];1;4)" office:value-type="string" office:string-value="verb" calcext:value-type="string">
            <text:p>ver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erify</text:p>
          </table:table-cell>
          <table:table-cell table:style-name="ce25" office:value-type="float" office:value="1941" calcext:value-type="float">
            <text:p>1941</text:p>
          </table:table-cell>
          <table:table-cell table:style-name="ce25" table:formula="of:=CUSTOMDEZINBIN(MOD([.B1943];2048))" office:value-type="string" office:string-value="11110010101" calcext:value-type="string">
            <text:p>11110010101</text:p>
          </table:table-cell>
          <table:table-cell table:formula="of:=DEC2HEX([.B1943];3)" office:value-type="string" office:string-value="795" calcext:value-type="string">
            <text:p>795</text:p>
          </table:table-cell>
          <table:table-cell table:formula="of:=MID([.A1943];1;4)" office:value-type="string" office:string-value="veri" calcext:value-type="string">
            <text:p>ver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ersion</text:p>
          </table:table-cell>
          <table:table-cell table:style-name="ce25" office:value-type="float" office:value="1942" calcext:value-type="float">
            <text:p>1942</text:p>
          </table:table-cell>
          <table:table-cell table:style-name="ce25" table:formula="of:=CUSTOMDEZINBIN(MOD([.B1944];2048))" office:value-type="string" office:string-value="11110010110" calcext:value-type="string">
            <text:p>11110010110</text:p>
          </table:table-cell>
          <table:table-cell table:formula="of:=DEC2HEX([.B1944];3)" office:value-type="string" office:string-value="796" calcext:value-type="string">
            <text:p>796</text:p>
          </table:table-cell>
          <table:table-cell table:formula="of:=MID([.A1944];1;4)" office:value-type="string" office:string-value="vers" calcext:value-type="string">
            <text:p>ver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ery</text:p>
          </table:table-cell>
          <table:table-cell table:style-name="ce25" office:value-type="float" office:value="1943" calcext:value-type="float">
            <text:p>1943</text:p>
          </table:table-cell>
          <table:table-cell table:style-name="ce25" table:formula="of:=CUSTOMDEZINBIN(MOD([.B1945];2048))" office:value-type="string" office:string-value="11110010111" calcext:value-type="string">
            <text:p>11110010111</text:p>
          </table:table-cell>
          <table:table-cell table:formula="of:=DEC2HEX([.B1945];3)" office:value-type="string" office:string-value="797" calcext:value-type="string">
            <text:p>797</text:p>
          </table:table-cell>
          <table:table-cell table:formula="of:=MID([.A1945];1;4)" office:value-type="string" office:string-value="very" calcext:value-type="string">
            <text:p>ver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essel</text:p>
          </table:table-cell>
          <table:table-cell table:style-name="ce25" office:value-type="float" office:value="1944" calcext:value-type="float">
            <text:p>1944</text:p>
          </table:table-cell>
          <table:table-cell table:style-name="ce25" table:formula="of:=CUSTOMDEZINBIN(MOD([.B1946];2048))" office:value-type="string" office:string-value="11110011000" calcext:value-type="string">
            <text:p>11110011000</text:p>
          </table:table-cell>
          <table:table-cell table:formula="of:=DEC2HEX([.B1946];3)" office:value-type="string" office:string-value="798" calcext:value-type="string">
            <text:p>798</text:p>
          </table:table-cell>
          <table:table-cell table:formula="of:=MID([.A1946];1;4)" office:value-type="string" office:string-value="vess" calcext:value-type="string">
            <text:p>ves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eteran</text:p>
          </table:table-cell>
          <table:table-cell table:style-name="ce25" office:value-type="float" office:value="1945" calcext:value-type="float">
            <text:p>1945</text:p>
          </table:table-cell>
          <table:table-cell table:style-name="ce25" table:formula="of:=CUSTOMDEZINBIN(MOD([.B1947];2048))" office:value-type="string" office:string-value="11110011001" calcext:value-type="string">
            <text:p>11110011001</text:p>
          </table:table-cell>
          <table:table-cell table:formula="of:=DEC2HEX([.B1947];3)" office:value-type="string" office:string-value="799" calcext:value-type="string">
            <text:p>799</text:p>
          </table:table-cell>
          <table:table-cell table:formula="of:=MID([.A1947];1;4)" office:value-type="string" office:string-value="vete" calcext:value-type="string">
            <text:p>vet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iable</text:p>
          </table:table-cell>
          <table:table-cell table:style-name="ce25" office:value-type="float" office:value="1946" calcext:value-type="float">
            <text:p>1946</text:p>
          </table:table-cell>
          <table:table-cell table:style-name="ce25" table:formula="of:=CUSTOMDEZINBIN(MOD([.B1948];2048))" office:value-type="string" office:string-value="11110011010" calcext:value-type="string">
            <text:p>11110011010</text:p>
          </table:table-cell>
          <table:table-cell table:formula="of:=DEC2HEX([.B1948];3)" office:value-type="string" office:string-value="79A" calcext:value-type="string">
            <text:p>79A</text:p>
          </table:table-cell>
          <table:table-cell table:formula="of:=MID([.A1948];1;4)" office:value-type="string" office:string-value="viab" calcext:value-type="string">
            <text:p>via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ibrant</text:p>
          </table:table-cell>
          <table:table-cell table:style-name="ce25" office:value-type="float" office:value="1947" calcext:value-type="float">
            <text:p>1947</text:p>
          </table:table-cell>
          <table:table-cell table:style-name="ce25" table:formula="of:=CUSTOMDEZINBIN(MOD([.B1949];2048))" office:value-type="string" office:string-value="11110011011" calcext:value-type="string">
            <text:p>11110011011</text:p>
          </table:table-cell>
          <table:table-cell table:formula="of:=DEC2HEX([.B1949];3)" office:value-type="string" office:string-value="79B" calcext:value-type="string">
            <text:p>79B</text:p>
          </table:table-cell>
          <table:table-cell table:formula="of:=MID([.A1949];1;4)" office:value-type="string" office:string-value="vibr" calcext:value-type="string">
            <text:p>vib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icious</text:p>
          </table:table-cell>
          <table:table-cell table:style-name="ce25" office:value-type="float" office:value="1948" calcext:value-type="float">
            <text:p>1948</text:p>
          </table:table-cell>
          <table:table-cell table:style-name="ce25" table:formula="of:=CUSTOMDEZINBIN(MOD([.B1950];2048))" office:value-type="string" office:string-value="11110011100" calcext:value-type="string">
            <text:p>11110011100</text:p>
          </table:table-cell>
          <table:table-cell table:formula="of:=DEC2HEX([.B1950];3)" office:value-type="string" office:string-value="79C" calcext:value-type="string">
            <text:p>79C</text:p>
          </table:table-cell>
          <table:table-cell table:formula="of:=MID([.A1950];1;4)" office:value-type="string" office:string-value="vici" calcext:value-type="string">
            <text:p>vic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ictory</text:p>
          </table:table-cell>
          <table:table-cell table:style-name="ce25" office:value-type="float" office:value="1949" calcext:value-type="float">
            <text:p>1949</text:p>
          </table:table-cell>
          <table:table-cell table:style-name="ce25" table:formula="of:=CUSTOMDEZINBIN(MOD([.B1951];2048))" office:value-type="string" office:string-value="11110011101" calcext:value-type="string">
            <text:p>11110011101</text:p>
          </table:table-cell>
          <table:table-cell table:formula="of:=DEC2HEX([.B1951];3)" office:value-type="string" office:string-value="79D" calcext:value-type="string">
            <text:p>79D</text:p>
          </table:table-cell>
          <table:table-cell table:formula="of:=MID([.A1951];1;4)" office:value-type="string" office:string-value="vict" calcext:value-type="string">
            <text:p>vic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ideo</text:p>
          </table:table-cell>
          <table:table-cell table:style-name="ce25" office:value-type="float" office:value="1950" calcext:value-type="float">
            <text:p>1950</text:p>
          </table:table-cell>
          <table:table-cell table:style-name="ce25" table:formula="of:=CUSTOMDEZINBIN(MOD([.B1952];2048))" office:value-type="string" office:string-value="11110011110" calcext:value-type="string">
            <text:p>11110011110</text:p>
          </table:table-cell>
          <table:table-cell table:formula="of:=DEC2HEX([.B1952];3)" office:value-type="string" office:string-value="79E" calcext:value-type="string">
            <text:p>79E</text:p>
          </table:table-cell>
          <table:table-cell table:formula="of:=MID([.A1952];1;4)" office:value-type="string" office:string-value="vide" calcext:value-type="string">
            <text:p>vid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iew</text:p>
          </table:table-cell>
          <table:table-cell table:style-name="ce25" office:value-type="float" office:value="1951" calcext:value-type="float">
            <text:p>1951</text:p>
          </table:table-cell>
          <table:table-cell table:style-name="ce25" table:formula="of:=CUSTOMDEZINBIN(MOD([.B1953];2048))" office:value-type="string" office:string-value="11110011111" calcext:value-type="string">
            <text:p>11110011111</text:p>
          </table:table-cell>
          <table:table-cell table:formula="of:=DEC2HEX([.B1953];3)" office:value-type="string" office:string-value="79F" calcext:value-type="string">
            <text:p>79F</text:p>
          </table:table-cell>
          <table:table-cell table:formula="of:=MID([.A1953];1;4)" office:value-type="string" office:string-value="view" calcext:value-type="string">
            <text:p>view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illage</text:p>
          </table:table-cell>
          <table:table-cell table:style-name="ce25" office:value-type="float" office:value="1952" calcext:value-type="float">
            <text:p>1952</text:p>
          </table:table-cell>
          <table:table-cell table:style-name="ce25" table:formula="of:=CUSTOMDEZINBIN(MOD([.B1954];2048))" office:value-type="string" office:string-value="11110100000" calcext:value-type="string">
            <text:p>11110100000</text:p>
          </table:table-cell>
          <table:table-cell table:formula="of:=DEC2HEX([.B1954];3)" office:value-type="string" office:string-value="7A0" calcext:value-type="string">
            <text:p>7A0</text:p>
          </table:table-cell>
          <table:table-cell table:formula="of:=MID([.A1954];1;4)" office:value-type="string" office:string-value="vill" calcext:value-type="string">
            <text:p>vil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intage</text:p>
          </table:table-cell>
          <table:table-cell table:style-name="ce25" office:value-type="float" office:value="1953" calcext:value-type="float">
            <text:p>1953</text:p>
          </table:table-cell>
          <table:table-cell table:style-name="ce25" table:formula="of:=CUSTOMDEZINBIN(MOD([.B1955];2048))" office:value-type="string" office:string-value="11110100001" calcext:value-type="string">
            <text:p>11110100001</text:p>
          </table:table-cell>
          <table:table-cell table:formula="of:=DEC2HEX([.B1955];3)" office:value-type="string" office:string-value="7A1" calcext:value-type="string">
            <text:p>7A1</text:p>
          </table:table-cell>
          <table:table-cell table:formula="of:=MID([.A1955];1;4)" office:value-type="string" office:string-value="vint" calcext:value-type="string">
            <text:p>vin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iolin</text:p>
          </table:table-cell>
          <table:table-cell table:style-name="ce25" office:value-type="float" office:value="1954" calcext:value-type="float">
            <text:p>1954</text:p>
          </table:table-cell>
          <table:table-cell table:style-name="ce25" table:formula="of:=CUSTOMDEZINBIN(MOD([.B1956];2048))" office:value-type="string" office:string-value="11110100010" calcext:value-type="string">
            <text:p>11110100010</text:p>
          </table:table-cell>
          <table:table-cell table:formula="of:=DEC2HEX([.B1956];3)" office:value-type="string" office:string-value="7A2" calcext:value-type="string">
            <text:p>7A2</text:p>
          </table:table-cell>
          <table:table-cell table:formula="of:=MID([.A1956];1;4)" office:value-type="string" office:string-value="viol" calcext:value-type="string">
            <text:p>vio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irtual</text:p>
          </table:table-cell>
          <table:table-cell table:style-name="ce25" office:value-type="float" office:value="1955" calcext:value-type="float">
            <text:p>1955</text:p>
          </table:table-cell>
          <table:table-cell table:style-name="ce25" table:formula="of:=CUSTOMDEZINBIN(MOD([.B1957];2048))" office:value-type="string" office:string-value="11110100011" calcext:value-type="string">
            <text:p>11110100011</text:p>
          </table:table-cell>
          <table:table-cell table:formula="of:=DEC2HEX([.B1957];3)" office:value-type="string" office:string-value="7A3" calcext:value-type="string">
            <text:p>7A3</text:p>
          </table:table-cell>
          <table:table-cell table:formula="of:=MID([.A1957];1;4)" office:value-type="string" office:string-value="virt" calcext:value-type="string">
            <text:p>vir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irus</text:p>
          </table:table-cell>
          <table:table-cell table:style-name="ce25" office:value-type="float" office:value="1956" calcext:value-type="float">
            <text:p>1956</text:p>
          </table:table-cell>
          <table:table-cell table:style-name="ce25" table:formula="of:=CUSTOMDEZINBIN(MOD([.B1958];2048))" office:value-type="string" office:string-value="11110100100" calcext:value-type="string">
            <text:p>11110100100</text:p>
          </table:table-cell>
          <table:table-cell table:formula="of:=DEC2HEX([.B1958];3)" office:value-type="string" office:string-value="7A4" calcext:value-type="string">
            <text:p>7A4</text:p>
          </table:table-cell>
          <table:table-cell table:formula="of:=MID([.A1958];1;4)" office:value-type="string" office:string-value="viru" calcext:value-type="string">
            <text:p>vir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isa</text:p>
          </table:table-cell>
          <table:table-cell table:style-name="ce25" office:value-type="float" office:value="1957" calcext:value-type="float">
            <text:p>1957</text:p>
          </table:table-cell>
          <table:table-cell table:style-name="ce25" table:formula="of:=CUSTOMDEZINBIN(MOD([.B1959];2048))" office:value-type="string" office:string-value="11110100101" calcext:value-type="string">
            <text:p>11110100101</text:p>
          </table:table-cell>
          <table:table-cell table:formula="of:=DEC2HEX([.B1959];3)" office:value-type="string" office:string-value="7A5" calcext:value-type="string">
            <text:p>7A5</text:p>
          </table:table-cell>
          <table:table-cell table:formula="of:=MID([.A1959];1;4)" office:value-type="string" office:string-value="visa" calcext:value-type="string">
            <text:p>vis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isit</text:p>
          </table:table-cell>
          <table:table-cell table:style-name="ce25" office:value-type="float" office:value="1958" calcext:value-type="float">
            <text:p>1958</text:p>
          </table:table-cell>
          <table:table-cell table:style-name="ce25" table:formula="of:=CUSTOMDEZINBIN(MOD([.B1960];2048))" office:value-type="string" office:string-value="11110100110" calcext:value-type="string">
            <text:p>11110100110</text:p>
          </table:table-cell>
          <table:table-cell table:formula="of:=DEC2HEX([.B1960];3)" office:value-type="string" office:string-value="7A6" calcext:value-type="string">
            <text:p>7A6</text:p>
          </table:table-cell>
          <table:table-cell table:formula="of:=MID([.A1960];1;4)" office:value-type="string" office:string-value="visi" calcext:value-type="string">
            <text:p>vis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isual</text:p>
          </table:table-cell>
          <table:table-cell table:style-name="ce25" office:value-type="float" office:value="1959" calcext:value-type="float">
            <text:p>1959</text:p>
          </table:table-cell>
          <table:table-cell table:style-name="ce25" table:formula="of:=CUSTOMDEZINBIN(MOD([.B1961];2048))" office:value-type="string" office:string-value="11110100111" calcext:value-type="string">
            <text:p>11110100111</text:p>
          </table:table-cell>
          <table:table-cell table:formula="of:=DEC2HEX([.B1961];3)" office:value-type="string" office:string-value="7A7" calcext:value-type="string">
            <text:p>7A7</text:p>
          </table:table-cell>
          <table:table-cell table:formula="of:=MID([.A1961];1;4)" office:value-type="string" office:string-value="visu" calcext:value-type="string">
            <text:p>vis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ital</text:p>
          </table:table-cell>
          <table:table-cell table:style-name="ce25" office:value-type="float" office:value="1960" calcext:value-type="float">
            <text:p>1960</text:p>
          </table:table-cell>
          <table:table-cell table:style-name="ce25" table:formula="of:=CUSTOMDEZINBIN(MOD([.B1962];2048))" office:value-type="string" office:string-value="11110101000" calcext:value-type="string">
            <text:p>11110101000</text:p>
          </table:table-cell>
          <table:table-cell table:formula="of:=DEC2HEX([.B1962];3)" office:value-type="string" office:string-value="7A8" calcext:value-type="string">
            <text:p>7A8</text:p>
          </table:table-cell>
          <table:table-cell table:formula="of:=MID([.A1962];1;4)" office:value-type="string" office:string-value="vita" calcext:value-type="string">
            <text:p>vit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ivid</text:p>
          </table:table-cell>
          <table:table-cell table:style-name="ce25" office:value-type="float" office:value="1961" calcext:value-type="float">
            <text:p>1961</text:p>
          </table:table-cell>
          <table:table-cell table:style-name="ce25" table:formula="of:=CUSTOMDEZINBIN(MOD([.B1963];2048))" office:value-type="string" office:string-value="11110101001" calcext:value-type="string">
            <text:p>11110101001</text:p>
          </table:table-cell>
          <table:table-cell table:formula="of:=DEC2HEX([.B1963];3)" office:value-type="string" office:string-value="7A9" calcext:value-type="string">
            <text:p>7A9</text:p>
          </table:table-cell>
          <table:table-cell table:formula="of:=MID([.A1963];1;4)" office:value-type="string" office:string-value="vivi" calcext:value-type="string">
            <text:p>viv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ocal</text:p>
          </table:table-cell>
          <table:table-cell table:style-name="ce25" office:value-type="float" office:value="1962" calcext:value-type="float">
            <text:p>1962</text:p>
          </table:table-cell>
          <table:table-cell table:style-name="ce25" table:formula="of:=CUSTOMDEZINBIN(MOD([.B1964];2048))" office:value-type="string" office:string-value="11110101010" calcext:value-type="string">
            <text:p>11110101010</text:p>
          </table:table-cell>
          <table:table-cell table:formula="of:=DEC2HEX([.B1964];3)" office:value-type="string" office:string-value="7AA" calcext:value-type="string">
            <text:p>7AA</text:p>
          </table:table-cell>
          <table:table-cell table:formula="of:=MID([.A1964];1;4)" office:value-type="string" office:string-value="voca" calcext:value-type="string">
            <text:p>voc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oice</text:p>
          </table:table-cell>
          <table:table-cell table:style-name="ce25" office:value-type="float" office:value="1963" calcext:value-type="float">
            <text:p>1963</text:p>
          </table:table-cell>
          <table:table-cell table:style-name="ce25" table:formula="of:=CUSTOMDEZINBIN(MOD([.B1965];2048))" office:value-type="string" office:string-value="11110101011" calcext:value-type="string">
            <text:p>11110101011</text:p>
          </table:table-cell>
          <table:table-cell table:formula="of:=DEC2HEX([.B1965];3)" office:value-type="string" office:string-value="7AB" calcext:value-type="string">
            <text:p>7AB</text:p>
          </table:table-cell>
          <table:table-cell table:formula="of:=MID([.A1965];1;4)" office:value-type="string" office:string-value="voic" calcext:value-type="string">
            <text:p>voi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oid</text:p>
          </table:table-cell>
          <table:table-cell table:style-name="ce25" office:value-type="float" office:value="1964" calcext:value-type="float">
            <text:p>1964</text:p>
          </table:table-cell>
          <table:table-cell table:style-name="ce25" table:formula="of:=CUSTOMDEZINBIN(MOD([.B1966];2048))" office:value-type="string" office:string-value="11110101100" calcext:value-type="string">
            <text:p>11110101100</text:p>
          </table:table-cell>
          <table:table-cell table:formula="of:=DEC2HEX([.B1966];3)" office:value-type="string" office:string-value="7AC" calcext:value-type="string">
            <text:p>7AC</text:p>
          </table:table-cell>
          <table:table-cell table:formula="of:=MID([.A1966];1;4)" office:value-type="string" office:string-value="void" calcext:value-type="string">
            <text:p>voi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olcano</text:p>
          </table:table-cell>
          <table:table-cell table:style-name="ce25" office:value-type="float" office:value="1965" calcext:value-type="float">
            <text:p>1965</text:p>
          </table:table-cell>
          <table:table-cell table:style-name="ce25" table:formula="of:=CUSTOMDEZINBIN(MOD([.B1967];2048))" office:value-type="string" office:string-value="11110101101" calcext:value-type="string">
            <text:p>11110101101</text:p>
          </table:table-cell>
          <table:table-cell table:formula="of:=DEC2HEX([.B1967];3)" office:value-type="string" office:string-value="7AD" calcext:value-type="string">
            <text:p>7AD</text:p>
          </table:table-cell>
          <table:table-cell table:formula="of:=MID([.A1967];1;4)" office:value-type="string" office:string-value="volc" calcext:value-type="string">
            <text:p>vol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olume</text:p>
          </table:table-cell>
          <table:table-cell table:style-name="ce25" office:value-type="float" office:value="1966" calcext:value-type="float">
            <text:p>1966</text:p>
          </table:table-cell>
          <table:table-cell table:style-name="ce25" table:formula="of:=CUSTOMDEZINBIN(MOD([.B1968];2048))" office:value-type="string" office:string-value="11110101110" calcext:value-type="string">
            <text:p>11110101110</text:p>
          </table:table-cell>
          <table:table-cell table:formula="of:=DEC2HEX([.B1968];3)" office:value-type="string" office:string-value="7AE" calcext:value-type="string">
            <text:p>7AE</text:p>
          </table:table-cell>
          <table:table-cell table:formula="of:=MID([.A1968];1;4)" office:value-type="string" office:string-value="volu" calcext:value-type="string">
            <text:p>vol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ote</text:p>
          </table:table-cell>
          <table:table-cell table:style-name="ce25" office:value-type="float" office:value="1967" calcext:value-type="float">
            <text:p>1967</text:p>
          </table:table-cell>
          <table:table-cell table:style-name="ce25" table:formula="of:=CUSTOMDEZINBIN(MOD([.B1969];2048))" office:value-type="string" office:string-value="11110101111" calcext:value-type="string">
            <text:p>11110101111</text:p>
          </table:table-cell>
          <table:table-cell table:formula="of:=DEC2HEX([.B1969];3)" office:value-type="string" office:string-value="7AF" calcext:value-type="string">
            <text:p>7AF</text:p>
          </table:table-cell>
          <table:table-cell table:formula="of:=MID([.A1969];1;4)" office:value-type="string" office:string-value="vote" calcext:value-type="string">
            <text:p>vot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oyage</text:p>
          </table:table-cell>
          <table:table-cell table:style-name="ce25" office:value-type="float" office:value="1968" calcext:value-type="float">
            <text:p>1968</text:p>
          </table:table-cell>
          <table:table-cell table:style-name="ce25" table:formula="of:=CUSTOMDEZINBIN(MOD([.B1970];2048))" office:value-type="string" office:string-value="11110110000" calcext:value-type="string">
            <text:p>11110110000</text:p>
          </table:table-cell>
          <table:table-cell table:formula="of:=DEC2HEX([.B1970];3)" office:value-type="string" office:string-value="7B0" calcext:value-type="string">
            <text:p>7B0</text:p>
          </table:table-cell>
          <table:table-cell table:formula="of:=MID([.A1970];1;4)" office:value-type="string" office:string-value="voya" calcext:value-type="string">
            <text:p>voy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age</text:p>
          </table:table-cell>
          <table:table-cell table:style-name="ce25" office:value-type="float" office:value="1969" calcext:value-type="float">
            <text:p>1969</text:p>
          </table:table-cell>
          <table:table-cell table:style-name="ce25" table:formula="of:=CUSTOMDEZINBIN(MOD([.B1971];2048))" office:value-type="string" office:string-value="11110110001" calcext:value-type="string">
            <text:p>11110110001</text:p>
          </table:table-cell>
          <table:table-cell table:formula="of:=DEC2HEX([.B1971];3)" office:value-type="string" office:string-value="7B1" calcext:value-type="string">
            <text:p>7B1</text:p>
          </table:table-cell>
          <table:table-cell table:formula="of:=MID([.A1971];1;4)" office:value-type="string" office:string-value="wage" calcext:value-type="string">
            <text:p>wag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agon</text:p>
          </table:table-cell>
          <table:table-cell table:style-name="ce25" office:value-type="float" office:value="1970" calcext:value-type="float">
            <text:p>1970</text:p>
          </table:table-cell>
          <table:table-cell table:style-name="ce25" table:formula="of:=CUSTOMDEZINBIN(MOD([.B1972];2048))" office:value-type="string" office:string-value="11110110010" calcext:value-type="string">
            <text:p>11110110010</text:p>
          </table:table-cell>
          <table:table-cell table:formula="of:=DEC2HEX([.B1972];3)" office:value-type="string" office:string-value="7B2" calcext:value-type="string">
            <text:p>7B2</text:p>
          </table:table-cell>
          <table:table-cell table:formula="of:=MID([.A1972];1;4)" office:value-type="string" office:string-value="wago" calcext:value-type="string">
            <text:p>wag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ait</text:p>
          </table:table-cell>
          <table:table-cell table:style-name="ce25" office:value-type="float" office:value="1971" calcext:value-type="float">
            <text:p>1971</text:p>
          </table:table-cell>
          <table:table-cell table:style-name="ce25" table:formula="of:=CUSTOMDEZINBIN(MOD([.B1973];2048))" office:value-type="string" office:string-value="11110110011" calcext:value-type="string">
            <text:p>11110110011</text:p>
          </table:table-cell>
          <table:table-cell table:formula="of:=DEC2HEX([.B1973];3)" office:value-type="string" office:string-value="7B3" calcext:value-type="string">
            <text:p>7B3</text:p>
          </table:table-cell>
          <table:table-cell table:formula="of:=MID([.A1973];1;4)" office:value-type="string" office:string-value="wait" calcext:value-type="string">
            <text:p>wai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alk</text:p>
          </table:table-cell>
          <table:table-cell table:style-name="ce25" office:value-type="float" office:value="1972" calcext:value-type="float">
            <text:p>1972</text:p>
          </table:table-cell>
          <table:table-cell table:style-name="ce25" table:formula="of:=CUSTOMDEZINBIN(MOD([.B1974];2048))" office:value-type="string" office:string-value="11110110100" calcext:value-type="string">
            <text:p>11110110100</text:p>
          </table:table-cell>
          <table:table-cell table:formula="of:=DEC2HEX([.B1974];3)" office:value-type="string" office:string-value="7B4" calcext:value-type="string">
            <text:p>7B4</text:p>
          </table:table-cell>
          <table:table-cell table:formula="of:=MID([.A1974];1;4)" office:value-type="string" office:string-value="walk" calcext:value-type="string">
            <text:p>wal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all</text:p>
          </table:table-cell>
          <table:table-cell table:style-name="ce25" office:value-type="float" office:value="1973" calcext:value-type="float">
            <text:p>1973</text:p>
          </table:table-cell>
          <table:table-cell table:style-name="ce25" table:formula="of:=CUSTOMDEZINBIN(MOD([.B1975];2048))" office:value-type="string" office:string-value="11110110101" calcext:value-type="string">
            <text:p>11110110101</text:p>
          </table:table-cell>
          <table:table-cell table:formula="of:=DEC2HEX([.B1975];3)" office:value-type="string" office:string-value="7B5" calcext:value-type="string">
            <text:p>7B5</text:p>
          </table:table-cell>
          <table:table-cell table:formula="of:=MID([.A1975];1;4)" office:value-type="string" office:string-value="wall" calcext:value-type="string">
            <text:p>wal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alnut</text:p>
          </table:table-cell>
          <table:table-cell table:style-name="ce25" office:value-type="float" office:value="1974" calcext:value-type="float">
            <text:p>1974</text:p>
          </table:table-cell>
          <table:table-cell table:style-name="ce25" table:formula="of:=CUSTOMDEZINBIN(MOD([.B1976];2048))" office:value-type="string" office:string-value="11110110110" calcext:value-type="string">
            <text:p>11110110110</text:p>
          </table:table-cell>
          <table:table-cell table:formula="of:=DEC2HEX([.B1976];3)" office:value-type="string" office:string-value="7B6" calcext:value-type="string">
            <text:p>7B6</text:p>
          </table:table-cell>
          <table:table-cell table:formula="of:=MID([.A1976];1;4)" office:value-type="string" office:string-value="waln" calcext:value-type="string">
            <text:p>wal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ant</text:p>
          </table:table-cell>
          <table:table-cell table:style-name="ce25" office:value-type="float" office:value="1975" calcext:value-type="float">
            <text:p>1975</text:p>
          </table:table-cell>
          <table:table-cell table:style-name="ce25" table:formula="of:=CUSTOMDEZINBIN(MOD([.B1977];2048))" office:value-type="string" office:string-value="11110110111" calcext:value-type="string">
            <text:p>11110110111</text:p>
          </table:table-cell>
          <table:table-cell table:formula="of:=DEC2HEX([.B1977];3)" office:value-type="string" office:string-value="7B7" calcext:value-type="string">
            <text:p>7B7</text:p>
          </table:table-cell>
          <table:table-cell table:formula="of:=MID([.A1977];1;4)" office:value-type="string" office:string-value="want" calcext:value-type="string">
            <text:p>wan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arfare</text:p>
          </table:table-cell>
          <table:table-cell table:style-name="ce25" office:value-type="float" office:value="1976" calcext:value-type="float">
            <text:p>1976</text:p>
          </table:table-cell>
          <table:table-cell table:style-name="ce25" table:formula="of:=CUSTOMDEZINBIN(MOD([.B1978];2048))" office:value-type="string" office:string-value="11110111000" calcext:value-type="string">
            <text:p>11110111000</text:p>
          </table:table-cell>
          <table:table-cell table:formula="of:=DEC2HEX([.B1978];3)" office:value-type="string" office:string-value="7B8" calcext:value-type="string">
            <text:p>7B8</text:p>
          </table:table-cell>
          <table:table-cell table:formula="of:=MID([.A1978];1;4)" office:value-type="string" office:string-value="warf" calcext:value-type="string">
            <text:p>war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arm</text:p>
          </table:table-cell>
          <table:table-cell table:style-name="ce25" office:value-type="float" office:value="1977" calcext:value-type="float">
            <text:p>1977</text:p>
          </table:table-cell>
          <table:table-cell table:style-name="ce25" table:formula="of:=CUSTOMDEZINBIN(MOD([.B1979];2048))" office:value-type="string" office:string-value="11110111001" calcext:value-type="string">
            <text:p>11110111001</text:p>
          </table:table-cell>
          <table:table-cell table:formula="of:=DEC2HEX([.B1979];3)" office:value-type="string" office:string-value="7B9" calcext:value-type="string">
            <text:p>7B9</text:p>
          </table:table-cell>
          <table:table-cell table:formula="of:=MID([.A1979];1;4)" office:value-type="string" office:string-value="warm" calcext:value-type="string">
            <text:p>war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arrior</text:p>
          </table:table-cell>
          <table:table-cell table:style-name="ce25" office:value-type="float" office:value="1978" calcext:value-type="float">
            <text:p>1978</text:p>
          </table:table-cell>
          <table:table-cell table:style-name="ce25" table:formula="of:=CUSTOMDEZINBIN(MOD([.B1980];2048))" office:value-type="string" office:string-value="11110111010" calcext:value-type="string">
            <text:p>11110111010</text:p>
          </table:table-cell>
          <table:table-cell table:formula="of:=DEC2HEX([.B1980];3)" office:value-type="string" office:string-value="7BA" calcext:value-type="string">
            <text:p>7BA</text:p>
          </table:table-cell>
          <table:table-cell table:formula="of:=MID([.A1980];1;4)" office:value-type="string" office:string-value="warr" calcext:value-type="string">
            <text:p>war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ash</text:p>
          </table:table-cell>
          <table:table-cell table:style-name="ce25" office:value-type="float" office:value="1979" calcext:value-type="float">
            <text:p>1979</text:p>
          </table:table-cell>
          <table:table-cell table:style-name="ce25" table:formula="of:=CUSTOMDEZINBIN(MOD([.B1981];2048))" office:value-type="string" office:string-value="11110111011" calcext:value-type="string">
            <text:p>11110111011</text:p>
          </table:table-cell>
          <table:table-cell table:formula="of:=DEC2HEX([.B1981];3)" office:value-type="string" office:string-value="7BB" calcext:value-type="string">
            <text:p>7BB</text:p>
          </table:table-cell>
          <table:table-cell table:formula="of:=MID([.A1981];1;4)" office:value-type="string" office:string-value="wash" calcext:value-type="string">
            <text:p>was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asp</text:p>
          </table:table-cell>
          <table:table-cell table:style-name="ce25" office:value-type="float" office:value="1980" calcext:value-type="float">
            <text:p>1980</text:p>
          </table:table-cell>
          <table:table-cell table:style-name="ce25" table:formula="of:=CUSTOMDEZINBIN(MOD([.B1982];2048))" office:value-type="string" office:string-value="11110111100" calcext:value-type="string">
            <text:p>11110111100</text:p>
          </table:table-cell>
          <table:table-cell table:formula="of:=DEC2HEX([.B1982];3)" office:value-type="string" office:string-value="7BC" calcext:value-type="string">
            <text:p>7BC</text:p>
          </table:table-cell>
          <table:table-cell table:formula="of:=MID([.A1982];1;4)" office:value-type="string" office:string-value="wasp" calcext:value-type="string">
            <text:p>was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aste</text:p>
          </table:table-cell>
          <table:table-cell table:style-name="ce25" office:value-type="float" office:value="1981" calcext:value-type="float">
            <text:p>1981</text:p>
          </table:table-cell>
          <table:table-cell table:style-name="ce25" table:formula="of:=CUSTOMDEZINBIN(MOD([.B1983];2048))" office:value-type="string" office:string-value="11110111101" calcext:value-type="string">
            <text:p>11110111101</text:p>
          </table:table-cell>
          <table:table-cell table:formula="of:=DEC2HEX([.B1983];3)" office:value-type="string" office:string-value="7BD" calcext:value-type="string">
            <text:p>7BD</text:p>
          </table:table-cell>
          <table:table-cell table:formula="of:=MID([.A1983];1;4)" office:value-type="string" office:string-value="wast" calcext:value-type="string">
            <text:p>wa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ater</text:p>
          </table:table-cell>
          <table:table-cell table:style-name="ce25" office:value-type="float" office:value="1982" calcext:value-type="float">
            <text:p>1982</text:p>
          </table:table-cell>
          <table:table-cell table:style-name="ce25" table:formula="of:=CUSTOMDEZINBIN(MOD([.B1984];2048))" office:value-type="string" office:string-value="11110111110" calcext:value-type="string">
            <text:p>11110111110</text:p>
          </table:table-cell>
          <table:table-cell table:formula="of:=DEC2HEX([.B1984];3)" office:value-type="string" office:string-value="7BE" calcext:value-type="string">
            <text:p>7BE</text:p>
          </table:table-cell>
          <table:table-cell table:formula="of:=MID([.A1984];1;4)" office:value-type="string" office:string-value="wate" calcext:value-type="string">
            <text:p>wat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ave</text:p>
          </table:table-cell>
          <table:table-cell table:style-name="ce25" office:value-type="float" office:value="1983" calcext:value-type="float">
            <text:p>1983</text:p>
          </table:table-cell>
          <table:table-cell table:style-name="ce25" table:formula="of:=CUSTOMDEZINBIN(MOD([.B1985];2048))" office:value-type="string" office:string-value="11110111111" calcext:value-type="string">
            <text:p>11110111111</text:p>
          </table:table-cell>
          <table:table-cell table:formula="of:=DEC2HEX([.B1985];3)" office:value-type="string" office:string-value="7BF" calcext:value-type="string">
            <text:p>7BF</text:p>
          </table:table-cell>
          <table:table-cell table:formula="of:=MID([.A1985];1;4)" office:value-type="string" office:string-value="wave" calcext:value-type="string">
            <text:p>wav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ay</text:p>
          </table:table-cell>
          <table:table-cell table:style-name="ce25" office:value-type="float" office:value="1984" calcext:value-type="float">
            <text:p>1984</text:p>
          </table:table-cell>
          <table:table-cell table:style-name="ce25" table:formula="of:=CUSTOMDEZINBIN(MOD([.B1986];2048))" office:value-type="string" office:string-value="11111000000" calcext:value-type="string">
            <text:p>11111000000</text:p>
          </table:table-cell>
          <table:table-cell table:formula="of:=DEC2HEX([.B1986];3)" office:value-type="string" office:string-value="7C0" calcext:value-type="string">
            <text:p>7C0</text:p>
          </table:table-cell>
          <table:table-cell table:formula="of:=MID([.A1986];1;4)" office:value-type="string" office:string-value="way" calcext:value-type="string">
            <text:p>wa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ealth</text:p>
          </table:table-cell>
          <table:table-cell table:style-name="ce25" office:value-type="float" office:value="1985" calcext:value-type="float">
            <text:p>1985</text:p>
          </table:table-cell>
          <table:table-cell table:style-name="ce25" table:formula="of:=CUSTOMDEZINBIN(MOD([.B1987];2048))" office:value-type="string" office:string-value="11111000001" calcext:value-type="string">
            <text:p>11111000001</text:p>
          </table:table-cell>
          <table:table-cell table:formula="of:=DEC2HEX([.B1987];3)" office:value-type="string" office:string-value="7C1" calcext:value-type="string">
            <text:p>7C1</text:p>
          </table:table-cell>
          <table:table-cell table:formula="of:=MID([.A1987];1;4)" office:value-type="string" office:string-value="weal" calcext:value-type="string">
            <text:p>wea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eapon</text:p>
          </table:table-cell>
          <table:table-cell table:style-name="ce25" office:value-type="float" office:value="1986" calcext:value-type="float">
            <text:p>1986</text:p>
          </table:table-cell>
          <table:table-cell table:style-name="ce25" table:formula="of:=CUSTOMDEZINBIN(MOD([.B1988];2048))" office:value-type="string" office:string-value="11111000010" calcext:value-type="string">
            <text:p>11111000010</text:p>
          </table:table-cell>
          <table:table-cell table:formula="of:=DEC2HEX([.B1988];3)" office:value-type="string" office:string-value="7C2" calcext:value-type="string">
            <text:p>7C2</text:p>
          </table:table-cell>
          <table:table-cell table:formula="of:=MID([.A1988];1;4)" office:value-type="string" office:string-value="weap" calcext:value-type="string">
            <text:p>wea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ear</text:p>
          </table:table-cell>
          <table:table-cell table:style-name="ce25" office:value-type="float" office:value="1987" calcext:value-type="float">
            <text:p>1987</text:p>
          </table:table-cell>
          <table:table-cell table:style-name="ce25" table:formula="of:=CUSTOMDEZINBIN(MOD([.B1989];2048))" office:value-type="string" office:string-value="11111000011" calcext:value-type="string">
            <text:p>11111000011</text:p>
          </table:table-cell>
          <table:table-cell table:formula="of:=DEC2HEX([.B1989];3)" office:value-type="string" office:string-value="7C3" calcext:value-type="string">
            <text:p>7C3</text:p>
          </table:table-cell>
          <table:table-cell table:formula="of:=MID([.A1989];1;4)" office:value-type="string" office:string-value="wear" calcext:value-type="string">
            <text:p>wea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easel</text:p>
          </table:table-cell>
          <table:table-cell table:style-name="ce25" office:value-type="float" office:value="1988" calcext:value-type="float">
            <text:p>1988</text:p>
          </table:table-cell>
          <table:table-cell table:style-name="ce25" table:formula="of:=CUSTOMDEZINBIN(MOD([.B1990];2048))" office:value-type="string" office:string-value="11111000100" calcext:value-type="string">
            <text:p>11111000100</text:p>
          </table:table-cell>
          <table:table-cell table:formula="of:=DEC2HEX([.B1990];3)" office:value-type="string" office:string-value="7C4" calcext:value-type="string">
            <text:p>7C4</text:p>
          </table:table-cell>
          <table:table-cell table:formula="of:=MID([.A1990];1;4)" office:value-type="string" office:string-value="weas" calcext:value-type="string">
            <text:p>wea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eather</text:p>
          </table:table-cell>
          <table:table-cell table:style-name="ce25" office:value-type="float" office:value="1989" calcext:value-type="float">
            <text:p>1989</text:p>
          </table:table-cell>
          <table:table-cell table:style-name="ce25" table:formula="of:=CUSTOMDEZINBIN(MOD([.B1991];2048))" office:value-type="string" office:string-value="11111000101" calcext:value-type="string">
            <text:p>11111000101</text:p>
          </table:table-cell>
          <table:table-cell table:formula="of:=DEC2HEX([.B1991];3)" office:value-type="string" office:string-value="7C5" calcext:value-type="string">
            <text:p>7C5</text:p>
          </table:table-cell>
          <table:table-cell table:formula="of:=MID([.A1991];1;4)" office:value-type="string" office:string-value="weat" calcext:value-type="string">
            <text:p>wea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eb</text:p>
          </table:table-cell>
          <table:table-cell table:style-name="ce25" office:value-type="float" office:value="1990" calcext:value-type="float">
            <text:p>1990</text:p>
          </table:table-cell>
          <table:table-cell table:style-name="ce25" table:formula="of:=CUSTOMDEZINBIN(MOD([.B1992];2048))" office:value-type="string" office:string-value="11111000110" calcext:value-type="string">
            <text:p>11111000110</text:p>
          </table:table-cell>
          <table:table-cell table:formula="of:=DEC2HEX([.B1992];3)" office:value-type="string" office:string-value="7C6" calcext:value-type="string">
            <text:p>7C6</text:p>
          </table:table-cell>
          <table:table-cell table:formula="of:=MID([.A1992];1;4)" office:value-type="string" office:string-value="web" calcext:value-type="string">
            <text:p>we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edding</text:p>
          </table:table-cell>
          <table:table-cell table:style-name="ce25" office:value-type="float" office:value="1991" calcext:value-type="float">
            <text:p>1991</text:p>
          </table:table-cell>
          <table:table-cell table:style-name="ce25" table:formula="of:=CUSTOMDEZINBIN(MOD([.B1993];2048))" office:value-type="string" office:string-value="11111000111" calcext:value-type="string">
            <text:p>11111000111</text:p>
          </table:table-cell>
          <table:table-cell table:formula="of:=DEC2HEX([.B1993];3)" office:value-type="string" office:string-value="7C7" calcext:value-type="string">
            <text:p>7C7</text:p>
          </table:table-cell>
          <table:table-cell table:formula="of:=MID([.A1993];1;4)" office:value-type="string" office:string-value="wedd" calcext:value-type="string">
            <text:p>wed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eekend</text:p>
          </table:table-cell>
          <table:table-cell table:style-name="ce25" office:value-type="float" office:value="1992" calcext:value-type="float">
            <text:p>1992</text:p>
          </table:table-cell>
          <table:table-cell table:style-name="ce25" table:formula="of:=CUSTOMDEZINBIN(MOD([.B1994];2048))" office:value-type="string" office:string-value="11111001000" calcext:value-type="string">
            <text:p>11111001000</text:p>
          </table:table-cell>
          <table:table-cell table:formula="of:=DEC2HEX([.B1994];3)" office:value-type="string" office:string-value="7C8" calcext:value-type="string">
            <text:p>7C8</text:p>
          </table:table-cell>
          <table:table-cell table:formula="of:=MID([.A1994];1;4)" office:value-type="string" office:string-value="week" calcext:value-type="string">
            <text:p>wee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eird</text:p>
          </table:table-cell>
          <table:table-cell table:style-name="ce25" office:value-type="float" office:value="1993" calcext:value-type="float">
            <text:p>1993</text:p>
          </table:table-cell>
          <table:table-cell table:style-name="ce25" table:formula="of:=CUSTOMDEZINBIN(MOD([.B1995];2048))" office:value-type="string" office:string-value="11111001001" calcext:value-type="string">
            <text:p>11111001001</text:p>
          </table:table-cell>
          <table:table-cell table:formula="of:=DEC2HEX([.B1995];3)" office:value-type="string" office:string-value="7C9" calcext:value-type="string">
            <text:p>7C9</text:p>
          </table:table-cell>
          <table:table-cell table:formula="of:=MID([.A1995];1;4)" office:value-type="string" office:string-value="weir" calcext:value-type="string">
            <text:p>wei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elcome</text:p>
          </table:table-cell>
          <table:table-cell table:style-name="ce25" office:value-type="float" office:value="1994" calcext:value-type="float">
            <text:p>1994</text:p>
          </table:table-cell>
          <table:table-cell table:style-name="ce25" table:formula="of:=CUSTOMDEZINBIN(MOD([.B1996];2048))" office:value-type="string" office:string-value="11111001010" calcext:value-type="string">
            <text:p>11111001010</text:p>
          </table:table-cell>
          <table:table-cell table:formula="of:=DEC2HEX([.B1996];3)" office:value-type="string" office:string-value="7CA" calcext:value-type="string">
            <text:p>7CA</text:p>
          </table:table-cell>
          <table:table-cell table:formula="of:=MID([.A1996];1;4)" office:value-type="string" office:string-value="welc" calcext:value-type="string">
            <text:p>wel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est</text:p>
          </table:table-cell>
          <table:table-cell table:style-name="ce25" office:value-type="float" office:value="1995" calcext:value-type="float">
            <text:p>1995</text:p>
          </table:table-cell>
          <table:table-cell table:style-name="ce25" table:formula="of:=CUSTOMDEZINBIN(MOD([.B1997];2048))" office:value-type="string" office:string-value="11111001011" calcext:value-type="string">
            <text:p>11111001011</text:p>
          </table:table-cell>
          <table:table-cell table:formula="of:=DEC2HEX([.B1997];3)" office:value-type="string" office:string-value="7CB" calcext:value-type="string">
            <text:p>7CB</text:p>
          </table:table-cell>
          <table:table-cell table:formula="of:=MID([.A1997];1;4)" office:value-type="string" office:string-value="west" calcext:value-type="string">
            <text:p>we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et</text:p>
          </table:table-cell>
          <table:table-cell table:style-name="ce25" office:value-type="float" office:value="1996" calcext:value-type="float">
            <text:p>1996</text:p>
          </table:table-cell>
          <table:table-cell table:style-name="ce25" table:formula="of:=CUSTOMDEZINBIN(MOD([.B1998];2048))" office:value-type="string" office:string-value="11111001100" calcext:value-type="string">
            <text:p>11111001100</text:p>
          </table:table-cell>
          <table:table-cell table:formula="of:=DEC2HEX([.B1998];3)" office:value-type="string" office:string-value="7CC" calcext:value-type="string">
            <text:p>7CC</text:p>
          </table:table-cell>
          <table:table-cell table:formula="of:=MID([.A1998];1;4)" office:value-type="string" office:string-value="wet" calcext:value-type="string">
            <text:p>we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hale</text:p>
          </table:table-cell>
          <table:table-cell table:style-name="ce25" office:value-type="float" office:value="1997" calcext:value-type="float">
            <text:p>1997</text:p>
          </table:table-cell>
          <table:table-cell table:style-name="ce25" table:formula="of:=CUSTOMDEZINBIN(MOD([.B1999];2048))" office:value-type="string" office:string-value="11111001101" calcext:value-type="string">
            <text:p>11111001101</text:p>
          </table:table-cell>
          <table:table-cell table:formula="of:=DEC2HEX([.B1999];3)" office:value-type="string" office:string-value="7CD" calcext:value-type="string">
            <text:p>7CD</text:p>
          </table:table-cell>
          <table:table-cell table:formula="of:=MID([.A1999];1;4)" office:value-type="string" office:string-value="whal" calcext:value-type="string">
            <text:p>wha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hat</text:p>
          </table:table-cell>
          <table:table-cell table:style-name="ce25" office:value-type="float" office:value="1998" calcext:value-type="float">
            <text:p>1998</text:p>
          </table:table-cell>
          <table:table-cell table:style-name="ce25" table:formula="of:=CUSTOMDEZINBIN(MOD([.B2000];2048))" office:value-type="string" office:string-value="11111001110" calcext:value-type="string">
            <text:p>11111001110</text:p>
          </table:table-cell>
          <table:table-cell table:formula="of:=DEC2HEX([.B2000];3)" office:value-type="string" office:string-value="7CE" calcext:value-type="string">
            <text:p>7CE</text:p>
          </table:table-cell>
          <table:table-cell table:formula="of:=MID([.A2000];1;4)" office:value-type="string" office:string-value="what" calcext:value-type="string">
            <text:p>wha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heat</text:p>
          </table:table-cell>
          <table:table-cell table:style-name="ce25" office:value-type="float" office:value="1999" calcext:value-type="float">
            <text:p>1999</text:p>
          </table:table-cell>
          <table:table-cell table:style-name="ce25" table:formula="of:=CUSTOMDEZINBIN(MOD([.B2001];2048))" office:value-type="string" office:string-value="11111001111" calcext:value-type="string">
            <text:p>11111001111</text:p>
          </table:table-cell>
          <table:table-cell table:formula="of:=DEC2HEX([.B2001];3)" office:value-type="string" office:string-value="7CF" calcext:value-type="string">
            <text:p>7CF</text:p>
          </table:table-cell>
          <table:table-cell table:formula="of:=MID([.A2001];1;4)" office:value-type="string" office:string-value="whea" calcext:value-type="string">
            <text:p>whe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heel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table:formula="of:=CUSTOMDEZINBIN(MOD([.B2002];2048))" office:value-type="string" office:string-value="11111010000" calcext:value-type="string">
            <text:p>11111010000</text:p>
          </table:table-cell>
          <table:table-cell table:formula="of:=DEC2HEX([.B2002];3)" office:value-type="string" office:string-value="7D0" calcext:value-type="string">
            <text:p>7D0</text:p>
          </table:table-cell>
          <table:table-cell table:formula="of:=MID([.A2002];1;4)" office:value-type="string" office:string-value="whee" calcext:value-type="string">
            <text:p>whe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hen</text:p>
          </table:table-cell>
          <table:table-cell table:style-name="ce25" office:value-type="float" office:value="2001" calcext:value-type="float">
            <text:p>2001</text:p>
          </table:table-cell>
          <table:table-cell table:style-name="ce25" table:formula="of:=CUSTOMDEZINBIN(MOD([.B2003];2048))" office:value-type="string" office:string-value="11111010001" calcext:value-type="string">
            <text:p>11111010001</text:p>
          </table:table-cell>
          <table:table-cell table:formula="of:=DEC2HEX([.B2003];3)" office:value-type="string" office:string-value="7D1" calcext:value-type="string">
            <text:p>7D1</text:p>
          </table:table-cell>
          <table:table-cell table:formula="of:=MID([.A2003];1;4)" office:value-type="string" office:string-value="when" calcext:value-type="string">
            <text:p>whe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here</text:p>
          </table:table-cell>
          <table:table-cell table:style-name="ce25" office:value-type="float" office:value="2002" calcext:value-type="float">
            <text:p>2002</text:p>
          </table:table-cell>
          <table:table-cell table:style-name="ce25" table:formula="of:=CUSTOMDEZINBIN(MOD([.B2004];2048))" office:value-type="string" office:string-value="11111010010" calcext:value-type="string">
            <text:p>11111010010</text:p>
          </table:table-cell>
          <table:table-cell table:formula="of:=DEC2HEX([.B2004];3)" office:value-type="string" office:string-value="7D2" calcext:value-type="string">
            <text:p>7D2</text:p>
          </table:table-cell>
          <table:table-cell table:formula="of:=MID([.A2004];1;4)" office:value-type="string" office:string-value="wher" calcext:value-type="string">
            <text:p>whe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hip</text:p>
          </table:table-cell>
          <table:table-cell table:style-name="ce25" office:value-type="float" office:value="2003" calcext:value-type="float">
            <text:p>2003</text:p>
          </table:table-cell>
          <table:table-cell table:style-name="ce25" table:formula="of:=CUSTOMDEZINBIN(MOD([.B2005];2048))" office:value-type="string" office:string-value="11111010011" calcext:value-type="string">
            <text:p>11111010011</text:p>
          </table:table-cell>
          <table:table-cell table:formula="of:=DEC2HEX([.B2005];3)" office:value-type="string" office:string-value="7D3" calcext:value-type="string">
            <text:p>7D3</text:p>
          </table:table-cell>
          <table:table-cell table:formula="of:=MID([.A2005];1;4)" office:value-type="string" office:string-value="whip" calcext:value-type="string">
            <text:p>whi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hisper</text:p>
          </table:table-cell>
          <table:table-cell table:style-name="ce25" office:value-type="float" office:value="2004" calcext:value-type="float">
            <text:p>2004</text:p>
          </table:table-cell>
          <table:table-cell table:style-name="ce25" table:formula="of:=CUSTOMDEZINBIN(MOD([.B2006];2048))" office:value-type="string" office:string-value="11111010100" calcext:value-type="string">
            <text:p>11111010100</text:p>
          </table:table-cell>
          <table:table-cell table:formula="of:=DEC2HEX([.B2006];3)" office:value-type="string" office:string-value="7D4" calcext:value-type="string">
            <text:p>7D4</text:p>
          </table:table-cell>
          <table:table-cell table:formula="of:=MID([.A2006];1;4)" office:value-type="string" office:string-value="whis" calcext:value-type="string">
            <text:p>whi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ide</text:p>
          </table:table-cell>
          <table:table-cell table:style-name="ce25" office:value-type="float" office:value="2005" calcext:value-type="float">
            <text:p>2005</text:p>
          </table:table-cell>
          <table:table-cell table:style-name="ce25" table:formula="of:=CUSTOMDEZINBIN(MOD([.B2007];2048))" office:value-type="string" office:string-value="11111010101" calcext:value-type="string">
            <text:p>11111010101</text:p>
          </table:table-cell>
          <table:table-cell table:formula="of:=DEC2HEX([.B2007];3)" office:value-type="string" office:string-value="7D5" calcext:value-type="string">
            <text:p>7D5</text:p>
          </table:table-cell>
          <table:table-cell table:formula="of:=MID([.A2007];1;4)" office:value-type="string" office:string-value="wide" calcext:value-type="string">
            <text:p>wid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idth</text:p>
          </table:table-cell>
          <table:table-cell table:style-name="ce25" office:value-type="float" office:value="2006" calcext:value-type="float">
            <text:p>2006</text:p>
          </table:table-cell>
          <table:table-cell table:style-name="ce25" table:formula="of:=CUSTOMDEZINBIN(MOD([.B2008];2048))" office:value-type="string" office:string-value="11111010110" calcext:value-type="string">
            <text:p>11111010110</text:p>
          </table:table-cell>
          <table:table-cell table:formula="of:=DEC2HEX([.B2008];3)" office:value-type="string" office:string-value="7D6" calcext:value-type="string">
            <text:p>7D6</text:p>
          </table:table-cell>
          <table:table-cell table:formula="of:=MID([.A2008];1;4)" office:value-type="string" office:string-value="widt" calcext:value-type="string">
            <text:p>wid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ife</text:p>
          </table:table-cell>
          <table:table-cell table:style-name="ce25" office:value-type="float" office:value="2007" calcext:value-type="float">
            <text:p>2007</text:p>
          </table:table-cell>
          <table:table-cell table:style-name="ce25" table:formula="of:=CUSTOMDEZINBIN(MOD([.B2009];2048))" office:value-type="string" office:string-value="11111010111" calcext:value-type="string">
            <text:p>11111010111</text:p>
          </table:table-cell>
          <table:table-cell table:formula="of:=DEC2HEX([.B2009];3)" office:value-type="string" office:string-value="7D7" calcext:value-type="string">
            <text:p>7D7</text:p>
          </table:table-cell>
          <table:table-cell table:formula="of:=MID([.A2009];1;4)" office:value-type="string" office:string-value="wife" calcext:value-type="string">
            <text:p>wif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ild</text:p>
          </table:table-cell>
          <table:table-cell table:style-name="ce25" office:value-type="float" office:value="2008" calcext:value-type="float">
            <text:p>2008</text:p>
          </table:table-cell>
          <table:table-cell table:style-name="ce25" table:formula="of:=CUSTOMDEZINBIN(MOD([.B2010];2048))" office:value-type="string" office:string-value="11111011000" calcext:value-type="string">
            <text:p>11111011000</text:p>
          </table:table-cell>
          <table:table-cell table:formula="of:=DEC2HEX([.B2010];3)" office:value-type="string" office:string-value="7D8" calcext:value-type="string">
            <text:p>7D8</text:p>
          </table:table-cell>
          <table:table-cell table:formula="of:=MID([.A2010];1;4)" office:value-type="string" office:string-value="wild" calcext:value-type="string">
            <text:p>wil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ill</text:p>
          </table:table-cell>
          <table:table-cell table:style-name="ce25" office:value-type="float" office:value="2009" calcext:value-type="float">
            <text:p>2009</text:p>
          </table:table-cell>
          <table:table-cell table:style-name="ce25" table:formula="of:=CUSTOMDEZINBIN(MOD([.B2011];2048))" office:value-type="string" office:string-value="11111011001" calcext:value-type="string">
            <text:p>11111011001</text:p>
          </table:table-cell>
          <table:table-cell table:formula="of:=DEC2HEX([.B2011];3)" office:value-type="string" office:string-value="7D9" calcext:value-type="string">
            <text:p>7D9</text:p>
          </table:table-cell>
          <table:table-cell table:formula="of:=MID([.A2011];1;4)" office:value-type="string" office:string-value="will" calcext:value-type="string">
            <text:p>wil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in</text:p>
          </table:table-cell>
          <table:table-cell table:style-name="ce25" office:value-type="float" office:value="2010" calcext:value-type="float">
            <text:p>2010</text:p>
          </table:table-cell>
          <table:table-cell table:style-name="ce25" table:formula="of:=CUSTOMDEZINBIN(MOD([.B2012];2048))" office:value-type="string" office:string-value="11111011010" calcext:value-type="string">
            <text:p>11111011010</text:p>
          </table:table-cell>
          <table:table-cell table:formula="of:=DEC2HEX([.B2012];3)" office:value-type="string" office:string-value="7DA" calcext:value-type="string">
            <text:p>7DA</text:p>
          </table:table-cell>
          <table:table-cell table:formula="of:=MID([.A2012];1;4)" office:value-type="string" office:string-value="win" calcext:value-type="string">
            <text:p>wi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indow</text:p>
          </table:table-cell>
          <table:table-cell table:style-name="ce25" office:value-type="float" office:value="2011" calcext:value-type="float">
            <text:p>2011</text:p>
          </table:table-cell>
          <table:table-cell table:style-name="ce25" table:formula="of:=CUSTOMDEZINBIN(MOD([.B2013];2048))" office:value-type="string" office:string-value="11111011011" calcext:value-type="string">
            <text:p>11111011011</text:p>
          </table:table-cell>
          <table:table-cell table:formula="of:=DEC2HEX([.B2013];3)" office:value-type="string" office:string-value="7DB" calcext:value-type="string">
            <text:p>7DB</text:p>
          </table:table-cell>
          <table:table-cell table:formula="of:=MID([.A2013];1;4)" office:value-type="string" office:string-value="wind" calcext:value-type="string">
            <text:p>win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ine</text:p>
          </table:table-cell>
          <table:table-cell table:style-name="ce25" office:value-type="float" office:value="2012" calcext:value-type="float">
            <text:p>2012</text:p>
          </table:table-cell>
          <table:table-cell table:style-name="ce25" table:formula="of:=CUSTOMDEZINBIN(MOD([.B2014];2048))" office:value-type="string" office:string-value="11111011100" calcext:value-type="string">
            <text:p>11111011100</text:p>
          </table:table-cell>
          <table:table-cell table:formula="of:=DEC2HEX([.B2014];3)" office:value-type="string" office:string-value="7DC" calcext:value-type="string">
            <text:p>7DC</text:p>
          </table:table-cell>
          <table:table-cell table:formula="of:=MID([.A2014];1;4)" office:value-type="string" office:string-value="wine" calcext:value-type="string">
            <text:p>wi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ing</text:p>
          </table:table-cell>
          <table:table-cell table:style-name="ce25" office:value-type="float" office:value="2013" calcext:value-type="float">
            <text:p>2013</text:p>
          </table:table-cell>
          <table:table-cell table:style-name="ce25" table:formula="of:=CUSTOMDEZINBIN(MOD([.B2015];2048))" office:value-type="string" office:string-value="11111011101" calcext:value-type="string">
            <text:p>11111011101</text:p>
          </table:table-cell>
          <table:table-cell table:formula="of:=DEC2HEX([.B2015];3)" office:value-type="string" office:string-value="7DD" calcext:value-type="string">
            <text:p>7DD</text:p>
          </table:table-cell>
          <table:table-cell table:formula="of:=MID([.A2015];1;4)" office:value-type="string" office:string-value="wing" calcext:value-type="string">
            <text:p>win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ink</text:p>
          </table:table-cell>
          <table:table-cell table:style-name="ce25" office:value-type="float" office:value="2014" calcext:value-type="float">
            <text:p>2014</text:p>
          </table:table-cell>
          <table:table-cell table:style-name="ce25" table:formula="of:=CUSTOMDEZINBIN(MOD([.B2016];2048))" office:value-type="string" office:string-value="11111011110" calcext:value-type="string">
            <text:p>11111011110</text:p>
          </table:table-cell>
          <table:table-cell table:formula="of:=DEC2HEX([.B2016];3)" office:value-type="string" office:string-value="7DE" calcext:value-type="string">
            <text:p>7DE</text:p>
          </table:table-cell>
          <table:table-cell table:formula="of:=MID([.A2016];1;4)" office:value-type="string" office:string-value="wink" calcext:value-type="string">
            <text:p>win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inner</text:p>
          </table:table-cell>
          <table:table-cell table:style-name="ce25" office:value-type="float" office:value="2015" calcext:value-type="float">
            <text:p>2015</text:p>
          </table:table-cell>
          <table:table-cell table:style-name="ce25" table:formula="of:=CUSTOMDEZINBIN(MOD([.B2017];2048))" office:value-type="string" office:string-value="11111011111" calcext:value-type="string">
            <text:p>11111011111</text:p>
          </table:table-cell>
          <table:table-cell table:formula="of:=DEC2HEX([.B2017];3)" office:value-type="string" office:string-value="7DF" calcext:value-type="string">
            <text:p>7DF</text:p>
          </table:table-cell>
          <table:table-cell table:formula="of:=MID([.A2017];1;4)" office:value-type="string" office:string-value="winn" calcext:value-type="string">
            <text:p>win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inter</text:p>
          </table:table-cell>
          <table:table-cell table:style-name="ce25" office:value-type="float" office:value="2016" calcext:value-type="float">
            <text:p>2016</text:p>
          </table:table-cell>
          <table:table-cell table:style-name="ce25" table:formula="of:=CUSTOMDEZINBIN(MOD([.B2018];2048))" office:value-type="string" office:string-value="11111100000" calcext:value-type="string">
            <text:p>11111100000</text:p>
          </table:table-cell>
          <table:table-cell table:formula="of:=DEC2HEX([.B2018];3)" office:value-type="string" office:string-value="7E0" calcext:value-type="string">
            <text:p>7E0</text:p>
          </table:table-cell>
          <table:table-cell table:formula="of:=MID([.A2018];1;4)" office:value-type="string" office:string-value="wint" calcext:value-type="string">
            <text:p>win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ire</text:p>
          </table:table-cell>
          <table:table-cell table:style-name="ce25" office:value-type="float" office:value="2017" calcext:value-type="float">
            <text:p>2017</text:p>
          </table:table-cell>
          <table:table-cell table:style-name="ce25" table:formula="of:=CUSTOMDEZINBIN(MOD([.B2019];2048))" office:value-type="string" office:string-value="11111100001" calcext:value-type="string">
            <text:p>11111100001</text:p>
          </table:table-cell>
          <table:table-cell table:formula="of:=DEC2HEX([.B2019];3)" office:value-type="string" office:string-value="7E1" calcext:value-type="string">
            <text:p>7E1</text:p>
          </table:table-cell>
          <table:table-cell table:formula="of:=MID([.A2019];1;4)" office:value-type="string" office:string-value="wire" calcext:value-type="string">
            <text:p>wi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isdom</text:p>
          </table:table-cell>
          <table:table-cell table:style-name="ce25" office:value-type="float" office:value="2018" calcext:value-type="float">
            <text:p>2018</text:p>
          </table:table-cell>
          <table:table-cell table:style-name="ce25" table:formula="of:=CUSTOMDEZINBIN(MOD([.B2020];2048))" office:value-type="string" office:string-value="11111100010" calcext:value-type="string">
            <text:p>11111100010</text:p>
          </table:table-cell>
          <table:table-cell table:formula="of:=DEC2HEX([.B2020];3)" office:value-type="string" office:string-value="7E2" calcext:value-type="string">
            <text:p>7E2</text:p>
          </table:table-cell>
          <table:table-cell table:formula="of:=MID([.A2020];1;4)" office:value-type="string" office:string-value="wisd" calcext:value-type="string">
            <text:p>wis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ise</text:p>
          </table:table-cell>
          <table:table-cell table:style-name="ce25" office:value-type="float" office:value="2019" calcext:value-type="float">
            <text:p>2019</text:p>
          </table:table-cell>
          <table:table-cell table:style-name="ce25" table:formula="of:=CUSTOMDEZINBIN(MOD([.B2021];2048))" office:value-type="string" office:string-value="11111100011" calcext:value-type="string">
            <text:p>11111100011</text:p>
          </table:table-cell>
          <table:table-cell table:formula="of:=DEC2HEX([.B2021];3)" office:value-type="string" office:string-value="7E3" calcext:value-type="string">
            <text:p>7E3</text:p>
          </table:table-cell>
          <table:table-cell table:formula="of:=MID([.A2021];1;4)" office:value-type="string" office:string-value="wise" calcext:value-type="string">
            <text:p>wi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ish</text:p>
          </table:table-cell>
          <table:table-cell table:style-name="ce25" office:value-type="float" office:value="2020" calcext:value-type="float">
            <text:p>2020</text:p>
          </table:table-cell>
          <table:table-cell table:style-name="ce25" table:formula="of:=CUSTOMDEZINBIN(MOD([.B2022];2048))" office:value-type="string" office:string-value="11111100100" calcext:value-type="string">
            <text:p>11111100100</text:p>
          </table:table-cell>
          <table:table-cell table:formula="of:=DEC2HEX([.B2022];3)" office:value-type="string" office:string-value="7E4" calcext:value-type="string">
            <text:p>7E4</text:p>
          </table:table-cell>
          <table:table-cell table:formula="of:=MID([.A2022];1;4)" office:value-type="string" office:string-value="wish" calcext:value-type="string">
            <text:p>wis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itness</text:p>
          </table:table-cell>
          <table:table-cell table:style-name="ce25" office:value-type="float" office:value="2021" calcext:value-type="float">
            <text:p>2021</text:p>
          </table:table-cell>
          <table:table-cell table:style-name="ce25" table:formula="of:=CUSTOMDEZINBIN(MOD([.B2023];2048))" office:value-type="string" office:string-value="11111100101" calcext:value-type="string">
            <text:p>11111100101</text:p>
          </table:table-cell>
          <table:table-cell table:formula="of:=DEC2HEX([.B2023];3)" office:value-type="string" office:string-value="7E5" calcext:value-type="string">
            <text:p>7E5</text:p>
          </table:table-cell>
          <table:table-cell table:formula="of:=MID([.A2023];1;4)" office:value-type="string" office:string-value="witn" calcext:value-type="string">
            <text:p>wit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olf</text:p>
          </table:table-cell>
          <table:table-cell table:style-name="ce25" office:value-type="float" office:value="2022" calcext:value-type="float">
            <text:p>2022</text:p>
          </table:table-cell>
          <table:table-cell table:style-name="ce25" table:formula="of:=CUSTOMDEZINBIN(MOD([.B2024];2048))" office:value-type="string" office:string-value="11111100110" calcext:value-type="string">
            <text:p>11111100110</text:p>
          </table:table-cell>
          <table:table-cell table:formula="of:=DEC2HEX([.B2024];3)" office:value-type="string" office:string-value="7E6" calcext:value-type="string">
            <text:p>7E6</text:p>
          </table:table-cell>
          <table:table-cell table:formula="of:=MID([.A2024];1;4)" office:value-type="string" office:string-value="wolf" calcext:value-type="string">
            <text:p>wol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oman</text:p>
          </table:table-cell>
          <table:table-cell table:style-name="ce25" office:value-type="float" office:value="2023" calcext:value-type="float">
            <text:p>2023</text:p>
          </table:table-cell>
          <table:table-cell table:style-name="ce25" table:formula="of:=CUSTOMDEZINBIN(MOD([.B2025];2048))" office:value-type="string" office:string-value="11111100111" calcext:value-type="string">
            <text:p>11111100111</text:p>
          </table:table-cell>
          <table:table-cell table:formula="of:=DEC2HEX([.B2025];3)" office:value-type="string" office:string-value="7E7" calcext:value-type="string">
            <text:p>7E7</text:p>
          </table:table-cell>
          <table:table-cell table:formula="of:=MID([.A2025];1;4)" office:value-type="string" office:string-value="woma" calcext:value-type="string">
            <text:p>wom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onder</text:p>
          </table:table-cell>
          <table:table-cell table:style-name="ce25" office:value-type="float" office:value="2024" calcext:value-type="float">
            <text:p>2024</text:p>
          </table:table-cell>
          <table:table-cell table:style-name="ce25" table:formula="of:=CUSTOMDEZINBIN(MOD([.B2026];2048))" office:value-type="string" office:string-value="11111101000" calcext:value-type="string">
            <text:p>11111101000</text:p>
          </table:table-cell>
          <table:table-cell table:formula="of:=DEC2HEX([.B2026];3)" office:value-type="string" office:string-value="7E8" calcext:value-type="string">
            <text:p>7E8</text:p>
          </table:table-cell>
          <table:table-cell table:formula="of:=MID([.A2026];1;4)" office:value-type="string" office:string-value="wond" calcext:value-type="string">
            <text:p>won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ood</text:p>
          </table:table-cell>
          <table:table-cell table:style-name="ce25" office:value-type="float" office:value="2025" calcext:value-type="float">
            <text:p>2025</text:p>
          </table:table-cell>
          <table:table-cell table:style-name="ce25" table:formula="of:=CUSTOMDEZINBIN(MOD([.B2027];2048))" office:value-type="string" office:string-value="11111101001" calcext:value-type="string">
            <text:p>11111101001</text:p>
          </table:table-cell>
          <table:table-cell table:formula="of:=DEC2HEX([.B2027];3)" office:value-type="string" office:string-value="7E9" calcext:value-type="string">
            <text:p>7E9</text:p>
          </table:table-cell>
          <table:table-cell table:formula="of:=MID([.A2027];1;4)" office:value-type="string" office:string-value="wood" calcext:value-type="string">
            <text:p>woo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ool</text:p>
          </table:table-cell>
          <table:table-cell table:style-name="ce25" office:value-type="float" office:value="2026" calcext:value-type="float">
            <text:p>2026</text:p>
          </table:table-cell>
          <table:table-cell table:style-name="ce25" table:formula="of:=CUSTOMDEZINBIN(MOD([.B2028];2048))" office:value-type="string" office:string-value="11111101010" calcext:value-type="string">
            <text:p>11111101010</text:p>
          </table:table-cell>
          <table:table-cell table:formula="of:=DEC2HEX([.B2028];3)" office:value-type="string" office:string-value="7EA" calcext:value-type="string">
            <text:p>7EA</text:p>
          </table:table-cell>
          <table:table-cell table:formula="of:=MID([.A2028];1;4)" office:value-type="string" office:string-value="wool" calcext:value-type="string">
            <text:p>woo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ord</text:p>
          </table:table-cell>
          <table:table-cell table:style-name="ce25" office:value-type="float" office:value="2027" calcext:value-type="float">
            <text:p>2027</text:p>
          </table:table-cell>
          <table:table-cell table:style-name="ce25" table:formula="of:=CUSTOMDEZINBIN(MOD([.B2029];2048))" office:value-type="string" office:string-value="11111101011" calcext:value-type="string">
            <text:p>11111101011</text:p>
          </table:table-cell>
          <table:table-cell table:formula="of:=DEC2HEX([.B2029];3)" office:value-type="string" office:string-value="7EB" calcext:value-type="string">
            <text:p>7EB</text:p>
          </table:table-cell>
          <table:table-cell table:formula="of:=MID([.A2029];1;4)" office:value-type="string" office:string-value="word" calcext:value-type="string">
            <text:p>wor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ork</text:p>
          </table:table-cell>
          <table:table-cell table:style-name="ce25" office:value-type="float" office:value="2028" calcext:value-type="float">
            <text:p>2028</text:p>
          </table:table-cell>
          <table:table-cell table:style-name="ce25" table:formula="of:=CUSTOMDEZINBIN(MOD([.B2030];2048))" office:value-type="string" office:string-value="11111101100" calcext:value-type="string">
            <text:p>11111101100</text:p>
          </table:table-cell>
          <table:table-cell table:formula="of:=DEC2HEX([.B2030];3)" office:value-type="string" office:string-value="7EC" calcext:value-type="string">
            <text:p>7EC</text:p>
          </table:table-cell>
          <table:table-cell table:formula="of:=MID([.A2030];1;4)" office:value-type="string" office:string-value="work" calcext:value-type="string">
            <text:p>wor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orld</text:p>
          </table:table-cell>
          <table:table-cell table:style-name="ce25" office:value-type="float" office:value="2029" calcext:value-type="float">
            <text:p>2029</text:p>
          </table:table-cell>
          <table:table-cell table:style-name="ce25" table:formula="of:=CUSTOMDEZINBIN(MOD([.B2031];2048))" office:value-type="string" office:string-value="11111101101" calcext:value-type="string">
            <text:p>11111101101</text:p>
          </table:table-cell>
          <table:table-cell table:formula="of:=DEC2HEX([.B2031];3)" office:value-type="string" office:string-value="7ED" calcext:value-type="string">
            <text:p>7ED</text:p>
          </table:table-cell>
          <table:table-cell table:formula="of:=MID([.A2031];1;4)" office:value-type="string" office:string-value="worl" calcext:value-type="string">
            <text:p>wor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orry</text:p>
          </table:table-cell>
          <table:table-cell table:style-name="ce25" office:value-type="float" office:value="2030" calcext:value-type="float">
            <text:p>2030</text:p>
          </table:table-cell>
          <table:table-cell table:style-name="ce25" table:formula="of:=CUSTOMDEZINBIN(MOD([.B2032];2048))" office:value-type="string" office:string-value="11111101110" calcext:value-type="string">
            <text:p>11111101110</text:p>
          </table:table-cell>
          <table:table-cell table:formula="of:=DEC2HEX([.B2032];3)" office:value-type="string" office:string-value="7EE" calcext:value-type="string">
            <text:p>7EE</text:p>
          </table:table-cell>
          <table:table-cell table:formula="of:=MID([.A2032];1;4)" office:value-type="string" office:string-value="worr" calcext:value-type="string">
            <text:p>wor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orth</text:p>
          </table:table-cell>
          <table:table-cell table:style-name="ce25" office:value-type="float" office:value="2031" calcext:value-type="float">
            <text:p>2031</text:p>
          </table:table-cell>
          <table:table-cell table:style-name="ce25" table:formula="of:=CUSTOMDEZINBIN(MOD([.B2033];2048))" office:value-type="string" office:string-value="11111101111" calcext:value-type="string">
            <text:p>11111101111</text:p>
          </table:table-cell>
          <table:table-cell table:formula="of:=DEC2HEX([.B2033];3)" office:value-type="string" office:string-value="7EF" calcext:value-type="string">
            <text:p>7EF</text:p>
          </table:table-cell>
          <table:table-cell table:formula="of:=MID([.A2033];1;4)" office:value-type="string" office:string-value="wort" calcext:value-type="string">
            <text:p>wor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rap</text:p>
          </table:table-cell>
          <table:table-cell table:style-name="ce25" office:value-type="float" office:value="2032" calcext:value-type="float">
            <text:p>2032</text:p>
          </table:table-cell>
          <table:table-cell table:style-name="ce25" table:formula="of:=CUSTOMDEZINBIN(MOD([.B2034];2048))" office:value-type="string" office:string-value="11111110000" calcext:value-type="string">
            <text:p>11111110000</text:p>
          </table:table-cell>
          <table:table-cell table:formula="of:=DEC2HEX([.B2034];3)" office:value-type="string" office:string-value="7F0" calcext:value-type="string">
            <text:p>7F0</text:p>
          </table:table-cell>
          <table:table-cell table:formula="of:=MID([.A2034];1;4)" office:value-type="string" office:string-value="wrap" calcext:value-type="string">
            <text:p>wra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reck</text:p>
          </table:table-cell>
          <table:table-cell table:style-name="ce25" office:value-type="float" office:value="2033" calcext:value-type="float">
            <text:p>2033</text:p>
          </table:table-cell>
          <table:table-cell table:style-name="ce25" table:formula="of:=CUSTOMDEZINBIN(MOD([.B2035];2048))" office:value-type="string" office:string-value="11111110001" calcext:value-type="string">
            <text:p>11111110001</text:p>
          </table:table-cell>
          <table:table-cell table:formula="of:=DEC2HEX([.B2035];3)" office:value-type="string" office:string-value="7F1" calcext:value-type="string">
            <text:p>7F1</text:p>
          </table:table-cell>
          <table:table-cell table:formula="of:=MID([.A2035];1;4)" office:value-type="string" office:string-value="wrec" calcext:value-type="string">
            <text:p>wre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restle</text:p>
          </table:table-cell>
          <table:table-cell table:style-name="ce25" office:value-type="float" office:value="2034" calcext:value-type="float">
            <text:p>2034</text:p>
          </table:table-cell>
          <table:table-cell table:style-name="ce25" table:formula="of:=CUSTOMDEZINBIN(MOD([.B2036];2048))" office:value-type="string" office:string-value="11111110010" calcext:value-type="string">
            <text:p>11111110010</text:p>
          </table:table-cell>
          <table:table-cell table:formula="of:=DEC2HEX([.B2036];3)" office:value-type="string" office:string-value="7F2" calcext:value-type="string">
            <text:p>7F2</text:p>
          </table:table-cell>
          <table:table-cell table:formula="of:=MID([.A2036];1;4)" office:value-type="string" office:string-value="wres" calcext:value-type="string">
            <text:p>wre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rist</text:p>
          </table:table-cell>
          <table:table-cell table:style-name="ce25" office:value-type="float" office:value="2035" calcext:value-type="float">
            <text:p>2035</text:p>
          </table:table-cell>
          <table:table-cell table:style-name="ce25" table:formula="of:=CUSTOMDEZINBIN(MOD([.B2037];2048))" office:value-type="string" office:string-value="11111110011" calcext:value-type="string">
            <text:p>11111110011</text:p>
          </table:table-cell>
          <table:table-cell table:formula="of:=DEC2HEX([.B2037];3)" office:value-type="string" office:string-value="7F3" calcext:value-type="string">
            <text:p>7F3</text:p>
          </table:table-cell>
          <table:table-cell table:formula="of:=MID([.A2037];1;4)" office:value-type="string" office:string-value="wris" calcext:value-type="string">
            <text:p>wri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rite</text:p>
          </table:table-cell>
          <table:table-cell table:style-name="ce25" office:value-type="float" office:value="2036" calcext:value-type="float">
            <text:p>2036</text:p>
          </table:table-cell>
          <table:table-cell table:style-name="ce25" table:formula="of:=CUSTOMDEZINBIN(MOD([.B2038];2048))" office:value-type="string" office:string-value="11111110100" calcext:value-type="string">
            <text:p>11111110100</text:p>
          </table:table-cell>
          <table:table-cell table:formula="of:=DEC2HEX([.B2038];3)" office:value-type="string" office:string-value="7F4" calcext:value-type="string">
            <text:p>7F4</text:p>
          </table:table-cell>
          <table:table-cell table:formula="of:=MID([.A2038];1;4)" office:value-type="string" office:string-value="writ" calcext:value-type="string">
            <text:p>wri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rong</text:p>
          </table:table-cell>
          <table:table-cell table:style-name="ce25" office:value-type="float" office:value="2037" calcext:value-type="float">
            <text:p>2037</text:p>
          </table:table-cell>
          <table:table-cell table:style-name="ce25" table:formula="of:=CUSTOMDEZINBIN(MOD([.B2039];2048))" office:value-type="string" office:string-value="11111110101" calcext:value-type="string">
            <text:p>11111110101</text:p>
          </table:table-cell>
          <table:table-cell table:formula="of:=DEC2HEX([.B2039];3)" office:value-type="string" office:string-value="7F5" calcext:value-type="string">
            <text:p>7F5</text:p>
          </table:table-cell>
          <table:table-cell table:formula="of:=MID([.A2039];1;4)" office:value-type="string" office:string-value="wron" calcext:value-type="string">
            <text:p>wro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yard</text:p>
          </table:table-cell>
          <table:table-cell table:style-name="ce25" office:value-type="float" office:value="2038" calcext:value-type="float">
            <text:p>2038</text:p>
          </table:table-cell>
          <table:table-cell table:style-name="ce25" table:formula="of:=CUSTOMDEZINBIN(MOD([.B2040];2048))" office:value-type="string" office:string-value="11111110110" calcext:value-type="string">
            <text:p>11111110110</text:p>
          </table:table-cell>
          <table:table-cell table:formula="of:=DEC2HEX([.B2040];3)" office:value-type="string" office:string-value="7F6" calcext:value-type="string">
            <text:p>7F6</text:p>
          </table:table-cell>
          <table:table-cell table:formula="of:=MID([.A2040];1;4)" office:value-type="string" office:string-value="yard" calcext:value-type="string">
            <text:p>yar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year</text:p>
          </table:table-cell>
          <table:table-cell table:style-name="ce25" office:value-type="float" office:value="2039" calcext:value-type="float">
            <text:p>2039</text:p>
          </table:table-cell>
          <table:table-cell table:style-name="ce25" table:formula="of:=CUSTOMDEZINBIN(MOD([.B2041];2048))" office:value-type="string" office:string-value="11111110111" calcext:value-type="string">
            <text:p>11111110111</text:p>
          </table:table-cell>
          <table:table-cell table:formula="of:=DEC2HEX([.B2041];3)" office:value-type="string" office:string-value="7F7" calcext:value-type="string">
            <text:p>7F7</text:p>
          </table:table-cell>
          <table:table-cell table:formula="of:=MID([.A2041];1;4)" office:value-type="string" office:string-value="year" calcext:value-type="string">
            <text:p>yea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yellow</text:p>
          </table:table-cell>
          <table:table-cell table:style-name="ce25" office:value-type="float" office:value="2040" calcext:value-type="float">
            <text:p>2040</text:p>
          </table:table-cell>
          <table:table-cell table:style-name="ce25" table:formula="of:=CUSTOMDEZINBIN(MOD([.B2042];2048))" office:value-type="string" office:string-value="11111111000" calcext:value-type="string">
            <text:p>11111111000</text:p>
          </table:table-cell>
          <table:table-cell table:formula="of:=DEC2HEX([.B2042];3)" office:value-type="string" office:string-value="7F8" calcext:value-type="string">
            <text:p>7F8</text:p>
          </table:table-cell>
          <table:table-cell table:formula="of:=MID([.A2042];1;4)" office:value-type="string" office:string-value="yell" calcext:value-type="string">
            <text:p>yel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you</text:p>
          </table:table-cell>
          <table:table-cell table:style-name="ce25" office:value-type="float" office:value="2041" calcext:value-type="float">
            <text:p>2041</text:p>
          </table:table-cell>
          <table:table-cell table:style-name="ce25" table:formula="of:=CUSTOMDEZINBIN(MOD([.B2043];2048))" office:value-type="string" office:string-value="11111111001" calcext:value-type="string">
            <text:p>11111111001</text:p>
          </table:table-cell>
          <table:table-cell table:formula="of:=DEC2HEX([.B2043];3)" office:value-type="string" office:string-value="7F9" calcext:value-type="string">
            <text:p>7F9</text:p>
          </table:table-cell>
          <table:table-cell table:formula="of:=MID([.A2043];1;4)" office:value-type="string" office:string-value="you" calcext:value-type="string">
            <text:p>yo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young</text:p>
          </table:table-cell>
          <table:table-cell table:style-name="ce25" office:value-type="float" office:value="2042" calcext:value-type="float">
            <text:p>2042</text:p>
          </table:table-cell>
          <table:table-cell table:style-name="ce25" table:formula="of:=CUSTOMDEZINBIN(MOD([.B2044];2048))" office:value-type="string" office:string-value="11111111010" calcext:value-type="string">
            <text:p>11111111010</text:p>
          </table:table-cell>
          <table:table-cell table:formula="of:=DEC2HEX([.B2044];3)" office:value-type="string" office:string-value="7FA" calcext:value-type="string">
            <text:p>7FA</text:p>
          </table:table-cell>
          <table:table-cell table:formula="of:=MID([.A2044];1;4)" office:value-type="string" office:string-value="youn" calcext:value-type="string">
            <text:p>you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youth</text:p>
          </table:table-cell>
          <table:table-cell table:style-name="ce25" office:value-type="float" office:value="2043" calcext:value-type="float">
            <text:p>2043</text:p>
          </table:table-cell>
          <table:table-cell table:style-name="ce25" table:formula="of:=CUSTOMDEZINBIN(MOD([.B2045];2048))" office:value-type="string" office:string-value="11111111011" calcext:value-type="string">
            <text:p>11111111011</text:p>
          </table:table-cell>
          <table:table-cell table:formula="of:=DEC2HEX([.B2045];3)" office:value-type="string" office:string-value="7FB" calcext:value-type="string">
            <text:p>7FB</text:p>
          </table:table-cell>
          <table:table-cell table:formula="of:=MID([.A2045];1;4)" office:value-type="string" office:string-value="yout" calcext:value-type="string">
            <text:p>you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zebra</text:p>
          </table:table-cell>
          <table:table-cell table:style-name="ce25" office:value-type="float" office:value="2044" calcext:value-type="float">
            <text:p>2044</text:p>
          </table:table-cell>
          <table:table-cell table:style-name="ce25" table:formula="of:=CUSTOMDEZINBIN(MOD([.B2046];2048))" office:value-type="string" office:string-value="11111111100" calcext:value-type="string">
            <text:p>11111111100</text:p>
          </table:table-cell>
          <table:table-cell table:formula="of:=DEC2HEX([.B2046];3)" office:value-type="string" office:string-value="7FC" calcext:value-type="string">
            <text:p>7FC</text:p>
          </table:table-cell>
          <table:table-cell table:formula="of:=MID([.A2046];1;4)" office:value-type="string" office:string-value="zebr" calcext:value-type="string">
            <text:p>zeb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zero</text:p>
          </table:table-cell>
          <table:table-cell table:style-name="ce25" office:value-type="float" office:value="2045" calcext:value-type="float">
            <text:p>2045</text:p>
          </table:table-cell>
          <table:table-cell table:style-name="ce25" table:formula="of:=CUSTOMDEZINBIN(MOD([.B2047];2048))" office:value-type="string" office:string-value="11111111101" calcext:value-type="string">
            <text:p>11111111101</text:p>
          </table:table-cell>
          <table:table-cell table:formula="of:=DEC2HEX([.B2047];3)" office:value-type="string" office:string-value="7FD" calcext:value-type="string">
            <text:p>7FD</text:p>
          </table:table-cell>
          <table:table-cell table:formula="of:=MID([.A2047];1;4)" office:value-type="string" office:string-value="zero" calcext:value-type="string">
            <text:p>zer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zone</text:p>
          </table:table-cell>
          <table:table-cell table:style-name="ce25" office:value-type="float" office:value="2046" calcext:value-type="float">
            <text:p>2046</text:p>
          </table:table-cell>
          <table:table-cell table:style-name="ce25" table:formula="of:=CUSTOMDEZINBIN(MOD([.B2048];2048))" office:value-type="string" office:string-value="11111111110" calcext:value-type="string">
            <text:p>11111111110</text:p>
          </table:table-cell>
          <table:table-cell table:formula="of:=DEC2HEX([.B2048];3)" office:value-type="string" office:string-value="7FE" calcext:value-type="string">
            <text:p>7FE</text:p>
          </table:table-cell>
          <table:table-cell table:formula="of:=MID([.A2048];1;4)" office:value-type="string" office:string-value="zone" calcext:value-type="string">
            <text:p>zo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zoo</text:p>
          </table:table-cell>
          <table:table-cell table:style-name="ce25" office:value-type="float" office:value="2047" calcext:value-type="float">
            <text:p>2047</text:p>
          </table:table-cell>
          <table:table-cell table:style-name="ce25" table:formula="of:=CUSTOMDEZINBIN(MOD([.B2049];2048))" office:value-type="string" office:string-value="11111111111" calcext:value-type="string">
            <text:p>11111111111</text:p>
          </table:table-cell>
          <table:table-cell table:formula="of:=DEC2HEX([.B2049];3)" office:value-type="string" office:string-value="7FF" calcext:value-type="string">
            <text:p>7FF</text:p>
          </table:table-cell>
          <table:table-cell table:formula="of:=MID([.A2049];1;4)" office:value-type="string" office:string-value="zoo" calcext:value-type="string">
            <text:p>zoo</text:p>
          </table:table-cell>
          <table:table-cell table:number-columns-repeated="16368"/>
        </table:table-row>
        <table:table-row table:style-name="ro1" table:number-rows-repeated="1046526">
          <table:table-cell table:number-columns-repeated="16373"/>
        </table:table-row>
        <table:table-row table:style-name="ro1">
          <table:table-cell table:number-columns-repeated="16373"/>
        </table:table-row>
      </table:table>
      <table:table table:name="Base64" table:style-name="ta1" table:protected="true">
        <loext:table-protection loext:select-protected-cells="true" loext:select-unprotected-cells="true"/>
        <table:table-column table:style-name="co6" table:default-cell-style-name="Default"/>
        <table:table-column table:style-name="co7" table:default-cell-style-name="ce31"/>
        <table:table-row table:style-name="ro1">
          <table:table-cell table:style-name="ce27" table:formula="of:=INDIRECT(&quot;Language.&quot; &amp; [Language.$C$1] &amp; 4)" office:value-type="string" office:string-value="Word" calcext:value-type="string">
            <text:p>Word</text:p>
          </table:table-cell>
          <table:table-cell table:style-name="ce27" table:formula="of:=INDIRECT(&quot;Language.&quot; &amp; [Language.$C$1] &amp; 9)" office:value-type="string" office:string-value="Char" calcext:value-type="string">
            <text:p>Cha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8" office:value-type="string" calcext:value-type="string">
            <text:p>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B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8" office:value-type="string" calcext:value-type="string">
            <text:p>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8" office:value-type="string" calcext:value-type="string">
            <text:p>F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8" office:value-type="string" calcext:value-type="string">
            <text:p>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8" office:value-type="string" calcext:value-type="string">
            <text:p>H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8" office:value-type="string" calcext:value-type="string">
            <text:p>I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8" office:value-type="string" calcext:value-type="string">
            <text:p>J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8" office:value-type="string" calcext:value-type="string">
            <text:p>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8" office:value-type="string" calcext:value-type="string">
            <text:p>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8" office:value-type="string" calcext:value-type="string">
            <text:p>M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8" office:value-type="string" calcext:value-type="string">
            <text:p>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8" office:value-type="string" calcext:value-type="string">
            <text:p>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8" office:value-type="string" calcext:value-type="string">
            <text:p>P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8" office:value-type="string" calcext:value-type="string">
            <text:p>Q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8" office:value-type="string" calcext:value-type="string">
            <text:p>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8" office:value-type="string" calcext:value-type="string">
            <text:p>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8" office:value-type="string" calcext:value-type="string">
            <text:p>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8" office:value-type="string" calcext:value-type="string">
            <text:p>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8" office:value-type="string" calcext:value-type="string">
            <text:p>V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8" office:value-type="string" calcext:value-type="string">
            <text:p>W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8" office:value-type="string" calcext:value-type="string">
            <text:p>X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8" office:value-type="string" calcext:value-type="string">
            <text:p>Y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8" office:value-type="string" calcext:value-type="string">
            <text:p>Z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8" office:value-type="string" calcext:value-type="string">
            <text:p>a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8" office:value-type="string" calcext:value-type="string">
            <text:p>b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8" office:value-type="string" calcext:value-type="string">
            <text:p>c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8" office:value-type="string" calcext:value-type="string">
            <text:p>d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8" office:value-type="string" calcext:value-type="string">
            <text:p>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8" office:value-type="string" calcext:value-type="string">
            <text:p>f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8" office:value-type="string" calcext:value-type="string">
            <text:p>g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8" office:value-type="string" calcext:value-type="string">
            <text:p>h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8" office:value-type="string" calcext:value-type="string">
            <text:p>i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8" office:value-type="string" calcext:value-type="string">
            <text:p>j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8" office:value-type="string" calcext:value-type="string">
            <text:p>k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8" office:value-type="string" calcext:value-type="string">
            <text:p>l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8" office:value-type="string" calcext:value-type="string">
            <text:p>m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28" office:value-type="string" calcext:value-type="string">
            <text:p>n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8" office:value-type="string" calcext:value-type="string">
            <text:p>o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8" office:value-type="string" calcext:value-type="string">
            <text:p>p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8" office:value-type="string" calcext:value-type="string">
            <text:p>q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28" office:value-type="string" calcext:value-type="string">
            <text:p>r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28" office:value-type="string" calcext:value-type="string">
            <text:p>s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28" office:value-type="string" calcext:value-type="string">
            <text:p>t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8" office:value-type="string" calcext:value-type="string">
            <text:p>u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28" office:value-type="string" calcext:value-type="string">
            <text:p>v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8" office:value-type="string" calcext:value-type="string">
            <text:p>w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8" office:value-type="string" calcext:value-type="string">
            <text:p>x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8" office:value-type="string" calcext:value-type="string">
            <text:p>y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28" office:value-type="string" calcext:value-type="string">
            <text:p>z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28" office:value-type="float" office:value="2" calcext:value-type="float">
            <text:p>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8" office:value-type="float" office:value="3" calcext:value-type="float">
            <text:p>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28" office:value-type="float" office:value="4" calcext:value-type="float">
            <text:p>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28" office:value-type="float" office:value="5" calcext:value-type="float">
            <text:p>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28" office:value-type="float" office:value="6" calcext:value-type="float">
            <text:p>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28" office:value-type="float" office:value="7" calcext:value-type="float">
            <text:p>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8" office:value-type="float" office:value="8" calcext:value-type="float">
            <text:p>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28" office:value-type="float" office:value="9" calcext:value-type="float">
            <text:p>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28" office:value-type="string" calcext:value-type="string">
            <text:p>+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28" office:value-type="string" calcext:value-type="string">
            <text:p>/</text:p>
          </table:table-cell>
        </table:table-row>
        <table:table-row table:style-name="ro1" table:number-rows-repeated="1048510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Calc_HEX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38"/>
        <table:table-column table:style-name="co9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38"/>
        <table:table-column table:style-name="co2" table:default-cell-style-name="ce38"/>
        <table:table-column table:style-name="co15" table:default-cell-style-name="ce38"/>
        <table:table-column table:style-name="co16" table:default-cell-style-name="ce142"/>
        <table:table-column table:style-name="co17" table:default-cell-style-name="ce161"/>
        <table:table-column table:style-name="co18" table:default-cell-style-name="ce142"/>
        <table:table-column table:style-name="co19" table:default-cell-style-name="ce38"/>
        <table:table-column table:style-name="co8" table:default-cell-style-name="ce38"/>
        <table:table-column table:style-name="co20" table:default-cell-style-name="ce38"/>
        <table:table-column table:style-name="co21" table:default-cell-style-name="ce38"/>
        <table:table-column table:style-name="co16" table:default-cell-style-name="ce38"/>
        <table:table-column table:style-name="co22" table:default-cell-style-name="ce38"/>
        <table:table-column table:style-name="co2" table:default-cell-style-name="ce38"/>
        <table:table-column table:style-name="co23" table:default-cell-style-name="ce38"/>
        <table:table-column table:style-name="co2" table:default-cell-style-name="ce38"/>
        <table:table-column table:style-name="co24" table:default-cell-style-name="ce38"/>
        <table:table-column table:style-name="co25" table:default-cell-style-name="ce38"/>
        <table:table-column table:style-name="co26" table:default-cell-style-name="ce38"/>
        <table:table-column table:style-name="co27" table:default-cell-style-name="ce38"/>
        <table:table-column table:style-name="co8" table:default-cell-style-name="ce38"/>
        <table:table-column table:style-name="co22" table:default-cell-style-name="ce38"/>
        <table:table-column table:style-name="co2" table:default-cell-style-name="ce38"/>
        <table:table-column table:style-name="co28" table:default-cell-style-name="ce38"/>
        <table:table-column table:style-name="co2" table:default-cell-style-name="ce38"/>
        <table:table-column table:style-name="co29" table:default-cell-style-name="ce38"/>
        <table:table-column table:style-name="co2" table:default-cell-style-name="ce38"/>
        <table:table-column table:style-name="co30" table:default-cell-style-name="ce38"/>
        <table:table-column table:style-name="co31" table:default-cell-style-name="ce38"/>
        <table:table-column table:style-name="co32" table:default-cell-style-name="ce38"/>
        <table:table-column table:style-name="co33" table:default-cell-style-name="ce38"/>
        <table:table-column table:style-name="co34" table:default-cell-style-name="ce38"/>
        <table:table-column table:style-name="co33" table:default-cell-style-name="ce38"/>
        <table:table-column table:style-name="co35" table:default-cell-style-name="ce38"/>
        <table:table-column table:style-name="co33" table:default-cell-style-name="ce38"/>
        <table:table-column table:style-name="co36" table:default-cell-style-name="ce38"/>
        <table:table-column table:style-name="co6" table:number-columns-repeated="16342" table:default-cell-style-name="ce38"/>
        <table:table-row table:style-name="ro2">
          <table:table-cell table:style-name="ce8" table:formula="of:=CONCATENATE(INDIRECT(&quot;Language.&quot; &amp; [Language.$C$1] &amp; 10);&quot; (V&quot;;[.J40];&quot;)&quot;)" office:value-type="string" office:string-value="Encode 12/24-word phrase to HEX hash (V1.1)" calcext:value-type="string" table:number-columns-spanned="12" table:number-rows-spanned="1">
            <text:p>Encode 12/24-word phrase to HEX hash (V1.1)</text:p>
          </table:table-cell>
          <table:covered-table-cell table:number-columns-repeated="2" table:style-name="ce36"/>
          <table:covered-table-cell table:number-columns-repeated="2" table:style-name="ce73"/>
          <table:covered-table-cell table:number-columns-repeated="4" table:style-name="ce36"/>
          <table:covered-table-cell table:style-name="ce110"/>
          <table:covered-table-cell table:style-name="ce193"/>
          <table:covered-table-cell table:style-name="ce199"/>
          <table:table-cell table:number-columns-spanned="1" table:number-rows-spanned="35"/>
          <table:table-cell table:style-name="ce8" table:formula="of:=CONCATENATE(INDIRECT(&quot;Language.&quot; &amp; [Language.$C$1] &amp; 11);&quot; (V&quot;;[.J40];&quot;)&quot;)" office:value-type="string" office:string-value="Decode HEX hash to 12/24-word phrase (V1.1)" calcext:value-type="string" table:number-columns-spanned="11" table:number-rows-spanned="1">
            <text:p>Decode HEX hash to 12/24-word phrase (V1.1)</text:p>
          </table:table-cell>
          <table:covered-table-cell table:number-columns-repeated="5" table:style-name="ce73"/>
          <table:covered-table-cell table:number-columns-repeated="2" table:style-name="ce36"/>
          <table:covered-table-cell table:number-columns-repeated="3" table:style-name="ce73"/>
          <table:table-cell/>
          <table:table-cell table:style-name="ce220" table:formula="of:=CONCATENATE(INDIRECT(&quot;Language.&quot; &amp; [Language.$C$1] &amp; 12);&quot; (V&quot;;[.J40];&quot;)&quot;)" office:value-type="string" office:string-value="Decode from 3-digit HEX (V1.1)" calcext:value-type="string" table:number-columns-spanned="8" table:number-rows-spanned="1">
            <text:p>Decode from 3-digit HEX (V1.1)</text:p>
          </table:table-cell>
          <table:covered-table-cell table:style-name="ce221"/>
          <table:covered-table-cell table:number-columns-repeated="6" table:style-name="ce193"/>
          <table:table-cell table:style-name="ce233"/>
          <table:table-cell table:style-name="ce220" table:formula="of:=CONCATENATE(INDIRECT(&quot;Language.&quot; &amp; [Language.$C$1] &amp; 13);&quot; (V&quot;;[.J40];&quot;)&quot;)" office:value-type="string" office:string-value="Determine word by index (V1.1)" calcext:value-type="string" table:number-columns-spanned="7" table:number-rows-spanned="1">
            <text:p>Determine word by index (V1.1)</text:p>
          </table:table-cell>
          <table:covered-table-cell table:number-columns-repeated="6" table:style-name="ce193"/>
          <table:table-cell table:number-columns-repeated="16342"/>
        </table:table-row>
        <table:table-row table:style-name="ro3">
          <table:table-cell table:style-name="ce9" office:value-type="string" calcext:value-type="string">
            <text:p>#</text:p>
          </table:table-cell>
          <table:table-cell table:style-name="ce45" table:formula="of:=INDIRECT(&quot;Language.&quot; &amp; [Language.$C$1] &amp; 4)" office:value-type="string" office:string-value="Word" calcext:value-type="string">
            <text:p>Word</text:p>
          </table:table-cell>
          <table:table-cell table:style-name="ce64" office:value-type="string" calcext:value-type="string">
            <text:p>HEX</text:p>
          </table:table-cell>
          <table:table-cell table:style-name="ce45" table:formula="of:=INDIRECT(&quot;Language.&quot; &amp; [Language.$C$1] &amp; 5)" office:value-type="string" office:string-value="Index" calcext:value-type="string">
            <text:p>Index</text:p>
          </table:table-cell>
          <table:table-cell table:style-name="ce78" table:formula="of:=INDIRECT(&quot;Language.&quot; &amp; [Language.$C$1] &amp; 14)" office:value-type="string" office:string-value="Rule 1: Swap" calcext:value-type="string">
            <text:p>Rule 1: Swap</text:p>
          </table:table-cell>
          <table:table-cell table:style-name="ce45" table:formula="of:=INDIRECT(&quot;Language.&quot; &amp; [Language.$C$1] &amp; 5)" office:value-type="string" office:string-value="Index" calcext:value-type="string">
            <text:p>Index</text:p>
          </table:table-cell>
          <table:table-cell table:style-name="ce86" table:formula="of:=INDIRECT(&quot;Language.&quot; &amp; [Language.$C$1] &amp; 15)" office:value-type="string" office:string-value="Rule 2: Shift" calcext:value-type="string">
            <text:p>Rule 2: Shift</text:p>
          </table:table-cell>
          <table:table-cell table:style-name="ce45" table:formula="of:=INDIRECT(&quot;Language.&quot; &amp; [Language.$C$1] &amp; 5)" office:value-type="string" office:string-value="Index" calcext:value-type="string">
            <text:p>Index</text:p>
          </table:table-cell>
          <table:table-cell table:style-name="ce102" table:formula="of:=CONCATENATE(INDIRECT(&quot;Language.&quot; &amp; [Language.$C$1] &amp; 16); &quot; HEX&quot;)" office:value-type="string" office:string-value="To HEX" calcext:value-type="string">
            <text:p>To HEX</text:p>
          </table:table-cell>
          <table:table-cell table:style-name="ce102" table:formula="of:=CONCATENATE(INDIRECT(&quot;Language.&quot; &amp; [Language.$C$1] &amp; 16); &quot; 11-Bit&quot;)" office:value-type="string" office:string-value="To 11-Bit" calcext:value-type="string">
            <text:p>To 11-Bit</text:p>
          </table:table-cell>
          <table:table-cell table:style-name="ce102" table:formula="of:=CONCATENATE(INDIRECT(&quot;Language.&quot; &amp; [Language.$C$1] &amp; 16); &quot; 8-Bit&quot;)" office:value-type="string" office:string-value="To 8-Bit" calcext:value-type="string">
            <text:p>To 8-Bit</text:p>
          </table:table-cell>
          <table:table-cell table:style-name="ce102" table:formula="of:=CONCATENATE(INDIRECT(&quot;Language.&quot; &amp; [Language.$C$1] &amp; 16); &quot; HEX&quot;)" office:value-type="string" office:string-value="To HEX" calcext:value-type="string">
            <text:p>To HEX</text:p>
          </table:table-cell>
          <table:covered-table-cell/>
          <table:table-cell table:style-name="ce13" office:value-type="string" calcext:value-type="string">
            <text:p>#</text:p>
          </table:table-cell>
          <table:table-cell table:style-name="ce39" office:value-type="string" calcext:value-type="string">
            <text:p>HEX</text:p>
          </table:table-cell>
          <table:table-cell table:style-name="ce102" table:formula="of:=CONCATENATE(INDIRECT(&quot;Language.&quot; &amp; [Language.$C$1] &amp; 16); &quot; 8-Bit&quot;)" office:value-type="string" office:string-value="To 8-Bit" calcext:value-type="string">
            <text:p>To 8-Bit</text:p>
          </table:table-cell>
          <table:table-cell table:style-name="ce102" table:formula="of:=CONCATENATE(INDIRECT(&quot;Language.&quot; &amp; [Language.$C$1] &amp; 16); &quot; 11-Bit&quot;)" office:value-type="string" office:string-value="To 11-Bit" calcext:value-type="string">
            <text:p>To 11-Bit</text:p>
          </table:table-cell>
          <table:table-cell table:style-name="ce59" office:value-type="string" calcext:value-type="string">
            <text:p>HEX</text:p>
          </table:table-cell>
          <table:table-cell table:style-name="ce39" table:formula="of:=INDIRECT(&quot;Language.&quot; &amp; [Language.$C$1] &amp; 5)" office:value-type="string" office:string-value="Index" calcext:value-type="string">
            <text:p>Index</text:p>
          </table:table-cell>
          <table:table-cell table:style-name="ce86" table:formula="of:=INDIRECT(&quot;Language.&quot; &amp; [Language.$C$1] &amp; 15)" office:value-type="string" office:string-value="Rule 2: Shift" calcext:value-type="string">
            <text:p>Rule 2: Shift</text:p>
          </table:table-cell>
          <table:table-cell table:style-name="ce39" table:formula="of:=INDIRECT(&quot;Language.&quot; &amp; [Language.$C$1] &amp; 5)" office:value-type="string" office:string-value="Index" calcext:value-type="string">
            <text:p>Index</text:p>
          </table:table-cell>
          <table:table-cell table:style-name="ce80" table:formula="of:=INDIRECT(&quot;Language.&quot; &amp; [Language.$C$1] &amp; 14)" office:value-type="string" office:string-value="Rule 1: Swap" calcext:value-type="string">
            <text:p>Rule 1: Swap</text:p>
          </table:table-cell>
          <table:table-cell table:style-name="ce39" table:formula="of:=INDIRECT(&quot;Language.&quot; &amp; [Language.$C$1] &amp; 5)" office:value-type="string" office:string-value="Index" calcext:value-type="string">
            <text:p>Index</text:p>
          </table:table-cell>
          <table:table-cell table:style-name="ce39" table:formula="of:=INDIRECT(&quot;Language.&quot; &amp; [Language.$C$1] &amp; 4)" office:value-type="string" office:string-value="Word" calcext:value-type="string">
            <text:p>Word</text:p>
          </table:table-cell>
          <table:table-cell table:style-name="ce234" office:value-type="string" calcext:value-type="string">
            <office:annotation draw:style-name="gr1" svg:width="2.899cm" svg:height="3.361cm" svg:x="39.966cm" svg:y="0cm" draw:caption-point-x="-0.61cm" draw:caption-point-y="0.705cm">
              <dc:creator>Unbekannter Autor</dc:creator>
              <dc:date>2025-01-26T00:00:00</dc:date>
              <text:p>Check field: For words in column X that differ from words in column B, an exclamation mark is displayed!</text:p>
            </office:annotation>
            <text:p>!</text:p>
          </table:table-cell>
          <table:table-cell table:style-name="ce13" office:value-type="string" calcext:value-type="string">
            <text:p>#</text:p>
          </table:table-cell>
          <table:table-cell table:style-name="ce39" office:value-type="string" calcext:value-type="string">
            <text:p>HEX</text:p>
          </table:table-cell>
          <table:table-cell table:style-name="ce39" table:formula="of:=INDIRECT(&quot;Language.&quot; &amp; [Language.$C$1] &amp; 5)" office:value-type="string" office:string-value="Index" calcext:value-type="string">
            <text:p>Index</text:p>
          </table:table-cell>
          <table:table-cell table:style-name="ce86" table:formula="of:=INDIRECT(&quot;Language.&quot; &amp; [Language.$C$1] &amp; 15)" office:value-type="string" office:string-value="Rule 2: Shift" calcext:value-type="string">
            <text:p>Rule 2: Shift</text:p>
          </table:table-cell>
          <table:table-cell table:style-name="ce39" table:formula="of:=INDIRECT(&quot;Language.&quot; &amp; [Language.$C$1] &amp; 5)" office:value-type="string" office:string-value="Index" calcext:value-type="string">
            <text:p>Index</text:p>
          </table:table-cell>
          <table:table-cell table:style-name="ce80" table:formula="of:=INDIRECT(&quot;Language.&quot; &amp; [Language.$C$1] &amp; 14)" office:value-type="string" office:string-value="Rule 1: Swap" calcext:value-type="string">
            <text:p>Rule 1: Swap</text:p>
          </table:table-cell>
          <table:table-cell table:style-name="ce39" table:formula="of:=INDIRECT(&quot;Language.&quot; &amp; [Language.$C$1] &amp; 5)" office:value-type="string" office:string-value="Index" calcext:value-type="string">
            <text:p>Index</text:p>
          </table:table-cell>
          <table:table-cell table:style-name="ce39" table:formula="of:=INDIRECT(&quot;Language.&quot; &amp; [Language.$C$1] &amp; 4)" office:value-type="string" office:string-value="Word" calcext:value-type="string">
            <text:p>Word</text:p>
          </table:table-cell>
          <table:table-cell/>
          <table:table-cell table:style-name="ce13" office:value-type="string" calcext:value-type="string">
            <text:p>#</text:p>
          </table:table-cell>
          <table:table-cell table:style-name="ce39" table:formula="of:=INDIRECT(&quot;Language.&quot; &amp; [Language.$C$1] &amp; 5)" office:value-type="string" office:string-value="Index" calcext:value-type="string">
            <text:p>Index</text:p>
          </table:table-cell>
          <table:table-cell table:style-name="ce86" table:formula="of:=INDIRECT(&quot;Language.&quot; &amp; [Language.$C$1] &amp; 15)" office:value-type="string" office:string-value="Rule 2: Shift" calcext:value-type="string">
            <text:p>Rule 2: Shift</text:p>
          </table:table-cell>
          <table:table-cell table:style-name="ce39" table:formula="of:=INDIRECT(&quot;Language.&quot; &amp; [Language.$C$1] &amp; 5)" office:value-type="string" office:string-value="Index" calcext:value-type="string">
            <text:p>Index</text:p>
          </table:table-cell>
          <table:table-cell table:style-name="ce80" table:formula="of:=INDIRECT(&quot;Language.&quot; &amp; [Language.$C$1] &amp; 14)" office:value-type="string" office:string-value="Rule 1: Swap" calcext:value-type="string">
            <text:p>Rule 1: Swap</text:p>
          </table:table-cell>
          <table:table-cell table:style-name="ce39" table:formula="of:=INDIRECT(&quot;Language.&quot; &amp; [Language.$C$1] &amp; 5)" office:value-type="string" office:string-value="Index" calcext:value-type="string">
            <text:p>Index</text:p>
          </table:table-cell>
          <table:table-cell table:style-name="ce39" table:formula="of:=INDIRECT(&quot;Language.&quot; &amp; [Language.$C$1] &amp; 4)" office:value-type="string" office:string-value="Word" calcext:value-type="string">
            <text:p>Word</text:p>
          </table:table-cell>
          <table:table-cell table:number-columns-repeated="16342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264" table:content-validation-name="val3" office:value-type="string" calcext:value-type="string">
            <text:p>abandon</text:p>
          </table:table-cell>
          <table:table-cell table:style-name="ce68" table:content-validation-name="val1" table:formula="of:=VLOOKUP([.$B3];[$BIP39.$A$2:.$D$2049];4;0)" office:value-type="string" office:string-value="000" calcext:value-type="string">
            <text:p>000</text:p>
          </table:table-cell>
          <table:table-cell table:style-name="ce77" table:formula="of:=VLOOKUP([.$B3];[$BIP39.$A$2:.$B$2049];2;0)" office:value-type="float" office:value="0" calcext:value-type="float">
            <text:p>0</text:p>
          </table:table-cell>
          <table:table-cell table:style-name="ce288" table:content-validation-name="val5" office:value-type="float" office:value="7" calcext:value-type="float">
            <text:p>7</text:p>
          </table:table-cell>
          <table:table-cell table:style-name="ce83" table:formula="of:=IF(ISBLANK([.$E3]);[.$D3];VLOOKUP([.$E3];[.$A$3:.$D$35];4;0))" office:value-type="float" office:value="6" calcext:value-type="float">
            <text:p>6</text:p>
          </table:table-cell>
          <table:table-cell table:style-name="ce288" table:content-validation-name="val6" office:value-type="float" office:value="1" calcext:value-type="float">
            <text:p>1</text:p>
          </table:table-cell>
          <table:table-cell table:style-name="ce94" table:formula="of:=IF(ISBLANK([.$G3]);[.$F3];MOD([.$F3]+[.$G3];2048))" office:value-type="float" office:value="7" calcext:value-type="float">
            <text:p>7</text:p>
          </table:table-cell>
          <table:table-cell table:style-name="ce104" table:formula="of:=IF([.H3]=&quot;&quot;;&quot;&quot;;DEC2HEX([.$H3];3))" office:value-type="string" office:string-value="007" calcext:value-type="string">
            <text:p>007</text:p>
          </table:table-cell>
          <table:table-cell table:style-name="ce124" table:formula="of:=IF([.$H3]=&quot;&quot;;&quot;&quot;;CUSTOMDEZINBIN([.$H3];11))" office:value-type="string" office:string-value="00000000111" calcext:value-type="string">
            <text:p>00000000111</text:p>
          </table:table-cell>
          <table:table-cell table:style-name="ce124" table:formula="of:=IF(LEN(MID([.$J$35];(ROW()-3)*8+1; 8))&gt;0; LEFT(MID([.$J$35];(ROW()-3)*8+1; 8) &amp; REPT(&quot;0&quot;;8); 8); &quot;&quot;)" office:value-type="string" office:string-value="00000000" calcext:value-type="string">
            <text:p>00000000</text:p>
          </table:table-cell>
          <table:table-cell table:style-name="ce105" table:formula="of:=IF([.K3]=&quot;&quot;;&quot;&quot;;BIN2HEX([.K3]; 2))" office:value-type="string" office:string-value="00" calcext:value-type="string">
            <text:p>00</text:p>
          </table:table-cell>
          <table:covered-table-cell/>
          <table:table-cell table:style-name="ce14" office:value-type="float" office:value="1" calcext:value-type="float">
            <text:p>1</text:p>
          </table:table-cell>
          <table:table-cell table:style-name="ce180" table:content-validation-name="val2" table:formula="of:=MID([.$H$43];(ROW()-3)*2+1; 2)" office:value-type="string" office:string-value="00" calcext:value-type="string">
            <text:p>00</text:p>
          </table:table-cell>
          <table:table-cell table:style-name="ce52" table:formula="of:=IF([.$O3]=&quot;&quot;;&quot;&quot;;HEX2BIN([.$O3];8))" office:value-type="string" office:string-value="00000000" calcext:value-type="string">
            <text:p>00000000</text:p>
          </table:table-cell>
          <table:table-cell table:style-name="ce124" table:formula="of:=IF(LEN(MID([.$Q$35];(ROW()-3)*11+1;11))&lt;11;&quot;&quot;;MID([.$Q$35];(ROW()-3)*11+1;11))" office:value-type="string" office:string-value="00000000111" calcext:value-type="string">
            <text:p>00000000111</text:p>
          </table:table-cell>
          <table:table-cell table:style-name="ce224" table:formula="of:=IF([.Q3]=&quot;&quot;;&quot;&quot;;DEC2HEX([.$S3];3))" office:value-type="string" office:string-value="007" calcext:value-type="string">
            <text:p>007</text:p>
          </table:table-cell>
          <table:table-cell table:style-name="ce201" table:formula="of:=IF([.$Q3]=&quot;&quot;;&quot;&quot;;BINTODEC([.$Q3]))" office:value-type="float" office:value="7" calcext:value-type="float">
            <text:p>7</text:p>
          </table:table-cell>
          <table:table-cell table:style-name="ce288" table:content-validation-name="val6" office:value-type="float" office:value="-1" calcext:value-type="float">
            <text:p>-1</text:p>
          </table:table-cell>
          <table:table-cell table:style-name="ce52" table:content-validation-name="val1" table:formula="of:=IF(ISBLANK([.T3]);[.S3];MOD([.$S3]+[.T3];2048))" office:value-type="float" office:value="6" calcext:value-type="float">
            <text:p>6</text:p>
          </table:table-cell>
          <table:table-cell table:style-name="ce288" table:content-validation-name="val5" office:value-type="float" office:value="7" calcext:value-type="float">
            <text:p>7</text:p>
          </table:table-cell>
          <table:table-cell table:style-name="ce52" table:content-validation-name="val9" table:formula="of:=IF(ISBLANK([.V3]);[.U3];VLOOKUP([.$V3];[.$N$3:.$V$35];8;0))" office:value-type="float" office:value="0" calcext:value-type="float">
            <text:p>0</text:p>
          </table:table-cell>
          <table:table-cell table:style-name="ce229" table:formula="of:=IF([.W3]=&quot;&quot;;&quot;&quot;;INDEX([BIP39.$A$2:.$A$2049];MATCH([.W3];[BIP39.$B$2:.$B$2049];0)))" office:value-type="string" office:string-value="abandon" calcext:value-type="string">
            <text:p>abandon</text:p>
          </table:table-cell>
          <table:table-cell table:style-name="ce235" table:formula="of:=IF([.X3]&lt;&gt;[.B3];&quot;!&quot;;&quot;&quot;)">
            <text:p/>
          </table:table-cell>
          <table:table-cell table:style-name="ce14" office:value-type="float" office:value="1" calcext:value-type="float">
            <text:p>1</text:p>
          </table:table-cell>
          <table:table-cell table:style-name="ce219" table:content-validation-name="val10" office:value-type="string" calcext:value-type="string">
            <text:p>000</text:p>
          </table:table-cell>
          <table:table-cell table:style-name="ce52" table:formula="of:=IF(ISBLANK([.AA3]);&quot;N/A&quot;;HEX2DEC([.AA3]))" office:value-type="float" office:value="0" calcext:value-type="float">
            <text:p>0</text:p>
          </table:table-cell>
          <table:table-cell table:style-name="ce288" table:content-validation-name="val6"/>
          <table:table-cell table:style-name="ce52" table:formula="of:=IF(ISBLANK([.AC3]);[.AB3];MOD([.$AB3]+[.AC3];2048))" office:value-type="float" office:value="0" calcext:value-type="float">
            <text:p>0</text:p>
          </table:table-cell>
          <table:table-cell table:style-name="ce288" table:content-validation-name="val5"/>
          <table:table-cell table:style-name="ce52" table:content-validation-name="val9" table:formula="of:=IF(ISBLANK([.AE3]);[.AD3];VLOOKUP([.$AE3];[.$Z$3:.$AD$35];5;0))" office:value-type="float" office:value="0" calcext:value-type="float">
            <text:p>0</text:p>
          </table:table-cell>
          <table:table-cell table:style-name="ce229" table:formula="of:=IF([.AF3]=&quot;&quot;;&quot;&quot;;INDEX([BIP39.$A$2:.$A$2049];MATCH([.AF3];[BIP39.$B$2:.$B$2049];0)))" office:value-type="string" office:string-value="abandon" calcext:value-type="string">
            <text:p>abandon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222" table:content-validation-name="val11" office:value-type="float" office:value="0" calcext:value-type="float">
            <text:p>0</text:p>
          </table:table-cell>
          <table:table-cell table:style-name="ce288" table:content-validation-name="val6"/>
          <table:table-cell table:style-name="ce52" table:formula="of:=IF(AND(ISBLANK([.AJ3]);ISBLANK([.AK3]));&quot;N/A&quot;;IF(ISBLANK([.AK3]);[.AJ3];MOD([.$AJ3]+[.AK3];2048)))" office:value-type="float" office:value="0" calcext:value-type="float">
            <text:p>0</text:p>
          </table:table-cell>
          <table:table-cell table:style-name="ce288" table:content-validation-name="val5"/>
          <table:table-cell table:style-name="ce52" table:content-validation-name="val9" table:formula="of:=IF(ISBLANK([.AM3]);[.AL3];VLOOKUP([.$AM3];[.$AI$3:.$AL$35];4;0))" office:value-type="float" office:value="0" calcext:value-type="float">
            <text:p>0</text:p>
          </table:table-cell>
          <table:table-cell table:style-name="ce229" table:formula="of:=IF([.AN3]=&quot;&quot;;&quot;&quot;;INDEX([BIP39.$A$2:.$A$2049];MATCH([.AN3];[BIP39.$B$2:.$B$2049];0)))" office:value-type="string" office:string-value="abandon" calcext:value-type="string">
            <text:p>abandon</text:p>
          </table:table-cell>
          <table:table-cell table:number-columns-repeated="16342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264" table:content-validation-name="val3" office:value-type="string" calcext:value-type="string">
            <text:p>ability</text:p>
          </table:table-cell>
          <table:table-cell table:style-name="ce61" table:content-validation-name="val1" table:formula="of:=VLOOKUP([.$B4];[$BIP39.$A$2:.$D$2049];4;0)" office:value-type="string" office:string-value="001" calcext:value-type="string">
            <text:p>001</text:p>
          </table:table-cell>
          <table:table-cell table:style-name="ce77" table:formula="of:=VLOOKUP([.$B4];[$BIP39.$A$2:.$B$2049];2;0)" office:value-type="float" office:value="1" calcext:value-type="float">
            <text:p>1</text:p>
          </table:table-cell>
          <table:table-cell table:style-name="ce288" table:content-validation-name="val5" office:value-type="float" office:value="23" calcext:value-type="float">
            <text:p>23</text:p>
          </table:table-cell>
          <table:table-cell table:style-name="ce83" table:formula="of:=IF(ISBLANK([.$E4]);[.$D4];VLOOKUP([.$E4];[.$A$3:.$D$35];4;0))" office:value-type="float" office:value="22" calcext:value-type="float">
            <text:p>22</text:p>
          </table:table-cell>
          <table:table-cell table:style-name="ce288" table:content-validation-name="val6" office:value-type="float" office:value="2" calcext:value-type="float">
            <text:p>2</text:p>
          </table:table-cell>
          <table:table-cell table:style-name="ce94" table:formula="of:=IF(ISBLANK([.$G4]);[.$F4];IF([.D4]=&quot;&quot;;&quot;&quot;;MOD([.$F4]+[.$G4];2048)))" office:value-type="float" office:value="24" calcext:value-type="float">
            <text:p>24</text:p>
          </table:table-cell>
          <table:table-cell table:style-name="ce104" table:formula="of:=IF([.H4]=&quot;&quot;;&quot;&quot;;DEC2HEX([.$H4];3))" office:value-type="string" office:string-value="018" calcext:value-type="string">
            <text:p>018</text:p>
          </table:table-cell>
          <table:table-cell table:style-name="ce124" table:formula="of:=IF([.$H4]=&quot;&quot;;&quot;&quot;;CUSTOMDEZINBIN([.$H4];11))" office:value-type="string" office:string-value="00000011000" calcext:value-type="string">
            <text:p>00000011000</text:p>
          </table:table-cell>
          <table:table-cell table:style-name="ce124" table:formula="of:=IF(LEN(MID([.$J$35];(ROW()-3)*8+1; 8))&gt;0; LEFT(MID([.$J$35];(ROW()-3)*8+1; 8) &amp; REPT(&quot;0&quot;;8); 8); &quot;&quot;)" office:value-type="string" office:string-value="11100000" calcext:value-type="string">
            <text:p>11100000</text:p>
          </table:table-cell>
          <table:table-cell table:style-name="ce105" table:formula="of:=IF([.K4]=&quot;&quot;;&quot;&quot;;BIN2HEX([.K4]; 2))" office:value-type="string" office:string-value="E0" calcext:value-type="string">
            <text:p>E0</text:p>
          </table:table-cell>
          <table:covered-table-cell/>
          <table:table-cell table:style-name="ce14" office:value-type="float" office:value="2" calcext:value-type="float">
            <text:p>2</text:p>
          </table:table-cell>
          <table:table-cell table:style-name="ce180" table:content-validation-name="val2" table:formula="of:=MID([.$H$43];(ROW()-3)*2+1; 2)" office:value-type="string" office:string-value="E0" calcext:value-type="string">
            <text:p>E0</text:p>
          </table:table-cell>
          <table:table-cell table:style-name="ce52" table:formula="of:=IF([.$O4]=&quot;&quot;;&quot;&quot;;HEX2BIN([.$O4];8))" office:value-type="string" office:string-value="11100000" calcext:value-type="string">
            <text:p>11100000</text:p>
          </table:table-cell>
          <table:table-cell table:style-name="ce124" table:formula="of:=IF(LEN(MID([.$Q$35];(ROW()-3)*11+1;11))&lt;11;&quot;&quot;;MID([.$Q$35];(ROW()-3)*11+1;11))" office:value-type="string" office:string-value="00000011000" calcext:value-type="string">
            <text:p>00000011000</text:p>
          </table:table-cell>
          <table:table-cell table:style-name="ce224" table:formula="of:=IF([.Q4]=&quot;&quot;;&quot;&quot;;DEC2HEX([.$S4];3))" office:value-type="string" office:string-value="018" calcext:value-type="string">
            <text:p>018</text:p>
          </table:table-cell>
          <table:table-cell table:style-name="ce201" table:formula="of:=IF([.$Q4]=&quot;&quot;;&quot;&quot;;BINTODEC([.$Q4]))" office:value-type="float" office:value="24" calcext:value-type="float">
            <text:p>24</text:p>
          </table:table-cell>
          <table:table-cell table:style-name="ce288" table:content-validation-name="val6" office:value-type="float" office:value="-2" calcext:value-type="float">
            <text:p>-2</text:p>
          </table:table-cell>
          <table:table-cell table:style-name="ce52" table:content-validation-name="val1" table:formula="of:=IF(ISBLANK([.T4]);[.S4];MOD([.$S4]+[.T4];2048))" office:value-type="float" office:value="22" calcext:value-type="float">
            <text:p>22</text:p>
          </table:table-cell>
          <table:table-cell table:style-name="ce288" table:content-validation-name="val5" office:value-type="float" office:value="23" calcext:value-type="float">
            <text:p>23</text:p>
          </table:table-cell>
          <table:table-cell table:style-name="ce52" table:content-validation-name="val9" table:formula="of:=IF(ISBLANK([.V4]);[.U4];VLOOKUP([.$V4];[.$N$3:.$V$35];8;0))" office:value-type="float" office:value="1" calcext:value-type="float">
            <text:p>1</text:p>
          </table:table-cell>
          <table:table-cell table:style-name="ce229" table:formula="of:=IF([.W4]=&quot;&quot;;&quot;&quot;;INDEX([BIP39.$A$2:.$A$2049];MATCH([.W4];[BIP39.$B$2:.$B$2049];0)))" office:value-type="string" office:string-value="ability" calcext:value-type="string">
            <text:p>ability</text:p>
          </table:table-cell>
          <table:table-cell table:style-name="ce235" table:formula="of:=IF([.X4]&lt;&gt;[.B4];&quot;!&quot;;&quot;&quot;)">
            <text:p/>
          </table:table-cell>
          <table:table-cell table:style-name="ce14" office:value-type="float" office:value="2" calcext:value-type="float">
            <text:p>2</text:p>
          </table:table-cell>
          <table:table-cell table:style-name="ce219" table:content-validation-name="val10" office:value-type="string" calcext:value-type="string">
            <text:p>001</text:p>
          </table:table-cell>
          <table:table-cell table:style-name="ce52" table:formula="of:=IF(ISBLANK([.AA4]);&quot;N/A&quot;;HEX2DEC([.AA4]))" office:value-type="float" office:value="1" calcext:value-type="float">
            <text:p>1</text:p>
          </table:table-cell>
          <table:table-cell table:style-name="ce288" table:content-validation-name="val6"/>
          <table:table-cell table:style-name="ce52" table:formula="of:=IF(ISBLANK([.AC4]);[.AB4];MOD([.$AB4]+[.AC4];2048))" office:value-type="float" office:value="1" calcext:value-type="float">
            <text:p>1</text:p>
          </table:table-cell>
          <table:table-cell table:style-name="ce288" table:content-validation-name="val5"/>
          <table:table-cell table:style-name="ce52" table:content-validation-name="val9" table:formula="of:=IF(ISBLANK([.AE4]);[.AD4];VLOOKUP([.$AE4];[.$Z$3:.$AD$35];5;0))" office:value-type="float" office:value="1" calcext:value-type="float">
            <text:p>1</text:p>
          </table:table-cell>
          <table:table-cell table:style-name="ce229" table:formula="of:=IF([.AF4]=&quot;&quot;;&quot;&quot;;INDEX([BIP39.$A$2:.$A$2049];MATCH([.AF4];[BIP39.$B$2:.$B$2049];0)))" office:value-type="string" office:string-value="ability" calcext:value-type="string">
            <text:p>ability</text:p>
          </table:table-cell>
          <table:table-cell/>
          <table:table-cell table:style-name="ce14" office:value-type="float" office:value="2" calcext:value-type="float">
            <text:p>2</text:p>
          </table:table-cell>
          <table:table-cell table:style-name="ce222" table:content-validation-name="val11" office:value-type="float" office:value="1" calcext:value-type="float">
            <text:p>1</text:p>
          </table:table-cell>
          <table:table-cell table:style-name="ce288" table:content-validation-name="val6"/>
          <table:table-cell table:style-name="ce52" table:formula="of:=IF(AND(ISBLANK([.AJ4]);ISBLANK([.AK4]));&quot;N/A&quot;;IF(ISBLANK([.AK4]);[.AJ4];MOD([.$AJ4]+[.AK4];2048)))" office:value-type="float" office:value="1" calcext:value-type="float">
            <text:p>1</text:p>
          </table:table-cell>
          <table:table-cell table:style-name="ce288" table:content-validation-name="val5"/>
          <table:table-cell table:style-name="ce52" table:content-validation-name="val9" table:formula="of:=IF(ISBLANK([.AM4]);[.AL4];VLOOKUP([.$AM4];[.$AI$3:.$AL$35];4;0))" office:value-type="float" office:value="1" calcext:value-type="float">
            <text:p>1</text:p>
          </table:table-cell>
          <table:table-cell table:style-name="ce229" table:formula="of:=IF([.AN4]=&quot;&quot;;&quot;&quot;;INDEX([BIP39.$A$2:.$A$2049];MATCH([.AN4];[BIP39.$B$2:.$B$2049];0)))" office:value-type="string" office:string-value="ability" calcext:value-type="string">
            <text:p>ability</text:p>
          </table:table-cell>
          <table:table-cell table:number-columns-repeated="16342"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264" table:content-validation-name="val3" office:value-type="string" calcext:value-type="string">
            <text:p>able</text:p>
          </table:table-cell>
          <table:table-cell table:style-name="ce61" table:content-validation-name="val1" table:formula="of:=VLOOKUP([.$B5];[$BIP39.$A$2:.$D$2049];4;0)" office:value-type="string" office:string-value="002" calcext:value-type="string">
            <text:p>002</text:p>
          </table:table-cell>
          <table:table-cell table:style-name="ce77" table:formula="of:=VLOOKUP([.$B5];[$BIP39.$A$2:.$B$2049];2;0)" office:value-type="float" office:value="2" calcext:value-type="float">
            <text:p>2</text:p>
          </table:table-cell>
          <table:table-cell table:style-name="ce288" table:content-validation-name="val5" office:value-type="float" office:value="4" calcext:value-type="float">
            <text:p>4</text:p>
          </table:table-cell>
          <table:table-cell table:style-name="ce83" table:formula="of:=IF(ISBLANK([.$E5]);[.$D5];VLOOKUP([.$E5];[.$A$3:.$D$35];4;0))" office:value-type="float" office:value="3" calcext:value-type="float">
            <text:p>3</text:p>
          </table:table-cell>
          <table:table-cell table:style-name="ce288" table:content-validation-name="val6" office:value-type="float" office:value="3" calcext:value-type="float">
            <text:p>3</text:p>
          </table:table-cell>
          <table:table-cell table:style-name="ce94" table:formula="of:=IF(ISBLANK([.$G5]);[.$F5];IF([.D5]=&quot;&quot;;&quot;&quot;;MOD([.$F5]+[.$G5];2048)))" office:value-type="float" office:value="6" calcext:value-type="float">
            <text:p>6</text:p>
          </table:table-cell>
          <table:table-cell table:style-name="ce104" table:formula="of:=IF([.H5]=&quot;&quot;;&quot;&quot;;DEC2HEX([.$H5];3))" office:value-type="string" office:string-value="006" calcext:value-type="string">
            <text:p>006</text:p>
          </table:table-cell>
          <table:table-cell table:style-name="ce124" table:formula="of:=IF([.$H5]=&quot;&quot;;&quot;&quot;;CUSTOMDEZINBIN([.$H5];11))" office:value-type="string" office:string-value="00000000110" calcext:value-type="string">
            <text:p>00000000110</text:p>
          </table:table-cell>
          <table:table-cell table:style-name="ce124" table:formula="of:=IF(LEN(MID([.$J$35];(ROW()-3)*8+1; 8))&gt;0; LEFT(MID([.$J$35];(ROW()-3)*8+1; 8) &amp; REPT(&quot;0&quot;;8); 8); &quot;&quot;)" office:value-type="string" office:string-value="01100000" calcext:value-type="string">
            <text:p>01100000</text:p>
          </table:table-cell>
          <table:table-cell table:style-name="ce105" table:formula="of:=IF([.K5]=&quot;&quot;;&quot;&quot;;BIN2HEX([.K5]; 2))" office:value-type="string" office:string-value="60" calcext:value-type="string">
            <text:p>60</text:p>
          </table:table-cell>
          <table:covered-table-cell/>
          <table:table-cell table:style-name="ce14" office:value-type="float" office:value="3" calcext:value-type="float">
            <text:p>3</text:p>
          </table:table-cell>
          <table:table-cell table:style-name="ce180" table:content-validation-name="val2" table:formula="of:=MID([.$H$43];(ROW()-3)*2+1; 2)" office:value-type="string" office:string-value="60" calcext:value-type="string">
            <text:p>60</text:p>
          </table:table-cell>
          <table:table-cell table:style-name="ce52" table:formula="of:=IF([.$O5]=&quot;&quot;;&quot;&quot;;HEX2BIN([.$O5];8))" office:value-type="string" office:string-value="01100000" calcext:value-type="string">
            <text:p>01100000</text:p>
          </table:table-cell>
          <table:table-cell table:style-name="ce124" table:formula="of:=IF(LEN(MID([.$Q$35];(ROW()-3)*11+1;11))&lt;11;&quot;&quot;;MID([.$Q$35];(ROW()-3)*11+1;11))" office:value-type="string" office:string-value="00000000110" calcext:value-type="string">
            <text:p>00000000110</text:p>
          </table:table-cell>
          <table:table-cell table:style-name="ce224" table:formula="of:=IF([.Q5]=&quot;&quot;;&quot;&quot;;DEC2HEX([.$S5];3))" office:value-type="string" office:string-value="006" calcext:value-type="string">
            <text:p>006</text:p>
          </table:table-cell>
          <table:table-cell table:style-name="ce201" table:formula="of:=IF([.$Q5]=&quot;&quot;;&quot;&quot;;BINTODEC([.$Q5]))" office:value-type="float" office:value="6" calcext:value-type="float">
            <text:p>6</text:p>
          </table:table-cell>
          <table:table-cell table:style-name="ce288" table:content-validation-name="val6" office:value-type="float" office:value="-3" calcext:value-type="float">
            <text:p>-3</text:p>
          </table:table-cell>
          <table:table-cell table:style-name="ce52" table:content-validation-name="val1" table:formula="of:=IF(ISBLANK([.T5]);[.S5];MOD([.$S5]+[.T5];2048))" office:value-type="float" office:value="3" calcext:value-type="float">
            <text:p>3</text:p>
          </table:table-cell>
          <table:table-cell table:style-name="ce288" table:content-validation-name="val5" office:value-type="float" office:value="4" calcext:value-type="float">
            <text:p>4</text:p>
          </table:table-cell>
          <table:table-cell table:style-name="ce52" table:content-validation-name="val9" table:formula="of:=IF(ISBLANK([.V5]);[.U5];VLOOKUP([.$V5];[.$N$3:.$V$35];8;0))" office:value-type="float" office:value="2" calcext:value-type="float">
            <text:p>2</text:p>
          </table:table-cell>
          <table:table-cell table:style-name="ce229" table:formula="of:=IF([.W5]=&quot;&quot;;&quot;&quot;;INDEX([BIP39.$A$2:.$A$2049];MATCH([.W5];[BIP39.$B$2:.$B$2049];0)))" office:value-type="string" office:string-value="able" calcext:value-type="string">
            <text:p>able</text:p>
          </table:table-cell>
          <table:table-cell table:style-name="ce235" table:formula="of:=IF([.X5]&lt;&gt;[.B5];&quot;!&quot;;&quot;&quot;)">
            <text:p/>
          </table:table-cell>
          <table:table-cell table:style-name="ce14" office:value-type="float" office:value="3" calcext:value-type="float">
            <text:p>3</text:p>
          </table:table-cell>
          <table:table-cell table:style-name="ce219" table:content-validation-name="val10" office:value-type="string" calcext:value-type="string">
            <text:p>002</text:p>
          </table:table-cell>
          <table:table-cell table:style-name="ce52" table:formula="of:=IF(ISBLANK([.AA5]);&quot;N/A&quot;;HEX2DEC([.AA5]))" office:value-type="float" office:value="2" calcext:value-type="float">
            <text:p>2</text:p>
          </table:table-cell>
          <table:table-cell table:style-name="ce288" table:content-validation-name="val6"/>
          <table:table-cell table:style-name="ce52" table:formula="of:=IF(ISBLANK([.AC5]);[.AB5];MOD([.$AB5]+[.AC5];2048))" office:value-type="float" office:value="2" calcext:value-type="float">
            <text:p>2</text:p>
          </table:table-cell>
          <table:table-cell table:style-name="ce288" table:content-validation-name="val5"/>
          <table:table-cell table:style-name="ce52" table:content-validation-name="val9" table:formula="of:=IF(ISBLANK([.AE5]);[.AD5];VLOOKUP([.$AE5];[.$Z$3:.$AD$35];5;0))" office:value-type="float" office:value="2" calcext:value-type="float">
            <text:p>2</text:p>
          </table:table-cell>
          <table:table-cell table:style-name="ce229" table:formula="of:=IF([.AF5]=&quot;&quot;;&quot;&quot;;INDEX([BIP39.$A$2:.$A$2049];MATCH([.AF5];[BIP39.$B$2:.$B$2049];0)))" office:value-type="string" office:string-value="able" calcext:value-type="string">
            <text:p>able</text:p>
          </table:table-cell>
          <table:table-cell/>
          <table:table-cell table:style-name="ce14" office:value-type="float" office:value="3" calcext:value-type="float">
            <text:p>3</text:p>
          </table:table-cell>
          <table:table-cell table:style-name="ce222" table:content-validation-name="val11" office:value-type="float" office:value="2" calcext:value-type="float">
            <text:p>2</text:p>
          </table:table-cell>
          <table:table-cell table:style-name="ce288" table:content-validation-name="val6"/>
          <table:table-cell table:style-name="ce52" table:formula="of:=IF(AND(ISBLANK([.AJ5]);ISBLANK([.AK5]));&quot;N/A&quot;;IF(ISBLANK([.AK5]);[.AJ5];MOD([.$AJ5]+[.AK5];2048)))" office:value-type="float" office:value="2" calcext:value-type="float">
            <text:p>2</text:p>
          </table:table-cell>
          <table:table-cell table:style-name="ce288" table:content-validation-name="val5"/>
          <table:table-cell table:style-name="ce52" table:content-validation-name="val9" table:formula="of:=IF(ISBLANK([.AM5]);[.AL5];VLOOKUP([.$AM5];[.$AI$3:.$AL$35];4;0))" office:value-type="float" office:value="2" calcext:value-type="float">
            <text:p>2</text:p>
          </table:table-cell>
          <table:table-cell table:style-name="ce229" table:formula="of:=IF([.AN5]=&quot;&quot;;&quot;&quot;;INDEX([BIP39.$A$2:.$A$2049];MATCH([.AN5];[BIP39.$B$2:.$B$2049];0)))" office:value-type="string" office:string-value="able" calcext:value-type="string">
            <text:p>able</text:p>
          </table:table-cell>
          <table:table-cell table:number-columns-repeated="16342"/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264" table:content-validation-name="val3" office:value-type="string" calcext:value-type="string">
            <text:p>about</text:p>
          </table:table-cell>
          <table:table-cell table:style-name="ce61" table:content-validation-name="val1" table:formula="of:=VLOOKUP([.$B6];[$BIP39.$A$2:.$D$2049];4;0)" office:value-type="string" office:string-value="003" calcext:value-type="string">
            <text:p>003</text:p>
          </table:table-cell>
          <table:table-cell table:style-name="ce77" table:formula="of:=VLOOKUP([.$B6];[$BIP39.$A$2:.$B$2049];2;0)" office:value-type="float" office:value="3" calcext:value-type="float">
            <text:p>3</text:p>
          </table:table-cell>
          <table:table-cell table:style-name="ce288" table:content-validation-name="val5" office:value-type="float" office:value="3" calcext:value-type="float">
            <text:p>3</text:p>
          </table:table-cell>
          <table:table-cell table:style-name="ce83" table:formula="of:=IF(ISBLANK([.$E6]);[.$D6];VLOOKUP([.$E6];[.$A$3:.$D$35];4;0))" office:value-type="float" office:value="2" calcext:value-type="float">
            <text:p>2</text:p>
          </table:table-cell>
          <table:table-cell table:style-name="ce288" table:content-validation-name="val6" office:value-type="float" office:value="4" calcext:value-type="float">
            <text:p>4</text:p>
          </table:table-cell>
          <table:table-cell table:style-name="ce94" table:formula="of:=IF(ISBLANK([.$G6]);[.$F6];IF([.D6]=&quot;&quot;;&quot;&quot;;MOD([.$F6]+[.$G6];2048)))" office:value-type="float" office:value="6" calcext:value-type="float">
            <text:p>6</text:p>
          </table:table-cell>
          <table:table-cell table:style-name="ce104" table:formula="of:=IF([.H6]=&quot;&quot;;&quot;&quot;;DEC2HEX([.$H6];3))" office:value-type="string" office:string-value="006" calcext:value-type="string">
            <text:p>006</text:p>
          </table:table-cell>
          <table:table-cell table:style-name="ce124" table:formula="of:=IF([.$H6]=&quot;&quot;;&quot;&quot;;CUSTOMDEZINBIN([.$H6];11))" office:value-type="string" office:string-value="00000000110" calcext:value-type="string">
            <text:p>00000000110</text:p>
          </table:table-cell>
          <table:table-cell table:style-name="ce124" table:formula="of:=IF(LEN(MID([.$J$35];(ROW()-3)*8+1; 8))&gt;0; LEFT(MID([.$J$35];(ROW()-3)*8+1; 8) &amp; REPT(&quot;0&quot;;8); 8); &quot;&quot;)" office:value-type="string" office:string-value="00000011" calcext:value-type="string">
            <text:p>00000011</text:p>
          </table:table-cell>
          <table:table-cell table:style-name="ce105" table:formula="of:=IF([.K6]=&quot;&quot;;&quot;&quot;;BIN2HEX([.K6]; 2))" office:value-type="string" office:string-value="03" calcext:value-type="string">
            <text:p>03</text:p>
          </table:table-cell>
          <table:covered-table-cell/>
          <table:table-cell table:style-name="ce14" office:value-type="float" office:value="4" calcext:value-type="float">
            <text:p>4</text:p>
          </table:table-cell>
          <table:table-cell table:style-name="ce180" table:content-validation-name="val2" table:formula="of:=MID([.$H$43];(ROW()-3)*2+1; 2)" office:value-type="string" office:string-value="03" calcext:value-type="string">
            <text:p>03</text:p>
          </table:table-cell>
          <table:table-cell table:style-name="ce52" table:formula="of:=IF([.$O6]=&quot;&quot;;&quot;&quot;;HEX2BIN([.$O6];8))" office:value-type="string" office:string-value="00000011" calcext:value-type="string">
            <text:p>00000011</text:p>
          </table:table-cell>
          <table:table-cell table:style-name="ce124" table:formula="of:=IF(LEN(MID([.$Q$35];(ROW()-3)*11+1;11))&lt;11;&quot;&quot;;MID([.$Q$35];(ROW()-3)*11+1;11))" office:value-type="string" office:string-value="00000000110" calcext:value-type="string">
            <text:p>00000000110</text:p>
          </table:table-cell>
          <table:table-cell table:style-name="ce224" table:formula="of:=IF([.Q6]=&quot;&quot;;&quot;&quot;;DEC2HEX([.$S6];3))" office:value-type="string" office:string-value="006" calcext:value-type="string">
            <text:p>006</text:p>
          </table:table-cell>
          <table:table-cell table:style-name="ce201" table:formula="of:=IF([.$Q6]=&quot;&quot;;&quot;&quot;;BINTODEC([.$Q6]))" office:value-type="float" office:value="6" calcext:value-type="float">
            <text:p>6</text:p>
          </table:table-cell>
          <table:table-cell table:style-name="ce288" table:content-validation-name="val6" office:value-type="float" office:value="-4" calcext:value-type="float">
            <text:p>-4</text:p>
          </table:table-cell>
          <table:table-cell table:style-name="ce52" table:content-validation-name="val1" table:formula="of:=IF(ISBLANK([.T6]);[.S6];MOD([.$S6]+[.T6];2048))" office:value-type="float" office:value="2" calcext:value-type="float">
            <text:p>2</text:p>
          </table:table-cell>
          <table:table-cell table:style-name="ce288" table:content-validation-name="val5" office:value-type="float" office:value="3" calcext:value-type="float">
            <text:p>3</text:p>
          </table:table-cell>
          <table:table-cell table:style-name="ce52" table:content-validation-name="val9" table:formula="of:=IF(ISBLANK([.V6]);[.U6];VLOOKUP([.$V6];[.$N$3:.$V$35];8;0))" office:value-type="float" office:value="3" calcext:value-type="float">
            <text:p>3</text:p>
          </table:table-cell>
          <table:table-cell table:style-name="ce229" table:formula="of:=IF([.W6]=&quot;&quot;;&quot;&quot;;INDEX([BIP39.$A$2:.$A$2049];MATCH([.W6];[BIP39.$B$2:.$B$2049];0)))" office:value-type="string" office:string-value="about" calcext:value-type="string">
            <text:p>about</text:p>
          </table:table-cell>
          <table:table-cell table:style-name="ce235" table:formula="of:=IF([.X6]&lt;&gt;[.B6];&quot;!&quot;;&quot;&quot;)">
            <text:p/>
          </table:table-cell>
          <table:table-cell table:style-name="ce14" office:value-type="float" office:value="4" calcext:value-type="float">
            <text:p>4</text:p>
          </table:table-cell>
          <table:table-cell table:style-name="ce219" table:content-validation-name="val10" office:value-type="string" calcext:value-type="string">
            <text:p>003</text:p>
          </table:table-cell>
          <table:table-cell table:style-name="ce52" table:formula="of:=IF(ISBLANK([.AA6]);&quot;N/A&quot;;HEX2DEC([.AA6]))" office:value-type="float" office:value="3" calcext:value-type="float">
            <text:p>3</text:p>
          </table:table-cell>
          <table:table-cell table:style-name="ce288" table:content-validation-name="val6"/>
          <table:table-cell table:style-name="ce52" table:formula="of:=IF(ISBLANK([.AC6]);[.AB6];MOD([.$AB6]+[.AC6];2048))" office:value-type="float" office:value="3" calcext:value-type="float">
            <text:p>3</text:p>
          </table:table-cell>
          <table:table-cell table:style-name="ce288" table:content-validation-name="val5"/>
          <table:table-cell table:style-name="ce52" table:content-validation-name="val9" table:formula="of:=IF(ISBLANK([.AE6]);[.AD6];VLOOKUP([.$AE6];[.$Z$3:.$AD$35];5;0))" office:value-type="float" office:value="3" calcext:value-type="float">
            <text:p>3</text:p>
          </table:table-cell>
          <table:table-cell table:style-name="ce229" table:formula="of:=IF([.AF6]=&quot;&quot;;&quot;&quot;;INDEX([BIP39.$A$2:.$A$2049];MATCH([.AF6];[BIP39.$B$2:.$B$2049];0)))" office:value-type="string" office:string-value="about" calcext:value-type="string">
            <text:p>about</text:p>
          </table:table-cell>
          <table:table-cell/>
          <table:table-cell table:style-name="ce14" office:value-type="float" office:value="4" calcext:value-type="float">
            <text:p>4</text:p>
          </table:table-cell>
          <table:table-cell table:style-name="ce222" table:content-validation-name="val11" office:value-type="float" office:value="3" calcext:value-type="float">
            <text:p>3</text:p>
          </table:table-cell>
          <table:table-cell table:style-name="ce288" table:content-validation-name="val6"/>
          <table:table-cell table:style-name="ce52" table:formula="of:=IF(AND(ISBLANK([.AJ6]);ISBLANK([.AK6]));&quot;N/A&quot;;IF(ISBLANK([.AK6]);[.AJ6];MOD([.$AJ6]+[.AK6];2048)))" office:value-type="float" office:value="3" calcext:value-type="float">
            <text:p>3</text:p>
          </table:table-cell>
          <table:table-cell table:style-name="ce288" table:content-validation-name="val5"/>
          <table:table-cell table:style-name="ce52" table:content-validation-name="val9" table:formula="of:=IF(ISBLANK([.AM6]);[.AL6];VLOOKUP([.$AM6];[.$AI$3:.$AL$35];4;0))" office:value-type="float" office:value="3" calcext:value-type="float">
            <text:p>3</text:p>
          </table:table-cell>
          <table:table-cell table:style-name="ce229" table:formula="of:=IF([.AN6]=&quot;&quot;;&quot;&quot;;INDEX([BIP39.$A$2:.$A$2049];MATCH([.AN6];[BIP39.$B$2:.$B$2049];0)))" office:value-type="string" office:string-value="about" calcext:value-type="string">
            <text:p>about</text:p>
          </table:table-cell>
          <table:table-cell table:number-columns-repeated="16342"/>
        </table:table-row>
        <table:table-row table:style-name="ro1">
          <table:table-cell table:style-name="ce14" office:value-type="float" office:value="5" calcext:value-type="float">
            <text:p>5</text:p>
          </table:table-cell>
          <table:table-cell table:style-name="ce264" table:content-validation-name="val3" office:value-type="string" calcext:value-type="string">
            <text:p>above</text:p>
          </table:table-cell>
          <table:table-cell table:style-name="ce61" table:content-validation-name="val1" table:formula="of:=VLOOKUP([.$B7];[$BIP39.$A$2:.$D$2049];4;0)" office:value-type="string" office:string-value="004" calcext:value-type="string">
            <text:p>004</text:p>
          </table:table-cell>
          <table:table-cell table:style-name="ce77" table:formula="of:=VLOOKUP([.$B7];[$BIP39.$A$2:.$B$2049];2;0)" office:value-type="float" office:value="4" calcext:value-type="float">
            <text:p>4</text:p>
          </table:table-cell>
          <table:table-cell table:style-name="ce288" table:content-validation-name="val5" office:value-type="float" office:value="22" calcext:value-type="float">
            <text:p>22</text:p>
          </table:table-cell>
          <table:table-cell table:style-name="ce83" table:formula="of:=IF(ISBLANK([.$E7]);[.$D7];VLOOKUP([.$E7];[.$A$3:.$D$35];4;0))" office:value-type="float" office:value="21" calcext:value-type="float">
            <text:p>21</text:p>
          </table:table-cell>
          <table:table-cell table:style-name="ce288" table:content-validation-name="val6" office:value-type="float" office:value="5" calcext:value-type="float">
            <text:p>5</text:p>
          </table:table-cell>
          <table:table-cell table:style-name="ce94" table:formula="of:=IF(ISBLANK([.$G7]);[.$F7];IF([.D7]=&quot;&quot;;&quot;&quot;;MOD([.$F7]+[.$G7];2048)))" office:value-type="float" office:value="26" calcext:value-type="float">
            <text:p>26</text:p>
          </table:table-cell>
          <table:table-cell table:style-name="ce104" table:formula="of:=IF([.H7]=&quot;&quot;;&quot;&quot;;DEC2HEX([.$H7];3))" office:value-type="string" office:string-value="01A" calcext:value-type="string">
            <text:p>01A</text:p>
          </table:table-cell>
          <table:table-cell table:style-name="ce124" table:formula="of:=IF([.$H7]=&quot;&quot;;&quot;&quot;;CUSTOMDEZINBIN([.$H7];11))" office:value-type="string" office:string-value="00000011010" calcext:value-type="string">
            <text:p>00000011010</text:p>
          </table:table-cell>
          <table:table-cell table:style-name="ce124" table:formula="of:=IF(LEN(MID([.$J$35];(ROW()-3)*8+1; 8))&gt;0; LEFT(MID([.$J$35];(ROW()-3)*8+1; 8) &amp; REPT(&quot;0&quot;;8); 8); &quot;&quot;)" office:value-type="string" office:string-value="00000000" calcext:value-type="string">
            <text:p>00000000</text:p>
          </table:table-cell>
          <table:table-cell table:style-name="ce105" table:formula="of:=IF([.K7]=&quot;&quot;;&quot;&quot;;BIN2HEX([.K7]; 2))" office:value-type="string" office:string-value="00" calcext:value-type="string">
            <text:p>00</text:p>
          </table:table-cell>
          <table:covered-table-cell/>
          <table:table-cell table:style-name="ce14" office:value-type="float" office:value="5" calcext:value-type="float">
            <text:p>5</text:p>
          </table:table-cell>
          <table:table-cell table:style-name="ce180" table:content-validation-name="val2" table:formula="of:=MID([.$H$43];(ROW()-3)*2+1; 2)" office:value-type="string" office:string-value="00" calcext:value-type="string">
            <text:p>00</text:p>
          </table:table-cell>
          <table:table-cell table:style-name="ce52" table:formula="of:=IF([.$O7]=&quot;&quot;;&quot;&quot;;HEX2BIN([.$O7];8))" office:value-type="string" office:string-value="00000000" calcext:value-type="string">
            <text:p>00000000</text:p>
          </table:table-cell>
          <table:table-cell table:style-name="ce124" table:formula="of:=IF(LEN(MID([.$Q$35];(ROW()-3)*11+1;11))&lt;11;&quot;&quot;;MID([.$Q$35];(ROW()-3)*11+1;11))" office:value-type="string" office:string-value="00000011010" calcext:value-type="string">
            <text:p>00000011010</text:p>
          </table:table-cell>
          <table:table-cell table:style-name="ce224" table:formula="of:=IF([.Q7]=&quot;&quot;;&quot;&quot;;DEC2HEX([.$S7];3))" office:value-type="string" office:string-value="01A" calcext:value-type="string">
            <text:p>01A</text:p>
          </table:table-cell>
          <table:table-cell table:style-name="ce201" table:formula="of:=IF([.$Q7]=&quot;&quot;;&quot;&quot;;BINTODEC([.$Q7]))" office:value-type="float" office:value="26" calcext:value-type="float">
            <text:p>26</text:p>
          </table:table-cell>
          <table:table-cell table:style-name="ce288" table:content-validation-name="val6" office:value-type="float" office:value="-5" calcext:value-type="float">
            <text:p>-5</text:p>
          </table:table-cell>
          <table:table-cell table:style-name="ce52" table:content-validation-name="val1" table:formula="of:=IF(ISBLANK([.T7]);[.S7];MOD([.$S7]+[.T7];2048))" office:value-type="float" office:value="21" calcext:value-type="float">
            <text:p>21</text:p>
          </table:table-cell>
          <table:table-cell table:style-name="ce288" table:content-validation-name="val5" office:value-type="float" office:value="22" calcext:value-type="float">
            <text:p>22</text:p>
          </table:table-cell>
          <table:table-cell table:style-name="ce52" table:content-validation-name="val9" table:formula="of:=IF(ISBLANK([.V7]);[.U7];VLOOKUP([.$V7];[.$N$3:.$V$35];8;0))" office:value-type="float" office:value="4" calcext:value-type="float">
            <text:p>4</text:p>
          </table:table-cell>
          <table:table-cell table:style-name="ce229" table:formula="of:=IF([.W7]=&quot;&quot;;&quot;&quot;;INDEX([BIP39.$A$2:.$A$2049];MATCH([.W7];[BIP39.$B$2:.$B$2049];0)))" office:value-type="string" office:string-value="above" calcext:value-type="string">
            <text:p>above</text:p>
          </table:table-cell>
          <table:table-cell table:style-name="ce235" table:formula="of:=IF([.X7]&lt;&gt;[.B7];&quot;!&quot;;&quot;&quot;)">
            <text:p/>
          </table:table-cell>
          <table:table-cell table:style-name="ce14" office:value-type="float" office:value="5" calcext:value-type="float">
            <text:p>5</text:p>
          </table:table-cell>
          <table:table-cell table:style-name="ce219" table:content-validation-name="val10" office:value-type="string" calcext:value-type="string">
            <text:p>004</text:p>
          </table:table-cell>
          <table:table-cell table:style-name="ce52" table:formula="of:=IF(ISBLANK([.AA7]);&quot;N/A&quot;;HEX2DEC([.AA7]))" office:value-type="float" office:value="4" calcext:value-type="float">
            <text:p>4</text:p>
          </table:table-cell>
          <table:table-cell table:style-name="ce288" table:content-validation-name="val6"/>
          <table:table-cell table:style-name="ce52" table:formula="of:=IF(ISBLANK([.AC7]);[.AB7];MOD([.$AB7]+[.AC7];2048))" office:value-type="float" office:value="4" calcext:value-type="float">
            <text:p>4</text:p>
          </table:table-cell>
          <table:table-cell table:style-name="ce288" table:content-validation-name="val5"/>
          <table:table-cell table:style-name="ce52" table:content-validation-name="val9" table:formula="of:=IF(ISBLANK([.AE7]);[.AD7];VLOOKUP([.$AE7];[.$Z$3:.$AD$35];5;0))" office:value-type="float" office:value="4" calcext:value-type="float">
            <text:p>4</text:p>
          </table:table-cell>
          <table:table-cell table:style-name="ce229" table:formula="of:=IF([.AF7]=&quot;&quot;;&quot;&quot;;INDEX([BIP39.$A$2:.$A$2049];MATCH([.AF7];[BIP39.$B$2:.$B$2049];0)))" office:value-type="string" office:string-value="above" calcext:value-type="string">
            <text:p>above</text:p>
          </table:table-cell>
          <table:table-cell/>
          <table:table-cell table:style-name="ce14" office:value-type="float" office:value="5" calcext:value-type="float">
            <text:p>5</text:p>
          </table:table-cell>
          <table:table-cell table:style-name="ce222" table:content-validation-name="val11" office:value-type="float" office:value="4" calcext:value-type="float">
            <text:p>4</text:p>
          </table:table-cell>
          <table:table-cell table:style-name="ce288" table:content-validation-name="val6"/>
          <table:table-cell table:style-name="ce52" table:formula="of:=IF(AND(ISBLANK([.AJ7]);ISBLANK([.AK7]));&quot;N/A&quot;;IF(ISBLANK([.AK7]);[.AJ7];MOD([.$AJ7]+[.AK7];2048)))" office:value-type="float" office:value="4" calcext:value-type="float">
            <text:p>4</text:p>
          </table:table-cell>
          <table:table-cell table:style-name="ce288" table:content-validation-name="val5"/>
          <table:table-cell table:style-name="ce52" table:content-validation-name="val9" table:formula="of:=IF(ISBLANK([.AM7]);[.AL7];VLOOKUP([.$AM7];[.$AI$3:.$AL$35];4;0))" office:value-type="float" office:value="4" calcext:value-type="float">
            <text:p>4</text:p>
          </table:table-cell>
          <table:table-cell table:style-name="ce229" table:formula="of:=IF([.AN7]=&quot;&quot;;&quot;&quot;;INDEX([BIP39.$A$2:.$A$2049];MATCH([.AN7];[BIP39.$B$2:.$B$2049];0)))" office:value-type="string" office:string-value="above" calcext:value-type="string">
            <text:p>above</text:p>
          </table:table-cell>
          <table:table-cell table:number-columns-repeated="16342"/>
        </table:table-row>
        <table:table-row table:style-name="ro1">
          <table:table-cell table:style-name="ce14" office:value-type="float" office:value="6" calcext:value-type="float">
            <text:p>6</text:p>
          </table:table-cell>
          <table:table-cell table:style-name="ce264" table:content-validation-name="val3" office:value-type="string" calcext:value-type="string">
            <text:p>absent</text:p>
          </table:table-cell>
          <table:table-cell table:style-name="ce61" table:content-validation-name="val1" table:formula="of:=VLOOKUP([.$B8];[$BIP39.$A$2:.$D$2049];4;0)" office:value-type="string" office:string-value="005" calcext:value-type="string">
            <text:p>005</text:p>
          </table:table-cell>
          <table:table-cell table:style-name="ce77" table:formula="of:=VLOOKUP([.$B8];[$BIP39.$A$2:.$B$2049];2;0)" office:value-type="float" office:value="5" calcext:value-type="float">
            <text:p>5</text:p>
          </table:table-cell>
          <table:table-cell table:style-name="ce288" table:content-validation-name="val5" office:value-type="float" office:value="16" calcext:value-type="float">
            <text:p>16</text:p>
          </table:table-cell>
          <table:table-cell table:style-name="ce83" table:formula="of:=IF(ISBLANK([.$E8]);[.$D8];VLOOKUP([.$E8];[.$A$3:.$D$35];4;0))" office:value-type="float" office:value="15" calcext:value-type="float">
            <text:p>15</text:p>
          </table:table-cell>
          <table:table-cell table:style-name="ce288" table:content-validation-name="val6" office:value-type="float" office:value="6" calcext:value-type="float">
            <text:p>6</text:p>
          </table:table-cell>
          <table:table-cell table:style-name="ce94" table:formula="of:=IF(ISBLANK([.$G8]);[.$F8];IF([.D8]=&quot;&quot;;&quot;&quot;;MOD([.$F8]+[.$G8];2048)))" office:value-type="float" office:value="21" calcext:value-type="float">
            <text:p>21</text:p>
          </table:table-cell>
          <table:table-cell table:style-name="ce104" table:formula="of:=IF([.H8]=&quot;&quot;;&quot;&quot;;DEC2HEX([.$H8];3))" office:value-type="string" office:string-value="015" calcext:value-type="string">
            <text:p>015</text:p>
          </table:table-cell>
          <table:table-cell table:style-name="ce124" table:formula="of:=IF([.$H8]=&quot;&quot;;&quot;&quot;;CUSTOMDEZINBIN([.$H8];11))" office:value-type="string" office:string-value="00000010101" calcext:value-type="string">
            <text:p>00000010101</text:p>
          </table:table-cell>
          <table:table-cell table:style-name="ce124" table:formula="of:=IF(LEN(MID([.$J$35];(ROW()-3)*8+1; 8))&gt;0; LEFT(MID([.$J$35];(ROW()-3)*8+1; 8) &amp; REPT(&quot;0&quot;;8); 8); &quot;&quot;)" office:value-type="string" office:string-value="01100000" calcext:value-type="string">
            <text:p>01100000</text:p>
          </table:table-cell>
          <table:table-cell table:style-name="ce105" table:formula="of:=IF([.K8]=&quot;&quot;;&quot;&quot;;BIN2HEX([.K8]; 2))" office:value-type="string" office:string-value="60" calcext:value-type="string">
            <text:p>60</text:p>
          </table:table-cell>
          <table:covered-table-cell/>
          <table:table-cell table:style-name="ce14" office:value-type="float" office:value="6" calcext:value-type="float">
            <text:p>6</text:p>
          </table:table-cell>
          <table:table-cell table:style-name="ce180" table:content-validation-name="val2" table:formula="of:=MID([.$H$43];(ROW()-3)*2+1; 2)" office:value-type="string" office:string-value="60" calcext:value-type="string">
            <text:p>60</text:p>
          </table:table-cell>
          <table:table-cell table:style-name="ce52" table:formula="of:=IF([.$O8]=&quot;&quot;;&quot;&quot;;HEX2BIN([.$O8];8))" office:value-type="string" office:string-value="01100000" calcext:value-type="string">
            <text:p>01100000</text:p>
          </table:table-cell>
          <table:table-cell table:style-name="ce124" table:formula="of:=IF(LEN(MID([.$Q$35];(ROW()-3)*11+1;11))&lt;11;&quot;&quot;;MID([.$Q$35];(ROW()-3)*11+1;11))" office:value-type="string" office:string-value="00000010101" calcext:value-type="string">
            <text:p>00000010101</text:p>
          </table:table-cell>
          <table:table-cell table:style-name="ce224" table:formula="of:=IF([.Q8]=&quot;&quot;;&quot;&quot;;DEC2HEX([.$S8];3))" office:value-type="string" office:string-value="015" calcext:value-type="string">
            <text:p>015</text:p>
          </table:table-cell>
          <table:table-cell table:style-name="ce201" table:formula="of:=IF([.$Q8]=&quot;&quot;;&quot;&quot;;BINTODEC([.$Q8]))" office:value-type="float" office:value="21" calcext:value-type="float">
            <text:p>21</text:p>
          </table:table-cell>
          <table:table-cell table:style-name="ce288" table:content-validation-name="val6" office:value-type="float" office:value="-6" calcext:value-type="float">
            <text:p>-6</text:p>
          </table:table-cell>
          <table:table-cell table:style-name="ce52" table:content-validation-name="val1" table:formula="of:=IF(ISBLANK([.T8]);[.S8];MOD([.$S8]+[.T8];2048))" office:value-type="float" office:value="15" calcext:value-type="float">
            <text:p>15</text:p>
          </table:table-cell>
          <table:table-cell table:style-name="ce288" table:content-validation-name="val5" office:value-type="float" office:value="16" calcext:value-type="float">
            <text:p>16</text:p>
          </table:table-cell>
          <table:table-cell table:style-name="ce52" table:content-validation-name="val9" table:formula="of:=IF(ISBLANK([.V8]);[.U8];VLOOKUP([.$V8];[.$N$3:.$V$35];8;0))" office:value-type="float" office:value="5" calcext:value-type="float">
            <text:p>5</text:p>
          </table:table-cell>
          <table:table-cell table:style-name="ce229" table:formula="of:=IF([.W8]=&quot;&quot;;&quot;&quot;;INDEX([BIP39.$A$2:.$A$2049];MATCH([.W8];[BIP39.$B$2:.$B$2049];0)))" office:value-type="string" office:string-value="absent" calcext:value-type="string">
            <text:p>absent</text:p>
          </table:table-cell>
          <table:table-cell table:style-name="ce235" table:formula="of:=IF([.X8]&lt;&gt;[.B8];&quot;!&quot;;&quot;&quot;)">
            <text:p/>
          </table:table-cell>
          <table:table-cell table:style-name="ce14" office:value-type="float" office:value="6" calcext:value-type="float">
            <text:p>6</text:p>
          </table:table-cell>
          <table:table-cell table:style-name="ce219" table:content-validation-name="val10" office:value-type="string" calcext:value-type="string">
            <text:p>005</text:p>
          </table:table-cell>
          <table:table-cell table:style-name="ce52" table:formula="of:=IF(ISBLANK([.AA8]);&quot;N/A&quot;;HEX2DEC([.AA8]))" office:value-type="float" office:value="5" calcext:value-type="float">
            <text:p>5</text:p>
          </table:table-cell>
          <table:table-cell table:style-name="ce288" table:content-validation-name="val6"/>
          <table:table-cell table:style-name="ce52" table:formula="of:=IF(ISBLANK([.AC8]);[.AB8];MOD([.$AB8]+[.AC8];2048))" office:value-type="float" office:value="5" calcext:value-type="float">
            <text:p>5</text:p>
          </table:table-cell>
          <table:table-cell table:style-name="ce288" table:content-validation-name="val5"/>
          <table:table-cell table:style-name="ce52" table:content-validation-name="val9" table:formula="of:=IF(ISBLANK([.AE8]);[.AD8];VLOOKUP([.$AE8];[.$Z$3:.$AD$35];5;0))" office:value-type="float" office:value="5" calcext:value-type="float">
            <text:p>5</text:p>
          </table:table-cell>
          <table:table-cell table:style-name="ce229" table:formula="of:=IF([.AF8]=&quot;&quot;;&quot;&quot;;INDEX([BIP39.$A$2:.$A$2049];MATCH([.AF8];[BIP39.$B$2:.$B$2049];0)))" office:value-type="string" office:string-value="absent" calcext:value-type="string">
            <text:p>absent</text:p>
          </table:table-cell>
          <table:table-cell/>
          <table:table-cell table:style-name="ce14" office:value-type="float" office:value="6" calcext:value-type="float">
            <text:p>6</text:p>
          </table:table-cell>
          <table:table-cell table:style-name="ce222" table:content-validation-name="val11" office:value-type="float" office:value="5" calcext:value-type="float">
            <text:p>5</text:p>
          </table:table-cell>
          <table:table-cell table:style-name="ce288" table:content-validation-name="val6"/>
          <table:table-cell table:style-name="ce52" table:formula="of:=IF(AND(ISBLANK([.AJ8]);ISBLANK([.AK8]));&quot;N/A&quot;;IF(ISBLANK([.AK8]);[.AJ8];MOD([.$AJ8]+[.AK8];2048)))" office:value-type="float" office:value="5" calcext:value-type="float">
            <text:p>5</text:p>
          </table:table-cell>
          <table:table-cell table:style-name="ce288" table:content-validation-name="val5"/>
          <table:table-cell table:style-name="ce52" table:content-validation-name="val9" table:formula="of:=IF(ISBLANK([.AM8]);[.AL8];VLOOKUP([.$AM8];[.$AI$3:.$AL$35];4;0))" office:value-type="float" office:value="5" calcext:value-type="float">
            <text:p>5</text:p>
          </table:table-cell>
          <table:table-cell table:style-name="ce229" table:formula="of:=IF([.AN8]=&quot;&quot;;&quot;&quot;;INDEX([BIP39.$A$2:.$A$2049];MATCH([.AN8];[BIP39.$B$2:.$B$2049];0)))" office:value-type="string" office:string-value="absent" calcext:value-type="string">
            <text:p>absent</text:p>
          </table:table-cell>
          <table:table-cell table:number-columns-repeated="16342"/>
        </table:table-row>
        <table:table-row table:style-name="ro1">
          <table:table-cell table:style-name="ce14" office:value-type="float" office:value="7" calcext:value-type="float">
            <text:p>7</text:p>
          </table:table-cell>
          <table:table-cell table:style-name="ce264" table:content-validation-name="val3" office:value-type="string" calcext:value-type="string">
            <text:p>absorb</text:p>
          </table:table-cell>
          <table:table-cell table:style-name="ce61" table:content-validation-name="val1" table:formula="of:=VLOOKUP([.$B9];[$BIP39.$A$2:.$D$2049];4;0)" office:value-type="string" office:string-value="006" calcext:value-type="string">
            <text:p>006</text:p>
          </table:table-cell>
          <table:table-cell table:style-name="ce77" table:formula="of:=VLOOKUP([.$B9];[$BIP39.$A$2:.$B$2049];2;0)" office:value-type="float" office:value="6" calcext:value-type="float">
            <text:p>6</text:p>
          </table:table-cell>
          <table:table-cell table:style-name="ce288" table:content-validation-name="val5" office:value-type="float" office:value="1" calcext:value-type="float">
            <text:p>1</text:p>
          </table:table-cell>
          <table:table-cell table:style-name="ce83" table:formula="of:=IF(ISBLANK([.$E9]);[.$D9];VLOOKUP([.$E9];[.$A$3:.$D$35];4;0))" office:value-type="float" office:value="0" calcext:value-type="float">
            <text:p>0</text:p>
          </table:table-cell>
          <table:table-cell table:style-name="ce288" table:content-validation-name="val6" office:value-type="float" office:value="7" calcext:value-type="float">
            <text:p>7</text:p>
          </table:table-cell>
          <table:table-cell table:style-name="ce94" table:formula="of:=IF(ISBLANK([.$G9]);[.$F9];IF([.D9]=&quot;&quot;;&quot;&quot;;MOD([.$F9]+[.$G9];2048)))" office:value-type="float" office:value="7" calcext:value-type="float">
            <text:p>7</text:p>
          </table:table-cell>
          <table:table-cell table:style-name="ce104" table:formula="of:=IF([.H9]=&quot;&quot;;&quot;&quot;;DEC2HEX([.$H9];3))" office:value-type="string" office:string-value="007" calcext:value-type="string">
            <text:p>007</text:p>
          </table:table-cell>
          <table:table-cell table:style-name="ce124" table:formula="of:=IF([.$H9]=&quot;&quot;;&quot;&quot;;CUSTOMDEZINBIN([.$H9];11))" office:value-type="string" office:string-value="00000000111" calcext:value-type="string">
            <text:p>00000000111</text:p>
          </table:table-cell>
          <table:table-cell table:style-name="ce124" table:formula="of:=IF(LEN(MID([.$J$35];(ROW()-3)*8+1; 8))&gt;0; LEFT(MID([.$J$35];(ROW()-3)*8+1; 8) &amp; REPT(&quot;0&quot;;8); 8); &quot;&quot;)" office:value-type="string" office:string-value="00110100" calcext:value-type="string">
            <text:p>00110100</text:p>
          </table:table-cell>
          <table:table-cell table:style-name="ce105" table:formula="of:=IF([.K9]=&quot;&quot;;&quot;&quot;;BIN2HEX([.K9]; 2))" office:value-type="string" office:string-value="34" calcext:value-type="string">
            <text:p>34</text:p>
          </table:table-cell>
          <table:covered-table-cell/>
          <table:table-cell table:style-name="ce14" office:value-type="float" office:value="7" calcext:value-type="float">
            <text:p>7</text:p>
          </table:table-cell>
          <table:table-cell table:style-name="ce180" table:content-validation-name="val2" table:formula="of:=MID([.$H$43];(ROW()-3)*2+1; 2)" office:value-type="string" office:string-value="34" calcext:value-type="string">
            <text:p>34</text:p>
          </table:table-cell>
          <table:table-cell table:style-name="ce52" table:formula="of:=IF([.$O9]=&quot;&quot;;&quot;&quot;;HEX2BIN([.$O9];8))" office:value-type="string" office:string-value="00110100" calcext:value-type="string">
            <text:p>00110100</text:p>
          </table:table-cell>
          <table:table-cell table:style-name="ce124" table:formula="of:=IF(LEN(MID([.$Q$35];(ROW()-3)*11+1;11))&lt;11;&quot;&quot;;MID([.$Q$35];(ROW()-3)*11+1;11))" office:value-type="string" office:string-value="00000000111" calcext:value-type="string">
            <text:p>00000000111</text:p>
          </table:table-cell>
          <table:table-cell table:style-name="ce224" table:formula="of:=IF([.Q9]=&quot;&quot;;&quot;&quot;;DEC2HEX([.$S9];3))" office:value-type="string" office:string-value="007" calcext:value-type="string">
            <text:p>007</text:p>
          </table:table-cell>
          <table:table-cell table:style-name="ce201" table:formula="of:=IF([.$Q9]=&quot;&quot;;&quot;&quot;;BINTODEC([.$Q9]))" office:value-type="float" office:value="7" calcext:value-type="float">
            <text:p>7</text:p>
          </table:table-cell>
          <table:table-cell table:style-name="ce288" table:content-validation-name="val6" office:value-type="float" office:value="-7" calcext:value-type="float">
            <text:p>-7</text:p>
          </table:table-cell>
          <table:table-cell table:style-name="ce52" table:content-validation-name="val1" table:formula="of:=IF(ISBLANK([.T9]);[.S9];MOD([.$S9]+[.T9];2048))" office:value-type="float" office:value="0" calcext:value-type="float">
            <text:p>0</text:p>
          </table:table-cell>
          <table:table-cell table:style-name="ce288" table:content-validation-name="val5" office:value-type="float" office:value="1" calcext:value-type="float">
            <text:p>1</text:p>
          </table:table-cell>
          <table:table-cell table:style-name="ce52" table:content-validation-name="val9" table:formula="of:=IF(ISBLANK([.V9]);[.U9];VLOOKUP([.$V9];[.$N$3:.$V$35];8;0))" office:value-type="float" office:value="6" calcext:value-type="float">
            <text:p>6</text:p>
          </table:table-cell>
          <table:table-cell table:style-name="ce229" table:formula="of:=IF([.W9]=&quot;&quot;;&quot;&quot;;INDEX([BIP39.$A$2:.$A$2049];MATCH([.W9];[BIP39.$B$2:.$B$2049];0)))" office:value-type="string" office:string-value="absorb" calcext:value-type="string">
            <text:p>absorb</text:p>
          </table:table-cell>
          <table:table-cell table:style-name="ce235" table:formula="of:=IF([.X9]&lt;&gt;[.B9];&quot;!&quot;;&quot;&quot;)">
            <text:p/>
          </table:table-cell>
          <table:table-cell table:style-name="ce14" office:value-type="float" office:value="7" calcext:value-type="float">
            <text:p>7</text:p>
          </table:table-cell>
          <table:table-cell table:style-name="ce219" table:content-validation-name="val10" office:value-type="string" calcext:value-type="string">
            <text:p>006</text:p>
          </table:table-cell>
          <table:table-cell table:style-name="ce52" table:formula="of:=IF(ISBLANK([.AA9]);&quot;N/A&quot;;HEX2DEC([.AA9]))" office:value-type="float" office:value="6" calcext:value-type="float">
            <text:p>6</text:p>
          </table:table-cell>
          <table:table-cell table:style-name="ce288" table:content-validation-name="val6"/>
          <table:table-cell table:style-name="ce52" table:formula="of:=IF(ISBLANK([.AC9]);[.AB9];MOD([.$AB9]+[.AC9];2048))" office:value-type="float" office:value="6" calcext:value-type="float">
            <text:p>6</text:p>
          </table:table-cell>
          <table:table-cell table:style-name="ce288" table:content-validation-name="val5"/>
          <table:table-cell table:style-name="ce52" table:content-validation-name="val9" table:formula="of:=IF(ISBLANK([.AE9]);[.AD9];VLOOKUP([.$AE9];[.$Z$3:.$AD$35];5;0))" office:value-type="float" office:value="6" calcext:value-type="float">
            <text:p>6</text:p>
          </table:table-cell>
          <table:table-cell table:style-name="ce229" table:formula="of:=IF([.AF9]=&quot;&quot;;&quot;&quot;;INDEX([BIP39.$A$2:.$A$2049];MATCH([.AF9];[BIP39.$B$2:.$B$2049];0)))" office:value-type="string" office:string-value="absorb" calcext:value-type="string">
            <text:p>absorb</text:p>
          </table:table-cell>
          <table:table-cell/>
          <table:table-cell table:style-name="ce14" office:value-type="float" office:value="7" calcext:value-type="float">
            <text:p>7</text:p>
          </table:table-cell>
          <table:table-cell table:style-name="ce222" table:content-validation-name="val11" office:value-type="float" office:value="6" calcext:value-type="float">
            <text:p>6</text:p>
          </table:table-cell>
          <table:table-cell table:style-name="ce288" table:content-validation-name="val6"/>
          <table:table-cell table:style-name="ce52" table:formula="of:=IF(AND(ISBLANK([.AJ9]);ISBLANK([.AK9]));&quot;N/A&quot;;IF(ISBLANK([.AK9]);[.AJ9];MOD([.$AJ9]+[.AK9];2048)))" office:value-type="float" office:value="6" calcext:value-type="float">
            <text:p>6</text:p>
          </table:table-cell>
          <table:table-cell table:style-name="ce288" table:content-validation-name="val5"/>
          <table:table-cell table:style-name="ce52" table:content-validation-name="val9" table:formula="of:=IF(ISBLANK([.AM9]);[.AL9];VLOOKUP([.$AM9];[.$AI$3:.$AL$35];4;0))" office:value-type="float" office:value="6" calcext:value-type="float">
            <text:p>6</text:p>
          </table:table-cell>
          <table:table-cell table:style-name="ce229" table:formula="of:=IF([.AN9]=&quot;&quot;;&quot;&quot;;INDEX([BIP39.$A$2:.$A$2049];MATCH([.AN9];[BIP39.$B$2:.$B$2049];0)))" office:value-type="string" office:string-value="absorb" calcext:value-type="string">
            <text:p>absorb</text:p>
          </table:table-cell>
          <table:table-cell table:number-columns-repeated="16342"/>
        </table:table-row>
        <table:table-row table:style-name="ro1">
          <table:table-cell table:style-name="ce14" office:value-type="float" office:value="8" calcext:value-type="float">
            <text:p>8</text:p>
          </table:table-cell>
          <table:table-cell table:style-name="ce264" table:content-validation-name="val3" office:value-type="string" calcext:value-type="string">
            <text:p>abstract</text:p>
          </table:table-cell>
          <table:table-cell table:style-name="ce61" table:content-validation-name="val1" table:formula="of:=VLOOKUP([.$B10];[$BIP39.$A$2:.$D$2049];4;0)" office:value-type="string" office:string-value="007" calcext:value-type="string">
            <text:p>007</text:p>
          </table:table-cell>
          <table:table-cell table:style-name="ce77" table:formula="of:=VLOOKUP([.$B10];[$BIP39.$A$2:.$B$2049];2;0)" office:value-type="float" office:value="7" calcext:value-type="float">
            <text:p>7</text:p>
          </table:table-cell>
          <table:table-cell table:style-name="ce288" table:content-validation-name="val5" office:value-type="float" office:value="20" calcext:value-type="float">
            <text:p>20</text:p>
          </table:table-cell>
          <table:table-cell table:style-name="ce83" table:formula="of:=IF(ISBLANK([.$E10]);[.$D10];VLOOKUP([.$E10];[.$A$3:.$D$35];4;0))" office:value-type="float" office:value="19" calcext:value-type="float">
            <text:p>19</text:p>
          </table:table-cell>
          <table:table-cell table:style-name="ce288" table:content-validation-name="val6" office:value-type="float" office:value="8" calcext:value-type="float">
            <text:p>8</text:p>
          </table:table-cell>
          <table:table-cell table:style-name="ce94" table:formula="of:=IF(ISBLANK([.$G10]);[.$F10];IF([.D10]=&quot;&quot;;&quot;&quot;;MOD([.$F10]+[.$G10];2048)))" office:value-type="float" office:value="27" calcext:value-type="float">
            <text:p>27</text:p>
          </table:table-cell>
          <table:table-cell table:style-name="ce104" table:formula="of:=IF([.H10]=&quot;&quot;;&quot;&quot;;DEC2HEX([.$H10];3))" office:value-type="string" office:string-value="01B" calcext:value-type="string">
            <text:p>01B</text:p>
          </table:table-cell>
          <table:table-cell table:style-name="ce124" table:formula="of:=IF([.$H10]=&quot;&quot;;&quot;&quot;;CUSTOMDEZINBIN([.$H10];11))" office:value-type="string" office:string-value="00000011011" calcext:value-type="string">
            <text:p>00000011011</text:p>
          </table:table-cell>
          <table:table-cell table:style-name="ce124" table:formula="of:=IF(LEN(MID([.$J$35];(ROW()-3)*8+1; 8))&gt;0; LEFT(MID([.$J$35];(ROW()-3)*8+1; 8) &amp; REPT(&quot;0&quot;;8); 8); &quot;&quot;)" office:value-type="string" office:string-value="00000101" calcext:value-type="string">
            <text:p>00000101</text:p>
          </table:table-cell>
          <table:table-cell table:style-name="ce105" table:formula="of:=IF([.K10]=&quot;&quot;;&quot;&quot;;BIN2HEX([.K10]; 2))" office:value-type="string" office:string-value="05" calcext:value-type="string">
            <text:p>05</text:p>
          </table:table-cell>
          <table:covered-table-cell/>
          <table:table-cell table:style-name="ce14" office:value-type="float" office:value="8" calcext:value-type="float">
            <text:p>8</text:p>
          </table:table-cell>
          <table:table-cell table:style-name="ce180" table:content-validation-name="val2" table:formula="of:=MID([.$H$43];(ROW()-3)*2+1; 2)" office:value-type="string" office:string-value="05" calcext:value-type="string">
            <text:p>05</text:p>
          </table:table-cell>
          <table:table-cell table:style-name="ce52" table:formula="of:=IF([.$O10]=&quot;&quot;;&quot;&quot;;HEX2BIN([.$O10];8))" office:value-type="string" office:string-value="00000101" calcext:value-type="string">
            <text:p>00000101</text:p>
          </table:table-cell>
          <table:table-cell table:style-name="ce124" table:formula="of:=IF(LEN(MID([.$Q$35];(ROW()-3)*11+1;11))&lt;11;&quot;&quot;;MID([.$Q$35];(ROW()-3)*11+1;11))" office:value-type="string" office:string-value="00000011011" calcext:value-type="string">
            <text:p>00000011011</text:p>
          </table:table-cell>
          <table:table-cell table:style-name="ce224" table:formula="of:=IF([.Q10]=&quot;&quot;;&quot;&quot;;DEC2HEX([.$S10];3))" office:value-type="string" office:string-value="01B" calcext:value-type="string">
            <text:p>01B</text:p>
          </table:table-cell>
          <table:table-cell table:style-name="ce201" table:formula="of:=IF([.$Q10]=&quot;&quot;;&quot;&quot;;BINTODEC([.$Q10]))" office:value-type="float" office:value="27" calcext:value-type="float">
            <text:p>27</text:p>
          </table:table-cell>
          <table:table-cell table:style-name="ce288" table:content-validation-name="val6" office:value-type="float" office:value="-8" calcext:value-type="float">
            <text:p>-8</text:p>
          </table:table-cell>
          <table:table-cell table:style-name="ce52" table:content-validation-name="val1" table:formula="of:=IF(ISBLANK([.T10]);[.S10];MOD([.$S10]+[.T10];2048))" office:value-type="float" office:value="19" calcext:value-type="float">
            <text:p>19</text:p>
          </table:table-cell>
          <table:table-cell table:style-name="ce288" table:content-validation-name="val5" office:value-type="float" office:value="20" calcext:value-type="float">
            <text:p>20</text:p>
          </table:table-cell>
          <table:table-cell table:style-name="ce52" table:content-validation-name="val9" table:formula="of:=IF(ISBLANK([.V10]);[.U10];VLOOKUP([.$V10];[.$N$3:.$V$35];8;0))" office:value-type="float" office:value="7" calcext:value-type="float">
            <text:p>7</text:p>
          </table:table-cell>
          <table:table-cell table:style-name="ce229" table:formula="of:=IF([.W10]=&quot;&quot;;&quot;&quot;;INDEX([BIP39.$A$2:.$A$2049];MATCH([.W10];[BIP39.$B$2:.$B$2049];0)))" office:value-type="string" office:string-value="abstract" calcext:value-type="string">
            <text:p>abstract</text:p>
          </table:table-cell>
          <table:table-cell table:style-name="ce235" table:formula="of:=IF([.X10]&lt;&gt;[.B10];&quot;!&quot;;&quot;&quot;)">
            <text:p/>
          </table:table-cell>
          <table:table-cell table:style-name="ce14" office:value-type="float" office:value="8" calcext:value-type="float">
            <text:p>8</text:p>
          </table:table-cell>
          <table:table-cell table:style-name="ce219" table:content-validation-name="val10" office:value-type="string" calcext:value-type="string">
            <text:p>007</text:p>
          </table:table-cell>
          <table:table-cell table:style-name="ce52" table:formula="of:=IF(ISBLANK([.AA10]);&quot;N/A&quot;;HEX2DEC([.AA10]))" office:value-type="float" office:value="7" calcext:value-type="float">
            <text:p>7</text:p>
          </table:table-cell>
          <table:table-cell table:style-name="ce288" table:content-validation-name="val6"/>
          <table:table-cell table:style-name="ce52" table:formula="of:=IF(ISBLANK([.AC10]);[.AB10];MOD([.$AB10]+[.AC10];2048))" office:value-type="float" office:value="7" calcext:value-type="float">
            <text:p>7</text:p>
          </table:table-cell>
          <table:table-cell table:style-name="ce288" table:content-validation-name="val5"/>
          <table:table-cell table:style-name="ce52" table:content-validation-name="val9" table:formula="of:=IF(ISBLANK([.AE10]);[.AD10];VLOOKUP([.$AE10];[.$Z$3:.$AD$35];5;0))" office:value-type="float" office:value="7" calcext:value-type="float">
            <text:p>7</text:p>
          </table:table-cell>
          <table:table-cell table:style-name="ce229" table:formula="of:=IF([.AF10]=&quot;&quot;;&quot;&quot;;INDEX([BIP39.$A$2:.$A$2049];MATCH([.AF10];[BIP39.$B$2:.$B$2049];0)))" office:value-type="string" office:string-value="abstract" calcext:value-type="string">
            <text:p>abstract</text:p>
          </table:table-cell>
          <table:table-cell/>
          <table:table-cell table:style-name="ce14" office:value-type="float" office:value="8" calcext:value-type="float">
            <text:p>8</text:p>
          </table:table-cell>
          <table:table-cell table:style-name="ce222" table:content-validation-name="val11" office:value-type="float" office:value="7" calcext:value-type="float">
            <text:p>7</text:p>
          </table:table-cell>
          <table:table-cell table:style-name="ce288" table:content-validation-name="val6"/>
          <table:table-cell table:style-name="ce52" table:formula="of:=IF(AND(ISBLANK([.AJ10]);ISBLANK([.AK10]));&quot;N/A&quot;;IF(ISBLANK([.AK10]);[.AJ10];MOD([.$AJ10]+[.AK10];2048)))" office:value-type="float" office:value="7" calcext:value-type="float">
            <text:p>7</text:p>
          </table:table-cell>
          <table:table-cell table:style-name="ce288" table:content-validation-name="val5"/>
          <table:table-cell table:style-name="ce52" table:content-validation-name="val9" table:formula="of:=IF(ISBLANK([.AM10]);[.AL10];VLOOKUP([.$AM10];[.$AI$3:.$AL$35];4;0))" office:value-type="float" office:value="7" calcext:value-type="float">
            <text:p>7</text:p>
          </table:table-cell>
          <table:table-cell table:style-name="ce229" table:formula="of:=IF([.AN10]=&quot;&quot;;&quot;&quot;;INDEX([BIP39.$A$2:.$A$2049];MATCH([.AN10];[BIP39.$B$2:.$B$2049];0)))" office:value-type="string" office:string-value="abstract" calcext:value-type="string">
            <text:p>abstract</text:p>
          </table:table-cell>
          <table:table-cell table:number-columns-repeated="16342"/>
        </table:table-row>
        <table:table-row table:style-name="ro1">
          <table:table-cell table:style-name="ce14" office:value-type="float" office:value="9" calcext:value-type="float">
            <text:p>9</text:p>
          </table:table-cell>
          <table:table-cell table:style-name="ce264" table:content-validation-name="val3" office:value-type="string" calcext:value-type="string">
            <text:p>absurd</text:p>
          </table:table-cell>
          <table:table-cell table:style-name="ce61" table:content-validation-name="val1" table:formula="of:=VLOOKUP([.$B11];[$BIP39.$A$2:.$D$2049];4;0)" office:value-type="string" office:string-value="008" calcext:value-type="string">
            <text:p>008</text:p>
          </table:table-cell>
          <table:table-cell table:style-name="ce77" table:formula="of:=VLOOKUP([.$B11];[$BIP39.$A$2:.$B$2049];2;0)" office:value-type="float" office:value="8" calcext:value-type="float">
            <text:p>8</text:p>
          </table:table-cell>
          <table:table-cell table:style-name="ce288" table:content-validation-name="val5" office:value-type="float" office:value="14" calcext:value-type="float">
            <text:p>14</text:p>
          </table:table-cell>
          <table:table-cell table:style-name="ce83" table:formula="of:=IF(ISBLANK([.$E11]);[.$D11];VLOOKUP([.$E11];[.$A$3:.$D$35];4;0))" office:value-type="float" office:value="13" calcext:value-type="float">
            <text:p>13</text:p>
          </table:table-cell>
          <table:table-cell table:style-name="ce288" table:content-validation-name="val6" office:value-type="float" office:value="9" calcext:value-type="float">
            <text:p>9</text:p>
          </table:table-cell>
          <table:table-cell table:style-name="ce94" table:formula="of:=IF(ISBLANK([.$G11]);[.$F11];IF([.D11]=&quot;&quot;;&quot;&quot;;MOD([.$F11]+[.$G11];2048)))" office:value-type="float" office:value="22" calcext:value-type="float">
            <text:p>22</text:p>
          </table:table-cell>
          <table:table-cell table:style-name="ce104" table:formula="of:=IF([.H11]=&quot;&quot;;&quot;&quot;;DEC2HEX([.$H11];3))" office:value-type="string" office:string-value="016" calcext:value-type="string">
            <text:p>016</text:p>
          </table:table-cell>
          <table:table-cell table:style-name="ce124" table:formula="of:=IF([.$H11]=&quot;&quot;;&quot;&quot;;CUSTOMDEZINBIN([.$H11];11))" office:value-type="string" office:string-value="00000010110" calcext:value-type="string">
            <text:p>00000010110</text:p>
          </table:table-cell>
          <table:table-cell table:style-name="ce124" table:formula="of:=IF(LEN(MID([.$J$35];(ROW()-3)*8+1; 8))&gt;0; LEFT(MID([.$J$35];(ROW()-3)*8+1; 8) &amp; REPT(&quot;0&quot;;8); 8); &quot;&quot;)" office:value-type="string" office:string-value="01000000" calcext:value-type="string">
            <text:p>01000000</text:p>
          </table:table-cell>
          <table:table-cell table:style-name="ce105" table:formula="of:=IF([.K11]=&quot;&quot;;&quot;&quot;;BIN2HEX([.K11]; 2))" office:value-type="string" office:string-value="40" calcext:value-type="string">
            <text:p>40</text:p>
          </table:table-cell>
          <table:covered-table-cell/>
          <table:table-cell table:style-name="ce14" office:value-type="float" office:value="9" calcext:value-type="float">
            <text:p>9</text:p>
          </table:table-cell>
          <table:table-cell table:style-name="ce180" table:content-validation-name="val2" table:formula="of:=MID([.$H$43];(ROW()-3)*2+1; 2)" office:value-type="string" office:string-value="40" calcext:value-type="string">
            <text:p>40</text:p>
          </table:table-cell>
          <table:table-cell table:style-name="ce52" table:formula="of:=IF([.$O11]=&quot;&quot;;&quot;&quot;;HEX2BIN([.$O11];8))" office:value-type="string" office:string-value="01000000" calcext:value-type="string">
            <text:p>01000000</text:p>
          </table:table-cell>
          <table:table-cell table:style-name="ce124" table:formula="of:=IF(LEN(MID([.$Q$35];(ROW()-3)*11+1;11))&lt;11;&quot;&quot;;MID([.$Q$35];(ROW()-3)*11+1;11))" office:value-type="string" office:string-value="00000010110" calcext:value-type="string">
            <text:p>00000010110</text:p>
          </table:table-cell>
          <table:table-cell table:style-name="ce224" table:formula="of:=IF([.Q11]=&quot;&quot;;&quot;&quot;;DEC2HEX([.$S11];3))" office:value-type="string" office:string-value="016" calcext:value-type="string">
            <text:p>016</text:p>
          </table:table-cell>
          <table:table-cell table:style-name="ce201" table:formula="of:=IF([.$Q11]=&quot;&quot;;&quot;&quot;;BINTODEC([.$Q11]))" office:value-type="float" office:value="22" calcext:value-type="float">
            <text:p>22</text:p>
          </table:table-cell>
          <table:table-cell table:style-name="ce288" table:content-validation-name="val6" office:value-type="float" office:value="-9" calcext:value-type="float">
            <text:p>-9</text:p>
          </table:table-cell>
          <table:table-cell table:style-name="ce52" table:content-validation-name="val1" table:formula="of:=IF(ISBLANK([.T11]);[.S11];MOD([.$S11]+[.T11];2048))" office:value-type="float" office:value="13" calcext:value-type="float">
            <text:p>13</text:p>
          </table:table-cell>
          <table:table-cell table:style-name="ce288" table:content-validation-name="val5" office:value-type="float" office:value="14" calcext:value-type="float">
            <text:p>14</text:p>
          </table:table-cell>
          <table:table-cell table:style-name="ce52" table:content-validation-name="val9" table:formula="of:=IF(ISBLANK([.V11]);[.U11];VLOOKUP([.$V11];[.$N$3:.$V$35];8;0))" office:value-type="float" office:value="8" calcext:value-type="float">
            <text:p>8</text:p>
          </table:table-cell>
          <table:table-cell table:style-name="ce229" table:formula="of:=IF([.W11]=&quot;&quot;;&quot;&quot;;INDEX([BIP39.$A$2:.$A$2049];MATCH([.W11];[BIP39.$B$2:.$B$2049];0)))" office:value-type="string" office:string-value="absurd" calcext:value-type="string">
            <text:p>absurd</text:p>
          </table:table-cell>
          <table:table-cell table:style-name="ce235" table:formula="of:=IF([.X11]&lt;&gt;[.B11];&quot;!&quot;;&quot;&quot;)">
            <text:p/>
          </table:table-cell>
          <table:table-cell table:style-name="ce14" office:value-type="float" office:value="9" calcext:value-type="float">
            <text:p>9</text:p>
          </table:table-cell>
          <table:table-cell table:style-name="ce219" table:content-validation-name="val10" office:value-type="string" calcext:value-type="string">
            <text:p>008</text:p>
          </table:table-cell>
          <table:table-cell table:style-name="ce52" table:formula="of:=IF(ISBLANK([.AA11]);&quot;N/A&quot;;HEX2DEC([.AA11]))" office:value-type="float" office:value="8" calcext:value-type="float">
            <text:p>8</text:p>
          </table:table-cell>
          <table:table-cell table:style-name="ce288" table:content-validation-name="val6"/>
          <table:table-cell table:style-name="ce52" table:formula="of:=IF(ISBLANK([.AC11]);[.AB11];MOD([.$AB11]+[.AC11];2048))" office:value-type="float" office:value="8" calcext:value-type="float">
            <text:p>8</text:p>
          </table:table-cell>
          <table:table-cell table:style-name="ce288" table:content-validation-name="val5"/>
          <table:table-cell table:style-name="ce52" table:content-validation-name="val9" table:formula="of:=IF(ISBLANK([.AE11]);[.AD11];VLOOKUP([.$AE11];[.$Z$3:.$AD$35];5;0))" office:value-type="float" office:value="8" calcext:value-type="float">
            <text:p>8</text:p>
          </table:table-cell>
          <table:table-cell table:style-name="ce229" table:formula="of:=IF([.AF11]=&quot;&quot;;&quot;&quot;;INDEX([BIP39.$A$2:.$A$2049];MATCH([.AF11];[BIP39.$B$2:.$B$2049];0)))" office:value-type="string" office:string-value="absurd" calcext:value-type="string">
            <text:p>absurd</text:p>
          </table:table-cell>
          <table:table-cell/>
          <table:table-cell table:style-name="ce14" office:value-type="float" office:value="9" calcext:value-type="float">
            <text:p>9</text:p>
          </table:table-cell>
          <table:table-cell table:style-name="ce222" table:content-validation-name="val11" office:value-type="float" office:value="8" calcext:value-type="float">
            <text:p>8</text:p>
          </table:table-cell>
          <table:table-cell table:style-name="ce288" table:content-validation-name="val6"/>
          <table:table-cell table:style-name="ce52" table:formula="of:=IF(AND(ISBLANK([.AJ11]);ISBLANK([.AK11]));&quot;N/A&quot;;IF(ISBLANK([.AK11]);[.AJ11];MOD([.$AJ11]+[.AK11];2048)))" office:value-type="float" office:value="8" calcext:value-type="float">
            <text:p>8</text:p>
          </table:table-cell>
          <table:table-cell table:style-name="ce288" table:content-validation-name="val5"/>
          <table:table-cell table:style-name="ce52" table:content-validation-name="val9" table:formula="of:=IF(ISBLANK([.AM11]);[.AL11];VLOOKUP([.$AM11];[.$AI$3:.$AL$35];4;0))" office:value-type="float" office:value="8" calcext:value-type="float">
            <text:p>8</text:p>
          </table:table-cell>
          <table:table-cell table:style-name="ce229" table:formula="of:=IF([.AN11]=&quot;&quot;;&quot;&quot;;INDEX([BIP39.$A$2:.$A$2049];MATCH([.AN11];[BIP39.$B$2:.$B$2049];0)))" office:value-type="string" office:string-value="absurd" calcext:value-type="string">
            <text:p>absurd</text:p>
          </table:table-cell>
          <table:table-cell table:number-columns-repeated="16342"/>
        </table:table-row>
        <table:table-row table:style-name="ro1">
          <table:table-cell table:style-name="ce14" office:value-type="float" office:value="10" calcext:value-type="float">
            <text:p>10</text:p>
          </table:table-cell>
          <table:table-cell table:style-name="ce264" table:content-validation-name="val3" office:value-type="string" calcext:value-type="string">
            <text:p>abuse</text:p>
          </table:table-cell>
          <table:table-cell table:style-name="ce61" table:content-validation-name="val1" table:formula="of:=VLOOKUP([.$B12];[$BIP39.$A$2:.$D$2049];4;0)" office:value-type="string" office:string-value="009" calcext:value-type="string">
            <text:p>009</text:p>
          </table:table-cell>
          <table:table-cell table:style-name="ce77" table:formula="of:=VLOOKUP([.$B12];[$BIP39.$A$2:.$B$2049];2;0)" office:value-type="float" office:value="9" calcext:value-type="float">
            <text:p>9</text:p>
          </table:table-cell>
          <table:table-cell table:style-name="ce288" table:content-validation-name="val5" office:value-type="float" office:value="12" calcext:value-type="float">
            <text:p>12</text:p>
          </table:table-cell>
          <table:table-cell table:style-name="ce83" table:formula="of:=IF(ISBLANK([.$E12]);[.$D12];VLOOKUP([.$E12];[.$A$3:.$D$35];4;0))" office:value-type="float" office:value="11" calcext:value-type="float">
            <text:p>11</text:p>
          </table:table-cell>
          <table:table-cell table:style-name="ce288" table:content-validation-name="val6" office:value-type="float" office:value="10" calcext:value-type="float">
            <text:p>10</text:p>
          </table:table-cell>
          <table:table-cell table:style-name="ce94" table:formula="of:=IF(ISBLANK([.$G12]);[.$F12];IF([.D12]=&quot;&quot;;&quot;&quot;;MOD([.$F12]+[.$G12];2048)))" office:value-type="float" office:value="21" calcext:value-type="float">
            <text:p>21</text:p>
          </table:table-cell>
          <table:table-cell table:style-name="ce104" table:formula="of:=IF([.H12]=&quot;&quot;;&quot;&quot;;DEC2HEX([.$H12];3))" office:value-type="string" office:string-value="015" calcext:value-type="string">
            <text:p>015</text:p>
          </table:table-cell>
          <table:table-cell table:style-name="ce124" table:formula="of:=IF([.$H12]=&quot;&quot;;&quot;&quot;;CUSTOMDEZINBIN([.$H12];11))" office:value-type="string" office:string-value="00000010101" calcext:value-type="string">
            <text:p>00000010101</text:p>
          </table:table-cell>
          <table:table-cell table:style-name="ce124" table:formula="of:=IF(LEN(MID([.$J$35];(ROW()-3)*8+1; 8))&gt;0; LEFT(MID([.$J$35];(ROW()-3)*8+1; 8) &amp; REPT(&quot;0&quot;;8); 8); &quot;&quot;)" office:value-type="string" office:string-value="00111000" calcext:value-type="string">
            <text:p>00111000</text:p>
          </table:table-cell>
          <table:table-cell table:style-name="ce105" table:formula="of:=IF([.K12]=&quot;&quot;;&quot;&quot;;BIN2HEX([.K12]; 2))" office:value-type="string" office:string-value="38" calcext:value-type="string">
            <text:p>38</text:p>
          </table:table-cell>
          <table:covered-table-cell/>
          <table:table-cell table:style-name="ce14" office:value-type="float" office:value="10" calcext:value-type="float">
            <text:p>10</text:p>
          </table:table-cell>
          <table:table-cell table:style-name="ce180" table:content-validation-name="val2" table:formula="of:=MID([.$H$43];(ROW()-3)*2+1; 2)" office:value-type="string" office:string-value="38" calcext:value-type="string">
            <text:p>38</text:p>
          </table:table-cell>
          <table:table-cell table:style-name="ce52" table:formula="of:=IF([.$O12]=&quot;&quot;;&quot;&quot;;HEX2BIN([.$O12];8))" office:value-type="string" office:string-value="00111000" calcext:value-type="string">
            <text:p>00111000</text:p>
          </table:table-cell>
          <table:table-cell table:style-name="ce124" table:formula="of:=IF(LEN(MID([.$Q$35];(ROW()-3)*11+1;11))&lt;11;&quot;&quot;;MID([.$Q$35];(ROW()-3)*11+1;11))" office:value-type="string" office:string-value="00000010101" calcext:value-type="string">
            <text:p>00000010101</text:p>
          </table:table-cell>
          <table:table-cell table:style-name="ce224" table:formula="of:=IF([.Q12]=&quot;&quot;;&quot;&quot;;DEC2HEX([.$S12];3))" office:value-type="string" office:string-value="015" calcext:value-type="string">
            <text:p>015</text:p>
          </table:table-cell>
          <table:table-cell table:style-name="ce201" table:formula="of:=IF([.$Q12]=&quot;&quot;;&quot;&quot;;BINTODEC([.$Q12]))" office:value-type="float" office:value="21" calcext:value-type="float">
            <text:p>21</text:p>
          </table:table-cell>
          <table:table-cell table:style-name="ce288" table:content-validation-name="val6" office:value-type="float" office:value="-10" calcext:value-type="float">
            <text:p>-10</text:p>
          </table:table-cell>
          <table:table-cell table:style-name="ce52" table:content-validation-name="val1" table:formula="of:=IF(ISBLANK([.T12]);[.S12];MOD([.$S12]+[.T12];2048))" office:value-type="float" office:value="11" calcext:value-type="float">
            <text:p>11</text:p>
          </table:table-cell>
          <table:table-cell table:style-name="ce288" table:content-validation-name="val5" office:value-type="float" office:value="12" calcext:value-type="float">
            <text:p>12</text:p>
          </table:table-cell>
          <table:table-cell table:style-name="ce52" table:content-validation-name="val9" table:formula="of:=IF(ISBLANK([.V12]);[.U12];VLOOKUP([.$V12];[.$N$3:.$V$35];8;0))" office:value-type="float" office:value="9" calcext:value-type="float">
            <text:p>9</text:p>
          </table:table-cell>
          <table:table-cell table:style-name="ce229" table:formula="of:=IF([.W12]=&quot;&quot;;&quot;&quot;;INDEX([BIP39.$A$2:.$A$2049];MATCH([.W12];[BIP39.$B$2:.$B$2049];0)))" office:value-type="string" office:string-value="abuse" calcext:value-type="string">
            <text:p>abuse</text:p>
          </table:table-cell>
          <table:table-cell table:style-name="ce235" table:formula="of:=IF([.X12]&lt;&gt;[.B12];&quot;!&quot;;&quot;&quot;)">
            <text:p/>
          </table:table-cell>
          <table:table-cell table:style-name="ce14" office:value-type="float" office:value="10" calcext:value-type="float">
            <text:p>10</text:p>
          </table:table-cell>
          <table:table-cell table:style-name="ce219" table:content-validation-name="val10" office:value-type="string" calcext:value-type="string">
            <text:p>009</text:p>
          </table:table-cell>
          <table:table-cell table:style-name="ce52" table:formula="of:=IF(ISBLANK([.AA12]);&quot;N/A&quot;;HEX2DEC([.AA12]))" office:value-type="float" office:value="9" calcext:value-type="float">
            <text:p>9</text:p>
          </table:table-cell>
          <table:table-cell table:style-name="ce288" table:content-validation-name="val6"/>
          <table:table-cell table:style-name="ce52" table:formula="of:=IF(ISBLANK([.AC12]);[.AB12];MOD([.$AB12]+[.AC12];2048))" office:value-type="float" office:value="9" calcext:value-type="float">
            <text:p>9</text:p>
          </table:table-cell>
          <table:table-cell table:style-name="ce288" table:content-validation-name="val5"/>
          <table:table-cell table:style-name="ce52" table:content-validation-name="val9" table:formula="of:=IF(ISBLANK([.AE12]);[.AD12];VLOOKUP([.$AE12];[.$Z$3:.$AD$35];5;0))" office:value-type="float" office:value="9" calcext:value-type="float">
            <text:p>9</text:p>
          </table:table-cell>
          <table:table-cell table:style-name="ce229" table:formula="of:=IF([.AF12]=&quot;&quot;;&quot;&quot;;INDEX([BIP39.$A$2:.$A$2049];MATCH([.AF12];[BIP39.$B$2:.$B$2049];0)))" office:value-type="string" office:string-value="abuse" calcext:value-type="string">
            <text:p>abuse</text:p>
          </table:table-cell>
          <table:table-cell/>
          <table:table-cell table:style-name="ce14" office:value-type="float" office:value="10" calcext:value-type="float">
            <text:p>10</text:p>
          </table:table-cell>
          <table:table-cell table:style-name="ce222" table:content-validation-name="val11" office:value-type="float" office:value="9" calcext:value-type="float">
            <text:p>9</text:p>
          </table:table-cell>
          <table:table-cell table:style-name="ce288" table:content-validation-name="val6"/>
          <table:table-cell table:style-name="ce52" table:formula="of:=IF(AND(ISBLANK([.AJ12]);ISBLANK([.AK12]));&quot;N/A&quot;;IF(ISBLANK([.AK12]);[.AJ12];MOD([.$AJ12]+[.AK12];2048)))" office:value-type="float" office:value="9" calcext:value-type="float">
            <text:p>9</text:p>
          </table:table-cell>
          <table:table-cell table:style-name="ce288" table:content-validation-name="val5"/>
          <table:table-cell table:style-name="ce52" table:content-validation-name="val9" table:formula="of:=IF(ISBLANK([.AM12]);[.AL12];VLOOKUP([.$AM12];[.$AI$3:.$AL$35];4;0))" office:value-type="float" office:value="9" calcext:value-type="float">
            <text:p>9</text:p>
          </table:table-cell>
          <table:table-cell table:style-name="ce229" table:formula="of:=IF([.AN12]=&quot;&quot;;&quot;&quot;;INDEX([BIP39.$A$2:.$A$2049];MATCH([.AN12];[BIP39.$B$2:.$B$2049];0)))" office:value-type="string" office:string-value="abuse" calcext:value-type="string">
            <text:p>abuse</text:p>
          </table:table-cell>
          <table:table-cell table:number-columns-repeated="16342"/>
        </table:table-row>
        <table:table-row table:style-name="ro1">
          <table:table-cell table:style-name="ce14" office:value-type="float" office:value="11" calcext:value-type="float">
            <text:p>11</text:p>
          </table:table-cell>
          <table:table-cell table:style-name="ce264" table:content-validation-name="val3" office:value-type="string" calcext:value-type="string">
            <text:p>access</text:p>
          </table:table-cell>
          <table:table-cell table:style-name="ce61" table:content-validation-name="val1" table:formula="of:=VLOOKUP([.$B13];[$BIP39.$A$2:.$D$2049];4;0)" office:value-type="string" office:string-value="00A" calcext:value-type="string">
            <text:p>00A</text:p>
          </table:table-cell>
          <table:table-cell table:style-name="ce77" table:formula="of:=VLOOKUP([.$B13];[$BIP39.$A$2:.$B$2049];2;0)" office:value-type="float" office:value="10" calcext:value-type="float">
            <text:p>10</text:p>
          </table:table-cell>
          <table:table-cell table:style-name="ce288" table:content-validation-name="val5" office:value-type="float" office:value="15" calcext:value-type="float">
            <text:p>15</text:p>
          </table:table-cell>
          <table:table-cell table:style-name="ce83" table:formula="of:=IF(ISBLANK([.$E13]);[.$D13];VLOOKUP([.$E13];[.$A$3:.$D$35];4;0))" office:value-type="float" office:value="14" calcext:value-type="float">
            <text:p>14</text:p>
          </table:table-cell>
          <table:table-cell table:style-name="ce288" table:content-validation-name="val6" office:value-type="float" office:value="11" calcext:value-type="float">
            <text:p>11</text:p>
          </table:table-cell>
          <table:table-cell table:style-name="ce94" table:formula="of:=IF(ISBLANK([.$G13]);[.$F13];IF([.D13]=&quot;&quot;;&quot;&quot;;MOD([.$F13]+[.$G13];2048)))" office:value-type="float" office:value="25" calcext:value-type="float">
            <text:p>25</text:p>
          </table:table-cell>
          <table:table-cell table:style-name="ce104" table:formula="of:=IF([.H13]=&quot;&quot;;&quot;&quot;;DEC2HEX([.$H13];3))" office:value-type="string" office:string-value="019" calcext:value-type="string">
            <text:p>019</text:p>
          </table:table-cell>
          <table:table-cell table:style-name="ce124" table:formula="of:=IF([.$H13]=&quot;&quot;;&quot;&quot;;CUSTOMDEZINBIN([.$H13];11))" office:value-type="string" office:string-value="00000011001" calcext:value-type="string">
            <text:p>00000011001</text:p>
          </table:table-cell>
          <table:table-cell table:style-name="ce124" table:formula="of:=IF(LEN(MID([.$J$35];(ROW()-3)*8+1; 8))&gt;0; LEFT(MID([.$J$35];(ROW()-3)*8+1; 8) &amp; REPT(&quot;0&quot;;8); 8); &quot;&quot;)" office:value-type="string" office:string-value="00011011" calcext:value-type="string">
            <text:p>00011011</text:p>
          </table:table-cell>
          <table:table-cell table:style-name="ce105" table:formula="of:=IF([.K13]=&quot;&quot;;&quot;&quot;;BIN2HEX([.K13]; 2))" office:value-type="string" office:string-value="1B" calcext:value-type="string">
            <text:p>1B</text:p>
          </table:table-cell>
          <table:covered-table-cell/>
          <table:table-cell table:style-name="ce14" office:value-type="float" office:value="11" calcext:value-type="float">
            <text:p>11</text:p>
          </table:table-cell>
          <table:table-cell table:style-name="ce180" table:content-validation-name="val2" table:formula="of:=MID([.$H$43];(ROW()-3)*2+1; 2)" office:value-type="string" office:string-value="1B" calcext:value-type="string">
            <text:p>1B</text:p>
          </table:table-cell>
          <table:table-cell table:style-name="ce52" table:formula="of:=IF([.$O13]=&quot;&quot;;&quot;&quot;;HEX2BIN([.$O13];8))" office:value-type="string" office:string-value="00011011" calcext:value-type="string">
            <text:p>00011011</text:p>
          </table:table-cell>
          <table:table-cell table:style-name="ce124" table:formula="of:=IF(LEN(MID([.$Q$35];(ROW()-3)*11+1;11))&lt;11;&quot;&quot;;MID([.$Q$35];(ROW()-3)*11+1;11))" office:value-type="string" office:string-value="00000011001" calcext:value-type="string">
            <text:p>00000011001</text:p>
          </table:table-cell>
          <table:table-cell table:style-name="ce224" table:formula="of:=IF([.Q13]=&quot;&quot;;&quot;&quot;;DEC2HEX([.$S13];3))" office:value-type="string" office:string-value="019" calcext:value-type="string">
            <text:p>019</text:p>
          </table:table-cell>
          <table:table-cell table:style-name="ce201" table:formula="of:=IF([.$Q13]=&quot;&quot;;&quot;&quot;;BINTODEC([.$Q13]))" office:value-type="float" office:value="25" calcext:value-type="float">
            <text:p>25</text:p>
          </table:table-cell>
          <table:table-cell table:style-name="ce288" table:content-validation-name="val6" office:value-type="float" office:value="-11" calcext:value-type="float">
            <text:p>-11</text:p>
          </table:table-cell>
          <table:table-cell table:style-name="ce52" table:content-validation-name="val1" table:formula="of:=IF(ISBLANK([.T13]);[.S13];MOD([.$S13]+[.T13];2048))" office:value-type="float" office:value="14" calcext:value-type="float">
            <text:p>14</text:p>
          </table:table-cell>
          <table:table-cell table:style-name="ce288" table:content-validation-name="val5" office:value-type="float" office:value="15" calcext:value-type="float">
            <text:p>15</text:p>
          </table:table-cell>
          <table:table-cell table:style-name="ce52" table:content-validation-name="val9" table:formula="of:=IF(ISBLANK([.V13]);[.U13];VLOOKUP([.$V13];[.$N$3:.$V$35];8;0))" office:value-type="float" office:value="10" calcext:value-type="float">
            <text:p>10</text:p>
          </table:table-cell>
          <table:table-cell table:style-name="ce229" table:formula="of:=IF([.W13]=&quot;&quot;;&quot;&quot;;INDEX([BIP39.$A$2:.$A$2049];MATCH([.W13];[BIP39.$B$2:.$B$2049];0)))" office:value-type="string" office:string-value="access" calcext:value-type="string">
            <text:p>access</text:p>
          </table:table-cell>
          <table:table-cell table:style-name="ce235" table:formula="of:=IF([.X13]&lt;&gt;[.B13];&quot;!&quot;;&quot;&quot;)">
            <text:p/>
          </table:table-cell>
          <table:table-cell table:style-name="ce14" office:value-type="float" office:value="11" calcext:value-type="float">
            <text:p>11</text:p>
          </table:table-cell>
          <table:table-cell table:style-name="ce219" table:content-validation-name="val10" office:value-type="string" calcext:value-type="string">
            <text:p>00A</text:p>
          </table:table-cell>
          <table:table-cell table:style-name="ce52" table:formula="of:=IF(ISBLANK([.AA13]);&quot;N/A&quot;;HEX2DEC([.AA13]))" office:value-type="float" office:value="10" calcext:value-type="float">
            <text:p>10</text:p>
          </table:table-cell>
          <table:table-cell table:style-name="ce288" table:content-validation-name="val6"/>
          <table:table-cell table:style-name="ce52" table:formula="of:=IF(ISBLANK([.AC13]);[.AB13];MOD([.$AB13]+[.AC13];2048))" office:value-type="float" office:value="10" calcext:value-type="float">
            <text:p>10</text:p>
          </table:table-cell>
          <table:table-cell table:style-name="ce288" table:content-validation-name="val5"/>
          <table:table-cell table:style-name="ce52" table:content-validation-name="val9" table:formula="of:=IF(ISBLANK([.AE13]);[.AD13];VLOOKUP([.$AE13];[.$Z$3:.$AD$35];5;0))" office:value-type="float" office:value="10" calcext:value-type="float">
            <text:p>10</text:p>
          </table:table-cell>
          <table:table-cell table:style-name="ce229" table:formula="of:=IF([.AF13]=&quot;&quot;;&quot;&quot;;INDEX([BIP39.$A$2:.$A$2049];MATCH([.AF13];[BIP39.$B$2:.$B$2049];0)))" office:value-type="string" office:string-value="access" calcext:value-type="string">
            <text:p>access</text:p>
          </table:table-cell>
          <table:table-cell/>
          <table:table-cell table:style-name="ce14" office:value-type="float" office:value="11" calcext:value-type="float">
            <text:p>11</text:p>
          </table:table-cell>
          <table:table-cell table:style-name="ce222" table:content-validation-name="val11" office:value-type="float" office:value="10" calcext:value-type="float">
            <text:p>10</text:p>
          </table:table-cell>
          <table:table-cell table:style-name="ce288" table:content-validation-name="val6"/>
          <table:table-cell table:style-name="ce52" table:formula="of:=IF(AND(ISBLANK([.AJ13]);ISBLANK([.AK13]));&quot;N/A&quot;;IF(ISBLANK([.AK13]);[.AJ13];MOD([.$AJ13]+[.AK13];2048)))" office:value-type="float" office:value="10" calcext:value-type="float">
            <text:p>10</text:p>
          </table:table-cell>
          <table:table-cell table:style-name="ce288" table:content-validation-name="val5"/>
          <table:table-cell table:style-name="ce52" table:content-validation-name="val9" table:formula="of:=IF(ISBLANK([.AM13]);[.AL13];VLOOKUP([.$AM13];[.$AI$3:.$AL$35];4;0))" office:value-type="float" office:value="10" calcext:value-type="float">
            <text:p>10</text:p>
          </table:table-cell>
          <table:table-cell table:style-name="ce229" table:formula="of:=IF([.AN13]=&quot;&quot;;&quot;&quot;;INDEX([BIP39.$A$2:.$A$2049];MATCH([.AN13];[BIP39.$B$2:.$B$2049];0)))" office:value-type="string" office:string-value="access" calcext:value-type="string">
            <text:p>access</text:p>
          </table:table-cell>
          <table:table-cell table:number-columns-repeated="16342"/>
        </table:table-row>
        <table:table-row table:style-name="ro1">
          <table:table-cell table:style-name="ce14" office:value-type="float" office:value="12" calcext:value-type="float">
            <text:p>12</text:p>
          </table:table-cell>
          <table:table-cell table:style-name="ce264" table:content-validation-name="val3" office:value-type="string" calcext:value-type="string">
            <text:p>accident</text:p>
          </table:table-cell>
          <table:table-cell table:style-name="ce61" table:content-validation-name="val1" table:formula="of:=VLOOKUP([.$B14];[$BIP39.$A$2:.$D$2049];4;0)" office:value-type="string" office:string-value="00B" calcext:value-type="string">
            <text:p>00B</text:p>
          </table:table-cell>
          <table:table-cell table:style-name="ce77" table:formula="of:=VLOOKUP([.$B14];[$BIP39.$A$2:.$B$2049];2;0)" office:value-type="float" office:value="11" calcext:value-type="float">
            <text:p>11</text:p>
          </table:table-cell>
          <table:table-cell table:style-name="ce288" table:content-validation-name="val5" office:value-type="float" office:value="10" calcext:value-type="float">
            <text:p>10</text:p>
          </table:table-cell>
          <table:table-cell table:style-name="ce83" table:formula="of:=IF(ISBLANK([.$E14]);[.$D14];VLOOKUP([.$E14];[.$A$3:.$D$35];4;0))" office:value-type="float" office:value="9" calcext:value-type="float">
            <text:p>9</text:p>
          </table:table-cell>
          <table:table-cell table:style-name="ce288" table:content-validation-name="val6" office:value-type="float" office:value="12" calcext:value-type="float">
            <text:p>12</text:p>
          </table:table-cell>
          <table:table-cell table:style-name="ce94" table:formula="of:=IF(ISBLANK([.$G14]);[.$F14];IF([.D14]=&quot;&quot;;&quot;&quot;;MOD([.$F14]+[.$G14];2048)))" office:value-type="float" office:value="21" calcext:value-type="float">
            <text:p>21</text:p>
          </table:table-cell>
          <table:table-cell table:style-name="ce104" table:formula="of:=IF([.H14]=&quot;&quot;;&quot;&quot;;DEC2HEX([.$H14];3))" office:value-type="string" office:string-value="015" calcext:value-type="string">
            <text:p>015</text:p>
          </table:table-cell>
          <table:table-cell table:style-name="ce124" table:formula="of:=IF([.$H14]=&quot;&quot;;&quot;&quot;;CUSTOMDEZINBIN([.$H14];11))" office:value-type="string" office:string-value="00000010101" calcext:value-type="string">
            <text:p>00000010101</text:p>
          </table:table-cell>
          <table:table-cell table:style-name="ce124" table:formula="of:=IF(LEN(MID([.$J$35];(ROW()-3)*8+1; 8))&gt;0; LEFT(MID([.$J$35];(ROW()-3)*8+1; 8) &amp; REPT(&quot;0&quot;;8); 8); &quot;&quot;)" office:value-type="string" office:string-value="00000010" calcext:value-type="string">
            <text:p>00000010</text:p>
          </table:table-cell>
          <table:table-cell table:style-name="ce105" table:formula="of:=IF([.K14]=&quot;&quot;;&quot;&quot;;BIN2HEX([.K14]; 2))" office:value-type="string" office:string-value="02" calcext:value-type="string">
            <text:p>02</text:p>
          </table:table-cell>
          <table:covered-table-cell/>
          <table:table-cell table:style-name="ce14" office:value-type="float" office:value="12" calcext:value-type="float">
            <text:p>12</text:p>
          </table:table-cell>
          <table:table-cell table:style-name="ce180" table:content-validation-name="val2" table:formula="of:=MID([.$H$43];(ROW()-3)*2+1; 2)" office:value-type="string" office:string-value="02" calcext:value-type="string">
            <text:p>02</text:p>
          </table:table-cell>
          <table:table-cell table:style-name="ce52" table:formula="of:=IF([.$O14]=&quot;&quot;;&quot;&quot;;HEX2BIN([.$O14];8))" office:value-type="string" office:string-value="00000010" calcext:value-type="string">
            <text:p>00000010</text:p>
          </table:table-cell>
          <table:table-cell table:style-name="ce124" table:formula="of:=IF(LEN(MID([.$Q$35];(ROW()-3)*11+1;11))&lt;11;&quot;&quot;;MID([.$Q$35];(ROW()-3)*11+1;11))" office:value-type="string" office:string-value="00000010101" calcext:value-type="string">
            <text:p>00000010101</text:p>
          </table:table-cell>
          <table:table-cell table:style-name="ce224" table:formula="of:=IF([.Q14]=&quot;&quot;;&quot;&quot;;DEC2HEX([.$S14];3))" office:value-type="string" office:string-value="015" calcext:value-type="string">
            <text:p>015</text:p>
          </table:table-cell>
          <table:table-cell table:style-name="ce201" table:formula="of:=IF([.$Q14]=&quot;&quot;;&quot;&quot;;BINTODEC([.$Q14]))" office:value-type="float" office:value="21" calcext:value-type="float">
            <text:p>21</text:p>
          </table:table-cell>
          <table:table-cell table:style-name="ce288" table:content-validation-name="val6" office:value-type="float" office:value="-12" calcext:value-type="float">
            <text:p>-12</text:p>
          </table:table-cell>
          <table:table-cell table:style-name="ce52" table:content-validation-name="val1" table:formula="of:=IF(ISBLANK([.T14]);[.S14];MOD([.$S14]+[.T14];2048))" office:value-type="float" office:value="9" calcext:value-type="float">
            <text:p>9</text:p>
          </table:table-cell>
          <table:table-cell table:style-name="ce288" table:content-validation-name="val5" office:value-type="float" office:value="10" calcext:value-type="float">
            <text:p>10</text:p>
          </table:table-cell>
          <table:table-cell table:style-name="ce52" table:content-validation-name="val9" table:formula="of:=IF(ISBLANK([.V14]);[.U14];VLOOKUP([.$V14];[.$N$3:.$V$35];8;0))" office:value-type="float" office:value="11" calcext:value-type="float">
            <text:p>11</text:p>
          </table:table-cell>
          <table:table-cell table:style-name="ce229" table:formula="of:=IF([.W14]=&quot;&quot;;&quot;&quot;;INDEX([BIP39.$A$2:.$A$2049];MATCH([.W14];[BIP39.$B$2:.$B$2049];0)))" office:value-type="string" office:string-value="accident" calcext:value-type="string">
            <text:p>accident</text:p>
          </table:table-cell>
          <table:table-cell table:style-name="ce235" table:formula="of:=IF([.X14]&lt;&gt;[.B14];&quot;!&quot;;&quot;&quot;)">
            <text:p/>
          </table:table-cell>
          <table:table-cell table:style-name="ce14" office:value-type="float" office:value="12" calcext:value-type="float">
            <text:p>12</text:p>
          </table:table-cell>
          <table:table-cell table:style-name="ce219" table:content-validation-name="val10" office:value-type="string" calcext:value-type="string">
            <text:p>00B</text:p>
          </table:table-cell>
          <table:table-cell table:style-name="ce52" table:formula="of:=IF(ISBLANK([.AA14]);&quot;N/A&quot;;HEX2DEC([.AA14]))" office:value-type="float" office:value="11" calcext:value-type="float">
            <text:p>11</text:p>
          </table:table-cell>
          <table:table-cell table:style-name="ce288" table:content-validation-name="val6"/>
          <table:table-cell table:style-name="ce52" table:formula="of:=IF(ISBLANK([.AC14]);[.AB14];MOD([.$AB14]+[.AC14];2048))" office:value-type="float" office:value="11" calcext:value-type="float">
            <text:p>11</text:p>
          </table:table-cell>
          <table:table-cell table:style-name="ce288" table:content-validation-name="val5"/>
          <table:table-cell table:style-name="ce52" table:content-validation-name="val9" table:formula="of:=IF(ISBLANK([.AE14]);[.AD14];VLOOKUP([.$AE14];[.$Z$3:.$AD$35];5;0))" office:value-type="float" office:value="11" calcext:value-type="float">
            <text:p>11</text:p>
          </table:table-cell>
          <table:table-cell table:style-name="ce229" table:formula="of:=IF([.AF14]=&quot;&quot;;&quot;&quot;;INDEX([BIP39.$A$2:.$A$2049];MATCH([.AF14];[BIP39.$B$2:.$B$2049];0)))" office:value-type="string" office:string-value="accident" calcext:value-type="string">
            <text:p>accident</text:p>
          </table:table-cell>
          <table:table-cell/>
          <table:table-cell table:style-name="ce14" office:value-type="float" office:value="12" calcext:value-type="float">
            <text:p>12</text:p>
          </table:table-cell>
          <table:table-cell table:style-name="ce222" table:content-validation-name="val11" office:value-type="float" office:value="11" calcext:value-type="float">
            <text:p>11</text:p>
          </table:table-cell>
          <table:table-cell table:style-name="ce288" table:content-validation-name="val6"/>
          <table:table-cell table:style-name="ce52" table:formula="of:=IF(AND(ISBLANK([.AJ14]);ISBLANK([.AK14]));&quot;N/A&quot;;IF(ISBLANK([.AK14]);[.AJ14];MOD([.$AJ14]+[.AK14];2048)))" office:value-type="float" office:value="11" calcext:value-type="float">
            <text:p>11</text:p>
          </table:table-cell>
          <table:table-cell table:style-name="ce288" table:content-validation-name="val5"/>
          <table:table-cell table:style-name="ce52" table:content-validation-name="val9" table:formula="of:=IF(ISBLANK([.AM14]);[.AL14];VLOOKUP([.$AM14];[.$AI$3:.$AL$35];4;0))" office:value-type="float" office:value="11" calcext:value-type="float">
            <text:p>11</text:p>
          </table:table-cell>
          <table:table-cell table:style-name="ce229" table:formula="of:=IF([.AN14]=&quot;&quot;;&quot;&quot;;INDEX([BIP39.$A$2:.$A$2049];MATCH([.AN14];[BIP39.$B$2:.$B$2049];0)))" office:value-type="string" office:string-value="accident" calcext:value-type="string">
            <text:p>accident</text:p>
          </table:table-cell>
          <table:table-cell table:number-columns-repeated="16342"/>
        </table:table-row>
        <table:table-row table:style-name="ro1">
          <table:table-cell table:style-name="ce14" office:value-type="float" office:value="13" calcext:value-type="float">
            <text:p>13</text:p>
          </table:table-cell>
          <table:table-cell table:style-name="ce264" table:content-validation-name="val3" office:value-type="string" calcext:value-type="string">
            <text:p>account</text:p>
          </table:table-cell>
          <table:table-cell table:style-name="ce61" table:content-validation-name="val1" table:formula="of:=VLOOKUP([.$B15];[$BIP39.$A$2:.$D$2049];4;0)" office:value-type="string" office:string-value="00C" calcext:value-type="string">
            <text:p>00C</text:p>
          </table:table-cell>
          <table:table-cell table:style-name="ce77" table:formula="of:=VLOOKUP([.$B15];[$BIP39.$A$2:.$B$2049];2;0)" office:value-type="float" office:value="12" calcext:value-type="float">
            <text:p>12</text:p>
          </table:table-cell>
          <table:table-cell table:style-name="ce288" table:content-validation-name="val5" office:value-type="float" office:value="17" calcext:value-type="float">
            <text:p>17</text:p>
          </table:table-cell>
          <table:table-cell table:style-name="ce83" table:formula="of:=IF(ISBLANK([.$E15]);[.$D15];VLOOKUP([.$E15];[.$A$3:.$D$35];4;0))" office:value-type="float" office:value="16" calcext:value-type="float">
            <text:p>16</text:p>
          </table:table-cell>
          <table:table-cell table:style-name="ce288" table:content-validation-name="val6" office:value-type="float" office:value="13" calcext:value-type="float">
            <text:p>13</text:p>
          </table:table-cell>
          <table:table-cell table:style-name="ce98" table:formula="of:=IF(ISBLANK([.$G15]);[.$F15];IF([.D15]=&quot;&quot;;&quot;&quot;;MOD([.$F15]+[.$G15];2048)))" office:value-type="float" office:value="29" calcext:value-type="float">
            <text:p>29</text:p>
          </table:table-cell>
          <table:table-cell table:style-name="ce105" table:formula="of:=IF([.H15]=&quot;&quot;;&quot;&quot;;DEC2HEX([.$H15];3))" office:value-type="string" office:string-value="01D" calcext:value-type="string">
            <text:p>01D</text:p>
          </table:table-cell>
          <table:table-cell table:style-name="ce124" table:formula="of:=IF([.$H15]=&quot;&quot;;&quot;&quot;;CUSTOMDEZINBIN([.$H15];11))" office:value-type="string" office:string-value="00000011101" calcext:value-type="string">
            <text:p>00000011101</text:p>
          </table:table-cell>
          <table:table-cell table:style-name="ce124" table:formula="of:=IF(LEN(MID([.$J$35];(ROW()-3)*8+1; 8))&gt;0; LEFT(MID([.$J$35];(ROW()-3)*8+1; 8) &amp; REPT(&quot;0&quot;;8); 8); &quot;&quot;)" office:value-type="string" office:string-value="11000000" calcext:value-type="string">
            <text:p>11000000</text:p>
          </table:table-cell>
          <table:table-cell table:style-name="ce105" table:formula="of:=IF([.K15]=&quot;&quot;;&quot;&quot;;BIN2HEX([.K15]; 2))" office:value-type="string" office:string-value="C0" calcext:value-type="string">
            <text:p>C0</text:p>
          </table:table-cell>
          <table:covered-table-cell/>
          <table:table-cell table:style-name="ce14" office:value-type="float" office:value="13" calcext:value-type="float">
            <text:p>13</text:p>
          </table:table-cell>
          <table:table-cell table:style-name="ce180" table:content-validation-name="val2" table:formula="of:=MID([.$H$43];(ROW()-3)*2+1; 2)" office:value-type="string" office:string-value="C0" calcext:value-type="string">
            <text:p>C0</text:p>
          </table:table-cell>
          <table:table-cell table:style-name="ce52" table:formula="of:=IF([.$O15]=&quot;&quot;;&quot;&quot;;HEX2BIN([.$O15];8))" office:value-type="string" office:string-value="11000000" calcext:value-type="string">
            <text:p>11000000</text:p>
          </table:table-cell>
          <table:table-cell table:style-name="ce124" table:formula="of:=IF(LEN(MID([.$Q$35];(ROW()-3)*11+1;11))&lt;11;&quot;&quot;;MID([.$Q$35];(ROW()-3)*11+1;11))" office:value-type="string" office:string-value="00000011101" calcext:value-type="string">
            <text:p>00000011101</text:p>
          </table:table-cell>
          <table:table-cell table:style-name="ce224" table:formula="of:=IF([.Q15]=&quot;&quot;;&quot;&quot;;DEC2HEX([.$S15];3))" office:value-type="string" office:string-value="01D" calcext:value-type="string">
            <text:p>01D</text:p>
          </table:table-cell>
          <table:table-cell table:style-name="ce201" table:formula="of:=IF([.$Q15]=&quot;&quot;;&quot;&quot;;BINTODEC([.$Q15]))" office:value-type="float" office:value="29" calcext:value-type="float">
            <text:p>29</text:p>
          </table:table-cell>
          <table:table-cell table:style-name="ce288" table:content-validation-name="val6" office:value-type="float" office:value="-13" calcext:value-type="float">
            <text:p>-13</text:p>
          </table:table-cell>
          <table:table-cell table:style-name="ce52" table:content-validation-name="val1" table:formula="of:=IF(ISBLANK([.T15]);[.S15];MOD([.$S15]+[.T15];2048))" office:value-type="float" office:value="16" calcext:value-type="float">
            <text:p>16</text:p>
          </table:table-cell>
          <table:table-cell table:style-name="ce288" table:content-validation-name="val5" office:value-type="float" office:value="17" calcext:value-type="float">
            <text:p>17</text:p>
          </table:table-cell>
          <table:table-cell table:style-name="ce52" table:content-validation-name="val9" table:formula="of:=IF(ISBLANK([.V15]);[.U15];VLOOKUP([.$V15];[.$N$3:.$V$35];8;0))" office:value-type="float" office:value="12" calcext:value-type="float">
            <text:p>12</text:p>
          </table:table-cell>
          <table:table-cell table:style-name="ce229" table:formula="of:=IF([.W15]=&quot;&quot;;&quot;&quot;;INDEX([BIP39.$A$2:.$A$2049];MATCH([.W15];[BIP39.$B$2:.$B$2049];0)))" office:value-type="string" office:string-value="account" calcext:value-type="string">
            <text:p>account</text:p>
          </table:table-cell>
          <table:table-cell table:style-name="ce235" table:formula="of:=IF([.X15]&lt;&gt;[.B15];&quot;!&quot;;&quot;&quot;)">
            <text:p/>
          </table:table-cell>
          <table:table-cell table:style-name="ce14" office:value-type="float" office:value="13" calcext:value-type="float">
            <text:p>13</text:p>
          </table:table-cell>
          <table:table-cell table:style-name="ce219" table:content-validation-name="val10" office:value-type="string" calcext:value-type="string">
            <text:p>00C</text:p>
          </table:table-cell>
          <table:table-cell table:style-name="ce52" table:formula="of:=IF(ISBLANK([.AA15]);&quot;N/A&quot;;HEX2DEC([.AA15]))" office:value-type="float" office:value="12" calcext:value-type="float">
            <text:p>12</text:p>
          </table:table-cell>
          <table:table-cell table:style-name="ce288" table:content-validation-name="val6"/>
          <table:table-cell table:style-name="ce52" table:formula="of:=IF(ISBLANK([.AC15]);[.AB15];MOD([.$AB15]+[.AC15];2048))" office:value-type="float" office:value="12" calcext:value-type="float">
            <text:p>12</text:p>
          </table:table-cell>
          <table:table-cell table:style-name="ce288" table:content-validation-name="val5"/>
          <table:table-cell table:style-name="ce52" table:content-validation-name="val9" table:formula="of:=IF(ISBLANK([.AE15]);[.AD15];VLOOKUP([.$AE15];[.$Z$3:.$AD$35];5;0))" office:value-type="float" office:value="12" calcext:value-type="float">
            <text:p>12</text:p>
          </table:table-cell>
          <table:table-cell table:style-name="ce229" table:formula="of:=IF([.AF15]=&quot;&quot;;&quot;&quot;;INDEX([BIP39.$A$2:.$A$2049];MATCH([.AF15];[BIP39.$B$2:.$B$2049];0)))" office:value-type="string" office:string-value="account" calcext:value-type="string">
            <text:p>account</text:p>
          </table:table-cell>
          <table:table-cell/>
          <table:table-cell table:style-name="ce14" office:value-type="float" office:value="13" calcext:value-type="float">
            <text:p>13</text:p>
          </table:table-cell>
          <table:table-cell table:style-name="ce222" table:content-validation-name="val11" office:value-type="float" office:value="12" calcext:value-type="float">
            <text:p>12</text:p>
          </table:table-cell>
          <table:table-cell table:style-name="ce288" table:content-validation-name="val6"/>
          <table:table-cell table:style-name="ce52" table:formula="of:=IF(AND(ISBLANK([.AJ15]);ISBLANK([.AK15]));&quot;N/A&quot;;IF(ISBLANK([.AK15]);[.AJ15];MOD([.$AJ15]+[.AK15];2048)))" office:value-type="float" office:value="12" calcext:value-type="float">
            <text:p>12</text:p>
          </table:table-cell>
          <table:table-cell table:style-name="ce288" table:content-validation-name="val5"/>
          <table:table-cell table:style-name="ce52" table:content-validation-name="val9" table:formula="of:=IF(ISBLANK([.AM15]);[.AL15];VLOOKUP([.$AM15];[.$AI$3:.$AL$35];4;0))" office:value-type="float" office:value="12" calcext:value-type="float">
            <text:p>12</text:p>
          </table:table-cell>
          <table:table-cell table:style-name="ce229" table:formula="of:=IF([.AN15]=&quot;&quot;;&quot;&quot;;INDEX([BIP39.$A$2:.$A$2049];MATCH([.AN15];[BIP39.$B$2:.$B$2049];0)))" office:value-type="string" office:string-value="account" calcext:value-type="string">
            <text:p>account</text:p>
          </table:table-cell>
          <table:table-cell table:number-columns-repeated="16342"/>
        </table:table-row>
        <table:table-row table:style-name="ro1">
          <table:table-cell table:style-name="ce14" office:value-type="float" office:value="14" calcext:value-type="float">
            <text:p>14</text:p>
          </table:table-cell>
          <table:table-cell table:style-name="ce264" table:content-validation-name="val3" office:value-type="string" calcext:value-type="string">
            <text:p>accuse</text:p>
          </table:table-cell>
          <table:table-cell table:style-name="ce61" table:content-validation-name="val1" table:formula="of:=VLOOKUP([.$B16];[$BIP39.$A$2:.$D$2049];4;0)" office:value-type="string" office:string-value="00D" calcext:value-type="string">
            <text:p>00D</text:p>
          </table:table-cell>
          <table:table-cell table:style-name="ce77" table:formula="of:=VLOOKUP([.$B16];[$BIP39.$A$2:.$B$2049];2;0)" office:value-type="float" office:value="13" calcext:value-type="float">
            <text:p>13</text:p>
          </table:table-cell>
          <table:table-cell table:style-name="ce288" table:content-validation-name="val5" office:value-type="float" office:value="9" calcext:value-type="float">
            <text:p>9</text:p>
          </table:table-cell>
          <table:table-cell table:style-name="ce83" table:formula="of:=IF(ISBLANK([.$E16]);[.$D16];VLOOKUP([.$E16];[.$A$3:.$D$35];4;0))" office:value-type="float" office:value="8" calcext:value-type="float">
            <text:p>8</text:p>
          </table:table-cell>
          <table:table-cell table:style-name="ce288" table:content-validation-name="val6" office:value-type="float" office:value="14" calcext:value-type="float">
            <text:p>14</text:p>
          </table:table-cell>
          <table:table-cell table:style-name="ce94" table:formula="of:=IF(ISBLANK([.$G16]);[.$F16];IF([.D16]=&quot;&quot;;&quot;&quot;;MOD([.$F16]+[.$G16];2048)))" office:value-type="float" office:value="22" calcext:value-type="float">
            <text:p>22</text:p>
          </table:table-cell>
          <table:table-cell table:style-name="ce104" table:formula="of:=IF([.H16]=&quot;&quot;;&quot;&quot;;DEC2HEX([.$H16];3))" office:value-type="string" office:string-value="016" calcext:value-type="string">
            <text:p>016</text:p>
          </table:table-cell>
          <table:table-cell table:style-name="ce124" table:formula="of:=IF([.$H16]=&quot;&quot;;&quot;&quot;;CUSTOMDEZINBIN([.$H16];11))" office:value-type="string" office:string-value="00000010110" calcext:value-type="string">
            <text:p>00000010110</text:p>
          </table:table-cell>
          <table:table-cell table:style-name="ce124" table:formula="of:=IF(LEN(MID([.$J$35];(ROW()-3)*8+1; 8))&gt;0; LEFT(MID([.$J$35];(ROW()-3)*8+1; 8) &amp; REPT(&quot;0&quot;;8); 8); &quot;&quot;)" office:value-type="string" office:string-value="01010100" calcext:value-type="string">
            <text:p>01010100</text:p>
          </table:table-cell>
          <table:table-cell table:style-name="ce105" table:formula="of:=IF([.K16]=&quot;&quot;;&quot;&quot;;BIN2HEX([.K16]; 2))" office:value-type="string" office:string-value="54" calcext:value-type="string">
            <text:p>54</text:p>
          </table:table-cell>
          <table:covered-table-cell/>
          <table:table-cell table:style-name="ce14" office:value-type="float" office:value="14" calcext:value-type="float">
            <text:p>14</text:p>
          </table:table-cell>
          <table:table-cell table:style-name="ce180" table:content-validation-name="val2" table:formula="of:=MID([.$H$43];(ROW()-3)*2+1; 2)" office:value-type="string" office:string-value="54" calcext:value-type="string">
            <text:p>54</text:p>
          </table:table-cell>
          <table:table-cell table:style-name="ce52" table:formula="of:=IF([.$O16]=&quot;&quot;;&quot;&quot;;HEX2BIN([.$O16];8))" office:value-type="string" office:string-value="01010100" calcext:value-type="string">
            <text:p>01010100</text:p>
          </table:table-cell>
          <table:table-cell table:style-name="ce124" table:formula="of:=IF(LEN(MID([.$Q$35];(ROW()-3)*11+1;11))&lt;11;&quot;&quot;;MID([.$Q$35];(ROW()-3)*11+1;11))" office:value-type="string" office:string-value="00000010110" calcext:value-type="string">
            <text:p>00000010110</text:p>
          </table:table-cell>
          <table:table-cell table:style-name="ce224" table:formula="of:=IF([.Q16]=&quot;&quot;;&quot;&quot;;DEC2HEX([.$S16];3))" office:value-type="string" office:string-value="016" calcext:value-type="string">
            <text:p>016</text:p>
          </table:table-cell>
          <table:table-cell table:style-name="ce201" table:formula="of:=IF([.$Q16]=&quot;&quot;;&quot;&quot;;BINTODEC([.$Q16]))" office:value-type="float" office:value="22" calcext:value-type="float">
            <text:p>22</text:p>
          </table:table-cell>
          <table:table-cell table:style-name="ce288" table:content-validation-name="val6" office:value-type="float" office:value="-14" calcext:value-type="float">
            <text:p>-14</text:p>
          </table:table-cell>
          <table:table-cell table:style-name="ce201" table:content-validation-name="val1" table:formula="of:=IF(ISBLANK([.T16]);[.S16];MOD([.$S16]+[.T16];2048))" office:value-type="float" office:value="8" calcext:value-type="float">
            <text:p>8</text:p>
          </table:table-cell>
          <table:table-cell table:style-name="ce288" table:content-validation-name="val5" office:value-type="float" office:value="9" calcext:value-type="float">
            <text:p>9</text:p>
          </table:table-cell>
          <table:table-cell table:style-name="ce52" table:content-validation-name="val9" table:formula="of:=IF(ISBLANK([.V16]);[.U16];VLOOKUP([.$V16];[.$N$3:.$V$35];8;0))" office:value-type="float" office:value="13" calcext:value-type="float">
            <text:p>13</text:p>
          </table:table-cell>
          <table:table-cell table:style-name="ce229" table:formula="of:=IF([.W16]=&quot;&quot;;&quot;&quot;;INDEX([BIP39.$A$2:.$A$2049];MATCH([.W16];[BIP39.$B$2:.$B$2049];0)))" office:value-type="string" office:string-value="accuse" calcext:value-type="string">
            <text:p>accuse</text:p>
          </table:table-cell>
          <table:table-cell table:style-name="ce235" table:formula="of:=IF([.X16]&lt;&gt;[.B16];&quot;!&quot;;&quot;&quot;)">
            <text:p/>
          </table:table-cell>
          <table:table-cell table:style-name="ce14" office:value-type="float" office:value="14" calcext:value-type="float">
            <text:p>14</text:p>
          </table:table-cell>
          <table:table-cell table:style-name="ce219" table:content-validation-name="val10" office:value-type="string" calcext:value-type="string">
            <text:p>00D</text:p>
          </table:table-cell>
          <table:table-cell table:style-name="ce52" table:formula="of:=IF(ISBLANK([.AA16]);&quot;N/A&quot;;HEX2DEC([.AA16]))" office:value-type="float" office:value="13" calcext:value-type="float">
            <text:p>13</text:p>
          </table:table-cell>
          <table:table-cell table:style-name="ce288" table:content-validation-name="val6"/>
          <table:table-cell table:style-name="ce52" table:formula="of:=IF(ISBLANK([.AC16]);[.AB16];MOD([.$AB16]+[.AC16];2048))" office:value-type="float" office:value="13" calcext:value-type="float">
            <text:p>13</text:p>
          </table:table-cell>
          <table:table-cell table:style-name="ce288" table:content-validation-name="val5"/>
          <table:table-cell table:style-name="ce52" table:content-validation-name="val9" table:formula="of:=IF(ISBLANK([.AE16]);[.AD16];VLOOKUP([.$AE16];[.$Z$3:.$AD$35];5;0))" office:value-type="float" office:value="13" calcext:value-type="float">
            <text:p>13</text:p>
          </table:table-cell>
          <table:table-cell table:style-name="ce229" table:formula="of:=IF([.AF16]=&quot;&quot;;&quot;&quot;;INDEX([BIP39.$A$2:.$A$2049];MATCH([.AF16];[BIP39.$B$2:.$B$2049];0)))" office:value-type="string" office:string-value="accuse" calcext:value-type="string">
            <text:p>accuse</text:p>
          </table:table-cell>
          <table:table-cell/>
          <table:table-cell table:style-name="ce14" office:value-type="float" office:value="14" calcext:value-type="float">
            <text:p>14</text:p>
          </table:table-cell>
          <table:table-cell table:style-name="ce222" table:content-validation-name="val11" office:value-type="float" office:value="13" calcext:value-type="float">
            <text:p>13</text:p>
          </table:table-cell>
          <table:table-cell table:style-name="ce288" table:content-validation-name="val6"/>
          <table:table-cell table:style-name="ce52" table:formula="of:=IF(AND(ISBLANK([.AJ16]);ISBLANK([.AK16]));&quot;N/A&quot;;IF(ISBLANK([.AK16]);[.AJ16];MOD([.$AJ16]+[.AK16];2048)))" office:value-type="float" office:value="13" calcext:value-type="float">
            <text:p>13</text:p>
          </table:table-cell>
          <table:table-cell table:style-name="ce288" table:content-validation-name="val5"/>
          <table:table-cell table:style-name="ce52" table:content-validation-name="val9" table:formula="of:=IF(ISBLANK([.AM16]);[.AL16];VLOOKUP([.$AM16];[.$AI$3:.$AL$35];4;0))" office:value-type="float" office:value="13" calcext:value-type="float">
            <text:p>13</text:p>
          </table:table-cell>
          <table:table-cell table:style-name="ce229" table:formula="of:=IF([.AN16]=&quot;&quot;;&quot;&quot;;INDEX([BIP39.$A$2:.$A$2049];MATCH([.AN16];[BIP39.$B$2:.$B$2049];0)))" office:value-type="string" office:string-value="accuse" calcext:value-type="string">
            <text:p>accuse</text:p>
          </table:table-cell>
          <table:table-cell table:number-columns-repeated="16342"/>
        </table:table-row>
        <table:table-row table:style-name="ro1">
          <table:table-cell table:style-name="ce14" office:value-type="float" office:value="15" calcext:value-type="float">
            <text:p>15</text:p>
          </table:table-cell>
          <table:table-cell table:style-name="ce264" table:content-validation-name="val3" office:value-type="string" calcext:value-type="string">
            <text:p>achieve</text:p>
          </table:table-cell>
          <table:table-cell table:style-name="ce61" table:content-validation-name="val1" table:formula="of:=VLOOKUP([.$B17];[$BIP39.$A$2:.$D$2049];4;0)" office:value-type="string" office:string-value="00E" calcext:value-type="string">
            <text:p>00E</text:p>
          </table:table-cell>
          <table:table-cell table:style-name="ce77" table:formula="of:=VLOOKUP([.$B17];[$BIP39.$A$2:.$B$2049];2;0)" office:value-type="float" office:value="14" calcext:value-type="float">
            <text:p>14</text:p>
          </table:table-cell>
          <table:table-cell table:style-name="ce288" table:content-validation-name="val5" office:value-type="float" office:value="11" calcext:value-type="float">
            <text:p>11</text:p>
          </table:table-cell>
          <table:table-cell table:style-name="ce83" table:formula="of:=IF(ISBLANK([.$E17]);[.$D17];VLOOKUP([.$E17];[.$A$3:.$D$35];4;0))" office:value-type="float" office:value="10" calcext:value-type="float">
            <text:p>10</text:p>
          </table:table-cell>
          <table:table-cell table:style-name="ce288" table:content-validation-name="val6" office:value-type="float" office:value="15" calcext:value-type="float">
            <text:p>15</text:p>
          </table:table-cell>
          <table:table-cell table:style-name="ce94" table:formula="of:=IF(ISBLANK([.$G17]);[.$F17];IF([.D17]=&quot;&quot;;&quot;&quot;;MOD([.$F17]+[.$G17];2048)))" office:value-type="float" office:value="25" calcext:value-type="float">
            <text:p>25</text:p>
          </table:table-cell>
          <table:table-cell table:style-name="ce104" table:formula="of:=IF([.H17]=&quot;&quot;;&quot;&quot;;DEC2HEX([.$H17];3))" office:value-type="string" office:string-value="019" calcext:value-type="string">
            <text:p>019</text:p>
          </table:table-cell>
          <table:table-cell table:style-name="ce124" table:formula="of:=IF([.$H17]=&quot;&quot;;&quot;&quot;;CUSTOMDEZINBIN([.$H17];11))" office:value-type="string" office:string-value="00000011001" calcext:value-type="string">
            <text:p>00000011001</text:p>
          </table:table-cell>
          <table:table-cell table:style-name="ce124" table:formula="of:=IF(LEN(MID([.$J$35];(ROW()-3)*8+1; 8))&gt;0; LEFT(MID([.$J$35];(ROW()-3)*8+1; 8) &amp; REPT(&quot;0&quot;;8); 8); &quot;&quot;)" office:value-type="string" office:string-value="00001100" calcext:value-type="string">
            <text:p>00001100</text:p>
          </table:table-cell>
          <table:table-cell table:style-name="ce105" table:formula="of:=IF([.K17]=&quot;&quot;;&quot;&quot;;BIN2HEX([.K17]; 2))" office:value-type="string" office:string-value="0C" calcext:value-type="string">
            <text:p>0C</text:p>
          </table:table-cell>
          <table:covered-table-cell/>
          <table:table-cell table:style-name="ce14" office:value-type="float" office:value="15" calcext:value-type="float">
            <text:p>15</text:p>
          </table:table-cell>
          <table:table-cell table:style-name="ce180" table:content-validation-name="val2" table:formula="of:=MID([.$H$43];(ROW()-3)*2+1; 2)" office:value-type="string" office:string-value="0C" calcext:value-type="string">
            <text:p>0C</text:p>
          </table:table-cell>
          <table:table-cell table:style-name="ce52" table:formula="of:=IF([.$O17]=&quot;&quot;;&quot;&quot;;HEX2BIN([.$O17];8))" office:value-type="string" office:string-value="00001100" calcext:value-type="string">
            <text:p>00001100</text:p>
          </table:table-cell>
          <table:table-cell table:style-name="ce124" table:formula="of:=IF(LEN(MID([.$Q$35];(ROW()-3)*11+1;11))&lt;11;&quot;&quot;;MID([.$Q$35];(ROW()-3)*11+1;11))" office:value-type="string" office:string-value="00000011001" calcext:value-type="string">
            <text:p>00000011001</text:p>
          </table:table-cell>
          <table:table-cell table:style-name="ce224" table:formula="of:=IF([.Q17]=&quot;&quot;;&quot;&quot;;DEC2HEX([.$S17];3))" office:value-type="string" office:string-value="019" calcext:value-type="string">
            <text:p>019</text:p>
          </table:table-cell>
          <table:table-cell table:style-name="ce201" table:formula="of:=IF([.$Q17]=&quot;&quot;;&quot;&quot;;BINTODEC([.$Q17]))" office:value-type="float" office:value="25" calcext:value-type="float">
            <text:p>25</text:p>
          </table:table-cell>
          <table:table-cell table:style-name="ce288" table:content-validation-name="val6" office:value-type="float" office:value="-15" calcext:value-type="float">
            <text:p>-15</text:p>
          </table:table-cell>
          <table:table-cell table:style-name="ce52" table:content-validation-name="val1" table:formula="of:=IF(ISBLANK([.T17]);[.S17];MOD([.$S17]+[.T17];2048))" office:value-type="float" office:value="10" calcext:value-type="float">
            <text:p>10</text:p>
          </table:table-cell>
          <table:table-cell table:style-name="ce288" table:content-validation-name="val5" office:value-type="float" office:value="11" calcext:value-type="float">
            <text:p>11</text:p>
          </table:table-cell>
          <table:table-cell table:style-name="ce52" table:content-validation-name="val9" table:formula="of:=IF(ISBLANK([.V17]);[.U17];VLOOKUP([.$V17];[.$N$3:.$V$35];8;0))" office:value-type="float" office:value="14" calcext:value-type="float">
            <text:p>14</text:p>
          </table:table-cell>
          <table:table-cell table:style-name="ce229" table:formula="of:=IF([.W17]=&quot;&quot;;&quot;&quot;;INDEX([BIP39.$A$2:.$A$2049];MATCH([.W17];[BIP39.$B$2:.$B$2049];0)))" office:value-type="string" office:string-value="achieve" calcext:value-type="string">
            <text:p>achieve</text:p>
          </table:table-cell>
          <table:table-cell table:style-name="ce235" table:formula="of:=IF([.X17]&lt;&gt;[.B17];&quot;!&quot;;&quot;&quot;)">
            <text:p/>
          </table:table-cell>
          <table:table-cell table:style-name="ce14" office:value-type="float" office:value="15" calcext:value-type="float">
            <text:p>15</text:p>
          </table:table-cell>
          <table:table-cell table:style-name="ce219" table:content-validation-name="val10" office:value-type="string" calcext:value-type="string">
            <text:p>00E</text:p>
          </table:table-cell>
          <table:table-cell table:style-name="ce52" table:formula="of:=IF(ISBLANK([.AA17]);&quot;N/A&quot;;HEX2DEC([.AA17]))" office:value-type="float" office:value="14" calcext:value-type="float">
            <text:p>14</text:p>
          </table:table-cell>
          <table:table-cell table:style-name="ce288" table:content-validation-name="val6"/>
          <table:table-cell table:style-name="ce52" table:formula="of:=IF(ISBLANK([.AC17]);[.AB17];MOD([.$AB17]+[.AC17];2048))" office:value-type="float" office:value="14" calcext:value-type="float">
            <text:p>14</text:p>
          </table:table-cell>
          <table:table-cell table:style-name="ce288" table:content-validation-name="val5"/>
          <table:table-cell table:style-name="ce52" table:content-validation-name="val9" table:formula="of:=IF(ISBLANK([.AE17]);[.AD17];VLOOKUP([.$AE17];[.$Z$3:.$AD$35];5;0))" office:value-type="float" office:value="14" calcext:value-type="float">
            <text:p>14</text:p>
          </table:table-cell>
          <table:table-cell table:style-name="ce229" table:formula="of:=IF([.AF17]=&quot;&quot;;&quot;&quot;;INDEX([BIP39.$A$2:.$A$2049];MATCH([.AF17];[BIP39.$B$2:.$B$2049];0)))" office:value-type="string" office:string-value="achieve" calcext:value-type="string">
            <text:p>achieve</text:p>
          </table:table-cell>
          <table:table-cell/>
          <table:table-cell table:style-name="ce14" office:value-type="float" office:value="15" calcext:value-type="float">
            <text:p>15</text:p>
          </table:table-cell>
          <table:table-cell table:style-name="ce222" table:content-validation-name="val11" office:value-type="float" office:value="14" calcext:value-type="float">
            <text:p>14</text:p>
          </table:table-cell>
          <table:table-cell table:style-name="ce288" table:content-validation-name="val6"/>
          <table:table-cell table:style-name="ce52" table:formula="of:=IF(AND(ISBLANK([.AJ17]);ISBLANK([.AK17]));&quot;N/A&quot;;IF(ISBLANK([.AK17]);[.AJ17];MOD([.$AJ17]+[.AK17];2048)))" office:value-type="float" office:value="14" calcext:value-type="float">
            <text:p>14</text:p>
          </table:table-cell>
          <table:table-cell table:style-name="ce288" table:content-validation-name="val5"/>
          <table:table-cell table:style-name="ce52" table:content-validation-name="val9" table:formula="of:=IF(ISBLANK([.AM17]);[.AL17];VLOOKUP([.$AM17];[.$AI$3:.$AL$35];4;0))" office:value-type="float" office:value="14" calcext:value-type="float">
            <text:p>14</text:p>
          </table:table-cell>
          <table:table-cell table:style-name="ce229" table:formula="of:=IF([.AN17]=&quot;&quot;;&quot;&quot;;INDEX([BIP39.$A$2:.$A$2049];MATCH([.AN17];[BIP39.$B$2:.$B$2049];0)))" office:value-type="string" office:string-value="achieve" calcext:value-type="string">
            <text:p>achieve</text:p>
          </table:table-cell>
          <table:table-cell table:number-columns-repeated="16342"/>
        </table:table-row>
        <table:table-row table:style-name="ro1">
          <table:table-cell table:style-name="ce14" office:value-type="float" office:value="16" calcext:value-type="float">
            <text:p>16</text:p>
          </table:table-cell>
          <table:table-cell table:style-name="ce264" table:content-validation-name="val3" office:value-type="string" calcext:value-type="string">
            <text:p>acid</text:p>
          </table:table-cell>
          <table:table-cell table:style-name="ce61" table:content-validation-name="val1" table:formula="of:=VLOOKUP([.$B18];[$BIP39.$A$2:.$D$2049];4;0)" office:value-type="string" office:string-value="00F" calcext:value-type="string">
            <text:p>00F</text:p>
          </table:table-cell>
          <table:table-cell table:style-name="ce77" table:formula="of:=VLOOKUP([.$B18];[$BIP39.$A$2:.$B$2049];2;0)" office:value-type="float" office:value="15" calcext:value-type="float">
            <text:p>15</text:p>
          </table:table-cell>
          <table:table-cell table:style-name="ce288" table:content-validation-name="val5" office:value-type="float" office:value="6" calcext:value-type="float">
            <text:p>6</text:p>
          </table:table-cell>
          <table:table-cell table:style-name="ce83" table:formula="of:=IF(ISBLANK([.$E18]);[.$D18];VLOOKUP([.$E18];[.$A$3:.$D$35];4;0))" office:value-type="float" office:value="5" calcext:value-type="float">
            <text:p>5</text:p>
          </table:table-cell>
          <table:table-cell table:style-name="ce288" table:content-validation-name="val6" office:value-type="float" office:value="16" calcext:value-type="float">
            <text:p>16</text:p>
          </table:table-cell>
          <table:table-cell table:style-name="ce94" table:formula="of:=IF(ISBLANK([.$G18]);[.$F18];IF([.D18]=&quot;&quot;;&quot;&quot;;MOD([.$F18]+[.$G18];2048)))" office:value-type="float" office:value="21" calcext:value-type="float">
            <text:p>21</text:p>
          </table:table-cell>
          <table:table-cell table:style-name="ce104" table:formula="of:=IF([.H18]=&quot;&quot;;&quot;&quot;;DEC2HEX([.$H18];3))" office:value-type="string" office:string-value="015" calcext:value-type="string">
            <text:p>015</text:p>
          </table:table-cell>
          <table:table-cell table:style-name="ce124" table:formula="of:=IF([.$H18]=&quot;&quot;;&quot;&quot;;CUSTOMDEZINBIN([.$H18];11))" office:value-type="string" office:string-value="00000010101" calcext:value-type="string">
            <text:p>00000010101</text:p>
          </table:table-cell>
          <table:table-cell table:style-name="ce124" table:formula="of:=IF(LEN(MID([.$J$35];(ROW()-3)*8+1; 8))&gt;0; LEFT(MID([.$J$35];(ROW()-3)*8+1; 8) &amp; REPT(&quot;0&quot;;8); 8); &quot;&quot;)" office:value-type="string" office:string-value="10000001" calcext:value-type="string">
            <text:p>10000001</text:p>
          </table:table-cell>
          <table:table-cell table:style-name="ce105" table:formula="of:=IF([.K18]=&quot;&quot;;&quot;&quot;;BIN2HEX([.K18]; 2))" office:value-type="string" office:string-value="81" calcext:value-type="string">
            <text:p>81</text:p>
          </table:table-cell>
          <table:covered-table-cell/>
          <table:table-cell table:style-name="ce14" office:value-type="float" office:value="16" calcext:value-type="float">
            <text:p>16</text:p>
          </table:table-cell>
          <table:table-cell table:style-name="ce180" table:content-validation-name="val2" table:formula="of:=MID([.$H$43];(ROW()-3)*2+1; 2)" office:value-type="string" office:string-value="81" calcext:value-type="string">
            <text:p>81</text:p>
          </table:table-cell>
          <table:table-cell table:style-name="ce52" table:formula="of:=IF([.$O18]=&quot;&quot;;&quot;&quot;;HEX2BIN([.$O18];8))" office:value-type="string" office:string-value="10000001" calcext:value-type="string">
            <text:p>10000001</text:p>
          </table:table-cell>
          <table:table-cell table:style-name="ce124" table:formula="of:=IF(LEN(MID([.$Q$35];(ROW()-3)*11+1;11))&lt;11;&quot;&quot;;MID([.$Q$35];(ROW()-3)*11+1;11))" office:value-type="string" office:string-value="00000010101" calcext:value-type="string">
            <text:p>00000010101</text:p>
          </table:table-cell>
          <table:table-cell table:style-name="ce224" table:formula="of:=IF([.Q18]=&quot;&quot;;&quot;&quot;;DEC2HEX([.$S18];3))" office:value-type="string" office:string-value="015" calcext:value-type="string">
            <text:p>015</text:p>
          </table:table-cell>
          <table:table-cell table:style-name="ce201" table:formula="of:=IF([.$Q18]=&quot;&quot;;&quot;&quot;;BINTODEC([.$Q18]))" office:value-type="float" office:value="21" calcext:value-type="float">
            <text:p>21</text:p>
          </table:table-cell>
          <table:table-cell table:style-name="ce288" table:content-validation-name="val6" office:value-type="float" office:value="-16" calcext:value-type="float">
            <text:p>-16</text:p>
          </table:table-cell>
          <table:table-cell table:style-name="ce52" table:content-validation-name="val1" table:formula="of:=IF(ISBLANK([.T18]);[.S18];MOD([.$S18]+[.T18];2048))" office:value-type="float" office:value="5" calcext:value-type="float">
            <text:p>5</text:p>
          </table:table-cell>
          <table:table-cell table:style-name="ce288" table:content-validation-name="val5" office:value-type="float" office:value="6" calcext:value-type="float">
            <text:p>6</text:p>
          </table:table-cell>
          <table:table-cell table:style-name="ce52" table:content-validation-name="val9" table:formula="of:=IF(ISBLANK([.V18]);[.U18];VLOOKUP([.$V18];[.$N$3:.$V$35];8;0))" office:value-type="float" office:value="15" calcext:value-type="float">
            <text:p>15</text:p>
          </table:table-cell>
          <table:table-cell table:style-name="ce229" table:formula="of:=IF([.W18]=&quot;&quot;;&quot;&quot;;INDEX([BIP39.$A$2:.$A$2049];MATCH([.W18];[BIP39.$B$2:.$B$2049];0)))" office:value-type="string" office:string-value="acid" calcext:value-type="string">
            <text:p>acid</text:p>
          </table:table-cell>
          <table:table-cell table:style-name="ce235" table:formula="of:=IF([.X18]&lt;&gt;[.B18];&quot;!&quot;;&quot;&quot;)">
            <text:p/>
          </table:table-cell>
          <table:table-cell table:style-name="ce14" office:value-type="float" office:value="16" calcext:value-type="float">
            <text:p>16</text:p>
          </table:table-cell>
          <table:table-cell table:style-name="ce219" table:content-validation-name="val10" office:value-type="string" calcext:value-type="string">
            <text:p>00F</text:p>
          </table:table-cell>
          <table:table-cell table:style-name="ce52" table:formula="of:=IF(ISBLANK([.AA18]);&quot;N/A&quot;;HEX2DEC([.AA18]))" office:value-type="float" office:value="15" calcext:value-type="float">
            <text:p>15</text:p>
          </table:table-cell>
          <table:table-cell table:style-name="ce288" table:content-validation-name="val6"/>
          <table:table-cell table:style-name="ce52" table:formula="of:=IF(ISBLANK([.AC18]);[.AB18];MOD([.$AB18]+[.AC18];2048))" office:value-type="float" office:value="15" calcext:value-type="float">
            <text:p>15</text:p>
          </table:table-cell>
          <table:table-cell table:style-name="ce288" table:content-validation-name="val5"/>
          <table:table-cell table:style-name="ce52" table:content-validation-name="val9" table:formula="of:=IF(ISBLANK([.AE18]);[.AD18];VLOOKUP([.$AE18];[.$Z$3:.$AD$35];5;0))" office:value-type="float" office:value="15" calcext:value-type="float">
            <text:p>15</text:p>
          </table:table-cell>
          <table:table-cell table:style-name="ce229" table:formula="of:=IF([.AF18]=&quot;&quot;;&quot;&quot;;INDEX([BIP39.$A$2:.$A$2049];MATCH([.AF18];[BIP39.$B$2:.$B$2049];0)))" office:value-type="string" office:string-value="acid" calcext:value-type="string">
            <text:p>acid</text:p>
          </table:table-cell>
          <table:table-cell/>
          <table:table-cell table:style-name="ce14" office:value-type="float" office:value="16" calcext:value-type="float">
            <text:p>16</text:p>
          </table:table-cell>
          <table:table-cell table:style-name="ce222" table:content-validation-name="val11" office:value-type="float" office:value="15" calcext:value-type="float">
            <text:p>15</text:p>
          </table:table-cell>
          <table:table-cell table:style-name="ce288" table:content-validation-name="val6"/>
          <table:table-cell table:style-name="ce52" table:formula="of:=IF(AND(ISBLANK([.AJ18]);ISBLANK([.AK18]));&quot;N/A&quot;;IF(ISBLANK([.AK18]);[.AJ18];MOD([.$AJ18]+[.AK18];2048)))" office:value-type="float" office:value="15" calcext:value-type="float">
            <text:p>15</text:p>
          </table:table-cell>
          <table:table-cell table:style-name="ce288" table:content-validation-name="val5"/>
          <table:table-cell table:style-name="ce52" table:content-validation-name="val9" table:formula="of:=IF(ISBLANK([.AM18]);[.AL18];VLOOKUP([.$AM18];[.$AI$3:.$AL$35];4;0))" office:value-type="float" office:value="15" calcext:value-type="float">
            <text:p>15</text:p>
          </table:table-cell>
          <table:table-cell table:style-name="ce229" table:formula="of:=IF([.AN18]=&quot;&quot;;&quot;&quot;;INDEX([BIP39.$A$2:.$A$2049];MATCH([.AN18];[BIP39.$B$2:.$B$2049];0)))" office:value-type="string" office:string-value="acid" calcext:value-type="string">
            <text:p>acid</text:p>
          </table:table-cell>
          <table:table-cell table:number-columns-repeated="16342"/>
        </table:table-row>
        <table:table-row table:style-name="ro1">
          <table:table-cell table:style-name="ce14" office:value-type="float" office:value="17" calcext:value-type="float">
            <text:p>17</text:p>
          </table:table-cell>
          <table:table-cell table:style-name="ce264" table:content-validation-name="val3" office:value-type="string" calcext:value-type="string">
            <text:p>acoustic</text:p>
          </table:table-cell>
          <table:table-cell table:style-name="ce61" table:content-validation-name="val1" table:formula="of:=VLOOKUP([.$B19];[$BIP39.$A$2:.$D$2049];4;0)" office:value-type="string" office:string-value="010" calcext:value-type="string">
            <text:p>010</text:p>
          </table:table-cell>
          <table:table-cell table:style-name="ce77" table:formula="of:=VLOOKUP([.$B19];[$BIP39.$A$2:.$B$2049];2;0)" office:value-type="float" office:value="16" calcext:value-type="float">
            <text:p>16</text:p>
          </table:table-cell>
          <table:table-cell table:style-name="ce288" table:content-validation-name="val5" office:value-type="float" office:value="13" calcext:value-type="float">
            <text:p>13</text:p>
          </table:table-cell>
          <table:table-cell table:style-name="ce83" table:formula="of:=IF(ISBLANK([.$E19]);[.$D19];VLOOKUP([.$E19];[.$A$3:.$D$35];4;0))" office:value-type="float" office:value="12" calcext:value-type="float">
            <text:p>12</text:p>
          </table:table-cell>
          <table:table-cell table:style-name="ce288" table:content-validation-name="val6" office:value-type="float" office:value="17" calcext:value-type="float">
            <text:p>17</text:p>
          </table:table-cell>
          <table:table-cell table:style-name="ce94" table:formula="of:=IF(ISBLANK([.$G19]);[.$F19];IF([.D19]=&quot;&quot;;&quot;&quot;;MOD([.$F19]+[.$G19];2048)))" office:value-type="float" office:value="29" calcext:value-type="float">
            <text:p>29</text:p>
          </table:table-cell>
          <table:table-cell table:style-name="ce104" table:formula="of:=IF([.H19]=&quot;&quot;;&quot;&quot;;DEC2HEX([.$H19];3))" office:value-type="string" office:string-value="01D" calcext:value-type="string">
            <text:p>01D</text:p>
          </table:table-cell>
          <table:table-cell table:style-name="ce124" table:formula="of:=IF([.$H19]=&quot;&quot;;&quot;&quot;;CUSTOMDEZINBIN([.$H19];11))" office:value-type="string" office:string-value="00000011101" calcext:value-type="string">
            <text:p>00000011101</text:p>
          </table:table-cell>
          <table:table-cell table:style-name="ce124" table:formula="of:=IF(LEN(MID([.$J$35];(ROW()-3)*8+1; 8))&gt;0; LEFT(MID([.$J$35];(ROW()-3)*8+1; 8) &amp; REPT(&quot;0&quot;;8); 8); &quot;&quot;)" office:value-type="string" office:string-value="01010000" calcext:value-type="string">
            <text:p>01010000</text:p>
          </table:table-cell>
          <table:table-cell table:style-name="ce105" table:formula="of:=IF([.K19]=&quot;&quot;;&quot;&quot;;BIN2HEX([.K19]; 2))" office:value-type="string" office:string-value="50" calcext:value-type="string">
            <text:p>50</text:p>
          </table:table-cell>
          <table:covered-table-cell/>
          <table:table-cell table:style-name="ce14" office:value-type="float" office:value="17" calcext:value-type="float">
            <text:p>17</text:p>
          </table:table-cell>
          <table:table-cell table:style-name="ce180" table:content-validation-name="val2" table:formula="of:=MID([.$H$43];(ROW()-3)*2+1; 2)" office:value-type="string" office:string-value="50" calcext:value-type="string">
            <text:p>50</text:p>
          </table:table-cell>
          <table:table-cell table:style-name="ce52" table:formula="of:=IF([.$O19]=&quot;&quot;;&quot;&quot;;HEX2BIN([.$O19];8))" office:value-type="string" office:string-value="01010000" calcext:value-type="string">
            <text:p>01010000</text:p>
          </table:table-cell>
          <table:table-cell table:style-name="ce124" table:formula="of:=IF(LEN(MID([.$Q$35];(ROW()-3)*11+1;11))&lt;11;&quot;&quot;;MID([.$Q$35];(ROW()-3)*11+1;11))" office:value-type="string" office:string-value="00000011101" calcext:value-type="string">
            <text:p>00000011101</text:p>
          </table:table-cell>
          <table:table-cell table:style-name="ce224" table:formula="of:=IF([.Q19]=&quot;&quot;;&quot;&quot;;DEC2HEX([.$S19];3))" office:value-type="string" office:string-value="01D" calcext:value-type="string">
            <text:p>01D</text:p>
          </table:table-cell>
          <table:table-cell table:style-name="ce201" table:formula="of:=IF([.$Q19]=&quot;&quot;;&quot;&quot;;BINTODEC([.$Q19]))" office:value-type="float" office:value="29" calcext:value-type="float">
            <text:p>29</text:p>
          </table:table-cell>
          <table:table-cell table:style-name="ce288" table:content-validation-name="val6" office:value-type="float" office:value="-17" calcext:value-type="float">
            <text:p>-17</text:p>
          </table:table-cell>
          <table:table-cell table:style-name="ce52" table:content-validation-name="val1" table:formula="of:=IF(ISBLANK([.T19]);[.S19];MOD([.$S19]+[.T19];2048))" office:value-type="float" office:value="12" calcext:value-type="float">
            <text:p>12</text:p>
          </table:table-cell>
          <table:table-cell table:style-name="ce288" table:content-validation-name="val5" office:value-type="float" office:value="13" calcext:value-type="float">
            <text:p>13</text:p>
          </table:table-cell>
          <table:table-cell table:style-name="ce52" table:content-validation-name="val9" table:formula="of:=IF(ISBLANK([.V19]);[.U19];VLOOKUP([.$V19];[.$N$3:.$V$35];8;0))" office:value-type="float" office:value="16" calcext:value-type="float">
            <text:p>16</text:p>
          </table:table-cell>
          <table:table-cell table:style-name="ce229" table:formula="of:=IF([.W19]=&quot;&quot;;&quot;&quot;;INDEX([BIP39.$A$2:.$A$2049];MATCH([.W19];[BIP39.$B$2:.$B$2049];0)))" office:value-type="string" office:string-value="acoustic" calcext:value-type="string">
            <text:p>acoustic</text:p>
          </table:table-cell>
          <table:table-cell table:style-name="ce235" table:formula="of:=IF([.X19]&lt;&gt;[.B19];&quot;!&quot;;&quot;&quot;)">
            <text:p/>
          </table:table-cell>
          <table:table-cell table:style-name="ce14" office:value-type="float" office:value="17" calcext:value-type="float">
            <text:p>17</text:p>
          </table:table-cell>
          <table:table-cell table:style-name="ce219" table:content-validation-name="val10" office:value-type="string" calcext:value-type="string">
            <text:p>010</text:p>
          </table:table-cell>
          <table:table-cell table:style-name="ce52" table:formula="of:=IF(ISBLANK([.AA19]);&quot;N/A&quot;;HEX2DEC([.AA19]))" office:value-type="float" office:value="16" calcext:value-type="float">
            <text:p>16</text:p>
          </table:table-cell>
          <table:table-cell table:style-name="ce288" table:content-validation-name="val6"/>
          <table:table-cell table:style-name="ce52" table:formula="of:=IF(ISBLANK([.AC19]);[.AB19];MOD([.$AB19]+[.AC19];2048))" office:value-type="float" office:value="16" calcext:value-type="float">
            <text:p>16</text:p>
          </table:table-cell>
          <table:table-cell table:style-name="ce288" table:content-validation-name="val5"/>
          <table:table-cell table:style-name="ce52" table:content-validation-name="val9" table:formula="of:=IF(ISBLANK([.AE19]);[.AD19];VLOOKUP([.$AE19];[.$Z$3:.$AD$35];5;0))" office:value-type="float" office:value="16" calcext:value-type="float">
            <text:p>16</text:p>
          </table:table-cell>
          <table:table-cell table:style-name="ce229" table:formula="of:=IF([.AF19]=&quot;&quot;;&quot;&quot;;INDEX([BIP39.$A$2:.$A$2049];MATCH([.AF19];[BIP39.$B$2:.$B$2049];0)))" office:value-type="string" office:string-value="acoustic" calcext:value-type="string">
            <text:p>acoustic</text:p>
          </table:table-cell>
          <table:table-cell/>
          <table:table-cell table:style-name="ce14" office:value-type="float" office:value="17" calcext:value-type="float">
            <text:p>17</text:p>
          </table:table-cell>
          <table:table-cell table:style-name="ce222" table:content-validation-name="val11" office:value-type="float" office:value="16" calcext:value-type="float">
            <text:p>16</text:p>
          </table:table-cell>
          <table:table-cell table:style-name="ce288" table:content-validation-name="val6"/>
          <table:table-cell table:style-name="ce52" table:formula="of:=IF(AND(ISBLANK([.AJ19]);ISBLANK([.AK19]));&quot;N/A&quot;;IF(ISBLANK([.AK19]);[.AJ19];MOD([.$AJ19]+[.AK19];2048)))" office:value-type="float" office:value="16" calcext:value-type="float">
            <text:p>16</text:p>
          </table:table-cell>
          <table:table-cell table:style-name="ce288" table:content-validation-name="val5"/>
          <table:table-cell table:style-name="ce52" table:content-validation-name="val9" table:formula="of:=IF(ISBLANK([.AM19]);[.AL19];VLOOKUP([.$AM19];[.$AI$3:.$AL$35];4;0))" office:value-type="float" office:value="16" calcext:value-type="float">
            <text:p>16</text:p>
          </table:table-cell>
          <table:table-cell table:style-name="ce229" table:formula="of:=IF([.AN19]=&quot;&quot;;&quot;&quot;;INDEX([BIP39.$A$2:.$A$2049];MATCH([.AN19];[BIP39.$B$2:.$B$2049];0)))" office:value-type="string" office:string-value="acoustic" calcext:value-type="string">
            <text:p>acoustic</text:p>
          </table:table-cell>
          <table:table-cell table:number-columns-repeated="16342"/>
        </table:table-row>
        <table:table-row table:style-name="ro1">
          <table:table-cell table:style-name="ce14" office:value-type="float" office:value="18" calcext:value-type="float">
            <text:p>18</text:p>
          </table:table-cell>
          <table:table-cell table:style-name="ce264" table:content-validation-name="val3" office:value-type="string" calcext:value-type="string">
            <text:p>acquire</text:p>
          </table:table-cell>
          <table:table-cell table:style-name="ce61" table:content-validation-name="val1" table:formula="of:=VLOOKUP([.$B20];[$BIP39.$A$2:.$D$2049];4;0)" office:value-type="string" office:string-value="011" calcext:value-type="string">
            <text:p>011</text:p>
          </table:table-cell>
          <table:table-cell table:style-name="ce77" table:formula="of:=VLOOKUP([.$B20];[$BIP39.$A$2:.$B$2049];2;0)" office:value-type="float" office:value="17" calcext:value-type="float">
            <text:p>17</text:p>
          </table:table-cell>
          <table:table-cell table:style-name="ce288" table:content-validation-name="val5" office:value-type="float" office:value="24" calcext:value-type="float">
            <text:p>24</text:p>
          </table:table-cell>
          <table:table-cell table:style-name="ce83" table:formula="of:=IF(ISBLANK([.$E20]);[.$D20];VLOOKUP([.$E20];[.$A$3:.$D$35];4;0))" office:value-type="float" office:value="23" calcext:value-type="float">
            <text:p>23</text:p>
          </table:table-cell>
          <table:table-cell table:style-name="ce288" table:content-validation-name="val6" office:value-type="float" office:value="18" calcext:value-type="float">
            <text:p>18</text:p>
          </table:table-cell>
          <table:table-cell table:style-name="ce94" table:formula="of:=IF(ISBLANK([.$G20]);[.$F20];IF([.D20]=&quot;&quot;;&quot;&quot;;MOD([.$F20]+[.$G20];2048)))" office:value-type="float" office:value="41" calcext:value-type="float">
            <text:p>41</text:p>
          </table:table-cell>
          <table:table-cell table:style-name="ce104" table:formula="of:=IF([.H20]=&quot;&quot;;&quot;&quot;;DEC2HEX([.$H20];3))" office:value-type="string" office:string-value="029" calcext:value-type="string">
            <text:p>029</text:p>
          </table:table-cell>
          <table:table-cell table:style-name="ce124" table:formula="of:=IF([.$H20]=&quot;&quot;;&quot;&quot;;CUSTOMDEZINBIN([.$H20];11))" office:value-type="string" office:string-value="00000101001" calcext:value-type="string">
            <text:p>00000101001</text:p>
          </table:table-cell>
          <table:table-cell table:style-name="ce124" table:formula="of:=IF(LEN(MID([.$J$35];(ROW()-3)*8+1; 8))&gt;0; LEFT(MID([.$J$35];(ROW()-3)*8+1; 8) &amp; REPT(&quot;0&quot;;8); 8); &quot;&quot;)" office:value-type="string" office:string-value="00111010" calcext:value-type="string">
            <text:p>00111010</text:p>
          </table:table-cell>
          <table:table-cell table:style-name="ce105" table:formula="of:=IF([.K20]=&quot;&quot;;&quot;&quot;;BIN2HEX([.K20]; 2))" office:value-type="string" office:string-value="3A" calcext:value-type="string">
            <text:p>3A</text:p>
          </table:table-cell>
          <table:covered-table-cell/>
          <table:table-cell table:style-name="ce14" office:value-type="float" office:value="18" calcext:value-type="float">
            <text:p>18</text:p>
          </table:table-cell>
          <table:table-cell table:style-name="ce180" table:content-validation-name="val2" table:formula="of:=MID([.$H$43];(ROW()-3)*2+1; 2)" office:value-type="string" office:string-value="3A" calcext:value-type="string">
            <text:p>3A</text:p>
          </table:table-cell>
          <table:table-cell table:style-name="ce52" table:formula="of:=IF([.$O20]=&quot;&quot;;&quot;&quot;;HEX2BIN([.$O20];8))" office:value-type="string" office:string-value="00111010" calcext:value-type="string">
            <text:p>00111010</text:p>
          </table:table-cell>
          <table:table-cell table:style-name="ce124" table:formula="of:=IF(LEN(MID([.$Q$35];(ROW()-3)*11+1;11))&lt;11;&quot;&quot;;MID([.$Q$35];(ROW()-3)*11+1;11))" office:value-type="string" office:string-value="00000101001" calcext:value-type="string">
            <text:p>00000101001</text:p>
          </table:table-cell>
          <table:table-cell table:style-name="ce224" table:formula="of:=IF([.Q20]=&quot;&quot;;&quot;&quot;;DEC2HEX([.$S20];3))" office:value-type="string" office:string-value="029" calcext:value-type="string">
            <text:p>029</text:p>
          </table:table-cell>
          <table:table-cell table:style-name="ce201" table:formula="of:=IF([.$Q20]=&quot;&quot;;&quot;&quot;;BINTODEC([.$Q20]))" office:value-type="float" office:value="41" calcext:value-type="float">
            <text:p>41</text:p>
          </table:table-cell>
          <table:table-cell table:style-name="ce288" table:content-validation-name="val6" office:value-type="float" office:value="-18" calcext:value-type="float">
            <text:p>-18</text:p>
          </table:table-cell>
          <table:table-cell table:style-name="ce52" table:content-validation-name="val1" table:formula="of:=IF(ISBLANK([.T20]);[.S20];MOD([.$S20]+[.T20];2048))" office:value-type="float" office:value="23" calcext:value-type="float">
            <text:p>23</text:p>
          </table:table-cell>
          <table:table-cell table:style-name="ce288" table:content-validation-name="val5" office:value-type="float" office:value="24" calcext:value-type="float">
            <text:p>24</text:p>
          </table:table-cell>
          <table:table-cell table:style-name="ce52" table:content-validation-name="val9" table:formula="of:=IF(ISBLANK([.V20]);[.U20];VLOOKUP([.$V20];[.$N$3:.$V$35];8;0))" office:value-type="float" office:value="17" calcext:value-type="float">
            <text:p>17</text:p>
          </table:table-cell>
          <table:table-cell table:style-name="ce229" table:formula="of:=IF([.W20]=&quot;&quot;;&quot;&quot;;INDEX([BIP39.$A$2:.$A$2049];MATCH([.W20];[BIP39.$B$2:.$B$2049];0)))" office:value-type="string" office:string-value="acquire" calcext:value-type="string">
            <text:p>acquire</text:p>
          </table:table-cell>
          <table:table-cell table:style-name="ce235" table:formula="of:=IF([.X20]&lt;&gt;[.B20];&quot;!&quot;;&quot;&quot;)">
            <text:p/>
          </table:table-cell>
          <table:table-cell table:style-name="ce14" office:value-type="float" office:value="18" calcext:value-type="float">
            <text:p>18</text:p>
          </table:table-cell>
          <table:table-cell table:style-name="ce219" table:content-validation-name="val10" office:value-type="string" calcext:value-type="string">
            <text:p>011</text:p>
          </table:table-cell>
          <table:table-cell table:style-name="ce52" table:formula="of:=IF(ISBLANK([.AA20]);&quot;N/A&quot;;HEX2DEC([.AA20]))" office:value-type="float" office:value="17" calcext:value-type="float">
            <text:p>17</text:p>
          </table:table-cell>
          <table:table-cell table:style-name="ce288" table:content-validation-name="val6"/>
          <table:table-cell table:style-name="ce52" table:formula="of:=IF(ISBLANK([.AC20]);[.AB20];MOD([.$AB20]+[.AC20];2048))" office:value-type="float" office:value="17" calcext:value-type="float">
            <text:p>17</text:p>
          </table:table-cell>
          <table:table-cell table:style-name="ce288" table:content-validation-name="val5"/>
          <table:table-cell table:style-name="ce52" table:content-validation-name="val9" table:formula="of:=IF(ISBLANK([.AE20]);[.AD20];VLOOKUP([.$AE20];[.$Z$3:.$AD$35];5;0))" office:value-type="float" office:value="17" calcext:value-type="float">
            <text:p>17</text:p>
          </table:table-cell>
          <table:table-cell table:style-name="ce229" table:formula="of:=IF([.AF20]=&quot;&quot;;&quot;&quot;;INDEX([BIP39.$A$2:.$A$2049];MATCH([.AF20];[BIP39.$B$2:.$B$2049];0)))" office:value-type="string" office:string-value="acquire" calcext:value-type="string">
            <text:p>acquire</text:p>
          </table:table-cell>
          <table:table-cell/>
          <table:table-cell table:style-name="ce14" office:value-type="float" office:value="18" calcext:value-type="float">
            <text:p>18</text:p>
          </table:table-cell>
          <table:table-cell table:style-name="ce222" table:content-validation-name="val11" office:value-type="float" office:value="17" calcext:value-type="float">
            <text:p>17</text:p>
          </table:table-cell>
          <table:table-cell table:style-name="ce288" table:content-validation-name="val6"/>
          <table:table-cell table:style-name="ce52" table:formula="of:=IF(AND(ISBLANK([.AJ20]);ISBLANK([.AK20]));&quot;N/A&quot;;IF(ISBLANK([.AK20]);[.AJ20];MOD([.$AJ20]+[.AK20];2048)))" office:value-type="float" office:value="17" calcext:value-type="float">
            <text:p>17</text:p>
          </table:table-cell>
          <table:table-cell table:style-name="ce288" table:content-validation-name="val5"/>
          <table:table-cell table:style-name="ce52" table:content-validation-name="val9" table:formula="of:=IF(ISBLANK([.AM20]);[.AL20];VLOOKUP([.$AM20];[.$AI$3:.$AL$35];4;0))" office:value-type="float" office:value="17" calcext:value-type="float">
            <text:p>17</text:p>
          </table:table-cell>
          <table:table-cell table:style-name="ce229" table:formula="of:=IF([.AN20]=&quot;&quot;;&quot;&quot;;INDEX([BIP39.$A$2:.$A$2049];MATCH([.AN20];[BIP39.$B$2:.$B$2049];0)))" office:value-type="string" office:string-value="acquire" calcext:value-type="string">
            <text:p>acquire</text:p>
          </table:table-cell>
          <table:table-cell table:number-columns-repeated="16342"/>
        </table:table-row>
        <table:table-row table:style-name="ro1">
          <table:table-cell table:style-name="ce14" office:value-type="float" office:value="19" calcext:value-type="float">
            <text:p>19</text:p>
          </table:table-cell>
          <table:table-cell table:style-name="ce264" table:content-validation-name="val3" office:value-type="string" calcext:value-type="string">
            <text:p>across</text:p>
          </table:table-cell>
          <table:table-cell table:style-name="ce61" table:content-validation-name="val1" table:formula="of:=VLOOKUP([.$B21];[$BIP39.$A$2:.$D$2049];4;0)" office:value-type="string" office:string-value="012" calcext:value-type="string">
            <text:p>012</text:p>
          </table:table-cell>
          <table:table-cell table:style-name="ce77" table:formula="of:=VLOOKUP([.$B21];[$BIP39.$A$2:.$B$2049];2;0)" office:value-type="float" office:value="18" calcext:value-type="float">
            <text:p>18</text:p>
          </table:table-cell>
          <table:table-cell table:style-name="ce288" table:content-validation-name="val5" office:value-type="float" office:value="21" calcext:value-type="float">
            <text:p>21</text:p>
          </table:table-cell>
          <table:table-cell table:style-name="ce83" table:formula="of:=IF(ISBLANK([.$E21]);[.$D21];VLOOKUP([.$E21];[.$A$3:.$D$35];4;0))" office:value-type="float" office:value="20" calcext:value-type="float">
            <text:p>20</text:p>
          </table:table-cell>
          <table:table-cell table:style-name="ce288" table:content-validation-name="val6" office:value-type="float" office:value="19" calcext:value-type="float">
            <text:p>19</text:p>
          </table:table-cell>
          <table:table-cell table:style-name="ce94" table:formula="of:=IF(ISBLANK([.$G21]);[.$F21];IF([.D21]=&quot;&quot;;&quot;&quot;;MOD([.$F21]+[.$G21];2048)))" office:value-type="float" office:value="39" calcext:value-type="float">
            <text:p>39</text:p>
          </table:table-cell>
          <table:table-cell table:style-name="ce104" table:formula="of:=IF([.H21]=&quot;&quot;;&quot;&quot;;DEC2HEX([.$H21];3))" office:value-type="string" office:string-value="027" calcext:value-type="string">
            <text:p>027</text:p>
          </table:table-cell>
          <table:table-cell table:style-name="ce124" table:formula="of:=IF([.$H21]=&quot;&quot;;&quot;&quot;;CUSTOMDEZINBIN([.$H21];11))" office:value-type="string" office:string-value="00000100111" calcext:value-type="string">
            <text:p>00000100111</text:p>
          </table:table-cell>
          <table:table-cell table:style-name="ce124" table:formula="of:=IF(LEN(MID([.$J$35];(ROW()-3)*8+1; 8))&gt;0; LEFT(MID([.$J$35];(ROW()-3)*8+1; 8) &amp; REPT(&quot;0&quot;;8); 8); &quot;&quot;)" office:value-type="string" office:string-value="00000101" calcext:value-type="string">
            <text:p>00000101</text:p>
          </table:table-cell>
          <table:table-cell table:style-name="ce105" table:formula="of:=IF([.K21]=&quot;&quot;;&quot;&quot;;BIN2HEX([.K21]; 2))" office:value-type="string" office:string-value="05" calcext:value-type="string">
            <text:p>05</text:p>
          </table:table-cell>
          <table:covered-table-cell/>
          <table:table-cell table:style-name="ce14" office:value-type="float" office:value="19" calcext:value-type="float">
            <text:p>19</text:p>
          </table:table-cell>
          <table:table-cell table:style-name="ce180" table:content-validation-name="val2" table:formula="of:=MID([.$H$43];(ROW()-3)*2+1; 2)" office:value-type="string" office:string-value="05" calcext:value-type="string">
            <text:p>05</text:p>
          </table:table-cell>
          <table:table-cell table:style-name="ce52" table:formula="of:=IF([.$O21]=&quot;&quot;;&quot;&quot;;HEX2BIN([.$O21];8))" office:value-type="string" office:string-value="00000101" calcext:value-type="string">
            <text:p>00000101</text:p>
          </table:table-cell>
          <table:table-cell table:style-name="ce124" table:formula="of:=IF(LEN(MID([.$Q$35];(ROW()-3)*11+1;11))&lt;11;&quot;&quot;;MID([.$Q$35];(ROW()-3)*11+1;11))" office:value-type="string" office:string-value="00000100111" calcext:value-type="string">
            <text:p>00000100111</text:p>
          </table:table-cell>
          <table:table-cell table:style-name="ce224" table:formula="of:=IF([.Q21]=&quot;&quot;;&quot;&quot;;DEC2HEX([.$S21];3))" office:value-type="string" office:string-value="027" calcext:value-type="string">
            <text:p>027</text:p>
          </table:table-cell>
          <table:table-cell table:style-name="ce201" table:formula="of:=IF([.$Q21]=&quot;&quot;;&quot;&quot;;BINTODEC([.$Q21]))" office:value-type="float" office:value="39" calcext:value-type="float">
            <text:p>39</text:p>
          </table:table-cell>
          <table:table-cell table:style-name="ce288" table:content-validation-name="val6" office:value-type="float" office:value="-19" calcext:value-type="float">
            <text:p>-19</text:p>
          </table:table-cell>
          <table:table-cell table:style-name="ce52" table:content-validation-name="val1" table:formula="of:=IF(ISBLANK([.T21]);[.S21];MOD([.$S21]+[.T21];2048))" office:value-type="float" office:value="20" calcext:value-type="float">
            <text:p>20</text:p>
          </table:table-cell>
          <table:table-cell table:style-name="ce288" table:content-validation-name="val5" office:value-type="float" office:value="21" calcext:value-type="float">
            <text:p>21</text:p>
          </table:table-cell>
          <table:table-cell table:style-name="ce52" table:content-validation-name="val9" table:formula="of:=IF(ISBLANK([.V21]);[.U21];VLOOKUP([.$V21];[.$N$3:.$V$35];8;0))" office:value-type="float" office:value="18" calcext:value-type="float">
            <text:p>18</text:p>
          </table:table-cell>
          <table:table-cell table:style-name="ce229" table:formula="of:=IF([.W21]=&quot;&quot;;&quot;&quot;;INDEX([BIP39.$A$2:.$A$2049];MATCH([.W21];[BIP39.$B$2:.$B$2049];0)))" office:value-type="string" office:string-value="across" calcext:value-type="string">
            <text:p>across</text:p>
          </table:table-cell>
          <table:table-cell table:style-name="ce235" table:formula="of:=IF([.X21]&lt;&gt;[.B21];&quot;!&quot;;&quot;&quot;)">
            <text:p/>
          </table:table-cell>
          <table:table-cell table:style-name="ce14" office:value-type="float" office:value="19" calcext:value-type="float">
            <text:p>19</text:p>
          </table:table-cell>
          <table:table-cell table:style-name="ce219" table:content-validation-name="val10" office:value-type="string" calcext:value-type="string">
            <text:p>012</text:p>
          </table:table-cell>
          <table:table-cell table:style-name="ce52" table:formula="of:=IF(ISBLANK([.AA21]);&quot;N/A&quot;;HEX2DEC([.AA21]))" office:value-type="float" office:value="18" calcext:value-type="float">
            <text:p>18</text:p>
          </table:table-cell>
          <table:table-cell table:style-name="ce288" table:content-validation-name="val6"/>
          <table:table-cell table:style-name="ce52" table:formula="of:=IF(ISBLANK([.AC21]);[.AB21];MOD([.$AB21]+[.AC21];2048))" office:value-type="float" office:value="18" calcext:value-type="float">
            <text:p>18</text:p>
          </table:table-cell>
          <table:table-cell table:style-name="ce288" table:content-validation-name="val5"/>
          <table:table-cell table:style-name="ce52" table:content-validation-name="val9" table:formula="of:=IF(ISBLANK([.AE21]);[.AD21];VLOOKUP([.$AE21];[.$Z$3:.$AD$35];5;0))" office:value-type="float" office:value="18" calcext:value-type="float">
            <text:p>18</text:p>
          </table:table-cell>
          <table:table-cell table:style-name="ce229" table:formula="of:=IF([.AF21]=&quot;&quot;;&quot;&quot;;INDEX([BIP39.$A$2:.$A$2049];MATCH([.AF21];[BIP39.$B$2:.$B$2049];0)))" office:value-type="string" office:string-value="across" calcext:value-type="string">
            <text:p>across</text:p>
          </table:table-cell>
          <table:table-cell/>
          <table:table-cell table:style-name="ce14" office:value-type="float" office:value="19" calcext:value-type="float">
            <text:p>19</text:p>
          </table:table-cell>
          <table:table-cell table:style-name="ce222" table:content-validation-name="val11" office:value-type="float" office:value="18" calcext:value-type="float">
            <text:p>18</text:p>
          </table:table-cell>
          <table:table-cell table:style-name="ce288" table:content-validation-name="val6"/>
          <table:table-cell table:style-name="ce52" table:formula="of:=IF(AND(ISBLANK([.AJ21]);ISBLANK([.AK21]));&quot;N/A&quot;;IF(ISBLANK([.AK21]);[.AJ21];MOD([.$AJ21]+[.AK21];2048)))" office:value-type="float" office:value="18" calcext:value-type="float">
            <text:p>18</text:p>
          </table:table-cell>
          <table:table-cell table:style-name="ce288" table:content-validation-name="val5"/>
          <table:table-cell table:style-name="ce52" table:content-validation-name="val9" table:formula="of:=IF(ISBLANK([.AM21]);[.AL21];VLOOKUP([.$AM21];[.$AI$3:.$AL$35];4;0))" office:value-type="float" office:value="18" calcext:value-type="float">
            <text:p>18</text:p>
          </table:table-cell>
          <table:table-cell table:style-name="ce229" table:formula="of:=IF([.AN21]=&quot;&quot;;&quot;&quot;;INDEX([BIP39.$A$2:.$A$2049];MATCH([.AN21];[BIP39.$B$2:.$B$2049];0)))" office:value-type="string" office:string-value="across" calcext:value-type="string">
            <text:p>across</text:p>
          </table:table-cell>
          <table:table-cell table:number-columns-repeated="16342"/>
        </table:table-row>
        <table:table-row table:style-name="ro1">
          <table:table-cell table:style-name="ce14" office:value-type="float" office:value="20" calcext:value-type="float">
            <text:p>20</text:p>
          </table:table-cell>
          <table:table-cell table:style-name="ce264" table:content-validation-name="val3" office:value-type="string" calcext:value-type="string">
            <text:p>act</text:p>
          </table:table-cell>
          <table:table-cell table:style-name="ce61" table:content-validation-name="val1" table:formula="of:=VLOOKUP([.$B22];[$BIP39.$A$2:.$D$2049];4;0)" office:value-type="string" office:string-value="013" calcext:value-type="string">
            <text:p>013</text:p>
          </table:table-cell>
          <table:table-cell table:style-name="ce77" table:formula="of:=VLOOKUP([.$B22];[$BIP39.$A$2:.$B$2049];2;0)" office:value-type="float" office:value="19" calcext:value-type="float">
            <text:p>19</text:p>
          </table:table-cell>
          <table:table-cell table:style-name="ce288" table:content-validation-name="val5" office:value-type="float" office:value="8" calcext:value-type="float">
            <text:p>8</text:p>
          </table:table-cell>
          <table:table-cell table:style-name="ce83" table:formula="of:=IF(ISBLANK([.$E22]);[.$D22];VLOOKUP([.$E22];[.$A$3:.$D$35];4;0))" office:value-type="float" office:value="7" calcext:value-type="float">
            <text:p>7</text:p>
          </table:table-cell>
          <table:table-cell table:style-name="ce288" table:content-validation-name="val6" office:value-type="float" office:value="20" calcext:value-type="float">
            <text:p>20</text:p>
          </table:table-cell>
          <table:table-cell table:style-name="ce94" table:formula="of:=IF(ISBLANK([.$G22]);[.$F22];IF([.D22]=&quot;&quot;;&quot;&quot;;MOD([.$F22]+[.$G22];2048)))" office:value-type="float" office:value="27" calcext:value-type="float">
            <text:p>27</text:p>
          </table:table-cell>
          <table:table-cell table:style-name="ce104" table:formula="of:=IF([.H22]=&quot;&quot;;&quot;&quot;;DEC2HEX([.$H22];3))" office:value-type="string" office:string-value="01B" calcext:value-type="string">
            <text:p>01B</text:p>
          </table:table-cell>
          <table:table-cell table:style-name="ce124" table:formula="of:=IF([.$H22]=&quot;&quot;;&quot;&quot;;CUSTOMDEZINBIN([.$H22];11))" office:value-type="string" office:string-value="00000011011" calcext:value-type="string">
            <text:p>00000011011</text:p>
          </table:table-cell>
          <table:table-cell table:style-name="ce124" table:formula="of:=IF(LEN(MID([.$J$35];(ROW()-3)*8+1; 8))&gt;0; LEFT(MID([.$J$35];(ROW()-3)*8+1; 8) &amp; REPT(&quot;0&quot;;8); 8); &quot;&quot;)" office:value-type="string" office:string-value="10000000" calcext:value-type="string">
            <text:p>10000000</text:p>
          </table:table-cell>
          <table:table-cell table:style-name="ce105" table:formula="of:=IF([.K22]=&quot;&quot;;&quot;&quot;;BIN2HEX([.K22]; 2))" office:value-type="string" office:string-value="80" calcext:value-type="string">
            <text:p>80</text:p>
          </table:table-cell>
          <table:covered-table-cell/>
          <table:table-cell table:style-name="ce14" office:value-type="float" office:value="20" calcext:value-type="float">
            <text:p>20</text:p>
          </table:table-cell>
          <table:table-cell table:style-name="ce180" table:content-validation-name="val2" table:formula="of:=MID([.$H$43];(ROW()-3)*2+1; 2)" office:value-type="string" office:string-value="80" calcext:value-type="string">
            <text:p>80</text:p>
          </table:table-cell>
          <table:table-cell table:style-name="ce52" table:formula="of:=IF([.$O22]=&quot;&quot;;&quot;&quot;;HEX2BIN([.$O22];8))" office:value-type="string" office:string-value="10000000" calcext:value-type="string">
            <text:p>10000000</text:p>
          </table:table-cell>
          <table:table-cell table:style-name="ce124" table:formula="of:=IF(LEN(MID([.$Q$35];(ROW()-3)*11+1;11))&lt;11;&quot;&quot;;MID([.$Q$35];(ROW()-3)*11+1;11))" office:value-type="string" office:string-value="00000011011" calcext:value-type="string">
            <text:p>00000011011</text:p>
          </table:table-cell>
          <table:table-cell table:style-name="ce224" table:formula="of:=IF([.Q22]=&quot;&quot;;&quot;&quot;;DEC2HEX([.$S22];3))" office:value-type="string" office:string-value="01B" calcext:value-type="string">
            <text:p>01B</text:p>
          </table:table-cell>
          <table:table-cell table:style-name="ce201" table:formula="of:=IF([.$Q22]=&quot;&quot;;&quot;&quot;;BINTODEC([.$Q22]))" office:value-type="float" office:value="27" calcext:value-type="float">
            <text:p>27</text:p>
          </table:table-cell>
          <table:table-cell table:style-name="ce288" table:content-validation-name="val6" office:value-type="float" office:value="-20" calcext:value-type="float">
            <text:p>-20</text:p>
          </table:table-cell>
          <table:table-cell table:style-name="ce52" table:content-validation-name="val1" table:formula="of:=IF(ISBLANK([.T22]);[.S22];MOD([.$S22]+[.T22];2048))" office:value-type="float" office:value="7" calcext:value-type="float">
            <text:p>7</text:p>
          </table:table-cell>
          <table:table-cell table:style-name="ce288" table:content-validation-name="val5" office:value-type="float" office:value="8" calcext:value-type="float">
            <text:p>8</text:p>
          </table:table-cell>
          <table:table-cell table:style-name="ce52" table:content-validation-name="val9" table:formula="of:=IF(ISBLANK([.V22]);[.U22];VLOOKUP([.$V22];[.$N$3:.$V$35];8;0))" office:value-type="float" office:value="19" calcext:value-type="float">
            <text:p>19</text:p>
          </table:table-cell>
          <table:table-cell table:style-name="ce229" table:formula="of:=IF([.W22]=&quot;&quot;;&quot;&quot;;INDEX([BIP39.$A$2:.$A$2049];MATCH([.W22];[BIP39.$B$2:.$B$2049];0)))" office:value-type="string" office:string-value="act" calcext:value-type="string">
            <text:p>act</text:p>
          </table:table-cell>
          <table:table-cell table:style-name="ce235" table:formula="of:=IF([.X22]&lt;&gt;[.B22];&quot;!&quot;;&quot;&quot;)">
            <text:p/>
          </table:table-cell>
          <table:table-cell table:style-name="ce14" office:value-type="float" office:value="20" calcext:value-type="float">
            <text:p>20</text:p>
          </table:table-cell>
          <table:table-cell table:style-name="ce219" table:content-validation-name="val10" office:value-type="string" calcext:value-type="string">
            <text:p>013</text:p>
          </table:table-cell>
          <table:table-cell table:style-name="ce52" table:formula="of:=IF(ISBLANK([.AA22]);&quot;N/A&quot;;HEX2DEC([.AA22]))" office:value-type="float" office:value="19" calcext:value-type="float">
            <text:p>19</text:p>
          </table:table-cell>
          <table:table-cell table:style-name="ce288" table:content-validation-name="val6"/>
          <table:table-cell table:style-name="ce52" table:formula="of:=IF(ISBLANK([.AC22]);[.AB22];MOD([.$AB22]+[.AC22];2048))" office:value-type="float" office:value="19" calcext:value-type="float">
            <text:p>19</text:p>
          </table:table-cell>
          <table:table-cell table:style-name="ce288" table:content-validation-name="val5"/>
          <table:table-cell table:style-name="ce52" table:content-validation-name="val9" table:formula="of:=IF(ISBLANK([.AE22]);[.AD22];VLOOKUP([.$AE22];[.$Z$3:.$AD$35];5;0))" office:value-type="float" office:value="19" calcext:value-type="float">
            <text:p>19</text:p>
          </table:table-cell>
          <table:table-cell table:style-name="ce229" table:formula="of:=IF([.AF22]=&quot;&quot;;&quot;&quot;;INDEX([BIP39.$A$2:.$A$2049];MATCH([.AF22];[BIP39.$B$2:.$B$2049];0)))" office:value-type="string" office:string-value="act" calcext:value-type="string">
            <text:p>act</text:p>
          </table:table-cell>
          <table:table-cell/>
          <table:table-cell table:style-name="ce14" office:value-type="float" office:value="20" calcext:value-type="float">
            <text:p>20</text:p>
          </table:table-cell>
          <table:table-cell table:style-name="ce222" table:content-validation-name="val11" office:value-type="float" office:value="19" calcext:value-type="float">
            <text:p>19</text:p>
          </table:table-cell>
          <table:table-cell table:style-name="ce288" table:content-validation-name="val6"/>
          <table:table-cell table:style-name="ce52" table:formula="of:=IF(AND(ISBLANK([.AJ22]);ISBLANK([.AK22]));&quot;N/A&quot;;IF(ISBLANK([.AK22]);[.AJ22];MOD([.$AJ22]+[.AK22];2048)))" office:value-type="float" office:value="19" calcext:value-type="float">
            <text:p>19</text:p>
          </table:table-cell>
          <table:table-cell table:style-name="ce288" table:content-validation-name="val5"/>
          <table:table-cell table:style-name="ce52" table:content-validation-name="val9" table:formula="of:=IF(ISBLANK([.AM22]);[.AL22];VLOOKUP([.$AM22];[.$AI$3:.$AL$35];4;0))" office:value-type="float" office:value="19" calcext:value-type="float">
            <text:p>19</text:p>
          </table:table-cell>
          <table:table-cell table:style-name="ce229" table:formula="of:=IF([.AN22]=&quot;&quot;;&quot;&quot;;INDEX([BIP39.$A$2:.$A$2049];MATCH([.AN22];[BIP39.$B$2:.$B$2049];0)))" office:value-type="string" office:string-value="act" calcext:value-type="string">
            <text:p>act</text:p>
          </table:table-cell>
          <table:table-cell table:number-columns-repeated="16342"/>
        </table:table-row>
        <table:table-row table:style-name="ro1">
          <table:table-cell table:style-name="ce14" office:value-type="float" office:value="21" calcext:value-type="float">
            <text:p>21</text:p>
          </table:table-cell>
          <table:table-cell table:style-name="ce264" table:content-validation-name="val3" office:value-type="string" calcext:value-type="string">
            <text:p>action</text:p>
          </table:table-cell>
          <table:table-cell table:style-name="ce61" table:content-validation-name="val1" table:formula="of:=VLOOKUP([.$B23];[$BIP39.$A$2:.$D$2049];4;0)" office:value-type="string" office:string-value="014" calcext:value-type="string">
            <text:p>014</text:p>
          </table:table-cell>
          <table:table-cell table:style-name="ce77" table:formula="of:=VLOOKUP([.$B23];[$BIP39.$A$2:.$B$2049];2;0)" office:value-type="float" office:value="20" calcext:value-type="float">
            <text:p>20</text:p>
          </table:table-cell>
          <table:table-cell table:style-name="ce288" table:content-validation-name="val5" office:value-type="float" office:value="19" calcext:value-type="float">
            <text:p>19</text:p>
          </table:table-cell>
          <table:table-cell table:style-name="ce83" table:formula="of:=IF(ISBLANK([.$E23]);[.$D23];VLOOKUP([.$E23];[.$A$3:.$D$35];4;0))" office:value-type="float" office:value="18" calcext:value-type="float">
            <text:p>18</text:p>
          </table:table-cell>
          <table:table-cell table:style-name="ce288" table:content-validation-name="val6" office:value-type="float" office:value="21" calcext:value-type="float">
            <text:p>21</text:p>
          </table:table-cell>
          <table:table-cell table:style-name="ce94" table:formula="of:=IF(ISBLANK([.$G23]);[.$F23];IF([.D23]=&quot;&quot;;&quot;&quot;;MOD([.$F23]+[.$G23];2048)))" office:value-type="float" office:value="39" calcext:value-type="float">
            <text:p>39</text:p>
          </table:table-cell>
          <table:table-cell table:style-name="ce104" table:formula="of:=IF([.H23]=&quot;&quot;;&quot;&quot;;DEC2HEX([.$H23];3))" office:value-type="string" office:string-value="027" calcext:value-type="string">
            <text:p>027</text:p>
          </table:table-cell>
          <table:table-cell table:style-name="ce124" table:formula="of:=IF([.$H23]=&quot;&quot;;&quot;&quot;;CUSTOMDEZINBIN([.$H23];11))" office:value-type="string" office:string-value="00000100111" calcext:value-type="string">
            <text:p>00000100111</text:p>
          </table:table-cell>
          <table:table-cell table:style-name="ce124" table:formula="of:=IF(LEN(MID([.$J$35];(ROW()-3)*8+1; 8))&gt;0; LEFT(MID([.$J$35];(ROW()-3)*8+1; 8) &amp; REPT(&quot;0&quot;;8); 8); &quot;&quot;)" office:value-type="string" office:string-value="11001000" calcext:value-type="string">
            <text:p>11001000</text:p>
          </table:table-cell>
          <table:table-cell table:style-name="ce105" table:formula="of:=IF([.K23]=&quot;&quot;;&quot;&quot;;BIN2HEX([.K23]; 2))" office:value-type="string" office:string-value="C8" calcext:value-type="string">
            <text:p>C8</text:p>
          </table:table-cell>
          <table:covered-table-cell/>
          <table:table-cell table:style-name="ce14" office:value-type="float" office:value="21" calcext:value-type="float">
            <text:p>21</text:p>
          </table:table-cell>
          <table:table-cell table:style-name="ce180" table:content-validation-name="val2" table:formula="of:=MID([.$H$43];(ROW()-3)*2+1; 2)" office:value-type="string" office:string-value="C8" calcext:value-type="string">
            <text:p>C8</text:p>
          </table:table-cell>
          <table:table-cell table:style-name="ce52" table:formula="of:=IF([.$O23]=&quot;&quot;;&quot;&quot;;HEX2BIN([.$O23];8))" office:value-type="string" office:string-value="11001000" calcext:value-type="string">
            <text:p>11001000</text:p>
          </table:table-cell>
          <table:table-cell table:style-name="ce124" table:formula="of:=IF(LEN(MID([.$Q$35];(ROW()-3)*11+1;11))&lt;11;&quot;&quot;;MID([.$Q$35];(ROW()-3)*11+1;11))" office:value-type="string" office:string-value="00000100111" calcext:value-type="string">
            <text:p>00000100111</text:p>
          </table:table-cell>
          <table:table-cell table:style-name="ce224" table:formula="of:=IF([.Q23]=&quot;&quot;;&quot;&quot;;DEC2HEX([.$S23];3))" office:value-type="string" office:string-value="027" calcext:value-type="string">
            <text:p>027</text:p>
          </table:table-cell>
          <table:table-cell table:style-name="ce201" table:formula="of:=IF([.$Q23]=&quot;&quot;;&quot;&quot;;BINTODEC([.$Q23]))" office:value-type="float" office:value="39" calcext:value-type="float">
            <text:p>39</text:p>
          </table:table-cell>
          <table:table-cell table:style-name="ce288" table:content-validation-name="val6" office:value-type="float" office:value="-21" calcext:value-type="float">
            <text:p>-21</text:p>
          </table:table-cell>
          <table:table-cell table:style-name="ce52" table:content-validation-name="val1" table:formula="of:=IF(ISBLANK([.T23]);[.S23];MOD([.$S23]+[.T23];2048))" office:value-type="float" office:value="18" calcext:value-type="float">
            <text:p>18</text:p>
          </table:table-cell>
          <table:table-cell table:style-name="ce288" table:content-validation-name="val5" office:value-type="float" office:value="19" calcext:value-type="float">
            <text:p>19</text:p>
          </table:table-cell>
          <table:table-cell table:style-name="ce52" table:content-validation-name="val9" table:formula="of:=IF(ISBLANK([.V23]);[.U23];VLOOKUP([.$V23];[.$N$3:.$V$35];8;0))" office:value-type="float" office:value="20" calcext:value-type="float">
            <text:p>20</text:p>
          </table:table-cell>
          <table:table-cell table:style-name="ce229" table:formula="of:=IF([.W23]=&quot;&quot;;&quot;&quot;;INDEX([BIP39.$A$2:.$A$2049];MATCH([.W23];[BIP39.$B$2:.$B$2049];0)))" office:value-type="string" office:string-value="action" calcext:value-type="string">
            <text:p>action</text:p>
          </table:table-cell>
          <table:table-cell table:style-name="ce235" table:formula="of:=IF([.X23]&lt;&gt;[.B23];&quot;!&quot;;&quot;&quot;)">
            <text:p/>
          </table:table-cell>
          <table:table-cell table:style-name="ce14" office:value-type="float" office:value="21" calcext:value-type="float">
            <text:p>21</text:p>
          </table:table-cell>
          <table:table-cell table:style-name="ce219" table:content-validation-name="val10" office:value-type="string" calcext:value-type="string">
            <text:p>014</text:p>
          </table:table-cell>
          <table:table-cell table:style-name="ce52" table:formula="of:=IF(ISBLANK([.AA23]);&quot;N/A&quot;;HEX2DEC([.AA23]))" office:value-type="float" office:value="20" calcext:value-type="float">
            <text:p>20</text:p>
          </table:table-cell>
          <table:table-cell table:style-name="ce288" table:content-validation-name="val6"/>
          <table:table-cell table:style-name="ce52" table:formula="of:=IF(ISBLANK([.AC23]);[.AB23];MOD([.$AB23]+[.AC23];2048))" office:value-type="float" office:value="20" calcext:value-type="float">
            <text:p>20</text:p>
          </table:table-cell>
          <table:table-cell table:style-name="ce288" table:content-validation-name="val5"/>
          <table:table-cell table:style-name="ce52" table:content-validation-name="val9" table:formula="of:=IF(ISBLANK([.AE23]);[.AD23];VLOOKUP([.$AE23];[.$Z$3:.$AD$35];5;0))" office:value-type="float" office:value="20" calcext:value-type="float">
            <text:p>20</text:p>
          </table:table-cell>
          <table:table-cell table:style-name="ce229" table:formula="of:=IF([.AF23]=&quot;&quot;;&quot;&quot;;INDEX([BIP39.$A$2:.$A$2049];MATCH([.AF23];[BIP39.$B$2:.$B$2049];0)))" office:value-type="string" office:string-value="action" calcext:value-type="string">
            <text:p>action</text:p>
          </table:table-cell>
          <table:table-cell/>
          <table:table-cell table:style-name="ce14" office:value-type="float" office:value="21" calcext:value-type="float">
            <text:p>21</text:p>
          </table:table-cell>
          <table:table-cell table:style-name="ce222" table:content-validation-name="val11" office:value-type="float" office:value="20" calcext:value-type="float">
            <text:p>20</text:p>
          </table:table-cell>
          <table:table-cell table:style-name="ce288" table:content-validation-name="val6"/>
          <table:table-cell table:style-name="ce52" table:formula="of:=IF(AND(ISBLANK([.AJ23]);ISBLANK([.AK23]));&quot;N/A&quot;;IF(ISBLANK([.AK23]);[.AJ23];MOD([.$AJ23]+[.AK23];2048)))" office:value-type="float" office:value="20" calcext:value-type="float">
            <text:p>20</text:p>
          </table:table-cell>
          <table:table-cell table:style-name="ce288" table:content-validation-name="val5"/>
          <table:table-cell table:style-name="ce52" table:content-validation-name="val9" table:formula="of:=IF(ISBLANK([.AM23]);[.AL23];VLOOKUP([.$AM23];[.$AI$3:.$AL$35];4;0))" office:value-type="float" office:value="20" calcext:value-type="float">
            <text:p>20</text:p>
          </table:table-cell>
          <table:table-cell table:style-name="ce229" table:formula="of:=IF([.AN23]=&quot;&quot;;&quot;&quot;;INDEX([BIP39.$A$2:.$A$2049];MATCH([.AN23];[BIP39.$B$2:.$B$2049];0)))" office:value-type="string" office:string-value="action" calcext:value-type="string">
            <text:p>action</text:p>
          </table:table-cell>
          <table:table-cell table:number-columns-repeated="16342"/>
        </table:table-row>
        <table:table-row table:style-name="ro1">
          <table:table-cell table:style-name="ce14" office:value-type="float" office:value="22" calcext:value-type="float">
            <text:p>22</text:p>
          </table:table-cell>
          <table:table-cell table:style-name="ce264" table:content-validation-name="val3" office:value-type="string" calcext:value-type="string">
            <text:p>actor</text:p>
          </table:table-cell>
          <table:table-cell table:style-name="ce61" table:content-validation-name="val1" table:formula="of:=VLOOKUP([.$B24];[$BIP39.$A$2:.$D$2049];4;0)" office:value-type="string" office:string-value="015" calcext:value-type="string">
            <text:p>015</text:p>
          </table:table-cell>
          <table:table-cell table:style-name="ce77" table:formula="of:=VLOOKUP([.$B24];[$BIP39.$A$2:.$B$2049];2;0)" office:value-type="float" office:value="21" calcext:value-type="float">
            <text:p>21</text:p>
          </table:table-cell>
          <table:table-cell table:style-name="ce288" table:content-validation-name="val5" office:value-type="float" office:value="5" calcext:value-type="float">
            <text:p>5</text:p>
          </table:table-cell>
          <table:table-cell table:style-name="ce83" table:formula="of:=IF(ISBLANK([.$E24]);[.$D24];VLOOKUP([.$E24];[.$A$3:.$D$35];4;0))" office:value-type="float" office:value="4" calcext:value-type="float">
            <text:p>4</text:p>
          </table:table-cell>
          <table:table-cell table:style-name="ce288" table:content-validation-name="val6" office:value-type="float" office:value="22" calcext:value-type="float">
            <text:p>22</text:p>
          </table:table-cell>
          <table:table-cell table:style-name="ce94" table:formula="of:=IF(ISBLANK([.$G24]);[.$F24];IF([.D24]=&quot;&quot;;&quot;&quot;;MOD([.$F24]+[.$G24];2048)))" office:value-type="float" office:value="26" calcext:value-type="float">
            <text:p>26</text:p>
          </table:table-cell>
          <table:table-cell table:style-name="ce104" table:formula="of:=IF([.H24]=&quot;&quot;;&quot;&quot;;DEC2HEX([.$H24];3))" office:value-type="string" office:string-value="01A" calcext:value-type="string">
            <text:p>01A</text:p>
          </table:table-cell>
          <table:table-cell table:style-name="ce124" table:formula="of:=IF([.$H24]=&quot;&quot;;&quot;&quot;;CUSTOMDEZINBIN([.$H24];11))" office:value-type="string" office:string-value="00000011010" calcext:value-type="string">
            <text:p>00000011010</text:p>
          </table:table-cell>
          <table:table-cell table:style-name="ce124" table:formula="of:=IF(LEN(MID([.$J$35];(ROW()-3)*8+1; 8))&gt;0; LEFT(MID([.$J$35];(ROW()-3)*8+1; 8) &amp; REPT(&quot;0&quot;;8); 8); &quot;&quot;)" office:value-type="string" office:string-value="00010101" calcext:value-type="string">
            <text:p>00010101</text:p>
          </table:table-cell>
          <table:table-cell table:style-name="ce105" table:formula="of:=IF([.K24]=&quot;&quot;;&quot;&quot;;BIN2HEX([.K24]; 2))" office:value-type="string" office:string-value="15" calcext:value-type="string">
            <text:p>15</text:p>
          </table:table-cell>
          <table:covered-table-cell/>
          <table:table-cell table:style-name="ce14" office:value-type="float" office:value="22" calcext:value-type="float">
            <text:p>22</text:p>
          </table:table-cell>
          <table:table-cell table:style-name="ce180" table:content-validation-name="val2" table:formula="of:=MID([.$H$43];(ROW()-3)*2+1; 2)" office:value-type="string" office:string-value="15" calcext:value-type="string">
            <text:p>15</text:p>
          </table:table-cell>
          <table:table-cell table:style-name="ce52" table:formula="of:=IF([.$O24]=&quot;&quot;;&quot;&quot;;HEX2BIN([.$O24];8))" office:value-type="string" office:string-value="00010101" calcext:value-type="string">
            <text:p>00010101</text:p>
          </table:table-cell>
          <table:table-cell table:style-name="ce124" table:formula="of:=IF(LEN(MID([.$Q$35];(ROW()-3)*11+1;11))&lt;11;&quot;&quot;;MID([.$Q$35];(ROW()-3)*11+1;11))" office:value-type="string" office:string-value="00000011010" calcext:value-type="string">
            <text:p>00000011010</text:p>
          </table:table-cell>
          <table:table-cell table:style-name="ce224" table:formula="of:=IF([.Q24]=&quot;&quot;;&quot;&quot;;DEC2HEX([.$S24];3))" office:value-type="string" office:string-value="01A" calcext:value-type="string">
            <text:p>01A</text:p>
          </table:table-cell>
          <table:table-cell table:style-name="ce201" table:formula="of:=IF([.$Q24]=&quot;&quot;;&quot;&quot;;BINTODEC([.$Q24]))" office:value-type="float" office:value="26" calcext:value-type="float">
            <text:p>26</text:p>
          </table:table-cell>
          <table:table-cell table:style-name="ce288" table:content-validation-name="val6" office:value-type="float" office:value="-22" calcext:value-type="float">
            <text:p>-22</text:p>
          </table:table-cell>
          <table:table-cell table:style-name="ce52" table:content-validation-name="val1" table:formula="of:=IF(ISBLANK([.T24]);[.S24];MOD([.$S24]+[.T24];2048))" office:value-type="float" office:value="4" calcext:value-type="float">
            <text:p>4</text:p>
          </table:table-cell>
          <table:table-cell table:style-name="ce288" table:content-validation-name="val5" office:value-type="float" office:value="5" calcext:value-type="float">
            <text:p>5</text:p>
          </table:table-cell>
          <table:table-cell table:style-name="ce52" table:content-validation-name="val9" table:formula="of:=IF(ISBLANK([.V24]);[.U24];VLOOKUP([.$V24];[.$N$3:.$V$35];8;0))" office:value-type="float" office:value="21" calcext:value-type="float">
            <text:p>21</text:p>
          </table:table-cell>
          <table:table-cell table:style-name="ce229" table:formula="of:=IF([.W24]=&quot;&quot;;&quot;&quot;;INDEX([BIP39.$A$2:.$A$2049];MATCH([.W24];[BIP39.$B$2:.$B$2049];0)))" office:value-type="string" office:string-value="actor" calcext:value-type="string">
            <text:p>actor</text:p>
          </table:table-cell>
          <table:table-cell table:style-name="ce235" table:formula="of:=IF([.X24]&lt;&gt;[.B24];&quot;!&quot;;&quot;&quot;)">
            <text:p/>
          </table:table-cell>
          <table:table-cell table:style-name="ce14" office:value-type="float" office:value="22" calcext:value-type="float">
            <text:p>22</text:p>
          </table:table-cell>
          <table:table-cell table:style-name="ce219" table:content-validation-name="val10" office:value-type="string" calcext:value-type="string">
            <text:p>015</text:p>
          </table:table-cell>
          <table:table-cell table:style-name="ce52" table:formula="of:=IF(ISBLANK([.AA24]);&quot;N/A&quot;;HEX2DEC([.AA24]))" office:value-type="float" office:value="21" calcext:value-type="float">
            <text:p>21</text:p>
          </table:table-cell>
          <table:table-cell table:style-name="ce288" table:content-validation-name="val6"/>
          <table:table-cell table:style-name="ce52" table:formula="of:=IF(ISBLANK([.AC24]);[.AB24];MOD([.$AB24]+[.AC24];2048))" office:value-type="float" office:value="21" calcext:value-type="float">
            <text:p>21</text:p>
          </table:table-cell>
          <table:table-cell table:style-name="ce288" table:content-validation-name="val5"/>
          <table:table-cell table:style-name="ce52" table:content-validation-name="val9" table:formula="of:=IF(ISBLANK([.AE24]);[.AD24];VLOOKUP([.$AE24];[.$Z$3:.$AD$35];5;0))" office:value-type="float" office:value="21" calcext:value-type="float">
            <text:p>21</text:p>
          </table:table-cell>
          <table:table-cell table:style-name="ce229" table:formula="of:=IF([.AF24]=&quot;&quot;;&quot;&quot;;INDEX([BIP39.$A$2:.$A$2049];MATCH([.AF24];[BIP39.$B$2:.$B$2049];0)))" office:value-type="string" office:string-value="actor" calcext:value-type="string">
            <text:p>actor</text:p>
          </table:table-cell>
          <table:table-cell/>
          <table:table-cell table:style-name="ce14" office:value-type="float" office:value="22" calcext:value-type="float">
            <text:p>22</text:p>
          </table:table-cell>
          <table:table-cell table:style-name="ce222" table:content-validation-name="val11" office:value-type="float" office:value="21" calcext:value-type="float">
            <text:p>21</text:p>
          </table:table-cell>
          <table:table-cell table:style-name="ce288" table:content-validation-name="val6"/>
          <table:table-cell table:style-name="ce52" table:formula="of:=IF(AND(ISBLANK([.AJ24]);ISBLANK([.AK24]));&quot;N/A&quot;;IF(ISBLANK([.AK24]);[.AJ24];MOD([.$AJ24]+[.AK24];2048)))" office:value-type="float" office:value="21" calcext:value-type="float">
            <text:p>21</text:p>
          </table:table-cell>
          <table:table-cell table:style-name="ce288" table:content-validation-name="val5"/>
          <table:table-cell table:style-name="ce52" table:content-validation-name="val9" table:formula="of:=IF(ISBLANK([.AM24]);[.AL24];VLOOKUP([.$AM24];[.$AI$3:.$AL$35];4;0))" office:value-type="float" office:value="21" calcext:value-type="float">
            <text:p>21</text:p>
          </table:table-cell>
          <table:table-cell table:style-name="ce229" table:formula="of:=IF([.AN24]=&quot;&quot;;&quot;&quot;;INDEX([BIP39.$A$2:.$A$2049];MATCH([.AN24];[BIP39.$B$2:.$B$2049];0)))" office:value-type="string" office:string-value="actor" calcext:value-type="string">
            <text:p>actor</text:p>
          </table:table-cell>
          <table:table-cell table:number-columns-repeated="16342"/>
        </table:table-row>
        <table:table-row table:style-name="ro1">
          <table:table-cell table:style-name="ce14" office:value-type="float" office:value="23" calcext:value-type="float">
            <text:p>23</text:p>
          </table:table-cell>
          <table:table-cell table:style-name="ce264" table:content-validation-name="val3" office:value-type="string" calcext:value-type="string">
            <text:p>actress</text:p>
          </table:table-cell>
          <table:table-cell table:style-name="ce61" table:content-validation-name="val1" table:formula="of:=VLOOKUP([.$B25];[$BIP39.$A$2:.$D$2049];4;0)" office:value-type="string" office:string-value="016" calcext:value-type="string">
            <text:p>016</text:p>
          </table:table-cell>
          <table:table-cell table:style-name="ce77" table:formula="of:=VLOOKUP([.$B25];[$BIP39.$A$2:.$B$2049];2;0)" office:value-type="float" office:value="22" calcext:value-type="float">
            <text:p>22</text:p>
          </table:table-cell>
          <table:table-cell table:style-name="ce288" table:content-validation-name="val5" office:value-type="float" office:value="2" calcext:value-type="float">
            <text:p>2</text:p>
          </table:table-cell>
          <table:table-cell table:style-name="ce83" table:formula="of:=IF(ISBLANK([.$E25]);[.$D25];VLOOKUP([.$E25];[.$A$3:.$D$35];4;0))" office:value-type="float" office:value="1" calcext:value-type="float">
            <text:p>1</text:p>
          </table:table-cell>
          <table:table-cell table:style-name="ce288" table:content-validation-name="val6" office:value-type="float" office:value="23" calcext:value-type="float">
            <text:p>23</text:p>
          </table:table-cell>
          <table:table-cell table:style-name="ce94" table:formula="of:=IF(ISBLANK([.$G25]);[.$F25];IF([.D25]=&quot;&quot;;&quot;&quot;;MOD([.$F25]+[.$G25];2048)))" office:value-type="float" office:value="24" calcext:value-type="float">
            <text:p>24</text:p>
          </table:table-cell>
          <table:table-cell table:style-name="ce104" table:formula="of:=IF([.H25]=&quot;&quot;;&quot;&quot;;DEC2HEX([.$H25];3))" office:value-type="string" office:string-value="018" calcext:value-type="string">
            <text:p>018</text:p>
          </table:table-cell>
          <table:table-cell table:style-name="ce124" table:formula="of:=IF([.$H25]=&quot;&quot;;&quot;&quot;;CUSTOMDEZINBIN([.$H25];11))" office:value-type="string" office:string-value="00000011000" calcext:value-type="string">
            <text:p>00000011000</text:p>
          </table:table-cell>
          <table:table-cell table:style-name="ce124" table:formula="of:=IF(LEN(MID([.$J$35];(ROW()-3)*8+1; 8))&gt;0; LEFT(MID([.$J$35];(ROW()-3)*8+1; 8) &amp; REPT(&quot;0&quot;;8); 8); &quot;&quot;)" office:value-type="string" office:string-value="00000011" calcext:value-type="string">
            <text:p>00000011</text:p>
          </table:table-cell>
          <table:table-cell table:style-name="ce105" table:formula="of:=IF([.K25]=&quot;&quot;;&quot;&quot;;BIN2HEX([.K25]; 2))" office:value-type="string" office:string-value="03" calcext:value-type="string">
            <text:p>03</text:p>
          </table:table-cell>
          <table:covered-table-cell/>
          <table:table-cell table:style-name="ce14" office:value-type="float" office:value="23" calcext:value-type="float">
            <text:p>23</text:p>
          </table:table-cell>
          <table:table-cell table:style-name="ce180" table:content-validation-name="val2" table:formula="of:=MID([.$H$43];(ROW()-3)*2+1; 2)" office:value-type="string" office:string-value="03" calcext:value-type="string">
            <text:p>03</text:p>
          </table:table-cell>
          <table:table-cell table:style-name="ce52" table:formula="of:=IF([.$O25]=&quot;&quot;;&quot;&quot;;HEX2BIN([.$O25];8))" office:value-type="string" office:string-value="00000011" calcext:value-type="string">
            <text:p>00000011</text:p>
          </table:table-cell>
          <table:table-cell table:style-name="ce124" table:formula="of:=IF(LEN(MID([.$Q$35];(ROW()-3)*11+1;11))&lt;11;&quot;&quot;;MID([.$Q$35];(ROW()-3)*11+1;11))" office:value-type="string" office:string-value="00000011000" calcext:value-type="string">
            <text:p>00000011000</text:p>
          </table:table-cell>
          <table:table-cell table:style-name="ce224" table:formula="of:=IF([.Q25]=&quot;&quot;;&quot;&quot;;DEC2HEX([.$S25];3))" office:value-type="string" office:string-value="018" calcext:value-type="string">
            <text:p>018</text:p>
          </table:table-cell>
          <table:table-cell table:style-name="ce201" table:formula="of:=IF([.$Q25]=&quot;&quot;;&quot;&quot;;BINTODEC([.$Q25]))" office:value-type="float" office:value="24" calcext:value-type="float">
            <text:p>24</text:p>
          </table:table-cell>
          <table:table-cell table:style-name="ce288" table:content-validation-name="val6" office:value-type="float" office:value="-23" calcext:value-type="float">
            <text:p>-23</text:p>
          </table:table-cell>
          <table:table-cell table:style-name="ce52" table:content-validation-name="val1" table:formula="of:=IF(ISBLANK([.T25]);[.S25];MOD([.$S25]+[.T25];2048))" office:value-type="float" office:value="1" calcext:value-type="float">
            <text:p>1</text:p>
          </table:table-cell>
          <table:table-cell table:style-name="ce288" table:content-validation-name="val5" office:value-type="float" office:value="2" calcext:value-type="float">
            <text:p>2</text:p>
          </table:table-cell>
          <table:table-cell table:style-name="ce52" table:content-validation-name="val9" table:formula="of:=IF(ISBLANK([.V25]);[.U25];VLOOKUP([.$V25];[.$N$3:.$V$35];8;0))" office:value-type="float" office:value="22" calcext:value-type="float">
            <text:p>22</text:p>
          </table:table-cell>
          <table:table-cell table:style-name="ce229" table:formula="of:=IF([.W25]=&quot;&quot;;&quot;&quot;;INDEX([BIP39.$A$2:.$A$2049];MATCH([.W25];[BIP39.$B$2:.$B$2049];0)))" office:value-type="string" office:string-value="actress" calcext:value-type="string">
            <text:p>actress</text:p>
          </table:table-cell>
          <table:table-cell table:style-name="ce235" table:formula="of:=IF([.X25]&lt;&gt;[.B25];&quot;!&quot;;&quot;&quot;)">
            <text:p/>
          </table:table-cell>
          <table:table-cell table:style-name="ce14" office:value-type="float" office:value="23" calcext:value-type="float">
            <text:p>23</text:p>
          </table:table-cell>
          <table:table-cell table:style-name="ce219" table:content-validation-name="val10" office:value-type="string" calcext:value-type="string">
            <text:p>016</text:p>
          </table:table-cell>
          <table:table-cell table:style-name="ce52" table:formula="of:=IF(ISBLANK([.AA25]);&quot;N/A&quot;;HEX2DEC([.AA25]))" office:value-type="float" office:value="22" calcext:value-type="float">
            <text:p>22</text:p>
          </table:table-cell>
          <table:table-cell table:style-name="ce288" table:content-validation-name="val6"/>
          <table:table-cell table:style-name="ce52" table:formula="of:=IF(ISBLANK([.AC25]);[.AB25];MOD([.$AB25]+[.AC25];2048))" office:value-type="float" office:value="22" calcext:value-type="float">
            <text:p>22</text:p>
          </table:table-cell>
          <table:table-cell table:style-name="ce288" table:content-validation-name="val5"/>
          <table:table-cell table:style-name="ce52" table:content-validation-name="val9" table:formula="of:=IF(ISBLANK([.AE25]);[.AD25];VLOOKUP([.$AE25];[.$Z$3:.$AD$35];5;0))" office:value-type="float" office:value="22" calcext:value-type="float">
            <text:p>22</text:p>
          </table:table-cell>
          <table:table-cell table:style-name="ce229" table:formula="of:=IF([.AF25]=&quot;&quot;;&quot;&quot;;INDEX([BIP39.$A$2:.$A$2049];MATCH([.AF25];[BIP39.$B$2:.$B$2049];0)))" office:value-type="string" office:string-value="actress" calcext:value-type="string">
            <text:p>actress</text:p>
          </table:table-cell>
          <table:table-cell/>
          <table:table-cell table:style-name="ce14" office:value-type="float" office:value="23" calcext:value-type="float">
            <text:p>23</text:p>
          </table:table-cell>
          <table:table-cell table:style-name="ce222" table:content-validation-name="val11" office:value-type="float" office:value="22" calcext:value-type="float">
            <text:p>22</text:p>
          </table:table-cell>
          <table:table-cell table:style-name="ce288" table:content-validation-name="val6"/>
          <table:table-cell table:style-name="ce52" table:formula="of:=IF(AND(ISBLANK([.AJ25]);ISBLANK([.AK25]));&quot;N/A&quot;;IF(ISBLANK([.AK25]);[.AJ25];MOD([.$AJ25]+[.AK25];2048)))" office:value-type="float" office:value="22" calcext:value-type="float">
            <text:p>22</text:p>
          </table:table-cell>
          <table:table-cell table:style-name="ce288" table:content-validation-name="val5"/>
          <table:table-cell table:style-name="ce52" table:content-validation-name="val9" table:formula="of:=IF(ISBLANK([.AM25]);[.AL25];VLOOKUP([.$AM25];[.$AI$3:.$AL$35];4;0))" office:value-type="float" office:value="22" calcext:value-type="float">
            <text:p>22</text:p>
          </table:table-cell>
          <table:table-cell table:style-name="ce229" table:formula="of:=IF([.AN25]=&quot;&quot;;&quot;&quot;;INDEX([BIP39.$A$2:.$A$2049];MATCH([.AN25];[BIP39.$B$2:.$B$2049];0)))" office:value-type="string" office:string-value="actress" calcext:value-type="string">
            <text:p>actress</text:p>
          </table:table-cell>
          <table:table-cell table:number-columns-repeated="16342"/>
        </table:table-row>
        <table:table-row table:style-name="ro1">
          <table:table-cell table:style-name="ce14" office:value-type="float" office:value="24" calcext:value-type="float">
            <text:p>24</text:p>
          </table:table-cell>
          <table:table-cell table:style-name="ce49" table:content-validation-name="val4" office:value-type="string" calcext:value-type="string">
            <text:p>actual</text:p>
          </table:table-cell>
          <table:table-cell table:style-name="ce61" table:content-validation-name="val1" table:formula="of:=VLOOKUP([.$B26];[$BIP39.$A$2:.$D$2049];4;0)" office:value-type="string" office:string-value="017" calcext:value-type="string">
            <text:p>017</text:p>
          </table:table-cell>
          <table:table-cell table:style-name="ce77" table:formula="of:=VLOOKUP([.$B26];[$BIP39.$A$2:.$B$2049];2;0)" office:value-type="float" office:value="23" calcext:value-type="float">
            <text:p>23</text:p>
          </table:table-cell>
          <table:table-cell table:style-name="ce288" table:content-validation-name="val5" office:value-type="float" office:value="18" calcext:value-type="float">
            <text:p>18</text:p>
          </table:table-cell>
          <table:table-cell table:style-name="ce84" table:formula="of:=IF(ISBLANK([.$E26]);[.$D26];VLOOKUP([.$E26];[.$A$3:.$D$35];4;0))" office:value-type="float" office:value="17" calcext:value-type="float">
            <text:p>17</text:p>
          </table:table-cell>
          <table:table-cell table:style-name="ce288" table:content-validation-name="val6" office:value-type="float" office:value="2047" calcext:value-type="float">
            <text:p>2047</text:p>
          </table:table-cell>
          <table:table-cell table:style-name="ce99" table:formula="of:=IF(ISBLANK([.$G26]);[.$F26];IF([.D26]=&quot;&quot;;&quot;&quot;;MOD([.$F26]+[.$G26];2048)))" office:value-type="float" office:value="16" calcext:value-type="float">
            <text:p>16</text:p>
          </table:table-cell>
          <table:table-cell table:style-name="ce106" table:formula="of:=IF([.H26]=&quot;&quot;;&quot;&quot;;DEC2HEX([.$H26];3))" office:value-type="string" office:string-value="010" calcext:value-type="string">
            <text:p>010</text:p>
          </table:table-cell>
          <table:table-cell table:style-name="ce125" table:formula="of:=IF([.$H26]=&quot;&quot;;&quot;&quot;;CUSTOMDEZINBIN([.$H26];11))" office:value-type="string" office:string-value="00000010000" calcext:value-type="string">
            <text:p>00000010000</text:p>
          </table:table-cell>
          <table:table-cell table:style-name="ce124" table:formula="of:=IF(LEN(MID([.$J$35];(ROW()-3)*8+1; 8))&gt;0; LEFT(MID([.$J$35];(ROW()-3)*8+1; 8) &amp; REPT(&quot;0&quot;;8); 8); &quot;&quot;)" office:value-type="string" office:string-value="10100000" calcext:value-type="string">
            <text:p>10100000</text:p>
          </table:table-cell>
          <table:table-cell table:style-name="ce105" table:formula="of:=IF([.K26]=&quot;&quot;;&quot;&quot;;BIN2HEX([.K26]; 2))" office:value-type="string" office:string-value="A0" calcext:value-type="string">
            <text:p>A0</text:p>
          </table:table-cell>
          <table:covered-table-cell/>
          <table:table-cell table:style-name="ce14" office:value-type="float" office:value="24" calcext:value-type="float">
            <text:p>24</text:p>
          </table:table-cell>
          <table:table-cell table:style-name="ce180" table:content-validation-name="val2" table:formula="of:=MID([.$H$43];(ROW()-3)*2+1; 2)" office:value-type="string" office:string-value="A0" calcext:value-type="string">
            <text:p>A0</text:p>
          </table:table-cell>
          <table:table-cell table:style-name="ce52" table:formula="of:=IF([.$O26]=&quot;&quot;;&quot;&quot;;HEX2BIN([.$O26];8))" office:value-type="string" office:string-value="10100000" calcext:value-type="string">
            <text:p>10100000</text:p>
          </table:table-cell>
          <table:table-cell table:style-name="ce125" table:formula="of:=IF(LEN(MID([.$Q$35];(ROW()-3)*11+1;11))&lt;11;&quot;&quot;;MID([.$Q$35];(ROW()-3)*11+1;11))" office:value-type="string" office:string-value="00000010000" calcext:value-type="string">
            <text:p>00000010000</text:p>
          </table:table-cell>
          <table:table-cell table:style-name="ce224" table:formula="of:=IF([.Q26]=&quot;&quot;;&quot;&quot;;DEC2HEX([.$S26];3))" office:value-type="string" office:string-value="010" calcext:value-type="string">
            <text:p>010</text:p>
          </table:table-cell>
          <table:table-cell table:style-name="ce227" table:formula="of:=IF([.$Q26]=&quot;&quot;;&quot;&quot;;BINTODEC([.$Q26]))" office:value-type="float" office:value="16" calcext:value-type="float">
            <text:p>16</text:p>
          </table:table-cell>
          <table:table-cell table:style-name="ce288" table:content-validation-name="val6" office:value-type="float" office:value="-2047" calcext:value-type="float">
            <text:p>-2047</text:p>
          </table:table-cell>
          <table:table-cell table:style-name="ce53" table:content-validation-name="val1" table:formula="of:=IF(ISBLANK([.T26]);[.S26];MOD([.$S26]+[.T26];2048))" office:value-type="float" office:value="17" calcext:value-type="float">
            <text:p>17</text:p>
          </table:table-cell>
          <table:table-cell table:style-name="ce288" table:content-validation-name="val5" office:value-type="float" office:value="18" calcext:value-type="float">
            <text:p>18</text:p>
          </table:table-cell>
          <table:table-cell table:style-name="ce53" table:content-validation-name="val9" table:formula="of:=IF(ISBLANK([.V26]);[.U26];VLOOKUP([.$V26];[.$N$3:.$V$35];8;0))" office:value-type="float" office:value="23" calcext:value-type="float">
            <text:p>23</text:p>
          </table:table-cell>
          <table:table-cell table:style-name="ce229" table:formula="of:=IF([.W26]=&quot;&quot;;&quot;&quot;;INDEX([BIP39.$A$2:.$A$2049];MATCH([.W26];[BIP39.$B$2:.$B$2049];0)))" office:value-type="string" office:string-value="actual" calcext:value-type="string">
            <text:p>actual</text:p>
          </table:table-cell>
          <table:table-cell table:style-name="ce235" table:formula="of:=IF([.X26]&lt;&gt;[.B26];&quot;!&quot;;&quot;&quot;)">
            <text:p/>
          </table:table-cell>
          <table:table-cell table:style-name="ce14" office:value-type="float" office:value="24" calcext:value-type="float">
            <text:p>24</text:p>
          </table:table-cell>
          <table:table-cell table:style-name="ce219" table:content-validation-name="val10" office:value-type="string" calcext:value-type="string">
            <text:p>017</text:p>
          </table:table-cell>
          <table:table-cell table:style-name="ce52" table:formula="of:=IF(ISBLANK([.AA26]);&quot;N/A&quot;;HEX2DEC([.AA26]))" office:value-type="float" office:value="23" calcext:value-type="float">
            <text:p>23</text:p>
          </table:table-cell>
          <table:table-cell table:style-name="ce288" table:content-validation-name="val6"/>
          <table:table-cell table:style-name="ce52" table:formula="of:=IF(ISBLANK([.AC26]);[.AB26];MOD([.$AB26]+[.AC26];2048))" office:value-type="float" office:value="23" calcext:value-type="float">
            <text:p>23</text:p>
          </table:table-cell>
          <table:table-cell table:style-name="ce288" table:content-validation-name="val5"/>
          <table:table-cell table:style-name="ce52" table:content-validation-name="val9" table:formula="of:=IF(ISBLANK([.AE26]);[.AD26];VLOOKUP([.$AE26];[.$Z$3:.$AD$35];5;0))" office:value-type="float" office:value="23" calcext:value-type="float">
            <text:p>23</text:p>
          </table:table-cell>
          <table:table-cell table:style-name="ce229" table:formula="of:=IF([.AF26]=&quot;&quot;;&quot;&quot;;INDEX([BIP39.$A$2:.$A$2049];MATCH([.AF26];[BIP39.$B$2:.$B$2049];0)))" office:value-type="string" office:string-value="actual" calcext:value-type="string">
            <text:p>actual</text:p>
          </table:table-cell>
          <table:table-cell/>
          <table:table-cell table:style-name="ce14" office:value-type="float" office:value="24" calcext:value-type="float">
            <text:p>24</text:p>
          </table:table-cell>
          <table:table-cell table:style-name="ce222" table:content-validation-name="val11" office:value-type="float" office:value="23" calcext:value-type="float">
            <text:p>23</text:p>
          </table:table-cell>
          <table:table-cell table:style-name="ce288" table:content-validation-name="val6"/>
          <table:table-cell table:style-name="ce52" table:formula="of:=IF(AND(ISBLANK([.AJ26]);ISBLANK([.AK26]));&quot;N/A&quot;;IF(ISBLANK([.AK26]);[.AJ26];MOD([.$AJ26]+[.AK26];2048)))" office:value-type="float" office:value="23" calcext:value-type="float">
            <text:p>23</text:p>
          </table:table-cell>
          <table:table-cell table:style-name="ce288" table:content-validation-name="val5"/>
          <table:table-cell table:style-name="ce52" table:content-validation-name="val9" table:formula="of:=IF(ISBLANK([.AM26]);[.AL26];VLOOKUP([.$AM26];[.$AI$3:.$AL$35];4;0))" office:value-type="float" office:value="23" calcext:value-type="float">
            <text:p>23</text:p>
          </table:table-cell>
          <table:table-cell table:style-name="ce229" table:formula="of:=IF([.AN26]=&quot;&quot;;&quot;&quot;;INDEX([BIP39.$A$2:.$A$2049];MATCH([.AN26];[BIP39.$B$2:.$B$2049];0)))" office:value-type="string" office:string-value="actual" calcext:value-type="string">
            <text:p>actual</text:p>
          </table:table-cell>
          <table:table-cell table:number-columns-repeated="16342"/>
        </table:table-row>
        <table:table-row table:style-name="ro1">
          <table:table-cell table:style-name="ce14" office:value-type="float" office:value="25" calcext:value-type="float">
            <text:p>25</text:p>
          </table:table-cell>
          <table:table-cell table:style-name="ce50"/>
          <table:table-cell table:style-name="ce50" table:content-validation-name="val1"/>
          <table:table-cell table:style-name="ce50" table:number-columns-repeated="3"/>
          <table:table-cell table:style-name="ce50" table:content-validation-name="val7"/>
          <table:table-cell table:style-name="ce50"/>
          <table:table-cell table:style-name="ce112"/>
          <table:table-cell table:style-name="ce126"/>
          <table:table-cell table:style-name="ce124" table:formula="of:=IF(LEN(MID([.$J$35];(ROW()-3)*8+1; 8))&gt;0; LEFT(MID([.$J$35];(ROW()-3)*8+1; 8) &amp; REPT(&quot;0&quot;;8); 8); &quot;&quot;)" office:value-type="string" office:string-value="10100100" calcext:value-type="string">
            <text:p>10100100</text:p>
          </table:table-cell>
          <table:table-cell table:style-name="ce105" table:formula="of:=IF([.K27]=&quot;&quot;;&quot;&quot;;BIN2HEX([.K27]; 2))" office:value-type="string" office:string-value="A4" calcext:value-type="string">
            <text:p>A4</text:p>
          </table:table-cell>
          <table:covered-table-cell/>
          <table:table-cell table:style-name="ce14" office:value-type="float" office:value="25" calcext:value-type="float">
            <text:p>25</text:p>
          </table:table-cell>
          <table:table-cell table:style-name="ce180" table:content-validation-name="val2" table:formula="of:=MID([.$H$43];(ROW()-3)*2+1; 2)" office:value-type="string" office:string-value="A4" calcext:value-type="string">
            <text:p>A4</text:p>
          </table:table-cell>
          <table:table-cell table:style-name="ce52" table:formula="of:=IF([.$O27]=&quot;&quot;;&quot;&quot;;HEX2BIN([.$O27];8))" office:value-type="string" office:string-value="10100100" calcext:value-type="string">
            <text:p>10100100</text:p>
          </table:table-cell>
          <table:table-cell table:style-name="ce204" table:content-validation-name="val8" table:number-columns-repeated="2"/>
          <table:table-cell table:style-name="ce228"/>
          <table:table-cell table:style-name="ce50" table:content-validation-name="val7" table:number-columns-repeated="2"/>
          <table:table-cell table:style-name="ce50" table:content-validation-name="val5"/>
          <table:table-cell table:style-name="ce50" table:content-validation-name="val9"/>
          <table:table-cell table:style-name="ce230"/>
          <table:table-cell/>
          <table:table-cell table:style-name="ce14" office:value-type="float" office:value="25" calcext:value-type="float">
            <text:p>25</text:p>
          </table:table-cell>
          <table:table-cell table:style-name="ce225"/>
          <table:table-cell table:style-name="ce52" table:formula="of:=IF(ISBLANK([.AA27]);&quot;N/A&quot;;HEX2DEC([.AA27]))" office:value-type="string" office:string-value="N/A" calcext:value-type="string">
            <text:p>N/A</text:p>
          </table:table-cell>
          <table:table-cell table:style-name="ce243"/>
          <table:table-cell table:style-name="ce52" table:formula="of:=IF(ISBLANK([.AC27]);[.AB27];MOD([.$AB27]+[.AC27];2048))" office:value-type="string" office:string-value="N/A" calcext:value-type="string">
            <text:p>N/A</text:p>
          </table:table-cell>
          <table:table-cell table:style-name="ce243" table:content-validation-name="val5"/>
          <table:table-cell table:style-name="ce52" table:content-validation-name="val9" table:formula="of:=IF(ISBLANK([.AE27]);[.AD27];VLOOKUP([.$AE27];[.$Z$3:.$AD$35];5;0))" office:value-type="string" office:string-value="N/A" calcext:value-type="string">
            <text:p>N/A</text:p>
          </table:table-cell>
          <table:table-cell table:style-name="ce229" table:formula="of:=IF([.AF27]=&quot;&quot;;&quot;&quot;;INDEX([BIP39.$A$2:.$A$2049];MATCH([.AF27];[BIP39.$B$2:.$B$2049];0)))" office:value-type="string" office:string-value="" calcext:value-type="error">
            <text:p>#NV</text:p>
          </table:table-cell>
          <table:table-cell/>
          <table:table-cell table:style-name="ce14" office:value-type="float" office:value="25" calcext:value-type="float">
            <text:p>25</text:p>
          </table:table-cell>
          <table:table-cell table:style-name="ce222" table:content-validation-name="val11"/>
          <table:table-cell table:style-name="ce243"/>
          <table:table-cell table:style-name="ce52" table:formula="of:=IF(AND(ISBLANK([.AJ27]);ISBLANK([.AK27]));&quot;N/A&quot;;IF(ISBLANK([.AK27]);[.AJ27];MOD([.$AJ27]+[.AK27];2048)))" office:value-type="string" office:string-value="N/A" calcext:value-type="string">
            <text:p>N/A</text:p>
          </table:table-cell>
          <table:table-cell table:style-name="ce243" table:content-validation-name="val5"/>
          <table:table-cell table:style-name="ce52" table:content-validation-name="val9" table:formula="of:=IF(ISBLANK([.AM27]);[.AL27];VLOOKUP([.$AM27];[.$AI$3:.$AL$35];4;0))" office:value-type="string" office:string-value="N/A" calcext:value-type="string">
            <text:p>N/A</text:p>
          </table:table-cell>
          <table:table-cell table:style-name="ce229" table:formula="of:=IF([.AN27]=&quot;&quot;;&quot;&quot;;INDEX([BIP39.$A$2:.$A$2049];MATCH([.AN27];[BIP39.$B$2:.$B$2049];0)))" office:value-type="string" office:string-value="" calcext:value-type="error">
            <text:p>#NV</text:p>
          </table:table-cell>
          <table:table-cell table:number-columns-repeated="16342"/>
        </table:table-row>
        <table:table-row table:style-name="ro1">
          <table:table-cell table:style-name="ce14" office:value-type="float" office:value="26" calcext:value-type="float">
            <text:p>26</text:p>
          </table:table-cell>
          <table:table-cell table:style-name="ce52"/>
          <table:table-cell table:style-name="ce52" table:content-validation-name="val1"/>
          <table:table-cell table:style-name="ce52" table:number-columns-repeated="3"/>
          <table:table-cell table:style-name="ce52" table:content-validation-name="val7"/>
          <table:table-cell table:style-name="ce52"/>
          <table:table-cell table:style-name="ce114"/>
          <table:table-cell table:style-name="ce124"/>
          <table:table-cell table:style-name="ce124" table:formula="of:=IF(LEN(MID([.$J$35];(ROW()-3)*8+1; 8))&gt;0; LEFT(MID([.$J$35];(ROW()-3)*8+1; 8) &amp; REPT(&quot;0&quot;;8); 8); &quot;&quot;)" office:value-type="string" office:string-value="00010011" calcext:value-type="string">
            <text:p>00010011</text:p>
          </table:table-cell>
          <table:table-cell table:style-name="ce105" table:formula="of:=IF([.K28]=&quot;&quot;;&quot;&quot;;BIN2HEX([.K28]; 2))" office:value-type="string" office:string-value="13" calcext:value-type="string">
            <text:p>13</text:p>
          </table:table-cell>
          <table:covered-table-cell/>
          <table:table-cell table:style-name="ce14" office:value-type="float" office:value="26" calcext:value-type="float">
            <text:p>26</text:p>
          </table:table-cell>
          <table:table-cell table:style-name="ce180" table:content-validation-name="val2" table:formula="of:=MID([.$H$43];(ROW()-3)*2+1; 2)" office:value-type="string" office:string-value="13" calcext:value-type="string">
            <text:p>13</text:p>
          </table:table-cell>
          <table:table-cell table:style-name="ce52" table:formula="of:=IF([.$O28]=&quot;&quot;;&quot;&quot;;HEX2BIN([.$O28];8))" office:value-type="string" office:string-value="00010011" calcext:value-type="string">
            <text:p>00010011</text:p>
          </table:table-cell>
          <table:table-cell table:style-name="ce223" table:content-validation-name="val8" table:number-columns-repeated="2"/>
          <table:table-cell table:style-name="ce201"/>
          <table:table-cell table:style-name="ce52" table:content-validation-name="val7" table:number-columns-repeated="2"/>
          <table:table-cell table:style-name="ce52" table:content-validation-name="val5"/>
          <table:table-cell table:style-name="ce52" table:content-validation-name="val9"/>
          <table:table-cell table:style-name="ce231"/>
          <table:table-cell/>
          <table:table-cell table:style-name="ce14" office:value-type="float" office:value="26" calcext:value-type="float">
            <text:p>26</text:p>
          </table:table-cell>
          <table:table-cell table:style-name="ce225"/>
          <table:table-cell table:style-name="ce52" table:formula="of:=IF(ISBLANK([.AA28]);&quot;N/A&quot;;HEX2DEC([.AA28]))" office:value-type="string" office:string-value="N/A" calcext:value-type="string">
            <text:p>N/A</text:p>
          </table:table-cell>
          <table:table-cell table:style-name="ce243"/>
          <table:table-cell table:style-name="ce52" table:formula="of:=IF(ISBLANK([.AC28]);[.AB28];MOD([.$AB28]+[.AC28];2048))" office:value-type="string" office:string-value="N/A" calcext:value-type="string">
            <text:p>N/A</text:p>
          </table:table-cell>
          <table:table-cell table:style-name="ce243" table:content-validation-name="val5"/>
          <table:table-cell table:style-name="ce52" table:content-validation-name="val9" table:formula="of:=IF(ISBLANK([.AE28]);[.AD28];VLOOKUP([.$AE28];[.$Z$3:.$AD$35];5;0))" office:value-type="string" office:string-value="N/A" calcext:value-type="string">
            <text:p>N/A</text:p>
          </table:table-cell>
          <table:table-cell table:style-name="ce229" table:formula="of:=IF([.AF28]=&quot;&quot;;&quot;&quot;;INDEX([BIP39.$A$2:.$A$2049];MATCH([.AF28];[BIP39.$B$2:.$B$2049];0)))" office:value-type="string" office:string-value="" calcext:value-type="error">
            <text:p>#NV</text:p>
          </table:table-cell>
          <table:table-cell/>
          <table:table-cell table:style-name="ce14" office:value-type="float" office:value="26" calcext:value-type="float">
            <text:p>26</text:p>
          </table:table-cell>
          <table:table-cell table:style-name="ce222" table:content-validation-name="val11"/>
          <table:table-cell table:style-name="ce243"/>
          <table:table-cell table:style-name="ce52" table:formula="of:=IF(AND(ISBLANK([.AJ28]);ISBLANK([.AK28]));&quot;N/A&quot;;IF(ISBLANK([.AK28]);[.AJ28];MOD([.$AJ28]+[.AK28];2048)))" office:value-type="string" office:string-value="N/A" calcext:value-type="string">
            <text:p>N/A</text:p>
          </table:table-cell>
          <table:table-cell table:style-name="ce243" table:content-validation-name="val5"/>
          <table:table-cell table:style-name="ce52" table:content-validation-name="val9" table:formula="of:=IF(ISBLANK([.AM28]);[.AL28];VLOOKUP([.$AM28];[.$AI$3:.$AL$35];4;0))" office:value-type="string" office:string-value="N/A" calcext:value-type="string">
            <text:p>N/A</text:p>
          </table:table-cell>
          <table:table-cell table:style-name="ce229" table:formula="of:=IF([.AN28]=&quot;&quot;;&quot;&quot;;INDEX([BIP39.$A$2:.$A$2049];MATCH([.AN28];[BIP39.$B$2:.$B$2049];0)))" office:value-type="string" office:string-value="" calcext:value-type="error">
            <text:p>#NV</text:p>
          </table:table-cell>
          <table:table-cell table:number-columns-repeated="16342"/>
        </table:table-row>
        <table:table-row table:style-name="ro1">
          <table:table-cell table:style-name="ce14" office:value-type="float" office:value="27" calcext:value-type="float">
            <text:p>27</text:p>
          </table:table-cell>
          <table:table-cell table:style-name="ce52"/>
          <table:table-cell table:style-name="ce52" table:content-validation-name="val1"/>
          <table:table-cell table:style-name="ce52" table:number-columns-repeated="3"/>
          <table:table-cell table:style-name="ce52" table:content-validation-name="val7"/>
          <table:table-cell table:style-name="ce52"/>
          <table:table-cell table:style-name="ce114"/>
          <table:table-cell table:style-name="ce124"/>
          <table:table-cell table:style-name="ce124" table:formula="of:=IF(LEN(MID([.$J$35];(ROW()-3)*8+1; 8))&gt;0; LEFT(MID([.$J$35];(ROW()-3)*8+1; 8) &amp; REPT(&quot;0&quot;;8); 8); &quot;&quot;)" office:value-type="string" office:string-value="10000001" calcext:value-type="string">
            <text:p>10000001</text:p>
          </table:table-cell>
          <table:table-cell table:style-name="ce105" table:formula="of:=IF([.K29]=&quot;&quot;;&quot;&quot;;BIN2HEX([.K29]; 2))" office:value-type="string" office:string-value="81" calcext:value-type="string">
            <text:p>81</text:p>
          </table:table-cell>
          <table:covered-table-cell/>
          <table:table-cell table:style-name="ce14" office:value-type="float" office:value="27" calcext:value-type="float">
            <text:p>27</text:p>
          </table:table-cell>
          <table:table-cell table:style-name="ce180" table:content-validation-name="val2" table:formula="of:=MID([.$H$43];(ROW()-3)*2+1; 2)" office:value-type="string" office:string-value="81" calcext:value-type="string">
            <text:p>81</text:p>
          </table:table-cell>
          <table:table-cell table:style-name="ce52" table:formula="of:=IF([.$O29]=&quot;&quot;;&quot;&quot;;HEX2BIN([.$O29];8))" office:value-type="string" office:string-value="10000001" calcext:value-type="string">
            <text:p>10000001</text:p>
          </table:table-cell>
          <table:table-cell table:style-name="ce223" table:content-validation-name="val8" table:number-columns-repeated="2"/>
          <table:table-cell table:style-name="ce201"/>
          <table:table-cell table:style-name="ce52" table:content-validation-name="val7" table:number-columns-repeated="2"/>
          <table:table-cell table:style-name="ce52" table:content-validation-name="val5"/>
          <table:table-cell table:style-name="ce52" table:content-validation-name="val9"/>
          <table:table-cell table:style-name="ce231"/>
          <table:table-cell/>
          <table:table-cell table:style-name="ce14" office:value-type="float" office:value="27" calcext:value-type="float">
            <text:p>27</text:p>
          </table:table-cell>
          <table:table-cell table:style-name="ce225"/>
          <table:table-cell table:style-name="ce52" table:formula="of:=IF(ISBLANK([.AA29]);&quot;N/A&quot;;HEX2DEC([.AA29]))" office:value-type="string" office:string-value="N/A" calcext:value-type="string">
            <text:p>N/A</text:p>
          </table:table-cell>
          <table:table-cell table:style-name="ce243"/>
          <table:table-cell table:style-name="ce52" table:formula="of:=IF(ISBLANK([.AC29]);[.AB29];MOD([.$AB29]+[.AC29];2048))" office:value-type="string" office:string-value="N/A" calcext:value-type="string">
            <text:p>N/A</text:p>
          </table:table-cell>
          <table:table-cell table:style-name="ce243" table:content-validation-name="val5"/>
          <table:table-cell table:style-name="ce52" table:content-validation-name="val9" table:formula="of:=IF(ISBLANK([.AE29]);[.AD29];VLOOKUP([.$AE29];[.$Z$3:.$AD$35];5;0))" office:value-type="string" office:string-value="N/A" calcext:value-type="string">
            <text:p>N/A</text:p>
          </table:table-cell>
          <table:table-cell table:style-name="ce229" table:formula="of:=IF([.AF29]=&quot;&quot;;&quot;&quot;;INDEX([BIP39.$A$2:.$A$2049];MATCH([.AF29];[BIP39.$B$2:.$B$2049];0)))" office:value-type="string" office:string-value="" calcext:value-type="error">
            <text:p>#NV</text:p>
          </table:table-cell>
          <table:table-cell/>
          <table:table-cell table:style-name="ce14" office:value-type="float" office:value="27" calcext:value-type="float">
            <text:p>27</text:p>
          </table:table-cell>
          <table:table-cell table:style-name="ce222" table:content-validation-name="val11"/>
          <table:table-cell table:style-name="ce243"/>
          <table:table-cell table:style-name="ce52" table:formula="of:=IF(AND(ISBLANK([.AJ29]);ISBLANK([.AK29]));&quot;N/A&quot;;IF(ISBLANK([.AK29]);[.AJ29];MOD([.$AJ29]+[.AK29];2048)))" office:value-type="string" office:string-value="N/A" calcext:value-type="string">
            <text:p>N/A</text:p>
          </table:table-cell>
          <table:table-cell table:style-name="ce243" table:content-validation-name="val5"/>
          <table:table-cell table:style-name="ce52" table:content-validation-name="val9" table:formula="of:=IF(ISBLANK([.AM29]);[.AL29];VLOOKUP([.$AM29];[.$AI$3:.$AL$35];4;0))" office:value-type="string" office:string-value="N/A" calcext:value-type="string">
            <text:p>N/A</text:p>
          </table:table-cell>
          <table:table-cell table:style-name="ce229" table:formula="of:=IF([.AN29]=&quot;&quot;;&quot;&quot;;INDEX([BIP39.$A$2:.$A$2049];MATCH([.AN29];[BIP39.$B$2:.$B$2049];0)))" office:value-type="string" office:string-value="" calcext:value-type="error">
            <text:p>#NV</text:p>
          </table:table-cell>
          <table:table-cell table:number-columns-repeated="16342"/>
        </table:table-row>
        <table:table-row table:style-name="ro1">
          <table:table-cell table:style-name="ce14" office:value-type="float" office:value="28" calcext:value-type="float">
            <text:p>28</text:p>
          </table:table-cell>
          <table:table-cell table:style-name="ce52"/>
          <table:table-cell table:style-name="ce52" table:content-validation-name="val1"/>
          <table:table-cell table:style-name="ce52" table:number-columns-repeated="3"/>
          <table:table-cell table:style-name="ce52" table:content-validation-name="val7"/>
          <table:table-cell table:style-name="ce52"/>
          <table:table-cell table:style-name="ce114"/>
          <table:table-cell table:style-name="ce124"/>
          <table:table-cell table:style-name="ce124" table:formula="of:=IF(LEN(MID([.$J$35];(ROW()-3)*8+1; 8))&gt;0; LEFT(MID([.$J$35];(ROW()-3)*8+1; 8) &amp; REPT(&quot;0&quot;;8); 8); &quot;&quot;)" office:value-type="string" office:string-value="10110000" calcext:value-type="string">
            <text:p>10110000</text:p>
          </table:table-cell>
          <table:table-cell table:style-name="ce105" table:formula="of:=IF([.K30]=&quot;&quot;;&quot;&quot;;BIN2HEX([.K30]; 2))" office:value-type="string" office:string-value="B0" calcext:value-type="string">
            <text:p>B0</text:p>
          </table:table-cell>
          <table:covered-table-cell/>
          <table:table-cell table:style-name="ce14" office:value-type="float" office:value="28" calcext:value-type="float">
            <text:p>28</text:p>
          </table:table-cell>
          <table:table-cell table:style-name="ce180" table:content-validation-name="val2" table:formula="of:=MID([.$H$43];(ROW()-3)*2+1; 2)" office:value-type="string" office:string-value="B0" calcext:value-type="string">
            <text:p>B0</text:p>
          </table:table-cell>
          <table:table-cell table:style-name="ce52" table:formula="of:=IF([.$O30]=&quot;&quot;;&quot;&quot;;HEX2BIN([.$O30];8))" office:value-type="string" office:string-value="10110000" calcext:value-type="string">
            <text:p>10110000</text:p>
          </table:table-cell>
          <table:table-cell table:style-name="ce223" table:content-validation-name="val8" table:number-columns-repeated="2"/>
          <table:table-cell table:style-name="ce201"/>
          <table:table-cell table:style-name="ce52" table:content-validation-name="val7" table:number-columns-repeated="2"/>
          <table:table-cell table:style-name="ce52" table:content-validation-name="val5"/>
          <table:table-cell table:style-name="ce52" table:content-validation-name="val9"/>
          <table:table-cell table:style-name="ce231"/>
          <table:table-cell/>
          <table:table-cell table:style-name="ce14" office:value-type="float" office:value="28" calcext:value-type="float">
            <text:p>28</text:p>
          </table:table-cell>
          <table:table-cell table:style-name="ce225"/>
          <table:table-cell table:style-name="ce52" table:formula="of:=IF(ISBLANK([.AA30]);&quot;N/A&quot;;HEX2DEC([.AA30]))" office:value-type="string" office:string-value="N/A" calcext:value-type="string">
            <text:p>N/A</text:p>
          </table:table-cell>
          <table:table-cell table:style-name="ce243"/>
          <table:table-cell table:style-name="ce52" table:formula="of:=IF(ISBLANK([.AC30]);[.AB30];MOD([.$AB30]+[.AC30];2048))" office:value-type="string" office:string-value="N/A" calcext:value-type="string">
            <text:p>N/A</text:p>
          </table:table-cell>
          <table:table-cell table:style-name="ce243" table:content-validation-name="val5"/>
          <table:table-cell table:style-name="ce52" table:content-validation-name="val9" table:formula="of:=IF(ISBLANK([.AE30]);[.AD30];VLOOKUP([.$AE30];[.$Z$3:.$AD$35];5;0))" office:value-type="string" office:string-value="N/A" calcext:value-type="string">
            <text:p>N/A</text:p>
          </table:table-cell>
          <table:table-cell table:style-name="ce229" table:formula="of:=IF([.AF30]=&quot;&quot;;&quot;&quot;;INDEX([BIP39.$A$2:.$A$2049];MATCH([.AF30];[BIP39.$B$2:.$B$2049];0)))" office:value-type="string" office:string-value="" calcext:value-type="error">
            <text:p>#NV</text:p>
          </table:table-cell>
          <table:table-cell/>
          <table:table-cell table:style-name="ce14" office:value-type="float" office:value="28" calcext:value-type="float">
            <text:p>28</text:p>
          </table:table-cell>
          <table:table-cell table:style-name="ce222" table:content-validation-name="val11"/>
          <table:table-cell table:style-name="ce243"/>
          <table:table-cell table:style-name="ce52" table:formula="of:=IF(AND(ISBLANK([.AJ30]);ISBLANK([.AK30]));&quot;N/A&quot;;IF(ISBLANK([.AK30]);[.AJ30];MOD([.$AJ30]+[.AK30];2048)))" office:value-type="string" office:string-value="N/A" calcext:value-type="string">
            <text:p>N/A</text:p>
          </table:table-cell>
          <table:table-cell table:style-name="ce243" table:content-validation-name="val5"/>
          <table:table-cell table:style-name="ce52" table:content-validation-name="val9" table:formula="of:=IF(ISBLANK([.AM30]);[.AL30];VLOOKUP([.$AM30];[.$AI$3:.$AL$35];4;0))" office:value-type="string" office:string-value="N/A" calcext:value-type="string">
            <text:p>N/A</text:p>
          </table:table-cell>
          <table:table-cell table:style-name="ce229" table:formula="of:=IF([.AN30]=&quot;&quot;;&quot;&quot;;INDEX([BIP39.$A$2:.$A$2049];MATCH([.AN30];[BIP39.$B$2:.$B$2049];0)))" office:value-type="string" office:string-value="" calcext:value-type="error">
            <text:p>#NV</text:p>
          </table:table-cell>
          <table:table-cell table:number-columns-repeated="16342"/>
        </table:table-row>
        <table:table-row table:style-name="ro1">
          <table:table-cell table:style-name="ce14" office:value-type="float" office:value="29" calcext:value-type="float">
            <text:p>29</text:p>
          </table:table-cell>
          <table:table-cell table:style-name="ce52"/>
          <table:table-cell table:style-name="ce52" table:content-validation-name="val1"/>
          <table:table-cell table:style-name="ce52" table:number-columns-repeated="3"/>
          <table:table-cell table:style-name="ce52" table:content-validation-name="val7"/>
          <table:table-cell table:style-name="ce52"/>
          <table:table-cell table:style-name="ce114"/>
          <table:table-cell table:style-name="ce124"/>
          <table:table-cell table:style-name="ce124" table:formula="of:=IF(LEN(MID([.$J$35];(ROW()-3)*8+1; 8))&gt;0; LEFT(MID([.$J$35];(ROW()-3)*8+1; 8) &amp; REPT(&quot;0&quot;;8); 8); &quot;&quot;)" office:value-type="string" office:string-value="01001110" calcext:value-type="string">
            <text:p>01001110</text:p>
          </table:table-cell>
          <table:table-cell table:style-name="ce105" table:formula="of:=IF([.K31]=&quot;&quot;;&quot;&quot;;BIN2HEX([.K31]; 2))" office:value-type="string" office:string-value="4E" calcext:value-type="string">
            <text:p>4E</text:p>
          </table:table-cell>
          <table:covered-table-cell/>
          <table:table-cell table:style-name="ce14" office:value-type="float" office:value="29" calcext:value-type="float">
            <text:p>29</text:p>
          </table:table-cell>
          <table:table-cell table:style-name="ce180" table:content-validation-name="val2" table:formula="of:=MID([.$H$43];(ROW()-3)*2+1; 2)" office:value-type="string" office:string-value="4E" calcext:value-type="string">
            <text:p>4E</text:p>
          </table:table-cell>
          <table:table-cell table:style-name="ce52" table:formula="of:=IF([.$O31]=&quot;&quot;;&quot;&quot;;HEX2BIN([.$O31];8))" office:value-type="string" office:string-value="01001110" calcext:value-type="string">
            <text:p>01001110</text:p>
          </table:table-cell>
          <table:table-cell table:style-name="ce223" table:content-validation-name="val8" table:number-columns-repeated="2"/>
          <table:table-cell table:style-name="ce201"/>
          <table:table-cell table:style-name="ce52" table:content-validation-name="val7" table:number-columns-repeated="2"/>
          <table:table-cell table:style-name="ce52" table:content-validation-name="val5"/>
          <table:table-cell table:style-name="ce52" table:content-validation-name="val9"/>
          <table:table-cell table:style-name="ce231"/>
          <table:table-cell/>
          <table:table-cell table:style-name="ce14" office:value-type="float" office:value="29" calcext:value-type="float">
            <text:p>29</text:p>
          </table:table-cell>
          <table:table-cell table:style-name="ce225"/>
          <table:table-cell table:style-name="ce52" table:formula="of:=IF(ISBLANK([.AA31]);&quot;N/A&quot;;HEX2DEC([.AA31]))" office:value-type="string" office:string-value="N/A" calcext:value-type="string">
            <text:p>N/A</text:p>
          </table:table-cell>
          <table:table-cell table:style-name="ce243"/>
          <table:table-cell table:style-name="ce52" table:formula="of:=IF(ISBLANK([.AC31]);[.AB31];MOD([.$AB31]+[.AC31];2048))" office:value-type="string" office:string-value="N/A" calcext:value-type="string">
            <text:p>N/A</text:p>
          </table:table-cell>
          <table:table-cell table:style-name="ce243" table:content-validation-name="val5"/>
          <table:table-cell table:style-name="ce52" table:content-validation-name="val9" table:formula="of:=IF(ISBLANK([.AE31]);[.AD31];VLOOKUP([.$AE31];[.$Z$3:.$AD$35];5;0))" office:value-type="string" office:string-value="N/A" calcext:value-type="string">
            <text:p>N/A</text:p>
          </table:table-cell>
          <table:table-cell table:style-name="ce229" table:formula="of:=IF([.AF31]=&quot;&quot;;&quot;&quot;;INDEX([BIP39.$A$2:.$A$2049];MATCH([.AF31];[BIP39.$B$2:.$B$2049];0)))" office:value-type="string" office:string-value="" calcext:value-type="error">
            <text:p>#NV</text:p>
          </table:table-cell>
          <table:table-cell/>
          <table:table-cell table:style-name="ce14" office:value-type="float" office:value="29" calcext:value-type="float">
            <text:p>29</text:p>
          </table:table-cell>
          <table:table-cell table:style-name="ce222" table:content-validation-name="val11"/>
          <table:table-cell table:style-name="ce243"/>
          <table:table-cell table:style-name="ce52" table:formula="of:=IF(AND(ISBLANK([.AJ31]);ISBLANK([.AK31]));&quot;N/A&quot;;IF(ISBLANK([.AK31]);[.AJ31];MOD([.$AJ31]+[.AK31];2048)))" office:value-type="string" office:string-value="N/A" calcext:value-type="string">
            <text:p>N/A</text:p>
          </table:table-cell>
          <table:table-cell table:style-name="ce243" table:content-validation-name="val5"/>
          <table:table-cell table:style-name="ce52" table:content-validation-name="val9" table:formula="of:=IF(ISBLANK([.AM31]);[.AL31];VLOOKUP([.$AM31];[.$AI$3:.$AL$35];4;0))" office:value-type="string" office:string-value="N/A" calcext:value-type="string">
            <text:p>N/A</text:p>
          </table:table-cell>
          <table:table-cell table:style-name="ce229" table:formula="of:=IF([.AN31]=&quot;&quot;;&quot;&quot;;INDEX([BIP39.$A$2:.$A$2049];MATCH([.AN31];[BIP39.$B$2:.$B$2049];0)))" office:value-type="string" office:string-value="" calcext:value-type="error">
            <text:p>#NV</text:p>
          </table:table-cell>
          <table:table-cell table:number-columns-repeated="16342"/>
        </table:table-row>
        <table:table-row table:style-name="ro1">
          <table:table-cell table:style-name="ce14" office:value-type="float" office:value="30" calcext:value-type="float">
            <text:p>30</text:p>
          </table:table-cell>
          <table:table-cell table:style-name="ce52"/>
          <table:table-cell table:style-name="ce52" table:content-validation-name="val1"/>
          <table:table-cell table:style-name="ce52" table:number-columns-repeated="3"/>
          <table:table-cell table:style-name="ce52" table:content-validation-name="val7"/>
          <table:table-cell table:style-name="ce52"/>
          <table:table-cell table:style-name="ce114"/>
          <table:table-cell table:style-name="ce124"/>
          <table:table-cell table:style-name="ce124" table:formula="of:=IF(LEN(MID([.$J$35];(ROW()-3)*8+1; 8))&gt;0; LEFT(MID([.$J$35];(ROW()-3)*8+1; 8) &amp; REPT(&quot;0&quot;;8); 8); &quot;&quot;)" office:value-type="string" office:string-value="00000110" calcext:value-type="string">
            <text:p>00000110</text:p>
          </table:table-cell>
          <table:table-cell table:style-name="ce105" table:formula="of:=IF([.K32]=&quot;&quot;;&quot;&quot;;BIN2HEX([.K32]; 2))" office:value-type="string" office:string-value="06" calcext:value-type="string">
            <text:p>06</text:p>
          </table:table-cell>
          <table:covered-table-cell/>
          <table:table-cell table:style-name="ce14" office:value-type="float" office:value="30" calcext:value-type="float">
            <text:p>30</text:p>
          </table:table-cell>
          <table:table-cell table:style-name="ce180" table:content-validation-name="val2" table:formula="of:=MID([.$H$43];(ROW()-3)*2+1; 2)" office:value-type="string" office:string-value="06" calcext:value-type="string">
            <text:p>06</text:p>
          </table:table-cell>
          <table:table-cell table:style-name="ce52" table:formula="of:=IF([.$O32]=&quot;&quot;;&quot;&quot;;HEX2BIN([.$O32];8))" office:value-type="string" office:string-value="00000110" calcext:value-type="string">
            <text:p>00000110</text:p>
          </table:table-cell>
          <table:table-cell table:style-name="ce223" table:content-validation-name="val8" table:number-columns-repeated="2"/>
          <table:table-cell table:style-name="ce201"/>
          <table:table-cell table:style-name="ce52" table:content-validation-name="val7" table:number-columns-repeated="2"/>
          <table:table-cell table:style-name="ce52" table:content-validation-name="val5"/>
          <table:table-cell table:style-name="ce52" table:content-validation-name="val9"/>
          <table:table-cell table:style-name="ce231"/>
          <table:table-cell/>
          <table:table-cell table:style-name="ce14" office:value-type="float" office:value="30" calcext:value-type="float">
            <text:p>30</text:p>
          </table:table-cell>
          <table:table-cell table:style-name="ce225"/>
          <table:table-cell table:style-name="ce52" table:formula="of:=IF(ISBLANK([.AA32]);&quot;N/A&quot;;HEX2DEC([.AA32]))" office:value-type="string" office:string-value="N/A" calcext:value-type="string">
            <text:p>N/A</text:p>
          </table:table-cell>
          <table:table-cell table:style-name="ce243"/>
          <table:table-cell table:style-name="ce52" table:formula="of:=IF(ISBLANK([.AC32]);[.AB32];MOD([.$AB32]+[.AC32];2048))" office:value-type="string" office:string-value="N/A" calcext:value-type="string">
            <text:p>N/A</text:p>
          </table:table-cell>
          <table:table-cell table:style-name="ce243" table:content-validation-name="val5"/>
          <table:table-cell table:style-name="ce52" table:content-validation-name="val9" table:formula="of:=IF(ISBLANK([.AE32]);[.AD32];VLOOKUP([.$AE32];[.$Z$3:.$AD$35];5;0))" office:value-type="string" office:string-value="N/A" calcext:value-type="string">
            <text:p>N/A</text:p>
          </table:table-cell>
          <table:table-cell table:style-name="ce229" table:formula="of:=IF([.AF32]=&quot;&quot;;&quot;&quot;;INDEX([BIP39.$A$2:.$A$2049];MATCH([.AF32];[BIP39.$B$2:.$B$2049];0)))" office:value-type="string" office:string-value="" calcext:value-type="error">
            <text:p>#NV</text:p>
          </table:table-cell>
          <table:table-cell/>
          <table:table-cell table:style-name="ce14" office:value-type="float" office:value="30" calcext:value-type="float">
            <text:p>30</text:p>
          </table:table-cell>
          <table:table-cell table:style-name="ce222" table:content-validation-name="val11"/>
          <table:table-cell table:style-name="ce243"/>
          <table:table-cell table:style-name="ce52" table:formula="of:=IF(AND(ISBLANK([.AJ32]);ISBLANK([.AK32]));&quot;N/A&quot;;IF(ISBLANK([.AK32]);[.AJ32];MOD([.$AJ32]+[.AK32];2048)))" office:value-type="string" office:string-value="N/A" calcext:value-type="string">
            <text:p>N/A</text:p>
          </table:table-cell>
          <table:table-cell table:style-name="ce243" table:content-validation-name="val5"/>
          <table:table-cell table:style-name="ce52" table:content-validation-name="val9" table:formula="of:=IF(ISBLANK([.AM32]);[.AL32];VLOOKUP([.$AM32];[.$AI$3:.$AL$35];4;0))" office:value-type="string" office:string-value="N/A" calcext:value-type="string">
            <text:p>N/A</text:p>
          </table:table-cell>
          <table:table-cell table:style-name="ce229" table:formula="of:=IF([.AN32]=&quot;&quot;;&quot;&quot;;INDEX([BIP39.$A$2:.$A$2049];MATCH([.AN32];[BIP39.$B$2:.$B$2049];0)))" office:value-type="string" office:string-value="" calcext:value-type="error">
            <text:p>#NV</text:p>
          </table:table-cell>
          <table:table-cell table:number-columns-repeated="16342"/>
        </table:table-row>
        <table:table-row table:style-name="ro1">
          <table:table-cell table:style-name="ce14" office:value-type="float" office:value="31" calcext:value-type="float">
            <text:p>31</text:p>
          </table:table-cell>
          <table:table-cell table:style-name="ce52"/>
          <table:table-cell table:style-name="ce52" table:content-validation-name="val1"/>
          <table:table-cell table:style-name="ce52" table:number-columns-repeated="3"/>
          <table:table-cell table:style-name="ce52" table:content-validation-name="val7"/>
          <table:table-cell table:style-name="ce52"/>
          <table:table-cell table:style-name="ce114"/>
          <table:table-cell table:style-name="ce124"/>
          <table:table-cell table:style-name="ce124" table:formula="of:=IF(LEN(MID([.$J$35];(ROW()-3)*8+1; 8))&gt;0; LEFT(MID([.$J$35];(ROW()-3)*8+1; 8) &amp; REPT(&quot;0&quot;;8); 8); &quot;&quot;)" office:value-type="string" office:string-value="10000000" calcext:value-type="string">
            <text:p>10000000</text:p>
          </table:table-cell>
          <table:table-cell table:style-name="ce105" table:formula="of:=IF([.K33]=&quot;&quot;;&quot;&quot;;BIN2HEX([.K33]; 2))" office:value-type="string" office:string-value="80" calcext:value-type="string">
            <text:p>80</text:p>
          </table:table-cell>
          <table:covered-table-cell/>
          <table:table-cell table:style-name="ce14" office:value-type="float" office:value="31" calcext:value-type="float">
            <text:p>31</text:p>
          </table:table-cell>
          <table:table-cell table:style-name="ce180" table:content-validation-name="val2" table:formula="of:=MID([.$H$43];(ROW()-3)*2+1; 2)" office:value-type="string" office:string-value="80" calcext:value-type="string">
            <text:p>80</text:p>
          </table:table-cell>
          <table:table-cell table:style-name="ce52" table:formula="of:=IF([.$O33]=&quot;&quot;;&quot;&quot;;HEX2BIN([.$O33];8))" office:value-type="string" office:string-value="10000000" calcext:value-type="string">
            <text:p>10000000</text:p>
          </table:table-cell>
          <table:table-cell table:style-name="ce223" table:content-validation-name="val8" table:number-columns-repeated="2"/>
          <table:table-cell table:style-name="ce201"/>
          <table:table-cell table:style-name="ce52" table:content-validation-name="val7" table:number-columns-repeated="2"/>
          <table:table-cell table:style-name="ce52" table:content-validation-name="val5"/>
          <table:table-cell table:style-name="ce52" table:content-validation-name="val9"/>
          <table:table-cell table:style-name="ce231"/>
          <table:table-cell/>
          <table:table-cell table:style-name="ce14" office:value-type="float" office:value="31" calcext:value-type="float">
            <text:p>31</text:p>
          </table:table-cell>
          <table:table-cell table:style-name="ce225"/>
          <table:table-cell table:style-name="ce52" table:formula="of:=IF(ISBLANK([.AA33]);&quot;N/A&quot;;HEX2DEC([.AA33]))" office:value-type="string" office:string-value="N/A" calcext:value-type="string">
            <text:p>N/A</text:p>
          </table:table-cell>
          <table:table-cell table:style-name="ce243"/>
          <table:table-cell table:style-name="ce52" table:formula="of:=IF(ISBLANK([.AC33]);[.AB33];MOD([.$AB33]+[.AC33];2048))" office:value-type="string" office:string-value="N/A" calcext:value-type="string">
            <text:p>N/A</text:p>
          </table:table-cell>
          <table:table-cell table:style-name="ce243" table:content-validation-name="val5"/>
          <table:table-cell table:style-name="ce52" table:content-validation-name="val9" table:formula="of:=IF(ISBLANK([.AE33]);[.AD33];VLOOKUP([.$AE33];[.$Z$3:.$AD$35];5;0))" office:value-type="string" office:string-value="N/A" calcext:value-type="string">
            <text:p>N/A</text:p>
          </table:table-cell>
          <table:table-cell table:style-name="ce229" table:formula="of:=IF([.AF33]=&quot;&quot;;&quot;&quot;;INDEX([BIP39.$A$2:.$A$2049];MATCH([.AF33];[BIP39.$B$2:.$B$2049];0)))" office:value-type="string" office:string-value="" calcext:value-type="error">
            <text:p>#NV</text:p>
          </table:table-cell>
          <table:table-cell/>
          <table:table-cell table:style-name="ce14" office:value-type="float" office:value="31" calcext:value-type="float">
            <text:p>31</text:p>
          </table:table-cell>
          <table:table-cell table:style-name="ce222" table:content-validation-name="val11"/>
          <table:table-cell table:style-name="ce243"/>
          <table:table-cell table:style-name="ce52" table:formula="of:=IF(AND(ISBLANK([.AJ33]);ISBLANK([.AK33]));&quot;N/A&quot;;IF(ISBLANK([.AK33]);[.AJ33];MOD([.$AJ33]+[.AK33];2048)))" office:value-type="string" office:string-value="N/A" calcext:value-type="string">
            <text:p>N/A</text:p>
          </table:table-cell>
          <table:table-cell table:style-name="ce243" table:content-validation-name="val5"/>
          <table:table-cell table:style-name="ce52" table:content-validation-name="val9" table:formula="of:=IF(ISBLANK([.AM33]);[.AL33];VLOOKUP([.$AM33];[.$AI$3:.$AL$35];4;0))" office:value-type="string" office:string-value="N/A" calcext:value-type="string">
            <text:p>N/A</text:p>
          </table:table-cell>
          <table:table-cell table:style-name="ce229" table:formula="of:=IF([.AN33]=&quot;&quot;;&quot;&quot;;INDEX([BIP39.$A$2:.$A$2049];MATCH([.AN33];[BIP39.$B$2:.$B$2049];0)))" office:value-type="string" office:string-value="" calcext:value-type="error">
            <text:p>#NV</text:p>
          </table:table-cell>
          <table:table-cell table:number-columns-repeated="16342"/>
        </table:table-row>
        <table:table-row table:style-name="ro1">
          <table:table-cell table:style-name="ce14" office:value-type="float" office:value="32" calcext:value-type="float">
            <text:p>32</text:p>
          </table:table-cell>
          <table:table-cell table:style-name="ce52"/>
          <table:table-cell table:style-name="ce52" table:content-validation-name="val1"/>
          <table:table-cell table:style-name="ce52" table:number-columns-repeated="3"/>
          <table:table-cell table:style-name="ce52" table:content-validation-name="val7"/>
          <table:table-cell table:style-name="ce52"/>
          <table:table-cell table:style-name="ce114"/>
          <table:table-cell table:style-name="ce124"/>
          <table:table-cell table:style-name="ce124" table:formula="of:=IF(LEN(MID([.$J$35];(ROW()-3)*8+1; 8))&gt;0; LEFT(MID([.$J$35];(ROW()-3)*8+1; 8) &amp; REPT(&quot;0&quot;;8); 8); &quot;&quot;)" office:value-type="string" office:string-value="11000000" calcext:value-type="string">
            <text:p>11000000</text:p>
          </table:table-cell>
          <table:table-cell table:style-name="ce105" table:formula="of:=IF([.K34]=&quot;&quot;;&quot;&quot;;BIN2HEX([.K34]; 2))" office:value-type="string" office:string-value="C0" calcext:value-type="string">
            <text:p>C0</text:p>
          </table:table-cell>
          <table:covered-table-cell/>
          <table:table-cell table:style-name="ce14" office:value-type="float" office:value="32" calcext:value-type="float">
            <text:p>32</text:p>
          </table:table-cell>
          <table:table-cell table:style-name="ce180" table:content-validation-name="val2" table:formula="of:=MID([.$H$43];(ROW()-3)*2+1; 2)" office:value-type="string" office:string-value="C0" calcext:value-type="string">
            <text:p>C0</text:p>
          </table:table-cell>
          <table:table-cell table:style-name="ce52" table:formula="of:=IF([.$O34]=&quot;&quot;;&quot;&quot;;HEX2BIN([.$O34];8))" office:value-type="string" office:string-value="11000000" calcext:value-type="string">
            <text:p>11000000</text:p>
          </table:table-cell>
          <table:table-cell table:style-name="ce223" table:content-validation-name="val8" table:number-columns-repeated="2"/>
          <table:table-cell table:style-name="ce201"/>
          <table:table-cell table:style-name="ce52" table:content-validation-name="val7" table:number-columns-repeated="2"/>
          <table:table-cell table:style-name="ce52" table:content-validation-name="val5"/>
          <table:table-cell table:style-name="ce52" table:content-validation-name="val9"/>
          <table:table-cell table:style-name="ce231"/>
          <table:table-cell/>
          <table:table-cell table:style-name="ce14" office:value-type="float" office:value="32" calcext:value-type="float">
            <text:p>32</text:p>
          </table:table-cell>
          <table:table-cell table:style-name="ce225"/>
          <table:table-cell table:style-name="ce52" table:formula="of:=IF(ISBLANK([.AA34]);&quot;N/A&quot;;HEX2DEC([.AA34]))" office:value-type="string" office:string-value="N/A" calcext:value-type="string">
            <text:p>N/A</text:p>
          </table:table-cell>
          <table:table-cell table:style-name="ce243"/>
          <table:table-cell table:style-name="ce52" table:formula="of:=IF(ISBLANK([.AC34]);[.AB34];MOD([.$AB34]+[.AC34];2048))" office:value-type="string" office:string-value="N/A" calcext:value-type="string">
            <text:p>N/A</text:p>
          </table:table-cell>
          <table:table-cell table:style-name="ce243" table:content-validation-name="val5"/>
          <table:table-cell table:style-name="ce52" table:content-validation-name="val9" table:formula="of:=IF(ISBLANK([.AE34]);[.AD34];VLOOKUP([.$AE34];[.$Z$3:.$AD$35];5;0))" office:value-type="string" office:string-value="N/A" calcext:value-type="string">
            <text:p>N/A</text:p>
          </table:table-cell>
          <table:table-cell table:style-name="ce229" table:formula="of:=IF([.AF34]=&quot;&quot;;&quot;&quot;;INDEX([BIP39.$A$2:.$A$2049];MATCH([.AF34];[BIP39.$B$2:.$B$2049];0)))" office:value-type="string" office:string-value="" calcext:value-type="error">
            <text:p>#NV</text:p>
          </table:table-cell>
          <table:table-cell/>
          <table:table-cell table:style-name="ce14" office:value-type="float" office:value="32" calcext:value-type="float">
            <text:p>32</text:p>
          </table:table-cell>
          <table:table-cell table:style-name="ce222" table:content-validation-name="val11"/>
          <table:table-cell table:style-name="ce243"/>
          <table:table-cell table:style-name="ce52" table:formula="of:=IF(AND(ISBLANK([.AJ34]);ISBLANK([.AK34]));&quot;N/A&quot;;IF(ISBLANK([.AK34]);[.AJ34];MOD([.$AJ34]+[.AK34];2048)))" office:value-type="string" office:string-value="N/A" calcext:value-type="string">
            <text:p>N/A</text:p>
          </table:table-cell>
          <table:table-cell table:style-name="ce243" table:content-validation-name="val5"/>
          <table:table-cell table:style-name="ce52" table:content-validation-name="val9" table:formula="of:=IF(ISBLANK([.AM34]);[.AL34];VLOOKUP([.$AM34];[.$AI$3:.$AL$35];4;0))" office:value-type="string" office:string-value="N/A" calcext:value-type="string">
            <text:p>N/A</text:p>
          </table:table-cell>
          <table:table-cell table:style-name="ce229" table:formula="of:=IF([.AN34]=&quot;&quot;;&quot;&quot;;INDEX([BIP39.$A$2:.$A$2049];MATCH([.AN34];[BIP39.$B$2:.$B$2049];0)))" office:value-type="string" office:string-value="" calcext:value-type="error">
            <text:p>#NV</text:p>
          </table:table-cell>
          <table:table-cell table:number-columns-repeated="16342"/>
        </table:table-row>
        <table:table-row table:style-name="ro1">
          <table:table-cell table:style-name="ce15" office:value-type="float" office:value="33" calcext:value-type="float">
            <text:p>33</text:p>
          </table:table-cell>
          <table:table-cell table:style-name="ce53"/>
          <table:table-cell table:style-name="ce53" table:content-validation-name="val1"/>
          <table:table-cell table:style-name="ce53" table:number-columns-repeated="3"/>
          <table:table-cell table:style-name="ce53" table:content-validation-name="val7"/>
          <table:table-cell table:style-name="ce53"/>
          <table:table-cell table:style-name="ce115"/>
          <table:table-cell table:style-name="ce136" table:formula="of:=CONCATENATE(IF(ISNA([.J3]);&quot;&quot;;[.J3]);IF(ISNA([.J4]);&quot;&quot;;[.J4]);IF(ISNA([.J5]);&quot;&quot;;[.J5]);IF(ISNA([.J6]);&quot;&quot;;[.J6]);IF(ISNA([.J7]);&quot;&quot;;[.J7]);IF(ISNA([.J8]);&quot;&quot;;[.J8]);IF(ISNA([.J9]);&quot;&quot;;[.J9]);IF(ISNA([.J10]);&quot;&quot;;[.J10]);IF(ISNA([.J11]);&quot;&quot;;[.J11]);IF(ISNA([.J12]);&quot;&quot;;[.J12]);IF(ISNA([.J13]);&quot;&quot;;[.J13]);IF(ISNA([.J14]);&quot;&quot;;[.J14]);IF(ISNA([.J15]);&quot;&quot;;[.J15]);IF(ISNA([.J16]);&quot;&quot;;[.J16]);IF(ISNA([.J17]);&quot;&quot;;[.J17]);IF(ISNA([.J18]);&quot;&quot;;[.J18]);IF(ISNA([.J19]);&quot;&quot;;[.J19]);IF(ISNA([.J20]);&quot;&quot;;[.J20]);IF(ISNA([.J21]);&quot;&quot;;[.J21]);IF(ISNA([.J22]);&quot;&quot;;[.J22]);IF(ISNA([.J23]);&quot;&quot;;[.J23]);IF(ISNA([.J24]);&quot;&quot;;[.J24]);IF(ISNA([.J25]);&quot;&quot;;[.J25]);IF(ISNA([.J26]);&quot;&quot;;[.J26]))" office:value-type="string" office:string-value="000000001110000001100000000000110000000001100000001101000000010101000000001110000001101100000010110000000101010000001100100000010101000000111010000001011000000011001000000101010000001110100000101001000001001110000001101100000100111000000110100000001100000000010000" calcext:value-type="string">
            <text:p>000000001110000001100000000000110000000001100000001101000000010101000000001110000001101100000010110000000101010000001100100000010101000000111010000001011000000011001000000101010000001110100000101001000001001110000001101100000100111000000110100000001100000000010000</text:p>
          </table:table-cell>
          <table:table-cell table:style-name="ce125" table:formula="of:=IF(LEN(MID([.$J$35];(ROW()-3)*8+1; 8))&gt;0; LEFT(MID([.$J$35];(ROW()-3)*8+1; 8) &amp; REPT(&quot;0&quot;;8); 8); &quot;&quot;)" office:value-type="string" office:string-value="00010000" calcext:value-type="string">
            <text:p>00010000</text:p>
          </table:table-cell>
          <table:table-cell table:style-name="ce160" table:formula="of:=IF([.K35]=&quot;&quot;;&quot;&quot;;BIN2HEX([.K35]; 2))" office:value-type="string" office:string-value="10" calcext:value-type="string">
            <text:p>10</text:p>
          </table:table-cell>
          <table:covered-table-cell/>
          <table:table-cell table:style-name="ce15" office:value-type="float" office:value="33" calcext:value-type="float">
            <text:p>33</text:p>
          </table:table-cell>
          <table:table-cell table:style-name="ce180" table:content-validation-name="val2" table:formula="of:=MID([.$H$43];(ROW()-3)*2+1; 2)" office:value-type="string" office:string-value="10" calcext:value-type="string">
            <text:p>10</text:p>
          </table:table-cell>
          <table:table-cell table:style-name="ce53" table:formula="of:=IF([.$O35]=&quot;&quot;;&quot;&quot;;HEX2BIN([.$O35];8))" office:value-type="string" office:string-value="00010000" calcext:value-type="string">
            <text:p>00010000</text:p>
          </table:table-cell>
          <table:table-cell table:style-name="ce136" table:content-validation-name="val8" table:formula="of:=CONCATENATE(IF(ISNA([.P3]);&quot;&quot;;[.P3]);IF(ISNA([.P4]);&quot;&quot;;[.P4]);IF(ISNA([.P5]);&quot;&quot;;[.P5]);IF(ISNA([.P6]);&quot;&quot;;[.P6]);IF(ISNA([.P7]);&quot;&quot;;[.P7]);IF(ISNA([.P8]);&quot;&quot;;[.P8]);IF(ISNA([.P9]);&quot;&quot;;[.P9]);IF(ISNA([.P10]);&quot;&quot;;[.P10]);IF(ISNA([.P11]);&quot;&quot;;[.P11]);IF(ISNA([.P12]);&quot;&quot;;[.P12]);IF(ISNA([.P13]);&quot;&quot;;[.P13]);IF(ISNA([.P14]);&quot;&quot;;[.P14]);IF(ISNA([.P15]);&quot;&quot;;[.P15]);IF(ISNA([.P16]);&quot;&quot;;[.P16]);IF(ISNA([.P17]);&quot;&quot;;[.P17]);IF(ISNA([.P18]);&quot;&quot;;[.P18]);IF(ISNA([.P19]);&quot;&quot;;[.P19]);IF(ISNA([.P20]);&quot;&quot;;[.P20]);IF(ISNA([.P21]);&quot;&quot;;[.P21]);IF(ISNA([.P22]);&quot;&quot;;[.P22]);IF(ISNA([.P23]);&quot;&quot;;[.P23]);IF(ISNA([.P24]);&quot;&quot;;[.P24]);IF(ISNA([.P25]);&quot;&quot;;[.P25]);IF(ISNA([.P26]);&quot;&quot;;[.P26]);IF(ISNA([.P27]);&quot;&quot;;[.P27]);IF(ISNA([.P28]);&quot;&quot;;[.P28]);IF(ISNA([.P29]);&quot;&quot;;[.P29]);IF(ISNA([.P30]);&quot;&quot;;[.P30]);IF(ISNA([.P31]);&quot;&quot;;[.P31]);IF(ISNA([.P32]);&quot;&quot;;[.P32]);IF(ISNA([.P33]);&quot;&quot;;[.P33]);IF(ISNA([.P34]);&quot;&quot;;[.P34]);IF(ISNA([.P35]);&quot;&quot;;[.P35]))" office:value-type="string" office:string-value="000000001110000001100000000000110000000001100000001101000000010101000000001110000001101100000010110000000101010000001100100000010101000000111010000001011000000011001000000101010000001110100000101001000001001110000001101100000100111000000110100000001100000000010000" calcext:value-type="string">
            <text:p>000000001110000001100000000000110000000001100000001101000000010101000000001110000001101100000010110000000101010000001100100000010101000000111010000001011000000011001000000101010000001110100000101001000001001110000001101100000100111000000110100000001100000000010000</text:p>
          </table:table-cell>
          <table:table-cell table:style-name="ce136" table:content-validation-name="val8" office:value-type="string" calcext:value-type="string">
            <text:p><text:s/></text:p>
          </table:table-cell>
          <table:table-cell table:style-name="ce227" office:value-type="string" calcext:value-type="string">
            <text:p><text:s text:c="2"/></text:p>
          </table:table-cell>
          <table:table-cell table:style-name="ce53" table:content-validation-name="val7" table:number-columns-repeated="2"/>
          <table:table-cell table:style-name="ce53" table:content-validation-name="val5"/>
          <table:table-cell table:style-name="ce53" table:content-validation-name="val9"/>
          <table:table-cell table:style-name="ce232"/>
          <table:table-cell/>
          <table:table-cell table:style-name="ce15" office:value-type="float" office:value="33" calcext:value-type="float">
            <text:p>33</text:p>
          </table:table-cell>
          <table:table-cell table:style-name="ce242"/>
          <table:table-cell table:style-name="ce53" table:formula="of:=IF(ISBLANK([.AA35]);&quot;N/A&quot;;HEX2DEC([.AA35]))" office:value-type="string" office:string-value="N/A" calcext:value-type="string">
            <text:p>N/A</text:p>
          </table:table-cell>
          <table:table-cell table:style-name="ce244"/>
          <table:table-cell table:style-name="ce53" table:formula="of:=IF(ISBLANK([.AC35]);[.AB35];MOD([.$AB35]+[.AC35];2048))" office:value-type="string" office:string-value="N/A" calcext:value-type="string">
            <text:p>N/A</text:p>
          </table:table-cell>
          <table:table-cell table:style-name="ce244" table:content-validation-name="val5"/>
          <table:table-cell table:style-name="ce53" table:content-validation-name="val9" table:formula="of:=IF(ISBLANK([.AE35]);[.AD35];VLOOKUP([.$AE35];[.$Z$3:.$AD$35];5;0))" office:value-type="string" office:string-value="N/A" calcext:value-type="string">
            <text:p>N/A</text:p>
          </table:table-cell>
          <table:table-cell table:style-name="ce226" table:formula="of:=IF([.AF35]=&quot;&quot;;&quot;&quot;;INDEX([BIP39.$A$2:.$A$2049];MATCH([.AF35];[BIP39.$B$2:.$B$2049];0)))" office:value-type="string" office:string-value="" calcext:value-type="error">
            <text:p>#NV</text:p>
          </table:table-cell>
          <table:table-cell/>
          <table:table-cell table:style-name="ce15" office:value-type="float" office:value="33" calcext:value-type="float">
            <text:p>33</text:p>
          </table:table-cell>
          <table:table-cell table:style-name="ce242" table:content-validation-name="val11"/>
          <table:table-cell table:style-name="ce244"/>
          <table:table-cell table:style-name="ce53" table:formula="of:=IF(AND(ISBLANK([.AJ35]);ISBLANK([.AK35]));&quot;N/A&quot;;IF(ISBLANK([.AK35]);[.AJ35];MOD([.$AJ35]+[.AK35];2048)))" office:value-type="string" office:string-value="N/A" calcext:value-type="string">
            <text:p>N/A</text:p>
          </table:table-cell>
          <table:table-cell table:style-name="ce244" table:content-validation-name="val5"/>
          <table:table-cell table:style-name="ce53" table:content-validation-name="val9" table:formula="of:=IF(ISBLANK([.AM35]);[.AL35];VLOOKUP([.$AM35];[.$AI$3:.$AL$35];4;0))" office:value-type="string" office:string-value="N/A" calcext:value-type="string">
            <text:p>N/A</text:p>
          </table:table-cell>
          <table:table-cell table:style-name="ce226" table:formula="of:=IF([.AN35]=&quot;&quot;;&quot;&quot;;INDEX([BIP39.$A$2:.$A$2049];MATCH([.AN35];[BIP39.$B$2:.$B$2049];0)))" office:value-type="string" office:string-value="" calcext:value-type="error">
            <text:p>#NV</text:p>
          </table:table-cell>
          <table:table-cell table:number-columns-repeated="16342"/>
        </table:table-row>
        <table:table-row table:style-name="ro1">
          <table:table-cell table:style-name="ce16" table:number-columns-spanned="24" table:number-rows-spanned="1"/>
          <table:covered-table-cell table:number-columns-repeated="8"/>
          <table:covered-table-cell table:number-columns-repeated="3" table:style-name="ce38"/>
          <table:covered-table-cell table:style-name="ce142"/>
          <table:covered-table-cell table:style-name="ce161"/>
          <table:covered-table-cell table:style-name="ce142"/>
          <table:covered-table-cell table:number-columns-repeated="9"/>
          <table:table-cell table:number-columns-spanned="9" table:number-rows-spanned="6"/>
          <table:covered-table-cell table:number-columns-repeated="8"/>
          <table:table-cell table:number-columns-repeated="16350"/>
        </table:table-row>
        <table:table-row table:style-name="ro1">
          <table:table-cell table:style-name="ce18" table:content-validation-name="val1"/>
          <table:table-cell table:style-name="ce55" table:formula="of:=INDIRECT(&quot;Language.&quot; &amp; [Language.$C$1] &amp; 17)" office:value-type="string" office:string-value="NOT encoded word index hash! No security!" calcext:value-type="string" table:number-columns-spanned="7" table:number-rows-spanned="1">
            <text:p>NOT encoded word index hash! No security!</text:p>
          </table:table-cell>
          <table:covered-table-cell table:style-name="ce55"/>
          <table:covered-table-cell table:number-columns-repeated="5" table:style-name="ce82"/>
          <table:table-cell table:style-name="ce304" table:content-validation-name="val6"/>
          <table:table-cell table:style-name="ce82" table:formula="of:=INDIRECT(&quot;Language.&quot; &amp; [Language.$C$1] &amp; 21)" office:value-type="string" office:string-value="Editable cells" calcext:value-type="string" table:number-columns-spanned="15" table:number-rows-spanned="1">
            <text:p>Editable cells</text:p>
          </table:table-cell>
          <table:covered-table-cell table:number-columns-repeated="14" table:style-name="ce82"/>
          <table:covered-table-cell table:number-columns-repeated="9"/>
          <table:table-cell table:number-columns-repeated="16350"/>
        </table:table-row>
        <table:table-row table:style-name="ro1">
          <table:table-cell table:style-name="ce20" table:content-validation-name="val1"/>
          <table:table-cell table:style-name="ce55" table:formula="of:=INDIRECT(&quot;Language.&quot; &amp; [Language.$C$1] &amp; 18)" office:value-type="string" office:string-value="Easy to guess index. Not secure!" calcext:value-type="string" table:number-columns-spanned="7" table:number-rows-spanned="1">
            <text:p>Easy to guess index. Not secure!</text:p>
          </table:table-cell>
          <table:covered-table-cell table:style-name="ce55"/>
          <table:covered-table-cell table:number-columns-repeated="5" table:style-name="ce82"/>
          <table:table-cell table:style-name="ce117"/>
          <table:table-cell table:style-name="ce82" table:formula="of:=INDIRECT(&quot;Language.&quot; &amp; [Language.$C$1] &amp; 22)" office:value-type="string" office:string-value="Recovered SEED" calcext:value-type="string" table:number-columns-spanned="15" table:number-rows-spanned="1">
            <text:p>Recovered SEED</text:p>
          </table:table-cell>
          <table:covered-table-cell table:number-columns-repeated="14" table:style-name="ce82"/>
          <table:covered-table-cell table:number-columns-repeated="9"/>
          <table:table-cell table:number-columns-repeated="16350"/>
        </table:table-row>
        <table:table-row table:style-name="ro1">
          <table:table-cell table:style-name="ce21"/>
          <table:table-cell table:style-name="ce55" table:formula="of:=INDIRECT(&quot;Language.&quot; &amp; [Language.$C$1] &amp; 19)" office:value-type="string" office:string-value="Encodeded index hash. Secure!" calcext:value-type="string" table:number-columns-spanned="7" table:number-rows-spanned="1">
            <text:p>Encodeded index hash. Secure!</text:p>
          </table:table-cell>
          <table:covered-table-cell table:style-name="ce55"/>
          <table:covered-table-cell table:number-columns-repeated="5" table:style-name="ce82"/>
          <table:table-cell table:style-name="ce128" office:value-type="string" calcext:value-type="string">
            <text:p>🔗</text:p>
          </table:table-cell>
          <table:table-cell table:style-name="ce82" office:value-type="string" calcext:value-type="string" table:number-columns-spanned="15" table:number-rows-spanned="1">
            <text:p><text:a xlink:href="https://github.com/MrT-online/bip-39_seed_converter" xlink:type="simple">https://github.com/MrT-online/bip-39_seed_converter</text:a></text:p>
          </table:table-cell>
          <table:covered-table-cell table:number-columns-repeated="14" table:style-name="ce82"/>
          <table:covered-table-cell table:number-columns-repeated="9"/>
          <table:table-cell table:number-columns-repeated="16350"/>
        </table:table-row>
        <table:table-row table:style-name="ro1">
          <table:table-cell table:style-name="ce29" table:content-validation-name="val2"/>
          <table:table-cell table:style-name="ce55" table:formula="of:=INDIRECT(&quot;Language.&quot; &amp; [Language.$C$1] &amp; 20)" office:value-type="string" office:string-value="Encoded index/hash to be decoded." calcext:value-type="string" table:number-columns-spanned="7" table:number-rows-spanned="1">
            <text:p>Encoded index/hash to be decoded.</text:p>
          </table:table-cell>
          <table:covered-table-cell table:style-name="ce55"/>
          <table:covered-table-cell table:number-columns-repeated="5" table:style-name="ce82"/>
          <table:table-cell table:style-name="ce127" office:value-type="string" calcext:value-type="string">
            <text:p>V</text:p>
          </table:table-cell>
          <table:table-cell table:style-name="ce55" office:value-type="string" calcext:value-type="string" table:number-columns-spanned="15" table:number-rows-spanned="1">
            <text:p>1.1</text:p>
          </table:table-cell>
          <table:covered-table-cell table:number-columns-repeated="14" table:style-name="ce55"/>
          <table:covered-table-cell table:number-columns-repeated="9"/>
          <table:table-cell table:number-columns-repeated="16350"/>
        </table:table-row>
        <table:table-row table:style-name="ro1">
          <table:table-cell table:number-columns-spanned="24" table:number-rows-spanned="1"/>
          <table:covered-table-cell table:number-columns-repeated="2" table:style-name="ce51"/>
          <table:covered-table-cell table:number-columns-repeated="6"/>
          <table:covered-table-cell table:number-columns-repeated="3" table:style-name="ce38"/>
          <table:covered-table-cell table:number-columns-repeated="21"/>
          <table:table-cell table:number-columns-repeated="16350"/>
        </table:table-row>
        <table:table-row table:style-name="ro4">
          <table:table-cell table:style-name="ce30" table:formula="of:=INDIRECT(&quot;Language.&quot; &amp; [Language.$C$1] &amp; 23)" office:value-type="string" office:string-value="Punch this HEX hash on metal:" calcext:value-type="string" table:number-columns-spanned="7" table:number-rows-spanned="1">
            <text:p>Punch this HEX hash on metal:</text:p>
          </table:table-cell>
          <table:covered-table-cell table:number-columns-repeated="4" table:style-name="ce150"/>
          <table:covered-table-cell table:style-name="ce82"/>
          <table:covered-table-cell table:style-name="ce157"/>
          <table:table-cell table:style-name="ce101" table:formula="of:=CONCATENATE(IF(ISNA([.L3]);&quot;&quot;;[.L3]);IF(ISNA([.L4]);&quot;&quot;;[.L4]);IF(ISNA([.L5]);&quot;&quot;;[.L5]);IF(ISNA([.L6]);&quot;&quot;;[.L6]);IF(ISNA([.L7]);&quot;&quot;;[.L7]);IF(ISNA([.L8]);&quot;&quot;;[.L8]);IF(ISNA([.L9]);&quot;&quot;;[.L9]);IF(ISNA([.L10]);&quot;&quot;;[.L10]);IF(ISNA([.L11]);&quot;&quot;;[.L11]);IF(ISNA([.L12]);&quot;&quot;;[.L12]);IF(ISNA([.L13]);&quot;&quot;;[.L13]);IF(ISNA([.L14]);&quot;&quot;;[.L14]);IF(ISNA([.L15]);&quot;&quot;;[.L15]);IF(ISNA([.L16]);&quot;&quot;;[.L16]);IF(ISNA([.L17]);&quot;&quot;;[.L17]);IF(ISNA([.L18]);&quot;&quot;;[.L18]);IF(ISNA([.L19]);&quot;&quot;;[.L19]);IF(ISNA([.L20]);&quot;&quot;;[.L20]);IF(ISNA([.L21]);&quot;&quot;;[.L21]);IF(ISNA([.L22]);&quot;&quot;;[.L22]);IF(ISNA([.L23]);&quot;&quot;;[.L23]);IF(ISNA([.L24]);&quot;&quot;;[.L24]);IF(ISNA([.L25]);&quot;&quot;;[.L25]);IF(ISNA([.L26]);&quot;&quot;;[.L26]);IF(ISNA([.L27]);&quot;&quot;;[.L27]);IF(ISNA([.L28]);&quot;&quot;;[.L28]);IF(ISNA([.L29]);&quot;&quot;;[.L29]);IF(ISNA([.L30]);&quot;&quot;;[.L30]);IF(ISNA([.L31]);&quot;&quot;;[.L31]);IF(ISNA([.L32]);&quot;&quot;;[.L32]);IF(ISNA([.L33]);&quot;&quot;;[.L33]);IF(ISNA([.L34]);&quot;&quot;;[.L34]);IF(ISNA([.L35]);&quot;&quot;;[.L35]))" office:value-type="string" office:string-value="00E060030060340540381B02C0540C81503A0580C81503A0A41381B04E0680C010" calcext:value-type="string" table:number-columns-spanned="17" table:number-rows-spanned="1">
            <text:p>00E060030060340540381B02C0540C81503A0580C81503A0A41381B04E0680C010</text:p>
          </table:table-cell>
          <table:covered-table-cell table:style-name="ce109"/>
          <table:covered-table-cell table:style-name="ce147"/>
          <table:covered-table-cell table:style-name="ce194"/>
          <table:covered-table-cell table:style-name="ce93"/>
          <table:covered-table-cell table:number-columns-repeated="6" table:style-name="ce58"/>
          <table:covered-table-cell table:number-columns-repeated="2" table:style-name="ce93"/>
          <table:covered-table-cell table:number-columns-repeated="3" table:style-name="ce58"/>
          <table:covered-table-cell table:style-name="ce85"/>
          <table:table-cell table:style-name="ce236" table:formula="of:=IF([.H42]&lt;&gt;[.H43];&quot;!&quot;;&quot;&quot;)" table:number-columns-spanned="1" table:number-rows-spanned="2">
            <text:p/>
          </table:table-cell>
          <table:table-cell table:style-name="ce238" table:formula="of:=LEN([.H42])" office:value-type="float" office:value="66" calcext:value-type="float">
            <text:p>66</text:p>
          </table:table-cell>
          <table:table-cell table:number-columns-spanned="7" table:number-rows-spanned="2"/>
          <table:covered-table-cell table:number-columns-repeated="6"/>
          <table:table-cell table:number-columns-repeated="16350"/>
        </table:table-row>
        <table:table-row table:style-name="ro4">
          <table:table-cell table:style-name="ce30" table:formula="of:=INDIRECT(&quot;Language.&quot; &amp; [Language.$C$1] &amp; 24)" office:value-type="string" office:string-value="Enter encoded HEX hash to be decoded:" calcext:value-type="string" table:number-columns-spanned="7" table:number-rows-spanned="1">
            <text:p>Enter encoded HEX hash to be decoded:</text:p>
          </table:table-cell>
          <table:covered-table-cell table:number-columns-repeated="4" table:style-name="ce150"/>
          <table:covered-table-cell table:style-name="ce82"/>
          <table:covered-table-cell table:style-name="ce157"/>
          <table:table-cell table:style-name="ce297" office:value-type="string" calcext:value-type="string" table:number-columns-spanned="17" table:number-rows-spanned="1">
            <text:p>00E060030060340540381B02C0540C81503A0580C81503A0A41381B04E0680C010</text:p>
          </table:table-cell>
          <table:covered-table-cell table:style-name="ce119"/>
          <table:covered-table-cell table:number-columns-repeated="14" table:style-name="ce58"/>
          <table:covered-table-cell table:style-name="ce85"/>
          <table:covered-table-cell/>
          <table:table-cell table:style-name="ce238" table:formula="of:=LEN([.H43])" office:value-type="float" office:value="66" calcext:value-type="float">
            <text:p>66</text:p>
          </table:table-cell>
          <table:covered-table-cell table:number-columns-repeated="7"/>
          <table:table-cell table:number-columns-repeated="16350"/>
        </table:table-row>
        <table:table-row table:style-name="ro1">
          <table:table-cell table:number-columns-spanned="33" table:number-rows-spanned="2"/>
          <table:covered-table-cell table:number-columns-repeated="32"/>
          <table:table-cell table:number-columns-repeated="16350"/>
        </table:table-row>
        <table:table-row table:style-name="ro1">
          <table:covered-table-cell table:number-columns-repeated="33"/>
          <table:table-cell table:number-columns-repeated="16350"/>
        </table:table-row>
        <table:table-row table:style-name="ro1">
          <table:table-cell table:style-name="ce34" office:value-type="string" calcext:value-type="string">
            <text:p>#</text:p>
          </table:table-cell>
          <table:table-cell table:style-name="ce54" table:formula="of:=INDIRECT(&quot;Language.&quot; &amp; [Language.$C$1] &amp; 25)" office:value-type="string" office:string-value="Decoding rules. Keep them separated from the punch (e.g. in a testament)." calcext:value-type="string" table:number-columns-spanned="23" table:number-rows-spanned="1">
            <text:p>Decoding rules. Keep them separated from the punch (e.g. in a testament).</text:p>
          </table:table-cell>
          <table:covered-table-cell table:number-columns-repeated="7" table:style-name="ce65"/>
          <table:covered-table-cell table:style-name="ce145"/>
          <table:covered-table-cell table:style-name="ce172"/>
          <table:covered-table-cell table:style-name="ce196"/>
          <table:covered-table-cell table:number-columns-repeated="5" table:style-name="ce202"/>
          <table:covered-table-cell table:number-columns-repeated="7" table:style-name="ce87"/>
          <table:table-cell table:style-name="ce87" table:number-columns-spanned="9" table:number-rows-spanned="53"/>
          <table:covered-table-cell table:number-columns-repeated="8" table:style-name="ce87"/>
          <table:table-cell table:number-columns-repeated="16350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56" office:value-type="string" calcext:value-type="string">
            <text:p>-</text:p>
          </table:table-cell>
          <table:table-cell table:style-name="ce75" table:formula="of:=INDIRECT(&quot;Language.&quot; &amp; [Language.$C$1] &amp; 26)" office:value-type="string" office:string-value="Starting with the first character, convert each 2-digit hexadecimal value to an 8-bit binary number." calcext:value-type="string" table:number-columns-spanned="22" table:number-rows-spanned="1">
            <text:p>Starting with the first character, convert each 2-digit hexadecimal value to an 8-bit binary number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16" table:style-name="ce87"/>
          <table:table-cell table:number-columns-repeated="16350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56" office:value-type="string" calcext:value-type="string">
            <text:p>-</text:p>
          </table:table-cell>
          <table:table-cell table:style-name="ce75" table:formula="of:=INDIRECT(&quot;Language.&quot; &amp; [Language.$C$1] &amp; 27)" office:value-type="string" office:string-value="String all binary numbers together." calcext:value-type="string" table:number-columns-spanned="22" table:number-rows-spanned="1">
            <text:p>String all binary numbers together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16" table:style-name="ce87"/>
          <table:table-cell table:number-columns-repeated="16350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56" office:value-type="string" calcext:value-type="string">
            <text:p>-</text:p>
          </table:table-cell>
          <table:table-cell table:style-name="ce75" table:formula="of:=INDIRECT(&quot;Language.&quot; &amp; [Language.$C$1] &amp; 28)" office:value-type="string" office:string-value="Divide the resulting binary string into 11-bit groups." calcext:value-type="string" table:number-columns-spanned="22" table:number-rows-spanned="1">
            <text:p>Divide the resulting binary string into 11-bit groups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16" table:style-name="ce87"/>
          <table:table-cell table:number-columns-repeated="16350"/>
        </table:table-row>
        <table:table-row table:style-name="ro1">
          <table:table-cell table:style-name="ce35" office:value-type="float" office:value="4" calcext:value-type="float">
            <text:p>4</text:p>
          </table:table-cell>
          <table:table-cell table:style-name="ce56" office:value-type="string" calcext:value-type="string">
            <text:p>-</text:p>
          </table:table-cell>
          <table:table-cell table:style-name="ce75" table:formula="of:=INDIRECT(&quot;Language.&quot; &amp; [Language.$C$1] &amp; 29)" office:value-type="string" office:string-value="Convert each 11-digit binary value into integer (This is the index of the word in the BIP-39 list)." calcext:value-type="string" table:number-columns-spanned="22" table:number-rows-spanned="1">
            <text:p>Convert each 11-digit binary value into integer (This is the index of the word in the BIP-39 list)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16" table:style-name="ce87"/>
          <table:table-cell table:number-columns-repeated="16350"/>
        </table:table-row>
        <table:table-row table:style-name="ro1">
          <table:table-cell table:style-name="ce35" office:value-type="float" office:value="5" calcext:value-type="float">
            <text:p>5</text:p>
          </table:table-cell>
          <table:table-cell table:formula="of:=CONCATENATE(INDIRECT(&quot;Language.&quot; &amp; [Language.$C$1] &amp; 37);&quot; &quot;;&quot;1:&quot;)" office:value-type="string" office:string-value="Word 1:" calcext:value-type="string">
            <text:p>Word 1:</text:p>
          </table:table-cell>
          <table:table-cell table:style-name="ce75" table:formula="of:=IF(ISBLANK([.T3]);&quot;&quot;;SUBSTITUTE(CONCATENATE(INDIRECT(&quot;Language.&quot; &amp; [Language.$C$1] &amp; 30);ABS([.T3]);INDIRECT(&quot;Language.&quot; &amp; [Language.$C$1] &amp; 31);IF([.T3]&lt;0;INDIRECT(&quot;Language.&quot; &amp; [Language.$C$1] &amp; 32);INDIRECT(&quot;Language.&quot; &amp; [Language.$C$1] &amp; 33));INDIRECT(&quot;Language.&quot; &amp; [Language.$C$1] &amp; 34)); &quot;[i-n-d-e-x]&quot;; [.S3]))" office:value-type="string" office:string-value="Take the index of the word that is 1 ranks before the current index." calcext:value-type="string" table:number-columns-spanned="22" table:number-rows-spanned="1">
            <text:p>Take the index of the word that is 1 ranks before the current index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7" table:style-name="ce87"/>
          <table:covered-table-cell table:number-columns-repeated="8"/>
          <table:covered-table-cell table:style-name="ce87"/>
          <table:table-cell table:number-columns-repeated="16350"/>
        </table:table-row>
        <table:table-row table:style-name="ro1">
          <table:table-cell table:style-name="ce35" office:value-type="float" office:value="6" calcext:value-type="float">
            <text:p>6</text:p>
          </table:table-cell>
          <table:table-cell table:formula="of:=CONCATENATE(INDIRECT(&quot;Language.&quot; &amp; [Language.$C$1] &amp; 37);&quot; &quot;;&quot;2:&quot;)" office:value-type="string" office:string-value="Word 2:" calcext:value-type="string">
            <text:p>Word 2:</text:p>
          </table:table-cell>
          <table:table-cell table:style-name="ce75" table:formula="of:=IF(ISBLANK([.T4]);&quot;&quot;;SUBSTITUTE(CONCATENATE(INDIRECT(&quot;Language.&quot; &amp; [Language.$C$1] &amp; 30);ABS([.T4]);INDIRECT(&quot;Language.&quot; &amp; [Language.$C$1] &amp; 31);IF([.T4]&lt;0;INDIRECT(&quot;Language.&quot; &amp; [Language.$C$1] &amp; 32);INDIRECT(&quot;Language.&quot; &amp; [Language.$C$1] &amp; 33));INDIRECT(&quot;Language.&quot; &amp; [Language.$C$1] &amp; 34)); &quot;[i-n-d-e-x]&quot;; [.S4]))" office:value-type="string" office:string-value="Take the index of the word that is 2 ranks before the current index." calcext:value-type="string" table:number-columns-spanned="22" table:number-rows-spanned="1">
            <text:p>Take the index of the word that is 2 ranks before the current index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7" table:style-name="ce87"/>
          <table:covered-table-cell table:number-columns-repeated="8"/>
          <table:covered-table-cell table:style-name="ce87"/>
          <table:table-cell table:number-columns-repeated="16350"/>
        </table:table-row>
        <table:table-row table:style-name="ro1">
          <table:table-cell table:style-name="ce35" office:value-type="float" office:value="7" calcext:value-type="float">
            <text:p>7</text:p>
          </table:table-cell>
          <table:table-cell table:formula="of:=CONCATENATE(INDIRECT(&quot;Language.&quot; &amp; [Language.$C$1] &amp; 37);&quot; &quot;;&quot;3:&quot;)" office:value-type="string" office:string-value="Word 3:" calcext:value-type="string">
            <text:p>Word 3:</text:p>
          </table:table-cell>
          <table:table-cell table:style-name="ce75" table:formula="of:=IF(ISBLANK([.T5]);&quot;&quot;;SUBSTITUTE(CONCATENATE(INDIRECT(&quot;Language.&quot; &amp; [Language.$C$1] &amp; 30);ABS([.T5]);INDIRECT(&quot;Language.&quot; &amp; [Language.$C$1] &amp; 31);IF([.T5]&lt;0;INDIRECT(&quot;Language.&quot; &amp; [Language.$C$1] &amp; 32);INDIRECT(&quot;Language.&quot; &amp; [Language.$C$1] &amp; 33));INDIRECT(&quot;Language.&quot; &amp; [Language.$C$1] &amp; 34)); &quot;[i-n-d-e-x]&quot;; [.S5]))" office:value-type="string" office:string-value="Take the index of the word that is 3 ranks before the current index." calcext:value-type="string" table:number-columns-spanned="22" table:number-rows-spanned="1">
            <text:p>Take the index of the word that is 3 ranks before the current index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7" table:style-name="ce87"/>
          <table:covered-table-cell table:number-columns-repeated="8"/>
          <table:covered-table-cell table:style-name="ce87"/>
          <table:table-cell table:number-columns-repeated="16350"/>
        </table:table-row>
        <table:table-row table:style-name="ro1">
          <table:table-cell table:style-name="ce35" office:value-type="float" office:value="8" calcext:value-type="float">
            <text:p>8</text:p>
          </table:table-cell>
          <table:table-cell table:formula="of:=CONCATENATE(INDIRECT(&quot;Language.&quot; &amp; [Language.$C$1] &amp; 37);&quot; &quot;;&quot;4:&quot;)" office:value-type="string" office:string-value="Word 4:" calcext:value-type="string">
            <text:p>Word 4:</text:p>
          </table:table-cell>
          <table:table-cell table:style-name="ce75" table:formula="of:=IF(ISBLANK([.T6]);&quot;&quot;;SUBSTITUTE(CONCATENATE(INDIRECT(&quot;Language.&quot; &amp; [Language.$C$1] &amp; 30);ABS([.T6]);INDIRECT(&quot;Language.&quot; &amp; [Language.$C$1] &amp; 31);IF([.T6]&lt;0;INDIRECT(&quot;Language.&quot; &amp; [Language.$C$1] &amp; 32);INDIRECT(&quot;Language.&quot; &amp; [Language.$C$1] &amp; 33));INDIRECT(&quot;Language.&quot; &amp; [Language.$C$1] &amp; 34)); &quot;[i-n-d-e-x]&quot;; [.S6]))" office:value-type="string" office:string-value="Take the index of the word that is 4 ranks before the current index." calcext:value-type="string" table:number-columns-spanned="22" table:number-rows-spanned="1">
            <text:p>Take the index of the word that is 4 ranks before the current index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7" table:style-name="ce87"/>
          <table:covered-table-cell table:number-columns-repeated="8"/>
          <table:covered-table-cell table:style-name="ce87"/>
          <table:table-cell table:number-columns-repeated="16350"/>
        </table:table-row>
        <table:table-row table:style-name="ro1">
          <table:table-cell table:style-name="ce35" office:value-type="float" office:value="9" calcext:value-type="float">
            <text:p>9</text:p>
          </table:table-cell>
          <table:table-cell table:formula="of:=CONCATENATE(INDIRECT(&quot;Language.&quot; &amp; [Language.$C$1] &amp; 37);&quot; &quot;;&quot;5:&quot;)" office:value-type="string" office:string-value="Word 5:" calcext:value-type="string">
            <text:p>Word 5:</text:p>
          </table:table-cell>
          <table:table-cell table:style-name="ce75" table:formula="of:=IF(ISBLANK([.T7]);&quot;&quot;;SUBSTITUTE(CONCATENATE(INDIRECT(&quot;Language.&quot; &amp; [Language.$C$1] &amp; 30);ABS([.T7]);INDIRECT(&quot;Language.&quot; &amp; [Language.$C$1] &amp; 31);IF([.T7]&lt;0;INDIRECT(&quot;Language.&quot; &amp; [Language.$C$1] &amp; 32);INDIRECT(&quot;Language.&quot; &amp; [Language.$C$1] &amp; 33));INDIRECT(&quot;Language.&quot; &amp; [Language.$C$1] &amp; 34)); &quot;[i-n-d-e-x]&quot;; [.S7]))" office:value-type="string" office:string-value="Take the index of the word that is 5 ranks before the current index." calcext:value-type="string" table:number-columns-spanned="22" table:number-rows-spanned="1">
            <text:p>Take the index of the word that is 5 ranks before the current index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7" table:style-name="ce87"/>
          <table:covered-table-cell table:number-columns-repeated="8"/>
          <table:covered-table-cell table:style-name="ce87"/>
          <table:table-cell table:number-columns-repeated="16350"/>
        </table:table-row>
        <table:table-row table:style-name="ro1">
          <table:table-cell table:style-name="ce35" office:value-type="float" office:value="10" calcext:value-type="float">
            <text:p>10</text:p>
          </table:table-cell>
          <table:table-cell table:formula="of:=CONCATENATE(INDIRECT(&quot;Language.&quot; &amp; [Language.$C$1] &amp; 37);&quot; &quot;;&quot;6:&quot;)" office:value-type="string" office:string-value="Word 6:" calcext:value-type="string">
            <text:p>Word 6:</text:p>
          </table:table-cell>
          <table:table-cell table:style-name="ce75" table:formula="of:=IF(ISBLANK([.T8]);&quot;&quot;;SUBSTITUTE(CONCATENATE(INDIRECT(&quot;Language.&quot; &amp; [Language.$C$1] &amp; 30);ABS([.T8]);INDIRECT(&quot;Language.&quot; &amp; [Language.$C$1] &amp; 31);IF([.T8]&lt;0;INDIRECT(&quot;Language.&quot; &amp; [Language.$C$1] &amp; 32);INDIRECT(&quot;Language.&quot; &amp; [Language.$C$1] &amp; 33));INDIRECT(&quot;Language.&quot; &amp; [Language.$C$1] &amp; 34)); &quot;[i-n-d-e-x]&quot;; [.S8]))" office:value-type="string" office:string-value="Take the index of the word that is 6 ranks before the current index." calcext:value-type="string" table:number-columns-spanned="22" table:number-rows-spanned="1">
            <text:p>Take the index of the word that is 6 ranks before the current index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7" table:style-name="ce87"/>
          <table:covered-table-cell table:number-columns-repeated="8"/>
          <table:covered-table-cell table:style-name="ce87"/>
          <table:table-cell table:number-columns-repeated="16350"/>
        </table:table-row>
        <table:table-row table:style-name="ro1">
          <table:table-cell table:style-name="ce35" office:value-type="float" office:value="11" calcext:value-type="float">
            <text:p>11</text:p>
          </table:table-cell>
          <table:table-cell table:formula="of:=CONCATENATE(INDIRECT(&quot;Language.&quot; &amp; [Language.$C$1] &amp; 37);&quot; &quot;;&quot;7:&quot;)" office:value-type="string" office:string-value="Word 7:" calcext:value-type="string">
            <text:p>Word 7:</text:p>
          </table:table-cell>
          <table:table-cell table:style-name="ce75" table:formula="of:=IF(ISBLANK([.T9]);&quot;&quot;;SUBSTITUTE(CONCATENATE(INDIRECT(&quot;Language.&quot; &amp; [Language.$C$1] &amp; 30);ABS([.T9]);INDIRECT(&quot;Language.&quot; &amp; [Language.$C$1] &amp; 31);IF([.T9]&lt;0;INDIRECT(&quot;Language.&quot; &amp; [Language.$C$1] &amp; 32);INDIRECT(&quot;Language.&quot; &amp; [Language.$C$1] &amp; 33));INDIRECT(&quot;Language.&quot; &amp; [Language.$C$1] &amp; 34)); &quot;[i-n-d-e-x]&quot;; [.S9]))" office:value-type="string" office:string-value="Take the index of the word that is 7 ranks before the current index." calcext:value-type="string" table:number-columns-spanned="22" table:number-rows-spanned="1">
            <text:p>Take the index of the word that is 7 ranks before the current index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7" table:style-name="ce87"/>
          <table:covered-table-cell table:number-columns-repeated="8"/>
          <table:covered-table-cell table:style-name="ce87"/>
          <table:table-cell table:number-columns-repeated="16350"/>
        </table:table-row>
        <table:table-row table:style-name="ro1">
          <table:table-cell table:style-name="ce35" office:value-type="float" office:value="12" calcext:value-type="float">
            <text:p>12</text:p>
          </table:table-cell>
          <table:table-cell table:formula="of:=CONCATENATE(INDIRECT(&quot;Language.&quot; &amp; [Language.$C$1] &amp; 37);&quot; &quot;;&quot;8:&quot;)" office:value-type="string" office:string-value="Word 8:" calcext:value-type="string">
            <text:p>Word 8:</text:p>
          </table:table-cell>
          <table:table-cell table:style-name="ce75" table:formula="of:=IF(ISBLANK([.T10]);&quot;&quot;;SUBSTITUTE(CONCATENATE(INDIRECT(&quot;Language.&quot; &amp; [Language.$C$1] &amp; 30);ABS([.T10]);INDIRECT(&quot;Language.&quot; &amp; [Language.$C$1] &amp; 31);IF([.T10]&lt;0;INDIRECT(&quot;Language.&quot; &amp; [Language.$C$1] &amp; 32);INDIRECT(&quot;Language.&quot; &amp; [Language.$C$1] &amp; 33));INDIRECT(&quot;Language.&quot; &amp; [Language.$C$1] &amp; 34)); &quot;[i-n-d-e-x]&quot;; [.S10]))" office:value-type="string" office:string-value="Take the index of the word that is 8 ranks before the current index." calcext:value-type="string" table:number-columns-spanned="22" table:number-rows-spanned="1">
            <text:p>Take the index of the word that is 8 ranks before the current index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7" table:style-name="ce87"/>
          <table:covered-table-cell table:number-columns-repeated="8"/>
          <table:covered-table-cell table:style-name="ce87"/>
          <table:table-cell table:number-columns-repeated="16350"/>
        </table:table-row>
        <table:table-row table:style-name="ro1">
          <table:table-cell table:style-name="ce35" office:value-type="float" office:value="13" calcext:value-type="float">
            <text:p>13</text:p>
          </table:table-cell>
          <table:table-cell table:formula="of:=CONCATENATE(INDIRECT(&quot;Language.&quot; &amp; [Language.$C$1] &amp; 37);&quot; &quot;;&quot;9:&quot;)" office:value-type="string" office:string-value="Word 9:" calcext:value-type="string">
            <text:p>Word 9:</text:p>
          </table:table-cell>
          <table:table-cell table:style-name="ce75" table:formula="of:=IF(ISBLANK([.T11]);&quot;&quot;;SUBSTITUTE(CONCATENATE(INDIRECT(&quot;Language.&quot; &amp; [Language.$C$1] &amp; 30);ABS([.T11]);INDIRECT(&quot;Language.&quot; &amp; [Language.$C$1] &amp; 31);IF([.T11]&lt;0;INDIRECT(&quot;Language.&quot; &amp; [Language.$C$1] &amp; 32);INDIRECT(&quot;Language.&quot; &amp; [Language.$C$1] &amp; 33));INDIRECT(&quot;Language.&quot; &amp; [Language.$C$1] &amp; 34)); &quot;[i-n-d-e-x]&quot;; [.S11]))" office:value-type="string" office:string-value="Take the index of the word that is 9 ranks before the current index." calcext:value-type="string" table:number-columns-spanned="22" table:number-rows-spanned="1">
            <text:p>Take the index of the word that is 9 ranks before the current index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7" table:style-name="ce87"/>
          <table:covered-table-cell table:number-columns-repeated="8"/>
          <table:covered-table-cell table:style-name="ce87"/>
          <table:table-cell table:number-columns-repeated="16350"/>
        </table:table-row>
        <table:table-row table:style-name="ro1">
          <table:table-cell table:style-name="ce35" office:value-type="float" office:value="14" calcext:value-type="float">
            <text:p>14</text:p>
          </table:table-cell>
          <table:table-cell table:formula="of:=CONCATENATE(INDIRECT(&quot;Language.&quot; &amp; [Language.$C$1] &amp; 37);&quot; &quot;;&quot;10:&quot;)" office:value-type="string" office:string-value="Word 10:" calcext:value-type="string">
            <text:p>Word 10:</text:p>
          </table:table-cell>
          <table:table-cell table:style-name="ce75" table:formula="of:=IF(ISBLANK([.T12]);&quot;&quot;;SUBSTITUTE(CONCATENATE(INDIRECT(&quot;Language.&quot; &amp; [Language.$C$1] &amp; 30);ABS([.T12]);INDIRECT(&quot;Language.&quot; &amp; [Language.$C$1] &amp; 31);IF([.T12]&lt;0;INDIRECT(&quot;Language.&quot; &amp; [Language.$C$1] &amp; 32);INDIRECT(&quot;Language.&quot; &amp; [Language.$C$1] &amp; 33));INDIRECT(&quot;Language.&quot; &amp; [Language.$C$1] &amp; 34)); &quot;[i-n-d-e-x]&quot;; [.S12]))" office:value-type="string" office:string-value="Take the index of the word that is 10 ranks before the current index." calcext:value-type="string" table:number-columns-spanned="22" table:number-rows-spanned="1">
            <text:p>Take the index of the word that is 10 ranks before the current index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7" table:style-name="ce87"/>
          <table:covered-table-cell table:number-columns-repeated="8"/>
          <table:covered-table-cell table:style-name="ce87"/>
          <table:table-cell table:number-columns-repeated="16350"/>
        </table:table-row>
        <table:table-row table:style-name="ro1">
          <table:table-cell table:style-name="ce35" office:value-type="float" office:value="15" calcext:value-type="float">
            <text:p>15</text:p>
          </table:table-cell>
          <table:table-cell table:formula="of:=CONCATENATE(INDIRECT(&quot;Language.&quot; &amp; [Language.$C$1] &amp; 37);&quot; &quot;;&quot;11:&quot;)" office:value-type="string" office:string-value="Word 11:" calcext:value-type="string">
            <text:p>Word 11:</text:p>
          </table:table-cell>
          <table:table-cell table:style-name="ce75" table:formula="of:=IF(ISBLANK([.T13]);&quot;&quot;;SUBSTITUTE(CONCATENATE(INDIRECT(&quot;Language.&quot; &amp; [Language.$C$1] &amp; 30);ABS([.T13]);INDIRECT(&quot;Language.&quot; &amp; [Language.$C$1] &amp; 31);IF([.T13]&lt;0;INDIRECT(&quot;Language.&quot; &amp; [Language.$C$1] &amp; 32);INDIRECT(&quot;Language.&quot; &amp; [Language.$C$1] &amp; 33));INDIRECT(&quot;Language.&quot; &amp; [Language.$C$1] &amp; 34)); &quot;[i-n-d-e-x]&quot;; [.S13]))" office:value-type="string" office:string-value="Take the index of the word that is 11 ranks before the current index." calcext:value-type="string" table:number-columns-spanned="22" table:number-rows-spanned="1">
            <text:p>Take the index of the word that is 11 ranks before the current index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7" table:style-name="ce87"/>
          <table:covered-table-cell table:number-columns-repeated="8"/>
          <table:covered-table-cell table:style-name="ce87"/>
          <table:table-cell table:number-columns-repeated="16350"/>
        </table:table-row>
        <table:table-row table:style-name="ro1">
          <table:table-cell table:style-name="ce35" office:value-type="float" office:value="16" calcext:value-type="float">
            <text:p>16</text:p>
          </table:table-cell>
          <table:table-cell table:formula="of:=CONCATENATE(INDIRECT(&quot;Language.&quot; &amp; [Language.$C$1] &amp; 37);&quot; &quot;;&quot;12:&quot;)" office:value-type="string" office:string-value="Word 12:" calcext:value-type="string">
            <text:p>Word 12:</text:p>
          </table:table-cell>
          <table:table-cell table:style-name="ce75" table:formula="of:=IF(ISBLANK([.T14]);&quot;&quot;;SUBSTITUTE(CONCATENATE(INDIRECT(&quot;Language.&quot; &amp; [Language.$C$1] &amp; 30);ABS([.T14]);INDIRECT(&quot;Language.&quot; &amp; [Language.$C$1] &amp; 31);IF([.T14]&lt;0;INDIRECT(&quot;Language.&quot; &amp; [Language.$C$1] &amp; 32);INDIRECT(&quot;Language.&quot; &amp; [Language.$C$1] &amp; 33));INDIRECT(&quot;Language.&quot; &amp; [Language.$C$1] &amp; 34)); &quot;[i-n-d-e-x]&quot;; [.S14]))" office:value-type="string" office:string-value="Take the index of the word that is 12 ranks before the current index." calcext:value-type="string" table:number-columns-spanned="22" table:number-rows-spanned="1">
            <text:p>Take the index of the word that is 12 ranks before the current index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7" table:style-name="ce87"/>
          <table:covered-table-cell table:number-columns-repeated="8"/>
          <table:covered-table-cell table:style-name="ce87"/>
          <table:table-cell table:number-columns-repeated="16350"/>
        </table:table-row>
        <table:table-row table:style-name="ro1">
          <table:table-cell table:style-name="ce35" office:value-type="float" office:value="17" calcext:value-type="float">
            <text:p>17</text:p>
          </table:table-cell>
          <table:table-cell table:formula="of:=CONCATENATE(INDIRECT(&quot;Language.&quot; &amp; [Language.$C$1] &amp; 37);&quot; &quot;;&quot;13:&quot;)" office:value-type="string" office:string-value="Word 13:" calcext:value-type="string">
            <text:p>Word 13:</text:p>
          </table:table-cell>
          <table:table-cell table:style-name="ce75" table:formula="of:=IF(ISBLANK([.T15]);&quot;&quot;;SUBSTITUTE(CONCATENATE(INDIRECT(&quot;Language.&quot; &amp; [Language.$C$1] &amp; 30);ABS([.T15]);INDIRECT(&quot;Language.&quot; &amp; [Language.$C$1] &amp; 31);IF([.T15]&lt;0;INDIRECT(&quot;Language.&quot; &amp; [Language.$C$1] &amp; 32);INDIRECT(&quot;Language.&quot; &amp; [Language.$C$1] &amp; 33));INDIRECT(&quot;Language.&quot; &amp; [Language.$C$1] &amp; 34)); &quot;[i-n-d-e-x]&quot;; [.S15]))" office:value-type="string" office:string-value="Take the index of the word that is 13 ranks before the current index." calcext:value-type="string" table:number-columns-spanned="22" table:number-rows-spanned="1">
            <text:p>Take the index of the word that is 13 ranks before the current index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7" table:style-name="ce87"/>
          <table:covered-table-cell table:number-columns-repeated="8"/>
          <table:covered-table-cell table:style-name="ce87"/>
          <table:table-cell table:number-columns-repeated="16350"/>
        </table:table-row>
        <table:table-row table:style-name="ro1">
          <table:table-cell table:style-name="ce35" office:value-type="float" office:value="18" calcext:value-type="float">
            <text:p>18</text:p>
          </table:table-cell>
          <table:table-cell table:formula="of:=CONCATENATE(INDIRECT(&quot;Language.&quot; &amp; [Language.$C$1] &amp; 37);&quot; &quot;;&quot;14:&quot;)" office:value-type="string" office:string-value="Word 14:" calcext:value-type="string">
            <text:p>Word 14:</text:p>
          </table:table-cell>
          <table:table-cell table:style-name="ce75" table:formula="of:=IF(ISBLANK([.T16]);&quot;&quot;;SUBSTITUTE(CONCATENATE(INDIRECT(&quot;Language.&quot; &amp; [Language.$C$1] &amp; 30);ABS([.T16]);INDIRECT(&quot;Language.&quot; &amp; [Language.$C$1] &amp; 31);IF([.T16]&lt;0;INDIRECT(&quot;Language.&quot; &amp; [Language.$C$1] &amp; 32);INDIRECT(&quot;Language.&quot; &amp; [Language.$C$1] &amp; 33));INDIRECT(&quot;Language.&quot; &amp; [Language.$C$1] &amp; 34)); &quot;[i-n-d-e-x]&quot;; [.S16]))" office:value-type="string" office:string-value="Take the index of the word that is 14 ranks before the current index." calcext:value-type="string" table:number-columns-spanned="22" table:number-rows-spanned="1">
            <text:p>Take the index of the word that is 14 ranks before the current index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7" table:style-name="ce87"/>
          <table:covered-table-cell table:number-columns-repeated="8"/>
          <table:covered-table-cell table:style-name="ce87"/>
          <table:table-cell table:number-columns-repeated="16350"/>
        </table:table-row>
        <table:table-row table:style-name="ro1">
          <table:table-cell table:style-name="ce35" office:value-type="float" office:value="19" calcext:value-type="float">
            <text:p>19</text:p>
          </table:table-cell>
          <table:table-cell table:formula="of:=CONCATENATE(INDIRECT(&quot;Language.&quot; &amp; [Language.$C$1] &amp; 37);&quot; &quot;;&quot;15:&quot;)" office:value-type="string" office:string-value="Word 15:" calcext:value-type="string">
            <text:p>Word 15:</text:p>
          </table:table-cell>
          <table:table-cell table:style-name="ce75" table:formula="of:=IF(ISBLANK([.T17]);&quot;&quot;;SUBSTITUTE(CONCATENATE(INDIRECT(&quot;Language.&quot; &amp; [Language.$C$1] &amp; 30);ABS([.T17]);INDIRECT(&quot;Language.&quot; &amp; [Language.$C$1] &amp; 31);IF([.T17]&lt;0;INDIRECT(&quot;Language.&quot; &amp; [Language.$C$1] &amp; 32);INDIRECT(&quot;Language.&quot; &amp; [Language.$C$1] &amp; 33));INDIRECT(&quot;Language.&quot; &amp; [Language.$C$1] &amp; 34)); &quot;[i-n-d-e-x]&quot;; [.S17]))" office:value-type="string" office:string-value="Take the index of the word that is 15 ranks before the current index." calcext:value-type="string" table:number-columns-spanned="22" table:number-rows-spanned="1">
            <text:p>Take the index of the word that is 15 ranks before the current index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7" table:style-name="ce87"/>
          <table:covered-table-cell table:number-columns-repeated="8"/>
          <table:covered-table-cell table:style-name="ce87"/>
          <table:table-cell table:number-columns-repeated="16350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formula="of:=CONCATENATE(INDIRECT(&quot;Language.&quot; &amp; [Language.$C$1] &amp; 37);&quot; &quot;;&quot;16:&quot;)" office:value-type="string" office:string-value="Word 16:" calcext:value-type="string">
            <text:p>Word 16:</text:p>
          </table:table-cell>
          <table:table-cell table:style-name="ce75" table:formula="of:=IF(ISBLANK([.T18]);&quot;&quot;;SUBSTITUTE(CONCATENATE(INDIRECT(&quot;Language.&quot; &amp; [Language.$C$1] &amp; 30);ABS([.T18]);INDIRECT(&quot;Language.&quot; &amp; [Language.$C$1] &amp; 31);IF([.T18]&lt;0;INDIRECT(&quot;Language.&quot; &amp; [Language.$C$1] &amp; 32);INDIRECT(&quot;Language.&quot; &amp; [Language.$C$1] &amp; 33));INDIRECT(&quot;Language.&quot; &amp; [Language.$C$1] &amp; 34)); &quot;[i-n-d-e-x]&quot;; [.S18]))" office:value-type="string" office:string-value="Take the index of the word that is 16 ranks before the current index." calcext:value-type="string" table:number-columns-spanned="22" table:number-rows-spanned="1">
            <text:p>Take the index of the word that is 16 ranks before the current index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7" table:style-name="ce87"/>
          <table:covered-table-cell table:number-columns-repeated="8"/>
          <table:covered-table-cell table:style-name="ce87"/>
          <table:table-cell table:number-columns-repeated="16350"/>
        </table:table-row>
        <table:table-row table:style-name="ro1">
          <table:table-cell table:style-name="ce35" office:value-type="float" office:value="21" calcext:value-type="float">
            <text:p>21</text:p>
          </table:table-cell>
          <table:table-cell table:formula="of:=CONCATENATE(INDIRECT(&quot;Language.&quot; &amp; [Language.$C$1] &amp; 37);&quot; &quot;;&quot;17:&quot;)" office:value-type="string" office:string-value="Word 17:" calcext:value-type="string">
            <text:p>Word 17:</text:p>
          </table:table-cell>
          <table:table-cell table:style-name="ce75" table:formula="of:=IF(ISBLANK([.T19]);&quot;&quot;;SUBSTITUTE(CONCATENATE(INDIRECT(&quot;Language.&quot; &amp; [Language.$C$1] &amp; 30);ABS([.T19]);INDIRECT(&quot;Language.&quot; &amp; [Language.$C$1] &amp; 31);IF([.T19]&lt;0;INDIRECT(&quot;Language.&quot; &amp; [Language.$C$1] &amp; 32);INDIRECT(&quot;Language.&quot; &amp; [Language.$C$1] &amp; 33));INDIRECT(&quot;Language.&quot; &amp; [Language.$C$1] &amp; 34)); &quot;[i-n-d-e-x]&quot;; [.S19]))" office:value-type="string" office:string-value="Take the index of the word that is 17 ranks before the current index." calcext:value-type="string" table:number-columns-spanned="22" table:number-rows-spanned="1">
            <text:p>Take the index of the word that is 17 ranks before the current index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7" table:style-name="ce87"/>
          <table:covered-table-cell table:number-columns-repeated="8"/>
          <table:covered-table-cell table:style-name="ce87"/>
          <table:table-cell table:number-columns-repeated="16350"/>
        </table:table-row>
        <table:table-row table:style-name="ro1">
          <table:table-cell table:style-name="ce35" office:value-type="float" office:value="22" calcext:value-type="float">
            <text:p>22</text:p>
          </table:table-cell>
          <table:table-cell table:formula="of:=CONCATENATE(INDIRECT(&quot;Language.&quot; &amp; [Language.$C$1] &amp; 37);&quot; &quot;;&quot;18:&quot;)" office:value-type="string" office:string-value="Word 18:" calcext:value-type="string">
            <text:p>Word 18:</text:p>
          </table:table-cell>
          <table:table-cell table:style-name="ce75" table:formula="of:=IF(ISBLANK([.T20]);&quot;&quot;;SUBSTITUTE(CONCATENATE(INDIRECT(&quot;Language.&quot; &amp; [Language.$C$1] &amp; 30);ABS([.T20]);INDIRECT(&quot;Language.&quot; &amp; [Language.$C$1] &amp; 31);IF([.T20]&lt;0;INDIRECT(&quot;Language.&quot; &amp; [Language.$C$1] &amp; 32);INDIRECT(&quot;Language.&quot; &amp; [Language.$C$1] &amp; 33));INDIRECT(&quot;Language.&quot; &amp; [Language.$C$1] &amp; 34)); &quot;[i-n-d-e-x]&quot;; [.S20]))" office:value-type="string" office:string-value="Take the index of the word that is 18 ranks before the current index." calcext:value-type="string" table:number-columns-spanned="22" table:number-rows-spanned="1">
            <text:p>Take the index of the word that is 18 ranks before the current index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7" table:style-name="ce87"/>
          <table:covered-table-cell table:number-columns-repeated="8"/>
          <table:covered-table-cell table:style-name="ce87"/>
          <table:table-cell table:number-columns-repeated="16350"/>
        </table:table-row>
        <table:table-row table:style-name="ro1">
          <table:table-cell table:style-name="ce35" office:value-type="float" office:value="23" calcext:value-type="float">
            <text:p>23</text:p>
          </table:table-cell>
          <table:table-cell table:formula="of:=CONCATENATE(INDIRECT(&quot;Language.&quot; &amp; [Language.$C$1] &amp; 37);&quot; &quot;;&quot;19:&quot;)" office:value-type="string" office:string-value="Word 19:" calcext:value-type="string">
            <text:p>Word 19:</text:p>
          </table:table-cell>
          <table:table-cell table:style-name="ce75" table:formula="of:=IF(ISBLANK([.T21]);&quot;&quot;;SUBSTITUTE(CONCATENATE(INDIRECT(&quot;Language.&quot; &amp; [Language.$C$1] &amp; 30);ABS([.T21]);INDIRECT(&quot;Language.&quot; &amp; [Language.$C$1] &amp; 31);IF([.T21]&lt;0;INDIRECT(&quot;Language.&quot; &amp; [Language.$C$1] &amp; 32);INDIRECT(&quot;Language.&quot; &amp; [Language.$C$1] &amp; 33));INDIRECT(&quot;Language.&quot; &amp; [Language.$C$1] &amp; 34)); &quot;[i-n-d-e-x]&quot;; [.S21]))" office:value-type="string" office:string-value="Take the index of the word that is 19 ranks before the current index." calcext:value-type="string" table:number-columns-spanned="22" table:number-rows-spanned="1">
            <text:p>Take the index of the word that is 19 ranks before the current index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7" table:style-name="ce87"/>
          <table:covered-table-cell table:number-columns-repeated="8"/>
          <table:covered-table-cell table:style-name="ce87"/>
          <table:table-cell table:number-columns-repeated="16350"/>
        </table:table-row>
        <table:table-row table:style-name="ro1">
          <table:table-cell table:style-name="ce35" office:value-type="float" office:value="24" calcext:value-type="float">
            <text:p>24</text:p>
          </table:table-cell>
          <table:table-cell table:formula="of:=CONCATENATE(INDIRECT(&quot;Language.&quot; &amp; [Language.$C$1] &amp; 37);&quot; &quot;;&quot;20:&quot;)" office:value-type="string" office:string-value="Word 20:" calcext:value-type="string">
            <text:p>Word 20:</text:p>
          </table:table-cell>
          <table:table-cell table:style-name="ce75" table:formula="of:=IF(ISBLANK([.T22]);&quot;&quot;;SUBSTITUTE(CONCATENATE(INDIRECT(&quot;Language.&quot; &amp; [Language.$C$1] &amp; 30);ABS([.T22]);INDIRECT(&quot;Language.&quot; &amp; [Language.$C$1] &amp; 31);IF([.T22]&lt;0;INDIRECT(&quot;Language.&quot; &amp; [Language.$C$1] &amp; 32);INDIRECT(&quot;Language.&quot; &amp; [Language.$C$1] &amp; 33));INDIRECT(&quot;Language.&quot; &amp; [Language.$C$1] &amp; 34)); &quot;[i-n-d-e-x]&quot;; [.S22]))" office:value-type="string" office:string-value="Take the index of the word that is 20 ranks before the current index." calcext:value-type="string" table:number-columns-spanned="22" table:number-rows-spanned="1">
            <text:p>Take the index of the word that is 20 ranks before the current index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7" table:style-name="ce87"/>
          <table:covered-table-cell table:number-columns-repeated="8"/>
          <table:covered-table-cell table:style-name="ce87"/>
          <table:table-cell table:number-columns-repeated="16350"/>
        </table:table-row>
        <table:table-row table:style-name="ro1">
          <table:table-cell table:style-name="ce35" office:value-type="float" office:value="25" calcext:value-type="float">
            <text:p>25</text:p>
          </table:table-cell>
          <table:table-cell table:formula="of:=CONCATENATE(INDIRECT(&quot;Language.&quot; &amp; [Language.$C$1] &amp; 37);&quot; &quot;;&quot;21:&quot;)" office:value-type="string" office:string-value="Word 21:" calcext:value-type="string">
            <text:p>Word 21:</text:p>
          </table:table-cell>
          <table:table-cell table:style-name="ce75" table:formula="of:=IF(ISBLANK([.T23]);&quot;&quot;;SUBSTITUTE(CONCATENATE(INDIRECT(&quot;Language.&quot; &amp; [Language.$C$1] &amp; 30);ABS([.T23]);INDIRECT(&quot;Language.&quot; &amp; [Language.$C$1] &amp; 31);IF([.T23]&lt;0;INDIRECT(&quot;Language.&quot; &amp; [Language.$C$1] &amp; 32);INDIRECT(&quot;Language.&quot; &amp; [Language.$C$1] &amp; 33));INDIRECT(&quot;Language.&quot; &amp; [Language.$C$1] &amp; 34)); &quot;[i-n-d-e-x]&quot;; [.S23]))" office:value-type="string" office:string-value="Take the index of the word that is 21 ranks before the current index." calcext:value-type="string" table:number-columns-spanned="22" table:number-rows-spanned="1">
            <text:p>Take the index of the word that is 21 ranks before the current index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7" table:style-name="ce87"/>
          <table:covered-table-cell table:number-columns-repeated="8"/>
          <table:covered-table-cell table:style-name="ce87"/>
          <table:table-cell table:number-columns-repeated="16350"/>
        </table:table-row>
        <table:table-row table:style-name="ro1">
          <table:table-cell table:style-name="ce35" office:value-type="float" office:value="26" calcext:value-type="float">
            <text:p>26</text:p>
          </table:table-cell>
          <table:table-cell table:formula="of:=CONCATENATE(INDIRECT(&quot;Language.&quot; &amp; [Language.$C$1] &amp; 37);&quot; &quot;;&quot;22:&quot;)" office:value-type="string" office:string-value="Word 22:" calcext:value-type="string">
            <text:p>Word 22:</text:p>
          </table:table-cell>
          <table:table-cell table:style-name="ce75" table:formula="of:=IF(ISBLANK([.T24]);&quot;&quot;;SUBSTITUTE(CONCATENATE(INDIRECT(&quot;Language.&quot; &amp; [Language.$C$1] &amp; 30);ABS([.T24]);INDIRECT(&quot;Language.&quot; &amp; [Language.$C$1] &amp; 31);IF([.T24]&lt;0;INDIRECT(&quot;Language.&quot; &amp; [Language.$C$1] &amp; 32);INDIRECT(&quot;Language.&quot; &amp; [Language.$C$1] &amp; 33));INDIRECT(&quot;Language.&quot; &amp; [Language.$C$1] &amp; 34)); &quot;[i-n-d-e-x]&quot;; [.S24]))" office:value-type="string" office:string-value="Take the index of the word that is 22 ranks before the current index." calcext:value-type="string" table:number-columns-spanned="22" table:number-rows-spanned="1">
            <text:p>Take the index of the word that is 22 ranks before the current index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7" table:style-name="ce87"/>
          <table:covered-table-cell table:number-columns-repeated="8"/>
          <table:covered-table-cell table:style-name="ce87"/>
          <table:table-cell table:number-columns-repeated="16350"/>
        </table:table-row>
        <table:table-row table:style-name="ro1">
          <table:table-cell table:style-name="ce35" office:value-type="float" office:value="27" calcext:value-type="float">
            <text:p>27</text:p>
          </table:table-cell>
          <table:table-cell table:formula="of:=CONCATENATE(INDIRECT(&quot;Language.&quot; &amp; [Language.$C$1] &amp; 37);&quot; &quot;;&quot;23:&quot;)" office:value-type="string" office:string-value="Word 23:" calcext:value-type="string">
            <text:p>Word 23:</text:p>
          </table:table-cell>
          <table:table-cell table:style-name="ce75" table:formula="of:=IF(ISBLANK([.T25]);&quot;&quot;;SUBSTITUTE(CONCATENATE(INDIRECT(&quot;Language.&quot; &amp; [Language.$C$1] &amp; 30);ABS([.T25]);INDIRECT(&quot;Language.&quot; &amp; [Language.$C$1] &amp; 31);IF([.T25]&lt;0;INDIRECT(&quot;Language.&quot; &amp; [Language.$C$1] &amp; 32);INDIRECT(&quot;Language.&quot; &amp; [Language.$C$1] &amp; 33));INDIRECT(&quot;Language.&quot; &amp; [Language.$C$1] &amp; 34)); &quot;[i-n-d-e-x]&quot;; [.S25]))" office:value-type="string" office:string-value="Take the index of the word that is 23 ranks before the current index." calcext:value-type="string" table:number-columns-spanned="22" table:number-rows-spanned="1">
            <text:p>Take the index of the word that is 23 ranks before the current index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7" table:style-name="ce87"/>
          <table:covered-table-cell table:number-columns-repeated="8"/>
          <table:covered-table-cell table:style-name="ce87"/>
          <table:table-cell table:number-columns-repeated="16350"/>
        </table:table-row>
        <table:table-row table:style-name="ro1">
          <table:table-cell table:style-name="ce35" office:value-type="float" office:value="28" calcext:value-type="float">
            <text:p>28</text:p>
          </table:table-cell>
          <table:table-cell table:formula="of:=CONCATENATE(INDIRECT(&quot;Language.&quot; &amp; [Language.$C$1] &amp; 37);&quot; &quot;;&quot;24:&quot;)" office:value-type="string" office:string-value="Word 24:" calcext:value-type="string">
            <text:p>Word 24:</text:p>
          </table:table-cell>
          <table:table-cell table:style-name="ce75" table:formula="of:=IF(ISBLANK([.T26]);&quot;&quot;;SUBSTITUTE(CONCATENATE(INDIRECT(&quot;Language.&quot; &amp; [Language.$C$1] &amp; 30);ABS([.T26]);INDIRECT(&quot;Language.&quot; &amp; [Language.$C$1] &amp; 31);IF([.T26]&lt;0;INDIRECT(&quot;Language.&quot; &amp; [Language.$C$1] &amp; 32);INDIRECT(&quot;Language.&quot; &amp; [Language.$C$1] &amp; 33));INDIRECT(&quot;Language.&quot; &amp; [Language.$C$1] &amp; 34)); &quot;[i-n-d-e-x]&quot;; [.S26]))" office:value-type="string" office:string-value="Take the index of the word that is 2047 ranks before the current index." calcext:value-type="string" table:number-columns-spanned="22" table:number-rows-spanned="1">
            <text:p>Take the index of the word that is 2047 ranks before the current index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7" table:style-name="ce87"/>
          <table:covered-table-cell table:number-columns-repeated="8"/>
          <table:covered-table-cell table:style-name="ce87"/>
          <table:table-cell table:number-columns-repeated="16350"/>
        </table:table-row>
        <table:table-row table:style-name="ro1">
          <table:table-cell table:style-name="ce35" office:value-type="float" office:value="29" calcext:value-type="float">
            <text:p>29</text:p>
          </table:table-cell>
          <table:table-cell table:formula="of:=CONCATENATE(INDIRECT(&quot;Language.&quot; &amp; [Language.$C$1] &amp; 37);&quot; &quot;;&quot;1:&quot;)" office:value-type="string" office:string-value="Word 1:" calcext:value-type="string">
            <text:p>Word 1:</text:p>
          </table:table-cell>
          <table:table-cell table:style-name="ce75" table:formula="of:=IF(ISBLANK([.V3]);&quot;&quot;;CONCATENATE(INDIRECT(&quot;Language.&quot; &amp; [Language.$C$1] &amp; 35);[.N3];INDIRECT(&quot;Language.&quot; &amp; [Language.$C$1] &amp; 36); [.V3];&quot;.&quot;))" office:value-type="string" office:string-value="Swap the current index of the word 1 with the index of the word 7." calcext:value-type="string" table:number-columns-spanned="22" table:number-rows-spanned="1">
            <text:p>Swap the current index of the word 1 with the index of the word 7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7" table:style-name="ce87"/>
          <table:covered-table-cell table:number-columns-repeated="8"/>
          <table:covered-table-cell table:style-name="ce87"/>
          <table:table-cell table:number-columns-repeated="16350"/>
        </table:table-row>
        <table:table-row table:style-name="ro1">
          <table:table-cell table:style-name="ce35" office:value-type="float" office:value="30" calcext:value-type="float">
            <text:p>30</text:p>
          </table:table-cell>
          <table:table-cell table:formula="of:=CONCATENATE(INDIRECT(&quot;Language.&quot; &amp; [Language.$C$1] &amp; 37);&quot; &quot;;&quot;2:&quot;)" office:value-type="string" office:string-value="Word 2:" calcext:value-type="string">
            <text:p>Word 2:</text:p>
          </table:table-cell>
          <table:table-cell table:style-name="ce75" table:formula="of:=IF(ISBLANK([.V4]);&quot;&quot;;CONCATENATE(INDIRECT(&quot;Language.&quot; &amp; [Language.$C$1] &amp; 35);[.N4];INDIRECT(&quot;Language.&quot; &amp; [Language.$C$1] &amp; 36); [.V4];&quot;.&quot;))" office:value-type="string" office:string-value="Swap the current index of the word 2 with the index of the word 23." calcext:value-type="string" table:number-columns-spanned="22" table:number-rows-spanned="1">
            <text:p>Swap the current index of the word 2 with the index of the word 23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7" table:style-name="ce87"/>
          <table:covered-table-cell table:number-columns-repeated="8"/>
          <table:covered-table-cell table:style-name="ce87"/>
          <table:table-cell table:number-columns-repeated="16350"/>
        </table:table-row>
        <table:table-row table:style-name="ro1">
          <table:table-cell table:style-name="ce35" office:value-type="float" office:value="31" calcext:value-type="float">
            <text:p>31</text:p>
          </table:table-cell>
          <table:table-cell table:formula="of:=CONCATENATE(INDIRECT(&quot;Language.&quot; &amp; [Language.$C$1] &amp; 37);&quot; &quot;;&quot;3:&quot;)" office:value-type="string" office:string-value="Word 3:" calcext:value-type="string">
            <text:p>Word 3:</text:p>
          </table:table-cell>
          <table:table-cell table:style-name="ce75" table:formula="of:=IF(ISBLANK([.V5]);&quot;&quot;;CONCATENATE(INDIRECT(&quot;Language.&quot; &amp; [Language.$C$1] &amp; 35);[.N5];INDIRECT(&quot;Language.&quot; &amp; [Language.$C$1] &amp; 36); [.V5];&quot;.&quot;))" office:value-type="string" office:string-value="Swap the current index of the word 3 with the index of the word 4." calcext:value-type="string" table:number-columns-spanned="22" table:number-rows-spanned="1">
            <text:p>Swap the current index of the word 3 with the index of the word 4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7" table:style-name="ce87"/>
          <table:covered-table-cell table:number-columns-repeated="8"/>
          <table:covered-table-cell table:style-name="ce87"/>
          <table:table-cell table:number-columns-repeated="16350"/>
        </table:table-row>
        <table:table-row table:style-name="ro1">
          <table:table-cell table:style-name="ce35" office:value-type="float" office:value="32" calcext:value-type="float">
            <text:p>32</text:p>
          </table:table-cell>
          <table:table-cell table:formula="of:=CONCATENATE(INDIRECT(&quot;Language.&quot; &amp; [Language.$C$1] &amp; 37);&quot; &quot;;&quot;4:&quot;)" office:value-type="string" office:string-value="Word 4:" calcext:value-type="string">
            <text:p>Word 4:</text:p>
          </table:table-cell>
          <table:table-cell table:style-name="ce75" table:formula="of:=IF(ISBLANK([.V6]);&quot;&quot;;CONCATENATE(INDIRECT(&quot;Language.&quot; &amp; [Language.$C$1] &amp; 35);[.N6];INDIRECT(&quot;Language.&quot; &amp; [Language.$C$1] &amp; 36); [.V6];&quot;.&quot;))" office:value-type="string" office:string-value="Swap the current index of the word 4 with the index of the word 3." calcext:value-type="string" table:number-columns-spanned="22" table:number-rows-spanned="1">
            <text:p>Swap the current index of the word 4 with the index of the word 3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7" table:style-name="ce87"/>
          <table:covered-table-cell table:number-columns-repeated="8"/>
          <table:covered-table-cell table:style-name="ce87"/>
          <table:table-cell table:number-columns-repeated="16350"/>
        </table:table-row>
        <table:table-row table:style-name="ro1">
          <table:table-cell table:style-name="ce35" office:value-type="float" office:value="33" calcext:value-type="float">
            <text:p>33</text:p>
          </table:table-cell>
          <table:table-cell table:formula="of:=CONCATENATE(INDIRECT(&quot;Language.&quot; &amp; [Language.$C$1] &amp; 37);&quot; &quot;;&quot;5:&quot;)" office:value-type="string" office:string-value="Word 5:" calcext:value-type="string">
            <text:p>Word 5:</text:p>
          </table:table-cell>
          <table:table-cell table:style-name="ce75" table:formula="of:=IF(ISBLANK([.V7]);&quot;&quot;;CONCATENATE(INDIRECT(&quot;Language.&quot; &amp; [Language.$C$1] &amp; 35);[.N7];INDIRECT(&quot;Language.&quot; &amp; [Language.$C$1] &amp; 36); [.V7];&quot;.&quot;))" office:value-type="string" office:string-value="Swap the current index of the word 5 with the index of the word 22." calcext:value-type="string" table:number-columns-spanned="22" table:number-rows-spanned="1">
            <text:p>Swap the current index of the word 5 with the index of the word 22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7" table:style-name="ce87"/>
          <table:covered-table-cell table:number-columns-repeated="8"/>
          <table:covered-table-cell table:style-name="ce87"/>
          <table:table-cell table:number-columns-repeated="16350"/>
        </table:table-row>
        <table:table-row table:style-name="ro1">
          <table:table-cell table:style-name="ce35" office:value-type="float" office:value="34" calcext:value-type="float">
            <text:p>34</text:p>
          </table:table-cell>
          <table:table-cell table:formula="of:=CONCATENATE(INDIRECT(&quot;Language.&quot; &amp; [Language.$C$1] &amp; 37);&quot; &quot;;&quot;6:&quot;)" office:value-type="string" office:string-value="Word 6:" calcext:value-type="string">
            <text:p>Word 6:</text:p>
          </table:table-cell>
          <table:table-cell table:style-name="ce75" table:formula="of:=IF(ISBLANK([.V8]);&quot;&quot;;CONCATENATE(INDIRECT(&quot;Language.&quot; &amp; [Language.$C$1] &amp; 35);[.N8];INDIRECT(&quot;Language.&quot; &amp; [Language.$C$1] &amp; 36); [.V8];&quot;.&quot;))" office:value-type="string" office:string-value="Swap the current index of the word 6 with the index of the word 16." calcext:value-type="string" table:number-columns-spanned="22" table:number-rows-spanned="1">
            <text:p>Swap the current index of the word 6 with the index of the word 16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7" table:style-name="ce87"/>
          <table:covered-table-cell table:number-columns-repeated="8"/>
          <table:covered-table-cell table:style-name="ce87"/>
          <table:table-cell table:number-columns-repeated="16350"/>
        </table:table-row>
        <table:table-row table:style-name="ro1">
          <table:table-cell table:style-name="ce35" office:value-type="float" office:value="35" calcext:value-type="float">
            <text:p>35</text:p>
          </table:table-cell>
          <table:table-cell table:formula="of:=CONCATENATE(INDIRECT(&quot;Language.&quot; &amp; [Language.$C$1] &amp; 37);&quot; &quot;;&quot;7:&quot;)" office:value-type="string" office:string-value="Word 7:" calcext:value-type="string">
            <text:p>Word 7:</text:p>
          </table:table-cell>
          <table:table-cell table:style-name="ce75" table:formula="of:=IF(ISBLANK([.V9]);&quot;&quot;;CONCATENATE(INDIRECT(&quot;Language.&quot; &amp; [Language.$C$1] &amp; 35);[.N9];INDIRECT(&quot;Language.&quot; &amp; [Language.$C$1] &amp; 36); [.V9];&quot;.&quot;))" office:value-type="string" office:string-value="Swap the current index of the word 7 with the index of the word 1." calcext:value-type="string" table:number-columns-spanned="22" table:number-rows-spanned="1">
            <text:p>Swap the current index of the word 7 with the index of the word 1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7" table:style-name="ce87"/>
          <table:covered-table-cell table:number-columns-repeated="8"/>
          <table:covered-table-cell table:style-name="ce87"/>
          <table:table-cell table:number-columns-repeated="16350"/>
        </table:table-row>
        <table:table-row table:style-name="ro1">
          <table:table-cell table:style-name="ce35" office:value-type="float" office:value="36" calcext:value-type="float">
            <text:p>36</text:p>
          </table:table-cell>
          <table:table-cell table:formula="of:=CONCATENATE(INDIRECT(&quot;Language.&quot; &amp; [Language.$C$1] &amp; 37);&quot; &quot;;&quot;8:&quot;)" office:value-type="string" office:string-value="Word 8:" calcext:value-type="string">
            <text:p>Word 8:</text:p>
          </table:table-cell>
          <table:table-cell table:style-name="ce75" table:formula="of:=IF(ISBLANK([.V10]);&quot;&quot;;CONCATENATE(INDIRECT(&quot;Language.&quot; &amp; [Language.$C$1] &amp; 35);[.N10];INDIRECT(&quot;Language.&quot; &amp; [Language.$C$1] &amp; 36); [.V10];&quot;.&quot;))" office:value-type="string" office:string-value="Swap the current index of the word 8 with the index of the word 20." calcext:value-type="string" table:number-columns-spanned="22" table:number-rows-spanned="1">
            <text:p>Swap the current index of the word 8 with the index of the word 20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7" table:style-name="ce87"/>
          <table:covered-table-cell table:number-columns-repeated="8"/>
          <table:covered-table-cell table:style-name="ce87"/>
          <table:table-cell table:number-columns-repeated="16350"/>
        </table:table-row>
        <table:table-row table:style-name="ro1">
          <table:table-cell table:style-name="ce35" office:value-type="float" office:value="37" calcext:value-type="float">
            <text:p>37</text:p>
          </table:table-cell>
          <table:table-cell table:formula="of:=CONCATENATE(INDIRECT(&quot;Language.&quot; &amp; [Language.$C$1] &amp; 37);&quot; &quot;;&quot;9:&quot;)" office:value-type="string" office:string-value="Word 9:" calcext:value-type="string">
            <text:p>Word 9:</text:p>
          </table:table-cell>
          <table:table-cell table:style-name="ce75" table:formula="of:=IF(ISBLANK([.V11]);&quot;&quot;;CONCATENATE(INDIRECT(&quot;Language.&quot; &amp; [Language.$C$1] &amp; 35);[.N11];INDIRECT(&quot;Language.&quot; &amp; [Language.$C$1] &amp; 36); [.V11];&quot;.&quot;))" office:value-type="string" office:string-value="Swap the current index of the word 9 with the index of the word 14." calcext:value-type="string" table:number-columns-spanned="22" table:number-rows-spanned="1">
            <text:p>Swap the current index of the word 9 with the index of the word 14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7" table:style-name="ce87"/>
          <table:covered-table-cell table:number-columns-repeated="8"/>
          <table:covered-table-cell table:style-name="ce87"/>
          <table:table-cell table:number-columns-repeated="16350"/>
        </table:table-row>
        <table:table-row table:style-name="ro1">
          <table:table-cell table:style-name="ce35" office:value-type="float" office:value="38" calcext:value-type="float">
            <text:p>38</text:p>
          </table:table-cell>
          <table:table-cell table:formula="of:=CONCATENATE(INDIRECT(&quot;Language.&quot; &amp; [Language.$C$1] &amp; 37);&quot; &quot;;&quot;10:&quot;)" office:value-type="string" office:string-value="Word 10:" calcext:value-type="string">
            <text:p>Word 10:</text:p>
          </table:table-cell>
          <table:table-cell table:style-name="ce75" table:formula="of:=IF(ISBLANK([.V12]);&quot;&quot;;CONCATENATE(INDIRECT(&quot;Language.&quot; &amp; [Language.$C$1] &amp; 35);[.N12];INDIRECT(&quot;Language.&quot; &amp; [Language.$C$1] &amp; 36); [.V12];&quot;.&quot;))" office:value-type="string" office:string-value="Swap the current index of the word 10 with the index of the word 12." calcext:value-type="string" table:number-columns-spanned="22" table:number-rows-spanned="1">
            <text:p>Swap the current index of the word 10 with the index of the word 12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7" table:style-name="ce87"/>
          <table:covered-table-cell table:number-columns-repeated="8"/>
          <table:covered-table-cell table:style-name="ce87"/>
          <table:table-cell table:number-columns-repeated="16350"/>
        </table:table-row>
        <table:table-row table:style-name="ro1">
          <table:table-cell table:style-name="ce35" office:value-type="float" office:value="39" calcext:value-type="float">
            <text:p>39</text:p>
          </table:table-cell>
          <table:table-cell table:formula="of:=CONCATENATE(INDIRECT(&quot;Language.&quot; &amp; [Language.$C$1] &amp; 37);&quot; &quot;;&quot;11:&quot;)" office:value-type="string" office:string-value="Word 11:" calcext:value-type="string">
            <text:p>Word 11:</text:p>
          </table:table-cell>
          <table:table-cell table:style-name="ce75" table:formula="of:=IF(ISBLANK([.V13]);&quot;&quot;;CONCATENATE(INDIRECT(&quot;Language.&quot; &amp; [Language.$C$1] &amp; 35);[.N13];INDIRECT(&quot;Language.&quot; &amp; [Language.$C$1] &amp; 36); [.V13];&quot;.&quot;))" office:value-type="string" office:string-value="Swap the current index of the word 11 with the index of the word 15." calcext:value-type="string" table:number-columns-spanned="22" table:number-rows-spanned="1">
            <text:p>Swap the current index of the word 11 with the index of the word 15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7" table:style-name="ce87"/>
          <table:covered-table-cell table:number-columns-repeated="8"/>
          <table:covered-table-cell table:style-name="ce87"/>
          <table:table-cell table:number-columns-repeated="16350"/>
        </table:table-row>
        <table:table-row table:style-name="ro1">
          <table:table-cell table:style-name="ce35" office:value-type="float" office:value="40" calcext:value-type="float">
            <text:p>40</text:p>
          </table:table-cell>
          <table:table-cell table:formula="of:=CONCATENATE(INDIRECT(&quot;Language.&quot; &amp; [Language.$C$1] &amp; 37);&quot; &quot;;&quot;12:&quot;)" office:value-type="string" office:string-value="Word 12:" calcext:value-type="string">
            <text:p>Word 12:</text:p>
          </table:table-cell>
          <table:table-cell table:style-name="ce75" table:formula="of:=IF(ISBLANK([.V14]);&quot;&quot;;CONCATENATE(INDIRECT(&quot;Language.&quot; &amp; [Language.$C$1] &amp; 35);[.N14];INDIRECT(&quot;Language.&quot; &amp; [Language.$C$1] &amp; 36); [.V14];&quot;.&quot;))" office:value-type="string" office:string-value="Swap the current index of the word 12 with the index of the word 10." calcext:value-type="string" table:number-columns-spanned="22" table:number-rows-spanned="1">
            <text:p>Swap the current index of the word 12 with the index of the word 10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7" table:style-name="ce87"/>
          <table:covered-table-cell table:number-columns-repeated="8"/>
          <table:covered-table-cell table:style-name="ce87"/>
          <table:table-cell table:number-columns-repeated="16350"/>
        </table:table-row>
        <table:table-row table:style-name="ro1">
          <table:table-cell table:style-name="ce35" office:value-type="float" office:value="41" calcext:value-type="float">
            <text:p>41</text:p>
          </table:table-cell>
          <table:table-cell table:formula="of:=CONCATENATE(INDIRECT(&quot;Language.&quot; &amp; [Language.$C$1] &amp; 37);&quot; &quot;;&quot;13:&quot;)" office:value-type="string" office:string-value="Word 13:" calcext:value-type="string">
            <text:p>Word 13:</text:p>
          </table:table-cell>
          <table:table-cell table:style-name="ce75" table:formula="of:=IF(ISBLANK([.V15]);&quot;&quot;;CONCATENATE(INDIRECT(&quot;Language.&quot; &amp; [Language.$C$1] &amp; 35);[.N15];INDIRECT(&quot;Language.&quot; &amp; [Language.$C$1] &amp; 36); [.V15];&quot;.&quot;))" office:value-type="string" office:string-value="Swap the current index of the word 13 with the index of the word 17." calcext:value-type="string" table:number-columns-spanned="22" table:number-rows-spanned="1">
            <text:p>Swap the current index of the word 13 with the index of the word 17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7" table:style-name="ce87"/>
          <table:covered-table-cell table:number-columns-repeated="8"/>
          <table:covered-table-cell table:style-name="ce87"/>
          <table:table-cell table:number-columns-repeated="16350"/>
        </table:table-row>
        <table:table-row table:style-name="ro1">
          <table:table-cell table:style-name="ce35" office:value-type="float" office:value="42" calcext:value-type="float">
            <text:p>42</text:p>
          </table:table-cell>
          <table:table-cell table:formula="of:=CONCATENATE(INDIRECT(&quot;Language.&quot; &amp; [Language.$C$1] &amp; 37);&quot; &quot;;&quot;14:&quot;)" office:value-type="string" office:string-value="Word 14:" calcext:value-type="string">
            <text:p>Word 14:</text:p>
          </table:table-cell>
          <table:table-cell table:style-name="ce75" table:formula="of:=IF(ISBLANK([.V16]);&quot;&quot;;CONCATENATE(INDIRECT(&quot;Language.&quot; &amp; [Language.$C$1] &amp; 35);[.N16];INDIRECT(&quot;Language.&quot; &amp; [Language.$C$1] &amp; 36); [.V16];&quot;.&quot;))" office:value-type="string" office:string-value="Swap the current index of the word 14 with the index of the word 9." calcext:value-type="string" table:number-columns-spanned="22" table:number-rows-spanned="1">
            <text:p>Swap the current index of the word 14 with the index of the word 9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7" table:style-name="ce87"/>
          <table:covered-table-cell table:number-columns-repeated="8"/>
          <table:covered-table-cell table:style-name="ce87"/>
          <table:table-cell table:number-columns-repeated="16350"/>
        </table:table-row>
        <table:table-row table:style-name="ro1">
          <table:table-cell table:style-name="ce35" office:value-type="float" office:value="43" calcext:value-type="float">
            <text:p>43</text:p>
          </table:table-cell>
          <table:table-cell table:formula="of:=CONCATENATE(INDIRECT(&quot;Language.&quot; &amp; [Language.$C$1] &amp; 37);&quot; &quot;;&quot;15:&quot;)" office:value-type="string" office:string-value="Word 15:" calcext:value-type="string">
            <text:p>Word 15:</text:p>
          </table:table-cell>
          <table:table-cell table:style-name="ce75" table:formula="of:=IF(ISBLANK([.V17]);&quot;&quot;;CONCATENATE(INDIRECT(&quot;Language.&quot; &amp; [Language.$C$1] &amp; 35);[.N17];INDIRECT(&quot;Language.&quot; &amp; [Language.$C$1] &amp; 36); [.V17];&quot;.&quot;))" office:value-type="string" office:string-value="Swap the current index of the word 15 with the index of the word 11." calcext:value-type="string" table:number-columns-spanned="22" table:number-rows-spanned="1">
            <text:p>Swap the current index of the word 15 with the index of the word 11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7" table:style-name="ce87"/>
          <table:covered-table-cell table:number-columns-repeated="8"/>
          <table:covered-table-cell table:style-name="ce87"/>
          <table:table-cell table:number-columns-repeated="16350"/>
        </table:table-row>
        <table:table-row table:style-name="ro1">
          <table:table-cell table:style-name="ce35" office:value-type="float" office:value="44" calcext:value-type="float">
            <text:p>44</text:p>
          </table:table-cell>
          <table:table-cell table:formula="of:=CONCATENATE(INDIRECT(&quot;Language.&quot; &amp; [Language.$C$1] &amp; 37);&quot; &quot;;&quot;16:&quot;)" office:value-type="string" office:string-value="Word 16:" calcext:value-type="string">
            <text:p>Word 16:</text:p>
          </table:table-cell>
          <table:table-cell table:style-name="ce75" table:formula="of:=IF(ISBLANK([.V18]);&quot;&quot;;CONCATENATE(INDIRECT(&quot;Language.&quot; &amp; [Language.$C$1] &amp; 35);[.N18];INDIRECT(&quot;Language.&quot; &amp; [Language.$C$1] &amp; 36); [.V18];&quot;.&quot;))" office:value-type="string" office:string-value="Swap the current index of the word 16 with the index of the word 6." calcext:value-type="string" table:number-columns-spanned="22" table:number-rows-spanned="1">
            <text:p>Swap the current index of the word 16 with the index of the word 6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7" table:style-name="ce87"/>
          <table:covered-table-cell table:number-columns-repeated="8"/>
          <table:covered-table-cell table:style-name="ce87"/>
          <table:table-cell table:number-columns-repeated="16350"/>
        </table:table-row>
        <table:table-row table:style-name="ro1">
          <table:table-cell table:style-name="ce35" office:value-type="float" office:value="45" calcext:value-type="float">
            <text:p>45</text:p>
          </table:table-cell>
          <table:table-cell table:formula="of:=CONCATENATE(INDIRECT(&quot;Language.&quot; &amp; [Language.$C$1] &amp; 37);&quot; &quot;;&quot;17:&quot;)" office:value-type="string" office:string-value="Word 17:" calcext:value-type="string">
            <text:p>Word 17:</text:p>
          </table:table-cell>
          <table:table-cell table:style-name="ce75" table:formula="of:=IF(ISBLANK([.V19]);&quot;&quot;;CONCATENATE(INDIRECT(&quot;Language.&quot; &amp; [Language.$C$1] &amp; 35);[.N19];INDIRECT(&quot;Language.&quot; &amp; [Language.$C$1] &amp; 36); [.V19];&quot;.&quot;))" office:value-type="string" office:string-value="Swap the current index of the word 17 with the index of the word 13." calcext:value-type="string" table:number-columns-spanned="22" table:number-rows-spanned="1">
            <text:p>Swap the current index of the word 17 with the index of the word 13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7" table:style-name="ce87"/>
          <table:covered-table-cell table:number-columns-repeated="8"/>
          <table:covered-table-cell table:style-name="ce87"/>
          <table:table-cell table:number-columns-repeated="16350"/>
        </table:table-row>
        <table:table-row table:style-name="ro1">
          <table:table-cell table:style-name="ce35" office:value-type="float" office:value="46" calcext:value-type="float">
            <text:p>46</text:p>
          </table:table-cell>
          <table:table-cell table:formula="of:=CONCATENATE(INDIRECT(&quot;Language.&quot; &amp; [Language.$C$1] &amp; 37);&quot; &quot;;&quot;18:&quot;)" office:value-type="string" office:string-value="Word 18:" calcext:value-type="string">
            <text:p>Word 18:</text:p>
          </table:table-cell>
          <table:table-cell table:style-name="ce75" table:formula="of:=IF(ISBLANK([.V20]);&quot;&quot;;CONCATENATE(INDIRECT(&quot;Language.&quot; &amp; [Language.$C$1] &amp; 35);[.N20];INDIRECT(&quot;Language.&quot; &amp; [Language.$C$1] &amp; 36); [.V20];&quot;.&quot;))" office:value-type="string" office:string-value="Swap the current index of the word 18 with the index of the word 24." calcext:value-type="string" table:number-columns-spanned="22" table:number-rows-spanned="1">
            <text:p>Swap the current index of the word 18 with the index of the word 24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7" table:style-name="ce87"/>
          <table:covered-table-cell table:number-columns-repeated="8"/>
          <table:covered-table-cell table:style-name="ce87"/>
          <table:table-cell table:number-columns-repeated="16350"/>
        </table:table-row>
        <table:table-row table:style-name="ro1">
          <table:table-cell table:style-name="ce35" office:value-type="float" office:value="47" calcext:value-type="float">
            <text:p>47</text:p>
          </table:table-cell>
          <table:table-cell table:formula="of:=CONCATENATE(INDIRECT(&quot;Language.&quot; &amp; [Language.$C$1] &amp; 37);&quot; &quot;;&quot;19:&quot;)" office:value-type="string" office:string-value="Word 19:" calcext:value-type="string">
            <text:p>Word 19:</text:p>
          </table:table-cell>
          <table:table-cell table:style-name="ce75" table:formula="of:=IF(ISBLANK([.V21]);&quot;&quot;;CONCATENATE(INDIRECT(&quot;Language.&quot; &amp; [Language.$C$1] &amp; 35);[.N21];INDIRECT(&quot;Language.&quot; &amp; [Language.$C$1] &amp; 36); [.V21];&quot;.&quot;))" office:value-type="string" office:string-value="Swap the current index of the word 19 with the index of the word 21." calcext:value-type="string" table:number-columns-spanned="22" table:number-rows-spanned="1">
            <text:p>Swap the current index of the word 19 with the index of the word 21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7" table:style-name="ce87"/>
          <table:covered-table-cell table:number-columns-repeated="8"/>
          <table:covered-table-cell table:style-name="ce87"/>
          <table:table-cell table:number-columns-repeated="16350"/>
        </table:table-row>
        <table:table-row table:style-name="ro1">
          <table:table-cell table:style-name="ce35" office:value-type="float" office:value="48" calcext:value-type="float">
            <text:p>48</text:p>
          </table:table-cell>
          <table:table-cell table:formula="of:=CONCATENATE(INDIRECT(&quot;Language.&quot; &amp; [Language.$C$1] &amp; 37);&quot; &quot;;&quot;20:&quot;)" office:value-type="string" office:string-value="Word 20:" calcext:value-type="string">
            <text:p>Word 20:</text:p>
          </table:table-cell>
          <table:table-cell table:style-name="ce75" table:formula="of:=IF(ISBLANK([.V22]);&quot;&quot;;CONCATENATE(INDIRECT(&quot;Language.&quot; &amp; [Language.$C$1] &amp; 35);[.N22];INDIRECT(&quot;Language.&quot; &amp; [Language.$C$1] &amp; 36); [.V22];&quot;.&quot;))" office:value-type="string" office:string-value="Swap the current index of the word 20 with the index of the word 8." calcext:value-type="string" table:number-columns-spanned="22" table:number-rows-spanned="1">
            <text:p>Swap the current index of the word 20 with the index of the word 8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7" table:style-name="ce87"/>
          <table:covered-table-cell table:number-columns-repeated="8"/>
          <table:covered-table-cell table:style-name="ce87"/>
          <table:table-cell table:number-columns-repeated="16350"/>
        </table:table-row>
        <table:table-row table:style-name="ro1">
          <table:table-cell table:style-name="ce35" office:value-type="float" office:value="49" calcext:value-type="float">
            <text:p>49</text:p>
          </table:table-cell>
          <table:table-cell table:formula="of:=CONCATENATE(INDIRECT(&quot;Language.&quot; &amp; [Language.$C$1] &amp; 37);&quot; &quot;;&quot;21:&quot;)" office:value-type="string" office:string-value="Word 21:" calcext:value-type="string">
            <text:p>Word 21:</text:p>
          </table:table-cell>
          <table:table-cell table:style-name="ce75" table:formula="of:=IF(ISBLANK([.V23]);&quot;&quot;;CONCATENATE(INDIRECT(&quot;Language.&quot; &amp; [Language.$C$1] &amp; 35);[.N23];INDIRECT(&quot;Language.&quot; &amp; [Language.$C$1] &amp; 36); [.V23];&quot;.&quot;))" office:value-type="string" office:string-value="Swap the current index of the word 21 with the index of the word 19." calcext:value-type="string" table:number-columns-spanned="22" table:number-rows-spanned="1">
            <text:p>Swap the current index of the word 21 with the index of the word 19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7" table:style-name="ce87"/>
          <table:covered-table-cell table:number-columns-repeated="8"/>
          <table:covered-table-cell table:style-name="ce87"/>
          <table:table-cell table:number-columns-repeated="16350"/>
        </table:table-row>
        <table:table-row table:style-name="ro1">
          <table:table-cell table:style-name="ce35" office:value-type="float" office:value="50" calcext:value-type="float">
            <text:p>50</text:p>
          </table:table-cell>
          <table:table-cell table:formula="of:=CONCATENATE(INDIRECT(&quot;Language.&quot; &amp; [Language.$C$1] &amp; 37);&quot; &quot;;&quot;22:&quot;)" office:value-type="string" office:string-value="Word 22:" calcext:value-type="string">
            <text:p>Word 22:</text:p>
          </table:table-cell>
          <table:table-cell table:style-name="ce75" table:formula="of:=IF(ISBLANK([.V24]);&quot;&quot;;CONCATENATE(INDIRECT(&quot;Language.&quot; &amp; [Language.$C$1] &amp; 35);[.N24];INDIRECT(&quot;Language.&quot; &amp; [Language.$C$1] &amp; 36); [.V24];&quot;.&quot;))" office:value-type="string" office:string-value="Swap the current index of the word 22 with the index of the word 5." calcext:value-type="string" table:number-columns-spanned="22" table:number-rows-spanned="1">
            <text:p>Swap the current index of the word 22 with the index of the word 5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7" table:style-name="ce87"/>
          <table:covered-table-cell table:number-columns-repeated="8"/>
          <table:covered-table-cell table:style-name="ce87"/>
          <table:table-cell table:number-columns-repeated="16350"/>
        </table:table-row>
        <table:table-row table:style-name="ro1">
          <table:table-cell table:style-name="ce35" office:value-type="float" office:value="51" calcext:value-type="float">
            <text:p>51</text:p>
          </table:table-cell>
          <table:table-cell table:formula="of:=CONCATENATE(INDIRECT(&quot;Language.&quot; &amp; [Language.$C$1] &amp; 37);&quot; &quot;;&quot;23:&quot;)" office:value-type="string" office:string-value="Word 23:" calcext:value-type="string">
            <text:p>Word 23:</text:p>
          </table:table-cell>
          <table:table-cell table:style-name="ce75" table:formula="of:=IF(ISBLANK([.V25]);&quot;&quot;;CONCATENATE(INDIRECT(&quot;Language.&quot; &amp; [Language.$C$1] &amp; 35);[.N25];INDIRECT(&quot;Language.&quot; &amp; [Language.$C$1] &amp; 36); [.V25];&quot;.&quot;))" office:value-type="string" office:string-value="Swap the current index of the word 23 with the index of the word 2." calcext:value-type="string" table:number-columns-spanned="22" table:number-rows-spanned="1">
            <text:p>Swap the current index of the word 23 with the index of the word 2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7" table:style-name="ce87"/>
          <table:covered-table-cell table:number-columns-repeated="8"/>
          <table:covered-table-cell table:style-name="ce87"/>
          <table:table-cell table:number-columns-repeated="16350"/>
        </table:table-row>
        <table:table-row table:style-name="ro1">
          <table:table-cell table:style-name="ce37" office:value-type="float" office:value="52" calcext:value-type="float">
            <text:p>52</text:p>
          </table:table-cell>
          <table:table-cell table:style-name="ce66" table:formula="of:=CONCATENATE(INDIRECT(&quot;Language.&quot; &amp; [Language.$C$1] &amp; 37);&quot; &quot;;&quot;24:&quot;)" office:value-type="string" office:string-value="Word 24:" calcext:value-type="string">
            <text:p>Word 24:</text:p>
          </table:table-cell>
          <table:table-cell table:style-name="ce74" table:formula="of:=IF(ISBLANK([.V26]);&quot;&quot;;CONCATENATE(INDIRECT(&quot;Language.&quot; &amp; [Language.$C$1] &amp; 35);[.N26];INDIRECT(&quot;Language.&quot; &amp; [Language.$C$1] &amp; 36); [.V26];&quot;.&quot;))" office:value-type="string" office:string-value="Swap the current index of the word 24 with the index of the word 18." calcext:value-type="string" table:number-columns-spanned="22" table:number-rows-spanned="1">
            <text:p>Swap the current index of the word 24 with the index of the word 18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16" table:style-name="ce87"/>
          <table:table-cell table:number-columns-repeated="16350"/>
        </table:table-row>
        <table:table-row table:style-name="ro1">
          <table:table-cell table:number-columns-spanned="39" table:number-rows-spanned="45"/>
          <table:covered-table-cell table:number-columns-repeated="38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 table:number-rows-repeated="1048432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Calc_Base64" table:style-name="ta1" table:protected="true">
        <loext:table-protection loext:select-protected-cells="true" loext:select-unprotected-cells="true"/>
        <table:table-column table:style-name="co8" table:default-cell-style-name="ce82"/>
        <table:table-column table:style-name="co9" table:default-cell-style-name="ce82"/>
        <table:table-column table:style-name="co10" table:default-cell-style-name="ce82"/>
        <table:table-column table:style-name="co37" table:default-cell-style-name="ce82"/>
        <table:table-column table:style-name="co38" table:default-cell-style-name="ce82"/>
        <table:table-column table:style-name="co39" table:default-cell-style-name="ce82"/>
        <table:table-column table:style-name="co40" table:default-cell-style-name="ce82"/>
        <table:table-column table:style-name="co2" table:default-cell-style-name="ce82"/>
        <table:table-column table:style-name="co15" table:default-cell-style-name="ce82"/>
        <table:table-column table:style-name="co16" table:default-cell-style-name="ce128"/>
        <table:table-column table:style-name="co41" table:default-cell-style-name="ce315"/>
        <table:table-column table:style-name="co18" table:default-cell-style-name="ce128"/>
        <table:table-column table:style-name="co42" table:default-cell-style-name="ce82"/>
        <table:table-column table:style-name="co8" table:default-cell-style-name="ce82"/>
        <table:table-column table:style-name="co20" table:default-cell-style-name="ce82"/>
        <table:table-column table:style-name="co43" table:default-cell-style-name="ce82"/>
        <table:table-column table:style-name="co12" table:default-cell-style-name="ce82"/>
        <table:table-column table:style-name="co31" table:default-cell-style-name="ce82"/>
        <table:table-column table:style-name="co2" table:default-cell-style-name="ce82"/>
        <table:table-column table:style-name="co44" table:default-cell-style-name="ce82"/>
        <table:table-column table:style-name="co2" table:default-cell-style-name="ce82"/>
        <table:table-column table:style-name="co45" table:default-cell-style-name="ce82"/>
        <table:table-column table:style-name="co46" table:default-cell-style-name="ce82"/>
        <table:table-column table:style-name="co26" table:default-cell-style-name="ce82"/>
        <table:table-column table:style-name="co27" table:default-cell-style-name="ce82"/>
        <table:table-column table:style-name="co31" table:default-cell-style-name="ce82"/>
        <table:table-column table:style-name="co6" table:number-columns-repeated="16358" table:default-cell-style-name="ce82"/>
        <table:table-row table:style-name="ro5">
          <table:table-cell table:style-name="ce248" office:value-type="string" calcext:value-type="string" table:number-columns-spanned="12" table:number-rows-spanned="1">
            <text:p>Encode 12/24-word phrase to Base64 hash</text:p>
          </table:table-cell>
          <table:covered-table-cell table:number-columns-repeated="2" table:style-name="ce143"/>
          <table:covered-table-cell table:number-columns-repeated="2" table:style-name="ce154"/>
          <table:covered-table-cell table:number-columns-repeated="4" table:style-name="ce143"/>
          <table:covered-table-cell table:style-name="ce167"/>
          <table:covered-table-cell table:style-name="ce173"/>
          <table:covered-table-cell table:style-name="ce176"/>
          <table:table-cell table:number-columns-spanned="1" table:number-rows-spanned="46"/>
          <table:table-cell table:style-name="ce248" office:value-type="string" calcext:value-type="string" table:number-columns-spanned="11" table:number-rows-spanned="1">
            <text:p>Decode Base64 hash to 12/24-word phrase</text:p>
          </table:table-cell>
          <table:covered-table-cell table:number-columns-repeated="5" table:style-name="ce154"/>
          <table:covered-table-cell table:number-columns-repeated="2" table:style-name="ce143"/>
          <table:covered-table-cell table:number-columns-repeated="3" table:style-name="ce154"/>
          <table:table-cell/>
          <table:table-cell table:number-columns-spanned="6" table:number-rows-spanned="47"/>
          <table:covered-table-cell table:number-columns-repeated="5"/>
          <table:table-cell table:number-columns-repeated="16353"/>
        </table:table-row>
        <table:table-row table:style-name="ro6">
          <table:table-cell table:style-name="ce138" office:value-type="string" calcext:value-type="string">
            <text:p>#</text:p>
          </table:table-cell>
          <table:table-cell table:style-name="ce144" office:value-type="string" calcext:value-type="string">
            <text:p>SEED</text:p>
          </table:table-cell>
          <table:table-cell table:style-name="ce151" office:value-type="string" calcext:value-type="string">
            <text:p>HEX</text:p>
          </table:table-cell>
          <table:table-cell table:style-name="ce144" office:value-type="string" calcext:value-type="string">
            <text:p>Index</text:p>
          </table:table-cell>
          <table:table-cell table:style-name="ce155" office:value-type="string" calcext:value-type="string">
            <text:p>Rule 1:</text:p>
            <text:p>Swap with #</text:p>
          </table:table-cell>
          <table:table-cell table:style-name="ce144" office:value-type="string" calcext:value-type="string">
            <text:p>Index</text:p>
          </table:table-cell>
          <table:table-cell table:style-name="ce156" office:value-type="string" calcext:value-type="string">
            <text:p>Rule 2:</text:p>
            <text:p>Shift</text:p>
          </table:table-cell>
          <table:table-cell table:style-name="ce144" office:value-type="string" calcext:value-type="string">
            <text:p>Index</text:p>
          </table:table-cell>
          <table:table-cell table:style-name="ce151" office:value-type="string" calcext:value-type="string">
            <text:p>To HEX</text:p>
          </table:table-cell>
          <table:table-cell table:style-name="ce144" office:value-type="string" calcext:value-type="string">
            <text:p>To 11-Bit</text:p>
          </table:table-cell>
          <table:table-cell table:style-name="ce151" office:value-type="string" calcext:value-type="string">
            <text:p>To</text:p>
            <text:p>6-Bit</text:p>
          </table:table-cell>
          <table:table-cell table:style-name="ce151" office:value-type="string" calcext:value-type="string">
            <text:p>To Base64</text:p>
          </table:table-cell>
          <table:covered-table-cell/>
          <table:table-cell table:style-name="ce138" office:value-type="string" calcext:value-type="string">
            <text:p>#</text:p>
          </table:table-cell>
          <table:table-cell table:style-name="ce151" office:value-type="string" calcext:value-type="string">
            <text:p>Base64</text:p>
          </table:table-cell>
          <table:table-cell table:style-name="ce151" office:value-type="string" calcext:value-type="string">
            <text:p>To</text:p>
            <text:p>6-Bit</text:p>
          </table:table-cell>
          <table:table-cell table:style-name="ce151" office:value-type="string" calcext:value-type="string">
            <text:p>Group to 11-Bit</text:p>
          </table:table-cell>
          <table:table-cell table:style-name="ce151" office:value-type="string" calcext:value-type="string">
            <text:p>To HEX</text:p>
          </table:table-cell>
          <table:table-cell table:style-name="ce144" office:value-type="string" calcext:value-type="string">
            <text:p>Index</text:p>
          </table:table-cell>
          <table:table-cell table:style-name="ce156" office:value-type="string" calcext:value-type="string">
            <text:p>Rule 2:</text:p>
            <text:p>Shift</text:p>
          </table:table-cell>
          <table:table-cell table:style-name="ce144" office:value-type="string" calcext:value-type="string">
            <text:p>Index</text:p>
          </table:table-cell>
          <table:table-cell table:style-name="ce155" office:value-type="string" calcext:value-type="string">
            <text:p>Rule 1:</text:p>
            <text:p>Swap with #</text:p>
          </table:table-cell>
          <table:table-cell table:style-name="ce144" office:value-type="string" calcext:value-type="string">
            <text:p>Index</text:p>
          </table:table-cell>
          <table:table-cell table:style-name="ce144" office:value-type="string" calcext:value-type="string">
            <text:p>SEED</text:p>
          </table:table-cell>
          <table:table-cell table:style-name="ce234" office:value-type="string" calcext:value-type="string">
            <office:annotation draw:style-name="gr1" svg:width="2.899cm" svg:height="3.361cm" svg:x="36.485cm" svg:y="0cm" draw:caption-point-x="-0.61cm" draw:caption-point-y="0.788cm">
              <dc:creator>Unbekannter Autor</dc:creator>
              <dc:date>2025-01-26T00:00:00</dc:date>
              <text:p>Check field: For words in column X that differ from words in column B, an exclamation mark is displayed!</text:p>
            </office:annotation>
            <text:p>!</text:p>
          </table:table-cell>
          <table:covered-table-cell table:number-columns-repeated="6"/>
          <table:table-cell table:number-columns-repeated="16353"/>
        </table:table-row>
        <table:table-row table:style-name="ro1">
          <table:table-cell table:style-name="ce139" office:value-type="float" office:value="1" calcext:value-type="float">
            <text:p>1</text:p>
          </table:table-cell>
          <table:table-cell table:style-name="ce264" table:content-validation-name="val3" office:value-type="string" calcext:value-type="string">
            <text:p>abandon</text:p>
          </table:table-cell>
          <table:table-cell table:style-name="ce152" table:content-validation-name="val1" table:formula="of:=VLOOKUP([.$B3];[$BIP39.$A$2:.$D$2049];4;0)" office:value-type="string" office:string-value="000" calcext:value-type="string">
            <text:p>000</text:p>
          </table:table-cell>
          <table:table-cell table:style-name="ce152" table:formula="of:=VLOOKUP([.$B3];[$BIP39.$A$2:.$B$2049];2;0)" office:value-type="float" office:value="0" calcext:value-type="float">
            <text:p>0</text:p>
          </table:table-cell>
          <table:table-cell table:style-name="ce288" table:content-validation-name="val5" office:value-type="float" office:value="7" calcext:value-type="float">
            <text:p>7</text:p>
          </table:table-cell>
          <table:table-cell table:style-name="ce291" table:formula="of:=IF(ISBLANK([.$E3]);[.$D3];VLOOKUP([.$E3];[.$A$3:.$D$35];4;0))" office:value-type="float" office:value="6" calcext:value-type="float">
            <text:p>6</text:p>
          </table:table-cell>
          <table:table-cell table:style-name="ce288" table:content-validation-name="val6" office:value-type="float" office:value="10" calcext:value-type="float">
            <text:p>10</text:p>
          </table:table-cell>
          <table:table-cell table:style-name="ce293" table:formula="of:=IF(ISBLANK([.$G3]);[.$F3];MOD([.$F3]+[.$G3]; 2048))" office:value-type="float" office:value="16" calcext:value-type="float">
            <text:p>16</text:p>
          </table:table-cell>
          <table:table-cell table:style-name="ce298" table:formula="of:=IF([.H3]=&quot;&quot;;&quot;&quot;;DEC2HEX([.$H3];3))" office:value-type="string" office:string-value="010" calcext:value-type="string">
            <text:p>010</text:p>
          </table:table-cell>
          <table:table-cell table:style-name="ce168" table:formula="of:=IF([.$H3]=&quot;&quot;;&quot;&quot;;CUSTOMDEZINBIN([.$H3];11))" office:value-type="string" office:string-value="00000010000" calcext:value-type="string">
            <text:p>00000010000</text:p>
          </table:table-cell>
          <table:table-cell table:style-name="ce168" table:formula="of:=IF(LEN(MID([.$J$46];(ROW()-3)*6+1; 6))&gt;0; LEFT(MID([.$J$46];(ROW()-3)*6+1; 6) &amp; REPT(&quot;0&quot;;6); 6); &quot;&quot;)" office:value-type="string" office:string-value="000000" calcext:value-type="string">
            <text:p>000000</text:p>
          </table:table-cell>
          <table:table-cell table:style-name="ce327" table:formula="of:=IF([.K3]=&quot;&quot;;&quot;&quot;;VLOOKUP(BIN2DEC([.K3]); [Base64.A$2:.B$65]; 2; 0))" office:value-type="string" office:string-value="A" calcext:value-type="string">
            <text:p>A</text:p>
          </table:table-cell>
          <table:covered-table-cell/>
          <table:table-cell table:style-name="ce139" office:value-type="float" office:value="1" calcext:value-type="float">
            <text:p>1</text:p>
          </table:table-cell>
          <table:table-cell table:style-name="ce329" table:content-validation-name="val2" table:formula="of:=MID([.$H$54];(ROW()-3)*1+1; 1)" office:value-type="string" office:string-value="A" calcext:value-type="string">
            <text:p>A</text:p>
          </table:table-cell>
          <table:table-cell table:style-name="ce268" table:formula="of:=IF([.O3]=&quot;&quot;;&quot;&quot;;IFERROR(DEC2BIN(MATCH(1; EXACT([.O3]; [Base64.B$2:.B$65]); 0) - 1; 6); &quot;#NV&quot;))" office:value-type="string" office:string-value="000000" calcext:value-type="string">
            <text:p>000000</text:p>
          </table:table-cell>
          <table:table-cell table:style-name="ce168" table:formula="of:=IF(LEN(MID([.$Q$46];(ROW()-3)*11+1;11))&lt;11;&quot;&quot;;MID([.$Q$46];(ROW()-3)*11+1;11))" office:value-type="string" office:string-value="00000010000" calcext:value-type="string">
            <text:p>00000010000</text:p>
          </table:table-cell>
          <table:table-cell table:style-name="ce168" table:formula="of:=IF([.Q3]=&quot;&quot;;&quot;&quot;;DEC2HEX([.$S3];3))" office:value-type="string" office:string-value="010" calcext:value-type="string">
            <text:p>010</text:p>
          </table:table-cell>
          <table:table-cell table:style-name="ce184" table:formula="of:=IF([.$Q3]=&quot;&quot;;&quot;&quot;;BINTODEC([.$Q3]))" office:value-type="float" office:value="16" calcext:value-type="float">
            <text:p>16</text:p>
          </table:table-cell>
          <table:table-cell table:style-name="ce288" table:content-validation-name="val6" office:value-type="float" office:value="-10" calcext:value-type="float">
            <text:p>-10</text:p>
          </table:table-cell>
          <table:table-cell table:style-name="ce268" table:content-validation-name="val1" table:formula="of:=IF(ISBLANK([.T3]);[.S3];MOD([.$S3]+[.T3];2048))" office:value-type="float" office:value="6" calcext:value-type="float">
            <text:p>6</text:p>
          </table:table-cell>
          <table:table-cell table:style-name="ce288" table:content-validation-name="val5" office:value-type="float" office:value="7" calcext:value-type="float">
            <text:p>7</text:p>
          </table:table-cell>
          <table:table-cell table:style-name="ce268" table:content-validation-name="val9" table:formula="of:=IF(ISBLANK([.V3]);[.U3];VLOOKUP([.$V3];[.$N$3:.$V$35];8;0))" office:value-type="float" office:value="0" calcext:value-type="float">
            <text:p>0</text:p>
          </table:table-cell>
          <table:table-cell table:style-name="ce339" table:formula="of:=IF([.W3]=&quot;&quot;;&quot;&quot;;INDEX([BIP39.$A$2:.$A$2049];MATCH([.W3];[BIP39.$B$2:.$B$2049];0)))" office:value-type="string" office:string-value="abandon" calcext:value-type="string">
            <text:p>abandon</text:p>
          </table:table-cell>
          <table:table-cell table:style-name="ce190" table:formula="of:=IF([.X3]&lt;&gt;[.B3];&quot;!&quot;;&quot;&quot;)">
            <text:p/>
          </table:table-cell>
          <table:covered-table-cell table:number-columns-repeated="6"/>
          <table:table-cell table:number-columns-repeated="16353"/>
        </table:table-row>
        <table:table-row table:style-name="ro1">
          <table:table-cell table:style-name="ce139" office:value-type="float" office:value="2" calcext:value-type="float">
            <text:p>2</text:p>
          </table:table-cell>
          <table:table-cell table:style-name="ce264" table:content-validation-name="val3" office:value-type="string" calcext:value-type="string">
            <text:p>ability</text:p>
          </table:table-cell>
          <table:table-cell table:style-name="ce152" table:content-validation-name="val1" table:formula="of:=VLOOKUP([.$B4];[$BIP39.$A$2:.$D$2049];4;0)" office:value-type="string" office:string-value="001" calcext:value-type="string">
            <text:p>001</text:p>
          </table:table-cell>
          <table:table-cell table:style-name="ce152" table:formula="of:=VLOOKUP([.$B4];[$BIP39.$A$2:.$B$2049];2;0)" office:value-type="float" office:value="1" calcext:value-type="float">
            <text:p>1</text:p>
          </table:table-cell>
          <table:table-cell table:style-name="ce288" table:content-validation-name="val5" office:value-type="float" office:value="23" calcext:value-type="float">
            <text:p>23</text:p>
          </table:table-cell>
          <table:table-cell table:style-name="ce291" table:formula="of:=IF(ISBLANK([.$E4]);[.$D4];VLOOKUP([.$E4];[.$A$3:.$D$35];4;0))" office:value-type="float" office:value="22" calcext:value-type="float">
            <text:p>22</text:p>
          </table:table-cell>
          <table:table-cell table:style-name="ce288" table:content-validation-name="val6" office:value-type="float" office:value="-20" calcext:value-type="float">
            <text:p>-20</text:p>
          </table:table-cell>
          <table:table-cell table:style-name="ce293" table:formula="of:=IF(ISBLANK([.$G4]);[.$F4];MOD([.$F4]+[.$G4]; 2048))" office:value-type="float" office:value="2" calcext:value-type="float">
            <text:p>2</text:p>
          </table:table-cell>
          <table:table-cell table:style-name="ce298" table:formula="of:=IF([.H4]=&quot;&quot;;&quot;&quot;;DEC2HEX([.$H4];3))" office:value-type="string" office:string-value="002" calcext:value-type="string">
            <text:p>002</text:p>
          </table:table-cell>
          <table:table-cell table:style-name="ce168" table:formula="of:=IF([.$H4]=&quot;&quot;;&quot;&quot;;CUSTOMDEZINBIN([.$H4];11))" office:value-type="string" office:string-value="00000000010" calcext:value-type="string">
            <text:p>00000000010</text:p>
          </table:table-cell>
          <table:table-cell table:style-name="ce168" table:formula="of:=IF(LEN(MID([.$J$46];(ROW()-3)*6+1; 6))&gt;0; LEFT(MID([.$J$46];(ROW()-3)*6+1; 6) &amp; REPT(&quot;0&quot;;6); 6); &quot;&quot;)" office:value-type="string" office:string-value="100000" calcext:value-type="string">
            <text:p>100000</text:p>
          </table:table-cell>
          <table:table-cell table:style-name="ce327" table:formula="of:=IF([.K4]=&quot;&quot;;&quot;&quot;;VLOOKUP(BIN2DEC([.K4]); [Base64.A$2:.B$65]; 2; 0))" office:value-type="string" office:string-value="g" calcext:value-type="string">
            <text:p>g</text:p>
          </table:table-cell>
          <table:covered-table-cell/>
          <table:table-cell table:style-name="ce139" office:value-type="float" office:value="2" calcext:value-type="float">
            <text:p>2</text:p>
          </table:table-cell>
          <table:table-cell table:style-name="ce329" table:content-validation-name="val2" table:formula="of:=MID([.$H$54];(ROW()-3)*1+1; 1)" office:value-type="string" office:string-value="g" calcext:value-type="string">
            <text:p>g</text:p>
          </table:table-cell>
          <table:table-cell table:style-name="ce268" table:formula="of:=IF([.O4]=&quot;&quot;;&quot;&quot;;IFERROR(DEC2BIN(MATCH(1; EXACT([.O4]; [Base64.B$2:.B$65]); 0) - 1; 6); &quot;#NV&quot;))" office:value-type="string" office:string-value="100000" calcext:value-type="string">
            <text:p>100000</text:p>
          </table:table-cell>
          <table:table-cell table:style-name="ce168" table:formula="of:=IF(LEN(MID([.$Q$46];(ROW()-3)*11+1;11))&lt;11;&quot;&quot;;MID([.$Q$46];(ROW()-3)*11+1;11))" office:value-type="string" office:string-value="00000000010" calcext:value-type="string">
            <text:p>00000000010</text:p>
          </table:table-cell>
          <table:table-cell table:style-name="ce168" table:formula="of:=IF([.Q4]=&quot;&quot;;&quot;&quot;;DEC2HEX([.$S4];3))" office:value-type="string" office:string-value="002" calcext:value-type="string">
            <text:p>002</text:p>
          </table:table-cell>
          <table:table-cell table:style-name="ce184" table:formula="of:=IF([.$Q4]=&quot;&quot;;&quot;&quot;;BINTODEC([.$Q4]))" office:value-type="float" office:value="2" calcext:value-type="float">
            <text:p>2</text:p>
          </table:table-cell>
          <table:table-cell table:style-name="ce288" table:content-validation-name="val6" office:value-type="float" office:value="20" calcext:value-type="float">
            <text:p>20</text:p>
          </table:table-cell>
          <table:table-cell table:style-name="ce268" table:content-validation-name="val1" table:formula="of:=IF(ISBLANK([.T4]);[.S4];MOD([.$S4]+[.T4];2048))" office:value-type="float" office:value="22" calcext:value-type="float">
            <text:p>22</text:p>
          </table:table-cell>
          <table:table-cell table:style-name="ce288" table:content-validation-name="val5" office:value-type="float" office:value="23" calcext:value-type="float">
            <text:p>23</text:p>
          </table:table-cell>
          <table:table-cell table:style-name="ce268" table:content-validation-name="val9" table:formula="of:=IF(ISBLANK([.V4]);[.U4];VLOOKUP([.$V4];[.$N$3:.$V$35];8;0))" office:value-type="float" office:value="1" calcext:value-type="float">
            <text:p>1</text:p>
          </table:table-cell>
          <table:table-cell table:style-name="ce339" table:formula="of:=IF([.W4]=&quot;&quot;;&quot;&quot;;INDEX([BIP39.$A$2:.$A$2049];MATCH([.W4];[BIP39.$B$2:.$B$2049];0)))" office:value-type="string" office:string-value="ability" calcext:value-type="string">
            <text:p>ability</text:p>
          </table:table-cell>
          <table:table-cell table:style-name="ce190" table:formula="of:=IF([.X4]&lt;&gt;[.B4];&quot;!&quot;;&quot;&quot;)">
            <text:p/>
          </table:table-cell>
          <table:covered-table-cell table:number-columns-repeated="6"/>
          <table:table-cell table:number-columns-repeated="16353"/>
        </table:table-row>
        <table:table-row table:style-name="ro1">
          <table:table-cell table:style-name="ce139" office:value-type="float" office:value="3" calcext:value-type="float">
            <text:p>3</text:p>
          </table:table-cell>
          <table:table-cell table:style-name="ce264" table:content-validation-name="val3" office:value-type="string" calcext:value-type="string">
            <text:p>able</text:p>
          </table:table-cell>
          <table:table-cell table:style-name="ce152" table:content-validation-name="val1" table:formula="of:=VLOOKUP([.$B5];[$BIP39.$A$2:.$D$2049];4;0)" office:value-type="string" office:string-value="002" calcext:value-type="string">
            <text:p>002</text:p>
          </table:table-cell>
          <table:table-cell table:style-name="ce152" table:formula="of:=VLOOKUP([.$B5];[$BIP39.$A$2:.$B$2049];2;0)" office:value-type="float" office:value="2" calcext:value-type="float">
            <text:p>2</text:p>
          </table:table-cell>
          <table:table-cell table:style-name="ce288" table:content-validation-name="val5" office:value-type="float" office:value="4" calcext:value-type="float">
            <text:p>4</text:p>
          </table:table-cell>
          <table:table-cell table:style-name="ce291" table:formula="of:=IF(ISBLANK([.$E5]);[.$D5];VLOOKUP([.$E5];[.$A$3:.$D$35];4;0))" office:value-type="float" office:value="3" calcext:value-type="float">
            <text:p>3</text:p>
          </table:table-cell>
          <table:table-cell table:style-name="ce288" table:content-validation-name="val6" office:value-type="float" office:value="30" calcext:value-type="float">
            <text:p>30</text:p>
          </table:table-cell>
          <table:table-cell table:style-name="ce293" table:formula="of:=IF(ISBLANK([.$G5]);[.$F5];MOD([.$F5]+[.$G5]; 2048))" office:value-type="float" office:value="33" calcext:value-type="float">
            <text:p>33</text:p>
          </table:table-cell>
          <table:table-cell table:style-name="ce298" table:formula="of:=IF([.H5]=&quot;&quot;;&quot;&quot;;DEC2HEX([.$H5];3))" office:value-type="string" office:string-value="021" calcext:value-type="string">
            <text:p>021</text:p>
          </table:table-cell>
          <table:table-cell table:style-name="ce168" table:formula="of:=IF([.$H5]=&quot;&quot;;&quot;&quot;;CUSTOMDEZINBIN([.$H5];11))" office:value-type="string" office:string-value="00000100001" calcext:value-type="string">
            <text:p>00000100001</text:p>
          </table:table-cell>
          <table:table-cell table:style-name="ce168" table:formula="of:=IF(LEN(MID([.$J$46];(ROW()-3)*6+1; 6))&gt;0; LEFT(MID([.$J$46];(ROW()-3)*6+1; 6) &amp; REPT(&quot;0&quot;;6); 6); &quot;&quot;)" office:value-type="string" office:string-value="000000" calcext:value-type="string">
            <text:p>000000</text:p>
          </table:table-cell>
          <table:table-cell table:style-name="ce327" table:formula="of:=IF([.K5]=&quot;&quot;;&quot;&quot;;VLOOKUP(BIN2DEC([.K5]); [Base64.A$2:.B$65]; 2; 0))" office:value-type="string" office:string-value="A" calcext:value-type="string">
            <text:p>A</text:p>
          </table:table-cell>
          <table:covered-table-cell/>
          <table:table-cell table:style-name="ce139" office:value-type="float" office:value="3" calcext:value-type="float">
            <text:p>3</text:p>
          </table:table-cell>
          <table:table-cell table:style-name="ce329" table:content-validation-name="val2" table:formula="of:=MID([.$H$54];(ROW()-3)*1+1; 1)" office:value-type="string" office:string-value="A" calcext:value-type="string">
            <text:p>A</text:p>
          </table:table-cell>
          <table:table-cell table:style-name="ce268" table:formula="of:=IF([.O5]=&quot;&quot;;&quot;&quot;;IFERROR(DEC2BIN(MATCH(1; EXACT([.O5]; [Base64.B$2:.B$65]); 0) - 1; 6); &quot;#NV&quot;))" office:value-type="string" office:string-value="000000" calcext:value-type="string">
            <text:p>000000</text:p>
          </table:table-cell>
          <table:table-cell table:style-name="ce168" table:formula="of:=IF(LEN(MID([.$Q$46];(ROW()-3)*11+1;11))&lt;11;&quot;&quot;;MID([.$Q$46];(ROW()-3)*11+1;11))" office:value-type="string" office:string-value="00000100001" calcext:value-type="string">
            <text:p>00000100001</text:p>
          </table:table-cell>
          <table:table-cell table:style-name="ce168" table:formula="of:=IF([.Q5]=&quot;&quot;;&quot;&quot;;DEC2HEX([.$S5];3))" office:value-type="string" office:string-value="021" calcext:value-type="string">
            <text:p>021</text:p>
          </table:table-cell>
          <table:table-cell table:style-name="ce184" table:formula="of:=IF([.$Q5]=&quot;&quot;;&quot;&quot;;BINTODEC([.$Q5]))" office:value-type="float" office:value="33" calcext:value-type="float">
            <text:p>33</text:p>
          </table:table-cell>
          <table:table-cell table:style-name="ce288" table:content-validation-name="val6" office:value-type="float" office:value="-30" calcext:value-type="float">
            <text:p>-30</text:p>
          </table:table-cell>
          <table:table-cell table:style-name="ce268" table:content-validation-name="val1" table:formula="of:=IF(ISBLANK([.T5]);[.S5];MOD([.$S5]+[.T5];2048))" office:value-type="float" office:value="3" calcext:value-type="float">
            <text:p>3</text:p>
          </table:table-cell>
          <table:table-cell table:style-name="ce288" table:content-validation-name="val5" office:value-type="float" office:value="4" calcext:value-type="float">
            <text:p>4</text:p>
          </table:table-cell>
          <table:table-cell table:style-name="ce268" table:content-validation-name="val9" table:formula="of:=IF(ISBLANK([.V5]);[.U5];VLOOKUP([.$V5];[.$N$3:.$V$35];8;0))" office:value-type="float" office:value="2" calcext:value-type="float">
            <text:p>2</text:p>
          </table:table-cell>
          <table:table-cell table:style-name="ce339" table:formula="of:=IF([.W5]=&quot;&quot;;&quot;&quot;;INDEX([BIP39.$A$2:.$A$2049];MATCH([.W5];[BIP39.$B$2:.$B$2049];0)))" office:value-type="string" office:string-value="able" calcext:value-type="string">
            <text:p>able</text:p>
          </table:table-cell>
          <table:table-cell table:style-name="ce190" table:formula="of:=IF([.X5]&lt;&gt;[.B5];&quot;!&quot;;&quot;&quot;)">
            <text:p/>
          </table:table-cell>
          <table:covered-table-cell table:number-columns-repeated="6"/>
          <table:table-cell table:number-columns-repeated="16353"/>
        </table:table-row>
        <table:table-row table:style-name="ro1">
          <table:table-cell table:style-name="ce139" office:value-type="float" office:value="4" calcext:value-type="float">
            <text:p>4</text:p>
          </table:table-cell>
          <table:table-cell table:style-name="ce264" table:content-validation-name="val3" office:value-type="string" calcext:value-type="string">
            <text:p>about</text:p>
          </table:table-cell>
          <table:table-cell table:style-name="ce152" table:content-validation-name="val1" table:formula="of:=VLOOKUP([.$B6];[$BIP39.$A$2:.$D$2049];4;0)" office:value-type="string" office:string-value="003" calcext:value-type="string">
            <text:p>003</text:p>
          </table:table-cell>
          <table:table-cell table:style-name="ce152" table:formula="of:=VLOOKUP([.$B6];[$BIP39.$A$2:.$B$2049];2;0)" office:value-type="float" office:value="3" calcext:value-type="float">
            <text:p>3</text:p>
          </table:table-cell>
          <table:table-cell table:style-name="ce288" table:content-validation-name="val5" office:value-type="float" office:value="3" calcext:value-type="float">
            <text:p>3</text:p>
          </table:table-cell>
          <table:table-cell table:style-name="ce291" table:formula="of:=IF(ISBLANK([.$E6]);[.$D6];VLOOKUP([.$E6];[.$A$3:.$D$35];4;0))" office:value-type="float" office:value="2" calcext:value-type="float">
            <text:p>2</text:p>
          </table:table-cell>
          <table:table-cell table:style-name="ce288" table:content-validation-name="val6" office:value-type="float" office:value="-40" calcext:value-type="float">
            <text:p>-40</text:p>
          </table:table-cell>
          <table:table-cell table:style-name="ce293" table:formula="of:=IF(ISBLANK([.$G6]);[.$F6];MOD([.$F6]+[.$G6]; 2048))" office:value-type="float" office:value="2010" calcext:value-type="float">
            <text:p>2010</text:p>
          </table:table-cell>
          <table:table-cell table:style-name="ce298" table:formula="of:=IF([.H6]=&quot;&quot;;&quot;&quot;;DEC2HEX([.$H6];3))" office:value-type="string" office:string-value="7DA" calcext:value-type="string">
            <text:p>7DA</text:p>
          </table:table-cell>
          <table:table-cell table:style-name="ce168" table:formula="of:=IF([.$H6]=&quot;&quot;;&quot;&quot;;CUSTOMDEZINBIN([.$H6];11))" office:value-type="string" office:string-value="11111011010" calcext:value-type="string">
            <text:p>11111011010</text:p>
          </table:table-cell>
          <table:table-cell table:style-name="ce168" table:formula="of:=IF(LEN(MID([.$J$46];(ROW()-3)*6+1; 6))&gt;0; LEFT(MID([.$J$46];(ROW()-3)*6+1; 6) &amp; REPT(&quot;0&quot;;6); 6); &quot;&quot;)" office:value-type="string" office:string-value="001000" calcext:value-type="string">
            <text:p>001000</text:p>
          </table:table-cell>
          <table:table-cell table:style-name="ce327" table:formula="of:=IF([.K6]=&quot;&quot;;&quot;&quot;;VLOOKUP(BIN2DEC([.K6]); [Base64.A$2:.B$65]; 2; 0))" office:value-type="string" office:string-value="I" calcext:value-type="string">
            <text:p>I</text:p>
          </table:table-cell>
          <table:covered-table-cell/>
          <table:table-cell table:style-name="ce139" office:value-type="float" office:value="4" calcext:value-type="float">
            <text:p>4</text:p>
          </table:table-cell>
          <table:table-cell table:style-name="ce329" table:content-validation-name="val2" table:formula="of:=MID([.$H$54];(ROW()-3)*1+1; 1)" office:value-type="string" office:string-value="I" calcext:value-type="string">
            <text:p>I</text:p>
          </table:table-cell>
          <table:table-cell table:style-name="ce268" table:formula="of:=IF([.O6]=&quot;&quot;;&quot;&quot;;IFERROR(DEC2BIN(MATCH(1; EXACT([.O6]; [Base64.B$2:.B$65]); 0) - 1; 6); &quot;#NV&quot;))" office:value-type="string" office:string-value="001000" calcext:value-type="string">
            <text:p>001000</text:p>
          </table:table-cell>
          <table:table-cell table:style-name="ce168" table:formula="of:=IF(LEN(MID([.$Q$46];(ROW()-3)*11+1;11))&lt;11;&quot;&quot;;MID([.$Q$46];(ROW()-3)*11+1;11))" office:value-type="string" office:string-value="11111011010" calcext:value-type="string">
            <text:p>11111011010</text:p>
          </table:table-cell>
          <table:table-cell table:style-name="ce168" table:formula="of:=IF([.Q6]=&quot;&quot;;&quot;&quot;;DEC2HEX([.$S6];3))" office:value-type="string" office:string-value="7DA" calcext:value-type="string">
            <text:p>7DA</text:p>
          </table:table-cell>
          <table:table-cell table:style-name="ce184" table:formula="of:=IF([.$Q6]=&quot;&quot;;&quot;&quot;;BINTODEC([.$Q6]))" office:value-type="float" office:value="2010" calcext:value-type="float">
            <text:p>2010</text:p>
          </table:table-cell>
          <table:table-cell table:style-name="ce288" table:content-validation-name="val6" office:value-type="float" office:value="40" calcext:value-type="float">
            <text:p>40</text:p>
          </table:table-cell>
          <table:table-cell table:style-name="ce268" table:content-validation-name="val1" table:formula="of:=IF(ISBLANK([.T6]);[.S6];MOD([.$S6]+[.T6];2048))" office:value-type="float" office:value="2" calcext:value-type="float">
            <text:p>2</text:p>
          </table:table-cell>
          <table:table-cell table:style-name="ce288" table:content-validation-name="val5" office:value-type="float" office:value="3" calcext:value-type="float">
            <text:p>3</text:p>
          </table:table-cell>
          <table:table-cell table:style-name="ce268" table:content-validation-name="val9" table:formula="of:=IF(ISBLANK([.V6]);[.U6];VLOOKUP([.$V6];[.$N$3:.$V$35];8;0))" office:value-type="float" office:value="3" calcext:value-type="float">
            <text:p>3</text:p>
          </table:table-cell>
          <table:table-cell table:style-name="ce339" table:formula="of:=IF([.W6]=&quot;&quot;;&quot;&quot;;INDEX([BIP39.$A$2:.$A$2049];MATCH([.W6];[BIP39.$B$2:.$B$2049];0)))" office:value-type="string" office:string-value="about" calcext:value-type="string">
            <text:p>about</text:p>
          </table:table-cell>
          <table:table-cell table:style-name="ce190" table:formula="of:=IF([.X6]&lt;&gt;[.B6];&quot;!&quot;;&quot;&quot;)">
            <text:p/>
          </table:table-cell>
          <table:covered-table-cell table:number-columns-repeated="6"/>
          <table:table-cell table:number-columns-repeated="16353"/>
        </table:table-row>
        <table:table-row table:style-name="ro1">
          <table:table-cell table:style-name="ce139" office:value-type="float" office:value="5" calcext:value-type="float">
            <text:p>5</text:p>
          </table:table-cell>
          <table:table-cell table:style-name="ce264" table:content-validation-name="val3" office:value-type="string" calcext:value-type="string">
            <text:p>above</text:p>
          </table:table-cell>
          <table:table-cell table:style-name="ce152" table:content-validation-name="val1" table:formula="of:=VLOOKUP([.$B7];[$BIP39.$A$2:.$D$2049];4;0)" office:value-type="string" office:string-value="004" calcext:value-type="string">
            <text:p>004</text:p>
          </table:table-cell>
          <table:table-cell table:style-name="ce152" table:formula="of:=VLOOKUP([.$B7];[$BIP39.$A$2:.$B$2049];2;0)" office:value-type="float" office:value="4" calcext:value-type="float">
            <text:p>4</text:p>
          </table:table-cell>
          <table:table-cell table:style-name="ce288" table:content-validation-name="val5"/>
          <table:table-cell table:style-name="ce291" table:formula="of:=IF(ISBLANK([.$E7]);[.$D7];VLOOKUP([.$E7];[.$A$3:.$D$35];4;0))" office:value-type="float" office:value="4" calcext:value-type="float">
            <text:p>4</text:p>
          </table:table-cell>
          <table:table-cell table:style-name="ce288" table:content-validation-name="val6" office:value-type="float" office:value="50" calcext:value-type="float">
            <text:p>50</text:p>
          </table:table-cell>
          <table:table-cell table:style-name="ce293" table:formula="of:=IF(ISBLANK([.$G7]);[.$F7];MOD([.$F7]+[.$G7]; 2048))" office:value-type="float" office:value="54" calcext:value-type="float">
            <text:p>54</text:p>
          </table:table-cell>
          <table:table-cell table:style-name="ce298" table:formula="of:=IF([.H7]=&quot;&quot;;&quot;&quot;;DEC2HEX([.$H7];3))" office:value-type="string" office:string-value="036" calcext:value-type="string">
            <text:p>036</text:p>
          </table:table-cell>
          <table:table-cell table:style-name="ce168" table:formula="of:=IF([.$H7]=&quot;&quot;;&quot;&quot;;CUSTOMDEZINBIN([.$H7];11))" office:value-type="string" office:string-value="00000110110" calcext:value-type="string">
            <text:p>00000110110</text:p>
          </table:table-cell>
          <table:table-cell table:style-name="ce168" table:formula="of:=IF(LEN(MID([.$J$46];(ROW()-3)*6+1; 6))&gt;0; LEFT(MID([.$J$46];(ROW()-3)*6+1; 6) &amp; REPT(&quot;0&quot;;6); 6); &quot;&quot;)" office:value-type="string" office:string-value="000100" calcext:value-type="string">
            <text:p>000100</text:p>
          </table:table-cell>
          <table:table-cell table:style-name="ce327" table:formula="of:=IF([.K7]=&quot;&quot;;&quot;&quot;;VLOOKUP(BIN2DEC([.K7]); [Base64.A$2:.B$65]; 2; 0))" office:value-type="string" office:string-value="E" calcext:value-type="string">
            <text:p>E</text:p>
          </table:table-cell>
          <table:covered-table-cell/>
          <table:table-cell table:style-name="ce139" office:value-type="float" office:value="5" calcext:value-type="float">
            <text:p>5</text:p>
          </table:table-cell>
          <table:table-cell table:style-name="ce329" table:content-validation-name="val2" table:formula="of:=MID([.$H$54];(ROW()-3)*1+1; 1)" office:value-type="string" office:string-value="E" calcext:value-type="string">
            <text:p>E</text:p>
          </table:table-cell>
          <table:table-cell table:style-name="ce268" table:formula="of:=IF([.O7]=&quot;&quot;;&quot;&quot;;IFERROR(DEC2BIN(MATCH(1; EXACT([.O7]; [Base64.B$2:.B$65]); 0) - 1; 6); &quot;#NV&quot;))" office:value-type="string" office:string-value="000100" calcext:value-type="string">
            <text:p>000100</text:p>
          </table:table-cell>
          <table:table-cell table:style-name="ce168" table:formula="of:=IF(LEN(MID([.$Q$46];(ROW()-3)*11+1;11))&lt;11;&quot;&quot;;MID([.$Q$46];(ROW()-3)*11+1;11))" office:value-type="string" office:string-value="00000110110" calcext:value-type="string">
            <text:p>00000110110</text:p>
          </table:table-cell>
          <table:table-cell table:style-name="ce168" table:formula="of:=IF([.Q7]=&quot;&quot;;&quot;&quot;;DEC2HEX([.$S7];3))" office:value-type="string" office:string-value="036" calcext:value-type="string">
            <text:p>036</text:p>
          </table:table-cell>
          <table:table-cell table:style-name="ce184" table:formula="of:=IF([.$Q7]=&quot;&quot;;&quot;&quot;;BINTODEC([.$Q7]))" office:value-type="float" office:value="54" calcext:value-type="float">
            <text:p>54</text:p>
          </table:table-cell>
          <table:table-cell table:style-name="ce288" table:content-validation-name="val6" office:value-type="float" office:value="-50" calcext:value-type="float">
            <text:p>-50</text:p>
          </table:table-cell>
          <table:table-cell table:style-name="ce268" table:content-validation-name="val1" table:formula="of:=IF(ISBLANK([.T7]);[.S7];MOD([.$S7]+[.T7];2048))" office:value-type="float" office:value="4" calcext:value-type="float">
            <text:p>4</text:p>
          </table:table-cell>
          <table:table-cell table:style-name="ce288" table:content-validation-name="val5"/>
          <table:table-cell table:style-name="ce268" table:content-validation-name="val9" table:formula="of:=IF(ISBLANK([.V7]);[.U7];VLOOKUP([.$V7];[.$N$3:.$V$35];8;0))" office:value-type="float" office:value="4" calcext:value-type="float">
            <text:p>4</text:p>
          </table:table-cell>
          <table:table-cell table:style-name="ce339" table:formula="of:=IF([.W7]=&quot;&quot;;&quot;&quot;;INDEX([BIP39.$A$2:.$A$2049];MATCH([.W7];[BIP39.$B$2:.$B$2049];0)))" office:value-type="string" office:string-value="above" calcext:value-type="string">
            <text:p>above</text:p>
          </table:table-cell>
          <table:table-cell table:style-name="ce190" table:formula="of:=IF([.X7]&lt;&gt;[.B7];&quot;!&quot;;&quot;&quot;)">
            <text:p/>
          </table:table-cell>
          <table:covered-table-cell table:number-columns-repeated="6"/>
          <table:table-cell table:number-columns-repeated="16353"/>
        </table:table-row>
        <table:table-row table:style-name="ro1">
          <table:table-cell table:style-name="ce139" office:value-type="float" office:value="6" calcext:value-type="float">
            <text:p>6</text:p>
          </table:table-cell>
          <table:table-cell table:style-name="ce264" table:content-validation-name="val3" office:value-type="string" calcext:value-type="string">
            <text:p>absent</text:p>
          </table:table-cell>
          <table:table-cell table:style-name="ce152" table:content-validation-name="val1" table:formula="of:=VLOOKUP([.$B8];[$BIP39.$A$2:.$D$2049];4;0)" office:value-type="string" office:string-value="005" calcext:value-type="string">
            <text:p>005</text:p>
          </table:table-cell>
          <table:table-cell table:style-name="ce152" table:formula="of:=VLOOKUP([.$B8];[$BIP39.$A$2:.$B$2049];2;0)" office:value-type="float" office:value="5" calcext:value-type="float">
            <text:p>5</text:p>
          </table:table-cell>
          <table:table-cell table:style-name="ce288" table:content-validation-name="val5" office:value-type="float" office:value="16" calcext:value-type="float">
            <text:p>16</text:p>
          </table:table-cell>
          <table:table-cell table:style-name="ce291" table:formula="of:=IF(ISBLANK([.$E8]);[.$D8];VLOOKUP([.$E8];[.$A$3:.$D$35];4;0))" office:value-type="float" office:value="15" calcext:value-type="float">
            <text:p>15</text:p>
          </table:table-cell>
          <table:table-cell table:style-name="ce288" table:content-validation-name="val6" office:value-type="float" office:value="-60" calcext:value-type="float">
            <text:p>-60</text:p>
          </table:table-cell>
          <table:table-cell table:style-name="ce293" table:formula="of:=IF(ISBLANK([.$G8]);[.$F8];MOD([.$F8]+[.$G8]; 2048))" office:value-type="float" office:value="2003" calcext:value-type="float">
            <text:p>2003</text:p>
          </table:table-cell>
          <table:table-cell table:style-name="ce298" table:formula="of:=IF([.H8]=&quot;&quot;;&quot;&quot;;DEC2HEX([.$H8];3))" office:value-type="string" office:string-value="7D3" calcext:value-type="string">
            <text:p>7D3</text:p>
          </table:table-cell>
          <table:table-cell table:style-name="ce168" table:formula="of:=IF([.$H8]=&quot;&quot;;&quot;&quot;;CUSTOMDEZINBIN([.$H8];11))" office:value-type="string" office:string-value="11111010011" calcext:value-type="string">
            <text:p>11111010011</text:p>
          </table:table-cell>
          <table:table-cell table:style-name="ce168" table:formula="of:=IF(LEN(MID([.$J$46];(ROW()-3)*6+1; 6))&gt;0; LEFT(MID([.$J$46];(ROW()-3)*6+1; 6) &amp; REPT(&quot;0&quot;;6); 6); &quot;&quot;)" office:value-type="string" office:string-value="001111" calcext:value-type="string">
            <text:p>001111</text:p>
          </table:table-cell>
          <table:table-cell table:style-name="ce327" table:formula="of:=IF([.K8]=&quot;&quot;;&quot;&quot;;VLOOKUP(BIN2DEC([.K8]); [Base64.A$2:.B$65]; 2; 0))" office:value-type="string" office:string-value="P" calcext:value-type="string">
            <text:p>P</text:p>
          </table:table-cell>
          <table:covered-table-cell/>
          <table:table-cell table:style-name="ce139" office:value-type="float" office:value="6" calcext:value-type="float">
            <text:p>6</text:p>
          </table:table-cell>
          <table:table-cell table:style-name="ce329" table:content-validation-name="val2" table:formula="of:=MID([.$H$54];(ROW()-3)*1+1; 1)" office:value-type="string" office:string-value="P" calcext:value-type="string">
            <text:p>P</text:p>
          </table:table-cell>
          <table:table-cell table:style-name="ce268" table:formula="of:=IF([.O8]=&quot;&quot;;&quot;&quot;;IFERROR(DEC2BIN(MATCH(1; EXACT([.O8]; [Base64.B$2:.B$65]); 0) - 1; 6); &quot;#NV&quot;))" office:value-type="string" office:string-value="001111" calcext:value-type="string">
            <text:p>001111</text:p>
          </table:table-cell>
          <table:table-cell table:style-name="ce168" table:formula="of:=IF(LEN(MID([.$Q$46];(ROW()-3)*11+1;11))&lt;11;&quot;&quot;;MID([.$Q$46];(ROW()-3)*11+1;11))" office:value-type="string" office:string-value="11111010011" calcext:value-type="string">
            <text:p>11111010011</text:p>
          </table:table-cell>
          <table:table-cell table:style-name="ce168" table:formula="of:=IF([.Q8]=&quot;&quot;;&quot;&quot;;DEC2HEX([.$S8];3))" office:value-type="string" office:string-value="7D3" calcext:value-type="string">
            <text:p>7D3</text:p>
          </table:table-cell>
          <table:table-cell table:style-name="ce184" table:formula="of:=IF([.$Q8]=&quot;&quot;;&quot;&quot;;BINTODEC([.$Q8]))" office:value-type="float" office:value="2003" calcext:value-type="float">
            <text:p>2003</text:p>
          </table:table-cell>
          <table:table-cell table:style-name="ce288" table:content-validation-name="val6" office:value-type="float" office:value="60" calcext:value-type="float">
            <text:p>60</text:p>
          </table:table-cell>
          <table:table-cell table:style-name="ce268" table:content-validation-name="val1" table:formula="of:=IF(ISBLANK([.T8]);[.S8];MOD([.$S8]+[.T8];2048))" office:value-type="float" office:value="15" calcext:value-type="float">
            <text:p>15</text:p>
          </table:table-cell>
          <table:table-cell table:style-name="ce288" table:content-validation-name="val5" office:value-type="float" office:value="16" calcext:value-type="float">
            <text:p>16</text:p>
          </table:table-cell>
          <table:table-cell table:style-name="ce268" table:content-validation-name="val9" table:formula="of:=IF(ISBLANK([.V8]);[.U8];VLOOKUP([.$V8];[.$N$3:.$V$35];8;0))" office:value-type="float" office:value="5" calcext:value-type="float">
            <text:p>5</text:p>
          </table:table-cell>
          <table:table-cell table:style-name="ce339" table:formula="of:=IF([.W8]=&quot;&quot;;&quot;&quot;;INDEX([BIP39.$A$2:.$A$2049];MATCH([.W8];[BIP39.$B$2:.$B$2049];0)))" office:value-type="string" office:string-value="absent" calcext:value-type="string">
            <text:p>absent</text:p>
          </table:table-cell>
          <table:table-cell table:style-name="ce190" table:formula="of:=IF([.X8]&lt;&gt;[.B8];&quot;!&quot;;&quot;&quot;)">
            <text:p/>
          </table:table-cell>
          <table:covered-table-cell table:number-columns-repeated="6"/>
          <table:table-cell table:number-columns-repeated="16353"/>
        </table:table-row>
        <table:table-row table:style-name="ro1">
          <table:table-cell table:style-name="ce139" office:value-type="float" office:value="7" calcext:value-type="float">
            <text:p>7</text:p>
          </table:table-cell>
          <table:table-cell table:style-name="ce264" table:content-validation-name="val3" office:value-type="string" calcext:value-type="string">
            <text:p>absorb</text:p>
          </table:table-cell>
          <table:table-cell table:style-name="ce152" table:content-validation-name="val1" table:formula="of:=VLOOKUP([.$B9];[$BIP39.$A$2:.$D$2049];4;0)" office:value-type="string" office:string-value="006" calcext:value-type="string">
            <text:p>006</text:p>
          </table:table-cell>
          <table:table-cell table:style-name="ce152" table:formula="of:=VLOOKUP([.$B9];[$BIP39.$A$2:.$B$2049];2;0)" office:value-type="float" office:value="6" calcext:value-type="float">
            <text:p>6</text:p>
          </table:table-cell>
          <table:table-cell table:style-name="ce288" table:content-validation-name="val5" office:value-type="float" office:value="1" calcext:value-type="float">
            <text:p>1</text:p>
          </table:table-cell>
          <table:table-cell table:style-name="ce291" table:formula="of:=IF(ISBLANK([.$E9]);[.$D9];VLOOKUP([.$E9];[.$A$3:.$D$35];4;0))" office:value-type="float" office:value="0" calcext:value-type="float">
            <text:p>0</text:p>
          </table:table-cell>
          <table:table-cell table:style-name="ce288" table:content-validation-name="val6" office:value-type="float" office:value="70" calcext:value-type="float">
            <text:p>70</text:p>
          </table:table-cell>
          <table:table-cell table:style-name="ce293" table:formula="of:=IF(ISBLANK([.$G9]);[.$F9];MOD([.$F9]+[.$G9]; 2048))" office:value-type="float" office:value="70" calcext:value-type="float">
            <text:p>70</text:p>
          </table:table-cell>
          <table:table-cell table:style-name="ce298" table:formula="of:=IF([.H9]=&quot;&quot;;&quot;&quot;;DEC2HEX([.$H9];3))" office:value-type="string" office:string-value="046" calcext:value-type="string">
            <text:p>046</text:p>
          </table:table-cell>
          <table:table-cell table:style-name="ce168" table:formula="of:=IF([.$H9]=&quot;&quot;;&quot;&quot;;CUSTOMDEZINBIN([.$H9];11))" office:value-type="string" office:string-value="00001000110" calcext:value-type="string">
            <text:p>00001000110</text:p>
          </table:table-cell>
          <table:table-cell table:style-name="ce168" table:formula="of:=IF(LEN(MID([.$J$46];(ROW()-3)*6+1; 6))&gt;0; LEFT(MID([.$J$46];(ROW()-3)*6+1; 6) &amp; REPT(&quot;0&quot;;6); 6); &quot;&quot;)" office:value-type="string" office:string-value="110110" calcext:value-type="string">
            <text:p>110110</text:p>
          </table:table-cell>
          <table:table-cell table:style-name="ce327" table:formula="of:=IF([.K9]=&quot;&quot;;&quot;&quot;;VLOOKUP(BIN2DEC([.K9]); [Base64.A$2:.B$65]; 2; 0))" office:value-type="float" office:value="2" calcext:value-type="float">
            <text:p>2</text:p>
          </table:table-cell>
          <table:covered-table-cell/>
          <table:table-cell table:style-name="ce139" office:value-type="float" office:value="7" calcext:value-type="float">
            <text:p>7</text:p>
          </table:table-cell>
          <table:table-cell table:style-name="ce329" table:content-validation-name="val2" table:formula="of:=MID([.$H$54];(ROW()-3)*1+1; 1)" office:value-type="string" office:string-value="2" calcext:value-type="string">
            <text:p>2</text:p>
          </table:table-cell>
          <table:table-cell table:style-name="ce268" table:formula="of:=IF([.O9]=&quot;&quot;;&quot;&quot;;IFERROR(DEC2BIN(MATCH(1; EXACT([.O9]; [Base64.B$2:.B$65]); 0) - 1; 6); &quot;#NV&quot;))" office:value-type="string" office:string-value="110110" calcext:value-type="string">
            <text:p>110110</text:p>
          </table:table-cell>
          <table:table-cell table:style-name="ce168" table:formula="of:=IF(LEN(MID([.$Q$46];(ROW()-3)*11+1;11))&lt;11;&quot;&quot;;MID([.$Q$46];(ROW()-3)*11+1;11))" office:value-type="string" office:string-value="00001000110" calcext:value-type="string">
            <text:p>00001000110</text:p>
          </table:table-cell>
          <table:table-cell table:style-name="ce168" table:formula="of:=IF([.Q9]=&quot;&quot;;&quot;&quot;;DEC2HEX([.$S9];3))" office:value-type="string" office:string-value="046" calcext:value-type="string">
            <text:p>046</text:p>
          </table:table-cell>
          <table:table-cell table:style-name="ce184" table:formula="of:=IF([.$Q9]=&quot;&quot;;&quot;&quot;;BINTODEC([.$Q9]))" office:value-type="float" office:value="70" calcext:value-type="float">
            <text:p>70</text:p>
          </table:table-cell>
          <table:table-cell table:style-name="ce288" table:content-validation-name="val6" office:value-type="float" office:value="-70" calcext:value-type="float">
            <text:p>-70</text:p>
          </table:table-cell>
          <table:table-cell table:style-name="ce268" table:content-validation-name="val1" table:formula="of:=IF(ISBLANK([.T9]);[.S9];MOD([.$S9]+[.T9];2048))" office:value-type="float" office:value="0" calcext:value-type="float">
            <text:p>0</text:p>
          </table:table-cell>
          <table:table-cell table:style-name="ce288" table:content-validation-name="val5" office:value-type="float" office:value="1" calcext:value-type="float">
            <text:p>1</text:p>
          </table:table-cell>
          <table:table-cell table:style-name="ce268" table:content-validation-name="val9" table:formula="of:=IF(ISBLANK([.V9]);[.U9];VLOOKUP([.$V9];[.$N$3:.$V$35];8;0))" office:value-type="float" office:value="6" calcext:value-type="float">
            <text:p>6</text:p>
          </table:table-cell>
          <table:table-cell table:style-name="ce339" table:formula="of:=IF([.W9]=&quot;&quot;;&quot;&quot;;INDEX([BIP39.$A$2:.$A$2049];MATCH([.W9];[BIP39.$B$2:.$B$2049];0)))" office:value-type="string" office:string-value="absorb" calcext:value-type="string">
            <text:p>absorb</text:p>
          </table:table-cell>
          <table:table-cell table:style-name="ce190" table:formula="of:=IF([.X9]&lt;&gt;[.B9];&quot;!&quot;;&quot;&quot;)">
            <text:p/>
          </table:table-cell>
          <table:covered-table-cell table:number-columns-repeated="6"/>
          <table:table-cell table:number-columns-repeated="16353"/>
        </table:table-row>
        <table:table-row table:style-name="ro1">
          <table:table-cell table:style-name="ce139" office:value-type="float" office:value="8" calcext:value-type="float">
            <text:p>8</text:p>
          </table:table-cell>
          <table:table-cell table:style-name="ce264" table:content-validation-name="val3" office:value-type="string" calcext:value-type="string">
            <text:p>abstract</text:p>
          </table:table-cell>
          <table:table-cell table:style-name="ce152" table:content-validation-name="val1" table:formula="of:=VLOOKUP([.$B10];[$BIP39.$A$2:.$D$2049];4;0)" office:value-type="string" office:string-value="007" calcext:value-type="string">
            <text:p>007</text:p>
          </table:table-cell>
          <table:table-cell table:style-name="ce152" table:formula="of:=VLOOKUP([.$B10];[$BIP39.$A$2:.$B$2049];2;0)" office:value-type="float" office:value="7" calcext:value-type="float">
            <text:p>7</text:p>
          </table:table-cell>
          <table:table-cell table:style-name="ce288" table:content-validation-name="val5"/>
          <table:table-cell table:style-name="ce291" table:formula="of:=IF(ISBLANK([.$E10]);[.$D10];VLOOKUP([.$E10];[.$A$3:.$D$35];4;0))" office:value-type="float" office:value="7" calcext:value-type="float">
            <text:p>7</text:p>
          </table:table-cell>
          <table:table-cell table:style-name="ce288" table:content-validation-name="val6" office:value-type="float" office:value="-80" calcext:value-type="float">
            <text:p>-80</text:p>
          </table:table-cell>
          <table:table-cell table:style-name="ce293" table:formula="of:=IF(ISBLANK([.$G10]);[.$F10];MOD([.$F10]+[.$G10]; 2048))" office:value-type="float" office:value="1975" calcext:value-type="float">
            <text:p>1975</text:p>
          </table:table-cell>
          <table:table-cell table:style-name="ce298" table:formula="of:=IF([.H10]=&quot;&quot;;&quot;&quot;;DEC2HEX([.$H10];3))" office:value-type="string" office:string-value="7B7" calcext:value-type="string">
            <text:p>7B7</text:p>
          </table:table-cell>
          <table:table-cell table:style-name="ce168" table:formula="of:=IF([.$H10]=&quot;&quot;;&quot;&quot;;CUSTOMDEZINBIN([.$H10];11))" office:value-type="string" office:string-value="11110110111" calcext:value-type="string">
            <text:p>11110110111</text:p>
          </table:table-cell>
          <table:table-cell table:style-name="ce168" table:formula="of:=IF(LEN(MID([.$J$46];(ROW()-3)*6+1; 6))&gt;0; LEFT(MID([.$J$46];(ROW()-3)*6+1; 6) &amp; REPT(&quot;0&quot;;6); 6); &quot;&quot;)" office:value-type="string" office:string-value="100000" calcext:value-type="string">
            <text:p>100000</text:p>
          </table:table-cell>
          <table:table-cell table:style-name="ce327" table:formula="of:=IF([.K10]=&quot;&quot;;&quot;&quot;;VLOOKUP(BIN2DEC([.K10]); [Base64.A$2:.B$65]; 2; 0))" office:value-type="string" office:string-value="g" calcext:value-type="string">
            <text:p>g</text:p>
          </table:table-cell>
          <table:covered-table-cell/>
          <table:table-cell table:style-name="ce139" office:value-type="float" office:value="8" calcext:value-type="float">
            <text:p>8</text:p>
          </table:table-cell>
          <table:table-cell table:style-name="ce329" table:content-validation-name="val2" table:formula="of:=MID([.$H$54];(ROW()-3)*1+1; 1)" office:value-type="string" office:string-value="g" calcext:value-type="string">
            <text:p>g</text:p>
          </table:table-cell>
          <table:table-cell table:style-name="ce268" table:formula="of:=IF([.O10]=&quot;&quot;;&quot;&quot;;IFERROR(DEC2BIN(MATCH(1; EXACT([.O10]; [Base64.B$2:.B$65]); 0) - 1; 6); &quot;#NV&quot;))" office:value-type="string" office:string-value="100000" calcext:value-type="string">
            <text:p>100000</text:p>
          </table:table-cell>
          <table:table-cell table:style-name="ce168" table:formula="of:=IF(LEN(MID([.$Q$46];(ROW()-3)*11+1;11))&lt;11;&quot;&quot;;MID([.$Q$46];(ROW()-3)*11+1;11))" office:value-type="string" office:string-value="11110110111" calcext:value-type="string">
            <text:p>11110110111</text:p>
          </table:table-cell>
          <table:table-cell table:style-name="ce168" table:formula="of:=IF([.Q10]=&quot;&quot;;&quot;&quot;;DEC2HEX([.$S10];3))" office:value-type="string" office:string-value="7B7" calcext:value-type="string">
            <text:p>7B7</text:p>
          </table:table-cell>
          <table:table-cell table:style-name="ce184" table:formula="of:=IF([.$Q10]=&quot;&quot;;&quot;&quot;;BINTODEC([.$Q10]))" office:value-type="float" office:value="1975" calcext:value-type="float">
            <text:p>1975</text:p>
          </table:table-cell>
          <table:table-cell table:style-name="ce288" table:content-validation-name="val6" office:value-type="float" office:value="80" calcext:value-type="float">
            <text:p>80</text:p>
          </table:table-cell>
          <table:table-cell table:style-name="ce268" table:content-validation-name="val1" table:formula="of:=IF(ISBLANK([.T10]);[.S10];MOD([.$S10]+[.T10];2048))" office:value-type="float" office:value="7" calcext:value-type="float">
            <text:p>7</text:p>
          </table:table-cell>
          <table:table-cell table:style-name="ce288" table:content-validation-name="val5"/>
          <table:table-cell table:style-name="ce268" table:content-validation-name="val9" table:formula="of:=IF(ISBLANK([.V10]);[.U10];VLOOKUP([.$V10];[.$N$3:.$V$35];8;0))" office:value-type="float" office:value="7" calcext:value-type="float">
            <text:p>7</text:p>
          </table:table-cell>
          <table:table-cell table:style-name="ce339" table:formula="of:=IF([.W10]=&quot;&quot;;&quot;&quot;;INDEX([BIP39.$A$2:.$A$2049];MATCH([.W10];[BIP39.$B$2:.$B$2049];0)))" office:value-type="string" office:string-value="abstract" calcext:value-type="string">
            <text:p>abstract</text:p>
          </table:table-cell>
          <table:table-cell table:style-name="ce190" table:formula="of:=IF([.X10]&lt;&gt;[.B10];&quot;!&quot;;&quot;&quot;)">
            <text:p/>
          </table:table-cell>
          <table:covered-table-cell table:number-columns-repeated="6"/>
          <table:table-cell table:number-columns-repeated="16353"/>
        </table:table-row>
        <table:table-row table:style-name="ro1">
          <table:table-cell table:style-name="ce139" office:value-type="float" office:value="9" calcext:value-type="float">
            <text:p>9</text:p>
          </table:table-cell>
          <table:table-cell table:style-name="ce264" table:content-validation-name="val3" office:value-type="string" calcext:value-type="string">
            <text:p>absurd</text:p>
          </table:table-cell>
          <table:table-cell table:style-name="ce152" table:content-validation-name="val1" table:formula="of:=VLOOKUP([.$B11];[$BIP39.$A$2:.$D$2049];4;0)" office:value-type="string" office:string-value="008" calcext:value-type="string">
            <text:p>008</text:p>
          </table:table-cell>
          <table:table-cell table:style-name="ce152" table:formula="of:=VLOOKUP([.$B11];[$BIP39.$A$2:.$B$2049];2;0)" office:value-type="float" office:value="8" calcext:value-type="float">
            <text:p>8</text:p>
          </table:table-cell>
          <table:table-cell table:style-name="ce288" table:content-validation-name="val5"/>
          <table:table-cell table:style-name="ce291" table:formula="of:=IF(ISBLANK([.$E11]);[.$D11];VLOOKUP([.$E11];[.$A$3:.$D$35];4;0))" office:value-type="float" office:value="8" calcext:value-type="float">
            <text:p>8</text:p>
          </table:table-cell>
          <table:table-cell table:style-name="ce288" table:content-validation-name="val6" office:value-type="float" office:value="90" calcext:value-type="float">
            <text:p>90</text:p>
          </table:table-cell>
          <table:table-cell table:style-name="ce293" table:formula="of:=IF(ISBLANK([.$G11]);[.$F11];MOD([.$F11]+[.$G11]; 2048))" office:value-type="float" office:value="98" calcext:value-type="float">
            <text:p>98</text:p>
          </table:table-cell>
          <table:table-cell table:style-name="ce298" table:formula="of:=IF([.H11]=&quot;&quot;;&quot;&quot;;DEC2HEX([.$H11];3))" office:value-type="string" office:string-value="062" calcext:value-type="string">
            <text:p>062</text:p>
          </table:table-cell>
          <table:table-cell table:style-name="ce168" table:formula="of:=IF([.$H11]=&quot;&quot;;&quot;&quot;;CUSTOMDEZINBIN([.$H11];11))" office:value-type="string" office:string-value="00001100010" calcext:value-type="string">
            <text:p>00001100010</text:p>
          </table:table-cell>
          <table:table-cell table:style-name="ce168" table:formula="of:=IF(LEN(MID([.$J$46];(ROW()-3)*6+1; 6))&gt;0; LEFT(MID([.$J$46];(ROW()-3)*6+1; 6) &amp; REPT(&quot;0&quot;;6); 6); &quot;&quot;)" office:value-type="string" office:string-value="011011" calcext:value-type="string">
            <text:p>011011</text:p>
          </table:table-cell>
          <table:table-cell table:style-name="ce327" table:formula="of:=IF([.K11]=&quot;&quot;;&quot;&quot;;VLOOKUP(BIN2DEC([.K11]); [Base64.A$2:.B$65]; 2; 0))" office:value-type="string" office:string-value="b" calcext:value-type="string">
            <text:p>b</text:p>
          </table:table-cell>
          <table:covered-table-cell/>
          <table:table-cell table:style-name="ce139" office:value-type="float" office:value="9" calcext:value-type="float">
            <text:p>9</text:p>
          </table:table-cell>
          <table:table-cell table:style-name="ce329" table:content-validation-name="val2" table:formula="of:=MID([.$H$54];(ROW()-3)*1+1; 1)" office:value-type="string" office:string-value="b" calcext:value-type="string">
            <text:p>b</text:p>
          </table:table-cell>
          <table:table-cell table:style-name="ce268" table:formula="of:=IF([.O11]=&quot;&quot;;&quot;&quot;;IFERROR(DEC2BIN(MATCH(1; EXACT([.O11]; [Base64.B$2:.B$65]); 0) - 1; 6); &quot;#NV&quot;))" office:value-type="string" office:string-value="011011" calcext:value-type="string">
            <text:p>011011</text:p>
          </table:table-cell>
          <table:table-cell table:style-name="ce168" table:formula="of:=IF(LEN(MID([.$Q$46];(ROW()-3)*11+1;11))&lt;11;&quot;&quot;;MID([.$Q$46];(ROW()-3)*11+1;11))" office:value-type="string" office:string-value="00001100010" calcext:value-type="string">
            <text:p>00001100010</text:p>
          </table:table-cell>
          <table:table-cell table:style-name="ce168" table:formula="of:=IF([.Q11]=&quot;&quot;;&quot;&quot;;DEC2HEX([.$S11];3))" office:value-type="string" office:string-value="062" calcext:value-type="string">
            <text:p>062</text:p>
          </table:table-cell>
          <table:table-cell table:style-name="ce184" table:formula="of:=IF([.$Q11]=&quot;&quot;;&quot;&quot;;BINTODEC([.$Q11]))" office:value-type="float" office:value="98" calcext:value-type="float">
            <text:p>98</text:p>
          </table:table-cell>
          <table:table-cell table:style-name="ce288" table:content-validation-name="val6" office:value-type="float" office:value="-90" calcext:value-type="float">
            <text:p>-90</text:p>
          </table:table-cell>
          <table:table-cell table:style-name="ce268" table:content-validation-name="val1" table:formula="of:=IF(ISBLANK([.T11]);[.S11];MOD([.$S11]+[.T11];2048))" office:value-type="float" office:value="8" calcext:value-type="float">
            <text:p>8</text:p>
          </table:table-cell>
          <table:table-cell table:style-name="ce288" table:content-validation-name="val5"/>
          <table:table-cell table:style-name="ce268" table:content-validation-name="val9" table:formula="of:=IF(ISBLANK([.V11]);[.U11];VLOOKUP([.$V11];[.$N$3:.$V$35];8;0))" office:value-type="float" office:value="8" calcext:value-type="float">
            <text:p>8</text:p>
          </table:table-cell>
          <table:table-cell table:style-name="ce339" table:formula="of:=IF([.W11]=&quot;&quot;;&quot;&quot;;INDEX([BIP39.$A$2:.$A$2049];MATCH([.W11];[BIP39.$B$2:.$B$2049];0)))" office:value-type="string" office:string-value="absurd" calcext:value-type="string">
            <text:p>absurd</text:p>
          </table:table-cell>
          <table:table-cell table:style-name="ce190" table:formula="of:=IF([.X11]&lt;&gt;[.B11];&quot;!&quot;;&quot;&quot;)">
            <text:p/>
          </table:table-cell>
          <table:covered-table-cell table:number-columns-repeated="6"/>
          <table:table-cell table:number-columns-repeated="16353"/>
        </table:table-row>
        <table:table-row table:style-name="ro1">
          <table:table-cell table:style-name="ce139" office:value-type="float" office:value="10" calcext:value-type="float">
            <text:p>10</text:p>
          </table:table-cell>
          <table:table-cell table:style-name="ce264" table:content-validation-name="val3" office:value-type="string" calcext:value-type="string">
            <text:p>abuse</text:p>
          </table:table-cell>
          <table:table-cell table:style-name="ce152" table:content-validation-name="val1" table:formula="of:=VLOOKUP([.$B12];[$BIP39.$A$2:.$D$2049];4;0)" office:value-type="string" office:string-value="009" calcext:value-type="string">
            <text:p>009</text:p>
          </table:table-cell>
          <table:table-cell table:style-name="ce152" table:formula="of:=VLOOKUP([.$B12];[$BIP39.$A$2:.$B$2049];2;0)" office:value-type="float" office:value="9" calcext:value-type="float">
            <text:p>9</text:p>
          </table:table-cell>
          <table:table-cell table:style-name="ce288" table:content-validation-name="val5" office:value-type="float" office:value="12" calcext:value-type="float">
            <text:p>12</text:p>
          </table:table-cell>
          <table:table-cell table:style-name="ce291" table:formula="of:=IF(ISBLANK([.$E12]);[.$D12];VLOOKUP([.$E12];[.$A$3:.$D$35];4;0))" office:value-type="float" office:value="11" calcext:value-type="float">
            <text:p>11</text:p>
          </table:table-cell>
          <table:table-cell table:style-name="ce288" table:content-validation-name="val6" office:value-type="float" office:value="-100" calcext:value-type="float">
            <text:p>-100</text:p>
          </table:table-cell>
          <table:table-cell table:style-name="ce293" table:formula="of:=IF(ISBLANK([.$G12]);[.$F12];MOD([.$F12]+[.$G12]; 2048))" office:value-type="float" office:value="1959" calcext:value-type="float">
            <text:p>1959</text:p>
          </table:table-cell>
          <table:table-cell table:style-name="ce298" table:formula="of:=IF([.H12]=&quot;&quot;;&quot;&quot;;DEC2HEX([.$H12];3))" office:value-type="string" office:string-value="7A7" calcext:value-type="string">
            <text:p>7A7</text:p>
          </table:table-cell>
          <table:table-cell table:style-name="ce168" table:formula="of:=IF([.$H12]=&quot;&quot;;&quot;&quot;;CUSTOMDEZINBIN([.$H12];11))" office:value-type="string" office:string-value="11110100111" calcext:value-type="string">
            <text:p>11110100111</text:p>
          </table:table-cell>
          <table:table-cell table:style-name="ce168" table:formula="of:=IF(LEN(MID([.$J$46];(ROW()-3)*6+1; 6))&gt;0; LEFT(MID([.$J$46];(ROW()-3)*6+1; 6) &amp; REPT(&quot;0&quot;;6); 6); &quot;&quot;)" office:value-type="string" office:string-value="011111" calcext:value-type="string">
            <text:p>011111</text:p>
          </table:table-cell>
          <table:table-cell table:style-name="ce327" table:formula="of:=IF([.K12]=&quot;&quot;;&quot;&quot;;VLOOKUP(BIN2DEC([.K12]); [Base64.A$2:.B$65]; 2; 0))" office:value-type="string" office:string-value="f" calcext:value-type="string">
            <text:p>f</text:p>
          </table:table-cell>
          <table:covered-table-cell/>
          <table:table-cell table:style-name="ce139" office:value-type="float" office:value="10" calcext:value-type="float">
            <text:p>10</text:p>
          </table:table-cell>
          <table:table-cell table:style-name="ce329" table:content-validation-name="val2" table:formula="of:=MID([.$H$54];(ROW()-3)*1+1; 1)" office:value-type="string" office:string-value="f" calcext:value-type="string">
            <text:p>f</text:p>
          </table:table-cell>
          <table:table-cell table:style-name="ce268" table:formula="of:=IF([.O12]=&quot;&quot;;&quot;&quot;;IFERROR(DEC2BIN(MATCH(1; EXACT([.O12]; [Base64.B$2:.B$65]); 0) - 1; 6); &quot;#NV&quot;))" office:value-type="string" office:string-value="011111" calcext:value-type="string">
            <text:p>011111</text:p>
          </table:table-cell>
          <table:table-cell table:style-name="ce168" table:formula="of:=IF(LEN(MID([.$Q$46];(ROW()-3)*11+1;11))&lt;11;&quot;&quot;;MID([.$Q$46];(ROW()-3)*11+1;11))" office:value-type="string" office:string-value="11110100111" calcext:value-type="string">
            <text:p>11110100111</text:p>
          </table:table-cell>
          <table:table-cell table:style-name="ce168" table:formula="of:=IF([.Q12]=&quot;&quot;;&quot;&quot;;DEC2HEX([.$S12];3))" office:value-type="string" office:string-value="7A7" calcext:value-type="string">
            <text:p>7A7</text:p>
          </table:table-cell>
          <table:table-cell table:style-name="ce184" table:formula="of:=IF([.$Q12]=&quot;&quot;;&quot;&quot;;BINTODEC([.$Q12]))" office:value-type="float" office:value="1959" calcext:value-type="float">
            <text:p>1959</text:p>
          </table:table-cell>
          <table:table-cell table:style-name="ce288" table:content-validation-name="val6" office:value-type="float" office:value="100" calcext:value-type="float">
            <text:p>100</text:p>
          </table:table-cell>
          <table:table-cell table:style-name="ce268" table:content-validation-name="val1" table:formula="of:=IF(ISBLANK([.T12]);[.S12];MOD([.$S12]+[.T12];2048))" office:value-type="float" office:value="11" calcext:value-type="float">
            <text:p>11</text:p>
          </table:table-cell>
          <table:table-cell table:style-name="ce288" table:content-validation-name="val5" office:value-type="float" office:value="12" calcext:value-type="float">
            <text:p>12</text:p>
          </table:table-cell>
          <table:table-cell table:style-name="ce268" table:content-validation-name="val9" table:formula="of:=IF(ISBLANK([.V12]);[.U12];VLOOKUP([.$V12];[.$N$3:.$V$35];8;0))" office:value-type="float" office:value="9" calcext:value-type="float">
            <text:p>9</text:p>
          </table:table-cell>
          <table:table-cell table:style-name="ce339" table:formula="of:=IF([.W12]=&quot;&quot;;&quot;&quot;;INDEX([BIP39.$A$2:.$A$2049];MATCH([.W12];[BIP39.$B$2:.$B$2049];0)))" office:value-type="string" office:string-value="abuse" calcext:value-type="string">
            <text:p>abuse</text:p>
          </table:table-cell>
          <table:table-cell table:style-name="ce190" table:formula="of:=IF([.X12]&lt;&gt;[.B12];&quot;!&quot;;&quot;&quot;)">
            <text:p/>
          </table:table-cell>
          <table:covered-table-cell table:number-columns-repeated="6"/>
          <table:table-cell table:number-columns-repeated="16353"/>
        </table:table-row>
        <table:table-row table:style-name="ro1">
          <table:table-cell table:style-name="ce139" office:value-type="float" office:value="11" calcext:value-type="float">
            <text:p>11</text:p>
          </table:table-cell>
          <table:table-cell table:style-name="ce264" table:content-validation-name="val3" office:value-type="string" calcext:value-type="string">
            <text:p>access</text:p>
          </table:table-cell>
          <table:table-cell table:style-name="ce152" table:content-validation-name="val1" table:formula="of:=VLOOKUP([.$B13];[$BIP39.$A$2:.$D$2049];4;0)" office:value-type="string" office:string-value="00A" calcext:value-type="string">
            <text:p>00A</text:p>
          </table:table-cell>
          <table:table-cell table:style-name="ce152" table:formula="of:=VLOOKUP([.$B13];[$BIP39.$A$2:.$B$2049];2;0)" office:value-type="float" office:value="10" calcext:value-type="float">
            <text:p>10</text:p>
          </table:table-cell>
          <table:table-cell table:style-name="ce288" table:content-validation-name="val5"/>
          <table:table-cell table:style-name="ce291" table:formula="of:=IF(ISBLANK([.$E13]);[.$D13];VLOOKUP([.$E13];[.$A$3:.$D$35];4;0))" office:value-type="float" office:value="10" calcext:value-type="float">
            <text:p>10</text:p>
          </table:table-cell>
          <table:table-cell table:style-name="ce288" table:content-validation-name="val6" office:value-type="float" office:value="110" calcext:value-type="float">
            <text:p>110</text:p>
          </table:table-cell>
          <table:table-cell table:style-name="ce293" table:formula="of:=IF(ISBLANK([.$G13]);[.$F13];MOD([.$F13]+[.$G13]; 2048))" office:value-type="float" office:value="120" calcext:value-type="float">
            <text:p>120</text:p>
          </table:table-cell>
          <table:table-cell table:style-name="ce298" table:formula="of:=IF([.H13]=&quot;&quot;;&quot;&quot;;DEC2HEX([.$H13];3))" office:value-type="string" office:string-value="078" calcext:value-type="string">
            <text:p>078</text:p>
          </table:table-cell>
          <table:table-cell table:style-name="ce168" table:formula="of:=IF([.$H13]=&quot;&quot;;&quot;&quot;;CUSTOMDEZINBIN([.$H13];11))" office:value-type="string" office:string-value="00001111000" calcext:value-type="string">
            <text:p>00001111000</text:p>
          </table:table-cell>
          <table:table-cell table:style-name="ce168" table:formula="of:=IF(LEN(MID([.$J$46];(ROW()-3)*6+1; 6))&gt;0; LEFT(MID([.$J$46];(ROW()-3)*6+1; 6) &amp; REPT(&quot;0&quot;;6); 6); &quot;&quot;)" office:value-type="string" office:string-value="010011" calcext:value-type="string">
            <text:p>010011</text:p>
          </table:table-cell>
          <table:table-cell table:style-name="ce327" table:formula="of:=IF([.K13]=&quot;&quot;;&quot;&quot;;VLOOKUP(BIN2DEC([.K13]); [Base64.A$2:.B$65]; 2; 0))" office:value-type="string" office:string-value="T" calcext:value-type="string">
            <text:p>T</text:p>
          </table:table-cell>
          <table:covered-table-cell/>
          <table:table-cell table:style-name="ce139" office:value-type="float" office:value="11" calcext:value-type="float">
            <text:p>11</text:p>
          </table:table-cell>
          <table:table-cell table:style-name="ce329" table:content-validation-name="val2" table:formula="of:=MID([.$H$54];(ROW()-3)*1+1; 1)" office:value-type="string" office:string-value="T" calcext:value-type="string">
            <text:p>T</text:p>
          </table:table-cell>
          <table:table-cell table:style-name="ce268" table:formula="of:=IF([.O13]=&quot;&quot;;&quot;&quot;;IFERROR(DEC2BIN(MATCH(1; EXACT([.O13]; [Base64.B$2:.B$65]); 0) - 1; 6); &quot;#NV&quot;))" office:value-type="string" office:string-value="010011" calcext:value-type="string">
            <text:p>010011</text:p>
          </table:table-cell>
          <table:table-cell table:style-name="ce168" table:formula="of:=IF(LEN(MID([.$Q$46];(ROW()-3)*11+1;11))&lt;11;&quot;&quot;;MID([.$Q$46];(ROW()-3)*11+1;11))" office:value-type="string" office:string-value="00001111000" calcext:value-type="string">
            <text:p>00001111000</text:p>
          </table:table-cell>
          <table:table-cell table:style-name="ce168" table:formula="of:=IF([.Q13]=&quot;&quot;;&quot;&quot;;DEC2HEX([.$S13];3))" office:value-type="string" office:string-value="078" calcext:value-type="string">
            <text:p>078</text:p>
          </table:table-cell>
          <table:table-cell table:style-name="ce184" table:formula="of:=IF([.$Q13]=&quot;&quot;;&quot;&quot;;BINTODEC([.$Q13]))" office:value-type="float" office:value="120" calcext:value-type="float">
            <text:p>120</text:p>
          </table:table-cell>
          <table:table-cell table:style-name="ce288" table:content-validation-name="val6" office:value-type="float" office:value="-110" calcext:value-type="float">
            <text:p>-110</text:p>
          </table:table-cell>
          <table:table-cell table:style-name="ce268" table:content-validation-name="val1" table:formula="of:=IF(ISBLANK([.T13]);[.S13];MOD([.$S13]+[.T13];2048))" office:value-type="float" office:value="10" calcext:value-type="float">
            <text:p>10</text:p>
          </table:table-cell>
          <table:table-cell table:style-name="ce288" table:content-validation-name="val5"/>
          <table:table-cell table:style-name="ce268" table:content-validation-name="val9" table:formula="of:=IF(ISBLANK([.V13]);[.U13];VLOOKUP([.$V13];[.$N$3:.$V$35];8;0))" office:value-type="float" office:value="10" calcext:value-type="float">
            <text:p>10</text:p>
          </table:table-cell>
          <table:table-cell table:style-name="ce339" table:formula="of:=IF([.W13]=&quot;&quot;;&quot;&quot;;INDEX([BIP39.$A$2:.$A$2049];MATCH([.W13];[BIP39.$B$2:.$B$2049];0)))" office:value-type="string" office:string-value="access" calcext:value-type="string">
            <text:p>access</text:p>
          </table:table-cell>
          <table:table-cell table:style-name="ce190" table:formula="of:=IF([.X13]&lt;&gt;[.B13];&quot;!&quot;;&quot;&quot;)">
            <text:p/>
          </table:table-cell>
          <table:covered-table-cell table:number-columns-repeated="6"/>
          <table:table-cell table:number-columns-repeated="16353"/>
        </table:table-row>
        <table:table-row table:style-name="ro1">
          <table:table-cell table:style-name="ce139" office:value-type="float" office:value="12" calcext:value-type="float">
            <text:p>12</text:p>
          </table:table-cell>
          <table:table-cell table:style-name="ce264" table:content-validation-name="val3" office:value-type="string" calcext:value-type="string">
            <text:p>accident</text:p>
          </table:table-cell>
          <table:table-cell table:style-name="ce152" table:content-validation-name="val1" table:formula="of:=VLOOKUP([.$B14];[$BIP39.$A$2:.$D$2049];4;0)" office:value-type="string" office:string-value="00B" calcext:value-type="string">
            <text:p>00B</text:p>
          </table:table-cell>
          <table:table-cell table:style-name="ce152" table:formula="of:=VLOOKUP([.$B14];[$BIP39.$A$2:.$B$2049];2;0)" office:value-type="float" office:value="11" calcext:value-type="float">
            <text:p>11</text:p>
          </table:table-cell>
          <table:table-cell table:style-name="ce288" table:content-validation-name="val5" office:value-type="float" office:value="10" calcext:value-type="float">
            <text:p>10</text:p>
          </table:table-cell>
          <table:table-cell table:style-name="ce291" table:formula="of:=IF(ISBLANK([.$E14]);[.$D14];VLOOKUP([.$E14];[.$A$3:.$D$35];4;0))" office:value-type="float" office:value="9" calcext:value-type="float">
            <text:p>9</text:p>
          </table:table-cell>
          <table:table-cell table:style-name="ce288" table:content-validation-name="val6" office:value-type="float" office:value="-120" calcext:value-type="float">
            <text:p>-120</text:p>
          </table:table-cell>
          <table:table-cell table:style-name="ce293" table:formula="of:=IF(ISBLANK([.$G14]);[.$F14];MOD([.$F14]+[.$G14]; 2048))" office:value-type="float" office:value="1937" calcext:value-type="float">
            <text:p>1937</text:p>
          </table:table-cell>
          <table:table-cell table:style-name="ce298" table:formula="of:=IF([.H14]=&quot;&quot;;&quot;&quot;;DEC2HEX([.$H14];3))" office:value-type="string" office:string-value="791" calcext:value-type="string">
            <text:p>791</text:p>
          </table:table-cell>
          <table:table-cell table:style-name="ce168" table:formula="of:=IF([.$H14]=&quot;&quot;;&quot;&quot;;CUSTOMDEZINBIN([.$H14];11))" office:value-type="string" office:string-value="11110010001" calcext:value-type="string">
            <text:p>11110010001</text:p>
          </table:table-cell>
          <table:table-cell table:style-name="ce168" table:formula="of:=IF(LEN(MID([.$J$46];(ROW()-3)*6+1; 6))&gt;0; LEFT(MID([.$J$46];(ROW()-3)*6+1; 6) &amp; REPT(&quot;0&quot;;6); 6); &quot;&quot;)" office:value-type="string" office:string-value="000010" calcext:value-type="string">
            <text:p>000010</text:p>
          </table:table-cell>
          <table:table-cell table:style-name="ce327" table:formula="of:=IF([.K14]=&quot;&quot;;&quot;&quot;;VLOOKUP(BIN2DEC([.K14]); [Base64.A$2:.B$65]; 2; 0))" office:value-type="string" office:string-value="C" calcext:value-type="string">
            <text:p>C</text:p>
          </table:table-cell>
          <table:covered-table-cell/>
          <table:table-cell table:style-name="ce139" office:value-type="float" office:value="12" calcext:value-type="float">
            <text:p>12</text:p>
          </table:table-cell>
          <table:table-cell table:style-name="ce329" table:content-validation-name="val2" table:formula="of:=MID([.$H$54];(ROW()-3)*1+1; 1)" office:value-type="string" office:string-value="C" calcext:value-type="string">
            <text:p>C</text:p>
          </table:table-cell>
          <table:table-cell table:style-name="ce268" table:formula="of:=IF([.O14]=&quot;&quot;;&quot;&quot;;IFERROR(DEC2BIN(MATCH(1; EXACT([.O14]; [Base64.B$2:.B$65]); 0) - 1; 6); &quot;#NV&quot;))" office:value-type="string" office:string-value="000010" calcext:value-type="string">
            <text:p>000010</text:p>
          </table:table-cell>
          <table:table-cell table:style-name="ce168" table:formula="of:=IF(LEN(MID([.$Q$46];(ROW()-3)*11+1;11))&lt;11;&quot;&quot;;MID([.$Q$46];(ROW()-3)*11+1;11))" office:value-type="string" office:string-value="11110010001" calcext:value-type="string">
            <text:p>11110010001</text:p>
          </table:table-cell>
          <table:table-cell table:style-name="ce168" table:formula="of:=IF([.Q14]=&quot;&quot;;&quot;&quot;;DEC2HEX([.$S14];3))" office:value-type="string" office:string-value="791" calcext:value-type="string">
            <text:p>791</text:p>
          </table:table-cell>
          <table:table-cell table:style-name="ce184" table:formula="of:=IF([.$Q14]=&quot;&quot;;&quot;&quot;;BINTODEC([.$Q14]))" office:value-type="float" office:value="1937" calcext:value-type="float">
            <text:p>1937</text:p>
          </table:table-cell>
          <table:table-cell table:style-name="ce288" table:content-validation-name="val6" office:value-type="float" office:value="120" calcext:value-type="float">
            <text:p>120</text:p>
          </table:table-cell>
          <table:table-cell table:style-name="ce268" table:content-validation-name="val1" table:formula="of:=IF(ISBLANK([.T14]);[.S14];MOD([.$S14]+[.T14];2048))" office:value-type="float" office:value="9" calcext:value-type="float">
            <text:p>9</text:p>
          </table:table-cell>
          <table:table-cell table:style-name="ce288" table:content-validation-name="val5" office:value-type="float" office:value="10" calcext:value-type="float">
            <text:p>10</text:p>
          </table:table-cell>
          <table:table-cell table:style-name="ce268" table:content-validation-name="val9" table:formula="of:=IF(ISBLANK([.V14]);[.U14];VLOOKUP([.$V14];[.$N$3:.$V$35];8;0))" office:value-type="float" office:value="11" calcext:value-type="float">
            <text:p>11</text:p>
          </table:table-cell>
          <table:table-cell table:style-name="ce339" table:formula="of:=IF([.W14]=&quot;&quot;;&quot;&quot;;INDEX([BIP39.$A$2:.$A$2049];MATCH([.W14];[BIP39.$B$2:.$B$2049];0)))" office:value-type="string" office:string-value="accident" calcext:value-type="string">
            <text:p>accident</text:p>
          </table:table-cell>
          <table:table-cell table:style-name="ce190" table:formula="of:=IF([.X14]&lt;&gt;[.B14];&quot;!&quot;;&quot;&quot;)">
            <text:p/>
          </table:table-cell>
          <table:covered-table-cell table:number-columns-repeated="6"/>
          <table:table-cell table:number-columns-repeated="16353"/>
        </table:table-row>
        <table:table-row table:style-name="ro1">
          <table:table-cell table:style-name="ce139" office:value-type="float" office:value="13" calcext:value-type="float">
            <text:p>13</text:p>
          </table:table-cell>
          <table:table-cell table:style-name="ce264" table:content-validation-name="val3" office:value-type="string" calcext:value-type="string">
            <text:p>account</text:p>
          </table:table-cell>
          <table:table-cell table:style-name="ce152" table:content-validation-name="val1" table:formula="of:=VLOOKUP([.$B15];[$BIP39.$A$2:.$D$2049];4;0)" office:value-type="string" office:string-value="00C" calcext:value-type="string">
            <text:p>00C</text:p>
          </table:table-cell>
          <table:table-cell table:style-name="ce152" table:formula="of:=VLOOKUP([.$B15];[$BIP39.$A$2:.$B$2049];2;0)" office:value-type="float" office:value="12" calcext:value-type="float">
            <text:p>12</text:p>
          </table:table-cell>
          <table:table-cell table:style-name="ce288" table:content-validation-name="val5"/>
          <table:table-cell table:style-name="ce291" table:formula="of:=IF(ISBLANK([.$E15]);[.$D15];VLOOKUP([.$E15];[.$A$3:.$D$35];4;0))" office:value-type="float" office:value="12" calcext:value-type="float">
            <text:p>12</text:p>
          </table:table-cell>
          <table:table-cell table:style-name="ce288" table:content-validation-name="val6" office:value-type="float" office:value="130" calcext:value-type="float">
            <text:p>130</text:p>
          </table:table-cell>
          <table:table-cell table:style-name="ce293" table:formula="of:=IF(ISBLANK([.$G15]);[.$F15];MOD([.$F15]+[.$G15]; 2048))" office:value-type="float" office:value="142" calcext:value-type="float">
            <text:p>142</text:p>
          </table:table-cell>
          <table:table-cell table:style-name="ce298" table:formula="of:=IF([.H15]=&quot;&quot;;&quot;&quot;;DEC2HEX([.$H15];3))" office:value-type="string" office:string-value="08E" calcext:value-type="string">
            <text:p>08E</text:p>
          </table:table-cell>
          <table:table-cell table:style-name="ce168" table:formula="of:=IF([.$H15]=&quot;&quot;;&quot;&quot;;CUSTOMDEZINBIN([.$H15];11))" office:value-type="string" office:string-value="00010001110" calcext:value-type="string">
            <text:p>00010001110</text:p>
          </table:table-cell>
          <table:table-cell table:style-name="ce168" table:formula="of:=IF(LEN(MID([.$J$46];(ROW()-3)*6+1; 6))&gt;0; LEFT(MID([.$J$46];(ROW()-3)*6+1; 6) &amp; REPT(&quot;0&quot;;6); 6); &quot;&quot;)" office:value-type="string" office:string-value="001101" calcext:value-type="string">
            <text:p>001101</text:p>
          </table:table-cell>
          <table:table-cell table:style-name="ce327" table:formula="of:=IF([.K15]=&quot;&quot;;&quot;&quot;;VLOOKUP(BIN2DEC([.K15]); [Base64.A$2:.B$65]; 2; 0))" office:value-type="string" office:string-value="N" calcext:value-type="string">
            <text:p>N</text:p>
          </table:table-cell>
          <table:covered-table-cell/>
          <table:table-cell table:style-name="ce139" office:value-type="float" office:value="13" calcext:value-type="float">
            <text:p>13</text:p>
          </table:table-cell>
          <table:table-cell table:style-name="ce329" table:content-validation-name="val2" table:formula="of:=MID([.$H$54];(ROW()-3)*1+1; 1)" office:value-type="string" office:string-value="N" calcext:value-type="string">
            <text:p>N</text:p>
          </table:table-cell>
          <table:table-cell table:style-name="ce268" table:formula="of:=IF([.O15]=&quot;&quot;;&quot;&quot;;IFERROR(DEC2BIN(MATCH(1; EXACT([.O15]; [Base64.B$2:.B$65]); 0) - 1; 6); &quot;#NV&quot;))" office:value-type="string" office:string-value="001101" calcext:value-type="string">
            <text:p>001101</text:p>
          </table:table-cell>
          <table:table-cell table:style-name="ce168" table:formula="of:=IF(LEN(MID([.$Q$46];(ROW()-3)*11+1;11))&lt;11;&quot;&quot;;MID([.$Q$46];(ROW()-3)*11+1;11))" office:value-type="string" office:string-value="00010001110" calcext:value-type="string">
            <text:p>00010001110</text:p>
          </table:table-cell>
          <table:table-cell table:style-name="ce168" table:formula="of:=IF([.Q15]=&quot;&quot;;&quot;&quot;;DEC2HEX([.$S15];3))" office:value-type="string" office:string-value="08E" calcext:value-type="string">
            <text:p>08E</text:p>
          </table:table-cell>
          <table:table-cell table:style-name="ce184" table:formula="of:=IF([.$Q15]=&quot;&quot;;&quot;&quot;;BINTODEC([.$Q15]))" office:value-type="float" office:value="142" calcext:value-type="float">
            <text:p>142</text:p>
          </table:table-cell>
          <table:table-cell table:style-name="ce288" table:content-validation-name="val6" office:value-type="float" office:value="-130" calcext:value-type="float">
            <text:p>-130</text:p>
          </table:table-cell>
          <table:table-cell table:style-name="ce268" table:content-validation-name="val1" table:formula="of:=IF(ISBLANK([.T15]);[.S15];MOD([.$S15]+[.T15];2048))" office:value-type="float" office:value="12" calcext:value-type="float">
            <text:p>12</text:p>
          </table:table-cell>
          <table:table-cell table:style-name="ce288" table:content-validation-name="val5"/>
          <table:table-cell table:style-name="ce268" table:content-validation-name="val9" table:formula="of:=IF(ISBLANK([.V15]);[.U15];VLOOKUP([.$V15];[.$N$3:.$V$35];8;0))" office:value-type="float" office:value="12" calcext:value-type="float">
            <text:p>12</text:p>
          </table:table-cell>
          <table:table-cell table:style-name="ce339" table:formula="of:=IF([.W15]=&quot;&quot;;&quot;&quot;;INDEX([BIP39.$A$2:.$A$2049];MATCH([.W15];[BIP39.$B$2:.$B$2049];0)))" office:value-type="string" office:string-value="account" calcext:value-type="string">
            <text:p>account</text:p>
          </table:table-cell>
          <table:table-cell table:style-name="ce190" table:formula="of:=IF([.X15]&lt;&gt;[.B15];&quot;!&quot;;&quot;&quot;)">
            <text:p/>
          </table:table-cell>
          <table:covered-table-cell table:number-columns-repeated="6"/>
          <table:table-cell table:number-columns-repeated="16353"/>
        </table:table-row>
        <table:table-row table:style-name="ro1">
          <table:table-cell table:style-name="ce139" office:value-type="float" office:value="14" calcext:value-type="float">
            <text:p>14</text:p>
          </table:table-cell>
          <table:table-cell table:style-name="ce264" table:content-validation-name="val3" office:value-type="string" calcext:value-type="string">
            <text:p>accuse</text:p>
          </table:table-cell>
          <table:table-cell table:style-name="ce152" table:content-validation-name="val1" table:formula="of:=VLOOKUP([.$B16];[$BIP39.$A$2:.$D$2049];4;0)" office:value-type="string" office:string-value="00D" calcext:value-type="string">
            <text:p>00D</text:p>
          </table:table-cell>
          <table:table-cell table:style-name="ce152" table:formula="of:=VLOOKUP([.$B16];[$BIP39.$A$2:.$B$2049];2;0)" office:value-type="float" office:value="13" calcext:value-type="float">
            <text:p>13</text:p>
          </table:table-cell>
          <table:table-cell table:style-name="ce288" table:content-validation-name="val5"/>
          <table:table-cell table:style-name="ce291" table:formula="of:=IF(ISBLANK([.$E16]);[.$D16];VLOOKUP([.$E16];[.$A$3:.$D$35];4;0))" office:value-type="float" office:value="13" calcext:value-type="float">
            <text:p>13</text:p>
          </table:table-cell>
          <table:table-cell table:style-name="ce288" table:content-validation-name="val6" office:value-type="float" office:value="-140" calcext:value-type="float">
            <text:p>-140</text:p>
          </table:table-cell>
          <table:table-cell table:style-name="ce293" table:formula="of:=IF(ISBLANK([.$G16]);[.$F16];MOD([.$F16]+[.$G16]; 2048))" office:value-type="float" office:value="1921" calcext:value-type="float">
            <text:p>1921</text:p>
          </table:table-cell>
          <table:table-cell table:style-name="ce298" table:formula="of:=IF([.H16]=&quot;&quot;;&quot;&quot;;DEC2HEX([.$H16];3))" office:value-type="string" office:string-value="781" calcext:value-type="string">
            <text:p>781</text:p>
          </table:table-cell>
          <table:table-cell table:style-name="ce168" table:formula="of:=IF([.$H16]=&quot;&quot;;&quot;&quot;;CUSTOMDEZINBIN([.$H16];11))" office:value-type="string" office:string-value="11110000001" calcext:value-type="string">
            <text:p>11110000001</text:p>
          </table:table-cell>
          <table:table-cell table:style-name="ce168" table:formula="of:=IF(LEN(MID([.$J$46];(ROW()-3)*6+1; 6))&gt;0; LEFT(MID([.$J$46];(ROW()-3)*6+1; 6) &amp; REPT(&quot;0&quot;;6); 6); &quot;&quot;)" office:value-type="string" office:string-value="111011" calcext:value-type="string">
            <text:p>111011</text:p>
          </table:table-cell>
          <table:table-cell table:style-name="ce327" table:formula="of:=IF([.K16]=&quot;&quot;;&quot;&quot;;VLOOKUP(BIN2DEC([.K16]); [Base64.A$2:.B$65]; 2; 0))" office:value-type="float" office:value="7" calcext:value-type="float">
            <text:p>7</text:p>
          </table:table-cell>
          <table:covered-table-cell/>
          <table:table-cell table:style-name="ce139" office:value-type="float" office:value="14" calcext:value-type="float">
            <text:p>14</text:p>
          </table:table-cell>
          <table:table-cell table:style-name="ce329" table:content-validation-name="val2" table:formula="of:=MID([.$H$54];(ROW()-3)*1+1; 1)" office:value-type="string" office:string-value="7" calcext:value-type="string">
            <text:p>7</text:p>
          </table:table-cell>
          <table:table-cell table:style-name="ce268" table:formula="of:=IF([.O16]=&quot;&quot;;&quot;&quot;;IFERROR(DEC2BIN(MATCH(1; EXACT([.O16]; [Base64.B$2:.B$65]); 0) - 1; 6); &quot;#NV&quot;))" office:value-type="string" office:string-value="111011" calcext:value-type="string">
            <text:p>111011</text:p>
          </table:table-cell>
          <table:table-cell table:style-name="ce168" table:formula="of:=IF(LEN(MID([.$Q$46];(ROW()-3)*11+1;11))&lt;11;&quot;&quot;;MID([.$Q$46];(ROW()-3)*11+1;11))" office:value-type="string" office:string-value="11110000001" calcext:value-type="string">
            <text:p>11110000001</text:p>
          </table:table-cell>
          <table:table-cell table:style-name="ce168" table:formula="of:=IF([.Q16]=&quot;&quot;;&quot;&quot;;DEC2HEX([.$S16];3))" office:value-type="string" office:string-value="781" calcext:value-type="string">
            <text:p>781</text:p>
          </table:table-cell>
          <table:table-cell table:style-name="ce184" table:formula="of:=IF([.$Q16]=&quot;&quot;;&quot;&quot;;BINTODEC([.$Q16]))" office:value-type="float" office:value="1921" calcext:value-type="float">
            <text:p>1921</text:p>
          </table:table-cell>
          <table:table-cell table:style-name="ce288" table:content-validation-name="val6" office:value-type="float" office:value="140" calcext:value-type="float">
            <text:p>140</text:p>
          </table:table-cell>
          <table:table-cell table:style-name="ce184" table:content-validation-name="val1" table:formula="of:=IF(ISBLANK([.T16]);[.S16];MOD([.$S16]+[.T16];2048))" office:value-type="float" office:value="13" calcext:value-type="float">
            <text:p>13</text:p>
          </table:table-cell>
          <table:table-cell table:style-name="ce288" table:content-validation-name="val5"/>
          <table:table-cell table:style-name="ce268" table:content-validation-name="val9" table:formula="of:=IF(ISBLANK([.V16]);[.U16];VLOOKUP([.$V16];[.$N$3:.$V$35];8;0))" office:value-type="float" office:value="13" calcext:value-type="float">
            <text:p>13</text:p>
          </table:table-cell>
          <table:table-cell table:style-name="ce339" table:formula="of:=IF([.W16]=&quot;&quot;;&quot;&quot;;INDEX([BIP39.$A$2:.$A$2049];MATCH([.W16];[BIP39.$B$2:.$B$2049];0)))" office:value-type="string" office:string-value="accuse" calcext:value-type="string">
            <text:p>accuse</text:p>
          </table:table-cell>
          <table:table-cell table:style-name="ce190" table:formula="of:=IF([.X16]&lt;&gt;[.B16];&quot;!&quot;;&quot;&quot;)">
            <text:p/>
          </table:table-cell>
          <table:covered-table-cell table:number-columns-repeated="6"/>
          <table:table-cell table:number-columns-repeated="16353"/>
        </table:table-row>
        <table:table-row table:style-name="ro1">
          <table:table-cell table:style-name="ce139" office:value-type="float" office:value="15" calcext:value-type="float">
            <text:p>15</text:p>
          </table:table-cell>
          <table:table-cell table:style-name="ce264" table:content-validation-name="val3" office:value-type="string" calcext:value-type="string">
            <text:p>achieve</text:p>
          </table:table-cell>
          <table:table-cell table:style-name="ce152" table:content-validation-name="val1" table:formula="of:=VLOOKUP([.$B17];[$BIP39.$A$2:.$D$2049];4;0)" office:value-type="string" office:string-value="00E" calcext:value-type="string">
            <text:p>00E</text:p>
          </table:table-cell>
          <table:table-cell table:style-name="ce152" table:formula="of:=VLOOKUP([.$B17];[$BIP39.$A$2:.$B$2049];2;0)" office:value-type="float" office:value="14" calcext:value-type="float">
            <text:p>14</text:p>
          </table:table-cell>
          <table:table-cell table:style-name="ce288" table:content-validation-name="val5"/>
          <table:table-cell table:style-name="ce291" table:formula="of:=IF(ISBLANK([.$E17]);[.$D17];VLOOKUP([.$E17];[.$A$3:.$D$35];4;0))" office:value-type="float" office:value="14" calcext:value-type="float">
            <text:p>14</text:p>
          </table:table-cell>
          <table:table-cell table:style-name="ce288" table:content-validation-name="val6" office:value-type="float" office:value="150" calcext:value-type="float">
            <text:p>150</text:p>
          </table:table-cell>
          <table:table-cell table:style-name="ce293" table:formula="of:=IF(ISBLANK([.$G17]);[.$F17];MOD([.$F17]+[.$G17]; 2048))" office:value-type="float" office:value="164" calcext:value-type="float">
            <text:p>164</text:p>
          </table:table-cell>
          <table:table-cell table:style-name="ce298" table:formula="of:=IF([.H17]=&quot;&quot;;&quot;&quot;;DEC2HEX([.$H17];3))" office:value-type="string" office:string-value="0A4" calcext:value-type="string">
            <text:p>0A4</text:p>
          </table:table-cell>
          <table:table-cell table:style-name="ce168" table:formula="of:=IF([.$H17]=&quot;&quot;;&quot;&quot;;CUSTOMDEZINBIN([.$H17];11))" office:value-type="string" office:string-value="00010100100" calcext:value-type="string">
            <text:p>00010100100</text:p>
          </table:table-cell>
          <table:table-cell table:style-name="ce168" table:formula="of:=IF(LEN(MID([.$J$46];(ROW()-3)*6+1; 6))&gt;0; LEFT(MID([.$J$46];(ROW()-3)*6+1; 6) &amp; REPT(&quot;0&quot;;6); 6); &quot;&quot;)" office:value-type="string" office:string-value="011100" calcext:value-type="string">
            <text:p>011100</text:p>
          </table:table-cell>
          <table:table-cell table:style-name="ce327" table:formula="of:=IF([.K17]=&quot;&quot;;&quot;&quot;;VLOOKUP(BIN2DEC([.K17]); [Base64.A$2:.B$65]; 2; 0))" office:value-type="string" office:string-value="c" calcext:value-type="string">
            <text:p>c</text:p>
          </table:table-cell>
          <table:covered-table-cell/>
          <table:table-cell table:style-name="ce139" office:value-type="float" office:value="15" calcext:value-type="float">
            <text:p>15</text:p>
          </table:table-cell>
          <table:table-cell table:style-name="ce329" table:content-validation-name="val2" table:formula="of:=MID([.$H$54];(ROW()-3)*1+1; 1)" office:value-type="string" office:string-value="c" calcext:value-type="string">
            <text:p>c</text:p>
          </table:table-cell>
          <table:table-cell table:style-name="ce268" table:formula="of:=IF([.O17]=&quot;&quot;;&quot;&quot;;IFERROR(DEC2BIN(MATCH(1; EXACT([.O17]; [Base64.B$2:.B$65]); 0) - 1; 6); &quot;#NV&quot;))" office:value-type="string" office:string-value="011100" calcext:value-type="string">
            <text:p>011100</text:p>
          </table:table-cell>
          <table:table-cell table:style-name="ce168" table:formula="of:=IF(LEN(MID([.$Q$46];(ROW()-3)*11+1;11))&lt;11;&quot;&quot;;MID([.$Q$46];(ROW()-3)*11+1;11))" office:value-type="string" office:string-value="00010100100" calcext:value-type="string">
            <text:p>00010100100</text:p>
          </table:table-cell>
          <table:table-cell table:style-name="ce168" table:formula="of:=IF([.Q17]=&quot;&quot;;&quot;&quot;;DEC2HEX([.$S17];3))" office:value-type="string" office:string-value="0A4" calcext:value-type="string">
            <text:p>0A4</text:p>
          </table:table-cell>
          <table:table-cell table:style-name="ce184" table:formula="of:=IF([.$Q17]=&quot;&quot;;&quot;&quot;;BINTODEC([.$Q17]))" office:value-type="float" office:value="164" calcext:value-type="float">
            <text:p>164</text:p>
          </table:table-cell>
          <table:table-cell table:style-name="ce288" table:content-validation-name="val6" office:value-type="float" office:value="-150" calcext:value-type="float">
            <text:p>-150</text:p>
          </table:table-cell>
          <table:table-cell table:style-name="ce268" table:content-validation-name="val1" table:formula="of:=IF(ISBLANK([.T17]);[.S17];MOD([.$S17]+[.T17];2048))" office:value-type="float" office:value="14" calcext:value-type="float">
            <text:p>14</text:p>
          </table:table-cell>
          <table:table-cell table:style-name="ce288" table:content-validation-name="val5"/>
          <table:table-cell table:style-name="ce268" table:content-validation-name="val9" table:formula="of:=IF(ISBLANK([.V17]);[.U17];VLOOKUP([.$V17];[.$N$3:.$V$35];8;0))" office:value-type="float" office:value="14" calcext:value-type="float">
            <text:p>14</text:p>
          </table:table-cell>
          <table:table-cell table:style-name="ce339" table:formula="of:=IF([.W17]=&quot;&quot;;&quot;&quot;;INDEX([BIP39.$A$2:.$A$2049];MATCH([.W17];[BIP39.$B$2:.$B$2049];0)))" office:value-type="string" office:string-value="achieve" calcext:value-type="string">
            <text:p>achieve</text:p>
          </table:table-cell>
          <table:table-cell table:style-name="ce190" table:formula="of:=IF([.X17]&lt;&gt;[.B17];&quot;!&quot;;&quot;&quot;)">
            <text:p/>
          </table:table-cell>
          <table:covered-table-cell table:number-columns-repeated="6"/>
          <table:table-cell table:number-columns-repeated="16353"/>
        </table:table-row>
        <table:table-row table:style-name="ro1">
          <table:table-cell table:style-name="ce139" office:value-type="float" office:value="16" calcext:value-type="float">
            <text:p>16</text:p>
          </table:table-cell>
          <table:table-cell table:style-name="ce264" table:content-validation-name="val3" office:value-type="string" calcext:value-type="string">
            <text:p>acid</text:p>
          </table:table-cell>
          <table:table-cell table:style-name="ce152" table:content-validation-name="val1" table:formula="of:=VLOOKUP([.$B18];[$BIP39.$A$2:.$D$2049];4;0)" office:value-type="string" office:string-value="00F" calcext:value-type="string">
            <text:p>00F</text:p>
          </table:table-cell>
          <table:table-cell table:style-name="ce152" table:formula="of:=VLOOKUP([.$B18];[$BIP39.$A$2:.$B$2049];2;0)" office:value-type="float" office:value="15" calcext:value-type="float">
            <text:p>15</text:p>
          </table:table-cell>
          <table:table-cell table:style-name="ce288" table:content-validation-name="val5" office:value-type="float" office:value="6" calcext:value-type="float">
            <text:p>6</text:p>
          </table:table-cell>
          <table:table-cell table:style-name="ce291" table:formula="of:=IF(ISBLANK([.$E18]);[.$D18];VLOOKUP([.$E18];[.$A$3:.$D$35];4;0))" office:value-type="float" office:value="5" calcext:value-type="float">
            <text:p>5</text:p>
          </table:table-cell>
          <table:table-cell table:style-name="ce288" table:content-validation-name="val6" office:value-type="float" office:value="-160" calcext:value-type="float">
            <text:p>-160</text:p>
          </table:table-cell>
          <table:table-cell table:style-name="ce293" table:formula="of:=IF(ISBLANK([.$G18]);[.$F18];MOD([.$F18]+[.$G18]; 2048))" office:value-type="float" office:value="1893" calcext:value-type="float">
            <text:p>1893</text:p>
          </table:table-cell>
          <table:table-cell table:style-name="ce298" table:formula="of:=IF([.H18]=&quot;&quot;;&quot;&quot;;DEC2HEX([.$H18];3))" office:value-type="string" office:string-value="765" calcext:value-type="string">
            <text:p>765</text:p>
          </table:table-cell>
          <table:table-cell table:style-name="ce168" table:formula="of:=IF([.$H18]=&quot;&quot;;&quot;&quot;;CUSTOMDEZINBIN([.$H18];11))" office:value-type="string" office:string-value="11101100101" calcext:value-type="string">
            <text:p>11101100101</text:p>
          </table:table-cell>
          <table:table-cell table:style-name="ce168" table:formula="of:=IF(LEN(MID([.$J$46];(ROW()-3)*6+1; 6))&gt;0; LEFT(MID([.$J$46];(ROW()-3)*6+1; 6) &amp; REPT(&quot;0&quot;;6); 6); &quot;&quot;)" office:value-type="string" office:string-value="001100" calcext:value-type="string">
            <text:p>001100</text:p>
          </table:table-cell>
          <table:table-cell table:style-name="ce327" table:formula="of:=IF([.K18]=&quot;&quot;;&quot;&quot;;VLOOKUP(BIN2DEC([.K18]); [Base64.A$2:.B$65]; 2; 0))" office:value-type="string" office:string-value="M" calcext:value-type="string">
            <text:p>M</text:p>
          </table:table-cell>
          <table:covered-table-cell/>
          <table:table-cell table:style-name="ce139" office:value-type="float" office:value="16" calcext:value-type="float">
            <text:p>16</text:p>
          </table:table-cell>
          <table:table-cell table:style-name="ce329" table:content-validation-name="val2" table:formula="of:=MID([.$H$54];(ROW()-3)*1+1; 1)" office:value-type="string" office:string-value="M" calcext:value-type="string">
            <text:p>M</text:p>
          </table:table-cell>
          <table:table-cell table:style-name="ce268" table:formula="of:=IF([.O18]=&quot;&quot;;&quot;&quot;;IFERROR(DEC2BIN(MATCH(1; EXACT([.O18]; [Base64.B$2:.B$65]); 0) - 1; 6); &quot;#NV&quot;))" office:value-type="string" office:string-value="001100" calcext:value-type="string">
            <text:p>001100</text:p>
          </table:table-cell>
          <table:table-cell table:style-name="ce168" table:formula="of:=IF(LEN(MID([.$Q$46];(ROW()-3)*11+1;11))&lt;11;&quot;&quot;;MID([.$Q$46];(ROW()-3)*11+1;11))" office:value-type="string" office:string-value="11101100101" calcext:value-type="string">
            <text:p>11101100101</text:p>
          </table:table-cell>
          <table:table-cell table:style-name="ce168" table:formula="of:=IF([.Q18]=&quot;&quot;;&quot;&quot;;DEC2HEX([.$S18];3))" office:value-type="string" office:string-value="765" calcext:value-type="string">
            <text:p>765</text:p>
          </table:table-cell>
          <table:table-cell table:style-name="ce184" table:formula="of:=IF([.$Q18]=&quot;&quot;;&quot;&quot;;BINTODEC([.$Q18]))" office:value-type="float" office:value="1893" calcext:value-type="float">
            <text:p>1893</text:p>
          </table:table-cell>
          <table:table-cell table:style-name="ce288" table:content-validation-name="val6" office:value-type="float" office:value="160" calcext:value-type="float">
            <text:p>160</text:p>
          </table:table-cell>
          <table:table-cell table:style-name="ce268" table:content-validation-name="val1" table:formula="of:=IF(ISBLANK([.T18]);[.S18];MOD([.$S18]+[.T18];2048))" office:value-type="float" office:value="5" calcext:value-type="float">
            <text:p>5</text:p>
          </table:table-cell>
          <table:table-cell table:style-name="ce288" table:content-validation-name="val5" office:value-type="float" office:value="6" calcext:value-type="float">
            <text:p>6</text:p>
          </table:table-cell>
          <table:table-cell table:style-name="ce268" table:content-validation-name="val9" table:formula="of:=IF(ISBLANK([.V18]);[.U18];VLOOKUP([.$V18];[.$N$3:.$V$35];8;0))" office:value-type="float" office:value="15" calcext:value-type="float">
            <text:p>15</text:p>
          </table:table-cell>
          <table:table-cell table:style-name="ce339" table:formula="of:=IF([.W18]=&quot;&quot;;&quot;&quot;;INDEX([BIP39.$A$2:.$A$2049];MATCH([.W18];[BIP39.$B$2:.$B$2049];0)))" office:value-type="string" office:string-value="acid" calcext:value-type="string">
            <text:p>acid</text:p>
          </table:table-cell>
          <table:table-cell table:style-name="ce190" table:formula="of:=IF([.X18]&lt;&gt;[.B18];&quot;!&quot;;&quot;&quot;)">
            <text:p/>
          </table:table-cell>
          <table:covered-table-cell table:number-columns-repeated="6"/>
          <table:table-cell table:number-columns-repeated="16353"/>
        </table:table-row>
        <table:table-row table:style-name="ro1">
          <table:table-cell table:style-name="ce139" office:value-type="float" office:value="17" calcext:value-type="float">
            <text:p>17</text:p>
          </table:table-cell>
          <table:table-cell table:style-name="ce264" table:content-validation-name="val3" office:value-type="string" calcext:value-type="string">
            <text:p>acoustic</text:p>
          </table:table-cell>
          <table:table-cell table:style-name="ce152" table:content-validation-name="val1" table:formula="of:=VLOOKUP([.$B19];[$BIP39.$A$2:.$D$2049];4;0)" office:value-type="string" office:string-value="010" calcext:value-type="string">
            <text:p>010</text:p>
          </table:table-cell>
          <table:table-cell table:style-name="ce152" table:formula="of:=VLOOKUP([.$B19];[$BIP39.$A$2:.$B$2049];2;0)" office:value-type="float" office:value="16" calcext:value-type="float">
            <text:p>16</text:p>
          </table:table-cell>
          <table:table-cell table:style-name="ce288" table:content-validation-name="val5"/>
          <table:table-cell table:style-name="ce291" table:formula="of:=IF(ISBLANK([.$E19]);[.$D19];VLOOKUP([.$E19];[.$A$3:.$D$35];4;0))" office:value-type="float" office:value="16" calcext:value-type="float">
            <text:p>16</text:p>
          </table:table-cell>
          <table:table-cell table:style-name="ce288" table:content-validation-name="val6" office:value-type="float" office:value="170" calcext:value-type="float">
            <text:p>170</text:p>
          </table:table-cell>
          <table:table-cell table:style-name="ce293" table:formula="of:=IF(ISBLANK([.$G19]);[.$F19];MOD([.$F19]+[.$G19]; 2048))" office:value-type="float" office:value="186" calcext:value-type="float">
            <text:p>186</text:p>
          </table:table-cell>
          <table:table-cell table:style-name="ce298" table:formula="of:=IF([.H19]=&quot;&quot;;&quot;&quot;;DEC2HEX([.$H19];3))" office:value-type="string" office:string-value="0BA" calcext:value-type="string">
            <text:p>0BA</text:p>
          </table:table-cell>
          <table:table-cell table:style-name="ce168" table:formula="of:=IF([.$H19]=&quot;&quot;;&quot;&quot;;CUSTOMDEZINBIN([.$H19];11))" office:value-type="string" office:string-value="00010111010" calcext:value-type="string">
            <text:p>00010111010</text:p>
          </table:table-cell>
          <table:table-cell table:style-name="ce168" table:formula="of:=IF(LEN(MID([.$J$46];(ROW()-3)*6+1; 6))&gt;0; LEFT(MID([.$J$46];(ROW()-3)*6+1; 6) &amp; REPT(&quot;0&quot;;6); 6); &quot;&quot;)" office:value-type="string" office:string-value="010111" calcext:value-type="string">
            <text:p>010111</text:p>
          </table:table-cell>
          <table:table-cell table:style-name="ce327" table:formula="of:=IF([.K19]=&quot;&quot;;&quot;&quot;;VLOOKUP(BIN2DEC([.K19]); [Base64.A$2:.B$65]; 2; 0))" office:value-type="string" office:string-value="X" calcext:value-type="string">
            <text:p>X</text:p>
          </table:table-cell>
          <table:covered-table-cell/>
          <table:table-cell table:style-name="ce139" office:value-type="float" office:value="17" calcext:value-type="float">
            <text:p>17</text:p>
          </table:table-cell>
          <table:table-cell table:style-name="ce329" table:content-validation-name="val2" table:formula="of:=MID([.$H$54];(ROW()-3)*1+1; 1)" office:value-type="string" office:string-value="X" calcext:value-type="string">
            <text:p>X</text:p>
          </table:table-cell>
          <table:table-cell table:style-name="ce268" table:formula="of:=IF([.O19]=&quot;&quot;;&quot;&quot;;IFERROR(DEC2BIN(MATCH(1; EXACT([.O19]; [Base64.B$2:.B$65]); 0) - 1; 6); &quot;#NV&quot;))" office:value-type="string" office:string-value="010111" calcext:value-type="string">
            <text:p>010111</text:p>
          </table:table-cell>
          <table:table-cell table:style-name="ce168" table:formula="of:=IF(LEN(MID([.$Q$46];(ROW()-3)*11+1;11))&lt;11;&quot;&quot;;MID([.$Q$46];(ROW()-3)*11+1;11))" office:value-type="string" office:string-value="00010111010" calcext:value-type="string">
            <text:p>00010111010</text:p>
          </table:table-cell>
          <table:table-cell table:style-name="ce168" table:formula="of:=IF([.Q19]=&quot;&quot;;&quot;&quot;;DEC2HEX([.$S19];3))" office:value-type="string" office:string-value="0BA" calcext:value-type="string">
            <text:p>0BA</text:p>
          </table:table-cell>
          <table:table-cell table:style-name="ce184" table:formula="of:=IF([.$Q19]=&quot;&quot;;&quot;&quot;;BINTODEC([.$Q19]))" office:value-type="float" office:value="186" calcext:value-type="float">
            <text:p>186</text:p>
          </table:table-cell>
          <table:table-cell table:style-name="ce288" table:content-validation-name="val6" office:value-type="float" office:value="-170" calcext:value-type="float">
            <text:p>-170</text:p>
          </table:table-cell>
          <table:table-cell table:style-name="ce268" table:content-validation-name="val1" table:formula="of:=IF(ISBLANK([.T19]);[.S19];MOD([.$S19]+[.T19];2048))" office:value-type="float" office:value="16" calcext:value-type="float">
            <text:p>16</text:p>
          </table:table-cell>
          <table:table-cell table:style-name="ce288" table:content-validation-name="val5"/>
          <table:table-cell table:style-name="ce268" table:content-validation-name="val9" table:formula="of:=IF(ISBLANK([.V19]);[.U19];VLOOKUP([.$V19];[.$N$3:.$V$35];8;0))" office:value-type="float" office:value="16" calcext:value-type="float">
            <text:p>16</text:p>
          </table:table-cell>
          <table:table-cell table:style-name="ce339" table:formula="of:=IF([.W19]=&quot;&quot;;&quot;&quot;;INDEX([BIP39.$A$2:.$A$2049];MATCH([.W19];[BIP39.$B$2:.$B$2049];0)))" office:value-type="string" office:string-value="acoustic" calcext:value-type="string">
            <text:p>acoustic</text:p>
          </table:table-cell>
          <table:table-cell table:style-name="ce190" table:formula="of:=IF([.X19]&lt;&gt;[.B19];&quot;!&quot;;&quot;&quot;)">
            <text:p/>
          </table:table-cell>
          <table:covered-table-cell table:number-columns-repeated="6"/>
          <table:table-cell table:number-columns-repeated="16353"/>
        </table:table-row>
        <table:table-row table:style-name="ro1">
          <table:table-cell table:style-name="ce139" office:value-type="float" office:value="18" calcext:value-type="float">
            <text:p>18</text:p>
          </table:table-cell>
          <table:table-cell table:style-name="ce264" table:content-validation-name="val3" office:value-type="string" calcext:value-type="string">
            <text:p>acquire</text:p>
          </table:table-cell>
          <table:table-cell table:style-name="ce152" table:content-validation-name="val1" table:formula="of:=VLOOKUP([.$B20];[$BIP39.$A$2:.$D$2049];4;0)" office:value-type="string" office:string-value="011" calcext:value-type="string">
            <text:p>011</text:p>
          </table:table-cell>
          <table:table-cell table:style-name="ce152" table:formula="of:=VLOOKUP([.$B20];[$BIP39.$A$2:.$B$2049];2;0)" office:value-type="float" office:value="17" calcext:value-type="float">
            <text:p>17</text:p>
          </table:table-cell>
          <table:table-cell table:style-name="ce288" table:content-validation-name="val5" office:value-type="float" office:value="24" calcext:value-type="float">
            <text:p>24</text:p>
          </table:table-cell>
          <table:table-cell table:style-name="ce291" table:formula="of:=IF(ISBLANK([.$E20]);[.$D20];VLOOKUP([.$E20];[.$A$3:.$D$35];4;0))" office:value-type="float" office:value="23" calcext:value-type="float">
            <text:p>23</text:p>
          </table:table-cell>
          <table:table-cell table:style-name="ce288" table:content-validation-name="val6" office:value-type="float" office:value="-180" calcext:value-type="float">
            <text:p>-180</text:p>
          </table:table-cell>
          <table:table-cell table:style-name="ce293" table:formula="of:=IF(ISBLANK([.$G20]);[.$F20];MOD([.$F20]+[.$G20]; 2048))" office:value-type="float" office:value="1891" calcext:value-type="float">
            <text:p>1891</text:p>
          </table:table-cell>
          <table:table-cell table:style-name="ce298" table:formula="of:=IF([.H20]=&quot;&quot;;&quot;&quot;;DEC2HEX([.$H20];3))" office:value-type="string" office:string-value="763" calcext:value-type="string">
            <text:p>763</text:p>
          </table:table-cell>
          <table:table-cell table:style-name="ce168" table:formula="of:=IF([.$H20]=&quot;&quot;;&quot;&quot;;CUSTOMDEZINBIN([.$H20];11))" office:value-type="string" office:string-value="11101100011" calcext:value-type="string">
            <text:p>11101100011</text:p>
          </table:table-cell>
          <table:table-cell table:style-name="ce168" table:formula="of:=IF(LEN(MID([.$J$46];(ROW()-3)*6+1; 6))&gt;0; LEFT(MID([.$J$46];(ROW()-3)*6+1; 6) &amp; REPT(&quot;0&quot;;6); 6); &quot;&quot;)" office:value-type="string" office:string-value="101001" calcext:value-type="string">
            <text:p>101001</text:p>
          </table:table-cell>
          <table:table-cell table:style-name="ce327" table:formula="of:=IF([.K20]=&quot;&quot;;&quot;&quot;;VLOOKUP(BIN2DEC([.K20]); [Base64.A$2:.B$65]; 2; 0))" office:value-type="string" office:string-value="p" calcext:value-type="string">
            <text:p>p</text:p>
          </table:table-cell>
          <table:covered-table-cell/>
          <table:table-cell table:style-name="ce139" office:value-type="float" office:value="18" calcext:value-type="float">
            <text:p>18</text:p>
          </table:table-cell>
          <table:table-cell table:style-name="ce329" table:content-validation-name="val2" table:formula="of:=MID([.$H$54];(ROW()-3)*1+1; 1)" office:value-type="string" office:string-value="p" calcext:value-type="string">
            <text:p>p</text:p>
          </table:table-cell>
          <table:table-cell table:style-name="ce268" table:formula="of:=IF([.O20]=&quot;&quot;;&quot;&quot;;IFERROR(DEC2BIN(MATCH(1; EXACT([.O20]; [Base64.B$2:.B$65]); 0) - 1; 6); &quot;#NV&quot;))" office:value-type="string" office:string-value="101001" calcext:value-type="string">
            <text:p>101001</text:p>
          </table:table-cell>
          <table:table-cell table:style-name="ce168" table:formula="of:=IF(LEN(MID([.$Q$46];(ROW()-3)*11+1;11))&lt;11;&quot;&quot;;MID([.$Q$46];(ROW()-3)*11+1;11))" office:value-type="string" office:string-value="11101100011" calcext:value-type="string">
            <text:p>11101100011</text:p>
          </table:table-cell>
          <table:table-cell table:style-name="ce168" table:formula="of:=IF([.Q20]=&quot;&quot;;&quot;&quot;;DEC2HEX([.$S20];3))" office:value-type="string" office:string-value="763" calcext:value-type="string">
            <text:p>763</text:p>
          </table:table-cell>
          <table:table-cell table:style-name="ce184" table:formula="of:=IF([.$Q20]=&quot;&quot;;&quot;&quot;;BINTODEC([.$Q20]))" office:value-type="float" office:value="1891" calcext:value-type="float">
            <text:p>1891</text:p>
          </table:table-cell>
          <table:table-cell table:style-name="ce288" table:content-validation-name="val6" office:value-type="float" office:value="180" calcext:value-type="float">
            <text:p>180</text:p>
          </table:table-cell>
          <table:table-cell table:style-name="ce268" table:content-validation-name="val1" table:formula="of:=IF(ISBLANK([.T20]);[.S20];MOD([.$S20]+[.T20];2048))" office:value-type="float" office:value="23" calcext:value-type="float">
            <text:p>23</text:p>
          </table:table-cell>
          <table:table-cell table:style-name="ce288" table:content-validation-name="val5" office:value-type="float" office:value="24" calcext:value-type="float">
            <text:p>24</text:p>
          </table:table-cell>
          <table:table-cell table:style-name="ce268" table:content-validation-name="val9" table:formula="of:=IF(ISBLANK([.V20]);[.U20];VLOOKUP([.$V20];[.$N$3:.$V$35];8;0))" office:value-type="float" office:value="17" calcext:value-type="float">
            <text:p>17</text:p>
          </table:table-cell>
          <table:table-cell table:style-name="ce339" table:formula="of:=IF([.W20]=&quot;&quot;;&quot;&quot;;INDEX([BIP39.$A$2:.$A$2049];MATCH([.W20];[BIP39.$B$2:.$B$2049];0)))" office:value-type="string" office:string-value="acquire" calcext:value-type="string">
            <text:p>acquire</text:p>
          </table:table-cell>
          <table:table-cell table:style-name="ce190" table:formula="of:=IF([.X20]&lt;&gt;[.B20];&quot;!&quot;;&quot;&quot;)">
            <text:p/>
          </table:table-cell>
          <table:covered-table-cell table:number-columns-repeated="6"/>
          <table:table-cell table:number-columns-repeated="16353"/>
        </table:table-row>
        <table:table-row table:style-name="ro1">
          <table:table-cell table:style-name="ce139" office:value-type="float" office:value="19" calcext:value-type="float">
            <text:p>19</text:p>
          </table:table-cell>
          <table:table-cell table:style-name="ce264" table:content-validation-name="val3" office:value-type="string" calcext:value-type="string">
            <text:p>across</text:p>
          </table:table-cell>
          <table:table-cell table:style-name="ce152" table:content-validation-name="val1" table:formula="of:=VLOOKUP([.$B21];[$BIP39.$A$2:.$D$2049];4;0)" office:value-type="string" office:string-value="012" calcext:value-type="string">
            <text:p>012</text:p>
          </table:table-cell>
          <table:table-cell table:style-name="ce152" table:formula="of:=VLOOKUP([.$B21];[$BIP39.$A$2:.$B$2049];2;0)" office:value-type="float" office:value="18" calcext:value-type="float">
            <text:p>18</text:p>
          </table:table-cell>
          <table:table-cell table:style-name="ce288" table:content-validation-name="val5"/>
          <table:table-cell table:style-name="ce291" table:formula="of:=IF(ISBLANK([.$E21]);[.$D21];VLOOKUP([.$E21];[.$A$3:.$D$35];4;0))" office:value-type="float" office:value="18" calcext:value-type="float">
            <text:p>18</text:p>
          </table:table-cell>
          <table:table-cell table:style-name="ce288" table:content-validation-name="val6" office:value-type="float" office:value="190" calcext:value-type="float">
            <text:p>190</text:p>
          </table:table-cell>
          <table:table-cell table:style-name="ce293" table:formula="of:=IF(ISBLANK([.$G21]);[.$F21];MOD([.$F21]+[.$G21]; 2048))" office:value-type="float" office:value="208" calcext:value-type="float">
            <text:p>208</text:p>
          </table:table-cell>
          <table:table-cell table:style-name="ce298" table:formula="of:=IF([.H21]=&quot;&quot;;&quot;&quot;;DEC2HEX([.$H21];3))" office:value-type="string" office:string-value="0D0" calcext:value-type="string">
            <text:p>0D0</text:p>
          </table:table-cell>
          <table:table-cell table:style-name="ce168" table:formula="of:=IF([.$H21]=&quot;&quot;;&quot;&quot;;CUSTOMDEZINBIN([.$H21];11))" office:value-type="string" office:string-value="00011010000" calcext:value-type="string">
            <text:p>00011010000</text:p>
          </table:table-cell>
          <table:table-cell table:style-name="ce168" table:formula="of:=IF(LEN(MID([.$J$46];(ROW()-3)*6+1; 6))&gt;0; LEFT(MID([.$J$46];(ROW()-3)*6+1; 6) &amp; REPT(&quot;0&quot;;6); 6); &quot;&quot;)" office:value-type="string" office:string-value="110000" calcext:value-type="string">
            <text:p>110000</text:p>
          </table:table-cell>
          <table:table-cell table:style-name="ce327" table:formula="of:=IF([.K21]=&quot;&quot;;&quot;&quot;;VLOOKUP(BIN2DEC([.K21]); [Base64.A$2:.B$65]; 2; 0))" office:value-type="string" office:string-value="w" calcext:value-type="string">
            <text:p>w</text:p>
          </table:table-cell>
          <table:covered-table-cell/>
          <table:table-cell table:style-name="ce139" office:value-type="float" office:value="19" calcext:value-type="float">
            <text:p>19</text:p>
          </table:table-cell>
          <table:table-cell table:style-name="ce329" table:content-validation-name="val2" table:formula="of:=MID([.$H$54];(ROW()-3)*1+1; 1)" office:value-type="string" office:string-value="w" calcext:value-type="string">
            <text:p>w</text:p>
          </table:table-cell>
          <table:table-cell table:style-name="ce268" table:formula="of:=IF([.O21]=&quot;&quot;;&quot;&quot;;IFERROR(DEC2BIN(MATCH(1; EXACT([.O21]; [Base64.B$2:.B$65]); 0) - 1; 6); &quot;#NV&quot;))" office:value-type="string" office:string-value="110000" calcext:value-type="string">
            <text:p>110000</text:p>
          </table:table-cell>
          <table:table-cell table:style-name="ce168" table:formula="of:=IF(LEN(MID([.$Q$46];(ROW()-3)*11+1;11))&lt;11;&quot;&quot;;MID([.$Q$46];(ROW()-3)*11+1;11))" office:value-type="string" office:string-value="00011010000" calcext:value-type="string">
            <text:p>00011010000</text:p>
          </table:table-cell>
          <table:table-cell table:style-name="ce168" table:formula="of:=IF([.Q21]=&quot;&quot;;&quot;&quot;;DEC2HEX([.$S21];3))" office:value-type="string" office:string-value="0D0" calcext:value-type="string">
            <text:p>0D0</text:p>
          </table:table-cell>
          <table:table-cell table:style-name="ce184" table:formula="of:=IF([.$Q21]=&quot;&quot;;&quot;&quot;;BINTODEC([.$Q21]))" office:value-type="float" office:value="208" calcext:value-type="float">
            <text:p>208</text:p>
          </table:table-cell>
          <table:table-cell table:style-name="ce288" table:content-validation-name="val6" office:value-type="float" office:value="-190" calcext:value-type="float">
            <text:p>-190</text:p>
          </table:table-cell>
          <table:table-cell table:style-name="ce268" table:content-validation-name="val1" table:formula="of:=IF(ISBLANK([.T21]);[.S21];MOD([.$S21]+[.T21];2048))" office:value-type="float" office:value="18" calcext:value-type="float">
            <text:p>18</text:p>
          </table:table-cell>
          <table:table-cell table:style-name="ce288" table:content-validation-name="val5"/>
          <table:table-cell table:style-name="ce268" table:content-validation-name="val9" table:formula="of:=IF(ISBLANK([.V21]);[.U21];VLOOKUP([.$V21];[.$N$3:.$V$35];8;0))" office:value-type="float" office:value="18" calcext:value-type="float">
            <text:p>18</text:p>
          </table:table-cell>
          <table:table-cell table:style-name="ce339" table:formula="of:=IF([.W21]=&quot;&quot;;&quot;&quot;;INDEX([BIP39.$A$2:.$A$2049];MATCH([.W21];[BIP39.$B$2:.$B$2049];0)))" office:value-type="string" office:string-value="across" calcext:value-type="string">
            <text:p>across</text:p>
          </table:table-cell>
          <table:table-cell table:style-name="ce190" table:formula="of:=IF([.X21]&lt;&gt;[.B21];&quot;!&quot;;&quot;&quot;)">
            <text:p/>
          </table:table-cell>
          <table:covered-table-cell table:number-columns-repeated="6"/>
          <table:table-cell table:number-columns-repeated="16353"/>
        </table:table-row>
        <table:table-row table:style-name="ro1">
          <table:table-cell table:style-name="ce139" office:value-type="float" office:value="20" calcext:value-type="float">
            <text:p>20</text:p>
          </table:table-cell>
          <table:table-cell table:style-name="ce264" table:content-validation-name="val3" office:value-type="string" calcext:value-type="string">
            <text:p>act</text:p>
          </table:table-cell>
          <table:table-cell table:style-name="ce152" table:content-validation-name="val1" table:formula="of:=VLOOKUP([.$B22];[$BIP39.$A$2:.$D$2049];4;0)" office:value-type="string" office:string-value="013" calcext:value-type="string">
            <text:p>013</text:p>
          </table:table-cell>
          <table:table-cell table:style-name="ce152" table:formula="of:=VLOOKUP([.$B22];[$BIP39.$A$2:.$B$2049];2;0)" office:value-type="float" office:value="19" calcext:value-type="float">
            <text:p>19</text:p>
          </table:table-cell>
          <table:table-cell table:style-name="ce288" table:content-validation-name="val5"/>
          <table:table-cell table:style-name="ce291" table:formula="of:=IF(ISBLANK([.$E22]);[.$D22];VLOOKUP([.$E22];[.$A$3:.$D$35];4;0))" office:value-type="float" office:value="19" calcext:value-type="float">
            <text:p>19</text:p>
          </table:table-cell>
          <table:table-cell table:style-name="ce288" table:content-validation-name="val6" office:value-type="float" office:value="-200" calcext:value-type="float">
            <text:p>-200</text:p>
          </table:table-cell>
          <table:table-cell table:style-name="ce293" table:formula="of:=IF(ISBLANK([.$G22]);[.$F22];MOD([.$F22]+[.$G22]; 2048))" office:value-type="float" office:value="1867" calcext:value-type="float">
            <text:p>1867</text:p>
          </table:table-cell>
          <table:table-cell table:style-name="ce298" table:formula="of:=IF([.H22]=&quot;&quot;;&quot;&quot;;DEC2HEX([.$H22];3))" office:value-type="string" office:string-value="74B" calcext:value-type="string">
            <text:p>74B</text:p>
          </table:table-cell>
          <table:table-cell table:style-name="ce168" table:formula="of:=IF([.$H22]=&quot;&quot;;&quot;&quot;;CUSTOMDEZINBIN([.$H22];11))" office:value-type="string" office:string-value="11101001011" calcext:value-type="string">
            <text:p>11101001011</text:p>
          </table:table-cell>
          <table:table-cell table:style-name="ce168" table:formula="of:=IF(LEN(MID([.$J$46];(ROW()-3)*6+1; 6))&gt;0; LEFT(MID([.$J$46];(ROW()-3)*6+1; 6) &amp; REPT(&quot;0&quot;;6); 6); &quot;&quot;)" office:value-type="string" office:string-value="111100" calcext:value-type="string">
            <text:p>111100</text:p>
          </table:table-cell>
          <table:table-cell table:style-name="ce327" table:formula="of:=IF([.K22]=&quot;&quot;;&quot;&quot;;VLOOKUP(BIN2DEC([.K22]); [Base64.A$2:.B$65]; 2; 0))" office:value-type="float" office:value="8" calcext:value-type="float">
            <text:p>8</text:p>
          </table:table-cell>
          <table:covered-table-cell/>
          <table:table-cell table:style-name="ce139" office:value-type="float" office:value="20" calcext:value-type="float">
            <text:p>20</text:p>
          </table:table-cell>
          <table:table-cell table:style-name="ce329" table:content-validation-name="val2" table:formula="of:=MID([.$H$54];(ROW()-3)*1+1; 1)" office:value-type="string" office:string-value="8" calcext:value-type="string">
            <text:p>8</text:p>
          </table:table-cell>
          <table:table-cell table:style-name="ce268" table:formula="of:=IF([.O22]=&quot;&quot;;&quot;&quot;;IFERROR(DEC2BIN(MATCH(1; EXACT([.O22]; [Base64.B$2:.B$65]); 0) - 1; 6); &quot;#NV&quot;))" office:value-type="string" office:string-value="111100" calcext:value-type="string">
            <text:p>111100</text:p>
          </table:table-cell>
          <table:table-cell table:style-name="ce168" table:formula="of:=IF(LEN(MID([.$Q$46];(ROW()-3)*11+1;11))&lt;11;&quot;&quot;;MID([.$Q$46];(ROW()-3)*11+1;11))" office:value-type="string" office:string-value="11101001011" calcext:value-type="string">
            <text:p>11101001011</text:p>
          </table:table-cell>
          <table:table-cell table:style-name="ce168" table:formula="of:=IF([.Q22]=&quot;&quot;;&quot;&quot;;DEC2HEX([.$S22];3))" office:value-type="string" office:string-value="74B" calcext:value-type="string">
            <text:p>74B</text:p>
          </table:table-cell>
          <table:table-cell table:style-name="ce184" table:formula="of:=IF([.$Q22]=&quot;&quot;;&quot;&quot;;BINTODEC([.$Q22]))" office:value-type="float" office:value="1867" calcext:value-type="float">
            <text:p>1867</text:p>
          </table:table-cell>
          <table:table-cell table:style-name="ce288" table:content-validation-name="val6" office:value-type="float" office:value="200" calcext:value-type="float">
            <text:p>200</text:p>
          </table:table-cell>
          <table:table-cell table:style-name="ce268" table:content-validation-name="val1" table:formula="of:=IF(ISBLANK([.T22]);[.S22];MOD([.$S22]+[.T22];2048))" office:value-type="float" office:value="19" calcext:value-type="float">
            <text:p>19</text:p>
          </table:table-cell>
          <table:table-cell table:style-name="ce288" table:content-validation-name="val5"/>
          <table:table-cell table:style-name="ce268" table:content-validation-name="val9" table:formula="of:=IF(ISBLANK([.V22]);[.U22];VLOOKUP([.$V22];[.$N$3:.$V$35];8;0))" office:value-type="float" office:value="19" calcext:value-type="float">
            <text:p>19</text:p>
          </table:table-cell>
          <table:table-cell table:style-name="ce339" table:formula="of:=IF([.W22]=&quot;&quot;;&quot;&quot;;INDEX([BIP39.$A$2:.$A$2049];MATCH([.W22];[BIP39.$B$2:.$B$2049];0)))" office:value-type="string" office:string-value="act" calcext:value-type="string">
            <text:p>act</text:p>
          </table:table-cell>
          <table:table-cell table:style-name="ce190" table:formula="of:=IF([.X22]&lt;&gt;[.B22];&quot;!&quot;;&quot;&quot;)">
            <text:p/>
          </table:table-cell>
          <table:covered-table-cell table:number-columns-repeated="6"/>
          <table:table-cell table:number-columns-repeated="16353"/>
        </table:table-row>
        <table:table-row table:style-name="ro1">
          <table:table-cell table:style-name="ce139" office:value-type="float" office:value="21" calcext:value-type="float">
            <text:p>21</text:p>
          </table:table-cell>
          <table:table-cell table:style-name="ce264" table:content-validation-name="val3" office:value-type="string" calcext:value-type="string">
            <text:p>action</text:p>
          </table:table-cell>
          <table:table-cell table:style-name="ce152" table:content-validation-name="val1" table:formula="of:=VLOOKUP([.$B23];[$BIP39.$A$2:.$D$2049];4;0)" office:value-type="string" office:string-value="014" calcext:value-type="string">
            <text:p>014</text:p>
          </table:table-cell>
          <table:table-cell table:style-name="ce152" table:formula="of:=VLOOKUP([.$B23];[$BIP39.$A$2:.$B$2049];2;0)" office:value-type="float" office:value="20" calcext:value-type="float">
            <text:p>20</text:p>
          </table:table-cell>
          <table:table-cell table:style-name="ce288" table:content-validation-name="val5"/>
          <table:table-cell table:style-name="ce291" table:formula="of:=IF(ISBLANK([.$E23]);[.$D23];VLOOKUP([.$E23];[.$A$3:.$D$35];4;0))" office:value-type="float" office:value="20" calcext:value-type="float">
            <text:p>20</text:p>
          </table:table-cell>
          <table:table-cell table:style-name="ce288" table:content-validation-name="val6" office:value-type="float" office:value="210" calcext:value-type="float">
            <text:p>210</text:p>
          </table:table-cell>
          <table:table-cell table:style-name="ce293" table:formula="of:=IF(ISBLANK([.$G23]);[.$F23];MOD([.$F23]+[.$G23]; 2048))" office:value-type="float" office:value="230" calcext:value-type="float">
            <text:p>230</text:p>
          </table:table-cell>
          <table:table-cell table:style-name="ce298" table:formula="of:=IF([.H23]=&quot;&quot;;&quot;&quot;;DEC2HEX([.$H23];3))" office:value-type="string" office:string-value="0E6" calcext:value-type="string">
            <text:p>0E6</text:p>
          </table:table-cell>
          <table:table-cell table:style-name="ce168" table:formula="of:=IF([.$H23]=&quot;&quot;;&quot;&quot;;CUSTOMDEZINBIN([.$H23];11))" office:value-type="string" office:string-value="00011100110" calcext:value-type="string">
            <text:p>00011100110</text:p>
          </table:table-cell>
          <table:table-cell table:style-name="ce168" table:formula="of:=IF(LEN(MID([.$J$46];(ROW()-3)*6+1; 6))&gt;0; LEFT(MID([.$J$46];(ROW()-3)*6+1; 6) &amp; REPT(&quot;0&quot;;6); 6); &quot;&quot;)" office:value-type="string" office:string-value="011110" calcext:value-type="string">
            <text:p>011110</text:p>
          </table:table-cell>
          <table:table-cell table:style-name="ce327" table:formula="of:=IF([.K23]=&quot;&quot;;&quot;&quot;;VLOOKUP(BIN2DEC([.K23]); [Base64.A$2:.B$65]; 2; 0))" office:value-type="string" office:string-value="e" calcext:value-type="string">
            <text:p>e</text:p>
          </table:table-cell>
          <table:covered-table-cell/>
          <table:table-cell table:style-name="ce139" office:value-type="float" office:value="21" calcext:value-type="float">
            <text:p>21</text:p>
          </table:table-cell>
          <table:table-cell table:style-name="ce329" table:content-validation-name="val2" table:formula="of:=MID([.$H$54];(ROW()-3)*1+1; 1)" office:value-type="string" office:string-value="e" calcext:value-type="string">
            <text:p>e</text:p>
          </table:table-cell>
          <table:table-cell table:style-name="ce268" table:formula="of:=IF([.O23]=&quot;&quot;;&quot;&quot;;IFERROR(DEC2BIN(MATCH(1; EXACT([.O23]; [Base64.B$2:.B$65]); 0) - 1; 6); &quot;#NV&quot;))" office:value-type="string" office:string-value="011110" calcext:value-type="string">
            <text:p>011110</text:p>
          </table:table-cell>
          <table:table-cell table:style-name="ce168" table:formula="of:=IF(LEN(MID([.$Q$46];(ROW()-3)*11+1;11))&lt;11;&quot;&quot;;MID([.$Q$46];(ROW()-3)*11+1;11))" office:value-type="string" office:string-value="00011100110" calcext:value-type="string">
            <text:p>00011100110</text:p>
          </table:table-cell>
          <table:table-cell table:style-name="ce168" table:formula="of:=IF([.Q23]=&quot;&quot;;&quot;&quot;;DEC2HEX([.$S23];3))" office:value-type="string" office:string-value="0E6" calcext:value-type="string">
            <text:p>0E6</text:p>
          </table:table-cell>
          <table:table-cell table:style-name="ce184" table:formula="of:=IF([.$Q23]=&quot;&quot;;&quot;&quot;;BINTODEC([.$Q23]))" office:value-type="float" office:value="230" calcext:value-type="float">
            <text:p>230</text:p>
          </table:table-cell>
          <table:table-cell table:style-name="ce288" table:content-validation-name="val6" office:value-type="float" office:value="-210" calcext:value-type="float">
            <text:p>-210</text:p>
          </table:table-cell>
          <table:table-cell table:style-name="ce268" table:content-validation-name="val1" table:formula="of:=IF(ISBLANK([.T23]);[.S23];MOD([.$S23]+[.T23];2048))" office:value-type="float" office:value="20" calcext:value-type="float">
            <text:p>20</text:p>
          </table:table-cell>
          <table:table-cell table:style-name="ce288" table:content-validation-name="val5"/>
          <table:table-cell table:style-name="ce268" table:content-validation-name="val9" table:formula="of:=IF(ISBLANK([.V23]);[.U23];VLOOKUP([.$V23];[.$N$3:.$V$35];8;0))" office:value-type="float" office:value="20" calcext:value-type="float">
            <text:p>20</text:p>
          </table:table-cell>
          <table:table-cell table:style-name="ce339" table:formula="of:=IF([.W23]=&quot;&quot;;&quot;&quot;;INDEX([BIP39.$A$2:.$A$2049];MATCH([.W23];[BIP39.$B$2:.$B$2049];0)))" office:value-type="string" office:string-value="action" calcext:value-type="string">
            <text:p>action</text:p>
          </table:table-cell>
          <table:table-cell table:style-name="ce190" table:formula="of:=IF([.X23]&lt;&gt;[.B23];&quot;!&quot;;&quot;&quot;)">
            <text:p/>
          </table:table-cell>
          <table:covered-table-cell table:number-columns-repeated="6"/>
          <table:table-cell table:number-columns-repeated="16353"/>
        </table:table-row>
        <table:table-row table:style-name="ro1">
          <table:table-cell table:style-name="ce139" office:value-type="float" office:value="22" calcext:value-type="float">
            <text:p>22</text:p>
          </table:table-cell>
          <table:table-cell table:style-name="ce264" table:content-validation-name="val3" office:value-type="string" calcext:value-type="string">
            <text:p>actor</text:p>
          </table:table-cell>
          <table:table-cell table:style-name="ce152" table:content-validation-name="val1" table:formula="of:=VLOOKUP([.$B24];[$BIP39.$A$2:.$D$2049];4;0)" office:value-type="string" office:string-value="015" calcext:value-type="string">
            <text:p>015</text:p>
          </table:table-cell>
          <table:table-cell table:style-name="ce152" table:formula="of:=VLOOKUP([.$B24];[$BIP39.$A$2:.$B$2049];2;0)" office:value-type="float" office:value="21" calcext:value-type="float">
            <text:p>21</text:p>
          </table:table-cell>
          <table:table-cell table:style-name="ce288" table:content-validation-name="val5"/>
          <table:table-cell table:style-name="ce291" table:formula="of:=IF(ISBLANK([.$E24]);[.$D24];VLOOKUP([.$E24];[.$A$3:.$D$35];4;0))" office:value-type="float" office:value="21" calcext:value-type="float">
            <text:p>21</text:p>
          </table:table-cell>
          <table:table-cell table:style-name="ce288" table:content-validation-name="val6" office:value-type="float" office:value="-220" calcext:value-type="float">
            <text:p>-220</text:p>
          </table:table-cell>
          <table:table-cell table:style-name="ce293" table:formula="of:=IF(ISBLANK([.$G24]);[.$F24];MOD([.$F24]+[.$G24]; 2048))" office:value-type="float" office:value="1849" calcext:value-type="float">
            <text:p>1849</text:p>
          </table:table-cell>
          <table:table-cell table:style-name="ce298" table:formula="of:=IF([.H24]=&quot;&quot;;&quot;&quot;;DEC2HEX([.$H24];3))" office:value-type="string" office:string-value="739" calcext:value-type="string">
            <text:p>739</text:p>
          </table:table-cell>
          <table:table-cell table:style-name="ce168" table:formula="of:=IF([.$H24]=&quot;&quot;;&quot;&quot;;CUSTOMDEZINBIN([.$H24];11))" office:value-type="string" office:string-value="11100111001" calcext:value-type="string">
            <text:p>11100111001</text:p>
          </table:table-cell>
          <table:table-cell table:style-name="ce168" table:formula="of:=IF(LEN(MID([.$J$46];(ROW()-3)*6+1; 6))&gt;0; LEFT(MID([.$J$46];(ROW()-3)*6+1; 6) &amp; REPT(&quot;0&quot;;6); 6); &quot;&quot;)" office:value-type="string" office:string-value="010001" calcext:value-type="string">
            <text:p>010001</text:p>
          </table:table-cell>
          <table:table-cell table:style-name="ce327" table:formula="of:=IF([.K24]=&quot;&quot;;&quot;&quot;;VLOOKUP(BIN2DEC([.K24]); [Base64.A$2:.B$65]; 2; 0))" office:value-type="string" office:string-value="R" calcext:value-type="string">
            <text:p>R</text:p>
          </table:table-cell>
          <table:covered-table-cell/>
          <table:table-cell table:style-name="ce139" office:value-type="float" office:value="22" calcext:value-type="float">
            <text:p>22</text:p>
          </table:table-cell>
          <table:table-cell table:style-name="ce329" table:content-validation-name="val2" table:formula="of:=MID([.$H$54];(ROW()-3)*1+1; 1)" office:value-type="string" office:string-value="R" calcext:value-type="string">
            <text:p>R</text:p>
          </table:table-cell>
          <table:table-cell table:style-name="ce268" table:formula="of:=IF([.O24]=&quot;&quot;;&quot;&quot;;IFERROR(DEC2BIN(MATCH(1; EXACT([.O24]; [Base64.B$2:.B$65]); 0) - 1; 6); &quot;#NV&quot;))" office:value-type="string" office:string-value="010001" calcext:value-type="string">
            <text:p>010001</text:p>
          </table:table-cell>
          <table:table-cell table:style-name="ce168" table:formula="of:=IF(LEN(MID([.$Q$46];(ROW()-3)*11+1;11))&lt;11;&quot;&quot;;MID([.$Q$46];(ROW()-3)*11+1;11))" office:value-type="string" office:string-value="11100111001" calcext:value-type="string">
            <text:p>11100111001</text:p>
          </table:table-cell>
          <table:table-cell table:style-name="ce168" table:formula="of:=IF([.Q24]=&quot;&quot;;&quot;&quot;;DEC2HEX([.$S24];3))" office:value-type="string" office:string-value="739" calcext:value-type="string">
            <text:p>739</text:p>
          </table:table-cell>
          <table:table-cell table:style-name="ce184" table:formula="of:=IF([.$Q24]=&quot;&quot;;&quot;&quot;;BINTODEC([.$Q24]))" office:value-type="float" office:value="1849" calcext:value-type="float">
            <text:p>1849</text:p>
          </table:table-cell>
          <table:table-cell table:style-name="ce288" table:content-validation-name="val6" office:value-type="float" office:value="220" calcext:value-type="float">
            <text:p>220</text:p>
          </table:table-cell>
          <table:table-cell table:style-name="ce268" table:content-validation-name="val1" table:formula="of:=IF(ISBLANK([.T24]);[.S24];MOD([.$S24]+[.T24];2048))" office:value-type="float" office:value="21" calcext:value-type="float">
            <text:p>21</text:p>
          </table:table-cell>
          <table:table-cell table:style-name="ce288" table:content-validation-name="val5"/>
          <table:table-cell table:style-name="ce268" table:content-validation-name="val9" table:formula="of:=IF(ISBLANK([.V24]);[.U24];VLOOKUP([.$V24];[.$N$3:.$V$35];8;0))" office:value-type="float" office:value="21" calcext:value-type="float">
            <text:p>21</text:p>
          </table:table-cell>
          <table:table-cell table:style-name="ce339" table:formula="of:=IF([.W24]=&quot;&quot;;&quot;&quot;;INDEX([BIP39.$A$2:.$A$2049];MATCH([.W24];[BIP39.$B$2:.$B$2049];0)))" office:value-type="string" office:string-value="actor" calcext:value-type="string">
            <text:p>actor</text:p>
          </table:table-cell>
          <table:table-cell table:style-name="ce190" table:formula="of:=IF([.X24]&lt;&gt;[.B24];&quot;!&quot;;&quot;&quot;)">
            <text:p/>
          </table:table-cell>
          <table:covered-table-cell table:number-columns-repeated="6"/>
          <table:table-cell table:number-columns-repeated="16353"/>
        </table:table-row>
        <table:table-row table:style-name="ro1">
          <table:table-cell table:style-name="ce139" office:value-type="float" office:value="23" calcext:value-type="float">
            <text:p>23</text:p>
          </table:table-cell>
          <table:table-cell table:style-name="ce264" table:content-validation-name="val3" office:value-type="string" calcext:value-type="string">
            <text:p>actress</text:p>
          </table:table-cell>
          <table:table-cell table:style-name="ce152" table:content-validation-name="val1" table:formula="of:=VLOOKUP([.$B25];[$BIP39.$A$2:.$D$2049];4;0)" office:value-type="string" office:string-value="016" calcext:value-type="string">
            <text:p>016</text:p>
          </table:table-cell>
          <table:table-cell table:style-name="ce152" table:formula="of:=VLOOKUP([.$B25];[$BIP39.$A$2:.$B$2049];2;0)" office:value-type="float" office:value="22" calcext:value-type="float">
            <text:p>22</text:p>
          </table:table-cell>
          <table:table-cell table:style-name="ce288" table:content-validation-name="val5" office:value-type="float" office:value="2" calcext:value-type="float">
            <text:p>2</text:p>
          </table:table-cell>
          <table:table-cell table:style-name="ce291" table:formula="of:=IF(ISBLANK([.$E25]);[.$D25];VLOOKUP([.$E25];[.$A$3:.$D$35];4;0))" office:value-type="float" office:value="1" calcext:value-type="float">
            <text:p>1</text:p>
          </table:table-cell>
          <table:table-cell table:style-name="ce288" table:content-validation-name="val6" office:value-type="float" office:value="230" calcext:value-type="float">
            <text:p>230</text:p>
          </table:table-cell>
          <table:table-cell table:style-name="ce293" table:formula="of:=IF(ISBLANK([.$G25]);[.$F25];MOD([.$F25]+[.$G25]; 2048))" office:value-type="float" office:value="231" calcext:value-type="float">
            <text:p>231</text:p>
          </table:table-cell>
          <table:table-cell table:style-name="ce298" table:formula="of:=IF([.H25]=&quot;&quot;;&quot;&quot;;DEC2HEX([.$H25];3))" office:value-type="string" office:string-value="0E7" calcext:value-type="string">
            <text:p>0E7</text:p>
          </table:table-cell>
          <table:table-cell table:style-name="ce168" table:formula="of:=IF([.$H25]=&quot;&quot;;&quot;&quot;;CUSTOMDEZINBIN([.$H25];11))" office:value-type="string" office:string-value="00011100111" calcext:value-type="string">
            <text:p>00011100111</text:p>
          </table:table-cell>
          <table:table-cell table:style-name="ce168" table:formula="of:=IF(LEN(MID([.$J$46];(ROW()-3)*6+1; 6))&gt;0; LEFT(MID([.$J$46];(ROW()-3)*6+1; 6) &amp; REPT(&quot;0&quot;;6); 6); &quot;&quot;)" office:value-type="string" office:string-value="000100" calcext:value-type="string">
            <text:p>000100</text:p>
          </table:table-cell>
          <table:table-cell table:style-name="ce327" table:formula="of:=IF([.K25]=&quot;&quot;;&quot;&quot;;VLOOKUP(BIN2DEC([.K25]); [Base64.A$2:.B$65]; 2; 0))" office:value-type="string" office:string-value="E" calcext:value-type="string">
            <text:p>E</text:p>
          </table:table-cell>
          <table:covered-table-cell/>
          <table:table-cell table:style-name="ce139" office:value-type="float" office:value="23" calcext:value-type="float">
            <text:p>23</text:p>
          </table:table-cell>
          <table:table-cell table:style-name="ce329" table:content-validation-name="val2" table:formula="of:=MID([.$H$54];(ROW()-3)*1+1; 1)" office:value-type="string" office:string-value="E" calcext:value-type="string">
            <text:p>E</text:p>
          </table:table-cell>
          <table:table-cell table:style-name="ce268" table:formula="of:=IF([.O25]=&quot;&quot;;&quot;&quot;;IFERROR(DEC2BIN(MATCH(1; EXACT([.O25]; [Base64.B$2:.B$65]); 0) - 1; 6); &quot;#NV&quot;))" office:value-type="string" office:string-value="000100" calcext:value-type="string">
            <text:p>000100</text:p>
          </table:table-cell>
          <table:table-cell table:style-name="ce168" table:formula="of:=IF(LEN(MID([.$Q$46];(ROW()-3)*11+1;11))&lt;11;&quot;&quot;;MID([.$Q$46];(ROW()-3)*11+1;11))" office:value-type="string" office:string-value="00011100111" calcext:value-type="string">
            <text:p>00011100111</text:p>
          </table:table-cell>
          <table:table-cell table:style-name="ce168" table:formula="of:=IF([.Q25]=&quot;&quot;;&quot;&quot;;DEC2HEX([.$S25];3))" office:value-type="string" office:string-value="0E7" calcext:value-type="string">
            <text:p>0E7</text:p>
          </table:table-cell>
          <table:table-cell table:style-name="ce184" table:formula="of:=IF([.$Q25]=&quot;&quot;;&quot;&quot;;BINTODEC([.$Q25]))" office:value-type="float" office:value="231" calcext:value-type="float">
            <text:p>231</text:p>
          </table:table-cell>
          <table:table-cell table:style-name="ce288" table:content-validation-name="val6" office:value-type="float" office:value="-230" calcext:value-type="float">
            <text:p>-230</text:p>
          </table:table-cell>
          <table:table-cell table:style-name="ce268" table:content-validation-name="val1" table:formula="of:=IF(ISBLANK([.T25]);[.S25];MOD([.$S25]+[.T25];2048))" office:value-type="float" office:value="1" calcext:value-type="float">
            <text:p>1</text:p>
          </table:table-cell>
          <table:table-cell table:style-name="ce288" table:content-validation-name="val5" office:value-type="float" office:value="2" calcext:value-type="float">
            <text:p>2</text:p>
          </table:table-cell>
          <table:table-cell table:style-name="ce268" table:content-validation-name="val9" table:formula="of:=IF(ISBLANK([.V25]);[.U25];VLOOKUP([.$V25];[.$N$3:.$V$35];8;0))" office:value-type="float" office:value="22" calcext:value-type="float">
            <text:p>22</text:p>
          </table:table-cell>
          <table:table-cell table:style-name="ce339" table:formula="of:=IF([.W25]=&quot;&quot;;&quot;&quot;;INDEX([BIP39.$A$2:.$A$2049];MATCH([.W25];[BIP39.$B$2:.$B$2049];0)))" office:value-type="string" office:string-value="actress" calcext:value-type="string">
            <text:p>actress</text:p>
          </table:table-cell>
          <table:table-cell table:style-name="ce190" table:formula="of:=IF([.X25]&lt;&gt;[.B25];&quot;!&quot;;&quot;&quot;)">
            <text:p/>
          </table:table-cell>
          <table:covered-table-cell table:number-columns-repeated="6"/>
          <table:table-cell table:number-columns-repeated="16353"/>
        </table:table-row>
        <table:table-row table:style-name="ro1">
          <table:table-cell table:style-name="ce139" office:value-type="float" office:value="24" calcext:value-type="float">
            <text:p>24</text:p>
          </table:table-cell>
          <table:table-cell table:style-name="ce265" table:content-validation-name="val3" office:value-type="string" calcext:value-type="string">
            <text:p>actual</text:p>
          </table:table-cell>
          <table:table-cell table:style-name="ce152" table:content-validation-name="val1" table:formula="of:=VLOOKUP([.$B26];[$BIP39.$A$2:.$D$2049];4;0)" office:value-type="string" office:string-value="017" calcext:value-type="string">
            <text:p>017</text:p>
          </table:table-cell>
          <table:table-cell table:style-name="ce152" table:formula="of:=VLOOKUP([.$B26];[$BIP39.$A$2:.$B$2049];2;0)" office:value-type="float" office:value="23" calcext:value-type="float">
            <text:p>23</text:p>
          </table:table-cell>
          <table:table-cell table:style-name="ce288" table:content-validation-name="val5" office:value-type="float" office:value="18" calcext:value-type="float">
            <text:p>18</text:p>
          </table:table-cell>
          <table:table-cell table:style-name="ce291" table:formula="of:=IF(ISBLANK([.$E26]);[.$D26];VLOOKUP([.$E26];[.$A$3:.$D$35];4;0))" office:value-type="float" office:value="17" calcext:value-type="float">
            <text:p>17</text:p>
          </table:table-cell>
          <table:table-cell table:style-name="ce288" table:content-validation-name="val6" office:value-type="float" office:value="-240" calcext:value-type="float">
            <text:p>-240</text:p>
          </table:table-cell>
          <table:table-cell table:style-name="ce293" table:formula="of:=IF(ISBLANK([.$G26]);[.$F26];MOD([.$F26]+[.$G26]; 2048))" office:value-type="float" office:value="1825" calcext:value-type="float">
            <text:p>1825</text:p>
          </table:table-cell>
          <table:table-cell table:style-name="ce298" table:formula="of:=IF([.H26]=&quot;&quot;;&quot;&quot;;DEC2HEX([.$H26];3))" office:value-type="string" office:string-value="721" calcext:value-type="string">
            <text:p>721</text:p>
          </table:table-cell>
          <table:table-cell table:style-name="ce168" table:formula="of:=IF([.$H26]=&quot;&quot;;&quot;&quot;;CUSTOMDEZINBIN([.$H26];11))" office:value-type="string" office:string-value="11100100001" calcext:value-type="string">
            <text:p>11100100001</text:p>
          </table:table-cell>
          <table:table-cell table:style-name="ce168" table:formula="of:=IF(LEN(MID([.$J$46];(ROW()-3)*6+1; 6))&gt;0; LEFT(MID([.$J$46];(ROW()-3)*6+1; 6) &amp; REPT(&quot;0&quot;;6); 6); &quot;&quot;)" office:value-type="string" office:string-value="011101" calcext:value-type="string">
            <text:p>011101</text:p>
          </table:table-cell>
          <table:table-cell table:style-name="ce327" table:formula="of:=IF([.K26]=&quot;&quot;;&quot;&quot;;VLOOKUP(BIN2DEC([.K26]); [Base64.A$2:.B$65]; 2; 0))" office:value-type="string" office:string-value="d" calcext:value-type="string">
            <text:p>d</text:p>
          </table:table-cell>
          <table:covered-table-cell/>
          <table:table-cell table:style-name="ce139" office:value-type="float" office:value="24" calcext:value-type="float">
            <text:p>24</text:p>
          </table:table-cell>
          <table:table-cell table:style-name="ce329" table:content-validation-name="val2" table:formula="of:=MID([.$H$54];(ROW()-3)*1+1; 1)" office:value-type="string" office:string-value="d" calcext:value-type="string">
            <text:p>d</text:p>
          </table:table-cell>
          <table:table-cell table:style-name="ce268" table:formula="of:=IF([.O26]=&quot;&quot;;&quot;&quot;;IFERROR(DEC2BIN(MATCH(1; EXACT([.O26]; [Base64.B$2:.B$65]); 0) - 1; 6); &quot;#NV&quot;))" office:value-type="string" office:string-value="011101" calcext:value-type="string">
            <text:p>011101</text:p>
          </table:table-cell>
          <table:table-cell table:style-name="ce307" table:formula="of:=IF(LEN(MID([.$Q$46];(ROW()-3)*11+1;11))&lt;11;&quot;&quot;;MID([.$Q$46];(ROW()-3)*11+1;11))" office:value-type="string" office:string-value="11100100001" calcext:value-type="string">
            <text:p>11100100001</text:p>
          </table:table-cell>
          <table:table-cell table:style-name="ce168" table:formula="of:=IF([.Q26]=&quot;&quot;;&quot;&quot;;DEC2HEX([.$S26];3))" office:value-type="string" office:string-value="721" calcext:value-type="string">
            <text:p>721</text:p>
          </table:table-cell>
          <table:table-cell table:style-name="ce184" table:formula="of:=IF([.$Q26]=&quot;&quot;;&quot;&quot;;BINTODEC([.$Q26]))" office:value-type="float" office:value="1825" calcext:value-type="float">
            <text:p>1825</text:p>
          </table:table-cell>
          <table:table-cell table:style-name="ce288" table:content-validation-name="val6" office:value-type="float" office:value="240" calcext:value-type="float">
            <text:p>240</text:p>
          </table:table-cell>
          <table:table-cell table:style-name="ce268" table:content-validation-name="val1" table:formula="of:=IF(ISBLANK([.T26]);[.S26];MOD([.$S26]+[.T26];2048))" office:value-type="float" office:value="17" calcext:value-type="float">
            <text:p>17</text:p>
          </table:table-cell>
          <table:table-cell table:style-name="ce288" table:content-validation-name="val5" office:value-type="float" office:value="18" calcext:value-type="float">
            <text:p>18</text:p>
          </table:table-cell>
          <table:table-cell table:style-name="ce268" table:content-validation-name="val9" table:formula="of:=IF(ISBLANK([.V26]);[.U26];VLOOKUP([.$V26];[.$N$3:.$V$35];8;0))" office:value-type="float" office:value="23" calcext:value-type="float">
            <text:p>23</text:p>
          </table:table-cell>
          <table:table-cell table:style-name="ce229" table:formula="of:=IF([.W26]=&quot;&quot;;&quot;&quot;;INDEX([BIP39.$A$2:.$A$2049];MATCH([.W26];[BIP39.$B$2:.$B$2049];0)))" office:value-type="string" office:string-value="actual" calcext:value-type="string">
            <text:p>actual</text:p>
          </table:table-cell>
          <table:table-cell table:style-name="ce190" table:formula="of:=IF([.X26]&lt;&gt;[.B26];&quot;!&quot;;&quot;&quot;)">
            <text:p/>
          </table:table-cell>
          <table:covered-table-cell table:number-columns-repeated="6"/>
          <table:table-cell table:number-columns-repeated="16353"/>
        </table:table-row>
        <table:table-row table:style-name="ro1">
          <table:table-cell table:style-name="ce139" office:value-type="float" office:value="25" calcext:value-type="float">
            <text:p>25</text:p>
          </table:table-cell>
          <table:table-cell table:style-name="ce267"/>
          <table:table-cell table:style-name="ce267" table:content-validation-name="val1"/>
          <table:table-cell table:style-name="ce267"/>
          <table:table-cell table:style-name="ce267" table:content-validation-name="val5"/>
          <table:table-cell table:style-name="ce267"/>
          <table:table-cell table:style-name="ce267" table:content-validation-name="val7"/>
          <table:table-cell table:style-name="ce267"/>
          <table:table-cell table:style-name="ce282"/>
          <table:table-cell table:style-name="ce290"/>
          <table:table-cell table:style-name="ce168" table:formula="of:=IF(LEN(MID([.$J$46];(ROW()-3)*6+1; 6))&gt;0; LEFT(MID([.$J$46];(ROW()-3)*6+1; 6) &amp; REPT(&quot;0&quot;;6); 6); &quot;&quot;)" office:value-type="string" office:string-value="111000" calcext:value-type="string">
            <text:p>111000</text:p>
          </table:table-cell>
          <table:table-cell table:style-name="ce327" table:formula="of:=IF([.K27]=&quot;&quot;;&quot;&quot;;VLOOKUP(BIN2DEC([.K27]); [Base64.A$2:.B$65]; 2; 0))" office:value-type="float" office:value="4" calcext:value-type="float">
            <text:p>4</text:p>
          </table:table-cell>
          <table:covered-table-cell/>
          <table:table-cell table:style-name="ce139" office:value-type="float" office:value="25" calcext:value-type="float">
            <text:p>25</text:p>
          </table:table-cell>
          <table:table-cell table:style-name="ce329" table:content-validation-name="val2" table:formula="of:=MID([.$H$54];(ROW()-3)*1+1; 1)" office:value-type="string" office:string-value="4" calcext:value-type="string">
            <text:p>4</text:p>
          </table:table-cell>
          <table:table-cell table:style-name="ce268" table:formula="of:=IF([.O27]=&quot;&quot;;&quot;&quot;;IFERROR(DEC2BIN(MATCH(1; EXACT([.O27]; [Base64.B$2:.B$65]); 0) - 1; 6); &quot;#NV&quot;))" office:value-type="string" office:string-value="111000" calcext:value-type="string">
            <text:p>111000</text:p>
          </table:table-cell>
          <table:table-cell table:style-name="ce308" table:content-validation-name="val8" table:number-columns-repeated="2"/>
          <table:table-cell table:style-name="ce313"/>
          <table:table-cell table:style-name="ce267" table:content-validation-name="val7" table:number-columns-repeated="2"/>
          <table:table-cell table:style-name="ce267" table:content-validation-name="val5"/>
          <table:table-cell table:style-name="ce267" table:content-validation-name="val9"/>
          <table:table-cell table:style-name="ce317"/>
          <table:table-cell table:number-columns-spanned="1" table:number-rows-spanned="21"/>
          <table:covered-table-cell table:number-columns-repeated="6"/>
          <table:table-cell table:number-columns-repeated="16353"/>
        </table:table-row>
        <table:table-row table:style-name="ro1">
          <table:table-cell table:style-name="ce139" office:value-type="float" office:value="26" calcext:value-type="float">
            <text:p>26</text:p>
          </table:table-cell>
          <table:table-cell table:style-name="ce268"/>
          <table:table-cell table:style-name="ce268" table:content-validation-name="val1"/>
          <table:table-cell table:style-name="ce268"/>
          <table:table-cell table:style-name="ce268" table:content-validation-name="val5"/>
          <table:table-cell table:style-name="ce268"/>
          <table:table-cell table:style-name="ce268" table:content-validation-name="val7"/>
          <table:table-cell table:style-name="ce268"/>
          <table:table-cell table:style-name="ce163"/>
          <table:table-cell table:style-name="ce168"/>
          <table:table-cell table:style-name="ce168" table:formula="of:=IF(LEN(MID([.$J$46];(ROW()-3)*6+1; 6))&gt;0; LEFT(MID([.$J$46];(ROW()-3)*6+1; 6) &amp; REPT(&quot;0&quot;;6); 6); &quot;&quot;)" office:value-type="string" office:string-value="000100" calcext:value-type="string">
            <text:p>000100</text:p>
          </table:table-cell>
          <table:table-cell table:style-name="ce327" table:formula="of:=IF([.K28]=&quot;&quot;;&quot;&quot;;VLOOKUP(BIN2DEC([.K28]); [Base64.A$2:.B$65]; 2; 0))" office:value-type="string" office:string-value="E" calcext:value-type="string">
            <text:p>E</text:p>
          </table:table-cell>
          <table:covered-table-cell/>
          <table:table-cell table:style-name="ce139" office:value-type="float" office:value="26" calcext:value-type="float">
            <text:p>26</text:p>
          </table:table-cell>
          <table:table-cell table:style-name="ce329" table:content-validation-name="val2" table:formula="of:=MID([.$H$54];(ROW()-3)*1+1; 1)" office:value-type="string" office:string-value="E" calcext:value-type="string">
            <text:p>E</text:p>
          </table:table-cell>
          <table:table-cell table:style-name="ce268" table:formula="of:=IF([.O28]=&quot;&quot;;&quot;&quot;;IFERROR(DEC2BIN(MATCH(1; EXACT([.O28]; [Base64.B$2:.B$65]); 0) - 1; 6); &quot;#NV&quot;))" office:value-type="string" office:string-value="000100" calcext:value-type="string">
            <text:p>000100</text:p>
          </table:table-cell>
          <table:table-cell table:style-name="ce181" table:content-validation-name="val8" table:number-columns-repeated="2"/>
          <table:table-cell table:style-name="ce184"/>
          <table:table-cell table:style-name="ce268" table:content-validation-name="val7" table:number-columns-repeated="2"/>
          <table:table-cell table:style-name="ce268" table:content-validation-name="val5"/>
          <table:table-cell table:style-name="ce268" table:content-validation-name="val9"/>
          <table:table-cell table:style-name="ce188"/>
          <table:covered-table-cell table:number-columns-repeated="7"/>
          <table:table-cell table:number-columns-repeated="16353"/>
        </table:table-row>
        <table:table-row table:style-name="ro1">
          <table:table-cell table:style-name="ce139" office:value-type="float" office:value="27" calcext:value-type="float">
            <text:p>27</text:p>
          </table:table-cell>
          <table:table-cell table:style-name="ce268"/>
          <table:table-cell table:style-name="ce268" table:content-validation-name="val1"/>
          <table:table-cell table:style-name="ce268"/>
          <table:table-cell table:style-name="ce268" table:content-validation-name="val5"/>
          <table:table-cell table:style-name="ce268"/>
          <table:table-cell table:style-name="ce268" table:content-validation-name="val7"/>
          <table:table-cell table:style-name="ce268"/>
          <table:table-cell table:style-name="ce163"/>
          <table:table-cell table:style-name="ce168"/>
          <table:table-cell table:style-name="ce168" table:formula="of:=IF(LEN(MID([.$J$46];(ROW()-3)*6+1; 6))&gt;0; LEFT(MID([.$J$46];(ROW()-3)*6+1; 6) &amp; REPT(&quot;0&quot;;6); 6); &quot;&quot;)" office:value-type="string" office:string-value="010100" calcext:value-type="string">
            <text:p>010100</text:p>
          </table:table-cell>
          <table:table-cell table:style-name="ce327" table:formula="of:=IF([.K29]=&quot;&quot;;&quot;&quot;;VLOOKUP(BIN2DEC([.K29]); [Base64.A$2:.B$65]; 2; 0))" office:value-type="string" office:string-value="U" calcext:value-type="string">
            <text:p>U</text:p>
          </table:table-cell>
          <table:covered-table-cell/>
          <table:table-cell table:style-name="ce139" office:value-type="float" office:value="27" calcext:value-type="float">
            <text:p>27</text:p>
          </table:table-cell>
          <table:table-cell table:style-name="ce329" table:content-validation-name="val2" table:formula="of:=MID([.$H$54];(ROW()-3)*1+1; 1)" office:value-type="string" office:string-value="U" calcext:value-type="string">
            <text:p>U</text:p>
          </table:table-cell>
          <table:table-cell table:style-name="ce268" table:formula="of:=IF([.O29]=&quot;&quot;;&quot;&quot;;IFERROR(DEC2BIN(MATCH(1; EXACT([.O29]; [Base64.B$2:.B$65]); 0) - 1; 6); &quot;#NV&quot;))" office:value-type="string" office:string-value="010100" calcext:value-type="string">
            <text:p>010100</text:p>
          </table:table-cell>
          <table:table-cell table:style-name="ce181" table:content-validation-name="val8" table:number-columns-repeated="2"/>
          <table:table-cell table:style-name="ce184"/>
          <table:table-cell table:style-name="ce268" table:content-validation-name="val7" table:number-columns-repeated="2"/>
          <table:table-cell table:style-name="ce268" table:content-validation-name="val5"/>
          <table:table-cell table:style-name="ce268" table:content-validation-name="val9"/>
          <table:table-cell table:style-name="ce188"/>
          <table:covered-table-cell table:number-columns-repeated="7"/>
          <table:table-cell table:number-columns-repeated="16353"/>
        </table:table-row>
        <table:table-row table:style-name="ro1">
          <table:table-cell table:style-name="ce139" office:value-type="float" office:value="28" calcext:value-type="float">
            <text:p>28</text:p>
          </table:table-cell>
          <table:table-cell table:style-name="ce268"/>
          <table:table-cell table:style-name="ce268" table:content-validation-name="val1"/>
          <table:table-cell table:style-name="ce268"/>
          <table:table-cell table:style-name="ce268" table:content-validation-name="val5"/>
          <table:table-cell table:style-name="ce268"/>
          <table:table-cell table:style-name="ce268" table:content-validation-name="val7"/>
          <table:table-cell table:style-name="ce268"/>
          <table:table-cell table:style-name="ce163"/>
          <table:table-cell table:style-name="ce168"/>
          <table:table-cell table:style-name="ce168" table:formula="of:=IF(LEN(MID([.$J$46];(ROW()-3)*6+1; 6))&gt;0; LEFT(MID([.$J$46];(ROW()-3)*6+1; 6) &amp; REPT(&quot;0&quot;;6); 6); &quot;&quot;)" office:value-type="string" office:string-value="100111" calcext:value-type="string">
            <text:p>100111</text:p>
          </table:table-cell>
          <table:table-cell table:style-name="ce327" table:formula="of:=IF([.K30]=&quot;&quot;;&quot;&quot;;VLOOKUP(BIN2DEC([.K30]); [Base64.A$2:.B$65]; 2; 0))" office:value-type="string" office:string-value="n" calcext:value-type="string">
            <text:p>n</text:p>
          </table:table-cell>
          <table:covered-table-cell/>
          <table:table-cell table:style-name="ce139" office:value-type="float" office:value="28" calcext:value-type="float">
            <text:p>28</text:p>
          </table:table-cell>
          <table:table-cell table:style-name="ce329" table:content-validation-name="val2" table:formula="of:=MID([.$H$54];(ROW()-3)*1+1; 1)" office:value-type="string" office:string-value="n" calcext:value-type="string">
            <text:p>n</text:p>
          </table:table-cell>
          <table:table-cell table:style-name="ce268" table:formula="of:=IF([.O30]=&quot;&quot;;&quot;&quot;;IFERROR(DEC2BIN(MATCH(1; EXACT([.O30]; [Base64.B$2:.B$65]); 0) - 1; 6); &quot;#NV&quot;))" office:value-type="string" office:string-value="100111" calcext:value-type="string">
            <text:p>100111</text:p>
          </table:table-cell>
          <table:table-cell table:style-name="ce181" table:content-validation-name="val8" table:number-columns-repeated="2"/>
          <table:table-cell table:style-name="ce184"/>
          <table:table-cell table:style-name="ce268" table:content-validation-name="val7" table:number-columns-repeated="2"/>
          <table:table-cell table:style-name="ce268" table:content-validation-name="val5"/>
          <table:table-cell table:style-name="ce268" table:content-validation-name="val9"/>
          <table:table-cell table:style-name="ce188"/>
          <table:covered-table-cell table:number-columns-repeated="7"/>
          <table:table-cell table:number-columns-repeated="16353"/>
        </table:table-row>
        <table:table-row table:style-name="ro1">
          <table:table-cell table:style-name="ce139" office:value-type="float" office:value="29" calcext:value-type="float">
            <text:p>29</text:p>
          </table:table-cell>
          <table:table-cell table:style-name="ce268"/>
          <table:table-cell table:style-name="ce268" table:content-validation-name="val1"/>
          <table:table-cell table:style-name="ce268"/>
          <table:table-cell table:style-name="ce268" table:content-validation-name="val5"/>
          <table:table-cell table:style-name="ce268"/>
          <table:table-cell table:style-name="ce268" table:content-validation-name="val7"/>
          <table:table-cell table:style-name="ce268"/>
          <table:table-cell table:style-name="ce163"/>
          <table:table-cell table:style-name="ce168"/>
          <table:table-cell table:style-name="ce168" table:formula="of:=IF(LEN(MID([.$J$46];(ROW()-3)*6+1; 6))&gt;0; LEFT(MID([.$J$46];(ROW()-3)*6+1; 6) &amp; REPT(&quot;0&quot;;6); 6); &quot;&quot;)" office:value-type="string" office:string-value="011001" calcext:value-type="string">
            <text:p>011001</text:p>
          </table:table-cell>
          <table:table-cell table:style-name="ce327" table:formula="of:=IF([.K31]=&quot;&quot;;&quot;&quot;;VLOOKUP(BIN2DEC([.K31]); [Base64.A$2:.B$65]; 2; 0))" office:value-type="string" office:string-value="Z" calcext:value-type="string">
            <text:p>Z</text:p>
          </table:table-cell>
          <table:covered-table-cell/>
          <table:table-cell table:style-name="ce139" office:value-type="float" office:value="29" calcext:value-type="float">
            <text:p>29</text:p>
          </table:table-cell>
          <table:table-cell table:style-name="ce329" table:content-validation-name="val2" table:formula="of:=MID([.$H$54];(ROW()-3)*1+1; 1)" office:value-type="string" office:string-value="Z" calcext:value-type="string">
            <text:p>Z</text:p>
          </table:table-cell>
          <table:table-cell table:style-name="ce268" table:formula="of:=IF([.O31]=&quot;&quot;;&quot;&quot;;IFERROR(DEC2BIN(MATCH(1; EXACT([.O31]; [Base64.B$2:.B$65]); 0) - 1; 6); &quot;#NV&quot;))" office:value-type="string" office:string-value="011001" calcext:value-type="string">
            <text:p>011001</text:p>
          </table:table-cell>
          <table:table-cell table:style-name="ce181" table:content-validation-name="val8" table:number-columns-repeated="2"/>
          <table:table-cell table:style-name="ce184"/>
          <table:table-cell table:style-name="ce268" table:content-validation-name="val7" table:number-columns-repeated="2"/>
          <table:table-cell table:style-name="ce268" table:content-validation-name="val5"/>
          <table:table-cell table:style-name="ce268" table:content-validation-name="val9"/>
          <table:table-cell table:style-name="ce188"/>
          <table:covered-table-cell table:number-columns-repeated="7"/>
          <table:table-cell table:number-columns-repeated="16353"/>
        </table:table-row>
        <table:table-row table:style-name="ro1">
          <table:table-cell table:style-name="ce139" office:value-type="float" office:value="30" calcext:value-type="float">
            <text:p>30</text:p>
          </table:table-cell>
          <table:table-cell table:style-name="ce268"/>
          <table:table-cell table:style-name="ce268" table:content-validation-name="val1"/>
          <table:table-cell table:style-name="ce268"/>
          <table:table-cell table:style-name="ce268" table:content-validation-name="val5"/>
          <table:table-cell table:style-name="ce268"/>
          <table:table-cell table:style-name="ce268" table:content-validation-name="val7"/>
          <table:table-cell table:style-name="ce268"/>
          <table:table-cell table:style-name="ce163"/>
          <table:table-cell table:style-name="ce168"/>
          <table:table-cell table:style-name="ce168" table:formula="of:=IF(LEN(MID([.$J$46];(ROW()-3)*6+1; 6))&gt;0; LEFT(MID([.$J$46];(ROW()-3)*6+1; 6) &amp; REPT(&quot;0&quot;;6); 6); &quot;&quot;)" office:value-type="string" office:string-value="010001" calcext:value-type="string">
            <text:p>010001</text:p>
          </table:table-cell>
          <table:table-cell table:style-name="ce327" table:formula="of:=IF([.K32]=&quot;&quot;;&quot;&quot;;VLOOKUP(BIN2DEC([.K32]); [Base64.A$2:.B$65]; 2; 0))" office:value-type="string" office:string-value="R" calcext:value-type="string">
            <text:p>R</text:p>
          </table:table-cell>
          <table:covered-table-cell/>
          <table:table-cell table:style-name="ce139" office:value-type="float" office:value="30" calcext:value-type="float">
            <text:p>30</text:p>
          </table:table-cell>
          <table:table-cell table:style-name="ce329" table:content-validation-name="val2" table:formula="of:=MID([.$H$54];(ROW()-3)*1+1; 1)" office:value-type="string" office:string-value="R" calcext:value-type="string">
            <text:p>R</text:p>
          </table:table-cell>
          <table:table-cell table:style-name="ce268" table:formula="of:=IF([.O32]=&quot;&quot;;&quot;&quot;;IFERROR(DEC2BIN(MATCH(1; EXACT([.O32]; [Base64.B$2:.B$65]); 0) - 1; 6); &quot;#NV&quot;))" office:value-type="string" office:string-value="010001" calcext:value-type="string">
            <text:p>010001</text:p>
          </table:table-cell>
          <table:table-cell table:style-name="ce181" table:content-validation-name="val8" table:number-columns-repeated="2"/>
          <table:table-cell table:style-name="ce184"/>
          <table:table-cell table:style-name="ce268" table:content-validation-name="val7" table:number-columns-repeated="2"/>
          <table:table-cell table:style-name="ce268" table:content-validation-name="val5"/>
          <table:table-cell table:style-name="ce268" table:content-validation-name="val9"/>
          <table:table-cell table:style-name="ce188"/>
          <table:covered-table-cell table:number-columns-repeated="7"/>
          <table:table-cell table:number-columns-repeated="16353"/>
        </table:table-row>
        <table:table-row table:style-name="ro1">
          <table:table-cell table:style-name="ce139" office:value-type="float" office:value="31" calcext:value-type="float">
            <text:p>31</text:p>
          </table:table-cell>
          <table:table-cell table:style-name="ce268"/>
          <table:table-cell table:style-name="ce268" table:content-validation-name="val1"/>
          <table:table-cell table:style-name="ce268"/>
          <table:table-cell table:style-name="ce268" table:content-validation-name="val5"/>
          <table:table-cell table:style-name="ce268"/>
          <table:table-cell table:style-name="ce268" table:content-validation-name="val7"/>
          <table:table-cell table:style-name="ce268"/>
          <table:table-cell table:style-name="ce163"/>
          <table:table-cell table:style-name="ce168"/>
          <table:table-cell table:style-name="ce168" table:formula="of:=IF(LEN(MID([.$J$46];(ROW()-3)*6+1; 6))&gt;0; LEFT(MID([.$J$46];(ROW()-3)*6+1; 6) &amp; REPT(&quot;0&quot;;6); 6); &quot;&quot;)" office:value-type="string" office:string-value="011101" calcext:value-type="string">
            <text:p>011101</text:p>
          </table:table-cell>
          <table:table-cell table:style-name="ce327" table:formula="of:=IF([.K33]=&quot;&quot;;&quot;&quot;;VLOOKUP(BIN2DEC([.K33]); [Base64.A$2:.B$65]; 2; 0))" office:value-type="string" office:string-value="d" calcext:value-type="string">
            <text:p>d</text:p>
          </table:table-cell>
          <table:covered-table-cell/>
          <table:table-cell table:style-name="ce139" office:value-type="float" office:value="31" calcext:value-type="float">
            <text:p>31</text:p>
          </table:table-cell>
          <table:table-cell table:style-name="ce329" table:content-validation-name="val2" table:formula="of:=MID([.$H$54];(ROW()-3)*1+1; 1)" office:value-type="string" office:string-value="d" calcext:value-type="string">
            <text:p>d</text:p>
          </table:table-cell>
          <table:table-cell table:style-name="ce268" table:formula="of:=IF([.O33]=&quot;&quot;;&quot;&quot;;IFERROR(DEC2BIN(MATCH(1; EXACT([.O33]; [Base64.B$2:.B$65]); 0) - 1; 6); &quot;#NV&quot;))" office:value-type="string" office:string-value="011101" calcext:value-type="string">
            <text:p>011101</text:p>
          </table:table-cell>
          <table:table-cell table:style-name="ce181" table:content-validation-name="val8" table:number-columns-repeated="2"/>
          <table:table-cell table:style-name="ce184"/>
          <table:table-cell table:style-name="ce268" table:content-validation-name="val7" table:number-columns-repeated="2"/>
          <table:table-cell table:style-name="ce268" table:content-validation-name="val5"/>
          <table:table-cell table:style-name="ce268" table:content-validation-name="val9"/>
          <table:table-cell table:style-name="ce188"/>
          <table:covered-table-cell table:number-columns-repeated="7"/>
          <table:table-cell table:number-columns-repeated="16353"/>
        </table:table-row>
        <table:table-row table:style-name="ro1">
          <table:table-cell table:style-name="ce139" office:value-type="float" office:value="32" calcext:value-type="float">
            <text:p>32</text:p>
          </table:table-cell>
          <table:table-cell table:style-name="ce268"/>
          <table:table-cell table:style-name="ce268" table:content-validation-name="val1"/>
          <table:table-cell table:style-name="ce268"/>
          <table:table-cell table:style-name="ce268" table:content-validation-name="val5"/>
          <table:table-cell table:style-name="ce268"/>
          <table:table-cell table:style-name="ce268" table:content-validation-name="val7"/>
          <table:table-cell table:style-name="ce268"/>
          <table:table-cell table:style-name="ce163"/>
          <table:table-cell table:style-name="ce168"/>
          <table:table-cell table:style-name="ce168" table:formula="of:=IF(LEN(MID([.$J$46];(ROW()-3)*6+1; 6))&gt;0; LEFT(MID([.$J$46];(ROW()-3)*6+1; 6) &amp; REPT(&quot;0&quot;;6); 6); &quot;&quot;)" office:value-type="string" office:string-value="011101" calcext:value-type="string">
            <text:p>011101</text:p>
          </table:table-cell>
          <table:table-cell table:style-name="ce327" table:formula="of:=IF([.K34]=&quot;&quot;;&quot;&quot;;VLOOKUP(BIN2DEC([.K34]); [Base64.A$2:.B$65]; 2; 0))" office:value-type="string" office:string-value="d" calcext:value-type="string">
            <text:p>d</text:p>
          </table:table-cell>
          <table:covered-table-cell/>
          <table:table-cell table:style-name="ce139" office:value-type="float" office:value="32" calcext:value-type="float">
            <text:p>32</text:p>
          </table:table-cell>
          <table:table-cell table:style-name="ce329" table:content-validation-name="val2" table:formula="of:=MID([.$H$54];(ROW()-3)*1+1; 1)" office:value-type="string" office:string-value="d" calcext:value-type="string">
            <text:p>d</text:p>
          </table:table-cell>
          <table:table-cell table:style-name="ce268" table:formula="of:=IF([.O34]=&quot;&quot;;&quot;&quot;;IFERROR(DEC2BIN(MATCH(1; EXACT([.O34]; [Base64.B$2:.B$65]); 0) - 1; 6); &quot;#NV&quot;))" office:value-type="string" office:string-value="011101" calcext:value-type="string">
            <text:p>011101</text:p>
          </table:table-cell>
          <table:table-cell table:style-name="ce181" table:content-validation-name="val8" table:number-columns-repeated="2"/>
          <table:table-cell table:style-name="ce184"/>
          <table:table-cell table:style-name="ce268" table:content-validation-name="val7" table:number-columns-repeated="2"/>
          <table:table-cell table:style-name="ce268" table:content-validation-name="val5"/>
          <table:table-cell table:style-name="ce268" table:content-validation-name="val9"/>
          <table:table-cell table:style-name="ce188"/>
          <table:covered-table-cell table:number-columns-repeated="7"/>
          <table:table-cell table:number-columns-repeated="16353"/>
        </table:table-row>
        <table:table-row table:style-name="ro1">
          <table:table-cell table:style-name="ce139" office:value-type="float" office:value="33" calcext:value-type="float">
            <text:p>33</text:p>
          </table:table-cell>
          <table:table-cell table:style-name="ce268"/>
          <table:table-cell table:style-name="ce268" table:content-validation-name="val1"/>
          <table:table-cell table:style-name="ce268"/>
          <table:table-cell table:style-name="ce268" table:content-validation-name="val5"/>
          <table:table-cell table:style-name="ce268"/>
          <table:table-cell table:style-name="ce268" table:content-validation-name="val7"/>
          <table:table-cell table:style-name="ce268"/>
          <table:table-cell table:style-name="ce163"/>
          <table:table-cell table:style-name="ce168"/>
          <table:table-cell table:style-name="ce168" table:formula="of:=IF(LEN(MID([.$J$46];(ROW()-3)*6+1; 6))&gt;0; LEFT(MID([.$J$46];(ROW()-3)*6+1; 6) &amp; REPT(&quot;0&quot;;6); 6); &quot;&quot;)" office:value-type="string" office:string-value="100011" calcext:value-type="string">
            <text:p>100011</text:p>
          </table:table-cell>
          <table:table-cell table:style-name="ce327" table:formula="of:=IF([.K35]=&quot;&quot;;&quot;&quot;;VLOOKUP(BIN2DEC([.K35]); [Base64.A$2:.B$65]; 2; 0))" office:value-type="string" office:string-value="j" calcext:value-type="string">
            <text:p>j</text:p>
          </table:table-cell>
          <table:covered-table-cell/>
          <table:table-cell table:style-name="ce139" office:value-type="float" office:value="33" calcext:value-type="float">
            <text:p>33</text:p>
          </table:table-cell>
          <table:table-cell table:style-name="ce329" table:content-validation-name="val2" table:formula="of:=MID([.$H$54];(ROW()-3)*1+1; 1)" office:value-type="string" office:string-value="j" calcext:value-type="string">
            <text:p>j</text:p>
          </table:table-cell>
          <table:table-cell table:style-name="ce268" table:formula="of:=IF([.O35]=&quot;&quot;;&quot;&quot;;IFERROR(DEC2BIN(MATCH(1; EXACT([.O35]; [Base64.B$2:.B$65]); 0) - 1; 6); &quot;#NV&quot;))" office:value-type="string" office:string-value="100011" calcext:value-type="string">
            <text:p>100011</text:p>
          </table:table-cell>
          <table:table-cell table:style-name="ce181" table:content-validation-name="val8"/>
          <table:table-cell table:style-name="ce181" table:content-validation-name="val8" office:value-type="string" calcext:value-type="string">
            <text:p><text:s/></text:p>
          </table:table-cell>
          <table:table-cell table:style-name="ce184" office:value-type="string" calcext:value-type="string">
            <text:p><text:s text:c="2"/></text:p>
          </table:table-cell>
          <table:table-cell table:style-name="ce268" table:content-validation-name="val7" table:number-columns-repeated="2"/>
          <table:table-cell table:style-name="ce268" table:content-validation-name="val5"/>
          <table:table-cell table:style-name="ce268" table:content-validation-name="val9"/>
          <table:table-cell table:style-name="ce188"/>
          <table:covered-table-cell table:number-columns-repeated="7"/>
          <table:table-cell table:number-columns-repeated="16353"/>
        </table:table-row>
        <table:table-row table:style-name="ro1">
          <table:table-cell table:style-name="ce139" office:value-type="float" office:value="34" calcext:value-type="float">
            <text:p>34</text:p>
          </table:table-cell>
          <table:table-cell table:style-name="ce268"/>
          <table:table-cell table:style-name="ce268" table:content-validation-name="val1"/>
          <table:table-cell table:style-name="ce268"/>
          <table:table-cell table:style-name="ce268" table:content-validation-name="val5"/>
          <table:table-cell table:style-name="ce268"/>
          <table:table-cell table:style-name="ce268" table:content-validation-name="val7"/>
          <table:table-cell table:style-name="ce268"/>
          <table:table-cell table:style-name="ce163"/>
          <table:table-cell table:style-name="ce168"/>
          <table:table-cell table:style-name="ce168" table:formula="of:=IF(LEN(MID([.$J$46];(ROW()-3)*6+1; 6))&gt;0; LEFT(MID([.$J$46];(ROW()-3)*6+1; 6) &amp; REPT(&quot;0&quot;;6); 6); &quot;&quot;)" office:value-type="string" office:string-value="000110" calcext:value-type="string">
            <text:p>000110</text:p>
          </table:table-cell>
          <table:table-cell table:style-name="ce327" table:formula="of:=IF([.K36]=&quot;&quot;;&quot;&quot;;VLOOKUP(BIN2DEC([.K36]); [Base64.A$2:.B$65]; 2; 0))" office:value-type="string" office:string-value="G" calcext:value-type="string">
            <text:p>G</text:p>
          </table:table-cell>
          <table:covered-table-cell table:style-name="ce128"/>
          <table:table-cell table:style-name="ce139" office:value-type="float" office:value="34" calcext:value-type="float">
            <text:p>34</text:p>
          </table:table-cell>
          <table:table-cell table:style-name="ce329" table:content-validation-name="val2" table:formula="of:=MID([.$H$54];(ROW()-3)*1+1; 1)" office:value-type="string" office:string-value="G" calcext:value-type="string">
            <text:p>G</text:p>
          </table:table-cell>
          <table:table-cell table:style-name="ce268" table:formula="of:=IF([.O36]=&quot;&quot;;&quot;&quot;;IFERROR(DEC2BIN(MATCH(1; EXACT([.O36]; [Base64.B$2:.B$65]); 0) - 1; 6); &quot;#NV&quot;))" office:value-type="string" office:string-value="000110" calcext:value-type="string">
            <text:p>000110</text:p>
          </table:table-cell>
          <table:table-cell table:style-name="ce181" table:content-validation-name="val8" table:number-columns-repeated="2"/>
          <table:table-cell table:style-name="ce184"/>
          <table:table-cell table:style-name="ce268" table:content-validation-name="val7" table:number-columns-repeated="2"/>
          <table:table-cell table:style-name="ce268" table:content-validation-name="val5"/>
          <table:table-cell table:style-name="ce268" table:content-validation-name="val9"/>
          <table:table-cell table:style-name="ce188"/>
          <table:covered-table-cell table:number-columns-repeated="7"/>
          <table:table-cell table:number-columns-repeated="16353"/>
        </table:table-row>
        <table:table-row table:style-name="ro1">
          <table:table-cell table:style-name="ce139" office:value-type="float" office:value="35" calcext:value-type="float">
            <text:p>35</text:p>
          </table:table-cell>
          <table:table-cell table:style-name="ce268"/>
          <table:table-cell table:style-name="ce268" table:content-validation-name="val1"/>
          <table:table-cell table:style-name="ce268"/>
          <table:table-cell table:style-name="ce268" table:content-validation-name="val5"/>
          <table:table-cell table:style-name="ce268"/>
          <table:table-cell table:style-name="ce268" table:content-validation-name="val7"/>
          <table:table-cell table:style-name="ce268"/>
          <table:table-cell table:style-name="ce163"/>
          <table:table-cell table:style-name="ce168"/>
          <table:table-cell table:style-name="ce168" table:formula="of:=IF(LEN(MID([.$J$46];(ROW()-3)*6+1; 6))&gt;0; LEFT(MID([.$J$46];(ROW()-3)*6+1; 6) &amp; REPT(&quot;0&quot;;6); 6); &quot;&quot;)" office:value-type="string" office:string-value="100001" calcext:value-type="string">
            <text:p>100001</text:p>
          </table:table-cell>
          <table:table-cell table:style-name="ce327" table:formula="of:=IF([.K37]=&quot;&quot;;&quot;&quot;;VLOOKUP(BIN2DEC([.K37]); [Base64.A$2:.B$65]; 2; 0))" office:value-type="string" office:string-value="h" calcext:value-type="string">
            <text:p>h</text:p>
          </table:table-cell>
          <table:covered-table-cell table:style-name="ce128"/>
          <table:table-cell table:style-name="ce139" office:value-type="float" office:value="35" calcext:value-type="float">
            <text:p>35</text:p>
          </table:table-cell>
          <table:table-cell table:style-name="ce329" table:content-validation-name="val2" table:formula="of:=MID([.$H$54];(ROW()-3)*1+1; 1)" office:value-type="string" office:string-value="h" calcext:value-type="string">
            <text:p>h</text:p>
          </table:table-cell>
          <table:table-cell table:style-name="ce268" table:formula="of:=IF([.O37]=&quot;&quot;;&quot;&quot;;IFERROR(DEC2BIN(MATCH(1; EXACT([.O37]; [Base64.B$2:.B$65]); 0) - 1; 6); &quot;#NV&quot;))" office:value-type="string" office:string-value="100001" calcext:value-type="string">
            <text:p>100001</text:p>
          </table:table-cell>
          <table:table-cell table:style-name="ce181" table:content-validation-name="val8" table:number-columns-repeated="2"/>
          <table:table-cell table:style-name="ce184"/>
          <table:table-cell table:style-name="ce268" table:content-validation-name="val7" table:number-columns-repeated="2"/>
          <table:table-cell table:style-name="ce268" table:content-validation-name="val5"/>
          <table:table-cell table:style-name="ce268" table:content-validation-name="val9"/>
          <table:table-cell table:style-name="ce188"/>
          <table:covered-table-cell table:number-columns-repeated="7"/>
          <table:table-cell table:number-columns-repeated="16353"/>
        </table:table-row>
        <table:table-row table:style-name="ro1">
          <table:table-cell table:style-name="ce139" office:value-type="float" office:value="36" calcext:value-type="float">
            <text:p>36</text:p>
          </table:table-cell>
          <table:table-cell table:style-name="ce268"/>
          <table:table-cell table:style-name="ce268" table:content-validation-name="val1"/>
          <table:table-cell table:style-name="ce268"/>
          <table:table-cell table:style-name="ce268" table:content-validation-name="val5"/>
          <table:table-cell table:style-name="ce268"/>
          <table:table-cell table:style-name="ce268" table:content-validation-name="val7"/>
          <table:table-cell table:style-name="ce268"/>
          <table:table-cell table:style-name="ce163"/>
          <table:table-cell table:style-name="ce168"/>
          <table:table-cell table:style-name="ce168" table:formula="of:=IF(LEN(MID([.$J$46];(ROW()-3)*6+1; 6))&gt;0; LEFT(MID([.$J$46];(ROW()-3)*6+1; 6) &amp; REPT(&quot;0&quot;;6); 6); &quot;&quot;)" office:value-type="string" office:string-value="110100" calcext:value-type="string">
            <text:p>110100</text:p>
          </table:table-cell>
          <table:table-cell table:style-name="ce327" table:formula="of:=IF([.K38]=&quot;&quot;;&quot;&quot;;VLOOKUP(BIN2DEC([.K38]); [Base64.A$2:.B$65]; 2; 0))" office:value-type="float" office:value="0" calcext:value-type="float">
            <text:p>0</text:p>
          </table:table-cell>
          <table:covered-table-cell table:style-name="ce128"/>
          <table:table-cell table:style-name="ce139" office:value-type="float" office:value="36" calcext:value-type="float">
            <text:p>36</text:p>
          </table:table-cell>
          <table:table-cell table:style-name="ce329" table:content-validation-name="val2" table:formula="of:=MID([.$H$54];(ROW()-3)*1+1; 1)" office:value-type="string" office:string-value="0" calcext:value-type="string">
            <text:p>0</text:p>
          </table:table-cell>
          <table:table-cell table:style-name="ce268" table:formula="of:=IF([.O38]=&quot;&quot;;&quot;&quot;;IFERROR(DEC2BIN(MATCH(1; EXACT([.O38]; [Base64.B$2:.B$65]); 0) - 1; 6); &quot;#NV&quot;))" office:value-type="string" office:string-value="110100" calcext:value-type="string">
            <text:p>110100</text:p>
          </table:table-cell>
          <table:table-cell table:style-name="ce181" table:content-validation-name="val8" table:number-columns-repeated="2"/>
          <table:table-cell table:style-name="ce184"/>
          <table:table-cell table:style-name="ce268" table:content-validation-name="val7" table:number-columns-repeated="2"/>
          <table:table-cell table:style-name="ce268" table:content-validation-name="val5"/>
          <table:table-cell table:style-name="ce268" table:content-validation-name="val9"/>
          <table:table-cell table:style-name="ce188"/>
          <table:covered-table-cell table:number-columns-repeated="7"/>
          <table:table-cell table:number-columns-repeated="16353"/>
        </table:table-row>
        <table:table-row table:style-name="ro1">
          <table:table-cell table:style-name="ce139" office:value-type="float" office:value="37" calcext:value-type="float">
            <text:p>37</text:p>
          </table:table-cell>
          <table:table-cell table:style-name="ce268"/>
          <table:table-cell table:style-name="ce268" table:content-validation-name="val1"/>
          <table:table-cell table:style-name="ce268"/>
          <table:table-cell table:style-name="ce268" table:content-validation-name="val5"/>
          <table:table-cell table:style-name="ce268"/>
          <table:table-cell table:style-name="ce268" table:content-validation-name="val7"/>
          <table:table-cell table:style-name="ce268"/>
          <table:table-cell table:style-name="ce163"/>
          <table:table-cell table:style-name="ce168"/>
          <table:table-cell table:style-name="ce168" table:formula="of:=IF(LEN(MID([.$J$46];(ROW()-3)*6+1; 6))&gt;0; LEFT(MID([.$J$46];(ROW()-3)*6+1; 6) &amp; REPT(&quot;0&quot;;6); 6); &quot;&quot;)" office:value-type="string" office:string-value="101100" calcext:value-type="string">
            <text:p>101100</text:p>
          </table:table-cell>
          <table:table-cell table:style-name="ce327" table:formula="of:=IF([.K39]=&quot;&quot;;&quot;&quot;;VLOOKUP(BIN2DEC([.K39]); [Base64.A$2:.B$65]; 2; 0))" office:value-type="string" office:string-value="s" calcext:value-type="string">
            <text:p>s</text:p>
          </table:table-cell>
          <table:covered-table-cell table:style-name="ce128"/>
          <table:table-cell table:style-name="ce139" office:value-type="float" office:value="37" calcext:value-type="float">
            <text:p>37</text:p>
          </table:table-cell>
          <table:table-cell table:style-name="ce329" table:content-validation-name="val2" table:formula="of:=MID([.$H$54];(ROW()-3)*1+1; 1)" office:value-type="string" office:string-value="s" calcext:value-type="string">
            <text:p>s</text:p>
          </table:table-cell>
          <table:table-cell table:style-name="ce268" table:formula="of:=IF([.O39]=&quot;&quot;;&quot;&quot;;IFERROR(DEC2BIN(MATCH(1; EXACT([.O39]; [Base64.B$2:.B$65]); 0) - 1; 6); &quot;#NV&quot;))" office:value-type="string" office:string-value="101100" calcext:value-type="string">
            <text:p>101100</text:p>
          </table:table-cell>
          <table:table-cell table:style-name="ce181" table:content-validation-name="val8" table:number-columns-repeated="2"/>
          <table:table-cell table:style-name="ce184"/>
          <table:table-cell table:style-name="ce268" table:content-validation-name="val7" table:number-columns-repeated="2"/>
          <table:table-cell table:style-name="ce268" table:content-validation-name="val5"/>
          <table:table-cell table:style-name="ce268" table:content-validation-name="val9"/>
          <table:table-cell table:style-name="ce188"/>
          <table:covered-table-cell table:number-columns-repeated="7"/>
          <table:table-cell table:number-columns-repeated="16353"/>
        </table:table-row>
        <table:table-row table:style-name="ro1">
          <table:table-cell table:style-name="ce139" office:value-type="float" office:value="38" calcext:value-type="float">
            <text:p>38</text:p>
          </table:table-cell>
          <table:table-cell table:style-name="ce268"/>
          <table:table-cell table:style-name="ce268" table:content-validation-name="val1"/>
          <table:table-cell table:style-name="ce268"/>
          <table:table-cell table:style-name="ce268" table:content-validation-name="val5"/>
          <table:table-cell table:style-name="ce268"/>
          <table:table-cell table:style-name="ce268" table:content-validation-name="val7"/>
          <table:table-cell table:style-name="ce268"/>
          <table:table-cell table:style-name="ce163"/>
          <table:table-cell table:style-name="ce168"/>
          <table:table-cell table:style-name="ce168" table:formula="of:=IF(LEN(MID([.$J$46];(ROW()-3)*6+1; 6))&gt;0; LEFT(MID([.$J$46];(ROW()-3)*6+1; 6) &amp; REPT(&quot;0&quot;;6); 6); &quot;&quot;)" office:value-type="string" office:string-value="011100" calcext:value-type="string">
            <text:p>011100</text:p>
          </table:table-cell>
          <table:table-cell table:style-name="ce327" table:formula="of:=IF([.K40]=&quot;&quot;;&quot;&quot;;VLOOKUP(BIN2DEC([.K40]); [Base64.A$2:.B$65]; 2; 0))" office:value-type="string" office:string-value="c" calcext:value-type="string">
            <text:p>c</text:p>
          </table:table-cell>
          <table:covered-table-cell table:style-name="ce128"/>
          <table:table-cell table:style-name="ce139" office:value-type="float" office:value="38" calcext:value-type="float">
            <text:p>38</text:p>
          </table:table-cell>
          <table:table-cell table:style-name="ce329" table:content-validation-name="val2" table:formula="of:=MID([.$H$54];(ROW()-3)*1+1; 1)" office:value-type="string" office:string-value="c" calcext:value-type="string">
            <text:p>c</text:p>
          </table:table-cell>
          <table:table-cell table:style-name="ce268" table:formula="of:=IF([.O40]=&quot;&quot;;&quot;&quot;;IFERROR(DEC2BIN(MATCH(1; EXACT([.O40]; [Base64.B$2:.B$65]); 0) - 1; 6); &quot;#NV&quot;))" office:value-type="string" office:string-value="011100" calcext:value-type="string">
            <text:p>011100</text:p>
          </table:table-cell>
          <table:table-cell table:style-name="ce181" table:content-validation-name="val8" table:number-columns-repeated="2"/>
          <table:table-cell table:style-name="ce184"/>
          <table:table-cell table:style-name="ce268" table:content-validation-name="val7" table:number-columns-repeated="2"/>
          <table:table-cell table:style-name="ce268" table:content-validation-name="val5"/>
          <table:table-cell table:style-name="ce268" table:content-validation-name="val9"/>
          <table:table-cell table:style-name="ce188"/>
          <table:covered-table-cell table:number-columns-repeated="7"/>
          <table:table-cell table:number-columns-repeated="16353"/>
        </table:table-row>
        <table:table-row table:style-name="ro1">
          <table:table-cell table:style-name="ce139" office:value-type="float" office:value="39" calcext:value-type="float">
            <text:p>39</text:p>
          </table:table-cell>
          <table:table-cell table:style-name="ce268"/>
          <table:table-cell table:style-name="ce268" table:content-validation-name="val1"/>
          <table:table-cell table:style-name="ce268"/>
          <table:table-cell table:style-name="ce268" table:content-validation-name="val5"/>
          <table:table-cell table:style-name="ce268"/>
          <table:table-cell table:style-name="ce268" table:content-validation-name="val7"/>
          <table:table-cell table:style-name="ce268"/>
          <table:table-cell table:style-name="ce163"/>
          <table:table-cell table:style-name="ce168"/>
          <table:table-cell table:style-name="ce168" table:formula="of:=IF(LEN(MID([.$J$46];(ROW()-3)*6+1; 6))&gt;0; LEFT(MID([.$J$46];(ROW()-3)*6+1; 6) &amp; REPT(&quot;0&quot;;6); 6); &quot;&quot;)" office:value-type="string" office:string-value="110111" calcext:value-type="string">
            <text:p>110111</text:p>
          </table:table-cell>
          <table:table-cell table:style-name="ce327" table:formula="of:=IF([.K41]=&quot;&quot;;&quot;&quot;;VLOOKUP(BIN2DEC([.K41]); [Base64.A$2:.B$65]; 2; 0))" office:value-type="float" office:value="3" calcext:value-type="float">
            <text:p>3</text:p>
          </table:table-cell>
          <table:covered-table-cell table:style-name="ce128"/>
          <table:table-cell table:style-name="ce139" office:value-type="float" office:value="39" calcext:value-type="float">
            <text:p>39</text:p>
          </table:table-cell>
          <table:table-cell table:style-name="ce329" table:content-validation-name="val2" table:formula="of:=MID([.$H$54];(ROW()-3)*1+1; 1)" office:value-type="string" office:string-value="3" calcext:value-type="string">
            <text:p>3</text:p>
          </table:table-cell>
          <table:table-cell table:style-name="ce268" table:formula="of:=IF([.O41]=&quot;&quot;;&quot;&quot;;IFERROR(DEC2BIN(MATCH(1; EXACT([.O41]; [Base64.B$2:.B$65]); 0) - 1; 6); &quot;#NV&quot;))" office:value-type="string" office:string-value="110111" calcext:value-type="string">
            <text:p>110111</text:p>
          </table:table-cell>
          <table:table-cell table:style-name="ce181" table:content-validation-name="val8" table:number-columns-repeated="2"/>
          <table:table-cell table:style-name="ce184"/>
          <table:table-cell table:style-name="ce268" table:content-validation-name="val7" table:number-columns-repeated="2"/>
          <table:table-cell table:style-name="ce268" table:content-validation-name="val5"/>
          <table:table-cell table:style-name="ce268" table:content-validation-name="val9"/>
          <table:table-cell table:style-name="ce188"/>
          <table:covered-table-cell table:number-columns-repeated="7"/>
          <table:table-cell table:number-columns-repeated="16353"/>
        </table:table-row>
        <table:table-row table:style-name="ro1">
          <table:table-cell table:style-name="ce139" office:value-type="float" office:value="40" calcext:value-type="float">
            <text:p>40</text:p>
          </table:table-cell>
          <table:table-cell table:style-name="ce268"/>
          <table:table-cell table:style-name="ce268" table:content-validation-name="val1"/>
          <table:table-cell table:style-name="ce268"/>
          <table:table-cell table:style-name="ce268" table:content-validation-name="val5"/>
          <table:table-cell table:style-name="ce268"/>
          <table:table-cell table:style-name="ce268" table:content-validation-name="val7"/>
          <table:table-cell table:style-name="ce268"/>
          <table:table-cell table:style-name="ce163"/>
          <table:table-cell table:style-name="ce168"/>
          <table:table-cell table:style-name="ce168" table:formula="of:=IF(LEN(MID([.$J$46];(ROW()-3)*6+1; 6))&gt;0; LEFT(MID([.$J$46];(ROW()-3)*6+1; 6) &amp; REPT(&quot;0&quot;;6); 6); &quot;&quot;)" office:value-type="string" office:string-value="001110" calcext:value-type="string">
            <text:p>001110</text:p>
          </table:table-cell>
          <table:table-cell table:style-name="ce327" table:formula="of:=IF([.K42]=&quot;&quot;;&quot;&quot;;VLOOKUP(BIN2DEC([.K42]); [Base64.A$2:.B$65]; 2; 0))" office:value-type="string" office:string-value="O" calcext:value-type="string">
            <text:p>O</text:p>
          </table:table-cell>
          <table:covered-table-cell table:style-name="ce128"/>
          <table:table-cell table:style-name="ce139" office:value-type="float" office:value="40" calcext:value-type="float">
            <text:p>40</text:p>
          </table:table-cell>
          <table:table-cell table:style-name="ce329" table:content-validation-name="val2" table:formula="of:=MID([.$H$54];(ROW()-3)*1+1; 1)" office:value-type="string" office:string-value="O" calcext:value-type="string">
            <text:p>O</text:p>
          </table:table-cell>
          <table:table-cell table:style-name="ce268" table:formula="of:=IF([.O42]=&quot;&quot;;&quot;&quot;;IFERROR(DEC2BIN(MATCH(1; EXACT([.O42]; [Base64.B$2:.B$65]); 0) - 1; 6); &quot;#NV&quot;))" office:value-type="string" office:string-value="001110" calcext:value-type="string">
            <text:p>001110</text:p>
          </table:table-cell>
          <table:table-cell table:style-name="ce181" table:content-validation-name="val8" table:number-columns-repeated="2"/>
          <table:table-cell table:style-name="ce184"/>
          <table:table-cell table:style-name="ce268" table:content-validation-name="val7" table:number-columns-repeated="2"/>
          <table:table-cell table:style-name="ce268" table:content-validation-name="val5"/>
          <table:table-cell table:style-name="ce268" table:content-validation-name="val9"/>
          <table:table-cell table:style-name="ce188"/>
          <table:covered-table-cell table:number-columns-repeated="7"/>
          <table:table-cell table:number-columns-repeated="16353"/>
        </table:table-row>
        <table:table-row table:style-name="ro1">
          <table:table-cell table:style-name="ce139" office:value-type="float" office:value="41" calcext:value-type="float">
            <text:p>41</text:p>
          </table:table-cell>
          <table:table-cell table:style-name="ce268"/>
          <table:table-cell table:style-name="ce268" table:content-validation-name="val1"/>
          <table:table-cell table:style-name="ce268"/>
          <table:table-cell table:style-name="ce268" table:content-validation-name="val5"/>
          <table:table-cell table:style-name="ce268"/>
          <table:table-cell table:style-name="ce268" table:content-validation-name="val7"/>
          <table:table-cell table:style-name="ce268"/>
          <table:table-cell table:style-name="ce163"/>
          <table:table-cell table:style-name="ce168"/>
          <table:table-cell table:style-name="ce168" table:formula="of:=IF(LEN(MID([.$J$46];(ROW()-3)*6+1; 6))&gt;0; LEFT(MID([.$J$46];(ROW()-3)*6+1; 6) &amp; REPT(&quot;0&quot;;6); 6); &quot;&quot;)" office:value-type="string" office:string-value="010001" calcext:value-type="string">
            <text:p>010001</text:p>
          </table:table-cell>
          <table:table-cell table:style-name="ce327" table:formula="of:=IF([.K43]=&quot;&quot;;&quot;&quot;;VLOOKUP(BIN2DEC([.K43]); [Base64.A$2:.B$65]; 2; 0))" office:value-type="string" office:string-value="R" calcext:value-type="string">
            <text:p>R</text:p>
          </table:table-cell>
          <table:covered-table-cell table:style-name="ce128"/>
          <table:table-cell table:style-name="ce139" office:value-type="float" office:value="41" calcext:value-type="float">
            <text:p>41</text:p>
          </table:table-cell>
          <table:table-cell table:style-name="ce329" table:content-validation-name="val2" table:formula="of:=MID([.$H$54];(ROW()-3)*1+1; 1)" office:value-type="string" office:string-value="R" calcext:value-type="string">
            <text:p>R</text:p>
          </table:table-cell>
          <table:table-cell table:style-name="ce268" table:formula="of:=IF([.O43]=&quot;&quot;;&quot;&quot;;IFERROR(DEC2BIN(MATCH(1; EXACT([.O43]; [Base64.B$2:.B$65]); 0) - 1; 6); &quot;#NV&quot;))" office:value-type="string" office:string-value="010001" calcext:value-type="string">
            <text:p>010001</text:p>
          </table:table-cell>
          <table:table-cell table:style-name="ce181" table:content-validation-name="val8" table:number-columns-repeated="2"/>
          <table:table-cell table:style-name="ce184"/>
          <table:table-cell table:style-name="ce268" table:content-validation-name="val7" table:number-columns-repeated="2"/>
          <table:table-cell table:style-name="ce268" table:content-validation-name="val5"/>
          <table:table-cell table:style-name="ce268" table:content-validation-name="val9"/>
          <table:table-cell table:style-name="ce188"/>
          <table:covered-table-cell table:number-columns-repeated="7"/>
          <table:table-cell table:number-columns-repeated="16353"/>
        </table:table-row>
        <table:table-row table:style-name="ro1">
          <table:table-cell table:style-name="ce139" office:value-type="float" office:value="42" calcext:value-type="float">
            <text:p>42</text:p>
          </table:table-cell>
          <table:table-cell table:style-name="ce268"/>
          <table:table-cell table:style-name="ce268" table:content-validation-name="val1"/>
          <table:table-cell table:style-name="ce268"/>
          <table:table-cell table:style-name="ce268" table:content-validation-name="val5"/>
          <table:table-cell table:style-name="ce268"/>
          <table:table-cell table:style-name="ce268" table:content-validation-name="val7"/>
          <table:table-cell table:style-name="ce268"/>
          <table:table-cell table:style-name="ce163"/>
          <table:table-cell table:style-name="ce168"/>
          <table:table-cell table:style-name="ce168" table:formula="of:=IF(LEN(MID([.$J$46];(ROW()-3)*6+1; 6))&gt;0; LEFT(MID([.$J$46];(ROW()-3)*6+1; 6) &amp; REPT(&quot;0&quot;;6); 6); &quot;&quot;)" office:value-type="string" office:string-value="110011" calcext:value-type="string">
            <text:p>110011</text:p>
          </table:table-cell>
          <table:table-cell table:style-name="ce327" table:formula="of:=IF([.K44]=&quot;&quot;;&quot;&quot;;VLOOKUP(BIN2DEC([.K44]); [Base64.A$2:.B$65]; 2; 0))" office:value-type="string" office:string-value="z" calcext:value-type="string">
            <text:p>z</text:p>
          </table:table-cell>
          <table:covered-table-cell table:style-name="ce128"/>
          <table:table-cell table:style-name="ce139" office:value-type="float" office:value="42" calcext:value-type="float">
            <text:p>42</text:p>
          </table:table-cell>
          <table:table-cell table:style-name="ce329" table:content-validation-name="val2" table:formula="of:=MID([.$H$54];(ROW()-3)*1+1; 1)" office:value-type="string" office:string-value="z" calcext:value-type="string">
            <text:p>z</text:p>
          </table:table-cell>
          <table:table-cell table:style-name="ce268" table:formula="of:=IF([.O44]=&quot;&quot;;&quot;&quot;;IFERROR(DEC2BIN(MATCH(1; EXACT([.O44]; [Base64.B$2:.B$65]); 0) - 1; 6); &quot;#NV&quot;))" office:value-type="string" office:string-value="110011" calcext:value-type="string">
            <text:p>110011</text:p>
          </table:table-cell>
          <table:table-cell table:style-name="ce181" table:content-validation-name="val8" table:number-columns-repeated="2"/>
          <table:table-cell table:style-name="ce184"/>
          <table:table-cell table:style-name="ce268" table:content-validation-name="val7" table:number-columns-repeated="2"/>
          <table:table-cell table:style-name="ce268" table:content-validation-name="val5"/>
          <table:table-cell table:style-name="ce268" table:content-validation-name="val9"/>
          <table:table-cell table:style-name="ce188"/>
          <table:covered-table-cell table:number-columns-repeated="7"/>
          <table:table-cell table:number-columns-repeated="16353"/>
        </table:table-row>
        <table:table-row table:style-name="ro1">
          <table:table-cell table:style-name="ce139" office:value-type="float" office:value="43" calcext:value-type="float">
            <text:p>43</text:p>
          </table:table-cell>
          <table:table-cell table:style-name="ce268"/>
          <table:table-cell table:style-name="ce268" table:content-validation-name="val1"/>
          <table:table-cell table:style-name="ce268"/>
          <table:table-cell table:style-name="ce268" table:content-validation-name="val5"/>
          <table:table-cell table:style-name="ce268"/>
          <table:table-cell table:style-name="ce268" table:content-validation-name="val7"/>
          <table:table-cell table:style-name="ce268"/>
          <table:table-cell table:style-name="ce163"/>
          <table:table-cell table:style-name="ce168"/>
          <table:table-cell table:style-name="ce168" table:formula="of:=IF(LEN(MID([.$J$46];(ROW()-3)*6+1; 6))&gt;0; LEFT(MID([.$J$46];(ROW()-3)*6+1; 6) &amp; REPT(&quot;0&quot;;6); 6); &quot;&quot;)" office:value-type="string" office:string-value="111100" calcext:value-type="string">
            <text:p>111100</text:p>
          </table:table-cell>
          <table:table-cell table:style-name="ce327" table:formula="of:=IF([.K45]=&quot;&quot;;&quot;&quot;;VLOOKUP(BIN2DEC([.K45]); [Base64.A$2:.B$65]; 2; 0))" office:value-type="float" office:value="8" calcext:value-type="float">
            <text:p>8</text:p>
          </table:table-cell>
          <table:covered-table-cell table:style-name="ce128"/>
          <table:table-cell table:style-name="ce139" office:value-type="float" office:value="43" calcext:value-type="float">
            <text:p>43</text:p>
          </table:table-cell>
          <table:table-cell table:style-name="ce329" table:content-validation-name="val2" table:formula="of:=MID([.$H$54];(ROW()-3)*1+1; 1)" office:value-type="string" office:string-value="8" calcext:value-type="string">
            <text:p>8</text:p>
          </table:table-cell>
          <table:table-cell table:style-name="ce268" table:formula="of:=IF([.O45]=&quot;&quot;;&quot;&quot;;IFERROR(DEC2BIN(MATCH(1; EXACT([.O45]; [Base64.B$2:.B$65]); 0) - 1; 6); &quot;#NV&quot;))" office:value-type="string" office:string-value="111100" calcext:value-type="string">
            <text:p>111100</text:p>
          </table:table-cell>
          <table:table-cell table:style-name="ce181" table:content-validation-name="val8" table:number-columns-repeated="2"/>
          <table:table-cell table:style-name="ce184"/>
          <table:table-cell table:style-name="ce268" table:content-validation-name="val7" table:number-columns-repeated="2"/>
          <table:table-cell table:style-name="ce268" table:content-validation-name="val5"/>
          <table:table-cell table:style-name="ce268" table:content-validation-name="val9"/>
          <table:table-cell table:style-name="ce188"/>
          <table:covered-table-cell table:number-columns-repeated="7"/>
          <table:table-cell table:number-columns-repeated="16353"/>
        </table:table-row>
        <table:table-row table:style-name="ro1">
          <table:table-cell table:style-name="ce140" office:value-type="float" office:value="44" calcext:value-type="float">
            <text:p>44</text:p>
          </table:table-cell>
          <table:table-cell table:style-name="ce269"/>
          <table:table-cell table:style-name="ce269" table:content-validation-name="val1"/>
          <table:table-cell table:style-name="ce269"/>
          <table:table-cell table:style-name="ce269" table:content-validation-name="val5"/>
          <table:table-cell table:style-name="ce269"/>
          <table:table-cell table:style-name="ce269" table:content-validation-name="val7"/>
          <table:table-cell table:style-name="ce269"/>
          <table:table-cell table:style-name="ce164"/>
          <table:table-cell table:style-name="ce170" table:formula="of:=CONCATENATE(IF(ISNA([.J3]);&quot;&quot;;[.J3]);IF(ISNA([.J4]);&quot;&quot;;[.J4]);IF(ISNA([.J5]);&quot;&quot;;[.J5]);IF(ISNA([.J6]);&quot;&quot;;[.J6]);IF(ISNA([.J7]);&quot;&quot;;[.J7]);IF(ISNA([.J8]);&quot;&quot;;[.J8]);IF(ISNA([.J9]);&quot;&quot;;[.J9]);IF(ISNA([.J10]);&quot;&quot;;[.J10]);IF(ISNA([.J11]);&quot;&quot;;[.J11]);IF(ISNA([.J12]);&quot;&quot;;[.J12]);IF(ISNA([.J13]);&quot;&quot;;[.J13]);IF(ISNA([.J14]);&quot;&quot;;[.J14]);IF(ISNA([.J15]);&quot;&quot;;[.J15]);IF(ISNA([.J16]);&quot;&quot;;[.J16]);IF(ISNA([.J17]);&quot;&quot;;[.J17]);IF(ISNA([.J18]);&quot;&quot;;[.J18]);IF(ISNA([.J19]);&quot;&quot;;[.J19]);IF(ISNA([.J20]);&quot;&quot;;[.J20]);IF(ISNA([.J21]);&quot;&quot;;[.J21]);IF(ISNA([.J22]);&quot;&quot;;[.J22]);IF(ISNA([.J23]);&quot;&quot;;[.J23]);IF(ISNA([.J24]);&quot;&quot;;[.J24]);IF(ISNA([.J25]);&quot;&quot;;[.J25]);IF(ISNA([.J26]);&quot;&quot;;[.J26]))" office:value-type="string" office:string-value="000000100000000000001000000100001111110110100000011011011111010011000010001101111011011100001100010111101001110000111100011110010001000100011101111000000100010100100111011001010001011101011101100011000110100001110100101100011100110111001110010001110011111100100001" calcext:value-type="string">
            <text:p>000000100000000000001000000100001111110110100000011011011111010011000010001101111011011100001100010111101001110000111100011110010001000100011101111000000100010100100111011001010001011101011101100011000110100001110100101100011100110111001110010001110011111100100001</text:p>
          </table:table-cell>
          <table:table-cell table:style-name="ce169" table:formula="of:=IF(LEN(MID([.$J$46];(ROW()-3)*6+1; 6))&gt;0; LEFT(MID([.$J$46];(ROW()-3)*6+1; 6) &amp; REPT(&quot;0&quot;;6); 6); &quot;&quot;)" office:value-type="string" office:string-value="100001" calcext:value-type="string">
            <text:p>100001</text:p>
          </table:table-cell>
          <table:table-cell table:style-name="ce328" table:formula="of:=IF([.K46]=&quot;&quot;;&quot;&quot;;VLOOKUP(BIN2DEC([.K46]); [Base64.A$2:.B$65]; 2; 0))" office:value-type="string" office:string-value="h" calcext:value-type="string">
            <text:p>h</text:p>
          </table:table-cell>
          <table:covered-table-cell table:style-name="ce128"/>
          <table:table-cell table:style-name="ce140" office:value-type="float" office:value="44" calcext:value-type="float">
            <text:p>44</text:p>
          </table:table-cell>
          <table:table-cell table:style-name="ce330" table:content-validation-name="val2" table:formula="of:=MID([.$H$54];(ROW()-3)*1+1; 1)" office:value-type="string" office:string-value="h" calcext:value-type="string">
            <text:p>h</text:p>
          </table:table-cell>
          <table:table-cell table:style-name="ce269" table:formula="of:=IF([.O46]=&quot;&quot;;&quot;&quot;;IFERROR(DEC2BIN(MATCH(1; EXACT([.O46]; [Base64.B$2:.B$65]); 0) - 1; 6); &quot;#NV&quot;))" office:value-type="string" office:string-value="100001" calcext:value-type="string">
            <text:p>100001</text:p>
          </table:table-cell>
          <table:table-cell table:style-name="ce182" table:content-validation-name="val8" table:formula="of:=CONCATENATE(IF(ISNA([.P3]);&quot;&quot;;[.P3]);IF(ISNA([.P4]);&quot;&quot;;[.P4]);IF(ISNA([.P5]);&quot;&quot;;[.P5]);IF(ISNA([.P6]);&quot;&quot;;[.P6]);IF(ISNA([.P7]);&quot;&quot;;[.P7]);IF(ISNA([.P8]);&quot;&quot;;[.P8]);IF(ISNA([.P9]);&quot;&quot;;[.P9]);IF(ISNA([.P10]);&quot;&quot;;[.P10]);IF(ISNA([.P11]);&quot;&quot;;[.P11]);IF(ISNA([.P12]);&quot;&quot;;[.P12]);IF(ISNA([.P13]);&quot;&quot;;[.P13]);IF(ISNA([.P14]);&quot;&quot;;[.P14]);IF(ISNA([.P15]);&quot;&quot;;[.P15]);IF(ISNA([.P16]);&quot;&quot;;[.P16]);IF(ISNA([.P17]);&quot;&quot;;[.P17]);IF(ISNA([.P18]);&quot;&quot;;[.P18]);IF(ISNA([.P19]);&quot;&quot;;[.P19]);IF(ISNA([.P20]);&quot;&quot;;[.P20]);IF(ISNA([.P21]);&quot;&quot;;[.P21]);IF(ISNA([.P22]);&quot;&quot;;[.P22]);IF(ISNA([.P23]);&quot;&quot;;[.P23]);IF(ISNA([.P24]);&quot;&quot;;[.P24]);IF(ISNA([.P25]);&quot;&quot;;[.P25]);IF(ISNA([.P26]);&quot;&quot;;[.P26]);IF(ISNA([.P27]);&quot;&quot;;[.P27]);IF(ISNA([.P28]);&quot;&quot;;[.P28]);IF(ISNA([.P29]);&quot;&quot;;[.P29]);IF(ISNA([.P30]);&quot;&quot;;[.P30]);IF(ISNA([.P31]);&quot;&quot;;[.P31]);IF(ISNA([.P32]);&quot;&quot;;[.P32]);IF(ISNA([.P33]);&quot;&quot;;[.P33]);IF(ISNA([.P34]);&quot;&quot;;[.P34]);IF(ISNA([.P35]);&quot;&quot;;[.P35]);IF(ISNA([.P36]);&quot;&quot;;[.P36]);IF(ISNA([.P37]);&quot;&quot;;[.P37]);IF(ISNA([.P38]);&quot;&quot;;[.P38]);IF(ISNA([.P39]);&quot;&quot;;[.P39]);IF(ISNA([.P40]);&quot;&quot;;[.P40]);IF(ISNA([.P41]);&quot;&quot;;[.P41]);IF(ISNA([.P42]);&quot;&quot;;[.P42]);IF(ISNA([.P43]);&quot;&quot;;[.P43]);IF(ISNA([.P44]);&quot;&quot;;[.P44]);IF(ISNA([.P45]);&quot;&quot;;[.P45]);IF(ISNA([.P46]);&quot;&quot;;[.P46]))" office:value-type="string" office:string-value="000000100000000000001000000100001111110110100000011011011111010011000010001101111011011100001100010111101001110000111100011110010001000100011101111000000100010100100111011001010001011101011101100011000110100001110100101100011100110111001110010001110011111100100001" calcext:value-type="string">
            <text:p>000000100000000000001000000100001111110110100000011011011111010011000010001101111011011100001100010111101001110000111100011110010001000100011101111000000100010100100111011001010001011101011101100011000110100001110100101100011100110111001110010001110011111100100001</text:p>
          </table:table-cell>
          <table:table-cell table:style-name="ce183" table:content-validation-name="val8" office:value-type="string" calcext:value-type="string">
            <text:p><text:s/></text:p>
          </table:table-cell>
          <table:table-cell table:style-name="ce185"/>
          <table:table-cell table:style-name="ce269" table:content-validation-name="val7" table:number-columns-repeated="2"/>
          <table:table-cell table:style-name="ce269" table:content-validation-name="val5"/>
          <table:table-cell table:style-name="ce269" table:content-validation-name="val9"/>
          <table:table-cell table:style-name="ce189"/>
          <table:covered-table-cell table:number-columns-repeated="7"/>
          <table:table-cell table:number-columns-repeated="16353"/>
        </table:table-row>
        <table:table-row table:style-name="ro1">
          <table:table-cell table:number-columns-spanned="24" table:number-rows-spanned="1"/>
          <table:covered-table-cell table:number-columns-repeated="2" table:style-name="ce55"/>
          <table:covered-table-cell table:number-columns-repeated="6"/>
          <table:covered-table-cell table:number-columns-repeated="3" table:style-name="ce82"/>
          <table:covered-table-cell table:number-columns-repeated="19"/>
          <table:table-cell table:number-columns-repeated="16353"/>
        </table:table-row>
        <table:table-row table:style-name="ro1">
          <table:table-cell table:style-name="ce18" table:content-validation-name="val1"/>
          <table:table-cell table:style-name="ce55" office:value-type="string" calcext:value-type="string" table:number-columns-spanned="7" table:number-rows-spanned="1">
            <text:p>NOT encoded index SEED hash! No security!</text:p>
          </table:table-cell>
          <table:covered-table-cell table:style-name="ce55"/>
          <table:covered-table-cell table:number-columns-repeated="5"/>
          <table:table-cell table:style-name="ce304" table:content-validation-name="val6"/>
          <table:table-cell table:style-name="ce82" office:value-type="string" calcext:value-type="string" table:number-columns-spanned="15" table:number-rows-spanned="1">
            <text:p>Editable cells</text:p>
          </table:table-cell>
          <table:covered-table-cell table:number-columns-repeated="2" table:style-name="ce82"/>
          <table:covered-table-cell table:number-columns-repeated="12"/>
          <table:table-cell table:number-columns-spanned="7" table:number-rows-spanned="5"/>
          <table:covered-table-cell table:number-columns-repeated="6"/>
          <table:table-cell table:number-columns-repeated="16353"/>
        </table:table-row>
        <table:table-row table:style-name="ro1">
          <table:table-cell table:style-name="ce20" table:content-validation-name="val1"/>
          <table:table-cell table:style-name="ce55" office:value-type="string" calcext:value-type="string" table:number-columns-spanned="7" table:number-rows-spanned="1">
            <text:p>Easy to guess index. Not secure!</text:p>
          </table:table-cell>
          <table:covered-table-cell table:style-name="ce55"/>
          <table:covered-table-cell table:number-columns-repeated="5"/>
          <table:table-cell table:style-name="ce117"/>
          <table:table-cell table:style-name="ce82" office:value-type="string" calcext:value-type="string" table:number-columns-spanned="15" table:number-rows-spanned="1">
            <text:p>Recovered SEED</text:p>
          </table:table-cell>
          <table:covered-table-cell table:number-columns-repeated="2" table:style-name="ce82"/>
          <table:covered-table-cell table:number-columns-repeated="19"/>
          <table:table-cell table:number-columns-repeated="16353"/>
        </table:table-row>
        <table:table-row table:style-name="ro1">
          <table:table-cell table:style-name="ce21"/>
          <table:table-cell table:style-name="ce55" office:value-type="string" calcext:value-type="string" table:number-columns-spanned="7" table:number-rows-spanned="1">
            <text:p>Encodeded index/SEED hash!</text:p>
          </table:table-cell>
          <table:covered-table-cell table:style-name="ce55"/>
          <table:covered-table-cell table:number-columns-repeated="5"/>
          <table:table-cell/>
          <table:table-cell table:style-name="ce82" table:number-columns-spanned="15" table:number-rows-spanned="1"/>
          <table:covered-table-cell table:number-columns-repeated="2" table:style-name="ce82"/>
          <table:covered-table-cell table:number-columns-repeated="19"/>
          <table:table-cell table:number-columns-repeated="16353"/>
        </table:table-row>
        <table:table-row table:style-name="ro1">
          <table:table-cell table:style-name="ce29" table:content-validation-name="val2"/>
          <table:table-cell table:style-name="ce55" office:value-type="string" calcext:value-type="string" table:number-columns-spanned="7" table:number-rows-spanned="1">
            <text:p>Encoded SEED hash to be decoded</text:p>
          </table:table-cell>
          <table:covered-table-cell table:style-name="ce55"/>
          <table:covered-table-cell table:number-columns-repeated="5"/>
          <table:table-cell/>
          <table:table-cell table:style-name="ce82" table:number-columns-spanned="15" table:number-rows-spanned="1"/>
          <table:covered-table-cell table:number-columns-repeated="2" table:style-name="ce82"/>
          <table:covered-table-cell table:number-columns-repeated="19"/>
          <table:table-cell table:number-columns-repeated="16353"/>
        </table:table-row>
        <table:table-row table:style-name="ro1">
          <table:table-cell/>
          <table:table-cell table:style-name="ce55" table:number-columns-spanned="23" table:number-rows-spanned="1"/>
          <table:covered-table-cell table:style-name="ce55"/>
          <table:covered-table-cell table:number-columns-repeated="6"/>
          <table:covered-table-cell table:number-columns-repeated="3" table:style-name="ce82"/>
          <table:covered-table-cell table:number-columns-repeated="19"/>
          <table:table-cell table:number-columns-repeated="16353"/>
        </table:table-row>
        <table:table-row table:style-name="ro4">
          <table:table-cell table:style-name="ce30" office:value-type="string" calcext:value-type="string" table:number-columns-spanned="7" table:number-rows-spanned="1">
            <text:p>Punch this Base64 hash on metal:</text:p>
          </table:table-cell>
          <table:covered-table-cell table:number-columns-repeated="4" table:style-name="ce150"/>
          <table:covered-table-cell/>
          <table:covered-table-cell table:style-name="ce157"/>
          <table:table-cell table:style-name="ce296" table:formula="of:=CONCATENATE(IF(ISNA([.L3]);&quot;&quot;;[.L3]);IF(ISNA([.L4]);&quot;&quot;;[.L4]);IF(ISNA([.L5]);&quot;&quot;;[.L5]);IF(ISNA([.L6]);&quot;&quot;;[.L6]);IF(ISNA([.L7]);&quot;&quot;;[.L7]);IF(ISNA([.L8]);&quot;&quot;;[.L8]);IF(ISNA([.L9]);&quot;&quot;;[.L9]);IF(ISNA([.L10]);&quot;&quot;;[.L10]);IF(ISNA([.L11]);&quot;&quot;;[.L11]);IF(ISNA([.L12]);&quot;&quot;;[.L12]);IF(ISNA([.L13]);&quot;&quot;;[.L13]);IF(ISNA([.L14]);&quot;&quot;;[.L14]);IF(ISNA([.L15]);&quot;&quot;;[.L15]);IF(ISNA([.L16]);&quot;&quot;;[.L16]);IF(ISNA([.L17]);&quot;&quot;;[.L17]);IF(ISNA([.L18]);&quot;&quot;;[.L18]);IF(ISNA([.L19]);&quot;&quot;;[.L19]);IF(ISNA([.L20]);&quot;&quot;;[.L20]);IF(ISNA([.L21]);&quot;&quot;;[.L21]);IF(ISNA([.L22]);&quot;&quot;;[.L22]);IF(ISNA([.L23]);&quot;&quot;;[.L23]);IF(ISNA([.L24]);&quot;&quot;;[.L24]);IF(ISNA([.L25]);&quot;&quot;;[.L25]);IF(ISNA([.L26]);&quot;&quot;;[.L26]);IF(ISNA([.L27]);&quot;&quot;;[.L27]);IF(ISNA([.L28]);&quot;&quot;;[.L28]);IF(ISNA([.L29]);&quot;&quot;;[.L29]);IF(ISNA([.L30]);&quot;&quot;;[.L30]);IF(ISNA([.L31]);&quot;&quot;;[.L31]);IF(ISNA([.L32]);&quot;&quot;;[.L32]);IF(ISNA([.L33]);&quot;&quot;;[.L33]);IF(ISNA([.L34]);&quot;&quot;;[.L34]);IF(ISNA([.L35]);&quot;&quot;;[.L35]);IF(ISNA([.L36]);&quot;&quot;;[.L36]);IF(ISNA([.L37]);&quot;&quot;;[.L37]);IF(ISNA([.L38]);&quot;&quot;;[.L38]);IF(ISNA([.L39]);&quot;&quot;;[.L39]);IF(ISNA([.L40]);&quot;&quot;;[.L40]);IF(ISNA([.L41]);&quot;&quot;;[.L41]);IF(ISNA([.L42]);&quot;&quot;;[.L42]);IF(ISNA([.L43]);&quot;&quot;;[.L43]);IF(ISNA([.L44]);&quot;&quot;;[.L44]);IF(ISNA([.L45]);&quot;&quot;;[.L45]);IF(ISNA([.L46]);&quot;&quot;;[.L46]))" office:value-type="string" office:string-value="AgAIEP2gbfTCN7cMXpw8eREd4EUnZRddjGh0sc3ORz8h" calcext:value-type="string" table:number-columns-spanned="17" table:number-rows-spanned="1">
            <text:p>AgAIEP2gbfTCN7cMXpw8eREd4EUnZRddjGh0sc3ORz8h</text:p>
          </table:table-cell>
          <table:covered-table-cell table:style-name="ce165"/>
          <table:covered-table-cell table:style-name="ce171"/>
          <table:covered-table-cell table:style-name="ce174"/>
          <table:covered-table-cell table:style-name="ce157"/>
          <table:covered-table-cell table:number-columns-repeated="6" table:style-name="ce150"/>
          <table:covered-table-cell table:number-columns-repeated="2" table:style-name="ce157"/>
          <table:covered-table-cell table:number-columns-repeated="4" table:style-name="ce150"/>
          <table:table-cell table:style-name="ce191" table:formula="of:=IF([.H53]&lt;&gt;[.H54];&quot;!&quot;;&quot;&quot;)" table:number-columns-spanned="1" table:number-rows-spanned="2">
            <text:p/>
          </table:table-cell>
          <table:table-cell table:style-name="ce149" table:formula="of:=LEN([.H53])" office:value-type="float" office:value="44" calcext:value-type="float">
            <text:p>44</text:p>
          </table:table-cell>
          <table:table-cell table:number-columns-spanned="5" table:number-rows-spanned="2"/>
          <table:covered-table-cell table:number-columns-repeated="4"/>
          <table:table-cell table:number-columns-repeated="16353"/>
        </table:table-row>
        <table:table-row table:style-name="ro4">
          <table:table-cell table:style-name="ce30" office:value-type="string" calcext:value-type="string" table:number-columns-spanned="7" table:number-rows-spanned="1">
            <text:p>Enter encoded Base64 hash to be decoded:</text:p>
          </table:table-cell>
          <table:covered-table-cell table:number-columns-repeated="4" table:style-name="ce150"/>
          <table:covered-table-cell/>
          <table:covered-table-cell table:style-name="ce150"/>
          <table:table-cell table:style-name="ce297" office:value-type="string" calcext:value-type="string" table:number-columns-spanned="17" table:number-rows-spanned="1">
            <text:p>AgAIEP2gbfTCN7cMXpw8eREd4EUnZRddjGh0sc3ORz8h</text:p>
          </table:table-cell>
          <table:covered-table-cell table:style-name="ce166"/>
          <table:covered-table-cell table:number-columns-repeated="15" table:style-name="ce150"/>
          <table:covered-table-cell/>
          <table:table-cell table:style-name="ce149" table:formula="of:=LEN([.H54])" office:value-type="float" office:value="44" calcext:value-type="float">
            <text:p>44</text:p>
          </table:table-cell>
          <table:covered-table-cell table:number-columns-repeated="5"/>
          <table:table-cell table:number-columns-repeated="16353"/>
        </table:table-row>
        <table:table-row table:style-name="ro1">
          <table:table-cell table:number-columns-spanned="24" table:number-rows-spanned="2"/>
          <table:covered-table-cell table:number-columns-repeated="23"/>
          <table:table-cell table:number-columns-spanned="7" table:number-rows-spanned="55"/>
          <table:covered-table-cell table:number-columns-repeated="6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>
          <table:table-cell table:style-name="ce254" office:value-type="string" calcext:value-type="string">
            <text:p>#</text:p>
          </table:table-cell>
          <table:table-cell table:style-name="ce272" office:value-type="string" calcext:value-type="string" table:number-columns-spanned="23" table:number-rows-spanned="1">
            <text:p>Decoding Rules - Keep them separated from the punch (e.g. in a testament)</text:p>
          </table:table-cell>
          <table:covered-table-cell table:number-columns-repeated="7" table:style-name="ce283"/>
          <table:covered-table-cell table:style-name="ce319"/>
          <table:covered-table-cell table:style-name="ce325"/>
          <table:covered-table-cell table:style-name="ce319"/>
          <table:covered-table-cell table:number-columns-repeated="12" table:style-name="ce283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0" office:value-type="float" office:value="1" calcext:value-type="float">
            <text:p>1</text:p>
          </table:table-cell>
          <table:table-cell table:style-name="ce250"/>
          <table:table-cell table:style-name="ce284" office:value-type="string" calcext:value-type="string" table:number-columns-spanned="22" table:number-rows-spanned="1">
            <text:p>Starting with the first character, convert each base64 character to an 6-bit binary number.</text:p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2" calcext:value-type="float">
            <text:p>2</text:p>
          </table:table-cell>
          <table:table-cell table:style-name="ce251"/>
          <table:table-cell table:style-name="ce284" office:value-type="string" calcext:value-type="string" table:number-columns-spanned="22" table:number-rows-spanned="1">
            <text:p>String all binary numbers together.</text:p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3" calcext:value-type="float">
            <text:p>3</text:p>
          </table:table-cell>
          <table:table-cell table:style-name="ce251"/>
          <table:table-cell table:style-name="ce284" office:value-type="string" calcext:value-type="string" table:number-columns-spanned="22" table:number-rows-spanned="1">
            <text:p>Divide the resulting binary string into 11-bit groups.</text:p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4" calcext:value-type="float">
            <text:p>4</text:p>
          </table:table-cell>
          <table:table-cell table:style-name="ce251"/>
          <table:table-cell table:style-name="ce284" office:value-type="string" calcext:value-type="string" table:number-columns-spanned="22" table:number-rows-spanned="1">
            <text:p>Convert each 11-digit binary value into integer (This is the index of the word in the BIP-39 list).</text:p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5" calcext:value-type="float">
            <text:p>5</text:p>
          </table:table-cell>
          <table:table-cell table:style-name="ce262" office:value-type="string" calcext:value-type="string">
            <text:p>Word 1:</text:p>
          </table:table-cell>
          <table:table-cell table:style-name="ce284" table:formula="of:=IF(ISBLANK([.T3]);&quot;&quot;;CONCATENATE(&quot;Take a word that is &quot;;ABS([.T3]);&quot; ranks&quot;;IF([.T3]&lt;0;&quot; before&quot;;&quot; after&quot;);&quot; the index.&quot;))" office:value-type="string" office:string-value="Take a word that is 10 ranks before the index." calcext:value-type="string" table:number-columns-spanned="22" table:number-rows-spanned="1">
            <text:p>Take a word that is 10 ranks before the index.</text:p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6" calcext:value-type="float">
            <text:p>6</text:p>
          </table:table-cell>
          <table:table-cell table:style-name="ce262" office:value-type="string" calcext:value-type="string">
            <text:p>Word 2:</text:p>
          </table:table-cell>
          <table:table-cell table:style-name="ce284" table:formula="of:=IF(ISBLANK([.T4]);&quot;&quot;;CONCATENATE(&quot;Take a word that is &quot;;ABS([.T4]);&quot; ranks&quot;;IF([.T4]&lt;0;&quot; before&quot;;&quot; after&quot;);&quot; the index.&quot;))" office:value-type="string" office:string-value="Take a word that is 20 ranks after the index." calcext:value-type="string" table:number-columns-spanned="22" table:number-rows-spanned="1">
            <text:p>Take a word that is 20 ranks after the index.</text:p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7" calcext:value-type="float">
            <text:p>7</text:p>
          </table:table-cell>
          <table:table-cell table:style-name="ce262" office:value-type="string" calcext:value-type="string">
            <text:p>Word 3:</text:p>
          </table:table-cell>
          <table:table-cell table:style-name="ce284" table:formula="of:=IF(ISBLANK([.T5]);&quot;&quot;;CONCATENATE(&quot;Take a word that is &quot;;ABS([.T5]);&quot; ranks&quot;;IF([.T5]&lt;0;&quot; before&quot;;&quot; after&quot;);&quot; the index.&quot;))" office:value-type="string" office:string-value="Take a word that is 30 ranks before the index." calcext:value-type="string" table:number-columns-spanned="22" table:number-rows-spanned="1">
            <text:p>Take a word that is 30 ranks before the index.</text:p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8" calcext:value-type="float">
            <text:p>8</text:p>
          </table:table-cell>
          <table:table-cell table:style-name="ce262" office:value-type="string" calcext:value-type="string">
            <text:p>Word 4:</text:p>
          </table:table-cell>
          <table:table-cell table:style-name="ce284" table:formula="of:=IF(ISBLANK([.T6]);&quot;&quot;;CONCATENATE(&quot;Take a word that is &quot;;ABS([.T6]);&quot; ranks&quot;;IF([.T6]&lt;0;&quot; before&quot;;&quot; after&quot;);&quot; the index.&quot;))" office:value-type="string" office:string-value="Take a word that is 40 ranks after the index." calcext:value-type="string" table:number-columns-spanned="22" table:number-rows-spanned="1">
            <text:p>Take a word that is 40 ranks after the index.</text:p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9" calcext:value-type="float">
            <text:p>9</text:p>
          </table:table-cell>
          <table:table-cell table:style-name="ce262" office:value-type="string" calcext:value-type="string">
            <text:p>Word 5:</text:p>
          </table:table-cell>
          <table:table-cell table:style-name="ce284" table:formula="of:=IF(ISBLANK([.T7]);&quot;&quot;;CONCATENATE(&quot;Take a word that is &quot;;ABS([.T7]);&quot; ranks&quot;;IF([.T7]&lt;0;&quot; before&quot;;&quot; after&quot;);&quot; the index.&quot;))" office:value-type="string" office:string-value="Take a word that is 50 ranks before the index." calcext:value-type="string" table:number-columns-spanned="22" table:number-rows-spanned="1">
            <text:p>Take a word that is 50 ranks before the index.</text:p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10" calcext:value-type="float">
            <text:p>10</text:p>
          </table:table-cell>
          <table:table-cell table:style-name="ce262" office:value-type="string" calcext:value-type="string">
            <text:p>Word 6:</text:p>
          </table:table-cell>
          <table:table-cell table:style-name="ce284" table:formula="of:=IF(ISBLANK([.T8]);&quot;&quot;;CONCATENATE(&quot;Take a word that is &quot;;ABS([.T8]);&quot; ranks&quot;;IF([.T8]&lt;0;&quot; before&quot;;&quot; after&quot;);&quot; the index.&quot;))" office:value-type="string" office:string-value="Take a word that is 60 ranks after the index." calcext:value-type="string" table:number-columns-spanned="22" table:number-rows-spanned="1">
            <text:p>Take a word that is 60 ranks after the index.</text:p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11" calcext:value-type="float">
            <text:p>11</text:p>
          </table:table-cell>
          <table:table-cell table:style-name="ce262" office:value-type="string" calcext:value-type="string">
            <text:p>Word 7:</text:p>
          </table:table-cell>
          <table:table-cell table:style-name="ce284" table:formula="of:=IF(ISBLANK([.T9]);&quot;&quot;;CONCATENATE(&quot;Take a word that is &quot;;ABS([.T9]);&quot; ranks&quot;;IF([.T9]&lt;0;&quot; before&quot;;&quot; after&quot;);&quot; the index.&quot;))" office:value-type="string" office:string-value="Take a word that is 70 ranks before the index." calcext:value-type="string" table:number-columns-spanned="22" table:number-rows-spanned="1">
            <text:p>Take a word that is 70 ranks before the index.</text:p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12" calcext:value-type="float">
            <text:p>12</text:p>
          </table:table-cell>
          <table:table-cell table:style-name="ce262" office:value-type="string" calcext:value-type="string">
            <text:p>Word 8:</text:p>
          </table:table-cell>
          <table:table-cell table:style-name="ce284" table:formula="of:=IF(ISBLANK([.T10]);&quot;&quot;;CONCATENATE(&quot;Take a word that is &quot;;ABS([.T10]);&quot; ranks&quot;;IF([.T10]&lt;0;&quot; before&quot;;&quot; after&quot;);&quot; the index.&quot;))" office:value-type="string" office:string-value="Take a word that is 80 ranks after the index." calcext:value-type="string" table:number-columns-spanned="22" table:number-rows-spanned="1">
            <text:p>Take a word that is 80 ranks after the index.</text:p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13" calcext:value-type="float">
            <text:p>13</text:p>
          </table:table-cell>
          <table:table-cell table:style-name="ce262" office:value-type="string" calcext:value-type="string">
            <text:p>Word 9:</text:p>
          </table:table-cell>
          <table:table-cell table:style-name="ce284" table:formula="of:=IF(ISBLANK([.T11]);&quot;&quot;;CONCATENATE(&quot;Take a word that is &quot;;ABS([.T11]);&quot; ranks&quot;;IF([.T11]&lt;0;&quot; before&quot;;&quot; after&quot;);&quot; the index.&quot;))" office:value-type="string" office:string-value="Take a word that is 90 ranks before the index." calcext:value-type="string" table:number-columns-spanned="22" table:number-rows-spanned="1">
            <text:p>Take a word that is 90 ranks before the index.</text:p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14" calcext:value-type="float">
            <text:p>14</text:p>
          </table:table-cell>
          <table:table-cell table:style-name="ce262" office:value-type="string" calcext:value-type="string">
            <text:p>Word 10:</text:p>
          </table:table-cell>
          <table:table-cell table:style-name="ce284" table:formula="of:=IF(ISBLANK([.T12]);&quot;&quot;;CONCATENATE(&quot;Take a word that is &quot;;ABS([.T12]);&quot; ranks&quot;;IF([.T12]&lt;0;&quot; before&quot;;&quot; after&quot;);&quot; the index.&quot;))" office:value-type="string" office:string-value="Take a word that is 100 ranks after the index." calcext:value-type="string" table:number-columns-spanned="22" table:number-rows-spanned="1">
            <text:p>Take a word that is 100 ranks after the index.</text:p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15" calcext:value-type="float">
            <text:p>15</text:p>
          </table:table-cell>
          <table:table-cell table:style-name="ce262" office:value-type="string" calcext:value-type="string">
            <text:p>Word 11:</text:p>
          </table:table-cell>
          <table:table-cell table:style-name="ce284" table:formula="of:=IF(ISBLANK([.T13]);&quot;&quot;;CONCATENATE(&quot;Take a word that is &quot;;ABS([.T13]);&quot; ranks&quot;;IF([.T13]&lt;0;&quot; before&quot;;&quot; after&quot;);&quot; the index.&quot;))" office:value-type="string" office:string-value="Take a word that is 110 ranks before the index." calcext:value-type="string" table:number-columns-spanned="22" table:number-rows-spanned="1">
            <text:p>Take a word that is 110 ranks before the index.</text:p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16" calcext:value-type="float">
            <text:p>16</text:p>
          </table:table-cell>
          <table:table-cell table:style-name="ce262" office:value-type="string" calcext:value-type="string">
            <text:p>Word 12:</text:p>
          </table:table-cell>
          <table:table-cell table:style-name="ce284" table:formula="of:=IF(ISBLANK([.T14]);&quot;&quot;;CONCATENATE(&quot;Take a word that is &quot;;ABS([.T14]);&quot; ranks&quot;;IF([.T14]&lt;0;&quot; before&quot;;&quot; after&quot;);&quot; the index.&quot;))" office:value-type="string" office:string-value="Take a word that is 120 ranks after the index." calcext:value-type="string" table:number-columns-spanned="22" table:number-rows-spanned="1">
            <text:p>Take a word that is 120 ranks after the index.</text:p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17" calcext:value-type="float">
            <text:p>17</text:p>
          </table:table-cell>
          <table:table-cell table:style-name="ce262" office:value-type="string" calcext:value-type="string">
            <text:p>Word 13:</text:p>
          </table:table-cell>
          <table:table-cell table:style-name="ce284" table:formula="of:=IF(ISBLANK([.T15]);&quot;&quot;;CONCATENATE(&quot;Take a word that is &quot;;ABS([.T15]);&quot; ranks&quot;;IF([.T15]&lt;0;&quot; before&quot;;&quot; after&quot;);&quot; the index.&quot;))" office:value-type="string" office:string-value="Take a word that is 130 ranks before the index." calcext:value-type="string" table:number-columns-spanned="22" table:number-rows-spanned="1">
            <text:p>Take a word that is 130 ranks before the index.</text:p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18" calcext:value-type="float">
            <text:p>18</text:p>
          </table:table-cell>
          <table:table-cell table:style-name="ce262" office:value-type="string" calcext:value-type="string">
            <text:p>Word 14:</text:p>
          </table:table-cell>
          <table:table-cell table:style-name="ce284" table:formula="of:=IF(ISBLANK([.T16]);&quot;&quot;;CONCATENATE(&quot;Take a word that is &quot;;ABS([.T16]);&quot; ranks&quot;;IF([.T16]&lt;0;&quot; before&quot;;&quot; after&quot;);&quot; the index.&quot;))" office:value-type="string" office:string-value="Take a word that is 140 ranks after the index." calcext:value-type="string" table:number-columns-spanned="22" table:number-rows-spanned="1">
            <text:p>Take a word that is 140 ranks after the index.</text:p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19" calcext:value-type="float">
            <text:p>19</text:p>
          </table:table-cell>
          <table:table-cell table:style-name="ce262" office:value-type="string" calcext:value-type="string">
            <text:p>Word 15:</text:p>
          </table:table-cell>
          <table:table-cell table:style-name="ce284" table:formula="of:=IF(ISBLANK([.T17]);&quot;&quot;;CONCATENATE(&quot;Take a word that is &quot;;ABS([.T17]);&quot; ranks&quot;;IF([.T17]&lt;0;&quot; before&quot;;&quot; after&quot;);&quot; the index.&quot;))" office:value-type="string" office:string-value="Take a word that is 150 ranks before the index." calcext:value-type="string" table:number-columns-spanned="22" table:number-rows-spanned="1">
            <text:p>Take a word that is 150 ranks before the index.</text:p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20" calcext:value-type="float">
            <text:p>20</text:p>
          </table:table-cell>
          <table:table-cell table:style-name="ce262" office:value-type="string" calcext:value-type="string">
            <text:p>Word 16:</text:p>
          </table:table-cell>
          <table:table-cell table:style-name="ce284" table:formula="of:=IF(ISBLANK([.T18]);&quot;&quot;;CONCATENATE(&quot;Take a word that is &quot;;ABS([.T18]);&quot; ranks&quot;;IF([.T18]&lt;0;&quot; before&quot;;&quot; after&quot;);&quot; the index.&quot;))" office:value-type="string" office:string-value="Take a word that is 160 ranks after the index." calcext:value-type="string" table:number-columns-spanned="22" table:number-rows-spanned="1">
            <text:p>Take a word that is 160 ranks after the index.</text:p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21" calcext:value-type="float">
            <text:p>21</text:p>
          </table:table-cell>
          <table:table-cell table:style-name="ce262" office:value-type="string" calcext:value-type="string">
            <text:p>Word 17:</text:p>
          </table:table-cell>
          <table:table-cell table:style-name="ce284" table:formula="of:=IF(ISBLANK([.T19]);&quot;&quot;;CONCATENATE(&quot;Take a word that is &quot;;ABS([.T19]);&quot; ranks&quot;;IF([.T19]&lt;0;&quot; before&quot;;&quot; after&quot;);&quot; the index.&quot;))" office:value-type="string" office:string-value="Take a word that is 170 ranks before the index." calcext:value-type="string" table:number-columns-spanned="22" table:number-rows-spanned="1">
            <text:p>Take a word that is 170 ranks before the index.</text:p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22" calcext:value-type="float">
            <text:p>22</text:p>
          </table:table-cell>
          <table:table-cell table:style-name="ce262" office:value-type="string" calcext:value-type="string">
            <text:p>Word 18:</text:p>
          </table:table-cell>
          <table:table-cell table:style-name="ce284" table:formula="of:=IF(ISBLANK([.T20]);&quot;&quot;;CONCATENATE(&quot;Take a word that is &quot;;ABS([.T20]);&quot; ranks&quot;;IF([.T20]&lt;0;&quot; before&quot;;&quot; after&quot;);&quot; the index.&quot;))" office:value-type="string" office:string-value="Take a word that is 180 ranks after the index." calcext:value-type="string" table:number-columns-spanned="22" table:number-rows-spanned="1">
            <text:p>Take a word that is 180 ranks after the index.</text:p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23" calcext:value-type="float">
            <text:p>23</text:p>
          </table:table-cell>
          <table:table-cell table:style-name="ce262" office:value-type="string" calcext:value-type="string">
            <text:p>Word 19:</text:p>
          </table:table-cell>
          <table:table-cell table:style-name="ce284" table:formula="of:=IF(ISBLANK([.T21]);&quot;&quot;;CONCATENATE(&quot;Take a word that is &quot;;ABS([.T21]);&quot; ranks&quot;;IF([.T21]&lt;0;&quot; before&quot;;&quot; after&quot;);&quot; the index.&quot;))" office:value-type="string" office:string-value="Take a word that is 190 ranks before the index." calcext:value-type="string" table:number-columns-spanned="22" table:number-rows-spanned="1">
            <text:p>Take a word that is 190 ranks before the index.</text:p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24" calcext:value-type="float">
            <text:p>24</text:p>
          </table:table-cell>
          <table:table-cell table:style-name="ce262" office:value-type="string" calcext:value-type="string">
            <text:p>Word 20:</text:p>
          </table:table-cell>
          <table:table-cell table:style-name="ce284" table:formula="of:=IF(ISBLANK([.T22]);&quot;&quot;;CONCATENATE(&quot;Take a word that is &quot;;ABS([.T22]);&quot; ranks&quot;;IF([.T22]&lt;0;&quot; before&quot;;&quot; after&quot;);&quot; the index.&quot;))" office:value-type="string" office:string-value="Take a word that is 200 ranks after the index." calcext:value-type="string" table:number-columns-spanned="22" table:number-rows-spanned="1">
            <text:p>Take a word that is 200 ranks after the index.</text:p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25" calcext:value-type="float">
            <text:p>25</text:p>
          </table:table-cell>
          <table:table-cell table:style-name="ce262" office:value-type="string" calcext:value-type="string">
            <text:p>Word 21:</text:p>
          </table:table-cell>
          <table:table-cell table:style-name="ce284" table:formula="of:=IF(ISBLANK([.T23]);&quot;&quot;;CONCATENATE(&quot;Take a word that is &quot;;ABS([.T23]);&quot; ranks&quot;;IF([.T23]&lt;0;&quot; before&quot;;&quot; after&quot;);&quot; the index.&quot;))" office:value-type="string" office:string-value="Take a word that is 210 ranks before the index." calcext:value-type="string" table:number-columns-spanned="22" table:number-rows-spanned="1">
            <text:p>Take a word that is 210 ranks before the index.</text:p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26" calcext:value-type="float">
            <text:p>26</text:p>
          </table:table-cell>
          <table:table-cell table:style-name="ce262" office:value-type="string" calcext:value-type="string">
            <text:p>Word 22:</text:p>
          </table:table-cell>
          <table:table-cell table:style-name="ce284" table:formula="of:=IF(ISBLANK([.T24]);&quot;&quot;;CONCATENATE(&quot;Take a word that is &quot;;ABS([.T24]);&quot; ranks&quot;;IF([.T24]&lt;0;&quot; before&quot;;&quot; after&quot;);&quot; the index.&quot;))" office:value-type="string" office:string-value="Take a word that is 220 ranks after the index." calcext:value-type="string" table:number-columns-spanned="22" table:number-rows-spanned="1">
            <text:p>Take a word that is 220 ranks after the index.</text:p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27" calcext:value-type="float">
            <text:p>27</text:p>
          </table:table-cell>
          <table:table-cell table:style-name="ce262" office:value-type="string" calcext:value-type="string">
            <text:p>Word 23:</text:p>
          </table:table-cell>
          <table:table-cell table:style-name="ce284" table:formula="of:=IF(ISBLANK([.T25]);&quot;&quot;;CONCATENATE(&quot;Take a word that is &quot;;ABS([.T25]);&quot; ranks&quot;;IF([.T25]&lt;0;&quot; before&quot;;&quot; after&quot;);&quot; the index.&quot;))" office:value-type="string" office:string-value="Take a word that is 230 ranks before the index." calcext:value-type="string" table:number-columns-spanned="22" table:number-rows-spanned="1">
            <text:p>Take a word that is 230 ranks before the index.</text:p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28" calcext:value-type="float">
            <text:p>28</text:p>
          </table:table-cell>
          <table:table-cell table:style-name="ce262" office:value-type="string" calcext:value-type="string">
            <text:p>Word 24:</text:p>
          </table:table-cell>
          <table:table-cell table:style-name="ce284" table:formula="of:=IF(ISBLANK([.T26]);&quot;&quot;;CONCATENATE(&quot;Take a word that is &quot;;ABS([.T26]);&quot; ranks&quot;;IF([.T26]&lt;0;&quot; before&quot;;&quot; after&quot;);&quot; the index.&quot;))" office:value-type="string" office:string-value="Take a word that is 240 ranks after the index." calcext:value-type="string" table:number-columns-spanned="22" table:number-rows-spanned="1">
            <text:p>Take a word that is 240 ranks after the index.</text:p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29" calcext:value-type="float">
            <text:p>29</text:p>
          </table:table-cell>
          <table:table-cell table:style-name="ce262" office:value-type="string" calcext:value-type="string">
            <text:p>Word 1:</text:p>
          </table:table-cell>
          <table:table-cell table:style-name="ce284" table:formula="of:=IF(ISBLANK([.V3]);&quot;&quot;;CONCATENATE(&quot;Swap word &quot;;[.N3];&quot; with word &quot;; [.V3];&quot;.&quot;))" office:value-type="string" office:string-value="Swap word 1 with word 7." calcext:value-type="string" table:number-columns-spanned="22" table:number-rows-spanned="1">
            <text:p>Swap word 1 with word 7.</text:p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30" calcext:value-type="float">
            <text:p>30</text:p>
          </table:table-cell>
          <table:table-cell table:style-name="ce262" office:value-type="string" calcext:value-type="string">
            <text:p>Word 2:</text:p>
          </table:table-cell>
          <table:table-cell table:style-name="ce284" table:formula="of:=IF(OR(ISBLANK([.V4]);COUNTIF([.C$86:.C86];CONCATENATE(&quot;Swap word &quot;;[.V4];&quot; with word &quot;; [.N4];&quot;.&quot;))&gt;0);&quot;&quot;;CONCATENATE(&quot;Swap word &quot;;[.N4];&quot; with word &quot;; [.V4];&quot;.&quot;))" office:value-type="string" office:string-value="Swap word 2 with word 23." calcext:value-type="string" table:number-columns-spanned="22" table:number-rows-spanned="1">
            <text:p>Swap word 2 with word 23.</text:p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31" calcext:value-type="float">
            <text:p>31</text:p>
          </table:table-cell>
          <table:table-cell table:style-name="ce262" office:value-type="string" calcext:value-type="string">
            <text:p>Word 3:</text:p>
          </table:table-cell>
          <table:table-cell table:style-name="ce284" table:formula="of:=IF(OR(ISBLANK([.V5]);COUNTIF([.C$86:.C87];CONCATENATE(&quot;Swap word &quot;;[.V5];&quot; with word &quot;; [.N5];&quot;.&quot;))&gt;0);&quot;&quot;;CONCATENATE(&quot;Swap word &quot;;[.N5];&quot; with word &quot;; [.V5];&quot;.&quot;))" office:value-type="string" office:string-value="Swap word 3 with word 4." calcext:value-type="string" table:number-columns-spanned="22" table:number-rows-spanned="1">
            <text:p>Swap word 3 with word 4.</text:p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32" calcext:value-type="float">
            <text:p>32</text:p>
          </table:table-cell>
          <table:table-cell table:style-name="ce262" office:value-type="string" calcext:value-type="string">
            <text:p>Word 4:</text:p>
          </table:table-cell>
          <table:table-cell table:style-name="ce284" table:formula="of:=IF(OR(ISBLANK([.V6]);COUNTIF([.C$86:.C88];CONCATENATE(&quot;Swap word &quot;;[.V6];&quot; with word &quot;; [.N6];&quot;.&quot;))&gt;0);&quot;&quot;;CONCATENATE(&quot;Swap word &quot;;[.N6];&quot; with word &quot;; [.V6];&quot;.&quot;))" table:number-columns-spanned="22" table:number-rows-spanned="1">
            <text:p/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33" calcext:value-type="float">
            <text:p>33</text:p>
          </table:table-cell>
          <table:table-cell table:style-name="ce262" office:value-type="string" calcext:value-type="string">
            <text:p>Word 5:</text:p>
          </table:table-cell>
          <table:table-cell table:style-name="ce284" table:formula="of:=IF(OR(ISBLANK([.V7]);COUNTIF([.C$86:.C89];CONCATENATE(&quot;Swap word &quot;;[.V7];&quot; with word &quot;; [.N7];&quot;.&quot;))&gt;0);&quot;&quot;;CONCATENATE(&quot;Swap word &quot;;[.N7];&quot; with word &quot;; [.V7];&quot;.&quot;))" table:number-columns-spanned="22" table:number-rows-spanned="1">
            <text:p/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34" calcext:value-type="float">
            <text:p>34</text:p>
          </table:table-cell>
          <table:table-cell table:style-name="ce262" office:value-type="string" calcext:value-type="string">
            <text:p>Word 6:</text:p>
          </table:table-cell>
          <table:table-cell table:style-name="ce284" table:formula="of:=IF(OR(ISBLANK([.V8]);COUNTIF([.C$86:.C90];CONCATENATE(&quot;Swap word &quot;;[.V8];&quot; with word &quot;; [.N8];&quot;.&quot;))&gt;0);&quot;&quot;;CONCATENATE(&quot;Swap word &quot;;[.N8];&quot; with word &quot;; [.V8];&quot;.&quot;))" office:value-type="string" office:string-value="Swap word 6 with word 16." calcext:value-type="string" table:number-columns-spanned="22" table:number-rows-spanned="1">
            <text:p>Swap word 6 with word 16.</text:p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35" calcext:value-type="float">
            <text:p>35</text:p>
          </table:table-cell>
          <table:table-cell table:style-name="ce262" office:value-type="string" calcext:value-type="string">
            <text:p>Word 7:</text:p>
          </table:table-cell>
          <table:table-cell table:style-name="ce284" table:formula="of:=IF(OR(ISBLANK([.V9]);COUNTIF([.C$86:.C91];CONCATENATE(&quot;Swap word &quot;;[.V9];&quot; with word &quot;; [.N9];&quot;.&quot;))&gt;0);&quot;&quot;;CONCATENATE(&quot;Swap word &quot;;[.N9];&quot; with word &quot;; [.V9];&quot;.&quot;))" table:number-columns-spanned="22" table:number-rows-spanned="1">
            <text:p/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36" calcext:value-type="float">
            <text:p>36</text:p>
          </table:table-cell>
          <table:table-cell table:style-name="ce262" office:value-type="string" calcext:value-type="string">
            <text:p>Word 8:</text:p>
          </table:table-cell>
          <table:table-cell table:style-name="ce284" table:formula="of:=IF(OR(ISBLANK([.V10]);COUNTIF([.C$86:.C92];CONCATENATE(&quot;Swap word &quot;;[.V10];&quot; with word &quot;; [.N10];&quot;.&quot;))&gt;0);&quot;&quot;;CONCATENATE(&quot;Swap word &quot;;[.N10];&quot; with word &quot;; [.V10];&quot;.&quot;))" table:number-columns-spanned="22" table:number-rows-spanned="1">
            <text:p/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37" calcext:value-type="float">
            <text:p>37</text:p>
          </table:table-cell>
          <table:table-cell table:style-name="ce262" office:value-type="string" calcext:value-type="string">
            <text:p>Word 9:</text:p>
          </table:table-cell>
          <table:table-cell table:style-name="ce284" table:formula="of:=IF(OR(ISBLANK([.V11]);COUNTIF([.C$86:.C93];CONCATENATE(&quot;Swap word &quot;;[.V11];&quot; with word &quot;; [.N11];&quot;.&quot;))&gt;0);&quot;&quot;;CONCATENATE(&quot;Swap word &quot;;[.N11];&quot; with word &quot;; [.V11];&quot;.&quot;))" table:number-columns-spanned="22" table:number-rows-spanned="1">
            <text:p/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38" calcext:value-type="float">
            <text:p>38</text:p>
          </table:table-cell>
          <table:table-cell table:style-name="ce262" office:value-type="string" calcext:value-type="string">
            <text:p>Word 10:</text:p>
          </table:table-cell>
          <table:table-cell table:style-name="ce284" table:formula="of:=IF(OR(ISBLANK([.V12]);COUNTIF([.C$86:.C94];CONCATENATE(&quot;Swap word &quot;;[.V12];&quot; with word &quot;; [.N12];&quot;.&quot;))&gt;0);&quot;&quot;;CONCATENATE(&quot;Swap word &quot;;[.N12];&quot; with word &quot;; [.V12];&quot;.&quot;))" office:value-type="string" office:string-value="Swap word 10 with word 12." calcext:value-type="string" table:number-columns-spanned="22" table:number-rows-spanned="1">
            <text:p>Swap word 10 with word 12.</text:p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39" calcext:value-type="float">
            <text:p>39</text:p>
          </table:table-cell>
          <table:table-cell table:style-name="ce262" office:value-type="string" calcext:value-type="string">
            <text:p>Word 11:</text:p>
          </table:table-cell>
          <table:table-cell table:style-name="ce284" table:formula="of:=IF(OR(ISBLANK([.V13]);COUNTIF([.C$86:.C95];CONCATENATE(&quot;Swap word &quot;;[.V13];&quot; with word &quot;; [.N13];&quot;.&quot;))&gt;0);&quot;&quot;;CONCATENATE(&quot;Swap word &quot;;[.N13];&quot; with word &quot;; [.V13];&quot;.&quot;))" table:number-columns-spanned="22" table:number-rows-spanned="1">
            <text:p/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40" calcext:value-type="float">
            <text:p>40</text:p>
          </table:table-cell>
          <table:table-cell table:style-name="ce262" office:value-type="string" calcext:value-type="string">
            <text:p>Word 12:</text:p>
          </table:table-cell>
          <table:table-cell table:style-name="ce284" table:formula="of:=IF(OR(ISBLANK([.V14]);COUNTIF([.C$86:.C96];CONCATENATE(&quot;Swap word &quot;;[.V14];&quot; with word &quot;; [.N14];&quot;.&quot;))&gt;0);&quot;&quot;;CONCATENATE(&quot;Swap word &quot;;[.N14];&quot; with word &quot;; [.V14];&quot;.&quot;))" table:number-columns-spanned="22" table:number-rows-spanned="1">
            <text:p/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41" calcext:value-type="float">
            <text:p>41</text:p>
          </table:table-cell>
          <table:table-cell table:style-name="ce262" office:value-type="string" calcext:value-type="string">
            <text:p>Word 13:</text:p>
          </table:table-cell>
          <table:table-cell table:style-name="ce284" table:formula="of:=IF(OR(ISBLANK([.V15]);COUNTIF([.C$86:.C97];CONCATENATE(&quot;Swap word &quot;;[.V15];&quot; with word &quot;; [.N15];&quot;.&quot;))&gt;0);&quot;&quot;;CONCATENATE(&quot;Swap word &quot;;[.N15];&quot; with word &quot;; [.V15];&quot;.&quot;))" table:number-columns-spanned="22" table:number-rows-spanned="1">
            <text:p/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42" calcext:value-type="float">
            <text:p>42</text:p>
          </table:table-cell>
          <table:table-cell table:style-name="ce262" office:value-type="string" calcext:value-type="string">
            <text:p>Word 14:</text:p>
          </table:table-cell>
          <table:table-cell table:style-name="ce284" table:formula="of:=IF(OR(ISBLANK([.V16]);COUNTIF([.C$86:.C98];CONCATENATE(&quot;Swap word &quot;;[.V16];&quot; with word &quot;; [.N16];&quot;.&quot;))&gt;0);&quot;&quot;;CONCATENATE(&quot;Swap word &quot;;[.N16];&quot; with word &quot;; [.V16];&quot;.&quot;))" table:number-columns-spanned="22" table:number-rows-spanned="1">
            <text:p/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43" calcext:value-type="float">
            <text:p>43</text:p>
          </table:table-cell>
          <table:table-cell table:style-name="ce262" office:value-type="string" calcext:value-type="string">
            <text:p>Word 15:</text:p>
          </table:table-cell>
          <table:table-cell table:style-name="ce284" table:formula="of:=IF(OR(ISBLANK([.V17]);COUNTIF([.C$86:.C99];CONCATENATE(&quot;Swap word &quot;;[.V17];&quot; with word &quot;; [.N17];&quot;.&quot;))&gt;0);&quot;&quot;;CONCATENATE(&quot;Swap word &quot;;[.N17];&quot; with word &quot;; [.V17];&quot;.&quot;))" table:number-columns-spanned="22" table:number-rows-spanned="1">
            <text:p/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44" calcext:value-type="float">
            <text:p>44</text:p>
          </table:table-cell>
          <table:table-cell table:style-name="ce262" office:value-type="string" calcext:value-type="string">
            <text:p>Word 16:</text:p>
          </table:table-cell>
          <table:table-cell table:style-name="ce284" table:formula="of:=IF(OR(ISBLANK([.V18]);COUNTIF([.C$86:.C100];CONCATENATE(&quot;Swap word &quot;;[.V18];&quot; with word &quot;; [.N18];&quot;.&quot;))&gt;0);&quot;&quot;;CONCATENATE(&quot;Swap word &quot;;[.N18];&quot; with word &quot;; [.V18];&quot;.&quot;))" table:number-columns-spanned="22" table:number-rows-spanned="1">
            <text:p/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45" calcext:value-type="float">
            <text:p>45</text:p>
          </table:table-cell>
          <table:table-cell table:style-name="ce262" office:value-type="string" calcext:value-type="string">
            <text:p>Word 17:</text:p>
          </table:table-cell>
          <table:table-cell table:style-name="ce284" table:formula="of:=IF(OR(ISBLANK([.V19]);COUNTIF([.C$86:.C101];CONCATENATE(&quot;Swap word &quot;;[.V19];&quot; with word &quot;; [.N19];&quot;.&quot;))&gt;0);&quot;&quot;;CONCATENATE(&quot;Swap word &quot;;[.N19];&quot; with word &quot;; [.V19];&quot;.&quot;))" table:number-columns-spanned="22" table:number-rows-spanned="1">
            <text:p/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46" calcext:value-type="float">
            <text:p>46</text:p>
          </table:table-cell>
          <table:table-cell table:style-name="ce262" office:value-type="string" calcext:value-type="string">
            <text:p>Word 18:</text:p>
          </table:table-cell>
          <table:table-cell table:style-name="ce284" table:formula="of:=IF(OR(ISBLANK([.V20]);COUNTIF([.C$86:.C102];CONCATENATE(&quot;Swap word &quot;;[.V20];&quot; with word &quot;; [.N20];&quot;.&quot;))&gt;0);&quot;&quot;;CONCATENATE(&quot;Swap word &quot;;[.N20];&quot; with word &quot;; [.V20];&quot;.&quot;))" office:value-type="string" office:string-value="Swap word 18 with word 24." calcext:value-type="string" table:number-columns-spanned="22" table:number-rows-spanned="1">
            <text:p>Swap word 18 with word 24.</text:p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47" calcext:value-type="float">
            <text:p>47</text:p>
          </table:table-cell>
          <table:table-cell table:style-name="ce262" office:value-type="string" calcext:value-type="string">
            <text:p>Word 19:</text:p>
          </table:table-cell>
          <table:table-cell table:style-name="ce284" table:formula="of:=IF(OR(ISBLANK([.V21]);COUNTIF([.C$86:.C103];CONCATENATE(&quot;Swap word &quot;;[.V21];&quot; with word &quot;; [.N21];&quot;.&quot;))&gt;0);&quot;&quot;;CONCATENATE(&quot;Swap word &quot;;[.N21];&quot; with word &quot;; [.V21];&quot;.&quot;))" table:number-columns-spanned="22" table:number-rows-spanned="1">
            <text:p/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48" calcext:value-type="float">
            <text:p>48</text:p>
          </table:table-cell>
          <table:table-cell table:style-name="ce262" office:value-type="string" calcext:value-type="string">
            <text:p>Word 20:</text:p>
          </table:table-cell>
          <table:table-cell table:style-name="ce284" table:formula="of:=IF(OR(ISBLANK([.V22]);COUNTIF([.C$86:.C104];CONCATENATE(&quot;Swap word &quot;;[.V22];&quot; with word &quot;; [.N22];&quot;.&quot;))&gt;0);&quot;&quot;;CONCATENATE(&quot;Swap word &quot;;[.N22];&quot; with word &quot;; [.V22];&quot;.&quot;))" table:number-columns-spanned="22" table:number-rows-spanned="1">
            <text:p/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49" calcext:value-type="float">
            <text:p>49</text:p>
          </table:table-cell>
          <table:table-cell table:style-name="ce262" office:value-type="string" calcext:value-type="string">
            <text:p>Word 21:</text:p>
          </table:table-cell>
          <table:table-cell table:style-name="ce284" table:formula="of:=IF(OR(ISBLANK([.V23]);COUNTIF([.C$86:.C105];CONCATENATE(&quot;Swap word &quot;;[.V23];&quot; with word &quot;; [.N23];&quot;.&quot;))&gt;0);&quot;&quot;;CONCATENATE(&quot;Swap word &quot;;[.N23];&quot; with word &quot;; [.V23];&quot;.&quot;))" table:number-columns-spanned="22" table:number-rows-spanned="1">
            <text:p/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50" calcext:value-type="float">
            <text:p>50</text:p>
          </table:table-cell>
          <table:table-cell table:style-name="ce262" office:value-type="string" calcext:value-type="string">
            <text:p>Word 22:</text:p>
          </table:table-cell>
          <table:table-cell table:style-name="ce284" table:formula="of:=IF(OR(ISBLANK([.V24]);COUNTIF([.C$86:.C106];CONCATENATE(&quot;Swap word &quot;;[.V24];&quot; with word &quot;; [.N24];&quot;.&quot;))&gt;0);&quot;&quot;;CONCATENATE(&quot;Swap word &quot;;[.N24];&quot; with word &quot;; [.V24];&quot;.&quot;))" table:number-columns-spanned="22" table:number-rows-spanned="1">
            <text:p/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51" calcext:value-type="float">
            <text:p>51</text:p>
          </table:table-cell>
          <table:table-cell table:style-name="ce262" office:value-type="string" calcext:value-type="string">
            <text:p>Word 23:</text:p>
          </table:table-cell>
          <table:table-cell table:style-name="ce284" table:formula="of:=IF(OR(ISBLANK([.V25]);COUNTIF([.C$86:.C107];CONCATENATE(&quot;Swap word &quot;;[.V25];&quot; with word &quot;; [.N25];&quot;.&quot;))&gt;0);&quot;&quot;;CONCATENATE(&quot;Swap word &quot;;[.N25];&quot; with word &quot;; [.V25];&quot;.&quot;))" table:number-columns-spanned="22" table:number-rows-spanned="1">
            <text:p/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2" office:value-type="float" office:value="52" calcext:value-type="float">
            <text:p>52</text:p>
          </table:table-cell>
          <table:table-cell table:style-name="ce263" office:value-type="string" calcext:value-type="string">
            <text:p>Word 24:</text:p>
          </table:table-cell>
          <table:table-cell table:style-name="ce285" table:formula="of:=IF(OR(ISBLANK([.V26]);COUNTIF([.C$86:.C108];CONCATENATE(&quot;Swap word &quot;;[.V26];&quot; with word &quot;; [.N26];&quot;.&quot;))&gt;0);&quot;&quot;;CONCATENATE(&quot;Swap word &quot;;[.N26];&quot; with word &quot;; [.V26];&quot;.&quot;))" table:number-columns-spanned="22" table:number-rows-spanned="1">
            <text:p/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number-columns-spanned="31" table:number-rows-spanned="35"/>
          <table:covered-table-cell table:number-columns-repeated="30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 table:number-rows-repeated="104843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Language" table:style-name="ta1" table:protected="true">
        <loext:table-protection loext:select-protected-cells="true" loext:select-unprotected-cells="true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row table:style-name="ro1">
          <table:table-cell table:style-name="ce340" office:value-type="string" calcext:value-type="string">
            <text:p>Language</text:p>
          </table:table-cell>
          <table:table-cell table:style-name="ce342" table:content-validation-name="val12" office:value-type="string" calcext:value-type="string">
            <text:p>English</text:p>
          </table:table-cell>
          <table:table-cell table:style-name="ce340" table:formula="of:=COM.MICROSOFT.SWITCH([.B1]; &quot;English&quot;; &quot;A&quot;; &quot;Deutsch&quot;; &quot;B&quot;)" office:value-type="string" office:string-value="A" calcext:value-type="string">
            <text:p>A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341" office:value-type="string" calcext:value-type="string">
            <text:p>English phrase</text:p>
          </table:table-cell>
          <table:table-cell table:style-name="ce341" office:value-type="string" calcext:value-type="string">
            <text:p>Deutsche Übersetzung</text:p>
          </table:table-cell>
          <table:table-cell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Wort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ndex</text:p>
          </table:table-cell>
          <table:table-cell/>
        </table:table-row>
        <table:table-row table:style-name="ro1">
          <table:table-cell office:value-type="string" calcext:value-type="string">
            <text:p>Index as 11-Bit</text:p>
          </table:table-cell>
          <table:table-cell office:value-type="string" calcext:value-type="string">
            <text:p>Index als 11-Bit</text:p>
          </table:table-cell>
          <table:table-cell/>
        </table:table-row>
        <table:table-row table:style-name="ro1">
          <table:table-cell office:value-type="string" calcext:value-type="string">
            <text:p>Index as HEX</text:p>
          </table:table-cell>
          <table:table-cell office:value-type="string" calcext:value-type="string">
            <text:p>Index als HEX</text:p>
          </table:table-cell>
          <table:table-cell/>
        </table:table-row>
        <table:table-row table:style-name="ro1">
          <table:table-cell office:value-type="string" calcext:value-type="string">
            <text:p>First 4 characters</text:p>
          </table:table-cell>
          <table:table-cell office:value-type="string" calcext:value-type="string">
            <text:p>Erste 4 Buchstaben</text:p>
          </table:table-cell>
          <table:table-cell/>
        </table:table-row>
        <table:table-row table:style-name="ro1">
          <table:table-cell office:value-type="string" calcext:value-type="string">
            <text:p>Char</text:p>
          </table:table-cell>
          <table:table-cell office:value-type="string" calcext:value-type="string">
            <text:p>Buchstabe</text:p>
          </table:table-cell>
          <table:table-cell/>
        </table:table-row>
        <table:table-row table:style-name="ro1">
          <table:table-cell office:value-type="string" calcext:value-type="string">
            <text:p>Encode 12/24-word phrase to HEX hash</text:p>
          </table:table-cell>
          <table:table-cell office:value-type="string" calcext:value-type="string">
            <text:p>12/24 Wort-Phrase zu HEX kodieren</text:p>
          </table:table-cell>
          <table:table-cell/>
        </table:table-row>
        <table:table-row table:style-name="ro1">
          <table:table-cell office:value-type="string" calcext:value-type="string">
            <text:p>Decode HEX hash to 12/24-word phrase</text:p>
          </table:table-cell>
          <table:table-cell office:value-type="string" calcext:value-type="string">
            <text:p>HEX zu 12/24 Wort-Phrase dekodieren</text:p>
          </table:table-cell>
          <table:table-cell/>
        </table:table-row>
        <table:table-row table:style-name="ro1">
          <table:table-cell office:value-type="string" calcext:value-type="string">
            <text:p>Decode from 3-digit HEX</text:p>
          </table:table-cell>
          <table:table-cell office:value-type="string" calcext:value-type="string">
            <text:p>3-stelligen HEX-Wert dekodieren</text:p>
          </table:table-cell>
          <table:table-cell/>
        </table:table-row>
        <table:table-row table:style-name="ro1">
          <table:table-cell office:value-type="string" calcext:value-type="string">
            <text:p>Determine word by index</text:p>
          </table:table-cell>
          <table:table-cell office:value-type="string" calcext:value-type="string">
            <text:p>Wort mittels Index ermitteln</text:p>
          </table:table-cell>
          <table:table-cell/>
        </table:table-row>
        <table:table-row table:style-name="ro1">
          <table:table-cell office:value-type="string" calcext:value-type="string">
            <text:p>Rule 1: Swap</text:p>
          </table:table-cell>
          <table:table-cell office:value-type="string" calcext:value-type="string">
            <text:p>Regel 1: Vertauschen</text:p>
          </table:table-cell>
          <table:table-cell/>
        </table:table-row>
        <table:table-row table:style-name="ro1">
          <table:table-cell office:value-type="string" calcext:value-type="string">
            <text:p>Rule 2: Shift</text:p>
          </table:table-cell>
          <table:table-cell office:value-type="string" calcext:value-type="string">
            <text:p>Regel 2: Versatz</text:p>
          </table:table-cell>
          <table:table-cell/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Zu</text:p>
          </table:table-cell>
          <table:table-cell/>
        </table:table-row>
        <table:table-row table:style-name="ro1">
          <table:table-cell office:value-type="string" calcext:value-type="string">
            <text:p>NOT encoded word index hash! No security!</text:p>
          </table:table-cell>
          <table:table-cell office:value-type="string" calcext:value-type="string">
            <text:p>NICHT kodierter Indexhashwert! Keine Sicherheit!</text:p>
          </table:table-cell>
          <table:table-cell/>
        </table:table-row>
        <table:table-row table:style-name="ro1">
          <table:table-cell office:value-type="string" calcext:value-type="string">
            <text:p>Easy to guess index. Not secure!</text:p>
          </table:table-cell>
          <table:table-cell office:value-type="string" calcext:value-type="string">
            <text:p>Leicht erratbarer Index. Nicht sicher!</text:p>
          </table:table-cell>
          <table:table-cell/>
        </table:table-row>
        <table:table-row table:style-name="ro1">
          <table:table-cell office:value-type="string" calcext:value-type="string">
            <text:p>Encodeded index hash. Secure!</text:p>
          </table:table-cell>
          <table:table-cell office:value-type="string" calcext:value-type="string">
            <text:p>Verschlüsselter Indexhash. Sicher!</text:p>
          </table:table-cell>
          <table:table-cell/>
        </table:table-row>
        <table:table-row table:style-name="ro1">
          <table:table-cell office:value-type="string" calcext:value-type="string">
            <text:p>Encoded index/hash to be decoded.</text:p>
          </table:table-cell>
          <table:table-cell office:value-type="string" calcext:value-type="string">
            <text:p>Zu entschlüsselnder Indexhashwert.</text:p>
          </table:table-cell>
          <table:table-cell/>
        </table:table-row>
        <table:table-row table:style-name="ro1">
          <table:table-cell office:value-type="string" calcext:value-type="string">
            <text:p>Editable cells</text:p>
          </table:table-cell>
          <table:table-cell office:value-type="string" calcext:value-type="string">
            <text:p>Editierbare Zellen</text:p>
          </table:table-cell>
          <table:table-cell/>
        </table:table-row>
        <table:table-row table:style-name="ro1">
          <table:table-cell office:value-type="string" calcext:value-type="string">
            <text:p>Recovered SEED</text:p>
          </table:table-cell>
          <table:table-cell office:value-type="string" calcext:value-type="string">
            <text:p>Wiederhergestellter SEED</text:p>
          </table:table-cell>
          <table:table-cell/>
        </table:table-row>
        <table:table-row table:style-name="ro1">
          <table:table-cell office:value-type="string" calcext:value-type="string">
            <text:p>Punch this HEX hash on metal:</text:p>
          </table:table-cell>
          <table:table-cell office:value-type="string" calcext:value-type="string">
            <text:p>Stanzen Sie diesen HEX-Hash auf Metall:</text:p>
          </table:table-cell>
          <table:table-cell/>
        </table:table-row>
        <table:table-row table:style-name="ro1">
          <table:table-cell office:value-type="string" calcext:value-type="string">
            <text:p>Enter encoded HEX hash to be decoded:</text:p>
          </table:table-cell>
          <table:table-cell office:value-type="string" calcext:value-type="string">
            <text:p>Geben Sie den zu entschlüsselnden HEX-Hash ein:</text:p>
          </table:table-cell>
          <table:table-cell/>
        </table:table-row>
        <table:table-row table:style-name="ro1">
          <table:table-cell office:value-type="string" calcext:value-type="string">
            <text:p>Decoding rules. Keep them separated from the punch (e.g. in a testament).</text:p>
          </table:table-cell>
          <table:table-cell office:value-type="string" calcext:value-type="string">
            <text:p>Dekodierregeln. Bewahren Sie diese getrennt vom gestanzten SEED auf. (Zum Beispiel in einem Testament).</text:p>
          </table:table-cell>
          <table:table-cell/>
        </table:table-row>
        <table:table-row table:style-name="ro1">
          <table:table-cell office:value-type="string" calcext:value-type="string">
            <text:p>Starting with the first character, convert each 2-digit hexadecimal value to an 8-bit binary number.</text:p>
          </table:table-cell>
          <table:table-cell office:value-type="string" calcext:value-type="string">
            <text:p>Angefangen mit dem ersten Zeichen, konvertieren Sie jede zweistellege Hexadezimalzahl in eine 8-Bit Binärzahl.</text:p>
          </table:table-cell>
          <table:table-cell/>
        </table:table-row>
        <table:table-row table:style-name="ro1">
          <table:table-cell office:value-type="string" calcext:value-type="string">
            <text:p>String all binary numbers together.</text:p>
          </table:table-cell>
          <table:table-cell office:value-type="string" calcext:value-type="string">
            <text:p>Reigen Sie alle Binärzahlen in ihrer Reihenfolge nacheinander auf.</text:p>
          </table:table-cell>
          <table:table-cell/>
        </table:table-row>
        <table:table-row table:style-name="ro1">
          <table:table-cell office:value-type="string" calcext:value-type="string">
            <text:p>Divide the resulting binary string into 11-bit groups.</text:p>
          </table:table-cell>
          <table:table-cell office:value-type="string" calcext:value-type="string">
            <text:p>Unterteilen Sie den Binärstring in 11er Gruppen</text:p>
          </table:table-cell>
          <table:table-cell/>
        </table:table-row>
        <table:table-row table:style-name="ro1">
          <table:table-cell office:value-type="string" calcext:value-type="string">
            <text:p>Convert each 11-digit binary value into integer (This is the index of the word in the BIP-39 list).</text:p>
          </table:table-cell>
          <table:table-cell office:value-type="string" calcext:value-type="string">
            <text:p>Konvertieren Sie jede 11-stellige Binärzahl in eine Dezimalzahl. Dies ist der Index des Worts in der BIP-39-Liste.</text:p>
          </table:table-cell>
          <table:table-cell/>
        </table:table-row>
        <table:table-row table:style-name="ro1">
          <table:table-cell office:value-type="string" calcext:value-type="string">
            <text:p>Take the index of the word that is </text:p>
          </table:table-cell>
          <table:table-cell office:value-type="string" calcext:value-type="string">
            <text:p>Nehme den Index des Worts, welches sich </text:p>
          </table:table-cell>
          <table:table-cell/>
        </table:table-row>
        <table:table-row table:style-name="ro1">
          <table:table-cell office:value-type="string" calcext:value-type="string">
            <text:p><text:s/>ranks</text:p>
          </table:table-cell>
          <table:table-cell office:value-type="string" calcext:value-type="string">
            <text:p><text:s/>Ränge</text:p>
          </table:table-cell>
          <table:table-cell/>
        </table:table-row>
        <table:table-row table:style-name="ro1">
          <table:table-cell office:value-type="string" calcext:value-type="string">
            <text:p><text:s/>before</text:p>
          </table:table-cell>
          <table:table-cell office:value-type="string" calcext:value-type="string">
            <text:p><text:s/>vor</text:p>
          </table:table-cell>
          <table:table-cell/>
        </table:table-row>
        <table:table-row table:style-name="ro1">
          <table:table-cell office:value-type="string" calcext:value-type="string">
            <text:p><text:s/>after</text:p>
          </table:table-cell>
          <table:table-cell office:value-type="string" calcext:value-type="string">
            <text:p><text:s/>nach</text:p>
          </table:table-cell>
          <table:table-cell/>
        </table:table-row>
        <table:table-row table:style-name="ro1">
          <table:table-cell office:value-type="string" calcext:value-type="string">
            <text:p><text:s/>the current index.</text:p>
          </table:table-cell>
          <table:table-cell office:value-type="string" calcext:value-type="string">
            <text:p><text:s/>dem aktuellen Index befindet.</text:p>
          </table:table-cell>
          <table:table-cell/>
        </table:table-row>
        <table:table-row table:style-name="ro1">
          <table:table-cell office:value-type="string" calcext:value-type="string">
            <text:p>Swap the current index of the word </text:p>
          </table:table-cell>
          <table:table-cell office:value-type="string" calcext:value-type="string">
            <text:p>Tausche den aktuellen Index des Worts </text:p>
          </table:table-cell>
          <table:table-cell/>
        </table:table-row>
        <table:table-row table:style-name="ro1">
          <table:table-cell office:value-type="string" calcext:value-type="string">
            <text:p><text:s/>with the index of the word </text:p>
          </table:table-cell>
          <table:table-cell office:value-type="string" calcext:value-type="string">
            <text:p><text:s/>mit dem Index des Worts </text:p>
          </table:table-cell>
          <table:table-cell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Wor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text>*****</number:text>
    </number:number-style>
    <style:style style:name="Default" style:family="table-cell"/>
    <style:style style:name="Heading" style:family="table-cell" style:parent-style-name="Default" style:data-style-name="N114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rivatmodus" style:family="table-cell" style:parent-style-name="Default" style:data-style-name="N114">
      <style:table-cell-properties fo:border-bottom="none" fo:background-color="#92e285" style:cell-protect="protected" style:print-content="true" fo:border-left="0.74pt solid #000000" fo:border-right="0.74pt solid #000000" fo:border-top="none"/>
    </style:style>
    <style:style style:name="Unbenannt1" style:family="table-cell" style:parent-style-name="Default" style:data-style-name="N114">
      <style:table-cell-properties fo:background-color="#fc5c00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6">00.00.0000</text:date>, <text:time style:data-style-name="N2" text:time-value="19:38:39.449667818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6T17:12:24.111573686</meta:creation-date>
    <meta:editing-duration>P0D</meta:editing-duration>
    <meta:editing-cycles>1</meta:editing-cycles>
    <meta:generator>LibreOffice/24.2.7.2$Linux_X86_64 LibreOffice_project/420$Build-2</meta:generator>
    <meta:document-statistic meta:table-count="5" meta:cell-count="12515" meta:object-count="0"/>
    <meta:user-defined meta:name="qrichtext">1</meta:user-defined>
  </office:meta>
</office:document-meta>
</file>